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default-cell-style-name="ce1"/>
        <table:table-column table:style-name="co1" table:number-columns-repeated="17" table:default-cell-style-name="Default"/>
        <table:table-row table:style-name="ro1">
          <table:table-cell table:style-name="Default" office:value-type="string" calcext:value-type="string">
            <text:p>#units are SM^3 (conversion between SM^3 and kg/s is 0.000189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YP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RD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AKE 1-1</text:p>
          </table:table-cell>
          <table:table-cell office:value-type="string" calcext:value-type="string">
            <text:p>TAKE 8-1</text:p>
          </table:table-cell>
          <table:table-cell office:value-type="string" calcext:value-type="string">
            <text:p>TAKE 1-2</text:p>
          </table:table-cell>
          <table:table-cell office:value-type="string" calcext:value-type="string">
            <text:p>TAKE 8-2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231878.7968" calcext:value-type="float">
            <text:p>231878.7968</text:p>
          </table:table-cell>
          <table:table-cell office:value-type="float" office:value="161493.9749" calcext:value-type="float">
            <text:p>161493.9749</text:p>
          </table:table-cell>
          <table:table-cell office:value-type="float" office:value="319964.3535" calcext:value-type="float">
            <text:p>319964.3535</text:p>
          </table:table-cell>
          <table:table-cell office:value-type="float" office:value="311072.2919" calcext:value-type="float">
            <text:p>311072.291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1059.5365" calcext:value-type="float">
            <text:p>191059.5365</text:p>
          </table:table-cell>
          <table:table-cell office:value-type="float" office:value="271368.4856" calcext:value-type="float">
            <text:p>271368.4856</text:p>
          </table:table-cell>
          <table:table-cell office:value-type="float" office:value="121948.299" calcext:value-type="float">
            <text:p>121948.299</text:p>
          </table:table-cell>
          <table:table-cell office:value-type="float" office:value="189449.5692" calcext:value-type="float">
            <text:p>189449.5692</text:p>
          </table:table-cell>
          <table:table-cell office:value-type="float" office:value="126760.83" calcext:value-type="float">
            <text:p>126760.83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634.41214" calcext:value-type="float">
            <text:p>12634.41214</text:p>
          </table:table-cell>
          <table:table-cell office:value-type="float" office:value="2587630.55" calcext:value-type="float">
            <text:p>2587630.5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87630.55" calcext:value-type="float">
            <text:p>1387630.5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800</text:p>
          </table:table-cell>
          <table:table-cell office:value-type="float" office:value="222973.4024" calcext:value-type="float">
            <text:p>222973.4024</text:p>
          </table:table-cell>
          <table:table-cell office:value-type="float" office:value="147557.1728" calcext:value-type="float">
            <text:p>147557.1728</text:p>
          </table:table-cell>
          <table:table-cell office:value-type="float" office:value="312723.2828" calcext:value-type="float">
            <text:p>312723.2828</text:p>
          </table:table-cell>
          <table:table-cell office:value-type="float" office:value="298984.3132" calcext:value-type="float">
            <text:p>298984.313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1509.885" calcext:value-type="float">
            <text:p>191509.885</text:p>
          </table:table-cell>
          <table:table-cell office:value-type="float" office:value="271997.611" calcext:value-type="float">
            <text:p>271997.611</text:p>
          </table:table-cell>
          <table:table-cell office:value-type="float" office:value="123285.7466" calcext:value-type="float">
            <text:p>123285.7466</text:p>
          </table:table-cell>
          <table:table-cell office:value-type="float" office:value="192551.0204" calcext:value-type="float">
            <text:p>192551.0204</text:p>
          </table:table-cell>
          <table:table-cell office:value-type="float" office:value="139132.2539" calcext:value-type="float">
            <text:p>139132.2539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692.91184" calcext:value-type="float">
            <text:p>12692.91184</text:p>
          </table:table-cell>
          <table:table-cell office:value-type="float" office:value="2563407.6" calcext:value-type="float">
            <text:p>2563407.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63407.6" calcext:value-type="float">
            <text:p>1363407.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600</text:p>
          </table:table-cell>
          <table:table-cell office:value-type="float" office:value="229151.2984" calcext:value-type="float">
            <text:p>229151.2984</text:p>
          </table:table-cell>
          <table:table-cell office:value-type="float" office:value="158054.9373" calcext:value-type="float">
            <text:p>158054.9373</text:p>
          </table:table-cell>
          <table:table-cell office:value-type="float" office:value="287642.7387" calcext:value-type="float">
            <text:p>287642.7387</text:p>
          </table:table-cell>
          <table:table-cell office:value-type="float" office:value="309063.0931" calcext:value-type="float">
            <text:p>309063.093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1830.7427" calcext:value-type="float">
            <text:p>191830.7427</text:p>
          </table:table-cell>
          <table:table-cell office:value-type="float" office:value="272433.9896" calcext:value-type="float">
            <text:p>272433.9896</text:p>
          </table:table-cell>
          <table:table-cell office:value-type="float" office:value="122495.6096" calcext:value-type="float">
            <text:p>122495.6096</text:p>
          </table:table-cell>
          <table:table-cell office:value-type="float" office:value="159164.2918" calcext:value-type="float">
            <text:p>159164.2918</text:p>
          </table:table-cell>
          <table:table-cell office:value-type="float" office:value="141711.9142" calcext:value-type="float">
            <text:p>141711.9142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79.3216" calcext:value-type="float">
            <text:p>12579.3216</text:p>
          </table:table-cell>
          <table:table-cell office:value-type="float" office:value="2534127.94" calcext:value-type="float">
            <text:p>2534127.9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34127.94" calcext:value-type="float">
            <text:p>1334127.9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5400</text:p>
          </table:table-cell>
          <table:table-cell office:value-type="float" office:value="217802.7894" calcext:value-type="float">
            <text:p>217802.7894</text:p>
          </table:table-cell>
          <table:table-cell office:value-type="float" office:value="140357.4814" calcext:value-type="float">
            <text:p>140357.4814</text:p>
          </table:table-cell>
          <table:table-cell office:value-type="float" office:value="282617.8234" calcext:value-type="float">
            <text:p>282617.8234</text:p>
          </table:table-cell>
          <table:table-cell office:value-type="float" office:value="295262.916" calcext:value-type="float">
            <text:p>295262.91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2103.0402" calcext:value-type="float">
            <text:p>192103.0402</text:p>
          </table:table-cell>
          <table:table-cell office:value-type="float" office:value="272318.0215" calcext:value-type="float">
            <text:p>272318.0215</text:p>
          </table:table-cell>
          <table:table-cell office:value-type="float" office:value="122228.1715" calcext:value-type="float">
            <text:p>122228.1715</text:p>
          </table:table-cell>
          <table:table-cell office:value-type="float" office:value="159781.3885" calcext:value-type="float">
            <text:p>159781.3885</text:p>
          </table:table-cell>
          <table:table-cell office:value-type="float" office:value="142082.879" calcext:value-type="float">
            <text:p>142082.879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99.461" calcext:value-type="float">
            <text:p>12599.461</text:p>
          </table:table-cell>
          <table:table-cell office:value-type="float" office:value="2487153.97" calcext:value-type="float">
            <text:p>2487153.9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287153.97" calcext:value-type="float">
            <text:p>1287153.9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7200</text:p>
          </table:table-cell>
          <table:table-cell office:value-type="float" office:value="217710.2836" calcext:value-type="float">
            <text:p>217710.2836</text:p>
          </table:table-cell>
          <table:table-cell office:value-type="float" office:value="142015.6407" calcext:value-type="float">
            <text:p>142015.6407</text:p>
          </table:table-cell>
          <table:table-cell office:value-type="float" office:value="282819.6953" calcext:value-type="float">
            <text:p>282819.6953</text:p>
          </table:table-cell>
          <table:table-cell office:value-type="float" office:value="295862.0876" calcext:value-type="float">
            <text:p>295862.087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1242.4236" calcext:value-type="float">
            <text:p>161242.4236</text:p>
          </table:table-cell>
          <table:table-cell office:value-type="float" office:value="272576.3799" calcext:value-type="float">
            <text:p>272576.3799</text:p>
          </table:table-cell>
          <table:table-cell office:value-type="float" office:value="122314.4783" calcext:value-type="float">
            <text:p>122314.4783</text:p>
          </table:table-cell>
          <table:table-cell office:value-type="float" office:value="128927.6287" calcext:value-type="float">
            <text:p>128927.6287</text:p>
          </table:table-cell>
          <table:table-cell office:value-type="float" office:value="142023.0516" calcext:value-type="float">
            <text:p>142023.05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36.6252" calcext:value-type="float">
            <text:p>12536.6252</text:p>
          </table:table-cell>
          <table:table-cell office:value-type="float" office:value="2428028.29" calcext:value-type="float">
            <text:p>2428028.2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228028.29" calcext:value-type="float">
            <text:p>1228028.2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9000</text:p>
          </table:table-cell>
          <table:table-cell office:value-type="float" office:value="215557.7314" calcext:value-type="float">
            <text:p>215557.7314</text:p>
          </table:table-cell>
          <table:table-cell office:value-type="float" office:value="138159.5669" calcext:value-type="float">
            <text:p>138159.5669</text:p>
          </table:table-cell>
          <table:table-cell office:value-type="float" office:value="278440.9079" calcext:value-type="float">
            <text:p>278440.9079</text:p>
          </table:table-cell>
          <table:table-cell office:value-type="float" office:value="294297.9159" calcext:value-type="float">
            <text:p>294297.915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35040.1649" calcext:value-type="float">
            <text:p>135040.1649</text:p>
          </table:table-cell>
          <table:table-cell office:value-type="float" office:value="272642.3599" calcext:value-type="float">
            <text:p>272642.3599</text:p>
          </table:table-cell>
          <table:table-cell office:value-type="float" office:value="122515.6392" calcext:value-type="float">
            <text:p>122515.6392</text:p>
          </table:table-cell>
          <table:table-cell office:value-type="float" office:value="126917.2826" calcext:value-type="float">
            <text:p>126917.2826</text:p>
          </table:table-cell>
          <table:table-cell office:value-type="float" office:value="141665.5389" calcext:value-type="float">
            <text:p>141665.5389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68.12613" calcext:value-type="float">
            <text:p>12568.12613</text:p>
          </table:table-cell>
          <table:table-cell office:value-type="float" office:value="2387805.23" calcext:value-type="float">
            <text:p>2387805.2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87805.23" calcext:value-type="float">
            <text:p>1187805.2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0800</text:p>
          </table:table-cell>
          <table:table-cell office:value-type="float" office:value="213834.4752" calcext:value-type="float">
            <text:p>213834.4752</text:p>
          </table:table-cell>
          <table:table-cell office:value-type="float" office:value="135814.1108" calcext:value-type="float">
            <text:p>135814.1108</text:p>
          </table:table-cell>
          <table:table-cell office:value-type="float" office:value="278018.9568" calcext:value-type="float">
            <text:p>278018.9568</text:p>
          </table:table-cell>
          <table:table-cell office:value-type="float" office:value="288405.8398" calcext:value-type="float">
            <text:p>288405.839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12279.2709" calcext:value-type="float">
            <text:p>112279.2709</text:p>
          </table:table-cell>
          <table:table-cell office:value-type="float" office:value="273534.9942" calcext:value-type="float">
            <text:p>273534.9942</text:p>
          </table:table-cell>
          <table:table-cell office:value-type="float" office:value="122355.8591" calcext:value-type="float">
            <text:p>122355.8591</text:p>
          </table:table-cell>
          <table:table-cell office:value-type="float" office:value="121631.7256" calcext:value-type="float">
            <text:p>121631.7256</text:p>
          </table:table-cell>
          <table:table-cell office:value-type="float" office:value="141821.972" calcext:value-type="float">
            <text:p>141821.972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731.15828" calcext:value-type="float">
            <text:p>12731.15828</text:p>
          </table:table-cell>
          <table:table-cell office:value-type="float" office:value="2350428.36" calcext:value-type="float">
            <text:p>2350428.3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50428.36" calcext:value-type="float">
            <text:p>1150428.3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2600</text:p>
          </table:table-cell>
          <table:table-cell office:value-type="float" office:value="214129.2081" calcext:value-type="float">
            <text:p>214129.2081</text:p>
          </table:table-cell>
          <table:table-cell office:value-type="float" office:value="135096.4328" calcext:value-type="float">
            <text:p>135096.4328</text:p>
          </table:table-cell>
          <table:table-cell office:value-type="float" office:value="279975.54" calcext:value-type="float">
            <text:p>279975.54</text:p>
          </table:table-cell>
          <table:table-cell office:value-type="float" office:value="291554.6899" calcext:value-type="float">
            <text:p>291554.6899</text:p>
          </table:table-cell>
          <table:table-cell office:value-type="float" office:value="400000" calcext:value-type="float">
            <text:p>400000</text:p>
          </table:table-cell>
          <table:table-cell office:value-type="float" office:value="90192.26971" calcext:value-type="float">
            <text:p>90192.26971</text:p>
          </table:table-cell>
          <table:table-cell office:value-type="float" office:value="273619.982" calcext:value-type="float">
            <text:p>273619.982</text:p>
          </table:table-cell>
          <table:table-cell office:value-type="float" office:value="123424.3933" calcext:value-type="float">
            <text:p>123424.3933</text:p>
          </table:table-cell>
          <table:table-cell office:value-type="float" office:value="103150.5428" calcext:value-type="float">
            <text:p>103150.5428</text:p>
          </table:table-cell>
          <table:table-cell office:value-type="float" office:value="141935.9957" calcext:value-type="float">
            <text:p>141935.9957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24.53127" calcext:value-type="float">
            <text:p>12524.53127</text:p>
          </table:table-cell>
          <table:table-cell office:value-type="float" office:value="2315603.59" calcext:value-type="float">
            <text:p>2315603.5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15603.59" calcext:value-type="float">
            <text:p>1115603.5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4400</text:p>
          </table:table-cell>
          <table:table-cell office:value-type="float" office:value="219400.1181" calcext:value-type="float">
            <text:p>219400.1181</text:p>
          </table:table-cell>
          <table:table-cell office:value-type="float" office:value="143206.656" calcext:value-type="float">
            <text:p>143206.656</text:p>
          </table:table-cell>
          <table:table-cell office:value-type="float" office:value="270392.6642" calcext:value-type="float">
            <text:p>270392.6642</text:p>
          </table:table-cell>
          <table:table-cell office:value-type="float" office:value="257624.7929" calcext:value-type="float">
            <text:p>257624.7929</text:p>
          </table:table-cell>
          <table:table-cell office:value-type="float" office:value="400000" calcext:value-type="float">
            <text:p>400000</text:p>
          </table:table-cell>
          <table:table-cell office:value-type="float" office:value="89627.05647" calcext:value-type="float">
            <text:p>89627.05647</text:p>
          </table:table-cell>
          <table:table-cell office:value-type="float" office:value="271710.361" calcext:value-type="float">
            <text:p>271710.361</text:p>
          </table:table-cell>
          <table:table-cell office:value-type="float" office:value="122325.8339" calcext:value-type="float">
            <text:p>122325.8339</text:p>
          </table:table-cell>
          <table:table-cell office:value-type="float" office:value="103622.1681" calcext:value-type="float">
            <text:p>103622.1681</text:p>
          </table:table-cell>
          <table:table-cell office:value-type="float" office:value="141885.7121" calcext:value-type="float">
            <text:p>141885.7121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89.86274" calcext:value-type="float">
            <text:p>12589.86274</text:p>
          </table:table-cell>
          <table:table-cell office:value-type="float" office:value="2282385.23" calcext:value-type="float">
            <text:p>2282385.2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82385.23" calcext:value-type="float">
            <text:p>1082385.2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6200</text:p>
          </table:table-cell>
          <table:table-cell office:value-type="float" office:value="216653.2156" calcext:value-type="float">
            <text:p>216653.2156</text:p>
          </table:table-cell>
          <table:table-cell office:value-type="float" office:value="138928.7256" calcext:value-type="float">
            <text:p>138928.7256</text:p>
          </table:table-cell>
          <table:table-cell office:value-type="float" office:value="268677.4754" calcext:value-type="float">
            <text:p>268677.4754</text:p>
          </table:table-cell>
          <table:table-cell office:value-type="float" office:value="253669.2775" calcext:value-type="float">
            <text:p>253669.2775</text:p>
          </table:table-cell>
          <table:table-cell office:value-type="float" office:value="400000" calcext:value-type="float">
            <text:p>400000</text:p>
          </table:table-cell>
          <table:table-cell office:value-type="float" office:value="89422.41253" calcext:value-type="float">
            <text:p>89422.41253</text:p>
          </table:table-cell>
          <table:table-cell office:value-type="float" office:value="271588.6198" calcext:value-type="float">
            <text:p>271588.6198</text:p>
          </table:table-cell>
          <table:table-cell office:value-type="float" office:value="122333.1114" calcext:value-type="float">
            <text:p>122333.1114</text:p>
          </table:table-cell>
          <table:table-cell office:value-type="float" office:value="103371.2904" calcext:value-type="float">
            <text:p>103371.2904</text:p>
          </table:table-cell>
          <table:table-cell office:value-type="float" office:value="142077.2418" calcext:value-type="float">
            <text:p>142077.2418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472.5458" calcext:value-type="float">
            <text:p>12472.5458</text:p>
          </table:table-cell>
          <table:table-cell office:value-type="float" office:value="2269193.92" calcext:value-type="float">
            <text:p>2269193.9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69193.92" calcext:value-type="float">
            <text:p>1069193.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8000</text:p>
          </table:table-cell>
          <table:table-cell office:value-type="float" office:value="213015.2364" calcext:value-type="float">
            <text:p>213015.2364</text:p>
          </table:table-cell>
          <table:table-cell office:value-type="float" office:value="133543.1691" calcext:value-type="float">
            <text:p>133543.1691</text:p>
          </table:table-cell>
          <table:table-cell office:value-type="float" office:value="265952.4211" calcext:value-type="float">
            <text:p>265952.4211</text:p>
          </table:table-cell>
          <table:table-cell office:value-type="float" office:value="251400.5852" calcext:value-type="float">
            <text:p>251400.5852</text:p>
          </table:table-cell>
          <table:table-cell office:value-type="float" office:value="400000" calcext:value-type="float">
            <text:p>400000</text:p>
          </table:table-cell>
          <table:table-cell office:value-type="float" office:value="89404.69053" calcext:value-type="float">
            <text:p>89404.69053</text:p>
          </table:table-cell>
          <table:table-cell office:value-type="float" office:value="271769.6709" calcext:value-type="float">
            <text:p>271769.6709</text:p>
          </table:table-cell>
          <table:table-cell office:value-type="float" office:value="122364.987" calcext:value-type="float">
            <text:p>122364.987</text:p>
          </table:table-cell>
          <table:table-cell office:value-type="float" office:value="104234.3087" calcext:value-type="float">
            <text:p>104234.3087</text:p>
          </table:table-cell>
          <table:table-cell office:value-type="float" office:value="142250.1145" calcext:value-type="float">
            <text:p>142250.1145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558.15974" calcext:value-type="float">
            <text:p>12558.15974</text:p>
          </table:table-cell>
          <table:table-cell office:value-type="float" office:value="2256493.34" calcext:value-type="float">
            <text:p>2256493.3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56493.34" calcext:value-type="float">
            <text:p>1056493.3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9800</text:p>
          </table:table-cell>
          <table:table-cell office:value-type="float" office:value="215083.3921" calcext:value-type="float">
            <text:p>215083.3921</text:p>
          </table:table-cell>
          <table:table-cell office:value-type="float" office:value="137682.4207" calcext:value-type="float">
            <text:p>137682.4207</text:p>
          </table:table-cell>
          <table:table-cell office:value-type="float" office:value="246872.137" calcext:value-type="float">
            <text:p>246872.137</text:p>
          </table:table-cell>
          <table:table-cell office:value-type="float" office:value="255371.226" calcext:value-type="float">
            <text:p>255371.226</text:p>
          </table:table-cell>
          <table:table-cell office:value-type="float" office:value="400000" calcext:value-type="float">
            <text:p>400000</text:p>
          </table:table-cell>
          <table:table-cell office:value-type="float" office:value="89098.05975" calcext:value-type="float">
            <text:p>89098.05975</text:p>
          </table:table-cell>
          <table:table-cell office:value-type="float" office:value="271566.1798" calcext:value-type="float">
            <text:p>271566.1798</text:p>
          </table:table-cell>
          <table:table-cell office:value-type="float" office:value="122271.5537" calcext:value-type="float">
            <text:p>122271.5537</text:p>
          </table:table-cell>
          <table:table-cell office:value-type="float" office:value="104105.9266" calcext:value-type="float">
            <text:p>104105.9266</text:p>
          </table:table-cell>
          <table:table-cell office:value-type="float" office:value="142583.0148" calcext:value-type="float">
            <text:p>142583.0148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876.67387" calcext:value-type="float">
            <text:p>12876.67387</text:p>
          </table:table-cell>
          <table:table-cell office:value-type="float" office:value="2247510.58" calcext:value-type="float">
            <text:p>2247510.5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47510.58" calcext:value-type="float">
            <text:p>1047510.5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1600</text:p>
          </table:table-cell>
          <table:table-cell office:value-type="float" office:value="210668.5152" calcext:value-type="float">
            <text:p>210668.5152</text:p>
          </table:table-cell>
          <table:table-cell office:value-type="float" office:value="132150.4444" calcext:value-type="float">
            <text:p>132150.4444</text:p>
          </table:table-cell>
          <table:table-cell office:value-type="float" office:value="243308.1592" calcext:value-type="float">
            <text:p>243308.1592</text:p>
          </table:table-cell>
          <table:table-cell office:value-type="float" office:value="251128.457" calcext:value-type="float">
            <text:p>251128.457</text:p>
          </table:table-cell>
          <table:table-cell office:value-type="float" office:value="400000" calcext:value-type="float">
            <text:p>400000</text:p>
          </table:table-cell>
          <table:table-cell office:value-type="float" office:value="89192.92679" calcext:value-type="float">
            <text:p>89192.92679</text:p>
          </table:table-cell>
          <table:table-cell office:value-type="float" office:value="271675.9625" calcext:value-type="float">
            <text:p>271675.9625</text:p>
          </table:table-cell>
          <table:table-cell office:value-type="float" office:value="122487.7766" calcext:value-type="float">
            <text:p>122487.7766</text:p>
          </table:table-cell>
          <table:table-cell office:value-type="float" office:value="103991.8635" calcext:value-type="float">
            <text:p>103991.8635</text:p>
          </table:table-cell>
          <table:table-cell office:value-type="float" office:value="142598.9096" calcext:value-type="float">
            <text:p>142598.9096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471.52093" calcext:value-type="float">
            <text:p>12471.52093</text:p>
          </table:table-cell>
          <table:table-cell office:value-type="float" office:value="2229674.54" calcext:value-type="float">
            <text:p>2229674.5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29674.54" calcext:value-type="float">
            <text:p>1029674.5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3400</text:p>
          </table:table-cell>
          <table:table-cell office:value-type="float" office:value="214441.6118" calcext:value-type="float">
            <text:p>214441.6118</text:p>
          </table:table-cell>
          <table:table-cell office:value-type="float" office:value="137554.6606" calcext:value-type="float">
            <text:p>137554.6606</text:p>
          </table:table-cell>
          <table:table-cell office:value-type="float" office:value="245490.8308" calcext:value-type="float">
            <text:p>245490.8308</text:p>
          </table:table-cell>
          <table:table-cell office:value-type="float" office:value="252493.0884" calcext:value-type="float">
            <text:p>252493.0884</text:p>
          </table:table-cell>
          <table:table-cell office:value-type="float" office:value="400000" calcext:value-type="float">
            <text:p>400000</text:p>
          </table:table-cell>
          <table:table-cell office:value-type="float" office:value="89245.88801" calcext:value-type="float">
            <text:p>89245.88801</text:p>
          </table:table-cell>
          <table:table-cell office:value-type="float" office:value="273448.791" calcext:value-type="float">
            <text:p>273448.791</text:p>
          </table:table-cell>
          <table:table-cell office:value-type="float" office:value="122686.8708" calcext:value-type="float">
            <text:p>122686.8708</text:p>
          </table:table-cell>
          <table:table-cell office:value-type="float" office:value="104247.1216" calcext:value-type="float">
            <text:p>104247.1216</text:p>
          </table:table-cell>
          <table:table-cell office:value-type="float" office:value="142760.1312" calcext:value-type="float">
            <text:p>142760.1312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455.02238" calcext:value-type="float">
            <text:p>12455.02238</text:p>
          </table:table-cell>
          <table:table-cell office:value-type="float" office:value="2244824.02" calcext:value-type="float">
            <text:p>2244824.0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44824.02" calcext:value-type="float">
            <text:p>1044824.0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5200</text:p>
          </table:table-cell>
          <table:table-cell office:value-type="float" office:value="229064.1711" calcext:value-type="float">
            <text:p>229064.1711</text:p>
          </table:table-cell>
          <table:table-cell office:value-type="float" office:value="84604.66345" calcext:value-type="float">
            <text:p>84604.66345</text:p>
          </table:table-cell>
          <table:table-cell office:value-type="float" office:value="286656.4116" calcext:value-type="float">
            <text:p>286656.4116</text:p>
          </table:table-cell>
          <table:table-cell office:value-type="float" office:value="294197.6931" calcext:value-type="float">
            <text:p>294197.6931</text:p>
          </table:table-cell>
          <table:table-cell office:value-type="float" office:value="400000" calcext:value-type="float">
            <text:p>400000</text:p>
          </table:table-cell>
          <table:table-cell office:value-type="float" office:value="89873.29529" calcext:value-type="float">
            <text:p>89873.29529</text:p>
          </table:table-cell>
          <table:table-cell office:value-type="float" office:value="271930.4627" calcext:value-type="float">
            <text:p>271930.4627</text:p>
          </table:table-cell>
          <table:table-cell office:value-type="float" office:value="122667.1617" calcext:value-type="float">
            <text:p>122667.1617</text:p>
          </table:table-cell>
          <table:table-cell office:value-type="float" office:value="104538.3767" calcext:value-type="float">
            <text:p>104538.3767</text:p>
          </table:table-cell>
          <table:table-cell office:value-type="float" office:value="142824.8404" calcext:value-type="float">
            <text:p>142824.840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2093.20319" calcext:value-type="float">
            <text:p>22093.20319</text:p>
          </table:table-cell>
          <table:table-cell office:value-type="float" office:value="2298450.28" calcext:value-type="float">
            <text:p>2298450.2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98450.28" calcext:value-type="float">
            <text:p>1098450.2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7000</text:p>
          </table:table-cell>
          <table:table-cell office:value-type="float" office:value="223868.0514" calcext:value-type="float">
            <text:p>223868.0514</text:p>
          </table:table-cell>
          <table:table-cell office:value-type="float" office:value="82418.81566" calcext:value-type="float">
            <text:p>82418.81566</text:p>
          </table:table-cell>
          <table:table-cell office:value-type="float" office:value="270090.5058" calcext:value-type="float">
            <text:p>270090.5058</text:p>
          </table:table-cell>
          <table:table-cell office:value-type="float" office:value="302422.3568" calcext:value-type="float">
            <text:p>302422.356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2439.0379" calcext:value-type="float">
            <text:p>162439.0379</text:p>
          </table:table-cell>
          <table:table-cell office:value-type="float" office:value="271163.5823" calcext:value-type="float">
            <text:p>271163.5823</text:p>
          </table:table-cell>
          <table:table-cell office:value-type="float" office:value="122529.1971" calcext:value-type="float">
            <text:p>122529.1971</text:p>
          </table:table-cell>
          <table:table-cell office:value-type="float" office:value="114790.8966" calcext:value-type="float">
            <text:p>114790.8966</text:p>
          </table:table-cell>
          <table:table-cell office:value-type="float" office:value="142738.8719" calcext:value-type="float">
            <text:p>142738.8719</text:p>
          </table:table-cell>
          <table:table-cell office:value-type="float" office:value="250000" calcext:value-type="float">
            <text:p>250000</text:p>
          </table:table-cell>
          <table:table-cell office:value-type="float" office:value="37195.43753" calcext:value-type="float">
            <text:p>37195.43753</text:p>
          </table:table-cell>
          <table:table-cell office:value-type="float" office:value="2379656.75" calcext:value-type="float">
            <text:p>2379656.7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79656.75" calcext:value-type="float">
            <text:p>1179656.7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8800</text:p>
          </table:table-cell>
          <table:table-cell office:value-type="float" office:value="225864.4104" calcext:value-type="float">
            <text:p>225864.4104</text:p>
          </table:table-cell>
          <table:table-cell office:value-type="float" office:value="84291.58492" calcext:value-type="float">
            <text:p>84291.58492</text:p>
          </table:table-cell>
          <table:table-cell office:value-type="float" office:value="275446.0409" calcext:value-type="float">
            <text:p>275446.0409</text:p>
          </table:table-cell>
          <table:table-cell office:value-type="float" office:value="306548.3976" calcext:value-type="float">
            <text:p>306548.397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4918.4446" calcext:value-type="float">
            <text:p>164918.4446</text:p>
          </table:table-cell>
          <table:table-cell office:value-type="float" office:value="272872.4264" calcext:value-type="float">
            <text:p>272872.4264</text:p>
          </table:table-cell>
          <table:table-cell office:value-type="float" office:value="122433.4219" calcext:value-type="float">
            <text:p>122433.4219</text:p>
          </table:table-cell>
          <table:table-cell office:value-type="float" office:value="129063.1457" calcext:value-type="float">
            <text:p>129063.1457</text:p>
          </table:table-cell>
          <table:table-cell office:value-type="float" office:value="142103.596" calcext:value-type="float">
            <text:p>142103.596</text:p>
          </table:table-cell>
          <table:table-cell office:value-type="float" office:value="250000" calcext:value-type="float">
            <text:p>250000</text:p>
          </table:table-cell>
          <table:table-cell office:value-type="float" office:value="41491.79736" calcext:value-type="float">
            <text:p>41491.79736</text:p>
          </table:table-cell>
          <table:table-cell office:value-type="float" office:value="2415033.27" calcext:value-type="float">
            <text:p>2415033.2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215033.27" calcext:value-type="float">
            <text:p>1215033.2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0600</text:p>
          </table:table-cell>
          <table:table-cell office:value-type="float" office:value="237310.8448" calcext:value-type="float">
            <text:p>237310.8448</text:p>
          </table:table-cell>
          <table:table-cell office:value-type="float" office:value="86347.13875" calcext:value-type="float">
            <text:p>86347.13875</text:p>
          </table:table-cell>
          <table:table-cell office:value-type="float" office:value="307559.1395" calcext:value-type="float">
            <text:p>307559.1395</text:p>
          </table:table-cell>
          <table:table-cell office:value-type="float" office:value="318282.657" calcext:value-type="float">
            <text:p>318282.657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7986.3184" calcext:value-type="float">
            <text:p>187986.3184</text:p>
          </table:table-cell>
          <table:table-cell office:value-type="float" office:value="273140.4255" calcext:value-type="float">
            <text:p>273140.4255</text:p>
          </table:table-cell>
          <table:table-cell office:value-type="float" office:value="121852.741" calcext:value-type="float">
            <text:p>121852.741</text:p>
          </table:table-cell>
          <table:table-cell office:value-type="float" office:value="129732.5571" calcext:value-type="float">
            <text:p>129732.5571</text:p>
          </table:table-cell>
          <table:table-cell office:value-type="float" office:value="143019.5294" calcext:value-type="float">
            <text:p>143019.5294</text:p>
          </table:table-cell>
          <table:table-cell office:value-type="float" office:value="250000" calcext:value-type="float">
            <text:p>250000</text:p>
          </table:table-cell>
          <table:table-cell office:value-type="float" office:value="27686.96727" calcext:value-type="float">
            <text:p>27686.96727</text:p>
          </table:table-cell>
          <table:table-cell office:value-type="float" office:value="2482918.32" calcext:value-type="float">
            <text:p>2482918.3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282918.32" calcext:value-type="float">
            <text:p>1282918.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2400</text:p>
          </table:table-cell>
          <table:table-cell office:value-type="float" office:value="231836.8185" calcext:value-type="float">
            <text:p>231836.8185</text:p>
          </table:table-cell>
          <table:table-cell office:value-type="float" office:value="83415.27527" calcext:value-type="float">
            <text:p>83415.27527</text:p>
          </table:table-cell>
          <table:table-cell office:value-type="float" office:value="298862.6326" calcext:value-type="float">
            <text:p>298862.6326</text:p>
          </table:table-cell>
          <table:table-cell office:value-type="float" office:value="312888.9428" calcext:value-type="float">
            <text:p>312888.942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2066.2758" calcext:value-type="float">
            <text:p>192066.2758</text:p>
          </table:table-cell>
          <table:table-cell office:value-type="float" office:value="272511.3282" calcext:value-type="float">
            <text:p>272511.3282</text:p>
          </table:table-cell>
          <table:table-cell office:value-type="float" office:value="122899.2356" calcext:value-type="float">
            <text:p>122899.2356</text:p>
          </table:table-cell>
          <table:table-cell office:value-type="float" office:value="127154.1296" calcext:value-type="float">
            <text:p>127154.1296</text:p>
          </table:table-cell>
          <table:table-cell office:value-type="float" office:value="141084.9027" calcext:value-type="float">
            <text:p>141084.9027</text:p>
          </table:table-cell>
          <table:table-cell office:value-type="float" office:value="250000" calcext:value-type="float">
            <text:p>250000</text:p>
          </table:table-cell>
          <table:table-cell office:value-type="float" office:value="48652.90755" calcext:value-type="float">
            <text:p>48652.90755</text:p>
          </table:table-cell>
          <table:table-cell office:value-type="float" office:value="2481372.45" calcext:value-type="float">
            <text:p>2481372.4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281372.45" calcext:value-type="float">
            <text:p>1281372.4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4200</text:p>
          </table:table-cell>
          <table:table-cell office:value-type="float" office:value="228951.3158" calcext:value-type="float">
            <text:p>228951.3158</text:p>
          </table:table-cell>
          <table:table-cell office:value-type="float" office:value="82666.59644" calcext:value-type="float">
            <text:p>82666.59644</text:p>
          </table:table-cell>
          <table:table-cell office:value-type="float" office:value="293302.377" calcext:value-type="float">
            <text:p>293302.377</text:p>
          </table:table-cell>
          <table:table-cell office:value-type="float" office:value="310873.7295" calcext:value-type="float">
            <text:p>310873.7295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0342.5053" calcext:value-type="float">
            <text:p>190342.5053</text:p>
          </table:table-cell>
          <table:table-cell office:value-type="float" office:value="270506.7015" calcext:value-type="float">
            <text:p>270506.7015</text:p>
          </table:table-cell>
          <table:table-cell office:value-type="float" office:value="121176.4552" calcext:value-type="float">
            <text:p>121176.4552</text:p>
          </table:table-cell>
          <table:table-cell office:value-type="float" office:value="207317.4155" calcext:value-type="float">
            <text:p>207317.4155</text:p>
          </table:table-cell>
          <table:table-cell office:value-type="float" office:value="140738.0144" calcext:value-type="float">
            <text:p>140738.0144</text:p>
          </table:table-cell>
          <table:table-cell office:value-type="float" office:value="250000" calcext:value-type="float">
            <text:p>250000</text:p>
          </table:table-cell>
          <table:table-cell office:value-type="float" office:value="79318.28337" calcext:value-type="float">
            <text:p>79318.28337</text:p>
          </table:table-cell>
          <table:table-cell office:value-type="float" office:value="2575193.39" calcext:value-type="float">
            <text:p>2575193.3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75193.39" calcext:value-type="float">
            <text:p>1375193.3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6000</text:p>
          </table:table-cell>
          <table:table-cell office:value-type="float" office:value="228181.2942" calcext:value-type="float">
            <text:p>228181.2942</text:p>
          </table:table-cell>
          <table:table-cell office:value-type="float" office:value="82278.43244" calcext:value-type="float">
            <text:p>82278.43244</text:p>
          </table:table-cell>
          <table:table-cell office:value-type="float" office:value="269433.867" calcext:value-type="float">
            <text:p>269433.867</text:p>
          </table:table-cell>
          <table:table-cell office:value-type="float" office:value="309629.4788" calcext:value-type="float">
            <text:p>309629.478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9861.6286" calcext:value-type="float">
            <text:p>189861.6286</text:p>
          </table:table-cell>
          <table:table-cell office:value-type="float" office:value="270148.9382" calcext:value-type="float">
            <text:p>270148.9382</text:p>
          </table:table-cell>
          <table:table-cell office:value-type="float" office:value="122292.879" calcext:value-type="float">
            <text:p>122292.879</text:p>
          </table:table-cell>
          <table:table-cell office:value-type="float" office:value="211775.3073" calcext:value-type="float">
            <text:p>211775.3073</text:p>
          </table:table-cell>
          <table:table-cell office:value-type="float" office:value="140025.2851" calcext:value-type="float">
            <text:p>140025.285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748.76719" calcext:value-type="float">
            <text:p>88748.76719</text:p>
          </table:table-cell>
          <table:table-cell office:value-type="float" office:value="2562375.88" calcext:value-type="float">
            <text:p>2562375.8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62375.88" calcext:value-type="float">
            <text:p>1362375.8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7800</text:p>
          </table:table-cell>
          <table:table-cell office:value-type="float" office:value="235339.5163" calcext:value-type="float">
            <text:p>235339.5163</text:p>
          </table:table-cell>
          <table:table-cell office:value-type="float" office:value="84556.79902" calcext:value-type="float">
            <text:p>84556.79902</text:p>
          </table:table-cell>
          <table:table-cell office:value-type="float" office:value="275949.8537" calcext:value-type="float">
            <text:p>275949.8537</text:p>
          </table:table-cell>
          <table:table-cell office:value-type="float" office:value="317353.3412" calcext:value-type="float">
            <text:p>317353.341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0525.0327" calcext:value-type="float">
            <text:p>190525.0327</text:p>
          </table:table-cell>
          <table:table-cell office:value-type="float" office:value="268482.9191" calcext:value-type="float">
            <text:p>268482.9191</text:p>
          </table:table-cell>
          <table:table-cell office:value-type="float" office:value="122563.8669" calcext:value-type="float">
            <text:p>122563.8669</text:p>
          </table:table-cell>
          <table:table-cell office:value-type="float" office:value="210616.1343" calcext:value-type="float">
            <text:p>210616.1343</text:p>
          </table:table-cell>
          <table:table-cell office:value-type="float" office:value="139716.0071" calcext:value-type="float">
            <text:p>139716.007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0403.95547" calcext:value-type="float">
            <text:p>80403.95547</text:p>
          </table:table-cell>
          <table:table-cell office:value-type="float" office:value="2575507.43" calcext:value-type="float">
            <text:p>2575507.4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75507.43" calcext:value-type="float">
            <text:p>1375507.4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9600</text:p>
          </table:table-cell>
          <table:table-cell office:value-type="float" office:value="228457.4988" calcext:value-type="float">
            <text:p>228457.4988</text:p>
          </table:table-cell>
          <table:table-cell office:value-type="float" office:value="82633.73171" calcext:value-type="float">
            <text:p>82633.73171</text:p>
          </table:table-cell>
          <table:table-cell office:value-type="float" office:value="269535.0461" calcext:value-type="float">
            <text:p>269535.0461</text:p>
          </table:table-cell>
          <table:table-cell office:value-type="float" office:value="312272.4869" calcext:value-type="float">
            <text:p>312272.486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1107.3977" calcext:value-type="float">
            <text:p>191107.3977</text:p>
          </table:table-cell>
          <table:table-cell office:value-type="float" office:value="267990.0026" calcext:value-type="float">
            <text:p>267990.0026</text:p>
          </table:table-cell>
          <table:table-cell office:value-type="float" office:value="121743.1037" calcext:value-type="float">
            <text:p>121743.1037</text:p>
          </table:table-cell>
          <table:table-cell office:value-type="float" office:value="209801.3162" calcext:value-type="float">
            <text:p>209801.3162</text:p>
          </table:table-cell>
          <table:table-cell office:value-type="float" office:value="139167.1664" calcext:value-type="float">
            <text:p>139167.166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953.09655" calcext:value-type="float">
            <text:p>87953.09655</text:p>
          </table:table-cell>
          <table:table-cell office:value-type="float" office:value="2560660.85" calcext:value-type="float">
            <text:p>2560660.8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60660.85" calcext:value-type="float">
            <text:p>1360660.8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41400</text:p>
          </table:table-cell>
          <table:table-cell office:value-type="float" office:value="229503.0893" calcext:value-type="float">
            <text:p>229503.0893</text:p>
          </table:table-cell>
          <table:table-cell office:value-type="float" office:value="82537.22536" calcext:value-type="float">
            <text:p>82537.22536</text:p>
          </table:table-cell>
          <table:table-cell office:value-type="float" office:value="281878.649" calcext:value-type="float">
            <text:p>281878.649</text:p>
          </table:table-cell>
          <table:table-cell office:value-type="float" office:value="325840.4997" calcext:value-type="float">
            <text:p>325840.4997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1747.3726" calcext:value-type="float">
            <text:p>191747.3726</text:p>
          </table:table-cell>
          <table:table-cell office:value-type="float" office:value="267269.1337" calcext:value-type="float">
            <text:p>267269.1337</text:p>
          </table:table-cell>
          <table:table-cell office:value-type="float" office:value="120925.728" calcext:value-type="float">
            <text:p>120925.728</text:p>
          </table:table-cell>
          <table:table-cell office:value-type="float" office:value="207364.4065" calcext:value-type="float">
            <text:p>207364.4065</text:p>
          </table:table-cell>
          <table:table-cell office:value-type="float" office:value="140325.9279" calcext:value-type="float">
            <text:p>140325.9279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986.84862" calcext:value-type="float">
            <text:p>87986.84862</text:p>
          </table:table-cell>
          <table:table-cell office:value-type="float" office:value="2585378.88" calcext:value-type="float">
            <text:p>2585378.8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85378.88" calcext:value-type="float">
            <text:p>1385378.8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43200</text:p>
          </table:table-cell>
          <table:table-cell office:value-type="float" office:value="228058.79" calcext:value-type="float">
            <text:p>228058.79</text:p>
          </table:table-cell>
          <table:table-cell office:value-type="float" office:value="82272.76633" calcext:value-type="float">
            <text:p>82272.76633</text:p>
          </table:table-cell>
          <table:table-cell office:value-type="float" office:value="312003.4562" calcext:value-type="float">
            <text:p>312003.4562</text:p>
          </table:table-cell>
          <table:table-cell office:value-type="float" office:value="334773.6094" calcext:value-type="float">
            <text:p>334773.6094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0994.4727" calcext:value-type="float">
            <text:p>190994.4727</text:p>
          </table:table-cell>
          <table:table-cell office:value-type="float" office:value="265735.525" calcext:value-type="float">
            <text:p>265735.525</text:p>
          </table:table-cell>
          <table:table-cell office:value-type="float" office:value="121547.2658" calcext:value-type="float">
            <text:p>121547.2658</text:p>
          </table:table-cell>
          <table:table-cell office:value-type="float" office:value="208800.9366" calcext:value-type="float">
            <text:p>208800.9366</text:p>
          </table:table-cell>
          <table:table-cell office:value-type="float" office:value="139698.6385" calcext:value-type="float">
            <text:p>139698.638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6836.99512" calcext:value-type="float">
            <text:p>86836.99512</text:p>
          </table:table-cell>
          <table:table-cell office:value-type="float" office:value="2620722.46" calcext:value-type="float">
            <text:p>2620722.4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20722.46" calcext:value-type="float">
            <text:p>1420722.4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45000</text:p>
          </table:table-cell>
          <table:table-cell office:value-type="float" office:value="229875.0118" calcext:value-type="float">
            <text:p>229875.0118</text:p>
          </table:table-cell>
          <table:table-cell office:value-type="float" office:value="83117.9253" calcext:value-type="float">
            <text:p>83117.9253</text:p>
          </table:table-cell>
          <table:table-cell office:value-type="float" office:value="314981.4537" calcext:value-type="float">
            <text:p>314981.4537</text:p>
          </table:table-cell>
          <table:table-cell office:value-type="float" office:value="334959.7051" calcext:value-type="float">
            <text:p>334959.705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0527.3238" calcext:value-type="float">
            <text:p>190527.3238</text:p>
          </table:table-cell>
          <table:table-cell office:value-type="float" office:value="264107.5165" calcext:value-type="float">
            <text:p>264107.5165</text:p>
          </table:table-cell>
          <table:table-cell office:value-type="float" office:value="120793.106" calcext:value-type="float">
            <text:p>120793.106</text:p>
          </table:table-cell>
          <table:table-cell office:value-type="float" office:value="208983.336" calcext:value-type="float">
            <text:p>208983.336</text:p>
          </table:table-cell>
          <table:table-cell office:value-type="float" office:value="138386.3009" calcext:value-type="float">
            <text:p>138386.3009</text:p>
          </table:table-cell>
          <table:table-cell office:value-type="float" office:value="250000" calcext:value-type="float">
            <text:p>250000</text:p>
          </table:table-cell>
          <table:table-cell office:value-type="float" office:value="86705.07842" calcext:value-type="float">
            <text:p>86705.07842</text:p>
          </table:table-cell>
          <table:table-cell office:value-type="float" office:value="2622436.76" calcext:value-type="float">
            <text:p>2622436.7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22436.76" calcext:value-type="float">
            <text:p>1422436.7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46800</text:p>
          </table:table-cell>
          <table:table-cell office:value-type="float" office:value="232141.5381" calcext:value-type="float">
            <text:p>232141.5381</text:p>
          </table:table-cell>
          <table:table-cell office:value-type="float" office:value="83553.5476" calcext:value-type="float">
            <text:p>83553.5476</text:p>
          </table:table-cell>
          <table:table-cell office:value-type="float" office:value="323234.2527" calcext:value-type="float">
            <text:p>323234.2527</text:p>
          </table:table-cell>
          <table:table-cell office:value-type="float" office:value="335107.4118" calcext:value-type="float">
            <text:p>335107.411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7837.5379" calcext:value-type="float">
            <text:p>187837.5379</text:p>
          </table:table-cell>
          <table:table-cell office:value-type="float" office:value="263150.6491" calcext:value-type="float">
            <text:p>263150.6491</text:p>
          </table:table-cell>
          <table:table-cell office:value-type="float" office:value="121519.4733" calcext:value-type="float">
            <text:p>121519.4733</text:p>
          </table:table-cell>
          <table:table-cell office:value-type="float" office:value="208360.5278" calcext:value-type="float">
            <text:p>208360.5278</text:p>
          </table:table-cell>
          <table:table-cell office:value-type="float" office:value="138848.4282" calcext:value-type="float">
            <text:p>138848.4282</text:p>
          </table:table-cell>
          <table:table-cell office:value-type="float" office:value="250000" calcext:value-type="float">
            <text:p>250000</text:p>
          </table:table-cell>
          <table:table-cell office:value-type="float" office:value="86877.71621" calcext:value-type="float">
            <text:p>86877.71621</text:p>
          </table:table-cell>
          <table:table-cell office:value-type="float" office:value="2630631.08" calcext:value-type="float">
            <text:p>2630631.0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30631.08" calcext:value-type="float">
            <text:p>1430631.0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48600</text:p>
          </table:table-cell>
          <table:table-cell office:value-type="float" office:value="229078.0149" calcext:value-type="float">
            <text:p>229078.0149</text:p>
          </table:table-cell>
          <table:table-cell office:value-type="float" office:value="81830.24353" calcext:value-type="float">
            <text:p>81830.24353</text:p>
          </table:table-cell>
          <table:table-cell office:value-type="float" office:value="317513.2766" calcext:value-type="float">
            <text:p>317513.2766</text:p>
          </table:table-cell>
          <table:table-cell office:value-type="float" office:value="361542.3552" calcext:value-type="float">
            <text:p>361542.355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8647.9485" calcext:value-type="float">
            <text:p>188647.9485</text:p>
          </table:table-cell>
          <table:table-cell office:value-type="float" office:value="262353.3138" calcext:value-type="float">
            <text:p>262353.3138</text:p>
          </table:table-cell>
          <table:table-cell office:value-type="float" office:value="120734.0565" calcext:value-type="float">
            <text:p>120734.0565</text:p>
          </table:table-cell>
          <table:table-cell office:value-type="float" office:value="207784.5517" calcext:value-type="float">
            <text:p>207784.5517</text:p>
          </table:table-cell>
          <table:table-cell office:value-type="float" office:value="138086.0907" calcext:value-type="float">
            <text:p>138086.0907</text:p>
          </table:table-cell>
          <table:table-cell office:value-type="float" office:value="250000" calcext:value-type="float">
            <text:p>250000</text:p>
          </table:table-cell>
          <table:table-cell office:value-type="float" office:value="86542.86201" calcext:value-type="float">
            <text:p>86542.86201</text:p>
          </table:table-cell>
          <table:table-cell office:value-type="float" office:value="2644112.71" calcext:value-type="float">
            <text:p>2644112.7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44112.71" calcext:value-type="float">
            <text:p>1444112.7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50400</text:p>
          </table:table-cell>
          <table:table-cell office:value-type="float" office:value="227554.4785" calcext:value-type="float">
            <text:p>227554.4785</text:p>
          </table:table-cell>
          <table:table-cell office:value-type="float" office:value="81313.69099" calcext:value-type="float">
            <text:p>81313.69099</text:p>
          </table:table-cell>
          <table:table-cell office:value-type="float" office:value="317970.7151" calcext:value-type="float">
            <text:p>317970.7151</text:p>
          </table:table-cell>
          <table:table-cell office:value-type="float" office:value="361666.7562" calcext:value-type="float">
            <text:p>361666.756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3935.8685" calcext:value-type="float">
            <text:p>183935.8685</text:p>
          </table:table-cell>
          <table:table-cell office:value-type="float" office:value="262685.3727" calcext:value-type="float">
            <text:p>262685.3727</text:p>
          </table:table-cell>
          <table:table-cell office:value-type="float" office:value="121007.6912" calcext:value-type="float">
            <text:p>121007.6912</text:p>
          </table:table-cell>
          <table:table-cell office:value-type="float" office:value="207968.1503" calcext:value-type="float">
            <text:p>207968.1503</text:p>
          </table:table-cell>
          <table:table-cell office:value-type="float" office:value="137993.2074" calcext:value-type="float">
            <text:p>137993.207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6940.89879" calcext:value-type="float">
            <text:p>86940.89879</text:p>
          </table:table-cell>
          <table:table-cell office:value-type="float" office:value="2639036.83" calcext:value-type="float">
            <text:p>2639036.8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39036.83" calcext:value-type="float">
            <text:p>1439036.8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52200</text:p>
          </table:table-cell>
          <table:table-cell office:value-type="float" office:value="228368.3651" calcext:value-type="float">
            <text:p>228368.3651</text:p>
          </table:table-cell>
          <table:table-cell office:value-type="float" office:value="81651.78166" calcext:value-type="float">
            <text:p>81651.78166</text:p>
          </table:table-cell>
          <table:table-cell office:value-type="float" office:value="322174.7024" calcext:value-type="float">
            <text:p>322174.7024</text:p>
          </table:table-cell>
          <table:table-cell office:value-type="float" office:value="363844.2783" calcext:value-type="float">
            <text:p>363844.278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5522.4281" calcext:value-type="float">
            <text:p>185522.4281</text:p>
          </table:table-cell>
          <table:table-cell office:value-type="float" office:value="263120.912" calcext:value-type="float">
            <text:p>263120.912</text:p>
          </table:table-cell>
          <table:table-cell office:value-type="float" office:value="121101.8087" calcext:value-type="float">
            <text:p>121101.8087</text:p>
          </table:table-cell>
          <table:table-cell office:value-type="float" office:value="206756.1918" calcext:value-type="float">
            <text:p>206756.1918</text:p>
          </table:table-cell>
          <table:table-cell office:value-type="float" office:value="137481.4577" calcext:value-type="float">
            <text:p>137481.4577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042.37449" calcext:value-type="float">
            <text:p>88042.37449</text:p>
          </table:table-cell>
          <table:table-cell office:value-type="float" office:value="2648064.3" calcext:value-type="float">
            <text:p>2648064.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48064.3" calcext:value-type="float">
            <text:p>1448064.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54000</text:p>
          </table:table-cell>
          <table:table-cell office:value-type="float" office:value="223650.1339" calcext:value-type="float">
            <text:p>223650.1339</text:p>
          </table:table-cell>
          <table:table-cell office:value-type="float" office:value="79920.35925" calcext:value-type="float">
            <text:p>79920.35925</text:p>
          </table:table-cell>
          <table:table-cell office:value-type="float" office:value="321330.604" calcext:value-type="float">
            <text:p>321330.604</text:p>
          </table:table-cell>
          <table:table-cell office:value-type="float" office:value="341444.9165" calcext:value-type="float">
            <text:p>341444.9165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5853.8855" calcext:value-type="float">
            <text:p>185853.8855</text:p>
          </table:table-cell>
          <table:table-cell office:value-type="float" office:value="263095.447" calcext:value-type="float">
            <text:p>263095.447</text:p>
          </table:table-cell>
          <table:table-cell office:value-type="float" office:value="121001.054" calcext:value-type="float">
            <text:p>121001.054</text:p>
          </table:table-cell>
          <table:table-cell office:value-type="float" office:value="207199.4342" calcext:value-type="float">
            <text:p>207199.4342</text:p>
          </table:table-cell>
          <table:table-cell office:value-type="float" office:value="138980.9734" calcext:value-type="float">
            <text:p>138980.973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831.78546" calcext:value-type="float">
            <text:p>87831.78546</text:p>
          </table:table-cell>
          <table:table-cell office:value-type="float" office:value="2620308.59" calcext:value-type="float">
            <text:p>2620308.5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20308.59" calcext:value-type="float">
            <text:p>1420308.5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55800</text:p>
          </table:table-cell>
          <table:table-cell office:value-type="float" office:value="227864.2509" calcext:value-type="float">
            <text:p>227864.2509</text:p>
          </table:table-cell>
          <table:table-cell office:value-type="float" office:value="96937.19155" calcext:value-type="float">
            <text:p>96937.19155</text:p>
          </table:table-cell>
          <table:table-cell office:value-type="float" office:value="307092.4239" calcext:value-type="float">
            <text:p>307092.4239</text:p>
          </table:table-cell>
          <table:table-cell office:value-type="float" office:value="358568.0469" calcext:value-type="float">
            <text:p>358568.046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5715.8137" calcext:value-type="float">
            <text:p>185715.8137</text:p>
          </table:table-cell>
          <table:table-cell office:value-type="float" office:value="263219.3823" calcext:value-type="float">
            <text:p>263219.3823</text:p>
          </table:table-cell>
          <table:table-cell office:value-type="float" office:value="121133.1184" calcext:value-type="float">
            <text:p>121133.1184</text:p>
          </table:table-cell>
          <table:table-cell office:value-type="float" office:value="207263.5802" calcext:value-type="float">
            <text:p>207263.5802</text:p>
          </table:table-cell>
          <table:table-cell office:value-type="float" office:value="139205.3383" calcext:value-type="float">
            <text:p>139205.3383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242.17837" calcext:value-type="float">
            <text:p>88242.17837</text:p>
          </table:table-cell>
          <table:table-cell office:value-type="float" office:value="2645241.32" calcext:value-type="float">
            <text:p>2645241.3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45241.32" calcext:value-type="float">
            <text:p>1445241.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57600</text:p>
          </table:table-cell>
          <table:table-cell office:value-type="float" office:value="217521.8688" calcext:value-type="float">
            <text:p>217521.8688</text:p>
          </table:table-cell>
          <table:table-cell office:value-type="float" office:value="104560.3316" calcext:value-type="float">
            <text:p>104560.3316</text:p>
          </table:table-cell>
          <table:table-cell office:value-type="float" office:value="300946.6322" calcext:value-type="float">
            <text:p>300946.6322</text:p>
          </table:table-cell>
          <table:table-cell office:value-type="float" office:value="354069.3754" calcext:value-type="float">
            <text:p>354069.3754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5990.0629" calcext:value-type="float">
            <text:p>185990.0629</text:p>
          </table:table-cell>
          <table:table-cell office:value-type="float" office:value="263189.6016" calcext:value-type="float">
            <text:p>263189.6016</text:p>
          </table:table-cell>
          <table:table-cell office:value-type="float" office:value="117689.0924" calcext:value-type="float">
            <text:p>117689.0924</text:p>
          </table:table-cell>
          <table:table-cell office:value-type="float" office:value="207153.7987" calcext:value-type="float">
            <text:p>207153.7987</text:p>
          </table:table-cell>
          <table:table-cell office:value-type="float" office:value="139002.5403" calcext:value-type="float">
            <text:p>139002.5403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087.26948" calcext:value-type="float">
            <text:p>88087.26948</text:p>
          </table:table-cell>
          <table:table-cell office:value-type="float" office:value="2628210.57" calcext:value-type="float">
            <text:p>2628210.5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28210.57" calcext:value-type="float">
            <text:p>1428210.5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59400</text:p>
          </table:table-cell>
          <table:table-cell office:value-type="float" office:value="222783.0264" calcext:value-type="float">
            <text:p>222783.0264</text:p>
          </table:table-cell>
          <table:table-cell office:value-type="float" office:value="107425.6486" calcext:value-type="float">
            <text:p>107425.6486</text:p>
          </table:table-cell>
          <table:table-cell office:value-type="float" office:value="303588.2076" calcext:value-type="float">
            <text:p>303588.2076</text:p>
          </table:table-cell>
          <table:table-cell office:value-type="float" office:value="354858.8326" calcext:value-type="float">
            <text:p>354858.832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5829.8271" calcext:value-type="float">
            <text:p>185829.8271</text:p>
          </table:table-cell>
          <table:table-cell office:value-type="float" office:value="263111.5733" calcext:value-type="float">
            <text:p>263111.5733</text:p>
          </table:table-cell>
          <table:table-cell office:value-type="float" office:value="119865.261" calcext:value-type="float">
            <text:p>119865.261</text:p>
          </table:table-cell>
          <table:table-cell office:value-type="float" office:value="207842.7925" calcext:value-type="float">
            <text:p>207842.7925</text:p>
          </table:table-cell>
          <table:table-cell office:value-type="float" office:value="138850.9341" calcext:value-type="float">
            <text:p>138850.934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253.2094" calcext:value-type="float">
            <text:p>88253.2094</text:p>
          </table:table-cell>
          <table:table-cell office:value-type="float" office:value="2642409.31" calcext:value-type="float">
            <text:p>2642409.3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42409.31" calcext:value-type="float">
            <text:p>1442409.3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61200</text:p>
          </table:table-cell>
          <table:table-cell office:value-type="float" office:value="229198.2361" calcext:value-type="float">
            <text:p>229198.2361</text:p>
          </table:table-cell>
          <table:table-cell office:value-type="float" office:value="109920.694" calcext:value-type="float">
            <text:p>109920.694</text:p>
          </table:table-cell>
          <table:table-cell office:value-type="float" office:value="306008.4203" calcext:value-type="float">
            <text:p>306008.4203</text:p>
          </table:table-cell>
          <table:table-cell office:value-type="float" office:value="359081.5282" calcext:value-type="float">
            <text:p>359081.528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6075.8413" calcext:value-type="float">
            <text:p>186075.8413</text:p>
          </table:table-cell>
          <table:table-cell office:value-type="float" office:value="263518.2233" calcext:value-type="float">
            <text:p>263518.2233</text:p>
          </table:table-cell>
          <table:table-cell office:value-type="float" office:value="119467.3378" calcext:value-type="float">
            <text:p>119467.3378</text:p>
          </table:table-cell>
          <table:table-cell office:value-type="float" office:value="207297.3505" calcext:value-type="float">
            <text:p>207297.3505</text:p>
          </table:table-cell>
          <table:table-cell office:value-type="float" office:value="138566.1749" calcext:value-type="float">
            <text:p>138566.1749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174.42391" calcext:value-type="float">
            <text:p>88174.42391</text:p>
          </table:table-cell>
          <table:table-cell office:value-type="float" office:value="2657308.23" calcext:value-type="float">
            <text:p>2657308.2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57308.23" calcext:value-type="float">
            <text:p>1457308.2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63000</text:p>
          </table:table-cell>
          <table:table-cell office:value-type="float" office:value="231905.6267" calcext:value-type="float">
            <text:p>231905.6267</text:p>
          </table:table-cell>
          <table:table-cell office:value-type="float" office:value="114795.137" calcext:value-type="float">
            <text:p>114795.137</text:p>
          </table:table-cell>
          <table:table-cell office:value-type="float" office:value="307061.9423" calcext:value-type="float">
            <text:p>307061.9423</text:p>
          </table:table-cell>
          <table:table-cell office:value-type="float" office:value="365599.2399" calcext:value-type="float">
            <text:p>365599.239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5815.519" calcext:value-type="float">
            <text:p>185815.519</text:p>
          </table:table-cell>
          <table:table-cell office:value-type="float" office:value="274025.7218" calcext:value-type="float">
            <text:p>274025.7218</text:p>
          </table:table-cell>
          <table:table-cell office:value-type="float" office:value="121885.5974" calcext:value-type="float">
            <text:p>121885.5974</text:p>
          </table:table-cell>
          <table:table-cell office:value-type="float" office:value="209058.6399" calcext:value-type="float">
            <text:p>209058.6399</text:p>
          </table:table-cell>
          <table:table-cell office:value-type="float" office:value="138955.3036" calcext:value-type="float">
            <text:p>138955.3036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366.17155" calcext:value-type="float">
            <text:p>88366.17155</text:p>
          </table:table-cell>
          <table:table-cell office:value-type="float" office:value="2687468.9" calcext:value-type="float">
            <text:p>2687468.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87468.9" calcext:value-type="float">
            <text:p>1487468.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64800</text:p>
          </table:table-cell>
          <table:table-cell office:value-type="float" office:value="224716.9223" calcext:value-type="float">
            <text:p>224716.9223</text:p>
          </table:table-cell>
          <table:table-cell office:value-type="float" office:value="130192.0489" calcext:value-type="float">
            <text:p>130192.0489</text:p>
          </table:table-cell>
          <table:table-cell office:value-type="float" office:value="304991.9095" calcext:value-type="float">
            <text:p>304991.9095</text:p>
          </table:table-cell>
          <table:table-cell office:value-type="float" office:value="349560.6175" calcext:value-type="float">
            <text:p>349560.6175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6009.8792" calcext:value-type="float">
            <text:p>186009.8792</text:p>
          </table:table-cell>
          <table:table-cell office:value-type="float" office:value="275362.5096" calcext:value-type="float">
            <text:p>275362.5096</text:p>
          </table:table-cell>
          <table:table-cell office:value-type="float" office:value="119460.2001" calcext:value-type="float">
            <text:p>119460.2001</text:p>
          </table:table-cell>
          <table:table-cell office:value-type="float" office:value="221394.9571" calcext:value-type="float">
            <text:p>221394.9571</text:p>
          </table:table-cell>
          <table:table-cell office:value-type="float" office:value="138811.3475" calcext:value-type="float">
            <text:p>138811.347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820.06545" calcext:value-type="float">
            <text:p>88820.06545</text:p>
          </table:table-cell>
          <table:table-cell office:value-type="float" office:value="2689320.46" calcext:value-type="float">
            <text:p>2689320.4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89320.46" calcext:value-type="float">
            <text:p>1489320.4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66600</text:p>
          </table:table-cell>
          <table:table-cell office:value-type="float" office:value="219106.9183" calcext:value-type="float">
            <text:p>219106.9183</text:p>
          </table:table-cell>
          <table:table-cell office:value-type="float" office:value="145888.066" calcext:value-type="float">
            <text:p>145888.066</text:p>
          </table:table-cell>
          <table:table-cell office:value-type="float" office:value="298467.5023" calcext:value-type="float">
            <text:p>298467.5023</text:p>
          </table:table-cell>
          <table:table-cell office:value-type="float" office:value="343511.713" calcext:value-type="float">
            <text:p>343511.71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6754.7813" calcext:value-type="float">
            <text:p>186754.7813</text:p>
          </table:table-cell>
          <table:table-cell office:value-type="float" office:value="275634.2863" calcext:value-type="float">
            <text:p>275634.2863</text:p>
          </table:table-cell>
          <table:table-cell office:value-type="float" office:value="119920.586" calcext:value-type="float">
            <text:p>119920.586</text:p>
          </table:table-cell>
          <table:table-cell office:value-type="float" office:value="225361.8859" calcext:value-type="float">
            <text:p>225361.8859</text:p>
          </table:table-cell>
          <table:table-cell office:value-type="float" office:value="138174.9622" calcext:value-type="float">
            <text:p>138174.9622</text:p>
          </table:table-cell>
          <table:table-cell office:value-type="float" office:value="250000" calcext:value-type="float">
            <text:p>250000</text:p>
          </table:table-cell>
          <table:table-cell office:value-type="float" office:value="89025.89672" calcext:value-type="float">
            <text:p>89025.89672</text:p>
          </table:table-cell>
          <table:table-cell office:value-type="float" office:value="2691846.6" calcext:value-type="float">
            <text:p>2691846.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91846.6" calcext:value-type="float">
            <text:p>1491846.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68400</text:p>
          </table:table-cell>
          <table:table-cell office:value-type="float" office:value="215884.9172" calcext:value-type="float">
            <text:p>215884.9172</text:p>
          </table:table-cell>
          <table:table-cell office:value-type="float" office:value="141915.3177" calcext:value-type="float">
            <text:p>141915.3177</text:p>
          </table:table-cell>
          <table:table-cell office:value-type="float" office:value="297142.1894" calcext:value-type="float">
            <text:p>297142.1894</text:p>
          </table:table-cell>
          <table:table-cell office:value-type="float" office:value="324221.5925" calcext:value-type="float">
            <text:p>324221.5925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7392.8208" calcext:value-type="float">
            <text:p>187392.8208</text:p>
          </table:table-cell>
          <table:table-cell office:value-type="float" office:value="275563.2708" calcext:value-type="float">
            <text:p>275563.2708</text:p>
          </table:table-cell>
          <table:table-cell office:value-type="float" office:value="118700.4627" calcext:value-type="float">
            <text:p>118700.4627</text:p>
          </table:table-cell>
          <table:table-cell office:value-type="float" office:value="225740.0453" calcext:value-type="float">
            <text:p>225740.0453</text:p>
          </table:table-cell>
          <table:table-cell office:value-type="float" office:value="138497.3756" calcext:value-type="float">
            <text:p>138497.3756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528.9131" calcext:value-type="float">
            <text:p>88528.9131</text:p>
          </table:table-cell>
          <table:table-cell office:value-type="float" office:value="2663586.91" calcext:value-type="float">
            <text:p>2663586.9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63586.91" calcext:value-type="float">
            <text:p>1463586.9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70200</text:p>
          </table:table-cell>
          <table:table-cell office:value-type="float" office:value="213135.3456" calcext:value-type="float">
            <text:p>213135.3456</text:p>
          </table:table-cell>
          <table:table-cell office:value-type="float" office:value="137531.0481" calcext:value-type="float">
            <text:p>137531.0481</text:p>
          </table:table-cell>
          <table:table-cell office:value-type="float" office:value="294028.1042" calcext:value-type="float">
            <text:p>294028.1042</text:p>
          </table:table-cell>
          <table:table-cell office:value-type="float" office:value="334410.0359" calcext:value-type="float">
            <text:p>334410.035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8477.5821" calcext:value-type="float">
            <text:p>188477.5821</text:p>
          </table:table-cell>
          <table:table-cell office:value-type="float" office:value="276431.1211" calcext:value-type="float">
            <text:p>276431.1211</text:p>
          </table:table-cell>
          <table:table-cell office:value-type="float" office:value="118218.0549" calcext:value-type="float">
            <text:p>118218.0549</text:p>
          </table:table-cell>
          <table:table-cell office:value-type="float" office:value="208741.2411" calcext:value-type="float">
            <text:p>208741.2411</text:p>
          </table:table-cell>
          <table:table-cell office:value-type="float" office:value="140067.723" calcext:value-type="float">
            <text:p>140067.723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116.73582" calcext:value-type="float">
            <text:p>88116.73582</text:p>
          </table:table-cell>
          <table:table-cell office:value-type="float" office:value="2649156.99" calcext:value-type="float">
            <text:p>2649156.9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49156.99" calcext:value-type="float">
            <text:p>1449156.9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72000</text:p>
          </table:table-cell>
          <table:table-cell office:value-type="float" office:value="218987.2389" calcext:value-type="float">
            <text:p>218987.2389</text:p>
          </table:table-cell>
          <table:table-cell office:value-type="float" office:value="150107.4757" calcext:value-type="float">
            <text:p>150107.4757</text:p>
          </table:table-cell>
          <table:table-cell office:value-type="float" office:value="297538.3928" calcext:value-type="float">
            <text:p>297538.3928</text:p>
          </table:table-cell>
          <table:table-cell office:value-type="float" office:value="349014.6738" calcext:value-type="float">
            <text:p>349014.673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9062.303" calcext:value-type="float">
            <text:p>189062.303</text:p>
          </table:table-cell>
          <table:table-cell office:value-type="float" office:value="276450.4903" calcext:value-type="float">
            <text:p>276450.4903</text:p>
          </table:table-cell>
          <table:table-cell office:value-type="float" office:value="120652.2178" calcext:value-type="float">
            <text:p>120652.2178</text:p>
          </table:table-cell>
          <table:table-cell office:value-type="float" office:value="195899.9154" calcext:value-type="float">
            <text:p>195899.9154</text:p>
          </table:table-cell>
          <table:table-cell office:value-type="float" office:value="139372.3551" calcext:value-type="float">
            <text:p>139372.355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843.85653" calcext:value-type="float">
            <text:p>87843.85653</text:p>
          </table:table-cell>
          <table:table-cell office:value-type="float" office:value="2674928.92" calcext:value-type="float">
            <text:p>2674928.9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74928.92" calcext:value-type="float">
            <text:p>1474928.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73800</text:p>
          </table:table-cell>
          <table:table-cell office:value-type="float" office:value="214411.5102" calcext:value-type="float">
            <text:p>214411.5102</text:p>
          </table:table-cell>
          <table:table-cell office:value-type="float" office:value="138664.9812" calcext:value-type="float">
            <text:p>138664.9812</text:p>
          </table:table-cell>
          <table:table-cell office:value-type="float" office:value="284938.5983" calcext:value-type="float">
            <text:p>284938.5983</text:p>
          </table:table-cell>
          <table:table-cell office:value-type="float" office:value="364700.2034" calcext:value-type="float">
            <text:p>364700.2034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9651.3649" calcext:value-type="float">
            <text:p>189651.3649</text:p>
          </table:table-cell>
          <table:table-cell office:value-type="float" office:value="273807.4303" calcext:value-type="float">
            <text:p>273807.4303</text:p>
          </table:table-cell>
          <table:table-cell office:value-type="float" office:value="120332.7269" calcext:value-type="float">
            <text:p>120332.7269</text:p>
          </table:table-cell>
          <table:table-cell office:value-type="float" office:value="206543.6831" calcext:value-type="float">
            <text:p>206543.6831</text:p>
          </table:table-cell>
          <table:table-cell office:value-type="float" office:value="139768.1893" calcext:value-type="float">
            <text:p>139768.1893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360.60883" calcext:value-type="float">
            <text:p>88360.60883</text:p>
          </table:table-cell>
          <table:table-cell office:value-type="float" office:value="2671179.3" calcext:value-type="float">
            <text:p>2671179.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71179.3" calcext:value-type="float">
            <text:p>1471179.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75600</text:p>
          </table:table-cell>
          <table:table-cell office:value-type="float" office:value="222420.4864" calcext:value-type="float">
            <text:p>222420.4864</text:p>
          </table:table-cell>
          <table:table-cell office:value-type="float" office:value="149695.4166" calcext:value-type="float">
            <text:p>149695.4166</text:p>
          </table:table-cell>
          <table:table-cell office:value-type="float" office:value="291812.5521" calcext:value-type="float">
            <text:p>291812.5521</text:p>
          </table:table-cell>
          <table:table-cell office:value-type="float" office:value="362889.3731" calcext:value-type="float">
            <text:p>362889.373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0202.0206" calcext:value-type="float">
            <text:p>190202.0206</text:p>
          </table:table-cell>
          <table:table-cell office:value-type="float" office:value="274184.2331" calcext:value-type="float">
            <text:p>274184.2331</text:p>
          </table:table-cell>
          <table:table-cell office:value-type="float" office:value="120126.9808" calcext:value-type="float">
            <text:p>120126.9808</text:p>
          </table:table-cell>
          <table:table-cell office:value-type="float" office:value="206642.8953" calcext:value-type="float">
            <text:p>206642.8953</text:p>
          </table:table-cell>
          <table:table-cell office:value-type="float" office:value="140718.2244" calcext:value-type="float">
            <text:p>140718.224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9161.33996" calcext:value-type="float">
            <text:p>89161.33996</text:p>
          </table:table-cell>
          <table:table-cell office:value-type="float" office:value="2697853.52" calcext:value-type="float">
            <text:p>2697853.5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97853.52" calcext:value-type="float">
            <text:p>1497853.5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77400</text:p>
          </table:table-cell>
          <table:table-cell office:value-type="float" office:value="220026.9939" calcext:value-type="float">
            <text:p>220026.9939</text:p>
          </table:table-cell>
          <table:table-cell office:value-type="float" office:value="144578.4147" calcext:value-type="float">
            <text:p>144578.4147</text:p>
          </table:table-cell>
          <table:table-cell office:value-type="float" office:value="291063.0733" calcext:value-type="float">
            <text:p>291063.0733</text:p>
          </table:table-cell>
          <table:table-cell office:value-type="float" office:value="359467.4397" calcext:value-type="float">
            <text:p>359467.4397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1015.7411" calcext:value-type="float">
            <text:p>191015.7411</text:p>
          </table:table-cell>
          <table:table-cell office:value-type="float" office:value="273353.8496" calcext:value-type="float">
            <text:p>273353.8496</text:p>
          </table:table-cell>
          <table:table-cell office:value-type="float" office:value="120255.1045" calcext:value-type="float">
            <text:p>120255.1045</text:p>
          </table:table-cell>
          <table:table-cell office:value-type="float" office:value="212500.5638" calcext:value-type="float">
            <text:p>212500.5638</text:p>
          </table:table-cell>
          <table:table-cell office:value-type="float" office:value="139430.9704" calcext:value-type="float">
            <text:p>139430.970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976.90768" calcext:value-type="float">
            <text:p>88976.90768</text:p>
          </table:table-cell>
          <table:table-cell office:value-type="float" office:value="2690669.06" calcext:value-type="float">
            <text:p>2690669.0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90669.06" calcext:value-type="float">
            <text:p>1490669.0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79200</text:p>
          </table:table-cell>
          <table:table-cell office:value-type="float" office:value="223159.3086" calcext:value-type="float">
            <text:p>223159.3086</text:p>
          </table:table-cell>
          <table:table-cell office:value-type="float" office:value="149283.2126" calcext:value-type="float">
            <text:p>149283.2126</text:p>
          </table:table-cell>
          <table:table-cell office:value-type="float" office:value="291856.412" calcext:value-type="float">
            <text:p>291856.412</text:p>
          </table:table-cell>
          <table:table-cell office:value-type="float" office:value="363412.3694" calcext:value-type="float">
            <text:p>363412.3694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1384.1078" calcext:value-type="float">
            <text:p>191384.1078</text:p>
          </table:table-cell>
          <table:table-cell office:value-type="float" office:value="269892.998" calcext:value-type="float">
            <text:p>269892.998</text:p>
          </table:table-cell>
          <table:table-cell office:value-type="float" office:value="108776.3285" calcext:value-type="float">
            <text:p>108776.3285</text:p>
          </table:table-cell>
          <table:table-cell office:value-type="float" office:value="212394.2203" calcext:value-type="float">
            <text:p>212394.2203</text:p>
          </table:table-cell>
          <table:table-cell office:value-type="float" office:value="139794.901" calcext:value-type="float">
            <text:p>139794.90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963.35223" calcext:value-type="float">
            <text:p>88963.35223</text:p>
          </table:table-cell>
          <table:table-cell office:value-type="float" office:value="2688917.21" calcext:value-type="float">
            <text:p>2688917.2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88917.21" calcext:value-type="float">
            <text:p>1488917.2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81000</text:p>
          </table:table-cell>
          <table:table-cell office:value-type="float" office:value="230056.4072" calcext:value-type="float">
            <text:p>230056.4072</text:p>
          </table:table-cell>
          <table:table-cell office:value-type="float" office:value="154509.6427" calcext:value-type="float">
            <text:p>154509.6427</text:p>
          </table:table-cell>
          <table:table-cell office:value-type="float" office:value="286854.5328" calcext:value-type="float">
            <text:p>286854.5328</text:p>
          </table:table-cell>
          <table:table-cell office:value-type="float" office:value="374661.8966" calcext:value-type="float">
            <text:p>374661.896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1883.7139" calcext:value-type="float">
            <text:p>191883.7139</text:p>
          </table:table-cell>
          <table:table-cell office:value-type="float" office:value="270100.3825" calcext:value-type="float">
            <text:p>270100.3825</text:p>
          </table:table-cell>
          <table:table-cell office:value-type="float" office:value="107891.518" calcext:value-type="float">
            <text:p>107891.518</text:p>
          </table:table-cell>
          <table:table-cell office:value-type="float" office:value="200182.8976" calcext:value-type="float">
            <text:p>200182.8976</text:p>
          </table:table-cell>
          <table:table-cell office:value-type="float" office:value="141933.9024" calcext:value-type="float">
            <text:p>141933.902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693.44968" calcext:value-type="float">
            <text:p>88693.44968</text:p>
          </table:table-cell>
          <table:table-cell office:value-type="float" office:value="2696768.34" calcext:value-type="float">
            <text:p>2696768.3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96768.34" calcext:value-type="float">
            <text:p>1496768.3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82800</text:p>
          </table:table-cell>
          <table:table-cell office:value-type="float" office:value="219721.5939" calcext:value-type="float">
            <text:p>219721.5939</text:p>
          </table:table-cell>
          <table:table-cell office:value-type="float" office:value="141763.046" calcext:value-type="float">
            <text:p>141763.046</text:p>
          </table:table-cell>
          <table:table-cell office:value-type="float" office:value="279778.5926" calcext:value-type="float">
            <text:p>279778.5926</text:p>
          </table:table-cell>
          <table:table-cell office:value-type="float" office:value="355518.5181" calcext:value-type="float">
            <text:p>355518.518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2048.1483" calcext:value-type="float">
            <text:p>192048.1483</text:p>
          </table:table-cell>
          <table:table-cell office:value-type="float" office:value="268928.06" calcext:value-type="float">
            <text:p>268928.06</text:p>
          </table:table-cell>
          <table:table-cell office:value-type="float" office:value="107989.5606" calcext:value-type="float">
            <text:p>107989.5606</text:p>
          </table:table-cell>
          <table:table-cell office:value-type="float" office:value="207980.442" calcext:value-type="float">
            <text:p>207980.442</text:p>
          </table:table-cell>
          <table:table-cell office:value-type="float" office:value="142125.4462" calcext:value-type="float">
            <text:p>142125.4462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799.9217" calcext:value-type="float">
            <text:p>88799.9217</text:p>
          </table:table-cell>
          <table:table-cell office:value-type="float" office:value="2654653.33" calcext:value-type="float">
            <text:p>2654653.3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54653.33" calcext:value-type="float">
            <text:p>1454653.3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84600</text:p>
          </table:table-cell>
          <table:table-cell office:value-type="float" office:value="220627.2486" calcext:value-type="float">
            <text:p>220627.2486</text:p>
          </table:table-cell>
          <table:table-cell office:value-type="float" office:value="146818.8813" calcext:value-type="float">
            <text:p>146818.8813</text:p>
          </table:table-cell>
          <table:table-cell office:value-type="float" office:value="270530.0883" calcext:value-type="float">
            <text:p>270530.0883</text:p>
          </table:table-cell>
          <table:table-cell office:value-type="float" office:value="355173.1302" calcext:value-type="float">
            <text:p>355173.130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6711.657" calcext:value-type="float">
            <text:p>176711.657</text:p>
          </table:table-cell>
          <table:table-cell office:value-type="float" office:value="269173.2171" calcext:value-type="float">
            <text:p>269173.2171</text:p>
          </table:table-cell>
          <table:table-cell office:value-type="float" office:value="107542.4369" calcext:value-type="float">
            <text:p>107542.4369</text:p>
          </table:table-cell>
          <table:table-cell office:value-type="float" office:value="199729.8012" calcext:value-type="float">
            <text:p>199729.8012</text:p>
          </table:table-cell>
          <table:table-cell office:value-type="float" office:value="142700.9633" calcext:value-type="float">
            <text:p>142700.9633</text:p>
          </table:table-cell>
          <table:table-cell office:value-type="float" office:value="250000" calcext:value-type="float">
            <text:p>250000</text:p>
          </table:table-cell>
          <table:table-cell office:value-type="float" office:value="89355.57049" calcext:value-type="float">
            <text:p>89355.57049</text:p>
          </table:table-cell>
          <table:table-cell office:value-type="float" office:value="2628362.99" calcext:value-type="float">
            <text:p>2628362.9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28362.99" calcext:value-type="float">
            <text:p>1428362.9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86400</text:p>
          </table:table-cell>
          <table:table-cell office:value-type="float" office:value="218434.1372" calcext:value-type="float">
            <text:p>218434.1372</text:p>
          </table:table-cell>
          <table:table-cell office:value-type="float" office:value="143771.8729" calcext:value-type="float">
            <text:p>143771.8729</text:p>
          </table:table-cell>
          <table:table-cell office:value-type="float" office:value="269629.2118" calcext:value-type="float">
            <text:p>269629.2118</text:p>
          </table:table-cell>
          <table:table-cell office:value-type="float" office:value="353452.3731" calcext:value-type="float">
            <text:p>353452.373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53163.2667" calcext:value-type="float">
            <text:p>153163.2667</text:p>
          </table:table-cell>
          <table:table-cell office:value-type="float" office:value="269060.6232" calcext:value-type="float">
            <text:p>269060.6232</text:p>
          </table:table-cell>
          <table:table-cell office:value-type="float" office:value="107760.0232" calcext:value-type="float">
            <text:p>107760.0232</text:p>
          </table:table-cell>
          <table:table-cell office:value-type="float" office:value="183220.1427" calcext:value-type="float">
            <text:p>183220.1427</text:p>
          </table:table-cell>
          <table:table-cell office:value-type="float" office:value="142934.6513" calcext:value-type="float">
            <text:p>142934.6513</text:p>
          </table:table-cell>
          <table:table-cell office:value-type="float" office:value="250000" calcext:value-type="float">
            <text:p>250000</text:p>
          </table:table-cell>
          <table:table-cell office:value-type="float" office:value="89394.44543" calcext:value-type="float">
            <text:p>89394.44543</text:p>
          </table:table-cell>
          <table:table-cell office:value-type="float" office:value="2580820.75" calcext:value-type="float">
            <text:p>2580820.7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80820.75" calcext:value-type="float">
            <text:p>1380820.7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88200</text:p>
          </table:table-cell>
          <table:table-cell office:value-type="float" office:value="236648.4219" calcext:value-type="float">
            <text:p>236648.4219</text:p>
          </table:table-cell>
          <table:table-cell office:value-type="float" office:value="162920.1742" calcext:value-type="float">
            <text:p>162920.1742</text:p>
          </table:table-cell>
          <table:table-cell office:value-type="float" office:value="270808.0132" calcext:value-type="float">
            <text:p>270808.0132</text:p>
          </table:table-cell>
          <table:table-cell office:value-type="float" office:value="371904.8332" calcext:value-type="float">
            <text:p>371904.8332</text:p>
          </table:table-cell>
          <table:table-cell office:value-type="float" office:value="400000" calcext:value-type="float">
            <text:p>400000</text:p>
          </table:table-cell>
          <table:table-cell office:value-type="float" office:value="93799.23487" calcext:value-type="float">
            <text:p>93799.23487</text:p>
          </table:table-cell>
          <table:table-cell office:value-type="float" office:value="258232.0397" calcext:value-type="float">
            <text:p>258232.0397</text:p>
          </table:table-cell>
          <table:table-cell office:value-type="float" office:value="108593.8192" calcext:value-type="float">
            <text:p>108593.8192</text:p>
          </table:table-cell>
          <table:table-cell office:value-type="float" office:value="167625.7833" calcext:value-type="float">
            <text:p>167625.7833</text:p>
          </table:table-cell>
          <table:table-cell office:value-type="float" office:value="142423.32" calcext:value-type="float">
            <text:p>142423.32</text:p>
          </table:table-cell>
          <table:table-cell office:value-type="float" office:value="250000" calcext:value-type="float">
            <text:p>250000</text:p>
          </table:table-cell>
          <table:table-cell office:value-type="float" office:value="38817.29996" calcext:value-type="float">
            <text:p>38817.29996</text:p>
          </table:table-cell>
          <table:table-cell office:value-type="float" office:value="2501772.94" calcext:value-type="float">
            <text:p>2501772.9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01772.94" calcext:value-type="float">
            <text:p>1301772.9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90000</text:p>
          </table:table-cell>
          <table:table-cell office:value-type="float" office:value="225991.5325" calcext:value-type="float">
            <text:p>225991.5325</text:p>
          </table:table-cell>
          <table:table-cell office:value-type="float" office:value="149217.3919" calcext:value-type="float">
            <text:p>149217.3919</text:p>
          </table:table-cell>
          <table:table-cell office:value-type="float" office:value="269347.791" calcext:value-type="float">
            <text:p>269347.791</text:p>
          </table:table-cell>
          <table:table-cell office:value-type="float" office:value="347033.3123" calcext:value-type="float">
            <text:p>347033.3123</text:p>
          </table:table-cell>
          <table:table-cell office:value-type="float" office:value="400000" calcext:value-type="float">
            <text:p>400000</text:p>
          </table:table-cell>
          <table:table-cell office:value-type="float" office:value="81527.42597" calcext:value-type="float">
            <text:p>81527.42597</text:p>
          </table:table-cell>
          <table:table-cell office:value-type="float" office:value="247147.9303" calcext:value-type="float">
            <text:p>247147.9303</text:p>
          </table:table-cell>
          <table:table-cell office:value-type="float" office:value="108304.4353" calcext:value-type="float">
            <text:p>108304.4353</text:p>
          </table:table-cell>
          <table:table-cell office:value-type="float" office:value="168120.0139" calcext:value-type="float">
            <text:p>168120.0139</text:p>
          </table:table-cell>
          <table:table-cell office:value-type="float" office:value="141658.5317" calcext:value-type="float">
            <text:p>141658.5317</text:p>
          </table:table-cell>
          <table:table-cell office:value-type="float" office:value="250000" calcext:value-type="float">
            <text:p>250000</text:p>
          </table:table-cell>
          <table:table-cell office:value-type="float" office:value="58742.29312" calcext:value-type="float">
            <text:p>58742.29312</text:p>
          </table:table-cell>
          <table:table-cell office:value-type="float" office:value="2447090.66" calcext:value-type="float">
            <text:p>2447090.6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247090.66" calcext:value-type="float">
            <text:p>1247090.6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91800</text:p>
          </table:table-cell>
          <table:table-cell office:value-type="float" office:value="228473.8058" calcext:value-type="float">
            <text:p>228473.8058</text:p>
          </table:table-cell>
          <table:table-cell office:value-type="float" office:value="152649.1064" calcext:value-type="float">
            <text:p>152649.1064</text:p>
          </table:table-cell>
          <table:table-cell office:value-type="float" office:value="264577.7616" calcext:value-type="float">
            <text:p>264577.7616</text:p>
          </table:table-cell>
          <table:table-cell office:value-type="float" office:value="354916.2008" calcext:value-type="float">
            <text:p>354916.200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906.0739" calcext:value-type="float">
            <text:p>16906.0739</text:p>
          </table:table-cell>
          <table:table-cell office:value-type="float" office:value="255900.952" calcext:value-type="float">
            <text:p>255900.952</text:p>
          </table:table-cell>
          <table:table-cell office:value-type="float" office:value="108440.9963" calcext:value-type="float">
            <text:p>108440.9963</text:p>
          </table:table-cell>
          <table:table-cell office:value-type="float" office:value="136174.7072" calcext:value-type="float">
            <text:p>136174.7072</text:p>
          </table:table-cell>
          <table:table-cell office:value-type="float" office:value="142011.3794" calcext:value-type="float">
            <text:p>142011.3794</text:p>
          </table:table-cell>
          <table:table-cell office:value-type="float" office:value="250000" calcext:value-type="float">
            <text:p>250000</text:p>
          </table:table-cell>
          <table:table-cell office:value-type="float" office:value="59851.95146" calcext:value-type="float">
            <text:p>59851.95146</text:p>
          </table:table-cell>
          <table:table-cell office:value-type="float" office:value="2369902.93" calcext:value-type="float">
            <text:p>2369902.9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69902.93" calcext:value-type="float">
            <text:p>1169902.9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93600</text:p>
          </table:table-cell>
          <table:table-cell office:value-type="float" office:value="221325.5815" calcext:value-type="float">
            <text:p>221325.5815</text:p>
          </table:table-cell>
          <table:table-cell office:value-type="float" office:value="144694.5043" calcext:value-type="float">
            <text:p>144694.5043</text:p>
          </table:table-cell>
          <table:table-cell office:value-type="float" office:value="259120.585" calcext:value-type="float">
            <text:p>259120.585</text:p>
          </table:table-cell>
          <table:table-cell office:value-type="float" office:value="342309.8509" calcext:value-type="float">
            <text:p>342309.850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912.17498" calcext:value-type="float">
            <text:p>16912.17498</text:p>
          </table:table-cell>
          <table:table-cell office:value-type="float" office:value="255072.4358" calcext:value-type="float">
            <text:p>255072.4358</text:p>
          </table:table-cell>
          <table:table-cell office:value-type="float" office:value="108407.133" calcext:value-type="float">
            <text:p>108407.133</text:p>
          </table:table-cell>
          <table:table-cell office:value-type="float" office:value="137675.4995" calcext:value-type="float">
            <text:p>137675.4995</text:p>
          </table:table-cell>
          <table:table-cell office:value-type="float" office:value="142578.0721" calcext:value-type="float">
            <text:p>142578.0721</text:p>
          </table:table-cell>
          <table:table-cell office:value-type="float" office:value="250000" calcext:value-type="float">
            <text:p>250000</text:p>
          </table:table-cell>
          <table:table-cell office:value-type="float" office:value="72252.99086" calcext:value-type="float">
            <text:p>72252.99086</text:p>
          </table:table-cell>
          <table:table-cell office:value-type="float" office:value="2350348.83" calcext:value-type="float">
            <text:p>2350348.8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50348.83" calcext:value-type="float">
            <text:p>1150348.8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95400</text:p>
          </table:table-cell>
          <table:table-cell office:value-type="float" office:value="230112.3201" calcext:value-type="float">
            <text:p>230112.3201</text:p>
          </table:table-cell>
          <table:table-cell office:value-type="float" office:value="154860.8041" calcext:value-type="float">
            <text:p>154860.8041</text:p>
          </table:table-cell>
          <table:table-cell office:value-type="float" office:value="263885.2946" calcext:value-type="float">
            <text:p>263885.2946</text:p>
          </table:table-cell>
          <table:table-cell office:value-type="float" office:value="353941.3997" calcext:value-type="float">
            <text:p>353941.3997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041.17552" calcext:value-type="float">
            <text:p>17041.17552</text:p>
          </table:table-cell>
          <table:table-cell office:value-type="float" office:value="237601.6359" calcext:value-type="float">
            <text:p>237601.6359</text:p>
          </table:table-cell>
          <table:table-cell office:value-type="float" office:value="107895.2383" calcext:value-type="float">
            <text:p>107895.2383</text:p>
          </table:table-cell>
          <table:table-cell office:value-type="float" office:value="124797.9753" calcext:value-type="float">
            <text:p>124797.9753</text:p>
          </table:table-cell>
          <table:table-cell office:value-type="float" office:value="141836.9264" calcext:value-type="float">
            <text:p>141836.926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372.52055" calcext:value-type="float">
            <text:p>87372.52055</text:p>
          </table:table-cell>
          <table:table-cell office:value-type="float" office:value="2369345.29" calcext:value-type="float">
            <text:p>2369345.2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69345.29" calcext:value-type="float">
            <text:p>1169345.2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97200</text:p>
          </table:table-cell>
          <table:table-cell office:value-type="float" office:value="218624.7135" calcext:value-type="float">
            <text:p>218624.7135</text:p>
          </table:table-cell>
          <table:table-cell office:value-type="float" office:value="140757.3708" calcext:value-type="float">
            <text:p>140757.3708</text:p>
          </table:table-cell>
          <table:table-cell office:value-type="float" office:value="257870.6242" calcext:value-type="float">
            <text:p>257870.6242</text:p>
          </table:table-cell>
          <table:table-cell office:value-type="float" office:value="320306.3961" calcext:value-type="float">
            <text:p>320306.396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103.10843" calcext:value-type="float">
            <text:p>17103.10843</text:p>
          </table:table-cell>
          <table:table-cell office:value-type="float" office:value="253733.7688" calcext:value-type="float">
            <text:p>253733.7688</text:p>
          </table:table-cell>
          <table:table-cell office:value-type="float" office:value="108662.7158" calcext:value-type="float">
            <text:p>108662.7158</text:p>
          </table:table-cell>
          <table:table-cell office:value-type="float" office:value="133301.0269" calcext:value-type="float">
            <text:p>133301.0269</text:p>
          </table:table-cell>
          <table:table-cell office:value-type="float" office:value="142481.2532" calcext:value-type="float">
            <text:p>142481.2532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343.49769" calcext:value-type="float">
            <text:p>87343.49769</text:p>
          </table:table-cell>
          <table:table-cell office:value-type="float" office:value="2330184.48" calcext:value-type="float">
            <text:p>2330184.4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30184.48" calcext:value-type="float">
            <text:p>1130184.4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99000</text:p>
          </table:table-cell>
          <table:table-cell office:value-type="float" office:value="214234.3551" calcext:value-type="float">
            <text:p>214234.3551</text:p>
          </table:table-cell>
          <table:table-cell office:value-type="float" office:value="136661.492" calcext:value-type="float">
            <text:p>136661.492</text:p>
          </table:table-cell>
          <table:table-cell office:value-type="float" office:value="253378.6517" calcext:value-type="float">
            <text:p>253378.6517</text:p>
          </table:table-cell>
          <table:table-cell office:value-type="float" office:value="249506.7014" calcext:value-type="float">
            <text:p>249506.7014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151.71902" calcext:value-type="float">
            <text:p>17151.71902</text:p>
          </table:table-cell>
          <table:table-cell office:value-type="float" office:value="272162.153" calcext:value-type="float">
            <text:p>272162.153</text:p>
          </table:table-cell>
          <table:table-cell office:value-type="float" office:value="108606.6697" calcext:value-type="float">
            <text:p>108606.6697</text:p>
          </table:table-cell>
          <table:table-cell office:value-type="float" office:value="150543.0714" calcext:value-type="float">
            <text:p>150543.0714</text:p>
          </table:table-cell>
          <table:table-cell office:value-type="float" office:value="142072.2022" calcext:value-type="float">
            <text:p>142072.2022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517.17049" calcext:value-type="float">
            <text:p>87517.17049</text:p>
          </table:table-cell>
          <table:table-cell office:value-type="float" office:value="2281834.19" calcext:value-type="float">
            <text:p>2281834.1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81834.19" calcext:value-type="float">
            <text:p>1081834.1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00800</text:p>
          </table:table-cell>
          <table:table-cell office:value-type="float" office:value="216215.5772" calcext:value-type="float">
            <text:p>216215.5772</text:p>
          </table:table-cell>
          <table:table-cell office:value-type="float" office:value="138582.4095" calcext:value-type="float">
            <text:p>138582.4095</text:p>
          </table:table-cell>
          <table:table-cell office:value-type="float" office:value="254607.369" calcext:value-type="float">
            <text:p>254607.369</text:p>
          </table:table-cell>
          <table:table-cell office:value-type="float" office:value="238697.5872" calcext:value-type="float">
            <text:p>238697.587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197.86675" calcext:value-type="float">
            <text:p>17197.86675</text:p>
          </table:table-cell>
          <table:table-cell office:value-type="float" office:value="267388.0553" calcext:value-type="float">
            <text:p>267388.0553</text:p>
          </table:table-cell>
          <table:table-cell office:value-type="float" office:value="107778.2108" calcext:value-type="float">
            <text:p>107778.2108</text:p>
          </table:table-cell>
          <table:table-cell office:value-type="float" office:value="147124.7815" calcext:value-type="float">
            <text:p>147124.7815</text:p>
          </table:table-cell>
          <table:table-cell office:value-type="float" office:value="142247.9492" calcext:value-type="float">
            <text:p>142247.9492</text:p>
          </table:table-cell>
          <table:table-cell office:value-type="float" office:value="250000" calcext:value-type="float">
            <text:p>250000</text:p>
          </table:table-cell>
          <table:table-cell office:value-type="float" office:value="86902.76659" calcext:value-type="float">
            <text:p>86902.76659</text:p>
          </table:table-cell>
          <table:table-cell office:value-type="float" office:value="2266742.57" calcext:value-type="float">
            <text:p>2266742.5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66742.57" calcext:value-type="float">
            <text:p>1066742.5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02600</text:p>
          </table:table-cell>
          <table:table-cell office:value-type="float" office:value="215559.6076" calcext:value-type="float">
            <text:p>215559.6076</text:p>
          </table:table-cell>
          <table:table-cell office:value-type="float" office:value="137465.8118" calcext:value-type="float">
            <text:p>137465.8118</text:p>
          </table:table-cell>
          <table:table-cell office:value-type="float" office:value="254204.1812" calcext:value-type="float">
            <text:p>254204.1812</text:p>
          </table:table-cell>
          <table:table-cell office:value-type="float" office:value="238533.3943" calcext:value-type="float">
            <text:p>238533.394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236.69606" calcext:value-type="float">
            <text:p>17236.69606</text:p>
          </table:table-cell>
          <table:table-cell office:value-type="float" office:value="270589.1299" calcext:value-type="float">
            <text:p>270589.1299</text:p>
          </table:table-cell>
          <table:table-cell office:value-type="float" office:value="109109.5057" calcext:value-type="float">
            <text:p>109109.5057</text:p>
          </table:table-cell>
          <table:table-cell office:value-type="float" office:value="127009.2726" calcext:value-type="float">
            <text:p>127009.2726</text:p>
          </table:table-cell>
          <table:table-cell office:value-type="float" office:value="142289.4094" calcext:value-type="float">
            <text:p>142289.409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6745.03987" calcext:value-type="float">
            <text:p>86745.03987</text:p>
          </table:table-cell>
          <table:table-cell office:value-type="float" office:value="2248742.05" calcext:value-type="float">
            <text:p>2248742.0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48742.05" calcext:value-type="float">
            <text:p>1048742.0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04400</text:p>
          </table:table-cell>
          <table:table-cell office:value-type="float" office:value="215962.3337" calcext:value-type="float">
            <text:p>215962.3337</text:p>
          </table:table-cell>
          <table:table-cell office:value-type="float" office:value="137377.5291" calcext:value-type="float">
            <text:p>137377.5291</text:p>
          </table:table-cell>
          <table:table-cell office:value-type="float" office:value="255353.7123" calcext:value-type="float">
            <text:p>255353.7123</text:p>
          </table:table-cell>
          <table:table-cell office:value-type="float" office:value="238445.7743" calcext:value-type="float">
            <text:p>238445.774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236.69606" calcext:value-type="float">
            <text:p>17236.69606</text:p>
          </table:table-cell>
          <table:table-cell office:value-type="float" office:value="266960.3069" calcext:value-type="float">
            <text:p>266960.3069</text:p>
          </table:table-cell>
          <table:table-cell office:value-type="float" office:value="108453.6521" calcext:value-type="float">
            <text:p>108453.6521</text:p>
          </table:table-cell>
          <table:table-cell office:value-type="float" office:value="121025.2843" calcext:value-type="float">
            <text:p>121025.2843</text:p>
          </table:table-cell>
          <table:table-cell office:value-type="float" office:value="142505.3604" calcext:value-type="float">
            <text:p>142505.360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484.7352" calcext:value-type="float">
            <text:p>87484.7352</text:p>
          </table:table-cell>
          <table:table-cell office:value-type="float" office:value="2240805.38" calcext:value-type="float">
            <text:p>2240805.3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40805.38" calcext:value-type="float">
            <text:p>1040805.3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06200</text:p>
          </table:table-cell>
          <table:table-cell office:value-type="float" office:value="213951.8629" calcext:value-type="float">
            <text:p>213951.8629</text:p>
          </table:table-cell>
          <table:table-cell office:value-type="float" office:value="135050.8018" calcext:value-type="float">
            <text:p>135050.8018</text:p>
          </table:table-cell>
          <table:table-cell office:value-type="float" office:value="253578.1956" calcext:value-type="float">
            <text:p>253578.1956</text:p>
          </table:table-cell>
          <table:table-cell office:value-type="float" office:value="237427.1897" calcext:value-type="float">
            <text:p>237427.1897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298.48102" calcext:value-type="float">
            <text:p>17298.48102</text:p>
          </table:table-cell>
          <table:table-cell office:value-type="float" office:value="267788.0171" calcext:value-type="float">
            <text:p>267788.0171</text:p>
          </table:table-cell>
          <table:table-cell office:value-type="float" office:value="109895.3197" calcext:value-type="float">
            <text:p>109895.3197</text:p>
          </table:table-cell>
          <table:table-cell office:value-type="float" office:value="120564.6793" calcext:value-type="float">
            <text:p>120564.6793</text:p>
          </table:table-cell>
          <table:table-cell office:value-type="float" office:value="142982.2609" calcext:value-type="float">
            <text:p>142982.2609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456.37209" calcext:value-type="float">
            <text:p>87456.37209</text:p>
          </table:table-cell>
          <table:table-cell office:value-type="float" office:value="2235993.18" calcext:value-type="float">
            <text:p>2235993.1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35993.18" calcext:value-type="float">
            <text:p>1035993.1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08000</text:p>
          </table:table-cell>
          <table:table-cell office:value-type="float" office:value="191709.0354" calcext:value-type="float">
            <text:p>191709.0354</text:p>
          </table:table-cell>
          <table:table-cell office:value-type="float" office:value="133912.6968" calcext:value-type="float">
            <text:p>133912.6968</text:p>
          </table:table-cell>
          <table:table-cell office:value-type="float" office:value="253423.3833" calcext:value-type="float">
            <text:p>253423.3833</text:p>
          </table:table-cell>
          <table:table-cell office:value-type="float" office:value="197841.3037" calcext:value-type="float">
            <text:p>197841.3037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337.25551" calcext:value-type="float">
            <text:p>17337.25551</text:p>
          </table:table-cell>
          <table:table-cell office:value-type="float" office:value="267439.5634" calcext:value-type="float">
            <text:p>267439.5634</text:p>
          </table:table-cell>
          <table:table-cell office:value-type="float" office:value="109733.3393" calcext:value-type="float">
            <text:p>109733.3393</text:p>
          </table:table-cell>
          <table:table-cell office:value-type="float" office:value="121538.3206" calcext:value-type="float">
            <text:p>121538.3206</text:p>
          </table:table-cell>
          <table:table-cell office:value-type="float" office:value="142963.9615" calcext:value-type="float">
            <text:p>142963.96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6596.11582" calcext:value-type="float">
            <text:p>86596.11582</text:p>
          </table:table-cell>
          <table:table-cell office:value-type="float" office:value="2172494.98" calcext:value-type="float">
            <text:p>2172494.9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72494.98" calcext:value-type="float">
            <text:p>972494.9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09800</text:p>
          </table:table-cell>
          <table:table-cell office:value-type="float" office:value="186378.3427" calcext:value-type="float">
            <text:p>186378.3427</text:p>
          </table:table-cell>
          <table:table-cell office:value-type="float" office:value="131842.7303" calcext:value-type="float">
            <text:p>131842.7303</text:p>
          </table:table-cell>
          <table:table-cell office:value-type="float" office:value="248466.8855" calcext:value-type="float">
            <text:p>248466.8855</text:p>
          </table:table-cell>
          <table:table-cell office:value-type="float" office:value="195669.9417" calcext:value-type="float">
            <text:p>195669.9417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308.19477" calcext:value-type="float">
            <text:p>17308.19477</text:p>
          </table:table-cell>
          <table:table-cell office:value-type="float" office:value="267327.152" calcext:value-type="float">
            <text:p>267327.152</text:p>
          </table:table-cell>
          <table:table-cell office:value-type="float" office:value="109658.0962" calcext:value-type="float">
            <text:p>109658.0962</text:p>
          </table:table-cell>
          <table:table-cell office:value-type="float" office:value="122389.0194" calcext:value-type="float">
            <text:p>122389.0194</text:p>
          </table:table-cell>
          <table:table-cell office:value-type="float" office:value="143429.8686" calcext:value-type="float">
            <text:p>143429.8686</text:p>
          </table:table-cell>
          <table:table-cell office:value-type="float" office:value="250000" calcext:value-type="float">
            <text:p>250000</text:p>
          </table:table-cell>
          <table:table-cell office:value-type="float" office:value="84138.84317" calcext:value-type="float">
            <text:p>84138.84317</text:p>
          </table:table-cell>
          <table:table-cell office:value-type="float" office:value="2156609.07" calcext:value-type="float">
            <text:p>2156609.0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56609.07" calcext:value-type="float">
            <text:p>956609.0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11600</text:p>
          </table:table-cell>
          <table:table-cell office:value-type="float" office:value="189699.7161" calcext:value-type="float">
            <text:p>189699.7161</text:p>
          </table:table-cell>
          <table:table-cell office:value-type="float" office:value="135262.5684" calcext:value-type="float">
            <text:p>135262.5684</text:p>
          </table:table-cell>
          <table:table-cell office:value-type="float" office:value="243154.0529" calcext:value-type="float">
            <text:p>243154.0529</text:p>
          </table:table-cell>
          <table:table-cell office:value-type="float" office:value="214327.1984" calcext:value-type="float">
            <text:p>214327.1984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354.22732" calcext:value-type="float">
            <text:p>17354.22732</text:p>
          </table:table-cell>
          <table:table-cell office:value-type="float" office:value="259995.2192" calcext:value-type="float">
            <text:p>259995.2192</text:p>
          </table:table-cell>
          <table:table-cell office:value-type="float" office:value="109729.7914" calcext:value-type="float">
            <text:p>109729.7914</text:p>
          </table:table-cell>
          <table:table-cell office:value-type="float" office:value="123077.6176" calcext:value-type="float">
            <text:p>123077.6176</text:p>
          </table:table-cell>
          <table:table-cell office:value-type="float" office:value="142975.4745" calcext:value-type="float">
            <text:p>142975.474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3791.95099" calcext:value-type="float">
            <text:p>83791.95099</text:p>
          </table:table-cell>
          <table:table-cell office:value-type="float" office:value="2169367.82" calcext:value-type="float">
            <text:p>2169367.8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69367.82" calcext:value-type="float">
            <text:p>969367.8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13400</text:p>
          </table:table-cell>
          <table:table-cell office:value-type="float" office:value="190887.4881" calcext:value-type="float">
            <text:p>190887.4881</text:p>
          </table:table-cell>
          <table:table-cell office:value-type="float" office:value="136913.1758" calcext:value-type="float">
            <text:p>136913.1758</text:p>
          </table:table-cell>
          <table:table-cell office:value-type="float" office:value="243701.1821" calcext:value-type="float">
            <text:p>243701.1821</text:p>
          </table:table-cell>
          <table:table-cell office:value-type="float" office:value="221849.2332" calcext:value-type="float">
            <text:p>221849.233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332.43056" calcext:value-type="float">
            <text:p>17332.43056</text:p>
          </table:table-cell>
          <table:table-cell office:value-type="float" office:value="269764.3412" calcext:value-type="float">
            <text:p>269764.3412</text:p>
          </table:table-cell>
          <table:table-cell office:value-type="float" office:value="109943.2154" calcext:value-type="float">
            <text:p>109943.2154</text:p>
          </table:table-cell>
          <table:table-cell office:value-type="float" office:value="124814.5347" calcext:value-type="float">
            <text:p>124814.5347</text:p>
          </table:table-cell>
          <table:table-cell office:value-type="float" office:value="142412.5854" calcext:value-type="float">
            <text:p>142412.585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3849.13422" calcext:value-type="float">
            <text:p>83849.13422</text:p>
          </table:table-cell>
          <table:table-cell office:value-type="float" office:value="2191467.32" calcext:value-type="float">
            <text:p>2191467.3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91467.32" calcext:value-type="float">
            <text:p>991467.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15200</text:p>
          </table:table-cell>
          <table:table-cell office:value-type="float" office:value="194210.7246" calcext:value-type="float">
            <text:p>194210.7246</text:p>
          </table:table-cell>
          <table:table-cell office:value-type="float" office:value="141063.5258" calcext:value-type="float">
            <text:p>141063.5258</text:p>
          </table:table-cell>
          <table:table-cell office:value-type="float" office:value="245336.4953" calcext:value-type="float">
            <text:p>245336.4953</text:p>
          </table:table-cell>
          <table:table-cell office:value-type="float" office:value="231426.8511" calcext:value-type="float">
            <text:p>231426.851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313.0421" calcext:value-type="float">
            <text:p>17313.0421</text:p>
          </table:table-cell>
          <table:table-cell office:value-type="float" office:value="270507.4625" calcext:value-type="float">
            <text:p>270507.4625</text:p>
          </table:table-cell>
          <table:table-cell office:value-type="float" office:value="109637.6607" calcext:value-type="float">
            <text:p>109637.6607</text:p>
          </table:table-cell>
          <table:table-cell office:value-type="float" office:value="126020.9115" calcext:value-type="float">
            <text:p>126020.9115</text:p>
          </table:table-cell>
          <table:table-cell office:value-type="float" office:value="143896.6658" calcext:value-type="float">
            <text:p>143896.6658</text:p>
          </table:table-cell>
          <table:table-cell office:value-type="float" office:value="250000" calcext:value-type="float">
            <text:p>250000</text:p>
          </table:table-cell>
          <table:table-cell office:value-type="float" office:value="83450.3838" calcext:value-type="float">
            <text:p>83450.3838</text:p>
          </table:table-cell>
          <table:table-cell office:value-type="float" office:value="2212863.72" calcext:value-type="float">
            <text:p>2212863.7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12863.72" calcext:value-type="float">
            <text:p>1012863.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17000</text:p>
          </table:table-cell>
          <table:table-cell office:value-type="float" office:value="199899.4803" calcext:value-type="float">
            <text:p>199899.4803</text:p>
          </table:table-cell>
          <table:table-cell office:value-type="float" office:value="148132.5979" calcext:value-type="float">
            <text:p>148132.5979</text:p>
          </table:table-cell>
          <table:table-cell office:value-type="float" office:value="251466.055" calcext:value-type="float">
            <text:p>251466.055</text:p>
          </table:table-cell>
          <table:table-cell office:value-type="float" office:value="236911.8532" calcext:value-type="float">
            <text:p>236911.853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185.60739" calcext:value-type="float">
            <text:p>17185.60739</text:p>
          </table:table-cell>
          <table:table-cell office:value-type="float" office:value="267556.4815" calcext:value-type="float">
            <text:p>267556.4815</text:p>
          </table:table-cell>
          <table:table-cell office:value-type="float" office:value="109308.3796" calcext:value-type="float">
            <text:p>109308.3796</text:p>
          </table:table-cell>
          <table:table-cell office:value-type="float" office:value="126899.8923" calcext:value-type="float">
            <text:p>126899.8923</text:p>
          </table:table-cell>
          <table:table-cell office:value-type="float" office:value="143086.9711" calcext:value-type="float">
            <text:p>143086.971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2701.52121" calcext:value-type="float">
            <text:p>82701.52121</text:p>
          </table:table-cell>
          <table:table-cell office:value-type="float" office:value="2233148.84" calcext:value-type="float">
            <text:p>2233148.8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33148.84" calcext:value-type="float">
            <text:p>1033148.8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18800</text:p>
          </table:table-cell>
          <table:table-cell office:value-type="float" office:value="193490.1019" calcext:value-type="float">
            <text:p>193490.1019</text:p>
          </table:table-cell>
          <table:table-cell office:value-type="float" office:value="141860.6529" calcext:value-type="float">
            <text:p>141860.6529</text:p>
          </table:table-cell>
          <table:table-cell office:value-type="float" office:value="275636.303" calcext:value-type="float">
            <text:p>275636.303</text:p>
          </table:table-cell>
          <table:table-cell office:value-type="float" office:value="251196.8421" calcext:value-type="float">
            <text:p>251196.842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019.14552" calcext:value-type="float">
            <text:p>17019.14552</text:p>
          </table:table-cell>
          <table:table-cell office:value-type="float" office:value="264735.0306" calcext:value-type="float">
            <text:p>264735.0306</text:p>
          </table:table-cell>
          <table:table-cell office:value-type="float" office:value="109283.4277" calcext:value-type="float">
            <text:p>109283.4277</text:p>
          </table:table-cell>
          <table:table-cell office:value-type="float" office:value="191452.0567" calcext:value-type="float">
            <text:p>191452.0567</text:p>
          </table:table-cell>
          <table:table-cell office:value-type="float" office:value="141510.6825" calcext:value-type="float">
            <text:p>141510.682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2514.95549" calcext:value-type="float">
            <text:p>82514.95549</text:p>
          </table:table-cell>
          <table:table-cell office:value-type="float" office:value="2318699.2" calcext:value-type="float">
            <text:p>2318699.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18699.2" calcext:value-type="float">
            <text:p>1118699.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20600</text:p>
          </table:table-cell>
          <table:table-cell office:value-type="float" office:value="202674.6346" calcext:value-type="float">
            <text:p>202674.6346</text:p>
          </table:table-cell>
          <table:table-cell office:value-type="float" office:value="152575.876" calcext:value-type="float">
            <text:p>152575.876</text:p>
          </table:table-cell>
          <table:table-cell office:value-type="float" office:value="288303.408" calcext:value-type="float">
            <text:p>288303.408</text:p>
          </table:table-cell>
          <table:table-cell office:value-type="float" office:value="270694.9057" calcext:value-type="float">
            <text:p>270694.9057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648.11597" calcext:value-type="float">
            <text:p>16648.11597</text:p>
          </table:table-cell>
          <table:table-cell office:value-type="float" office:value="265476.4515" calcext:value-type="float">
            <text:p>265476.4515</text:p>
          </table:table-cell>
          <table:table-cell office:value-type="float" office:value="108799.0238" calcext:value-type="float">
            <text:p>108799.0238</text:p>
          </table:table-cell>
          <table:table-cell office:value-type="float" office:value="209035.4219" calcext:value-type="float">
            <text:p>209035.4219</text:p>
          </table:table-cell>
          <table:table-cell office:value-type="float" office:value="141088.7824" calcext:value-type="float">
            <text:p>141088.782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1781.03851" calcext:value-type="float">
            <text:p>81781.03851</text:p>
          </table:table-cell>
          <table:table-cell office:value-type="float" office:value="2387077.66" calcext:value-type="float">
            <text:p>2387077.6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87077.66" calcext:value-type="float">
            <text:p>1187077.6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22400</text:p>
          </table:table-cell>
          <table:table-cell office:value-type="float" office:value="205718.9959" calcext:value-type="float">
            <text:p>205718.9959</text:p>
          </table:table-cell>
          <table:table-cell office:value-type="float" office:value="156021.9175" calcext:value-type="float">
            <text:p>156021.9175</text:p>
          </table:table-cell>
          <table:table-cell office:value-type="float" office:value="292225.2319" calcext:value-type="float">
            <text:p>292225.2319</text:p>
          </table:table-cell>
          <table:table-cell office:value-type="float" office:value="333935.9654" calcext:value-type="float">
            <text:p>333935.9654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500.93821" calcext:value-type="float">
            <text:p>16500.93821</text:p>
          </table:table-cell>
          <table:table-cell office:value-type="float" office:value="264376.5794" calcext:value-type="float">
            <text:p>264376.5794</text:p>
          </table:table-cell>
          <table:table-cell office:value-type="float" office:value="108922.7955" calcext:value-type="float">
            <text:p>108922.7955</text:p>
          </table:table-cell>
          <table:table-cell office:value-type="float" office:value="209270.8144" calcext:value-type="float">
            <text:p>209270.8144</text:p>
          </table:table-cell>
          <table:table-cell office:value-type="float" office:value="140028.6637" calcext:value-type="float">
            <text:p>140028.6637</text:p>
          </table:table-cell>
          <table:table-cell office:value-type="float" office:value="250000" calcext:value-type="float">
            <text:p>250000</text:p>
          </table:table-cell>
          <table:table-cell office:value-type="float" office:value="81033.981" calcext:value-type="float">
            <text:p>81033.981</text:p>
          </table:table-cell>
          <table:table-cell office:value-type="float" office:value="2458035.88" calcext:value-type="float">
            <text:p>2458035.8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258035.88" calcext:value-type="float">
            <text:p>1258035.8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24200</text:p>
          </table:table-cell>
          <table:table-cell office:value-type="float" office:value="230174.9195" calcext:value-type="float">
            <text:p>230174.9195</text:p>
          </table:table-cell>
          <table:table-cell office:value-type="float" office:value="157433.4001" calcext:value-type="float">
            <text:p>157433.4001</text:p>
          </table:table-cell>
          <table:table-cell office:value-type="float" office:value="298916.6195" calcext:value-type="float">
            <text:p>298916.6195</text:p>
          </table:table-cell>
          <table:table-cell office:value-type="float" office:value="379393.3723" calcext:value-type="float">
            <text:p>379393.372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292.79507" calcext:value-type="float">
            <text:p>18292.79507</text:p>
          </table:table-cell>
          <table:table-cell office:value-type="float" office:value="265161.3498" calcext:value-type="float">
            <text:p>265161.3498</text:p>
          </table:table-cell>
          <table:table-cell office:value-type="float" office:value="118699.8061" calcext:value-type="float">
            <text:p>118699.8061</text:p>
          </table:table-cell>
          <table:table-cell office:value-type="float" office:value="207558.3602" calcext:value-type="float">
            <text:p>207558.3602</text:p>
          </table:table-cell>
          <table:table-cell office:value-type="float" office:value="139581.9821" calcext:value-type="float">
            <text:p>139581.9821</text:p>
          </table:table-cell>
          <table:table-cell office:value-type="float" office:value="250000" calcext:value-type="float">
            <text:p>250000</text:p>
          </table:table-cell>
          <table:table-cell office:value-type="float" office:value="65188.32219" calcext:value-type="float">
            <text:p>65188.32219</text:p>
          </table:table-cell>
          <table:table-cell office:value-type="float" office:value="2530400.93" calcext:value-type="float">
            <text:p>2530400.9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30400.93" calcext:value-type="float">
            <text:p>1330400.9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26000</text:p>
          </table:table-cell>
          <table:table-cell office:value-type="float" office:value="224037.0008" calcext:value-type="float">
            <text:p>224037.0008</text:p>
          </table:table-cell>
          <table:table-cell office:value-type="float" office:value="151153.4898" calcext:value-type="float">
            <text:p>151153.4898</text:p>
          </table:table-cell>
          <table:table-cell office:value-type="float" office:value="294839.3897" calcext:value-type="float">
            <text:p>294839.3897</text:p>
          </table:table-cell>
          <table:table-cell office:value-type="float" office:value="375213.1916" calcext:value-type="float">
            <text:p>375213.191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0160.9338" calcext:value-type="float">
            <text:p>100160.9338</text:p>
          </table:table-cell>
          <table:table-cell office:value-type="float" office:value="261751.0777" calcext:value-type="float">
            <text:p>261751.0777</text:p>
          </table:table-cell>
          <table:table-cell office:value-type="float" office:value="118558.3617" calcext:value-type="float">
            <text:p>118558.3617</text:p>
          </table:table-cell>
          <table:table-cell office:value-type="float" office:value="206276.1213" calcext:value-type="float">
            <text:p>206276.1213</text:p>
          </table:table-cell>
          <table:table-cell office:value-type="float" office:value="138895.3535" calcext:value-type="float">
            <text:p>138895.3535</text:p>
          </table:table-cell>
          <table:table-cell office:value-type="float" office:value="250000" calcext:value-type="float">
            <text:p>250000</text:p>
          </table:table-cell>
          <table:table-cell office:value-type="float" office:value="74561.86954" calcext:value-type="float">
            <text:p>74561.86954</text:p>
          </table:table-cell>
          <table:table-cell office:value-type="float" office:value="2595446.79" calcext:value-type="float">
            <text:p>2595446.7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95446.79" calcext:value-type="float">
            <text:p>1395446.7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27800</text:p>
          </table:table-cell>
          <table:table-cell office:value-type="float" office:value="223505.1065" calcext:value-type="float">
            <text:p>223505.1065</text:p>
          </table:table-cell>
          <table:table-cell office:value-type="float" office:value="151251.043" calcext:value-type="float">
            <text:p>151251.043</text:p>
          </table:table-cell>
          <table:table-cell office:value-type="float" office:value="303846.216" calcext:value-type="float">
            <text:p>303846.216</text:p>
          </table:table-cell>
          <table:table-cell office:value-type="float" office:value="374465.1973" calcext:value-type="float">
            <text:p>374465.197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48719.3478" calcext:value-type="float">
            <text:p>148719.3478</text:p>
          </table:table-cell>
          <table:table-cell office:value-type="float" office:value="261608.6539" calcext:value-type="float">
            <text:p>261608.6539</text:p>
          </table:table-cell>
          <table:table-cell office:value-type="float" office:value="118472.8639" calcext:value-type="float">
            <text:p>118472.8639</text:p>
          </table:table-cell>
          <table:table-cell office:value-type="float" office:value="194598.8589" calcext:value-type="float">
            <text:p>194598.8589</text:p>
          </table:table-cell>
          <table:table-cell office:value-type="float" office:value="140362.2771" calcext:value-type="float">
            <text:p>140362.2771</text:p>
          </table:table-cell>
          <table:table-cell office:value-type="float" office:value="250000" calcext:value-type="float">
            <text:p>250000</text:p>
          </table:table-cell>
          <table:table-cell office:value-type="float" office:value="74719.0155" calcext:value-type="float">
            <text:p>74719.0155</text:p>
          </table:table-cell>
          <table:table-cell office:value-type="float" office:value="2641548.58" calcext:value-type="float">
            <text:p>2641548.5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41548.58" calcext:value-type="float">
            <text:p>1441548.5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29600</text:p>
          </table:table-cell>
          <table:table-cell office:value-type="float" office:value="224444.5075" calcext:value-type="float">
            <text:p>224444.5075</text:p>
          </table:table-cell>
          <table:table-cell office:value-type="float" office:value="149522.8859" calcext:value-type="float">
            <text:p>149522.8859</text:p>
          </table:table-cell>
          <table:table-cell office:value-type="float" office:value="310232.6558" calcext:value-type="float">
            <text:p>310232.6558</text:p>
          </table:table-cell>
          <table:table-cell office:value-type="float" office:value="372479.8247" calcext:value-type="float">
            <text:p>372479.8247</text:p>
          </table:table-cell>
          <table:table-cell office:value-type="float" office:value="400000" calcext:value-type="float">
            <text:p>400000</text:p>
          </table:table-cell>
          <table:table-cell office:value-type="float" office:value="156380.3261" calcext:value-type="float">
            <text:p>156380.3261</text:p>
          </table:table-cell>
          <table:table-cell office:value-type="float" office:value="260561.3631" calcext:value-type="float">
            <text:p>260561.3631</text:p>
          </table:table-cell>
          <table:table-cell office:value-type="float" office:value="118455.7541" calcext:value-type="float">
            <text:p>118455.7541</text:p>
          </table:table-cell>
          <table:table-cell office:value-type="float" office:value="205585.1381" calcext:value-type="float">
            <text:p>205585.1381</text:p>
          </table:table-cell>
          <table:table-cell office:value-type="float" office:value="138910.9309" calcext:value-type="float">
            <text:p>138910.9309</text:p>
          </table:table-cell>
          <table:table-cell office:value-type="float" office:value="250000" calcext:value-type="float">
            <text:p>250000</text:p>
          </table:table-cell>
          <table:table-cell office:value-type="float" office:value="64614.26232" calcext:value-type="float">
            <text:p>64614.26232</text:p>
          </table:table-cell>
          <table:table-cell office:value-type="float" office:value="2651187.65" calcext:value-type="float">
            <text:p>2651187.6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51187.65" calcext:value-type="float">
            <text:p>1451187.6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31400</text:p>
          </table:table-cell>
          <table:table-cell office:value-type="float" office:value="225774.1333" calcext:value-type="float">
            <text:p>225774.1333</text:p>
          </table:table-cell>
          <table:table-cell office:value-type="float" office:value="151264.1099" calcext:value-type="float">
            <text:p>151264.1099</text:p>
          </table:table-cell>
          <table:table-cell office:value-type="float" office:value="308149.267" calcext:value-type="float">
            <text:p>308149.267</text:p>
          </table:table-cell>
          <table:table-cell office:value-type="float" office:value="374836.442" calcext:value-type="float">
            <text:p>374836.44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1562.0674" calcext:value-type="float">
            <text:p>181562.0674</text:p>
          </table:table-cell>
          <table:table-cell office:value-type="float" office:value="263083.0097" calcext:value-type="float">
            <text:p>263083.0097</text:p>
          </table:table-cell>
          <table:table-cell office:value-type="float" office:value="118537.5488" calcext:value-type="float">
            <text:p>118537.5488</text:p>
          </table:table-cell>
          <table:table-cell office:value-type="float" office:value="203871.2922" calcext:value-type="float">
            <text:p>203871.2922</text:p>
          </table:table-cell>
          <table:table-cell office:value-type="float" office:value="137773.1915" calcext:value-type="float">
            <text:p>137773.19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73232.67222" calcext:value-type="float">
            <text:p>73232.67222</text:p>
          </table:table-cell>
          <table:table-cell office:value-type="float" office:value="2688083.73" calcext:value-type="float">
            <text:p>2688083.7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88083.73" calcext:value-type="float">
            <text:p>1488083.7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33200</text:p>
          </table:table-cell>
          <table:table-cell office:value-type="float" office:value="231347.735" calcext:value-type="float">
            <text:p>231347.735</text:p>
          </table:table-cell>
          <table:table-cell office:value-type="float" office:value="157653.8316" calcext:value-type="float">
            <text:p>157653.8316</text:p>
          </table:table-cell>
          <table:table-cell office:value-type="float" office:value="310941.1648" calcext:value-type="float">
            <text:p>310941.1648</text:p>
          </table:table-cell>
          <table:table-cell office:value-type="float" office:value="378586.529" calcext:value-type="float">
            <text:p>378586.52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2052.5259" calcext:value-type="float">
            <text:p>182052.5259</text:p>
          </table:table-cell>
          <table:table-cell office:value-type="float" office:value="262299.0003" calcext:value-type="float">
            <text:p>262299.0003</text:p>
          </table:table-cell>
          <table:table-cell office:value-type="float" office:value="118429.878" calcext:value-type="float">
            <text:p>118429.878</text:p>
          </table:table-cell>
          <table:table-cell office:value-type="float" office:value="204715.5854" calcext:value-type="float">
            <text:p>204715.5854</text:p>
          </table:table-cell>
          <table:table-cell office:value-type="float" office:value="137471.7943" calcext:value-type="float">
            <text:p>137471.7943</text:p>
          </table:table-cell>
          <table:table-cell office:value-type="float" office:value="250000" calcext:value-type="float">
            <text:p>250000</text:p>
          </table:table-cell>
          <table:table-cell office:value-type="float" office:value="73519.40735" calcext:value-type="float">
            <text:p>73519.40735</text:p>
          </table:table-cell>
          <table:table-cell office:value-type="float" office:value="2707017.45" calcext:value-type="float">
            <text:p>2707017.4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07017.45" calcext:value-type="float">
            <text:p>1507017.4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35000</text:p>
          </table:table-cell>
          <table:table-cell office:value-type="float" office:value="229581.8412" calcext:value-type="float">
            <text:p>229581.8412</text:p>
          </table:table-cell>
          <table:table-cell office:value-type="float" office:value="154722.8572" calcext:value-type="float">
            <text:p>154722.8572</text:p>
          </table:table-cell>
          <table:table-cell office:value-type="float" office:value="310668.9589" calcext:value-type="float">
            <text:p>310668.9589</text:p>
          </table:table-cell>
          <table:table-cell office:value-type="float" office:value="378514.86" calcext:value-type="float">
            <text:p>378514.8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6961.1713" calcext:value-type="float">
            <text:p>186961.1713</text:p>
          </table:table-cell>
          <table:table-cell office:value-type="float" office:value="262527.5548" calcext:value-type="float">
            <text:p>262527.5548</text:p>
          </table:table-cell>
          <table:table-cell office:value-type="float" office:value="118215.7751" calcext:value-type="float">
            <text:p>118215.7751</text:p>
          </table:table-cell>
          <table:table-cell office:value-type="float" office:value="205350.8465" calcext:value-type="float">
            <text:p>205350.8465</text:p>
          </table:table-cell>
          <table:table-cell office:value-type="float" office:value="137667.4094" calcext:value-type="float">
            <text:p>137667.4094</text:p>
          </table:table-cell>
          <table:table-cell office:value-type="float" office:value="250000" calcext:value-type="float">
            <text:p>250000</text:p>
          </table:table-cell>
          <table:table-cell office:value-type="float" office:value="73438.66422" calcext:value-type="float">
            <text:p>73438.66422</text:p>
          </table:table-cell>
          <table:table-cell office:value-type="float" office:value="2707649.94" calcext:value-type="float">
            <text:p>2707649.9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07649.94" calcext:value-type="float">
            <text:p>1507649.9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36800</text:p>
          </table:table-cell>
          <table:table-cell office:value-type="float" office:value="227070.194" calcext:value-type="float">
            <text:p>227070.194</text:p>
          </table:table-cell>
          <table:table-cell office:value-type="float" office:value="151852.5232" calcext:value-type="float">
            <text:p>151852.5232</text:p>
          </table:table-cell>
          <table:table-cell office:value-type="float" office:value="308296.2453" calcext:value-type="float">
            <text:p>308296.2453</text:p>
          </table:table-cell>
          <table:table-cell office:value-type="float" office:value="372248.7119" calcext:value-type="float">
            <text:p>372248.711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6652.8174" calcext:value-type="float">
            <text:p>186652.8174</text:p>
          </table:table-cell>
          <table:table-cell office:value-type="float" office:value="262273.6222" calcext:value-type="float">
            <text:p>262273.6222</text:p>
          </table:table-cell>
          <table:table-cell office:value-type="float" office:value="118109.8272" calcext:value-type="float">
            <text:p>118109.8272</text:p>
          </table:table-cell>
          <table:table-cell office:value-type="float" office:value="204302.4138" calcext:value-type="float">
            <text:p>204302.4138</text:p>
          </table:table-cell>
          <table:table-cell office:value-type="float" office:value="137780.8068" calcext:value-type="float">
            <text:p>137780.8068</text:p>
          </table:table-cell>
          <table:table-cell office:value-type="float" office:value="250000" calcext:value-type="float">
            <text:p>250000</text:p>
          </table:table-cell>
          <table:table-cell office:value-type="float" office:value="73671.60218" calcext:value-type="float">
            <text:p>73671.60218</text:p>
          </table:table-cell>
          <table:table-cell office:value-type="float" office:value="2692258.76" calcext:value-type="float">
            <text:p>2692258.7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92258.76" calcext:value-type="float">
            <text:p>1492258.7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38600</text:p>
          </table:table-cell>
          <table:table-cell office:value-type="float" office:value="219379.6703" calcext:value-type="float">
            <text:p>219379.6703</text:p>
          </table:table-cell>
          <table:table-cell office:value-type="float" office:value="145549.5362" calcext:value-type="float">
            <text:p>145549.5362</text:p>
          </table:table-cell>
          <table:table-cell office:value-type="float" office:value="302310.8509" calcext:value-type="float">
            <text:p>302310.8509</text:p>
          </table:table-cell>
          <table:table-cell office:value-type="float" office:value="357882.6553" calcext:value-type="float">
            <text:p>357882.655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8041.6398" calcext:value-type="float">
            <text:p>188041.6398</text:p>
          </table:table-cell>
          <table:table-cell office:value-type="float" office:value="262142.6309" calcext:value-type="float">
            <text:p>262142.6309</text:p>
          </table:table-cell>
          <table:table-cell office:value-type="float" office:value="118219.1042" calcext:value-type="float">
            <text:p>118219.1042</text:p>
          </table:table-cell>
          <table:table-cell office:value-type="float" office:value="203672.79" calcext:value-type="float">
            <text:p>203672.79</text:p>
          </table:table-cell>
          <table:table-cell office:value-type="float" office:value="136749.8015" calcext:value-type="float">
            <text:p>136749.8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2609.84976" calcext:value-type="float">
            <text:p>82609.84976</text:p>
          </table:table-cell>
          <table:table-cell office:value-type="float" office:value="2666558.53" calcext:value-type="float">
            <text:p>2666558.5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66558.53" calcext:value-type="float">
            <text:p>1466558.5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40400</text:p>
          </table:table-cell>
          <table:table-cell office:value-type="float" office:value="224081.1797" calcext:value-type="float">
            <text:p>224081.1797</text:p>
          </table:table-cell>
          <table:table-cell office:value-type="float" office:value="149859.5063" calcext:value-type="float">
            <text:p>149859.5063</text:p>
          </table:table-cell>
          <table:table-cell office:value-type="float" office:value="305532.4346" calcext:value-type="float">
            <text:p>305532.4346</text:p>
          </table:table-cell>
          <table:table-cell office:value-type="float" office:value="360590.1102" calcext:value-type="float">
            <text:p>360590.110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9606.555" calcext:value-type="float">
            <text:p>189606.555</text:p>
          </table:table-cell>
          <table:table-cell office:value-type="float" office:value="262459.1998" calcext:value-type="float">
            <text:p>262459.1998</text:p>
          </table:table-cell>
          <table:table-cell office:value-type="float" office:value="117268.3411" calcext:value-type="float">
            <text:p>117268.3411</text:p>
          </table:table-cell>
          <table:table-cell office:value-type="float" office:value="203906.1101" calcext:value-type="float">
            <text:p>203906.1101</text:p>
          </table:table-cell>
          <table:table-cell office:value-type="float" office:value="136561.8581" calcext:value-type="float">
            <text:p>136561.858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3015.98553" calcext:value-type="float">
            <text:p>83015.98553</text:p>
          </table:table-cell>
          <table:table-cell office:value-type="float" office:value="2682881.28" calcext:value-type="float">
            <text:p>2682881.2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82881.28" calcext:value-type="float">
            <text:p>1482881.2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42200</text:p>
          </table:table-cell>
          <table:table-cell office:value-type="float" office:value="223293.0228" calcext:value-type="float">
            <text:p>223293.0228</text:p>
          </table:table-cell>
          <table:table-cell office:value-type="float" office:value="148863.6519" calcext:value-type="float">
            <text:p>148863.6519</text:p>
          </table:table-cell>
          <table:table-cell office:value-type="float" office:value="304855.9394" calcext:value-type="float">
            <text:p>304855.9394</text:p>
          </table:table-cell>
          <table:table-cell office:value-type="float" office:value="358414.7861" calcext:value-type="float">
            <text:p>358414.786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7823.3841" calcext:value-type="float">
            <text:p>187823.3841</text:p>
          </table:table-cell>
          <table:table-cell office:value-type="float" office:value="261126.2569" calcext:value-type="float">
            <text:p>261126.2569</text:p>
          </table:table-cell>
          <table:table-cell office:value-type="float" office:value="117212.1518" calcext:value-type="float">
            <text:p>117212.1518</text:p>
          </table:table-cell>
          <table:table-cell office:value-type="float" office:value="204016.8706" calcext:value-type="float">
            <text:p>204016.8706</text:p>
          </table:table-cell>
          <table:table-cell office:value-type="float" office:value="138022.0828" calcext:value-type="float">
            <text:p>138022.0828</text:p>
          </table:table-cell>
          <table:table-cell office:value-type="float" office:value="250000" calcext:value-type="float">
            <text:p>250000</text:p>
          </table:table-cell>
          <table:table-cell office:value-type="float" office:value="82857.22777" calcext:value-type="float">
            <text:p>82857.22777</text:p>
          </table:table-cell>
          <table:table-cell office:value-type="float" office:value="2676485.37" calcext:value-type="float">
            <text:p>2676485.3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76485.37" calcext:value-type="float">
            <text:p>1476485.3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44000</text:p>
          </table:table-cell>
          <table:table-cell office:value-type="float" office:value="223156.0549" calcext:value-type="float">
            <text:p>223156.0549</text:p>
          </table:table-cell>
          <table:table-cell office:value-type="float" office:value="149156.8253" calcext:value-type="float">
            <text:p>149156.8253</text:p>
          </table:table-cell>
          <table:table-cell office:value-type="float" office:value="308595.6025" calcext:value-type="float">
            <text:p>308595.6025</text:p>
          </table:table-cell>
          <table:table-cell office:value-type="float" office:value="359262.7723" calcext:value-type="float">
            <text:p>359262.772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8382.0423" calcext:value-type="float">
            <text:p>188382.0423</text:p>
          </table:table-cell>
          <table:table-cell office:value-type="float" office:value="261684.2315" calcext:value-type="float">
            <text:p>261684.2315</text:p>
          </table:table-cell>
          <table:table-cell office:value-type="float" office:value="117517.2282" calcext:value-type="float">
            <text:p>117517.2282</text:p>
          </table:table-cell>
          <table:table-cell office:value-type="float" office:value="204176.3918" calcext:value-type="float">
            <text:p>204176.3918</text:p>
          </table:table-cell>
          <table:table-cell office:value-type="float" office:value="138092.1944" calcext:value-type="float">
            <text:p>138092.194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2467.03228" calcext:value-type="float">
            <text:p>82467.03228</text:p>
          </table:table-cell>
          <table:table-cell office:value-type="float" office:value="2682490.38" calcext:value-type="float">
            <text:p>2682490.3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82490.38" calcext:value-type="float">
            <text:p>1482490.3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45800</text:p>
          </table:table-cell>
          <table:table-cell office:value-type="float" office:value="229373.9435" calcext:value-type="float">
            <text:p>229373.9435</text:p>
          </table:table-cell>
          <table:table-cell office:value-type="float" office:value="154345.8246" calcext:value-type="float">
            <text:p>154345.8246</text:p>
          </table:table-cell>
          <table:table-cell office:value-type="float" office:value="320887.7142" calcext:value-type="float">
            <text:p>320887.7142</text:p>
          </table:table-cell>
          <table:table-cell office:value-type="float" office:value="364149.9818" calcext:value-type="float">
            <text:p>364149.981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0133.3741" calcext:value-type="float">
            <text:p>190133.3741</text:p>
          </table:table-cell>
          <table:table-cell office:value-type="float" office:value="260812.8727" calcext:value-type="float">
            <text:p>260812.8727</text:p>
          </table:table-cell>
          <table:table-cell office:value-type="float" office:value="117449.3187" calcext:value-type="float">
            <text:p>117449.3187</text:p>
          </table:table-cell>
          <table:table-cell office:value-type="float" office:value="202380.3994" calcext:value-type="float">
            <text:p>202380.3994</text:p>
          </table:table-cell>
          <table:table-cell office:value-type="float" office:value="138392.8292" calcext:value-type="float">
            <text:p>138392.8292</text:p>
          </table:table-cell>
          <table:table-cell office:value-type="float" office:value="250000" calcext:value-type="float">
            <text:p>250000</text:p>
          </table:table-cell>
          <table:table-cell office:value-type="float" office:value="82558.2381" calcext:value-type="float">
            <text:p>82558.2381</text:p>
          </table:table-cell>
          <table:table-cell office:value-type="float" office:value="2710484.5" calcext:value-type="float">
            <text:p>2710484.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10484.5" calcext:value-type="float">
            <text:p>1510484.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47600</text:p>
          </table:table-cell>
          <table:table-cell office:value-type="float" office:value="231088.117" calcext:value-type="float">
            <text:p>231088.117</text:p>
          </table:table-cell>
          <table:table-cell office:value-type="float" office:value="156075.7542" calcext:value-type="float">
            <text:p>156075.7542</text:p>
          </table:table-cell>
          <table:table-cell office:value-type="float" office:value="321982.3335" calcext:value-type="float">
            <text:p>321982.3335</text:p>
          </table:table-cell>
          <table:table-cell office:value-type="float" office:value="367658.8433" calcext:value-type="float">
            <text:p>367658.843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9938.443" calcext:value-type="float">
            <text:p>189938.443</text:p>
          </table:table-cell>
          <table:table-cell office:value-type="float" office:value="262316.3115" calcext:value-type="float">
            <text:p>262316.3115</text:p>
          </table:table-cell>
          <table:table-cell office:value-type="float" office:value="117307.095" calcext:value-type="float">
            <text:p>117307.095</text:p>
          </table:table-cell>
          <table:table-cell office:value-type="float" office:value="204723.7604" calcext:value-type="float">
            <text:p>204723.7604</text:p>
          </table:table-cell>
          <table:table-cell office:value-type="float" office:value="137328.6849" calcext:value-type="float">
            <text:p>137328.6849</text:p>
          </table:table-cell>
          <table:table-cell office:value-type="float" office:value="250000" calcext:value-type="float">
            <text:p>250000</text:p>
          </table:table-cell>
          <table:table-cell office:value-type="float" office:value="82584.71333" calcext:value-type="float">
            <text:p>82584.71333</text:p>
          </table:table-cell>
          <table:table-cell office:value-type="float" office:value="2721004.06" calcext:value-type="float">
            <text:p>2721004.0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21004.06" calcext:value-type="float">
            <text:p>1521004.0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49400</text:p>
          </table:table-cell>
          <table:table-cell office:value-type="float" office:value="226711.7277" calcext:value-type="float">
            <text:p>226711.7277</text:p>
          </table:table-cell>
          <table:table-cell office:value-type="float" office:value="152044.683" calcext:value-type="float">
            <text:p>152044.683</text:p>
          </table:table-cell>
          <table:table-cell office:value-type="float" office:value="293343.1592" calcext:value-type="float">
            <text:p>293343.1592</text:p>
          </table:table-cell>
          <table:table-cell office:value-type="float" office:value="376882.2954" calcext:value-type="float">
            <text:p>376882.2954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0857.5939" calcext:value-type="float">
            <text:p>190857.5939</text:p>
          </table:table-cell>
          <table:table-cell office:value-type="float" office:value="263123.5352" calcext:value-type="float">
            <text:p>263123.5352</text:p>
          </table:table-cell>
          <table:table-cell office:value-type="float" office:value="117226.3952" calcext:value-type="float">
            <text:p>117226.3952</text:p>
          </table:table-cell>
          <table:table-cell office:value-type="float" office:value="228632.0813" calcext:value-type="float">
            <text:p>228632.0813</text:p>
          </table:table-cell>
          <table:table-cell office:value-type="float" office:value="136863.2558" calcext:value-type="float">
            <text:p>136863.2558</text:p>
          </table:table-cell>
          <table:table-cell office:value-type="float" office:value="250000" calcext:value-type="float">
            <text:p>250000</text:p>
          </table:table-cell>
          <table:table-cell office:value-type="float" office:value="82745.09832" calcext:value-type="float">
            <text:p>82745.09832</text:p>
          </table:table-cell>
          <table:table-cell office:value-type="float" office:value="2718429.83" calcext:value-type="float">
            <text:p>2718429.8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18429.83" calcext:value-type="float">
            <text:p>1518429.8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51200</text:p>
          </table:table-cell>
          <table:table-cell office:value-type="float" office:value="230509.6536" calcext:value-type="float">
            <text:p>230509.6536</text:p>
          </table:table-cell>
          <table:table-cell office:value-type="float" office:value="154402.1584" calcext:value-type="float">
            <text:p>154402.1584</text:p>
          </table:table-cell>
          <table:table-cell office:value-type="float" office:value="297195.1922" calcext:value-type="float">
            <text:p>297195.1922</text:p>
          </table:table-cell>
          <table:table-cell office:value-type="float" office:value="381009.3282" calcext:value-type="float">
            <text:p>381009.328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1492.2222" calcext:value-type="float">
            <text:p>191492.2222</text:p>
          </table:table-cell>
          <table:table-cell office:value-type="float" office:value="264485.7197" calcext:value-type="float">
            <text:p>264485.7197</text:p>
          </table:table-cell>
          <table:table-cell office:value-type="float" office:value="116339.3644" calcext:value-type="float">
            <text:p>116339.3644</text:p>
          </table:table-cell>
          <table:table-cell office:value-type="float" office:value="228978.9538" calcext:value-type="float">
            <text:p>228978.9538</text:p>
          </table:table-cell>
          <table:table-cell office:value-type="float" office:value="138001.4731" calcext:value-type="float">
            <text:p>138001.473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3127.99397" calcext:value-type="float">
            <text:p>83127.99397</text:p>
          </table:table-cell>
          <table:table-cell office:value-type="float" office:value="2735542.06" calcext:value-type="float">
            <text:p>2735542.0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35542.06" calcext:value-type="float">
            <text:p>1535542.0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53000</text:p>
          </table:table-cell>
          <table:table-cell office:value-type="float" office:value="234765.5605" calcext:value-type="float">
            <text:p>234765.5605</text:p>
          </table:table-cell>
          <table:table-cell office:value-type="float" office:value="158192.3223" calcext:value-type="float">
            <text:p>158192.3223</text:p>
          </table:table-cell>
          <table:table-cell office:value-type="float" office:value="306415.2436" calcext:value-type="float">
            <text:p>306415.2436</text:p>
          </table:table-cell>
          <table:table-cell office:value-type="float" office:value="399170.8315" calcext:value-type="float">
            <text:p>399170.8315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2790.6458" calcext:value-type="float">
            <text:p>192790.6458</text:p>
          </table:table-cell>
          <table:table-cell office:value-type="float" office:value="191825.163" calcext:value-type="float">
            <text:p>191825.163</text:p>
          </table:table-cell>
          <table:table-cell office:value-type="float" office:value="115599.761" calcext:value-type="float">
            <text:p>115599.761</text:p>
          </table:table-cell>
          <table:table-cell office:value-type="float" office:value="229493.8371" calcext:value-type="float">
            <text:p>229493.8371</text:p>
          </table:table-cell>
          <table:table-cell office:value-type="float" office:value="139021.3436" calcext:value-type="float">
            <text:p>139021.3436</text:p>
          </table:table-cell>
          <table:table-cell office:value-type="float" office:value="250000" calcext:value-type="float">
            <text:p>250000</text:p>
          </table:table-cell>
          <table:table-cell office:value-type="float" office:value="83714.54355" calcext:value-type="float">
            <text:p>83714.54355</text:p>
          </table:table-cell>
          <table:table-cell office:value-type="float" office:value="2700989.25" calcext:value-type="float">
            <text:p>2700989.2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00989.25" calcext:value-type="float">
            <text:p>1500989.2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54800</text:p>
          </table:table-cell>
          <table:table-cell office:value-type="float" office:value="228733.394" calcext:value-type="float">
            <text:p>228733.394</text:p>
          </table:table-cell>
          <table:table-cell office:value-type="float" office:value="151888.8356" calcext:value-type="float">
            <text:p>151888.8356</text:p>
          </table:table-cell>
          <table:table-cell office:value-type="float" office:value="294589.3401" calcext:value-type="float">
            <text:p>294589.3401</text:p>
          </table:table-cell>
          <table:table-cell office:value-type="float" office:value="401034.5636" calcext:value-type="float">
            <text:p>401034.563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3692.8269" calcext:value-type="float">
            <text:p>193692.8269</text:p>
          </table:table-cell>
          <table:table-cell office:value-type="float" office:value="191901.7114" calcext:value-type="float">
            <text:p>191901.7114</text:p>
          </table:table-cell>
          <table:table-cell office:value-type="float" office:value="114677.2029" calcext:value-type="float">
            <text:p>114677.2029</text:p>
          </table:table-cell>
          <table:table-cell office:value-type="float" office:value="230264.3097" calcext:value-type="float">
            <text:p>230264.3097</text:p>
          </table:table-cell>
          <table:table-cell office:value-type="float" office:value="138944.6935" calcext:value-type="float">
            <text:p>138944.693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3804.05893" calcext:value-type="float">
            <text:p>83804.05893</text:p>
          </table:table-cell>
          <table:table-cell office:value-type="float" office:value="2679530.94" calcext:value-type="float">
            <text:p>2679530.9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79530.94" calcext:value-type="float">
            <text:p>1479530.9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56600</text:p>
          </table:table-cell>
          <table:table-cell office:value-type="float" office:value="223709.7892" calcext:value-type="float">
            <text:p>223709.7892</text:p>
          </table:table-cell>
          <table:table-cell office:value-type="float" office:value="146841.8501" calcext:value-type="float">
            <text:p>146841.8501</text:p>
          </table:table-cell>
          <table:table-cell office:value-type="float" office:value="282394.2565" calcext:value-type="float">
            <text:p>282394.2565</text:p>
          </table:table-cell>
          <table:table-cell office:value-type="float" office:value="390577.1391" calcext:value-type="float">
            <text:p>390577.139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2860.7968" calcext:value-type="float">
            <text:p>192860.7968</text:p>
          </table:table-cell>
          <table:table-cell office:value-type="float" office:value="193116.2353" calcext:value-type="float">
            <text:p>193116.2353</text:p>
          </table:table-cell>
          <table:table-cell office:value-type="float" office:value="114446.7782" calcext:value-type="float">
            <text:p>114446.7782</text:p>
          </table:table-cell>
          <table:table-cell office:value-type="float" office:value="229700.7136" calcext:value-type="float">
            <text:p>229700.7136</text:p>
          </table:table-cell>
          <table:table-cell office:value-type="float" office:value="139630.3334" calcext:value-type="float">
            <text:p>139630.333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4620.00603" calcext:value-type="float">
            <text:p>84620.00603</text:p>
          </table:table-cell>
          <table:table-cell office:value-type="float" office:value="2647897.9" calcext:value-type="float">
            <text:p>2647897.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47897.9" calcext:value-type="float">
            <text:p>1447897.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58400</text:p>
          </table:table-cell>
          <table:table-cell office:value-type="float" office:value="224136.097" calcext:value-type="float">
            <text:p>224136.097</text:p>
          </table:table-cell>
          <table:table-cell office:value-type="float" office:value="146512.7821" calcext:value-type="float">
            <text:p>146512.7821</text:p>
          </table:table-cell>
          <table:table-cell office:value-type="float" office:value="283606.1122" calcext:value-type="float">
            <text:p>283606.1122</text:p>
          </table:table-cell>
          <table:table-cell office:value-type="float" office:value="391088.2858" calcext:value-type="float">
            <text:p>391088.285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3178.1179" calcext:value-type="float">
            <text:p>193178.1179</text:p>
          </table:table-cell>
          <table:table-cell office:value-type="float" office:value="193234.2976" calcext:value-type="float">
            <text:p>193234.2976</text:p>
          </table:table-cell>
          <table:table-cell office:value-type="float" office:value="114568.4419" calcext:value-type="float">
            <text:p>114568.4419</text:p>
          </table:table-cell>
          <table:table-cell office:value-type="float" office:value="215835.0663" calcext:value-type="float">
            <text:p>215835.0663</text:p>
          </table:table-cell>
          <table:table-cell office:value-type="float" office:value="140303.0596" calcext:value-type="float">
            <text:p>140303.0596</text:p>
          </table:table-cell>
          <table:table-cell office:value-type="float" office:value="250000" calcext:value-type="float">
            <text:p>250000</text:p>
          </table:table-cell>
          <table:table-cell office:value-type="float" office:value="84898.36653" calcext:value-type="float">
            <text:p>84898.36653</text:p>
          </table:table-cell>
          <table:table-cell office:value-type="float" office:value="2637360.63" calcext:value-type="float">
            <text:p>2637360.6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37360.63" calcext:value-type="float">
            <text:p>1437360.6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60200</text:p>
          </table:table-cell>
          <table:table-cell office:value-type="float" office:value="226982.7455" calcext:value-type="float">
            <text:p>226982.7455</text:p>
          </table:table-cell>
          <table:table-cell office:value-type="float" office:value="148463.0059" calcext:value-type="float">
            <text:p>148463.0059</text:p>
          </table:table-cell>
          <table:table-cell office:value-type="float" office:value="286138.4204" calcext:value-type="float">
            <text:p>286138.4204</text:p>
          </table:table-cell>
          <table:table-cell office:value-type="float" office:value="395633.8762" calcext:value-type="float">
            <text:p>395633.876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2689.8738" calcext:value-type="float">
            <text:p>192689.8738</text:p>
          </table:table-cell>
          <table:table-cell office:value-type="float" office:value="193673.778" calcext:value-type="float">
            <text:p>193673.778</text:p>
          </table:table-cell>
          <table:table-cell office:value-type="float" office:value="114537.4615" calcext:value-type="float">
            <text:p>114537.4615</text:p>
          </table:table-cell>
          <table:table-cell office:value-type="float" office:value="225064.3635" calcext:value-type="float">
            <text:p>225064.3635</text:p>
          </table:table-cell>
          <table:table-cell office:value-type="float" office:value="140697.4845" calcext:value-type="float">
            <text:p>140697.484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5271.25815" calcext:value-type="float">
            <text:p>85271.25815</text:p>
          </table:table-cell>
          <table:table-cell office:value-type="float" office:value="2659152.27" calcext:value-type="float">
            <text:p>2659152.2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59152.27" calcext:value-type="float">
            <text:p>1459152.2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62000</text:p>
          </table:table-cell>
          <table:table-cell office:value-type="float" office:value="225302.5945" calcext:value-type="float">
            <text:p>225302.5945</text:p>
          </table:table-cell>
          <table:table-cell office:value-type="float" office:value="146157.4379" calcext:value-type="float">
            <text:p>146157.4379</text:p>
          </table:table-cell>
          <table:table-cell office:value-type="float" office:value="282694.473" calcext:value-type="float">
            <text:p>282694.473</text:p>
          </table:table-cell>
          <table:table-cell office:value-type="float" office:value="389353.1979" calcext:value-type="float">
            <text:p>389353.197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2306.0373" calcext:value-type="float">
            <text:p>192306.0373</text:p>
          </table:table-cell>
          <table:table-cell office:value-type="float" office:value="193791.4949" calcext:value-type="float">
            <text:p>193791.4949</text:p>
          </table:table-cell>
          <table:table-cell office:value-type="float" office:value="114665.5043" calcext:value-type="float">
            <text:p>114665.5043</text:p>
          </table:table-cell>
          <table:table-cell office:value-type="float" office:value="226712.4077" calcext:value-type="float">
            <text:p>226712.4077</text:p>
          </table:table-cell>
          <table:table-cell office:value-type="float" office:value="141219.7002" calcext:value-type="float">
            <text:p>141219.7002</text:p>
          </table:table-cell>
          <table:table-cell office:value-type="float" office:value="250000" calcext:value-type="float">
            <text:p>250000</text:p>
          </table:table-cell>
          <table:table-cell office:value-type="float" office:value="85384.7928" calcext:value-type="float">
            <text:p>85384.7928</text:p>
          </table:table-cell>
          <table:table-cell office:value-type="float" office:value="2647587.64" calcext:value-type="float">
            <text:p>2647587.6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47587.64" calcext:value-type="float">
            <text:p>1447587.6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63800</text:p>
          </table:table-cell>
          <table:table-cell office:value-type="float" office:value="219940.1363" calcext:value-type="float">
            <text:p>219940.1363</text:p>
          </table:table-cell>
          <table:table-cell office:value-type="float" office:value="140322.6585" calcext:value-type="float">
            <text:p>140322.6585</text:p>
          </table:table-cell>
          <table:table-cell office:value-type="float" office:value="270822.8683" calcext:value-type="float">
            <text:p>270822.8683</text:p>
          </table:table-cell>
          <table:table-cell office:value-type="float" office:value="379242.4922" calcext:value-type="float">
            <text:p>379242.492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3303.1521" calcext:value-type="float">
            <text:p>193303.1521</text:p>
          </table:table-cell>
          <table:table-cell office:value-type="float" office:value="194695.197" calcext:value-type="float">
            <text:p>194695.197</text:p>
          </table:table-cell>
          <table:table-cell office:value-type="float" office:value="114573.5606" calcext:value-type="float">
            <text:p>114573.5606</text:p>
          </table:table-cell>
          <table:table-cell office:value-type="float" office:value="221530.5179" calcext:value-type="float">
            <text:p>221530.5179</text:p>
          </table:table-cell>
          <table:table-cell office:value-type="float" office:value="141760.082" calcext:value-type="float">
            <text:p>141760.082</text:p>
          </table:table-cell>
          <table:table-cell office:value-type="float" office:value="250000" calcext:value-type="float">
            <text:p>250000</text:p>
          </table:table-cell>
          <table:table-cell office:value-type="float" office:value="85749.89668" calcext:value-type="float">
            <text:p>85749.89668</text:p>
          </table:table-cell>
          <table:table-cell office:value-type="float" office:value="2611940.56" calcext:value-type="float">
            <text:p>2611940.5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11940.56" calcext:value-type="float">
            <text:p>1411940.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65600</text:p>
          </table:table-cell>
          <table:table-cell office:value-type="float" office:value="223423.505" calcext:value-type="float">
            <text:p>223423.505</text:p>
          </table:table-cell>
          <table:table-cell office:value-type="float" office:value="142488.5962" calcext:value-type="float">
            <text:p>142488.5962</text:p>
          </table:table-cell>
          <table:table-cell office:value-type="float" office:value="274677.4104" calcext:value-type="float">
            <text:p>274677.4104</text:p>
          </table:table-cell>
          <table:table-cell office:value-type="float" office:value="384160.4911" calcext:value-type="float">
            <text:p>384160.491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5517.2601" calcext:value-type="float">
            <text:p>185517.2601</text:p>
          </table:table-cell>
          <table:table-cell office:value-type="float" office:value="194963.2757" calcext:value-type="float">
            <text:p>194963.2757</text:p>
          </table:table-cell>
          <table:table-cell office:value-type="float" office:value="114744.8775" calcext:value-type="float">
            <text:p>114744.8775</text:p>
          </table:table-cell>
          <table:table-cell office:value-type="float" office:value="203410.621" calcext:value-type="float">
            <text:p>203410.621</text:p>
          </table:table-cell>
          <table:table-cell office:value-type="float" office:value="141865.0959" calcext:value-type="float">
            <text:p>141865.0959</text:p>
          </table:table-cell>
          <table:table-cell office:value-type="float" office:value="250000" calcext:value-type="float">
            <text:p>250000</text:p>
          </table:table-cell>
          <table:table-cell office:value-type="float" office:value="85766.51192" calcext:value-type="float">
            <text:p>85766.51192</text:p>
          </table:table-cell>
          <table:table-cell office:value-type="float" office:value="2601017.64" calcext:value-type="float">
            <text:p>2601017.6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01017.64" calcext:value-type="float">
            <text:p>1401017.6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67400</text:p>
          </table:table-cell>
          <table:table-cell office:value-type="float" office:value="227919.8411" calcext:value-type="float">
            <text:p>227919.8411</text:p>
          </table:table-cell>
          <table:table-cell office:value-type="float" office:value="148001.4501" calcext:value-type="float">
            <text:p>148001.4501</text:p>
          </table:table-cell>
          <table:table-cell office:value-type="float" office:value="284840.0799" calcext:value-type="float">
            <text:p>284840.0799</text:p>
          </table:table-cell>
          <table:table-cell office:value-type="float" office:value="389841.7182" calcext:value-type="float">
            <text:p>389841.718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8070.3566" calcext:value-type="float">
            <text:p>178070.3566</text:p>
          </table:table-cell>
          <table:table-cell office:value-type="float" office:value="195395.7633" calcext:value-type="float">
            <text:p>195395.7633</text:p>
          </table:table-cell>
          <table:table-cell office:value-type="float" office:value="114948.8337" calcext:value-type="float">
            <text:p>114948.8337</text:p>
          </table:table-cell>
          <table:table-cell office:value-type="float" office:value="203001.8576" calcext:value-type="float">
            <text:p>203001.8576</text:p>
          </table:table-cell>
          <table:table-cell office:value-type="float" office:value="142354.8593" calcext:value-type="float">
            <text:p>142354.8593</text:p>
          </table:table-cell>
          <table:table-cell office:value-type="float" office:value="250000" calcext:value-type="float">
            <text:p>250000</text:p>
          </table:table-cell>
          <table:table-cell office:value-type="float" office:value="66490.86498" calcext:value-type="float">
            <text:p>66490.86498</text:p>
          </table:table-cell>
          <table:table-cell office:value-type="float" office:value="2600865.62" calcext:value-type="float">
            <text:p>2600865.6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00865.62" calcext:value-type="float">
            <text:p>1400865.6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69200</text:p>
          </table:table-cell>
          <table:table-cell office:value-type="float" office:value="231505.5686" calcext:value-type="float">
            <text:p>231505.5686</text:p>
          </table:table-cell>
          <table:table-cell office:value-type="float" office:value="151618.0555" calcext:value-type="float">
            <text:p>151618.0555</text:p>
          </table:table-cell>
          <table:table-cell office:value-type="float" office:value="293437.1868" calcext:value-type="float">
            <text:p>293437.1868</text:p>
          </table:table-cell>
          <table:table-cell office:value-type="float" office:value="368865.31" calcext:value-type="float">
            <text:p>368865.3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30746.5562" calcext:value-type="float">
            <text:p>130746.5562</text:p>
          </table:table-cell>
          <table:table-cell office:value-type="float" office:value="195522.3293" calcext:value-type="float">
            <text:p>195522.3293</text:p>
          </table:table-cell>
          <table:table-cell office:value-type="float" office:value="115054.7911" calcext:value-type="float">
            <text:p>115054.7911</text:p>
          </table:table-cell>
          <table:table-cell office:value-type="float" office:value="214864.747" calcext:value-type="float">
            <text:p>214864.747</text:p>
          </table:table-cell>
          <table:table-cell office:value-type="float" office:value="142077.0881" calcext:value-type="float">
            <text:p>142077.0881</text:p>
          </table:table-cell>
          <table:table-cell office:value-type="float" office:value="250000" calcext:value-type="float">
            <text:p>250000</text:p>
          </table:table-cell>
          <table:table-cell office:value-type="float" office:value="66758.40884" calcext:value-type="float">
            <text:p>66758.40884</text:p>
          </table:table-cell>
          <table:table-cell office:value-type="float" office:value="2560450.04" calcext:value-type="float">
            <text:p>2560450.0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60450.04" calcext:value-type="float">
            <text:p>1360450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71000</text:p>
          </table:table-cell>
          <table:table-cell office:value-type="float" office:value="234333.3912" calcext:value-type="float">
            <text:p>234333.3912</text:p>
          </table:table-cell>
          <table:table-cell office:value-type="float" office:value="153650.6216" calcext:value-type="float">
            <text:p>153650.6216</text:p>
          </table:table-cell>
          <table:table-cell office:value-type="float" office:value="297211.7244" calcext:value-type="float">
            <text:p>297211.7244</text:p>
          </table:table-cell>
          <table:table-cell office:value-type="float" office:value="344211.7894" calcext:value-type="float">
            <text:p>344211.7894</text:p>
          </table:table-cell>
          <table:table-cell office:value-type="float" office:value="400000" calcext:value-type="float">
            <text:p>400000</text:p>
          </table:table-cell>
          <table:table-cell office:value-type="float" office:value="83233.44528" calcext:value-type="float">
            <text:p>83233.44528</text:p>
          </table:table-cell>
          <table:table-cell office:value-type="float" office:value="195394.7985" calcext:value-type="float">
            <text:p>195394.7985</text:p>
          </table:table-cell>
          <table:table-cell office:value-type="float" office:value="114932.5039" calcext:value-type="float">
            <text:p>114932.5039</text:p>
          </table:table-cell>
          <table:table-cell office:value-type="float" office:value="216321.7117" calcext:value-type="float">
            <text:p>216321.7117</text:p>
          </table:table-cell>
          <table:table-cell office:value-type="float" office:value="142458.7062" calcext:value-type="float">
            <text:p>142458.7062</text:p>
          </table:table-cell>
          <table:table-cell office:value-type="float" office:value="250000" calcext:value-type="float">
            <text:p>250000</text:p>
          </table:table-cell>
          <table:table-cell office:value-type="float" office:value="66626.06059" calcext:value-type="float">
            <text:p>66626.06059</text:p>
          </table:table-cell>
          <table:table-cell office:value-type="float" office:value="2498374.75" calcext:value-type="float">
            <text:p>2498374.7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298374.75" calcext:value-type="float">
            <text:p>1298374.7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72800</text:p>
          </table:table-cell>
          <table:table-cell office:value-type="float" office:value="236969.1032" calcext:value-type="float">
            <text:p>236969.1032</text:p>
          </table:table-cell>
          <table:table-cell office:value-type="float" office:value="156188.4172" calcext:value-type="float">
            <text:p>156188.4172</text:p>
          </table:table-cell>
          <table:table-cell office:value-type="float" office:value="286019.4594" calcext:value-type="float">
            <text:p>286019.4594</text:p>
          </table:table-cell>
          <table:table-cell office:value-type="float" office:value="334890.0547" calcext:value-type="float">
            <text:p>334890.0547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756.207" calcext:value-type="float">
            <text:p>50756.207</text:p>
          </table:table-cell>
          <table:table-cell office:value-type="float" office:value="195407.1808" calcext:value-type="float">
            <text:p>195407.1808</text:p>
          </table:table-cell>
          <table:table-cell office:value-type="float" office:value="114934.3865" calcext:value-type="float">
            <text:p>114934.3865</text:p>
          </table:table-cell>
          <table:table-cell office:value-type="float" office:value="207589.3045" calcext:value-type="float">
            <text:p>207589.3045</text:p>
          </table:table-cell>
          <table:table-cell office:value-type="float" office:value="142771.2566" calcext:value-type="float">
            <text:p>142771.2566</text:p>
          </table:table-cell>
          <table:table-cell office:value-type="float" office:value="250000" calcext:value-type="float">
            <text:p>250000</text:p>
          </table:table-cell>
          <table:table-cell office:value-type="float" office:value="59571.91895" calcext:value-type="float">
            <text:p>59571.91895</text:p>
          </table:table-cell>
          <table:table-cell office:value-type="float" office:value="2435097.29" calcext:value-type="float">
            <text:p>2435097.2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235097.29" calcext:value-type="float">
            <text:p>1235097.2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74600</text:p>
          </table:table-cell>
          <table:table-cell office:value-type="float" office:value="229485.3233" calcext:value-type="float">
            <text:p>229485.3233</text:p>
          </table:table-cell>
          <table:table-cell office:value-type="float" office:value="148991.8365" calcext:value-type="float">
            <text:p>148991.8365</text:p>
          </table:table-cell>
          <table:table-cell office:value-type="float" office:value="281213.1336" calcext:value-type="float">
            <text:p>281213.1336</text:p>
          </table:table-cell>
          <table:table-cell office:value-type="float" office:value="323048.4257" calcext:value-type="float">
            <text:p>323048.4257</text:p>
          </table:table-cell>
          <table:table-cell office:value-type="float" office:value="400000" calcext:value-type="float">
            <text:p>400000</text:p>
          </table:table-cell>
          <table:table-cell office:value-type="float" office:value="45324.73083" calcext:value-type="float">
            <text:p>45324.73083</text:p>
          </table:table-cell>
          <table:table-cell office:value-type="float" office:value="202923.4504" calcext:value-type="float">
            <text:p>202923.4504</text:p>
          </table:table-cell>
          <table:table-cell office:value-type="float" office:value="114932.8971" calcext:value-type="float">
            <text:p>114932.8971</text:p>
          </table:table-cell>
          <table:table-cell office:value-type="float" office:value="176631.3359" calcext:value-type="float">
            <text:p>176631.3359</text:p>
          </table:table-cell>
          <table:table-cell office:value-type="float" office:value="142625.6591" calcext:value-type="float">
            <text:p>142625.659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6269.98944" calcext:value-type="float">
            <text:p>86269.98944</text:p>
          </table:table-cell>
          <table:table-cell office:value-type="float" office:value="2401446.78" calcext:value-type="float">
            <text:p>2401446.7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201446.78" calcext:value-type="float">
            <text:p>1201446.7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76400</text:p>
          </table:table-cell>
          <table:table-cell office:value-type="float" office:value="229432.4457" calcext:value-type="float">
            <text:p>229432.4457</text:p>
          </table:table-cell>
          <table:table-cell office:value-type="float" office:value="152769.7524" calcext:value-type="float">
            <text:p>152769.7524</text:p>
          </table:table-cell>
          <table:table-cell office:value-type="float" office:value="283753.9856" calcext:value-type="float">
            <text:p>283753.9856</text:p>
          </table:table-cell>
          <table:table-cell office:value-type="float" office:value="321009.5715" calcext:value-type="float">
            <text:p>321009.5715</text:p>
          </table:table-cell>
          <table:table-cell office:value-type="float" office:value="400000" calcext:value-type="float">
            <text:p>400000</text:p>
          </table:table-cell>
          <table:table-cell office:value-type="float" office:value="45392.10524" calcext:value-type="float">
            <text:p>45392.10524</text:p>
          </table:table-cell>
          <table:table-cell office:value-type="float" office:value="202813.9032" calcext:value-type="float">
            <text:p>202813.9032</text:p>
          </table:table-cell>
          <table:table-cell office:value-type="float" office:value="115116.8762" calcext:value-type="float">
            <text:p>115116.8762</text:p>
          </table:table-cell>
          <table:table-cell office:value-type="float" office:value="176197.9282" calcext:value-type="float">
            <text:p>176197.9282</text:p>
          </table:table-cell>
          <table:table-cell office:value-type="float" office:value="142185.2104" calcext:value-type="float">
            <text:p>142185.210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4159.15998" calcext:value-type="float">
            <text:p>84159.15998</text:p>
          </table:table-cell>
          <table:table-cell office:value-type="float" office:value="2402830.94" calcext:value-type="float">
            <text:p>2402830.9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202830.94" calcext:value-type="float">
            <text:p>1202830.9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78200</text:p>
          </table:table-cell>
          <table:table-cell office:value-type="float" office:value="229060.1613" calcext:value-type="float">
            <text:p>229060.1613</text:p>
          </table:table-cell>
          <table:table-cell office:value-type="float" office:value="152697.4905" calcext:value-type="float">
            <text:p>152697.4905</text:p>
          </table:table-cell>
          <table:table-cell office:value-type="float" office:value="276948.6381" calcext:value-type="float">
            <text:p>276948.6381</text:p>
          </table:table-cell>
          <table:table-cell office:value-type="float" office:value="317255.9564" calcext:value-type="float">
            <text:p>317255.9564</text:p>
          </table:table-cell>
          <table:table-cell office:value-type="float" office:value="400000" calcext:value-type="float">
            <text:p>400000</text:p>
          </table:table-cell>
          <table:table-cell office:value-type="float" office:value="45477.66141" calcext:value-type="float">
            <text:p>45477.66141</text:p>
          </table:table-cell>
          <table:table-cell office:value-type="float" office:value="198898.3683" calcext:value-type="float">
            <text:p>198898.3683</text:p>
          </table:table-cell>
          <table:table-cell office:value-type="float" office:value="114726.7514" calcext:value-type="float">
            <text:p>114726.7514</text:p>
          </table:table-cell>
          <table:table-cell office:value-type="float" office:value="176160.7499" calcext:value-type="float">
            <text:p>176160.7499</text:p>
          </table:table-cell>
          <table:table-cell office:value-type="float" office:value="142040.9802" calcext:value-type="float">
            <text:p>142040.9802</text:p>
          </table:table-cell>
          <table:table-cell office:value-type="float" office:value="250000" calcext:value-type="float">
            <text:p>250000</text:p>
          </table:table-cell>
          <table:table-cell office:value-type="float" office:value="84192.85021" calcext:value-type="float">
            <text:p>84192.85021</text:p>
          </table:table-cell>
          <table:table-cell office:value-type="float" office:value="2387459.61" calcext:value-type="float">
            <text:p>2387459.6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87459.61" calcext:value-type="float">
            <text:p>1187459.6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80000</text:p>
          </table:table-cell>
          <table:table-cell office:value-type="float" office:value="224362.571" calcext:value-type="float">
            <text:p>224362.571</text:p>
          </table:table-cell>
          <table:table-cell office:value-type="float" office:value="145924.9325" calcext:value-type="float">
            <text:p>145924.9325</text:p>
          </table:table-cell>
          <table:table-cell office:value-type="float" office:value="278909.2986" calcext:value-type="float">
            <text:p>278909.2986</text:p>
          </table:table-cell>
          <table:table-cell office:value-type="float" office:value="309979.8935" calcext:value-type="float">
            <text:p>309979.8935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304.58332" calcext:value-type="float">
            <text:p>17304.58332</text:p>
          </table:table-cell>
          <table:table-cell office:value-type="float" office:value="202604.8184" calcext:value-type="float">
            <text:p>202604.8184</text:p>
          </table:table-cell>
          <table:table-cell office:value-type="float" office:value="115438.9675" calcext:value-type="float">
            <text:p>115438.9675</text:p>
          </table:table-cell>
          <table:table-cell office:value-type="float" office:value="164335.7448" calcext:value-type="float">
            <text:p>164335.7448</text:p>
          </table:table-cell>
          <table:table-cell office:value-type="float" office:value="142678.5914" calcext:value-type="float">
            <text:p>142678.591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4391.94081" calcext:value-type="float">
            <text:p>84391.94081</text:p>
          </table:table-cell>
          <table:table-cell office:value-type="float" office:value="2335931.34" calcext:value-type="float">
            <text:p>2335931.3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35931.34" calcext:value-type="float">
            <text:p>1135931.3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81800</text:p>
          </table:table-cell>
          <table:table-cell office:value-type="float" office:value="207113.1454" calcext:value-type="float">
            <text:p>207113.1454</text:p>
          </table:table-cell>
          <table:table-cell office:value-type="float" office:value="153270.4151" calcext:value-type="float">
            <text:p>153270.4151</text:p>
          </table:table-cell>
          <table:table-cell office:value-type="float" office:value="266709.996" calcext:value-type="float">
            <text:p>266709.996</text:p>
          </table:table-cell>
          <table:table-cell office:value-type="float" office:value="322739.9441" calcext:value-type="float">
            <text:p>322739.944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249.79148" calcext:value-type="float">
            <text:p>17249.79148</text:p>
          </table:table-cell>
          <table:table-cell office:value-type="float" office:value="215567.1142" calcext:value-type="float">
            <text:p>215567.1142</text:p>
          </table:table-cell>
          <table:table-cell office:value-type="float" office:value="114979.119" calcext:value-type="float">
            <text:p>114979.119</text:p>
          </table:table-cell>
          <table:table-cell office:value-type="float" office:value="129224.7635" calcext:value-type="float">
            <text:p>129224.7635</text:p>
          </table:table-cell>
          <table:table-cell office:value-type="float" office:value="142531.7591" calcext:value-type="float">
            <text:p>142531.759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4295.50366" calcext:value-type="float">
            <text:p>84295.50366</text:p>
          </table:table-cell>
          <table:table-cell office:value-type="float" office:value="2303681.55" calcext:value-type="float">
            <text:p>2303681.5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03681.55" calcext:value-type="float">
            <text:p>1103681.5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83600</text:p>
          </table:table-cell>
          <table:table-cell office:value-type="float" office:value="202352.3322" calcext:value-type="float">
            <text:p>202352.3322</text:p>
          </table:table-cell>
          <table:table-cell office:value-type="float" office:value="147910.6512" calcext:value-type="float">
            <text:p>147910.6512</text:p>
          </table:table-cell>
          <table:table-cell office:value-type="float" office:value="258353.3561" calcext:value-type="float">
            <text:p>258353.3561</text:p>
          </table:table-cell>
          <table:table-cell office:value-type="float" office:value="276195.1223" calcext:value-type="float">
            <text:p>276195.122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272.80167" calcext:value-type="float">
            <text:p>17272.80167</text:p>
          </table:table-cell>
          <table:table-cell office:value-type="float" office:value="248965.3832" calcext:value-type="float">
            <text:p>248965.3832</text:p>
          </table:table-cell>
          <table:table-cell office:value-type="float" office:value="115305.0963" calcext:value-type="float">
            <text:p>115305.0963</text:p>
          </table:table-cell>
          <table:table-cell office:value-type="float" office:value="92069.43463" calcext:value-type="float">
            <text:p>92069.43463</text:p>
          </table:table-cell>
          <table:table-cell office:value-type="float" office:value="142845.3158" calcext:value-type="float">
            <text:p>142845.3158</text:p>
          </table:table-cell>
          <table:table-cell office:value-type="float" office:value="250000" calcext:value-type="float">
            <text:p>250000</text:p>
          </table:table-cell>
          <table:table-cell office:value-type="float" office:value="84183.96989" calcext:value-type="float">
            <text:p>84183.96989</text:p>
          </table:table-cell>
          <table:table-cell office:value-type="float" office:value="2235453.46" calcext:value-type="float">
            <text:p>2235453.4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35453.46" calcext:value-type="float">
            <text:p>1035453.4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85400</text:p>
          </table:table-cell>
          <table:table-cell office:value-type="float" office:value="203126.356" calcext:value-type="float">
            <text:p>203126.356</text:p>
          </table:table-cell>
          <table:table-cell office:value-type="float" office:value="149881.0303" calcext:value-type="float">
            <text:p>149881.0303</text:p>
          </table:table-cell>
          <table:table-cell office:value-type="float" office:value="258974.7477" calcext:value-type="float">
            <text:p>258974.7477</text:p>
          </table:table-cell>
          <table:table-cell office:value-type="float" office:value="241013.8474" calcext:value-type="float">
            <text:p>241013.8474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265.23569" calcext:value-type="float">
            <text:p>17265.23569</text:p>
          </table:table-cell>
          <table:table-cell office:value-type="float" office:value="249580.3484" calcext:value-type="float">
            <text:p>249580.3484</text:p>
          </table:table-cell>
          <table:table-cell office:value-type="float" office:value="98728.69952" calcext:value-type="float">
            <text:p>98728.69952</text:p>
          </table:table-cell>
          <table:table-cell office:value-type="float" office:value="92104.73588" calcext:value-type="float">
            <text:p>92104.73588</text:p>
          </table:table-cell>
          <table:table-cell office:value-type="float" office:value="142710.6685" calcext:value-type="float">
            <text:p>142710.668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4405.5249" calcext:value-type="float">
            <text:p>84405.5249</text:p>
          </table:table-cell>
          <table:table-cell office:value-type="float" office:value="2187791.19" calcext:value-type="float">
            <text:p>2187791.1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87791.19" calcext:value-type="float">
            <text:p>987791.1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87200</text:p>
          </table:table-cell>
          <table:table-cell office:value-type="float" office:value="203387.1652" calcext:value-type="float">
            <text:p>203387.1652</text:p>
          </table:table-cell>
          <table:table-cell office:value-type="float" office:value="149568.0961" calcext:value-type="float">
            <text:p>149568.0961</text:p>
          </table:table-cell>
          <table:table-cell office:value-type="float" office:value="259693.561" calcext:value-type="float">
            <text:p>259693.561</text:p>
          </table:table-cell>
          <table:table-cell office:value-type="float" office:value="237975.8323" calcext:value-type="float">
            <text:p>237975.832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296.891" calcext:value-type="float">
            <text:p>17296.891</text:p>
          </table:table-cell>
          <table:table-cell office:value-type="float" office:value="243837.6931" calcext:value-type="float">
            <text:p>243837.6931</text:p>
          </table:table-cell>
          <table:table-cell office:value-type="float" office:value="85974.49031" calcext:value-type="float">
            <text:p>85974.49031</text:p>
          </table:table-cell>
          <table:table-cell office:value-type="float" office:value="92115.74512" calcext:value-type="float">
            <text:p>92115.74512</text:p>
          </table:table-cell>
          <table:table-cell office:value-type="float" office:value="142868.3844" calcext:value-type="float">
            <text:p>142868.384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4555.19399" calcext:value-type="float">
            <text:p>84555.19399</text:p>
          </table:table-cell>
          <table:table-cell office:value-type="float" office:value="2167273.05" calcext:value-type="float">
            <text:p>2167273.0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67273.05" calcext:value-type="float">
            <text:p>967273.0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89000</text:p>
          </table:table-cell>
          <table:table-cell office:value-type="float" office:value="200400.2032" calcext:value-type="float">
            <text:p>200400.2032</text:p>
          </table:table-cell>
          <table:table-cell office:value-type="float" office:value="146364.5748" calcext:value-type="float">
            <text:p>146364.5748</text:p>
          </table:table-cell>
          <table:table-cell office:value-type="float" office:value="257123.1254" calcext:value-type="float">
            <text:p>257123.1254</text:p>
          </table:table-cell>
          <table:table-cell office:value-type="float" office:value="233228.2746" calcext:value-type="float">
            <text:p>233228.274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277.50383" calcext:value-type="float">
            <text:p>17277.50383</text:p>
          </table:table-cell>
          <table:table-cell office:value-type="float" office:value="243847.874" calcext:value-type="float">
            <text:p>243847.874</text:p>
          </table:table-cell>
          <table:table-cell office:value-type="float" office:value="84340.97165" calcext:value-type="float">
            <text:p>84340.97165</text:p>
          </table:table-cell>
          <table:table-cell office:value-type="float" office:value="92178.86961" calcext:value-type="float">
            <text:p>92178.86961</text:p>
          </table:table-cell>
          <table:table-cell office:value-type="float" office:value="143106.1972" calcext:value-type="float">
            <text:p>143106.1972</text:p>
          </table:table-cell>
          <table:table-cell office:value-type="float" office:value="250000" calcext:value-type="float">
            <text:p>250000</text:p>
          </table:table-cell>
          <table:table-cell office:value-type="float" office:value="84465.0315" calcext:value-type="float">
            <text:p>84465.0315</text:p>
          </table:table-cell>
          <table:table-cell office:value-type="float" office:value="2152332.63" calcext:value-type="float">
            <text:p>2152332.6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52332.63" calcext:value-type="float">
            <text:p>952332.6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90800</text:p>
          </table:table-cell>
          <table:table-cell office:value-type="float" office:value="199487.9822" calcext:value-type="float">
            <text:p>199487.9822</text:p>
          </table:table-cell>
          <table:table-cell office:value-type="float" office:value="145216.7034" calcext:value-type="float">
            <text:p>145216.7034</text:p>
          </table:table-cell>
          <table:table-cell office:value-type="float" office:value="248333.3646" calcext:value-type="float">
            <text:p>248333.3646</text:p>
          </table:table-cell>
          <table:table-cell office:value-type="float" office:value="231162.0763" calcext:value-type="float">
            <text:p>231162.076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260.38274" calcext:value-type="float">
            <text:p>17260.38274</text:p>
          </table:table-cell>
          <table:table-cell office:value-type="float" office:value="243815.7432" calcext:value-type="float">
            <text:p>243815.7432</text:p>
          </table:table-cell>
          <table:table-cell office:value-type="float" office:value="85308.41442" calcext:value-type="float">
            <text:p>85308.41442</text:p>
          </table:table-cell>
          <table:table-cell office:value-type="float" office:value="92388.5717" calcext:value-type="float">
            <text:p>92388.5717</text:p>
          </table:table-cell>
          <table:table-cell office:value-type="float" office:value="143423.9178" calcext:value-type="float">
            <text:p>143423.9178</text:p>
          </table:table-cell>
          <table:table-cell office:value-type="float" office:value="250000" calcext:value-type="float">
            <text:p>250000</text:p>
          </table:table-cell>
          <table:table-cell office:value-type="float" office:value="84559.8429" calcext:value-type="float">
            <text:p>84559.8429</text:p>
          </table:table-cell>
          <table:table-cell office:value-type="float" office:value="2140957" calcext:value-type="float">
            <text:p>214095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40957" calcext:value-type="float">
            <text:p>94095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92600</text:p>
          </table:table-cell>
          <table:table-cell office:value-type="float" office:value="197782.1454" calcext:value-type="float">
            <text:p>197782.1454</text:p>
          </table:table-cell>
          <table:table-cell office:value-type="float" office:value="143555.3591" calcext:value-type="float">
            <text:p>143555.3591</text:p>
          </table:table-cell>
          <table:table-cell office:value-type="float" office:value="235434.274" calcext:value-type="float">
            <text:p>235434.274</text:p>
          </table:table-cell>
          <table:table-cell office:value-type="float" office:value="228486.0676" calcext:value-type="float">
            <text:p>228486.067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291.87604" calcext:value-type="float">
            <text:p>17291.87604</text:p>
          </table:table-cell>
          <table:table-cell office:value-type="float" office:value="244127.3865" calcext:value-type="float">
            <text:p>244127.3865</text:p>
          </table:table-cell>
          <table:table-cell office:value-type="float" office:value="84962.06773" calcext:value-type="float">
            <text:p>84962.06773</text:p>
          </table:table-cell>
          <table:table-cell office:value-type="float" office:value="89787.65552" calcext:value-type="float">
            <text:p>89787.65552</text:p>
          </table:table-cell>
          <table:table-cell office:value-type="float" office:value="144180.7591" calcext:value-type="float">
            <text:p>144180.759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4424.92281" calcext:value-type="float">
            <text:p>84424.92281</text:p>
          </table:table-cell>
          <table:table-cell office:value-type="float" office:value="2120032.51" calcext:value-type="float">
            <text:p>2120032.5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20032.51" calcext:value-type="float">
            <text:p>920032.5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94400</text:p>
          </table:table-cell>
          <table:table-cell office:value-type="float" office:value="194741.2462" calcext:value-type="float">
            <text:p>194741.2462</text:p>
          </table:table-cell>
          <table:table-cell office:value-type="float" office:value="140096.8656" calcext:value-type="float">
            <text:p>140096.8656</text:p>
          </table:table-cell>
          <table:table-cell office:value-type="float" office:value="194860.9539" calcext:value-type="float">
            <text:p>194860.9539</text:p>
          </table:table-cell>
          <table:table-cell office:value-type="float" office:value="222835.3434" calcext:value-type="float">
            <text:p>222835.3434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272.50045" calcext:value-type="float">
            <text:p>17272.50045</text:p>
          </table:table-cell>
          <table:table-cell office:value-type="float" office:value="243590.697" calcext:value-type="float">
            <text:p>243590.697</text:p>
          </table:table-cell>
          <table:table-cell office:value-type="float" office:value="85029.10799" calcext:value-type="float">
            <text:p>85029.10799</text:p>
          </table:table-cell>
          <table:table-cell office:value-type="float" office:value="90093.72677" calcext:value-type="float">
            <text:p>90093.72677</text:p>
          </table:table-cell>
          <table:table-cell office:value-type="float" office:value="143546.728" calcext:value-type="float">
            <text:p>143546.728</text:p>
          </table:table-cell>
          <table:table-cell office:value-type="float" office:value="250000" calcext:value-type="float">
            <text:p>250000</text:p>
          </table:table-cell>
          <table:table-cell office:value-type="float" office:value="84536.56757" calcext:value-type="float">
            <text:p>84536.56757</text:p>
          </table:table-cell>
          <table:table-cell office:value-type="float" office:value="2066603.74" calcext:value-type="float">
            <text:p>2066603.7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66603.74" calcext:value-type="float">
            <text:p>866603.7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96200</text:p>
          </table:table-cell>
          <table:table-cell office:value-type="float" office:value="197831.1936" calcext:value-type="float">
            <text:p>197831.1936</text:p>
          </table:table-cell>
          <table:table-cell office:value-type="float" office:value="143089.373" calcext:value-type="float">
            <text:p>143089.373</text:p>
          </table:table-cell>
          <table:table-cell office:value-type="float" office:value="196812.9916" calcext:value-type="float">
            <text:p>196812.9916</text:p>
          </table:table-cell>
          <table:table-cell office:value-type="float" office:value="228568.0753" calcext:value-type="float">
            <text:p>228568.075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253.11245" calcext:value-type="float">
            <text:p>17253.11245</text:p>
          </table:table-cell>
          <table:table-cell office:value-type="float" office:value="242970.4973" calcext:value-type="float">
            <text:p>242970.4973</text:p>
          </table:table-cell>
          <table:table-cell office:value-type="float" office:value="85018.45172" calcext:value-type="float">
            <text:p>85018.45172</text:p>
          </table:table-cell>
          <table:table-cell office:value-type="float" office:value="89893.13151" calcext:value-type="float">
            <text:p>89893.13151</text:p>
          </table:table-cell>
          <table:table-cell office:value-type="float" office:value="142703.326" calcext:value-type="float">
            <text:p>142703.326</text:p>
          </table:table-cell>
          <table:table-cell office:value-type="float" office:value="250000" calcext:value-type="float">
            <text:p>250000</text:p>
          </table:table-cell>
          <table:table-cell office:value-type="float" office:value="53272.39001" calcext:value-type="float">
            <text:p>53272.39001</text:p>
          </table:table-cell>
          <table:table-cell office:value-type="float" office:value="2047412.54" calcext:value-type="float">
            <text:p>2047412.5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47412.54" calcext:value-type="float">
            <text:p>847412.5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98000</text:p>
          </table:table-cell>
          <table:table-cell office:value-type="float" office:value="195419.0948" calcext:value-type="float">
            <text:p>195419.0948</text:p>
          </table:table-cell>
          <table:table-cell office:value-type="float" office:value="140513.2844" calcext:value-type="float">
            <text:p>140513.2844</text:p>
          </table:table-cell>
          <table:table-cell office:value-type="float" office:value="194573.0436" calcext:value-type="float">
            <text:p>194573.0436</text:p>
          </table:table-cell>
          <table:table-cell office:value-type="float" office:value="225037.2216" calcext:value-type="float">
            <text:p>225037.221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248.25929" calcext:value-type="float">
            <text:p>17248.25929</text:p>
          </table:table-cell>
          <table:table-cell office:value-type="float" office:value="242111.7445" calcext:value-type="float">
            <text:p>242111.7445</text:p>
          </table:table-cell>
          <table:table-cell office:value-type="float" office:value="85209.68751" calcext:value-type="float">
            <text:p>85209.68751</text:p>
          </table:table-cell>
          <table:table-cell office:value-type="float" office:value="87511.93784" calcext:value-type="float">
            <text:p>87511.93784</text:p>
          </table:table-cell>
          <table:table-cell office:value-type="float" office:value="143985.8146" calcext:value-type="float">
            <text:p>143985.8146</text:p>
          </table:table-cell>
          <table:table-cell office:value-type="float" office:value="250000" calcext:value-type="float">
            <text:p>250000</text:p>
          </table:table-cell>
          <table:table-cell office:value-type="float" office:value="52096.77186" calcext:value-type="float">
            <text:p>52096.77186</text:p>
          </table:table-cell>
          <table:table-cell office:value-type="float" office:value="2033706.86" calcext:value-type="float">
            <text:p>2033706.8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33706.86" calcext:value-type="float">
            <text:p>833706.8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199800</text:p>
          </table:table-cell>
          <table:table-cell office:value-type="float" office:value="195034.1558" calcext:value-type="float">
            <text:p>195034.1558</text:p>
          </table:table-cell>
          <table:table-cell office:value-type="float" office:value="140632.0379" calcext:value-type="float">
            <text:p>140632.0379</text:p>
          </table:table-cell>
          <table:table-cell office:value-type="float" office:value="192801.4139" calcext:value-type="float">
            <text:p>192801.4139</text:p>
          </table:table-cell>
          <table:table-cell office:value-type="float" office:value="224726.6753" calcext:value-type="float">
            <text:p>224726.675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160.89206" calcext:value-type="float">
            <text:p>17160.89206</text:p>
          </table:table-cell>
          <table:table-cell office:value-type="float" office:value="242051.1768" calcext:value-type="float">
            <text:p>242051.1768</text:p>
          </table:table-cell>
          <table:table-cell office:value-type="float" office:value="84812.05508" calcext:value-type="float">
            <text:p>84812.05508</text:p>
          </table:table-cell>
          <table:table-cell office:value-type="float" office:value="87147.26584" calcext:value-type="float">
            <text:p>87147.26584</text:p>
          </table:table-cell>
          <table:table-cell office:value-type="float" office:value="143346.4217" calcext:value-type="float">
            <text:p>143346.4217</text:p>
          </table:table-cell>
          <table:table-cell office:value-type="float" office:value="250000" calcext:value-type="float">
            <text:p>250000</text:p>
          </table:table-cell>
          <table:table-cell office:value-type="float" office:value="51899.92666" calcext:value-type="float">
            <text:p>51899.92666</text:p>
          </table:table-cell>
          <table:table-cell office:value-type="float" office:value="2029612.02" calcext:value-type="float">
            <text:p>2029612.0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29612.02" calcext:value-type="float">
            <text:p>829612.0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01600</text:p>
          </table:table-cell>
          <table:table-cell office:value-type="float" office:value="192794.0418" calcext:value-type="float">
            <text:p>192794.0418</text:p>
          </table:table-cell>
          <table:table-cell office:value-type="float" office:value="138311.2984" calcext:value-type="float">
            <text:p>138311.2984</text:p>
          </table:table-cell>
          <table:table-cell office:value-type="float" office:value="191812.0408" calcext:value-type="float">
            <text:p>191812.0408</text:p>
          </table:table-cell>
          <table:table-cell office:value-type="float" office:value="221293.6776" calcext:value-type="float">
            <text:p>221293.677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052.79586" calcext:value-type="float">
            <text:p>17052.79586</text:p>
          </table:table-cell>
          <table:table-cell office:value-type="float" office:value="241080.0281" calcext:value-type="float">
            <text:p>241080.0281</text:p>
          </table:table-cell>
          <table:table-cell office:value-type="float" office:value="84688.02367" calcext:value-type="float">
            <text:p>84688.02367</text:p>
          </table:table-cell>
          <table:table-cell office:value-type="float" office:value="86942.17183" calcext:value-type="float">
            <text:p>86942.17183</text:p>
          </table:table-cell>
          <table:table-cell office:value-type="float" office:value="142967.699" calcext:value-type="float">
            <text:p>142967.699</text:p>
          </table:table-cell>
          <table:table-cell office:value-type="float" office:value="250000" calcext:value-type="float">
            <text:p>250000</text:p>
          </table:table-cell>
          <table:table-cell office:value-type="float" office:value="52074.12156" calcext:value-type="float">
            <text:p>52074.12156</text:p>
          </table:table-cell>
          <table:table-cell office:value-type="float" office:value="2019015.9" calcext:value-type="float">
            <text:p>2019015.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19015.9" calcext:value-type="float">
            <text:p>819015.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03400</text:p>
          </table:table-cell>
          <table:table-cell office:value-type="float" office:value="193247.7453" calcext:value-type="float">
            <text:p>193247.7453</text:p>
          </table:table-cell>
          <table:table-cell office:value-type="float" office:value="139750.5405" calcext:value-type="float">
            <text:p>139750.5405</text:p>
          </table:table-cell>
          <table:table-cell office:value-type="float" office:value="192493.6589" calcext:value-type="float">
            <text:p>192493.6589</text:p>
          </table:table-cell>
          <table:table-cell office:value-type="float" office:value="222546.6661" calcext:value-type="float">
            <text:p>222546.666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911.51141" calcext:value-type="float">
            <text:p>16911.51141</text:p>
          </table:table-cell>
          <table:table-cell office:value-type="float" office:value="238986.6597" calcext:value-type="float">
            <text:p>238986.6597</text:p>
          </table:table-cell>
          <table:table-cell office:value-type="float" office:value="84475.35637" calcext:value-type="float">
            <text:p>84475.35637</text:p>
          </table:table-cell>
          <table:table-cell office:value-type="float" office:value="88775.20965" calcext:value-type="float">
            <text:p>88775.20965</text:p>
          </table:table-cell>
          <table:table-cell office:value-type="float" office:value="143357.7118" calcext:value-type="float">
            <text:p>143357.7118</text:p>
          </table:table-cell>
          <table:table-cell office:value-type="float" office:value="250000" calcext:value-type="float">
            <text:p>250000</text:p>
          </table:table-cell>
          <table:table-cell office:value-type="float" office:value="52110.44151" calcext:value-type="float">
            <text:p>52110.44151</text:p>
          </table:table-cell>
          <table:table-cell office:value-type="float" office:value="2022655.5" calcext:value-type="float">
            <text:p>2022655.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22655.5" calcext:value-type="float">
            <text:p>822655.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05200</text:p>
          </table:table-cell>
          <table:table-cell office:value-type="float" office:value="196807.1402" calcext:value-type="float">
            <text:p>196807.1402</text:p>
          </table:table-cell>
          <table:table-cell office:value-type="float" office:value="143900.406" calcext:value-type="float">
            <text:p>143900.406</text:p>
          </table:table-cell>
          <table:table-cell office:value-type="float" office:value="195922.0061" calcext:value-type="float">
            <text:p>195922.0061</text:p>
          </table:table-cell>
          <table:table-cell office:value-type="float" office:value="229308.8498" calcext:value-type="float">
            <text:p>229308.849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641.2768" calcext:value-type="float">
            <text:p>16641.2768</text:p>
          </table:table-cell>
          <table:table-cell office:value-type="float" office:value="238105.0585" calcext:value-type="float">
            <text:p>238105.0585</text:p>
          </table:table-cell>
          <table:table-cell office:value-type="float" office:value="84483.05082" calcext:value-type="float">
            <text:p>84483.05082</text:p>
          </table:table-cell>
          <table:table-cell office:value-type="float" office:value="75595.92653" calcext:value-type="float">
            <text:p>75595.92653</text:p>
          </table:table-cell>
          <table:table-cell office:value-type="float" office:value="142537.7202" calcext:value-type="float">
            <text:p>142537.7202</text:p>
          </table:table-cell>
          <table:table-cell office:value-type="float" office:value="250000" calcext:value-type="float">
            <text:p>250000</text:p>
          </table:table-cell>
          <table:table-cell office:value-type="float" office:value="82858.8563" calcext:value-type="float">
            <text:p>82858.8563</text:p>
          </table:table-cell>
          <table:table-cell office:value-type="float" office:value="2056160.29" calcext:value-type="float">
            <text:p>2056160.2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56160.29" calcext:value-type="float">
            <text:p>856160.2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07000</text:p>
          </table:table-cell>
          <table:table-cell office:value-type="float" office:value="205549.3056" calcext:value-type="float">
            <text:p>205549.3056</text:p>
          </table:table-cell>
          <table:table-cell office:value-type="float" office:value="154469.9722" calcext:value-type="float">
            <text:p>154469.9722</text:p>
          </table:table-cell>
          <table:table-cell office:value-type="float" office:value="226469.0501" calcext:value-type="float">
            <text:p>226469.0501</text:p>
          </table:table-cell>
          <table:table-cell office:value-type="float" office:value="233316.6251" calcext:value-type="float">
            <text:p>233316.625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578.96606" calcext:value-type="float">
            <text:p>16578.96606</text:p>
          </table:table-cell>
          <table:table-cell office:value-type="float" office:value="238982.6603" calcext:value-type="float">
            <text:p>238982.6603</text:p>
          </table:table-cell>
          <table:table-cell office:value-type="float" office:value="84230.48052" calcext:value-type="float">
            <text:p>84230.48052</text:p>
          </table:table-cell>
          <table:table-cell office:value-type="float" office:value="93348.60746" calcext:value-type="float">
            <text:p>93348.60746</text:p>
          </table:table-cell>
          <table:table-cell office:value-type="float" office:value="142326.4933" calcext:value-type="float">
            <text:p>142326.4933</text:p>
          </table:table-cell>
          <table:table-cell office:value-type="float" office:value="250000" calcext:value-type="float">
            <text:p>250000</text:p>
          </table:table-cell>
          <table:table-cell office:value-type="float" office:value="82239.95333" calcext:value-type="float">
            <text:p>82239.95333</text:p>
          </table:table-cell>
          <table:table-cell office:value-type="float" office:value="2127512.11" calcext:value-type="float">
            <text:p>2127512.1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27512.11" calcext:value-type="float">
            <text:p>927512.1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08800</text:p>
          </table:table-cell>
          <table:table-cell office:value-type="float" office:value="205109.2767" calcext:value-type="float">
            <text:p>205109.2767</text:p>
          </table:table-cell>
          <table:table-cell office:value-type="float" office:value="154897.3908" calcext:value-type="float">
            <text:p>154897.3908</text:p>
          </table:table-cell>
          <table:table-cell office:value-type="float" office:value="239800.7031" calcext:value-type="float">
            <text:p>239800.7031</text:p>
          </table:table-cell>
          <table:table-cell office:value-type="float" office:value="235235.2594" calcext:value-type="float">
            <text:p>235235.2594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714.87471" calcext:value-type="float">
            <text:p>16714.87471</text:p>
          </table:table-cell>
          <table:table-cell office:value-type="float" office:value="265997.7577" calcext:value-type="float">
            <text:p>265997.7577</text:p>
          </table:table-cell>
          <table:table-cell office:value-type="float" office:value="84106.94656" calcext:value-type="float">
            <text:p>84106.94656</text:p>
          </table:table-cell>
          <table:table-cell office:value-type="float" office:value="132100.0532" calcext:value-type="float">
            <text:p>132100.0532</text:p>
          </table:table-cell>
          <table:table-cell office:value-type="float" office:value="142046.8458" calcext:value-type="float">
            <text:p>142046.8458</text:p>
          </table:table-cell>
          <table:table-cell office:value-type="float" office:value="250000" calcext:value-type="float">
            <text:p>250000</text:p>
          </table:table-cell>
          <table:table-cell office:value-type="float" office:value="81793.81689" calcext:value-type="float">
            <text:p>81793.81689</text:p>
          </table:table-cell>
          <table:table-cell office:value-type="float" office:value="2207802.92" calcext:value-type="float">
            <text:p>2207802.9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07802.92" calcext:value-type="float">
            <text:p>1007802.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10600</text:p>
          </table:table-cell>
          <table:table-cell office:value-type="float" office:value="225625.4816" calcext:value-type="float">
            <text:p>225625.4816</text:p>
          </table:table-cell>
          <table:table-cell office:value-type="float" office:value="153785.2434" calcext:value-type="float">
            <text:p>153785.2434</text:p>
          </table:table-cell>
          <table:table-cell office:value-type="float" office:value="257701.8823" calcext:value-type="float">
            <text:p>257701.8823</text:p>
          </table:table-cell>
          <table:table-cell office:value-type="float" office:value="313677.7402" calcext:value-type="float">
            <text:p>313677.740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576.64273" calcext:value-type="float">
            <text:p>16576.64273</text:p>
          </table:table-cell>
          <table:table-cell office:value-type="float" office:value="265836.694" calcext:value-type="float">
            <text:p>265836.694</text:p>
          </table:table-cell>
          <table:table-cell office:value-type="float" office:value="96076.43724" calcext:value-type="float">
            <text:p>96076.43724</text:p>
          </table:table-cell>
          <table:table-cell office:value-type="float" office:value="131823.7255" calcext:value-type="float">
            <text:p>131823.7255</text:p>
          </table:table-cell>
          <table:table-cell office:value-type="float" office:value="141151.9389" calcext:value-type="float">
            <text:p>141151.9389</text:p>
          </table:table-cell>
          <table:table-cell office:value-type="float" office:value="250000" calcext:value-type="float">
            <text:p>250000</text:p>
          </table:table-cell>
          <table:table-cell office:value-type="float" office:value="65509.01023" calcext:value-type="float">
            <text:p>65509.01023</text:p>
          </table:table-cell>
          <table:table-cell office:value-type="float" office:value="2317764.8" calcext:value-type="float">
            <text:p>2317764.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17764.8" calcext:value-type="float">
            <text:p>1117764.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12400</text:p>
          </table:table-cell>
          <table:table-cell office:value-type="float" office:value="220965.6355" calcext:value-type="float">
            <text:p>220965.6355</text:p>
          </table:table-cell>
          <table:table-cell office:value-type="float" office:value="144978.941" calcext:value-type="float">
            <text:p>144978.941</text:p>
          </table:table-cell>
          <table:table-cell office:value-type="float" office:value="254890.7336" calcext:value-type="float">
            <text:p>254890.7336</text:p>
          </table:table-cell>
          <table:table-cell office:value-type="float" office:value="316749.112" calcext:value-type="float">
            <text:p>316749.11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557.02571" calcext:value-type="float">
            <text:p>16557.02571</text:p>
          </table:table-cell>
          <table:table-cell office:value-type="float" office:value="264724.222" calcext:value-type="float">
            <text:p>264724.222</text:p>
          </table:table-cell>
          <table:table-cell office:value-type="float" office:value="95992.04894" calcext:value-type="float">
            <text:p>95992.04894</text:p>
          </table:table-cell>
          <table:table-cell office:value-type="float" office:value="169160.9237" calcext:value-type="float">
            <text:p>169160.9237</text:p>
          </table:table-cell>
          <table:table-cell office:value-type="float" office:value="140769.5955" calcext:value-type="float">
            <text:p>140769.595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3186.11609" calcext:value-type="float">
            <text:p>83186.11609</text:p>
          </table:table-cell>
          <table:table-cell office:value-type="float" office:value="2357974.35" calcext:value-type="float">
            <text:p>2357974.3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57974.35" calcext:value-type="float">
            <text:p>1157974.3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14200</text:p>
          </table:table-cell>
          <table:table-cell office:value-type="float" office:value="222528.7123" calcext:value-type="float">
            <text:p>222528.7123</text:p>
          </table:table-cell>
          <table:table-cell office:value-type="float" office:value="148079.5019" calcext:value-type="float">
            <text:p>148079.5019</text:p>
          </table:table-cell>
          <table:table-cell office:value-type="float" office:value="278857.9644" calcext:value-type="float">
            <text:p>278857.9644</text:p>
          </table:table-cell>
          <table:table-cell office:value-type="float" office:value="330264.8148" calcext:value-type="float">
            <text:p>330264.8148</text:p>
          </table:table-cell>
          <table:table-cell office:value-type="float" office:value="400000" calcext:value-type="float">
            <text:p>400000</text:p>
          </table:table-cell>
          <table:table-cell office:value-type="float" office:value="36729.59063" calcext:value-type="float">
            <text:p>36729.59063</text:p>
          </table:table-cell>
          <table:table-cell office:value-type="float" office:value="264336.7638" calcext:value-type="float">
            <text:p>264336.7638</text:p>
          </table:table-cell>
          <table:table-cell office:value-type="float" office:value="94616.34191" calcext:value-type="float">
            <text:p>94616.34191</text:p>
          </table:table-cell>
          <table:table-cell office:value-type="float" office:value="172850.4464" calcext:value-type="float">
            <text:p>172850.4464</text:p>
          </table:table-cell>
          <table:table-cell office:value-type="float" office:value="140778.7403" calcext:value-type="float">
            <text:p>140778.7403</text:p>
          </table:table-cell>
          <table:table-cell office:value-type="float" office:value="250000" calcext:value-type="float">
            <text:p>250000</text:p>
          </table:table-cell>
          <table:table-cell office:value-type="float" office:value="83223.92527" calcext:value-type="float">
            <text:p>83223.92527</text:p>
          </table:table-cell>
          <table:table-cell office:value-type="float" office:value="2422266.8" calcext:value-type="float">
            <text:p>2422266.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222266.8" calcext:value-type="float">
            <text:p>1222266.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16000</text:p>
          </table:table-cell>
          <table:table-cell office:value-type="float" office:value="224099.033" calcext:value-type="float">
            <text:p>224099.033</text:p>
          </table:table-cell>
          <table:table-cell office:value-type="float" office:value="147992.1659" calcext:value-type="float">
            <text:p>147992.1659</text:p>
          </table:table-cell>
          <table:table-cell office:value-type="float" office:value="293910.1508" calcext:value-type="float">
            <text:p>293910.1508</text:p>
          </table:table-cell>
          <table:table-cell office:value-type="float" office:value="343398.5782" calcext:value-type="float">
            <text:p>343398.5782</text:p>
          </table:table-cell>
          <table:table-cell office:value-type="float" office:value="400000" calcext:value-type="float">
            <text:p>400000</text:p>
          </table:table-cell>
          <table:table-cell office:value-type="float" office:value="60047.69749" calcext:value-type="float">
            <text:p>60047.69749</text:p>
          </table:table-cell>
          <table:table-cell office:value-type="float" office:value="263728.7583" calcext:value-type="float">
            <text:p>263728.7583</text:p>
          </table:table-cell>
          <table:table-cell office:value-type="float" office:value="96001.5815" calcext:value-type="float">
            <text:p>96001.5815</text:p>
          </table:table-cell>
          <table:table-cell office:value-type="float" office:value="165011.0567" calcext:value-type="float">
            <text:p>165011.0567</text:p>
          </table:table-cell>
          <table:table-cell office:value-type="float" office:value="140020.8401" calcext:value-type="float">
            <text:p>140020.840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2769.93841" calcext:value-type="float">
            <text:p>82769.93841</text:p>
          </table:table-cell>
          <table:table-cell office:value-type="float" office:value="2466979.8" calcext:value-type="float">
            <text:p>2466979.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266979.8" calcext:value-type="float">
            <text:p>1266979.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17800</text:p>
          </table:table-cell>
          <table:table-cell office:value-type="float" office:value="228256.241" calcext:value-type="float">
            <text:p>228256.241</text:p>
          </table:table-cell>
          <table:table-cell office:value-type="float" office:value="152685.7058" calcext:value-type="float">
            <text:p>152685.7058</text:p>
          </table:table-cell>
          <table:table-cell office:value-type="float" office:value="296640.5885" calcext:value-type="float">
            <text:p>296640.5885</text:p>
          </table:table-cell>
          <table:table-cell office:value-type="float" office:value="348156.6128" calcext:value-type="float">
            <text:p>348156.6128</text:p>
          </table:table-cell>
          <table:table-cell office:value-type="float" office:value="400000" calcext:value-type="float">
            <text:p>400000</text:p>
          </table:table-cell>
          <table:table-cell office:value-type="float" office:value="77331.68642" calcext:value-type="float">
            <text:p>77331.68642</text:p>
          </table:table-cell>
          <table:table-cell office:value-type="float" office:value="262741.2901" calcext:value-type="float">
            <text:p>262741.2901</text:p>
          </table:table-cell>
          <table:table-cell office:value-type="float" office:value="93367.49418" calcext:value-type="float">
            <text:p>93367.49418</text:p>
          </table:table-cell>
          <table:table-cell office:value-type="float" office:value="171697.4044" calcext:value-type="float">
            <text:p>171697.4044</text:p>
          </table:table-cell>
          <table:table-cell office:value-type="float" office:value="140141.6341" calcext:value-type="float">
            <text:p>140141.634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2940.86348" calcext:value-type="float">
            <text:p>82940.86348</text:p>
          </table:table-cell>
          <table:table-cell office:value-type="float" office:value="2503959.52" calcext:value-type="float">
            <text:p>2503959.5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03959.52" calcext:value-type="float">
            <text:p>1303959.5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19600</text:p>
          </table:table-cell>
          <table:table-cell office:value-type="float" office:value="227725.071" calcext:value-type="float">
            <text:p>227725.071</text:p>
          </table:table-cell>
          <table:table-cell office:value-type="float" office:value="152248.038" calcext:value-type="float">
            <text:p>152248.038</text:p>
          </table:table-cell>
          <table:table-cell office:value-type="float" office:value="296923.9211" calcext:value-type="float">
            <text:p>296923.9211</text:p>
          </table:table-cell>
          <table:table-cell office:value-type="float" office:value="347893.4477" calcext:value-type="float">
            <text:p>347893.4477</text:p>
          </table:table-cell>
          <table:table-cell office:value-type="float" office:value="400000" calcext:value-type="float">
            <text:p>400000</text:p>
          </table:table-cell>
          <table:table-cell office:value-type="float" office:value="76545.5489" calcext:value-type="float">
            <text:p>76545.5489</text:p>
          </table:table-cell>
          <table:table-cell office:value-type="float" office:value="261095.6007" calcext:value-type="float">
            <text:p>261095.6007</text:p>
          </table:table-cell>
          <table:table-cell office:value-type="float" office:value="92424.96434" calcext:value-type="float">
            <text:p>92424.96434</text:p>
          </table:table-cell>
          <table:table-cell office:value-type="float" office:value="165000.9562" calcext:value-type="float">
            <text:p>165000.9562</text:p>
          </table:table-cell>
          <table:table-cell office:value-type="float" office:value="140088.1484" calcext:value-type="float">
            <text:p>140088.148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2639.88987" calcext:value-type="float">
            <text:p>82639.88987</text:p>
          </table:table-cell>
          <table:table-cell office:value-type="float" office:value="2492585.59" calcext:value-type="float">
            <text:p>2492585.5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292585.59" calcext:value-type="float">
            <text:p>1292585.5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21400</text:p>
          </table:table-cell>
          <table:table-cell office:value-type="float" office:value="223223.5883" calcext:value-type="float">
            <text:p>223223.5883</text:p>
          </table:table-cell>
          <table:table-cell office:value-type="float" office:value="147944.7926" calcext:value-type="float">
            <text:p>147944.7926</text:p>
          </table:table-cell>
          <table:table-cell office:value-type="float" office:value="293794.5144" calcext:value-type="float">
            <text:p>293794.5144</text:p>
          </table:table-cell>
          <table:table-cell office:value-type="float" office:value="341773.4646" calcext:value-type="float">
            <text:p>341773.464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3474.2994" calcext:value-type="float">
            <text:p>103474.2994</text:p>
          </table:table-cell>
          <table:table-cell office:value-type="float" office:value="260910.8745" calcext:value-type="float">
            <text:p>260910.8745</text:p>
          </table:table-cell>
          <table:table-cell office:value-type="float" office:value="93205.5645" calcext:value-type="float">
            <text:p>93205.5645</text:p>
          </table:table-cell>
          <table:table-cell office:value-type="float" office:value="187496.1058" calcext:value-type="float">
            <text:p>187496.1058</text:p>
          </table:table-cell>
          <table:table-cell office:value-type="float" office:value="139091.0427" calcext:value-type="float">
            <text:p>139091.0427</text:p>
          </table:table-cell>
          <table:table-cell office:value-type="float" office:value="250000" calcext:value-type="float">
            <text:p>250000</text:p>
          </table:table-cell>
          <table:table-cell office:value-type="float" office:value="82843.34942" calcext:value-type="float">
            <text:p>82843.34942</text:p>
          </table:table-cell>
          <table:table-cell office:value-type="float" office:value="2523757.6" calcext:value-type="float">
            <text:p>2523757.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23757.6" calcext:value-type="float">
            <text:p>1323757.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23200</text:p>
          </table:table-cell>
          <table:table-cell office:value-type="float" office:value="226270.1876" calcext:value-type="float">
            <text:p>226270.1876</text:p>
          </table:table-cell>
          <table:table-cell office:value-type="float" office:value="150889.1313" calcext:value-type="float">
            <text:p>150889.1313</text:p>
          </table:table-cell>
          <table:table-cell office:value-type="float" office:value="294832.5832" calcext:value-type="float">
            <text:p>294832.5832</text:p>
          </table:table-cell>
          <table:table-cell office:value-type="float" office:value="334944.4469" calcext:value-type="float">
            <text:p>334944.446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14727.0009" calcext:value-type="float">
            <text:p>114727.0009</text:p>
          </table:table-cell>
          <table:table-cell office:value-type="float" office:value="261013.017" calcext:value-type="float">
            <text:p>261013.017</text:p>
          </table:table-cell>
          <table:table-cell office:value-type="float" office:value="95964.58279" calcext:value-type="float">
            <text:p>95964.58279</text:p>
          </table:table-cell>
          <table:table-cell office:value-type="float" office:value="190551.1835" calcext:value-type="float">
            <text:p>190551.1835</text:p>
          </table:table-cell>
          <table:table-cell office:value-type="float" office:value="139031.3036" calcext:value-type="float">
            <text:p>139031.3036</text:p>
          </table:table-cell>
          <table:table-cell office:value-type="float" office:value="250000" calcext:value-type="float">
            <text:p>250000</text:p>
          </table:table-cell>
          <table:table-cell office:value-type="float" office:value="76813.18206" calcext:value-type="float">
            <text:p>76813.18206</text:p>
          </table:table-cell>
          <table:table-cell office:value-type="float" office:value="2535036.62" calcext:value-type="float">
            <text:p>2535036.6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35036.62" calcext:value-type="float">
            <text:p>1335036.6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25000</text:p>
          </table:table-cell>
          <table:table-cell office:value-type="float" office:value="229779.0811" calcext:value-type="float">
            <text:p>229779.0811</text:p>
          </table:table-cell>
          <table:table-cell office:value-type="float" office:value="154564.0399" calcext:value-type="float">
            <text:p>154564.0399</text:p>
          </table:table-cell>
          <table:table-cell office:value-type="float" office:value="297819.438" calcext:value-type="float">
            <text:p>297819.438</text:p>
          </table:table-cell>
          <table:table-cell office:value-type="float" office:value="339329.8204" calcext:value-type="float">
            <text:p>339329.8204</text:p>
          </table:table-cell>
          <table:table-cell office:value-type="float" office:value="400000" calcext:value-type="float">
            <text:p>400000</text:p>
          </table:table-cell>
          <table:table-cell office:value-type="float" office:value="115114.0879" calcext:value-type="float">
            <text:p>115114.0879</text:p>
          </table:table-cell>
          <table:table-cell office:value-type="float" office:value="260661.6932" calcext:value-type="float">
            <text:p>260661.6932</text:p>
          </table:table-cell>
          <table:table-cell office:value-type="float" office:value="107105.4251" calcext:value-type="float">
            <text:p>107105.4251</text:p>
          </table:table-cell>
          <table:table-cell office:value-type="float" office:value="184891.7773" calcext:value-type="float">
            <text:p>184891.7773</text:p>
          </table:table-cell>
          <table:table-cell office:value-type="float" office:value="138924.0586" calcext:value-type="float">
            <text:p>138924.0586</text:p>
          </table:table-cell>
          <table:table-cell office:value-type="float" office:value="250000" calcext:value-type="float">
            <text:p>250000</text:p>
          </table:table-cell>
          <table:table-cell office:value-type="float" office:value="81469.20299" calcext:value-type="float">
            <text:p>81469.20299</text:p>
          </table:table-cell>
          <table:table-cell office:value-type="float" office:value="2559658.62" calcext:value-type="float">
            <text:p>2559658.6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59658.62" calcext:value-type="float">
            <text:p>1359658.6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26800</text:p>
          </table:table-cell>
          <table:table-cell office:value-type="float" office:value="227517.5682" calcext:value-type="float">
            <text:p>227517.5682</text:p>
          </table:table-cell>
          <table:table-cell office:value-type="float" office:value="151885.4249" calcext:value-type="float">
            <text:p>151885.4249</text:p>
          </table:table-cell>
          <table:table-cell office:value-type="float" office:value="295722.5414" calcext:value-type="float">
            <text:p>295722.5414</text:p>
          </table:table-cell>
          <table:table-cell office:value-type="float" office:value="336355.8075" calcext:value-type="float">
            <text:p>336355.8075</text:p>
          </table:table-cell>
          <table:table-cell office:value-type="float" office:value="400000" calcext:value-type="float">
            <text:p>400000</text:p>
          </table:table-cell>
          <table:table-cell office:value-type="float" office:value="114739.7244" calcext:value-type="float">
            <text:p>114739.7244</text:p>
          </table:table-cell>
          <table:table-cell office:value-type="float" office:value="261113.9363" calcext:value-type="float">
            <text:p>261113.9363</text:p>
          </table:table-cell>
          <table:table-cell office:value-type="float" office:value="108073.5388" calcext:value-type="float">
            <text:p>108073.5388</text:p>
          </table:table-cell>
          <table:table-cell office:value-type="float" office:value="190873.3939" calcext:value-type="float">
            <text:p>190873.3939</text:p>
          </table:table-cell>
          <table:table-cell office:value-type="float" office:value="139654.5956" calcext:value-type="float">
            <text:p>139654.5956</text:p>
          </table:table-cell>
          <table:table-cell office:value-type="float" office:value="250000" calcext:value-type="float">
            <text:p>250000</text:p>
          </table:table-cell>
          <table:table-cell office:value-type="float" office:value="81414.77305" calcext:value-type="float">
            <text:p>81414.77305</text:p>
          </table:table-cell>
          <table:table-cell office:value-type="float" office:value="2557351.3" calcext:value-type="float">
            <text:p>2557351.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57351.3" calcext:value-type="float">
            <text:p>1357351.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28600</text:p>
          </table:table-cell>
          <table:table-cell office:value-type="float" office:value="225555.8499" calcext:value-type="float">
            <text:p>225555.8499</text:p>
          </table:table-cell>
          <table:table-cell office:value-type="float" office:value="149028.0822" calcext:value-type="float">
            <text:p>149028.0822</text:p>
          </table:table-cell>
          <table:table-cell office:value-type="float" office:value="310259.8831" calcext:value-type="float">
            <text:p>310259.8831</text:p>
          </table:table-cell>
          <table:table-cell office:value-type="float" office:value="333768.5173" calcext:value-type="float">
            <text:p>333768.517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14331.067" calcext:value-type="float">
            <text:p>114331.067</text:p>
          </table:table-cell>
          <table:table-cell office:value-type="float" office:value="261180.0995" calcext:value-type="float">
            <text:p>261180.0995</text:p>
          </table:table-cell>
          <table:table-cell office:value-type="float" office:value="108100.1598" calcext:value-type="float">
            <text:p>108100.1598</text:p>
          </table:table-cell>
          <table:table-cell office:value-type="float" office:value="187438.0719" calcext:value-type="float">
            <text:p>187438.0719</text:p>
          </table:table-cell>
          <table:table-cell office:value-type="float" office:value="138697.7523" calcext:value-type="float">
            <text:p>138697.7523</text:p>
          </table:table-cell>
          <table:table-cell office:value-type="float" office:value="250000" calcext:value-type="float">
            <text:p>250000</text:p>
          </table:table-cell>
          <table:table-cell office:value-type="float" office:value="82395.0631" calcext:value-type="float">
            <text:p>82395.0631</text:p>
          </table:table-cell>
          <table:table-cell office:value-type="float" office:value="2560754.55" calcext:value-type="float">
            <text:p>2560754.5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60754.55" calcext:value-type="float">
            <text:p>1360754.5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30400</text:p>
          </table:table-cell>
          <table:table-cell office:value-type="float" office:value="231875.1149" calcext:value-type="float">
            <text:p>231875.1149</text:p>
          </table:table-cell>
          <table:table-cell office:value-type="float" office:value="155690.658" calcext:value-type="float">
            <text:p>155690.658</text:p>
          </table:table-cell>
          <table:table-cell office:value-type="float" office:value="321544.8519" calcext:value-type="float">
            <text:p>321544.8519</text:p>
          </table:table-cell>
          <table:table-cell office:value-type="float" office:value="346914.2191" calcext:value-type="float">
            <text:p>346914.219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29088.5831" calcext:value-type="float">
            <text:p>129088.5831</text:p>
          </table:table-cell>
          <table:table-cell office:value-type="float" office:value="261216.7996" calcext:value-type="float">
            <text:p>261216.7996</text:p>
          </table:table-cell>
          <table:table-cell office:value-type="float" office:value="113684.1276" calcext:value-type="float">
            <text:p>113684.1276</text:p>
          </table:table-cell>
          <table:table-cell office:value-type="float" office:value="185124.1959" calcext:value-type="float">
            <text:p>185124.1959</text:p>
          </table:table-cell>
          <table:table-cell office:value-type="float" office:value="138389.526" calcext:value-type="float">
            <text:p>138389.526</text:p>
          </table:table-cell>
          <table:table-cell office:value-type="float" office:value="250000" calcext:value-type="float">
            <text:p>250000</text:p>
          </table:table-cell>
          <table:table-cell office:value-type="float" office:value="74398.13396" calcext:value-type="float">
            <text:p>74398.13396</text:p>
          </table:table-cell>
          <table:table-cell office:value-type="float" office:value="2607926.21" calcext:value-type="float">
            <text:p>2607926.2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07926.21" calcext:value-type="float">
            <text:p>1407926.2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32200</text:p>
          </table:table-cell>
          <table:table-cell office:value-type="float" office:value="230996.0644" calcext:value-type="float">
            <text:p>230996.0644</text:p>
          </table:table-cell>
          <table:table-cell office:value-type="float" office:value="154029.7643" calcext:value-type="float">
            <text:p>154029.7643</text:p>
          </table:table-cell>
          <table:table-cell office:value-type="float" office:value="321108.7739" calcext:value-type="float">
            <text:p>321108.7739</text:p>
          </table:table-cell>
          <table:table-cell office:value-type="float" office:value="354900.1113" calcext:value-type="float">
            <text:p>354900.111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25576.7068" calcext:value-type="float">
            <text:p>125576.7068</text:p>
          </table:table-cell>
          <table:table-cell office:value-type="float" office:value="262678.5761" calcext:value-type="float">
            <text:p>262678.5761</text:p>
          </table:table-cell>
          <table:table-cell office:value-type="float" office:value="113802.1796" calcext:value-type="float">
            <text:p>113802.1796</text:p>
          </table:table-cell>
          <table:table-cell office:value-type="float" office:value="185880.8809" calcext:value-type="float">
            <text:p>185880.8809</text:p>
          </table:table-cell>
          <table:table-cell office:value-type="float" office:value="138516.763" calcext:value-type="float">
            <text:p>138516.763</text:p>
          </table:table-cell>
          <table:table-cell office:value-type="float" office:value="250000" calcext:value-type="float">
            <text:p>250000</text:p>
          </table:table-cell>
          <table:table-cell office:value-type="float" office:value="74459.05205" calcext:value-type="float">
            <text:p>74459.05205</text:p>
          </table:table-cell>
          <table:table-cell office:value-type="float" office:value="2611948.87" calcext:value-type="float">
            <text:p>2611948.8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11948.87" calcext:value-type="float">
            <text:p>1411948.8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34000</text:p>
          </table:table-cell>
          <table:table-cell office:value-type="float" office:value="227403.4904" calcext:value-type="float">
            <text:p>227403.4904</text:p>
          </table:table-cell>
          <table:table-cell office:value-type="float" office:value="149924.2627" calcext:value-type="float">
            <text:p>149924.2627</text:p>
          </table:table-cell>
          <table:table-cell office:value-type="float" office:value="313085.1544" calcext:value-type="float">
            <text:p>313085.1544</text:p>
          </table:table-cell>
          <table:table-cell office:value-type="float" office:value="347778.2249" calcext:value-type="float">
            <text:p>347778.224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24163.9384" calcext:value-type="float">
            <text:p>124163.9384</text:p>
          </table:table-cell>
          <table:table-cell office:value-type="float" office:value="264200.0422" calcext:value-type="float">
            <text:p>264200.0422</text:p>
          </table:table-cell>
          <table:table-cell office:value-type="float" office:value="114497.3047" calcext:value-type="float">
            <text:p>114497.3047</text:p>
          </table:table-cell>
          <table:table-cell office:value-type="float" office:value="183509.3449" calcext:value-type="float">
            <text:p>183509.3449</text:p>
          </table:table-cell>
          <table:table-cell office:value-type="float" office:value="137838.2324" calcext:value-type="float">
            <text:p>137838.2324</text:p>
          </table:table-cell>
          <table:table-cell office:value-type="float" office:value="250000" calcext:value-type="float">
            <text:p>250000</text:p>
          </table:table-cell>
          <table:table-cell office:value-type="float" office:value="65293.48626" calcext:value-type="float">
            <text:p>65293.48626</text:p>
          </table:table-cell>
          <table:table-cell office:value-type="float" office:value="2577693.48" calcext:value-type="float">
            <text:p>2577693.4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77693.48" calcext:value-type="float">
            <text:p>1377693.4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35800</text:p>
          </table:table-cell>
          <table:table-cell office:value-type="float" office:value="227203.0519" calcext:value-type="float">
            <text:p>227203.0519</text:p>
          </table:table-cell>
          <table:table-cell office:value-type="float" office:value="150280.1116" calcext:value-type="float">
            <text:p>150280.1116</text:p>
          </table:table-cell>
          <table:table-cell office:value-type="float" office:value="311835.1565" calcext:value-type="float">
            <text:p>311835.1565</text:p>
          </table:table-cell>
          <table:table-cell office:value-type="float" office:value="347773.8806" calcext:value-type="float">
            <text:p>347773.880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24754.6594" calcext:value-type="float">
            <text:p>124754.6594</text:p>
          </table:table-cell>
          <table:table-cell office:value-type="float" office:value="264925.8132" calcext:value-type="float">
            <text:p>264925.8132</text:p>
          </table:table-cell>
          <table:table-cell office:value-type="float" office:value="114501.4801" calcext:value-type="float">
            <text:p>114501.4801</text:p>
          </table:table-cell>
          <table:table-cell office:value-type="float" office:value="198986.5913" calcext:value-type="float">
            <text:p>198986.5913</text:p>
          </table:table-cell>
          <table:table-cell office:value-type="float" office:value="137391.9614" calcext:value-type="float">
            <text:p>137391.9614</text:p>
          </table:table-cell>
          <table:table-cell office:value-type="float" office:value="250000" calcext:value-type="float">
            <text:p>250000</text:p>
          </table:table-cell>
          <table:table-cell office:value-type="float" office:value="65683.56848" calcext:value-type="float">
            <text:p>65683.56848</text:p>
          </table:table-cell>
          <table:table-cell office:value-type="float" office:value="2593336.27" calcext:value-type="float">
            <text:p>2593336.2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93336.27" calcext:value-type="float">
            <text:p>1393336.2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37600</text:p>
          </table:table-cell>
          <table:table-cell office:value-type="float" office:value="227414.6722" calcext:value-type="float">
            <text:p>227414.6722</text:p>
          </table:table-cell>
          <table:table-cell office:value-type="float" office:value="150206.4548" calcext:value-type="float">
            <text:p>150206.4548</text:p>
          </table:table-cell>
          <table:table-cell office:value-type="float" office:value="313743.7466" calcext:value-type="float">
            <text:p>313743.7466</text:p>
          </table:table-cell>
          <table:table-cell office:value-type="float" office:value="352318.7846" calcext:value-type="float">
            <text:p>352318.784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24452.5199" calcext:value-type="float">
            <text:p>124452.5199</text:p>
          </table:table-cell>
          <table:table-cell office:value-type="float" office:value="265614.8942" calcext:value-type="float">
            <text:p>265614.8942</text:p>
          </table:table-cell>
          <table:table-cell office:value-type="float" office:value="114490.2809" calcext:value-type="float">
            <text:p>114490.2809</text:p>
          </table:table-cell>
          <table:table-cell office:value-type="float" office:value="202456.0476" calcext:value-type="float">
            <text:p>202456.0476</text:p>
          </table:table-cell>
          <table:table-cell office:value-type="float" office:value="136776.6939" calcext:value-type="float">
            <text:p>136776.6939</text:p>
          </table:table-cell>
          <table:table-cell office:value-type="float" office:value="250000" calcext:value-type="float">
            <text:p>250000</text:p>
          </table:table-cell>
          <table:table-cell office:value-type="float" office:value="65589.91683" calcext:value-type="float">
            <text:p>65589.91683</text:p>
          </table:table-cell>
          <table:table-cell office:value-type="float" office:value="2603064.01" calcext:value-type="float">
            <text:p>2603064.0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03064.01" calcext:value-type="float">
            <text:p>1403064.0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39400</text:p>
          </table:table-cell>
          <table:table-cell office:value-type="float" office:value="227551.3226" calcext:value-type="float">
            <text:p>227551.3226</text:p>
          </table:table-cell>
          <table:table-cell office:value-type="float" office:value="150651.5144" calcext:value-type="float">
            <text:p>150651.5144</text:p>
          </table:table-cell>
          <table:table-cell office:value-type="float" office:value="314075.9768" calcext:value-type="float">
            <text:p>314075.9768</text:p>
          </table:table-cell>
          <table:table-cell office:value-type="float" office:value="354578.0768" calcext:value-type="float">
            <text:p>354578.076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41207.5829" calcext:value-type="float">
            <text:p>141207.5829</text:p>
          </table:table-cell>
          <table:table-cell office:value-type="float" office:value="266369.6377" calcext:value-type="float">
            <text:p>266369.6377</text:p>
          </table:table-cell>
          <table:table-cell office:value-type="float" office:value="114202.3063" calcext:value-type="float">
            <text:p>114202.3063</text:p>
          </table:table-cell>
          <table:table-cell office:value-type="float" office:value="211500.7271" calcext:value-type="float">
            <text:p>211500.7271</text:p>
          </table:table-cell>
          <table:table-cell office:value-type="float" office:value="136806.3234" calcext:value-type="float">
            <text:p>136806.323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4510.51632" calcext:value-type="float">
            <text:p>84510.51632</text:p>
          </table:table-cell>
          <table:table-cell office:value-type="float" office:value="2651453.98" calcext:value-type="float">
            <text:p>2651453.9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51453.98" calcext:value-type="float">
            <text:p>1451453.9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41200</text:p>
          </table:table-cell>
          <table:table-cell office:value-type="float" office:value="225165.4613" calcext:value-type="float">
            <text:p>225165.4613</text:p>
          </table:table-cell>
          <table:table-cell office:value-type="float" office:value="147981.1904" calcext:value-type="float">
            <text:p>147981.1904</text:p>
          </table:table-cell>
          <table:table-cell office:value-type="float" office:value="308733.9633" calcext:value-type="float">
            <text:p>308733.9633</text:p>
          </table:table-cell>
          <table:table-cell office:value-type="float" office:value="347957.9363" calcext:value-type="float">
            <text:p>347957.936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0342.404" calcext:value-type="float">
            <text:p>170342.404</text:p>
          </table:table-cell>
          <table:table-cell office:value-type="float" office:value="266742.7993" calcext:value-type="float">
            <text:p>266742.7993</text:p>
          </table:table-cell>
          <table:table-cell office:value-type="float" office:value="114381.1172" calcext:value-type="float">
            <text:p>114381.1172</text:p>
          </table:table-cell>
          <table:table-cell office:value-type="float" office:value="210891.5587" calcext:value-type="float">
            <text:p>210891.5587</text:p>
          </table:table-cell>
          <table:table-cell office:value-type="float" office:value="137323.1903" calcext:value-type="float">
            <text:p>137323.1903</text:p>
          </table:table-cell>
          <table:table-cell office:value-type="float" office:value="250000" calcext:value-type="float">
            <text:p>250000</text:p>
          </table:table-cell>
          <table:table-cell office:value-type="float" office:value="84718.41826" calcext:value-type="float">
            <text:p>84718.41826</text:p>
          </table:table-cell>
          <table:table-cell office:value-type="float" office:value="2664238.04" calcext:value-type="float">
            <text:p>2664238.0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64238.04" calcext:value-type="float">
            <text:p>1464238.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43000</text:p>
          </table:table-cell>
          <table:table-cell office:value-type="float" office:value="226498.889" calcext:value-type="float">
            <text:p>226498.889</text:p>
          </table:table-cell>
          <table:table-cell office:value-type="float" office:value="148853.6973" calcext:value-type="float">
            <text:p>148853.6973</text:p>
          </table:table-cell>
          <table:table-cell office:value-type="float" office:value="310324.8382" calcext:value-type="float">
            <text:p>310324.8382</text:p>
          </table:table-cell>
          <table:table-cell office:value-type="float" office:value="350620.3165" calcext:value-type="float">
            <text:p>350620.3165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3820.6911" calcext:value-type="float">
            <text:p>173820.6911</text:p>
          </table:table-cell>
          <table:table-cell office:value-type="float" office:value="267627.505" calcext:value-type="float">
            <text:p>267627.505</text:p>
          </table:table-cell>
          <table:table-cell office:value-type="float" office:value="114452.8254" calcext:value-type="float">
            <text:p>114452.8254</text:p>
          </table:table-cell>
          <table:table-cell office:value-type="float" office:value="214492.9795" calcext:value-type="float">
            <text:p>214492.9795</text:p>
          </table:table-cell>
          <table:table-cell office:value-type="float" office:value="137930.9603" calcext:value-type="float">
            <text:p>137930.9603</text:p>
          </table:table-cell>
          <table:table-cell office:value-type="float" office:value="250000" calcext:value-type="float">
            <text:p>250000</text:p>
          </table:table-cell>
          <table:table-cell office:value-type="float" office:value="84900.2808" calcext:value-type="float">
            <text:p>84900.2808</text:p>
          </table:table-cell>
          <table:table-cell office:value-type="float" office:value="2679522.98" calcext:value-type="float">
            <text:p>2679522.9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79522.98" calcext:value-type="float">
            <text:p>1479522.9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44800</text:p>
          </table:table-cell>
          <table:table-cell office:value-type="float" office:value="231772.2681" calcext:value-type="float">
            <text:p>231772.2681</text:p>
          </table:table-cell>
          <table:table-cell office:value-type="float" office:value="154145.248" calcext:value-type="float">
            <text:p>154145.248</text:p>
          </table:table-cell>
          <table:table-cell office:value-type="float" office:value="321515.7904" calcext:value-type="float">
            <text:p>321515.7904</text:p>
          </table:table-cell>
          <table:table-cell office:value-type="float" office:value="361837.5587" calcext:value-type="float">
            <text:p>361837.5587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4215.1539" calcext:value-type="float">
            <text:p>184215.1539</text:p>
          </table:table-cell>
          <table:table-cell office:value-type="float" office:value="267661.8873" calcext:value-type="float">
            <text:p>267661.8873</text:p>
          </table:table-cell>
          <table:table-cell office:value-type="float" office:value="114595.0893" calcext:value-type="float">
            <text:p>114595.0893</text:p>
          </table:table-cell>
          <table:table-cell office:value-type="float" office:value="213926.9358" calcext:value-type="float">
            <text:p>213926.9358</text:p>
          </table:table-cell>
          <table:table-cell office:value-type="float" office:value="138928.3251" calcext:value-type="float">
            <text:p>138928.325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5330.89794" calcext:value-type="float">
            <text:p>85330.89794</text:p>
          </table:table-cell>
          <table:table-cell office:value-type="float" office:value="2723929.15" calcext:value-type="float">
            <text:p>2723929.1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23929.15" calcext:value-type="float">
            <text:p>1523929.1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46600</text:p>
          </table:table-cell>
          <table:table-cell office:value-type="float" office:value="226411.2006" calcext:value-type="float">
            <text:p>226411.2006</text:p>
          </table:table-cell>
          <table:table-cell office:value-type="float" office:value="147990.6068" calcext:value-type="float">
            <text:p>147990.6068</text:p>
          </table:table-cell>
          <table:table-cell office:value-type="float" office:value="309180.0668" calcext:value-type="float">
            <text:p>309180.0668</text:p>
          </table:table-cell>
          <table:table-cell office:value-type="float" office:value="348897.5309" calcext:value-type="float">
            <text:p>348897.530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6786.8719" calcext:value-type="float">
            <text:p>186786.8719</text:p>
          </table:table-cell>
          <table:table-cell office:value-type="float" office:value="267699.394" calcext:value-type="float">
            <text:p>267699.394</text:p>
          </table:table-cell>
          <table:table-cell office:value-type="float" office:value="114658.1683" calcext:value-type="float">
            <text:p>114658.1683</text:p>
          </table:table-cell>
          <table:table-cell office:value-type="float" office:value="220757.368" calcext:value-type="float">
            <text:p>220757.368</text:p>
          </table:table-cell>
          <table:table-cell office:value-type="float" office:value="139354.3755" calcext:value-type="float">
            <text:p>139354.375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6194.26311" calcext:value-type="float">
            <text:p>86194.26311</text:p>
          </table:table-cell>
          <table:table-cell office:value-type="float" office:value="2697929.85" calcext:value-type="float">
            <text:p>2697929.8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97929.85" calcext:value-type="float">
            <text:p>1497929.8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48400</text:p>
          </table:table-cell>
          <table:table-cell office:value-type="float" office:value="228402.5939" calcext:value-type="float">
            <text:p>228402.5939</text:p>
          </table:table-cell>
          <table:table-cell office:value-type="float" office:value="149917.7653" calcext:value-type="float">
            <text:p>149917.7653</text:p>
          </table:table-cell>
          <table:table-cell office:value-type="float" office:value="311046.2299" calcext:value-type="float">
            <text:p>311046.2299</text:p>
          </table:table-cell>
          <table:table-cell office:value-type="float" office:value="351629.6786" calcext:value-type="float">
            <text:p>351629.678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8094.5556" calcext:value-type="float">
            <text:p>188094.5556</text:p>
          </table:table-cell>
          <table:table-cell office:value-type="float" office:value="267710.0184" calcext:value-type="float">
            <text:p>267710.0184</text:p>
          </table:table-cell>
          <table:table-cell office:value-type="float" office:value="113947.2537" calcext:value-type="float">
            <text:p>113947.2537</text:p>
          </table:table-cell>
          <table:table-cell office:value-type="float" office:value="217589.5167" calcext:value-type="float">
            <text:p>217589.5167</text:p>
          </table:table-cell>
          <table:table-cell office:value-type="float" office:value="139540.4477" calcext:value-type="float">
            <text:p>139540.4477</text:p>
          </table:table-cell>
          <table:table-cell office:value-type="float" office:value="250000" calcext:value-type="float">
            <text:p>250000</text:p>
          </table:table-cell>
          <table:table-cell office:value-type="float" office:value="85974.89217" calcext:value-type="float">
            <text:p>85974.89217</text:p>
          </table:table-cell>
          <table:table-cell office:value-type="float" office:value="2703852.95" calcext:value-type="float">
            <text:p>2703852.9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03852.95" calcext:value-type="float">
            <text:p>1503852.9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50200</text:p>
          </table:table-cell>
          <table:table-cell office:value-type="float" office:value="229816.46" calcext:value-type="float">
            <text:p>229816.46</text:p>
          </table:table-cell>
          <table:table-cell office:value-type="float" office:value="151432.9013" calcext:value-type="float">
            <text:p>151432.9013</text:p>
          </table:table-cell>
          <table:table-cell office:value-type="float" office:value="315509.6433" calcext:value-type="float">
            <text:p>315509.6433</text:p>
          </table:table-cell>
          <table:table-cell office:value-type="float" office:value="356587.9122" calcext:value-type="float">
            <text:p>356587.912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9565.7128" calcext:value-type="float">
            <text:p>179565.7128</text:p>
          </table:table-cell>
          <table:table-cell office:value-type="float" office:value="268416.9546" calcext:value-type="float">
            <text:p>268416.9546</text:p>
          </table:table-cell>
          <table:table-cell office:value-type="float" office:value="114120.8584" calcext:value-type="float">
            <text:p>114120.8584</text:p>
          </table:table-cell>
          <table:table-cell office:value-type="float" office:value="216715.1256" calcext:value-type="float">
            <text:p>216715.1256</text:p>
          </table:table-cell>
          <table:table-cell office:value-type="float" office:value="140160.4376" calcext:value-type="float">
            <text:p>140160.4376</text:p>
          </table:table-cell>
          <table:table-cell office:value-type="float" office:value="250000" calcext:value-type="float">
            <text:p>250000</text:p>
          </table:table-cell>
          <table:table-cell office:value-type="float" office:value="86297.75577" calcext:value-type="float">
            <text:p>86297.75577</text:p>
          </table:table-cell>
          <table:table-cell office:value-type="float" office:value="2708623.76" calcext:value-type="float">
            <text:p>2708623.7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08623.76" calcext:value-type="float">
            <text:p>1508623.7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52000</text:p>
          </table:table-cell>
          <table:table-cell office:value-type="float" office:value="234600.8155" calcext:value-type="float">
            <text:p>234600.8155</text:p>
          </table:table-cell>
          <table:table-cell office:value-type="float" office:value="156115.0591" calcext:value-type="float">
            <text:p>156115.0591</text:p>
          </table:table-cell>
          <table:table-cell office:value-type="float" office:value="324256.1676" calcext:value-type="float">
            <text:p>324256.1676</text:p>
          </table:table-cell>
          <table:table-cell office:value-type="float" office:value="365923.567" calcext:value-type="float">
            <text:p>365923.567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2327.5194" calcext:value-type="float">
            <text:p>172327.5194</text:p>
          </table:table-cell>
          <table:table-cell office:value-type="float" office:value="268451.0165" calcext:value-type="float">
            <text:p>268451.0165</text:p>
          </table:table-cell>
          <table:table-cell office:value-type="float" office:value="114062.0637" calcext:value-type="float">
            <text:p>114062.0637</text:p>
          </table:table-cell>
          <table:table-cell office:value-type="float" office:value="210372.3" calcext:value-type="float">
            <text:p>210372.3</text:p>
          </table:table-cell>
          <table:table-cell office:value-type="float" office:value="141618.4159" calcext:value-type="float">
            <text:p>141618.4159</text:p>
          </table:table-cell>
          <table:table-cell office:value-type="float" office:value="250000" calcext:value-type="float">
            <text:p>250000</text:p>
          </table:table-cell>
          <table:table-cell office:value-type="float" office:value="86210.65671" calcext:value-type="float">
            <text:p>86210.65671</text:p>
          </table:table-cell>
          <table:table-cell office:value-type="float" office:value="2723937.58" calcext:value-type="float">
            <text:p>2723937.5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23937.58" calcext:value-type="float">
            <text:p>1523937.5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53800</text:p>
          </table:table-cell>
          <table:table-cell office:value-type="float" office:value="228843.3899" calcext:value-type="float">
            <text:p>228843.3899</text:p>
          </table:table-cell>
          <table:table-cell office:value-type="float" office:value="150225.8742" calcext:value-type="float">
            <text:p>150225.8742</text:p>
          </table:table-cell>
          <table:table-cell office:value-type="float" office:value="305661.605" calcext:value-type="float">
            <text:p>305661.605</text:p>
          </table:table-cell>
          <table:table-cell office:value-type="float" office:value="354068.872" calcext:value-type="float">
            <text:p>354068.87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0546.3883" calcext:value-type="float">
            <text:p>170546.3883</text:p>
          </table:table-cell>
          <table:table-cell office:value-type="float" office:value="268454.4554" calcext:value-type="float">
            <text:p>268454.4554</text:p>
          </table:table-cell>
          <table:table-cell office:value-type="float" office:value="114161.1314" calcext:value-type="float">
            <text:p>114161.1314</text:p>
          </table:table-cell>
          <table:table-cell office:value-type="float" office:value="220514.1694" calcext:value-type="float">
            <text:p>220514.1694</text:p>
          </table:table-cell>
          <table:table-cell office:value-type="float" office:value="138827.5962" calcext:value-type="float">
            <text:p>138827.5962</text:p>
          </table:table-cell>
          <table:table-cell office:value-type="float" office:value="250000" calcext:value-type="float">
            <text:p>250000</text:p>
          </table:table-cell>
          <table:table-cell office:value-type="float" office:value="86487.89202" calcext:value-type="float">
            <text:p>86487.89202</text:p>
          </table:table-cell>
          <table:table-cell office:value-type="float" office:value="2687791.37" calcext:value-type="float">
            <text:p>2687791.3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87791.37" calcext:value-type="float">
            <text:p>1487791.3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55600</text:p>
          </table:table-cell>
          <table:table-cell office:value-type="float" office:value="224086.454" calcext:value-type="float">
            <text:p>224086.454</text:p>
          </table:table-cell>
          <table:table-cell office:value-type="float" office:value="145629.7363" calcext:value-type="float">
            <text:p>145629.7363</text:p>
          </table:table-cell>
          <table:table-cell office:value-type="float" office:value="295363.5526" calcext:value-type="float">
            <text:p>295363.5526</text:p>
          </table:table-cell>
          <table:table-cell office:value-type="float" office:value="342038.6047" calcext:value-type="float">
            <text:p>342038.6047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0394.6763" calcext:value-type="float">
            <text:p>170394.6763</text:p>
          </table:table-cell>
          <table:table-cell office:value-type="float" office:value="268755.7749" calcext:value-type="float">
            <text:p>268755.7749</text:p>
          </table:table-cell>
          <table:table-cell office:value-type="float" office:value="114142.0015" calcext:value-type="float">
            <text:p>114142.0015</text:p>
          </table:table-cell>
          <table:table-cell office:value-type="float" office:value="219734.7682" calcext:value-type="float">
            <text:p>219734.7682</text:p>
          </table:table-cell>
          <table:table-cell office:value-type="float" office:value="138986.5303" calcext:value-type="float">
            <text:p>138986.5303</text:p>
          </table:table-cell>
          <table:table-cell office:value-type="float" office:value="250000" calcext:value-type="float">
            <text:p>250000</text:p>
          </table:table-cell>
          <table:table-cell office:value-type="float" office:value="86822.06964" calcext:value-type="float">
            <text:p>86822.06964</text:p>
          </table:table-cell>
          <table:table-cell office:value-type="float" office:value="2655954.17" calcext:value-type="float">
            <text:p>2655954.1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55954.17" calcext:value-type="float">
            <text:p>1455954.1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57400</text:p>
          </table:table-cell>
          <table:table-cell office:value-type="float" office:value="225663.1712" calcext:value-type="float">
            <text:p>225663.1712</text:p>
          </table:table-cell>
          <table:table-cell office:value-type="float" office:value="147061.7319" calcext:value-type="float">
            <text:p>147061.7319</text:p>
          </table:table-cell>
          <table:table-cell office:value-type="float" office:value="287047.3731" calcext:value-type="float">
            <text:p>287047.3731</text:p>
          </table:table-cell>
          <table:table-cell office:value-type="float" office:value="337291.7666" calcext:value-type="float">
            <text:p>337291.766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0132.2237" calcext:value-type="float">
            <text:p>170132.2237</text:p>
          </table:table-cell>
          <table:table-cell office:value-type="float" office:value="269020.1161" calcext:value-type="float">
            <text:p>269020.1161</text:p>
          </table:table-cell>
          <table:table-cell office:value-type="float" office:value="114134.1644" calcext:value-type="float">
            <text:p>114134.1644</text:p>
          </table:table-cell>
          <table:table-cell office:value-type="float" office:value="201363.9811" calcext:value-type="float">
            <text:p>201363.9811</text:p>
          </table:table-cell>
          <table:table-cell office:value-type="float" office:value="139087.9811" calcext:value-type="float">
            <text:p>139087.981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1895.31549" calcext:value-type="float">
            <text:p>81895.31549</text:p>
          </table:table-cell>
          <table:table-cell office:value-type="float" office:value="2622697.82" calcext:value-type="float">
            <text:p>2622697.8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22697.82" calcext:value-type="float">
            <text:p>1422697.8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59200</text:p>
          </table:table-cell>
          <table:table-cell office:value-type="float" office:value="230531.3508" calcext:value-type="float">
            <text:p>230531.3508</text:p>
          </table:table-cell>
          <table:table-cell office:value-type="float" office:value="156394.3131" calcext:value-type="float">
            <text:p>156394.3131</text:p>
          </table:table-cell>
          <table:table-cell office:value-type="float" office:value="292292.5464" calcext:value-type="float">
            <text:p>292292.5464</text:p>
          </table:table-cell>
          <table:table-cell office:value-type="float" office:value="325714.7825" calcext:value-type="float">
            <text:p>325714.7825</text:p>
          </table:table-cell>
          <table:table-cell office:value-type="float" office:value="400000" calcext:value-type="float">
            <text:p>400000</text:p>
          </table:table-cell>
          <table:table-cell office:value-type="float" office:value="126556.9984" calcext:value-type="float">
            <text:p>126556.9984</text:p>
          </table:table-cell>
          <table:table-cell office:value-type="float" office:value="269083.6144" calcext:value-type="float">
            <text:p>269083.6144</text:p>
          </table:table-cell>
          <table:table-cell office:value-type="float" office:value="114174.0197" calcext:value-type="float">
            <text:p>114174.0197</text:p>
          </table:table-cell>
          <table:table-cell office:value-type="float" office:value="183004.7984" calcext:value-type="float">
            <text:p>183004.7984</text:p>
          </table:table-cell>
          <table:table-cell office:value-type="float" office:value="138649.19" calcext:value-type="float">
            <text:p>138649.19</text:p>
          </table:table-cell>
          <table:table-cell office:value-type="float" office:value="250000" calcext:value-type="float">
            <text:p>250000</text:p>
          </table:table-cell>
          <table:table-cell office:value-type="float" office:value="69960.39775" calcext:value-type="float">
            <text:p>69960.39775</text:p>
          </table:table-cell>
          <table:table-cell office:value-type="float" office:value="2556362.01" calcext:value-type="float">
            <text:p>2556362.0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56362.01" calcext:value-type="float">
            <text:p>1356362.0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61000</text:p>
          </table:table-cell>
          <table:table-cell office:value-type="float" office:value="229287.5959" calcext:value-type="float">
            <text:p>229287.5959</text:p>
          </table:table-cell>
          <table:table-cell office:value-type="float" office:value="152572.8421" calcext:value-type="float">
            <text:p>152572.8421</text:p>
          </table:table-cell>
          <table:table-cell office:value-type="float" office:value="294786.788" calcext:value-type="float">
            <text:p>294786.788</text:p>
          </table:table-cell>
          <table:table-cell office:value-type="float" office:value="321607.3564" calcext:value-type="float">
            <text:p>321607.3564</text:p>
          </table:table-cell>
          <table:table-cell office:value-type="float" office:value="400000" calcext:value-type="float">
            <text:p>400000</text:p>
          </table:table-cell>
          <table:table-cell office:value-type="float" office:value="79295.38862" calcext:value-type="float">
            <text:p>79295.38862</text:p>
          </table:table-cell>
          <table:table-cell office:value-type="float" office:value="253672.9325" calcext:value-type="float">
            <text:p>253672.9325</text:p>
          </table:table-cell>
          <table:table-cell office:value-type="float" office:value="114094.1917" calcext:value-type="float">
            <text:p>114094.1917</text:p>
          </table:table-cell>
          <table:table-cell office:value-type="float" office:value="180000.5988" calcext:value-type="float">
            <text:p>180000.5988</text:p>
          </table:table-cell>
          <table:table-cell office:value-type="float" office:value="138962.2569" calcext:value-type="float">
            <text:p>138962.2569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837.1029" calcext:value-type="float">
            <text:p>87837.1029</text:p>
          </table:table-cell>
          <table:table-cell office:value-type="float" office:value="2502117.05" calcext:value-type="float">
            <text:p>2502117.0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02117.05" calcext:value-type="float">
            <text:p>1302117.0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62800</text:p>
          </table:table-cell>
          <table:table-cell office:value-type="float" office:value="229949.1844" calcext:value-type="float">
            <text:p>229949.1844</text:p>
          </table:table-cell>
          <table:table-cell office:value-type="float" office:value="153828.1867" calcext:value-type="float">
            <text:p>153828.1867</text:p>
          </table:table-cell>
          <table:table-cell office:value-type="float" office:value="294086.7767" calcext:value-type="float">
            <text:p>294086.7767</text:p>
          </table:table-cell>
          <table:table-cell office:value-type="float" office:value="323648.8597" calcext:value-type="float">
            <text:p>323648.8597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198.31381" calcext:value-type="float">
            <text:p>16198.31381</text:p>
          </table:table-cell>
          <table:table-cell office:value-type="float" office:value="251776.7818" calcext:value-type="float">
            <text:p>251776.7818</text:p>
          </table:table-cell>
          <table:table-cell office:value-type="float" office:value="114076.4297" calcext:value-type="float">
            <text:p>114076.4297</text:p>
          </table:table-cell>
          <table:table-cell office:value-type="float" office:value="179508.1343" calcext:value-type="float">
            <text:p>179508.1343</text:p>
          </table:table-cell>
          <table:table-cell office:value-type="float" office:value="139143.8977" calcext:value-type="float">
            <text:p>139143.8977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547.59759" calcext:value-type="float">
            <text:p>87547.59759</text:p>
          </table:table-cell>
          <table:table-cell office:value-type="float" office:value="2439764.16" calcext:value-type="float">
            <text:p>2439764.1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239764.16" calcext:value-type="float">
            <text:p>1239764.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64600</text:p>
          </table:table-cell>
          <table:table-cell office:value-type="float" office:value="229227.2683" calcext:value-type="float">
            <text:p>229227.2683</text:p>
          </table:table-cell>
          <table:table-cell office:value-type="float" office:value="153955.043" calcext:value-type="float">
            <text:p>153955.043</text:p>
          </table:table-cell>
          <table:table-cell office:value-type="float" office:value="292241.5688" calcext:value-type="float">
            <text:p>292241.5688</text:p>
          </table:table-cell>
          <table:table-cell office:value-type="float" office:value="321732.6079" calcext:value-type="float">
            <text:p>321732.607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218.9937" calcext:value-type="float">
            <text:p>16218.9937</text:p>
          </table:table-cell>
          <table:table-cell office:value-type="float" office:value="250750.9165" calcext:value-type="float">
            <text:p>250750.9165</text:p>
          </table:table-cell>
          <table:table-cell office:value-type="float" office:value="114319.0713" calcext:value-type="float">
            <text:p>114319.0713</text:p>
          </table:table-cell>
          <table:table-cell office:value-type="float" office:value="141877.4328" calcext:value-type="float">
            <text:p>141877.4328</text:p>
          </table:table-cell>
          <table:table-cell office:value-type="float" office:value="138893.9008" calcext:value-type="float">
            <text:p>138893.9008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347.28062" calcext:value-type="float">
            <text:p>87347.28062</text:p>
          </table:table-cell>
          <table:table-cell office:value-type="float" office:value="2396564.08" calcext:value-type="float">
            <text:p>2396564.0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96564.08" calcext:value-type="float">
            <text:p>1196564.0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66400</text:p>
          </table:table-cell>
          <table:table-cell office:value-type="float" office:value="225827.1212" calcext:value-type="float">
            <text:p>225827.1212</text:p>
          </table:table-cell>
          <table:table-cell office:value-type="float" office:value="148946.2307" calcext:value-type="float">
            <text:p>148946.2307</text:p>
          </table:table-cell>
          <table:table-cell office:value-type="float" office:value="288679.9979" calcext:value-type="float">
            <text:p>288679.9979</text:p>
          </table:table-cell>
          <table:table-cell office:value-type="float" office:value="313168.3238" calcext:value-type="float">
            <text:p>313168.323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255.98082" calcext:value-type="float">
            <text:p>16255.98082</text:p>
          </table:table-cell>
          <table:table-cell office:value-type="float" office:value="251084.5163" calcext:value-type="float">
            <text:p>251084.5163</text:p>
          </table:table-cell>
          <table:table-cell office:value-type="float" office:value="114289.7007" calcext:value-type="float">
            <text:p>114289.7007</text:p>
          </table:table-cell>
          <table:table-cell office:value-type="float" office:value="141597.2002" calcext:value-type="float">
            <text:p>141597.2002</text:p>
          </table:table-cell>
          <table:table-cell office:value-type="float" office:value="139182.3775" calcext:value-type="float">
            <text:p>139182.377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215.5672" calcext:value-type="float">
            <text:p>87215.5672</text:p>
          </table:table-cell>
          <table:table-cell office:value-type="float" office:value="2376247.02" calcext:value-type="float">
            <text:p>2376247.0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76247.02" calcext:value-type="float">
            <text:p>1176247.0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68200</text:p>
          </table:table-cell>
          <table:table-cell office:value-type="float" office:value="230895.9739" calcext:value-type="float">
            <text:p>230895.9739</text:p>
          </table:table-cell>
          <table:table-cell office:value-type="float" office:value="155613.0476" calcext:value-type="float">
            <text:p>155613.0476</text:p>
          </table:table-cell>
          <table:table-cell office:value-type="float" office:value="295884.8009" calcext:value-type="float">
            <text:p>295884.8009</text:p>
          </table:table-cell>
          <table:table-cell office:value-type="float" office:value="326282.9854" calcext:value-type="float">
            <text:p>326282.9854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251.05243" calcext:value-type="float">
            <text:p>16251.05243</text:p>
          </table:table-cell>
          <table:table-cell office:value-type="float" office:value="245398.2295" calcext:value-type="float">
            <text:p>245398.2295</text:p>
          </table:table-cell>
          <table:table-cell office:value-type="float" office:value="114455.9189" calcext:value-type="float">
            <text:p>114455.9189</text:p>
          </table:table-cell>
          <table:table-cell office:value-type="float" office:value="133364.4018" calcext:value-type="float">
            <text:p>133364.4018</text:p>
          </table:table-cell>
          <table:table-cell office:value-type="float" office:value="139755.5571" calcext:value-type="float">
            <text:p>139755.557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573.32091" calcext:value-type="float">
            <text:p>87573.32091</text:p>
          </table:table-cell>
          <table:table-cell office:value-type="float" office:value="2395475.29" calcext:value-type="float">
            <text:p>2395475.2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95475.29" calcext:value-type="float">
            <text:p>1195475.2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70000</text:p>
          </table:table-cell>
          <table:table-cell office:value-type="float" office:value="227752.022" calcext:value-type="float">
            <text:p>227752.022</text:p>
          </table:table-cell>
          <table:table-cell office:value-type="float" office:value="151712.3144" calcext:value-type="float">
            <text:p>151712.3144</text:p>
          </table:table-cell>
          <table:table-cell office:value-type="float" office:value="290413.8702" calcext:value-type="float">
            <text:p>290413.8702</text:p>
          </table:table-cell>
          <table:table-cell office:value-type="float" office:value="316636.3548" calcext:value-type="float">
            <text:p>316636.354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251.05243" calcext:value-type="float">
            <text:p>16251.05243</text:p>
          </table:table-cell>
          <table:table-cell office:value-type="float" office:value="263431.7018" calcext:value-type="float">
            <text:p>263431.7018</text:p>
          </table:table-cell>
          <table:table-cell office:value-type="float" office:value="114457.6549" calcext:value-type="float">
            <text:p>114457.6549</text:p>
          </table:table-cell>
          <table:table-cell office:value-type="float" office:value="88491.21605" calcext:value-type="float">
            <text:p>88491.21605</text:p>
          </table:table-cell>
          <table:table-cell office:value-type="float" office:value="139342.7605" calcext:value-type="float">
            <text:p>139342.760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723.10199" calcext:value-type="float">
            <text:p>87723.10199</text:p>
          </table:table-cell>
          <table:table-cell office:value-type="float" office:value="2346212.05" calcext:value-type="float">
            <text:p>2346212.0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46212.05" calcext:value-type="float">
            <text:p>1146212.0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71800</text:p>
          </table:table-cell>
          <table:table-cell office:value-type="float" office:value="225142.3819" calcext:value-type="float">
            <text:p>225142.3819</text:p>
          </table:table-cell>
          <table:table-cell office:value-type="float" office:value="148632.4292" calcext:value-type="float">
            <text:p>148632.4292</text:p>
          </table:table-cell>
          <table:table-cell office:value-type="float" office:value="267373.0822" calcext:value-type="float">
            <text:p>267373.0822</text:p>
          </table:table-cell>
          <table:table-cell office:value-type="float" office:value="314058.0553" calcext:value-type="float">
            <text:p>314058.055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251.05243" calcext:value-type="float">
            <text:p>16251.05243</text:p>
          </table:table-cell>
          <table:table-cell office:value-type="float" office:value="263470.3968" calcext:value-type="float">
            <text:p>263470.3968</text:p>
          </table:table-cell>
          <table:table-cell office:value-type="float" office:value="114245.8329" calcext:value-type="float">
            <text:p>114245.8329</text:p>
          </table:table-cell>
          <table:table-cell office:value-type="float" office:value="96139.40383" calcext:value-type="float">
            <text:p>96139.40383</text:p>
          </table:table-cell>
          <table:table-cell office:value-type="float" office:value="139249.7705" calcext:value-type="float">
            <text:p>139249.770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836.9798" calcext:value-type="float">
            <text:p>87836.9798</text:p>
          </table:table-cell>
          <table:table-cell office:value-type="float" office:value="2322399.38" calcext:value-type="float">
            <text:p>2322399.3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22399.38" calcext:value-type="float">
            <text:p>1122399.3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73600</text:p>
          </table:table-cell>
          <table:table-cell office:value-type="float" office:value="205603.5103" calcext:value-type="float">
            <text:p>205603.5103</text:p>
          </table:table-cell>
          <table:table-cell office:value-type="float" office:value="153759.8208" calcext:value-type="float">
            <text:p>153759.8208</text:p>
          </table:table-cell>
          <table:table-cell office:value-type="float" office:value="271730.8168" calcext:value-type="float">
            <text:p>271730.8168</text:p>
          </table:table-cell>
          <table:table-cell office:value-type="float" office:value="318268.0384" calcext:value-type="float">
            <text:p>318268.0384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295.43997" calcext:value-type="float">
            <text:p>16295.43997</text:p>
          </table:table-cell>
          <table:table-cell office:value-type="float" office:value="252286.0228" calcext:value-type="float">
            <text:p>252286.0228</text:p>
          </table:table-cell>
          <table:table-cell office:value-type="float" office:value="114387.9517" calcext:value-type="float">
            <text:p>114387.9517</text:p>
          </table:table-cell>
          <table:table-cell office:value-type="float" office:value="100745.4886" calcext:value-type="float">
            <text:p>100745.4886</text:p>
          </table:table-cell>
          <table:table-cell office:value-type="float" office:value="139175.4709" calcext:value-type="float">
            <text:p>139175.4709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956.94526" calcext:value-type="float">
            <text:p>87956.94526</text:p>
          </table:table-cell>
          <table:table-cell office:value-type="float" office:value="2310209.51" calcext:value-type="float">
            <text:p>2310209.5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10209.51" calcext:value-type="float">
            <text:p>1110209.5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75400</text:p>
          </table:table-cell>
          <table:table-cell office:value-type="float" office:value="208223.307" calcext:value-type="float">
            <text:p>208223.307</text:p>
          </table:table-cell>
          <table:table-cell office:value-type="float" office:value="156069.8204" calcext:value-type="float">
            <text:p>156069.8204</text:p>
          </table:table-cell>
          <table:table-cell office:value-type="float" office:value="272546.1398" calcext:value-type="float">
            <text:p>272546.1398</text:p>
          </table:table-cell>
          <table:table-cell office:value-type="float" office:value="284641.4709" calcext:value-type="float">
            <text:p>284641.470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253.51656" calcext:value-type="float">
            <text:p>16253.51656</text:p>
          </table:table-cell>
          <table:table-cell office:value-type="float" office:value="251928.0393" calcext:value-type="float">
            <text:p>251928.0393</text:p>
          </table:table-cell>
          <table:table-cell office:value-type="float" office:value="114518.7537" calcext:value-type="float">
            <text:p>114518.7537</text:p>
          </table:table-cell>
          <table:table-cell office:value-type="float" office:value="100693.3203" calcext:value-type="float">
            <text:p>100693.3203</text:p>
          </table:table-cell>
          <table:table-cell office:value-type="float" office:value="139278.0614" calcext:value-type="float">
            <text:p>139278.061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826.59194" calcext:value-type="float">
            <text:p>87826.59194</text:p>
          </table:table-cell>
          <table:table-cell office:value-type="float" office:value="2281979.02" calcext:value-type="float">
            <text:p>2281979.0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81979.02" calcext:value-type="float">
            <text:p>1081979.0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77200</text:p>
          </table:table-cell>
          <table:table-cell office:value-type="float" office:value="207921.5444" calcext:value-type="float">
            <text:p>207921.5444</text:p>
          </table:table-cell>
          <table:table-cell office:value-type="float" office:value="156803.3305" calcext:value-type="float">
            <text:p>156803.3305</text:p>
          </table:table-cell>
          <table:table-cell office:value-type="float" office:value="273046.4819" calcext:value-type="float">
            <text:p>273046.4819</text:p>
          </table:table-cell>
          <table:table-cell office:value-type="float" office:value="285136.1886" calcext:value-type="float">
            <text:p>285136.188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339.79438" calcext:value-type="float">
            <text:p>16339.79438</text:p>
          </table:table-cell>
          <table:table-cell office:value-type="float" office:value="251910.801" calcext:value-type="float">
            <text:p>251910.801</text:p>
          </table:table-cell>
          <table:table-cell office:value-type="float" office:value="114501.5778" calcext:value-type="float">
            <text:p>114501.5778</text:p>
          </table:table-cell>
          <table:table-cell office:value-type="float" office:value="100549.9145" calcext:value-type="float">
            <text:p>100549.9145</text:p>
          </table:table-cell>
          <table:table-cell office:value-type="float" office:value="139527.7865" calcext:value-type="float">
            <text:p>139527.786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045.60368" calcext:value-type="float">
            <text:p>88045.60368</text:p>
          </table:table-cell>
          <table:table-cell office:value-type="float" office:value="2283783.02" calcext:value-type="float">
            <text:p>2283783.0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83783.02" calcext:value-type="float">
            <text:p>1083783.0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79000</text:p>
          </table:table-cell>
          <table:table-cell office:value-type="float" office:value="209827.6006" calcext:value-type="float">
            <text:p>209827.6006</text:p>
          </table:table-cell>
          <table:table-cell office:value-type="float" office:value="157847.6313" calcext:value-type="float">
            <text:p>157847.6313</text:p>
          </table:table-cell>
          <table:table-cell office:value-type="float" office:value="280797.3343" calcext:value-type="float">
            <text:p>280797.3343</text:p>
          </table:table-cell>
          <table:table-cell office:value-type="float" office:value="287283.9806" calcext:value-type="float">
            <text:p>287283.980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339.79438" calcext:value-type="float">
            <text:p>16339.79438</text:p>
          </table:table-cell>
          <table:table-cell office:value-type="float" office:value="253510.9588" calcext:value-type="float">
            <text:p>253510.9588</text:p>
          </table:table-cell>
          <table:table-cell office:value-type="float" office:value="114410.4933" calcext:value-type="float">
            <text:p>114410.4933</text:p>
          </table:table-cell>
          <table:table-cell office:value-type="float" office:value="100885.2616" calcext:value-type="float">
            <text:p>100885.2616</text:p>
          </table:table-cell>
          <table:table-cell office:value-type="float" office:value="139738.1998" calcext:value-type="float">
            <text:p>139738.1998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114.52983" calcext:value-type="float">
            <text:p>88114.52983</text:p>
          </table:table-cell>
          <table:table-cell office:value-type="float" office:value="2298755.78" calcext:value-type="float">
            <text:p>2298755.7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98755.78" calcext:value-type="float">
            <text:p>1098755.7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80800</text:p>
          </table:table-cell>
          <table:table-cell office:value-type="float" office:value="205102.0146" calcext:value-type="float">
            <text:p>205102.0146</text:p>
          </table:table-cell>
          <table:table-cell office:value-type="float" office:value="153437.6312" calcext:value-type="float">
            <text:p>153437.6312</text:p>
          </table:table-cell>
          <table:table-cell office:value-type="float" office:value="283465.5228" calcext:value-type="float">
            <text:p>283465.5228</text:p>
          </table:table-cell>
          <table:table-cell office:value-type="float" office:value="275356.1111" calcext:value-type="float">
            <text:p>275356.111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439.20751" calcext:value-type="float">
            <text:p>16439.20751</text:p>
          </table:table-cell>
          <table:table-cell office:value-type="float" office:value="255198.5207" calcext:value-type="float">
            <text:p>255198.5207</text:p>
          </table:table-cell>
          <table:table-cell office:value-type="float" office:value="115510.6335" calcext:value-type="float">
            <text:p>115510.6335</text:p>
          </table:table-cell>
          <table:table-cell office:value-type="float" office:value="101089.6627" calcext:value-type="float">
            <text:p>101089.6627</text:p>
          </table:table-cell>
          <table:table-cell office:value-type="float" office:value="139846.0458" calcext:value-type="float">
            <text:p>139846.0458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228.03088" calcext:value-type="float">
            <text:p>88228.03088</text:p>
          </table:table-cell>
          <table:table-cell office:value-type="float" office:value="2283673.38" calcext:value-type="float">
            <text:p>2283673.3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83673.38" calcext:value-type="float">
            <text:p>1083673.3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82600</text:p>
          </table:table-cell>
          <table:table-cell office:value-type="float" office:value="205775.4412" calcext:value-type="float">
            <text:p>205775.4412</text:p>
          </table:table-cell>
          <table:table-cell office:value-type="float" office:value="153224.9237" calcext:value-type="float">
            <text:p>153224.9237</text:p>
          </table:table-cell>
          <table:table-cell office:value-type="float" office:value="272023.9153" calcext:value-type="float">
            <text:p>272023.9153</text:p>
          </table:table-cell>
          <table:table-cell office:value-type="float" office:value="280385.038" calcext:value-type="float">
            <text:p>280385.038</text:p>
          </table:table-cell>
          <table:table-cell office:value-type="float" office:value="400000" calcext:value-type="float">
            <text:p>400000</text:p>
          </table:table-cell>
          <table:table-cell office:value-type="float" office:value="48682.42212" calcext:value-type="float">
            <text:p>48682.42212</text:p>
          </table:table-cell>
          <table:table-cell office:value-type="float" office:value="269118.5967" calcext:value-type="float">
            <text:p>269118.5967</text:p>
          </table:table-cell>
          <table:table-cell office:value-type="float" office:value="114691.4889" calcext:value-type="float">
            <text:p>114691.4889</text:p>
          </table:table-cell>
          <table:table-cell office:value-type="float" office:value="100991.5001" calcext:value-type="float">
            <text:p>100991.5001</text:p>
          </table:table-cell>
          <table:table-cell office:value-type="float" office:value="139339.2074" calcext:value-type="float">
            <text:p>139339.207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585.82148" calcext:value-type="float">
            <text:p>88585.82148</text:p>
          </table:table-cell>
          <table:table-cell office:value-type="float" office:value="2322818.35" calcext:value-type="float">
            <text:p>2322818.3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22818.35" calcext:value-type="float">
            <text:p>1122818.3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84400</text:p>
          </table:table-cell>
          <table:table-cell office:value-type="float" office:value="206854.6883" calcext:value-type="float">
            <text:p>206854.6883</text:p>
          </table:table-cell>
          <table:table-cell office:value-type="float" office:value="155405.135" calcext:value-type="float">
            <text:p>155405.135</text:p>
          </table:table-cell>
          <table:table-cell office:value-type="float" office:value="282605.024" calcext:value-type="float">
            <text:p>282605.024</text:p>
          </table:table-cell>
          <table:table-cell office:value-type="float" office:value="280977.2113" calcext:value-type="float">
            <text:p>280977.211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6385.9126" calcext:value-type="float">
            <text:p>106385.9126</text:p>
          </table:table-cell>
          <table:table-cell office:value-type="float" office:value="263715.8118" calcext:value-type="float">
            <text:p>263715.8118</text:p>
          </table:table-cell>
          <table:table-cell office:value-type="float" office:value="114508.4062" calcext:value-type="float">
            <text:p>114508.4062</text:p>
          </table:table-cell>
          <table:table-cell office:value-type="float" office:value="101404.496" calcext:value-type="float">
            <text:p>101404.496</text:p>
          </table:table-cell>
          <table:table-cell office:value-type="float" office:value="142035.8463" calcext:value-type="float">
            <text:p>142035.8463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873.96676" calcext:value-type="float">
            <text:p>87873.96676</text:p>
          </table:table-cell>
          <table:table-cell office:value-type="float" office:value="2391766.5" calcext:value-type="float">
            <text:p>2391766.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91766.5" calcext:value-type="float">
            <text:p>1191766.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86200</text:p>
          </table:table-cell>
          <table:table-cell office:value-type="float" office:value="205995.3844" calcext:value-type="float">
            <text:p>205995.3844</text:p>
          </table:table-cell>
          <table:table-cell office:value-type="float" office:value="152996.2246" calcext:value-type="float">
            <text:p>152996.2246</text:p>
          </table:table-cell>
          <table:table-cell office:value-type="float" office:value="311751.9391" calcext:value-type="float">
            <text:p>311751.9391</text:p>
          </table:table-cell>
          <table:table-cell office:value-type="float" office:value="292414.3373" calcext:value-type="float">
            <text:p>292414.337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56903.6909" calcext:value-type="float">
            <text:p>156903.6909</text:p>
          </table:table-cell>
          <table:table-cell office:value-type="float" office:value="273713.0805" calcext:value-type="float">
            <text:p>273713.0805</text:p>
          </table:table-cell>
          <table:table-cell office:value-type="float" office:value="114520.0796" calcext:value-type="float">
            <text:p>114520.0796</text:p>
          </table:table-cell>
          <table:table-cell office:value-type="float" office:value="103063.9841" calcext:value-type="float">
            <text:p>103063.9841</text:p>
          </table:table-cell>
          <table:table-cell office:value-type="float" office:value="142500.6421" calcext:value-type="float">
            <text:p>142500.642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073.28258" calcext:value-type="float">
            <text:p>88073.28258</text:p>
          </table:table-cell>
          <table:table-cell office:value-type="float" office:value="2491932.65" calcext:value-type="float">
            <text:p>2491932.6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291932.65" calcext:value-type="float">
            <text:p>1291932.6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88000</text:p>
          </table:table-cell>
          <table:table-cell office:value-type="float" office:value="205943.8526" calcext:value-type="float">
            <text:p>205943.8526</text:p>
          </table:table-cell>
          <table:table-cell office:value-type="float" office:value="154593.0779" calcext:value-type="float">
            <text:p>154593.0779</text:p>
          </table:table-cell>
          <table:table-cell office:value-type="float" office:value="308083.1385" calcext:value-type="float">
            <text:p>308083.1385</text:p>
          </table:table-cell>
          <table:table-cell office:value-type="float" office:value="299160.2499" calcext:value-type="float">
            <text:p>299160.249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3618.8617" calcext:value-type="float">
            <text:p>173618.8617</text:p>
          </table:table-cell>
          <table:table-cell office:value-type="float" office:value="273449.7424" calcext:value-type="float">
            <text:p>273449.7424</text:p>
          </table:table-cell>
          <table:table-cell office:value-type="float" office:value="114105.1372" calcext:value-type="float">
            <text:p>114105.1372</text:p>
          </table:table-cell>
          <table:table-cell office:value-type="float" office:value="186001.6327" calcext:value-type="float">
            <text:p>186001.6327</text:p>
          </table:table-cell>
          <table:table-cell office:value-type="float" office:value="142144.1074" calcext:value-type="float">
            <text:p>142144.107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721.09403" calcext:value-type="float">
            <text:p>87721.09403</text:p>
          </table:table-cell>
          <table:table-cell office:value-type="float" office:value="2594820.89" calcext:value-type="float">
            <text:p>2594820.8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94820.89" calcext:value-type="float">
            <text:p>1394820.8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89800</text:p>
          </table:table-cell>
          <table:table-cell office:value-type="float" office:value="210553.0574" calcext:value-type="float">
            <text:p>210553.0574</text:p>
          </table:table-cell>
          <table:table-cell office:value-type="float" office:value="160341.8207" calcext:value-type="float">
            <text:p>160341.8207</text:p>
          </table:table-cell>
          <table:table-cell office:value-type="float" office:value="312996.3615" calcext:value-type="float">
            <text:p>312996.3615</text:p>
          </table:table-cell>
          <table:table-cell office:value-type="float" office:value="306072.4586" calcext:value-type="float">
            <text:p>306072.458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8170.87" calcext:value-type="float">
            <text:p>178170.87</text:p>
          </table:table-cell>
          <table:table-cell office:value-type="float" office:value="273996.3468" calcext:value-type="float">
            <text:p>273996.3468</text:p>
          </table:table-cell>
          <table:table-cell office:value-type="float" office:value="114372.7339" calcext:value-type="float">
            <text:p>114372.7339</text:p>
          </table:table-cell>
          <table:table-cell office:value-type="float" office:value="199630.1052" calcext:value-type="float">
            <text:p>199630.1052</text:p>
          </table:table-cell>
          <table:table-cell office:value-type="float" office:value="141967.5087" calcext:value-type="float">
            <text:p>141967.5087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624.65899" calcext:value-type="float">
            <text:p>87624.65899</text:p>
          </table:table-cell>
          <table:table-cell office:value-type="float" office:value="2635725.92" calcext:value-type="float">
            <text:p>2635725.9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35725.92" calcext:value-type="float">
            <text:p>1435725.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91600</text:p>
          </table:table-cell>
          <table:table-cell office:value-type="float" office:value="202894.5683" calcext:value-type="float">
            <text:p>202894.5683</text:p>
          </table:table-cell>
          <table:table-cell office:value-type="float" office:value="153608.5091" calcext:value-type="float">
            <text:p>153608.5091</text:p>
          </table:table-cell>
          <table:table-cell office:value-type="float" office:value="310927.5949" calcext:value-type="float">
            <text:p>310927.5949</text:p>
          </table:table-cell>
          <table:table-cell office:value-type="float" office:value="296412.1933" calcext:value-type="float">
            <text:p>296412.1933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1232.126" calcext:value-type="float">
            <text:p>191232.126</text:p>
          </table:table-cell>
          <table:table-cell office:value-type="float" office:value="275572.044" calcext:value-type="float">
            <text:p>275572.044</text:p>
          </table:table-cell>
          <table:table-cell office:value-type="float" office:value="114452.9172" calcext:value-type="float">
            <text:p>114452.9172</text:p>
          </table:table-cell>
          <table:table-cell office:value-type="float" office:value="205549.1803" calcext:value-type="float">
            <text:p>205549.1803</text:p>
          </table:table-cell>
          <table:table-cell office:value-type="float" office:value="142005.5923" calcext:value-type="float">
            <text:p>142005.5923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201.44743" calcext:value-type="float">
            <text:p>87201.44743</text:p>
          </table:table-cell>
          <table:table-cell office:value-type="float" office:value="2629856.17" calcext:value-type="float">
            <text:p>2629856.1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29856.17" calcext:value-type="float">
            <text:p>1429856.1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93400</text:p>
          </table:table-cell>
          <table:table-cell office:value-type="float" office:value="205454.0548" calcext:value-type="float">
            <text:p>205454.0548</text:p>
          </table:table-cell>
          <table:table-cell office:value-type="float" office:value="155726.3644" calcext:value-type="float">
            <text:p>155726.3644</text:p>
          </table:table-cell>
          <table:table-cell office:value-type="float" office:value="314251.8266" calcext:value-type="float">
            <text:p>314251.8266</text:p>
          </table:table-cell>
          <table:table-cell office:value-type="float" office:value="298080.1129" calcext:value-type="float">
            <text:p>298080.112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3123.6771" calcext:value-type="float">
            <text:p>183123.6771</text:p>
          </table:table-cell>
          <table:table-cell office:value-type="float" office:value="275675.8676" calcext:value-type="float">
            <text:p>275675.8676</text:p>
          </table:table-cell>
          <table:table-cell office:value-type="float" office:value="114417.1014" calcext:value-type="float">
            <text:p>114417.1014</text:p>
          </table:table-cell>
          <table:table-cell office:value-type="float" office:value="206654.6354" calcext:value-type="float">
            <text:p>206654.6354</text:p>
          </table:table-cell>
          <table:table-cell office:value-type="float" office:value="141435.7444" calcext:value-type="float">
            <text:p>141435.744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6483.45213" calcext:value-type="float">
            <text:p>86483.45213</text:p>
          </table:table-cell>
          <table:table-cell office:value-type="float" office:value="2631302.84" calcext:value-type="float">
            <text:p>2631302.8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31302.84" calcext:value-type="float">
            <text:p>1431302.8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95200</text:p>
          </table:table-cell>
          <table:table-cell office:value-type="float" office:value="198421.3538" calcext:value-type="float">
            <text:p>198421.3538</text:p>
          </table:table-cell>
          <table:table-cell office:value-type="float" office:value="147017.59" calcext:value-type="float">
            <text:p>147017.59</text:p>
          </table:table-cell>
          <table:table-cell office:value-type="float" office:value="309453.9337" calcext:value-type="float">
            <text:p>309453.9337</text:p>
          </table:table-cell>
          <table:table-cell office:value-type="float" office:value="290419.8244" calcext:value-type="float">
            <text:p>290419.8244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9786.4835" calcext:value-type="float">
            <text:p>189786.4835</text:p>
          </table:table-cell>
          <table:table-cell office:value-type="float" office:value="275661.1323" calcext:value-type="float">
            <text:p>275661.1323</text:p>
          </table:table-cell>
          <table:table-cell office:value-type="float" office:value="114245.8861" calcext:value-type="float">
            <text:p>114245.8861</text:p>
          </table:table-cell>
          <table:table-cell office:value-type="float" office:value="206139.8738" calcext:value-type="float">
            <text:p>206139.8738</text:p>
          </table:table-cell>
          <table:table-cell office:value-type="float" office:value="141333.0815" calcext:value-type="float">
            <text:p>141333.08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90730.45376" calcext:value-type="float">
            <text:p>90730.45376</text:p>
          </table:table-cell>
          <table:table-cell office:value-type="float" office:value="2613209.61" calcext:value-type="float">
            <text:p>2613209.6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13209.61" calcext:value-type="float">
            <text:p>1413209.6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97000</text:p>
          </table:table-cell>
          <table:table-cell office:value-type="float" office:value="195408.5618" calcext:value-type="float">
            <text:p>195408.5618</text:p>
          </table:table-cell>
          <table:table-cell office:value-type="float" office:value="143948.7268" calcext:value-type="float">
            <text:p>143948.7268</text:p>
          </table:table-cell>
          <table:table-cell office:value-type="float" office:value="306794.1151" calcext:value-type="float">
            <text:p>306794.1151</text:p>
          </table:table-cell>
          <table:table-cell office:value-type="float" office:value="287313.0582" calcext:value-type="float">
            <text:p>287313.058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9686.4929" calcext:value-type="float">
            <text:p>189686.4929</text:p>
          </table:table-cell>
          <table:table-cell office:value-type="float" office:value="277498.9312" calcext:value-type="float">
            <text:p>277498.9312</text:p>
          </table:table-cell>
          <table:table-cell office:value-type="float" office:value="114341.9636" calcext:value-type="float">
            <text:p>114341.9636</text:p>
          </table:table-cell>
          <table:table-cell office:value-type="float" office:value="205600.3933" calcext:value-type="float">
            <text:p>205600.3933</text:p>
          </table:table-cell>
          <table:table-cell office:value-type="float" office:value="141801.0232" calcext:value-type="float">
            <text:p>141801.0232</text:p>
          </table:table-cell>
          <table:table-cell office:value-type="float" office:value="250000" calcext:value-type="float">
            <text:p>250000</text:p>
          </table:table-cell>
          <table:table-cell office:value-type="float" office:value="81013.96546" calcext:value-type="float">
            <text:p>81013.96546</text:p>
          </table:table-cell>
          <table:table-cell office:value-type="float" office:value="2593407.23" calcext:value-type="float">
            <text:p>2593407.2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93407.23" calcext:value-type="float">
            <text:p>1393407.2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298800</text:p>
          </table:table-cell>
          <table:table-cell office:value-type="float" office:value="195321.1759" calcext:value-type="float">
            <text:p>195321.1759</text:p>
          </table:table-cell>
          <table:table-cell office:value-type="float" office:value="144344.3648" calcext:value-type="float">
            <text:p>144344.3648</text:p>
          </table:table-cell>
          <table:table-cell office:value-type="float" office:value="309860.4271" calcext:value-type="float">
            <text:p>309860.4271</text:p>
          </table:table-cell>
          <table:table-cell office:value-type="float" office:value="287417.7379" calcext:value-type="float">
            <text:p>287417.737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9448.6402" calcext:value-type="float">
            <text:p>189448.6402</text:p>
          </table:table-cell>
          <table:table-cell office:value-type="float" office:value="278395.1386" calcext:value-type="float">
            <text:p>278395.1386</text:p>
          </table:table-cell>
          <table:table-cell office:value-type="float" office:value="114370.9488" calcext:value-type="float">
            <text:p>114370.9488</text:p>
          </table:table-cell>
          <table:table-cell office:value-type="float" office:value="204701.8225" calcext:value-type="float">
            <text:p>204701.8225</text:p>
          </table:table-cell>
          <table:table-cell office:value-type="float" office:value="141554.3172" calcext:value-type="float">
            <text:p>141554.3172</text:p>
          </table:table-cell>
          <table:table-cell office:value-type="float" office:value="250000" calcext:value-type="float">
            <text:p>250000</text:p>
          </table:table-cell>
          <table:table-cell office:value-type="float" office:value="80658.54169" calcext:value-type="float">
            <text:p>80658.54169</text:p>
          </table:table-cell>
          <table:table-cell office:value-type="float" office:value="2596073.11" calcext:value-type="float">
            <text:p>2596073.1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96073.11" calcext:value-type="float">
            <text:p>1396073.1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00600</text:p>
          </table:table-cell>
          <table:table-cell office:value-type="float" office:value="197546.9828" calcext:value-type="float">
            <text:p>197546.9828</text:p>
          </table:table-cell>
          <table:table-cell office:value-type="float" office:value="147741.8316" calcext:value-type="float">
            <text:p>147741.8316</text:p>
          </table:table-cell>
          <table:table-cell office:value-type="float" office:value="309622.9407" calcext:value-type="float">
            <text:p>309622.9407</text:p>
          </table:table-cell>
          <table:table-cell office:value-type="float" office:value="290994.7168" calcext:value-type="float">
            <text:p>290994.716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9271.8594" calcext:value-type="float">
            <text:p>189271.8594</text:p>
          </table:table-cell>
          <table:table-cell office:value-type="float" office:value="278282.7205" calcext:value-type="float">
            <text:p>278282.7205</text:p>
          </table:table-cell>
          <table:table-cell office:value-type="float" office:value="114361.2026" calcext:value-type="float">
            <text:p>114361.2026</text:p>
          </table:table-cell>
          <table:table-cell office:value-type="float" office:value="202540.0425" calcext:value-type="float">
            <text:p>202540.0425</text:p>
          </table:table-cell>
          <table:table-cell office:value-type="float" office:value="141638.4021" calcext:value-type="float">
            <text:p>141638.402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0479.32067" calcext:value-type="float">
            <text:p>80479.32067</text:p>
          </table:table-cell>
          <table:table-cell office:value-type="float" office:value="2602480.02" calcext:value-type="float">
            <text:p>2602480.0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02480.02" calcext:value-type="float">
            <text:p>1402480.0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02400</text:p>
          </table:table-cell>
          <table:table-cell office:value-type="float" office:value="202067.0013" calcext:value-type="float">
            <text:p>202067.0013</text:p>
          </table:table-cell>
          <table:table-cell office:value-type="float" office:value="152985.9708" calcext:value-type="float">
            <text:p>152985.9708</text:p>
          </table:table-cell>
          <table:table-cell office:value-type="float" office:value="313277.3565" calcext:value-type="float">
            <text:p>313277.3565</text:p>
          </table:table-cell>
          <table:table-cell office:value-type="float" office:value="296063.1609" calcext:value-type="float">
            <text:p>296063.160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9009.5833" calcext:value-type="float">
            <text:p>189009.5833</text:p>
          </table:table-cell>
          <table:table-cell office:value-type="float" office:value="277503.3674" calcext:value-type="float">
            <text:p>277503.3674</text:p>
          </table:table-cell>
          <table:table-cell office:value-type="float" office:value="114403.7677" calcext:value-type="float">
            <text:p>114403.7677</text:p>
          </table:table-cell>
          <table:table-cell office:value-type="float" office:value="201240.6984" calcext:value-type="float">
            <text:p>201240.6984</text:p>
          </table:table-cell>
          <table:table-cell office:value-type="float" office:value="141567.3473" calcext:value-type="float">
            <text:p>141567.3473</text:p>
          </table:table-cell>
          <table:table-cell office:value-type="float" office:value="250000" calcext:value-type="float">
            <text:p>250000</text:p>
          </table:table-cell>
          <table:table-cell office:value-type="float" office:value="80150.53538" calcext:value-type="float">
            <text:p>80150.53538</text:p>
          </table:table-cell>
          <table:table-cell office:value-type="float" office:value="2618268.79" calcext:value-type="float">
            <text:p>2618268.7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18268.79" calcext:value-type="float">
            <text:p>1418268.7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04200</text:p>
          </table:table-cell>
          <table:table-cell office:value-type="float" office:value="210141.7727" calcext:value-type="float">
            <text:p>210141.7727</text:p>
          </table:table-cell>
          <table:table-cell office:value-type="float" office:value="149305.6747" calcext:value-type="float">
            <text:p>149305.6747</text:p>
          </table:table-cell>
          <table:table-cell office:value-type="float" office:value="311525.1864" calcext:value-type="float">
            <text:p>311525.1864</text:p>
          </table:table-cell>
          <table:table-cell office:value-type="float" office:value="292118.1978" calcext:value-type="float">
            <text:p>292118.197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9010.6187" calcext:value-type="float">
            <text:p>189010.6187</text:p>
          </table:table-cell>
          <table:table-cell office:value-type="float" office:value="277667.1178" calcext:value-type="float">
            <text:p>277667.1178</text:p>
          </table:table-cell>
          <table:table-cell office:value-type="float" office:value="114256.3245" calcext:value-type="float">
            <text:p>114256.3245</text:p>
          </table:table-cell>
          <table:table-cell office:value-type="float" office:value="205013.5585" calcext:value-type="float">
            <text:p>205013.5585</text:p>
          </table:table-cell>
          <table:table-cell office:value-type="float" office:value="141345.511" calcext:value-type="float">
            <text:p>141345.511</text:p>
          </table:table-cell>
          <table:table-cell office:value-type="float" office:value="250000" calcext:value-type="float">
            <text:p>250000</text:p>
          </table:table-cell>
          <table:table-cell office:value-type="float" office:value="79981.44865" calcext:value-type="float">
            <text:p>79981.44865</text:p>
          </table:table-cell>
          <table:table-cell office:value-type="float" office:value="2620365.41" calcext:value-type="float">
            <text:p>2620365.4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20365.41" calcext:value-type="float">
            <text:p>1420365.4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06000</text:p>
          </table:table-cell>
          <table:table-cell office:value-type="float" office:value="227423.2571" calcext:value-type="float">
            <text:p>227423.2571</text:p>
          </table:table-cell>
          <table:table-cell office:value-type="float" office:value="155677.156" calcext:value-type="float">
            <text:p>155677.156</text:p>
          </table:table-cell>
          <table:table-cell office:value-type="float" office:value="313820.215" calcext:value-type="float">
            <text:p>313820.215</text:p>
          </table:table-cell>
          <table:table-cell office:value-type="float" office:value="298789.3446" calcext:value-type="float">
            <text:p>298789.344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9160.2932" calcext:value-type="float">
            <text:p>189160.2932</text:p>
          </table:table-cell>
          <table:table-cell office:value-type="float" office:value="277866.4209" calcext:value-type="float">
            <text:p>277866.4209</text:p>
          </table:table-cell>
          <table:table-cell office:value-type="float" office:value="114398.7017" calcext:value-type="float">
            <text:p>114398.7017</text:p>
          </table:table-cell>
          <table:table-cell office:value-type="float" office:value="200094.9375" calcext:value-type="float">
            <text:p>200094.9375</text:p>
          </table:table-cell>
          <table:table-cell office:value-type="float" office:value="140893.25" calcext:value-type="float">
            <text:p>140893.2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0054.45567" calcext:value-type="float">
            <text:p>80054.45567</text:p>
          </table:table-cell>
          <table:table-cell office:value-type="float" office:value="2648178.03" calcext:value-type="float">
            <text:p>2648178.0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48178.03" calcext:value-type="float">
            <text:p>1448178.0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07800</text:p>
          </table:table-cell>
          <table:table-cell office:value-type="float" office:value="226694.5954" calcext:value-type="float">
            <text:p>226694.5954</text:p>
          </table:table-cell>
          <table:table-cell office:value-type="float" office:value="154964.6869" calcext:value-type="float">
            <text:p>154964.6869</text:p>
          </table:table-cell>
          <table:table-cell office:value-type="float" office:value="314823.4655" calcext:value-type="float">
            <text:p>314823.4655</text:p>
          </table:table-cell>
          <table:table-cell office:value-type="float" office:value="295244.8365" calcext:value-type="float">
            <text:p>295244.8365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5828.7983" calcext:value-type="float">
            <text:p>185828.7983</text:p>
          </table:table-cell>
          <table:table-cell office:value-type="float" office:value="277287.9073" calcext:value-type="float">
            <text:p>277287.9073</text:p>
          </table:table-cell>
          <table:table-cell office:value-type="float" office:value="114136.4852" calcext:value-type="float">
            <text:p>114136.4852</text:p>
          </table:table-cell>
          <table:table-cell office:value-type="float" office:value="205411.4244" calcext:value-type="float">
            <text:p>205411.4244</text:p>
          </table:table-cell>
          <table:table-cell office:value-type="float" office:value="140856.016" calcext:value-type="float">
            <text:p>140856.016</text:p>
          </table:table-cell>
          <table:table-cell office:value-type="float" office:value="250000" calcext:value-type="float">
            <text:p>250000</text:p>
          </table:table-cell>
          <table:table-cell office:value-type="float" office:value="79336.66315" calcext:value-type="float">
            <text:p>79336.66315</text:p>
          </table:table-cell>
          <table:table-cell office:value-type="float" office:value="2644584.88" calcext:value-type="float">
            <text:p>2644584.8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44584.88" calcext:value-type="float">
            <text:p>1444584.8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09600</text:p>
          </table:table-cell>
          <table:table-cell office:value-type="float" office:value="223763.9472" calcext:value-type="float">
            <text:p>223763.9472</text:p>
          </table:table-cell>
          <table:table-cell office:value-type="float" office:value="151701.1611" calcext:value-type="float">
            <text:p>151701.1611</text:p>
          </table:table-cell>
          <table:table-cell office:value-type="float" office:value="311645.8492" calcext:value-type="float">
            <text:p>311645.8492</text:p>
          </table:table-cell>
          <table:table-cell office:value-type="float" office:value="329226.0058" calcext:value-type="float">
            <text:p>329226.005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7959.2473" calcext:value-type="float">
            <text:p>187959.2473</text:p>
          </table:table-cell>
          <table:table-cell office:value-type="float" office:value="277062.846" calcext:value-type="float">
            <text:p>277062.846</text:p>
          </table:table-cell>
          <table:table-cell office:value-type="float" office:value="114137.4951" calcext:value-type="float">
            <text:p>114137.4951</text:p>
          </table:table-cell>
          <table:table-cell office:value-type="float" office:value="207219.1885" calcext:value-type="float">
            <text:p>207219.1885</text:p>
          </table:table-cell>
          <table:table-cell office:value-type="float" office:value="140526.9443" calcext:value-type="float">
            <text:p>140526.9443</text:p>
          </table:table-cell>
          <table:table-cell office:value-type="float" office:value="250000" calcext:value-type="float">
            <text:p>250000</text:p>
          </table:table-cell>
          <table:table-cell office:value-type="float" office:value="85461.87485" calcext:value-type="float">
            <text:p>85461.87485</text:p>
          </table:table-cell>
          <table:table-cell office:value-type="float" office:value="2678704.56" calcext:value-type="float">
            <text:p>2678704.5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78704.56" calcext:value-type="float">
            <text:p>1478704.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11400</text:p>
          </table:table-cell>
          <table:table-cell office:value-type="float" office:value="225288.2623" calcext:value-type="float">
            <text:p>225288.2623</text:p>
          </table:table-cell>
          <table:table-cell office:value-type="float" office:value="151891.3532" calcext:value-type="float">
            <text:p>151891.3532</text:p>
          </table:table-cell>
          <table:table-cell office:value-type="float" office:value="314864.241" calcext:value-type="float">
            <text:p>314864.241</text:p>
          </table:table-cell>
          <table:table-cell office:value-type="float" office:value="331292.936" calcext:value-type="float">
            <text:p>331292.93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6343.8541" calcext:value-type="float">
            <text:p>186343.8541</text:p>
          </table:table-cell>
          <table:table-cell office:value-type="float" office:value="277034.2235" calcext:value-type="float">
            <text:p>277034.2235</text:p>
          </table:table-cell>
          <table:table-cell office:value-type="float" office:value="114076.8773" calcext:value-type="float">
            <text:p>114076.8773</text:p>
          </table:table-cell>
          <table:table-cell office:value-type="float" office:value="205980.3508" calcext:value-type="float">
            <text:p>205980.3508</text:p>
          </table:table-cell>
          <table:table-cell office:value-type="float" office:value="140301.0605" calcext:value-type="float">
            <text:p>140301.060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6399.4892" calcext:value-type="float">
            <text:p>86399.4892</text:p>
          </table:table-cell>
          <table:table-cell office:value-type="float" office:value="2683472.65" calcext:value-type="float">
            <text:p>2683472.65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83472.65" calcext:value-type="float">
            <text:p>1483472.6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13200</text:p>
          </table:table-cell>
          <table:table-cell office:value-type="float" office:value="222433.241" calcext:value-type="float">
            <text:p>222433.241</text:p>
          </table:table-cell>
          <table:table-cell office:value-type="float" office:value="149926.3663" calcext:value-type="float">
            <text:p>149926.3663</text:p>
          </table:table-cell>
          <table:table-cell office:value-type="float" office:value="310053.7812" calcext:value-type="float">
            <text:p>310053.7812</text:p>
          </table:table-cell>
          <table:table-cell office:value-type="float" office:value="326783.9299" calcext:value-type="float">
            <text:p>326783.929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6297.4672" calcext:value-type="float">
            <text:p>186297.4672</text:p>
          </table:table-cell>
          <table:table-cell office:value-type="float" office:value="274512.6902" calcext:value-type="float">
            <text:p>274512.6902</text:p>
          </table:table-cell>
          <table:table-cell office:value-type="float" office:value="113857.4578" calcext:value-type="float">
            <text:p>113857.4578</text:p>
          </table:table-cell>
          <table:table-cell office:value-type="float" office:value="204225.7986" calcext:value-type="float">
            <text:p>204225.7986</text:p>
          </table:table-cell>
          <table:table-cell office:value-type="float" office:value="139730.0995" calcext:value-type="float">
            <text:p>139730.099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6732.65514" calcext:value-type="float">
            <text:p>86732.65514</text:p>
          </table:table-cell>
          <table:table-cell office:value-type="float" office:value="2664553.49" calcext:value-type="float">
            <text:p>2664553.4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64553.49" calcext:value-type="float">
            <text:p>1464553.4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15000</text:p>
          </table:table-cell>
          <table:table-cell office:value-type="float" office:value="228477.5352" calcext:value-type="float">
            <text:p>228477.5352</text:p>
          </table:table-cell>
          <table:table-cell office:value-type="float" office:value="156354.5445" calcext:value-type="float">
            <text:p>156354.5445</text:p>
          </table:table-cell>
          <table:table-cell office:value-type="float" office:value="315132.4484" calcext:value-type="float">
            <text:p>315132.4484</text:p>
          </table:table-cell>
          <table:table-cell office:value-type="float" office:value="334629.3678" calcext:value-type="float">
            <text:p>334629.367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6156.6818" calcext:value-type="float">
            <text:p>186156.6818</text:p>
          </table:table-cell>
          <table:table-cell office:value-type="float" office:value="277202.75" calcext:value-type="float">
            <text:p>277202.75</text:p>
          </table:table-cell>
          <table:table-cell office:value-type="float" office:value="114228.6547" calcext:value-type="float">
            <text:p>114228.6547</text:p>
          </table:table-cell>
          <table:table-cell office:value-type="float" office:value="197594.8242" calcext:value-type="float">
            <text:p>197594.8242</text:p>
          </table:table-cell>
          <table:table-cell office:value-type="float" office:value="139254.9018" calcext:value-type="float">
            <text:p>139254.9018</text:p>
          </table:table-cell>
          <table:table-cell office:value-type="float" office:value="250000" calcext:value-type="float">
            <text:p>250000</text:p>
          </table:table-cell>
          <table:table-cell office:value-type="float" office:value="81907.71478" calcext:value-type="float">
            <text:p>81907.71478</text:p>
          </table:table-cell>
          <table:table-cell office:value-type="float" office:value="2680939.42" calcext:value-type="float">
            <text:p>2680939.4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80939.42" calcext:value-type="float">
            <text:p>1480939.4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16800</text:p>
          </table:table-cell>
          <table:table-cell office:value-type="float" office:value="224937.3336" calcext:value-type="float">
            <text:p>224937.3336</text:p>
          </table:table-cell>
          <table:table-cell office:value-type="float" office:value="151806.7502" calcext:value-type="float">
            <text:p>151806.7502</text:p>
          </table:table-cell>
          <table:table-cell office:value-type="float" office:value="313573.8625" calcext:value-type="float">
            <text:p>313573.8625</text:p>
          </table:table-cell>
          <table:table-cell office:value-type="float" office:value="330016.8144" calcext:value-type="float">
            <text:p>330016.8144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8183.1594" calcext:value-type="float">
            <text:p>188183.1594</text:p>
          </table:table-cell>
          <table:table-cell office:value-type="float" office:value="277547.8909" calcext:value-type="float">
            <text:p>277547.8909</text:p>
          </table:table-cell>
          <table:table-cell office:value-type="float" office:value="114056.7583" calcext:value-type="float">
            <text:p>114056.7583</text:p>
          </table:table-cell>
          <table:table-cell office:value-type="float" office:value="198155.9571" calcext:value-type="float">
            <text:p>198155.9571</text:p>
          </table:table-cell>
          <table:table-cell office:value-type="float" office:value="139679.4291" calcext:value-type="float">
            <text:p>139679.429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7893.36034" calcext:value-type="float">
            <text:p>87893.36034</text:p>
          </table:table-cell>
          <table:table-cell office:value-type="float" office:value="2675851.32" calcext:value-type="float">
            <text:p>2675851.3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75851.32" calcext:value-type="float">
            <text:p>1475851.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18600</text:p>
          </table:table-cell>
          <table:table-cell office:value-type="float" office:value="227348.1742" calcext:value-type="float">
            <text:p>227348.1742</text:p>
          </table:table-cell>
          <table:table-cell office:value-type="float" office:value="155511.2608" calcext:value-type="float">
            <text:p>155511.2608</text:p>
          </table:table-cell>
          <table:table-cell office:value-type="float" office:value="314391.48" calcext:value-type="float">
            <text:p>314391.48</text:p>
          </table:table-cell>
          <table:table-cell office:value-type="float" office:value="338652.5804" calcext:value-type="float">
            <text:p>338652.5804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9203.0753" calcext:value-type="float">
            <text:p>189203.0753</text:p>
          </table:table-cell>
          <table:table-cell office:value-type="float" office:value="277134.9427" calcext:value-type="float">
            <text:p>277134.9427</text:p>
          </table:table-cell>
          <table:table-cell office:value-type="float" office:value="113928.9919" calcext:value-type="float">
            <text:p>113928.9919</text:p>
          </table:table-cell>
          <table:table-cell office:value-type="float" office:value="191472.8609" calcext:value-type="float">
            <text:p>191472.8609</text:p>
          </table:table-cell>
          <table:table-cell office:value-type="float" office:value="138969.6492" calcext:value-type="float">
            <text:p>138969.6492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085.70681" calcext:value-type="float">
            <text:p>88085.70681</text:p>
          </table:table-cell>
          <table:table-cell office:value-type="float" office:value="2684698.72" calcext:value-type="float">
            <text:p>2684698.7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84698.72" calcext:value-type="float">
            <text:p>1484698.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20400</text:p>
          </table:table-cell>
          <table:table-cell office:value-type="float" office:value="227386.3127" calcext:value-type="float">
            <text:p>227386.3127</text:p>
          </table:table-cell>
          <table:table-cell office:value-type="float" office:value="154961.5656" calcext:value-type="float">
            <text:p>154961.5656</text:p>
          </table:table-cell>
          <table:table-cell office:value-type="float" office:value="315168.7932" calcext:value-type="float">
            <text:p>315168.7932</text:p>
          </table:table-cell>
          <table:table-cell office:value-type="float" office:value="338376.639" calcext:value-type="float">
            <text:p>338376.63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9454.7582" calcext:value-type="float">
            <text:p>189454.7582</text:p>
          </table:table-cell>
          <table:table-cell office:value-type="float" office:value="277416.5143" calcext:value-type="float">
            <text:p>277416.5143</text:p>
          </table:table-cell>
          <table:table-cell office:value-type="float" office:value="114477.6132" calcext:value-type="float">
            <text:p>114477.6132</text:p>
          </table:table-cell>
          <table:table-cell office:value-type="float" office:value="203798.9264" calcext:value-type="float">
            <text:p>203798.9264</text:p>
          </table:table-cell>
          <table:table-cell office:value-type="float" office:value="138599.4255" calcext:value-type="float">
            <text:p>138599.425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585.76672" calcext:value-type="float">
            <text:p>88585.76672</text:p>
          </table:table-cell>
          <table:table-cell office:value-type="float" office:value="2698226.31" calcext:value-type="float">
            <text:p>2698226.3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98226.31" calcext:value-type="float">
            <text:p>1498226.3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22200</text:p>
          </table:table-cell>
          <table:table-cell office:value-type="float" office:value="228436.2938" calcext:value-type="float">
            <text:p>228436.2938</text:p>
          </table:table-cell>
          <table:table-cell office:value-type="float" office:value="157583.1361" calcext:value-type="float">
            <text:p>157583.1361</text:p>
          </table:table-cell>
          <table:table-cell office:value-type="float" office:value="315705.8333" calcext:value-type="float">
            <text:p>315705.8333</text:p>
          </table:table-cell>
          <table:table-cell office:value-type="float" office:value="340473.6107" calcext:value-type="float">
            <text:p>340473.6107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9593.8724" calcext:value-type="float">
            <text:p>189593.8724</text:p>
          </table:table-cell>
          <table:table-cell office:value-type="float" office:value="274791.7745" calcext:value-type="float">
            <text:p>274791.7745</text:p>
          </table:table-cell>
          <table:table-cell office:value-type="float" office:value="115104.3676" calcext:value-type="float">
            <text:p>115104.3676</text:p>
          </table:table-cell>
          <table:table-cell office:value-type="float" office:value="209801.7336" calcext:value-type="float">
            <text:p>209801.7336</text:p>
          </table:table-cell>
          <table:table-cell office:value-type="float" office:value="139067.2265" calcext:value-type="float">
            <text:p>139067.226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9016.74958" calcext:value-type="float">
            <text:p>89016.74958</text:p>
          </table:table-cell>
          <table:table-cell office:value-type="float" office:value="2709574.6" calcext:value-type="float">
            <text:p>2709574.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09574.6" calcext:value-type="float">
            <text:p>1509574.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24000</text:p>
          </table:table-cell>
          <table:table-cell office:value-type="float" office:value="231203.4215" calcext:value-type="float">
            <text:p>231203.4215</text:p>
          </table:table-cell>
          <table:table-cell office:value-type="float" office:value="158808.2799" calcext:value-type="float">
            <text:p>158808.2799</text:p>
          </table:table-cell>
          <table:table-cell office:value-type="float" office:value="322436.0729" calcext:value-type="float">
            <text:p>322436.0729</text:p>
          </table:table-cell>
          <table:table-cell office:value-type="float" office:value="360841.1024" calcext:value-type="float">
            <text:p>360841.1024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9487.8978" calcext:value-type="float">
            <text:p>189487.8978</text:p>
          </table:table-cell>
          <table:table-cell office:value-type="float" office:value="275773.8306" calcext:value-type="float">
            <text:p>275773.8306</text:p>
          </table:table-cell>
          <table:table-cell office:value-type="float" office:value="112474.2544" calcext:value-type="float">
            <text:p>112474.2544</text:p>
          </table:table-cell>
          <table:table-cell office:value-type="float" office:value="209783.6994" calcext:value-type="float">
            <text:p>209783.6994</text:p>
          </table:table-cell>
          <table:table-cell office:value-type="float" office:value="139640.6038" calcext:value-type="float">
            <text:p>139640.6038</text:p>
          </table:table-cell>
          <table:table-cell office:value-type="float" office:value="250000" calcext:value-type="float">
            <text:p>250000</text:p>
          </table:table-cell>
          <table:table-cell office:value-type="float" office:value="89005.04179" calcext:value-type="float">
            <text:p>89005.04179</text:p>
          </table:table-cell>
          <table:table-cell office:value-type="float" office:value="2739454.2" calcext:value-type="float">
            <text:p>2739454.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39454.2" calcext:value-type="float">
            <text:p>1539454.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25800</text:p>
          </table:table-cell>
          <table:table-cell office:value-type="float" office:value="228248.3936" calcext:value-type="float">
            <text:p>228248.3936</text:p>
          </table:table-cell>
          <table:table-cell office:value-type="float" office:value="155127.388" calcext:value-type="float">
            <text:p>155127.388</text:p>
          </table:table-cell>
          <table:table-cell office:value-type="float" office:value="320172.1138" calcext:value-type="float">
            <text:p>320172.1138</text:p>
          </table:table-cell>
          <table:table-cell office:value-type="float" office:value="355010.1287" calcext:value-type="float">
            <text:p>355010.1287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0112.2761" calcext:value-type="float">
            <text:p>190112.2761</text:p>
          </table:table-cell>
          <table:table-cell office:value-type="float" office:value="276104.2975" calcext:value-type="float">
            <text:p>276104.2975</text:p>
          </table:table-cell>
          <table:table-cell office:value-type="float" office:value="113456.1866" calcext:value-type="float">
            <text:p>113456.1866</text:p>
          </table:table-cell>
          <table:table-cell office:value-type="float" office:value="207009.3818" calcext:value-type="float">
            <text:p>207009.3818</text:p>
          </table:table-cell>
          <table:table-cell office:value-type="float" office:value="140795.1108" calcext:value-type="float">
            <text:p>140795.1108</text:p>
          </table:table-cell>
          <table:table-cell office:value-type="float" office:value="250000" calcext:value-type="float">
            <text:p>250000</text:p>
          </table:table-cell>
          <table:table-cell office:value-type="float" office:value="89262.66126" calcext:value-type="float">
            <text:p>89262.66126</text:p>
          </table:table-cell>
          <table:table-cell office:value-type="float" office:value="2725297.94" calcext:value-type="float">
            <text:p>2725297.9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25297.94" calcext:value-type="float">
            <text:p>1525297.9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27600</text:p>
          </table:table-cell>
          <table:table-cell office:value-type="float" office:value="226002.4353" calcext:value-type="float">
            <text:p>226002.4353</text:p>
          </table:table-cell>
          <table:table-cell office:value-type="float" office:value="151711.4459" calcext:value-type="float">
            <text:p>151711.4459</text:p>
          </table:table-cell>
          <table:table-cell office:value-type="float" office:value="323283.1847" calcext:value-type="float">
            <text:p>323283.1847</text:p>
          </table:table-cell>
          <table:table-cell office:value-type="float" office:value="347889.059" calcext:value-type="float">
            <text:p>347889.05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9973.1817" calcext:value-type="float">
            <text:p>189973.1817</text:p>
          </table:table-cell>
          <table:table-cell office:value-type="float" office:value="276073.623" calcext:value-type="float">
            <text:p>276073.623</text:p>
          </table:table-cell>
          <table:table-cell office:value-type="float" office:value="113424.4741" calcext:value-type="float">
            <text:p>113424.4741</text:p>
          </table:table-cell>
          <table:table-cell office:value-type="float" office:value="210745.6582" calcext:value-type="float">
            <text:p>210745.6582</text:p>
          </table:table-cell>
          <table:table-cell office:value-type="float" office:value="140540.2507" calcext:value-type="float">
            <text:p>140540.2507</text:p>
          </table:table-cell>
          <table:table-cell office:value-type="float" office:value="250000" calcext:value-type="float">
            <text:p>250000</text:p>
          </table:table-cell>
          <table:table-cell office:value-type="float" office:value="89360.0323" calcext:value-type="float">
            <text:p>89360.0323</text:p>
          </table:table-cell>
          <table:table-cell office:value-type="float" office:value="2719003.34" calcext:value-type="float">
            <text:p>2719003.34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19003.34" calcext:value-type="float">
            <text:p>1519003.3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29400</text:p>
          </table:table-cell>
          <table:table-cell office:value-type="float" office:value="224622.5118" calcext:value-type="float">
            <text:p>224622.5118</text:p>
          </table:table-cell>
          <table:table-cell office:value-type="float" office:value="150046.0612" calcext:value-type="float">
            <text:p>150046.0612</text:p>
          </table:table-cell>
          <table:table-cell office:value-type="float" office:value="323680.7722" calcext:value-type="float">
            <text:p>323680.7722</text:p>
          </table:table-cell>
          <table:table-cell office:value-type="float" office:value="344524.8975" calcext:value-type="float">
            <text:p>344524.8975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9793.1424" calcext:value-type="float">
            <text:p>189793.1424</text:p>
          </table:table-cell>
          <table:table-cell office:value-type="float" office:value="276141.9282" calcext:value-type="float">
            <text:p>276141.9282</text:p>
          </table:table-cell>
          <table:table-cell office:value-type="float" office:value="113638.3542" calcext:value-type="float">
            <text:p>113638.3542</text:p>
          </table:table-cell>
          <table:table-cell office:value-type="float" office:value="209023.9751" calcext:value-type="float">
            <text:p>209023.9751</text:p>
          </table:table-cell>
          <table:table-cell office:value-type="float" office:value="140930.9244" calcext:value-type="float">
            <text:p>140930.924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9883.50156" calcext:value-type="float">
            <text:p>89883.50156</text:p>
          </table:table-cell>
          <table:table-cell office:value-type="float" office:value="2712286.07" calcext:value-type="float">
            <text:p>2712286.0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12286.07" calcext:value-type="float">
            <text:p>1512286.0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31200</text:p>
          </table:table-cell>
          <table:table-cell office:value-type="float" office:value="230159.4043" calcext:value-type="float">
            <text:p>230159.4043</text:p>
          </table:table-cell>
          <table:table-cell office:value-type="float" office:value="155342.8209" calcext:value-type="float">
            <text:p>155342.8209</text:p>
          </table:table-cell>
          <table:table-cell office:value-type="float" office:value="323987.8345" calcext:value-type="float">
            <text:p>323987.8345</text:p>
          </table:table-cell>
          <table:table-cell office:value-type="float" office:value="355647.6045" calcext:value-type="float">
            <text:p>355647.6045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0032.1696" calcext:value-type="float">
            <text:p>190032.1696</text:p>
          </table:table-cell>
          <table:table-cell office:value-type="float" office:value="276371.2627" calcext:value-type="float">
            <text:p>276371.2627</text:p>
          </table:table-cell>
          <table:table-cell office:value-type="float" office:value="113748.1357" calcext:value-type="float">
            <text:p>113748.1357</text:p>
          </table:table-cell>
          <table:table-cell office:value-type="float" office:value="192687.732" calcext:value-type="float">
            <text:p>192687.732</text:p>
          </table:table-cell>
          <table:table-cell office:value-type="float" office:value="140082.2125" calcext:value-type="float">
            <text:p>140082.212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851.43574" calcext:value-type="float">
            <text:p>88851.43574</text:p>
          </table:table-cell>
          <table:table-cell office:value-type="float" office:value="2716910.61" calcext:value-type="float">
            <text:p>2716910.6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16910.61" calcext:value-type="float">
            <text:p>1516910.6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33000</text:p>
          </table:table-cell>
          <table:table-cell office:value-type="float" office:value="224145.905" calcext:value-type="float">
            <text:p>224145.905</text:p>
          </table:table-cell>
          <table:table-cell office:value-type="float" office:value="148965.0816" calcext:value-type="float">
            <text:p>148965.0816</text:p>
          </table:table-cell>
          <table:table-cell office:value-type="float" office:value="324570.5125" calcext:value-type="float">
            <text:p>324570.5125</text:p>
          </table:table-cell>
          <table:table-cell office:value-type="float" office:value="341697.7648" calcext:value-type="float">
            <text:p>341697.764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9779.5066" calcext:value-type="float">
            <text:p>189779.5066</text:p>
          </table:table-cell>
          <table:table-cell office:value-type="float" office:value="274882.4672" calcext:value-type="float">
            <text:p>274882.4672</text:p>
          </table:table-cell>
          <table:table-cell office:value-type="float" office:value="113924.5674" calcext:value-type="float">
            <text:p>113924.5674</text:p>
          </table:table-cell>
          <table:table-cell office:value-type="float" office:value="208517.5423" calcext:value-type="float">
            <text:p>208517.5423</text:p>
          </table:table-cell>
          <table:table-cell office:value-type="float" office:value="141043.0525" calcext:value-type="float">
            <text:p>141043.0525</text:p>
          </table:table-cell>
          <table:table-cell office:value-type="float" office:value="250000" calcext:value-type="float">
            <text:p>250000</text:p>
          </table:table-cell>
          <table:table-cell office:value-type="float" office:value="89499.83403" calcext:value-type="float">
            <text:p>89499.83403</text:p>
          </table:table-cell>
          <table:table-cell office:value-type="float" office:value="2707026.23" calcext:value-type="float">
            <text:p>2707026.2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07026.23" calcext:value-type="float">
            <text:p>1507026.2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34800</text:p>
          </table:table-cell>
          <table:table-cell office:value-type="float" office:value="224258.1581" calcext:value-type="float">
            <text:p>224258.1581</text:p>
          </table:table-cell>
          <table:table-cell office:value-type="float" office:value="148842.4274" calcext:value-type="float">
            <text:p>148842.4274</text:p>
          </table:table-cell>
          <table:table-cell office:value-type="float" office:value="324291.3367" calcext:value-type="float">
            <text:p>324291.3367</text:p>
          </table:table-cell>
          <table:table-cell office:value-type="float" office:value="341828.5511" calcext:value-type="float">
            <text:p>341828.551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0022.2706" calcext:value-type="float">
            <text:p>190022.2706</text:p>
          </table:table-cell>
          <table:table-cell office:value-type="float" office:value="273178.7323" calcext:value-type="float">
            <text:p>273178.7323</text:p>
          </table:table-cell>
          <table:table-cell office:value-type="float" office:value="113537.6329" calcext:value-type="float">
            <text:p>113537.6329</text:p>
          </table:table-cell>
          <table:table-cell office:value-type="float" office:value="208859.119" calcext:value-type="float">
            <text:p>208859.119</text:p>
          </table:table-cell>
          <table:table-cell office:value-type="float" office:value="142171.3851" calcext:value-type="float">
            <text:p>142171.385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9183.71567" calcext:value-type="float">
            <text:p>89183.71567</text:p>
          </table:table-cell>
          <table:table-cell office:value-type="float" office:value="2706173.33" calcext:value-type="float">
            <text:p>2706173.3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506173.33" calcext:value-type="float">
            <text:p>1506173.3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36600</text:p>
          </table:table-cell>
          <table:table-cell office:value-type="float" office:value="224573.6595" calcext:value-type="float">
            <text:p>224573.6595</text:p>
          </table:table-cell>
          <table:table-cell office:value-type="float" office:value="149317.1228" calcext:value-type="float">
            <text:p>149317.1228</text:p>
          </table:table-cell>
          <table:table-cell office:value-type="float" office:value="324717.4971" calcext:value-type="float">
            <text:p>324717.4971</text:p>
          </table:table-cell>
          <table:table-cell office:value-type="float" office:value="343014.5746" calcext:value-type="float">
            <text:p>343014.574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0040.627" calcext:value-type="float">
            <text:p>190040.627</text:p>
          </table:table-cell>
          <table:table-cell office:value-type="float" office:value="273526.8764" calcext:value-type="float">
            <text:p>273526.8764</text:p>
          </table:table-cell>
          <table:table-cell office:value-type="float" office:value="114087.4454" calcext:value-type="float">
            <text:p>114087.4454</text:p>
          </table:table-cell>
          <table:table-cell office:value-type="float" office:value="193214.3111" calcext:value-type="float">
            <text:p>193214.3111</text:p>
          </table:table-cell>
          <table:table-cell office:value-type="float" office:value="142215.1423" calcext:value-type="float">
            <text:p>142215.1423</text:p>
          </table:table-cell>
          <table:table-cell office:value-type="float" office:value="250000" calcext:value-type="float">
            <text:p>250000</text:p>
          </table:table-cell>
          <table:table-cell office:value-type="float" office:value="89380.7063" calcext:value-type="float">
            <text:p>89380.7063</text:p>
          </table:table-cell>
          <table:table-cell office:value-type="float" office:value="2694087.96" calcext:value-type="float">
            <text:p>2694087.9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94087.96" calcext:value-type="float">
            <text:p>1494087.9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38400</text:p>
          </table:table-cell>
          <table:table-cell office:value-type="float" office:value="218945.2165" calcext:value-type="float">
            <text:p>218945.2165</text:p>
          </table:table-cell>
          <table:table-cell office:value-type="float" office:value="141942.5826" calcext:value-type="float">
            <text:p>141942.5826</text:p>
          </table:table-cell>
          <table:table-cell office:value-type="float" office:value="323750.6501" calcext:value-type="float">
            <text:p>323750.6501</text:p>
          </table:table-cell>
          <table:table-cell office:value-type="float" office:value="327575.1409" calcext:value-type="float">
            <text:p>327575.1409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0099.3865" calcext:value-type="float">
            <text:p>190099.3865</text:p>
          </table:table-cell>
          <table:table-cell office:value-type="float" office:value="273339.9383" calcext:value-type="float">
            <text:p>273339.9383</text:p>
          </table:table-cell>
          <table:table-cell office:value-type="float" office:value="113893.5952" calcext:value-type="float">
            <text:p>113893.5952</text:p>
          </table:table-cell>
          <table:table-cell office:value-type="float" office:value="193933.3849" calcext:value-type="float">
            <text:p>193933.3849</text:p>
          </table:table-cell>
          <table:table-cell office:value-type="float" office:value="142276.7281" calcext:value-type="float">
            <text:p>142276.7281</text:p>
          </table:table-cell>
          <table:table-cell office:value-type="float" office:value="250000" calcext:value-type="float">
            <text:p>250000</text:p>
          </table:table-cell>
          <table:table-cell office:value-type="float" office:value="89512.19837" calcext:value-type="float">
            <text:p>89512.19837</text:p>
          </table:table-cell>
          <table:table-cell office:value-type="float" office:value="2665268.82" calcext:value-type="float">
            <text:p>2665268.8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65268.82" calcext:value-type="float">
            <text:p>1465268.8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40200</text:p>
          </table:table-cell>
          <table:table-cell office:value-type="float" office:value="221151.0779" calcext:value-type="float">
            <text:p>221151.0779</text:p>
          </table:table-cell>
          <table:table-cell office:value-type="float" office:value="144055.4695" calcext:value-type="float">
            <text:p>144055.4695</text:p>
          </table:table-cell>
          <table:table-cell office:value-type="float" office:value="273021.1533" calcext:value-type="float">
            <text:p>273021.1533</text:p>
          </table:table-cell>
          <table:table-cell office:value-type="float" office:value="332432.975" calcext:value-type="float">
            <text:p>332432.975</text:p>
          </table:table-cell>
          <table:table-cell office:value-type="float" office:value="400000" calcext:value-type="float">
            <text:p>400000</text:p>
          </table:table-cell>
          <table:table-cell office:value-type="float" office:value="190370.4246" calcext:value-type="float">
            <text:p>190370.4246</text:p>
          </table:table-cell>
          <table:table-cell office:value-type="float" office:value="267701.0262" calcext:value-type="float">
            <text:p>267701.0262</text:p>
          </table:table-cell>
          <table:table-cell office:value-type="float" office:value="113732.2031" calcext:value-type="float">
            <text:p>113732.2031</text:p>
          </table:table-cell>
          <table:table-cell office:value-type="float" office:value="198183.6343" calcext:value-type="float">
            <text:p>198183.6343</text:p>
          </table:table-cell>
          <table:table-cell office:value-type="float" office:value="142625.058" calcext:value-type="float">
            <text:p>142625.058</text:p>
          </table:table-cell>
          <table:table-cell office:value-type="float" office:value="250000" calcext:value-type="float">
            <text:p>250000</text:p>
          </table:table-cell>
          <table:table-cell office:value-type="float" office:value="89901.6619" calcext:value-type="float">
            <text:p>89901.6619</text:p>
          </table:table-cell>
          <table:table-cell office:value-type="float" office:value="2623174.68" calcext:value-type="float">
            <text:p>2623174.6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23174.68" calcext:value-type="float">
            <text:p>1423174.6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42000</text:p>
          </table:table-cell>
          <table:table-cell office:value-type="float" office:value="222220.2171" calcext:value-type="float">
            <text:p>222220.2171</text:p>
          </table:table-cell>
          <table:table-cell office:value-type="float" office:value="144807.1471" calcext:value-type="float">
            <text:p>144807.1471</text:p>
          </table:table-cell>
          <table:table-cell office:value-type="float" office:value="274999.3798" calcext:value-type="float">
            <text:p>274999.3798</text:p>
          </table:table-cell>
          <table:table-cell office:value-type="float" office:value="333848.3906" calcext:value-type="float">
            <text:p>333848.390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2950.6198" calcext:value-type="float">
            <text:p>182950.6198</text:p>
          </table:table-cell>
          <table:table-cell office:value-type="float" office:value="265676.5854" calcext:value-type="float">
            <text:p>265676.5854</text:p>
          </table:table-cell>
          <table:table-cell office:value-type="float" office:value="113782.9472" calcext:value-type="float">
            <text:p>113782.9472</text:p>
          </table:table-cell>
          <table:table-cell office:value-type="float" office:value="197834.8128" calcext:value-type="float">
            <text:p>197834.8128</text:p>
          </table:table-cell>
          <table:table-cell office:value-type="float" office:value="142431.2655" calcext:value-type="float">
            <text:p>142431.2655</text:p>
          </table:table-cell>
          <table:table-cell office:value-type="float" office:value="250000" calcext:value-type="float">
            <text:p>250000</text:p>
          </table:table-cell>
          <table:table-cell office:value-type="float" office:value="90230.86439" calcext:value-type="float">
            <text:p>90230.86439</text:p>
          </table:table-cell>
          <table:table-cell office:value-type="float" office:value="2618782.23" calcext:value-type="float">
            <text:p>2618782.2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18782.23" calcext:value-type="float">
            <text:p>1418782.2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  <table:table-row table:style-name="ro1">
          <table:table-cell office:value-type="string" calcext:value-type="string">
            <text:p>343800</text:p>
          </table:table-cell>
          <table:table-cell office:value-type="float" office:value="224435.9565" calcext:value-type="float">
            <text:p>224435.9565</text:p>
          </table:table-cell>
          <table:table-cell office:value-type="float" office:value="146637.0956" calcext:value-type="float">
            <text:p>146637.0956</text:p>
          </table:table-cell>
          <table:table-cell office:value-type="float" office:value="280898.5896" calcext:value-type="float">
            <text:p>280898.5896</text:p>
          </table:table-cell>
          <table:table-cell office:value-type="float" office:value="338657.8891" calcext:value-type="float">
            <text:p>338657.889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8556.7122" calcext:value-type="float">
            <text:p>178556.7122</text:p>
          </table:table-cell>
          <table:table-cell office:value-type="float" office:value="270152.5206" calcext:value-type="float">
            <text:p>270152.5206</text:p>
          </table:table-cell>
          <table:table-cell office:value-type="float" office:value="113618.3557" calcext:value-type="float">
            <text:p>113618.3557</text:p>
          </table:table-cell>
          <table:table-cell office:value-type="float" office:value="136813.4106" calcext:value-type="float">
            <text:p>136813.4106</text:p>
          </table:table-cell>
          <table:table-cell office:value-type="float" office:value="142497.5774" calcext:value-type="float">
            <text:p>142497.5774</text:p>
          </table:table-cell>
          <table:table-cell office:value-type="float" office:value="250000" calcext:value-type="float">
            <text:p>250000</text:p>
          </table:table-cell>
          <table:table-cell office:value-type="float" office:value="89683.76465" calcext:value-type="float">
            <text:p>89683.76465</text:p>
          </table:table-cell>
          <table:table-cell office:value-type="float" office:value="2571951.87" calcext:value-type="float">
            <text:p>2571951.8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371951.87" calcext:value-type="float">
            <text:p>1371951.8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00000" calcext:value-type="float">
            <text:p>1300000</text:p>
          </table:table-cell>
        </table:table-row>
      </table:table>
      <table:table table:name="scenario 1" table:style-name="ta1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#units are si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table:formula="of:=0.000189*[$'raw data'.B3]" office:value-type="float" office:value="43.8250925952" calcext:value-type="float">
            <text:p>43.8250925952</text:p>
          </table:table-cell>
          <table:table-cell table:formula="of:=0.000189*[$'raw data'.C3]" office:value-type="float" office:value="30.5223612561" calcext:value-type="float">
            <text:p>30.5223612561</text:p>
          </table:table-cell>
          <table:table-cell table:formula="of:=0.000189*[$'raw data'.E3]" office:value-type="float" office:value="58.7926631691" calcext:value-type="float">
            <text:p>58.7926631691</text:p>
          </table:table-cell>
          <table:table-cell table:formula="of:=0.000189*([$'raw data'.F3] + [$'raw data'.G3])" office:value-type="float" office:value="111.7102523985" calcext:value-type="float">
            <text:p>111.7102523985</text:p>
          </table:table-cell>
          <table:table-cell table:formula="of:=0.000189*[$'raw data'.H3]" office:value-type="float" office:value="51.2886437784" calcext:value-type="float">
            <text:p>51.2886437784</text:p>
          </table:table-cell>
          <table:table-cell table:formula="of:=0.000189*[$'raw data'.I3]" office:value-type="float" office:value="23.048228511" calcext:value-type="float">
            <text:p>23.048228511</text:p>
          </table:table-cell>
          <table:table-cell table:formula="of:=0.000189*[$'raw data'.J3]" office:value-type="float" office:value="35.8059685788" calcext:value-type="float">
            <text:p>35.8059685788</text:p>
          </table:table-cell>
          <table:table-cell table:formula="of:=0.000189*[$'raw data'.K3]" office:value-type="float" office:value="23.95779687" calcext:value-type="float">
            <text:p>23.95779687</text:p>
          </table:table-cell>
          <table:table-cell table:formula="of:=0.000189*([$'raw data'.L3] + [$'raw data'.M3])" office:value-type="float" office:value="49.63790389446" calcext:value-type="float">
            <text:p>49.63790389446</text:p>
          </table:table-cell>
          <table:table-cell table:formula="of:=0.000189*([$'raw data'.D3] - [$'raw data'.O3])" office:value-type="float" office:value="-166.3267371885" calcext:value-type="float">
            <text:p>-166.3267371885</text:p>
          </table:table-cell>
          <table:table-cell table:formula="of:=-0.000189*[$'raw data'.P3]" office:value-type="float" office:value="-262.26217395" calcext:value-type="float">
            <text:p>-262.26217395</text:p>
          </table:table-cell>
        </table:table-row>
        <table:table-row table:style-name="ro1">
          <table:table-cell office:value-type="string" calcext:value-type="string">
            <text:p>1800</text:p>
          </table:table-cell>
          <table:table-cell table:formula="of:=0.000189*[$'raw data'.B4]" office:value-type="float" office:value="42.1419730536" calcext:value-type="float">
            <text:p>42.1419730536</text:p>
          </table:table-cell>
          <table:table-cell table:formula="of:=0.000189*[$'raw data'.C4]" office:value-type="float" office:value="27.8883056592" calcext:value-type="float">
            <text:p>27.8883056592</text:p>
          </table:table-cell>
          <table:table-cell table:formula="of:=0.000189*[$'raw data'.E4]" office:value-type="float" office:value="56.5080351948" calcext:value-type="float">
            <text:p>56.5080351948</text:p>
          </table:table-cell>
          <table:table-cell table:formula="of:=0.000189*([$'raw data'.F4] + [$'raw data'.G4])" office:value-type="float" office:value="111.795368265" calcext:value-type="float">
            <text:p>111.795368265</text:p>
          </table:table-cell>
          <table:table-cell table:formula="of:=0.000189*[$'raw data'.H4]" office:value-type="float" office:value="51.407548479" calcext:value-type="float">
            <text:p>51.407548479</text:p>
          </table:table-cell>
          <table:table-cell table:formula="of:=0.000189*[$'raw data'.I4]" office:value-type="float" office:value="23.3010061074" calcext:value-type="float">
            <text:p>23.3010061074</text:p>
          </table:table-cell>
          <table:table-cell table:formula="of:=0.000189*[$'raw data'.J4]" office:value-type="float" office:value="36.3921428556" calcext:value-type="float">
            <text:p>36.3921428556</text:p>
          </table:table-cell>
          <table:table-cell table:formula="of:=0.000189*[$'raw data'.K4]" office:value-type="float" office:value="26.2959959871" calcext:value-type="float">
            <text:p>26.2959959871</text:p>
          </table:table-cell>
          <table:table-cell table:formula="of:=0.000189*([$'raw data'.L4] + [$'raw data'.M4])" office:value-type="float" office:value="49.64896033776" calcext:value-type="float">
            <text:p>49.64896033776</text:p>
          </table:table-cell>
          <table:table-cell table:formula="of:=0.000189*([$'raw data'.D4] - [$'raw data'.O4])" office:value-type="float" office:value="-167.6952995508" calcext:value-type="float">
            <text:p>-167.6952995508</text:p>
          </table:table-cell>
          <table:table-cell table:formula="of:=-0.000189*[$'raw data'.P4]" office:value-type="float" office:value="-257.6840364" calcext:value-type="float">
            <text:p>-257.6840364</text:p>
          </table:table-cell>
        </table:table-row>
        <table:table-row table:style-name="ro1">
          <table:table-cell office:value-type="string" calcext:value-type="string">
            <text:p>3600</text:p>
          </table:table-cell>
          <table:table-cell table:formula="of:=0.000189*[$'raw data'.B5]" office:value-type="float" office:value="43.3095953976" calcext:value-type="float">
            <text:p>43.3095953976</text:p>
          </table:table-cell>
          <table:table-cell table:formula="of:=0.000189*[$'raw data'.C5]" office:value-type="float" office:value="29.8723831497" calcext:value-type="float">
            <text:p>29.8723831497</text:p>
          </table:table-cell>
          <table:table-cell table:formula="of:=0.000189*[$'raw data'.E5]" office:value-type="float" office:value="58.4129245959" calcext:value-type="float">
            <text:p>58.4129245959</text:p>
          </table:table-cell>
          <table:table-cell table:formula="of:=0.000189*([$'raw data'.F5] + [$'raw data'.G5])" office:value-type="float" office:value="111.8560103703" calcext:value-type="float">
            <text:p>111.8560103703</text:p>
          </table:table-cell>
          <table:table-cell table:formula="of:=0.000189*[$'raw data'.H5]" office:value-type="float" office:value="51.4900240344" calcext:value-type="float">
            <text:p>51.4900240344</text:p>
          </table:table-cell>
          <table:table-cell table:formula="of:=0.000189*[$'raw data'.I5]" office:value-type="float" office:value="23.1516702144" calcext:value-type="float">
            <text:p>23.1516702144</text:p>
          </table:table-cell>
          <table:table-cell table:formula="of:=0.000189*[$'raw data'.J5]" office:value-type="float" office:value="30.0820511502" calcext:value-type="float">
            <text:p>30.0820511502</text:p>
          </table:table-cell>
          <table:table-cell table:formula="of:=0.000189*[$'raw data'.K5]" office:value-type="float" office:value="26.7835517838" calcext:value-type="float">
            <text:p>26.7835517838</text:p>
          </table:table-cell>
          <table:table-cell table:formula="of:=0.000189*([$'raw data'.L5] + [$'raw data'.M5])" office:value-type="float" office:value="49.6274917824" calcext:value-type="float">
            <text:p>49.6274917824</text:p>
          </table:table-cell>
          <table:table-cell table:formula="of:=0.000189*([$'raw data'.D5] - [$'raw data'.O5])" office:value-type="float" office:value="-172.4355223857" calcext:value-type="float">
            <text:p>-172.4355223857</text:p>
          </table:table-cell>
          <table:table-cell table:formula="of:=-0.000189*[$'raw data'.P5]" office:value-type="float" office:value="-252.15018066" calcext:value-type="float">
            <text:p>-252.15018066</text:p>
          </table:table-cell>
        </table:table-row>
        <table:table-row table:style-name="ro1">
          <table:table-cell office:value-type="string" calcext:value-type="string">
            <text:p>5400</text:p>
          </table:table-cell>
          <table:table-cell table:formula="of:=0.000189*[$'raw data'.B6]" office:value-type="float" office:value="41.1647271966" calcext:value-type="float">
            <text:p>41.1647271966</text:p>
          </table:table-cell>
          <table:table-cell table:formula="of:=0.000189*[$'raw data'.C6]" office:value-type="float" office:value="26.5275639846" calcext:value-type="float">
            <text:p>26.5275639846</text:p>
          </table:table-cell>
          <table:table-cell table:formula="of:=0.000189*[$'raw data'.E6]" office:value-type="float" office:value="55.804691124" calcext:value-type="float">
            <text:p>55.804691124</text:p>
          </table:table-cell>
          <table:table-cell table:formula="of:=0.000189*([$'raw data'.F6] + [$'raw data'.G6])" office:value-type="float" office:value="111.9074745978" calcext:value-type="float">
            <text:p>111.9074745978</text:p>
          </table:table-cell>
          <table:table-cell table:formula="of:=0.000189*[$'raw data'.H6]" office:value-type="float" office:value="51.4681060635" calcext:value-type="float">
            <text:p>51.4681060635</text:p>
          </table:table-cell>
          <table:table-cell table:formula="of:=0.000189*[$'raw data'.I6]" office:value-type="float" office:value="23.1011244135" calcext:value-type="float">
            <text:p>23.1011244135</text:p>
          </table:table-cell>
          <table:table-cell table:formula="of:=0.000189*[$'raw data'.J6]" office:value-type="float" office:value="30.1986824265" calcext:value-type="float">
            <text:p>30.1986824265</text:p>
          </table:table-cell>
          <table:table-cell table:formula="of:=0.000189*[$'raw data'.K6]" office:value-type="float" office:value="26.853664131" calcext:value-type="float">
            <text:p>26.853664131</text:p>
          </table:table-cell>
          <table:table-cell table:formula="of:=0.000189*([$'raw data'.L6] + [$'raw data'.M6])" office:value-type="float" office:value="49.631298129" calcext:value-type="float">
            <text:p>49.631298129</text:p>
          </table:table-cell>
          <table:table-cell table:formula="of:=0.000189*([$'raw data'.D6] - [$'raw data'.O6])" office:value-type="float" office:value="-173.3852313774" calcext:value-type="float">
            <text:p>-173.3852313774</text:p>
          </table:table-cell>
          <table:table-cell table:formula="of:=-0.000189*[$'raw data'.P6]" office:value-type="float" office:value="-243.27210033" calcext:value-type="float">
            <text:p>-243.27210033</text:p>
          </table:table-cell>
        </table:table-row>
        <table:table-row table:style-name="ro1">
          <table:table-cell office:value-type="string" calcext:value-type="string">
            <text:p>7200</text:p>
          </table:table-cell>
          <table:table-cell table:formula="of:=0.000189*[$'raw data'.B7]" office:value-type="float" office:value="41.1472436004" calcext:value-type="float">
            <text:p>41.1472436004</text:p>
          </table:table-cell>
          <table:table-cell table:formula="of:=0.000189*[$'raw data'.C7]" office:value-type="float" office:value="26.8409560923" calcext:value-type="float">
            <text:p>26.8409560923</text:p>
          </table:table-cell>
          <table:table-cell table:formula="of:=0.000189*[$'raw data'.E7]" office:value-type="float" office:value="55.9179345564" calcext:value-type="float">
            <text:p>55.9179345564</text:p>
          </table:table-cell>
          <table:table-cell table:formula="of:=0.000189*([$'raw data'.F7] + [$'raw data'.G7])" office:value-type="float" office:value="106.0748180604" calcext:value-type="float">
            <text:p>106.0748180604</text:p>
          </table:table-cell>
          <table:table-cell table:formula="of:=0.000189*[$'raw data'.H7]" office:value-type="float" office:value="51.5169358011" calcext:value-type="float">
            <text:p>51.5169358011</text:p>
          </table:table-cell>
          <table:table-cell table:formula="of:=0.000189*[$'raw data'.I7]" office:value-type="float" office:value="23.1174363987" calcext:value-type="float">
            <text:p>23.1174363987</text:p>
          </table:table-cell>
          <table:table-cell table:formula="of:=0.000189*[$'raw data'.J7]" office:value-type="float" office:value="24.3673218243" calcext:value-type="float">
            <text:p>24.3673218243</text:p>
          </table:table-cell>
          <table:table-cell table:formula="of:=0.000189*[$'raw data'.K7]" office:value-type="float" office:value="26.8423567524" calcext:value-type="float">
            <text:p>26.8423567524</text:p>
          </table:table-cell>
          <table:table-cell table:formula="of:=0.000189*([$'raw data'.L7] + [$'raw data'.M7])" office:value-type="float" office:value="49.6194221628" calcext:value-type="float">
            <text:p>49.6194221628</text:p>
          </table:table-cell>
          <table:table-cell table:formula="of:=0.000189*([$'raw data'.D7] - [$'raw data'.O7])" office:value-type="float" office:value="-173.3470775883" calcext:value-type="float">
            <text:p>-173.3470775883</text:p>
          </table:table-cell>
          <table:table-cell table:formula="of:=-0.000189*[$'raw data'.P7]" office:value-type="float" office:value="-232.09734681" calcext:value-type="float">
            <text:p>-232.09734681</text:p>
          </table:table-cell>
        </table:table-row>
        <table:table-row table:style-name="ro1">
          <table:table-cell office:value-type="string" calcext:value-type="string">
            <text:p>9000</text:p>
          </table:table-cell>
          <table:table-cell table:formula="of:=0.000189*[$'raw data'.B8]" office:value-type="float" office:value="40.7404112346" calcext:value-type="float">
            <text:p>40.7404112346</text:p>
          </table:table-cell>
          <table:table-cell table:formula="of:=0.000189*[$'raw data'.C8]" office:value-type="float" office:value="26.1121581441" calcext:value-type="float">
            <text:p>26.1121581441</text:p>
          </table:table-cell>
          <table:table-cell table:formula="of:=0.000189*[$'raw data'.E8]" office:value-type="float" office:value="55.6223061051" calcext:value-type="float">
            <text:p>55.6223061051</text:p>
          </table:table-cell>
          <table:table-cell table:formula="of:=0.000189*([$'raw data'.F8] + [$'raw data'.G8])" office:value-type="float" office:value="101.1225911661" calcext:value-type="float">
            <text:p>101.1225911661</text:p>
          </table:table-cell>
          <table:table-cell table:formula="of:=0.000189*[$'raw data'.H8]" office:value-type="float" office:value="51.5294060211" calcext:value-type="float">
            <text:p>51.5294060211</text:p>
          </table:table-cell>
          <table:table-cell table:formula="of:=0.000189*[$'raw data'.I8]" office:value-type="float" office:value="23.1554558088" calcext:value-type="float">
            <text:p>23.1554558088</text:p>
          </table:table-cell>
          <table:table-cell table:formula="of:=0.000189*[$'raw data'.J8]" office:value-type="float" office:value="23.9873664114" calcext:value-type="float">
            <text:p>23.9873664114</text:p>
          </table:table-cell>
          <table:table-cell table:formula="of:=0.000189*[$'raw data'.K8]" office:value-type="float" office:value="26.7747868521" calcext:value-type="float">
            <text:p>26.7747868521</text:p>
          </table:table-cell>
          <table:table-cell table:formula="of:=0.000189*([$'raw data'.L8] + [$'raw data'.M8])" office:value-type="float" office:value="49.62537583857" calcext:value-type="float">
            <text:p>49.62537583857</text:p>
          </table:table-cell>
          <table:table-cell table:formula="of:=0.000189*([$'raw data'.D8] - [$'raw data'.O8])" office:value-type="float" office:value="-174.1746684069" calcext:value-type="float">
            <text:p>-174.1746684069</text:p>
          </table:table-cell>
          <table:table-cell table:formula="of:=-0.000189*[$'raw data'.P8]" office:value-type="float" office:value="-224.49518847" calcext:value-type="float">
            <text:p>-224.49518847</text:p>
          </table:table-cell>
        </table:table-row>
        <table:table-row table:style-name="ro1">
          <table:table-cell office:value-type="string" calcext:value-type="string">
            <text:p>10800</text:p>
          </table:table-cell>
          <table:table-cell table:formula="of:=0.000189*[$'raw data'.B9]" office:value-type="float" office:value="40.4147158128" calcext:value-type="float">
            <text:p>40.4147158128</text:p>
          </table:table-cell>
          <table:table-cell table:formula="of:=0.000189*[$'raw data'.C9]" office:value-type="float" office:value="25.6688669412" calcext:value-type="float">
            <text:p>25.6688669412</text:p>
          </table:table-cell>
          <table:table-cell table:formula="of:=0.000189*[$'raw data'.E9]" office:value-type="float" office:value="54.5087037222" calcext:value-type="float">
            <text:p>54.5087037222</text:p>
          </table:table-cell>
          <table:table-cell table:formula="of:=0.000189*([$'raw data'.F9] + [$'raw data'.G9])" office:value-type="float" office:value="96.8207822001" calcext:value-type="float">
            <text:p>96.8207822001</text:p>
          </table:table-cell>
          <table:table-cell table:formula="of:=0.000189*[$'raw data'.H9]" office:value-type="float" office:value="51.6981139038" calcext:value-type="float">
            <text:p>51.6981139038</text:p>
          </table:table-cell>
          <table:table-cell table:formula="of:=0.000189*[$'raw data'.I9]" office:value-type="float" office:value="23.1252573699" calcext:value-type="float">
            <text:p>23.1252573699</text:p>
          </table:table-cell>
          <table:table-cell table:formula="of:=0.000189*[$'raw data'.J9]" office:value-type="float" office:value="22.9883961384" calcext:value-type="float">
            <text:p>22.9883961384</text:p>
          </table:table-cell>
          <table:table-cell table:formula="of:=0.000189*[$'raw data'.K9]" office:value-type="float" office:value="26.804352708" calcext:value-type="float">
            <text:p>26.804352708</text:p>
          </table:table-cell>
          <table:table-cell table:formula="of:=0.000189*([$'raw data'.L9] + [$'raw data'.M9])" office:value-type="float" office:value="49.65618891492" calcext:value-type="float">
            <text:p>49.65618891492</text:p>
          </table:table-cell>
          <table:table-cell table:formula="of:=0.000189*([$'raw data'.D9] - [$'raw data'.O9])" office:value-type="float" office:value="-174.2544171648" calcext:value-type="float">
            <text:p>-174.2544171648</text:p>
          </table:table-cell>
          <table:table-cell table:formula="of:=-0.000189*[$'raw data'.P9]" office:value-type="float" office:value="-217.43096004" calcext:value-type="float">
            <text:p>-217.43096004</text:p>
          </table:table-cell>
        </table:table-row>
        <table:table-row table:style-name="ro1">
          <table:table-cell office:value-type="string" calcext:value-type="string">
            <text:p>12600</text:p>
          </table:table-cell>
          <table:table-cell table:formula="of:=0.000189*[$'raw data'.B10]" office:value-type="float" office:value="40.4704203309" calcext:value-type="float">
            <text:p>40.4704203309</text:p>
          </table:table-cell>
          <table:table-cell table:formula="of:=0.000189*[$'raw data'.C10]" office:value-type="float" office:value="25.5332257992" calcext:value-type="float">
            <text:p>25.5332257992</text:p>
          </table:table-cell>
          <table:table-cell table:formula="of:=0.000189*[$'raw data'.E10]" office:value-type="float" office:value="55.1038363911" calcext:value-type="float">
            <text:p>55.1038363911</text:p>
          </table:table-cell>
          <table:table-cell table:formula="of:=0.000189*([$'raw data'.F10] + [$'raw data'.G10])" office:value-type="float" office:value="92.64633897519" calcext:value-type="float">
            <text:p>92.64633897519</text:p>
          </table:table-cell>
          <table:table-cell table:formula="of:=0.000189*[$'raw data'.H10]" office:value-type="float" office:value="51.714176598" calcext:value-type="float">
            <text:p>51.714176598</text:p>
          </table:table-cell>
          <table:table-cell table:formula="of:=0.000189*[$'raw data'.I10]" office:value-type="float" office:value="23.3272103337" calcext:value-type="float">
            <text:p>23.3272103337</text:p>
          </table:table-cell>
          <table:table-cell table:formula="of:=0.000189*[$'raw data'.J10]" office:value-type="float" office:value="19.4954525892" calcext:value-type="float">
            <text:p>19.4954525892</text:p>
          </table:table-cell>
          <table:table-cell table:formula="of:=0.000189*[$'raw data'.K10]" office:value-type="float" office:value="26.8259031873" calcext:value-type="float">
            <text:p>26.8259031873</text:p>
          </table:table-cell>
          <table:table-cell table:formula="of:=0.000189*([$'raw data'.L10] + [$'raw data'.M10])" office:value-type="float" office:value="49.61713641003" calcext:value-type="float">
            <text:p>49.61713641003</text:p>
          </table:table-cell>
          <table:table-cell table:formula="of:=0.000189*([$'raw data'.D10] - [$'raw data'.O10])" office:value-type="float" office:value="-173.88462294" calcext:value-type="float">
            <text:p>-173.88462294</text:p>
          </table:table-cell>
          <table:table-cell table:formula="of:=-0.000189*[$'raw data'.P10]" office:value-type="float" office:value="-210.84907851" calcext:value-type="float">
            <text:p>-210.84907851</text:p>
          </table:table-cell>
        </table:table-row>
        <table:table-row table:style-name="ro1">
          <table:table-cell office:value-type="string" calcext:value-type="string">
            <text:p>14400</text:p>
          </table:table-cell>
          <table:table-cell table:formula="of:=0.000189*[$'raw data'.B11]" office:value-type="float" office:value="41.4666223209" calcext:value-type="float">
            <text:p>41.4666223209</text:p>
          </table:table-cell>
          <table:table-cell table:formula="of:=0.000189*[$'raw data'.C11]" office:value-type="float" office:value="27.066057984" calcext:value-type="float">
            <text:p>27.066057984</text:p>
          </table:table-cell>
          <table:table-cell table:formula="of:=0.000189*[$'raw data'.E11]" office:value-type="float" office:value="48.6910858581" calcext:value-type="float">
            <text:p>48.6910858581</text:p>
          </table:table-cell>
          <table:table-cell table:formula="of:=0.000189*([$'raw data'.F11] + [$'raw data'.G11])" office:value-type="float" office:value="92.53951367283" calcext:value-type="float">
            <text:p>92.53951367283</text:p>
          </table:table-cell>
          <table:table-cell table:formula="of:=0.000189*[$'raw data'.H11]" office:value-type="float" office:value="51.353258229" calcext:value-type="float">
            <text:p>51.353258229</text:p>
          </table:table-cell>
          <table:table-cell table:formula="of:=0.000189*[$'raw data'.I11]" office:value-type="float" office:value="23.1195826071" calcext:value-type="float">
            <text:p>23.1195826071</text:p>
          </table:table-cell>
          <table:table-cell table:formula="of:=0.000189*[$'raw data'.J11]" office:value-type="float" office:value="19.5845897709" calcext:value-type="float">
            <text:p>19.5845897709</text:p>
          </table:table-cell>
          <table:table-cell table:formula="of:=0.000189*[$'raw data'.K11]" office:value-type="float" office:value="26.8163995869" calcext:value-type="float">
            <text:p>26.8163995869</text:p>
          </table:table-cell>
          <table:table-cell table:formula="of:=0.000189*([$'raw data'.L11] + [$'raw data'.M11])" office:value-type="float" office:value="49.62948405786" calcext:value-type="float">
            <text:p>49.62948405786</text:p>
          </table:table-cell>
          <table:table-cell table:formula="of:=0.000189*([$'raw data'.D11] - [$'raw data'.O11])" office:value-type="float" office:value="-175.6957864662" calcext:value-type="float">
            <text:p>-175.6957864662</text:p>
          </table:table-cell>
          <table:table-cell table:formula="of:=-0.000189*[$'raw data'.P11]" office:value-type="float" office:value="-204.57080847" calcext:value-type="float">
            <text:p>-204.57080847</text:p>
          </table:table-cell>
        </table:table-row>
        <table:table-row table:style-name="ro1">
          <table:table-cell office:value-type="string" calcext:value-type="string">
            <text:p>16200</text:p>
          </table:table-cell>
          <table:table-cell table:formula="of:=0.000189*[$'raw data'.B12]" office:value-type="float" office:value="40.9474577484" calcext:value-type="float">
            <text:p>40.9474577484</text:p>
          </table:table-cell>
          <table:table-cell table:formula="of:=0.000189*[$'raw data'.C12]" office:value-type="float" office:value="26.2575291384" calcext:value-type="float">
            <text:p>26.2575291384</text:p>
          </table:table-cell>
          <table:table-cell table:formula="of:=0.000189*[$'raw data'.E12]" office:value-type="float" office:value="47.9434934475" calcext:value-type="float">
            <text:p>47.9434934475</text:p>
          </table:table-cell>
          <table:table-cell table:formula="of:=0.000189*([$'raw data'.F12] + [$'raw data'.G12])" office:value-type="float" office:value="92.50083596817" calcext:value-type="float">
            <text:p>92.50083596817</text:p>
          </table:table-cell>
          <table:table-cell table:formula="of:=0.000189*[$'raw data'.H12]" office:value-type="float" office:value="51.3302491422" calcext:value-type="float">
            <text:p>51.3302491422</text:p>
          </table:table-cell>
          <table:table-cell table:formula="of:=0.000189*[$'raw data'.I12]" office:value-type="float" office:value="23.1209580546" calcext:value-type="float">
            <text:p>23.1209580546</text:p>
          </table:table-cell>
          <table:table-cell table:formula="of:=0.000189*[$'raw data'.J12]" office:value-type="float" office:value="19.5371738856" calcext:value-type="float">
            <text:p>19.5371738856</text:p>
          </table:table-cell>
          <table:table-cell table:formula="of:=0.000189*[$'raw data'.K12]" office:value-type="float" office:value="26.8525987002" calcext:value-type="float">
            <text:p>26.8525987002</text:p>
          </table:table-cell>
          <table:table-cell table:formula="of:=0.000189*([$'raw data'.L12] + [$'raw data'.M12])" office:value-type="float" office:value="49.6073111562" calcext:value-type="float">
            <text:p>49.6073111562</text:p>
          </table:table-cell>
          <table:table-cell table:formula="of:=0.000189*([$'raw data'.D12] - [$'raw data'.O12])" office:value-type="float" office:value="-176.0199571494" calcext:value-type="float">
            <text:p>-176.0199571494</text:p>
          </table:table-cell>
          <table:table-cell table:formula="of:=-0.000189*[$'raw data'.P12]" office:value-type="float" office:value="-202.07765088" calcext:value-type="float">
            <text:p>-202.07765088</text:p>
          </table:table-cell>
        </table:table-row>
        <table:table-row table:style-name="ro1">
          <table:table-cell office:value-type="string" calcext:value-type="string">
            <text:p>18000</text:p>
          </table:table-cell>
          <table:table-cell table:formula="of:=0.000189*[$'raw data'.B13]" office:value-type="float" office:value="40.2598796796" calcext:value-type="float">
            <text:p>40.2598796796</text:p>
          </table:table-cell>
          <table:table-cell table:formula="of:=0.000189*[$'raw data'.C13]" office:value-type="float" office:value="25.2396589599" calcext:value-type="float">
            <text:p>25.2396589599</text:p>
          </table:table-cell>
          <table:table-cell table:formula="of:=0.000189*[$'raw data'.E13]" office:value-type="float" office:value="47.5147106028" calcext:value-type="float">
            <text:p>47.5147106028</text:p>
          </table:table-cell>
          <table:table-cell table:formula="of:=0.000189*([$'raw data'.F13] + [$'raw data'.G13])" office:value-type="float" office:value="92.49748651017" calcext:value-type="float">
            <text:p>92.49748651017</text:p>
          </table:table-cell>
          <table:table-cell table:formula="of:=0.000189*[$'raw data'.H13]" office:value-type="float" office:value="51.3644678001" calcext:value-type="float">
            <text:p>51.3644678001</text:p>
          </table:table-cell>
          <table:table-cell table:formula="of:=0.000189*[$'raw data'.I13]" office:value-type="float" office:value="23.126982543" calcext:value-type="float">
            <text:p>23.126982543</text:p>
          </table:table-cell>
          <table:table-cell table:formula="of:=0.000189*[$'raw data'.J13]" office:value-type="float" office:value="19.7002843443" calcext:value-type="float">
            <text:p>19.7002843443</text:p>
          </table:table-cell>
          <table:table-cell table:formula="of:=0.000189*[$'raw data'.K13]" office:value-type="float" office:value="26.8852716405" calcext:value-type="float">
            <text:p>26.8852716405</text:p>
          </table:table-cell>
          <table:table-cell table:formula="of:=0.000189*([$'raw data'.L13] + [$'raw data'.M13])" office:value-type="float" office:value="49.62349219086" calcext:value-type="float">
            <text:p>49.62349219086</text:p>
          </table:table-cell>
          <table:table-cell table:formula="of:=0.000189*([$'raw data'.D13] - [$'raw data'.O13])" office:value-type="float" office:value="-176.5349924121" calcext:value-type="float">
            <text:p>-176.5349924121</text:p>
          </table:table-cell>
          <table:table-cell table:formula="of:=-0.000189*[$'raw data'.P13]" office:value-type="float" office:value="-199.67724126" calcext:value-type="float">
            <text:p>-199.67724126</text:p>
          </table:table-cell>
        </table:table-row>
        <table:table-row table:style-name="ro1">
          <table:table-cell office:value-type="string" calcext:value-type="string">
            <text:p>19800</text:p>
          </table:table-cell>
          <table:table-cell table:formula="of:=0.000189*[$'raw data'.B14]" office:value-type="float" office:value="40.6507611069" calcext:value-type="float">
            <text:p>40.6507611069</text:p>
          </table:table-cell>
          <table:table-cell table:formula="of:=0.000189*[$'raw data'.C14]" office:value-type="float" office:value="26.0219775123" calcext:value-type="float">
            <text:p>26.0219775123</text:p>
          </table:table-cell>
          <table:table-cell table:formula="of:=0.000189*[$'raw data'.E14]" office:value-type="float" office:value="48.265161714" calcext:value-type="float">
            <text:p>48.265161714</text:p>
          </table:table-cell>
          <table:table-cell table:formula="of:=0.000189*([$'raw data'.F14] + [$'raw data'.G14])" office:value-type="float" office:value="92.43953329275" calcext:value-type="float">
            <text:p>92.43953329275</text:p>
          </table:table-cell>
          <table:table-cell table:formula="of:=0.000189*[$'raw data'.H14]" office:value-type="float" office:value="51.3260079822" calcext:value-type="float">
            <text:p>51.3260079822</text:p>
          </table:table-cell>
          <table:table-cell table:formula="of:=0.000189*[$'raw data'.I14]" office:value-type="float" office:value="23.1093236493" calcext:value-type="float">
            <text:p>23.1093236493</text:p>
          </table:table-cell>
          <table:table-cell table:formula="of:=0.000189*[$'raw data'.J14]" office:value-type="float" office:value="19.6760201274" calcext:value-type="float">
            <text:p>19.6760201274</text:p>
          </table:table-cell>
          <table:table-cell table:formula="of:=0.000189*[$'raw data'.K14]" office:value-type="float" office:value="26.9481897972" calcext:value-type="float">
            <text:p>26.9481897972</text:p>
          </table:table-cell>
          <table:table-cell table:formula="of:=0.000189*([$'raw data'.L14] + [$'raw data'.M14])" office:value-type="float" office:value="49.68369136143" calcext:value-type="float">
            <text:p>49.68369136143</text:p>
          </table:table-cell>
          <table:table-cell table:formula="of:=0.000189*([$'raw data'.D14] - [$'raw data'.O14])" office:value-type="float" office:value="-180.141166107" calcext:value-type="float">
            <text:p>-180.141166107</text:p>
          </table:table-cell>
          <table:table-cell table:formula="of:=-0.000189*[$'raw data'.P14]" office:value-type="float" office:value="-197.97949962" calcext:value-type="float">
            <text:p>-197.97949962</text:p>
          </table:table-cell>
        </table:table-row>
        <table:table-row table:style-name="ro1">
          <table:table-cell office:value-type="string" calcext:value-type="string">
            <text:p>21600</text:p>
          </table:table-cell>
          <table:table-cell table:formula="of:=0.000189*[$'raw data'.B15]" office:value-type="float" office:value="39.8163493728" calcext:value-type="float">
            <text:p>39.8163493728</text:p>
          </table:table-cell>
          <table:table-cell table:formula="of:=0.000189*[$'raw data'.C15]" office:value-type="float" office:value="24.9764339916" calcext:value-type="float">
            <text:p>24.9764339916</text:p>
          </table:table-cell>
          <table:table-cell table:formula="of:=0.000189*[$'raw data'.E15]" office:value-type="float" office:value="47.463278373" calcext:value-type="float">
            <text:p>47.463278373</text:p>
          </table:table-cell>
          <table:table-cell table:formula="of:=0.000189*([$'raw data'.F15] + [$'raw data'.G15])" office:value-type="float" office:value="92.45746316331" calcext:value-type="float">
            <text:p>92.45746316331</text:p>
          </table:table-cell>
          <table:table-cell table:formula="of:=0.000189*[$'raw data'.H15]" office:value-type="float" office:value="51.3467569125" calcext:value-type="float">
            <text:p>51.3467569125</text:p>
          </table:table-cell>
          <table:table-cell table:formula="of:=0.000189*[$'raw data'.I15]" office:value-type="float" office:value="23.1501897774" calcext:value-type="float">
            <text:p>23.1501897774</text:p>
          </table:table-cell>
          <table:table-cell table:formula="of:=0.000189*[$'raw data'.J15]" office:value-type="float" office:value="19.6544622015" calcext:value-type="float">
            <text:p>19.6544622015</text:p>
          </table:table-cell>
          <table:table-cell table:formula="of:=0.000189*[$'raw data'.K15]" office:value-type="float" office:value="26.9511939144" calcext:value-type="float">
            <text:p>26.9511939144</text:p>
          </table:table-cell>
          <table:table-cell table:formula="of:=0.000189*([$'raw data'.L15] + [$'raw data'.M15])" office:value-type="float" office:value="49.60711745577" calcext:value-type="float">
            <text:p>49.60711745577</text:p>
          </table:table-cell>
          <table:table-cell table:formula="of:=0.000189*([$'raw data'.D15] - [$'raw data'.O15])" office:value-type="float" office:value="-180.8147579112" calcext:value-type="float">
            <text:p>-180.8147579112</text:p>
          </table:table-cell>
          <table:table-cell table:formula="of:=-0.000189*[$'raw data'.P15]" office:value-type="float" office:value="-194.60848806" calcext:value-type="float">
            <text:p>-194.60848806</text:p>
          </table:table-cell>
        </table:table-row>
        <table:table-row table:style-name="ro1">
          <table:table-cell office:value-type="string" calcext:value-type="string">
            <text:p>23400</text:p>
          </table:table-cell>
          <table:table-cell table:formula="of:=0.000189*[$'raw data'.B16]" office:value-type="float" office:value="40.5294646302" calcext:value-type="float">
            <text:p>40.5294646302</text:p>
          </table:table-cell>
          <table:table-cell table:formula="of:=0.000189*[$'raw data'.C16]" office:value-type="float" office:value="25.9978308534" calcext:value-type="float">
            <text:p>25.9978308534</text:p>
          </table:table-cell>
          <table:table-cell table:formula="of:=0.000189*[$'raw data'.E16]" office:value-type="float" office:value="47.7211937076" calcext:value-type="float">
            <text:p>47.7211937076</text:p>
          </table:table-cell>
          <table:table-cell table:formula="of:=0.000189*([$'raw data'.F16] + [$'raw data'.G16])" office:value-type="float" office:value="92.46747283389" calcext:value-type="float">
            <text:p>92.46747283389</text:p>
          </table:table-cell>
          <table:table-cell table:formula="of:=0.000189*[$'raw data'.H16]" office:value-type="float" office:value="51.681821499" calcext:value-type="float">
            <text:p>51.681821499</text:p>
          </table:table-cell>
          <table:table-cell table:formula="of:=0.000189*[$'raw data'.I16]" office:value-type="float" office:value="23.1878185812" calcext:value-type="float">
            <text:p>23.1878185812</text:p>
          </table:table-cell>
          <table:table-cell table:formula="of:=0.000189*[$'raw data'.J16]" office:value-type="float" office:value="19.7027059824" calcext:value-type="float">
            <text:p>19.7027059824</text:p>
          </table:table-cell>
          <table:table-cell table:formula="of:=0.000189*[$'raw data'.K16]" office:value-type="float" office:value="26.9816647968" calcext:value-type="float">
            <text:p>26.9816647968</text:p>
          </table:table-cell>
          <table:table-cell table:formula="of:=0.000189*([$'raw data'.L16] + [$'raw data'.M16])" office:value-type="float" office:value="49.60399922982" calcext:value-type="float">
            <text:p>49.60399922982</text:p>
          </table:table-cell>
          <table:table-cell table:formula="of:=0.000189*([$'raw data'.D16] - [$'raw data'.O16])" office:value-type="float" office:value="-180.4022329788" calcext:value-type="float">
            <text:p>-180.4022329788</text:p>
          </table:table-cell>
          <table:table-cell table:formula="of:=-0.000189*[$'raw data'.P16]" office:value-type="float" office:value="-197.47173978" calcext:value-type="float">
            <text:p>-197.47173978</text:p>
          </table:table-cell>
        </table:table-row>
        <table:table-row table:style-name="ro1">
          <table:table-cell office:value-type="string" calcext:value-type="string">
            <text:p>25200</text:p>
          </table:table-cell>
          <table:table-cell table:formula="of:=0.000189*[$'raw data'.B17]" office:value-type="float" office:value="43.2931283379" calcext:value-type="float">
            <text:p>43.2931283379</text:p>
          </table:table-cell>
          <table:table-cell table:formula="of:=0.000189*[$'raw data'.C17]" office:value-type="float" office:value="15.99028139205" calcext:value-type="float">
            <text:p>15.99028139205</text:p>
          </table:table-cell>
          <table:table-cell table:formula="of:=0.000189*[$'raw data'.E17]" office:value-type="float" office:value="55.6033639959" calcext:value-type="float">
            <text:p>55.6033639959</text:p>
          </table:table-cell>
          <table:table-cell table:formula="of:=0.000189*([$'raw data'.F17] + [$'raw data'.G17])" office:value-type="float" office:value="92.58605280981" calcext:value-type="float">
            <text:p>92.58605280981</text:p>
          </table:table-cell>
          <table:table-cell table:formula="of:=0.000189*[$'raw data'.H17]" office:value-type="float" office:value="51.3948574503" calcext:value-type="float">
            <text:p>51.3948574503</text:p>
          </table:table-cell>
          <table:table-cell table:formula="of:=0.000189*[$'raw data'.I17]" office:value-type="float" office:value="23.1840935613" calcext:value-type="float">
            <text:p>23.1840935613</text:p>
          </table:table-cell>
          <table:table-cell table:formula="of:=0.000189*[$'raw data'.J17]" office:value-type="float" office:value="19.7577531963" calcext:value-type="float">
            <text:p>19.7577531963</text:p>
          </table:table-cell>
          <table:table-cell table:formula="of:=0.000189*[$'raw data'.K17]" office:value-type="float" office:value="26.9938948356" calcext:value-type="float">
            <text:p>26.9938948356</text:p>
          </table:table-cell>
          <table:table-cell table:formula="of:=0.000189*([$'raw data'.L17] + [$'raw data'.M17])" office:value-type="float" office:value="51.42561540291" calcext:value-type="float">
            <text:p>51.42561540291</text:p>
          </table:table-cell>
          <table:table-cell table:formula="of:=0.000189*([$'raw data'.D17] - [$'raw data'.O17])" office:value-type="float" office:value="-172.6219382076" calcext:value-type="float">
            <text:p>-172.6219382076</text:p>
          </table:table-cell>
          <table:table-cell table:formula="of:=-0.000189*[$'raw data'.P17]" office:value-type="float" office:value="-207.60710292" calcext:value-type="float">
            <text:p>-207.60710292</text:p>
          </table:table-cell>
        </table:table-row>
        <table:table-row table:style-name="ro1">
          <table:table-cell office:value-type="string" calcext:value-type="string">
            <text:p>27000</text:p>
          </table:table-cell>
          <table:table-cell table:formula="of:=0.000189*[$'raw data'.B18]" office:value-type="float" office:value="42.3110617146" calcext:value-type="float">
            <text:p>42.3110617146</text:p>
          </table:table-cell>
          <table:table-cell table:formula="of:=0.000189*[$'raw data'.C18]" office:value-type="float" office:value="15.57715615974" calcext:value-type="float">
            <text:p>15.57715615974</text:p>
          </table:table-cell>
          <table:table-cell table:formula="of:=0.000189*[$'raw data'.E18]" office:value-type="float" office:value="57.1578254352" calcext:value-type="float">
            <text:p>57.1578254352</text:p>
          </table:table-cell>
          <table:table-cell table:formula="of:=0.000189*([$'raw data'.F18] + [$'raw data'.G18])" office:value-type="float" office:value="106.3009781631" calcext:value-type="float">
            <text:p>106.3009781631</text:p>
          </table:table-cell>
          <table:table-cell table:formula="of:=0.000189*[$'raw data'.H18]" office:value-type="float" office:value="51.2499170547" calcext:value-type="float">
            <text:p>51.2499170547</text:p>
          </table:table-cell>
          <table:table-cell table:formula="of:=0.000189*[$'raw data'.I18]" office:value-type="float" office:value="23.1580182519" calcext:value-type="float">
            <text:p>23.1580182519</text:p>
          </table:table-cell>
          <table:table-cell table:formula="of:=0.000189*[$'raw data'.J18]" office:value-type="float" office:value="21.6954794574" calcext:value-type="float">
            <text:p>21.6954794574</text:p>
          </table:table-cell>
          <table:table-cell table:formula="of:=0.000189*[$'raw data'.K18]" office:value-type="float" office:value="26.9776467891" calcext:value-type="float">
            <text:p>26.9776467891</text:p>
          </table:table-cell>
          <table:table-cell table:formula="of:=0.000189*([$'raw data'.L18] + [$'raw data'.M18])" office:value-type="float" office:value="54.27993769317" calcext:value-type="float">
            <text:p>54.27993769317</text:p>
          </table:table-cell>
          <table:table-cell table:formula="of:=0.000189*([$'raw data'.D18] - [$'raw data'.O18])" office:value-type="float" office:value="-175.7528944038" calcext:value-type="float">
            <text:p>-175.7528944038</text:p>
          </table:table-cell>
          <table:table-cell table:formula="of:=-0.000189*[$'raw data'.P18]" office:value-type="float" office:value="-222.95512575" calcext:value-type="float">
            <text:p>-222.95512575</text:p>
          </table:table-cell>
        </table:table-row>
        <table:table-row table:style-name="ro1">
          <table:table-cell office:value-type="string" calcext:value-type="string">
            <text:p>28800</text:p>
          </table:table-cell>
          <table:table-cell table:formula="of:=0.000189*[$'raw data'.B19]" office:value-type="float" office:value="42.6883735656" calcext:value-type="float">
            <text:p>42.6883735656</text:p>
          </table:table-cell>
          <table:table-cell table:formula="of:=0.000189*[$'raw data'.C19]" office:value-type="float" office:value="15.93110954988" calcext:value-type="float">
            <text:p>15.93110954988</text:p>
          </table:table-cell>
          <table:table-cell table:formula="of:=0.000189*[$'raw data'.E19]" office:value-type="float" office:value="57.9376471464" calcext:value-type="float">
            <text:p>57.9376471464</text:p>
          </table:table-cell>
          <table:table-cell table:formula="of:=0.000189*([$'raw data'.F19] + [$'raw data'.G19])" office:value-type="float" office:value="106.7695860294" calcext:value-type="float">
            <text:p>106.7695860294</text:p>
          </table:table-cell>
          <table:table-cell table:formula="of:=0.000189*[$'raw data'.H19]" office:value-type="float" office:value="51.5728885896" calcext:value-type="float">
            <text:p>51.5728885896</text:p>
          </table:table-cell>
          <table:table-cell table:formula="of:=0.000189*[$'raw data'.I19]" office:value-type="float" office:value="23.1399167391" calcext:value-type="float">
            <text:p>23.1399167391</text:p>
          </table:table-cell>
          <table:table-cell table:formula="of:=0.000189*[$'raw data'.J19]" office:value-type="float" office:value="24.3929345373" calcext:value-type="float">
            <text:p>24.3929345373</text:p>
          </table:table-cell>
          <table:table-cell table:formula="of:=0.000189*[$'raw data'.K19]" office:value-type="float" office:value="26.857579644" calcext:value-type="float">
            <text:p>26.857579644</text:p>
          </table:table-cell>
          <table:table-cell table:formula="of:=0.000189*([$'raw data'.L19] + [$'raw data'.M19])" office:value-type="float" office:value="55.09194970104" calcext:value-type="float">
            <text:p>55.09194970104</text:p>
          </table:table-cell>
          <table:table-cell table:formula="of:=0.000189*([$'raw data'.D19] - [$'raw data'.O19])" office:value-type="float" office:value="-174.7406982699" calcext:value-type="float">
            <text:p>-174.7406982699</text:p>
          </table:table-cell>
          <table:table-cell table:formula="of:=-0.000189*[$'raw data'.P19]" office:value-type="float" office:value="-229.64128803" calcext:value-type="float">
            <text:p>-229.64128803</text:p>
          </table:table-cell>
        </table:table-row>
        <table:table-row table:style-name="ro1">
          <table:table-cell office:value-type="string" calcext:value-type="string">
            <text:p>30600</text:p>
          </table:table-cell>
          <table:table-cell table:formula="of:=0.000189*[$'raw data'.B20]" office:value-type="float" office:value="44.8517496672" calcext:value-type="float">
            <text:p>44.8517496672</text:p>
          </table:table-cell>
          <table:table-cell table:formula="of:=0.000189*[$'raw data'.C20]" office:value-type="float" office:value="16.31960922375" calcext:value-type="float">
            <text:p>16.31960922375</text:p>
          </table:table-cell>
          <table:table-cell table:formula="of:=0.000189*[$'raw data'.E20]" office:value-type="float" office:value="60.155422173" calcext:value-type="float">
            <text:p>60.155422173</text:p>
          </table:table-cell>
          <table:table-cell table:formula="of:=0.000189*([$'raw data'.F20] + [$'raw data'.G20])" office:value-type="float" office:value="111.1294141776" calcext:value-type="float">
            <text:p>111.1294141776</text:p>
          </table:table-cell>
          <table:table-cell table:formula="of:=0.000189*[$'raw data'.H20]" office:value-type="float" office:value="51.6235404195" calcext:value-type="float">
            <text:p>51.6235404195</text:p>
          </table:table-cell>
          <table:table-cell table:formula="of:=0.000189*[$'raw data'.I20]" office:value-type="float" office:value="23.030168049" calcext:value-type="float">
            <text:p>23.030168049</text:p>
          </table:table-cell>
          <table:table-cell table:formula="of:=0.000189*[$'raw data'.J20]" office:value-type="float" office:value="24.5194532919" calcext:value-type="float">
            <text:p>24.5194532919</text:p>
          </table:table-cell>
          <table:table-cell table:formula="of:=0.000189*[$'raw data'.K20]" office:value-type="float" office:value="27.0306910566" calcext:value-type="float">
            <text:p>27.0306910566</text:p>
          </table:table-cell>
          <table:table-cell table:formula="of:=0.000189*([$'raw data'.L20] + [$'raw data'.M20])" office:value-type="float" office:value="52.48283681403" calcext:value-type="float">
            <text:p>52.48283681403</text:p>
          </table:table-cell>
          <table:table-cell table:formula="of:=0.000189*([$'raw data'.D20] - [$'raw data'.O20])" office:value-type="float" office:value="-168.6713226345" calcext:value-type="float">
            <text:p>-168.6713226345</text:p>
          </table:table-cell>
          <table:table-cell table:formula="of:=-0.000189*[$'raw data'.P20]" office:value-type="float" office:value="-242.47156248" calcext:value-type="float">
            <text:p>-242.47156248</text:p>
          </table:table-cell>
        </table:table-row>
        <table:table-row table:style-name="ro1">
          <table:table-cell office:value-type="string" calcext:value-type="string">
            <text:p>32400</text:p>
          </table:table-cell>
          <table:table-cell table:formula="of:=0.000189*[$'raw data'.B21]" office:value-type="float" office:value="43.8171586965" calcext:value-type="float">
            <text:p>43.8171586965</text:p>
          </table:table-cell>
          <table:table-cell table:formula="of:=0.000189*[$'raw data'.C21]" office:value-type="float" office:value="15.76548702603" calcext:value-type="float">
            <text:p>15.76548702603</text:p>
          </table:table-cell>
          <table:table-cell table:formula="of:=0.000189*[$'raw data'.E21]" office:value-type="float" office:value="59.1360101892" calcext:value-type="float">
            <text:p>59.1360101892</text:p>
          </table:table-cell>
          <table:table-cell table:formula="of:=0.000189*([$'raw data'.F21] + [$'raw data'.G21])" office:value-type="float" office:value="111.9005261262" calcext:value-type="float">
            <text:p>111.9005261262</text:p>
          </table:table-cell>
          <table:table-cell table:formula="of:=0.000189*[$'raw data'.H21]" office:value-type="float" office:value="51.5046410298" calcext:value-type="float">
            <text:p>51.5046410298</text:p>
          </table:table-cell>
          <table:table-cell table:formula="of:=0.000189*[$'raw data'.I21]" office:value-type="float" office:value="23.2279555284" calcext:value-type="float">
            <text:p>23.2279555284</text:p>
          </table:table-cell>
          <table:table-cell table:formula="of:=0.000189*[$'raw data'.J21]" office:value-type="float" office:value="24.0321304944" calcext:value-type="float">
            <text:p>24.0321304944</text:p>
          </table:table-cell>
          <table:table-cell table:formula="of:=0.000189*[$'raw data'.K21]" office:value-type="float" office:value="26.6650466103" calcext:value-type="float">
            <text:p>26.6650466103</text:p>
          </table:table-cell>
          <table:table-cell table:formula="of:=0.000189*([$'raw data'.L21] + [$'raw data'.M21])" office:value-type="float" office:value="56.44539952695" calcext:value-type="float">
            <text:p>56.44539952695</text:p>
          </table:table-cell>
          <table:table-cell table:formula="of:=0.000189*([$'raw data'.D21] - [$'raw data'.O21])" office:value-type="float" office:value="-170.3149624386" calcext:value-type="float">
            <text:p>-170.3149624386</text:p>
          </table:table-cell>
          <table:table-cell table:formula="of:=-0.000189*[$'raw data'.P21]" office:value-type="float" office:value="-242.17939305" calcext:value-type="float">
            <text:p>-242.17939305</text:p>
          </table:table-cell>
        </table:table-row>
        <table:table-row table:style-name="ro1">
          <table:table-cell office:value-type="string" calcext:value-type="string">
            <text:p>34200</text:p>
          </table:table-cell>
          <table:table-cell table:formula="of:=0.000189*[$'raw data'.B22]" office:value-type="float" office:value="43.2717986862" calcext:value-type="float">
            <text:p>43.2717986862</text:p>
          </table:table-cell>
          <table:table-cell table:formula="of:=0.000189*[$'raw data'.C22]" office:value-type="float" office:value="15.62398672716" calcext:value-type="float">
            <text:p>15.62398672716</text:p>
          </table:table-cell>
          <table:table-cell table:formula="of:=0.000189*[$'raw data'.E22]" office:value-type="float" office:value="58.7551348755" calcext:value-type="float">
            <text:p>58.7551348755</text:p>
          </table:table-cell>
          <table:table-cell table:formula="of:=0.000189*([$'raw data'.F22] + [$'raw data'.G22])" office:value-type="float" office:value="111.5747335017" calcext:value-type="float">
            <text:p>111.5747335017</text:p>
          </table:table-cell>
          <table:table-cell table:formula="of:=0.000189*[$'raw data'.H22]" office:value-type="float" office:value="51.1257665835" calcext:value-type="float">
            <text:p>51.1257665835</text:p>
          </table:table-cell>
          <table:table-cell table:formula="of:=0.000189*[$'raw data'.I22]" office:value-type="float" office:value="22.9023500328" calcext:value-type="float">
            <text:p>22.9023500328</text:p>
          </table:table-cell>
          <table:table-cell table:formula="of:=0.000189*[$'raw data'.J22]" office:value-type="float" office:value="39.1829915295" calcext:value-type="float">
            <text:p>39.1829915295</text:p>
          </table:table-cell>
          <table:table-cell table:formula="of:=0.000189*[$'raw data'.K22]" office:value-type="float" office:value="26.5994847216" calcext:value-type="float">
            <text:p>26.5994847216</text:p>
          </table:table-cell>
          <table:table-cell table:formula="of:=0.000189*([$'raw data'.L22] + [$'raw data'.M22])" office:value-type="float" office:value="62.24115555693" calcext:value-type="float">
            <text:p>62.24115555693</text:p>
          </table:table-cell>
          <table:table-cell table:formula="of:=0.000189*([$'raw data'.D22] - [$'raw data'.O22])" office:value-type="float" office:value="-171.365850747" calcext:value-type="float">
            <text:p>-171.365850747</text:p>
          </table:table-cell>
          <table:table-cell table:formula="of:=-0.000189*[$'raw data'.P22]" office:value-type="float" office:value="-259.91155071" calcext:value-type="float">
            <text:p>-259.91155071</text:p>
          </table:table-cell>
        </table:table-row>
        <table:table-row table:style-name="ro1">
          <table:table-cell office:value-type="string" calcext:value-type="string">
            <text:p>36000</text:p>
          </table:table-cell>
          <table:table-cell table:formula="of:=0.000189*[$'raw data'.B23]" office:value-type="float" office:value="43.1262646038" calcext:value-type="float">
            <text:p>43.1262646038</text:p>
          </table:table-cell>
          <table:table-cell table:formula="of:=0.000189*[$'raw data'.C23]" office:value-type="float" office:value="15.55062373116" calcext:value-type="float">
            <text:p>15.55062373116</text:p>
          </table:table-cell>
          <table:table-cell table:formula="of:=0.000189*[$'raw data'.E23]" office:value-type="float" office:value="58.5199714932" calcext:value-type="float">
            <text:p>58.5199714932</text:p>
          </table:table-cell>
          <table:table-cell table:formula="of:=0.000189*([$'raw data'.F23] + [$'raw data'.G23])" office:value-type="float" office:value="111.4838478054" calcext:value-type="float">
            <text:p>111.4838478054</text:p>
          </table:table-cell>
          <table:table-cell table:formula="of:=0.000189*[$'raw data'.H23]" office:value-type="float" office:value="51.0581493198" calcext:value-type="float">
            <text:p>51.0581493198</text:p>
          </table:table-cell>
          <table:table-cell table:formula="of:=0.000189*[$'raw data'.I23]" office:value-type="float" office:value="23.113354131" calcext:value-type="float">
            <text:p>23.113354131</text:p>
          </table:table-cell>
          <table:table-cell table:formula="of:=0.000189*[$'raw data'.J23]" office:value-type="float" office:value="40.0255330797" calcext:value-type="float">
            <text:p>40.0255330797</text:p>
          </table:table-cell>
          <table:table-cell table:formula="of:=0.000189*[$'raw data'.K23]" office:value-type="float" office:value="26.4647788839" calcext:value-type="float">
            <text:p>26.4647788839</text:p>
          </table:table-cell>
          <table:table-cell table:formula="of:=0.000189*([$'raw data'.L23] + [$'raw data'.M23])" office:value-type="float" office:value="64.02351699891" calcext:value-type="float">
            <text:p>64.02351699891</text:p>
          </table:table-cell>
          <table:table-cell table:formula="of:=0.000189*([$'raw data'.D23] - [$'raw data'.O23])" office:value-type="float" office:value="-175.876999137" calcext:value-type="float">
            <text:p>-175.876999137</text:p>
          </table:table-cell>
          <table:table-cell table:formula="of:=-0.000189*[$'raw data'.P23]" office:value-type="float" office:value="-257.48904132" calcext:value-type="float">
            <text:p>-257.48904132</text:p>
          </table:table-cell>
        </table:table-row>
        <table:table-row table:style-name="ro1">
          <table:table-cell office:value-type="string" calcext:value-type="string">
            <text:p>37800</text:p>
          </table:table-cell>
          <table:table-cell table:formula="of:=0.000189*[$'raw data'.B24]" office:value-type="float" office:value="44.4791685807" calcext:value-type="float">
            <text:p>44.4791685807</text:p>
          </table:table-cell>
          <table:table-cell table:formula="of:=0.000189*[$'raw data'.C24]" office:value-type="float" office:value="15.98123501478" calcext:value-type="float">
            <text:p>15.98123501478</text:p>
          </table:table-cell>
          <table:table-cell table:formula="of:=0.000189*[$'raw data'.E24]" office:value-type="float" office:value="59.9797814868" calcext:value-type="float">
            <text:p>59.9797814868</text:p>
          </table:table-cell>
          <table:table-cell table:formula="of:=0.000189*([$'raw data'.F24] + [$'raw data'.G24])" office:value-type="float" office:value="111.6092311803" calcext:value-type="float">
            <text:p>111.6092311803</text:p>
          </table:table-cell>
          <table:table-cell table:formula="of:=0.000189*[$'raw data'.H24]" office:value-type="float" office:value="50.7432717099" calcext:value-type="float">
            <text:p>50.7432717099</text:p>
          </table:table-cell>
          <table:table-cell table:formula="of:=0.000189*[$'raw data'.I24]" office:value-type="float" office:value="23.1645708441" calcext:value-type="float">
            <text:p>23.1645708441</text:p>
          </table:table-cell>
          <table:table-cell table:formula="of:=0.000189*[$'raw data'.J24]" office:value-type="float" office:value="39.8064493827" calcext:value-type="float">
            <text:p>39.8064493827</text:p>
          </table:table-cell>
          <table:table-cell table:formula="of:=0.000189*[$'raw data'.K24]" office:value-type="float" office:value="26.4063253419" calcext:value-type="float">
            <text:p>26.4063253419</text:p>
          </table:table-cell>
          <table:table-cell table:formula="of:=0.000189*([$'raw data'.L24] + [$'raw data'.M24])" office:value-type="float" office:value="62.44634758383" calcext:value-type="float">
            <text:p>62.44634758383</text:p>
          </table:table-cell>
          <table:table-cell table:formula="of:=0.000189*([$'raw data'.D24] - [$'raw data'.O24])" office:value-type="float" office:value="-174.6454776507" calcext:value-type="float">
            <text:p>-174.6454776507</text:p>
          </table:table-cell>
          <table:table-cell table:formula="of:=-0.000189*[$'raw data'.P24]" office:value-type="float" office:value="-259.97090427" calcext:value-type="float">
            <text:p>-259.97090427</text:p>
          </table:table-cell>
        </table:table-row>
        <table:table-row table:style-name="ro1">
          <table:table-cell office:value-type="string" calcext:value-type="string">
            <text:p>39600</text:p>
          </table:table-cell>
          <table:table-cell table:formula="of:=0.000189*[$'raw data'.B25]" office:value-type="float" office:value="43.1784672732" calcext:value-type="float">
            <text:p>43.1784672732</text:p>
          </table:table-cell>
          <table:table-cell table:formula="of:=0.000189*[$'raw data'.C25]" office:value-type="float" office:value="15.61777529319" calcext:value-type="float">
            <text:p>15.61777529319</text:p>
          </table:table-cell>
          <table:table-cell table:formula="of:=0.000189*[$'raw data'.E25]" office:value-type="float" office:value="59.0195000241" calcext:value-type="float">
            <text:p>59.0195000241</text:p>
          </table:table-cell>
          <table:table-cell table:formula="of:=0.000189*([$'raw data'.F25] + [$'raw data'.G25])" office:value-type="float" office:value="111.7192981653" calcext:value-type="float">
            <text:p>111.7192981653</text:p>
          </table:table-cell>
          <table:table-cell table:formula="of:=0.000189*[$'raw data'.H25]" office:value-type="float" office:value="50.6501104914" calcext:value-type="float">
            <text:p>50.6501104914</text:p>
          </table:table-cell>
          <table:table-cell table:formula="of:=0.000189*[$'raw data'.I25]" office:value-type="float" office:value="23.0094465993" calcext:value-type="float">
            <text:p>23.0094465993</text:p>
          </table:table-cell>
          <table:table-cell table:formula="of:=0.000189*[$'raw data'.J25]" office:value-type="float" office:value="39.6524487618" calcext:value-type="float">
            <text:p>39.6524487618</text:p>
          </table:table-cell>
          <table:table-cell table:formula="of:=0.000189*[$'raw data'.K25]" office:value-type="float" office:value="26.3025944496" calcext:value-type="float">
            <text:p>26.3025944496</text:p>
          </table:table-cell>
          <table:table-cell table:formula="of:=0.000189*([$'raw data'.L25] + [$'raw data'.M25])" office:value-type="float" office:value="63.87313524795" calcext:value-type="float">
            <text:p>63.87313524795</text:p>
          </table:table-cell>
          <table:table-cell table:formula="of:=0.000189*([$'raw data'.D25] - [$'raw data'.O25])" office:value-type="float" office:value="-175.8578762871" calcext:value-type="float">
            <text:p>-175.8578762871</text:p>
          </table:table-cell>
          <table:table-cell table:formula="of:=-0.000189*[$'raw data'.P25]" office:value-type="float" office:value="-257.16490065" calcext:value-type="float">
            <text:p>-257.16490065</text:p>
          </table:table-cell>
        </table:table-row>
        <table:table-row table:style-name="ro1">
          <table:table-cell office:value-type="string" calcext:value-type="string">
            <text:p>41400</text:p>
          </table:table-cell>
          <table:table-cell table:formula="of:=0.000189*[$'raw data'.B26]" office:value-type="float" office:value="43.3760838777" calcext:value-type="float">
            <text:p>43.3760838777</text:p>
          </table:table-cell>
          <table:table-cell table:formula="of:=0.000189*[$'raw data'.C26]" office:value-type="float" office:value="15.59953559304" calcext:value-type="float">
            <text:p>15.59953559304</text:p>
          </table:table-cell>
          <table:table-cell table:formula="of:=0.000189*[$'raw data'.E26]" office:value-type="float" office:value="61.5838544433" calcext:value-type="float">
            <text:p>61.5838544433</text:p>
          </table:table-cell>
          <table:table-cell table:formula="of:=0.000189*([$'raw data'.F26] + [$'raw data'.G26])" office:value-type="float" office:value="111.8402534214" calcext:value-type="float">
            <text:p>111.8402534214</text:p>
          </table:table-cell>
          <table:table-cell table:formula="of:=0.000189*[$'raw data'.H26]" office:value-type="float" office:value="50.5138662693" calcext:value-type="float">
            <text:p>50.5138662693</text:p>
          </table:table-cell>
          <table:table-cell table:formula="of:=0.000189*[$'raw data'.I26]" office:value-type="float" office:value="22.854962592" calcext:value-type="float">
            <text:p>22.854962592</text:p>
          </table:table-cell>
          <table:table-cell table:formula="of:=0.000189*[$'raw data'.J26]" office:value-type="float" office:value="39.1918728285" calcext:value-type="float">
            <text:p>39.1918728285</text:p>
          </table:table-cell>
          <table:table-cell table:formula="of:=0.000189*[$'raw data'.K26]" office:value-type="float" office:value="26.5216003731" calcext:value-type="float">
            <text:p>26.5216003731</text:p>
          </table:table-cell>
          <table:table-cell table:formula="of:=0.000189*([$'raw data'.L26] + [$'raw data'.M26])" office:value-type="float" office:value="63.87951438918" calcext:value-type="float">
            <text:p>63.87951438918</text:p>
          </table:table-cell>
          <table:table-cell table:formula="of:=0.000189*([$'raw data'.D26] - [$'raw data'.O26])" office:value-type="float" office:value="-173.524935339" calcext:value-type="float">
            <text:p>-173.524935339</text:p>
          </table:table-cell>
          <table:table-cell table:formula="of:=-0.000189*[$'raw data'.P26]" office:value-type="float" office:value="-261.83660832" calcext:value-type="float">
            <text:p>-261.83660832</text:p>
          </table:table-cell>
        </table:table-row>
        <table:table-row table:style-name="ro1">
          <table:table-cell office:value-type="string" calcext:value-type="string">
            <text:p>43200</text:p>
          </table:table-cell>
          <table:table-cell table:formula="of:=0.000189*[$'raw data'.B27]" office:value-type="float" office:value="43.10311131" calcext:value-type="float">
            <text:p>43.10311131</text:p>
          </table:table-cell>
          <table:table-cell table:formula="of:=0.000189*[$'raw data'.C27]" office:value-type="float" office:value="15.54955283637" calcext:value-type="float">
            <text:p>15.54955283637</text:p>
          </table:table-cell>
          <table:table-cell table:formula="of:=0.000189*[$'raw data'.E27]" office:value-type="float" office:value="63.2722121766" calcext:value-type="float">
            <text:p>63.2722121766</text:p>
          </table:table-cell>
          <table:table-cell table:formula="of:=0.000189*([$'raw data'.F27] + [$'raw data'.G27])" office:value-type="float" office:value="111.6979553403" calcext:value-type="float">
            <text:p>111.6979553403</text:p>
          </table:table-cell>
          <table:table-cell table:formula="of:=0.000189*[$'raw data'.H27]" office:value-type="float" office:value="50.224014225" calcext:value-type="float">
            <text:p>50.224014225</text:p>
          </table:table-cell>
          <table:table-cell table:formula="of:=0.000189*[$'raw data'.I27]" office:value-type="float" office:value="22.9724332362" calcext:value-type="float">
            <text:p>22.9724332362</text:p>
          </table:table-cell>
          <table:table-cell table:formula="of:=0.000189*[$'raw data'.J27]" office:value-type="float" office:value="39.4633770174" calcext:value-type="float">
            <text:p>39.4633770174</text:p>
          </table:table-cell>
          <table:table-cell table:formula="of:=0.000189*[$'raw data'.K27]" office:value-type="float" office:value="26.4030426765" calcext:value-type="float">
            <text:p>26.4030426765</text:p>
          </table:table-cell>
          <table:table-cell table:formula="of:=0.000189*([$'raw data'.L27] + [$'raw data'.M27])" office:value-type="float" office:value="63.66219207768" calcext:value-type="float">
            <text:p>63.66219207768</text:p>
          </table:table-cell>
          <table:table-cell table:formula="of:=0.000189*([$'raw data'.D27] - [$'raw data'.O27])" office:value-type="float" office:value="-167.8313467782" calcext:value-type="float">
            <text:p>-167.8313467782</text:p>
          </table:table-cell>
          <table:table-cell table:formula="of:=-0.000189*[$'raw data'.P27]" office:value-type="float" office:value="-268.51654494" calcext:value-type="float">
            <text:p>-268.51654494</text:p>
          </table:table-cell>
        </table:table-row>
        <table:table-row table:style-name="ro1">
          <table:table-cell office:value-type="string" calcext:value-type="string">
            <text:p>45000</text:p>
          </table:table-cell>
          <table:table-cell table:formula="of:=0.000189*[$'raw data'.B28]" office:value-type="float" office:value="43.4463772302" calcext:value-type="float">
            <text:p>43.4463772302</text:p>
          </table:table-cell>
          <table:table-cell table:formula="of:=0.000189*[$'raw data'.C28]" office:value-type="float" office:value="15.7092878817" calcext:value-type="float">
            <text:p>15.7092878817</text:p>
          </table:table-cell>
          <table:table-cell table:formula="of:=0.000189*[$'raw data'.E28]" office:value-type="float" office:value="63.3073842639" calcext:value-type="float">
            <text:p>63.3073842639</text:p>
          </table:table-cell>
          <table:table-cell table:formula="of:=0.000189*([$'raw data'.F28] + [$'raw data'.G28])" office:value-type="float" office:value="111.6096641982" calcext:value-type="float">
            <text:p>111.6096641982</text:p>
          </table:table-cell>
          <table:table-cell table:formula="of:=0.000189*[$'raw data'.H28]" office:value-type="float" office:value="49.9163206185" calcext:value-type="float">
            <text:p>49.9163206185</text:p>
          </table:table-cell>
          <table:table-cell table:formula="of:=0.000189*[$'raw data'.I28]" office:value-type="float" office:value="22.829897034" calcext:value-type="float">
            <text:p>22.829897034</text:p>
          </table:table-cell>
          <table:table-cell table:formula="of:=0.000189*[$'raw data'.J28]" office:value-type="float" office:value="39.497850504" calcext:value-type="float">
            <text:p>39.497850504</text:p>
          </table:table-cell>
          <table:table-cell table:formula="of:=0.000189*[$'raw data'.K28]" office:value-type="float" office:value="26.1550108701" calcext:value-type="float">
            <text:p>26.1550108701</text:p>
          </table:table-cell>
          <table:table-cell table:formula="of:=0.000189*([$'raw data'.L28] + [$'raw data'.M28])" office:value-type="float" office:value="63.63725982138" calcext:value-type="float">
            <text:p>63.63725982138</text:p>
          </table:table-cell>
          <table:table-cell table:formula="of:=0.000189*([$'raw data'.D28] - [$'raw data'.O28])" office:value-type="float" office:value="-167.2685052507" calcext:value-type="float">
            <text:p>-167.2685052507</text:p>
          </table:table-cell>
          <table:table-cell table:formula="of:=-0.000189*[$'raw data'.P28]" office:value-type="float" office:value="-268.84054764" calcext:value-type="float">
            <text:p>-268.84054764</text:p>
          </table:table-cell>
        </table:table-row>
        <table:table-row table:style-name="ro1">
          <table:table-cell office:value-type="string" calcext:value-type="string">
            <text:p>46800</text:p>
          </table:table-cell>
          <table:table-cell table:formula="of:=0.000189*[$'raw data'.B29]" office:value-type="float" office:value="43.8747507009" calcext:value-type="float">
            <text:p>43.8747507009</text:p>
          </table:table-cell>
          <table:table-cell table:formula="of:=0.000189*[$'raw data'.C29]" office:value-type="float" office:value="15.7916204964" calcext:value-type="float">
            <text:p>15.7916204964</text:p>
          </table:table-cell>
          <table:table-cell table:formula="of:=0.000189*[$'raw data'.E29]" office:value-type="float" office:value="63.3353008302" calcext:value-type="float">
            <text:p>63.3353008302</text:p>
          </table:table-cell>
          <table:table-cell table:formula="of:=0.000189*([$'raw data'.F29] + [$'raw data'.G29])" office:value-type="float" office:value="111.1012946631" calcext:value-type="float">
            <text:p>111.1012946631</text:p>
          </table:table-cell>
          <table:table-cell table:formula="of:=0.000189*[$'raw data'.H29]" office:value-type="float" office:value="49.7354726799" calcext:value-type="float">
            <text:p>49.7354726799</text:p>
          </table:table-cell>
          <table:table-cell table:formula="of:=0.000189*[$'raw data'.I29]" office:value-type="float" office:value="22.9671804537" calcext:value-type="float">
            <text:p>22.9671804537</text:p>
          </table:table-cell>
          <table:table-cell table:formula="of:=0.000189*[$'raw data'.J29]" office:value-type="float" office:value="39.3801397542" calcext:value-type="float">
            <text:p>39.3801397542</text:p>
          </table:table-cell>
          <table:table-cell table:formula="of:=0.000189*[$'raw data'.K29]" office:value-type="float" office:value="26.2423529298" calcext:value-type="float">
            <text:p>26.2423529298</text:p>
          </table:table-cell>
          <table:table-cell table:formula="of:=0.000189*([$'raw data'.L29] + [$'raw data'.M29])" office:value-type="float" office:value="63.66988836369" calcext:value-type="float">
            <text:p>63.66988836369</text:p>
          </table:table-cell>
          <table:table-cell table:formula="of:=0.000189*([$'raw data'.D29] - [$'raw data'.O29])" office:value-type="float" office:value="-165.7087262397" calcext:value-type="float">
            <text:p>-165.7087262397</text:p>
          </table:table-cell>
          <table:table-cell table:formula="of:=-0.000189*[$'raw data'.P29]" office:value-type="float" office:value="-270.38927412" calcext:value-type="float">
            <text:p>-270.38927412</text:p>
          </table:table-cell>
        </table:table-row>
        <table:table-row table:style-name="ro1">
          <table:table-cell office:value-type="string" calcext:value-type="string">
            <text:p>48600</text:p>
          </table:table-cell>
          <table:table-cell table:formula="of:=0.000189*[$'raw data'.B30]" office:value-type="float" office:value="43.2957448161" calcext:value-type="float">
            <text:p>43.2957448161</text:p>
          </table:table-cell>
          <table:table-cell table:formula="of:=0.000189*[$'raw data'.C30]" office:value-type="float" office:value="15.46591602717" calcext:value-type="float">
            <text:p>15.46591602717</text:p>
          </table:table-cell>
          <table:table-cell table:formula="of:=0.000189*[$'raw data'.E30]" office:value-type="float" office:value="68.3315051328" calcext:value-type="float">
            <text:p>68.3315051328</text:p>
          </table:table-cell>
          <table:table-cell table:formula="of:=0.000189*([$'raw data'.F30] + [$'raw data'.G30])" office:value-type="float" office:value="111.2544622665" calcext:value-type="float">
            <text:p>111.2544622665</text:p>
          </table:table-cell>
          <table:table-cell table:formula="of:=0.000189*[$'raw data'.H30]" office:value-type="float" office:value="49.5847763082" calcext:value-type="float">
            <text:p>49.5847763082</text:p>
          </table:table-cell>
          <table:table-cell table:formula="of:=0.000189*[$'raw data'.I30]" office:value-type="float" office:value="22.8187366785" calcext:value-type="float">
            <text:p>22.8187366785</text:p>
          </table:table-cell>
          <table:table-cell table:formula="of:=0.000189*[$'raw data'.J30]" office:value-type="float" office:value="39.2712802713" calcext:value-type="float">
            <text:p>39.2712802713</text:p>
          </table:table-cell>
          <table:table-cell table:formula="of:=0.000189*[$'raw data'.K30]" office:value-type="float" office:value="26.0982711423" calcext:value-type="float">
            <text:p>26.0982711423</text:p>
          </table:table-cell>
          <table:table-cell table:formula="of:=0.000189*([$'raw data'.L30] + [$'raw data'.M30])" office:value-type="float" office:value="63.60660091989" calcext:value-type="float">
            <text:p>63.60660091989</text:p>
          </table:table-cell>
          <table:table-cell table:formula="of:=0.000189*([$'raw data'.D30] - [$'raw data'.O30])" office:value-type="float" office:value="-166.7899907226" calcext:value-type="float">
            <text:p>-166.7899907226</text:p>
          </table:table-cell>
          <table:table-cell table:formula="of:=-0.000189*[$'raw data'.P30]" office:value-type="float" office:value="-272.93730219" calcext:value-type="float">
            <text:p>-272.93730219</text:p>
          </table:table-cell>
        </table:table-row>
        <table:table-row table:style-name="ro1">
          <table:table-cell office:value-type="string" calcext:value-type="string">
            <text:p>50400</text:p>
          </table:table-cell>
          <table:table-cell table:formula="of:=0.000189*[$'raw data'.B31]" office:value-type="float" office:value="43.0077964365" calcext:value-type="float">
            <text:p>43.0077964365</text:p>
          </table:table-cell>
          <table:table-cell table:formula="of:=0.000189*[$'raw data'.C31]" office:value-type="float" office:value="15.36828759711" calcext:value-type="float">
            <text:p>15.36828759711</text:p>
          </table:table-cell>
          <table:table-cell table:formula="of:=0.000189*[$'raw data'.E31]" office:value-type="float" office:value="68.3550169218" calcext:value-type="float">
            <text:p>68.3550169218</text:p>
          </table:table-cell>
          <table:table-cell table:formula="of:=0.000189*([$'raw data'.F31] + [$'raw data'.G31])" office:value-type="float" office:value="110.3638791465" calcext:value-type="float">
            <text:p>110.3638791465</text:p>
          </table:table-cell>
          <table:table-cell table:formula="of:=0.000189*[$'raw data'.H31]" office:value-type="float" office:value="49.6475354403" calcext:value-type="float">
            <text:p>49.6475354403</text:p>
          </table:table-cell>
          <table:table-cell table:formula="of:=0.000189*[$'raw data'.I31]" office:value-type="float" office:value="22.8704536368" calcext:value-type="float">
            <text:p>22.8704536368</text:p>
          </table:table-cell>
          <table:table-cell table:formula="of:=0.000189*[$'raw data'.J31]" office:value-type="float" office:value="39.3059804067" calcext:value-type="float">
            <text:p>39.3059804067</text:p>
          </table:table-cell>
          <table:table-cell table:formula="of:=0.000189*[$'raw data'.K31]" office:value-type="float" office:value="26.0807161986" calcext:value-type="float">
            <text:p>26.0807161986</text:p>
          </table:table-cell>
          <table:table-cell table:formula="of:=0.000189*([$'raw data'.L31] + [$'raw data'.M31])" office:value-type="float" office:value="63.68182987131" calcext:value-type="float">
            <text:p>63.68182987131</text:p>
          </table:table-cell>
          <table:table-cell table:formula="of:=0.000189*([$'raw data'.D31] - [$'raw data'.O31])" office:value-type="float" office:value="-166.7035348461" calcext:value-type="float">
            <text:p>-166.7035348461</text:p>
          </table:table-cell>
          <table:table-cell table:formula="of:=-0.000189*[$'raw data'.P31]" office:value-type="float" office:value="-271.97796087" calcext:value-type="float">
            <text:p>-271.97796087</text:p>
          </table:table-cell>
        </table:table-row>
        <table:table-row table:style-name="ro1">
          <table:table-cell office:value-type="string" calcext:value-type="string">
            <text:p>52200</text:p>
          </table:table-cell>
          <table:table-cell table:formula="of:=0.000189*[$'raw data'.B32]" office:value-type="float" office:value="43.1616210039" calcext:value-type="float">
            <text:p>43.1616210039</text:p>
          </table:table-cell>
          <table:table-cell table:formula="of:=0.000189*[$'raw data'.C32]" office:value-type="float" office:value="15.43218673374" calcext:value-type="float">
            <text:p>15.43218673374</text:p>
          </table:table-cell>
          <table:table-cell table:formula="of:=0.000189*[$'raw data'.E32]" office:value-type="float" office:value="68.7665685987" calcext:value-type="float">
            <text:p>68.7665685987</text:p>
          </table:table-cell>
          <table:table-cell table:formula="of:=0.000189*([$'raw data'.F32] + [$'raw data'.G32])" office:value-type="float" office:value="110.6637389109" calcext:value-type="float">
            <text:p>110.6637389109</text:p>
          </table:table-cell>
          <table:table-cell table:formula="of:=0.000189*[$'raw data'.H32]" office:value-type="float" office:value="49.729852368" calcext:value-type="float">
            <text:p>49.729852368</text:p>
          </table:table-cell>
          <table:table-cell table:formula="of:=0.000189*[$'raw data'.I32]" office:value-type="float" office:value="22.8882418443" calcext:value-type="float">
            <text:p>22.8882418443</text:p>
          </table:table-cell>
          <table:table-cell table:formula="of:=0.000189*[$'raw data'.J32]" office:value-type="float" office:value="39.0769202502" calcext:value-type="float">
            <text:p>39.0769202502</text:p>
          </table:table-cell>
          <table:table-cell table:formula="of:=0.000189*[$'raw data'.K32]" office:value-type="float" office:value="25.9839955053" calcext:value-type="float">
            <text:p>25.9839955053</text:p>
          </table:table-cell>
          <table:table-cell table:formula="of:=0.000189*([$'raw data'.L32] + [$'raw data'.M32])" office:value-type="float" office:value="63.89000877861" calcext:value-type="float">
            <text:p>63.89000877861</text:p>
          </table:table-cell>
          <table:table-cell table:formula="of:=0.000189*([$'raw data'.D32] - [$'raw data'.O32])" office:value-type="float" office:value="-165.9089812464" calcext:value-type="float">
            <text:p>-165.9089812464</text:p>
          </table:table-cell>
          <table:table-cell table:formula="of:=-0.000189*[$'raw data'.P32]" office:value-type="float" office:value="-273.6841527" calcext:value-type="float">
            <text:p>-273.6841527</text:p>
          </table:table-cell>
        </table:table-row>
        <table:table-row table:style-name="ro1">
          <table:table-cell office:value-type="string" calcext:value-type="string">
            <text:p>54000</text:p>
          </table:table-cell>
          <table:table-cell table:formula="of:=0.000189*[$'raw data'.B33]" office:value-type="float" office:value="42.2698753071" calcext:value-type="float">
            <text:p>42.2698753071</text:p>
          </table:table-cell>
          <table:table-cell table:formula="of:=0.000189*[$'raw data'.C33]" office:value-type="float" office:value="15.10494789825" calcext:value-type="float">
            <text:p>15.10494789825</text:p>
          </table:table-cell>
          <table:table-cell table:formula="of:=0.000189*[$'raw data'.E33]" office:value-type="float" office:value="64.5330892185" calcext:value-type="float">
            <text:p>64.5330892185</text:p>
          </table:table-cell>
          <table:table-cell table:formula="of:=0.000189*([$'raw data'.F33] + [$'raw data'.G33])" office:value-type="float" office:value="110.7263843595" calcext:value-type="float">
            <text:p>110.7263843595</text:p>
          </table:table-cell>
          <table:table-cell table:formula="of:=0.000189*[$'raw data'.H33]" office:value-type="float" office:value="49.725039483" calcext:value-type="float">
            <text:p>49.725039483</text:p>
          </table:table-cell>
          <table:table-cell table:formula="of:=0.000189*[$'raw data'.I33]" office:value-type="float" office:value="22.869199206" calcext:value-type="float">
            <text:p>22.869199206</text:p>
          </table:table-cell>
          <table:table-cell table:formula="of:=0.000189*[$'raw data'.J33]" office:value-type="float" office:value="39.1606930638" calcext:value-type="float">
            <text:p>39.1606930638</text:p>
          </table:table-cell>
          <table:table-cell table:formula="of:=0.000189*[$'raw data'.K33]" office:value-type="float" office:value="26.2674039726" calcext:value-type="float">
            <text:p>26.2674039726</text:p>
          </table:table-cell>
          <table:table-cell table:formula="of:=0.000189*([$'raw data'.L33] + [$'raw data'.M33])" office:value-type="float" office:value="63.85020745194" calcext:value-type="float">
            <text:p>63.85020745194</text:p>
          </table:table-cell>
          <table:table-cell table:formula="of:=0.000189*([$'raw data'.D33] - [$'raw data'.O33])" office:value-type="float" office:value="-166.068515844" calcext:value-type="float">
            <text:p>-166.068515844</text:p>
          </table:table-cell>
          <table:table-cell table:formula="of:=-0.000189*[$'raw data'.P33]" office:value-type="float" office:value="-268.43832351" calcext:value-type="float">
            <text:p>-268.43832351</text:p>
          </table:table-cell>
        </table:table-row>
        <table:table-row table:style-name="ro1">
          <table:table-cell office:value-type="string" calcext:value-type="string">
            <text:p>55800</text:p>
          </table:table-cell>
          <table:table-cell table:formula="of:=0.000189*[$'raw data'.B34]" office:value-type="float" office:value="43.0663434201" calcext:value-type="float">
            <text:p>43.0663434201</text:p>
          </table:table-cell>
          <table:table-cell table:formula="of:=0.000189*[$'raw data'.C34]" office:value-type="float" office:value="18.32112920295" calcext:value-type="float">
            <text:p>18.32112920295</text:p>
          </table:table-cell>
          <table:table-cell table:formula="of:=0.000189*[$'raw data'.E34]" office:value-type="float" office:value="67.7693608641" calcext:value-type="float">
            <text:p>67.7693608641</text:p>
          </table:table-cell>
          <table:table-cell table:formula="of:=0.000189*([$'raw data'.F34] + [$'raw data'.G34])" office:value-type="float" office:value="110.7002887893" calcext:value-type="float">
            <text:p>110.7002887893</text:p>
          </table:table-cell>
          <table:table-cell table:formula="of:=0.000189*[$'raw data'.H34]" office:value-type="float" office:value="49.7484632547" calcext:value-type="float">
            <text:p>49.7484632547</text:p>
          </table:table-cell>
          <table:table-cell table:formula="of:=0.000189*[$'raw data'.I34]" office:value-type="float" office:value="22.8941593776" calcext:value-type="float">
            <text:p>22.8941593776</text:p>
          </table:table-cell>
          <table:table-cell table:formula="of:=0.000189*[$'raw data'.J34]" office:value-type="float" office:value="39.1728166578" calcext:value-type="float">
            <text:p>39.1728166578</text:p>
          </table:table-cell>
          <table:table-cell table:formula="of:=0.000189*[$'raw data'.K34]" office:value-type="float" office:value="26.3098089387" calcext:value-type="float">
            <text:p>26.3098089387</text:p>
          </table:table-cell>
          <table:table-cell table:formula="of:=0.000189*([$'raw data'.L34] + [$'raw data'.M34])" office:value-type="float" office:value="63.92777171193" calcext:value-type="float">
            <text:p>63.92777171193</text:p>
          </table:table-cell>
          <table:table-cell table:formula="of:=0.000189*([$'raw data'.D34] - [$'raw data'.O34])" office:value-type="float" office:value="-168.7595318829" calcext:value-type="float">
            <text:p>-168.7595318829</text:p>
          </table:table-cell>
          <table:table-cell table:formula="of:=-0.000189*[$'raw data'.P34]" office:value-type="float" office:value="-273.15060948" calcext:value-type="float">
            <text:p>-273.15060948</text:p>
          </table:table-cell>
        </table:table-row>
        <table:table-row table:style-name="ro1">
          <table:table-cell office:value-type="string" calcext:value-type="string">
            <text:p>57600</text:p>
          </table:table-cell>
          <table:table-cell table:formula="of:=0.000189*[$'raw data'.B35]" office:value-type="float" office:value="41.1116332032" calcext:value-type="float">
            <text:p>41.1116332032</text:p>
          </table:table-cell>
          <table:table-cell table:formula="of:=0.000189*[$'raw data'.C35]" office:value-type="float" office:value="19.7619026724" calcext:value-type="float">
            <text:p>19.7619026724</text:p>
          </table:table-cell>
          <table:table-cell table:formula="of:=0.000189*[$'raw data'.E35]" office:value-type="float" office:value="66.9191119506" calcext:value-type="float">
            <text:p>66.9191119506</text:p>
          </table:table-cell>
          <table:table-cell table:formula="of:=0.000189*([$'raw data'.F35] + [$'raw data'.G35])" office:value-type="float" office:value="110.7521218881" calcext:value-type="float">
            <text:p>110.7521218881</text:p>
          </table:table-cell>
          <table:table-cell table:formula="of:=0.000189*[$'raw data'.H35]" office:value-type="float" office:value="49.7428347024" calcext:value-type="float">
            <text:p>49.7428347024</text:p>
          </table:table-cell>
          <table:table-cell table:formula="of:=0.000189*[$'raw data'.I35]" office:value-type="float" office:value="22.2432384636" calcext:value-type="float">
            <text:p>22.2432384636</text:p>
          </table:table-cell>
          <table:table-cell table:formula="of:=0.000189*[$'raw data'.J35]" office:value-type="float" office:value="39.1520679543" calcext:value-type="float">
            <text:p>39.1520679543</text:p>
          </table:table-cell>
          <table:table-cell table:formula="of:=0.000189*[$'raw data'.K35]" office:value-type="float" office:value="26.2714801167" calcext:value-type="float">
            <text:p>26.2714801167</text:p>
          </table:table-cell>
          <table:table-cell table:formula="of:=0.000189*([$'raw data'.L35] + [$'raw data'.M35])" office:value-type="float" office:value="63.89849393172" calcext:value-type="float">
            <text:p>63.89849393172</text:p>
          </table:table-cell>
          <table:table-cell table:formula="of:=0.000189*([$'raw data'.D35] - [$'raw data'.O35])" office:value-type="float" office:value="-169.9210865142" calcext:value-type="float">
            <text:p>-169.9210865142</text:p>
          </table:table-cell>
          <table:table-cell table:formula="of:=-0.000189*[$'raw data'.P35]" office:value-type="float" office:value="-269.93179773" calcext:value-type="float">
            <text:p>-269.93179773</text:p>
          </table:table-cell>
        </table:table-row>
        <table:table-row table:style-name="ro1">
          <table:table-cell office:value-type="string" calcext:value-type="string">
            <text:p>59400</text:p>
          </table:table-cell>
          <table:table-cell table:formula="of:=0.000189*[$'raw data'.B36]" office:value-type="float" office:value="42.1059919896" calcext:value-type="float">
            <text:p>42.1059919896</text:p>
          </table:table-cell>
          <table:table-cell table:formula="of:=0.000189*[$'raw data'.C36]" office:value-type="float" office:value="20.3034475854" calcext:value-type="float">
            <text:p>20.3034475854</text:p>
          </table:table-cell>
          <table:table-cell table:formula="of:=0.000189*[$'raw data'.E36]" office:value-type="float" office:value="67.0683193614" calcext:value-type="float">
            <text:p>67.0683193614</text:p>
          </table:table-cell>
          <table:table-cell table:formula="of:=0.000189*([$'raw data'.F36] + [$'raw data'.G36])" office:value-type="float" office:value="110.7218373219" calcext:value-type="float">
            <text:p>110.7218373219</text:p>
          </table:table-cell>
          <table:table-cell table:formula="of:=0.000189*[$'raw data'.H36]" office:value-type="float" office:value="49.7280873537" calcext:value-type="float">
            <text:p>49.7280873537</text:p>
          </table:table-cell>
          <table:table-cell table:formula="of:=0.000189*[$'raw data'.I36]" office:value-type="float" office:value="22.654534329" calcext:value-type="float">
            <text:p>22.654534329</text:p>
          </table:table-cell>
          <table:table-cell table:formula="of:=0.000189*[$'raw data'.J36]" office:value-type="float" office:value="39.2822877825" calcext:value-type="float">
            <text:p>39.2822877825</text:p>
          </table:table-cell>
          <table:table-cell table:formula="of:=0.000189*[$'raw data'.K36]" office:value-type="float" office:value="26.2428265449" calcext:value-type="float">
            <text:p>26.2428265449</text:p>
          </table:table-cell>
          <table:table-cell table:formula="of:=0.000189*([$'raw data'.L36] + [$'raw data'.M36])" office:value-type="float" office:value="63.9298565766" calcext:value-type="float">
            <text:p>63.9298565766</text:p>
          </table:table-cell>
          <table:table-cell table:formula="of:=0.000189*([$'raw data'.D36] - [$'raw data'.O36])" office:value-type="float" office:value="-169.4218287636" calcext:value-type="float">
            <text:p>-169.4218287636</text:p>
          </table:table-cell>
          <table:table-cell table:formula="of:=-0.000189*[$'raw data'.P36]" office:value-type="float" office:value="-272.61535959" calcext:value-type="float">
            <text:p>-272.61535959</text:p>
          </table:table-cell>
        </table:table-row>
        <table:table-row table:style-name="ro1">
          <table:table-cell office:value-type="string" calcext:value-type="string">
            <text:p>61200</text:p>
          </table:table-cell>
          <table:table-cell table:formula="of:=0.000189*[$'raw data'.B37]" office:value-type="float" office:value="43.3184666229" calcext:value-type="float">
            <text:p>43.3184666229</text:p>
          </table:table-cell>
          <table:table-cell table:formula="of:=0.000189*[$'raw data'.C37]" office:value-type="float" office:value="20.775011166" calcext:value-type="float">
            <text:p>20.775011166</text:p>
          </table:table-cell>
          <table:table-cell table:formula="of:=0.000189*[$'raw data'.E37]" office:value-type="float" office:value="67.8664088298" calcext:value-type="float">
            <text:p>67.8664088298</text:p>
          </table:table-cell>
          <table:table-cell table:formula="of:=0.000189*([$'raw data'.F37] + [$'raw data'.G37])" office:value-type="float" office:value="110.7683340057" calcext:value-type="float">
            <text:p>110.7683340057</text:p>
          </table:table-cell>
          <table:table-cell table:formula="of:=0.000189*[$'raw data'.H37]" office:value-type="float" office:value="49.8049442037" calcext:value-type="float">
            <text:p>49.8049442037</text:p>
          </table:table-cell>
          <table:table-cell table:formula="of:=0.000189*[$'raw data'.I37]" office:value-type="float" office:value="22.5793268442" calcext:value-type="float">
            <text:p>22.5793268442</text:p>
          </table:table-cell>
          <table:table-cell table:formula="of:=0.000189*[$'raw data'.J37]" office:value-type="float" office:value="39.1791992445" calcext:value-type="float">
            <text:p>39.1791992445</text:p>
          </table:table-cell>
          <table:table-cell table:formula="of:=0.000189*[$'raw data'.K37]" office:value-type="float" office:value="26.1890070561" calcext:value-type="float">
            <text:p>26.1890070561</text:p>
          </table:table-cell>
          <table:table-cell table:formula="of:=0.000189*([$'raw data'.L37] + [$'raw data'.M37])" office:value-type="float" office:value="63.91496611899" calcext:value-type="float">
            <text:p>63.91496611899</text:p>
          </table:table-cell>
          <table:table-cell table:formula="of:=0.000189*([$'raw data'.D37] - [$'raw data'.O37])" office:value-type="float" office:value="-168.9644085633" calcext:value-type="float">
            <text:p>-168.9644085633</text:p>
          </table:table-cell>
          <table:table-cell table:formula="of:=-0.000189*[$'raw data'.P37]" office:value-type="float" office:value="-275.43125547" calcext:value-type="float">
            <text:p>-275.43125547</text:p>
          </table:table-cell>
        </table:table-row>
        <table:table-row table:style-name="ro1">
          <table:table-cell office:value-type="string" calcext:value-type="string">
            <text:p>63000</text:p>
          </table:table-cell>
          <table:table-cell table:formula="of:=0.000189*[$'raw data'.B38]" office:value-type="float" office:value="43.8301634463" calcext:value-type="float">
            <text:p>43.8301634463</text:p>
          </table:table-cell>
          <table:table-cell table:formula="of:=0.000189*[$'raw data'.C38]" office:value-type="float" office:value="21.696280893" calcext:value-type="float">
            <text:p>21.696280893</text:p>
          </table:table-cell>
          <table:table-cell table:formula="of:=0.000189*[$'raw data'.E38]" office:value-type="float" office:value="69.0982563411" calcext:value-type="float">
            <text:p>69.0982563411</text:p>
          </table:table-cell>
          <table:table-cell table:formula="of:=0.000189*([$'raw data'.F38] + [$'raw data'.G38])" office:value-type="float" office:value="110.719133091" calcext:value-type="float">
            <text:p>110.719133091</text:p>
          </table:table-cell>
          <table:table-cell table:formula="of:=0.000189*[$'raw data'.H38]" office:value-type="float" office:value="51.7908614202" calcext:value-type="float">
            <text:p>51.7908614202</text:p>
          </table:table-cell>
          <table:table-cell table:formula="of:=0.000189*[$'raw data'.I38]" office:value-type="float" office:value="23.0363779086" calcext:value-type="float">
            <text:p>23.0363779086</text:p>
          </table:table-cell>
          <table:table-cell table:formula="of:=0.000189*[$'raw data'.J38]" office:value-type="float" office:value="39.5120829411" calcext:value-type="float">
            <text:p>39.5120829411</text:p>
          </table:table-cell>
          <table:table-cell table:formula="of:=0.000189*[$'raw data'.K38]" office:value-type="float" office:value="26.2625523804" calcext:value-type="float">
            <text:p>26.2625523804</text:p>
          </table:table-cell>
          <table:table-cell table:formula="of:=0.000189*([$'raw data'.L38] + [$'raw data'.M38])" office:value-type="float" office:value="63.95120642295" calcext:value-type="float">
            <text:p>63.95120642295</text:p>
          </table:table-cell>
          <table:table-cell table:formula="of:=0.000189*([$'raw data'.D38] - [$'raw data'.O38])" office:value-type="float" office:value="-168.7652929053" calcext:value-type="float">
            <text:p>-168.7652929053</text:p>
          </table:table-cell>
          <table:table-cell table:formula="of:=-0.000189*[$'raw data'.P38]" office:value-type="float" office:value="-281.1316221" calcext:value-type="float">
            <text:p>-281.1316221</text:p>
          </table:table-cell>
        </table:table-row>
        <table:table-row table:style-name="ro1">
          <table:table-cell office:value-type="string" calcext:value-type="string">
            <text:p>64800</text:p>
          </table:table-cell>
          <table:table-cell table:formula="of:=0.000189*[$'raw data'.B39]" office:value-type="float" office:value="42.4714983147" calcext:value-type="float">
            <text:p>42.4714983147</text:p>
          </table:table-cell>
          <table:table-cell table:formula="of:=0.000189*[$'raw data'.C39]" office:value-type="float" office:value="24.6062972421" calcext:value-type="float">
            <text:p>24.6062972421</text:p>
          </table:table-cell>
          <table:table-cell table:formula="of:=0.000189*[$'raw data'.E39]" office:value-type="float" office:value="66.0669567075" calcext:value-type="float">
            <text:p>66.0669567075</text:p>
          </table:table-cell>
          <table:table-cell table:formula="of:=0.000189*([$'raw data'.F39] + [$'raw data'.G39])" office:value-type="float" office:value="110.7558671688" calcext:value-type="float">
            <text:p>110.7558671688</text:p>
          </table:table-cell>
          <table:table-cell table:formula="of:=0.000189*[$'raw data'.H39]" office:value-type="float" office:value="52.0435143144" calcext:value-type="float">
            <text:p>52.0435143144</text:p>
          </table:table-cell>
          <table:table-cell table:formula="of:=0.000189*[$'raw data'.I39]" office:value-type="float" office:value="22.5779778189" calcext:value-type="float">
            <text:p>22.5779778189</text:p>
          </table:table-cell>
          <table:table-cell table:formula="of:=0.000189*[$'raw data'.J39]" office:value-type="float" office:value="41.8436468919" calcext:value-type="float">
            <text:p>41.8436468919</text:p>
          </table:table-cell>
          <table:table-cell table:formula="of:=0.000189*[$'raw data'.K39]" office:value-type="float" office:value="26.2353446775" calcext:value-type="float">
            <text:p>26.2353446775</text:p>
          </table:table-cell>
          <table:table-cell table:formula="of:=0.000189*([$'raw data'.L39] + [$'raw data'.M39])" office:value-type="float" office:value="64.03699237005" calcext:value-type="float">
            <text:p>64.03699237005</text:p>
          </table:table-cell>
          <table:table-cell table:formula="of:=0.000189*([$'raw data'.D39] - [$'raw data'.O39])" office:value-type="float" office:value="-169.1565291045" calcext:value-type="float">
            <text:p>-169.1565291045</text:p>
          </table:table-cell>
          <table:table-cell table:formula="of:=-0.000189*[$'raw data'.P39]" office:value-type="float" office:value="-281.48156694" calcext:value-type="float">
            <text:p>-281.48156694</text:p>
          </table:table-cell>
        </table:table-row>
        <table:table-row table:style-name="ro1">
          <table:table-cell office:value-type="string" calcext:value-type="string">
            <text:p>66600</text:p>
          </table:table-cell>
          <table:table-cell table:formula="of:=0.000189*[$'raw data'.B40]" office:value-type="float" office:value="41.4112075587" calcext:value-type="float">
            <text:p>41.4112075587</text:p>
          </table:table-cell>
          <table:table-cell table:formula="of:=0.000189*[$'raw data'.C40]" office:value-type="float" office:value="27.572844474" calcext:value-type="float">
            <text:p>27.572844474</text:p>
          </table:table-cell>
          <table:table-cell table:formula="of:=0.000189*[$'raw data'.E40]" office:value-type="float" office:value="64.923713757" calcext:value-type="float">
            <text:p>64.923713757</text:p>
          </table:table-cell>
          <table:table-cell table:formula="of:=0.000189*([$'raw data'.F40] + [$'raw data'.G40])" office:value-type="float" office:value="110.8966536657" calcext:value-type="float">
            <text:p>110.8966536657</text:p>
          </table:table-cell>
          <table:table-cell table:formula="of:=0.000189*[$'raw data'.H40]" office:value-type="float" office:value="52.0948801107" calcext:value-type="float">
            <text:p>52.0948801107</text:p>
          </table:table-cell>
          <table:table-cell table:formula="of:=0.000189*[$'raw data'.I40]" office:value-type="float" office:value="22.664990754" calcext:value-type="float">
            <text:p>22.664990754</text:p>
          </table:table-cell>
          <table:table-cell table:formula="of:=0.000189*[$'raw data'.J40]" office:value-type="float" office:value="42.5933964351" calcext:value-type="float">
            <text:p>42.5933964351</text:p>
          </table:table-cell>
          <table:table-cell table:formula="of:=0.000189*[$'raw data'.K40]" office:value-type="float" office:value="26.1150678558" calcext:value-type="float">
            <text:p>26.1150678558</text:p>
          </table:table-cell>
          <table:table-cell table:formula="of:=0.000189*([$'raw data'.L40] + [$'raw data'.M40])" office:value-type="float" office:value="64.07589448008" calcext:value-type="float">
            <text:p>64.07589448008</text:p>
          </table:table-cell>
          <table:table-cell table:formula="of:=0.000189*([$'raw data'.D40] - [$'raw data'.O40])" office:value-type="float" office:value="-170.3896420653" calcext:value-type="float">
            <text:p>-170.3896420653</text:p>
          </table:table-cell>
          <table:table-cell table:formula="of:=-0.000189*[$'raw data'.P40]" office:value-type="float" office:value="-281.9590074" calcext:value-type="float">
            <text:p>-281.9590074</text:p>
          </table:table-cell>
        </table:table-row>
        <table:table-row table:style-name="ro1">
          <table:table-cell office:value-type="string" calcext:value-type="string">
            <text:p>68400</text:p>
          </table:table-cell>
          <table:table-cell table:formula="of:=0.000189*[$'raw data'.B41]" office:value-type="float" office:value="40.8022493508" calcext:value-type="float">
            <text:p>40.8022493508</text:p>
          </table:table-cell>
          <table:table-cell table:formula="of:=0.000189*[$'raw data'.C41]" office:value-type="float" office:value="26.8219950453" calcext:value-type="float">
            <text:p>26.8219950453</text:p>
          </table:table-cell>
          <table:table-cell table:formula="of:=0.000189*[$'raw data'.E41]" office:value-type="float" office:value="61.2778809825" calcext:value-type="float">
            <text:p>61.2778809825</text:p>
          </table:table-cell>
          <table:table-cell table:formula="of:=0.000189*([$'raw data'.F41] + [$'raw data'.G41])" office:value-type="float" office:value="111.0172431312" calcext:value-type="float">
            <text:p>111.0172431312</text:p>
          </table:table-cell>
          <table:table-cell table:formula="of:=0.000189*[$'raw data'.H41]" office:value-type="float" office:value="52.0814581812" calcext:value-type="float">
            <text:p>52.0814581812</text:p>
          </table:table-cell>
          <table:table-cell table:formula="of:=0.000189*[$'raw data'.I41]" office:value-type="float" office:value="22.4343874503" calcext:value-type="float">
            <text:p>22.4343874503</text:p>
          </table:table-cell>
          <table:table-cell table:formula="of:=0.000189*[$'raw data'.J41]" office:value-type="float" office:value="42.6648685617" calcext:value-type="float">
            <text:p>42.6648685617</text:p>
          </table:table-cell>
          <table:table-cell table:formula="of:=0.000189*[$'raw data'.K41]" office:value-type="float" office:value="26.1760039884" calcext:value-type="float">
            <text:p>26.1760039884</text:p>
          </table:table-cell>
          <table:table-cell table:formula="of:=0.000189*([$'raw data'.L41] + [$'raw data'.M41])" office:value-type="float" office:value="63.9819645759" calcext:value-type="float">
            <text:p>63.9819645759</text:p>
          </table:table-cell>
          <table:table-cell table:formula="of:=0.000189*([$'raw data'.D41] - [$'raw data'.O41])" office:value-type="float" office:value="-170.6401262034" calcext:value-type="float">
            <text:p>-170.6401262034</text:p>
          </table:table-cell>
          <table:table-cell table:formula="of:=-0.000189*[$'raw data'.P41]" office:value-type="float" office:value="-276.61792599" calcext:value-type="float">
            <text:p>-276.61792599</text:p>
          </table:table-cell>
        </table:table-row>
        <table:table-row table:style-name="ro1">
          <table:table-cell office:value-type="string" calcext:value-type="string">
            <text:p>70200</text:p>
          </table:table-cell>
          <table:table-cell table:formula="of:=0.000189*[$'raw data'.B42]" office:value-type="float" office:value="40.2825803184" calcext:value-type="float">
            <text:p>40.2825803184</text:p>
          </table:table-cell>
          <table:table-cell table:formula="of:=0.000189*[$'raw data'.C42]" office:value-type="float" office:value="25.9933680909" calcext:value-type="float">
            <text:p>25.9933680909</text:p>
          </table:table-cell>
          <table:table-cell table:formula="of:=0.000189*[$'raw data'.E42]" office:value-type="float" office:value="63.2034967851" calcext:value-type="float">
            <text:p>63.2034967851</text:p>
          </table:table-cell>
          <table:table-cell table:formula="of:=0.000189*([$'raw data'.F42] + [$'raw data'.G42])" office:value-type="float" office:value="111.2222630169" calcext:value-type="float">
            <text:p>111.2222630169</text:p>
          </table:table-cell>
          <table:table-cell table:formula="of:=0.000189*[$'raw data'.H42]" office:value-type="float" office:value="52.2454818879" calcext:value-type="float">
            <text:p>52.2454818879</text:p>
          </table:table-cell>
          <table:table-cell table:formula="of:=0.000189*[$'raw data'.I42]" office:value-type="float" office:value="22.3432123761" calcext:value-type="float">
            <text:p>22.3432123761</text:p>
          </table:table-cell>
          <table:table-cell table:formula="of:=0.000189*[$'raw data'.J42]" office:value-type="float" office:value="39.4520945679" calcext:value-type="float">
            <text:p>39.4520945679</text:p>
          </table:table-cell>
          <table:table-cell table:formula="of:=0.000189*[$'raw data'.K42]" office:value-type="float" office:value="26.472799647" calcext:value-type="float">
            <text:p>26.472799647</text:p>
          </table:table-cell>
          <table:table-cell table:formula="of:=0.000189*([$'raw data'.L42] + [$'raw data'.M42])" office:value-type="float" office:value="63.90406306998" calcext:value-type="float">
            <text:p>63.90406306998</text:p>
          </table:table-cell>
          <table:table-cell table:formula="of:=0.000189*([$'raw data'.D42] - [$'raw data'.O42])" office:value-type="float" office:value="-171.2286883062" calcext:value-type="float">
            <text:p>-171.2286883062</text:p>
          </table:table-cell>
          <table:table-cell table:formula="of:=-0.000189*[$'raw data'.P42]" office:value-type="float" office:value="-273.89067111" calcext:value-type="float">
            <text:p>-273.89067111</text:p>
          </table:table-cell>
        </table:table-row>
        <table:table-row table:style-name="ro1">
          <table:table-cell office:value-type="string" calcext:value-type="string">
            <text:p>72000</text:p>
          </table:table-cell>
          <table:table-cell table:formula="of:=0.000189*[$'raw data'.B43]" office:value-type="float" office:value="41.3885881521" calcext:value-type="float">
            <text:p>41.3885881521</text:p>
          </table:table-cell>
          <table:table-cell table:formula="of:=0.000189*[$'raw data'.C43]" office:value-type="float" office:value="28.3703129073" calcext:value-type="float">
            <text:p>28.3703129073</text:p>
          </table:table-cell>
          <table:table-cell table:formula="of:=0.000189*[$'raw data'.E43]" office:value-type="float" office:value="65.9637733482" calcext:value-type="float">
            <text:p>65.9637733482</text:p>
          </table:table-cell>
          <table:table-cell table:formula="of:=0.000189*([$'raw data'.F43] + [$'raw data'.G43])" office:value-type="float" office:value="111.332775267" calcext:value-type="float">
            <text:p>111.332775267</text:p>
          </table:table-cell>
          <table:table-cell table:formula="of:=0.000189*[$'raw data'.H43]" office:value-type="float" office:value="52.2491426667" calcext:value-type="float">
            <text:p>52.2491426667</text:p>
          </table:table-cell>
          <table:table-cell table:formula="of:=0.000189*[$'raw data'.I43]" office:value-type="float" office:value="22.8032691642" calcext:value-type="float">
            <text:p>22.8032691642</text:p>
          </table:table-cell>
          <table:table-cell table:formula="of:=0.000189*[$'raw data'.J43]" office:value-type="float" office:value="37.0250840106" calcext:value-type="float">
            <text:p>37.0250840106</text:p>
          </table:table-cell>
          <table:table-cell table:formula="of:=0.000189*[$'raw data'.K43]" office:value-type="float" office:value="26.3413751139" calcext:value-type="float">
            <text:p>26.3413751139</text:p>
          </table:table-cell>
          <table:table-cell table:formula="of:=0.000189*([$'raw data'.L43] + [$'raw data'.M43])" office:value-type="float" office:value="63.85248888417" calcext:value-type="float">
            <text:p>63.85248888417</text:p>
          </table:table-cell>
          <table:table-cell table:formula="of:=0.000189*([$'raw data'.D43] - [$'raw data'.O43])" office:value-type="float" office:value="-170.5652437608" calcext:value-type="float">
            <text:p>-170.5652437608</text:p>
          </table:table-cell>
          <table:table-cell table:formula="of:=-0.000189*[$'raw data'.P43]" office:value-type="float" office:value="-278.76156588" calcext:value-type="float">
            <text:p>-278.76156588</text:p>
          </table:table-cell>
        </table:table-row>
        <table:table-row table:style-name="ro1">
          <table:table-cell office:value-type="string" calcext:value-type="string">
            <text:p>73800</text:p>
          </table:table-cell>
          <table:table-cell table:formula="of:=0.000189*[$'raw data'.B44]" office:value-type="float" office:value="40.5237754278" calcext:value-type="float">
            <text:p>40.5237754278</text:p>
          </table:table-cell>
          <table:table-cell table:formula="of:=0.000189*[$'raw data'.C44]" office:value-type="float" office:value="26.2076814468" calcext:value-type="float">
            <text:p>26.2076814468</text:p>
          </table:table-cell>
          <table:table-cell table:formula="of:=0.000189*[$'raw data'.E44]" office:value-type="float" office:value="68.9283384426" calcext:value-type="float">
            <text:p>68.9283384426</text:p>
          </table:table-cell>
          <table:table-cell table:formula="of:=0.000189*([$'raw data'.F44] + [$'raw data'.G44])" office:value-type="float" office:value="111.4441079661" calcext:value-type="float">
            <text:p>111.4441079661</text:p>
          </table:table-cell>
          <table:table-cell table:formula="of:=0.000189*[$'raw data'.H44]" office:value-type="float" office:value="51.7496043267" calcext:value-type="float">
            <text:p>51.7496043267</text:p>
          </table:table-cell>
          <table:table-cell table:formula="of:=0.000189*[$'raw data'.I44]" office:value-type="float" office:value="22.7428853841" calcext:value-type="float">
            <text:p>22.7428853841</text:p>
          </table:table-cell>
          <table:table-cell table:formula="of:=0.000189*[$'raw data'.J44]" office:value-type="float" office:value="39.0367561059" calcext:value-type="float">
            <text:p>39.0367561059</text:p>
          </table:table-cell>
          <table:table-cell table:formula="of:=0.000189*[$'raw data'.K44]" office:value-type="float" office:value="26.4161877777" calcext:value-type="float">
            <text:p>26.4161877777</text:p>
          </table:table-cell>
          <table:table-cell table:formula="of:=0.000189*([$'raw data'.L44] + [$'raw data'.M44])" office:value-type="float" office:value="63.95015506887" calcext:value-type="float">
            <text:p>63.95015506887</text:p>
          </table:table-cell>
          <table:table-cell table:formula="of:=0.000189*([$'raw data'.D44] - [$'raw data'.O44])" office:value-type="float" office:value="-172.9466049213" calcext:value-type="float">
            <text:p>-172.9466049213</text:p>
          </table:table-cell>
          <table:table-cell table:formula="of:=-0.000189*[$'raw data'.P44]" office:value-type="float" office:value="-278.0528877" calcext:value-type="float">
            <text:p>-278.0528877</text:p>
          </table:table-cell>
        </table:table-row>
        <table:table-row table:style-name="ro1">
          <table:table-cell office:value-type="string" calcext:value-type="string">
            <text:p>75600</text:p>
          </table:table-cell>
          <table:table-cell table:formula="of:=0.000189*[$'raw data'.B45]" office:value-type="float" office:value="42.0374719296" calcext:value-type="float">
            <text:p>42.0374719296</text:p>
          </table:table-cell>
          <table:table-cell table:formula="of:=0.000189*[$'raw data'.C45]" office:value-type="float" office:value="28.2924337374" calcext:value-type="float">
            <text:p>28.2924337374</text:p>
          </table:table-cell>
          <table:table-cell table:formula="of:=0.000189*[$'raw data'.E45]" office:value-type="float" office:value="68.5860915159" calcext:value-type="float">
            <text:p>68.5860915159</text:p>
          </table:table-cell>
          <table:table-cell table:formula="of:=0.000189*([$'raw data'.F45] + [$'raw data'.G45])" office:value-type="float" office:value="111.5481818934" calcext:value-type="float">
            <text:p>111.5481818934</text:p>
          </table:table-cell>
          <table:table-cell table:formula="of:=0.000189*[$'raw data'.H45]" office:value-type="float" office:value="51.8208200559" calcext:value-type="float">
            <text:p>51.8208200559</text:p>
          </table:table-cell>
          <table:table-cell table:formula="of:=0.000189*[$'raw data'.I45]" office:value-type="float" office:value="22.7039993712" calcext:value-type="float">
            <text:p>22.7039993712</text:p>
          </table:table-cell>
          <table:table-cell table:formula="of:=0.000189*[$'raw data'.J45]" office:value-type="float" office:value="39.0555072117" calcext:value-type="float">
            <text:p>39.0555072117</text:p>
          </table:table-cell>
          <table:table-cell table:formula="of:=0.000189*[$'raw data'.K45]" office:value-type="float" office:value="26.5957444116" calcext:value-type="float">
            <text:p>26.5957444116</text:p>
          </table:table-cell>
          <table:table-cell table:formula="of:=0.000189*([$'raw data'.L45] + [$'raw data'.M45])" office:value-type="float" office:value="64.10149325244" calcext:value-type="float">
            <text:p>64.10149325244</text:p>
          </table:table-cell>
          <table:table-cell table:formula="of:=0.000189*([$'raw data'.D45] - [$'raw data'.O45])" office:value-type="float" office:value="-171.6474276531" calcext:value-type="float">
            <text:p>-171.6474276531</text:p>
          </table:table-cell>
          <table:table-cell table:formula="of:=-0.000189*[$'raw data'.P45]" office:value-type="float" office:value="-283.09431528" calcext:value-type="float">
            <text:p>-283.09431528</text:p>
          </table:table-cell>
        </table:table-row>
        <table:table-row table:style-name="ro1">
          <table:table-cell office:value-type="string" calcext:value-type="string">
            <text:p>77400</text:p>
          </table:table-cell>
          <table:table-cell table:formula="of:=0.000189*[$'raw data'.B46]" office:value-type="float" office:value="41.5851018471" calcext:value-type="float">
            <text:p>41.5851018471</text:p>
          </table:table-cell>
          <table:table-cell table:formula="of:=0.000189*[$'raw data'.C46]" office:value-type="float" office:value="27.3253203783" calcext:value-type="float">
            <text:p>27.3253203783</text:p>
          </table:table-cell>
          <table:table-cell table:formula="of:=0.000189*[$'raw data'.E46]" office:value-type="float" office:value="67.9393461033" calcext:value-type="float">
            <text:p>67.9393461033</text:p>
          </table:table-cell>
          <table:table-cell table:formula="of:=0.000189*([$'raw data'.F46] + [$'raw data'.G46])" office:value-type="float" office:value="111.7019750679" calcext:value-type="float">
            <text:p>111.7019750679</text:p>
          </table:table-cell>
          <table:table-cell table:formula="of:=0.000189*[$'raw data'.H46]" office:value-type="float" office:value="51.6638775744" calcext:value-type="float">
            <text:p>51.6638775744</text:p>
          </table:table-cell>
          <table:table-cell table:formula="of:=0.000189*[$'raw data'.I46]" office:value-type="float" office:value="22.7282147505" calcext:value-type="float">
            <text:p>22.7282147505</text:p>
          </table:table-cell>
          <table:table-cell table:formula="of:=0.000189*[$'raw data'.J46]" office:value-type="float" office:value="40.1626065582" calcext:value-type="float">
            <text:p>40.1626065582</text:p>
          </table:table-cell>
          <table:table-cell table:formula="of:=0.000189*[$'raw data'.K46]" office:value-type="float" office:value="26.3524534056" calcext:value-type="float">
            <text:p>26.3524534056</text:p>
          </table:table-cell>
          <table:table-cell table:formula="of:=0.000189*([$'raw data'.L46] + [$'raw data'.M46])" office:value-type="float" office:value="64.06663555152" calcext:value-type="float">
            <text:p>64.06663555152</text:p>
          </table:table-cell>
          <table:table-cell table:formula="of:=0.000189*([$'raw data'.D46] - [$'raw data'.O46])" office:value-type="float" office:value="-171.7890791463" calcext:value-type="float">
            <text:p>-171.7890791463</text:p>
          </table:table-cell>
          <table:table-cell table:formula="of:=-0.000189*[$'raw data'.P46]" office:value-type="float" office:value="-281.73645234" calcext:value-type="float">
            <text:p>-281.73645234</text:p>
          </table:table-cell>
        </table:table-row>
        <table:table-row table:style-name="ro1">
          <table:table-cell office:value-type="string" calcext:value-type="string">
            <text:p>79200</text:p>
          </table:table-cell>
          <table:table-cell table:formula="of:=0.000189*[$'raw data'.B47]" office:value-type="float" office:value="42.1771093254" calcext:value-type="float">
            <text:p>42.1771093254</text:p>
          </table:table-cell>
          <table:table-cell table:formula="of:=0.000189*[$'raw data'.C47]" office:value-type="float" office:value="28.2145271814" calcext:value-type="float">
            <text:p>28.2145271814</text:p>
          </table:table-cell>
          <table:table-cell table:formula="of:=0.000189*[$'raw data'.E47]" office:value-type="float" office:value="68.6849378166" calcext:value-type="float">
            <text:p>68.6849378166</text:p>
          </table:table-cell>
          <table:table-cell table:formula="of:=0.000189*([$'raw data'.F47] + [$'raw data'.G47])" office:value-type="float" office:value="111.7715963742" calcext:value-type="float">
            <text:p>111.7715963742</text:p>
          </table:table-cell>
          <table:table-cell table:formula="of:=0.000189*[$'raw data'.H47]" office:value-type="float" office:value="51.009776622" calcext:value-type="float">
            <text:p>51.009776622</text:p>
          </table:table-cell>
          <table:table-cell table:formula="of:=0.000189*[$'raw data'.I47]" office:value-type="float" office:value="20.5587260865" calcext:value-type="float">
            <text:p>20.5587260865</text:p>
          </table:table-cell>
          <table:table-cell table:formula="of:=0.000189*[$'raw data'.J47]" office:value-type="float" office:value="40.1425076367" calcext:value-type="float">
            <text:p>40.1425076367</text:p>
          </table:table-cell>
          <table:table-cell table:formula="of:=0.000189*[$'raw data'.K47]" office:value-type="float" office:value="26.421236289" calcext:value-type="float">
            <text:p>26.421236289</text:p>
          </table:table-cell>
          <table:table-cell table:formula="of:=0.000189*([$'raw data'.L47] + [$'raw data'.M47])" office:value-type="float" office:value="64.06407357147" calcext:value-type="float">
            <text:p>64.06407357147</text:p>
          </table:table-cell>
          <table:table-cell table:formula="of:=0.000189*([$'raw data'.D47] - [$'raw data'.O47])" office:value-type="float" office:value="-171.639138132" calcext:value-type="float">
            <text:p>-171.639138132</text:p>
          </table:table-cell>
          <table:table-cell table:formula="of:=-0.000189*[$'raw data'.P47]" office:value-type="float" office:value="-281.40535269" calcext:value-type="float">
            <text:p>-281.40535269</text:p>
          </table:table-cell>
        </table:table-row>
        <table:table-row table:style-name="ro1">
          <table:table-cell office:value-type="string" calcext:value-type="string">
            <text:p>81000</text:p>
          </table:table-cell>
          <table:table-cell table:formula="of:=0.000189*[$'raw data'.B48]" office:value-type="float" office:value="43.4806609608" calcext:value-type="float">
            <text:p>43.4806609608</text:p>
          </table:table-cell>
          <table:table-cell table:formula="of:=0.000189*[$'raw data'.C48]" office:value-type="float" office:value="29.2023224703" calcext:value-type="float">
            <text:p>29.2023224703</text:p>
          </table:table-cell>
          <table:table-cell table:formula="of:=0.000189*[$'raw data'.E48]" office:value-type="float" office:value="70.8110984574" calcext:value-type="float">
            <text:p>70.8110984574</text:p>
          </table:table-cell>
          <table:table-cell table:formula="of:=0.000189*([$'raw data'.F48] + [$'raw data'.G48])" office:value-type="float" office:value="111.8660219271" calcext:value-type="float">
            <text:p>111.8660219271</text:p>
          </table:table-cell>
          <table:table-cell table:formula="of:=0.000189*[$'raw data'.H48]" office:value-type="float" office:value="51.0489722925" calcext:value-type="float">
            <text:p>51.0489722925</text:p>
          </table:table-cell>
          <table:table-cell table:formula="of:=0.000189*[$'raw data'.I48]" office:value-type="float" office:value="20.391496902" calcext:value-type="float">
            <text:p>20.391496902</text:p>
          </table:table-cell>
          <table:table-cell table:formula="of:=0.000189*[$'raw data'.J48]" office:value-type="float" office:value="37.8345676464" calcext:value-type="float">
            <text:p>37.8345676464</text:p>
          </table:table-cell>
          <table:table-cell table:formula="of:=0.000189*[$'raw data'.K48]" office:value-type="float" office:value="26.8255075536" calcext:value-type="float">
            <text:p>26.8255075536</text:p>
          </table:table-cell>
          <table:table-cell table:formula="of:=0.000189*([$'raw data'.L48] + [$'raw data'.M48])" office:value-type="float" office:value="64.01306198952" calcext:value-type="float">
            <text:p>64.01306198952</text:p>
          </table:table-cell>
          <table:table-cell table:formula="of:=0.000189*([$'raw data'.D48] - [$'raw data'.O48])" office:value-type="float" office:value="-172.5844933008" calcext:value-type="float">
            <text:p>-172.5844933008</text:p>
          </table:table-cell>
          <table:table-cell table:formula="of:=-0.000189*[$'raw data'.P48]" office:value-type="float" office:value="-282.88921626" calcext:value-type="float">
            <text:p>-282.88921626</text:p>
          </table:table-cell>
        </table:table-row>
        <table:table-row table:style-name="ro1">
          <table:table-cell office:value-type="string" calcext:value-type="string">
            <text:p>82800</text:p>
          </table:table-cell>
          <table:table-cell table:formula="of:=0.000189*[$'raw data'.B49]" office:value-type="float" office:value="41.5273812471" calcext:value-type="float">
            <text:p>41.5273812471</text:p>
          </table:table-cell>
          <table:table-cell table:formula="of:=0.000189*[$'raw data'.C49]" office:value-type="float" office:value="26.793215694" calcext:value-type="float">
            <text:p>26.793215694</text:p>
          </table:table-cell>
          <table:table-cell table:formula="of:=0.000189*[$'raw data'.E49]" office:value-type="float" office:value="67.1929999209" calcext:value-type="float">
            <text:p>67.1929999209</text:p>
          </table:table-cell>
          <table:table-cell table:formula="of:=0.000189*([$'raw data'.F49] + [$'raw data'.G49])" office:value-type="float" office:value="111.8971000287" calcext:value-type="float">
            <text:p>111.8971000287</text:p>
          </table:table-cell>
          <table:table-cell table:formula="of:=0.000189*[$'raw data'.H49]" office:value-type="float" office:value="50.82740334" calcext:value-type="float">
            <text:p>50.82740334</text:p>
          </table:table-cell>
          <table:table-cell table:formula="of:=0.000189*[$'raw data'.I49]" office:value-type="float" office:value="20.4100269534" calcext:value-type="float">
            <text:p>20.4100269534</text:p>
          </table:table-cell>
          <table:table-cell table:formula="of:=0.000189*[$'raw data'.J49]" office:value-type="float" office:value="39.308303538" calcext:value-type="float">
            <text:p>39.308303538</text:p>
          </table:table-cell>
          <table:table-cell table:formula="of:=0.000189*[$'raw data'.K49]" office:value-type="float" office:value="26.8617093318" calcext:value-type="float">
            <text:p>26.8617093318</text:p>
          </table:table-cell>
          <table:table-cell table:formula="of:=0.000189*([$'raw data'.L49] + [$'raw data'.M49])" office:value-type="float" office:value="64.0331852013" calcext:value-type="float">
            <text:p>64.0331852013</text:p>
          </table:table-cell>
          <table:table-cell table:formula="of:=0.000189*([$'raw data'.D49] - [$'raw data'.O49])" office:value-type="float" office:value="-173.9218459986" calcext:value-type="float">
            <text:p>-173.9218459986</text:p>
          </table:table-cell>
          <table:table-cell table:formula="of:=-0.000189*[$'raw data'.P49]" office:value-type="float" office:value="-274.92947937" calcext:value-type="float">
            <text:p>-274.92947937</text:p>
          </table:table-cell>
        </table:table-row>
        <table:table-row table:style-name="ro1">
          <table:table-cell office:value-type="string" calcext:value-type="string">
            <text:p>84600</text:p>
          </table:table-cell>
          <table:table-cell table:formula="of:=0.000189*[$'raw data'.B50]" office:value-type="float" office:value="41.6985499854" calcext:value-type="float">
            <text:p>41.6985499854</text:p>
          </table:table-cell>
          <table:table-cell table:formula="of:=0.000189*[$'raw data'.C50]" office:value-type="float" office:value="27.7487685657" calcext:value-type="float">
            <text:p>27.7487685657</text:p>
          </table:table-cell>
          <table:table-cell table:formula="of:=0.000189*[$'raw data'.E50]" office:value-type="float" office:value="67.1277216078" calcext:value-type="float">
            <text:p>67.1277216078</text:p>
          </table:table-cell>
          <table:table-cell table:formula="of:=0.000189*([$'raw data'.F50] + [$'raw data'.G50])" office:value-type="float" office:value="108.998503173" calcext:value-type="float">
            <text:p>108.998503173</text:p>
          </table:table-cell>
          <table:table-cell table:formula="of:=0.000189*[$'raw data'.H50]" office:value-type="float" office:value="50.8737380319" calcext:value-type="float">
            <text:p>50.8737380319</text:p>
          </table:table-cell>
          <table:table-cell table:formula="of:=0.000189*[$'raw data'.I50]" office:value-type="float" office:value="20.3255205741" calcext:value-type="float">
            <text:p>20.3255205741</text:p>
          </table:table-cell>
          <table:table-cell table:formula="of:=0.000189*[$'raw data'.J50]" office:value-type="float" office:value="37.7489324268" calcext:value-type="float">
            <text:p>37.7489324268</text:p>
          </table:table-cell>
          <table:table-cell table:formula="of:=0.000189*[$'raw data'.K50]" office:value-type="float" office:value="26.9704820637" calcext:value-type="float">
            <text:p>26.9704820637</text:p>
          </table:table-cell>
          <table:table-cell table:formula="of:=0.000189*([$'raw data'.L50] + [$'raw data'.M50])" office:value-type="float" office:value="64.13820282261" calcext:value-type="float">
            <text:p>64.13820282261</text:p>
          </table:table-cell>
          <table:table-cell table:formula="of:=0.000189*([$'raw data'.D50] - [$'raw data'.O50])" office:value-type="float" office:value="-175.6698133113" calcext:value-type="float">
            <text:p>-175.6698133113</text:p>
          </table:table-cell>
          <table:table-cell table:formula="of:=-0.000189*[$'raw data'.P50]" office:value-type="float" office:value="-269.96060511" calcext:value-type="float">
            <text:p>-269.96060511</text:p>
          </table:table-cell>
        </table:table-row>
        <table:table-row table:style-name="ro1">
          <table:table-cell office:value-type="string" calcext:value-type="string">
            <text:p>86400</text:p>
          </table:table-cell>
          <table:table-cell table:formula="of:=0.000189*[$'raw data'.B51]" office:value-type="float" office:value="41.2840519308" calcext:value-type="float">
            <text:p>41.2840519308</text:p>
          </table:table-cell>
          <table:table-cell table:formula="of:=0.000189*[$'raw data'.C51]" office:value-type="float" office:value="27.1728839781" calcext:value-type="float">
            <text:p>27.1728839781</text:p>
          </table:table-cell>
          <table:table-cell table:formula="of:=0.000189*[$'raw data'.E51]" office:value-type="float" office:value="66.8024985159" calcext:value-type="float">
            <text:p>66.8024985159</text:p>
          </table:table-cell>
          <table:table-cell table:formula="of:=0.000189*([$'raw data'.F51] + [$'raw data'.G51])" office:value-type="float" office:value="104.5478574063" calcext:value-type="float">
            <text:p>104.5478574063</text:p>
          </table:table-cell>
          <table:table-cell table:formula="of:=0.000189*[$'raw data'.H51]" office:value-type="float" office:value="50.8524577848" calcext:value-type="float">
            <text:p>50.8524577848</text:p>
          </table:table-cell>
          <table:table-cell table:formula="of:=0.000189*[$'raw data'.I51]" office:value-type="float" office:value="20.3666443848" calcext:value-type="float">
            <text:p>20.3666443848</text:p>
          </table:table-cell>
          <table:table-cell table:formula="of:=0.000189*[$'raw data'.J51]" office:value-type="float" office:value="34.6286069703" calcext:value-type="float">
            <text:p>34.6286069703</text:p>
          </table:table-cell>
          <table:table-cell table:formula="of:=0.000189*[$'raw data'.K51]" office:value-type="float" office:value="27.0146490957" calcext:value-type="float">
            <text:p>27.0146490957</text:p>
          </table:table-cell>
          <table:table-cell table:formula="of:=0.000189*([$'raw data'.L51] + [$'raw data'.M51])" office:value-type="float" office:value="64.14555018627" calcext:value-type="float">
            <text:p>64.14555018627</text:p>
          </table:table-cell>
          <table:table-cell table:formula="of:=0.000189*([$'raw data'.D51] - [$'raw data'.O51])" office:value-type="float" office:value="-175.8400789698" calcext:value-type="float">
            <text:p>-175.8400789698</text:p>
          </table:table-cell>
          <table:table-cell table:formula="of:=-0.000189*[$'raw data'.P51]" office:value-type="float" office:value="-260.97512175" calcext:value-type="float">
            <text:p>-260.97512175</text:p>
          </table:table-cell>
        </table:table-row>
        <table:table-row table:style-name="ro1">
          <table:table-cell office:value-type="string" calcext:value-type="string">
            <text:p>88200</text:p>
          </table:table-cell>
          <table:table-cell table:formula="of:=0.000189*[$'raw data'.B52]" office:value-type="float" office:value="44.7265517391" calcext:value-type="float">
            <text:p>44.7265517391</text:p>
          </table:table-cell>
          <table:table-cell table:formula="of:=0.000189*[$'raw data'.C52]" office:value-type="float" office:value="30.7919129238" calcext:value-type="float">
            <text:p>30.7919129238</text:p>
          </table:table-cell>
          <table:table-cell table:formula="of:=0.000189*[$'raw data'.E52]" office:value-type="float" office:value="70.2900134748" calcext:value-type="float">
            <text:p>70.2900134748</text:p>
          </table:table-cell>
          <table:table-cell table:formula="of:=0.000189*([$'raw data'.F52] + [$'raw data'.G52])" office:value-type="float" office:value="93.32805539043" calcext:value-type="float">
            <text:p>93.32805539043</text:p>
          </table:table-cell>
          <table:table-cell table:formula="of:=0.000189*[$'raw data'.H52]" office:value-type="float" office:value="48.8058555033" calcext:value-type="float">
            <text:p>48.8058555033</text:p>
          </table:table-cell>
          <table:table-cell table:formula="of:=0.000189*[$'raw data'.I52]" office:value-type="float" office:value="20.5242318288" calcext:value-type="float">
            <text:p>20.5242318288</text:p>
          </table:table-cell>
          <table:table-cell table:formula="of:=0.000189*[$'raw data'.J52]" office:value-type="float" office:value="31.6812730437" calcext:value-type="float">
            <text:p>31.6812730437</text:p>
          </table:table-cell>
          <table:table-cell table:formula="of:=0.000189*[$'raw data'.K52]" office:value-type="float" office:value="26.91800748" calcext:value-type="float">
            <text:p>26.91800748</text:p>
          </table:table-cell>
          <table:table-cell table:formula="of:=0.000189*([$'raw data'.L52] + [$'raw data'.M52])" office:value-type="float" office:value="54.58646969244" calcext:value-type="float">
            <text:p>54.58646969244</text:p>
          </table:table-cell>
          <table:table-cell table:formula="of:=0.000189*([$'raw data'.D52] - [$'raw data'.O52])" office:value-type="float" office:value="-175.6172855052" calcext:value-type="float">
            <text:p>-175.6172855052</text:p>
          </table:table-cell>
          <table:table-cell table:formula="of:=-0.000189*[$'raw data'.P52]" office:value-type="float" office:value="-246.03508566" calcext:value-type="float">
            <text:p>-246.03508566</text:p>
          </table:table-cell>
        </table:table-row>
        <table:table-row table:style-name="ro1">
          <table:table-cell office:value-type="string" calcext:value-type="string">
            <text:p>90000</text:p>
          </table:table-cell>
          <table:table-cell table:formula="of:=0.000189*[$'raw data'.B53]" office:value-type="float" office:value="42.7123996425" calcext:value-type="float">
            <text:p>42.7123996425</text:p>
          </table:table-cell>
          <table:table-cell table:formula="of:=0.000189*[$'raw data'.C53]" office:value-type="float" office:value="28.2020870691" calcext:value-type="float">
            <text:p>28.2020870691</text:p>
          </table:table-cell>
          <table:table-cell table:formula="of:=0.000189*[$'raw data'.E53]" office:value-type="float" office:value="65.5892960247" calcext:value-type="float">
            <text:p>65.5892960247</text:p>
          </table:table-cell>
          <table:table-cell table:formula="of:=0.000189*([$'raw data'.F53] + [$'raw data'.G53])" office:value-type="float" office:value="91.00868350833" calcext:value-type="float">
            <text:p>91.00868350833</text:p>
          </table:table-cell>
          <table:table-cell table:formula="of:=0.000189*[$'raw data'.H53]" office:value-type="float" office:value="46.7109588267" calcext:value-type="float">
            <text:p>46.7109588267</text:p>
          </table:table-cell>
          <table:table-cell table:formula="of:=0.000189*[$'raw data'.I53]" office:value-type="float" office:value="20.4695382717" calcext:value-type="float">
            <text:p>20.4695382717</text:p>
          </table:table-cell>
          <table:table-cell table:formula="of:=0.000189*[$'raw data'.J53]" office:value-type="float" office:value="31.7746826271" calcext:value-type="float">
            <text:p>31.7746826271</text:p>
          </table:table-cell>
          <table:table-cell table:formula="of:=0.000189*[$'raw data'.K53]" office:value-type="float" office:value="26.7734624913" calcext:value-type="float">
            <text:p>26.7734624913</text:p>
          </table:table-cell>
          <table:table-cell table:formula="of:=0.000189*([$'raw data'.L53] + [$'raw data'.M53])" office:value-type="float" office:value="58.35229339968" calcext:value-type="float">
            <text:p>58.35229339968</text:p>
          </table:table-cell>
          <table:table-cell table:formula="of:=0.000189*([$'raw data'.D53] - [$'raw data'.O53])" office:value-type="float" office:value="-175.893267501" calcext:value-type="float">
            <text:p>-175.893267501</text:p>
          </table:table-cell>
          <table:table-cell table:formula="of:=-0.000189*[$'raw data'.P53]" office:value-type="float" office:value="-235.70013474" calcext:value-type="float">
            <text:p>-235.70013474</text:p>
          </table:table-cell>
        </table:table-row>
        <table:table-row table:style-name="ro1">
          <table:table-cell office:value-type="string" calcext:value-type="string">
            <text:p>91800</text:p>
          </table:table-cell>
          <table:table-cell table:formula="of:=0.000189*[$'raw data'.B54]" office:value-type="float" office:value="43.1815492962" calcext:value-type="float">
            <text:p>43.1815492962</text:p>
          </table:table-cell>
          <table:table-cell table:formula="of:=0.000189*[$'raw data'.C54]" office:value-type="float" office:value="28.8506811096" calcext:value-type="float">
            <text:p>28.8506811096</text:p>
          </table:table-cell>
          <table:table-cell table:formula="of:=0.000189*[$'raw data'.E54]" office:value-type="float" office:value="67.0791619512" calcext:value-type="float">
            <text:p>67.0791619512</text:p>
          </table:table-cell>
          <table:table-cell table:formula="of:=0.000189*([$'raw data'.F54] + [$'raw data'.G54])" office:value-type="float" office:value="78.7952479671" calcext:value-type="float">
            <text:p>78.7952479671</text:p>
          </table:table-cell>
          <table:table-cell table:formula="of:=0.000189*[$'raw data'.H54]" office:value-type="float" office:value="48.365279928" calcext:value-type="float">
            <text:p>48.365279928</text:p>
          </table:table-cell>
          <table:table-cell table:formula="of:=0.000189*[$'raw data'.I54]" office:value-type="float" office:value="20.4953483007" calcext:value-type="float">
            <text:p>20.4953483007</text:p>
          </table:table-cell>
          <table:table-cell table:formula="of:=0.000189*[$'raw data'.J54]" office:value-type="float" office:value="25.7370196608" calcext:value-type="float">
            <text:p>25.7370196608</text:p>
          </table:table-cell>
          <table:table-cell table:formula="of:=0.000189*[$'raw data'.K54]" office:value-type="float" office:value="26.8401507066" calcext:value-type="float">
            <text:p>26.8401507066</text:p>
          </table:table-cell>
          <table:table-cell table:formula="of:=0.000189*([$'raw data'.L54] + [$'raw data'.M54])" office:value-type="float" office:value="58.56201882594" calcext:value-type="float">
            <text:p>58.56201882594</text:p>
          </table:table-cell>
          <table:table-cell table:formula="of:=0.000189*([$'raw data'.D54] - [$'raw data'.O54])" office:value-type="float" office:value="-176.7948030576" calcext:value-type="float">
            <text:p>-176.7948030576</text:p>
          </table:table-cell>
          <table:table-cell table:formula="of:=-0.000189*[$'raw data'.P54]" office:value-type="float" office:value="-221.11165377" calcext:value-type="float">
            <text:p>-221.11165377</text:p>
          </table:table-cell>
        </table:table-row>
        <table:table-row table:style-name="ro1">
          <table:table-cell office:value-type="string" calcext:value-type="string">
            <text:p>93600</text:p>
          </table:table-cell>
          <table:table-cell table:formula="of:=0.000189*[$'raw data'.B55]" office:value-type="float" office:value="41.8305349035" calcext:value-type="float">
            <text:p>41.8305349035</text:p>
          </table:table-cell>
          <table:table-cell table:formula="of:=0.000189*[$'raw data'.C55]" office:value-type="float" office:value="27.3472613127" calcext:value-type="float">
            <text:p>27.3472613127</text:p>
          </table:table-cell>
          <table:table-cell table:formula="of:=0.000189*[$'raw data'.E55]" office:value-type="float" office:value="64.6965618201" calcext:value-type="float">
            <text:p>64.6965618201</text:p>
          </table:table-cell>
          <table:table-cell table:formula="of:=0.000189*([$'raw data'.F55] + [$'raw data'.G55])" office:value-type="float" office:value="78.79640107122" calcext:value-type="float">
            <text:p>78.79640107122</text:p>
          </table:table-cell>
          <table:table-cell table:formula="of:=0.000189*[$'raw data'.H55]" office:value-type="float" office:value="48.2086903662" calcext:value-type="float">
            <text:p>48.2086903662</text:p>
          </table:table-cell>
          <table:table-cell table:formula="of:=0.000189*[$'raw data'.I55]" office:value-type="float" office:value="20.488948137" calcext:value-type="float">
            <text:p>20.488948137</text:p>
          </table:table-cell>
          <table:table-cell table:formula="of:=0.000189*[$'raw data'.J55]" office:value-type="float" office:value="26.0206694055" calcext:value-type="float">
            <text:p>26.0206694055</text:p>
          </table:table-cell>
          <table:table-cell table:formula="of:=0.000189*[$'raw data'.K55]" office:value-type="float" office:value="26.9472556269" calcext:value-type="float">
            <text:p>26.9472556269</text:p>
          </table:table-cell>
          <table:table-cell table:formula="of:=0.000189*([$'raw data'.L55] + [$'raw data'.M55])" office:value-type="float" office:value="60.90581527254" calcext:value-type="float">
            <text:p>60.90581527254</text:p>
          </table:table-cell>
          <table:table-cell table:formula="of:=0.000189*([$'raw data'.D55] - [$'raw data'.O55])" office:value-type="float" office:value="-177.826209435" calcext:value-type="float">
            <text:p>-177.826209435</text:p>
          </table:table-cell>
          <table:table-cell table:formula="of:=-0.000189*[$'raw data'.P55]" office:value-type="float" office:value="-217.41592887" calcext:value-type="float">
            <text:p>-217.41592887</text:p>
          </table:table-cell>
        </table:table-row>
        <table:table-row table:style-name="ro1">
          <table:table-cell office:value-type="string" calcext:value-type="string">
            <text:p>95400</text:p>
          </table:table-cell>
          <table:table-cell table:formula="of:=0.000189*[$'raw data'.B56]" office:value-type="float" office:value="43.4912284989" calcext:value-type="float">
            <text:p>43.4912284989</text:p>
          </table:table-cell>
          <table:table-cell table:formula="of:=0.000189*[$'raw data'.C56]" office:value-type="float" office:value="29.2686919749" calcext:value-type="float">
            <text:p>29.2686919749</text:p>
          </table:table-cell>
          <table:table-cell table:formula="of:=0.000189*[$'raw data'.E56]" office:value-type="float" office:value="66.8949245433" calcext:value-type="float">
            <text:p>66.8949245433</text:p>
          </table:table-cell>
          <table:table-cell table:formula="of:=0.000189*([$'raw data'.F56] + [$'raw data'.G56])" office:value-type="float" office:value="78.82078217328" calcext:value-type="float">
            <text:p>78.82078217328</text:p>
          </table:table-cell>
          <table:table-cell table:formula="of:=0.000189*[$'raw data'.H56]" office:value-type="float" office:value="44.9067091851" calcext:value-type="float">
            <text:p>44.9067091851</text:p>
          </table:table-cell>
          <table:table-cell table:formula="of:=0.000189*[$'raw data'.I56]" office:value-type="float" office:value="20.3922000387" calcext:value-type="float">
            <text:p>20.3922000387</text:p>
          </table:table-cell>
          <table:table-cell table:formula="of:=0.000189*[$'raw data'.J56]" office:value-type="float" office:value="23.5868173317" calcext:value-type="float">
            <text:p>23.5868173317</text:p>
          </table:table-cell>
          <table:table-cell table:formula="of:=0.000189*[$'raw data'.K56]" office:value-type="float" office:value="26.8071790896" calcext:value-type="float">
            <text:p>26.8071790896</text:p>
          </table:table-cell>
          <table:table-cell table:formula="of:=0.000189*([$'raw data'.L56] + [$'raw data'.M56])" office:value-type="float" office:value="63.76340638395" calcext:value-type="float">
            <text:p>63.76340638395</text:p>
          </table:table-cell>
          <table:table-cell table:formula="of:=0.000189*([$'raw data'.D56] - [$'raw data'.O56])" office:value-type="float" office:value="-176.9256793206" calcext:value-type="float">
            <text:p>-176.9256793206</text:p>
          </table:table-cell>
          <table:table-cell table:formula="of:=-0.000189*[$'raw data'.P56]" office:value-type="float" office:value="-221.00625981" calcext:value-type="float">
            <text:p>-221.00625981</text:p>
          </table:table-cell>
        </table:table-row>
        <table:table-row table:style-name="ro1">
          <table:table-cell office:value-type="string" calcext:value-type="string">
            <text:p>97200</text:p>
          </table:table-cell>
          <table:table-cell table:formula="of:=0.000189*[$'raw data'.B57]" office:value-type="float" office:value="41.3200708515" calcext:value-type="float">
            <text:p>41.3200708515</text:p>
          </table:table-cell>
          <table:table-cell table:formula="of:=0.000189*[$'raw data'.C57]" office:value-type="float" office:value="26.6031430812" calcext:value-type="float">
            <text:p>26.6031430812</text:p>
          </table:table-cell>
          <table:table-cell table:formula="of:=0.000189*[$'raw data'.E57]" office:value-type="float" office:value="60.5379088629" calcext:value-type="float">
            <text:p>60.5379088629</text:p>
          </table:table-cell>
          <table:table-cell table:formula="of:=0.000189*([$'raw data'.F57] + [$'raw data'.G57])" office:value-type="float" office:value="78.83248749327" calcext:value-type="float">
            <text:p>78.83248749327</text:p>
          </table:table-cell>
          <table:table-cell table:formula="of:=0.000189*[$'raw data'.H57]" office:value-type="float" office:value="47.9556823032" calcext:value-type="float">
            <text:p>47.9556823032</text:p>
          </table:table-cell>
          <table:table-cell table:formula="of:=0.000189*[$'raw data'.I57]" office:value-type="float" office:value="20.5372532862" calcext:value-type="float">
            <text:p>20.5372532862</text:p>
          </table:table-cell>
          <table:table-cell table:formula="of:=0.000189*[$'raw data'.J57]" office:value-type="float" office:value="25.1938940841" calcext:value-type="float">
            <text:p>25.1938940841</text:p>
          </table:table-cell>
          <table:table-cell table:formula="of:=0.000189*[$'raw data'.K57]" office:value-type="float" office:value="26.9289568548" calcext:value-type="float">
            <text:p>26.9289568548</text:p>
          </table:table-cell>
          <table:table-cell table:formula="of:=0.000189*([$'raw data'.L57] + [$'raw data'.M57])" office:value-type="float" office:value="63.75792106341" calcext:value-type="float">
            <text:p>63.75792106341</text:p>
          </table:table-cell>
          <table:table-cell table:formula="of:=0.000189*([$'raw data'.D57] - [$'raw data'.O57])" office:value-type="float" office:value="-178.0624520262" calcext:value-type="float">
            <text:p>-178.0624520262</text:p>
          </table:table-cell>
          <table:table-cell table:formula="of:=-0.000189*[$'raw data'.P57]" office:value-type="float" office:value="-213.60486672" calcext:value-type="float">
            <text:p>-213.60486672</text:p>
          </table:table-cell>
        </table:table-row>
        <table:table-row table:style-name="ro1">
          <table:table-cell office:value-type="string" calcext:value-type="string">
            <text:p>99000</text:p>
          </table:table-cell>
          <table:table-cell table:formula="of:=0.000189*[$'raw data'.B58]" office:value-type="float" office:value="40.4902931139" calcext:value-type="float">
            <text:p>40.4902931139</text:p>
          </table:table-cell>
          <table:table-cell table:formula="of:=0.000189*[$'raw data'.C58]" office:value-type="float" office:value="25.829021988" calcext:value-type="float">
            <text:p>25.829021988</text:p>
          </table:table-cell>
          <table:table-cell table:formula="of:=0.000189*[$'raw data'.E58]" office:value-type="float" office:value="47.1567665646" calcext:value-type="float">
            <text:p>47.1567665646</text:p>
          </table:table-cell>
          <table:table-cell table:formula="of:=0.000189*([$'raw data'.F58] + [$'raw data'.G58])" office:value-type="float" office:value="78.84167489478" calcext:value-type="float">
            <text:p>78.84167489478</text:p>
          </table:table-cell>
          <table:table-cell table:formula="of:=0.000189*[$'raw data'.H58]" office:value-type="float" office:value="51.438646917" calcext:value-type="float">
            <text:p>51.438646917</text:p>
          </table:table-cell>
          <table:table-cell table:formula="of:=0.000189*[$'raw data'.I58]" office:value-type="float" office:value="20.5266605733" calcext:value-type="float">
            <text:p>20.5266605733</text:p>
          </table:table-cell>
          <table:table-cell table:formula="of:=0.000189*[$'raw data'.J58]" office:value-type="float" office:value="28.4526404946" calcext:value-type="float">
            <text:p>28.4526404946</text:p>
          </table:table-cell>
          <table:table-cell table:formula="of:=0.000189*[$'raw data'.K58]" office:value-type="float" office:value="26.8516462158" calcext:value-type="float">
            <text:p>26.8516462158</text:p>
          </table:table-cell>
          <table:table-cell table:formula="of:=0.000189*([$'raw data'.L58] + [$'raw data'.M58])" office:value-type="float" office:value="63.79074522261" calcext:value-type="float">
            <text:p>63.79074522261</text:p>
          </table:table-cell>
          <table:table-cell table:formula="of:=0.000189*([$'raw data'.D58] - [$'raw data'.O58])" office:value-type="float" office:value="-178.9114348287" calcext:value-type="float">
            <text:p>-178.9114348287</text:p>
          </table:table-cell>
          <table:table-cell table:formula="of:=-0.000189*[$'raw data'.P58]" office:value-type="float" office:value="-204.46666191" calcext:value-type="float">
            <text:p>-204.46666191</text:p>
          </table:table-cell>
        </table:table-row>
        <table:table-row table:style-name="ro1">
          <table:table-cell office:value-type="string" calcext:value-type="string">
            <text:p>100800</text:p>
          </table:table-cell>
          <table:table-cell table:formula="of:=0.000189*[$'raw data'.B59]" office:value-type="float" office:value="40.8647440908" calcext:value-type="float">
            <text:p>40.8647440908</text:p>
          </table:table-cell>
          <table:table-cell table:formula="of:=0.000189*[$'raw data'.C59]" office:value-type="float" office:value="26.1920753955" calcext:value-type="float">
            <text:p>26.1920753955</text:p>
          </table:table-cell>
          <table:table-cell table:formula="of:=0.000189*[$'raw data'.E59]" office:value-type="float" office:value="45.1138439808" calcext:value-type="float">
            <text:p>45.1138439808</text:p>
          </table:table-cell>
          <table:table-cell table:formula="of:=0.000189*([$'raw data'.F59] + [$'raw data'.G59])" office:value-type="float" office:value="78.85039681575" calcext:value-type="float">
            <text:p>78.85039681575</text:p>
          </table:table-cell>
          <table:table-cell table:formula="of:=0.000189*[$'raw data'.H59]" office:value-type="float" office:value="50.5363424517" calcext:value-type="float">
            <text:p>50.5363424517</text:p>
          </table:table-cell>
          <table:table-cell table:formula="of:=0.000189*[$'raw data'.I59]" office:value-type="float" office:value="20.3700818412" calcext:value-type="float">
            <text:p>20.3700818412</text:p>
          </table:table-cell>
          <table:table-cell table:formula="of:=0.000189*[$'raw data'.J59]" office:value-type="float" office:value="27.8065837035" calcext:value-type="float">
            <text:p>27.8065837035</text:p>
          </table:table-cell>
          <table:table-cell table:formula="of:=0.000189*[$'raw data'.K59]" office:value-type="float" office:value="26.8848623988" calcext:value-type="float">
            <text:p>26.8848623988</text:p>
          </table:table-cell>
          <table:table-cell table:formula="of:=0.000189*([$'raw data'.L59] + [$'raw data'.M59])" office:value-type="float" office:value="63.67462288551" calcext:value-type="float">
            <text:p>63.67462288551</text:p>
          </table:table-cell>
          <table:table-cell table:formula="of:=0.000189*([$'raw data'.D59] - [$'raw data'.O59])" office:value-type="float" office:value="-178.679207259" calcext:value-type="float">
            <text:p>-178.679207259</text:p>
          </table:table-cell>
          <table:table-cell table:formula="of:=-0.000189*[$'raw data'.P59]" office:value-type="float" office:value="-201.61434573" calcext:value-type="float">
            <text:p>-201.61434573</text:p>
          </table:table-cell>
        </table:table-row>
        <table:table-row table:style-name="ro1">
          <table:table-cell office:value-type="string" calcext:value-type="string">
            <text:p>102600</text:p>
          </table:table-cell>
          <table:table-cell table:formula="of:=0.000189*[$'raw data'.B60]" office:value-type="float" office:value="40.7407658364" calcext:value-type="float">
            <text:p>40.7407658364</text:p>
          </table:table-cell>
          <table:table-cell table:formula="of:=0.000189*[$'raw data'.C60]" office:value-type="float" office:value="25.9810384302" calcext:value-type="float">
            <text:p>25.9810384302</text:p>
          </table:table-cell>
          <table:table-cell table:formula="of:=0.000189*[$'raw data'.E60]" office:value-type="float" office:value="45.0828115227" calcext:value-type="float">
            <text:p>45.0828115227</text:p>
          </table:table-cell>
          <table:table-cell table:formula="of:=0.000189*([$'raw data'.F60] + [$'raw data'.G60])" office:value-type="float" office:value="78.85773555534" calcext:value-type="float">
            <text:p>78.85773555534</text:p>
          </table:table-cell>
          <table:table-cell table:formula="of:=0.000189*[$'raw data'.H60]" office:value-type="float" office:value="51.1413455511" calcext:value-type="float">
            <text:p>51.1413455511</text:p>
          </table:table-cell>
          <table:table-cell table:formula="of:=0.000189*[$'raw data'.I60]" office:value-type="float" office:value="20.6216965773" calcext:value-type="float">
            <text:p>20.6216965773</text:p>
          </table:table-cell>
          <table:table-cell table:formula="of:=0.000189*[$'raw data'.J60]" office:value-type="float" office:value="24.0047525214" calcext:value-type="float">
            <text:p>24.0047525214</text:p>
          </table:table-cell>
          <table:table-cell table:formula="of:=0.000189*[$'raw data'.K60]" office:value-type="float" office:value="26.8926983766" calcext:value-type="float">
            <text:p>26.8926983766</text:p>
          </table:table-cell>
          <table:table-cell table:formula="of:=0.000189*([$'raw data'.L60] + [$'raw data'.M60])" office:value-type="float" office:value="63.64481253543" calcext:value-type="float">
            <text:p>63.64481253543</text:p>
          </table:table-cell>
          <table:table-cell table:formula="of:=0.000189*([$'raw data'.D60] - [$'raw data'.O60])" office:value-type="float" office:value="-178.7554097532" calcext:value-type="float">
            <text:p>-178.7554097532</text:p>
          </table:table-cell>
          <table:table-cell table:formula="of:=-0.000189*[$'raw data'.P60]" office:value-type="float" office:value="-198.21224745" calcext:value-type="float">
            <text:p>-198.21224745</text:p>
          </table:table-cell>
        </table:table-row>
        <table:table-row table:style-name="ro1">
          <table:table-cell office:value-type="string" calcext:value-type="string">
            <text:p>104400</text:p>
          </table:table-cell>
          <table:table-cell table:formula="of:=0.000189*[$'raw data'.B61]" office:value-type="float" office:value="40.8168810693" calcext:value-type="float">
            <text:p>40.8168810693</text:p>
          </table:table-cell>
          <table:table-cell table:formula="of:=0.000189*[$'raw data'.C61]" office:value-type="float" office:value="25.9643529999" calcext:value-type="float">
            <text:p>25.9643529999</text:p>
          </table:table-cell>
          <table:table-cell table:formula="of:=0.000189*[$'raw data'.E61]" office:value-type="float" office:value="45.0662513427" calcext:value-type="float">
            <text:p>45.0662513427</text:p>
          </table:table-cell>
          <table:table-cell table:formula="of:=0.000189*([$'raw data'.F61] + [$'raw data'.G61])" office:value-type="float" office:value="78.85773555534" calcext:value-type="float">
            <text:p>78.85773555534</text:p>
          </table:table-cell>
          <table:table-cell table:formula="of:=0.000189*[$'raw data'.H61]" office:value-type="float" office:value="50.4554980041" calcext:value-type="float">
            <text:p>50.4554980041</text:p>
          </table:table-cell>
          <table:table-cell table:formula="of:=0.000189*[$'raw data'.I61]" office:value-type="float" office:value="20.4977402469" calcext:value-type="float">
            <text:p>20.4977402469</text:p>
          </table:table-cell>
          <table:table-cell table:formula="of:=0.000189*[$'raw data'.J61]" office:value-type="float" office:value="22.8737787327" calcext:value-type="float">
            <text:p>22.8737787327</text:p>
          </table:table-cell>
          <table:table-cell table:formula="of:=0.000189*[$'raw data'.K61]" office:value-type="float" office:value="26.9335131156" calcext:value-type="float">
            <text:p>26.9335131156</text:p>
          </table:table-cell>
          <table:table-cell table:formula="of:=0.000189*([$'raw data'.L61] + [$'raw data'.M61])" office:value-type="float" office:value="63.7846149528" calcext:value-type="float">
            <text:p>63.7846149528</text:p>
          </table:table-cell>
          <table:table-cell table:formula="of:=0.000189*([$'raw data'.D61] - [$'raw data'.O61])" office:value-type="float" office:value="-178.5381483753" calcext:value-type="float">
            <text:p>-178.5381483753</text:p>
          </table:table-cell>
          <table:table-cell table:formula="of:=-0.000189*[$'raw data'.P61]" office:value-type="float" office:value="-196.71221682" calcext:value-type="float">
            <text:p>-196.71221682</text:p>
          </table:table-cell>
        </table:table-row>
        <table:table-row table:style-name="ro1">
          <table:table-cell office:value-type="string" calcext:value-type="string">
            <text:p>106200</text:p>
          </table:table-cell>
          <table:table-cell table:formula="of:=0.000189*[$'raw data'.B62]" office:value-type="float" office:value="40.4369020881" calcext:value-type="float">
            <text:p>40.4369020881</text:p>
          </table:table-cell>
          <table:table-cell table:formula="of:=0.000189*[$'raw data'.C62]" office:value-type="float" office:value="25.5246015402" calcext:value-type="float">
            <text:p>25.5246015402</text:p>
          </table:table-cell>
          <table:table-cell table:formula="of:=0.000189*[$'raw data'.E62]" office:value-type="float" office:value="44.8737388533" calcext:value-type="float">
            <text:p>44.8737388533</text:p>
          </table:table-cell>
          <table:table-cell table:formula="of:=0.000189*([$'raw data'.F62] + [$'raw data'.G62])" office:value-type="float" office:value="78.86941291278" calcext:value-type="float">
            <text:p>78.86941291278</text:p>
          </table:table-cell>
          <table:table-cell table:formula="of:=0.000189*[$'raw data'.H62]" office:value-type="float" office:value="50.6119352319" calcext:value-type="float">
            <text:p>50.6119352319</text:p>
          </table:table-cell>
          <table:table-cell table:formula="of:=0.000189*[$'raw data'.I62]" office:value-type="float" office:value="20.7702154233" calcext:value-type="float">
            <text:p>20.7702154233</text:p>
          </table:table-cell>
          <table:table-cell table:formula="of:=0.000189*[$'raw data'.J62]" office:value-type="float" office:value="22.7867243877" calcext:value-type="float">
            <text:p>22.7867243877</text:p>
          </table:table-cell>
          <table:table-cell table:formula="of:=0.000189*[$'raw data'.K62]" office:value-type="float" office:value="27.0236473101" calcext:value-type="float">
            <text:p>27.0236473101</text:p>
          </table:table-cell>
          <table:table-cell table:formula="of:=0.000189*([$'raw data'.L62] + [$'raw data'.M62])" office:value-type="float" office:value="63.77925432501" calcext:value-type="float">
            <text:p>63.77925432501</text:p>
          </table:table-cell>
          <table:table-cell table:formula="of:=0.000189*([$'raw data'.D62] - [$'raw data'.O62])" office:value-type="float" office:value="-178.8737210316" calcext:value-type="float">
            <text:p>-178.8737210316</text:p>
          </table:table-cell>
          <table:table-cell table:formula="of:=-0.000189*[$'raw data'.P62]" office:value-type="float" office:value="-195.80271102" calcext:value-type="float">
            <text:p>-195.80271102</text:p>
          </table:table-cell>
        </table:table-row>
        <table:table-row table:style-name="ro1">
          <table:table-cell office:value-type="string" calcext:value-type="string">
            <text:p>108000</text:p>
          </table:table-cell>
          <table:table-cell table:formula="of:=0.000189*[$'raw data'.B63]" office:value-type="float" office:value="36.2330076906" calcext:value-type="float">
            <text:p>36.2330076906</text:p>
          </table:table-cell>
          <table:table-cell table:formula="of:=0.000189*[$'raw data'.C63]" office:value-type="float" office:value="25.3094996952" calcext:value-type="float">
            <text:p>25.3094996952</text:p>
          </table:table-cell>
          <table:table-cell table:formula="of:=0.000189*[$'raw data'.E63]" office:value-type="float" office:value="37.3920063993" calcext:value-type="float">
            <text:p>37.3920063993</text:p>
          </table:table-cell>
          <table:table-cell table:formula="of:=0.000189*([$'raw data'.F63] + [$'raw data'.G63])" office:value-type="float" office:value="78.87674129139" calcext:value-type="float">
            <text:p>78.87674129139</text:p>
          </table:table-cell>
          <table:table-cell table:formula="of:=0.000189*[$'raw data'.H63]" office:value-type="float" office:value="50.5460774826" calcext:value-type="float">
            <text:p>50.5460774826</text:p>
          </table:table-cell>
          <table:table-cell table:formula="of:=0.000189*[$'raw data'.I63]" office:value-type="float" office:value="20.7396011277" calcext:value-type="float">
            <text:p>20.7396011277</text:p>
          </table:table-cell>
          <table:table-cell table:formula="of:=0.000189*[$'raw data'.J63]" office:value-type="float" office:value="22.9707425934" calcext:value-type="float">
            <text:p>22.9707425934</text:p>
          </table:table-cell>
          <table:table-cell table:formula="of:=0.000189*[$'raw data'.K63]" office:value-type="float" office:value="27.0201887235" calcext:value-type="float">
            <text:p>27.0201887235</text:p>
          </table:table-cell>
          <table:table-cell table:formula="of:=0.000189*([$'raw data'.L63] + [$'raw data'.M63])" office:value-type="float" office:value="63.61666588998" calcext:value-type="float">
            <text:p>63.61666588998</text:p>
          </table:table-cell>
          <table:table-cell table:formula="of:=0.000189*([$'raw data'.D63] - [$'raw data'.O63])" office:value-type="float" office:value="-178.9029805563" calcext:value-type="float">
            <text:p>-178.9029805563</text:p>
          </table:table-cell>
          <table:table-cell table:formula="of:=-0.000189*[$'raw data'.P63]" office:value-type="float" office:value="-183.80155122" calcext:value-type="float">
            <text:p>-183.80155122</text:p>
          </table:table-cell>
        </table:table-row>
        <table:table-row table:style-name="ro1">
          <table:table-cell office:value-type="string" calcext:value-type="string">
            <text:p>109800</text:p>
          </table:table-cell>
          <table:table-cell table:formula="of:=0.000189*[$'raw data'.B64]" office:value-type="float" office:value="35.2255067703" calcext:value-type="float">
            <text:p>35.2255067703</text:p>
          </table:table-cell>
          <table:table-cell table:formula="of:=0.000189*[$'raw data'.C64]" office:value-type="float" office:value="24.9182760267" calcext:value-type="float">
            <text:p>24.9182760267</text:p>
          </table:table-cell>
          <table:table-cell table:formula="of:=0.000189*[$'raw data'.E64]" office:value-type="float" office:value="36.9816189813" calcext:value-type="float">
            <text:p>36.9816189813</text:p>
          </table:table-cell>
          <table:table-cell table:formula="of:=0.000189*([$'raw data'.F64] + [$'raw data'.G64])" office:value-type="float" office:value="78.87124881153" calcext:value-type="float">
            <text:p>78.87124881153</text:p>
          </table:table-cell>
          <table:table-cell table:formula="of:=0.000189*[$'raw data'.H64]" office:value-type="float" office:value="50.524831728" calcext:value-type="float">
            <text:p>50.524831728</text:p>
          </table:table-cell>
          <table:table-cell table:formula="of:=0.000189*[$'raw data'.I64]" office:value-type="float" office:value="20.7253801818" calcext:value-type="float">
            <text:p>20.7253801818</text:p>
          </table:table-cell>
          <table:table-cell table:formula="of:=0.000189*[$'raw data'.J64]" office:value-type="float" office:value="23.1315246666" calcext:value-type="float">
            <text:p>23.1315246666</text:p>
          </table:table-cell>
          <table:table-cell table:formula="of:=0.000189*[$'raw data'.K64]" office:value-type="float" office:value="27.1082451654" calcext:value-type="float">
            <text:p>27.1082451654</text:p>
          </table:table-cell>
          <table:table-cell table:formula="of:=0.000189*([$'raw data'.L64] + [$'raw data'.M64])" office:value-type="float" office:value="63.15224135913" calcext:value-type="float">
            <text:p>63.15224135913</text:p>
          </table:table-cell>
          <table:table-cell table:formula="of:=0.000189*([$'raw data'.D64] - [$'raw data'.O64])" office:value-type="float" office:value="-179.8397586405" calcext:value-type="float">
            <text:p>-179.8397586405</text:p>
          </table:table-cell>
          <table:table-cell table:formula="of:=-0.000189*[$'raw data'.P64]" office:value-type="float" office:value="-180.79911423" calcext:value-type="float">
            <text:p>-180.79911423</text:p>
          </table:table-cell>
        </table:table-row>
        <table:table-row table:style-name="ro1">
          <table:table-cell office:value-type="string" calcext:value-type="string">
            <text:p>111600</text:p>
          </table:table-cell>
          <table:table-cell table:formula="of:=0.000189*[$'raw data'.B65]" office:value-type="float" office:value="35.8532463429" calcext:value-type="float">
            <text:p>35.8532463429</text:p>
          </table:table-cell>
          <table:table-cell table:formula="of:=0.000189*[$'raw data'.C65]" office:value-type="float" office:value="25.5646254276" calcext:value-type="float">
            <text:p>25.5646254276</text:p>
          </table:table-cell>
          <table:table-cell table:formula="of:=0.000189*[$'raw data'.E65]" office:value-type="float" office:value="40.5078404976" calcext:value-type="float">
            <text:p>40.5078404976</text:p>
          </table:table-cell>
          <table:table-cell table:formula="of:=0.000189*([$'raw data'.F65] + [$'raw data'.G65])" office:value-type="float" office:value="78.87994896348" calcext:value-type="float">
            <text:p>78.87994896348</text:p>
          </table:table-cell>
          <table:table-cell table:formula="of:=0.000189*[$'raw data'.H65]" office:value-type="float" office:value="49.1390964288" calcext:value-type="float">
            <text:p>49.1390964288</text:p>
          </table:table-cell>
          <table:table-cell table:formula="of:=0.000189*[$'raw data'.I65]" office:value-type="float" office:value="20.7389305746" calcext:value-type="float">
            <text:p>20.7389305746</text:p>
          </table:table-cell>
          <table:table-cell table:formula="of:=0.000189*[$'raw data'.J65]" office:value-type="float" office:value="23.2616697264" calcext:value-type="float">
            <text:p>23.2616697264</text:p>
          </table:table-cell>
          <table:table-cell table:formula="of:=0.000189*[$'raw data'.K65]" office:value-type="float" office:value="27.0223646805" calcext:value-type="float">
            <text:p>27.0223646805</text:p>
          </table:table-cell>
          <table:table-cell table:formula="of:=0.000189*([$'raw data'.L65] + [$'raw data'.M65])" office:value-type="float" office:value="63.08667873711" calcext:value-type="float">
            <text:p>63.08667873711</text:p>
          </table:table-cell>
          <table:table-cell table:formula="of:=0.000189*([$'raw data'.D65] - [$'raw data'.O65])" office:value-type="float" office:value="-180.8438840019" calcext:value-type="float">
            <text:p>-180.8438840019</text:p>
          </table:table-cell>
          <table:table-cell table:formula="of:=-0.000189*[$'raw data'.P65]" office:value-type="float" office:value="-183.21051798" calcext:value-type="float">
            <text:p>-183.21051798</text:p>
          </table:table-cell>
        </table:table-row>
        <table:table-row table:style-name="ro1">
          <table:table-cell office:value-type="string" calcext:value-type="string">
            <text:p>113400</text:p>
          </table:table-cell>
          <table:table-cell table:formula="of:=0.000189*[$'raw data'.B66]" office:value-type="float" office:value="36.0777352509" calcext:value-type="float">
            <text:p>36.0777352509</text:p>
          </table:table-cell>
          <table:table-cell table:formula="of:=0.000189*[$'raw data'.C66]" office:value-type="float" office:value="25.8765902262" calcext:value-type="float">
            <text:p>25.8765902262</text:p>
          </table:table-cell>
          <table:table-cell table:formula="of:=0.000189*[$'raw data'.E66]" office:value-type="float" office:value="41.9295050748" calcext:value-type="float">
            <text:p>41.9295050748</text:p>
          </table:table-cell>
          <table:table-cell table:formula="of:=0.000189*([$'raw data'.F66] + [$'raw data'.G66])" office:value-type="float" office:value="78.87582937584" calcext:value-type="float">
            <text:p>78.87582937584</text:p>
          </table:table-cell>
          <table:table-cell table:formula="of:=0.000189*[$'raw data'.H66]" office:value-type="float" office:value="50.9854604868" calcext:value-type="float">
            <text:p>50.9854604868</text:p>
          </table:table-cell>
          <table:table-cell table:formula="of:=0.000189*[$'raw data'.I66]" office:value-type="float" office:value="20.7792677106" calcext:value-type="float">
            <text:p>20.7792677106</text:p>
          </table:table-cell>
          <table:table-cell table:formula="of:=0.000189*[$'raw data'.J66]" office:value-type="float" office:value="23.5899470583" calcext:value-type="float">
            <text:p>23.5899470583</text:p>
          </table:table-cell>
          <table:table-cell table:formula="of:=0.000189*[$'raw data'.K66]" office:value-type="float" office:value="26.9159786406" calcext:value-type="float">
            <text:p>26.9159786406</text:p>
          </table:table-cell>
          <table:table-cell table:formula="of:=0.000189*([$'raw data'.L66] + [$'raw data'.M66])" office:value-type="float" office:value="63.09748636758" calcext:value-type="float">
            <text:p>63.09748636758</text:p>
          </table:table-cell>
          <table:table-cell table:formula="of:=0.000189*([$'raw data'.D66] - [$'raw data'.O66])" office:value-type="float" office:value="-180.7404765831" calcext:value-type="float">
            <text:p>-180.7404765831</text:p>
          </table:table-cell>
          <table:table-cell table:formula="of:=-0.000189*[$'raw data'.P66]" office:value-type="float" office:value="-187.38732348" calcext:value-type="float">
            <text:p>-187.38732348</text:p>
          </table:table-cell>
        </table:table-row>
        <table:table-row table:style-name="ro1">
          <table:table-cell office:value-type="string" calcext:value-type="string">
            <text:p>115200</text:p>
          </table:table-cell>
          <table:table-cell table:formula="of:=0.000189*[$'raw data'.B67]" office:value-type="float" office:value="36.7058269494" calcext:value-type="float">
            <text:p>36.7058269494</text:p>
          </table:table-cell>
          <table:table-cell table:formula="of:=0.000189*[$'raw data'.C67]" office:value-type="float" office:value="26.6610063762" calcext:value-type="float">
            <text:p>26.6610063762</text:p>
          </table:table-cell>
          <table:table-cell table:formula="of:=0.000189*[$'raw data'.E67]" office:value-type="float" office:value="43.7396748579" calcext:value-type="float">
            <text:p>43.7396748579</text:p>
          </table:table-cell>
          <table:table-cell table:formula="of:=0.000189*([$'raw data'.F67] + [$'raw data'.G67])" office:value-type="float" office:value="78.8721649569" calcext:value-type="float">
            <text:p>78.8721649569</text:p>
          </table:table-cell>
          <table:table-cell table:formula="of:=0.000189*[$'raw data'.H67]" office:value-type="float" office:value="51.1259104125" calcext:value-type="float">
            <text:p>51.1259104125</text:p>
          </table:table-cell>
          <table:table-cell table:formula="of:=0.000189*[$'raw data'.I67]" office:value-type="float" office:value="20.7215178723" calcext:value-type="float">
            <text:p>20.7215178723</text:p>
          </table:table-cell>
          <table:table-cell table:formula="of:=0.000189*[$'raw data'.J67]" office:value-type="float" office:value="23.8179522735" calcext:value-type="float">
            <text:p>23.8179522735</text:p>
          </table:table-cell>
          <table:table-cell table:formula="of:=0.000189*[$'raw data'.K67]" office:value-type="float" office:value="27.1964698362" calcext:value-type="float">
            <text:p>27.1964698362</text:p>
          </table:table-cell>
          <table:table-cell table:formula="of:=0.000189*([$'raw data'.L67] + [$'raw data'.M67])" office:value-type="float" office:value="63.0221225382" calcext:value-type="float">
            <text:p>63.0221225382</text:p>
          </table:table-cell>
          <table:table-cell table:formula="of:=0.000189*([$'raw data'.D67] - [$'raw data'.O67])" office:value-type="float" office:value="-180.4314023883" calcext:value-type="float">
            <text:p>-180.4314023883</text:p>
          </table:table-cell>
          <table:table-cell table:formula="of:=-0.000189*[$'raw data'.P67]" office:value-type="float" office:value="-191.43124308" calcext:value-type="float">
            <text:p>-191.43124308</text:p>
          </table:table-cell>
        </table:table-row>
        <table:table-row table:style-name="ro1">
          <table:table-cell office:value-type="string" calcext:value-type="string">
            <text:p>117000</text:p>
          </table:table-cell>
          <table:table-cell table:formula="of:=0.000189*[$'raw data'.B68]" office:value-type="float" office:value="37.7810017767" calcext:value-type="float">
            <text:p>37.7810017767</text:p>
          </table:table-cell>
          <table:table-cell table:formula="of:=0.000189*[$'raw data'.C68]" office:value-type="float" office:value="27.9970610031" calcext:value-type="float">
            <text:p>27.9970610031</text:p>
          </table:table-cell>
          <table:table-cell table:formula="of:=0.000189*[$'raw data'.E68]" office:value-type="float" office:value="44.7763402548" calcext:value-type="float">
            <text:p>44.7763402548</text:p>
          </table:table-cell>
          <table:table-cell table:formula="of:=0.000189*([$'raw data'.F68] + [$'raw data'.G68])" office:value-type="float" office:value="78.84807979671" calcext:value-type="float">
            <text:p>78.84807979671</text:p>
          </table:table-cell>
          <table:table-cell table:formula="of:=0.000189*[$'raw data'.H68]" office:value-type="float" office:value="50.5681750035" calcext:value-type="float">
            <text:p>50.5681750035</text:p>
          </table:table-cell>
          <table:table-cell table:formula="of:=0.000189*[$'raw data'.I68]" office:value-type="float" office:value="20.6592837444" calcext:value-type="float">
            <text:p>20.6592837444</text:p>
          </table:table-cell>
          <table:table-cell table:formula="of:=0.000189*[$'raw data'.J68]" office:value-type="float" office:value="23.9840796447" calcext:value-type="float">
            <text:p>23.9840796447</text:p>
          </table:table-cell>
          <table:table-cell table:formula="of:=0.000189*[$'raw data'.K68]" office:value-type="float" office:value="27.0434375379" calcext:value-type="float">
            <text:p>27.0434375379</text:p>
          </table:table-cell>
          <table:table-cell table:formula="of:=0.000189*([$'raw data'.L68] + [$'raw data'.M68])" office:value-type="float" office:value="62.88058750869" calcext:value-type="float">
            <text:p>62.88058750869</text:p>
          </table:table-cell>
          <table:table-cell table:formula="of:=0.000189*([$'raw data'.D68] - [$'raw data'.O68])" office:value-type="float" office:value="-179.272915605" calcext:value-type="float">
            <text:p>-179.272915605</text:p>
          </table:table-cell>
          <table:table-cell table:formula="of:=-0.000189*[$'raw data'.P68]" office:value-type="float" office:value="-195.26513076" calcext:value-type="float">
            <text:p>-195.26513076</text:p>
          </table:table-cell>
        </table:table-row>
        <table:table-row table:style-name="ro1">
          <table:table-cell office:value-type="string" calcext:value-type="string">
            <text:p>118800</text:p>
          </table:table-cell>
          <table:table-cell table:formula="of:=0.000189*[$'raw data'.B69]" office:value-type="float" office:value="36.5696292591" calcext:value-type="float">
            <text:p>36.5696292591</text:p>
          </table:table-cell>
          <table:table-cell table:formula="of:=0.000189*[$'raw data'.C69]" office:value-type="float" office:value="26.8116633981" calcext:value-type="float">
            <text:p>26.8116633981</text:p>
          </table:table-cell>
          <table:table-cell table:formula="of:=0.000189*[$'raw data'.E69]" office:value-type="float" office:value="47.4762031569" calcext:value-type="float">
            <text:p>47.4762031569</text:p>
          </table:table-cell>
          <table:table-cell table:formula="of:=0.000189*([$'raw data'.F69] + [$'raw data'.G69])" office:value-type="float" office:value="78.81661850328" calcext:value-type="float">
            <text:p>78.81661850328</text:p>
          </table:table-cell>
          <table:table-cell table:formula="of:=0.000189*[$'raw data'.H69]" office:value-type="float" office:value="50.0349207834" calcext:value-type="float">
            <text:p>50.0349207834</text:p>
          </table:table-cell>
          <table:table-cell table:formula="of:=0.000189*[$'raw data'.I69]" office:value-type="float" office:value="20.6545678353" calcext:value-type="float">
            <text:p>20.6545678353</text:p>
          </table:table-cell>
          <table:table-cell table:formula="of:=0.000189*[$'raw data'.J69]" office:value-type="float" office:value="36.1844387163" calcext:value-type="float">
            <text:p>36.1844387163</text:p>
          </table:table-cell>
          <table:table-cell table:formula="of:=0.000189*[$'raw data'.K69]" office:value-type="float" office:value="26.7455189925" calcext:value-type="float">
            <text:p>26.7455189925</text:p>
          </table:table-cell>
          <table:table-cell table:formula="of:=0.000189*([$'raw data'.L69] + [$'raw data'.M69])" office:value-type="float" office:value="62.84532658761" calcext:value-type="float">
            <text:p>62.84532658761</text:p>
          </table:table-cell>
          <table:table-cell table:formula="of:=0.000189*([$'raw data'.D69] - [$'raw data'.O69])" office:value-type="float" office:value="-174.704738733" calcext:value-type="float">
            <text:p>-174.704738733</text:p>
          </table:table-cell>
          <table:table-cell table:formula="of:=-0.000189*[$'raw data'.P69]" office:value-type="float" office:value="-211.4341488" calcext:value-type="float">
            <text:p>-211.4341488</text:p>
          </table:table-cell>
        </table:table-row>
        <table:table-row table:style-name="ro1">
          <table:table-cell office:value-type="string" calcext:value-type="string">
            <text:p>120600</text:p>
          </table:table-cell>
          <table:table-cell table:formula="of:=0.000189*[$'raw data'.B70]" office:value-type="float" office:value="38.3055059394" calcext:value-type="float">
            <text:p>38.3055059394</text:p>
          </table:table-cell>
          <table:table-cell table:formula="of:=0.000189*[$'raw data'.C70]" office:value-type="float" office:value="28.836840564" calcext:value-type="float">
            <text:p>28.836840564</text:p>
          </table:table-cell>
          <table:table-cell table:formula="of:=0.000189*[$'raw data'.E70]" office:value-type="float" office:value="51.1613371773" calcext:value-type="float">
            <text:p>51.1613371773</text:p>
          </table:table-cell>
          <table:table-cell table:formula="of:=0.000189*([$'raw data'.F70] + [$'raw data'.G70])" office:value-type="float" office:value="78.74649391833" calcext:value-type="float">
            <text:p>78.74649391833</text:p>
          </table:table-cell>
          <table:table-cell table:formula="of:=0.000189*[$'raw data'.H70]" office:value-type="float" office:value="50.1750493335" calcext:value-type="float">
            <text:p>50.1750493335</text:p>
          </table:table-cell>
          <table:table-cell table:formula="of:=0.000189*[$'raw data'.I70]" office:value-type="float" office:value="20.5630154982" calcext:value-type="float">
            <text:p>20.5630154982</text:p>
          </table:table-cell>
          <table:table-cell table:formula="of:=0.000189*[$'raw data'.J70]" office:value-type="float" office:value="39.5076947391" calcext:value-type="float">
            <text:p>39.5076947391</text:p>
          </table:table-cell>
          <table:table-cell table:formula="of:=0.000189*[$'raw data'.K70]" office:value-type="float" office:value="26.6657798736" calcext:value-type="float">
            <text:p>26.6657798736</text:p>
          </table:table-cell>
          <table:table-cell table:formula="of:=0.000189*([$'raw data'.L70] + [$'raw data'.M70])" office:value-type="float" office:value="62.70661627839" calcext:value-type="float">
            <text:p>62.70661627839</text:p>
          </table:table-cell>
          <table:table-cell table:formula="of:=0.000189*([$'raw data'.D70] - [$'raw data'.O70])" office:value-type="float" office:value="-172.310655888" calcext:value-type="float">
            <text:p>-172.310655888</text:p>
          </table:table-cell>
          <table:table-cell table:formula="of:=-0.000189*[$'raw data'.P70]" office:value-type="float" office:value="-224.35767774" calcext:value-type="float">
            <text:p>-224.35767774</text:p>
          </table:table-cell>
        </table:table-row>
        <table:table-row table:style-name="ro1">
          <table:table-cell office:value-type="string" calcext:value-type="string">
            <text:p>122400</text:p>
          </table:table-cell>
          <table:table-cell table:formula="of:=0.000189*[$'raw data'.B71]" office:value-type="float" office:value="38.8808902251" calcext:value-type="float">
            <text:p>38.8808902251</text:p>
          </table:table-cell>
          <table:table-cell table:formula="of:=0.000189*[$'raw data'.C71]" office:value-type="float" office:value="29.4881424075" calcext:value-type="float">
            <text:p>29.4881424075</text:p>
          </table:table-cell>
          <table:table-cell table:formula="of:=0.000189*[$'raw data'.E71]" office:value-type="float" office:value="63.1138974606" calcext:value-type="float">
            <text:p>63.1138974606</text:p>
          </table:table-cell>
          <table:table-cell table:formula="of:=0.000189*([$'raw data'.F71] + [$'raw data'.G71])" office:value-type="float" office:value="78.71867732169" calcext:value-type="float">
            <text:p>78.71867732169</text:p>
          </table:table-cell>
          <table:table-cell table:formula="of:=0.000189*[$'raw data'.H71]" office:value-type="float" office:value="49.9671735066" calcext:value-type="float">
            <text:p>49.9671735066</text:p>
          </table:table-cell>
          <table:table-cell table:formula="of:=0.000189*[$'raw data'.I71]" office:value-type="float" office:value="20.5864083495" calcext:value-type="float">
            <text:p>20.5864083495</text:p>
          </table:table-cell>
          <table:table-cell table:formula="of:=0.000189*[$'raw data'.J71]" office:value-type="float" office:value="39.5521839216" calcext:value-type="float">
            <text:p>39.5521839216</text:p>
          </table:table-cell>
          <table:table-cell table:formula="of:=0.000189*[$'raw data'.K71]" office:value-type="float" office:value="26.4654174393" calcext:value-type="float">
            <text:p>26.4654174393</text:p>
          </table:table-cell>
          <table:table-cell table:formula="of:=0.000189*([$'raw data'.L71] + [$'raw data'.M71])" office:value-type="float" office:value="62.565422409" calcext:value-type="float">
            <text:p>62.565422409</text:p>
          </table:table-cell>
          <table:table-cell table:formula="of:=0.000189*([$'raw data'.D71] - [$'raw data'.O71])" office:value-type="float" office:value="-171.5694311709" calcext:value-type="float">
            <text:p>-171.5694311709</text:p>
          </table:table-cell>
          <table:table-cell table:formula="of:=-0.000189*[$'raw data'.P71]" office:value-type="float" office:value="-237.76878132" calcext:value-type="float">
            <text:p>-237.76878132</text:p>
          </table:table-cell>
        </table:table-row>
        <table:table-row table:style-name="ro1">
          <table:table-cell office:value-type="string" calcext:value-type="string">
            <text:p>124200</text:p>
          </table:table-cell>
          <table:table-cell table:formula="of:=0.000189*[$'raw data'.B72]" office:value-type="float" office:value="43.5030597855" calcext:value-type="float">
            <text:p>43.5030597855</text:p>
          </table:table-cell>
          <table:table-cell table:formula="of:=0.000189*[$'raw data'.C72]" office:value-type="float" office:value="29.7549126189" calcext:value-type="float">
            <text:p>29.7549126189</text:p>
          </table:table-cell>
          <table:table-cell table:formula="of:=0.000189*[$'raw data'.E72]" office:value-type="float" office:value="71.7053473647" calcext:value-type="float">
            <text:p>71.7053473647</text:p>
          </table:table-cell>
          <table:table-cell table:formula="of:=0.000189*([$'raw data'.F72] + [$'raw data'.G72])" office:value-type="float" office:value="79.05733826823" calcext:value-type="float">
            <text:p>79.05733826823</text:p>
          </table:table-cell>
          <table:table-cell table:formula="of:=0.000189*[$'raw data'.H72]" office:value-type="float" office:value="50.1154951122" calcext:value-type="float">
            <text:p>50.1154951122</text:p>
          </table:table-cell>
          <table:table-cell table:formula="of:=0.000189*[$'raw data'.I72]" office:value-type="float" office:value="22.4342633529" calcext:value-type="float">
            <text:p>22.4342633529</text:p>
          </table:table-cell>
          <table:table-cell table:formula="of:=0.000189*[$'raw data'.J72]" office:value-type="float" office:value="39.2285300778" calcext:value-type="float">
            <text:p>39.2285300778</text:p>
          </table:table-cell>
          <table:table-cell table:formula="of:=0.000189*[$'raw data'.K72]" office:value-type="float" office:value="26.3809946169" calcext:value-type="float">
            <text:p>26.3809946169</text:p>
          </table:table-cell>
          <table:table-cell table:formula="of:=0.000189*([$'raw data'.L72] + [$'raw data'.M72])" office:value-type="float" office:value="59.57059289391" calcext:value-type="float">
            <text:p>59.57059289391</text:p>
          </table:table-cell>
          <table:table-cell table:formula="of:=0.000189*([$'raw data'.D72] - [$'raw data'.O72])" office:value-type="float" office:value="-170.3047589145" calcext:value-type="float">
            <text:p>-170.3047589145</text:p>
          </table:table-cell>
          <table:table-cell table:formula="of:=-0.000189*[$'raw data'.P72]" office:value-type="float" office:value="-251.44577577" calcext:value-type="float">
            <text:p>-251.44577577</text:p>
          </table:table-cell>
        </table:table-row>
        <table:table-row table:style-name="ro1">
          <table:table-cell office:value-type="string" calcext:value-type="string">
            <text:p>126000</text:p>
          </table:table-cell>
          <table:table-cell table:formula="of:=0.000189*[$'raw data'.B73]" office:value-type="float" office:value="42.3429931512" calcext:value-type="float">
            <text:p>42.3429931512</text:p>
          </table:table-cell>
          <table:table-cell table:formula="of:=0.000189*[$'raw data'.C73]" office:value-type="float" office:value="28.5680095722" calcext:value-type="float">
            <text:p>28.5680095722</text:p>
          </table:table-cell>
          <table:table-cell table:formula="of:=0.000189*[$'raw data'.E73]" office:value-type="float" office:value="70.9152932124" calcext:value-type="float">
            <text:p>70.9152932124</text:p>
          </table:table-cell>
          <table:table-cell table:formula="of:=0.000189*([$'raw data'.F73] + [$'raw data'.G73])" office:value-type="float" office:value="94.5304164882" calcext:value-type="float">
            <text:p>94.5304164882</text:p>
          </table:table-cell>
          <table:table-cell table:formula="of:=0.000189*[$'raw data'.H73]" office:value-type="float" office:value="49.4709536853" calcext:value-type="float">
            <text:p>49.4709536853</text:p>
          </table:table-cell>
          <table:table-cell table:formula="of:=0.000189*[$'raw data'.I73]" office:value-type="float" office:value="22.4075303613" calcext:value-type="float">
            <text:p>22.4075303613</text:p>
          </table:table-cell>
          <table:table-cell table:formula="of:=0.000189*[$'raw data'.J73]" office:value-type="float" office:value="38.9861869257" calcext:value-type="float">
            <text:p>38.9861869257</text:p>
          </table:table-cell>
          <table:table-cell table:formula="of:=0.000189*[$'raw data'.K73]" office:value-type="float" office:value="26.2512218115" calcext:value-type="float">
            <text:p>26.2512218115</text:p>
          </table:table-cell>
          <table:table-cell table:formula="of:=0.000189*([$'raw data'.L73] + [$'raw data'.M73])" office:value-type="float" office:value="61.34219334306" calcext:value-type="float">
            <text:p>61.34219334306</text:p>
          </table:table-cell>
          <table:table-cell table:formula="of:=0.000189*([$'raw data'.D73] - [$'raw data'.O73])" office:value-type="float" office:value="-171.0753553467" calcext:value-type="float">
            <text:p>-171.0753553467</text:p>
          </table:table-cell>
          <table:table-cell table:formula="of:=-0.000189*[$'raw data'.P73]" office:value-type="float" office:value="-263.73944331" calcext:value-type="float">
            <text:p>-263.73944331</text:p>
          </table:table-cell>
        </table:table-row>
        <table:table-row table:style-name="ro1">
          <table:table-cell office:value-type="string" calcext:value-type="string">
            <text:p>127800</text:p>
          </table:table-cell>
          <table:table-cell table:formula="of:=0.000189*[$'raw data'.B74]" office:value-type="float" office:value="42.2424651285" calcext:value-type="float">
            <text:p>42.2424651285</text:p>
          </table:table-cell>
          <table:table-cell table:formula="of:=0.000189*[$'raw data'.C74]" office:value-type="float" office:value="28.586447127" calcext:value-type="float">
            <text:p>28.586447127</text:p>
          </table:table-cell>
          <table:table-cell table:formula="of:=0.000189*[$'raw data'.E74]" office:value-type="float" office:value="70.7739222897" calcext:value-type="float">
            <text:p>70.7739222897</text:p>
          </table:table-cell>
          <table:table-cell table:formula="of:=0.000189*([$'raw data'.F74] + [$'raw data'.G74])" office:value-type="float" office:value="103.7079567342" calcext:value-type="float">
            <text:p>103.7079567342</text:p>
          </table:table-cell>
          <table:table-cell table:formula="of:=0.000189*[$'raw data'.H74]" office:value-type="float" office:value="49.4440355871" calcext:value-type="float">
            <text:p>49.4440355871</text:p>
          </table:table-cell>
          <table:table-cell table:formula="of:=0.000189*[$'raw data'.I74]" office:value-type="float" office:value="22.3913712771" calcext:value-type="float">
            <text:p>22.3913712771</text:p>
          </table:table-cell>
          <table:table-cell table:formula="of:=0.000189*[$'raw data'.J74]" office:value-type="float" office:value="36.7791843321" calcext:value-type="float">
            <text:p>36.7791843321</text:p>
          </table:table-cell>
          <table:table-cell table:formula="of:=0.000189*[$'raw data'.K74]" office:value-type="float" office:value="26.5284703719" calcext:value-type="float">
            <text:p>26.5284703719</text:p>
          </table:table-cell>
          <table:table-cell table:formula="of:=0.000189*([$'raw data'.L74] + [$'raw data'.M74])" office:value-type="float" office:value="61.3718939295" calcext:value-type="float">
            <text:p>61.3718939295</text:p>
          </table:table-cell>
          <table:table-cell table:formula="of:=0.000189*([$'raw data'.D74] - [$'raw data'.O74])" office:value-type="float" office:value="-169.373065176" calcext:value-type="float">
            <text:p>-169.373065176</text:p>
          </table:table-cell>
          <table:table-cell table:formula="of:=-0.000189*[$'raw data'.P74]" office:value-type="float" office:value="-272.45268162" calcext:value-type="float">
            <text:p>-272.45268162</text:p>
          </table:table-cell>
        </table:table-row>
        <table:table-row table:style-name="ro1">
          <table:table-cell office:value-type="string" calcext:value-type="string">
            <text:p>129600</text:p>
          </table:table-cell>
          <table:table-cell table:formula="of:=0.000189*[$'raw data'.B75]" office:value-type="float" office:value="42.4200119175" calcext:value-type="float">
            <text:p>42.4200119175</text:p>
          </table:table-cell>
          <table:table-cell table:formula="of:=0.000189*[$'raw data'.C75]" office:value-type="float" office:value="28.2598254351" calcext:value-type="float">
            <text:p>28.2598254351</text:p>
          </table:table-cell>
          <table:table-cell table:formula="of:=0.000189*[$'raw data'.E75]" office:value-type="float" office:value="70.3986868683" calcext:value-type="float">
            <text:p>70.3986868683</text:p>
          </table:table-cell>
          <table:table-cell table:formula="of:=0.000189*([$'raw data'.F75] + [$'raw data'.G75])" office:value-type="float" office:value="105.1558816329" calcext:value-type="float">
            <text:p>105.1558816329</text:p>
          </table:table-cell>
          <table:table-cell table:formula="of:=0.000189*[$'raw data'.H75]" office:value-type="float" office:value="49.2460976259" calcext:value-type="float">
            <text:p>49.2460976259</text:p>
          </table:table-cell>
          <table:table-cell table:formula="of:=0.000189*[$'raw data'.I75]" office:value-type="float" office:value="22.3881375249" calcext:value-type="float">
            <text:p>22.3881375249</text:p>
          </table:table-cell>
          <table:table-cell table:formula="of:=0.000189*[$'raw data'.J75]" office:value-type="float" office:value="38.8555911009" calcext:value-type="float">
            <text:p>38.8555911009</text:p>
          </table:table-cell>
          <table:table-cell table:formula="of:=0.000189*[$'raw data'.K75]" office:value-type="float" office:value="26.2541659401" calcext:value-type="float">
            <text:p>26.2541659401</text:p>
          </table:table-cell>
          <table:table-cell table:formula="of:=0.000189*([$'raw data'.L75] + [$'raw data'.M75])" office:value-type="float" office:value="59.46209557848" calcext:value-type="float">
            <text:p>59.46209557848</text:p>
          </table:table-cell>
          <table:table-cell table:formula="of:=0.000189*([$'raw data'.D75] - [$'raw data'.O75])" office:value-type="float" office:value="-168.1660280538" calcext:value-type="float">
            <text:p>-168.1660280538</text:p>
          </table:table-cell>
          <table:table-cell table:formula="of:=-0.000189*[$'raw data'.P75]" office:value-type="float" office:value="-274.27446585" calcext:value-type="float">
            <text:p>-274.27446585</text:p>
          </table:table-cell>
        </table:table-row>
        <table:table-row table:style-name="ro1">
          <table:table-cell office:value-type="string" calcext:value-type="string">
            <text:p>131400</text:p>
          </table:table-cell>
          <table:table-cell table:formula="of:=0.000189*[$'raw data'.B76]" office:value-type="float" office:value="42.6713111937" calcext:value-type="float">
            <text:p>42.6713111937</text:p>
          </table:table-cell>
          <table:table-cell table:formula="of:=0.000189*[$'raw data'.C76]" office:value-type="float" office:value="28.5889167711" calcext:value-type="float">
            <text:p>28.5889167711</text:p>
          </table:table-cell>
          <table:table-cell table:formula="of:=0.000189*[$'raw data'.E76]" office:value-type="float" office:value="70.844087538" calcext:value-type="float">
            <text:p>70.844087538</text:p>
          </table:table-cell>
          <table:table-cell table:formula="of:=0.000189*([$'raw data'.F76] + [$'raw data'.G76])" office:value-type="float" office:value="109.9152307386" calcext:value-type="float">
            <text:p>109.9152307386</text:p>
          </table:table-cell>
          <table:table-cell table:formula="of:=0.000189*[$'raw data'.H76]" office:value-type="float" office:value="49.7226888333" calcext:value-type="float">
            <text:p>49.7226888333</text:p>
          </table:table-cell>
          <table:table-cell table:formula="of:=0.000189*[$'raw data'.I76]" office:value-type="float" office:value="22.4035967232" calcext:value-type="float">
            <text:p>22.4035967232</text:p>
          </table:table-cell>
          <table:table-cell table:formula="of:=0.000189*[$'raw data'.J76]" office:value-type="float" office:value="38.5316742258" calcext:value-type="float">
            <text:p>38.5316742258</text:p>
          </table:table-cell>
          <table:table-cell table:formula="of:=0.000189*[$'raw data'.K76]" office:value-type="float" office:value="26.0391331935" calcext:value-type="float">
            <text:p>26.0391331935</text:p>
          </table:table-cell>
          <table:table-cell table:formula="of:=0.000189*([$'raw data'.L76] + [$'raw data'.M76])" office:value-type="float" office:value="61.09097504958" calcext:value-type="float">
            <text:p>61.09097504958</text:p>
          </table:table-cell>
          <table:table-cell table:formula="of:=0.000189*([$'raw data'.D76] - [$'raw data'.O76])" office:value-type="float" office:value="-168.559788537" calcext:value-type="float">
            <text:p>-168.559788537</text:p>
          </table:table-cell>
          <table:table-cell table:formula="of:=-0.000189*[$'raw data'.P76]" office:value-type="float" office:value="-281.24782497" calcext:value-type="float">
            <text:p>-281.24782497</text:p>
          </table:table-cell>
        </table:table-row>
        <table:table-row table:style-name="ro1">
          <table:table-cell office:value-type="string" calcext:value-type="string">
            <text:p>133200</text:p>
          </table:table-cell>
          <table:table-cell table:formula="of:=0.000189*[$'raw data'.B77]" office:value-type="float" office:value="43.724721915" calcext:value-type="float">
            <text:p>43.724721915</text:p>
          </table:table-cell>
          <table:table-cell table:formula="of:=0.000189*[$'raw data'.C77]" office:value-type="float" office:value="29.7965741724" calcext:value-type="float">
            <text:p>29.7965741724</text:p>
          </table:table-cell>
          <table:table-cell table:formula="of:=0.000189*[$'raw data'.E77]" office:value-type="float" office:value="71.552853981" calcext:value-type="float">
            <text:p>71.552853981</text:p>
          </table:table-cell>
          <table:table-cell table:formula="of:=0.000189*([$'raw data'.F77] + [$'raw data'.G77])" office:value-type="float" office:value="110.0079273951" calcext:value-type="float">
            <text:p>110.0079273951</text:p>
          </table:table-cell>
          <table:table-cell table:formula="of:=0.000189*[$'raw data'.H77]" office:value-type="float" office:value="49.5745110567" calcext:value-type="float">
            <text:p>49.5745110567</text:p>
          </table:table-cell>
          <table:table-cell table:formula="of:=0.000189*[$'raw data'.I77]" office:value-type="float" office:value="22.383246942" calcext:value-type="float">
            <text:p>22.383246942</text:p>
          </table:table-cell>
          <table:table-cell table:formula="of:=0.000189*[$'raw data'.J77]" office:value-type="float" office:value="38.6912456406" calcext:value-type="float">
            <text:p>38.6912456406</text:p>
          </table:table-cell>
          <table:table-cell table:formula="of:=0.000189*[$'raw data'.K77]" office:value-type="float" office:value="25.9821691227" calcext:value-type="float">
            <text:p>25.9821691227</text:p>
          </table:table-cell>
          <table:table-cell table:formula="of:=0.000189*([$'raw data'.L77] + [$'raw data'.M77])" office:value-type="float" office:value="61.14516798915" calcext:value-type="float">
            <text:p>61.14516798915</text:p>
          </table:table-cell>
          <table:table-cell table:formula="of:=0.000189*([$'raw data'.D77] - [$'raw data'.O77])" office:value-type="float" office:value="-168.0321198528" calcext:value-type="float">
            <text:p>-168.0321198528</text:p>
          </table:table-cell>
          <table:table-cell table:formula="of:=-0.000189*[$'raw data'.P77]" office:value-type="float" office:value="-284.82629805" calcext:value-type="float">
            <text:p>-284.82629805</text:p>
          </table:table-cell>
        </table:table-row>
        <table:table-row table:style-name="ro1">
          <table:table-cell office:value-type="string" calcext:value-type="string">
            <text:p>135000</text:p>
          </table:table-cell>
          <table:table-cell table:formula="of:=0.000189*[$'raw data'.B78]" office:value-type="float" office:value="43.3909679868" calcext:value-type="float">
            <text:p>43.3909679868</text:p>
          </table:table-cell>
          <table:table-cell table:formula="of:=0.000189*[$'raw data'.C78]" office:value-type="float" office:value="29.2426200108" calcext:value-type="float">
            <text:p>29.2426200108</text:p>
          </table:table-cell>
          <table:table-cell table:formula="of:=0.000189*[$'raw data'.E78]" office:value-type="float" office:value="71.53930854" calcext:value-type="float">
            <text:p>71.53930854</text:p>
          </table:table-cell>
          <table:table-cell table:formula="of:=0.000189*([$'raw data'.F78] + [$'raw data'.G78])" office:value-type="float" office:value="110.9356613757" calcext:value-type="float">
            <text:p>110.9356613757</text:p>
          </table:table-cell>
          <table:table-cell table:formula="of:=0.000189*[$'raw data'.H78]" office:value-type="float" office:value="49.6177078572" calcext:value-type="float">
            <text:p>49.6177078572</text:p>
          </table:table-cell>
          <table:table-cell table:formula="of:=0.000189*[$'raw data'.I78]" office:value-type="float" office:value="22.3427814939" calcext:value-type="float">
            <text:p>22.3427814939</text:p>
          </table:table-cell>
          <table:table-cell table:formula="of:=0.000189*[$'raw data'.J78]" office:value-type="float" office:value="38.8113099885" calcext:value-type="float">
            <text:p>38.8113099885</text:p>
          </table:table-cell>
          <table:table-cell table:formula="of:=0.000189*[$'raw data'.K78]" office:value-type="float" office:value="26.0191403766" calcext:value-type="float">
            <text:p>26.0191403766</text:p>
          </table:table-cell>
          <table:table-cell table:formula="of:=0.000189*([$'raw data'.L78] + [$'raw data'.M78])" office:value-type="float" office:value="61.12990753758" calcext:value-type="float">
            <text:p>61.12990753758</text:p>
          </table:table-cell>
          <table:table-cell table:formula="of:=0.000189*([$'raw data'.D78] - [$'raw data'.O78])" office:value-type="float" office:value="-168.0835667679" calcext:value-type="float">
            <text:p>-168.0835667679</text:p>
          </table:table-cell>
          <table:table-cell table:formula="of:=-0.000189*[$'raw data'.P78]" office:value-type="float" office:value="-284.94583866" calcext:value-type="float">
            <text:p>-284.94583866</text:p>
          </table:table-cell>
        </table:table-row>
        <table:table-row table:style-name="ro1">
          <table:table-cell office:value-type="string" calcext:value-type="string">
            <text:p>136800</text:p>
          </table:table-cell>
          <table:table-cell table:formula="of:=0.000189*[$'raw data'.B79]" office:value-type="float" office:value="42.916266666" calcext:value-type="float">
            <text:p>42.916266666</text:p>
          </table:table-cell>
          <table:table-cell table:formula="of:=0.000189*[$'raw data'.C79]" office:value-type="float" office:value="28.7001268848" calcext:value-type="float">
            <text:p>28.7001268848</text:p>
          </table:table-cell>
          <table:table-cell table:formula="of:=0.000189*[$'raw data'.E79]" office:value-type="float" office:value="70.3550065491" calcext:value-type="float">
            <text:p>70.3550065491</text:p>
          </table:table-cell>
          <table:table-cell table:formula="of:=0.000189*([$'raw data'.F79] + [$'raw data'.G79])" office:value-type="float" office:value="110.8773824886" calcext:value-type="float">
            <text:p>110.8773824886</text:p>
          </table:table-cell>
          <table:table-cell table:formula="of:=0.000189*[$'raw data'.H79]" office:value-type="float" office:value="49.5697145958" calcext:value-type="float">
            <text:p>49.5697145958</text:p>
          </table:table-cell>
          <table:table-cell table:formula="of:=0.000189*[$'raw data'.I79]" office:value-type="float" office:value="22.3227573408" calcext:value-type="float">
            <text:p>22.3227573408</text:p>
          </table:table-cell>
          <table:table-cell table:formula="of:=0.000189*[$'raw data'.J79]" office:value-type="float" office:value="38.6131562082" calcext:value-type="float">
            <text:p>38.6131562082</text:p>
          </table:table-cell>
          <table:table-cell table:formula="of:=0.000189*[$'raw data'.K79]" office:value-type="float" office:value="26.0405724852" calcext:value-type="float">
            <text:p>26.0405724852</text:p>
          </table:table-cell>
          <table:table-cell table:formula="of:=0.000189*([$'raw data'.L79] + [$'raw data'.M79])" office:value-type="float" office:value="61.17393281202" calcext:value-type="float">
            <text:p>61.17393281202</text:p>
          </table:table-cell>
          <table:table-cell table:formula="of:=0.000189*([$'raw data'.D79] - [$'raw data'.O79])" office:value-type="float" office:value="-168.5320096383" calcext:value-type="float">
            <text:p>-168.5320096383</text:p>
          </table:table-cell>
          <table:table-cell table:formula="of:=-0.000189*[$'raw data'.P79]" office:value-type="float" office:value="-282.03690564" calcext:value-type="float">
            <text:p>-282.03690564</text:p>
          </table:table-cell>
        </table:table-row>
        <table:table-row table:style-name="ro1">
          <table:table-cell office:value-type="string" calcext:value-type="string">
            <text:p>138600</text:p>
          </table:table-cell>
          <table:table-cell table:formula="of:=0.000189*[$'raw data'.B80]" office:value-type="float" office:value="41.4627576867" calcext:value-type="float">
            <text:p>41.4627576867</text:p>
          </table:table-cell>
          <table:table-cell table:formula="of:=0.000189*[$'raw data'.C80]" office:value-type="float" office:value="27.5088623418" calcext:value-type="float">
            <text:p>27.5088623418</text:p>
          </table:table-cell>
          <table:table-cell table:formula="of:=0.000189*[$'raw data'.E80]" office:value-type="float" office:value="67.6398218517" calcext:value-type="float">
            <text:p>67.6398218517</text:p>
          </table:table-cell>
          <table:table-cell table:formula="of:=0.000189*([$'raw data'.F80] + [$'raw data'.G80])" office:value-type="float" office:value="111.1398699222" calcext:value-type="float">
            <text:p>111.1398699222</text:p>
          </table:table-cell>
          <table:table-cell table:formula="of:=0.000189*[$'raw data'.H80]" office:value-type="float" office:value="49.5449572401" calcext:value-type="float">
            <text:p>49.5449572401</text:p>
          </table:table-cell>
          <table:table-cell table:formula="of:=0.000189*[$'raw data'.I80]" office:value-type="float" office:value="22.3434106938" calcext:value-type="float">
            <text:p>22.3434106938</text:p>
          </table:table-cell>
          <table:table-cell table:formula="of:=0.000189*[$'raw data'.J80]" office:value-type="float" office:value="38.49415731" calcext:value-type="float">
            <text:p>38.49415731</text:p>
          </table:table-cell>
          <table:table-cell table:formula="of:=0.000189*[$'raw data'.K80]" office:value-type="float" office:value="25.8457124835" calcext:value-type="float">
            <text:p>25.8457124835</text:p>
          </table:table-cell>
          <table:table-cell table:formula="of:=0.000189*([$'raw data'.L80] + [$'raw data'.M80])" office:value-type="float" office:value="62.86326160464" calcext:value-type="float">
            <text:p>62.86326160464</text:p>
          </table:table-cell>
          <table:table-cell table:formula="of:=0.000189*([$'raw data'.D80] - [$'raw data'.O80])" office:value-type="float" office:value="-169.6632491799" calcext:value-type="float">
            <text:p>-169.6632491799</text:p>
          </table:table-cell>
          <table:table-cell table:formula="of:=-0.000189*[$'raw data'.P80]" office:value-type="float" office:value="-277.17956217" calcext:value-type="float">
            <text:p>-277.17956217</text:p>
          </table:table-cell>
        </table:table-row>
        <table:table-row table:style-name="ro1">
          <table:table-cell office:value-type="string" calcext:value-type="string">
            <text:p>140400</text:p>
          </table:table-cell>
          <table:table-cell table:formula="of:=0.000189*[$'raw data'.B81]" office:value-type="float" office:value="42.3513429633" calcext:value-type="float">
            <text:p>42.3513429633</text:p>
          </table:table-cell>
          <table:table-cell table:formula="of:=0.000189*[$'raw data'.C81]" office:value-type="float" office:value="28.3234466907" calcext:value-type="float">
            <text:p>28.3234466907</text:p>
          </table:table-cell>
          <table:table-cell table:formula="of:=0.000189*[$'raw data'.E81]" office:value-type="float" office:value="68.1515308278" calcext:value-type="float">
            <text:p>68.1515308278</text:p>
          </table:table-cell>
          <table:table-cell table:formula="of:=0.000189*([$'raw data'.F81] + [$'raw data'.G81])" office:value-type="float" office:value="111.435638895" calcext:value-type="float">
            <text:p>111.435638895</text:p>
          </table:table-cell>
          <table:table-cell table:formula="of:=0.000189*[$'raw data'.H81]" office:value-type="float" office:value="49.6047887622" calcext:value-type="float">
            <text:p>49.6047887622</text:p>
          </table:table-cell>
          <table:table-cell table:formula="of:=0.000189*[$'raw data'.I81]" office:value-type="float" office:value="22.1637164679" calcext:value-type="float">
            <text:p>22.1637164679</text:p>
          </table:table-cell>
          <table:table-cell table:formula="of:=0.000189*[$'raw data'.J81]" office:value-type="float" office:value="38.5382548089" calcext:value-type="float">
            <text:p>38.5382548089</text:p>
          </table:table-cell>
          <table:table-cell table:formula="of:=0.000189*[$'raw data'.K81]" office:value-type="float" office:value="25.8101911809" calcext:value-type="float">
            <text:p>25.8101911809</text:p>
          </table:table-cell>
          <table:table-cell table:formula="of:=0.000189*([$'raw data'.L81] + [$'raw data'.M81])" office:value-type="float" office:value="62.94002126517" calcext:value-type="float">
            <text:p>62.94002126517</text:p>
          </table:table-cell>
          <table:table-cell table:formula="of:=0.000189*([$'raw data'.D81] - [$'raw data'.O81])" office:value-type="float" office:value="-169.0543698606" calcext:value-type="float">
            <text:p>-169.0543698606</text:p>
          </table:table-cell>
          <table:table-cell table:formula="of:=-0.000189*[$'raw data'.P81]" office:value-type="float" office:value="-280.26456192" calcext:value-type="float">
            <text:p>-280.26456192</text:p>
          </table:table-cell>
        </table:table-row>
        <table:table-row table:style-name="ro1">
          <table:table-cell office:value-type="string" calcext:value-type="string">
            <text:p>142200</text:p>
          </table:table-cell>
          <table:table-cell table:formula="of:=0.000189*[$'raw data'.B82]" office:value-type="float" office:value="42.2023813092" calcext:value-type="float">
            <text:p>42.2023813092</text:p>
          </table:table-cell>
          <table:table-cell table:formula="of:=0.000189*[$'raw data'.C82]" office:value-type="float" office:value="28.1352302091" calcext:value-type="float">
            <text:p>28.1352302091</text:p>
          </table:table-cell>
          <table:table-cell table:formula="of:=0.000189*[$'raw data'.E82]" office:value-type="float" office:value="67.7403945729" calcext:value-type="float">
            <text:p>67.7403945729</text:p>
          </table:table-cell>
          <table:table-cell table:formula="of:=0.000189*([$'raw data'.F82] + [$'raw data'.G82])" office:value-type="float" office:value="111.0986195949" calcext:value-type="float">
            <text:p>111.0986195949</text:p>
          </table:table-cell>
          <table:table-cell table:formula="of:=0.000189*[$'raw data'.H82]" office:value-type="float" office:value="49.3528625541" calcext:value-type="float">
            <text:p>49.3528625541</text:p>
          </table:table-cell>
          <table:table-cell table:formula="of:=0.000189*[$'raw data'.I82]" office:value-type="float" office:value="22.1530966902" calcext:value-type="float">
            <text:p>22.1530966902</text:p>
          </table:table-cell>
          <table:table-cell table:formula="of:=0.000189*[$'raw data'.J82]" office:value-type="float" office:value="38.5591885434" calcext:value-type="float">
            <text:p>38.5591885434</text:p>
          </table:table-cell>
          <table:table-cell table:formula="of:=0.000189*[$'raw data'.K82]" office:value-type="float" office:value="26.0861736492" calcext:value-type="float">
            <text:p>26.0861736492</text:p>
          </table:table-cell>
          <table:table-cell table:formula="of:=0.000189*([$'raw data'.L82] + [$'raw data'.M82])" office:value-type="float" office:value="62.91001604853" calcext:value-type="float">
            <text:p>62.91001604853</text:p>
          </table:table-cell>
          <table:table-cell table:formula="of:=0.000189*([$'raw data'.D82] - [$'raw data'.O82])" office:value-type="float" office:value="-169.1822274534" calcext:value-type="float">
            <text:p>-169.1822274534</text:p>
          </table:table-cell>
          <table:table-cell table:formula="of:=-0.000189*[$'raw data'.P82]" office:value-type="float" office:value="-279.05573493" calcext:value-type="float">
            <text:p>-279.05573493</text:p>
          </table:table-cell>
        </table:table-row>
        <table:table-row table:style-name="ro1">
          <table:table-cell office:value-type="string" calcext:value-type="string">
            <text:p>144000</text:p>
          </table:table-cell>
          <table:table-cell table:formula="of:=0.000189*[$'raw data'.B83]" office:value-type="float" office:value="42.1764943761" calcext:value-type="float">
            <text:p>42.1764943761</text:p>
          </table:table-cell>
          <table:table-cell table:formula="of:=0.000189*[$'raw data'.C83]" office:value-type="float" office:value="28.1906399817" calcext:value-type="float">
            <text:p>28.1906399817</text:p>
          </table:table-cell>
          <table:table-cell table:formula="of:=0.000189*[$'raw data'.E83]" office:value-type="float" office:value="67.9006639647" calcext:value-type="float">
            <text:p>67.9006639647</text:p>
          </table:table-cell>
          <table:table-cell table:formula="of:=0.000189*([$'raw data'.F83] + [$'raw data'.G83])" office:value-type="float" office:value="111.2042059947" calcext:value-type="float">
            <text:p>111.2042059947</text:p>
          </table:table-cell>
          <table:table-cell table:formula="of:=0.000189*[$'raw data'.H83]" office:value-type="float" office:value="49.4583197535" calcext:value-type="float">
            <text:p>49.4583197535</text:p>
          </table:table-cell>
          <table:table-cell table:formula="of:=0.000189*[$'raw data'.I83]" office:value-type="float" office:value="22.2107561298" calcext:value-type="float">
            <text:p>22.2107561298</text:p>
          </table:table-cell>
          <table:table-cell table:formula="of:=0.000189*[$'raw data'.J83]" office:value-type="float" office:value="38.5893380502" calcext:value-type="float">
            <text:p>38.5893380502</text:p>
          </table:table-cell>
          <table:table-cell table:formula="of:=0.000189*[$'raw data'.K83]" office:value-type="float" office:value="26.0994247416" calcext:value-type="float">
            <text:p>26.0994247416</text:p>
          </table:table-cell>
          <table:table-cell table:formula="of:=0.000189*([$'raw data'.L83] + [$'raw data'.M83])" office:value-type="float" office:value="62.83626910092" calcext:value-type="float">
            <text:p>62.83626910092</text:p>
          </table:table-cell>
          <table:table-cell table:formula="of:=0.000189*([$'raw data'.D83] - [$'raw data'.O83])" office:value-type="float" office:value="-168.4754311275" calcext:value-type="float">
            <text:p>-168.4754311275</text:p>
          </table:table-cell>
          <table:table-cell table:formula="of:=-0.000189*[$'raw data'.P83]" office:value-type="float" office:value="-280.19068182" calcext:value-type="float">
            <text:p>-280.19068182</text:p>
          </table:table-cell>
        </table:table-row>
        <table:table-row table:style-name="ro1">
          <table:table-cell office:value-type="string" calcext:value-type="string">
            <text:p>145800</text:p>
          </table:table-cell>
          <table:table-cell table:formula="of:=0.000189*[$'raw data'.B84]" office:value-type="float" office:value="43.3516753215" calcext:value-type="float">
            <text:p>43.3516753215</text:p>
          </table:table-cell>
          <table:table-cell table:formula="of:=0.000189*[$'raw data'.C84]" office:value-type="float" office:value="29.1713608494" calcext:value-type="float">
            <text:p>29.1713608494</text:p>
          </table:table-cell>
          <table:table-cell table:formula="of:=0.000189*[$'raw data'.E84]" office:value-type="float" office:value="68.8243465602" calcext:value-type="float">
            <text:p>68.8243465602</text:p>
          </table:table-cell>
          <table:table-cell table:formula="of:=0.000189*([$'raw data'.F84] + [$'raw data'.G84])" office:value-type="float" office:value="111.5352077049" calcext:value-type="float">
            <text:p>111.5352077049</text:p>
          </table:table-cell>
          <table:table-cell table:formula="of:=0.000189*[$'raw data'.H84]" office:value-type="float" office:value="49.2936329403" calcext:value-type="float">
            <text:p>49.2936329403</text:p>
          </table:table-cell>
          <table:table-cell table:formula="of:=0.000189*[$'raw data'.I84]" office:value-type="float" office:value="22.1979212343" calcext:value-type="float">
            <text:p>22.1979212343</text:p>
          </table:table-cell>
          <table:table-cell table:formula="of:=0.000189*[$'raw data'.J84]" office:value-type="float" office:value="38.2498954866" calcext:value-type="float">
            <text:p>38.2498954866</text:p>
          </table:table-cell>
          <table:table-cell table:formula="of:=0.000189*[$'raw data'.K84]" office:value-type="float" office:value="26.1562447188" calcext:value-type="float">
            <text:p>26.1562447188</text:p>
          </table:table-cell>
          <table:table-cell table:formula="of:=0.000189*([$'raw data'.L84] + [$'raw data'.M84])" office:value-type="float" office:value="62.8535070009" calcext:value-type="float">
            <text:p>62.8535070009</text:p>
          </table:table-cell>
          <table:table-cell table:formula="of:=0.000189*([$'raw data'.D84] - [$'raw data'.O84])" office:value-type="float" office:value="-166.1522220162" calcext:value-type="float">
            <text:p>-166.1522220162</text:p>
          </table:table-cell>
          <table:table-cell table:formula="of:=-0.000189*[$'raw data'.P84]" office:value-type="float" office:value="-285.4815705" calcext:value-type="float">
            <text:p>-285.4815705</text:p>
          </table:table-cell>
        </table:table-row>
        <table:table-row table:style-name="ro1">
          <table:table-cell office:value-type="string" calcext:value-type="string">
            <text:p>147600</text:p>
          </table:table-cell>
          <table:table-cell table:formula="of:=0.000189*[$'raw data'.B85]" office:value-type="float" office:value="43.675654113" calcext:value-type="float">
            <text:p>43.675654113</text:p>
          </table:table-cell>
          <table:table-cell table:formula="of:=0.000189*[$'raw data'.C85]" office:value-type="float" office:value="29.4983175438" calcext:value-type="float">
            <text:p>29.4983175438</text:p>
          </table:table-cell>
          <table:table-cell table:formula="of:=0.000189*[$'raw data'.E85]" office:value-type="float" office:value="69.4875213837" calcext:value-type="float">
            <text:p>69.4875213837</text:p>
          </table:table-cell>
          <table:table-cell table:formula="of:=0.000189*([$'raw data'.F85] + [$'raw data'.G85])" office:value-type="float" office:value="111.498365727" calcext:value-type="float">
            <text:p>111.498365727</text:p>
          </table:table-cell>
          <table:table-cell table:formula="of:=0.000189*[$'raw data'.H85]" office:value-type="float" office:value="49.5777828735" calcext:value-type="float">
            <text:p>49.5777828735</text:p>
          </table:table-cell>
          <table:table-cell table:formula="of:=0.000189*[$'raw data'.I85]" office:value-type="float" office:value="22.171040955" calcext:value-type="float">
            <text:p>22.171040955</text:p>
          </table:table-cell>
          <table:table-cell table:formula="of:=0.000189*[$'raw data'.J85]" office:value-type="float" office:value="38.6927907156" calcext:value-type="float">
            <text:p>38.6927907156</text:p>
          </table:table-cell>
          <table:table-cell table:formula="of:=0.000189*[$'raw data'.K85]" office:value-type="float" office:value="25.9551214461" calcext:value-type="float">
            <text:p>25.9551214461</text:p>
          </table:table-cell>
          <table:table-cell table:formula="of:=0.000189*([$'raw data'.L85] + [$'raw data'.M85])" office:value-type="float" office:value="62.85851081937" calcext:value-type="float">
            <text:p>62.85851081937</text:p>
          </table:table-cell>
          <table:table-cell table:formula="of:=0.000189*([$'raw data'.D85] - [$'raw data'.O85])" office:value-type="float" office:value="-165.9453389685" calcext:value-type="float">
            <text:p>-165.9453389685</text:p>
          </table:table-cell>
          <table:table-cell table:formula="of:=-0.000189*[$'raw data'.P85]" office:value-type="float" office:value="-287.46976734" calcext:value-type="float">
            <text:p>-287.46976734</text:p>
          </table:table-cell>
        </table:table-row>
        <table:table-row table:style-name="ro1">
          <table:table-cell office:value-type="string" calcext:value-type="string">
            <text:p>149400</text:p>
          </table:table-cell>
          <table:table-cell table:formula="of:=0.000189*[$'raw data'.B86]" office:value-type="float" office:value="42.8485165353" calcext:value-type="float">
            <text:p>42.8485165353</text:p>
          </table:table-cell>
          <table:table-cell table:formula="of:=0.000189*[$'raw data'.C86]" office:value-type="float" office:value="28.736445087" calcext:value-type="float">
            <text:p>28.736445087</text:p>
          </table:table-cell>
          <table:table-cell table:formula="of:=0.000189*[$'raw data'.E86]" office:value-type="float" office:value="71.2307538306" calcext:value-type="float">
            <text:p>71.2307538306</text:p>
          </table:table-cell>
          <table:table-cell table:formula="of:=0.000189*([$'raw data'.F86] + [$'raw data'.G86])" office:value-type="float" office:value="111.6720852471" calcext:value-type="float">
            <text:p>111.6720852471</text:p>
          </table:table-cell>
          <table:table-cell table:formula="of:=0.000189*[$'raw data'.H86]" office:value-type="float" office:value="49.7303481528" calcext:value-type="float">
            <text:p>49.7303481528</text:p>
          </table:table-cell>
          <table:table-cell table:formula="of:=0.000189*[$'raw data'.I86]" office:value-type="float" office:value="22.1557886928" calcext:value-type="float">
            <text:p>22.1557886928</text:p>
          </table:table-cell>
          <table:table-cell table:formula="of:=0.000189*[$'raw data'.J86]" office:value-type="float" office:value="43.2114633657" calcext:value-type="float">
            <text:p>43.2114633657</text:p>
          </table:table-cell>
          <table:table-cell table:formula="of:=0.000189*[$'raw data'.K86]" office:value-type="float" office:value="25.8671553462" calcext:value-type="float">
            <text:p>25.8671553462</text:p>
          </table:table-cell>
          <table:table-cell table:formula="of:=0.000189*([$'raw data'.L86] + [$'raw data'.M86])" office:value-type="float" office:value="62.88882358248" calcext:value-type="float">
            <text:p>62.88882358248</text:p>
          </table:table-cell>
          <table:table-cell table:formula="of:=0.000189*([$'raw data'.D86] - [$'raw data'.O86])" office:value-type="float" office:value="-171.3581429112" calcext:value-type="float">
            <text:p>-171.3581429112</text:p>
          </table:table-cell>
          <table:table-cell table:formula="of:=-0.000189*[$'raw data'.P86]" office:value-type="float" office:value="-286.98323787" calcext:value-type="float">
            <text:p>-286.98323787</text:p>
          </table:table-cell>
        </table:table-row>
        <table:table-row table:style-name="ro1">
          <table:table-cell office:value-type="string" calcext:value-type="string">
            <text:p>151200</text:p>
          </table:table-cell>
          <table:table-cell table:formula="of:=0.000189*[$'raw data'.B87]" office:value-type="float" office:value="43.5663245304" calcext:value-type="float">
            <text:p>43.5663245304</text:p>
          </table:table-cell>
          <table:table-cell table:formula="of:=0.000189*[$'raw data'.C87]" office:value-type="float" office:value="29.1820079376" calcext:value-type="float">
            <text:p>29.1820079376</text:p>
          </table:table-cell>
          <table:table-cell table:formula="of:=0.000189*[$'raw data'.E87]" office:value-type="float" office:value="72.0107630298" calcext:value-type="float">
            <text:p>72.0107630298</text:p>
          </table:table-cell>
          <table:table-cell table:formula="of:=0.000189*([$'raw data'.F87] + [$'raw data'.G87])" office:value-type="float" office:value="111.7920299958" calcext:value-type="float">
            <text:p>111.7920299958</text:p>
          </table:table-cell>
          <table:table-cell table:formula="of:=0.000189*[$'raw data'.H87]" office:value-type="float" office:value="49.9878010233" calcext:value-type="float">
            <text:p>49.9878010233</text:p>
          </table:table-cell>
          <table:table-cell table:formula="of:=0.000189*[$'raw data'.I87]" office:value-type="float" office:value="21.9881398716" calcext:value-type="float">
            <text:p>21.9881398716</text:p>
          </table:table-cell>
          <table:table-cell table:formula="of:=0.000189*[$'raw data'.J87]" office:value-type="float" office:value="43.2770222682" calcext:value-type="float">
            <text:p>43.2770222682</text:p>
          </table:table-cell>
          <table:table-cell table:formula="of:=0.000189*[$'raw data'.K87]" office:value-type="float" office:value="26.0822784159" calcext:value-type="float">
            <text:p>26.0822784159</text:p>
          </table:table-cell>
          <table:table-cell table:formula="of:=0.000189*([$'raw data'.L87] + [$'raw data'.M87])" office:value-type="float" office:value="62.96119086033" calcext:value-type="float">
            <text:p>62.96119086033</text:p>
          </table:table-cell>
          <table:table-cell table:formula="of:=0.000189*([$'raw data'.D87] - [$'raw data'.O87])" office:value-type="float" office:value="-170.6301086742" calcext:value-type="float">
            <text:p>-170.6301086742</text:p>
          </table:table-cell>
          <table:table-cell table:formula="of:=-0.000189*[$'raw data'.P87]" office:value-type="float" office:value="-290.21744934" calcext:value-type="float">
            <text:p>-290.21744934</text:p>
          </table:table-cell>
        </table:table-row>
        <table:table-row table:style-name="ro1">
          <table:table-cell office:value-type="string" calcext:value-type="string">
            <text:p>153000</text:p>
          </table:table-cell>
          <table:table-cell table:formula="of:=0.000189*[$'raw data'.B88]" office:value-type="float" office:value="44.3706909345" calcext:value-type="float">
            <text:p>44.3706909345</text:p>
          </table:table-cell>
          <table:table-cell table:formula="of:=0.000189*[$'raw data'.C88]" office:value-type="float" office:value="29.8983489147" calcext:value-type="float">
            <text:p>29.8983489147</text:p>
          </table:table-cell>
          <table:table-cell table:formula="of:=0.000189*[$'raw data'.E88]" office:value-type="float" office:value="75.4432871535" calcext:value-type="float">
            <text:p>75.4432871535</text:p>
          </table:table-cell>
          <table:table-cell table:formula="of:=0.000189*([$'raw data'.F88] + [$'raw data'.G88])" office:value-type="float" office:value="112.0374320562" calcext:value-type="float">
            <text:p>112.0374320562</text:p>
          </table:table-cell>
          <table:table-cell table:formula="of:=0.000189*[$'raw data'.H88]" office:value-type="float" office:value="36.254955807" calcext:value-type="float">
            <text:p>36.254955807</text:p>
          </table:table-cell>
          <table:table-cell table:formula="of:=0.000189*[$'raw data'.I88]" office:value-type="float" office:value="21.848354829" calcext:value-type="float">
            <text:p>21.848354829</text:p>
          </table:table-cell>
          <table:table-cell table:formula="of:=0.000189*[$'raw data'.J88]" office:value-type="float" office:value="43.3743352119" calcext:value-type="float">
            <text:p>43.3743352119</text:p>
          </table:table-cell>
          <table:table-cell table:formula="of:=0.000189*[$'raw data'.K88]" office:value-type="float" office:value="26.2750339404" calcext:value-type="float">
            <text:p>26.2750339404</text:p>
          </table:table-cell>
          <table:table-cell table:formula="of:=0.000189*([$'raw data'.L88] + [$'raw data'.M88])" office:value-type="float" office:value="63.07204873095" calcext:value-type="float">
            <text:p>63.07204873095</text:p>
          </table:table-cell>
          <table:table-cell table:formula="of:=0.000189*([$'raw data'.D88] - [$'raw data'.O88])" office:value-type="float" office:value="-168.8875189596" calcext:value-type="float">
            <text:p>-168.8875189596</text:p>
          </table:table-cell>
          <table:table-cell table:formula="of:=-0.000189*[$'raw data'.P88]" office:value-type="float" office:value="-283.68696825" calcext:value-type="float">
            <text:p>-283.68696825</text:p>
          </table:table-cell>
        </table:table-row>
        <table:table-row table:style-name="ro1">
          <table:table-cell office:value-type="string" calcext:value-type="string">
            <text:p>154800</text:p>
          </table:table-cell>
          <table:table-cell table:formula="of:=0.000189*[$'raw data'.B89]" office:value-type="float" office:value="43.230611466" calcext:value-type="float">
            <text:p>43.230611466</text:p>
          </table:table-cell>
          <table:table-cell table:formula="of:=0.000189*[$'raw data'.C89]" office:value-type="float" office:value="28.7069899284" calcext:value-type="float">
            <text:p>28.7069899284</text:p>
          </table:table-cell>
          <table:table-cell table:formula="of:=0.000189*[$'raw data'.E89]" office:value-type="float" office:value="75.7955325204" calcext:value-type="float">
            <text:p>75.7955325204</text:p>
          </table:table-cell>
          <table:table-cell table:formula="of:=0.000189*([$'raw data'.F89] + [$'raw data'.G89])" office:value-type="float" office:value="112.2079442841" calcext:value-type="float">
            <text:p>112.2079442841</text:p>
          </table:table-cell>
          <table:table-cell table:formula="of:=0.000189*[$'raw data'.H89]" office:value-type="float" office:value="36.2694234546" calcext:value-type="float">
            <text:p>36.2694234546</text:p>
          </table:table-cell>
          <table:table-cell table:formula="of:=0.000189*[$'raw data'.I89]" office:value-type="float" office:value="21.6739913481" calcext:value-type="float">
            <text:p>21.6739913481</text:p>
          </table:table-cell>
          <table:table-cell table:formula="of:=0.000189*[$'raw data'.J89]" office:value-type="float" office:value="43.5199545333" calcext:value-type="float">
            <text:p>43.5199545333</text:p>
          </table:table-cell>
          <table:table-cell table:formula="of:=0.000189*[$'raw data'.K89]" office:value-type="float" office:value="26.2605470715" calcext:value-type="float">
            <text:p>26.2605470715</text:p>
          </table:table-cell>
          <table:table-cell table:formula="of:=0.000189*([$'raw data'.L89] + [$'raw data'.M89])" office:value-type="float" office:value="63.08896713777" calcext:value-type="float">
            <text:p>63.08896713777</text:p>
          </table:table-cell>
          <table:table-cell table:formula="of:=0.000189*([$'raw data'.D89] - [$'raw data'.O89])" office:value-type="float" office:value="-171.1226147211" calcext:value-type="float">
            <text:p>-171.1226147211</text:p>
          </table:table-cell>
          <table:table-cell table:formula="of:=-0.000189*[$'raw data'.P89]" office:value-type="float" office:value="-279.63134766" calcext:value-type="float">
            <text:p>-279.63134766</text:p>
          </table:table-cell>
        </table:table-row>
        <table:table-row table:style-name="ro1">
          <table:table-cell office:value-type="string" calcext:value-type="string">
            <text:p>156600</text:p>
          </table:table-cell>
          <table:table-cell table:formula="of:=0.000189*[$'raw data'.B90]" office:value-type="float" office:value="42.2811501588" calcext:value-type="float">
            <text:p>42.2811501588</text:p>
          </table:table-cell>
          <table:table-cell table:formula="of:=0.000189*[$'raw data'.C90]" office:value-type="float" office:value="27.7531096689" calcext:value-type="float">
            <text:p>27.7531096689</text:p>
          </table:table-cell>
          <table:table-cell table:formula="of:=0.000189*[$'raw data'.E90]" office:value-type="float" office:value="73.8190792899" calcext:value-type="float">
            <text:p>73.8190792899</text:p>
          </table:table-cell>
          <table:table-cell table:formula="of:=0.000189*([$'raw data'.F90] + [$'raw data'.G90])" office:value-type="float" office:value="112.0506905952" calcext:value-type="float">
            <text:p>112.0506905952</text:p>
          </table:table-cell>
          <table:table-cell table:formula="of:=0.000189*[$'raw data'.H90]" office:value-type="float" office:value="36.4989684717" calcext:value-type="float">
            <text:p>36.4989684717</text:p>
          </table:table-cell>
          <table:table-cell table:formula="of:=0.000189*[$'raw data'.I90]" office:value-type="float" office:value="21.6304410798" calcext:value-type="float">
            <text:p>21.6304410798</text:p>
          </table:table-cell>
          <table:table-cell table:formula="of:=0.000189*[$'raw data'.J90]" office:value-type="float" office:value="43.4134348704" calcext:value-type="float">
            <text:p>43.4134348704</text:p>
          </table:table-cell>
          <table:table-cell table:formula="of:=0.000189*[$'raw data'.K90]" office:value-type="float" office:value="26.3901330126" calcext:value-type="float">
            <text:p>26.3901330126</text:p>
          </table:table-cell>
          <table:table-cell table:formula="of:=0.000189*([$'raw data'.L90] + [$'raw data'.M90])" office:value-type="float" office:value="63.24318113967" calcext:value-type="float">
            <text:p>63.24318113967</text:p>
          </table:table-cell>
          <table:table-cell table:formula="of:=0.000189*([$'raw data'.D90] - [$'raw data'.O90])" office:value-type="float" office:value="-173.4274855215" calcext:value-type="float">
            <text:p>-173.4274855215</text:p>
          </table:table-cell>
          <table:table-cell table:formula="of:=-0.000189*[$'raw data'.P90]" office:value-type="float" office:value="-273.6527031" calcext:value-type="float">
            <text:p>-273.6527031</text:p>
          </table:table-cell>
        </table:table-row>
        <table:table-row table:style-name="ro1">
          <table:table-cell office:value-type="string" calcext:value-type="string">
            <text:p>158400</text:p>
          </table:table-cell>
          <table:table-cell table:formula="of:=0.000189*[$'raw data'.B91]" office:value-type="float" office:value="42.361722333" calcext:value-type="float">
            <text:p>42.361722333</text:p>
          </table:table-cell>
          <table:table-cell table:formula="of:=0.000189*[$'raw data'.C91]" office:value-type="float" office:value="27.6909158169" calcext:value-type="float">
            <text:p>27.6909158169</text:p>
          </table:table-cell>
          <table:table-cell table:formula="of:=0.000189*[$'raw data'.E91]" office:value-type="float" office:value="73.9156860162" calcext:value-type="float">
            <text:p>73.9156860162</text:p>
          </table:table-cell>
          <table:table-cell table:formula="of:=0.000189*([$'raw data'.F91] + [$'raw data'.G91])" office:value-type="float" office:value="112.1106642831" calcext:value-type="float">
            <text:p>112.1106642831</text:p>
          </table:table-cell>
          <table:table-cell table:formula="of:=0.000189*[$'raw data'.H91]" office:value-type="float" office:value="36.5212822464" calcext:value-type="float">
            <text:p>36.5212822464</text:p>
          </table:table-cell>
          <table:table-cell table:formula="of:=0.000189*[$'raw data'.I91]" office:value-type="float" office:value="21.6534355191" calcext:value-type="float">
            <text:p>21.6534355191</text:p>
          </table:table-cell>
          <table:table-cell table:formula="of:=0.000189*[$'raw data'.J91]" office:value-type="float" office:value="40.7928275307" calcext:value-type="float">
            <text:p>40.7928275307</text:p>
          </table:table-cell>
          <table:table-cell table:formula="of:=0.000189*[$'raw data'.K91]" office:value-type="float" office:value="26.5172782644" calcext:value-type="float">
            <text:p>26.5172782644</text:p>
          </table:table-cell>
          <table:table-cell table:formula="of:=0.000189*([$'raw data'.L91] + [$'raw data'.M91])" office:value-type="float" office:value="63.29579127417" calcext:value-type="float">
            <text:p>63.29579127417</text:p>
          </table:table-cell>
          <table:table-cell table:formula="of:=0.000189*([$'raw data'.D91] - [$'raw data'.O91])" office:value-type="float" office:value="-173.1984447942" calcext:value-type="float">
            <text:p>-173.1984447942</text:p>
          </table:table-cell>
          <table:table-cell table:formula="of:=-0.000189*[$'raw data'.P91]" office:value-type="float" office:value="-271.66115907" calcext:value-type="float">
            <text:p>-271.66115907</text:p>
          </table:table-cell>
        </table:table-row>
        <table:table-row table:style-name="ro1">
          <table:table-cell office:value-type="string" calcext:value-type="string">
            <text:p>160200</text:p>
          </table:table-cell>
          <table:table-cell table:formula="of:=0.000189*[$'raw data'.B92]" office:value-type="float" office:value="42.8997388995" calcext:value-type="float">
            <text:p>42.8997388995</text:p>
          </table:table-cell>
          <table:table-cell table:formula="of:=0.000189*[$'raw data'.C92]" office:value-type="float" office:value="28.0595081151" calcext:value-type="float">
            <text:p>28.0595081151</text:p>
          </table:table-cell>
          <table:table-cell table:formula="of:=0.000189*[$'raw data'.E92]" office:value-type="float" office:value="74.7748026018" calcext:value-type="float">
            <text:p>74.7748026018</text:p>
          </table:table-cell>
          <table:table-cell table:formula="of:=0.000189*([$'raw data'.F92] + [$'raw data'.G92])" office:value-type="float" office:value="112.0183861482" calcext:value-type="float">
            <text:p>112.0183861482</text:p>
          </table:table-cell>
          <table:table-cell table:formula="of:=0.000189*[$'raw data'.H92]" office:value-type="float" office:value="36.604344042" calcext:value-type="float">
            <text:p>36.604344042</text:p>
          </table:table-cell>
          <table:table-cell table:formula="of:=0.000189*[$'raw data'.I92]" office:value-type="float" office:value="21.6475802235" calcext:value-type="float">
            <text:p>21.6475802235</text:p>
          </table:table-cell>
          <table:table-cell table:formula="of:=0.000189*[$'raw data'.J92]" office:value-type="float" office:value="42.5371647015" calcext:value-type="float">
            <text:p>42.5371647015</text:p>
          </table:table-cell>
          <table:table-cell table:formula="of:=0.000189*[$'raw data'.K92]" office:value-type="float" office:value="26.5918245705" calcext:value-type="float">
            <text:p>26.5918245705</text:p>
          </table:table-cell>
          <table:table-cell table:formula="of:=0.000189*([$'raw data'.L92] + [$'raw data'.M92])" office:value-type="float" office:value="63.36626779035" calcext:value-type="float">
            <text:p>63.36626779035</text:p>
          </table:table-cell>
          <table:table-cell table:formula="of:=0.000189*([$'raw data'.D92] - [$'raw data'.O92])" office:value-type="float" office:value="-172.7198385444" calcext:value-type="float">
            <text:p>-172.7198385444</text:p>
          </table:table-cell>
          <table:table-cell table:formula="of:=-0.000189*[$'raw data'.P92]" office:value-type="float" office:value="-275.77977903" calcext:value-type="float">
            <text:p>-275.77977903</text:p>
          </table:table-cell>
        </table:table-row>
        <table:table-row table:style-name="ro1">
          <table:table-cell office:value-type="string" calcext:value-type="string">
            <text:p>162000</text:p>
          </table:table-cell>
          <table:table-cell table:formula="of:=0.000189*[$'raw data'.B93]" office:value-type="float" office:value="42.5821903605" calcext:value-type="float">
            <text:p>42.5821903605</text:p>
          </table:table-cell>
          <table:table-cell table:formula="of:=0.000189*[$'raw data'.C93]" office:value-type="float" office:value="27.6237557631" calcext:value-type="float">
            <text:p>27.6237557631</text:p>
          </table:table-cell>
          <table:table-cell table:formula="of:=0.000189*[$'raw data'.E93]" office:value-type="float" office:value="73.5877544031" calcext:value-type="float">
            <text:p>73.5877544031</text:p>
          </table:table-cell>
          <table:table-cell table:formula="of:=0.000189*([$'raw data'.F93] + [$'raw data'.G93])" office:value-type="float" office:value="111.9458410497" calcext:value-type="float">
            <text:p>111.9458410497</text:p>
          </table:table-cell>
          <table:table-cell table:formula="of:=0.000189*[$'raw data'.H93]" office:value-type="float" office:value="36.6265925361" calcext:value-type="float">
            <text:p>36.6265925361</text:p>
          </table:table-cell>
          <table:table-cell table:formula="of:=0.000189*[$'raw data'.I93]" office:value-type="float" office:value="21.6717803127" calcext:value-type="float">
            <text:p>21.6717803127</text:p>
          </table:table-cell>
          <table:table-cell table:formula="of:=0.000189*[$'raw data'.J93]" office:value-type="float" office:value="42.8486450553" calcext:value-type="float">
            <text:p>42.8486450553</text:p>
          </table:table-cell>
          <table:table-cell table:formula="of:=0.000189*[$'raw data'.K93]" office:value-type="float" office:value="26.6905233378" calcext:value-type="float">
            <text:p>26.6905233378</text:p>
          </table:table-cell>
          <table:table-cell table:formula="of:=0.000189*([$'raw data'.L93] + [$'raw data'.M93])" office:value-type="float" office:value="63.3877258392" calcext:value-type="float">
            <text:p>63.3877258392</text:p>
          </table:table-cell>
          <table:table-cell table:formula="of:=0.000189*([$'raw data'.D93] - [$'raw data'.O93])" office:value-type="float" office:value="-173.370744603" calcext:value-type="float">
            <text:p>-173.370744603</text:p>
          </table:table-cell>
          <table:table-cell table:formula="of:=-0.000189*[$'raw data'.P93]" office:value-type="float" office:value="-273.59406396" calcext:value-type="float">
            <text:p>-273.59406396</text:p>
          </table:table-cell>
        </table:table-row>
        <table:table-row table:style-name="ro1">
          <table:table-cell office:value-type="string" calcext:value-type="string">
            <text:p>163800</text:p>
          </table:table-cell>
          <table:table-cell table:formula="of:=0.000189*[$'raw data'.B94]" office:value-type="float" office:value="41.5686857607" calcext:value-type="float">
            <text:p>41.5686857607</text:p>
          </table:table-cell>
          <table:table-cell table:formula="of:=0.000189*[$'raw data'.C94]" office:value-type="float" office:value="26.5209824565" calcext:value-type="float">
            <text:p>26.5209824565</text:p>
          </table:table-cell>
          <table:table-cell table:formula="of:=0.000189*[$'raw data'.E94]" office:value-type="float" office:value="71.6768310258" calcext:value-type="float">
            <text:p>71.6768310258</text:p>
          </table:table-cell>
          <table:table-cell table:formula="of:=0.000189*([$'raw data'.F94] + [$'raw data'.G94])" office:value-type="float" office:value="112.1342957469" calcext:value-type="float">
            <text:p>112.1342957469</text:p>
          </table:table-cell>
          <table:table-cell table:formula="of:=0.000189*[$'raw data'.H94]" office:value-type="float" office:value="36.797392233" calcext:value-type="float">
            <text:p>36.797392233</text:p>
          </table:table-cell>
          <table:table-cell table:formula="of:=0.000189*[$'raw data'.I94]" office:value-type="float" office:value="21.6544029534" calcext:value-type="float">
            <text:p>21.6544029534</text:p>
          </table:table-cell>
          <table:table-cell table:formula="of:=0.000189*[$'raw data'.J94]" office:value-type="float" office:value="41.8692678831" calcext:value-type="float">
            <text:p>41.8692678831</text:p>
          </table:table-cell>
          <table:table-cell table:formula="of:=0.000189*[$'raw data'.K94]" office:value-type="float" office:value="26.792655498" calcext:value-type="float">
            <text:p>26.792655498</text:p>
          </table:table-cell>
          <table:table-cell table:formula="of:=0.000189*([$'raw data'.L94] + [$'raw data'.M94])" office:value-type="float" office:value="63.45673047252" calcext:value-type="float">
            <text:p>63.45673047252</text:p>
          </table:table-cell>
          <table:table-cell table:formula="of:=0.000189*([$'raw data'.D94] - [$'raw data'.O94])" office:value-type="float" office:value="-175.6144778913" calcext:value-type="float">
            <text:p>-175.6144778913</text:p>
          </table:table-cell>
          <table:table-cell table:formula="of:=-0.000189*[$'raw data'.P94]" office:value-type="float" office:value="-266.85676584" calcext:value-type="float">
            <text:p>-266.85676584</text:p>
          </table:table-cell>
        </table:table-row>
        <table:table-row table:style-name="ro1">
          <table:table-cell office:value-type="string" calcext:value-type="string">
            <text:p>165600</text:p>
          </table:table-cell>
          <table:table-cell table:formula="of:=0.000189*[$'raw data'.B95]" office:value-type="float" office:value="42.227042445" calcext:value-type="float">
            <text:p>42.227042445</text:p>
          </table:table-cell>
          <table:table-cell table:formula="of:=0.000189*[$'raw data'.C95]" office:value-type="float" office:value="26.9303446818" calcext:value-type="float">
            <text:p>26.9303446818</text:p>
          </table:table-cell>
          <table:table-cell table:formula="of:=0.000189*[$'raw data'.E95]" office:value-type="float" office:value="72.6063328179" calcext:value-type="float">
            <text:p>72.6063328179</text:p>
          </table:table-cell>
          <table:table-cell table:formula="of:=0.000189*([$'raw data'.F95] + [$'raw data'.G95])" office:value-type="float" office:value="110.6627621589" calcext:value-type="float">
            <text:p>110.6627621589</text:p>
          </table:table-cell>
          <table:table-cell table:formula="of:=0.000189*[$'raw data'.H95]" office:value-type="float" office:value="36.8480591073" calcext:value-type="float">
            <text:p>36.8480591073</text:p>
          </table:table-cell>
          <table:table-cell table:formula="of:=0.000189*[$'raw data'.I95]" office:value-type="float" office:value="21.6867818475" calcext:value-type="float">
            <text:p>21.6867818475</text:p>
          </table:table-cell>
          <table:table-cell table:formula="of:=0.000189*[$'raw data'.J95]" office:value-type="float" office:value="38.444607369" calcext:value-type="float">
            <text:p>38.444607369</text:p>
          </table:table-cell>
          <table:table-cell table:formula="of:=0.000189*[$'raw data'.K95]" office:value-type="float" office:value="26.8125031251" calcext:value-type="float">
            <text:p>26.8125031251</text:p>
          </table:table-cell>
          <table:table-cell table:formula="of:=0.000189*([$'raw data'.L95] + [$'raw data'.M95])" office:value-type="float" office:value="63.45987075288" calcext:value-type="float">
            <text:p>63.45987075288</text:p>
          </table:table-cell>
          <table:table-cell table:formula="of:=0.000189*([$'raw data'.D95] - [$'raw data'.O95])" office:value-type="float" office:value="-174.8859694344" calcext:value-type="float">
            <text:p>-174.8859694344</text:p>
          </table:table-cell>
          <table:table-cell table:formula="of:=-0.000189*[$'raw data'.P95]" office:value-type="float" office:value="-264.79233396" calcext:value-type="float">
            <text:p>-264.79233396</text:p>
          </table:table-cell>
        </table:table-row>
        <table:table-row table:style-name="ro1">
          <table:table-cell office:value-type="string" calcext:value-type="string">
            <text:p>167400</text:p>
          </table:table-cell>
          <table:table-cell table:formula="of:=0.000189*[$'raw data'.B96]" office:value-type="float" office:value="43.0768499679" calcext:value-type="float">
            <text:p>43.0768499679</text:p>
          </table:table-cell>
          <table:table-cell table:formula="of:=0.000189*[$'raw data'.C96]" office:value-type="float" office:value="27.9722740689" calcext:value-type="float">
            <text:p>27.9722740689</text:p>
          </table:table-cell>
          <table:table-cell table:formula="of:=0.000189*[$'raw data'.E96]" office:value-type="float" office:value="73.6800847398" calcext:value-type="float">
            <text:p>73.6800847398</text:p>
          </table:table-cell>
          <table:table-cell table:formula="of:=0.000189*([$'raw data'.F96] + [$'raw data'.G96])" office:value-type="float" office:value="109.2552973974" calcext:value-type="float">
            <text:p>109.2552973974</text:p>
          </table:table-cell>
          <table:table-cell table:formula="of:=0.000189*[$'raw data'.H96]" office:value-type="float" office:value="36.9297992637" calcext:value-type="float">
            <text:p>36.9297992637</text:p>
          </table:table-cell>
          <table:table-cell table:formula="of:=0.000189*[$'raw data'.I96]" office:value-type="float" office:value="21.7253295693" calcext:value-type="float">
            <text:p>21.7253295693</text:p>
          </table:table-cell>
          <table:table-cell table:formula="of:=0.000189*[$'raw data'.J96]" office:value-type="float" office:value="38.3673510864" calcext:value-type="float">
            <text:p>38.3673510864</text:p>
          </table:table-cell>
          <table:table-cell table:formula="of:=0.000189*[$'raw data'.K96]" office:value-type="float" office:value="26.9050684077" calcext:value-type="float">
            <text:p>26.9050684077</text:p>
          </table:table-cell>
          <table:table-cell table:formula="of:=0.000189*([$'raw data'.L96] + [$'raw data'.M96])" office:value-type="float" office:value="59.81677348122" calcext:value-type="float">
            <text:p>59.81677348122</text:p>
          </table:table-cell>
          <table:table-cell table:formula="of:=0.000189*([$'raw data'.D96] - [$'raw data'.O96])" office:value-type="float" office:value="-172.9652248989" calcext:value-type="float">
            <text:p>-172.9652248989</text:p>
          </table:table-cell>
          <table:table-cell table:formula="of:=-0.000189*[$'raw data'.P96]" office:value-type="float" office:value="-264.76360218" calcext:value-type="float">
            <text:p>-264.76360218</text:p>
          </table:table-cell>
        </table:table-row>
        <table:table-row table:style-name="ro1">
          <table:table-cell office:value-type="string" calcext:value-type="string">
            <text:p>169200</text:p>
          </table:table-cell>
          <table:table-cell table:formula="of:=0.000189*[$'raw data'.B97]" office:value-type="float" office:value="43.7545524654" calcext:value-type="float">
            <text:p>43.7545524654</text:p>
          </table:table-cell>
          <table:table-cell table:formula="of:=0.000189*[$'raw data'.C97]" office:value-type="float" office:value="28.6558124895" calcext:value-type="float">
            <text:p>28.6558124895</text:p>
          </table:table-cell>
          <table:table-cell table:formula="of:=0.000189*[$'raw data'.E97]" office:value-type="float" office:value="69.71554359" calcext:value-type="float">
            <text:p>69.71554359</text:p>
          </table:table-cell>
          <table:table-cell table:formula="of:=0.000189*([$'raw data'.F97] + [$'raw data'.G97])" office:value-type="float" office:value="100.3110991218" calcext:value-type="float">
            <text:p>100.3110991218</text:p>
          </table:table-cell>
          <table:table-cell table:formula="of:=0.000189*[$'raw data'.H97]" office:value-type="float" office:value="36.9537202377" calcext:value-type="float">
            <text:p>36.9537202377</text:p>
          </table:table-cell>
          <table:table-cell table:formula="of:=0.000189*[$'raw data'.I97]" office:value-type="float" office:value="21.7453555179" calcext:value-type="float">
            <text:p>21.7453555179</text:p>
          </table:table-cell>
          <table:table-cell table:formula="of:=0.000189*[$'raw data'.J97]" office:value-type="float" office:value="40.609437183" calcext:value-type="float">
            <text:p>40.609437183</text:p>
          </table:table-cell>
          <table:table-cell table:formula="of:=0.000189*[$'raw data'.K97]" office:value-type="float" office:value="26.8525696509" calcext:value-type="float">
            <text:p>26.8525696509</text:p>
          </table:table-cell>
          <table:table-cell table:formula="of:=0.000189*([$'raw data'.L97] + [$'raw data'.M97])" office:value-type="float" office:value="59.86733927076" calcext:value-type="float">
            <text:p>59.86733927076</text:p>
          </table:table-cell>
          <table:table-cell table:formula="of:=0.000189*([$'raw data'.D97] - [$'raw data'.O97])" office:value-type="float" office:value="-171.3403716948" calcext:value-type="float">
            <text:p>-171.3403716948</text:p>
          </table:table-cell>
          <table:table-cell table:formula="of:=-0.000189*[$'raw data'.P97]" office:value-type="float" office:value="-257.12505756" calcext:value-type="float">
            <text:p>-257.12505756</text:p>
          </table:table-cell>
        </table:table-row>
        <table:table-row table:style-name="ro1">
          <table:table-cell office:value-type="string" calcext:value-type="string">
            <text:p>171000</text:p>
          </table:table-cell>
          <table:table-cell table:formula="of:=0.000189*[$'raw data'.B98]" office:value-type="float" office:value="44.2890109368" calcext:value-type="float">
            <text:p>44.2890109368</text:p>
          </table:table-cell>
          <table:table-cell table:formula="of:=0.000189*[$'raw data'.C98]" office:value-type="float" office:value="29.0399674824" calcext:value-type="float">
            <text:p>29.0399674824</text:p>
          </table:table-cell>
          <table:table-cell table:formula="of:=0.000189*[$'raw data'.E98]" office:value-type="float" office:value="65.0560281966" calcext:value-type="float">
            <text:p>65.0560281966</text:p>
          </table:table-cell>
          <table:table-cell table:formula="of:=0.000189*([$'raw data'.F98] + [$'raw data'.G98])" office:value-type="float" office:value="91.33112115792" calcext:value-type="float">
            <text:p>91.33112115792</text:p>
          </table:table-cell>
          <table:table-cell table:formula="of:=0.000189*[$'raw data'.H98]" office:value-type="float" office:value="36.9296169165" calcext:value-type="float">
            <text:p>36.9296169165</text:p>
          </table:table-cell>
          <table:table-cell table:formula="of:=0.000189*[$'raw data'.I98]" office:value-type="float" office:value="21.7222432371" calcext:value-type="float">
            <text:p>21.7222432371</text:p>
          </table:table-cell>
          <table:table-cell table:formula="of:=0.000189*[$'raw data'.J98]" office:value-type="float" office:value="40.8848035113" calcext:value-type="float">
            <text:p>40.8848035113</text:p>
          </table:table-cell>
          <table:table-cell table:formula="of:=0.000189*[$'raw data'.K98]" office:value-type="float" office:value="26.9246954718" calcext:value-type="float">
            <text:p>26.9246954718</text:p>
          </table:table-cell>
          <table:table-cell table:formula="of:=0.000189*([$'raw data'.L98] + [$'raw data'.M98])" office:value-type="float" office:value="59.84232545151" calcext:value-type="float">
            <text:p>59.84232545151</text:p>
          </table:table-cell>
          <table:table-cell table:formula="of:=0.000189*([$'raw data'.D98] - [$'raw data'.O98])" office:value-type="float" office:value="-170.6269840884" calcext:value-type="float">
            <text:p>-170.6269840884</text:p>
          </table:table-cell>
          <table:table-cell table:formula="of:=-0.000189*[$'raw data'.P98]" office:value-type="float" office:value="-245.39282775" calcext:value-type="float">
            <text:p>-245.39282775</text:p>
          </table:table-cell>
        </table:table-row>
        <table:table-row table:style-name="ro1">
          <table:table-cell office:value-type="string" calcext:value-type="string">
            <text:p>172800</text:p>
          </table:table-cell>
          <table:table-cell table:formula="of:=0.000189*[$'raw data'.B99]" office:value-type="float" office:value="44.7871605048" calcext:value-type="float">
            <text:p>44.7871605048</text:p>
          </table:table-cell>
          <table:table-cell table:formula="of:=0.000189*[$'raw data'.C99]" office:value-type="float" office:value="29.5196108508" calcext:value-type="float">
            <text:p>29.5196108508</text:p>
          </table:table-cell>
          <table:table-cell table:formula="of:=0.000189*[$'raw data'.E99]" office:value-type="float" office:value="63.2942203383" calcext:value-type="float">
            <text:p>63.2942203383</text:p>
          </table:table-cell>
          <table:table-cell table:formula="of:=0.000189*([$'raw data'.F99] + [$'raw data'.G99])" office:value-type="float" office:value="85.192923123" calcext:value-type="float">
            <text:p>85.192923123</text:p>
          </table:table-cell>
          <table:table-cell table:formula="of:=0.000189*[$'raw data'.H99]" office:value-type="float" office:value="36.9319571712" calcext:value-type="float">
            <text:p>36.9319571712</text:p>
          </table:table-cell>
          <table:table-cell table:formula="of:=0.000189*[$'raw data'.I99]" office:value-type="float" office:value="21.7225990485" calcext:value-type="float">
            <text:p>21.7225990485</text:p>
          </table:table-cell>
          <table:table-cell table:formula="of:=0.000189*[$'raw data'.J99]" office:value-type="float" office:value="39.2343785505" calcext:value-type="float">
            <text:p>39.2343785505</text:p>
          </table:table-cell>
          <table:table-cell table:formula="of:=0.000189*[$'raw data'.K99]" office:value-type="float" office:value="26.9837674974" calcext:value-type="float">
            <text:p>26.9837674974</text:p>
          </table:table-cell>
          <table:table-cell table:formula="of:=0.000189*([$'raw data'.L99] + [$'raw data'.M99])" office:value-type="float" office:value="58.50909268155" calcext:value-type="float">
            <text:p>58.50909268155</text:p>
          </table:table-cell>
          <table:table-cell table:formula="of:=0.000189*([$'raw data'.D99] - [$'raw data'.O99])" office:value-type="float" office:value="-172.7423221734" calcext:value-type="float">
            <text:p>-172.7423221734</text:p>
          </table:table-cell>
          <table:table-cell table:formula="of:=-0.000189*[$'raw data'.P99]" office:value-type="float" office:value="-233.43338781" calcext:value-type="float">
            <text:p>-233.43338781</text:p>
          </table:table-cell>
        </table:table-row>
        <table:table-row table:style-name="ro1">
          <table:table-cell office:value-type="string" calcext:value-type="string">
            <text:p>174600</text:p>
          </table:table-cell>
          <table:table-cell table:formula="of:=0.000189*[$'raw data'.B100]" office:value-type="float" office:value="43.3727261037" calcext:value-type="float">
            <text:p>43.3727261037</text:p>
          </table:table-cell>
          <table:table-cell table:formula="of:=0.000189*[$'raw data'.C100]" office:value-type="float" office:value="28.1594570985" calcext:value-type="float">
            <text:p>28.1594570985</text:p>
          </table:table-cell>
          <table:table-cell table:formula="of:=0.000189*[$'raw data'.E100]" office:value-type="float" office:value="61.0561524573" calcext:value-type="float">
            <text:p>61.0561524573</text:p>
          </table:table-cell>
          <table:table-cell table:formula="of:=0.000189*([$'raw data'.F100] + [$'raw data'.G100])" office:value-type="float" office:value="84.16637412687" calcext:value-type="float">
            <text:p>84.16637412687</text:p>
          </table:table-cell>
          <table:table-cell table:formula="of:=0.000189*[$'raw data'.H100]" office:value-type="float" office:value="38.3525321256" calcext:value-type="float">
            <text:p>38.3525321256</text:p>
          </table:table-cell>
          <table:table-cell table:formula="of:=0.000189*[$'raw data'.I100]" office:value-type="float" office:value="21.7223175519" calcext:value-type="float">
            <text:p>21.7223175519</text:p>
          </table:table-cell>
          <table:table-cell table:formula="of:=0.000189*[$'raw data'.J100]" office:value-type="float" office:value="33.3833224851" calcext:value-type="float">
            <text:p>33.3833224851</text:p>
          </table:table-cell>
          <table:table-cell table:formula="of:=0.000189*[$'raw data'.K100]" office:value-type="float" office:value="26.9562495699" calcext:value-type="float">
            <text:p>26.9562495699</text:p>
          </table:table-cell>
          <table:table-cell table:formula="of:=0.000189*([$'raw data'.L100] + [$'raw data'.M100])" office:value-type="float" office:value="63.55502800416" calcext:value-type="float">
            <text:p>63.55502800416</text:p>
          </table:table-cell>
          <table:table-cell table:formula="of:=0.000189*([$'raw data'.D100] - [$'raw data'.O100])" office:value-type="float" office:value="-173.6507177496" calcext:value-type="float">
            <text:p>-173.6507177496</text:p>
          </table:table-cell>
          <table:table-cell table:formula="of:=-0.000189*[$'raw data'.P100]" office:value-type="float" office:value="-227.07344142" calcext:value-type="float">
            <text:p>-227.07344142</text:p>
          </table:table-cell>
        </table:table-row>
        <table:table-row table:style-name="ro1">
          <table:table-cell office:value-type="string" calcext:value-type="string">
            <text:p>176400</text:p>
          </table:table-cell>
          <table:table-cell table:formula="of:=0.000189*[$'raw data'.B101]" office:value-type="float" office:value="43.3627322373" calcext:value-type="float">
            <text:p>43.3627322373</text:p>
          </table:table-cell>
          <table:table-cell table:formula="of:=0.000189*[$'raw data'.C101]" office:value-type="float" office:value="28.8734832036" calcext:value-type="float">
            <text:p>28.8734832036</text:p>
          </table:table-cell>
          <table:table-cell table:formula="of:=0.000189*[$'raw data'.E101]" office:value-type="float" office:value="60.6708090135" calcext:value-type="float">
            <text:p>60.6708090135</text:p>
          </table:table-cell>
          <table:table-cell table:formula="of:=0.000189*([$'raw data'.F101] + [$'raw data'.G101])" office:value-type="float" office:value="84.17910789036" calcext:value-type="float">
            <text:p>84.17910789036</text:p>
          </table:table-cell>
          <table:table-cell table:formula="of:=0.000189*[$'raw data'.H101]" office:value-type="float" office:value="38.3318277048" calcext:value-type="float">
            <text:p>38.3318277048</text:p>
          </table:table-cell>
          <table:table-cell table:formula="of:=0.000189*[$'raw data'.I101]" office:value-type="float" office:value="21.7570896018" calcext:value-type="float">
            <text:p>21.7570896018</text:p>
          </table:table-cell>
          <table:table-cell table:formula="of:=0.000189*[$'raw data'.J101]" office:value-type="float" office:value="33.3014084298" calcext:value-type="float">
            <text:p>33.3014084298</text:p>
          </table:table-cell>
          <table:table-cell table:formula="of:=0.000189*[$'raw data'.K101]" office:value-type="float" office:value="26.8730047656" calcext:value-type="float">
            <text:p>26.8730047656</text:p>
          </table:table-cell>
          <table:table-cell table:formula="of:=0.000189*([$'raw data'.L101] + [$'raw data'.M101])" office:value-type="float" office:value="63.15608123622" calcext:value-type="float">
            <text:p>63.15608123622</text:p>
          </table:table-cell>
          <table:table-cell table:formula="of:=0.000189*([$'raw data'.D101] - [$'raw data'.O101])" office:value-type="float" office:value="-173.1704967216" calcext:value-type="float">
            <text:p>-173.1704967216</text:p>
          </table:table-cell>
          <table:table-cell table:formula="of:=-0.000189*[$'raw data'.P101]" office:value-type="float" office:value="-227.33504766" calcext:value-type="float">
            <text:p>-227.33504766</text:p>
          </table:table-cell>
        </table:table-row>
        <table:table-row table:style-name="ro1">
          <table:table-cell office:value-type="string" calcext:value-type="string">
            <text:p>178200</text:p>
          </table:table-cell>
          <table:table-cell table:formula="of:=0.000189*[$'raw data'.B102]" office:value-type="float" office:value="43.2923704857" calcext:value-type="float">
            <text:p>43.2923704857</text:p>
          </table:table-cell>
          <table:table-cell table:formula="of:=0.000189*[$'raw data'.C102]" office:value-type="float" office:value="28.8598257045" calcext:value-type="float">
            <text:p>28.8598257045</text:p>
          </table:table-cell>
          <table:table-cell table:formula="of:=0.000189*[$'raw data'.E102]" office:value-type="float" office:value="59.9613757596" calcext:value-type="float">
            <text:p>59.9613757596</text:p>
          </table:table-cell>
          <table:table-cell table:formula="of:=0.000189*([$'raw data'.F102] + [$'raw data'.G102])" office:value-type="float" office:value="84.19527800649" calcext:value-type="float">
            <text:p>84.19527800649</text:p>
          </table:table-cell>
          <table:table-cell table:formula="of:=0.000189*[$'raw data'.H102]" office:value-type="float" office:value="37.5917916087" calcext:value-type="float">
            <text:p>37.5917916087</text:p>
          </table:table-cell>
          <table:table-cell table:formula="of:=0.000189*[$'raw data'.I102]" office:value-type="float" office:value="21.6833560146" calcext:value-type="float">
            <text:p>21.6833560146</text:p>
          </table:table-cell>
          <table:table-cell table:formula="of:=0.000189*[$'raw data'.J102]" office:value-type="float" office:value="33.2943817311" calcext:value-type="float">
            <text:p>33.2943817311</text:p>
          </table:table-cell>
          <table:table-cell table:formula="of:=0.000189*[$'raw data'.K102]" office:value-type="float" office:value="26.8457452578" calcext:value-type="float">
            <text:p>26.8457452578</text:p>
          </table:table-cell>
          <table:table-cell table:formula="of:=0.000189*([$'raw data'.L102] + [$'raw data'.M102])" office:value-type="float" office:value="63.16244868969" calcext:value-type="float">
            <text:p>63.16244868969</text:p>
          </table:table-cell>
          <table:table-cell table:formula="of:=0.000189*([$'raw data'.D102] - [$'raw data'.O102])" office:value-type="float" office:value="-174.4567073991" calcext:value-type="float">
            <text:p>-174.4567073991</text:p>
          </table:table-cell>
          <table:table-cell table:formula="of:=-0.000189*[$'raw data'.P102]" office:value-type="float" office:value="-224.42986629" calcext:value-type="float">
            <text:p>-224.42986629</text:p>
          </table:table-cell>
        </table:table-row>
        <table:table-row table:style-name="ro1">
          <table:table-cell office:value-type="string" calcext:value-type="string">
            <text:p>180000</text:p>
          </table:table-cell>
          <table:table-cell table:formula="of:=0.000189*[$'raw data'.B103]" office:value-type="float" office:value="42.404525919" calcext:value-type="float">
            <text:p>42.404525919</text:p>
          </table:table-cell>
          <table:table-cell table:formula="of:=0.000189*[$'raw data'.C103]" office:value-type="float" office:value="27.5798122425" calcext:value-type="float">
            <text:p>27.5798122425</text:p>
          </table:table-cell>
          <table:table-cell table:formula="of:=0.000189*[$'raw data'.E103]" office:value-type="float" office:value="58.5861998715" calcext:value-type="float">
            <text:p>58.5861998715</text:p>
          </table:table-cell>
          <table:table-cell table:formula="of:=0.000189*([$'raw data'.F103] + [$'raw data'.G103])" office:value-type="float" office:value="78.87056624748" calcext:value-type="float">
            <text:p>78.87056624748</text:p>
          </table:table-cell>
          <table:table-cell table:formula="of:=0.000189*[$'raw data'.H103]" office:value-type="float" office:value="38.2923106776" calcext:value-type="float">
            <text:p>38.2923106776</text:p>
          </table:table-cell>
          <table:table-cell table:formula="of:=0.000189*[$'raw data'.I103]" office:value-type="float" office:value="21.8179648575" calcext:value-type="float">
            <text:p>21.8179648575</text:p>
          </table:table-cell>
          <table:table-cell table:formula="of:=0.000189*[$'raw data'.J103]" office:value-type="float" office:value="31.0594557672" calcext:value-type="float">
            <text:p>31.0594557672</text:p>
          </table:table-cell>
          <table:table-cell table:formula="of:=0.000189*[$'raw data'.K103]" office:value-type="float" office:value="26.9662537746" calcext:value-type="float">
            <text:p>26.9662537746</text:p>
          </table:table-cell>
          <table:table-cell table:formula="of:=0.000189*([$'raw data'.L103] + [$'raw data'.M103])" office:value-type="float" office:value="63.20007681309" calcext:value-type="float">
            <text:p>63.20007681309</text:p>
          </table:table-cell>
          <table:table-cell table:formula="of:=0.000189*([$'raw data'.D103] - [$'raw data'.O103])" office:value-type="float" office:value="-174.0861425646" calcext:value-type="float">
            <text:p>-174.0861425646</text:p>
          </table:table-cell>
          <table:table-cell table:formula="of:=-0.000189*[$'raw data'.P103]" office:value-type="float" office:value="-214.69102326" calcext:value-type="float">
            <text:p>-214.69102326</text:p>
          </table:table-cell>
        </table:table-row>
        <table:table-row table:style-name="ro1">
          <table:table-cell office:value-type="string" calcext:value-type="string">
            <text:p>181800</text:p>
          </table:table-cell>
          <table:table-cell table:formula="of:=0.000189*[$'raw data'.B104]" office:value-type="float" office:value="39.1443844806" calcext:value-type="float">
            <text:p>39.1443844806</text:p>
          </table:table-cell>
          <table:table-cell table:formula="of:=0.000189*[$'raw data'.C104]" office:value-type="float" office:value="28.9681084539" calcext:value-type="float">
            <text:p>28.9681084539</text:p>
          </table:table-cell>
          <table:table-cell table:formula="of:=0.000189*[$'raw data'.E104]" office:value-type="float" office:value="60.9978494349" calcext:value-type="float">
            <text:p>60.9978494349</text:p>
          </table:table-cell>
          <table:table-cell table:formula="of:=0.000189*([$'raw data'.F104] + [$'raw data'.G104])" office:value-type="float" office:value="78.86021058972" calcext:value-type="float">
            <text:p>78.86021058972</text:p>
          </table:table-cell>
          <table:table-cell table:formula="of:=0.000189*[$'raw data'.H104]" office:value-type="float" office:value="40.7421845838" calcext:value-type="float">
            <text:p>40.7421845838</text:p>
          </table:table-cell>
          <table:table-cell table:formula="of:=0.000189*[$'raw data'.I104]" office:value-type="float" office:value="21.731053491" calcext:value-type="float">
            <text:p>21.731053491</text:p>
          </table:table-cell>
          <table:table-cell table:formula="of:=0.000189*[$'raw data'.J104]" office:value-type="float" office:value="24.4234803015" calcext:value-type="float">
            <text:p>24.4234803015</text:p>
          </table:table-cell>
          <table:table-cell table:formula="of:=0.000189*[$'raw data'.K104]" office:value-type="float" office:value="26.9385024699" calcext:value-type="float">
            <text:p>26.9385024699</text:p>
          </table:table-cell>
          <table:table-cell table:formula="of:=0.000189*([$'raw data'.L104] + [$'raw data'.M104])" office:value-type="float" office:value="63.18185019174" calcext:value-type="float">
            <text:p>63.18185019174</text:p>
          </table:table-cell>
          <table:table-cell table:formula="of:=0.000189*([$'raw data'.D104] - [$'raw data'.O104])" office:value-type="float" office:value="-176.391810756" calcext:value-type="float">
            <text:p>-176.391810756</text:p>
          </table:table-cell>
          <table:table-cell table:formula="of:=-0.000189*[$'raw data'.P104]" office:value-type="float" office:value="-208.59581295" calcext:value-type="float">
            <text:p>-208.59581295</text:p>
          </table:table-cell>
        </table:table-row>
        <table:table-row table:style-name="ro1">
          <table:table-cell office:value-type="string" calcext:value-type="string">
            <text:p>183600</text:p>
          </table:table-cell>
          <table:table-cell table:formula="of:=0.000189*[$'raw data'.B105]" office:value-type="float" office:value="38.2445907858" calcext:value-type="float">
            <text:p>38.2445907858</text:p>
          </table:table-cell>
          <table:table-cell table:formula="of:=0.000189*[$'raw data'.C105]" office:value-type="float" office:value="27.9551130768" calcext:value-type="float">
            <text:p>27.9551130768</text:p>
          </table:table-cell>
          <table:table-cell table:formula="of:=0.000189*[$'raw data'.E105]" office:value-type="float" office:value="52.2008781147" calcext:value-type="float">
            <text:p>52.2008781147</text:p>
          </table:table-cell>
          <table:table-cell table:formula="of:=0.000189*([$'raw data'.F105] + [$'raw data'.G105])" office:value-type="float" office:value="78.86455951563" calcext:value-type="float">
            <text:p>78.86455951563</text:p>
          </table:table-cell>
          <table:table-cell table:formula="of:=0.000189*[$'raw data'.H105]" office:value-type="float" office:value="47.0544574248" calcext:value-type="float">
            <text:p>47.0544574248</text:p>
          </table:table-cell>
          <table:table-cell table:formula="of:=0.000189*[$'raw data'.I105]" office:value-type="float" office:value="21.7926632007" calcext:value-type="float">
            <text:p>21.7926632007</text:p>
          </table:table-cell>
          <table:table-cell table:formula="of:=0.000189*[$'raw data'.J105]" office:value-type="float" office:value="17.40112314507" calcext:value-type="float">
            <text:p>17.40112314507</text:p>
          </table:table-cell>
          <table:table-cell table:formula="of:=0.000189*[$'raw data'.K105]" office:value-type="float" office:value="26.9977646862" calcext:value-type="float">
            <text:p>26.9977646862</text:p>
          </table:table-cell>
          <table:table-cell table:formula="of:=0.000189*([$'raw data'.L105] + [$'raw data'.M105])" office:value-type="float" office:value="63.16077030921" calcext:value-type="float">
            <text:p>63.16077030921</text:p>
          </table:table-cell>
          <table:table-cell table:formula="of:=0.000189*([$'raw data'.D105] - [$'raw data'.O105])" office:value-type="float" office:value="-177.9712156971" calcext:value-type="float">
            <text:p>-177.9712156971</text:p>
          </table:table-cell>
          <table:table-cell table:formula="of:=-0.000189*[$'raw data'.P105]" office:value-type="float" office:value="-195.70070394" calcext:value-type="float">
            <text:p>-195.70070394</text:p>
          </table:table-cell>
        </table:table-row>
        <table:table-row table:style-name="ro1">
          <table:table-cell office:value-type="string" calcext:value-type="string">
            <text:p>185400</text:p>
          </table:table-cell>
          <table:table-cell table:formula="of:=0.000189*[$'raw data'.B106]" office:value-type="float" office:value="38.390881284" calcext:value-type="float">
            <text:p>38.390881284</text:p>
          </table:table-cell>
          <table:table-cell table:formula="of:=0.000189*[$'raw data'.C106]" office:value-type="float" office:value="28.3275147267" calcext:value-type="float">
            <text:p>28.3275147267</text:p>
          </table:table-cell>
          <table:table-cell table:formula="of:=0.000189*[$'raw data'.E106]" office:value-type="float" office:value="45.5516171586" calcext:value-type="float">
            <text:p>45.5516171586</text:p>
          </table:table-cell>
          <table:table-cell table:formula="of:=0.000189*([$'raw data'.F106] + [$'raw data'.G106])" office:value-type="float" office:value="78.86312954541" calcext:value-type="float">
            <text:p>78.86312954541</text:p>
          </table:table-cell>
          <table:table-cell table:formula="of:=0.000189*[$'raw data'.H106]" office:value-type="float" office:value="47.1706858476" calcext:value-type="float">
            <text:p>47.1706858476</text:p>
          </table:table-cell>
          <table:table-cell table:formula="of:=0.000189*[$'raw data'.I106]" office:value-type="float" office:value="18.65972420928" calcext:value-type="float">
            <text:p>18.65972420928</text:p>
          </table:table-cell>
          <table:table-cell table:formula="of:=0.000189*[$'raw data'.J106]" office:value-type="float" office:value="17.40779508132" calcext:value-type="float">
            <text:p>17.40779508132</text:p>
          </table:table-cell>
          <table:table-cell table:formula="of:=0.000189*[$'raw data'.K106]" office:value-type="float" office:value="26.9723163465" calcext:value-type="float">
            <text:p>26.9723163465</text:p>
          </table:table-cell>
          <table:table-cell table:formula="of:=0.000189*([$'raw data'.L106] + [$'raw data'.M106])" office:value-type="float" office:value="63.2026442061" calcext:value-type="float">
            <text:p>63.2026442061</text:p>
          </table:table-cell>
          <table:table-cell table:formula="of:=0.000189*([$'raw data'.D106] - [$'raw data'.O106])" office:value-type="float" office:value="-177.8537726847" calcext:value-type="float">
            <text:p>-177.8537726847</text:p>
          </table:table-cell>
          <table:table-cell table:formula="of:=-0.000189*[$'raw data'.P106]" office:value-type="float" office:value="-186.69253491" calcext:value-type="float">
            <text:p>-186.69253491</text:p>
          </table:table-cell>
        </table:table-row>
        <table:table-row table:style-name="ro1">
          <table:table-cell office:value-type="string" calcext:value-type="string">
            <text:p>187200</text:p>
          </table:table-cell>
          <table:table-cell table:formula="of:=0.000189*[$'raw data'.B107]" office:value-type="float" office:value="38.4401742228" calcext:value-type="float">
            <text:p>38.4401742228</text:p>
          </table:table-cell>
          <table:table-cell table:formula="of:=0.000189*[$'raw data'.C107]" office:value-type="float" office:value="28.2683701629" calcext:value-type="float">
            <text:p>28.2683701629</text:p>
          </table:table-cell>
          <table:table-cell table:formula="of:=0.000189*[$'raw data'.E107]" office:value-type="float" office:value="44.9774323047" calcext:value-type="float">
            <text:p>44.9774323047</text:p>
          </table:table-cell>
          <table:table-cell table:formula="of:=0.000189*([$'raw data'.F107] + [$'raw data'.G107])" office:value-type="float" office:value="78.869112399" calcext:value-type="float">
            <text:p>78.869112399</text:p>
          </table:table-cell>
          <table:table-cell table:formula="of:=0.000189*[$'raw data'.H107]" office:value-type="float" office:value="46.0853239959" calcext:value-type="float">
            <text:p>46.0853239959</text:p>
          </table:table-cell>
          <table:table-cell table:formula="of:=0.000189*[$'raw data'.I107]" office:value-type="float" office:value="16.24917866859" calcext:value-type="float">
            <text:p>16.24917866859</text:p>
          </table:table-cell>
          <table:table-cell table:formula="of:=0.000189*[$'raw data'.J107]" office:value-type="float" office:value="17.40987582768" calcext:value-type="float">
            <text:p>17.40987582768</text:p>
          </table:table-cell>
          <table:table-cell table:formula="of:=0.000189*[$'raw data'.K107]" office:value-type="float" office:value="27.0021246516" calcext:value-type="float">
            <text:p>27.0021246516</text:p>
          </table:table-cell>
          <table:table-cell table:formula="of:=0.000189*([$'raw data'.L107] + [$'raw data'.M107])" office:value-type="float" office:value="63.23093166411" calcext:value-type="float">
            <text:p>63.23093166411</text:p>
          </table:table-cell>
          <table:table-cell table:formula="of:=0.000189*([$'raw data'.D107] - [$'raw data'.O107])" office:value-type="float" office:value="-177.717916971" calcext:value-type="float">
            <text:p>-177.717916971</text:p>
          </table:table-cell>
          <table:table-cell table:formula="of:=-0.000189*[$'raw data'.P107]" office:value-type="float" office:value="-182.81460645" calcext:value-type="float">
            <text:p>-182.81460645</text:p>
          </table:table-cell>
        </table:table-row>
        <table:table-row table:style-name="ro1">
          <table:table-cell office:value-type="string" calcext:value-type="string">
            <text:p>189000</text:p>
          </table:table-cell>
          <table:table-cell table:formula="of:=0.000189*[$'raw data'.B108]" office:value-type="float" office:value="37.8756384048" calcext:value-type="float">
            <text:p>37.8756384048</text:p>
          </table:table-cell>
          <table:table-cell table:formula="of:=0.000189*[$'raw data'.C108]" office:value-type="float" office:value="27.6629046372" calcext:value-type="float">
            <text:p>27.6629046372</text:p>
          </table:table-cell>
          <table:table-cell table:formula="of:=0.000189*[$'raw data'.E108]" office:value-type="float" office:value="44.0801438994" calcext:value-type="float">
            <text:p>44.0801438994</text:p>
          </table:table-cell>
          <table:table-cell table:formula="of:=0.000189*([$'raw data'.F108] + [$'raw data'.G108])" office:value-type="float" office:value="78.86544822387" calcext:value-type="float">
            <text:p>78.86544822387</text:p>
          </table:table-cell>
          <table:table-cell table:formula="of:=0.000189*[$'raw data'.H108]" office:value-type="float" office:value="46.087248186" calcext:value-type="float">
            <text:p>46.087248186</text:p>
          </table:table-cell>
          <table:table-cell table:formula="of:=0.000189*[$'raw data'.I108]" office:value-type="float" office:value="15.94044364185" calcext:value-type="float">
            <text:p>15.94044364185</text:p>
          </table:table-cell>
          <table:table-cell table:formula="of:=0.000189*[$'raw data'.J108]" office:value-type="float" office:value="17.42180635629" calcext:value-type="float">
            <text:p>17.42180635629</text:p>
          </table:table-cell>
          <table:table-cell table:formula="of:=0.000189*[$'raw data'.K108]" office:value-type="float" office:value="27.0470712708" calcext:value-type="float">
            <text:p>27.0470712708</text:p>
          </table:table-cell>
          <table:table-cell table:formula="of:=0.000189*([$'raw data'.L108] + [$'raw data'.M108])" office:value-type="float" office:value="63.2138909535" calcext:value-type="float">
            <text:p>63.2138909535</text:p>
          </table:table-cell>
          <table:table-cell table:formula="of:=0.000189*([$'raw data'.D108] - [$'raw data'.O108])" office:value-type="float" office:value="-178.2037292994" calcext:value-type="float">
            <text:p>-178.2037292994</text:p>
          </table:table-cell>
          <table:table-cell table:formula="of:=-0.000189*[$'raw data'.P108]" office:value-type="float" office:value="-179.99086707" calcext:value-type="float">
            <text:p>-179.99086707</text:p>
          </table:table-cell>
        </table:table-row>
        <table:table-row table:style-name="ro1">
          <table:table-cell office:value-type="string" calcext:value-type="string">
            <text:p>190800</text:p>
          </table:table-cell>
          <table:table-cell table:formula="of:=0.000189*[$'raw data'.B109]" office:value-type="float" office:value="37.7032286358" calcext:value-type="float">
            <text:p>37.7032286358</text:p>
          </table:table-cell>
          <table:table-cell table:formula="of:=0.000189*[$'raw data'.C109]" office:value-type="float" office:value="27.4459569426" calcext:value-type="float">
            <text:p>27.4459569426</text:p>
          </table:table-cell>
          <table:table-cell table:formula="of:=0.000189*[$'raw data'.E109]" office:value-type="float" office:value="43.6896324207" calcext:value-type="float">
            <text:p>43.6896324207</text:p>
          </table:table-cell>
          <table:table-cell table:formula="of:=0.000189*([$'raw data'.F109] + [$'raw data'.G109])" office:value-type="float" office:value="78.86221233786" calcext:value-type="float">
            <text:p>78.86221233786</text:p>
          </table:table-cell>
          <table:table-cell table:formula="of:=0.000189*[$'raw data'.H109]" office:value-type="float" office:value="46.0811754648" calcext:value-type="float">
            <text:p>46.0811754648</text:p>
          </table:table-cell>
          <table:table-cell table:formula="of:=0.000189*[$'raw data'.I109]" office:value-type="float" office:value="16.12329032538" calcext:value-type="float">
            <text:p>16.12329032538</text:p>
          </table:table-cell>
          <table:table-cell table:formula="of:=0.000189*[$'raw data'.J109]" office:value-type="float" office:value="17.4614400513" calcext:value-type="float">
            <text:p>17.4614400513</text:p>
          </table:table-cell>
          <table:table-cell table:formula="of:=0.000189*[$'raw data'.K109]" office:value-type="float" office:value="27.1071204642" calcext:value-type="float">
            <text:p>27.1071204642</text:p>
          </table:table-cell>
          <table:table-cell table:formula="of:=0.000189*([$'raw data'.L109] + [$'raw data'.M109])" office:value-type="float" office:value="63.2318103081" calcext:value-type="float">
            <text:p>63.2318103081</text:p>
          </table:table-cell>
          <table:table-cell table:formula="of:=0.000189*([$'raw data'.D109] - [$'raw data'.O109])" office:value-type="float" office:value="-179.8649940906" calcext:value-type="float">
            <text:p>-179.8649940906</text:p>
          </table:table-cell>
          <table:table-cell table:formula="of:=-0.000189*[$'raw data'.P109]" office:value-type="float" office:value="-177.840873" calcext:value-type="float">
            <text:p>-177.840873</text:p>
          </table:table-cell>
        </table:table-row>
        <table:table-row table:style-name="ro1">
          <table:table-cell office:value-type="string" calcext:value-type="string">
            <text:p>192600</text:p>
          </table:table-cell>
          <table:table-cell table:formula="of:=0.000189*[$'raw data'.B110]" office:value-type="float" office:value="37.3808254806" calcext:value-type="float">
            <text:p>37.3808254806</text:p>
          </table:table-cell>
          <table:table-cell table:formula="of:=0.000189*[$'raw data'.C110]" office:value-type="float" office:value="27.1319628699" calcext:value-type="float">
            <text:p>27.1319628699</text:p>
          </table:table-cell>
          <table:table-cell table:formula="of:=0.000189*[$'raw data'.E110]" office:value-type="float" office:value="43.1838667764" calcext:value-type="float">
            <text:p>43.1838667764</text:p>
          </table:table-cell>
          <table:table-cell table:formula="of:=0.000189*([$'raw data'.F110] + [$'raw data'.G110])" office:value-type="float" office:value="78.86816457156" calcext:value-type="float">
            <text:p>78.86816457156</text:p>
          </table:table-cell>
          <table:table-cell table:formula="of:=0.000189*[$'raw data'.H110]" office:value-type="float" office:value="46.1400760485" calcext:value-type="float">
            <text:p>46.1400760485</text:p>
          </table:table-cell>
          <table:table-cell table:formula="of:=0.000189*[$'raw data'.I110]" office:value-type="float" office:value="16.05783080097" calcext:value-type="float">
            <text:p>16.05783080097</text:p>
          </table:table-cell>
          <table:table-cell table:formula="of:=0.000189*[$'raw data'.J110]" office:value-type="float" office:value="16.96986689328" calcext:value-type="float">
            <text:p>16.96986689328</text:p>
          </table:table-cell>
          <table:table-cell table:formula="of:=0.000189*[$'raw data'.K110]" office:value-type="float" office:value="27.2501634699" calcext:value-type="float">
            <text:p>27.2501634699</text:p>
          </table:table-cell>
          <table:table-cell table:formula="of:=0.000189*([$'raw data'.L110] + [$'raw data'.M110])" office:value-type="float" office:value="63.20631041109" calcext:value-type="float">
            <text:p>63.20631041109</text:p>
          </table:table-cell>
          <table:table-cell table:formula="of:=0.000189*([$'raw data'.D110] - [$'raw data'.O110])" office:value-type="float" office:value="-182.302922214" calcext:value-type="float">
            <text:p>-182.302922214</text:p>
          </table:table-cell>
          <table:table-cell table:formula="of:=-0.000189*[$'raw data'.P110]" office:value-type="float" office:value="-173.88614439" calcext:value-type="float">
            <text:p>-173.88614439</text:p>
          </table:table-cell>
        </table:table-row>
        <table:table-row table:style-name="ro1">
          <table:table-cell office:value-type="string" calcext:value-type="string">
            <text:p>194400</text:p>
          </table:table-cell>
          <table:table-cell table:formula="of:=0.000189*[$'raw data'.B111]" office:value-type="float" office:value="36.8060955318" calcext:value-type="float">
            <text:p>36.8060955318</text:p>
          </table:table-cell>
          <table:table-cell table:formula="of:=0.000189*[$'raw data'.C111]" office:value-type="float" office:value="26.4783075984" calcext:value-type="float">
            <text:p>26.4783075984</text:p>
          </table:table-cell>
          <table:table-cell table:formula="of:=0.000189*[$'raw data'.E111]" office:value-type="float" office:value="42.1158799026" calcext:value-type="float">
            <text:p>42.1158799026</text:p>
          </table:table-cell>
          <table:table-cell table:formula="of:=0.000189*([$'raw data'.F111] + [$'raw data'.G111])" office:value-type="float" office:value="78.86450258505" calcext:value-type="float">
            <text:p>78.86450258505</text:p>
          </table:table-cell>
          <table:table-cell table:formula="of:=0.000189*[$'raw data'.H111]" office:value-type="float" office:value="46.038641733" calcext:value-type="float">
            <text:p>46.038641733</text:p>
          </table:table-cell>
          <table:table-cell table:formula="of:=0.000189*[$'raw data'.I111]" office:value-type="float" office:value="16.07050141011" calcext:value-type="float">
            <text:p>16.07050141011</text:p>
          </table:table-cell>
          <table:table-cell table:formula="of:=0.000189*[$'raw data'.J111]" office:value-type="float" office:value="17.02771435953" calcext:value-type="float">
            <text:p>17.02771435953</text:p>
          </table:table-cell>
          <table:table-cell table:formula="of:=0.000189*[$'raw data'.K111]" office:value-type="float" office:value="27.130331592" calcext:value-type="float">
            <text:p>27.130331592</text:p>
          </table:table-cell>
          <table:table-cell table:formula="of:=0.000189*([$'raw data'.L111] + [$'raw data'.M111])" office:value-type="float" office:value="63.22741127073" calcext:value-type="float">
            <text:p>63.22741127073</text:p>
          </table:table-cell>
          <table:table-cell table:formula="of:=0.000189*([$'raw data'.D111] - [$'raw data'.O111])" office:value-type="float" office:value="-189.9712797129" calcext:value-type="float">
            <text:p>-189.9712797129</text:p>
          </table:table-cell>
          <table:table-cell table:formula="of:=-0.000189*[$'raw data'.P111]" office:value-type="float" office:value="-163.78810686" calcext:value-type="float">
            <text:p>-163.78810686</text:p>
          </table:table-cell>
        </table:table-row>
        <table:table-row table:style-name="ro1">
          <table:table-cell office:value-type="string" calcext:value-type="string">
            <text:p>196200</text:p>
          </table:table-cell>
          <table:table-cell table:formula="of:=0.000189*[$'raw data'.B112]" office:value-type="float" office:value="37.3900955904" calcext:value-type="float">
            <text:p>37.3900955904</text:p>
          </table:table-cell>
          <table:table-cell table:formula="of:=0.000189*[$'raw data'.C112]" office:value-type="float" office:value="27.043891497" calcext:value-type="float">
            <text:p>27.043891497</text:p>
          </table:table-cell>
          <table:table-cell table:formula="of:=0.000189*[$'raw data'.E112]" office:value-type="float" office:value="43.1993662317" calcext:value-type="float">
            <text:p>43.1993662317</text:p>
          </table:table-cell>
          <table:table-cell table:formula="of:=0.000189*([$'raw data'.F112] + [$'raw data'.G112])" office:value-type="float" office:value="78.86083825305" calcext:value-type="float">
            <text:p>78.86083825305</text:p>
          </table:table-cell>
          <table:table-cell table:formula="of:=0.000189*[$'raw data'.H112]" office:value-type="float" office:value="45.9214239897" calcext:value-type="float">
            <text:p>45.9214239897</text:p>
          </table:table-cell>
          <table:table-cell table:formula="of:=0.000189*[$'raw data'.I112]" office:value-type="float" office:value="16.06848737508" calcext:value-type="float">
            <text:p>16.06848737508</text:p>
          </table:table-cell>
          <table:table-cell table:formula="of:=0.000189*[$'raw data'.J112]" office:value-type="float" office:value="16.98980185539" calcext:value-type="float">
            <text:p>16.98980185539</text:p>
          </table:table-cell>
          <table:table-cell table:formula="of:=0.000189*[$'raw data'.K112]" office:value-type="float" office:value="26.970928614" calcext:value-type="float">
            <text:p>26.970928614</text:p>
          </table:table-cell>
          <table:table-cell table:formula="of:=0.000189*([$'raw data'.L112] + [$'raw data'.M112])" office:value-type="float" office:value="57.31848171189" calcext:value-type="float">
            <text:p>57.31848171189</text:p>
          </table:table-cell>
          <table:table-cell table:formula="of:=0.000189*([$'raw data'.D112] - [$'raw data'.O112])" office:value-type="float" office:value="-189.6023445876" calcext:value-type="float">
            <text:p>-189.6023445876</text:p>
          </table:table-cell>
          <table:table-cell table:formula="of:=-0.000189*[$'raw data'.P112]" office:value-type="float" office:value="-160.16097006" calcext:value-type="float">
            <text:p>-160.16097006</text:p>
          </table:table-cell>
        </table:table-row>
        <table:table-row table:style-name="ro1">
          <table:table-cell office:value-type="string" calcext:value-type="string">
            <text:p>198000</text:p>
          </table:table-cell>
          <table:table-cell table:formula="of:=0.000189*[$'raw data'.B113]" office:value-type="float" office:value="36.9342089172" calcext:value-type="float">
            <text:p>36.9342089172</text:p>
          </table:table-cell>
          <table:table-cell table:formula="of:=0.000189*[$'raw data'.C113]" office:value-type="float" office:value="26.5570107516" calcext:value-type="float">
            <text:p>26.5570107516</text:p>
          </table:table-cell>
          <table:table-cell table:formula="of:=0.000189*[$'raw data'.E113]" office:value-type="float" office:value="42.5320348824" calcext:value-type="float">
            <text:p>42.5320348824</text:p>
          </table:table-cell>
          <table:table-cell table:formula="of:=0.000189*([$'raw data'.F113] + [$'raw data'.G113])" office:value-type="float" office:value="78.85992100581" calcext:value-type="float">
            <text:p>78.85992100581</text:p>
          </table:table-cell>
          <table:table-cell table:formula="of:=0.000189*[$'raw data'.H113]" office:value-type="float" office:value="45.7591197105" calcext:value-type="float">
            <text:p>45.7591197105</text:p>
          </table:table-cell>
          <table:table-cell table:formula="of:=0.000189*[$'raw data'.I113]" office:value-type="float" office:value="16.10463093939" calcext:value-type="float">
            <text:p>16.10463093939</text:p>
          </table:table-cell>
          <table:table-cell table:formula="of:=0.000189*[$'raw data'.J113]" office:value-type="float" office:value="16.53975625176" calcext:value-type="float">
            <text:p>16.53975625176</text:p>
          </table:table-cell>
          <table:table-cell table:formula="of:=0.000189*[$'raw data'.K113]" office:value-type="float" office:value="27.2133189594" calcext:value-type="float">
            <text:p>27.2133189594</text:p>
          </table:table-cell>
          <table:table-cell table:formula="of:=0.000189*([$'raw data'.L113] + [$'raw data'.M113])" office:value-type="float" office:value="57.09628988154" calcext:value-type="float">
            <text:p>57.09628988154</text:p>
          </table:table-cell>
          <table:table-cell table:formula="of:=0.000189*([$'raw data'.D113] - [$'raw data'.O113])" office:value-type="float" office:value="-190.0256947596" calcext:value-type="float">
            <text:p>-190.0256947596</text:p>
          </table:table-cell>
          <table:table-cell table:formula="of:=-0.000189*[$'raw data'.P113]" office:value-type="float" office:value="-157.57059654" calcext:value-type="float">
            <text:p>-157.57059654</text:p>
          </table:table-cell>
        </table:table-row>
        <table:table-row table:style-name="ro1">
          <table:table-cell office:value-type="string" calcext:value-type="string">
            <text:p>199800</text:p>
          </table:table-cell>
          <table:table-cell table:formula="of:=0.000189*[$'raw data'.B114]" office:value-type="float" office:value="36.8614554462" calcext:value-type="float">
            <text:p>36.8614554462</text:p>
          </table:table-cell>
          <table:table-cell table:formula="of:=0.000189*[$'raw data'.C114]" office:value-type="float" office:value="26.5794551631" calcext:value-type="float">
            <text:p>26.5794551631</text:p>
          </table:table-cell>
          <table:table-cell table:formula="of:=0.000189*[$'raw data'.E114]" office:value-type="float" office:value="42.4733416317" calcext:value-type="float">
            <text:p>42.4733416317</text:p>
          </table:table-cell>
          <table:table-cell table:formula="of:=0.000189*([$'raw data'.F114] + [$'raw data'.G114])" office:value-type="float" office:value="78.84340859934" calcext:value-type="float">
            <text:p>78.84340859934</text:p>
          </table:table-cell>
          <table:table-cell table:formula="of:=0.000189*[$'raw data'.H114]" office:value-type="float" office:value="45.7476724152" calcext:value-type="float">
            <text:p>45.7476724152</text:p>
          </table:table-cell>
          <table:table-cell table:formula="of:=0.000189*[$'raw data'.I114]" office:value-type="float" office:value="16.02947841012" calcext:value-type="float">
            <text:p>16.02947841012</text:p>
          </table:table-cell>
          <table:table-cell table:formula="of:=0.000189*[$'raw data'.J114]" office:value-type="float" office:value="16.47083324376" calcext:value-type="float">
            <text:p>16.47083324376</text:p>
          </table:table-cell>
          <table:table-cell table:formula="of:=0.000189*[$'raw data'.K114]" office:value-type="float" office:value="27.0924737013" calcext:value-type="float">
            <text:p>27.0924737013</text:p>
          </table:table-cell>
          <table:table-cell table:formula="of:=0.000189*([$'raw data'.L114] + [$'raw data'.M114])" office:value-type="float" office:value="57.05908613874" calcext:value-type="float">
            <text:p>57.05908613874</text:p>
          </table:table-cell>
          <table:table-cell table:formula="of:=0.000189*([$'raw data'.D114] - [$'raw data'.O114])" office:value-type="float" office:value="-190.3605327729" calcext:value-type="float">
            <text:p>-190.3605327729</text:p>
          </table:table-cell>
          <table:table-cell table:formula="of:=-0.000189*[$'raw data'.P114]" office:value-type="float" office:value="-156.79667178" calcext:value-type="float">
            <text:p>-156.79667178</text:p>
          </table:table-cell>
        </table:table-row>
        <table:table-row table:style-name="ro1">
          <table:table-cell office:value-type="string" calcext:value-type="string">
            <text:p>201600</text:p>
          </table:table-cell>
          <table:table-cell table:formula="of:=0.000189*[$'raw data'.B115]" office:value-type="float" office:value="36.4380739002" calcext:value-type="float">
            <text:p>36.4380739002</text:p>
          </table:table-cell>
          <table:table-cell table:formula="of:=0.000189*[$'raw data'.C115]" office:value-type="float" office:value="26.1408353976" calcext:value-type="float">
            <text:p>26.1408353976</text:p>
          </table:table-cell>
          <table:table-cell table:formula="of:=0.000189*[$'raw data'.E115]" office:value-type="float" office:value="41.8245050664" calcext:value-type="float">
            <text:p>41.8245050664</text:p>
          </table:table-cell>
          <table:table-cell table:formula="of:=0.000189*([$'raw data'.F115] + [$'raw data'.G115])" office:value-type="float" office:value="78.82297841754" calcext:value-type="float">
            <text:p>78.82297841754</text:p>
          </table:table-cell>
          <table:table-cell table:formula="of:=0.000189*[$'raw data'.H115]" office:value-type="float" office:value="45.5641253109" calcext:value-type="float">
            <text:p>45.5641253109</text:p>
          </table:table-cell>
          <table:table-cell table:formula="of:=0.000189*[$'raw data'.I115]" office:value-type="float" office:value="16.00603647363" calcext:value-type="float">
            <text:p>16.00603647363</text:p>
          </table:table-cell>
          <table:table-cell table:formula="of:=0.000189*[$'raw data'.J115]" office:value-type="float" office:value="16.43207047587" calcext:value-type="float">
            <text:p>16.43207047587</text:p>
          </table:table-cell>
          <table:table-cell table:formula="of:=0.000189*[$'raw data'.K115]" office:value-type="float" office:value="27.020895111" calcext:value-type="float">
            <text:p>27.020895111</text:p>
          </table:table-cell>
          <table:table-cell table:formula="of:=0.000189*([$'raw data'.L115] + [$'raw data'.M115])" office:value-type="float" office:value="57.09200897484" calcext:value-type="float">
            <text:p>57.09200897484</text:p>
          </table:table-cell>
          <table:table-cell table:formula="of:=0.000189*([$'raw data'.D115] - [$'raw data'.O115])" office:value-type="float" office:value="-190.5475242888" calcext:value-type="float">
            <text:p>-190.5475242888</text:p>
          </table:table-cell>
          <table:table-cell table:formula="of:=-0.000189*[$'raw data'.P115]" office:value-type="float" office:value="-154.7940051" calcext:value-type="float">
            <text:p>-154.7940051</text:p>
          </table:table-cell>
        </table:table-row>
        <table:table-row table:style-name="ro1">
          <table:table-cell office:value-type="string" calcext:value-type="string">
            <text:p>203400</text:p>
          </table:table-cell>
          <table:table-cell table:formula="of:=0.000189*[$'raw data'.B116]" office:value-type="float" office:value="36.5238238617" calcext:value-type="float">
            <text:p>36.5238238617</text:p>
          </table:table-cell>
          <table:table-cell table:formula="of:=0.000189*[$'raw data'.C116]" office:value-type="float" office:value="26.4128521545" calcext:value-type="float">
            <text:p>26.4128521545</text:p>
          </table:table-cell>
          <table:table-cell table:formula="of:=0.000189*[$'raw data'.E116]" office:value-type="float" office:value="42.0613198929" calcext:value-type="float">
            <text:p>42.0613198929</text:p>
          </table:table-cell>
          <table:table-cell table:formula="of:=0.000189*([$'raw data'.F116] + [$'raw data'.G116])" office:value-type="float" office:value="78.79627565649" calcext:value-type="float">
            <text:p>78.79627565649</text:p>
          </table:table-cell>
          <table:table-cell table:formula="of:=0.000189*[$'raw data'.H116]" office:value-type="float" office:value="45.1684786833" calcext:value-type="float">
            <text:p>45.1684786833</text:p>
          </table:table-cell>
          <table:table-cell table:formula="of:=0.000189*[$'raw data'.I116]" office:value-type="float" office:value="15.96584235393" calcext:value-type="float">
            <text:p>15.96584235393</text:p>
          </table:table-cell>
          <table:table-cell table:formula="of:=0.000189*[$'raw data'.J116]" office:value-type="float" office:value="16.77851462385" calcext:value-type="float">
            <text:p>16.77851462385</text:p>
          </table:table-cell>
          <table:table-cell table:formula="of:=0.000189*[$'raw data'.K116]" office:value-type="float" office:value="27.0946075302" calcext:value-type="float">
            <text:p>27.0946075302</text:p>
          </table:table-cell>
          <table:table-cell table:formula="of:=0.000189*([$'raw data'.L116] + [$'raw data'.M116])" office:value-type="float" office:value="57.09887344539" calcext:value-type="float">
            <text:p>57.09887344539</text:p>
          </table:table-cell>
          <table:table-cell table:formula="of:=0.000189*([$'raw data'.D116] - [$'raw data'.O116])" office:value-type="float" office:value="-190.4186984679" calcext:value-type="float">
            <text:p>-190.4186984679</text:p>
          </table:table-cell>
          <table:table-cell table:formula="of:=-0.000189*[$'raw data'.P116]" office:value-type="float" office:value="-155.4818895" calcext:value-type="float">
            <text:p>-155.4818895</text:p>
          </table:table-cell>
        </table:table-row>
        <table:table-row table:style-name="ro1">
          <table:table-cell office:value-type="string" calcext:value-type="string">
            <text:p>205200</text:p>
          </table:table-cell>
          <table:table-cell table:formula="of:=0.000189*[$'raw data'.B117]" office:value-type="float" office:value="37.1965494978" calcext:value-type="float">
            <text:p>37.1965494978</text:p>
          </table:table-cell>
          <table:table-cell table:formula="of:=0.000189*[$'raw data'.C117]" office:value-type="float" office:value="27.197176734" calcext:value-type="float">
            <text:p>27.197176734</text:p>
          </table:table-cell>
          <table:table-cell table:formula="of:=0.000189*[$'raw data'.E117]" office:value-type="float" office:value="43.3393726122" calcext:value-type="float">
            <text:p>43.3393726122</text:p>
          </table:table-cell>
          <table:table-cell table:formula="of:=0.000189*([$'raw data'.F117] + [$'raw data'.G117])" office:value-type="float" office:value="78.7452013152" calcext:value-type="float">
            <text:p>78.7452013152</text:p>
          </table:table-cell>
          <table:table-cell table:formula="of:=0.000189*[$'raw data'.H117]" office:value-type="float" office:value="45.0018560565" calcext:value-type="float">
            <text:p>45.0018560565</text:p>
          </table:table-cell>
          <table:table-cell table:formula="of:=0.000189*[$'raw data'.I117]" office:value-type="float" office:value="15.96729660498" calcext:value-type="float">
            <text:p>15.96729660498</text:p>
          </table:table-cell>
          <table:table-cell table:formula="of:=0.000189*[$'raw data'.J117]" office:value-type="float" office:value="14.28763011417" calcext:value-type="float">
            <text:p>14.28763011417</text:p>
          </table:table-cell>
          <table:table-cell table:formula="of:=0.000189*[$'raw data'.K117]" office:value-type="float" office:value="26.9396291178" calcext:value-type="float">
            <text:p>26.9396291178</text:p>
          </table:table-cell>
          <table:table-cell table:formula="of:=0.000189*([$'raw data'.L117] + [$'raw data'.M117])" office:value-type="float" office:value="62.9103238407" calcext:value-type="float">
            <text:p>62.9103238407</text:p>
          </table:table-cell>
          <table:table-cell table:formula="of:=0.000189*([$'raw data'.D117] - [$'raw data'.O117])" office:value-type="float" office:value="-189.7707408471" calcext:value-type="float">
            <text:p>-189.7707408471</text:p>
          </table:table-cell>
          <table:table-cell table:formula="of:=-0.000189*[$'raw data'.P117]" office:value-type="float" office:value="-161.81429481" calcext:value-type="float">
            <text:p>-161.81429481</text:p>
          </table:table-cell>
        </table:table-row>
        <table:table-row table:style-name="ro1">
          <table:table-cell office:value-type="string" calcext:value-type="string">
            <text:p>207000</text:p>
          </table:table-cell>
          <table:table-cell table:formula="of:=0.000189*[$'raw data'.B118]" office:value-type="float" office:value="38.8488187584" calcext:value-type="float">
            <text:p>38.8488187584</text:p>
          </table:table-cell>
          <table:table-cell table:formula="of:=0.000189*[$'raw data'.C118]" office:value-type="float" office:value="29.1948247458" calcext:value-type="float">
            <text:p>29.1948247458</text:p>
          </table:table-cell>
          <table:table-cell table:formula="of:=0.000189*[$'raw data'.E118]" office:value-type="float" office:value="44.0968421439" calcext:value-type="float">
            <text:p>44.0968421439</text:p>
          </table:table-cell>
          <table:table-cell table:formula="of:=0.000189*([$'raw data'.F118] + [$'raw data'.G118])" office:value-type="float" office:value="78.73342458534" calcext:value-type="float">
            <text:p>78.73342458534</text:p>
          </table:table-cell>
          <table:table-cell table:formula="of:=0.000189*[$'raw data'.H118]" office:value-type="float" office:value="45.1677227967" calcext:value-type="float">
            <text:p>45.1677227967</text:p>
          </table:table-cell>
          <table:table-cell table:formula="of:=0.000189*[$'raw data'.I118]" office:value-type="float" office:value="15.91956081828" calcext:value-type="float">
            <text:p>15.91956081828</text:p>
          </table:table-cell>
          <table:table-cell table:formula="of:=0.000189*[$'raw data'.J118]" office:value-type="float" office:value="17.64288680994" calcext:value-type="float">
            <text:p>17.64288680994</text:p>
          </table:table-cell>
          <table:table-cell table:formula="of:=0.000189*[$'raw data'.K118]" office:value-type="float" office:value="26.8997072337" calcext:value-type="float">
            <text:p>26.8997072337</text:p>
          </table:table-cell>
          <table:table-cell table:formula="of:=0.000189*([$'raw data'.L118] + [$'raw data'.M118])" office:value-type="float" office:value="62.79335117937" calcext:value-type="float">
            <text:p>62.79335117937</text:p>
          </table:table-cell>
          <table:table-cell table:formula="of:=0.000189*([$'raw data'.D118] - [$'raw data'.O118])" office:value-type="float" office:value="-183.9973495311" calcext:value-type="float">
            <text:p>-183.9973495311</text:p>
          </table:table-cell>
          <table:table-cell table:formula="of:=-0.000189*[$'raw data'.P118]" office:value-type="float" office:value="-175.29978879" calcext:value-type="float">
            <text:p>-175.29978879</text:p>
          </table:table-cell>
        </table:table-row>
        <table:table-row table:style-name="ro1">
          <table:table-cell office:value-type="string" calcext:value-type="string">
            <text:p>208800</text:p>
          </table:table-cell>
          <table:table-cell table:formula="of:=0.000189*[$'raw data'.B119]" office:value-type="float" office:value="38.7656532963" calcext:value-type="float">
            <text:p>38.7656532963</text:p>
          </table:table-cell>
          <table:table-cell table:formula="of:=0.000189*[$'raw data'.C119]" office:value-type="float" office:value="29.2756068612" calcext:value-type="float">
            <text:p>29.2756068612</text:p>
          </table:table-cell>
          <table:table-cell table:formula="of:=0.000189*[$'raw data'.E119]" office:value-type="float" office:value="44.4594640266" calcext:value-type="float">
            <text:p>44.4594640266</text:p>
          </table:table-cell>
          <table:table-cell table:formula="of:=0.000189*([$'raw data'.F119] + [$'raw data'.G119])" office:value-type="float" office:value="78.75911132019" calcext:value-type="float">
            <text:p>78.75911132019</text:p>
          </table:table-cell>
          <table:table-cell table:formula="of:=0.000189*[$'raw data'.H119]" office:value-type="float" office:value="50.2735762053" calcext:value-type="float">
            <text:p>50.2735762053</text:p>
          </table:table-cell>
          <table:table-cell table:formula="of:=0.000189*[$'raw data'.I119]" office:value-type="float" office:value="15.89621289984" calcext:value-type="float">
            <text:p>15.89621289984</text:p>
          </table:table-cell>
          <table:table-cell table:formula="of:=0.000189*[$'raw data'.J119]" office:value-type="float" office:value="24.9669100548" calcext:value-type="float">
            <text:p>24.9669100548</text:p>
          </table:table-cell>
          <table:table-cell table:formula="of:=0.000189*[$'raw data'.K119]" office:value-type="float" office:value="26.8468538562" calcext:value-type="float">
            <text:p>26.8468538562</text:p>
          </table:table-cell>
          <table:table-cell table:formula="of:=0.000189*([$'raw data'.L119] + [$'raw data'.M119])" office:value-type="float" office:value="62.70903139221" calcext:value-type="float">
            <text:p>62.70903139221</text:p>
          </table:table-cell>
          <table:table-cell table:formula="of:=0.000189*([$'raw data'.D119] - [$'raw data'.O119])" office:value-type="float" office:value="-181.4776671141" calcext:value-type="float">
            <text:p>-181.4776671141</text:p>
          </table:table-cell>
          <table:table-cell table:formula="of:=-0.000189*[$'raw data'.P119]" office:value-type="float" office:value="-190.47475188" calcext:value-type="float">
            <text:p>-190.47475188</text:p>
          </table:table-cell>
        </table:table-row>
        <table:table-row table:style-name="ro1">
          <table:table-cell office:value-type="string" calcext:value-type="string">
            <text:p>210600</text:p>
          </table:table-cell>
          <table:table-cell table:formula="of:=0.000189*[$'raw data'.B120]" office:value-type="float" office:value="42.6432160224" calcext:value-type="float">
            <text:p>42.6432160224</text:p>
          </table:table-cell>
          <table:table-cell table:formula="of:=0.000189*[$'raw data'.C120]" office:value-type="float" office:value="29.0654110026" calcext:value-type="float">
            <text:p>29.0654110026</text:p>
          </table:table-cell>
          <table:table-cell table:formula="of:=0.000189*[$'raw data'.E120]" office:value-type="float" office:value="59.2850928978" calcext:value-type="float">
            <text:p>59.2850928978</text:p>
          </table:table-cell>
          <table:table-cell table:formula="of:=0.000189*([$'raw data'.F120] + [$'raw data'.G120])" office:value-type="float" office:value="78.73298547597" calcext:value-type="float">
            <text:p>78.73298547597</text:p>
          </table:table-cell>
          <table:table-cell table:formula="of:=0.000189*[$'raw data'.H120]" office:value-type="float" office:value="50.243135166" calcext:value-type="float">
            <text:p>50.243135166</text:p>
          </table:table-cell>
          <table:table-cell table:formula="of:=0.000189*[$'raw data'.I120]" office:value-type="float" office:value="18.15844663836" calcext:value-type="float">
            <text:p>18.15844663836</text:p>
          </table:table-cell>
          <table:table-cell table:formula="of:=0.000189*[$'raw data'.J120]" office:value-type="float" office:value="24.9146841195" calcext:value-type="float">
            <text:p>24.9146841195</text:p>
          </table:table-cell>
          <table:table-cell table:formula="of:=0.000189*[$'raw data'.K120]" office:value-type="float" office:value="26.6777164521" calcext:value-type="float">
            <text:p>26.6777164521</text:p>
          </table:table-cell>
          <table:table-cell table:formula="of:=0.000189*([$'raw data'.L120] + [$'raw data'.M120])" office:value-type="float" office:value="59.63120293347" calcext:value-type="float">
            <text:p>59.63120293347</text:p>
          </table:table-cell>
          <table:table-cell table:formula="of:=0.000189*([$'raw data'.D120] - [$'raw data'.O120])" office:value-type="float" office:value="-178.0943442453" calcext:value-type="float">
            <text:p>-178.0943442453</text:p>
          </table:table-cell>
          <table:table-cell table:formula="of:=-0.000189*[$'raw data'.P120]" office:value-type="float" office:value="-211.2575472" calcext:value-type="float">
            <text:p>-211.2575472</text:p>
          </table:table-cell>
        </table:table-row>
        <table:table-row table:style-name="ro1">
          <table:table-cell office:value-type="string" calcext:value-type="string">
            <text:p>212400</text:p>
          </table:table-cell>
          <table:table-cell table:formula="of:=0.000189*[$'raw data'.B121]" office:value-type="float" office:value="41.7625051095" calcext:value-type="float">
            <text:p>41.7625051095</text:p>
          </table:table-cell>
          <table:table-cell table:formula="of:=0.000189*[$'raw data'.C121]" office:value-type="float" office:value="27.401019849" calcext:value-type="float">
            <text:p>27.401019849</text:p>
          </table:table-cell>
          <table:table-cell table:formula="of:=0.000189*[$'raw data'.E121]" office:value-type="float" office:value="59.865582168" calcext:value-type="float">
            <text:p>59.865582168</text:p>
          </table:table-cell>
          <table:table-cell table:formula="of:=0.000189*([$'raw data'.F121] + [$'raw data'.G121])" office:value-type="float" office:value="78.72927785919" calcext:value-type="float">
            <text:p>78.72927785919</text:p>
          </table:table-cell>
          <table:table-cell table:formula="of:=0.000189*[$'raw data'.H121]" office:value-type="float" office:value="50.032877958" calcext:value-type="float">
            <text:p>50.032877958</text:p>
          </table:table-cell>
          <table:table-cell table:formula="of:=0.000189*[$'raw data'.I121]" office:value-type="float" office:value="18.14249724966" calcext:value-type="float">
            <text:p>18.14249724966</text:p>
          </table:table-cell>
          <table:table-cell table:formula="of:=0.000189*[$'raw data'.J121]" office:value-type="float" office:value="31.9714145793" calcext:value-type="float">
            <text:p>31.9714145793</text:p>
          </table:table-cell>
          <table:table-cell table:formula="of:=0.000189*[$'raw data'.K121]" office:value-type="float" office:value="26.6054535495" calcext:value-type="float">
            <text:p>26.6054535495</text:p>
          </table:table-cell>
          <table:table-cell table:formula="of:=0.000189*([$'raw data'.L121] + [$'raw data'.M121])" office:value-type="float" office:value="62.97217594101" calcext:value-type="float">
            <text:p>62.97217594101</text:p>
          </table:table-cell>
          <table:table-cell table:formula="of:=0.000189*([$'raw data'.D121] - [$'raw data'.O121])" office:value-type="float" office:value="-178.6256513496" calcext:value-type="float">
            <text:p>-178.6256513496</text:p>
          </table:table-cell>
          <table:table-cell table:formula="of:=-0.000189*[$'raw data'.P121]" office:value-type="float" office:value="-218.85715215" calcext:value-type="float">
            <text:p>-218.85715215</text:p>
          </table:table-cell>
        </table:table-row>
        <table:table-row table:style-name="ro1">
          <table:table-cell office:value-type="string" calcext:value-type="string">
            <text:p>214200</text:p>
          </table:table-cell>
          <table:table-cell table:formula="of:=0.000189*[$'raw data'.B122]" office:value-type="float" office:value="42.0579266247" calcext:value-type="float">
            <text:p>42.0579266247</text:p>
          </table:table-cell>
          <table:table-cell table:formula="of:=0.000189*[$'raw data'.C122]" office:value-type="float" office:value="27.9870258591" calcext:value-type="float">
            <text:p>27.9870258591</text:p>
          </table:table-cell>
          <table:table-cell table:formula="of:=0.000189*[$'raw data'.E122]" office:value-type="float" office:value="62.4200499972" calcext:value-type="float">
            <text:p>62.4200499972</text:p>
          </table:table-cell>
          <table:table-cell table:formula="of:=0.000189*([$'raw data'.F122] + [$'raw data'.G122])" office:value-type="float" office:value="82.54189262907" calcext:value-type="float">
            <text:p>82.54189262907</text:p>
          </table:table-cell>
          <table:table-cell table:formula="of:=0.000189*[$'raw data'.H122]" office:value-type="float" office:value="49.9596483582" calcext:value-type="float">
            <text:p>49.9596483582</text:p>
          </table:table-cell>
          <table:table-cell table:formula="of:=0.000189*[$'raw data'.I122]" office:value-type="float" office:value="17.88248862099" calcext:value-type="float">
            <text:p>17.88248862099</text:p>
          </table:table-cell>
          <table:table-cell table:formula="of:=0.000189*[$'raw data'.J122]" office:value-type="float" office:value="32.6687343696" calcext:value-type="float">
            <text:p>32.6687343696</text:p>
          </table:table-cell>
          <table:table-cell table:formula="of:=0.000189*[$'raw data'.K122]" office:value-type="float" office:value="26.6071819167" calcext:value-type="float">
            <text:p>26.6071819167</text:p>
          </table:table-cell>
          <table:table-cell table:formula="of:=0.000189*([$'raw data'.L122] + [$'raw data'.M122])" office:value-type="float" office:value="62.97932187603" calcext:value-type="float">
            <text:p>62.97932187603</text:p>
          </table:table-cell>
          <table:table-cell table:formula="of:=0.000189*([$'raw data'.D122] - [$'raw data'.O122])" office:value-type="float" office:value="-174.0958447284" calcext:value-type="float">
            <text:p>-174.0958447284</text:p>
          </table:table-cell>
          <table:table-cell table:formula="of:=-0.000189*[$'raw data'.P122]" office:value-type="float" office:value="-231.0084252" calcext:value-type="float">
            <text:p>-231.0084252</text:p>
          </table:table-cell>
        </table:table-row>
        <table:table-row table:style-name="ro1">
          <table:table-cell office:value-type="string" calcext:value-type="string">
            <text:p>216000</text:p>
          </table:table-cell>
          <table:table-cell table:formula="of:=0.000189*[$'raw data'.B123]" office:value-type="float" office:value="42.354717237" calcext:value-type="float">
            <text:p>42.354717237</text:p>
          </table:table-cell>
          <table:table-cell table:formula="of:=0.000189*[$'raw data'.C123]" office:value-type="float" office:value="27.9705193551" calcext:value-type="float">
            <text:p>27.9705193551</text:p>
          </table:table-cell>
          <table:table-cell table:formula="of:=0.000189*[$'raw data'.E123]" office:value-type="float" office:value="64.9023312798" calcext:value-type="float">
            <text:p>64.9023312798</text:p>
          </table:table-cell>
          <table:table-cell table:formula="of:=0.000189*([$'raw data'.F123] + [$'raw data'.G123])" office:value-type="float" office:value="86.94901482561" calcext:value-type="float">
            <text:p>86.94901482561</text:p>
          </table:table-cell>
          <table:table-cell table:formula="of:=0.000189*[$'raw data'.H123]" office:value-type="float" office:value="49.8447353187" calcext:value-type="float">
            <text:p>49.8447353187</text:p>
          </table:table-cell>
          <table:table-cell table:formula="of:=0.000189*[$'raw data'.I123]" office:value-type="float" office:value="18.1442989035" calcext:value-type="float">
            <text:p>18.1442989035</text:p>
          </table:table-cell>
          <table:table-cell table:formula="of:=0.000189*[$'raw data'.J123]" office:value-type="float" office:value="31.1870897163" calcext:value-type="float">
            <text:p>31.1870897163</text:p>
          </table:table-cell>
          <table:table-cell table:formula="of:=0.000189*[$'raw data'.K123]" office:value-type="float" office:value="26.4639387789" calcext:value-type="float">
            <text:p>26.4639387789</text:p>
          </table:table-cell>
          <table:table-cell table:formula="of:=0.000189*([$'raw data'.L123] + [$'raw data'.M123])" office:value-type="float" office:value="62.89351835949" calcext:value-type="float">
            <text:p>62.89351835949</text:p>
          </table:table-cell>
          <table:table-cell table:formula="of:=0.000189*([$'raw data'.D123] - [$'raw data'.O123])" office:value-type="float" office:value="-171.2509814988" calcext:value-type="float">
            <text:p>-171.2509814988</text:p>
          </table:table-cell>
          <table:table-cell table:formula="of:=-0.000189*[$'raw data'.P123]" office:value-type="float" office:value="-239.4591822" calcext:value-type="float">
            <text:p>-239.4591822</text:p>
          </table:table-cell>
        </table:table-row>
        <table:table-row table:style-name="ro1">
          <table:table-cell office:value-type="string" calcext:value-type="string">
            <text:p>217800</text:p>
          </table:table-cell>
          <table:table-cell table:formula="of:=0.000189*[$'raw data'.B124]" office:value-type="float" office:value="43.140429549" calcext:value-type="float">
            <text:p>43.140429549</text:p>
          </table:table-cell>
          <table:table-cell table:formula="of:=0.000189*[$'raw data'.C124]" office:value-type="float" office:value="28.8575983962" calcext:value-type="float">
            <text:p>28.8575983962</text:p>
          </table:table-cell>
          <table:table-cell table:formula="of:=0.000189*[$'raw data'.E124]" office:value-type="float" office:value="65.8015998192" calcext:value-type="float">
            <text:p>65.8015998192</text:p>
          </table:table-cell>
          <table:table-cell table:formula="of:=0.000189*([$'raw data'.F124] + [$'raw data'.G124])" office:value-type="float" office:value="90.21568873338" calcext:value-type="float">
            <text:p>90.21568873338</text:p>
          </table:table-cell>
          <table:table-cell table:formula="of:=0.000189*[$'raw data'.H124]" office:value-type="float" office:value="49.6581038289" calcext:value-type="float">
            <text:p>49.6581038289</text:p>
          </table:table-cell>
          <table:table-cell table:formula="of:=0.000189*[$'raw data'.I124]" office:value-type="float" office:value="17.64645640002" calcext:value-type="float">
            <text:p>17.64645640002</text:p>
          </table:table-cell>
          <table:table-cell table:formula="of:=0.000189*[$'raw data'.J124]" office:value-type="float" office:value="32.4508094316" calcext:value-type="float">
            <text:p>32.4508094316</text:p>
          </table:table-cell>
          <table:table-cell table:formula="of:=0.000189*[$'raw data'.K124]" office:value-type="float" office:value="26.4867688449" calcext:value-type="float">
            <text:p>26.4867688449</text:p>
          </table:table-cell>
          <table:table-cell table:formula="of:=0.000189*([$'raw data'.L124] + [$'raw data'.M124])" office:value-type="float" office:value="62.92582319772" calcext:value-type="float">
            <text:p>62.92582319772</text:p>
          </table:table-cell>
          <table:table-cell table:formula="of:=0.000189*([$'raw data'.D124] - [$'raw data'.O124])" office:value-type="float" office:value="-170.7349287735" calcext:value-type="float">
            <text:p>-170.7349287735</text:p>
          </table:table-cell>
          <table:table-cell table:formula="of:=-0.000189*[$'raw data'.P124]" office:value-type="float" office:value="-246.44834928" calcext:value-type="float">
            <text:p>-246.44834928</text:p>
          </table:table-cell>
        </table:table-row>
        <table:table-row table:style-name="ro1">
          <table:table-cell office:value-type="string" calcext:value-type="string">
            <text:p>219600</text:p>
          </table:table-cell>
          <table:table-cell table:formula="of:=0.000189*[$'raw data'.B125]" office:value-type="float" office:value="43.040038419" calcext:value-type="float">
            <text:p>43.040038419</text:p>
          </table:table-cell>
          <table:table-cell table:formula="of:=0.000189*[$'raw data'.C125]" office:value-type="float" office:value="28.774879182" calcext:value-type="float">
            <text:p>28.774879182</text:p>
          </table:table-cell>
          <table:table-cell table:formula="of:=0.000189*[$'raw data'.E125]" office:value-type="float" office:value="65.7518616153" calcext:value-type="float">
            <text:p>65.7518616153</text:p>
          </table:table-cell>
          <table:table-cell table:formula="of:=0.000189*([$'raw data'.F125] + [$'raw data'.G125])" office:value-type="float" office:value="90.0671087421" calcext:value-type="float">
            <text:p>90.0671087421</text:p>
          </table:table-cell>
          <table:table-cell table:formula="of:=0.000189*[$'raw data'.H125]" office:value-type="float" office:value="49.3470685323" calcext:value-type="float">
            <text:p>49.3470685323</text:p>
          </table:table-cell>
          <table:table-cell table:formula="of:=0.000189*[$'raw data'.I125]" office:value-type="float" office:value="17.46831826026" calcext:value-type="float">
            <text:p>17.46831826026</text:p>
          </table:table-cell>
          <table:table-cell table:formula="of:=0.000189*[$'raw data'.J125]" office:value-type="float" office:value="31.1851807218" calcext:value-type="float">
            <text:p>31.1851807218</text:p>
          </table:table-cell>
          <table:table-cell table:formula="of:=0.000189*[$'raw data'.K125]" office:value-type="float" office:value="26.4766600476" calcext:value-type="float">
            <text:p>26.4766600476</text:p>
          </table:table-cell>
          <table:table-cell table:formula="of:=0.000189*([$'raw data'.L125] + [$'raw data'.M125])" office:value-type="float" office:value="62.86893918543" calcext:value-type="float">
            <text:p>62.86893918543</text:p>
          </table:table-cell>
          <table:table-cell table:formula="of:=0.000189*([$'raw data'.D125] - [$'raw data'.O125])" office:value-type="float" office:value="-170.6813789121" calcext:value-type="float">
            <text:p>-170.6813789121</text:p>
          </table:table-cell>
          <table:table-cell table:formula="of:=-0.000189*[$'raw data'.P125]" office:value-type="float" office:value="-244.29867651" calcext:value-type="float">
            <text:p>-244.29867651</text:p>
          </table:table-cell>
        </table:table-row>
        <table:table-row table:style-name="ro1">
          <table:table-cell office:value-type="string" calcext:value-type="string">
            <text:p>221400</text:p>
          </table:table-cell>
          <table:table-cell table:formula="of:=0.000189*[$'raw data'.B126]" office:value-type="float" office:value="42.1892581887" calcext:value-type="float">
            <text:p>42.1892581887</text:p>
          </table:table-cell>
          <table:table-cell table:formula="of:=0.000189*[$'raw data'.C126]" office:value-type="float" office:value="27.9615658014" calcext:value-type="float">
            <text:p>27.9615658014</text:p>
          </table:table-cell>
          <table:table-cell table:formula="of:=0.000189*[$'raw data'.E126]" office:value-type="float" office:value="64.5951848094" calcext:value-type="float">
            <text:p>64.5951848094</text:p>
          </table:table-cell>
          <table:table-cell table:formula="of:=0.000189*([$'raw data'.F126] + [$'raw data'.G126])" office:value-type="float" office:value="95.1566425866" calcext:value-type="float">
            <text:p>95.1566425866</text:p>
          </table:table-cell>
          <table:table-cell table:formula="of:=0.000189*[$'raw data'.H126]" office:value-type="float" office:value="49.3121552805" calcext:value-type="float">
            <text:p>49.3121552805</text:p>
          </table:table-cell>
          <table:table-cell table:formula="of:=0.000189*[$'raw data'.I126]" office:value-type="float" office:value="17.6158516905" calcext:value-type="float">
            <text:p>17.6158516905</text:p>
          </table:table-cell>
          <table:table-cell table:formula="of:=0.000189*[$'raw data'.J126]" office:value-type="float" office:value="35.4367639962" calcext:value-type="float">
            <text:p>35.4367639962</text:p>
          </table:table-cell>
          <table:table-cell table:formula="of:=0.000189*[$'raw data'.K126]" office:value-type="float" office:value="26.2882070703" calcext:value-type="float">
            <text:p>26.2882070703</text:p>
          </table:table-cell>
          <table:table-cell table:formula="of:=0.000189*([$'raw data'.L126] + [$'raw data'.M126])" office:value-type="float" office:value="62.90739304038" calcext:value-type="float">
            <text:p>62.90739304038</text:p>
          </table:table-cell>
          <table:table-cell table:formula="of:=0.000189*([$'raw data'.D126] - [$'raw data'.O126])" office:value-type="float" office:value="-171.2728367784" calcext:value-type="float">
            <text:p>-171.2728367784</text:p>
          </table:table-cell>
          <table:table-cell table:formula="of:=-0.000189*[$'raw data'.P126]" office:value-type="float" office:value="-250.1901864" calcext:value-type="float">
            <text:p>-250.1901864</text:p>
          </table:table-cell>
        </table:table-row>
        <table:table-row table:style-name="ro1">
          <table:table-cell office:value-type="string" calcext:value-type="string">
            <text:p>223200</text:p>
          </table:table-cell>
          <table:table-cell table:formula="of:=0.000189*[$'raw data'.B127]" office:value-type="float" office:value="42.7650654564" calcext:value-type="float">
            <text:p>42.7650654564</text:p>
          </table:table-cell>
          <table:table-cell table:formula="of:=0.000189*[$'raw data'.C127]" office:value-type="float" office:value="28.5180458157" calcext:value-type="float">
            <text:p>28.5180458157</text:p>
          </table:table-cell>
          <table:table-cell table:formula="of:=0.000189*[$'raw data'.E127]" office:value-type="float" office:value="63.3045004641" calcext:value-type="float">
            <text:p>63.3045004641</text:p>
          </table:table-cell>
          <table:table-cell table:formula="of:=0.000189*([$'raw data'.F127] + [$'raw data'.G127])" office:value-type="float" office:value="97.2834031701" calcext:value-type="float">
            <text:p>97.2834031701</text:p>
          </table:table-cell>
          <table:table-cell table:formula="of:=0.000189*[$'raw data'.H127]" office:value-type="float" office:value="49.331460213" calcext:value-type="float">
            <text:p>49.331460213</text:p>
          </table:table-cell>
          <table:table-cell table:formula="of:=0.000189*[$'raw data'.I127]" office:value-type="float" office:value="18.13730614731" calcext:value-type="float">
            <text:p>18.13730614731</text:p>
          </table:table-cell>
          <table:table-cell table:formula="of:=0.000189*[$'raw data'.J127]" office:value-type="float" office:value="36.0141736815" calcext:value-type="float">
            <text:p>36.0141736815</text:p>
          </table:table-cell>
          <table:table-cell table:formula="of:=0.000189*[$'raw data'.K127]" office:value-type="float" office:value="26.2769163804" calcext:value-type="float">
            <text:p>26.2769163804</text:p>
          </table:table-cell>
          <table:table-cell table:formula="of:=0.000189*([$'raw data'.L127] + [$'raw data'.M127])" office:value-type="float" office:value="61.76769140934" calcext:value-type="float">
            <text:p>61.76769140934</text:p>
          </table:table-cell>
          <table:table-cell table:formula="of:=0.000189*([$'raw data'.D127] - [$'raw data'.O127])" office:value-type="float" office:value="-171.0766417752" calcext:value-type="float">
            <text:p>-171.0766417752</text:p>
          </table:table-cell>
          <table:table-cell table:formula="of:=-0.000189*[$'raw data'.P127]" office:value-type="float" office:value="-252.32192118" calcext:value-type="float">
            <text:p>-252.32192118</text:p>
          </table:table-cell>
        </table:table-row>
        <table:table-row table:style-name="ro1">
          <table:table-cell office:value-type="string" calcext:value-type="string">
            <text:p>225000</text:p>
          </table:table-cell>
          <table:table-cell table:formula="of:=0.000189*[$'raw data'.B128]" office:value-type="float" office:value="43.4282463279" calcext:value-type="float">
            <text:p>43.4282463279</text:p>
          </table:table-cell>
          <table:table-cell table:formula="of:=0.000189*[$'raw data'.C128]" office:value-type="float" office:value="29.2126035411" calcext:value-type="float">
            <text:p>29.2126035411</text:p>
          </table:table-cell>
          <table:table-cell table:formula="of:=0.000189*[$'raw data'.E128]" office:value-type="float" office:value="64.1333360556" calcext:value-type="float">
            <text:p>64.1333360556</text:p>
          </table:table-cell>
          <table:table-cell table:formula="of:=0.000189*([$'raw data'.F128] + [$'raw data'.G128])" office:value-type="float" office:value="97.3565626131" calcext:value-type="float">
            <text:p>97.3565626131</text:p>
          </table:table-cell>
          <table:table-cell table:formula="of:=0.000189*[$'raw data'.H128]" office:value-type="float" office:value="49.2650600148" calcext:value-type="float">
            <text:p>49.2650600148</text:p>
          </table:table-cell>
          <table:table-cell table:formula="of:=0.000189*[$'raw data'.I128]" office:value-type="float" office:value="20.2429253439" calcext:value-type="float">
            <text:p>20.2429253439</text:p>
          </table:table-cell>
          <table:table-cell table:formula="of:=0.000189*[$'raw data'.J128]" office:value-type="float" office:value="34.9445459097" calcext:value-type="float">
            <text:p>34.9445459097</text:p>
          </table:table-cell>
          <table:table-cell table:formula="of:=0.000189*[$'raw data'.K128]" office:value-type="float" office:value="26.2566470754" calcext:value-type="float">
            <text:p>26.2566470754</text:p>
          </table:table-cell>
          <table:table-cell table:formula="of:=0.000189*([$'raw data'.L128] + [$'raw data'.M128])" office:value-type="float" office:value="62.64767936511" calcext:value-type="float">
            <text:p>62.64767936511</text:p>
          </table:table-cell>
          <table:table-cell table:formula="of:=0.000189*([$'raw data'.D128] - [$'raw data'.O128])" office:value-type="float" office:value="-170.512126218" calcext:value-type="float">
            <text:p>-170.512126218</text:p>
          </table:table-cell>
          <table:table-cell table:formula="of:=-0.000189*[$'raw data'.P128]" office:value-type="float" office:value="-256.97547918" calcext:value-type="float">
            <text:p>-256.97547918</text:p>
          </table:table-cell>
        </table:table-row>
        <table:table-row table:style-name="ro1">
          <table:table-cell office:value-type="string" calcext:value-type="string">
            <text:p>226800</text:p>
          </table:table-cell>
          <table:table-cell table:formula="of:=0.000189*[$'raw data'.B129]" office:value-type="float" office:value="43.0008203898" calcext:value-type="float">
            <text:p>43.0008203898</text:p>
          </table:table-cell>
          <table:table-cell table:formula="of:=0.000189*[$'raw data'.C129]" office:value-type="float" office:value="28.7063453061" calcext:value-type="float">
            <text:p>28.7063453061</text:p>
          </table:table-cell>
          <table:table-cell table:formula="of:=0.000189*[$'raw data'.E129]" office:value-type="float" office:value="63.5712476175" calcext:value-type="float">
            <text:p>63.5712476175</text:p>
          </table:table-cell>
          <table:table-cell table:formula="of:=0.000189*([$'raw data'.F129] + [$'raw data'.G129])" office:value-type="float" office:value="97.2858079116" calcext:value-type="float">
            <text:p>97.2858079116</text:p>
          </table:table-cell>
          <table:table-cell table:formula="of:=0.000189*[$'raw data'.H129]" office:value-type="float" office:value="49.3505339607" calcext:value-type="float">
            <text:p>49.3505339607</text:p>
          </table:table-cell>
          <table:table-cell table:formula="of:=0.000189*[$'raw data'.I129]" office:value-type="float" office:value="20.4258988332" calcext:value-type="float">
            <text:p>20.4258988332</text:p>
          </table:table-cell>
          <table:table-cell table:formula="of:=0.000189*[$'raw data'.J129]" office:value-type="float" office:value="36.0750714471" calcext:value-type="float">
            <text:p>36.0750714471</text:p>
          </table:table-cell>
          <table:table-cell table:formula="of:=0.000189*[$'raw data'.K129]" office:value-type="float" office:value="26.3947185684" calcext:value-type="float">
            <text:p>26.3947185684</text:p>
          </table:table-cell>
          <table:table-cell table:formula="of:=0.000189*([$'raw data'.L129] + [$'raw data'.M129])" office:value-type="float" office:value="62.63739210645" calcext:value-type="float">
            <text:p>62.63739210645</text:p>
          </table:table-cell>
          <table:table-cell table:formula="of:=0.000189*([$'raw data'.D129] - [$'raw data'.O129])" office:value-type="float" office:value="-170.9084396754" calcext:value-type="float">
            <text:p>-170.9084396754</text:p>
          </table:table-cell>
          <table:table-cell table:formula="of:=-0.000189*[$'raw data'.P129]" office:value-type="float" office:value="-256.5393957" calcext:value-type="float">
            <text:p>-256.5393957</text:p>
          </table:table-cell>
        </table:table-row>
        <table:table-row table:style-name="ro1">
          <table:table-cell office:value-type="string" calcext:value-type="string">
            <text:p>228600</text:p>
          </table:table-cell>
          <table:table-cell table:formula="of:=0.000189*[$'raw data'.B130]" office:value-type="float" office:value="42.6300556311" calcext:value-type="float">
            <text:p>42.6300556311</text:p>
          </table:table-cell>
          <table:table-cell table:formula="of:=0.000189*[$'raw data'.C130]" office:value-type="float" office:value="28.1663075358" calcext:value-type="float">
            <text:p>28.1663075358</text:p>
          </table:table-cell>
          <table:table-cell table:formula="of:=0.000189*[$'raw data'.E130]" office:value-type="float" office:value="63.0822497697" calcext:value-type="float">
            <text:p>63.0822497697</text:p>
          </table:table-cell>
          <table:table-cell table:formula="of:=0.000189*([$'raw data'.F130] + [$'raw data'.G130])" office:value-type="float" office:value="97.208571663" calcext:value-type="float">
            <text:p>97.208571663</text:p>
          </table:table-cell>
          <table:table-cell table:formula="of:=0.000189*[$'raw data'.H130]" office:value-type="float" office:value="49.3630388055" calcext:value-type="float">
            <text:p>49.3630388055</text:p>
          </table:table-cell>
          <table:table-cell table:formula="of:=0.000189*[$'raw data'.I130]" office:value-type="float" office:value="20.4309302022" calcext:value-type="float">
            <text:p>20.4309302022</text:p>
          </table:table-cell>
          <table:table-cell table:formula="of:=0.000189*[$'raw data'.J130]" office:value-type="float" office:value="35.4257955891" calcext:value-type="float">
            <text:p>35.4257955891</text:p>
          </table:table-cell>
          <table:table-cell table:formula="of:=0.000189*[$'raw data'.K130]" office:value-type="float" office:value="26.2138751847" calcext:value-type="float">
            <text:p>26.2138751847</text:p>
          </table:table-cell>
          <table:table-cell table:formula="of:=0.000189*([$'raw data'.L130] + [$'raw data'.M130])" office:value-type="float" office:value="62.8226669259" calcext:value-type="float">
            <text:p>62.8226669259</text:p>
          </table:table-cell>
          <table:table-cell table:formula="of:=0.000189*([$'raw data'.D130] - [$'raw data'.O130])" office:value-type="float" office:value="-168.1608820941" calcext:value-type="float">
            <text:p>-168.1608820941</text:p>
          </table:table-cell>
          <table:table-cell table:formula="of:=-0.000189*[$'raw data'.P130]" office:value-type="float" office:value="-257.18260995" calcext:value-type="float">
            <text:p>-257.18260995</text:p>
          </table:table-cell>
        </table:table-row>
        <table:table-row table:style-name="ro1">
          <table:table-cell office:value-type="string" calcext:value-type="string">
            <text:p>230400</text:p>
          </table:table-cell>
          <table:table-cell table:formula="of:=0.000189*[$'raw data'.B131]" office:value-type="float" office:value="43.8243967161" calcext:value-type="float">
            <text:p>43.8243967161</text:p>
          </table:table-cell>
          <table:table-cell table:formula="of:=0.000189*[$'raw data'.C131]" office:value-type="float" office:value="29.425534362" calcext:value-type="float">
            <text:p>29.425534362</text:p>
          </table:table-cell>
          <table:table-cell table:formula="of:=0.000189*[$'raw data'.E131]" office:value-type="float" office:value="65.5667874099" calcext:value-type="float">
            <text:p>65.5667874099</text:p>
          </table:table-cell>
          <table:table-cell table:formula="of:=0.000189*([$'raw data'.F131] + [$'raw data'.G131])" office:value-type="float" office:value="99.9977422059" calcext:value-type="float">
            <text:p>99.9977422059</text:p>
          </table:table-cell>
          <table:table-cell table:formula="of:=0.000189*[$'raw data'.H131]" office:value-type="float" office:value="49.3699751244" calcext:value-type="float">
            <text:p>49.3699751244</text:p>
          </table:table-cell>
          <table:table-cell table:formula="of:=0.000189*[$'raw data'.I131]" office:value-type="float" office:value="21.4863001164" calcext:value-type="float">
            <text:p>21.4863001164</text:p>
          </table:table-cell>
          <table:table-cell table:formula="of:=0.000189*[$'raw data'.J131]" office:value-type="float" office:value="34.9884730251" calcext:value-type="float">
            <text:p>34.9884730251</text:p>
          </table:table-cell>
          <table:table-cell table:formula="of:=0.000189*[$'raw data'.K131]" office:value-type="float" office:value="26.155620414" calcext:value-type="float">
            <text:p>26.155620414</text:p>
          </table:table-cell>
          <table:table-cell table:formula="of:=0.000189*([$'raw data'.L131] + [$'raw data'.M131])" office:value-type="float" office:value="61.31124731844" calcext:value-type="float">
            <text:p>61.31124731844</text:p>
          </table:table-cell>
          <table:table-cell table:formula="of:=0.000189*([$'raw data'.D131] - [$'raw data'.O131])" office:value-type="float" office:value="-166.0280229909" calcext:value-type="float">
            <text:p>-166.0280229909</text:p>
          </table:table-cell>
          <table:table-cell table:formula="of:=-0.000189*[$'raw data'.P131]" office:value-type="float" office:value="-266.09805369" calcext:value-type="float">
            <text:p>-266.09805369</text:p>
          </table:table-cell>
        </table:table-row>
        <table:table-row table:style-name="ro1">
          <table:table-cell office:value-type="string" calcext:value-type="string">
            <text:p>232200</text:p>
          </table:table-cell>
          <table:table-cell table:formula="of:=0.000189*[$'raw data'.B132]" office:value-type="float" office:value="43.6582561716" calcext:value-type="float">
            <text:p>43.6582561716</text:p>
          </table:table-cell>
          <table:table-cell table:formula="of:=0.000189*[$'raw data'.C132]" office:value-type="float" office:value="29.1116254527" calcext:value-type="float">
            <text:p>29.1116254527</text:p>
          </table:table-cell>
          <table:table-cell table:formula="of:=0.000189*[$'raw data'.E132]" office:value-type="float" office:value="67.0761210357" calcext:value-type="float">
            <text:p>67.0761210357</text:p>
          </table:table-cell>
          <table:table-cell table:formula="of:=0.000189*([$'raw data'.F132] + [$'raw data'.G132])" office:value-type="float" office:value="99.3339975852" calcext:value-type="float">
            <text:p>99.3339975852</text:p>
          </table:table-cell>
          <table:table-cell table:formula="of:=0.000189*[$'raw data'.H132]" office:value-type="float" office:value="49.6462508829" calcext:value-type="float">
            <text:p>49.6462508829</text:p>
          </table:table-cell>
          <table:table-cell table:formula="of:=0.000189*[$'raw data'.I132]" office:value-type="float" office:value="21.5086119444" calcext:value-type="float">
            <text:p>21.5086119444</text:p>
          </table:table-cell>
          <table:table-cell table:formula="of:=0.000189*[$'raw data'.J132]" office:value-type="float" office:value="35.1314864901" calcext:value-type="float">
            <text:p>35.1314864901</text:p>
          </table:table-cell>
          <table:table-cell table:formula="of:=0.000189*[$'raw data'.K132]" office:value-type="float" office:value="26.179668207" calcext:value-type="float">
            <text:p>26.179668207</text:p>
          </table:table-cell>
          <table:table-cell table:formula="of:=0.000189*([$'raw data'.L132] + [$'raw data'.M132])" office:value-type="float" office:value="61.32276083745" calcext:value-type="float">
            <text:p>61.32276083745</text:p>
          </table:table-cell>
          <table:table-cell table:formula="of:=0.000189*([$'raw data'.D132] - [$'raw data'.O132])" office:value-type="float" office:value="-166.1104417329" calcext:value-type="float">
            <text:p>-166.1104417329</text:p>
          </table:table-cell>
          <table:table-cell table:formula="of:=-0.000189*[$'raw data'.P132]" office:value-type="float" office:value="-266.85833643" calcext:value-type="float">
            <text:p>-266.85833643</text:p>
          </table:table-cell>
        </table:table-row>
        <table:table-row table:style-name="ro1">
          <table:table-cell office:value-type="string" calcext:value-type="string">
            <text:p>234000</text:p>
          </table:table-cell>
          <table:table-cell table:formula="of:=0.000189*[$'raw data'.B133]" office:value-type="float" office:value="42.9792596856" calcext:value-type="float">
            <text:p>42.9792596856</text:p>
          </table:table-cell>
          <table:table-cell table:formula="of:=0.000189*[$'raw data'.C133]" office:value-type="float" office:value="28.3356856503" calcext:value-type="float">
            <text:p>28.3356856503</text:p>
          </table:table-cell>
          <table:table-cell table:formula="of:=0.000189*[$'raw data'.E133]" office:value-type="float" office:value="65.7300845061" calcext:value-type="float">
            <text:p>65.7300845061</text:p>
          </table:table-cell>
          <table:table-cell table:formula="of:=0.000189*([$'raw data'.F133] + [$'raw data'.G133])" office:value-type="float" office:value="99.0669843576" calcext:value-type="float">
            <text:p>99.0669843576</text:p>
          </table:table-cell>
          <table:table-cell table:formula="of:=0.000189*[$'raw data'.H133]" office:value-type="float" office:value="49.9338079758" calcext:value-type="float">
            <text:p>49.9338079758</text:p>
          </table:table-cell>
          <table:table-cell table:formula="of:=0.000189*[$'raw data'.I133]" office:value-type="float" office:value="21.6399905883" calcext:value-type="float">
            <text:p>21.6399905883</text:p>
          </table:table-cell>
          <table:table-cell table:formula="of:=0.000189*[$'raw data'.J133]" office:value-type="float" office:value="34.6832661861" calcext:value-type="float">
            <text:p>34.6832661861</text:p>
          </table:table-cell>
          <table:table-cell table:formula="of:=0.000189*[$'raw data'.K133]" office:value-type="float" office:value="26.0514259236" calcext:value-type="float">
            <text:p>26.0514259236</text:p>
          </table:table-cell>
          <table:table-cell table:formula="of:=0.000189*([$'raw data'.L133] + [$'raw data'.M133])" office:value-type="float" office:value="59.59046890314" calcext:value-type="float">
            <text:p>59.59046890314</text:p>
          </table:table-cell>
          <table:table-cell table:formula="of:=0.000189*([$'raw data'.D133] - [$'raw data'.O133])" office:value-type="float" office:value="-167.6269058184" calcext:value-type="float">
            <text:p>-167.6269058184</text:p>
          </table:table-cell>
          <table:table-cell table:formula="of:=-0.000189*[$'raw data'.P133]" office:value-type="float" office:value="-260.38406772" calcext:value-type="float">
            <text:p>-260.38406772</text:p>
          </table:table-cell>
        </table:table-row>
        <table:table-row table:style-name="ro1">
          <table:table-cell office:value-type="string" calcext:value-type="string">
            <text:p>235800</text:p>
          </table:table-cell>
          <table:table-cell table:formula="of:=0.000189*[$'raw data'.B134]" office:value-type="float" office:value="42.9413768091" calcext:value-type="float">
            <text:p>42.9413768091</text:p>
          </table:table-cell>
          <table:table-cell table:formula="of:=0.000189*[$'raw data'.C134]" office:value-type="float" office:value="28.4029410924" calcext:value-type="float">
            <text:p>28.4029410924</text:p>
          </table:table-cell>
          <table:table-cell table:formula="of:=0.000189*[$'raw data'.E134]" office:value-type="float" office:value="65.7292634334" calcext:value-type="float">
            <text:p>65.7292634334</text:p>
          </table:table-cell>
          <table:table-cell table:formula="of:=0.000189*([$'raw data'.F134] + [$'raw data'.G134])" office:value-type="float" office:value="99.1786306266" calcext:value-type="float">
            <text:p>99.1786306266</text:p>
          </table:table-cell>
          <table:table-cell table:formula="of:=0.000189*[$'raw data'.H134]" office:value-type="float" office:value="50.0709786948" calcext:value-type="float">
            <text:p>50.0709786948</text:p>
          </table:table-cell>
          <table:table-cell table:formula="of:=0.000189*[$'raw data'.I134]" office:value-type="float" office:value="21.6407797389" calcext:value-type="float">
            <text:p>21.6407797389</text:p>
          </table:table-cell>
          <table:table-cell table:formula="of:=0.000189*[$'raw data'.J134]" office:value-type="float" office:value="37.6084657557" calcext:value-type="float">
            <text:p>37.6084657557</text:p>
          </table:table-cell>
          <table:table-cell table:formula="of:=0.000189*[$'raw data'.K134]" office:value-type="float" office:value="25.9670807046" calcext:value-type="float">
            <text:p>25.9670807046</text:p>
          </table:table-cell>
          <table:table-cell table:formula="of:=0.000189*([$'raw data'.L134] + [$'raw data'.M134])" office:value-type="float" office:value="59.66419444272" calcext:value-type="float">
            <text:p>59.66419444272</text:p>
          </table:table-cell>
          <table:table-cell table:formula="of:=0.000189*([$'raw data'.D134] - [$'raw data'.O134])" office:value-type="float" office:value="-167.8631554215" calcext:value-type="float">
            <text:p>-167.8631554215</text:p>
          </table:table-cell>
          <table:table-cell table:formula="of:=-0.000189*[$'raw data'.P134]" office:value-type="float" office:value="-263.34055503" calcext:value-type="float">
            <text:p>-263.34055503</text:p>
          </table:table-cell>
        </table:table-row>
        <table:table-row table:style-name="ro1">
          <table:table-cell office:value-type="string" calcext:value-type="string">
            <text:p>237600</text:p>
          </table:table-cell>
          <table:table-cell table:formula="of:=0.000189*[$'raw data'.B135]" office:value-type="float" office:value="42.9813730458" calcext:value-type="float">
            <text:p>42.9813730458</text:p>
          </table:table-cell>
          <table:table-cell table:formula="of:=0.000189*[$'raw data'.C135]" office:value-type="float" office:value="28.3890199572" calcext:value-type="float">
            <text:p>28.3890199572</text:p>
          </table:table-cell>
          <table:table-cell table:formula="of:=0.000189*[$'raw data'.E135]" office:value-type="float" office:value="66.5882502894" calcext:value-type="float">
            <text:p>66.5882502894</text:p>
          </table:table-cell>
          <table:table-cell table:formula="of:=0.000189*([$'raw data'.F135] + [$'raw data'.G135])" office:value-type="float" office:value="99.1215262611" calcext:value-type="float">
            <text:p>99.1215262611</text:p>
          </table:table-cell>
          <table:table-cell table:formula="of:=0.000189*[$'raw data'.H135]" office:value-type="float" office:value="50.2012150038" calcext:value-type="float">
            <text:p>50.2012150038</text:p>
          </table:table-cell>
          <table:table-cell table:formula="of:=0.000189*[$'raw data'.I135]" office:value-type="float" office:value="21.6386630901" calcext:value-type="float">
            <text:p>21.6386630901</text:p>
          </table:table-cell>
          <table:table-cell table:formula="of:=0.000189*[$'raw data'.J135]" office:value-type="float" office:value="38.2641929964" calcext:value-type="float">
            <text:p>38.2641929964</text:p>
          </table:table-cell>
          <table:table-cell table:formula="of:=0.000189*[$'raw data'.K135]" office:value-type="float" office:value="25.8507951471" calcext:value-type="float">
            <text:p>25.8507951471</text:p>
          </table:table-cell>
          <table:table-cell table:formula="of:=0.000189*([$'raw data'.L135] + [$'raw data'.M135])" office:value-type="float" office:value="59.64649428087" calcext:value-type="float">
            <text:p>59.64649428087</text:p>
          </table:table-cell>
          <table:table-cell table:formula="of:=0.000189*([$'raw data'.D135] - [$'raw data'.O135])" office:value-type="float" office:value="-167.5024318926" calcext:value-type="float">
            <text:p>-167.5024318926</text:p>
          </table:table-cell>
          <table:table-cell table:formula="of:=-0.000189*[$'raw data'.P135]" office:value-type="float" office:value="-265.17909789" calcext:value-type="float">
            <text:p>-265.17909789</text:p>
          </table:table-cell>
        </table:table-row>
        <table:table-row table:style-name="ro1">
          <table:table-cell office:value-type="string" calcext:value-type="string">
            <text:p>239400</text:p>
          </table:table-cell>
          <table:table-cell table:formula="of:=0.000189*[$'raw data'.B136]" office:value-type="float" office:value="43.0071999714" calcext:value-type="float">
            <text:p>43.0071999714</text:p>
          </table:table-cell>
          <table:table-cell table:formula="of:=0.000189*[$'raw data'.C136]" office:value-type="float" office:value="28.4731362216" calcext:value-type="float">
            <text:p>28.4731362216</text:p>
          </table:table-cell>
          <table:table-cell table:formula="of:=0.000189*[$'raw data'.E136]" office:value-type="float" office:value="67.0152565152" calcext:value-type="float">
            <text:p>67.0152565152</text:p>
          </table:table-cell>
          <table:table-cell table:formula="of:=0.000189*([$'raw data'.F136] + [$'raw data'.G136])" office:value-type="float" office:value="102.2882331681" calcext:value-type="float">
            <text:p>102.2882331681</text:p>
          </table:table-cell>
          <table:table-cell table:formula="of:=0.000189*[$'raw data'.H136]" office:value-type="float" office:value="50.3438615253" calcext:value-type="float">
            <text:p>50.3438615253</text:p>
          </table:table-cell>
          <table:table-cell table:formula="of:=0.000189*[$'raw data'.I136]" office:value-type="float" office:value="21.5842358907" calcext:value-type="float">
            <text:p>21.5842358907</text:p>
          </table:table-cell>
          <table:table-cell table:formula="of:=0.000189*[$'raw data'.J136]" office:value-type="float" office:value="39.9736374219" calcext:value-type="float">
            <text:p>39.9736374219</text:p>
          </table:table-cell>
          <table:table-cell table:formula="of:=0.000189*[$'raw data'.K136]" office:value-type="float" office:value="25.8563951226" calcext:value-type="float">
            <text:p>25.8563951226</text:p>
          </table:table-cell>
          <table:table-cell table:formula="of:=0.000189*([$'raw data'.L136] + [$'raw data'.M136])" office:value-type="float" office:value="63.22248758448" calcext:value-type="float">
            <text:p>63.22248758448</text:p>
          </table:table-cell>
          <table:table-cell table:formula="of:=0.000189*([$'raw data'.D136] - [$'raw data'.O136])" office:value-type="float" office:value="-167.4396403848" calcext:value-type="float">
            <text:p>-167.4396403848</text:p>
          </table:table-cell>
          <table:table-cell table:formula="of:=-0.000189*[$'raw data'.P136]" office:value-type="float" office:value="-274.32480222" calcext:value-type="float">
            <text:p>-274.32480222</text:p>
          </table:table-cell>
        </table:table-row>
        <table:table-row table:style-name="ro1">
          <table:table-cell office:value-type="string" calcext:value-type="string">
            <text:p>241200</text:p>
          </table:table-cell>
          <table:table-cell table:formula="of:=0.000189*[$'raw data'.B137]" office:value-type="float" office:value="42.5562721857" calcext:value-type="float">
            <text:p>42.5562721857</text:p>
          </table:table-cell>
          <table:table-cell table:formula="of:=0.000189*[$'raw data'.C137]" office:value-type="float" office:value="27.9684449856" calcext:value-type="float">
            <text:p>27.9684449856</text:p>
          </table:table-cell>
          <table:table-cell table:formula="of:=0.000189*[$'raw data'.E137]" office:value-type="float" office:value="65.7640499607" calcext:value-type="float">
            <text:p>65.7640499607</text:p>
          </table:table-cell>
          <table:table-cell table:formula="of:=0.000189*([$'raw data'.F137] + [$'raw data'.G137])" office:value-type="float" office:value="107.794714356" calcext:value-type="float">
            <text:p>107.794714356</text:p>
          </table:table-cell>
          <table:table-cell table:formula="of:=0.000189*[$'raw data'.H137]" office:value-type="float" office:value="50.4143890677" calcext:value-type="float">
            <text:p>50.4143890677</text:p>
          </table:table-cell>
          <table:table-cell table:formula="of:=0.000189*[$'raw data'.I137]" office:value-type="float" office:value="21.6180311508" calcext:value-type="float">
            <text:p>21.6180311508</text:p>
          </table:table-cell>
          <table:table-cell table:formula="of:=0.000189*[$'raw data'.J137]" office:value-type="float" office:value="39.8585045943" calcext:value-type="float">
            <text:p>39.8585045943</text:p>
          </table:table-cell>
          <table:table-cell table:formula="of:=0.000189*[$'raw data'.K137]" office:value-type="float" office:value="25.9540829667" calcext:value-type="float">
            <text:p>25.9540829667</text:p>
          </table:table-cell>
          <table:table-cell table:formula="of:=0.000189*([$'raw data'.L137] + [$'raw data'.M137])" office:value-type="float" office:value="63.26178105114" calcext:value-type="float">
            <text:p>63.26178105114</text:p>
          </table:table-cell>
          <table:table-cell table:formula="of:=0.000189*([$'raw data'.D137] - [$'raw data'.O137])" office:value-type="float" office:value="-168.4492809363" calcext:value-type="float">
            <text:p>-168.4492809363</text:p>
          </table:table-cell>
          <table:table-cell table:formula="of:=-0.000189*[$'raw data'.P137]" office:value-type="float" office:value="-276.74098956" calcext:value-type="float">
            <text:p>-276.74098956</text:p>
          </table:table-cell>
        </table:table-row>
        <table:table-row table:style-name="ro1">
          <table:table-cell office:value-type="string" calcext:value-type="string">
            <text:p>243000</text:p>
          </table:table-cell>
          <table:table-cell table:formula="of:=0.000189*[$'raw data'.B138]" office:value-type="float" office:value="42.808290021" calcext:value-type="float">
            <text:p>42.808290021</text:p>
          </table:table-cell>
          <table:table-cell table:formula="of:=0.000189*[$'raw data'.C138]" office:value-type="float" office:value="28.1333487897" calcext:value-type="float">
            <text:p>28.1333487897</text:p>
          </table:table-cell>
          <table:table-cell table:formula="of:=0.000189*[$'raw data'.E138]" office:value-type="float" office:value="66.2672398185" calcext:value-type="float">
            <text:p>66.2672398185</text:p>
          </table:table-cell>
          <table:table-cell table:formula="of:=0.000189*([$'raw data'.F138] + [$'raw data'.G138])" office:value-type="float" office:value="108.4521106179" calcext:value-type="float">
            <text:p>108.4521106179</text:p>
          </table:table-cell>
          <table:table-cell table:formula="of:=0.000189*[$'raw data'.H138]" office:value-type="float" office:value="50.581598445" calcext:value-type="float">
            <text:p>50.581598445</text:p>
          </table:table-cell>
          <table:table-cell table:formula="of:=0.000189*[$'raw data'.I138]" office:value-type="float" office:value="21.6315840006" calcext:value-type="float">
            <text:p>21.6315840006</text:p>
          </table:table-cell>
          <table:table-cell table:formula="of:=0.000189*[$'raw data'.J138]" office:value-type="float" office:value="40.5391731255" calcext:value-type="float">
            <text:p>40.5391731255</text:p>
          </table:table-cell>
          <table:table-cell table:formula="of:=0.000189*[$'raw data'.K138]" office:value-type="float" office:value="26.0689514967" calcext:value-type="float">
            <text:p>26.0689514967</text:p>
          </table:table-cell>
          <table:table-cell table:formula="of:=0.000189*([$'raw data'.L138] + [$'raw data'.M138])" office:value-type="float" office:value="63.2961530712" calcext:value-type="float">
            <text:p>63.2961530712</text:p>
          </table:table-cell>
          <table:table-cell table:formula="of:=0.000189*([$'raw data'.D138] - [$'raw data'.O138])" office:value-type="float" office:value="-168.1486055802" calcext:value-type="float">
            <text:p>-168.1486055802</text:p>
          </table:table-cell>
          <table:table-cell table:formula="of:=-0.000189*[$'raw data'.P138]" office:value-type="float" office:value="-279.62984322" calcext:value-type="float">
            <text:p>-279.62984322</text:p>
          </table:table-cell>
        </table:table-row>
        <table:table-row table:style-name="ro1">
          <table:table-cell office:value-type="string" calcext:value-type="string">
            <text:p>244800</text:p>
          </table:table-cell>
          <table:table-cell table:formula="of:=0.000189*[$'raw data'.B139]" office:value-type="float" office:value="43.8049586709" calcext:value-type="float">
            <text:p>43.8049586709</text:p>
          </table:table-cell>
          <table:table-cell table:formula="of:=0.000189*[$'raw data'.C139]" office:value-type="float" office:value="29.133451872" calcext:value-type="float">
            <text:p>29.133451872</text:p>
          </table:table-cell>
          <table:table-cell table:formula="of:=0.000189*[$'raw data'.E139]" office:value-type="float" office:value="68.3872985943" calcext:value-type="float">
            <text:p>68.3872985943</text:p>
          </table:table-cell>
          <table:table-cell table:formula="of:=0.000189*([$'raw data'.F139] + [$'raw data'.G139])" office:value-type="float" office:value="110.4166640871" calcext:value-type="float">
            <text:p>110.4166640871</text:p>
          </table:table-cell>
          <table:table-cell table:formula="of:=0.000189*[$'raw data'.H139]" office:value-type="float" office:value="50.5880966997" calcext:value-type="float">
            <text:p>50.5880966997</text:p>
          </table:table-cell>
          <table:table-cell table:formula="of:=0.000189*[$'raw data'.I139]" office:value-type="float" office:value="21.6584718777" calcext:value-type="float">
            <text:p>21.6584718777</text:p>
          </table:table-cell>
          <table:table-cell table:formula="of:=0.000189*[$'raw data'.J139]" office:value-type="float" office:value="40.4321908662" calcext:value-type="float">
            <text:p>40.4321908662</text:p>
          </table:table-cell>
          <table:table-cell table:formula="of:=0.000189*[$'raw data'.K139]" office:value-type="float" office:value="26.2574534439" calcext:value-type="float">
            <text:p>26.2574534439</text:p>
          </table:table-cell>
          <table:table-cell table:formula="of:=0.000189*([$'raw data'.L139] + [$'raw data'.M139])" office:value-type="float" office:value="63.37753971066" calcext:value-type="float">
            <text:p>63.37753971066</text:p>
          </table:table-cell>
          <table:table-cell table:formula="of:=0.000189*([$'raw data'.D139] - [$'raw data'.O139])" office:value-type="float" office:value="-166.0335156144" calcext:value-type="float">
            <text:p>-166.0335156144</text:p>
          </table:table-cell>
          <table:table-cell table:formula="of:=-0.000189*[$'raw data'.P139]" office:value-type="float" office:value="-288.02260935" calcext:value-type="float">
            <text:p>-288.02260935</text:p>
          </table:table-cell>
        </table:table-row>
        <table:table-row table:style-name="ro1">
          <table:table-cell office:value-type="string" calcext:value-type="string">
            <text:p>246600</text:p>
          </table:table-cell>
          <table:table-cell table:formula="of:=0.000189*[$'raw data'.B140]" office:value-type="float" office:value="42.7917169134" calcext:value-type="float">
            <text:p>42.7917169134</text:p>
          </table:table-cell>
          <table:table-cell table:formula="of:=0.000189*[$'raw data'.C140]" office:value-type="float" office:value="27.9702246852" calcext:value-type="float">
            <text:p>27.9702246852</text:p>
          </table:table-cell>
          <table:table-cell table:formula="of:=0.000189*[$'raw data'.E140]" office:value-type="float" office:value="65.9416333401" calcext:value-type="float">
            <text:p>65.9416333401</text:p>
          </table:table-cell>
          <table:table-cell table:formula="of:=0.000189*([$'raw data'.F140] + [$'raw data'.G140])" office:value-type="float" office:value="110.9027187891" calcext:value-type="float">
            <text:p>110.9027187891</text:p>
          </table:table-cell>
          <table:table-cell table:formula="of:=0.000189*[$'raw data'.H140]" office:value-type="float" office:value="50.595185466" calcext:value-type="float">
            <text:p>50.595185466</text:p>
          </table:table-cell>
          <table:table-cell table:formula="of:=0.000189*[$'raw data'.I140]" office:value-type="float" office:value="21.6703938087" calcext:value-type="float">
            <text:p>21.6703938087</text:p>
          </table:table-cell>
          <table:table-cell table:formula="of:=0.000189*[$'raw data'.J140]" office:value-type="float" office:value="41.723142552" calcext:value-type="float">
            <text:p>41.723142552</text:p>
          </table:table-cell>
          <table:table-cell table:formula="of:=0.000189*[$'raw data'.K140]" office:value-type="float" office:value="26.3379769695" calcext:value-type="float">
            <text:p>26.3379769695</text:p>
          </table:table-cell>
          <table:table-cell table:formula="of:=0.000189*([$'raw data'.L140] + [$'raw data'.M140])" office:value-type="float" office:value="63.54071572779" calcext:value-type="float">
            <text:p>63.54071572779</text:p>
          </table:table-cell>
          <table:table-cell table:formula="of:=0.000189*([$'raw data'.D140] - [$'raw data'.O140])" office:value-type="float" office:value="-168.3649673748" calcext:value-type="float">
            <text:p>-168.3649673748</text:p>
          </table:table-cell>
          <table:table-cell table:formula="of:=-0.000189*[$'raw data'.P140]" office:value-type="float" office:value="-283.10874165" calcext:value-type="float">
            <text:p>-283.10874165</text:p>
          </table:table-cell>
        </table:table-row>
        <table:table-row table:style-name="ro1">
          <table:table-cell office:value-type="string" calcext:value-type="string">
            <text:p>248400</text:p>
          </table:table-cell>
          <table:table-cell table:formula="of:=0.000189*[$'raw data'.B141]" office:value-type="float" office:value="43.1680902471" calcext:value-type="float">
            <text:p>43.1680902471</text:p>
          </table:table-cell>
          <table:table-cell table:formula="of:=0.000189*[$'raw data'.C141]" office:value-type="float" office:value="28.3344576417" calcext:value-type="float">
            <text:p>28.3344576417</text:p>
          </table:table-cell>
          <table:table-cell table:formula="of:=0.000189*[$'raw data'.E141]" office:value-type="float" office:value="66.4580092554" calcext:value-type="float">
            <text:p>66.4580092554</text:p>
          </table:table-cell>
          <table:table-cell table:formula="of:=0.000189*([$'raw data'.F141] + [$'raw data'.G141])" office:value-type="float" office:value="111.1498710084" calcext:value-type="float">
            <text:p>111.1498710084</text:p>
          </table:table-cell>
          <table:table-cell table:formula="of:=0.000189*[$'raw data'.H141]" office:value-type="float" office:value="50.5971934776" calcext:value-type="float">
            <text:p>50.5971934776</text:p>
          </table:table-cell>
          <table:table-cell table:formula="of:=0.000189*[$'raw data'.I141]" office:value-type="float" office:value="21.5360309493" calcext:value-type="float">
            <text:p>21.5360309493</text:p>
          </table:table-cell>
          <table:table-cell table:formula="of:=0.000189*[$'raw data'.J141]" office:value-type="float" office:value="41.1244186563" calcext:value-type="float">
            <text:p>41.1244186563</text:p>
          </table:table-cell>
          <table:table-cell table:formula="of:=0.000189*[$'raw data'.K141]" office:value-type="float" office:value="26.3731446153" calcext:value-type="float">
            <text:p>26.3731446153</text:p>
          </table:table-cell>
          <table:table-cell table:formula="of:=0.000189*([$'raw data'.L141] + [$'raw data'.M141])" office:value-type="float" office:value="63.49925462013" calcext:value-type="float">
            <text:p>63.49925462013</text:p>
          </table:table-cell>
          <table:table-cell table:formula="of:=0.000189*([$'raw data'.D141] - [$'raw data'.O141])" office:value-type="float" office:value="-168.0122625489" calcext:value-type="float">
            <text:p>-168.0122625489</text:p>
          </table:table-cell>
          <table:table-cell table:formula="of:=-0.000189*[$'raw data'.P141]" office:value-type="float" office:value="-284.22820755" calcext:value-type="float">
            <text:p>-284.22820755</text:p>
          </table:table-cell>
        </table:table-row>
        <table:table-row table:style-name="ro1">
          <table:table-cell office:value-type="string" calcext:value-type="string">
            <text:p>250200</text:p>
          </table:table-cell>
          <table:table-cell table:formula="of:=0.000189*[$'raw data'.B142]" office:value-type="float" office:value="43.43531094" calcext:value-type="float">
            <text:p>43.43531094</text:p>
          </table:table-cell>
          <table:table-cell table:formula="of:=0.000189*[$'raw data'.C142]" office:value-type="float" office:value="28.6208183457" calcext:value-type="float">
            <text:p>28.6208183457</text:p>
          </table:table-cell>
          <table:table-cell table:formula="of:=0.000189*[$'raw data'.E142]" office:value-type="float" office:value="67.3951154058" calcext:value-type="float">
            <text:p>67.3951154058</text:p>
          </table:table-cell>
          <table:table-cell table:formula="of:=0.000189*([$'raw data'.F142] + [$'raw data'.G142])" office:value-type="float" office:value="109.5379197192" calcext:value-type="float">
            <text:p>109.5379197192</text:p>
          </table:table-cell>
          <table:table-cell table:formula="of:=0.000189*[$'raw data'.H142]" office:value-type="float" office:value="50.7308044194" calcext:value-type="float">
            <text:p>50.7308044194</text:p>
          </table:table-cell>
          <table:table-cell table:formula="of:=0.000189*[$'raw data'.I142]" office:value-type="float" office:value="21.5688422376" calcext:value-type="float">
            <text:p>21.5688422376</text:p>
          </table:table-cell>
          <table:table-cell table:formula="of:=0.000189*[$'raw data'.J142]" office:value-type="float" office:value="40.9591587384" calcext:value-type="float">
            <text:p>40.9591587384</text:p>
          </table:table-cell>
          <table:table-cell table:formula="of:=0.000189*[$'raw data'.K142]" office:value-type="float" office:value="26.4903227064" calcext:value-type="float">
            <text:p>26.4903227064</text:p>
          </table:table-cell>
          <table:table-cell table:formula="of:=0.000189*([$'raw data'.L142] + [$'raw data'.M142])" office:value-type="float" office:value="63.56027584053" calcext:value-type="float">
            <text:p>63.56027584053</text:p>
          </table:table-cell>
          <table:table-cell table:formula="of:=0.000189*([$'raw data'.D142] - [$'raw data'.O142])" office:value-type="float" office:value="-167.1686774163" calcext:value-type="float">
            <text:p>-167.1686774163</text:p>
          </table:table-cell>
          <table:table-cell table:formula="of:=-0.000189*[$'raw data'.P142]" office:value-type="float" office:value="-285.12989064" calcext:value-type="float">
            <text:p>-285.12989064</text:p>
          </table:table-cell>
        </table:table-row>
        <table:table-row table:style-name="ro1">
          <table:table-cell office:value-type="string" calcext:value-type="string">
            <text:p>252000</text:p>
          </table:table-cell>
          <table:table-cell table:formula="of:=0.000189*[$'raw data'.B143]" office:value-type="float" office:value="44.3395541295" calcext:value-type="float">
            <text:p>44.3395541295</text:p>
          </table:table-cell>
          <table:table-cell table:formula="of:=0.000189*[$'raw data'.C143]" office:value-type="float" office:value="29.5057461699" calcext:value-type="float">
            <text:p>29.5057461699</text:p>
          </table:table-cell>
          <table:table-cell table:formula="of:=0.000189*[$'raw data'.E143]" office:value-type="float" office:value="69.159554163" calcext:value-type="float">
            <text:p>69.159554163</text:p>
          </table:table-cell>
          <table:table-cell table:formula="of:=0.000189*([$'raw data'.F143] + [$'raw data'.G143])" office:value-type="float" office:value="108.1699011666" calcext:value-type="float">
            <text:p>108.1699011666</text:p>
          </table:table-cell>
          <table:table-cell table:formula="of:=0.000189*[$'raw data'.H143]" office:value-type="float" office:value="50.7372421185" calcext:value-type="float">
            <text:p>50.7372421185</text:p>
          </table:table-cell>
          <table:table-cell table:formula="of:=0.000189*[$'raw data'.I143]" office:value-type="float" office:value="21.5577300393" calcext:value-type="float">
            <text:p>21.5577300393</text:p>
          </table:table-cell>
          <table:table-cell table:formula="of:=0.000189*[$'raw data'.J143]" office:value-type="float" office:value="39.7603647" calcext:value-type="float">
            <text:p>39.7603647</text:p>
          </table:table-cell>
          <table:table-cell table:formula="of:=0.000189*[$'raw data'.K143]" office:value-type="float" office:value="26.7658806051" calcext:value-type="float">
            <text:p>26.7658806051</text:p>
          </table:table-cell>
          <table:table-cell table:formula="of:=0.000189*([$'raw data'.L143] + [$'raw data'.M143])" office:value-type="float" office:value="63.54381411819" calcext:value-type="float">
            <text:p>63.54381411819</text:p>
          </table:table-cell>
          <table:table-cell table:formula="of:=0.000189*([$'raw data'.D143] - [$'raw data'.O143])" office:value-type="float" office:value="-165.5155843236" calcext:value-type="float">
            <text:p>-165.5155843236</text:p>
          </table:table-cell>
          <table:table-cell table:formula="of:=-0.000189*[$'raw data'.P143]" office:value-type="float" office:value="-288.02420262" calcext:value-type="float">
            <text:p>-288.02420262</text:p>
          </table:table-cell>
        </table:table-row>
        <table:table-row table:style-name="ro1">
          <table:table-cell office:value-type="string" calcext:value-type="string">
            <text:p>253800</text:p>
          </table:table-cell>
          <table:table-cell table:formula="of:=0.000189*[$'raw data'.B144]" office:value-type="float" office:value="43.2514006911" calcext:value-type="float">
            <text:p>43.2514006911</text:p>
          </table:table-cell>
          <table:table-cell table:formula="of:=0.000189*[$'raw data'.C144]" office:value-type="float" office:value="28.3926902238" calcext:value-type="float">
            <text:p>28.3926902238</text:p>
          </table:table-cell>
          <table:table-cell table:formula="of:=0.000189*[$'raw data'.E144]" office:value-type="float" office:value="66.919016808" calcext:value-type="float">
            <text:p>66.919016808</text:p>
          </table:table-cell>
          <table:table-cell table:formula="of:=0.000189*([$'raw data'.F144] + [$'raw data'.G144])" office:value-type="float" office:value="107.8332673887" calcext:value-type="float">
            <text:p>107.8332673887</text:p>
          </table:table-cell>
          <table:table-cell table:formula="of:=0.000189*[$'raw data'.H144]" office:value-type="float" office:value="50.7378920706" calcext:value-type="float">
            <text:p>50.7378920706</text:p>
          </table:table-cell>
          <table:table-cell table:formula="of:=0.000189*[$'raw data'.I144]" office:value-type="float" office:value="21.5764538346" calcext:value-type="float">
            <text:p>21.5764538346</text:p>
          </table:table-cell>
          <table:table-cell table:formula="of:=0.000189*[$'raw data'.J144]" office:value-type="float" office:value="41.6771780166" calcext:value-type="float">
            <text:p>41.6771780166</text:p>
          </table:table-cell>
          <table:table-cell table:formula="of:=0.000189*[$'raw data'.K144]" office:value-type="float" office:value="26.2384156818" calcext:value-type="float">
            <text:p>26.2384156818</text:p>
          </table:table-cell>
          <table:table-cell table:formula="of:=0.000189*([$'raw data'.L144] + [$'raw data'.M144])" office:value-type="float" office:value="63.59621159178" calcext:value-type="float">
            <text:p>63.59621159178</text:p>
          </table:table-cell>
          <table:table-cell table:formula="of:=0.000189*([$'raw data'.D144] - [$'raw data'.O144])" office:value-type="float" office:value="-169.029956655" calcext:value-type="float">
            <text:p>-169.029956655</text:p>
          </table:table-cell>
          <table:table-cell table:formula="of:=-0.000189*[$'raw data'.P144]" office:value-type="float" office:value="-281.19256893" calcext:value-type="float">
            <text:p>-281.19256893</text:p>
          </table:table-cell>
        </table:table-row>
        <table:table-row table:style-name="ro1">
          <table:table-cell office:value-type="string" calcext:value-type="string">
            <text:p>255600</text:p>
          </table:table-cell>
          <table:table-cell table:formula="of:=0.000189*[$'raw data'.B145]" office:value-type="float" office:value="42.352339806" calcext:value-type="float">
            <text:p>42.352339806</text:p>
          </table:table-cell>
          <table:table-cell table:formula="of:=0.000189*[$'raw data'.C145]" office:value-type="float" office:value="27.5240201607" calcext:value-type="float">
            <text:p>27.5240201607</text:p>
          </table:table-cell>
          <table:table-cell table:formula="of:=0.000189*[$'raw data'.E145]" office:value-type="float" office:value="64.6452962883" calcext:value-type="float">
            <text:p>64.6452962883</text:p>
          </table:table-cell>
          <table:table-cell table:formula="of:=0.000189*([$'raw data'.F145] + [$'raw data'.G145])" office:value-type="float" office:value="107.8045938207" calcext:value-type="float">
            <text:p>107.8045938207</text:p>
          </table:table-cell>
          <table:table-cell table:formula="of:=0.000189*[$'raw data'.H145]" office:value-type="float" office:value="50.7948414561" calcext:value-type="float">
            <text:p>50.7948414561</text:p>
          </table:table-cell>
          <table:table-cell table:formula="of:=0.000189*[$'raw data'.I145]" office:value-type="float" office:value="21.5728382835" calcext:value-type="float">
            <text:p>21.5728382835</text:p>
          </table:table-cell>
          <table:table-cell table:formula="of:=0.000189*[$'raw data'.J145]" office:value-type="float" office:value="41.5298711898" calcext:value-type="float">
            <text:p>41.5298711898</text:p>
          </table:table-cell>
          <table:table-cell table:formula="of:=0.000189*[$'raw data'.K145]" office:value-type="float" office:value="26.2684542267" calcext:value-type="float">
            <text:p>26.2684542267</text:p>
          </table:table-cell>
          <table:table-cell table:formula="of:=0.000189*([$'raw data'.L145] + [$'raw data'.M145])" office:value-type="float" office:value="63.65937116196" calcext:value-type="float">
            <text:p>63.65937116196</text:p>
          </table:table-cell>
          <table:table-cell table:formula="of:=0.000189*([$'raw data'.D145] - [$'raw data'.O145])" office:value-type="float" office:value="-170.9762885586" calcext:value-type="float">
            <text:p>-170.9762885586</text:p>
          </table:table-cell>
          <table:table-cell table:formula="of:=-0.000189*[$'raw data'.P145]" office:value-type="float" office:value="-275.17533813" calcext:value-type="float">
            <text:p>-275.17533813</text:p>
          </table:table-cell>
        </table:table-row>
        <table:table-row table:style-name="ro1">
          <table:table-cell office:value-type="string" calcext:value-type="string">
            <text:p>257400</text:p>
          </table:table-cell>
          <table:table-cell table:formula="of:=0.000189*[$'raw data'.B146]" office:value-type="float" office:value="42.6503393568" calcext:value-type="float">
            <text:p>42.6503393568</text:p>
          </table:table-cell>
          <table:table-cell table:formula="of:=0.000189*[$'raw data'.C146]" office:value-type="float" office:value="27.7946673291" calcext:value-type="float">
            <text:p>27.7946673291</text:p>
          </table:table-cell>
          <table:table-cell table:formula="of:=0.000189*[$'raw data'.E146]" office:value-type="float" office:value="63.7481438874" calcext:value-type="float">
            <text:p>63.7481438874</text:p>
          </table:table-cell>
          <table:table-cell table:formula="of:=0.000189*([$'raw data'.F146] + [$'raw data'.G146])" office:value-type="float" office:value="107.7549902793" calcext:value-type="float">
            <text:p>107.7549902793</text:p>
          </table:table-cell>
          <table:table-cell table:formula="of:=0.000189*[$'raw data'.H146]" office:value-type="float" office:value="50.8448019429" calcext:value-type="float">
            <text:p>50.8448019429</text:p>
          </table:table-cell>
          <table:table-cell table:formula="of:=0.000189*[$'raw data'.I146]" office:value-type="float" office:value="21.5713570716" calcext:value-type="float">
            <text:p>21.5713570716</text:p>
          </table:table-cell>
          <table:table-cell table:formula="of:=0.000189*[$'raw data'.J146]" office:value-type="float" office:value="38.0577924279" calcext:value-type="float">
            <text:p>38.0577924279</text:p>
          </table:table-cell>
          <table:table-cell table:formula="of:=0.000189*[$'raw data'.K146]" office:value-type="float" office:value="26.2876284279" calcext:value-type="float">
            <text:p>26.2876284279</text:p>
          </table:table-cell>
          <table:table-cell table:formula="of:=0.000189*([$'raw data'.L146] + [$'raw data'.M146])" office:value-type="float" office:value="62.72821462761" calcext:value-type="float">
            <text:p>62.72821462761</text:p>
          </table:table-cell>
          <table:table-cell table:formula="of:=0.000189*([$'raw data'.D146] - [$'raw data'.O146])" office:value-type="float" office:value="-172.5480464841" calcext:value-type="float">
            <text:p>-172.5480464841</text:p>
          </table:table-cell>
          <table:table-cell table:formula="of:=-0.000189*[$'raw data'.P146]" office:value-type="float" office:value="-268.88988798" calcext:value-type="float">
            <text:p>-268.88988798</text:p>
          </table:table-cell>
        </table:table-row>
        <table:table-row table:style-name="ro1">
          <table:table-cell office:value-type="string" calcext:value-type="string">
            <text:p>259200</text:p>
          </table:table-cell>
          <table:table-cell table:formula="of:=0.000189*[$'raw data'.B147]" office:value-type="float" office:value="43.5704253012" calcext:value-type="float">
            <text:p>43.5704253012</text:p>
          </table:table-cell>
          <table:table-cell table:formula="of:=0.000189*[$'raw data'.C147]" office:value-type="float" office:value="29.5585251759" calcext:value-type="float">
            <text:p>29.5585251759</text:p>
          </table:table-cell>
          <table:table-cell table:formula="of:=0.000189*[$'raw data'.E147]" office:value-type="float" office:value="61.5600938925" calcext:value-type="float">
            <text:p>61.5600938925</text:p>
          </table:table-cell>
          <table:table-cell table:formula="of:=0.000189*([$'raw data'.F147] + [$'raw data'.G147])" office:value-type="float" office:value="99.5192726976" calcext:value-type="float">
            <text:p>99.5192726976</text:p>
          </table:table-cell>
          <table:table-cell table:formula="of:=0.000189*[$'raw data'.H147]" office:value-type="float" office:value="50.8568031216" calcext:value-type="float">
            <text:p>50.8568031216</text:p>
          </table:table-cell>
          <table:table-cell table:formula="of:=0.000189*[$'raw data'.I147]" office:value-type="float" office:value="21.5788897233" calcext:value-type="float">
            <text:p>21.5788897233</text:p>
          </table:table-cell>
          <table:table-cell table:formula="of:=0.000189*[$'raw data'.J147]" office:value-type="float" office:value="34.5879068976" calcext:value-type="float">
            <text:p>34.5879068976</text:p>
          </table:table-cell>
          <table:table-cell table:formula="of:=0.000189*[$'raw data'.K147]" office:value-type="float" office:value="26.20469691" calcext:value-type="float">
            <text:p>26.20469691</text:p>
          </table:table-cell>
          <table:table-cell table:formula="of:=0.000189*([$'raw data'.L147] + [$'raw data'.M147])" office:value-type="float" office:value="60.47251517475" calcext:value-type="float">
            <text:p>60.47251517475</text:p>
          </table:table-cell>
          <table:table-cell table:formula="of:=0.000189*([$'raw data'.D147] - [$'raw data'.O147])" office:value-type="float" office:value="-171.5567087304" calcext:value-type="float">
            <text:p>-171.5567087304</text:p>
          </table:table-cell>
          <table:table-cell table:formula="of:=-0.000189*[$'raw data'.P147]" office:value-type="float" office:value="-256.35241989" calcext:value-type="float">
            <text:p>-256.35241989</text:p>
          </table:table-cell>
        </table:table-row>
        <table:table-row table:style-name="ro1">
          <table:table-cell office:value-type="string" calcext:value-type="string">
            <text:p>261000</text:p>
          </table:table-cell>
          <table:table-cell table:formula="of:=0.000189*[$'raw data'.B148]" office:value-type="float" office:value="43.3353556251" calcext:value-type="float">
            <text:p>43.3353556251</text:p>
          </table:table-cell>
          <table:table-cell table:formula="of:=0.000189*[$'raw data'.C148]" office:value-type="float" office:value="28.8362671569" calcext:value-type="float">
            <text:p>28.8362671569</text:p>
          </table:table-cell>
          <table:table-cell table:formula="of:=0.000189*[$'raw data'.E148]" office:value-type="float" office:value="60.7837903596" calcext:value-type="float">
            <text:p>60.7837903596</text:p>
          </table:table-cell>
          <table:table-cell table:formula="of:=0.000189*([$'raw data'.F148] + [$'raw data'.G148])" office:value-type="float" office:value="90.58682844918" calcext:value-type="float">
            <text:p>90.58682844918</text:p>
          </table:table-cell>
          <table:table-cell table:formula="of:=0.000189*[$'raw data'.H148]" office:value-type="float" office:value="47.9441842425" calcext:value-type="float">
            <text:p>47.9441842425</text:p>
          </table:table-cell>
          <table:table-cell table:formula="of:=0.000189*[$'raw data'.I148]" office:value-type="float" office:value="21.5638022313" calcext:value-type="float">
            <text:p>21.5638022313</text:p>
          </table:table-cell>
          <table:table-cell table:formula="of:=0.000189*[$'raw data'.J148]" office:value-type="float" office:value="34.0201131732" calcext:value-type="float">
            <text:p>34.0201131732</text:p>
          </table:table-cell>
          <table:table-cell table:formula="of:=0.000189*[$'raw data'.K148]" office:value-type="float" office:value="26.2638665541" calcext:value-type="float">
            <text:p>26.2638665541</text:p>
          </table:table-cell>
          <table:table-cell table:formula="of:=0.000189*([$'raw data'.L148] + [$'raw data'.M148])" office:value-type="float" office:value="63.8512124481" calcext:value-type="float">
            <text:p>63.8512124481</text:p>
          </table:table-cell>
          <table:table-cell table:formula="of:=0.000189*([$'raw data'.D148] - [$'raw data'.O148])" office:value-type="float" office:value="-171.085297068" calcext:value-type="float">
            <text:p>-171.085297068</text:p>
          </table:table-cell>
          <table:table-cell table:formula="of:=-0.000189*[$'raw data'.P148]" office:value-type="float" office:value="-246.10012245" calcext:value-type="float">
            <text:p>-246.10012245</text:p>
          </table:table-cell>
        </table:table-row>
        <table:table-row table:style-name="ro1">
          <table:table-cell office:value-type="string" calcext:value-type="string">
            <text:p>262800</text:p>
          </table:table-cell>
          <table:table-cell table:formula="of:=0.000189*[$'raw data'.B149]" office:value-type="float" office:value="43.4603958516" calcext:value-type="float">
            <text:p>43.4603958516</text:p>
          </table:table-cell>
          <table:table-cell table:formula="of:=0.000189*[$'raw data'.C149]" office:value-type="float" office:value="29.0735272863" calcext:value-type="float">
            <text:p>29.0735272863</text:p>
          </table:table-cell>
          <table:table-cell table:formula="of:=0.000189*[$'raw data'.E149]" office:value-type="float" office:value="61.1696344833" calcext:value-type="float">
            <text:p>61.1696344833</text:p>
          </table:table-cell>
          <table:table-cell table:formula="of:=0.000189*([$'raw data'.F149] + [$'raw data'.G149])" office:value-type="float" office:value="78.66148131009" calcext:value-type="float">
            <text:p>78.66148131009</text:p>
          </table:table-cell>
          <table:table-cell table:formula="of:=0.000189*[$'raw data'.H149]" office:value-type="float" office:value="47.5858117602" calcext:value-type="float">
            <text:p>47.5858117602</text:p>
          </table:table-cell>
          <table:table-cell table:formula="of:=0.000189*[$'raw data'.I149]" office:value-type="float" office:value="21.5604452133" calcext:value-type="float">
            <text:p>21.5604452133</text:p>
          </table:table-cell>
          <table:table-cell table:formula="of:=0.000189*[$'raw data'.J149]" office:value-type="float" office:value="33.9270373827" calcext:value-type="float">
            <text:p>33.9270373827</text:p>
          </table:table-cell>
          <table:table-cell table:formula="of:=0.000189*[$'raw data'.K149]" office:value-type="float" office:value="26.2981966653" calcext:value-type="float">
            <text:p>26.2981966653</text:p>
          </table:table-cell>
          <table:table-cell table:formula="of:=0.000189*([$'raw data'.L149] + [$'raw data'.M149])" office:value-type="float" office:value="63.79649594451" calcext:value-type="float">
            <text:p>63.79649594451</text:p>
          </table:table-cell>
          <table:table-cell table:formula="of:=0.000189*([$'raw data'.D149] - [$'raw data'.O149])" office:value-type="float" office:value="-171.2175992037" calcext:value-type="float">
            <text:p>-171.2175992037</text:p>
          </table:table-cell>
          <table:table-cell table:formula="of:=-0.000189*[$'raw data'.P149]" office:value-type="float" office:value="-234.31542624" calcext:value-type="float">
            <text:p>-234.31542624</text:p>
          </table:table-cell>
        </table:table-row>
        <table:table-row table:style-name="ro1">
          <table:table-cell office:value-type="string" calcext:value-type="string">
            <text:p>264600</text:p>
          </table:table-cell>
          <table:table-cell table:formula="of:=0.000189*[$'raw data'.B150]" office:value-type="float" office:value="43.3239537087" calcext:value-type="float">
            <text:p>43.3239537087</text:p>
          </table:table-cell>
          <table:table-cell table:formula="of:=0.000189*[$'raw data'.C150]" office:value-type="float" office:value="29.097503127" calcext:value-type="float">
            <text:p>29.097503127</text:p>
          </table:table-cell>
          <table:table-cell table:formula="of:=0.000189*[$'raw data'.E150]" office:value-type="float" office:value="60.8074628931" calcext:value-type="float">
            <text:p>60.8074628931</text:p>
          </table:table-cell>
          <table:table-cell table:formula="of:=0.000189*([$'raw data'.F150] + [$'raw data'.G150])" office:value-type="float" office:value="78.6653898093" calcext:value-type="float">
            <text:p>78.6653898093</text:p>
          </table:table-cell>
          <table:table-cell table:formula="of:=0.000189*[$'raw data'.H150]" office:value-type="float" office:value="47.3919232185" calcext:value-type="float">
            <text:p>47.3919232185</text:p>
          </table:table-cell>
          <table:table-cell table:formula="of:=0.000189*[$'raw data'.I150]" office:value-type="float" office:value="21.6063044757" calcext:value-type="float">
            <text:p>21.6063044757</text:p>
          </table:table-cell>
          <table:table-cell table:formula="of:=0.000189*[$'raw data'.J150]" office:value-type="float" office:value="26.8148347992" calcext:value-type="float">
            <text:p>26.8148347992</text:p>
          </table:table-cell>
          <table:table-cell table:formula="of:=0.000189*[$'raw data'.K150]" office:value-type="float" office:value="26.2509472512" calcext:value-type="float">
            <text:p>26.2509472512</text:p>
          </table:table-cell>
          <table:table-cell table:formula="of:=0.000189*([$'raw data'.L150] + [$'raw data'.M150])" office:value-type="float" office:value="63.75863603718" calcext:value-type="float">
            <text:p>63.75863603718</text:p>
          </table:table-cell>
          <table:table-cell table:formula="of:=0.000189*([$'raw data'.D150] - [$'raw data'.O150])" office:value-type="float" office:value="-171.5663434968" calcext:value-type="float">
            <text:p>-171.5663434968</text:p>
          </table:table-cell>
          <table:table-cell table:formula="of:=-0.000189*[$'raw data'.P150]" office:value-type="float" office:value="-226.15061112" calcext:value-type="float">
            <text:p>-226.15061112</text:p>
          </table:table-cell>
        </table:table-row>
        <table:table-row table:style-name="ro1">
          <table:table-cell office:value-type="string" calcext:value-type="string">
            <text:p>266400</text:p>
          </table:table-cell>
          <table:table-cell table:formula="of:=0.000189*[$'raw data'.B151]" office:value-type="float" office:value="42.6813259068" calcext:value-type="float">
            <text:p>42.6813259068</text:p>
          </table:table-cell>
          <table:table-cell table:formula="of:=0.000189*[$'raw data'.C151]" office:value-type="float" office:value="28.1508376023" calcext:value-type="float">
            <text:p>28.1508376023</text:p>
          </table:table-cell>
          <table:table-cell table:formula="of:=0.000189*[$'raw data'.E151]" office:value-type="float" office:value="59.1888131982" calcext:value-type="float">
            <text:p>59.1888131982</text:p>
          </table:table-cell>
          <table:table-cell table:formula="of:=0.000189*([$'raw data'.F151] + [$'raw data'.G151])" office:value-type="float" office:value="78.67238037498" calcext:value-type="float">
            <text:p>78.67238037498</text:p>
          </table:table-cell>
          <table:table-cell table:formula="of:=0.000189*[$'raw data'.H151]" office:value-type="float" office:value="47.4549735807" calcext:value-type="float">
            <text:p>47.4549735807</text:p>
          </table:table-cell>
          <table:table-cell table:formula="of:=0.000189*[$'raw data'.I151]" office:value-type="float" office:value="21.6007534323" calcext:value-type="float">
            <text:p>21.6007534323</text:p>
          </table:table-cell>
          <table:table-cell table:formula="of:=0.000189*[$'raw data'.J151]" office:value-type="float" office:value="26.7618708378" calcext:value-type="float">
            <text:p>26.7618708378</text:p>
          </table:table-cell>
          <table:table-cell table:formula="of:=0.000189*[$'raw data'.K151]" office:value-type="float" office:value="26.3054693475" calcext:value-type="float">
            <text:p>26.3054693475</text:p>
          </table:table-cell>
          <table:table-cell table:formula="of:=0.000189*([$'raw data'.L151] + [$'raw data'.M151])" office:value-type="float" office:value="63.7337422008" calcext:value-type="float">
            <text:p>63.7337422008</text:p>
          </table:table-cell>
          <table:table-cell table:formula="of:=0.000189*([$'raw data'.D151] - [$'raw data'.O151])" office:value-type="float" office:value="-172.2394803969" calcext:value-type="float">
            <text:p>-172.2394803969</text:p>
          </table:table-cell>
          <table:table-cell table:formula="of:=-0.000189*[$'raw data'.P151]" office:value-type="float" office:value="-222.31068678" calcext:value-type="float">
            <text:p>-222.31068678</text:p>
          </table:table-cell>
        </table:table-row>
        <table:table-row table:style-name="ro1">
          <table:table-cell office:value-type="string" calcext:value-type="string">
            <text:p>268200</text:p>
          </table:table-cell>
          <table:table-cell table:formula="of:=0.000189*[$'raw data'.B152]" office:value-type="float" office:value="43.6393390671" calcext:value-type="float">
            <text:p>43.6393390671</text:p>
          </table:table-cell>
          <table:table-cell table:formula="of:=0.000189*[$'raw data'.C152]" office:value-type="float" office:value="29.4108659964" calcext:value-type="float">
            <text:p>29.4108659964</text:p>
          </table:table-cell>
          <table:table-cell table:formula="of:=0.000189*[$'raw data'.E152]" office:value-type="float" office:value="61.6674842406" calcext:value-type="float">
            <text:p>61.6674842406</text:p>
          </table:table-cell>
          <table:table-cell table:formula="of:=0.000189*([$'raw data'.F152] + [$'raw data'.G152])" office:value-type="float" office:value="78.67144890927" calcext:value-type="float">
            <text:p>78.67144890927</text:p>
          </table:table-cell>
          <table:table-cell table:formula="of:=0.000189*[$'raw data'.H152]" office:value-type="float" office:value="46.3802653755" calcext:value-type="float">
            <text:p>46.3802653755</text:p>
          </table:table-cell>
          <table:table-cell table:formula="of:=0.000189*[$'raw data'.I152]" office:value-type="float" office:value="21.6321686721" calcext:value-type="float">
            <text:p>21.6321686721</text:p>
          </table:table-cell>
          <table:table-cell table:formula="of:=0.000189*[$'raw data'.J152]" office:value-type="float" office:value="25.2058719402" calcext:value-type="float">
            <text:p>25.2058719402</text:p>
          </table:table-cell>
          <table:table-cell table:formula="of:=0.000189*[$'raw data'.K152]" office:value-type="float" office:value="26.4138002919" calcext:value-type="float">
            <text:p>26.4138002919</text:p>
          </table:table-cell>
          <table:table-cell table:formula="of:=0.000189*([$'raw data'.L152] + [$'raw data'.M152])" office:value-type="float" office:value="63.80135765199" calcext:value-type="float">
            <text:p>63.80135765199</text:p>
          </table:table-cell>
          <table:table-cell table:formula="of:=0.000189*([$'raw data'.D152] - [$'raw data'.O152])" office:value-type="float" office:value="-170.8777726299" calcext:value-type="float">
            <text:p>-170.8777726299</text:p>
          </table:table-cell>
          <table:table-cell table:formula="of:=-0.000189*[$'raw data'.P152]" office:value-type="float" office:value="-225.94482981" calcext:value-type="float">
            <text:p>-225.94482981</text:p>
          </table:table-cell>
        </table:table-row>
        <table:table-row table:style-name="ro1">
          <table:table-cell office:value-type="string" calcext:value-type="string">
            <text:p>270000</text:p>
          </table:table-cell>
          <table:table-cell table:formula="of:=0.000189*[$'raw data'.B153]" office:value-type="float" office:value="43.045132158" calcext:value-type="float">
            <text:p>43.045132158</text:p>
          </table:table-cell>
          <table:table-cell table:formula="of:=0.000189*[$'raw data'.C153]" office:value-type="float" office:value="28.6736274216" calcext:value-type="float">
            <text:p>28.6736274216</text:p>
          </table:table-cell>
          <table:table-cell table:formula="of:=0.000189*[$'raw data'.E153]" office:value-type="float" office:value="59.8442710572" calcext:value-type="float">
            <text:p>59.8442710572</text:p>
          </table:table-cell>
          <table:table-cell table:formula="of:=0.000189*([$'raw data'.F153] + [$'raw data'.G153])" office:value-type="float" office:value="78.67144890927" calcext:value-type="float">
            <text:p>78.67144890927</text:p>
          </table:table-cell>
          <table:table-cell table:formula="of:=0.000189*[$'raw data'.H153]" office:value-type="float" office:value="49.7885916402" calcext:value-type="float">
            <text:p>49.7885916402</text:p>
          </table:table-cell>
          <table:table-cell table:formula="of:=0.000189*[$'raw data'.I153]" office:value-type="float" office:value="21.6324967761" calcext:value-type="float">
            <text:p>21.6324967761</text:p>
          </table:table-cell>
          <table:table-cell table:formula="of:=0.000189*[$'raw data'.J153]" office:value-type="float" office:value="16.72483983345" calcext:value-type="float">
            <text:p>16.72483983345</text:p>
          </table:table-cell>
          <table:table-cell table:formula="of:=0.000189*[$'raw data'.K153]" office:value-type="float" office:value="26.3357817345" calcext:value-type="float">
            <text:p>26.3357817345</text:p>
          </table:table-cell>
          <table:table-cell table:formula="of:=0.000189*([$'raw data'.L153] + [$'raw data'.M153])" office:value-type="float" office:value="63.82966627611" calcext:value-type="float">
            <text:p>63.82966627611</text:p>
          </table:table-cell>
          <table:table-cell table:formula="of:=0.000189*([$'raw data'.D153] - [$'raw data'.O153])" office:value-type="float" office:value="-171.9117785322" calcext:value-type="float">
            <text:p>-171.9117785322</text:p>
          </table:table-cell>
          <table:table-cell table:formula="of:=-0.000189*[$'raw data'.P153]" office:value-type="float" office:value="-216.63407745" calcext:value-type="float">
            <text:p>-216.63407745</text:p>
          </table:table-cell>
        </table:table-row>
        <table:table-row table:style-name="ro1">
          <table:table-cell office:value-type="string" calcext:value-type="string">
            <text:p>271800</text:p>
          </table:table-cell>
          <table:table-cell table:formula="of:=0.000189*[$'raw data'.B154]" office:value-type="float" office:value="42.5519101791" calcext:value-type="float">
            <text:p>42.5519101791</text:p>
          </table:table-cell>
          <table:table-cell table:formula="of:=0.000189*[$'raw data'.C154]" office:value-type="float" office:value="28.0915291188" calcext:value-type="float">
            <text:p>28.0915291188</text:p>
          </table:table-cell>
          <table:table-cell table:formula="of:=0.000189*[$'raw data'.E154]" office:value-type="float" office:value="59.3569724517" calcext:value-type="float">
            <text:p>59.3569724517</text:p>
          </table:table-cell>
          <table:table-cell table:formula="of:=0.000189*([$'raw data'.F154] + [$'raw data'.G154])" office:value-type="float" office:value="78.67144890927" calcext:value-type="float">
            <text:p>78.67144890927</text:p>
          </table:table-cell>
          <table:table-cell table:formula="of:=0.000189*[$'raw data'.H154]" office:value-type="float" office:value="49.7959049952" calcext:value-type="float">
            <text:p>49.7959049952</text:p>
          </table:table-cell>
          <table:table-cell table:formula="of:=0.000189*[$'raw data'.I154]" office:value-type="float" office:value="21.5924624181" calcext:value-type="float">
            <text:p>21.5924624181</text:p>
          </table:table-cell>
          <table:table-cell table:formula="of:=0.000189*[$'raw data'.J154]" office:value-type="float" office:value="18.17034732387" calcext:value-type="float">
            <text:p>18.17034732387</text:p>
          </table:table-cell>
          <table:table-cell table:formula="of:=0.000189*[$'raw data'.K154]" office:value-type="float" office:value="26.3182066245" calcext:value-type="float">
            <text:p>26.3182066245</text:p>
          </table:table-cell>
          <table:table-cell table:formula="of:=0.000189*([$'raw data'.L154] + [$'raw data'.M154])" office:value-type="float" office:value="63.8511891822" calcext:value-type="float">
            <text:p>63.8511891822</text:p>
          </table:table-cell>
          <table:table-cell table:formula="of:=0.000189*([$'raw data'.D154] - [$'raw data'.O154])" office:value-type="float" office:value="-176.2664874642" calcext:value-type="float">
            <text:p>-176.2664874642</text:p>
          </table:table-cell>
          <table:table-cell table:formula="of:=-0.000189*[$'raw data'.P154]" office:value-type="float" office:value="-212.13348282" calcext:value-type="float">
            <text:p>-212.13348282</text:p>
          </table:table-cell>
        </table:table-row>
        <table:table-row table:style-name="ro1">
          <table:table-cell office:value-type="string" calcext:value-type="string">
            <text:p>273600</text:p>
          </table:table-cell>
          <table:table-cell table:formula="of:=0.000189*[$'raw data'.B155]" office:value-type="float" office:value="38.8590634467" calcext:value-type="float">
            <text:p>38.8590634467</text:p>
          </table:table-cell>
          <table:table-cell table:formula="of:=0.000189*[$'raw data'.C155]" office:value-type="float" office:value="29.0606061312" calcext:value-type="float">
            <text:p>29.0606061312</text:p>
          </table:table-cell>
          <table:table-cell table:formula="of:=0.000189*[$'raw data'.E155]" office:value-type="float" office:value="60.1526592576" calcext:value-type="float">
            <text:p>60.1526592576</text:p>
          </table:table-cell>
          <table:table-cell table:formula="of:=0.000189*([$'raw data'.F155] + [$'raw data'.G155])" office:value-type="float" office:value="78.67983815433" calcext:value-type="float">
            <text:p>78.67983815433</text:p>
          </table:table-cell>
          <table:table-cell table:formula="of:=0.000189*[$'raw data'.H155]" office:value-type="float" office:value="47.6820583092" calcext:value-type="float">
            <text:p>47.6820583092</text:p>
          </table:table-cell>
          <table:table-cell table:formula="of:=0.000189*[$'raw data'.I155]" office:value-type="float" office:value="21.6193228713" calcext:value-type="float">
            <text:p>21.6193228713</text:p>
          </table:table-cell>
          <table:table-cell table:formula="of:=0.000189*[$'raw data'.J155]" office:value-type="float" office:value="19.0408973454" calcext:value-type="float">
            <text:p>19.0408973454</text:p>
          </table:table-cell>
          <table:table-cell table:formula="of:=0.000189*[$'raw data'.K155]" office:value-type="float" office:value="26.3041640001" calcext:value-type="float">
            <text:p>26.3041640001</text:p>
          </table:table-cell>
          <table:table-cell table:formula="of:=0.000189*([$'raw data'.L155] + [$'raw data'.M155])" office:value-type="float" office:value="63.87386265414" calcext:value-type="float">
            <text:p>63.87386265414</text:p>
          </table:table-cell>
          <table:table-cell table:formula="of:=0.000189*([$'raw data'.D155] - [$'raw data'.O155])" office:value-type="float" office:value="-175.4428756248" calcext:value-type="float">
            <text:p>-175.4428756248</text:p>
          </table:table-cell>
          <table:table-cell table:formula="of:=-0.000189*[$'raw data'.P155]" office:value-type="float" office:value="-209.82959739" calcext:value-type="float">
            <text:p>-209.82959739</text:p>
          </table:table-cell>
        </table:table-row>
        <table:table-row table:style-name="ro1">
          <table:table-cell office:value-type="string" calcext:value-type="string">
            <text:p>275400</text:p>
          </table:table-cell>
          <table:table-cell table:formula="of:=0.000189*[$'raw data'.B156]" office:value-type="float" office:value="39.354205023" calcext:value-type="float">
            <text:p>39.354205023</text:p>
          </table:table-cell>
          <table:table-cell table:formula="of:=0.000189*[$'raw data'.C156]" office:value-type="float" office:value="29.4971960556" calcext:value-type="float">
            <text:p>29.4971960556</text:p>
          </table:table-cell>
          <table:table-cell table:formula="of:=0.000189*[$'raw data'.E156]" office:value-type="float" office:value="53.7972380001" calcext:value-type="float">
            <text:p>53.7972380001</text:p>
          </table:table-cell>
          <table:table-cell table:formula="of:=0.000189*([$'raw data'.F156] + [$'raw data'.G156])" office:value-type="float" office:value="78.67191462984" calcext:value-type="float">
            <text:p>78.67191462984</text:p>
          </table:table-cell>
          <table:table-cell table:formula="of:=0.000189*[$'raw data'.H156]" office:value-type="float" office:value="47.6143994277" calcext:value-type="float">
            <text:p>47.6143994277</text:p>
          </table:table-cell>
          <table:table-cell table:formula="of:=0.000189*[$'raw data'.I156]" office:value-type="float" office:value="21.6440444493" calcext:value-type="float">
            <text:p>21.6440444493</text:p>
          </table:table-cell>
          <table:table-cell table:formula="of:=0.000189*[$'raw data'.J156]" office:value-type="float" office:value="19.0310375367" calcext:value-type="float">
            <text:p>19.0310375367</text:p>
          </table:table-cell>
          <table:table-cell table:formula="of:=0.000189*[$'raw data'.K156]" office:value-type="float" office:value="26.3235536046" calcext:value-type="float">
            <text:p>26.3235536046</text:p>
          </table:table-cell>
          <table:table-cell table:formula="of:=0.000189*([$'raw data'.L156] + [$'raw data'.M156])" office:value-type="float" office:value="63.84922587666" calcext:value-type="float">
            <text:p>63.84922587666</text:p>
          </table:table-cell>
          <table:table-cell table:formula="of:=0.000189*([$'raw data'.D156] - [$'raw data'.O156])" office:value-type="float" office:value="-175.2887795778" calcext:value-type="float">
            <text:p>-175.2887795778</text:p>
          </table:table-cell>
          <table:table-cell table:formula="of:=-0.000189*[$'raw data'.P156]" office:value-type="float" office:value="-204.49403478" calcext:value-type="float">
            <text:p>-204.49403478</text:p>
          </table:table-cell>
        </table:table-row>
        <table:table-row table:style-name="ro1">
          <table:table-cell office:value-type="string" calcext:value-type="string">
            <text:p>277200</text:p>
          </table:table-cell>
          <table:table-cell table:formula="of:=0.000189*[$'raw data'.B157]" office:value-type="float" office:value="39.2971718916" calcext:value-type="float">
            <text:p>39.2971718916</text:p>
          </table:table-cell>
          <table:table-cell table:formula="of:=0.000189*[$'raw data'.C157]" office:value-type="float" office:value="29.6358294645" calcext:value-type="float">
            <text:p>29.6358294645</text:p>
          </table:table-cell>
          <table:table-cell table:formula="of:=0.000189*[$'raw data'.E157]" office:value-type="float" office:value="53.8907396454" calcext:value-type="float">
            <text:p>53.8907396454</text:p>
          </table:table-cell>
          <table:table-cell table:formula="of:=0.000189*([$'raw data'.F157] + [$'raw data'.G157])" office:value-type="float" office:value="78.68822113782" calcext:value-type="float">
            <text:p>78.68822113782</text:p>
          </table:table-cell>
          <table:table-cell table:formula="of:=0.000189*[$'raw data'.H157]" office:value-type="float" office:value="47.611141389" calcext:value-type="float">
            <text:p>47.611141389</text:p>
          </table:table-cell>
          <table:table-cell table:formula="of:=0.000189*[$'raw data'.I157]" office:value-type="float" office:value="21.6407982042" calcext:value-type="float">
            <text:p>21.6407982042</text:p>
          </table:table-cell>
          <table:table-cell table:formula="of:=0.000189*[$'raw data'.J157]" office:value-type="float" office:value="19.0039338405" calcext:value-type="float">
            <text:p>19.0039338405</text:p>
          </table:table-cell>
          <table:table-cell table:formula="of:=0.000189*[$'raw data'.K157]" office:value-type="float" office:value="26.3707516485" calcext:value-type="float">
            <text:p>26.3707516485</text:p>
          </table:table-cell>
          <table:table-cell table:formula="of:=0.000189*([$'raw data'.L157] + [$'raw data'.M157])" office:value-type="float" office:value="63.89061909552" calcext:value-type="float">
            <text:p>63.89061909552</text:p>
          </table:table-cell>
          <table:table-cell table:formula="of:=0.000189*([$'raw data'.D157] - [$'raw data'.O157])" office:value-type="float" office:value="-175.1942149209" calcext:value-type="float">
            <text:p>-175.1942149209</text:p>
          </table:table-cell>
          <table:table-cell table:formula="of:=-0.000189*[$'raw data'.P157]" office:value-type="float" office:value="-204.83499078" calcext:value-type="float">
            <text:p>-204.83499078</text:p>
          </table:table-cell>
        </table:table-row>
        <table:table-row table:style-name="ro1">
          <table:table-cell office:value-type="string" calcext:value-type="string">
            <text:p>279000</text:p>
          </table:table-cell>
          <table:table-cell table:formula="of:=0.000189*[$'raw data'.B158]" office:value-type="float" office:value="39.6574165134" calcext:value-type="float">
            <text:p>39.6574165134</text:p>
          </table:table-cell>
          <table:table-cell table:formula="of:=0.000189*[$'raw data'.C158]" office:value-type="float" office:value="29.8332023157" calcext:value-type="float">
            <text:p>29.8332023157</text:p>
          </table:table-cell>
          <table:table-cell table:formula="of:=0.000189*[$'raw data'.E158]" office:value-type="float" office:value="54.2966723334" calcext:value-type="float">
            <text:p>54.2966723334</text:p>
          </table:table-cell>
          <table:table-cell table:formula="of:=0.000189*([$'raw data'.F158] + [$'raw data'.G158])" office:value-type="float" office:value="78.68822113782" calcext:value-type="float">
            <text:p>78.68822113782</text:p>
          </table:table-cell>
          <table:table-cell table:formula="of:=0.000189*[$'raw data'.H158]" office:value-type="float" office:value="47.9135712132" calcext:value-type="float">
            <text:p>47.9135712132</text:p>
          </table:table-cell>
          <table:table-cell table:formula="of:=0.000189*[$'raw data'.I158]" office:value-type="float" office:value="21.6235832337" calcext:value-type="float">
            <text:p>21.6235832337</text:p>
          </table:table-cell>
          <table:table-cell table:formula="of:=0.000189*[$'raw data'.J158]" office:value-type="float" office:value="19.0673144424" calcext:value-type="float">
            <text:p>19.0673144424</text:p>
          </table:table-cell>
          <table:table-cell table:formula="of:=0.000189*[$'raw data'.K158]" office:value-type="float" office:value="26.4105197622" calcext:value-type="float">
            <text:p>26.4105197622</text:p>
          </table:table-cell>
          <table:table-cell table:formula="of:=0.000189*([$'raw data'.L158] + [$'raw data'.M158])" office:value-type="float" office:value="63.90364613787" calcext:value-type="float">
            <text:p>63.90364613787</text:p>
          </table:table-cell>
          <table:table-cell table:formula="of:=0.000189*([$'raw data'.D158] - [$'raw data'.O158])" office:value-type="float" office:value="-173.7293038173" calcext:value-type="float">
            <text:p>-173.7293038173</text:p>
          </table:table-cell>
          <table:table-cell table:formula="of:=-0.000189*[$'raw data'.P158]" office:value-type="float" office:value="-207.66484242" calcext:value-type="float">
            <text:p>-207.66484242</text:p>
          </table:table-cell>
        </table:table-row>
        <table:table-row table:style-name="ro1">
          <table:table-cell office:value-type="string" calcext:value-type="string">
            <text:p>280800</text:p>
          </table:table-cell>
          <table:table-cell table:formula="of:=0.000189*[$'raw data'.B159]" office:value-type="float" office:value="38.7642807594" calcext:value-type="float">
            <text:p>38.7642807594</text:p>
          </table:table-cell>
          <table:table-cell table:formula="of:=0.000189*[$'raw data'.C159]" office:value-type="float" office:value="28.9997122968" calcext:value-type="float">
            <text:p>28.9997122968</text:p>
          </table:table-cell>
          <table:table-cell table:formula="of:=0.000189*[$'raw data'.E159]" office:value-type="float" office:value="52.0423049979" calcext:value-type="float">
            <text:p>52.0423049979</text:p>
          </table:table-cell>
          <table:table-cell table:formula="of:=0.000189*([$'raw data'.F159] + [$'raw data'.G159])" office:value-type="float" office:value="78.70701021939" calcext:value-type="float">
            <text:p>78.70701021939</text:p>
          </table:table-cell>
          <table:table-cell table:formula="of:=0.000189*[$'raw data'.H159]" office:value-type="float" office:value="48.2325204123" calcext:value-type="float">
            <text:p>48.2325204123</text:p>
          </table:table-cell>
          <table:table-cell table:formula="of:=0.000189*[$'raw data'.I159]" office:value-type="float" office:value="21.8315097315" calcext:value-type="float">
            <text:p>21.8315097315</text:p>
          </table:table-cell>
          <table:table-cell table:formula="of:=0.000189*[$'raw data'.J159]" office:value-type="float" office:value="19.1059462503" calcext:value-type="float">
            <text:p>19.1059462503</text:p>
          </table:table-cell>
          <table:table-cell table:formula="of:=0.000189*[$'raw data'.K159]" office:value-type="float" office:value="26.4309026562" calcext:value-type="float">
            <text:p>26.4309026562</text:p>
          </table:table-cell>
          <table:table-cell table:formula="of:=0.000189*([$'raw data'.L159] + [$'raw data'.M159])" office:value-type="float" office:value="63.92509783632" calcext:value-type="float">
            <text:p>63.92509783632</text:p>
          </table:table-cell>
          <table:table-cell table:formula="of:=0.000189*([$'raw data'.D159] - [$'raw data'.O159])" office:value-type="float" office:value="-173.2250161908" calcext:value-type="float">
            <text:p>-173.2250161908</text:p>
          </table:table-cell>
          <table:table-cell table:formula="of:=-0.000189*[$'raw data'.P159]" office:value-type="float" office:value="-204.81426882" calcext:value-type="float">
            <text:p>-204.81426882</text:p>
          </table:table-cell>
        </table:table-row>
        <table:table-row table:style-name="ro1">
          <table:table-cell office:value-type="string" calcext:value-type="string">
            <text:p>282600</text:p>
          </table:table-cell>
          <table:table-cell table:formula="of:=0.000189*[$'raw data'.B160]" office:value-type="float" office:value="38.8915583868" calcext:value-type="float">
            <text:p>38.8915583868</text:p>
          </table:table-cell>
          <table:table-cell table:formula="of:=0.000189*[$'raw data'.C160]" office:value-type="float" office:value="28.9595105793" calcext:value-type="float">
            <text:p>28.9595105793</text:p>
          </table:table-cell>
          <table:table-cell table:formula="of:=0.000189*[$'raw data'.E160]" office:value-type="float" office:value="52.992772182" calcext:value-type="float">
            <text:p>52.992772182</text:p>
          </table:table-cell>
          <table:table-cell table:formula="of:=0.000189*([$'raw data'.F160] + [$'raw data'.G160])" office:value-type="float" office:value="84.80097778068" calcext:value-type="float">
            <text:p>84.80097778068</text:p>
          </table:table-cell>
          <table:table-cell table:formula="of:=0.000189*[$'raw data'.H160]" office:value-type="float" office:value="50.8634147763" calcext:value-type="float">
            <text:p>50.8634147763</text:p>
          </table:table-cell>
          <table:table-cell table:formula="of:=0.000189*[$'raw data'.I160]" office:value-type="float" office:value="21.6766914021" calcext:value-type="float">
            <text:p>21.6766914021</text:p>
          </table:table-cell>
          <table:table-cell table:formula="of:=0.000189*[$'raw data'.J160]" office:value-type="float" office:value="19.0873935189" calcext:value-type="float">
            <text:p>19.0873935189</text:p>
          </table:table-cell>
          <table:table-cell table:formula="of:=0.000189*[$'raw data'.K160]" office:value-type="float" office:value="26.3351101986" calcext:value-type="float">
            <text:p>26.3351101986</text:p>
          </table:table-cell>
          <table:table-cell table:formula="of:=0.000189*([$'raw data'.L160] + [$'raw data'.M160])" office:value-type="float" office:value="63.99272025972" calcext:value-type="float">
            <text:p>63.99272025972</text:p>
          </table:table-cell>
          <table:table-cell table:formula="of:=0.000189*([$'raw data'.D160] - [$'raw data'.O160])" office:value-type="float" office:value="-175.3874800083" calcext:value-type="float">
            <text:p>-175.3874800083</text:p>
          </table:table-cell>
          <table:table-cell table:formula="of:=-0.000189*[$'raw data'.P160]" office:value-type="float" office:value="-212.21266815" calcext:value-type="float">
            <text:p>-212.21266815</text:p>
          </table:table-cell>
        </table:table-row>
        <table:table-row table:style-name="ro1">
          <table:table-cell office:value-type="string" calcext:value-type="string">
            <text:p>284400</text:p>
          </table:table-cell>
          <table:table-cell table:formula="of:=0.000189*[$'raw data'.B161]" office:value-type="float" office:value="39.0955360887" calcext:value-type="float">
            <text:p>39.0955360887</text:p>
          </table:table-cell>
          <table:table-cell table:formula="of:=0.000189*[$'raw data'.C161]" office:value-type="float" office:value="29.371570515" calcext:value-type="float">
            <text:p>29.371570515</text:p>
          </table:table-cell>
          <table:table-cell table:formula="of:=0.000189*[$'raw data'.E161]" office:value-type="float" office:value="53.1046929357" calcext:value-type="float">
            <text:p>53.1046929357</text:p>
          </table:table-cell>
          <table:table-cell table:formula="of:=0.000189*([$'raw data'.F161] + [$'raw data'.G161])" office:value-type="float" office:value="95.7069374814" calcext:value-type="float">
            <text:p>95.7069374814</text:p>
          </table:table-cell>
          <table:table-cell table:formula="of:=0.000189*[$'raw data'.H161]" office:value-type="float" office:value="49.8422884302" calcext:value-type="float">
            <text:p>49.8422884302</text:p>
          </table:table-cell>
          <table:table-cell table:formula="of:=0.000189*[$'raw data'.I161]" office:value-type="float" office:value="21.6420887718" calcext:value-type="float">
            <text:p>21.6420887718</text:p>
          </table:table-cell>
          <table:table-cell table:formula="of:=0.000189*[$'raw data'.J161]" office:value-type="float" office:value="19.165449744" calcext:value-type="float">
            <text:p>19.165449744</text:p>
          </table:table-cell>
          <table:table-cell table:formula="of:=0.000189*[$'raw data'.K161]" office:value-type="float" office:value="26.8447749507" calcext:value-type="float">
            <text:p>26.8447749507</text:p>
          </table:table-cell>
          <table:table-cell table:formula="of:=0.000189*([$'raw data'.L161] + [$'raw data'.M161])" office:value-type="float" office:value="63.85817971764" calcext:value-type="float">
            <text:p>63.85817971764</text:p>
          </table:table-cell>
          <table:table-cell table:formula="of:=0.000189*([$'raw data'.D161] - [$'raw data'.O161])" office:value-type="float" office:value="-173.387650464" calcext:value-type="float">
            <text:p>-173.387650464</text:p>
          </table:table-cell>
          <table:table-cell table:formula="of:=-0.000189*[$'raw data'.P161]" office:value-type="float" office:value="-225.2438685" calcext:value-type="float">
            <text:p>-225.2438685</text:p>
          </table:table-cell>
        </table:table-row>
        <table:table-row table:style-name="ro1">
          <table:table-cell office:value-type="string" calcext:value-type="string">
            <text:p>286200</text:p>
          </table:table-cell>
          <table:table-cell table:formula="of:=0.000189*[$'raw data'.B162]" office:value-type="float" office:value="38.9331276516" calcext:value-type="float">
            <text:p>38.9331276516</text:p>
          </table:table-cell>
          <table:table-cell table:formula="of:=0.000189*[$'raw data'.C162]" office:value-type="float" office:value="28.9162864494" calcext:value-type="float">
            <text:p>28.9162864494</text:p>
          </table:table-cell>
          <table:table-cell table:formula="of:=0.000189*[$'raw data'.E162]" office:value-type="float" office:value="55.2663097497" calcext:value-type="float">
            <text:p>55.2663097497</text:p>
          </table:table-cell>
          <table:table-cell table:formula="of:=0.000189*([$'raw data'.F162] + [$'raw data'.G162])" office:value-type="float" office:value="105.2547975801" calcext:value-type="float">
            <text:p>105.2547975801</text:p>
          </table:table-cell>
          <table:table-cell table:formula="of:=0.000189*[$'raw data'.H162]" office:value-type="float" office:value="51.7317722145" calcext:value-type="float">
            <text:p>51.7317722145</text:p>
          </table:table-cell>
          <table:table-cell table:formula="of:=0.000189*[$'raw data'.I162]" office:value-type="float" office:value="21.6442950444" calcext:value-type="float">
            <text:p>21.6442950444</text:p>
          </table:table-cell>
          <table:table-cell table:formula="of:=0.000189*[$'raw data'.J162]" office:value-type="float" office:value="19.4790929949" calcext:value-type="float">
            <text:p>19.4790929949</text:p>
          </table:table-cell>
          <table:table-cell table:formula="of:=0.000189*[$'raw data'.K162]" office:value-type="float" office:value="26.9326213569" calcext:value-type="float">
            <text:p>26.9326213569</text:p>
          </table:table-cell>
          <table:table-cell table:formula="of:=0.000189*([$'raw data'.L162] + [$'raw data'.M162])" office:value-type="float" office:value="63.89585040762" calcext:value-type="float">
            <text:p>63.89585040762</text:p>
          </table:table-cell>
          <table:table-cell table:formula="of:=0.000189*([$'raw data'.D162] - [$'raw data'.O162])" office:value-type="float" office:value="-167.8788835101" calcext:value-type="float">
            <text:p>-167.8788835101</text:p>
          </table:table-cell>
          <table:table-cell table:formula="of:=-0.000189*[$'raw data'.P162]" office:value-type="float" office:value="-244.17527085" calcext:value-type="float">
            <text:p>-244.17527085</text:p>
          </table:table-cell>
        </table:table-row>
        <table:table-row table:style-name="ro1">
          <table:table-cell office:value-type="string" calcext:value-type="string">
            <text:p>288000</text:p>
          </table:table-cell>
          <table:table-cell table:formula="of:=0.000189*[$'raw data'.B163]" office:value-type="float" office:value="38.9233881414" calcext:value-type="float">
            <text:p>38.9233881414</text:p>
          </table:table-cell>
          <table:table-cell table:formula="of:=0.000189*[$'raw data'.C163]" office:value-type="float" office:value="29.2180917231" calcext:value-type="float">
            <text:p>29.2180917231</text:p>
          </table:table-cell>
          <table:table-cell table:formula="of:=0.000189*[$'raw data'.E163]" office:value-type="float" office:value="56.5412872311" calcext:value-type="float">
            <text:p>56.5412872311</text:p>
          </table:table-cell>
          <table:table-cell table:formula="of:=0.000189*([$'raw data'.F163] + [$'raw data'.G163])" office:value-type="float" office:value="108.4139648613" calcext:value-type="float">
            <text:p>108.4139648613</text:p>
          </table:table-cell>
          <table:table-cell table:formula="of:=0.000189*[$'raw data'.H163]" office:value-type="float" office:value="51.6820013136" calcext:value-type="float">
            <text:p>51.6820013136</text:p>
          </table:table-cell>
          <table:table-cell table:formula="of:=0.000189*[$'raw data'.I163]" office:value-type="float" office:value="21.5658709308" calcext:value-type="float">
            <text:p>21.5658709308</text:p>
          </table:table-cell>
          <table:table-cell table:formula="of:=0.000189*[$'raw data'.J163]" office:value-type="float" office:value="35.1543085803" calcext:value-type="float">
            <text:p>35.1543085803</text:p>
          </table:table-cell>
          <table:table-cell table:formula="of:=0.000189*[$'raw data'.K163]" office:value-type="float" office:value="26.8652362986" calcext:value-type="float">
            <text:p>26.8652362986</text:p>
          </table:table-cell>
          <table:table-cell table:formula="of:=0.000189*([$'raw data'.L163] + [$'raw data'.M163])" office:value-type="float" office:value="63.82928677167" calcext:value-type="float">
            <text:p>63.82928677167</text:p>
          </table:table-cell>
          <table:table-cell table:formula="of:=0.000189*([$'raw data'.D163] - [$'raw data'.O163])" office:value-type="float" office:value="-168.5722868235" calcext:value-type="float">
            <text:p>-168.5722868235</text:p>
          </table:table-cell>
          <table:table-cell table:formula="of:=-0.000189*[$'raw data'.P163]" office:value-type="float" office:value="-263.62114821" calcext:value-type="float">
            <text:p>-263.62114821</text:p>
          </table:table-cell>
        </table:table-row>
        <table:table-row table:style-name="ro1">
          <table:table-cell office:value-type="string" calcext:value-type="string">
            <text:p>289800</text:p>
          </table:table-cell>
          <table:table-cell table:formula="of:=0.000189*[$'raw data'.B164]" office:value-type="float" office:value="39.7945278486" calcext:value-type="float">
            <text:p>39.7945278486</text:p>
          </table:table-cell>
          <table:table-cell table:formula="of:=0.000189*[$'raw data'.C164]" office:value-type="float" office:value="30.3046041123" calcext:value-type="float">
            <text:p>30.3046041123</text:p>
          </table:table-cell>
          <table:table-cell table:formula="of:=0.000189*[$'raw data'.E164]" office:value-type="float" office:value="57.8476946754" calcext:value-type="float">
            <text:p>57.8476946754</text:p>
          </table:table-cell>
          <table:table-cell table:formula="of:=0.000189*([$'raw data'.F164] + [$'raw data'.G164])" office:value-type="float" office:value="109.27429443" calcext:value-type="float">
            <text:p>109.27429443</text:p>
          </table:table-cell>
          <table:table-cell table:formula="of:=0.000189*[$'raw data'.H164]" office:value-type="float" office:value="51.7853095452" calcext:value-type="float">
            <text:p>51.7853095452</text:p>
          </table:table-cell>
          <table:table-cell table:formula="of:=0.000189*[$'raw data'.I164]" office:value-type="float" office:value="21.6164467071" calcext:value-type="float">
            <text:p>21.6164467071</text:p>
          </table:table-cell>
          <table:table-cell table:formula="of:=0.000189*[$'raw data'.J164]" office:value-type="float" office:value="37.7300898828" calcext:value-type="float">
            <text:p>37.7300898828</text:p>
          </table:table-cell>
          <table:table-cell table:formula="of:=0.000189*[$'raw data'.K164]" office:value-type="float" office:value="26.8318591443" calcext:value-type="float">
            <text:p>26.8318591443</text:p>
          </table:table-cell>
          <table:table-cell table:formula="of:=0.000189*([$'raw data'.L164] + [$'raw data'.M164])" office:value-type="float" office:value="63.81106054911" calcext:value-type="float">
            <text:p>63.81106054911</text:p>
          </table:table-cell>
          <table:table-cell table:formula="of:=0.000189*([$'raw data'.D164] - [$'raw data'.O164])" office:value-type="float" office:value="-167.6436876765" calcext:value-type="float">
            <text:p>-167.6436876765</text:p>
          </table:table-cell>
          <table:table-cell table:formula="of:=-0.000189*[$'raw data'.P164]" office:value-type="float" office:value="-271.35219888" calcext:value-type="float">
            <text:p>-271.35219888</text:p>
          </table:table-cell>
        </table:table-row>
        <table:table-row table:style-name="ro1">
          <table:table-cell office:value-type="string" calcext:value-type="string">
            <text:p>291600</text:p>
          </table:table-cell>
          <table:table-cell table:formula="of:=0.000189*[$'raw data'.B165]" office:value-type="float" office:value="38.3470734087" calcext:value-type="float">
            <text:p>38.3470734087</text:p>
          </table:table-cell>
          <table:table-cell table:formula="of:=0.000189*[$'raw data'.C165]" office:value-type="float" office:value="29.0320082199" calcext:value-type="float">
            <text:p>29.0320082199</text:p>
          </table:table-cell>
          <table:table-cell table:formula="of:=0.000189*[$'raw data'.E165]" office:value-type="float" office:value="56.0219045337" calcext:value-type="float">
            <text:p>56.0219045337</text:p>
          </table:table-cell>
          <table:table-cell table:formula="of:=0.000189*([$'raw data'.F165] + [$'raw data'.G165])" office:value-type="float" office:value="111.742871814" calcext:value-type="float">
            <text:p>111.742871814</text:p>
          </table:table-cell>
          <table:table-cell table:formula="of:=0.000189*[$'raw data'.H165]" office:value-type="float" office:value="52.083116316" calcext:value-type="float">
            <text:p>52.083116316</text:p>
          </table:table-cell>
          <table:table-cell table:formula="of:=0.000189*[$'raw data'.I165]" office:value-type="float" office:value="21.6316013508" calcext:value-type="float">
            <text:p>21.6316013508</text:p>
          </table:table-cell>
          <table:table-cell table:formula="of:=0.000189*[$'raw data'.J165]" office:value-type="float" office:value="38.8487950767" calcext:value-type="float">
            <text:p>38.8487950767</text:p>
          </table:table-cell>
          <table:table-cell table:formula="of:=0.000189*[$'raw data'.K165]" office:value-type="float" office:value="26.8390569447" calcext:value-type="float">
            <text:p>26.8390569447</text:p>
          </table:table-cell>
          <table:table-cell table:formula="of:=0.000189*([$'raw data'.L165] + [$'raw data'.M165])" office:value-type="float" office:value="63.73107356427" calcext:value-type="float">
            <text:p>63.73107356427</text:p>
          </table:table-cell>
          <table:table-cell table:formula="of:=0.000189*([$'raw data'.D165] - [$'raw data'.O165])" office:value-type="float" office:value="-168.0346845639" calcext:value-type="float">
            <text:p>-168.0346845639</text:p>
          </table:table-cell>
          <table:table-cell table:formula="of:=-0.000189*[$'raw data'.P165]" office:value-type="float" office:value="-270.24281613" calcext:value-type="float">
            <text:p>-270.24281613</text:p>
          </table:table-cell>
        </table:table-row>
        <table:table-row table:style-name="ro1">
          <table:table-cell office:value-type="string" calcext:value-type="string">
            <text:p>293400</text:p>
          </table:table-cell>
          <table:table-cell table:formula="of:=0.000189*[$'raw data'.B166]" office:value-type="float" office:value="38.8308163572" calcext:value-type="float">
            <text:p>38.8308163572</text:p>
          </table:table-cell>
          <table:table-cell table:formula="of:=0.000189*[$'raw data'.C166]" office:value-type="float" office:value="29.4322828716" calcext:value-type="float">
            <text:p>29.4322828716</text:p>
          </table:table-cell>
          <table:table-cell table:formula="of:=0.000189*[$'raw data'.E166]" office:value-type="float" office:value="56.3371413381" calcext:value-type="float">
            <text:p>56.3371413381</text:p>
          </table:table-cell>
          <table:table-cell table:formula="of:=0.000189*([$'raw data'.F166] + [$'raw data'.G166])" office:value-type="float" office:value="110.2103749719" calcext:value-type="float">
            <text:p>110.2103749719</text:p>
          </table:table-cell>
          <table:table-cell table:formula="of:=0.000189*[$'raw data'.H166]" office:value-type="float" office:value="52.1027389764" calcext:value-type="float">
            <text:p>52.1027389764</text:p>
          </table:table-cell>
          <table:table-cell table:formula="of:=0.000189*[$'raw data'.I166]" office:value-type="float" office:value="21.6248321646" calcext:value-type="float">
            <text:p>21.6248321646</text:p>
          </table:table-cell>
          <table:table-cell table:formula="of:=0.000189*[$'raw data'.J166]" office:value-type="float" office:value="39.0577260906" calcext:value-type="float">
            <text:p>39.0577260906</text:p>
          </table:table-cell>
          <table:table-cell table:formula="of:=0.000189*[$'raw data'.K166]" office:value-type="float" office:value="26.7313556916" calcext:value-type="float">
            <text:p>26.7313556916</text:p>
          </table:table-cell>
          <table:table-cell table:formula="of:=0.000189*([$'raw data'.L166] + [$'raw data'.M166])" office:value-type="float" office:value="63.59537245257" calcext:value-type="float">
            <text:p>63.59537245257</text:p>
          </table:table-cell>
          <table:table-cell table:formula="of:=0.000189*([$'raw data'.D166] - [$'raw data'.O166])" office:value-type="float" office:value="-167.4064047726" calcext:value-type="float">
            <text:p>-167.4064047726</text:p>
          </table:table-cell>
          <table:table-cell table:formula="of:=-0.000189*[$'raw data'.P166]" office:value-type="float" office:value="-270.51623676" calcext:value-type="float">
            <text:p>-270.51623676</text:p>
          </table:table-cell>
        </table:table-row>
        <table:table-row table:style-name="ro1">
          <table:table-cell office:value-type="string" calcext:value-type="string">
            <text:p>295200</text:p>
          </table:table-cell>
          <table:table-cell table:formula="of:=0.000189*[$'raw data'.B167]" office:value-type="float" office:value="37.5016358682" calcext:value-type="float">
            <text:p>37.5016358682</text:p>
          </table:table-cell>
          <table:table-cell table:formula="of:=0.000189*[$'raw data'.C167]" office:value-type="float" office:value="27.78632451" calcext:value-type="float">
            <text:p>27.78632451</text:p>
          </table:table-cell>
          <table:table-cell table:formula="of:=0.000189*[$'raw data'.E167]" office:value-type="float" office:value="54.8893468116" calcext:value-type="float">
            <text:p>54.8893468116</text:p>
          </table:table-cell>
          <table:table-cell table:formula="of:=0.000189*([$'raw data'.F167] + [$'raw data'.G167])" office:value-type="float" office:value="111.4696453815" calcext:value-type="float">
            <text:p>111.4696453815</text:p>
          </table:table-cell>
          <table:table-cell table:formula="of:=0.000189*[$'raw data'.H167]" office:value-type="float" office:value="52.0999540047" calcext:value-type="float">
            <text:p>52.0999540047</text:p>
          </table:table-cell>
          <table:table-cell table:formula="of:=0.000189*[$'raw data'.I167]" office:value-type="float" office:value="21.5924724729" calcext:value-type="float">
            <text:p>21.5924724729</text:p>
          </table:table-cell>
          <table:table-cell table:formula="of:=0.000189*[$'raw data'.J167]" office:value-type="float" office:value="38.9604361482" calcext:value-type="float">
            <text:p>38.9604361482</text:p>
          </table:table-cell>
          <table:table-cell table:formula="of:=0.000189*[$'raw data'.K167]" office:value-type="float" office:value="26.7119524035" calcext:value-type="float">
            <text:p>26.7119524035</text:p>
          </table:table-cell>
          <table:table-cell table:formula="of:=0.000189*([$'raw data'.L167] + [$'raw data'.M167])" office:value-type="float" office:value="64.39805576064" calcext:value-type="float">
            <text:p>64.39805576064</text:p>
          </table:table-cell>
          <table:table-cell table:formula="of:=0.000189*([$'raw data'.D167] - [$'raw data'.O167])" office:value-type="float" office:value="-168.3132065307" calcext:value-type="float">
            <text:p>-168.3132065307</text:p>
          </table:table-cell>
          <table:table-cell table:formula="of:=-0.000189*[$'raw data'.P167]" office:value-type="float" office:value="-267.09661629" calcext:value-type="float">
            <text:p>-267.09661629</text:p>
          </table:table-cell>
        </table:table-row>
        <table:table-row table:style-name="ro1">
          <table:table-cell office:value-type="string" calcext:value-type="string">
            <text:p>297000</text:p>
          </table:table-cell>
          <table:table-cell table:formula="of:=0.000189*[$'raw data'.B168]" office:value-type="float" office:value="36.9322181802" calcext:value-type="float">
            <text:p>36.9322181802</text:p>
          </table:table-cell>
          <table:table-cell table:formula="of:=0.000189*[$'raw data'.C168]" office:value-type="float" office:value="27.2063093652" calcext:value-type="float">
            <text:p>27.2063093652</text:p>
          </table:table-cell>
          <table:table-cell table:formula="of:=0.000189*[$'raw data'.E168]" office:value-type="float" office:value="54.3021679998" calcext:value-type="float">
            <text:p>54.3021679998</text:p>
          </table:table-cell>
          <table:table-cell table:formula="of:=0.000189*([$'raw data'.F168] + [$'raw data'.G168])" office:value-type="float" office:value="111.4507471581" calcext:value-type="float">
            <text:p>111.4507471581</text:p>
          </table:table-cell>
          <table:table-cell table:formula="of:=0.000189*[$'raw data'.H168]" office:value-type="float" office:value="52.4472979968" calcext:value-type="float">
            <text:p>52.4472979968</text:p>
          </table:table-cell>
          <table:table-cell table:formula="of:=0.000189*[$'raw data'.I168]" office:value-type="float" office:value="21.6106311204" calcext:value-type="float">
            <text:p>21.6106311204</text:p>
          </table:table-cell>
          <table:table-cell table:formula="of:=0.000189*[$'raw data'.J168]" office:value-type="float" office:value="38.8584743337" calcext:value-type="float">
            <text:p>38.8584743337</text:p>
          </table:table-cell>
          <table:table-cell table:formula="of:=0.000189*[$'raw data'.K168]" office:value-type="float" office:value="26.8003933848" calcext:value-type="float">
            <text:p>26.8003933848</text:p>
          </table:table-cell>
          <table:table-cell table:formula="of:=0.000189*([$'raw data'.L168] + [$'raw data'.M168])" office:value-type="float" office:value="62.56163947194" calcext:value-type="float">
            <text:p>62.56163947194</text:p>
          </table:table-cell>
          <table:table-cell table:formula="of:=0.000189*([$'raw data'.D168] - [$'raw data'.O168])" office:value-type="float" office:value="-168.8159122461" calcext:value-type="float">
            <text:p>-168.8159122461</text:p>
          </table:table-cell>
          <table:table-cell table:formula="of:=-0.000189*[$'raw data'.P168]" office:value-type="float" office:value="-263.35396647" calcext:value-type="float">
            <text:p>-263.35396647</text:p>
          </table:table-cell>
        </table:table-row>
        <table:table-row table:style-name="ro1">
          <table:table-cell office:value-type="string" calcext:value-type="string">
            <text:p>298800</text:p>
          </table:table-cell>
          <table:table-cell table:formula="of:=0.000189*[$'raw data'.B169]" office:value-type="float" office:value="36.9157022451" calcext:value-type="float">
            <text:p>36.9157022451</text:p>
          </table:table-cell>
          <table:table-cell table:formula="of:=0.000189*[$'raw data'.C169]" office:value-type="float" office:value="27.2810849472" calcext:value-type="float">
            <text:p>27.2810849472</text:p>
          </table:table-cell>
          <table:table-cell table:formula="of:=0.000189*[$'raw data'.E169]" office:value-type="float" office:value="54.3219524631" calcext:value-type="float">
            <text:p>54.3219524631</text:p>
          </table:table-cell>
          <table:table-cell table:formula="of:=0.000189*([$'raw data'.F169] + [$'raw data'.G169])" office:value-type="float" office:value="111.4057929978" calcext:value-type="float">
            <text:p>111.4057929978</text:p>
          </table:table-cell>
          <table:table-cell table:formula="of:=0.000189*[$'raw data'.H169]" office:value-type="float" office:value="52.6166811954" calcext:value-type="float">
            <text:p>52.6166811954</text:p>
          </table:table-cell>
          <table:table-cell table:formula="of:=0.000189*[$'raw data'.I169]" office:value-type="float" office:value="21.6161093232" calcext:value-type="float">
            <text:p>21.6161093232</text:p>
          </table:table-cell>
          <table:table-cell table:formula="of:=0.000189*[$'raw data'.J169]" office:value-type="float" office:value="38.6886444525" calcext:value-type="float">
            <text:p>38.6886444525</text:p>
          </table:table-cell>
          <table:table-cell table:formula="of:=0.000189*[$'raw data'.K169]" office:value-type="float" office:value="26.7537659508" calcext:value-type="float">
            <text:p>26.7537659508</text:p>
          </table:table-cell>
          <table:table-cell table:formula="of:=0.000189*([$'raw data'.L169] + [$'raw data'.M169])" office:value-type="float" office:value="62.49446437941" calcext:value-type="float">
            <text:p>62.49446437941</text:p>
          </table:table-cell>
          <table:table-cell table:formula="of:=0.000189*([$'raw data'.D169] - [$'raw data'.O169])" office:value-type="float" office:value="-168.2363792781" calcext:value-type="float">
            <text:p>-168.2363792781</text:p>
          </table:table-cell>
          <table:table-cell table:formula="of:=-0.000189*[$'raw data'.P169]" office:value-type="float" office:value="-263.85781779" calcext:value-type="float">
            <text:p>-263.85781779</text:p>
          </table:table-cell>
        </table:table-row>
        <table:table-row table:style-name="ro1">
          <table:table-cell office:value-type="string" calcext:value-type="string">
            <text:p>300600</text:p>
          </table:table-cell>
          <table:table-cell table:formula="of:=0.000189*[$'raw data'.B170]" office:value-type="float" office:value="37.3363797492" calcext:value-type="float">
            <text:p>37.3363797492</text:p>
          </table:table-cell>
          <table:table-cell table:formula="of:=0.000189*[$'raw data'.C170]" office:value-type="float" office:value="27.9232061724" calcext:value-type="float">
            <text:p>27.9232061724</text:p>
          </table:table-cell>
          <table:table-cell table:formula="of:=0.000189*[$'raw data'.E170]" office:value-type="float" office:value="54.9980014752" calcext:value-type="float">
            <text:p>54.9980014752</text:p>
          </table:table-cell>
          <table:table-cell table:formula="of:=0.000189*([$'raw data'.F170] + [$'raw data'.G170])" office:value-type="float" office:value="111.3723814266" calcext:value-type="float">
            <text:p>111.3723814266</text:p>
          </table:table-cell>
          <table:table-cell table:formula="of:=0.000189*[$'raw data'.H170]" office:value-type="float" office:value="52.5954341745" calcext:value-type="float">
            <text:p>52.5954341745</text:p>
          </table:table-cell>
          <table:table-cell table:formula="of:=0.000189*[$'raw data'.I170]" office:value-type="float" office:value="21.6142672914" calcext:value-type="float">
            <text:p>21.6142672914</text:p>
          </table:table-cell>
          <table:table-cell table:formula="of:=0.000189*[$'raw data'.J170]" office:value-type="float" office:value="38.2800680325" calcext:value-type="float">
            <text:p>38.2800680325</text:p>
          </table:table-cell>
          <table:table-cell table:formula="of:=0.000189*[$'raw data'.K170]" office:value-type="float" office:value="26.7696579969" calcext:value-type="float">
            <text:p>26.7696579969</text:p>
          </table:table-cell>
          <table:table-cell table:formula="of:=0.000189*([$'raw data'.L170] + [$'raw data'.M170])" office:value-type="float" office:value="62.46059160663" calcext:value-type="float">
            <text:p>62.46059160663</text:p>
          </table:table-cell>
          <table:table-cell table:formula="of:=0.000189*([$'raw data'.D170] - [$'raw data'.O170])" office:value-type="float" office:value="-168.2812642077" calcext:value-type="float">
            <text:p>-168.2812642077</text:p>
          </table:table-cell>
          <table:table-cell table:formula="of:=-0.000189*[$'raw data'.P170]" office:value-type="float" office:value="-265.06872378" calcext:value-type="float">
            <text:p>-265.06872378</text:p>
          </table:table-cell>
        </table:table-row>
        <table:table-row table:style-name="ro1">
          <table:table-cell office:value-type="string" calcext:value-type="string">
            <text:p>302400</text:p>
          </table:table-cell>
          <table:table-cell table:formula="of:=0.000189*[$'raw data'.B171]" office:value-type="float" office:value="38.1906632457" calcext:value-type="float">
            <text:p>38.1906632457</text:p>
          </table:table-cell>
          <table:table-cell table:formula="of:=0.000189*[$'raw data'.C171]" office:value-type="float" office:value="28.9143484812" calcext:value-type="float">
            <text:p>28.9143484812</text:p>
          </table:table-cell>
          <table:table-cell table:formula="of:=0.000189*[$'raw data'.E171]" office:value-type="float" office:value="55.9559374101" calcext:value-type="float">
            <text:p>55.9559374101</text:p>
          </table:table-cell>
          <table:table-cell table:formula="of:=0.000189*([$'raw data'.F171] + [$'raw data'.G171])" office:value-type="float" office:value="111.3228112437" calcext:value-type="float">
            <text:p>111.3228112437</text:p>
          </table:table-cell>
          <table:table-cell table:formula="of:=0.000189*[$'raw data'.H171]" office:value-type="float" office:value="52.4481364386" calcext:value-type="float">
            <text:p>52.4481364386</text:p>
          </table:table-cell>
          <table:table-cell table:formula="of:=0.000189*[$'raw data'.I171]" office:value-type="float" office:value="21.6223120953" calcext:value-type="float">
            <text:p>21.6223120953</text:p>
          </table:table-cell>
          <table:table-cell table:formula="of:=0.000189*[$'raw data'.J171]" office:value-type="float" office:value="38.0344919976" calcext:value-type="float">
            <text:p>38.0344919976</text:p>
          </table:table-cell>
          <table:table-cell table:formula="of:=0.000189*[$'raw data'.K171]" office:value-type="float" office:value="26.7562286397" calcext:value-type="float">
            <text:p>26.7562286397</text:p>
          </table:table-cell>
          <table:table-cell table:formula="of:=0.000189*([$'raw data'.L171] + [$'raw data'.M171])" office:value-type="float" office:value="62.39845118682" calcext:value-type="float">
            <text:p>62.39845118682</text:p>
          </table:table-cell>
          <table:table-cell table:formula="of:=0.000189*([$'raw data'.D171] - [$'raw data'.O171])" office:value-type="float" office:value="-167.5905796215" calcext:value-type="float">
            <text:p>-167.5905796215</text:p>
          </table:table-cell>
          <table:table-cell table:formula="of:=-0.000189*[$'raw data'.P171]" office:value-type="float" office:value="-268.05280131" calcext:value-type="float">
            <text:p>-268.05280131</text:p>
          </table:table-cell>
        </table:table-row>
        <table:table-row table:style-name="ro1">
          <table:table-cell office:value-type="string" calcext:value-type="string">
            <text:p>304200</text:p>
          </table:table-cell>
          <table:table-cell table:formula="of:=0.000189*[$'raw data'.B172]" office:value-type="float" office:value="39.7167950403" calcext:value-type="float">
            <text:p>39.7167950403</text:p>
          </table:table-cell>
          <table:table-cell table:formula="of:=0.000189*[$'raw data'.C172]" office:value-type="float" office:value="28.2187725183" calcext:value-type="float">
            <text:p>28.2187725183</text:p>
          </table:table-cell>
          <table:table-cell table:formula="of:=0.000189*[$'raw data'.E172]" office:value-type="float" office:value="55.2103393842" calcext:value-type="float">
            <text:p>55.2103393842</text:p>
          </table:table-cell>
          <table:table-cell table:formula="of:=0.000189*([$'raw data'.F172] + [$'raw data'.G172])" office:value-type="float" office:value="111.3230069343" calcext:value-type="float">
            <text:p>111.3230069343</text:p>
          </table:table-cell>
          <table:table-cell table:formula="of:=0.000189*[$'raw data'.H172]" office:value-type="float" office:value="52.4790852642" calcext:value-type="float">
            <text:p>52.4790852642</text:p>
          </table:table-cell>
          <table:table-cell table:formula="of:=0.000189*[$'raw data'.I172]" office:value-type="float" office:value="21.5944453305" calcext:value-type="float">
            <text:p>21.5944453305</text:p>
          </table:table-cell>
          <table:table-cell table:formula="of:=0.000189*[$'raw data'.J172]" office:value-type="float" office:value="38.7475625565" calcext:value-type="float">
            <text:p>38.7475625565</text:p>
          </table:table-cell>
          <table:table-cell table:formula="of:=0.000189*[$'raw data'.K172]" office:value-type="float" office:value="26.714301579" calcext:value-type="float">
            <text:p>26.714301579</text:p>
          </table:table-cell>
          <table:table-cell table:formula="of:=0.000189*([$'raw data'.L172] + [$'raw data'.M172])" office:value-type="float" office:value="62.36649379485" calcext:value-type="float">
            <text:p>62.36649379485</text:p>
          </table:table-cell>
          <table:table-cell table:formula="of:=0.000189*([$'raw data'.D172] - [$'raw data'.O172])" office:value-type="float" office:value="-167.9217397704" calcext:value-type="float">
            <text:p>-167.9217397704</text:p>
          </table:table-cell>
          <table:table-cell table:formula="of:=-0.000189*[$'raw data'.P172]" office:value-type="float" office:value="-268.44906249" calcext:value-type="float">
            <text:p>-268.44906249</text:p>
          </table:table-cell>
        </table:table-row>
        <table:table-row table:style-name="ro1">
          <table:table-cell office:value-type="string" calcext:value-type="string">
            <text:p>306000</text:p>
          </table:table-cell>
          <table:table-cell table:formula="of:=0.000189*[$'raw data'.B173]" office:value-type="float" office:value="42.9829955919" calcext:value-type="float">
            <text:p>42.9829955919</text:p>
          </table:table-cell>
          <table:table-cell table:formula="of:=0.000189*[$'raw data'.C173]" office:value-type="float" office:value="29.422982484" calcext:value-type="float">
            <text:p>29.422982484</text:p>
          </table:table-cell>
          <table:table-cell table:formula="of:=0.000189*[$'raw data'.E173]" office:value-type="float" office:value="56.4711861294" calcext:value-type="float">
            <text:p>56.4711861294</text:p>
          </table:table-cell>
          <table:table-cell table:formula="of:=0.000189*([$'raw data'.F173] + [$'raw data'.G173])" office:value-type="float" office:value="111.3512954148" calcext:value-type="float">
            <text:p>111.3512954148</text:p>
          </table:table-cell>
          <table:table-cell table:formula="of:=0.000189*[$'raw data'.H173]" office:value-type="float" office:value="52.5167535501" calcext:value-type="float">
            <text:p>52.5167535501</text:p>
          </table:table-cell>
          <table:table-cell table:formula="of:=0.000189*[$'raw data'.I173]" office:value-type="float" office:value="21.6213546213" calcext:value-type="float">
            <text:p>21.6213546213</text:p>
          </table:table-cell>
          <table:table-cell table:formula="of:=0.000189*[$'raw data'.J173]" office:value-type="float" office:value="37.8179431875" calcext:value-type="float">
            <text:p>37.8179431875</text:p>
          </table:table-cell>
          <table:table-cell table:formula="of:=0.000189*[$'raw data'.K173]" office:value-type="float" office:value="26.62882425" calcext:value-type="float">
            <text:p>26.62882425</text:p>
          </table:table-cell>
          <table:table-cell table:formula="of:=0.000189*([$'raw data'.L173] + [$'raw data'.M173])" office:value-type="float" office:value="62.38029212163" calcext:value-type="float">
            <text:p>62.38029212163</text:p>
          </table:table-cell>
          <table:table-cell table:formula="of:=0.000189*([$'raw data'.D173] - [$'raw data'.O173])" office:value-type="float" office:value="-167.487979365" calcext:value-type="float">
            <text:p>-167.487979365</text:p>
          </table:table-cell>
          <table:table-cell table:formula="of:=-0.000189*[$'raw data'.P173]" office:value-type="float" office:value="-273.70564767" calcext:value-type="float">
            <text:p>-273.70564767</text:p>
          </table:table-cell>
        </table:table-row>
        <table:table-row table:style-name="ro1">
          <table:table-cell office:value-type="string" calcext:value-type="string">
            <text:p>307800</text:p>
          </table:table-cell>
          <table:table-cell table:formula="of:=0.000189*[$'raw data'.B174]" office:value-type="float" office:value="42.8452785306" calcext:value-type="float">
            <text:p>42.8452785306</text:p>
          </table:table-cell>
          <table:table-cell table:formula="of:=0.000189*[$'raw data'.C174]" office:value-type="float" office:value="29.2883258241" calcext:value-type="float">
            <text:p>29.2883258241</text:p>
          </table:table-cell>
          <table:table-cell table:formula="of:=0.000189*[$'raw data'.E174]" office:value-type="float" office:value="55.8012740985" calcext:value-type="float">
            <text:p>55.8012740985</text:p>
          </table:table-cell>
          <table:table-cell table:formula="of:=0.000189*([$'raw data'.F174] + [$'raw data'.G174])" office:value-type="float" office:value="110.7216428787" calcext:value-type="float">
            <text:p>110.7216428787</text:p>
          </table:table-cell>
          <table:table-cell table:formula="of:=0.000189*[$'raw data'.H174]" office:value-type="float" office:value="52.4074144797" calcext:value-type="float">
            <text:p>52.4074144797</text:p>
          </table:table-cell>
          <table:table-cell table:formula="of:=0.000189*[$'raw data'.I174]" office:value-type="float" office:value="21.5717957028" calcext:value-type="float">
            <text:p>21.5717957028</text:p>
          </table:table-cell>
          <table:table-cell table:formula="of:=0.000189*[$'raw data'.J174]" office:value-type="float" office:value="38.8227592116" calcext:value-type="float">
            <text:p>38.8227592116</text:p>
          </table:table-cell>
          <table:table-cell table:formula="of:=0.000189*[$'raw data'.K174]" office:value-type="float" office:value="26.621787024" calcext:value-type="float">
            <text:p>26.621787024</text:p>
          </table:table-cell>
          <table:table-cell table:formula="of:=0.000189*([$'raw data'.L174] + [$'raw data'.M174])" office:value-type="float" office:value="62.24462933535" calcext:value-type="float">
            <text:p>62.24462933535</text:p>
          </table:table-cell>
          <table:table-cell table:formula="of:=0.000189*([$'raw data'.D174] - [$'raw data'.O174])" office:value-type="float" office:value="-167.2983650205" calcext:value-type="float">
            <text:p>-167.2983650205</text:p>
          </table:table-cell>
          <table:table-cell table:formula="of:=-0.000189*[$'raw data'.P174]" office:value-type="float" office:value="-273.02654232" calcext:value-type="float">
            <text:p>-273.02654232</text:p>
          </table:table-cell>
        </table:table-row>
        <table:table-row table:style-name="ro1">
          <table:table-cell office:value-type="string" calcext:value-type="string">
            <text:p>309600</text:p>
          </table:table-cell>
          <table:table-cell table:formula="of:=0.000189*[$'raw data'.B175]" office:value-type="float" office:value="42.2913860208" calcext:value-type="float">
            <text:p>42.2913860208</text:p>
          </table:table-cell>
          <table:table-cell table:formula="of:=0.000189*[$'raw data'.C175]" office:value-type="float" office:value="28.6715194479" calcext:value-type="float">
            <text:p>28.6715194479</text:p>
          </table:table-cell>
          <table:table-cell table:formula="of:=0.000189*[$'raw data'.E175]" office:value-type="float" office:value="62.2237150962" calcext:value-type="float">
            <text:p>62.2237150962</text:p>
          </table:table-cell>
          <table:table-cell table:formula="of:=0.000189*([$'raw data'.F175] + [$'raw data'.G175])" office:value-type="float" office:value="111.1242977397" calcext:value-type="float">
            <text:p>111.1242977397</text:p>
          </table:table-cell>
          <table:table-cell table:formula="of:=0.000189*[$'raw data'.H175]" office:value-type="float" office:value="52.364877894" calcext:value-type="float">
            <text:p>52.364877894</text:p>
          </table:table-cell>
          <table:table-cell table:formula="of:=0.000189*[$'raw data'.I175]" office:value-type="float" office:value="21.5719865739" calcext:value-type="float">
            <text:p>21.5719865739</text:p>
          </table:table-cell>
          <table:table-cell table:formula="of:=0.000189*[$'raw data'.J175]" office:value-type="float" office:value="39.1644266265" calcext:value-type="float">
            <text:p>39.1644266265</text:p>
          </table:table-cell>
          <table:table-cell table:formula="of:=0.000189*[$'raw data'.K175]" office:value-type="float" office:value="26.5595924727" calcext:value-type="float">
            <text:p>26.5595924727</text:p>
          </table:table-cell>
          <table:table-cell table:formula="of:=0.000189*([$'raw data'.L175] + [$'raw data'.M175])" office:value-type="float" office:value="63.40229434665" calcext:value-type="float">
            <text:p>63.40229434665</text:p>
          </table:table-cell>
          <table:table-cell table:formula="of:=0.000189*([$'raw data'.D175] - [$'raw data'.O175])" office:value-type="float" office:value="-167.8989345012" calcext:value-type="float">
            <text:p>-167.8989345012</text:p>
          </table:table-cell>
          <table:table-cell table:formula="of:=-0.000189*[$'raw data'.P175]" office:value-type="float" office:value="-279.47516184" calcext:value-type="float">
            <text:p>-279.47516184</text:p>
          </table:table-cell>
        </table:table-row>
        <table:table-row table:style-name="ro1">
          <table:table-cell office:value-type="string" calcext:value-type="string">
            <text:p>311400</text:p>
          </table:table-cell>
          <table:table-cell table:formula="of:=0.000189*[$'raw data'.B176]" office:value-type="float" office:value="42.5794815747" calcext:value-type="float">
            <text:p>42.5794815747</text:p>
          </table:table-cell>
          <table:table-cell table:formula="of:=0.000189*[$'raw data'.C176]" office:value-type="float" office:value="28.7074657548" calcext:value-type="float">
            <text:p>28.7074657548</text:p>
          </table:table-cell>
          <table:table-cell table:formula="of:=0.000189*[$'raw data'.E176]" office:value-type="float" office:value="62.614364904" calcext:value-type="float">
            <text:p>62.614364904</text:p>
          </table:table-cell>
          <table:table-cell table:formula="of:=0.000189*([$'raw data'.F176] + [$'raw data'.G176])" office:value-type="float" office:value="110.8189884249" calcext:value-type="float">
            <text:p>110.8189884249</text:p>
          </table:table-cell>
          <table:table-cell table:formula="of:=0.000189*[$'raw data'.H176]" office:value-type="float" office:value="52.3594682415" calcext:value-type="float">
            <text:p>52.3594682415</text:p>
          </table:table-cell>
          <table:table-cell table:formula="of:=0.000189*[$'raw data'.I176]" office:value-type="float" office:value="21.5605298097" calcext:value-type="float">
            <text:p>21.5605298097</text:p>
          </table:table-cell>
          <table:table-cell table:formula="of:=0.000189*[$'raw data'.J176]" office:value-type="float" office:value="38.9302863012" calcext:value-type="float">
            <text:p>38.9302863012</text:p>
          </table:table-cell>
          <table:table-cell table:formula="of:=0.000189*[$'raw data'.K176]" office:value-type="float" office:value="26.5169004345" calcext:value-type="float">
            <text:p>26.5169004345</text:p>
          </table:table-cell>
          <table:table-cell table:formula="of:=0.000189*([$'raw data'.L176] + [$'raw data'.M176])" office:value-type="float" office:value="63.5795034588" calcext:value-type="float">
            <text:p>63.5795034588</text:p>
          </table:table-cell>
          <table:table-cell table:formula="of:=0.000189*([$'raw data'.D176] - [$'raw data'.O176])" office:value-type="float" office:value="-167.290658451" calcext:value-type="float">
            <text:p>-167.290658451</text:p>
          </table:table-cell>
          <table:table-cell table:formula="of:=-0.000189*[$'raw data'.P176]" office:value-type="float" office:value="-280.37633085" calcext:value-type="float">
            <text:p>-280.37633085</text:p>
          </table:table-cell>
        </table:table-row>
        <table:table-row table:style-name="ro1">
          <table:table-cell office:value-type="string" calcext:value-type="string">
            <text:p>313200</text:p>
          </table:table-cell>
          <table:table-cell table:formula="of:=0.000189*[$'raw data'.B177]" office:value-type="float" office:value="42.039882549" calcext:value-type="float">
            <text:p>42.039882549</text:p>
          </table:table-cell>
          <table:table-cell table:formula="of:=0.000189*[$'raw data'.C177]" office:value-type="float" office:value="28.3360832307" calcext:value-type="float">
            <text:p>28.3360832307</text:p>
          </table:table-cell>
          <table:table-cell table:formula="of:=0.000189*[$'raw data'.E177]" office:value-type="float" office:value="61.7621627511" calcext:value-type="float">
            <text:p>61.7621627511</text:p>
          </table:table-cell>
          <table:table-cell table:formula="of:=0.000189*([$'raw data'.F177] + [$'raw data'.G177])" office:value-type="float" office:value="110.8102213008" calcext:value-type="float">
            <text:p>110.8102213008</text:p>
          </table:table-cell>
          <table:table-cell table:formula="of:=0.000189*[$'raw data'.H177]" office:value-type="float" office:value="51.8828984478" calcext:value-type="float">
            <text:p>51.8828984478</text:p>
          </table:table-cell>
          <table:table-cell table:formula="of:=0.000189*[$'raw data'.I177]" office:value-type="float" office:value="21.5190595242" calcext:value-type="float">
            <text:p>21.5190595242</text:p>
          </table:table-cell>
          <table:table-cell table:formula="of:=0.000189*[$'raw data'.J177]" office:value-type="float" office:value="38.5986759354" calcext:value-type="float">
            <text:p>38.5986759354</text:p>
          </table:table-cell>
          <table:table-cell table:formula="of:=0.000189*[$'raw data'.K177]" office:value-type="float" office:value="26.4089888055" calcext:value-type="float">
            <text:p>26.4089888055</text:p>
          </table:table-cell>
          <table:table-cell table:formula="of:=0.000189*([$'raw data'.L177] + [$'raw data'.M177])" office:value-type="float" office:value="63.64247182146" calcext:value-type="float">
            <text:p>63.64247182146</text:p>
          </table:table-cell>
          <table:table-cell table:formula="of:=0.000189*([$'raw data'.D177] - [$'raw data'.O177])" office:value-type="float" office:value="-168.1998353532" calcext:value-type="float">
            <text:p>-168.1998353532</text:p>
          </table:table-cell>
          <table:table-cell table:formula="of:=-0.000189*[$'raw data'.P177]" office:value-type="float" office:value="-276.80060961" calcext:value-type="float">
            <text:p>-276.80060961</text:p>
          </table:table-cell>
        </table:table-row>
        <table:table-row table:style-name="ro1">
          <table:table-cell office:value-type="string" calcext:value-type="string">
            <text:p>315000</text:p>
          </table:table-cell>
          <table:table-cell table:formula="of:=0.000189*[$'raw data'.B178]" office:value-type="float" office:value="43.1822541528" calcext:value-type="float">
            <text:p>43.1822541528</text:p>
          </table:table-cell>
          <table:table-cell table:formula="of:=0.000189*[$'raw data'.C178]" office:value-type="float" office:value="29.5510089105" calcext:value-type="float">
            <text:p>29.5510089105</text:p>
          </table:table-cell>
          <table:table-cell table:formula="of:=0.000189*[$'raw data'.E178]" office:value-type="float" office:value="63.2449505142" calcext:value-type="float">
            <text:p>63.2449505142</text:p>
          </table:table-cell>
          <table:table-cell table:formula="of:=0.000189*([$'raw data'.F178] + [$'raw data'.G178])" office:value-type="float" office:value="110.7836128602" calcext:value-type="float">
            <text:p>110.7836128602</text:p>
          </table:table-cell>
          <table:table-cell table:formula="of:=0.000189*[$'raw data'.H178]" office:value-type="float" office:value="52.39131975" calcext:value-type="float">
            <text:p>52.39131975</text:p>
          </table:table-cell>
          <table:table-cell table:formula="of:=0.000189*[$'raw data'.I178]" office:value-type="float" office:value="21.5892157383" calcext:value-type="float">
            <text:p>21.5892157383</text:p>
          </table:table-cell>
          <table:table-cell table:formula="of:=0.000189*[$'raw data'.J178]" office:value-type="float" office:value="37.3454217738" calcext:value-type="float">
            <text:p>37.3454217738</text:p>
          </table:table-cell>
          <table:table-cell table:formula="of:=0.000189*[$'raw data'.K178]" office:value-type="float" office:value="26.3191764402" calcext:value-type="float">
            <text:p>26.3191764402</text:p>
          </table:table-cell>
          <table:table-cell table:formula="of:=0.000189*([$'raw data'.L178] + [$'raw data'.M178])" office:value-type="float" office:value="62.73055809342" calcext:value-type="float">
            <text:p>62.73055809342</text:p>
          </table:table-cell>
          <table:table-cell table:formula="of:=0.000189*([$'raw data'.D178] - [$'raw data'.O178])" office:value-type="float" office:value="-167.2399672524" calcext:value-type="float">
            <text:p>-167.2399672524</text:p>
          </table:table-cell>
          <table:table-cell table:formula="of:=-0.000189*[$'raw data'.P178]" office:value-type="float" office:value="-279.89755038" calcext:value-type="float">
            <text:p>-279.89755038</text:p>
          </table:table-cell>
        </table:table-row>
        <table:table-row table:style-name="ro1">
          <table:table-cell office:value-type="string" calcext:value-type="string">
            <text:p>316800</text:p>
          </table:table-cell>
          <table:table-cell table:formula="of:=0.000189*[$'raw data'.B179]" office:value-type="float" office:value="42.5131560504" calcext:value-type="float">
            <text:p>42.5131560504</text:p>
          </table:table-cell>
          <table:table-cell table:formula="of:=0.000189*[$'raw data'.C179]" office:value-type="float" office:value="28.6914757878" calcext:value-type="float">
            <text:p>28.6914757878</text:p>
          </table:table-cell>
          <table:table-cell table:formula="of:=0.000189*[$'raw data'.E179]" office:value-type="float" office:value="62.3731779216" calcext:value-type="float">
            <text:p>62.3731779216</text:p>
          </table:table-cell>
          <table:table-cell table:formula="of:=0.000189*([$'raw data'.F179] + [$'raw data'.G179])" office:value-type="float" office:value="111.1666171266" calcext:value-type="float">
            <text:p>111.1666171266</text:p>
          </table:table-cell>
          <table:table-cell table:formula="of:=0.000189*[$'raw data'.H179]" office:value-type="float" office:value="52.4565513801" calcext:value-type="float">
            <text:p>52.4565513801</text:p>
          </table:table-cell>
          <table:table-cell table:formula="of:=0.000189*[$'raw data'.I179]" office:value-type="float" office:value="21.5567273187" calcext:value-type="float">
            <text:p>21.5567273187</text:p>
          </table:table-cell>
          <table:table-cell table:formula="of:=0.000189*[$'raw data'.J179]" office:value-type="float" office:value="37.4514758919" calcext:value-type="float">
            <text:p>37.4514758919</text:p>
          </table:table-cell>
          <table:table-cell table:formula="of:=0.000189*[$'raw data'.K179]" office:value-type="float" office:value="26.3994120999" calcext:value-type="float">
            <text:p>26.3994120999</text:p>
          </table:table-cell>
          <table:table-cell table:formula="of:=0.000189*([$'raw data'.L179] + [$'raw data'.M179])" office:value-type="float" office:value="63.86184510426" calcext:value-type="float">
            <text:p>63.86184510426</text:p>
          </table:table-cell>
          <table:table-cell table:formula="of:=0.000189*([$'raw data'.D179] - [$'raw data'.O179])" office:value-type="float" office:value="-167.5345399875" calcext:value-type="float">
            <text:p>-167.5345399875</text:p>
          </table:table-cell>
          <table:table-cell table:formula="of:=-0.000189*[$'raw data'.P179]" office:value-type="float" office:value="-278.93589948" calcext:value-type="float">
            <text:p>-278.93589948</text:p>
          </table:table-cell>
        </table:table-row>
        <table:table-row table:style-name="ro1">
          <table:table-cell office:value-type="string" calcext:value-type="string">
            <text:p>318600</text:p>
          </table:table-cell>
          <table:table-cell table:formula="of:=0.000189*[$'raw data'.B180]" office:value-type="float" office:value="42.9688049238" calcext:value-type="float">
            <text:p>42.9688049238</text:p>
          </table:table-cell>
          <table:table-cell table:formula="of:=0.000189*[$'raw data'.C180]" office:value-type="float" office:value="29.3916282912" calcext:value-type="float">
            <text:p>29.3916282912</text:p>
          </table:table-cell>
          <table:table-cell table:formula="of:=0.000189*[$'raw data'.E180]" office:value-type="float" office:value="64.0053376956" calcext:value-type="float">
            <text:p>64.0053376956</text:p>
          </table:table-cell>
          <table:table-cell table:formula="of:=0.000189*([$'raw data'.F180] + [$'raw data'.G180])" office:value-type="float" office:value="111.3593812317" calcext:value-type="float">
            <text:p>111.3593812317</text:p>
          </table:table-cell>
          <table:table-cell table:formula="of:=0.000189*[$'raw data'.H180]" office:value-type="float" office:value="52.3785041703" calcext:value-type="float">
            <text:p>52.3785041703</text:p>
          </table:table-cell>
          <table:table-cell table:formula="of:=0.000189*[$'raw data'.I180]" office:value-type="float" office:value="21.5325794691" calcext:value-type="float">
            <text:p>21.5325794691</text:p>
          </table:table-cell>
          <table:table-cell table:formula="of:=0.000189*[$'raw data'.J180]" office:value-type="float" office:value="36.1883707101" calcext:value-type="float">
            <text:p>36.1883707101</text:p>
          </table:table-cell>
          <table:table-cell table:formula="of:=0.000189*[$'raw data'.K180]" office:value-type="float" office:value="26.2652636988" calcext:value-type="float">
            <text:p>26.2652636988</text:p>
          </table:table-cell>
          <table:table-cell table:formula="of:=0.000189*([$'raw data'.L180] + [$'raw data'.M180])" office:value-type="float" office:value="63.89819858709" calcext:value-type="float">
            <text:p>63.89819858709</text:p>
          </table:table-cell>
          <table:table-cell table:formula="of:=0.000189*([$'raw data'.D180] - [$'raw data'.O180])" office:value-type="float" office:value="-167.38001028" calcext:value-type="float">
            <text:p>-167.38001028</text:p>
          </table:table-cell>
          <table:table-cell table:formula="of:=-0.000189*[$'raw data'.P180]" office:value-type="float" office:value="-280.60805808" calcext:value-type="float">
            <text:p>-280.60805808</text:p>
          </table:table-cell>
        </table:table-row>
        <table:table-row table:style-name="ro1">
          <table:table-cell office:value-type="string" calcext:value-type="string">
            <text:p>320400</text:p>
          </table:table-cell>
          <table:table-cell table:formula="of:=0.000189*[$'raw data'.B181]" office:value-type="float" office:value="42.9760131003" calcext:value-type="float">
            <text:p>42.9760131003</text:p>
          </table:table-cell>
          <table:table-cell table:formula="of:=0.000189*[$'raw data'.C181]" office:value-type="float" office:value="29.2877358984" calcext:value-type="float">
            <text:p>29.2877358984</text:p>
          </table:table-cell>
          <table:table-cell table:formula="of:=0.000189*[$'raw data'.E181]" office:value-type="float" office:value="63.953184771" calcext:value-type="float">
            <text:p>63.953184771</text:p>
          </table:table-cell>
          <table:table-cell table:formula="of:=0.000189*([$'raw data'.F181] + [$'raw data'.G181])" office:value-type="float" office:value="111.4069492998" calcext:value-type="float">
            <text:p>111.4069492998</text:p>
          </table:table-cell>
          <table:table-cell table:formula="of:=0.000189*[$'raw data'.H181]" office:value-type="float" office:value="52.4317212027" calcext:value-type="float">
            <text:p>52.4317212027</text:p>
          </table:table-cell>
          <table:table-cell table:formula="of:=0.000189*[$'raw data'.I181]" office:value-type="float" office:value="21.6362688948" calcext:value-type="float">
            <text:p>21.6362688948</text:p>
          </table:table-cell>
          <table:table-cell table:formula="of:=0.000189*[$'raw data'.J181]" office:value-type="float" office:value="38.5179970896" calcext:value-type="float">
            <text:p>38.5179970896</text:p>
          </table:table-cell>
          <table:table-cell table:formula="of:=0.000189*[$'raw data'.K181]" office:value-type="float" office:value="26.1952914195" calcext:value-type="float">
            <text:p>26.1952914195</text:p>
          </table:table-cell>
          <table:table-cell table:formula="of:=0.000189*([$'raw data'.L181] + [$'raw data'.M181])" office:value-type="float" office:value="63.99270991008" calcext:value-type="float">
            <text:p>63.99270991008</text:p>
          </table:table-cell>
          <table:table-cell table:formula="of:=0.000189*([$'raw data'.D181] - [$'raw data'.O181])" office:value-type="float" office:value="-167.2330980852" calcext:value-type="float">
            <text:p>-167.2330980852</text:p>
          </table:table-cell>
          <table:table-cell table:formula="of:=-0.000189*[$'raw data'.P181]" office:value-type="float" office:value="-283.16477259" calcext:value-type="float">
            <text:p>-283.16477259</text:p>
          </table:table-cell>
        </table:table-row>
        <table:table-row table:style-name="ro1">
          <table:table-cell office:value-type="string" calcext:value-type="string">
            <text:p>322200</text:p>
          </table:table-cell>
          <table:table-cell table:formula="of:=0.000189*[$'raw data'.B182]" office:value-type="float" office:value="43.1744595282" calcext:value-type="float">
            <text:p>43.1744595282</text:p>
          </table:table-cell>
          <table:table-cell table:formula="of:=0.000189*[$'raw data'.C182]" office:value-type="float" office:value="29.7832127229" calcext:value-type="float">
            <text:p>29.7832127229</text:p>
          </table:table-cell>
          <table:table-cell table:formula="of:=0.000189*[$'raw data'.E182]" office:value-type="float" office:value="64.3495124223" calcext:value-type="float">
            <text:p>64.3495124223</text:p>
          </table:table-cell>
          <table:table-cell table:formula="of:=0.000189*([$'raw data'.F182] + [$'raw data'.G182])" office:value-type="float" office:value="111.4332418836" calcext:value-type="float">
            <text:p>111.4332418836</text:p>
          </table:table-cell>
          <table:table-cell table:formula="of:=0.000189*[$'raw data'.H182]" office:value-type="float" office:value="51.9356453805" calcext:value-type="float">
            <text:p>51.9356453805</text:p>
          </table:table-cell>
          <table:table-cell table:formula="of:=0.000189*[$'raw data'.I182]" office:value-type="float" office:value="21.7547254764" calcext:value-type="float">
            <text:p>21.7547254764</text:p>
          </table:table-cell>
          <table:table-cell table:formula="of:=0.000189*[$'raw data'.J182]" office:value-type="float" office:value="39.6525276504" calcext:value-type="float">
            <text:p>39.6525276504</text:p>
          </table:table-cell>
          <table:table-cell table:formula="of:=0.000189*[$'raw data'.K182]" office:value-type="float" office:value="26.2837058085" calcext:value-type="float">
            <text:p>26.2837058085</text:p>
          </table:table-cell>
          <table:table-cell table:formula="of:=0.000189*([$'raw data'.L182] + [$'raw data'.M182])" office:value-type="float" office:value="64.07416567062" calcext:value-type="float">
            <text:p>64.07416567062</text:p>
          </table:table-cell>
          <table:table-cell table:formula="of:=0.000189*([$'raw data'.D182] - [$'raw data'.O182])" office:value-type="float" office:value="-167.1315975063" calcext:value-type="float">
            <text:p>-167.1315975063</text:p>
          </table:table-cell>
          <table:table-cell table:formula="of:=-0.000189*[$'raw data'.P182]" office:value-type="float" office:value="-285.3095994" calcext:value-type="float">
            <text:p>-285.3095994</text:p>
          </table:table-cell>
        </table:table-row>
        <table:table-row table:style-name="ro1">
          <table:table-cell office:value-type="string" calcext:value-type="string">
            <text:p>324000</text:p>
          </table:table-cell>
          <table:table-cell table:formula="of:=0.000189*[$'raw data'.B183]" office:value-type="float" office:value="43.6974466635" calcext:value-type="float">
            <text:p>43.6974466635</text:p>
          </table:table-cell>
          <table:table-cell table:formula="of:=0.000189*[$'raw data'.C183]" office:value-type="float" office:value="30.0147649011" calcext:value-type="float">
            <text:p>30.0147649011</text:p>
          </table:table-cell>
          <table:table-cell table:formula="of:=0.000189*[$'raw data'.E183]" office:value-type="float" office:value="68.1989683536" calcext:value-type="float">
            <text:p>68.1989683536</text:p>
          </table:table-cell>
          <table:table-cell table:formula="of:=0.000189*([$'raw data'.F183] + [$'raw data'.G183])" office:value-type="float" office:value="111.4132126842" calcext:value-type="float">
            <text:p>111.4132126842</text:p>
          </table:table-cell>
          <table:table-cell table:formula="of:=0.000189*[$'raw data'.H183]" office:value-type="float" office:value="52.1212539834" calcext:value-type="float">
            <text:p>52.1212539834</text:p>
          </table:table-cell>
          <table:table-cell table:formula="of:=0.000189*[$'raw data'.I183]" office:value-type="float" office:value="21.2576340816" calcext:value-type="float">
            <text:p>21.2576340816</text:p>
          </table:table-cell>
          <table:table-cell table:formula="of:=0.000189*[$'raw data'.J183]" office:value-type="float" office:value="39.6491191866" calcext:value-type="float">
            <text:p>39.6491191866</text:p>
          </table:table-cell>
          <table:table-cell table:formula="of:=0.000189*[$'raw data'.K183]" office:value-type="float" office:value="26.3920741182" calcext:value-type="float">
            <text:p>26.3920741182</text:p>
          </table:table-cell>
          <table:table-cell table:formula="of:=0.000189*([$'raw data'.L183] + [$'raw data'.M183])" office:value-type="float" office:value="64.07195289831" calcext:value-type="float">
            <text:p>64.07195289831</text:p>
          </table:table-cell>
          <table:table-cell table:formula="of:=0.000189*([$'raw data'.D183] - [$'raw data'.O183])" office:value-type="float" office:value="-165.8595822219" calcext:value-type="float">
            <text:p>-165.8595822219</text:p>
          </table:table-cell>
          <table:table-cell table:formula="of:=-0.000189*[$'raw data'.P183]" office:value-type="float" office:value="-290.9568438" calcext:value-type="float">
            <text:p>-290.9568438</text:p>
          </table:table-cell>
        </table:table-row>
        <table:table-row table:style-name="ro1">
          <table:table-cell office:value-type="string" calcext:value-type="string">
            <text:p>325800</text:p>
          </table:table-cell>
          <table:table-cell table:formula="of:=0.000189*[$'raw data'.B184]" office:value-type="float" office:value="43.1389463904" calcext:value-type="float">
            <text:p>43.1389463904</text:p>
          </table:table-cell>
          <table:table-cell table:formula="of:=0.000189*[$'raw data'.C184]" office:value-type="float" office:value="29.319076332" calcext:value-type="float">
            <text:p>29.319076332</text:p>
          </table:table-cell>
          <table:table-cell table:formula="of:=0.000189*[$'raw data'.E184]" office:value-type="float" office:value="67.0969143243" calcext:value-type="float">
            <text:p>67.0969143243</text:p>
          </table:table-cell>
          <table:table-cell table:formula="of:=0.000189*([$'raw data'.F184] + [$'raw data'.G184])" office:value-type="float" office:value="111.5312201829" calcext:value-type="float">
            <text:p>111.5312201829</text:p>
          </table:table-cell>
          <table:table-cell table:formula="of:=0.000189*[$'raw data'.H184]" office:value-type="float" office:value="52.1837122275" calcext:value-type="float">
            <text:p>52.1837122275</text:p>
          </table:table-cell>
          <table:table-cell table:formula="of:=0.000189*[$'raw data'.I184]" office:value-type="float" office:value="21.4432192674" calcext:value-type="float">
            <text:p>21.4432192674</text:p>
          </table:table-cell>
          <table:table-cell table:formula="of:=0.000189*[$'raw data'.J184]" office:value-type="float" office:value="39.1247731602" calcext:value-type="float">
            <text:p>39.1247731602</text:p>
          </table:table-cell>
          <table:table-cell table:formula="of:=0.000189*[$'raw data'.K184]" office:value-type="float" office:value="26.6102759412" calcext:value-type="float">
            <text:p>26.6102759412</text:p>
          </table:table-cell>
          <table:table-cell table:formula="of:=0.000189*([$'raw data'.L184] + [$'raw data'.M184])" office:value-type="float" office:value="64.12064297814" calcext:value-type="float">
            <text:p>64.12064297814</text:p>
          </table:table-cell>
          <table:table-cell table:formula="of:=0.000189*([$'raw data'.D184] - [$'raw data'.O184])" office:value-type="float" office:value="-166.2874704918" calcext:value-type="float">
            <text:p>-166.2874704918</text:p>
          </table:table-cell>
          <table:table-cell table:formula="of:=-0.000189*[$'raw data'.P184]" office:value-type="float" office:value="-288.28131066" calcext:value-type="float">
            <text:p>-288.28131066</text:p>
          </table:table-cell>
        </table:table-row>
        <table:table-row table:style-name="ro1">
          <table:table-cell office:value-type="string" calcext:value-type="string">
            <text:p>327600</text:p>
          </table:table-cell>
          <table:table-cell table:formula="of:=0.000189*[$'raw data'.B185]" office:value-type="float" office:value="42.7144602717" calcext:value-type="float">
            <text:p>42.7144602717</text:p>
          </table:table-cell>
          <table:table-cell table:formula="of:=0.000189*[$'raw data'.C185]" office:value-type="float" office:value="28.6734632751" calcext:value-type="float">
            <text:p>28.6734632751</text:p>
          </table:table-cell>
          <table:table-cell table:formula="of:=0.000189*[$'raw data'.E185]" office:value-type="float" office:value="65.751032151" calcext:value-type="float">
            <text:p>65.751032151</text:p>
          </table:table-cell>
          <table:table-cell table:formula="of:=0.000189*([$'raw data'.F185] + [$'raw data'.G185])" office:value-type="float" office:value="111.5049313413" calcext:value-type="float">
            <text:p>111.5049313413</text:p>
          </table:table-cell>
          <table:table-cell table:formula="of:=0.000189*[$'raw data'.H185]" office:value-type="float" office:value="52.177914747" calcext:value-type="float">
            <text:p>52.177914747</text:p>
          </table:table-cell>
          <table:table-cell table:formula="of:=0.000189*[$'raw data'.I185]" office:value-type="float" office:value="21.4372256049" calcext:value-type="float">
            <text:p>21.4372256049</text:p>
          </table:table-cell>
          <table:table-cell table:formula="of:=0.000189*[$'raw data'.J185]" office:value-type="float" office:value="39.8309293998" calcext:value-type="float">
            <text:p>39.8309293998</text:p>
          </table:table-cell>
          <table:table-cell table:formula="of:=0.000189*[$'raw data'.K185]" office:value-type="float" office:value="26.5621073823" calcext:value-type="float">
            <text:p>26.5621073823</text:p>
          </table:table-cell>
          <table:table-cell table:formula="of:=0.000189*([$'raw data'.L185] + [$'raw data'.M185])" office:value-type="float" office:value="64.1390461047" calcext:value-type="float">
            <text:p>64.1390461047</text:p>
          </table:table-cell>
          <table:table-cell table:formula="of:=0.000189*([$'raw data'.D185] - [$'raw data'.O185])" office:value-type="float" office:value="-165.6994780917" calcext:value-type="float">
            <text:p>-165.6994780917</text:p>
          </table:table-cell>
          <table:table-cell table:formula="of:=-0.000189*[$'raw data'.P185]" office:value-type="float" office:value="-287.09163126" calcext:value-type="float">
            <text:p>-287.09163126</text:p>
          </table:table-cell>
        </table:table-row>
        <table:table-row table:style-name="ro1">
          <table:table-cell office:value-type="string" calcext:value-type="string">
            <text:p>329400</text:p>
          </table:table-cell>
          <table:table-cell table:formula="of:=0.000189*[$'raw data'.B186]" office:value-type="float" office:value="42.4536547302" calcext:value-type="float">
            <text:p>42.4536547302</text:p>
          </table:table-cell>
          <table:table-cell table:formula="of:=0.000189*[$'raw data'.C186]" office:value-type="float" office:value="28.3587055668" calcext:value-type="float">
            <text:p>28.3587055668</text:p>
          </table:table-cell>
          <table:table-cell table:formula="of:=0.000189*[$'raw data'.E186]" office:value-type="float" office:value="65.1152056275" calcext:value-type="float">
            <text:p>65.1152056275</text:p>
          </table:table-cell>
          <table:table-cell table:formula="of:=0.000189*([$'raw data'.F186] + [$'raw data'.G186])" office:value-type="float" office:value="111.4709039136" calcext:value-type="float">
            <text:p>111.4709039136</text:p>
          </table:table-cell>
          <table:table-cell table:formula="of:=0.000189*[$'raw data'.H186]" office:value-type="float" office:value="52.1908244298" calcext:value-type="float">
            <text:p>52.1908244298</text:p>
          </table:table-cell>
          <table:table-cell table:formula="of:=0.000189*[$'raw data'.I186]" office:value-type="float" office:value="21.4776489438" calcext:value-type="float">
            <text:p>21.4776489438</text:p>
          </table:table-cell>
          <table:table-cell table:formula="of:=0.000189*[$'raw data'.J186]" office:value-type="float" office:value="39.5055312939" calcext:value-type="float">
            <text:p>39.5055312939</text:p>
          </table:table-cell>
          <table:table-cell table:formula="of:=0.000189*[$'raw data'.K186]" office:value-type="float" office:value="26.6359447116" calcext:value-type="float">
            <text:p>26.6359447116</text:p>
          </table:table-cell>
          <table:table-cell table:formula="of:=0.000189*([$'raw data'.L186] + [$'raw data'.M186])" office:value-type="float" office:value="64.23798179484" calcext:value-type="float">
            <text:p>64.23798179484</text:p>
          </table:table-cell>
          <table:table-cell table:formula="of:=0.000189*([$'raw data'.D186] - [$'raw data'.O186])" office:value-type="float" office:value="-165.6243340542" calcext:value-type="float">
            <text:p>-165.6243340542</text:p>
          </table:table-cell>
          <table:table-cell table:formula="of:=-0.000189*[$'raw data'.P186]" office:value-type="float" office:value="-285.82206723" calcext:value-type="float">
            <text:p>-285.82206723</text:p>
          </table:table-cell>
        </table:table-row>
        <table:table-row table:style-name="ro1">
          <table:table-cell office:value-type="string" calcext:value-type="string">
            <text:p>331200</text:p>
          </table:table-cell>
          <table:table-cell table:formula="of:=0.000189*[$'raw data'.B187]" office:value-type="float" office:value="43.5001274127" calcext:value-type="float">
            <text:p>43.5001274127</text:p>
          </table:table-cell>
          <table:table-cell table:formula="of:=0.000189*[$'raw data'.C187]" office:value-type="float" office:value="29.3597931501" calcext:value-type="float">
            <text:p>29.3597931501</text:p>
          </table:table-cell>
          <table:table-cell table:formula="of:=0.000189*[$'raw data'.E187]" office:value-type="float" office:value="67.2173972505" calcext:value-type="float">
            <text:p>67.2173972505</text:p>
          </table:table-cell>
          <table:table-cell table:formula="of:=0.000189*([$'raw data'.F187] + [$'raw data'.G187])" office:value-type="float" office:value="111.5160800544" calcext:value-type="float">
            <text:p>111.5160800544</text:p>
          </table:table-cell>
          <table:table-cell table:formula="of:=0.000189*[$'raw data'.H187]" office:value-type="float" office:value="52.2341686503" calcext:value-type="float">
            <text:p>52.2341686503</text:p>
          </table:table-cell>
          <table:table-cell table:formula="of:=0.000189*[$'raw data'.I187]" office:value-type="float" office:value="21.4983976473" calcext:value-type="float">
            <text:p>21.4983976473</text:p>
          </table:table-cell>
          <table:table-cell table:formula="of:=0.000189*[$'raw data'.J187]" office:value-type="float" office:value="36.417981348" calcext:value-type="float">
            <text:p>36.417981348</text:p>
          </table:table-cell>
          <table:table-cell table:formula="of:=0.000189*[$'raw data'.K187]" office:value-type="float" office:value="26.4755381625" calcext:value-type="float">
            <text:p>26.4755381625</text:p>
          </table:table-cell>
          <table:table-cell table:formula="of:=0.000189*([$'raw data'.L187] + [$'raw data'.M187])" office:value-type="float" office:value="64.04292135486" calcext:value-type="float">
            <text:p>64.04292135486</text:p>
          </table:table-cell>
          <table:table-cell table:formula="of:=0.000189*([$'raw data'.D187] - [$'raw data'.O187])" office:value-type="float" office:value="-165.5662992795" calcext:value-type="float">
            <text:p>-165.5662992795</text:p>
          </table:table-cell>
          <table:table-cell table:formula="of:=-0.000189*[$'raw data'.P187]" office:value-type="float" office:value="-286.69610529" calcext:value-type="float">
            <text:p>-286.69610529</text:p>
          </table:table-cell>
        </table:table-row>
        <table:table-row table:style-name="ro1">
          <table:table-cell office:value-type="string" calcext:value-type="string">
            <text:p>333000</text:p>
          </table:table-cell>
          <table:table-cell table:formula="of:=0.000189*[$'raw data'.B188]" office:value-type="float" office:value="42.363576045" calcext:value-type="float">
            <text:p>42.363576045</text:p>
          </table:table-cell>
          <table:table-cell table:formula="of:=0.000189*[$'raw data'.C188]" office:value-type="float" office:value="28.1544004224" calcext:value-type="float">
            <text:p>28.1544004224</text:p>
          </table:table-cell>
          <table:table-cell table:formula="of:=0.000189*[$'raw data'.E188]" office:value-type="float" office:value="64.5808775472" calcext:value-type="float">
            <text:p>64.5808775472</text:p>
          </table:table-cell>
          <table:table-cell table:formula="of:=0.000189*([$'raw data'.F188] + [$'raw data'.G188])" office:value-type="float" office:value="111.4683267474" calcext:value-type="float">
            <text:p>111.4683267474</text:p>
          </table:table-cell>
          <table:table-cell table:formula="of:=0.000189*[$'raw data'.H188]" office:value-type="float" office:value="51.9527863008" calcext:value-type="float">
            <text:p>51.9527863008</text:p>
          </table:table-cell>
          <table:table-cell table:formula="of:=0.000189*[$'raw data'.I188]" office:value-type="float" office:value="21.5317432386" calcext:value-type="float">
            <text:p>21.5317432386</text:p>
          </table:table-cell>
          <table:table-cell table:formula="of:=0.000189*[$'raw data'.J188]" office:value-type="float" office:value="39.4098154947" calcext:value-type="float">
            <text:p>39.4098154947</text:p>
          </table:table-cell>
          <table:table-cell table:formula="of:=0.000189*[$'raw data'.K188]" office:value-type="float" office:value="26.6571369225" calcext:value-type="float">
            <text:p>26.6571369225</text:p>
          </table:table-cell>
          <table:table-cell table:formula="of:=0.000189*([$'raw data'.L188] + [$'raw data'.M188])" office:value-type="float" office:value="64.16546863167" calcext:value-type="float">
            <text:p>64.16546863167</text:p>
          </table:table-cell>
          <table:table-cell table:formula="of:=0.000189*([$'raw data'.D188] - [$'raw data'.O188])" office:value-type="float" office:value="-165.4561731375" calcext:value-type="float">
            <text:p>-165.4561731375</text:p>
          </table:table-cell>
          <table:table-cell table:formula="of:=-0.000189*[$'raw data'.P188]" office:value-type="float" office:value="-284.82795747" calcext:value-type="float">
            <text:p>-284.82795747</text:p>
          </table:table-cell>
        </table:table-row>
        <table:table-row table:style-name="ro1">
          <table:table-cell office:value-type="string" calcext:value-type="string">
            <text:p>334800</text:p>
          </table:table-cell>
          <table:table-cell table:formula="of:=0.000189*[$'raw data'.B189]" office:value-type="float" office:value="42.3847918809" calcext:value-type="float">
            <text:p>42.3847918809</text:p>
          </table:table-cell>
          <table:table-cell table:formula="of:=0.000189*[$'raw data'.C189]" office:value-type="float" office:value="28.1312187786" calcext:value-type="float">
            <text:p>28.1312187786</text:p>
          </table:table-cell>
          <table:table-cell table:formula="of:=0.000189*[$'raw data'.E189]" office:value-type="float" office:value="64.6055961579" calcext:value-type="float">
            <text:p>64.6055961579</text:p>
          </table:table-cell>
          <table:table-cell table:formula="of:=0.000189*([$'raw data'.F189] + [$'raw data'.G189])" office:value-type="float" office:value="111.5142091434" calcext:value-type="float">
            <text:p>111.5142091434</text:p>
          </table:table-cell>
          <table:table-cell table:formula="of:=0.000189*[$'raw data'.H189]" office:value-type="float" office:value="51.6307804047" calcext:value-type="float">
            <text:p>51.6307804047</text:p>
          </table:table-cell>
          <table:table-cell table:formula="of:=0.000189*[$'raw data'.I189]" office:value-type="float" office:value="21.4586126181" calcext:value-type="float">
            <text:p>21.4586126181</text:p>
          </table:table-cell>
          <table:table-cell table:formula="of:=0.000189*[$'raw data'.J189]" office:value-type="float" office:value="39.474373491" calcext:value-type="float">
            <text:p>39.474373491</text:p>
          </table:table-cell>
          <table:table-cell table:formula="of:=0.000189*[$'raw data'.K189]" office:value-type="float" office:value="26.8703917839" calcext:value-type="float">
            <text:p>26.8703917839</text:p>
          </table:table-cell>
          <table:table-cell table:formula="of:=0.000189*([$'raw data'.L189] + [$'raw data'.M189])" office:value-type="float" office:value="64.10572226163" calcext:value-type="float">
            <text:p>64.10572226163</text:p>
          </table:table-cell>
          <table:table-cell table:formula="of:=0.000189*([$'raw data'.D189] - [$'raw data'.O189])" office:value-type="float" office:value="-165.5089373637" calcext:value-type="float">
            <text:p>-165.5089373637</text:p>
          </table:table-cell>
          <table:table-cell table:formula="of:=-0.000189*[$'raw data'.P189]" office:value-type="float" office:value="-284.66675937" calcext:value-type="float">
            <text:p>-284.66675937</text:p>
          </table:table-cell>
        </table:table-row>
        <table:table-row table:style-name="ro1">
          <table:table-cell office:value-type="string" calcext:value-type="string">
            <text:p>336600</text:p>
          </table:table-cell>
          <table:table-cell table:formula="of:=0.000189*[$'raw data'.B190]" office:value-type="float" office:value="42.4444216455" calcext:value-type="float">
            <text:p>42.4444216455</text:p>
          </table:table-cell>
          <table:table-cell table:formula="of:=0.000189*[$'raw data'.C190]" office:value-type="float" office:value="28.2209362092" calcext:value-type="float">
            <text:p>28.2209362092</text:p>
          </table:table-cell>
          <table:table-cell table:formula="of:=0.000189*[$'raw data'.E190]" office:value-type="float" office:value="64.8297545994" calcext:value-type="float">
            <text:p>64.8297545994</text:p>
          </table:table-cell>
          <table:table-cell table:formula="of:=0.000189*([$'raw data'.F190] + [$'raw data'.G190])" office:value-type="float" office:value="111.517678503" calcext:value-type="float">
            <text:p>111.517678503</text:p>
          </table:table-cell>
          <table:table-cell table:formula="of:=0.000189*[$'raw data'.H190]" office:value-type="float" office:value="51.6965796396" calcext:value-type="float">
            <text:p>51.6965796396</text:p>
          </table:table-cell>
          <table:table-cell table:formula="of:=0.000189*[$'raw data'.I190]" office:value-type="float" office:value="21.5625271806" calcext:value-type="float">
            <text:p>21.5625271806</text:p>
          </table:table-cell>
          <table:table-cell table:formula="of:=0.000189*[$'raw data'.J190]" office:value-type="float" office:value="36.5175047979" calcext:value-type="float">
            <text:p>36.5175047979</text:p>
          </table:table-cell>
          <table:table-cell table:formula="of:=0.000189*[$'raw data'.K190]" office:value-type="float" office:value="26.8786618947" calcext:value-type="float">
            <text:p>26.8786618947</text:p>
          </table:table-cell>
          <table:table-cell table:formula="of:=0.000189*([$'raw data'.L190] + [$'raw data'.M190])" office:value-type="float" office:value="64.1429534907" calcext:value-type="float">
            <text:p>64.1429534907</text:p>
          </table:table-cell>
          <table:table-cell table:formula="of:=0.000189*([$'raw data'.D190] - [$'raw data'.O190])" office:value-type="float" office:value="-165.4283930481" calcext:value-type="float">
            <text:p>-165.4283930481</text:p>
          </table:table-cell>
          <table:table-cell table:formula="of:=-0.000189*[$'raw data'.P190]" office:value-type="float" office:value="-282.38262444" calcext:value-type="float">
            <text:p>-282.38262444</text:p>
          </table:table-cell>
        </table:table-row>
        <table:table-row table:style-name="ro1">
          <table:table-cell office:value-type="string" calcext:value-type="string">
            <text:p>338400</text:p>
          </table:table-cell>
          <table:table-cell table:formula="of:=0.000189*[$'raw data'.B191]" office:value-type="float" office:value="41.3806459185" calcext:value-type="float">
            <text:p>41.3806459185</text:p>
          </table:table-cell>
          <table:table-cell table:formula="of:=0.000189*[$'raw data'.C191]" office:value-type="float" office:value="26.8271481114" calcext:value-type="float">
            <text:p>26.8271481114</text:p>
          </table:table-cell>
          <table:table-cell table:formula="of:=0.000189*[$'raw data'.E191]" office:value-type="float" office:value="61.9117016301" calcext:value-type="float">
            <text:p>61.9117016301</text:p>
          </table:table-cell>
          <table:table-cell table:formula="of:=0.000189*([$'raw data'.F191] + [$'raw data'.G191])" office:value-type="float" office:value="111.5287840485" calcext:value-type="float">
            <text:p>111.5287840485</text:p>
          </table:table-cell>
          <table:table-cell table:formula="of:=0.000189*[$'raw data'.H191]" office:value-type="float" office:value="51.6612483387" calcext:value-type="float">
            <text:p>51.6612483387</text:p>
          </table:table-cell>
          <table:table-cell table:formula="of:=0.000189*[$'raw data'.I191]" office:value-type="float" office:value="21.5258894928" calcext:value-type="float">
            <text:p>21.5258894928</text:p>
          </table:table-cell>
          <table:table-cell table:formula="of:=0.000189*[$'raw data'.J191]" office:value-type="float" office:value="36.6534097461" calcext:value-type="float">
            <text:p>36.6534097461</text:p>
          </table:table-cell>
          <table:table-cell table:formula="of:=0.000189*[$'raw data'.K191]" office:value-type="float" office:value="26.8903016109" calcext:value-type="float">
            <text:p>26.8903016109</text:p>
          </table:table-cell>
          <table:table-cell table:formula="of:=0.000189*([$'raw data'.L191] + [$'raw data'.M191])" office:value-type="float" office:value="64.16780549193" calcext:value-type="float">
            <text:p>64.16780549193</text:p>
          </table:table-cell>
          <table:table-cell table:formula="of:=0.000189*([$'raw data'.D191] - [$'raw data'.O191])" office:value-type="float" office:value="-165.6111271311" calcext:value-type="float">
            <text:p>-165.6111271311</text:p>
          </table:table-cell>
          <table:table-cell table:formula="of:=-0.000189*[$'raw data'.P191]" office:value-type="float" office:value="-276.93580698" calcext:value-type="float">
            <text:p>-276.93580698</text:p>
          </table:table-cell>
        </table:table-row>
        <table:table-row table:style-name="ro1">
          <table:table-cell office:value-type="string" calcext:value-type="string">
            <text:p>340200</text:p>
          </table:table-cell>
          <table:table-cell table:formula="of:=0.000189*[$'raw data'.B192]" office:value-type="float" office:value="41.7975537231" calcext:value-type="float">
            <text:p>41.7975537231</text:p>
          </table:table-cell>
          <table:table-cell table:formula="of:=0.000189*[$'raw data'.C192]" office:value-type="float" office:value="27.2264837355" calcext:value-type="float">
            <text:p>27.2264837355</text:p>
          </table:table-cell>
          <table:table-cell table:formula="of:=0.000189*[$'raw data'.E192]" office:value-type="float" office:value="62.829832275" calcext:value-type="float">
            <text:p>62.829832275</text:p>
          </table:table-cell>
          <table:table-cell table:formula="of:=0.000189*([$'raw data'.F192] + [$'raw data'.G192])" office:value-type="float" office:value="111.5800102494" calcext:value-type="float">
            <text:p>111.5800102494</text:p>
          </table:table-cell>
          <table:table-cell table:formula="of:=0.000189*[$'raw data'.H192]" office:value-type="float" office:value="50.5954939518" calcext:value-type="float">
            <text:p>50.5954939518</text:p>
          </table:table-cell>
          <table:table-cell table:formula="of:=0.000189*[$'raw data'.I192]" office:value-type="float" office:value="21.4953863859" calcext:value-type="float">
            <text:p>21.4953863859</text:p>
          </table:table-cell>
          <table:table-cell table:formula="of:=0.000189*[$'raw data'.J192]" office:value-type="float" office:value="37.4567068827" calcext:value-type="float">
            <text:p>37.4567068827</text:p>
          </table:table-cell>
          <table:table-cell table:formula="of:=0.000189*[$'raw data'.K192]" office:value-type="float" office:value="26.956135962" calcext:value-type="float">
            <text:p>26.956135962</text:p>
          </table:table-cell>
          <table:table-cell table:formula="of:=0.000189*([$'raw data'.L192] + [$'raw data'.M192])" office:value-type="float" office:value="64.2414140991" calcext:value-type="float">
            <text:p>64.2414140991</text:p>
          </table:table-cell>
          <table:table-cell table:formula="of:=0.000189*([$'raw data'.D192] - [$'raw data'.O192])" office:value-type="float" office:value="-175.1990020263" calcext:value-type="float">
            <text:p>-175.1990020263</text:p>
          </table:table-cell>
          <table:table-cell table:formula="of:=-0.000189*[$'raw data'.P192]" office:value-type="float" office:value="-268.98001452" calcext:value-type="float">
            <text:p>-268.98001452</text:p>
          </table:table-cell>
        </table:table-row>
        <table:table-row table:style-name="ro1">
          <table:table-cell office:value-type="string" calcext:value-type="string">
            <text:p>342000</text:p>
          </table:table-cell>
          <table:table-cell table:formula="of:=0.000189*[$'raw data'.B193]" office:value-type="float" office:value="41.9996210319" calcext:value-type="float">
            <text:p>41.9996210319</text:p>
          </table:table-cell>
          <table:table-cell table:formula="of:=0.000189*[$'raw data'.C193]" office:value-type="float" office:value="27.3685508019" calcext:value-type="float">
            <text:p>27.3685508019</text:p>
          </table:table-cell>
          <table:table-cell table:formula="of:=0.000189*[$'raw data'.E193]" office:value-type="float" office:value="63.0973458234" calcext:value-type="float">
            <text:p>63.0973458234</text:p>
          </table:table-cell>
          <table:table-cell table:formula="of:=0.000189*([$'raw data'.F193] + [$'raw data'.G193])" office:value-type="float" office:value="110.1776671422" calcext:value-type="float">
            <text:p>110.1776671422</text:p>
          </table:table-cell>
          <table:table-cell table:formula="of:=0.000189*[$'raw data'.H193]" office:value-type="float" office:value="50.2128746406" calcext:value-type="float">
            <text:p>50.2128746406</text:p>
          </table:table-cell>
          <table:table-cell table:formula="of:=0.000189*[$'raw data'.I193]" office:value-type="float" office:value="21.5049770208" calcext:value-type="float">
            <text:p>21.5049770208</text:p>
          </table:table-cell>
          <table:table-cell table:formula="of:=0.000189*[$'raw data'.J193]" office:value-type="float" office:value="37.3907796192" calcext:value-type="float">
            <text:p>37.3907796192</text:p>
          </table:table-cell>
          <table:table-cell table:formula="of:=0.000189*[$'raw data'.K193]" office:value-type="float" office:value="26.9195091795" calcext:value-type="float">
            <text:p>26.9195091795</text:p>
          </table:table-cell>
          <table:table-cell table:formula="of:=0.000189*([$'raw data'.L193] + [$'raw data'.M193])" office:value-type="float" office:value="64.30363336971" calcext:value-type="float">
            <text:p>64.30363336971</text:p>
          </table:table-cell>
          <table:table-cell table:formula="of:=0.000189*([$'raw data'.D193] - [$'raw data'.O193])" office:value-type="float" office:value="-174.8251172178" calcext:value-type="float">
            <text:p>-174.8251172178</text:p>
          </table:table-cell>
          <table:table-cell table:formula="of:=-0.000189*[$'raw data'.P193]" office:value-type="float" office:value="-268.14984147" calcext:value-type="float">
            <text:p>-268.14984147</text:p>
          </table:table-cell>
        </table:table-row>
        <table:table-row table:style-name="ro1">
          <table:table-cell office:value-type="string" calcext:value-type="string">
            <text:p>343800</text:p>
          </table:table-cell>
          <table:table-cell table:formula="of:=0.000189*[$'raw data'.B194]" office:value-type="float" office:value="42.4183957785" calcext:value-type="float">
            <text:p>42.4183957785</text:p>
          </table:table-cell>
          <table:table-cell table:formula="of:=0.000189*[$'raw data'.C194]" office:value-type="float" office:value="27.7144110684" calcext:value-type="float">
            <text:p>27.7144110684</text:p>
          </table:table-cell>
          <table:table-cell table:formula="of:=0.000189*[$'raw data'.E194]" office:value-type="float" office:value="64.0063410399" calcext:value-type="float">
            <text:p>64.0063410399</text:p>
          </table:table-cell>
          <table:table-cell table:formula="of:=0.000189*([$'raw data'.F194] + [$'raw data'.G194])" office:value-type="float" office:value="109.3472186058" calcext:value-type="float">
            <text:p>109.3472186058</text:p>
          </table:table-cell>
          <table:table-cell table:formula="of:=0.000189*[$'raw data'.H194]" office:value-type="float" office:value="51.0588263934" calcext:value-type="float">
            <text:p>51.0588263934</text:p>
          </table:table-cell>
          <table:table-cell table:formula="of:=0.000189*[$'raw data'.I194]" office:value-type="float" office:value="21.4738692273" calcext:value-type="float">
            <text:p>21.4738692273</text:p>
          </table:table-cell>
          <table:table-cell table:formula="of:=0.000189*[$'raw data'.J194]" office:value-type="float" office:value="25.8577346034" calcext:value-type="float">
            <text:p>25.8577346034</text:p>
          </table:table-cell>
          <table:table-cell table:formula="of:=0.000189*[$'raw data'.K194]" office:value-type="float" office:value="26.9320421286" calcext:value-type="float">
            <text:p>26.9320421286</text:p>
          </table:table-cell>
          <table:table-cell table:formula="of:=0.000189*([$'raw data'.L194] + [$'raw data'.M194])" office:value-type="float" office:value="64.20023151885" calcext:value-type="float">
            <text:p>64.20023151885</text:p>
          </table:table-cell>
          <table:table-cell table:formula="of:=0.000189*([$'raw data'.D194] - [$'raw data'.O194])" office:value-type="float" office:value="-173.7101665656" calcext:value-type="float">
            <text:p>-173.7101665656</text:p>
          </table:table-cell>
          <table:table-cell table:formula="of:=-0.000189*[$'raw data'.P194]" office:value-type="float" office:value="-259.29890343" calcext:value-type="float">
            <text:p>-259.29890343</text:p>
          </table:table-cell>
        </table:table-row>
      </table:table>
      <table:table table:name="scenario 2" table:style-name="ta1"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#units are si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table:formula="of:=0.000189*[$'raw data'.B3]" office:value-type="float" office:value="43.8250925952" calcext:value-type="float">
            <text:p>43.8250925952</text:p>
          </table:table-cell>
          <table:table-cell table:formula="of:=0.000189*[$'raw data'.C3]" office:value-type="float" office:value="30.5223612561" calcext:value-type="float">
            <text:p>30.5223612561</text:p>
          </table:table-cell>
          <table:table-cell table:formula="of:=0.000189*[$'raw data'.E3]" office:value-type="float" office:value="58.7926631691" calcext:value-type="float">
            <text:p>58.7926631691</text:p>
          </table:table-cell>
          <table:table-cell table:formula="of:=0.000189*([$'raw data'.F3] + [$'raw data'.G3])" office:value-type="float" office:value="111.7102523985" calcext:value-type="float">
            <text:p>111.7102523985</text:p>
          </table:table-cell>
          <table:table-cell table:formula="of:=0.000189*[$'raw data'.H3]" office:value-type="float" office:value="51.2886437784" calcext:value-type="float">
            <text:p>51.2886437784</text:p>
          </table:table-cell>
          <table:table-cell table:formula="of:=0.000189*[$'raw data'.I3]" office:value-type="float" office:value="23.048228511" calcext:value-type="float">
            <text:p>23.048228511</text:p>
          </table:table-cell>
          <table:table-cell table:formula="of:=0.000189*[$'raw data'.J3]" office:value-type="float" office:value="35.8059685788" calcext:value-type="float">
            <text:p>35.8059685788</text:p>
          </table:table-cell>
          <table:table-cell table:formula="of:=0.000189*[$'raw data'.K3]" office:value-type="float" office:value="23.95779687" calcext:value-type="float">
            <text:p>23.95779687</text:p>
          </table:table-cell>
          <table:table-cell table:formula="of:=0.000189*([$'raw data'.L3] + [$'raw data'.M3])" office:value-type="float" office:value="49.63790389446" calcext:value-type="float">
            <text:p>49.63790389446</text:p>
          </table:table-cell>
          <table:table-cell table:formula="of:=0.000189*([$'raw data'.D3] - [$'raw data'.Q3])" office:value-type="float" office:value="-128.5267371885" calcext:value-type="float">
            <text:p>-128.5267371885</text:p>
          </table:table-cell>
          <table:table-cell table:formula="of:=-0.000189*[$'raw data'.R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800</text:p>
          </table:table-cell>
          <table:table-cell table:formula="of:=0.000189*[$'raw data'.B4]" office:value-type="float" office:value="42.1419730536" calcext:value-type="float">
            <text:p>42.1419730536</text:p>
          </table:table-cell>
          <table:table-cell table:formula="of:=0.000189*[$'raw data'.C4]" office:value-type="float" office:value="27.8883056592" calcext:value-type="float">
            <text:p>27.8883056592</text:p>
          </table:table-cell>
          <table:table-cell table:formula="of:=0.000189*[$'raw data'.E4]" office:value-type="float" office:value="56.5080351948" calcext:value-type="float">
            <text:p>56.5080351948</text:p>
          </table:table-cell>
          <table:table-cell table:formula="of:=0.000189*([$'raw data'.F4] + [$'raw data'.G4])" office:value-type="float" office:value="111.795368265" calcext:value-type="float">
            <text:p>111.795368265</text:p>
          </table:table-cell>
          <table:table-cell table:formula="of:=0.000189*[$'raw data'.H4]" office:value-type="float" office:value="51.407548479" calcext:value-type="float">
            <text:p>51.407548479</text:p>
          </table:table-cell>
          <table:table-cell table:formula="of:=0.000189*[$'raw data'.I4]" office:value-type="float" office:value="23.3010061074" calcext:value-type="float">
            <text:p>23.3010061074</text:p>
          </table:table-cell>
          <table:table-cell table:formula="of:=0.000189*[$'raw data'.J4]" office:value-type="float" office:value="36.3921428556" calcext:value-type="float">
            <text:p>36.3921428556</text:p>
          </table:table-cell>
          <table:table-cell table:formula="of:=0.000189*[$'raw data'.K4]" office:value-type="float" office:value="26.2959959871" calcext:value-type="float">
            <text:p>26.2959959871</text:p>
          </table:table-cell>
          <table:table-cell table:formula="of:=0.000189*([$'raw data'.L4] + [$'raw data'.M4])" office:value-type="float" office:value="49.64896033776" calcext:value-type="float">
            <text:p>49.64896033776</text:p>
          </table:table-cell>
          <table:table-cell table:formula="of:=0.000189*([$'raw data'.D4] - [$'raw data'.Q4])" office:value-type="float" office:value="-129.8952995508" calcext:value-type="float">
            <text:p>-129.8952995508</text:p>
          </table:table-cell>
          <table:table-cell table:formula="of:=-0.000189*[$'raw data'.R4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600</text:p>
          </table:table-cell>
          <table:table-cell table:formula="of:=0.000189*[$'raw data'.B5]" office:value-type="float" office:value="43.3095953976" calcext:value-type="float">
            <text:p>43.3095953976</text:p>
          </table:table-cell>
          <table:table-cell table:formula="of:=0.000189*[$'raw data'.C5]" office:value-type="float" office:value="29.8723831497" calcext:value-type="float">
            <text:p>29.8723831497</text:p>
          </table:table-cell>
          <table:table-cell table:formula="of:=0.000189*[$'raw data'.E5]" office:value-type="float" office:value="58.4129245959" calcext:value-type="float">
            <text:p>58.4129245959</text:p>
          </table:table-cell>
          <table:table-cell table:formula="of:=0.000189*([$'raw data'.F5] + [$'raw data'.G5])" office:value-type="float" office:value="111.8560103703" calcext:value-type="float">
            <text:p>111.8560103703</text:p>
          </table:table-cell>
          <table:table-cell table:formula="of:=0.000189*[$'raw data'.H5]" office:value-type="float" office:value="51.4900240344" calcext:value-type="float">
            <text:p>51.4900240344</text:p>
          </table:table-cell>
          <table:table-cell table:formula="of:=0.000189*[$'raw data'.I5]" office:value-type="float" office:value="23.1516702144" calcext:value-type="float">
            <text:p>23.1516702144</text:p>
          </table:table-cell>
          <table:table-cell table:formula="of:=0.000189*[$'raw data'.J5]" office:value-type="float" office:value="30.0820511502" calcext:value-type="float">
            <text:p>30.0820511502</text:p>
          </table:table-cell>
          <table:table-cell table:formula="of:=0.000189*[$'raw data'.K5]" office:value-type="float" office:value="26.7835517838" calcext:value-type="float">
            <text:p>26.7835517838</text:p>
          </table:table-cell>
          <table:table-cell table:formula="of:=0.000189*([$'raw data'.L5] + [$'raw data'.M5])" office:value-type="float" office:value="49.6274917824" calcext:value-type="float">
            <text:p>49.6274917824</text:p>
          </table:table-cell>
          <table:table-cell table:formula="of:=0.000189*([$'raw data'.D5] - [$'raw data'.Q5])" office:value-type="float" office:value="-134.6355223857" calcext:value-type="float">
            <text:p>-134.6355223857</text:p>
          </table:table-cell>
          <table:table-cell table:formula="of:=-0.000189*[$'raw data'.R5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5400</text:p>
          </table:table-cell>
          <table:table-cell table:formula="of:=0.000189*[$'raw data'.B6]" office:value-type="float" office:value="41.1647271966" calcext:value-type="float">
            <text:p>41.1647271966</text:p>
          </table:table-cell>
          <table:table-cell table:formula="of:=0.000189*[$'raw data'.C6]" office:value-type="float" office:value="26.5275639846" calcext:value-type="float">
            <text:p>26.5275639846</text:p>
          </table:table-cell>
          <table:table-cell table:formula="of:=0.000189*[$'raw data'.E6]" office:value-type="float" office:value="55.804691124" calcext:value-type="float">
            <text:p>55.804691124</text:p>
          </table:table-cell>
          <table:table-cell table:formula="of:=0.000189*([$'raw data'.F6] + [$'raw data'.G6])" office:value-type="float" office:value="111.9074745978" calcext:value-type="float">
            <text:p>111.9074745978</text:p>
          </table:table-cell>
          <table:table-cell table:formula="of:=0.000189*[$'raw data'.H6]" office:value-type="float" office:value="51.4681060635" calcext:value-type="float">
            <text:p>51.4681060635</text:p>
          </table:table-cell>
          <table:table-cell table:formula="of:=0.000189*[$'raw data'.I6]" office:value-type="float" office:value="23.1011244135" calcext:value-type="float">
            <text:p>23.1011244135</text:p>
          </table:table-cell>
          <table:table-cell table:formula="of:=0.000189*[$'raw data'.J6]" office:value-type="float" office:value="30.1986824265" calcext:value-type="float">
            <text:p>30.1986824265</text:p>
          </table:table-cell>
          <table:table-cell table:formula="of:=0.000189*[$'raw data'.K6]" office:value-type="float" office:value="26.853664131" calcext:value-type="float">
            <text:p>26.853664131</text:p>
          </table:table-cell>
          <table:table-cell table:formula="of:=0.000189*([$'raw data'.L6] + [$'raw data'.M6])" office:value-type="float" office:value="49.631298129" calcext:value-type="float">
            <text:p>49.631298129</text:p>
          </table:table-cell>
          <table:table-cell table:formula="of:=0.000189*([$'raw data'.D6] - [$'raw data'.Q6])" office:value-type="float" office:value="-135.5852313774" calcext:value-type="float">
            <text:p>-135.5852313774</text:p>
          </table:table-cell>
          <table:table-cell table:formula="of:=-0.000189*[$'raw data'.R6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7200</text:p>
          </table:table-cell>
          <table:table-cell table:formula="of:=0.000189*[$'raw data'.B7]" office:value-type="float" office:value="41.1472436004" calcext:value-type="float">
            <text:p>41.1472436004</text:p>
          </table:table-cell>
          <table:table-cell table:formula="of:=0.000189*[$'raw data'.C7]" office:value-type="float" office:value="26.8409560923" calcext:value-type="float">
            <text:p>26.8409560923</text:p>
          </table:table-cell>
          <table:table-cell table:formula="of:=0.000189*[$'raw data'.E7]" office:value-type="float" office:value="55.9179345564" calcext:value-type="float">
            <text:p>55.9179345564</text:p>
          </table:table-cell>
          <table:table-cell table:formula="of:=0.000189*([$'raw data'.F7] + [$'raw data'.G7])" office:value-type="float" office:value="106.0748180604" calcext:value-type="float">
            <text:p>106.0748180604</text:p>
          </table:table-cell>
          <table:table-cell table:formula="of:=0.000189*[$'raw data'.H7]" office:value-type="float" office:value="51.5169358011" calcext:value-type="float">
            <text:p>51.5169358011</text:p>
          </table:table-cell>
          <table:table-cell table:formula="of:=0.000189*[$'raw data'.I7]" office:value-type="float" office:value="23.1174363987" calcext:value-type="float">
            <text:p>23.1174363987</text:p>
          </table:table-cell>
          <table:table-cell table:formula="of:=0.000189*[$'raw data'.J7]" office:value-type="float" office:value="24.3673218243" calcext:value-type="float">
            <text:p>24.3673218243</text:p>
          </table:table-cell>
          <table:table-cell table:formula="of:=0.000189*[$'raw data'.K7]" office:value-type="float" office:value="26.8423567524" calcext:value-type="float">
            <text:p>26.8423567524</text:p>
          </table:table-cell>
          <table:table-cell table:formula="of:=0.000189*([$'raw data'.L7] + [$'raw data'.M7])" office:value-type="float" office:value="49.6194221628" calcext:value-type="float">
            <text:p>49.6194221628</text:p>
          </table:table-cell>
          <table:table-cell table:formula="of:=0.000189*([$'raw data'.D7] - [$'raw data'.Q7])" office:value-type="float" office:value="-135.5470775883" calcext:value-type="float">
            <text:p>-135.5470775883</text:p>
          </table:table-cell>
          <table:table-cell table:formula="of:=-0.000189*[$'raw data'.R7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9000</text:p>
          </table:table-cell>
          <table:table-cell table:formula="of:=0.000189*[$'raw data'.B8]" office:value-type="float" office:value="40.7404112346" calcext:value-type="float">
            <text:p>40.7404112346</text:p>
          </table:table-cell>
          <table:table-cell table:formula="of:=0.000189*[$'raw data'.C8]" office:value-type="float" office:value="26.1121581441" calcext:value-type="float">
            <text:p>26.1121581441</text:p>
          </table:table-cell>
          <table:table-cell table:formula="of:=0.000189*[$'raw data'.E8]" office:value-type="float" office:value="55.6223061051" calcext:value-type="float">
            <text:p>55.6223061051</text:p>
          </table:table-cell>
          <table:table-cell table:formula="of:=0.000189*([$'raw data'.F8] + [$'raw data'.G8])" office:value-type="float" office:value="101.1225911661" calcext:value-type="float">
            <text:p>101.1225911661</text:p>
          </table:table-cell>
          <table:table-cell table:formula="of:=0.000189*[$'raw data'.H8]" office:value-type="float" office:value="51.5294060211" calcext:value-type="float">
            <text:p>51.5294060211</text:p>
          </table:table-cell>
          <table:table-cell table:formula="of:=0.000189*[$'raw data'.I8]" office:value-type="float" office:value="23.1554558088" calcext:value-type="float">
            <text:p>23.1554558088</text:p>
          </table:table-cell>
          <table:table-cell table:formula="of:=0.000189*[$'raw data'.J8]" office:value-type="float" office:value="23.9873664114" calcext:value-type="float">
            <text:p>23.9873664114</text:p>
          </table:table-cell>
          <table:table-cell table:formula="of:=0.000189*[$'raw data'.K8]" office:value-type="float" office:value="26.7747868521" calcext:value-type="float">
            <text:p>26.7747868521</text:p>
          </table:table-cell>
          <table:table-cell table:formula="of:=0.000189*([$'raw data'.L8] + [$'raw data'.M8])" office:value-type="float" office:value="49.62537583857" calcext:value-type="float">
            <text:p>49.62537583857</text:p>
          </table:table-cell>
          <table:table-cell table:formula="of:=0.000189*([$'raw data'.D8] - [$'raw data'.Q8])" office:value-type="float" office:value="-136.3746684069" calcext:value-type="float">
            <text:p>-136.3746684069</text:p>
          </table:table-cell>
          <table:table-cell table:formula="of:=-0.000189*[$'raw data'.R8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0800</text:p>
          </table:table-cell>
          <table:table-cell table:formula="of:=0.000189*[$'raw data'.B9]" office:value-type="float" office:value="40.4147158128" calcext:value-type="float">
            <text:p>40.4147158128</text:p>
          </table:table-cell>
          <table:table-cell table:formula="of:=0.000189*[$'raw data'.C9]" office:value-type="float" office:value="25.6688669412" calcext:value-type="float">
            <text:p>25.6688669412</text:p>
          </table:table-cell>
          <table:table-cell table:formula="of:=0.000189*[$'raw data'.E9]" office:value-type="float" office:value="54.5087037222" calcext:value-type="float">
            <text:p>54.5087037222</text:p>
          </table:table-cell>
          <table:table-cell table:formula="of:=0.000189*([$'raw data'.F9] + [$'raw data'.G9])" office:value-type="float" office:value="96.8207822001" calcext:value-type="float">
            <text:p>96.8207822001</text:p>
          </table:table-cell>
          <table:table-cell table:formula="of:=0.000189*[$'raw data'.H9]" office:value-type="float" office:value="51.6981139038" calcext:value-type="float">
            <text:p>51.6981139038</text:p>
          </table:table-cell>
          <table:table-cell table:formula="of:=0.000189*[$'raw data'.I9]" office:value-type="float" office:value="23.1252573699" calcext:value-type="float">
            <text:p>23.1252573699</text:p>
          </table:table-cell>
          <table:table-cell table:formula="of:=0.000189*[$'raw data'.J9]" office:value-type="float" office:value="22.9883961384" calcext:value-type="float">
            <text:p>22.9883961384</text:p>
          </table:table-cell>
          <table:table-cell table:formula="of:=0.000189*[$'raw data'.K9]" office:value-type="float" office:value="26.804352708" calcext:value-type="float">
            <text:p>26.804352708</text:p>
          </table:table-cell>
          <table:table-cell table:formula="of:=0.000189*([$'raw data'.L9] + [$'raw data'.M9])" office:value-type="float" office:value="49.65618891492" calcext:value-type="float">
            <text:p>49.65618891492</text:p>
          </table:table-cell>
          <table:table-cell table:formula="of:=0.000189*([$'raw data'.D9] - [$'raw data'.Q9])" office:value-type="float" office:value="-136.4544171648" calcext:value-type="float">
            <text:p>-136.4544171648</text:p>
          </table:table-cell>
          <table:table-cell table:formula="of:=-0.000189*[$'raw data'.R9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2600</text:p>
          </table:table-cell>
          <table:table-cell table:formula="of:=0.000189*[$'raw data'.B10]" office:value-type="float" office:value="40.4704203309" calcext:value-type="float">
            <text:p>40.4704203309</text:p>
          </table:table-cell>
          <table:table-cell table:formula="of:=0.000189*[$'raw data'.C10]" office:value-type="float" office:value="25.5332257992" calcext:value-type="float">
            <text:p>25.5332257992</text:p>
          </table:table-cell>
          <table:table-cell table:formula="of:=0.000189*[$'raw data'.E10]" office:value-type="float" office:value="55.1038363911" calcext:value-type="float">
            <text:p>55.1038363911</text:p>
          </table:table-cell>
          <table:table-cell table:formula="of:=0.000189*([$'raw data'.F10] + [$'raw data'.G10])" office:value-type="float" office:value="92.64633897519" calcext:value-type="float">
            <text:p>92.64633897519</text:p>
          </table:table-cell>
          <table:table-cell table:formula="of:=0.000189*[$'raw data'.H10]" office:value-type="float" office:value="51.714176598" calcext:value-type="float">
            <text:p>51.714176598</text:p>
          </table:table-cell>
          <table:table-cell table:formula="of:=0.000189*[$'raw data'.I10]" office:value-type="float" office:value="23.3272103337" calcext:value-type="float">
            <text:p>23.3272103337</text:p>
          </table:table-cell>
          <table:table-cell table:formula="of:=0.000189*[$'raw data'.J10]" office:value-type="float" office:value="19.4954525892" calcext:value-type="float">
            <text:p>19.4954525892</text:p>
          </table:table-cell>
          <table:table-cell table:formula="of:=0.000189*[$'raw data'.K10]" office:value-type="float" office:value="26.8259031873" calcext:value-type="float">
            <text:p>26.8259031873</text:p>
          </table:table-cell>
          <table:table-cell table:formula="of:=0.000189*([$'raw data'.L10] + [$'raw data'.M10])" office:value-type="float" office:value="49.61713641003" calcext:value-type="float">
            <text:p>49.61713641003</text:p>
          </table:table-cell>
          <table:table-cell table:formula="of:=0.000189*([$'raw data'.D10] - [$'raw data'.Q10])" office:value-type="float" office:value="-136.08462294" calcext:value-type="float">
            <text:p>-136.08462294</text:p>
          </table:table-cell>
          <table:table-cell table:formula="of:=-0.000189*[$'raw data'.R10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4400</text:p>
          </table:table-cell>
          <table:table-cell table:formula="of:=0.000189*[$'raw data'.B11]" office:value-type="float" office:value="41.4666223209" calcext:value-type="float">
            <text:p>41.4666223209</text:p>
          </table:table-cell>
          <table:table-cell table:formula="of:=0.000189*[$'raw data'.C11]" office:value-type="float" office:value="27.066057984" calcext:value-type="float">
            <text:p>27.066057984</text:p>
          </table:table-cell>
          <table:table-cell table:formula="of:=0.000189*[$'raw data'.E11]" office:value-type="float" office:value="48.6910858581" calcext:value-type="float">
            <text:p>48.6910858581</text:p>
          </table:table-cell>
          <table:table-cell table:formula="of:=0.000189*([$'raw data'.F11] + [$'raw data'.G11])" office:value-type="float" office:value="92.53951367283" calcext:value-type="float">
            <text:p>92.53951367283</text:p>
          </table:table-cell>
          <table:table-cell table:formula="of:=0.000189*[$'raw data'.H11]" office:value-type="float" office:value="51.353258229" calcext:value-type="float">
            <text:p>51.353258229</text:p>
          </table:table-cell>
          <table:table-cell table:formula="of:=0.000189*[$'raw data'.I11]" office:value-type="float" office:value="23.1195826071" calcext:value-type="float">
            <text:p>23.1195826071</text:p>
          </table:table-cell>
          <table:table-cell table:formula="of:=0.000189*[$'raw data'.J11]" office:value-type="float" office:value="19.5845897709" calcext:value-type="float">
            <text:p>19.5845897709</text:p>
          </table:table-cell>
          <table:table-cell table:formula="of:=0.000189*[$'raw data'.K11]" office:value-type="float" office:value="26.8163995869" calcext:value-type="float">
            <text:p>26.8163995869</text:p>
          </table:table-cell>
          <table:table-cell table:formula="of:=0.000189*([$'raw data'.L11] + [$'raw data'.M11])" office:value-type="float" office:value="49.62948405786" calcext:value-type="float">
            <text:p>49.62948405786</text:p>
          </table:table-cell>
          <table:table-cell table:formula="of:=0.000189*([$'raw data'.D11] - [$'raw data'.Q11])" office:value-type="float" office:value="-137.8957864662" calcext:value-type="float">
            <text:p>-137.8957864662</text:p>
          </table:table-cell>
          <table:table-cell table:formula="of:=-0.000189*[$'raw data'.R11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6200</text:p>
          </table:table-cell>
          <table:table-cell table:formula="of:=0.000189*[$'raw data'.B12]" office:value-type="float" office:value="40.9474577484" calcext:value-type="float">
            <text:p>40.9474577484</text:p>
          </table:table-cell>
          <table:table-cell table:formula="of:=0.000189*[$'raw data'.C12]" office:value-type="float" office:value="26.2575291384" calcext:value-type="float">
            <text:p>26.2575291384</text:p>
          </table:table-cell>
          <table:table-cell table:formula="of:=0.000189*[$'raw data'.E12]" office:value-type="float" office:value="47.9434934475" calcext:value-type="float">
            <text:p>47.9434934475</text:p>
          </table:table-cell>
          <table:table-cell table:formula="of:=0.000189*([$'raw data'.F12] + [$'raw data'.G12])" office:value-type="float" office:value="92.50083596817" calcext:value-type="float">
            <text:p>92.50083596817</text:p>
          </table:table-cell>
          <table:table-cell table:formula="of:=0.000189*[$'raw data'.H12]" office:value-type="float" office:value="51.3302491422" calcext:value-type="float">
            <text:p>51.3302491422</text:p>
          </table:table-cell>
          <table:table-cell table:formula="of:=0.000189*[$'raw data'.I12]" office:value-type="float" office:value="23.1209580546" calcext:value-type="float">
            <text:p>23.1209580546</text:p>
          </table:table-cell>
          <table:table-cell table:formula="of:=0.000189*[$'raw data'.J12]" office:value-type="float" office:value="19.5371738856" calcext:value-type="float">
            <text:p>19.5371738856</text:p>
          </table:table-cell>
          <table:table-cell table:formula="of:=0.000189*[$'raw data'.K12]" office:value-type="float" office:value="26.8525987002" calcext:value-type="float">
            <text:p>26.8525987002</text:p>
          </table:table-cell>
          <table:table-cell table:formula="of:=0.000189*([$'raw data'.L12] + [$'raw data'.M12])" office:value-type="float" office:value="49.6073111562" calcext:value-type="float">
            <text:p>49.6073111562</text:p>
          </table:table-cell>
          <table:table-cell table:formula="of:=0.000189*([$'raw data'.D12] - [$'raw data'.Q12])" office:value-type="float" office:value="-138.2199571494" calcext:value-type="float">
            <text:p>-138.2199571494</text:p>
          </table:table-cell>
          <table:table-cell table:formula="of:=-0.000189*[$'raw data'.R12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8000</text:p>
          </table:table-cell>
          <table:table-cell table:formula="of:=0.000189*[$'raw data'.B13]" office:value-type="float" office:value="40.2598796796" calcext:value-type="float">
            <text:p>40.2598796796</text:p>
          </table:table-cell>
          <table:table-cell table:formula="of:=0.000189*[$'raw data'.C13]" office:value-type="float" office:value="25.2396589599" calcext:value-type="float">
            <text:p>25.2396589599</text:p>
          </table:table-cell>
          <table:table-cell table:formula="of:=0.000189*[$'raw data'.E13]" office:value-type="float" office:value="47.5147106028" calcext:value-type="float">
            <text:p>47.5147106028</text:p>
          </table:table-cell>
          <table:table-cell table:formula="of:=0.000189*([$'raw data'.F13] + [$'raw data'.G13])" office:value-type="float" office:value="92.49748651017" calcext:value-type="float">
            <text:p>92.49748651017</text:p>
          </table:table-cell>
          <table:table-cell table:formula="of:=0.000189*[$'raw data'.H13]" office:value-type="float" office:value="51.3644678001" calcext:value-type="float">
            <text:p>51.3644678001</text:p>
          </table:table-cell>
          <table:table-cell table:formula="of:=0.000189*[$'raw data'.I13]" office:value-type="float" office:value="23.126982543" calcext:value-type="float">
            <text:p>23.126982543</text:p>
          </table:table-cell>
          <table:table-cell table:formula="of:=0.000189*[$'raw data'.J13]" office:value-type="float" office:value="19.7002843443" calcext:value-type="float">
            <text:p>19.7002843443</text:p>
          </table:table-cell>
          <table:table-cell table:formula="of:=0.000189*[$'raw data'.K13]" office:value-type="float" office:value="26.8852716405" calcext:value-type="float">
            <text:p>26.8852716405</text:p>
          </table:table-cell>
          <table:table-cell table:formula="of:=0.000189*([$'raw data'.L13] + [$'raw data'.M13])" office:value-type="float" office:value="49.62349219086" calcext:value-type="float">
            <text:p>49.62349219086</text:p>
          </table:table-cell>
          <table:table-cell table:formula="of:=0.000189*([$'raw data'.D13] - [$'raw data'.Q13])" office:value-type="float" office:value="-138.7349924121" calcext:value-type="float">
            <text:p>-138.7349924121</text:p>
          </table:table-cell>
          <table:table-cell table:formula="of:=-0.000189*[$'raw data'.R1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9800</text:p>
          </table:table-cell>
          <table:table-cell table:formula="of:=0.000189*[$'raw data'.B14]" office:value-type="float" office:value="40.6507611069" calcext:value-type="float">
            <text:p>40.6507611069</text:p>
          </table:table-cell>
          <table:table-cell table:formula="of:=0.000189*[$'raw data'.C14]" office:value-type="float" office:value="26.0219775123" calcext:value-type="float">
            <text:p>26.0219775123</text:p>
          </table:table-cell>
          <table:table-cell table:formula="of:=0.000189*[$'raw data'.E14]" office:value-type="float" office:value="48.265161714" calcext:value-type="float">
            <text:p>48.265161714</text:p>
          </table:table-cell>
          <table:table-cell table:formula="of:=0.000189*([$'raw data'.F14] + [$'raw data'.G14])" office:value-type="float" office:value="92.43953329275" calcext:value-type="float">
            <text:p>92.43953329275</text:p>
          </table:table-cell>
          <table:table-cell table:formula="of:=0.000189*[$'raw data'.H14]" office:value-type="float" office:value="51.3260079822" calcext:value-type="float">
            <text:p>51.3260079822</text:p>
          </table:table-cell>
          <table:table-cell table:formula="of:=0.000189*[$'raw data'.I14]" office:value-type="float" office:value="23.1093236493" calcext:value-type="float">
            <text:p>23.1093236493</text:p>
          </table:table-cell>
          <table:table-cell table:formula="of:=0.000189*[$'raw data'.J14]" office:value-type="float" office:value="19.6760201274" calcext:value-type="float">
            <text:p>19.6760201274</text:p>
          </table:table-cell>
          <table:table-cell table:formula="of:=0.000189*[$'raw data'.K14]" office:value-type="float" office:value="26.9481897972" calcext:value-type="float">
            <text:p>26.9481897972</text:p>
          </table:table-cell>
          <table:table-cell table:formula="of:=0.000189*([$'raw data'.L14] + [$'raw data'.M14])" office:value-type="float" office:value="49.68369136143" calcext:value-type="float">
            <text:p>49.68369136143</text:p>
          </table:table-cell>
          <table:table-cell table:formula="of:=0.000189*([$'raw data'.D14] - [$'raw data'.Q14])" office:value-type="float" office:value="-142.341166107" calcext:value-type="float">
            <text:p>-142.341166107</text:p>
          </table:table-cell>
          <table:table-cell table:formula="of:=-0.000189*[$'raw data'.R14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1600</text:p>
          </table:table-cell>
          <table:table-cell table:formula="of:=0.000189*[$'raw data'.B15]" office:value-type="float" office:value="39.8163493728" calcext:value-type="float">
            <text:p>39.8163493728</text:p>
          </table:table-cell>
          <table:table-cell table:formula="of:=0.000189*[$'raw data'.C15]" office:value-type="float" office:value="24.9764339916" calcext:value-type="float">
            <text:p>24.9764339916</text:p>
          </table:table-cell>
          <table:table-cell table:formula="of:=0.000189*[$'raw data'.E15]" office:value-type="float" office:value="47.463278373" calcext:value-type="float">
            <text:p>47.463278373</text:p>
          </table:table-cell>
          <table:table-cell table:formula="of:=0.000189*([$'raw data'.F15] + [$'raw data'.G15])" office:value-type="float" office:value="92.45746316331" calcext:value-type="float">
            <text:p>92.45746316331</text:p>
          </table:table-cell>
          <table:table-cell table:formula="of:=0.000189*[$'raw data'.H15]" office:value-type="float" office:value="51.3467569125" calcext:value-type="float">
            <text:p>51.3467569125</text:p>
          </table:table-cell>
          <table:table-cell table:formula="of:=0.000189*[$'raw data'.I15]" office:value-type="float" office:value="23.1501897774" calcext:value-type="float">
            <text:p>23.1501897774</text:p>
          </table:table-cell>
          <table:table-cell table:formula="of:=0.000189*[$'raw data'.J15]" office:value-type="float" office:value="19.6544622015" calcext:value-type="float">
            <text:p>19.6544622015</text:p>
          </table:table-cell>
          <table:table-cell table:formula="of:=0.000189*[$'raw data'.K15]" office:value-type="float" office:value="26.9511939144" calcext:value-type="float">
            <text:p>26.9511939144</text:p>
          </table:table-cell>
          <table:table-cell table:formula="of:=0.000189*([$'raw data'.L15] + [$'raw data'.M15])" office:value-type="float" office:value="49.60711745577" calcext:value-type="float">
            <text:p>49.60711745577</text:p>
          </table:table-cell>
          <table:table-cell table:formula="of:=0.000189*([$'raw data'.D15] - [$'raw data'.Q15])" office:value-type="float" office:value="-143.0147579112" calcext:value-type="float">
            <text:p>-143.0147579112</text:p>
          </table:table-cell>
          <table:table-cell table:formula="of:=-0.000189*[$'raw data'.R15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3400</text:p>
          </table:table-cell>
          <table:table-cell table:formula="of:=0.000189*[$'raw data'.B16]" office:value-type="float" office:value="40.5294646302" calcext:value-type="float">
            <text:p>40.5294646302</text:p>
          </table:table-cell>
          <table:table-cell table:formula="of:=0.000189*[$'raw data'.C16]" office:value-type="float" office:value="25.9978308534" calcext:value-type="float">
            <text:p>25.9978308534</text:p>
          </table:table-cell>
          <table:table-cell table:formula="of:=0.000189*[$'raw data'.E16]" office:value-type="float" office:value="47.7211937076" calcext:value-type="float">
            <text:p>47.7211937076</text:p>
          </table:table-cell>
          <table:table-cell table:formula="of:=0.000189*([$'raw data'.F16] + [$'raw data'.G16])" office:value-type="float" office:value="92.46747283389" calcext:value-type="float">
            <text:p>92.46747283389</text:p>
          </table:table-cell>
          <table:table-cell table:formula="of:=0.000189*[$'raw data'.H16]" office:value-type="float" office:value="51.681821499" calcext:value-type="float">
            <text:p>51.681821499</text:p>
          </table:table-cell>
          <table:table-cell table:formula="of:=0.000189*[$'raw data'.I16]" office:value-type="float" office:value="23.1878185812" calcext:value-type="float">
            <text:p>23.1878185812</text:p>
          </table:table-cell>
          <table:table-cell table:formula="of:=0.000189*[$'raw data'.J16]" office:value-type="float" office:value="19.7027059824" calcext:value-type="float">
            <text:p>19.7027059824</text:p>
          </table:table-cell>
          <table:table-cell table:formula="of:=0.000189*[$'raw data'.K16]" office:value-type="float" office:value="26.9816647968" calcext:value-type="float">
            <text:p>26.9816647968</text:p>
          </table:table-cell>
          <table:table-cell table:formula="of:=0.000189*([$'raw data'.L16] + [$'raw data'.M16])" office:value-type="float" office:value="49.60399922982" calcext:value-type="float">
            <text:p>49.60399922982</text:p>
          </table:table-cell>
          <table:table-cell table:formula="of:=0.000189*([$'raw data'.D16] - [$'raw data'.Q16])" office:value-type="float" office:value="-142.6022329788" calcext:value-type="float">
            <text:p>-142.6022329788</text:p>
          </table:table-cell>
          <table:table-cell table:formula="of:=-0.000189*[$'raw data'.R16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5200</text:p>
          </table:table-cell>
          <table:table-cell table:formula="of:=0.000189*[$'raw data'.B17]" office:value-type="float" office:value="43.2931283379" calcext:value-type="float">
            <text:p>43.2931283379</text:p>
          </table:table-cell>
          <table:table-cell table:formula="of:=0.000189*[$'raw data'.C17]" office:value-type="float" office:value="15.99028139205" calcext:value-type="float">
            <text:p>15.99028139205</text:p>
          </table:table-cell>
          <table:table-cell table:formula="of:=0.000189*[$'raw data'.E17]" office:value-type="float" office:value="55.6033639959" calcext:value-type="float">
            <text:p>55.6033639959</text:p>
          </table:table-cell>
          <table:table-cell table:formula="of:=0.000189*([$'raw data'.F17] + [$'raw data'.G17])" office:value-type="float" office:value="92.58605280981" calcext:value-type="float">
            <text:p>92.58605280981</text:p>
          </table:table-cell>
          <table:table-cell table:formula="of:=0.000189*[$'raw data'.H17]" office:value-type="float" office:value="51.3948574503" calcext:value-type="float">
            <text:p>51.3948574503</text:p>
          </table:table-cell>
          <table:table-cell table:formula="of:=0.000189*[$'raw data'.I17]" office:value-type="float" office:value="23.1840935613" calcext:value-type="float">
            <text:p>23.1840935613</text:p>
          </table:table-cell>
          <table:table-cell table:formula="of:=0.000189*[$'raw data'.J17]" office:value-type="float" office:value="19.7577531963" calcext:value-type="float">
            <text:p>19.7577531963</text:p>
          </table:table-cell>
          <table:table-cell table:formula="of:=0.000189*[$'raw data'.K17]" office:value-type="float" office:value="26.9938948356" calcext:value-type="float">
            <text:p>26.9938948356</text:p>
          </table:table-cell>
          <table:table-cell table:formula="of:=0.000189*([$'raw data'.L17] + [$'raw data'.M17])" office:value-type="float" office:value="51.42561540291" calcext:value-type="float">
            <text:p>51.42561540291</text:p>
          </table:table-cell>
          <table:table-cell table:formula="of:=0.000189*([$'raw data'.D17] - [$'raw data'.Q17])" office:value-type="float" office:value="-134.8219382076" calcext:value-type="float">
            <text:p>-134.8219382076</text:p>
          </table:table-cell>
          <table:table-cell table:formula="of:=-0.000189*[$'raw data'.R17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7000</text:p>
          </table:table-cell>
          <table:table-cell table:formula="of:=0.000189*[$'raw data'.B18]" office:value-type="float" office:value="42.3110617146" calcext:value-type="float">
            <text:p>42.3110617146</text:p>
          </table:table-cell>
          <table:table-cell table:formula="of:=0.000189*[$'raw data'.C18]" office:value-type="float" office:value="15.57715615974" calcext:value-type="float">
            <text:p>15.57715615974</text:p>
          </table:table-cell>
          <table:table-cell table:formula="of:=0.000189*[$'raw data'.E18]" office:value-type="float" office:value="57.1578254352" calcext:value-type="float">
            <text:p>57.1578254352</text:p>
          </table:table-cell>
          <table:table-cell table:formula="of:=0.000189*([$'raw data'.F18] + [$'raw data'.G18])" office:value-type="float" office:value="106.3009781631" calcext:value-type="float">
            <text:p>106.3009781631</text:p>
          </table:table-cell>
          <table:table-cell table:formula="of:=0.000189*[$'raw data'.H18]" office:value-type="float" office:value="51.2499170547" calcext:value-type="float">
            <text:p>51.2499170547</text:p>
          </table:table-cell>
          <table:table-cell table:formula="of:=0.000189*[$'raw data'.I18]" office:value-type="float" office:value="23.1580182519" calcext:value-type="float">
            <text:p>23.1580182519</text:p>
          </table:table-cell>
          <table:table-cell table:formula="of:=0.000189*[$'raw data'.J18]" office:value-type="float" office:value="21.6954794574" calcext:value-type="float">
            <text:p>21.6954794574</text:p>
          </table:table-cell>
          <table:table-cell table:formula="of:=0.000189*[$'raw data'.K18]" office:value-type="float" office:value="26.9776467891" calcext:value-type="float">
            <text:p>26.9776467891</text:p>
          </table:table-cell>
          <table:table-cell table:formula="of:=0.000189*([$'raw data'.L18] + [$'raw data'.M18])" office:value-type="float" office:value="54.27993769317" calcext:value-type="float">
            <text:p>54.27993769317</text:p>
          </table:table-cell>
          <table:table-cell table:formula="of:=0.000189*([$'raw data'.D18] - [$'raw data'.Q18])" office:value-type="float" office:value="-137.9528944038" calcext:value-type="float">
            <text:p>-137.9528944038</text:p>
          </table:table-cell>
          <table:table-cell table:formula="of:=-0.000189*[$'raw data'.R18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8800</text:p>
          </table:table-cell>
          <table:table-cell table:formula="of:=0.000189*[$'raw data'.B19]" office:value-type="float" office:value="42.6883735656" calcext:value-type="float">
            <text:p>42.6883735656</text:p>
          </table:table-cell>
          <table:table-cell table:formula="of:=0.000189*[$'raw data'.C19]" office:value-type="float" office:value="15.93110954988" calcext:value-type="float">
            <text:p>15.93110954988</text:p>
          </table:table-cell>
          <table:table-cell table:formula="of:=0.000189*[$'raw data'.E19]" office:value-type="float" office:value="57.9376471464" calcext:value-type="float">
            <text:p>57.9376471464</text:p>
          </table:table-cell>
          <table:table-cell table:formula="of:=0.000189*([$'raw data'.F19] + [$'raw data'.G19])" office:value-type="float" office:value="106.7695860294" calcext:value-type="float">
            <text:p>106.7695860294</text:p>
          </table:table-cell>
          <table:table-cell table:formula="of:=0.000189*[$'raw data'.H19]" office:value-type="float" office:value="51.5728885896" calcext:value-type="float">
            <text:p>51.5728885896</text:p>
          </table:table-cell>
          <table:table-cell table:formula="of:=0.000189*[$'raw data'.I19]" office:value-type="float" office:value="23.1399167391" calcext:value-type="float">
            <text:p>23.1399167391</text:p>
          </table:table-cell>
          <table:table-cell table:formula="of:=0.000189*[$'raw data'.J19]" office:value-type="float" office:value="24.3929345373" calcext:value-type="float">
            <text:p>24.3929345373</text:p>
          </table:table-cell>
          <table:table-cell table:formula="of:=0.000189*[$'raw data'.K19]" office:value-type="float" office:value="26.857579644" calcext:value-type="float">
            <text:p>26.857579644</text:p>
          </table:table-cell>
          <table:table-cell table:formula="of:=0.000189*([$'raw data'.L19] + [$'raw data'.M19])" office:value-type="float" office:value="55.09194970104" calcext:value-type="float">
            <text:p>55.09194970104</text:p>
          </table:table-cell>
          <table:table-cell table:formula="of:=0.000189*([$'raw data'.D19] - [$'raw data'.Q19])" office:value-type="float" office:value="-136.9406982699" calcext:value-type="float">
            <text:p>-136.9406982699</text:p>
          </table:table-cell>
          <table:table-cell table:formula="of:=-0.000189*[$'raw data'.R19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0600</text:p>
          </table:table-cell>
          <table:table-cell table:formula="of:=0.000189*[$'raw data'.B20]" office:value-type="float" office:value="44.8517496672" calcext:value-type="float">
            <text:p>44.8517496672</text:p>
          </table:table-cell>
          <table:table-cell table:formula="of:=0.000189*[$'raw data'.C20]" office:value-type="float" office:value="16.31960922375" calcext:value-type="float">
            <text:p>16.31960922375</text:p>
          </table:table-cell>
          <table:table-cell table:formula="of:=0.000189*[$'raw data'.E20]" office:value-type="float" office:value="60.155422173" calcext:value-type="float">
            <text:p>60.155422173</text:p>
          </table:table-cell>
          <table:table-cell table:formula="of:=0.000189*([$'raw data'.F20] + [$'raw data'.G20])" office:value-type="float" office:value="111.1294141776" calcext:value-type="float">
            <text:p>111.1294141776</text:p>
          </table:table-cell>
          <table:table-cell table:formula="of:=0.000189*[$'raw data'.H20]" office:value-type="float" office:value="51.6235404195" calcext:value-type="float">
            <text:p>51.6235404195</text:p>
          </table:table-cell>
          <table:table-cell table:formula="of:=0.000189*[$'raw data'.I20]" office:value-type="float" office:value="23.030168049" calcext:value-type="float">
            <text:p>23.030168049</text:p>
          </table:table-cell>
          <table:table-cell table:formula="of:=0.000189*[$'raw data'.J20]" office:value-type="float" office:value="24.5194532919" calcext:value-type="float">
            <text:p>24.5194532919</text:p>
          </table:table-cell>
          <table:table-cell table:formula="of:=0.000189*[$'raw data'.K20]" office:value-type="float" office:value="27.0306910566" calcext:value-type="float">
            <text:p>27.0306910566</text:p>
          </table:table-cell>
          <table:table-cell table:formula="of:=0.000189*([$'raw data'.L20] + [$'raw data'.M20])" office:value-type="float" office:value="52.48283681403" calcext:value-type="float">
            <text:p>52.48283681403</text:p>
          </table:table-cell>
          <table:table-cell table:formula="of:=0.000189*([$'raw data'.D20] - [$'raw data'.Q20])" office:value-type="float" office:value="-130.8713226345" calcext:value-type="float">
            <text:p>-130.8713226345</text:p>
          </table:table-cell>
          <table:table-cell table:formula="of:=-0.000189*[$'raw data'.R20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2400</text:p>
          </table:table-cell>
          <table:table-cell table:formula="of:=0.000189*[$'raw data'.B21]" office:value-type="float" office:value="43.8171586965" calcext:value-type="float">
            <text:p>43.8171586965</text:p>
          </table:table-cell>
          <table:table-cell table:formula="of:=0.000189*[$'raw data'.C21]" office:value-type="float" office:value="15.76548702603" calcext:value-type="float">
            <text:p>15.76548702603</text:p>
          </table:table-cell>
          <table:table-cell table:formula="of:=0.000189*[$'raw data'.E21]" office:value-type="float" office:value="59.1360101892" calcext:value-type="float">
            <text:p>59.1360101892</text:p>
          </table:table-cell>
          <table:table-cell table:formula="of:=0.000189*([$'raw data'.F21] + [$'raw data'.G21])" office:value-type="float" office:value="111.9005261262" calcext:value-type="float">
            <text:p>111.9005261262</text:p>
          </table:table-cell>
          <table:table-cell table:formula="of:=0.000189*[$'raw data'.H21]" office:value-type="float" office:value="51.5046410298" calcext:value-type="float">
            <text:p>51.5046410298</text:p>
          </table:table-cell>
          <table:table-cell table:formula="of:=0.000189*[$'raw data'.I21]" office:value-type="float" office:value="23.2279555284" calcext:value-type="float">
            <text:p>23.2279555284</text:p>
          </table:table-cell>
          <table:table-cell table:formula="of:=0.000189*[$'raw data'.J21]" office:value-type="float" office:value="24.0321304944" calcext:value-type="float">
            <text:p>24.0321304944</text:p>
          </table:table-cell>
          <table:table-cell table:formula="of:=0.000189*[$'raw data'.K21]" office:value-type="float" office:value="26.6650466103" calcext:value-type="float">
            <text:p>26.6650466103</text:p>
          </table:table-cell>
          <table:table-cell table:formula="of:=0.000189*([$'raw data'.L21] + [$'raw data'.M21])" office:value-type="float" office:value="56.44539952695" calcext:value-type="float">
            <text:p>56.44539952695</text:p>
          </table:table-cell>
          <table:table-cell table:formula="of:=0.000189*([$'raw data'.D21] - [$'raw data'.Q21])" office:value-type="float" office:value="-132.5149624386" calcext:value-type="float">
            <text:p>-132.5149624386</text:p>
          </table:table-cell>
          <table:table-cell table:formula="of:=-0.000189*[$'raw data'.R21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4200</text:p>
          </table:table-cell>
          <table:table-cell table:formula="of:=0.000189*[$'raw data'.B22]" office:value-type="float" office:value="43.2717986862" calcext:value-type="float">
            <text:p>43.2717986862</text:p>
          </table:table-cell>
          <table:table-cell table:formula="of:=0.000189*[$'raw data'.C22]" office:value-type="float" office:value="15.62398672716" calcext:value-type="float">
            <text:p>15.62398672716</text:p>
          </table:table-cell>
          <table:table-cell table:formula="of:=0.000189*[$'raw data'.E22]" office:value-type="float" office:value="58.7551348755" calcext:value-type="float">
            <text:p>58.7551348755</text:p>
          </table:table-cell>
          <table:table-cell table:formula="of:=0.000189*([$'raw data'.F22] + [$'raw data'.G22])" office:value-type="float" office:value="111.5747335017" calcext:value-type="float">
            <text:p>111.5747335017</text:p>
          </table:table-cell>
          <table:table-cell table:formula="of:=0.000189*[$'raw data'.H22]" office:value-type="float" office:value="51.1257665835" calcext:value-type="float">
            <text:p>51.1257665835</text:p>
          </table:table-cell>
          <table:table-cell table:formula="of:=0.000189*[$'raw data'.I22]" office:value-type="float" office:value="22.9023500328" calcext:value-type="float">
            <text:p>22.9023500328</text:p>
          </table:table-cell>
          <table:table-cell table:formula="of:=0.000189*[$'raw data'.J22]" office:value-type="float" office:value="39.1829915295" calcext:value-type="float">
            <text:p>39.1829915295</text:p>
          </table:table-cell>
          <table:table-cell table:formula="of:=0.000189*[$'raw data'.K22]" office:value-type="float" office:value="26.5994847216" calcext:value-type="float">
            <text:p>26.5994847216</text:p>
          </table:table-cell>
          <table:table-cell table:formula="of:=0.000189*([$'raw data'.L22] + [$'raw data'.M22])" office:value-type="float" office:value="62.24115555693" calcext:value-type="float">
            <text:p>62.24115555693</text:p>
          </table:table-cell>
          <table:table-cell table:formula="of:=0.000189*([$'raw data'.D22] - [$'raw data'.Q22])" office:value-type="float" office:value="-133.565850747" calcext:value-type="float">
            <text:p>-133.565850747</text:p>
          </table:table-cell>
          <table:table-cell table:formula="of:=-0.000189*[$'raw data'.R22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6000</text:p>
          </table:table-cell>
          <table:table-cell table:formula="of:=0.000189*[$'raw data'.B23]" office:value-type="float" office:value="43.1262646038" calcext:value-type="float">
            <text:p>43.1262646038</text:p>
          </table:table-cell>
          <table:table-cell table:formula="of:=0.000189*[$'raw data'.C23]" office:value-type="float" office:value="15.55062373116" calcext:value-type="float">
            <text:p>15.55062373116</text:p>
          </table:table-cell>
          <table:table-cell table:formula="of:=0.000189*[$'raw data'.E23]" office:value-type="float" office:value="58.5199714932" calcext:value-type="float">
            <text:p>58.5199714932</text:p>
          </table:table-cell>
          <table:table-cell table:formula="of:=0.000189*([$'raw data'.F23] + [$'raw data'.G23])" office:value-type="float" office:value="111.4838478054" calcext:value-type="float">
            <text:p>111.4838478054</text:p>
          </table:table-cell>
          <table:table-cell table:formula="of:=0.000189*[$'raw data'.H23]" office:value-type="float" office:value="51.0581493198" calcext:value-type="float">
            <text:p>51.0581493198</text:p>
          </table:table-cell>
          <table:table-cell table:formula="of:=0.000189*[$'raw data'.I23]" office:value-type="float" office:value="23.113354131" calcext:value-type="float">
            <text:p>23.113354131</text:p>
          </table:table-cell>
          <table:table-cell table:formula="of:=0.000189*[$'raw data'.J23]" office:value-type="float" office:value="40.0255330797" calcext:value-type="float">
            <text:p>40.0255330797</text:p>
          </table:table-cell>
          <table:table-cell table:formula="of:=0.000189*[$'raw data'.K23]" office:value-type="float" office:value="26.4647788839" calcext:value-type="float">
            <text:p>26.4647788839</text:p>
          </table:table-cell>
          <table:table-cell table:formula="of:=0.000189*([$'raw data'.L23] + [$'raw data'.M23])" office:value-type="float" office:value="64.02351699891" calcext:value-type="float">
            <text:p>64.02351699891</text:p>
          </table:table-cell>
          <table:table-cell table:formula="of:=0.000189*([$'raw data'.D23] - [$'raw data'.Q23])" office:value-type="float" office:value="-138.076999137" calcext:value-type="float">
            <text:p>-138.076999137</text:p>
          </table:table-cell>
          <table:table-cell table:formula="of:=-0.000189*[$'raw data'.R2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7800</text:p>
          </table:table-cell>
          <table:table-cell table:formula="of:=0.000189*[$'raw data'.B24]" office:value-type="float" office:value="44.4791685807" calcext:value-type="float">
            <text:p>44.4791685807</text:p>
          </table:table-cell>
          <table:table-cell table:formula="of:=0.000189*[$'raw data'.C24]" office:value-type="float" office:value="15.98123501478" calcext:value-type="float">
            <text:p>15.98123501478</text:p>
          </table:table-cell>
          <table:table-cell table:formula="of:=0.000189*[$'raw data'.E24]" office:value-type="float" office:value="59.9797814868" calcext:value-type="float">
            <text:p>59.9797814868</text:p>
          </table:table-cell>
          <table:table-cell table:formula="of:=0.000189*([$'raw data'.F24] + [$'raw data'.G24])" office:value-type="float" office:value="111.6092311803" calcext:value-type="float">
            <text:p>111.6092311803</text:p>
          </table:table-cell>
          <table:table-cell table:formula="of:=0.000189*[$'raw data'.H24]" office:value-type="float" office:value="50.7432717099" calcext:value-type="float">
            <text:p>50.7432717099</text:p>
          </table:table-cell>
          <table:table-cell table:formula="of:=0.000189*[$'raw data'.I24]" office:value-type="float" office:value="23.1645708441" calcext:value-type="float">
            <text:p>23.1645708441</text:p>
          </table:table-cell>
          <table:table-cell table:formula="of:=0.000189*[$'raw data'.J24]" office:value-type="float" office:value="39.8064493827" calcext:value-type="float">
            <text:p>39.8064493827</text:p>
          </table:table-cell>
          <table:table-cell table:formula="of:=0.000189*[$'raw data'.K24]" office:value-type="float" office:value="26.4063253419" calcext:value-type="float">
            <text:p>26.4063253419</text:p>
          </table:table-cell>
          <table:table-cell table:formula="of:=0.000189*([$'raw data'.L24] + [$'raw data'.M24])" office:value-type="float" office:value="62.44634758383" calcext:value-type="float">
            <text:p>62.44634758383</text:p>
          </table:table-cell>
          <table:table-cell table:formula="of:=0.000189*([$'raw data'.D24] - [$'raw data'.Q24])" office:value-type="float" office:value="-136.8454776507" calcext:value-type="float">
            <text:p>-136.8454776507</text:p>
          </table:table-cell>
          <table:table-cell table:formula="of:=-0.000189*[$'raw data'.R24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9600</text:p>
          </table:table-cell>
          <table:table-cell table:formula="of:=0.000189*[$'raw data'.B25]" office:value-type="float" office:value="43.1784672732" calcext:value-type="float">
            <text:p>43.1784672732</text:p>
          </table:table-cell>
          <table:table-cell table:formula="of:=0.000189*[$'raw data'.C25]" office:value-type="float" office:value="15.61777529319" calcext:value-type="float">
            <text:p>15.61777529319</text:p>
          </table:table-cell>
          <table:table-cell table:formula="of:=0.000189*[$'raw data'.E25]" office:value-type="float" office:value="59.0195000241" calcext:value-type="float">
            <text:p>59.0195000241</text:p>
          </table:table-cell>
          <table:table-cell table:formula="of:=0.000189*([$'raw data'.F25] + [$'raw data'.G25])" office:value-type="float" office:value="111.7192981653" calcext:value-type="float">
            <text:p>111.7192981653</text:p>
          </table:table-cell>
          <table:table-cell table:formula="of:=0.000189*[$'raw data'.H25]" office:value-type="float" office:value="50.6501104914" calcext:value-type="float">
            <text:p>50.6501104914</text:p>
          </table:table-cell>
          <table:table-cell table:formula="of:=0.000189*[$'raw data'.I25]" office:value-type="float" office:value="23.0094465993" calcext:value-type="float">
            <text:p>23.0094465993</text:p>
          </table:table-cell>
          <table:table-cell table:formula="of:=0.000189*[$'raw data'.J25]" office:value-type="float" office:value="39.6524487618" calcext:value-type="float">
            <text:p>39.6524487618</text:p>
          </table:table-cell>
          <table:table-cell table:formula="of:=0.000189*[$'raw data'.K25]" office:value-type="float" office:value="26.3025944496" calcext:value-type="float">
            <text:p>26.3025944496</text:p>
          </table:table-cell>
          <table:table-cell table:formula="of:=0.000189*([$'raw data'.L25] + [$'raw data'.M25])" office:value-type="float" office:value="63.87313524795" calcext:value-type="float">
            <text:p>63.87313524795</text:p>
          </table:table-cell>
          <table:table-cell table:formula="of:=0.000189*([$'raw data'.D25] - [$'raw data'.Q25])" office:value-type="float" office:value="-138.0578762871" calcext:value-type="float">
            <text:p>-138.0578762871</text:p>
          </table:table-cell>
          <table:table-cell table:formula="of:=-0.000189*[$'raw data'.R25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41400</text:p>
          </table:table-cell>
          <table:table-cell table:formula="of:=0.000189*[$'raw data'.B26]" office:value-type="float" office:value="43.3760838777" calcext:value-type="float">
            <text:p>43.3760838777</text:p>
          </table:table-cell>
          <table:table-cell table:formula="of:=0.000189*[$'raw data'.C26]" office:value-type="float" office:value="15.59953559304" calcext:value-type="float">
            <text:p>15.59953559304</text:p>
          </table:table-cell>
          <table:table-cell table:formula="of:=0.000189*[$'raw data'.E26]" office:value-type="float" office:value="61.5838544433" calcext:value-type="float">
            <text:p>61.5838544433</text:p>
          </table:table-cell>
          <table:table-cell table:formula="of:=0.000189*([$'raw data'.F26] + [$'raw data'.G26])" office:value-type="float" office:value="111.8402534214" calcext:value-type="float">
            <text:p>111.8402534214</text:p>
          </table:table-cell>
          <table:table-cell table:formula="of:=0.000189*[$'raw data'.H26]" office:value-type="float" office:value="50.5138662693" calcext:value-type="float">
            <text:p>50.5138662693</text:p>
          </table:table-cell>
          <table:table-cell table:formula="of:=0.000189*[$'raw data'.I26]" office:value-type="float" office:value="22.854962592" calcext:value-type="float">
            <text:p>22.854962592</text:p>
          </table:table-cell>
          <table:table-cell table:formula="of:=0.000189*[$'raw data'.J26]" office:value-type="float" office:value="39.1918728285" calcext:value-type="float">
            <text:p>39.1918728285</text:p>
          </table:table-cell>
          <table:table-cell table:formula="of:=0.000189*[$'raw data'.K26]" office:value-type="float" office:value="26.5216003731" calcext:value-type="float">
            <text:p>26.5216003731</text:p>
          </table:table-cell>
          <table:table-cell table:formula="of:=0.000189*([$'raw data'.L26] + [$'raw data'.M26])" office:value-type="float" office:value="63.87951438918" calcext:value-type="float">
            <text:p>63.87951438918</text:p>
          </table:table-cell>
          <table:table-cell table:formula="of:=0.000189*([$'raw data'.D26] - [$'raw data'.Q26])" office:value-type="float" office:value="-135.724935339" calcext:value-type="float">
            <text:p>-135.724935339</text:p>
          </table:table-cell>
          <table:table-cell table:formula="of:=-0.000189*[$'raw data'.R26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43200</text:p>
          </table:table-cell>
          <table:table-cell table:formula="of:=0.000189*[$'raw data'.B27]" office:value-type="float" office:value="43.10311131" calcext:value-type="float">
            <text:p>43.10311131</text:p>
          </table:table-cell>
          <table:table-cell table:formula="of:=0.000189*[$'raw data'.C27]" office:value-type="float" office:value="15.54955283637" calcext:value-type="float">
            <text:p>15.54955283637</text:p>
          </table:table-cell>
          <table:table-cell table:formula="of:=0.000189*[$'raw data'.E27]" office:value-type="float" office:value="63.2722121766" calcext:value-type="float">
            <text:p>63.2722121766</text:p>
          </table:table-cell>
          <table:table-cell table:formula="of:=0.000189*([$'raw data'.F27] + [$'raw data'.G27])" office:value-type="float" office:value="111.6979553403" calcext:value-type="float">
            <text:p>111.6979553403</text:p>
          </table:table-cell>
          <table:table-cell table:formula="of:=0.000189*[$'raw data'.H27]" office:value-type="float" office:value="50.224014225" calcext:value-type="float">
            <text:p>50.224014225</text:p>
          </table:table-cell>
          <table:table-cell table:formula="of:=0.000189*[$'raw data'.I27]" office:value-type="float" office:value="22.9724332362" calcext:value-type="float">
            <text:p>22.9724332362</text:p>
          </table:table-cell>
          <table:table-cell table:formula="of:=0.000189*[$'raw data'.J27]" office:value-type="float" office:value="39.4633770174" calcext:value-type="float">
            <text:p>39.4633770174</text:p>
          </table:table-cell>
          <table:table-cell table:formula="of:=0.000189*[$'raw data'.K27]" office:value-type="float" office:value="26.4030426765" calcext:value-type="float">
            <text:p>26.4030426765</text:p>
          </table:table-cell>
          <table:table-cell table:formula="of:=0.000189*([$'raw data'.L27] + [$'raw data'.M27])" office:value-type="float" office:value="63.66219207768" calcext:value-type="float">
            <text:p>63.66219207768</text:p>
          </table:table-cell>
          <table:table-cell table:formula="of:=0.000189*([$'raw data'.D27] - [$'raw data'.Q27])" office:value-type="float" office:value="-130.0313467782" calcext:value-type="float">
            <text:p>-130.0313467782</text:p>
          </table:table-cell>
          <table:table-cell table:formula="of:=-0.000189*[$'raw data'.R27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45000</text:p>
          </table:table-cell>
          <table:table-cell table:formula="of:=0.000189*[$'raw data'.B28]" office:value-type="float" office:value="43.4463772302" calcext:value-type="float">
            <text:p>43.4463772302</text:p>
          </table:table-cell>
          <table:table-cell table:formula="of:=0.000189*[$'raw data'.C28]" office:value-type="float" office:value="15.7092878817" calcext:value-type="float">
            <text:p>15.7092878817</text:p>
          </table:table-cell>
          <table:table-cell table:formula="of:=0.000189*[$'raw data'.E28]" office:value-type="float" office:value="63.3073842639" calcext:value-type="float">
            <text:p>63.3073842639</text:p>
          </table:table-cell>
          <table:table-cell table:formula="of:=0.000189*([$'raw data'.F28] + [$'raw data'.G28])" office:value-type="float" office:value="111.6096641982" calcext:value-type="float">
            <text:p>111.6096641982</text:p>
          </table:table-cell>
          <table:table-cell table:formula="of:=0.000189*[$'raw data'.H28]" office:value-type="float" office:value="49.9163206185" calcext:value-type="float">
            <text:p>49.9163206185</text:p>
          </table:table-cell>
          <table:table-cell table:formula="of:=0.000189*[$'raw data'.I28]" office:value-type="float" office:value="22.829897034" calcext:value-type="float">
            <text:p>22.829897034</text:p>
          </table:table-cell>
          <table:table-cell table:formula="of:=0.000189*[$'raw data'.J28]" office:value-type="float" office:value="39.497850504" calcext:value-type="float">
            <text:p>39.497850504</text:p>
          </table:table-cell>
          <table:table-cell table:formula="of:=0.000189*[$'raw data'.K28]" office:value-type="float" office:value="26.1550108701" calcext:value-type="float">
            <text:p>26.1550108701</text:p>
          </table:table-cell>
          <table:table-cell table:formula="of:=0.000189*([$'raw data'.L28] + [$'raw data'.M28])" office:value-type="float" office:value="63.63725982138" calcext:value-type="float">
            <text:p>63.63725982138</text:p>
          </table:table-cell>
          <table:table-cell table:formula="of:=0.000189*([$'raw data'.D28] - [$'raw data'.Q28])" office:value-type="float" office:value="-129.4685052507" calcext:value-type="float">
            <text:p>-129.4685052507</text:p>
          </table:table-cell>
          <table:table-cell table:formula="of:=-0.000189*[$'raw data'.R28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46800</text:p>
          </table:table-cell>
          <table:table-cell table:formula="of:=0.000189*[$'raw data'.B29]" office:value-type="float" office:value="43.8747507009" calcext:value-type="float">
            <text:p>43.8747507009</text:p>
          </table:table-cell>
          <table:table-cell table:formula="of:=0.000189*[$'raw data'.C29]" office:value-type="float" office:value="15.7916204964" calcext:value-type="float">
            <text:p>15.7916204964</text:p>
          </table:table-cell>
          <table:table-cell table:formula="of:=0.000189*[$'raw data'.E29]" office:value-type="float" office:value="63.3353008302" calcext:value-type="float">
            <text:p>63.3353008302</text:p>
          </table:table-cell>
          <table:table-cell table:formula="of:=0.000189*([$'raw data'.F29] + [$'raw data'.G29])" office:value-type="float" office:value="111.1012946631" calcext:value-type="float">
            <text:p>111.1012946631</text:p>
          </table:table-cell>
          <table:table-cell table:formula="of:=0.000189*[$'raw data'.H29]" office:value-type="float" office:value="49.7354726799" calcext:value-type="float">
            <text:p>49.7354726799</text:p>
          </table:table-cell>
          <table:table-cell table:formula="of:=0.000189*[$'raw data'.I29]" office:value-type="float" office:value="22.9671804537" calcext:value-type="float">
            <text:p>22.9671804537</text:p>
          </table:table-cell>
          <table:table-cell table:formula="of:=0.000189*[$'raw data'.J29]" office:value-type="float" office:value="39.3801397542" calcext:value-type="float">
            <text:p>39.3801397542</text:p>
          </table:table-cell>
          <table:table-cell table:formula="of:=0.000189*[$'raw data'.K29]" office:value-type="float" office:value="26.2423529298" calcext:value-type="float">
            <text:p>26.2423529298</text:p>
          </table:table-cell>
          <table:table-cell table:formula="of:=0.000189*([$'raw data'.L29] + [$'raw data'.M29])" office:value-type="float" office:value="63.66988836369" calcext:value-type="float">
            <text:p>63.66988836369</text:p>
          </table:table-cell>
          <table:table-cell table:formula="of:=0.000189*([$'raw data'.D29] - [$'raw data'.Q29])" office:value-type="float" office:value="-127.9087262397" calcext:value-type="float">
            <text:p>-127.9087262397</text:p>
          </table:table-cell>
          <table:table-cell table:formula="of:=-0.000189*[$'raw data'.R29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48600</text:p>
          </table:table-cell>
          <table:table-cell table:formula="of:=0.000189*[$'raw data'.B30]" office:value-type="float" office:value="43.2957448161" calcext:value-type="float">
            <text:p>43.2957448161</text:p>
          </table:table-cell>
          <table:table-cell table:formula="of:=0.000189*[$'raw data'.C30]" office:value-type="float" office:value="15.46591602717" calcext:value-type="float">
            <text:p>15.46591602717</text:p>
          </table:table-cell>
          <table:table-cell table:formula="of:=0.000189*[$'raw data'.E30]" office:value-type="float" office:value="68.3315051328" calcext:value-type="float">
            <text:p>68.3315051328</text:p>
          </table:table-cell>
          <table:table-cell table:formula="of:=0.000189*([$'raw data'.F30] + [$'raw data'.G30])" office:value-type="float" office:value="111.2544622665" calcext:value-type="float">
            <text:p>111.2544622665</text:p>
          </table:table-cell>
          <table:table-cell table:formula="of:=0.000189*[$'raw data'.H30]" office:value-type="float" office:value="49.5847763082" calcext:value-type="float">
            <text:p>49.5847763082</text:p>
          </table:table-cell>
          <table:table-cell table:formula="of:=0.000189*[$'raw data'.I30]" office:value-type="float" office:value="22.8187366785" calcext:value-type="float">
            <text:p>22.8187366785</text:p>
          </table:table-cell>
          <table:table-cell table:formula="of:=0.000189*[$'raw data'.J30]" office:value-type="float" office:value="39.2712802713" calcext:value-type="float">
            <text:p>39.2712802713</text:p>
          </table:table-cell>
          <table:table-cell table:formula="of:=0.000189*[$'raw data'.K30]" office:value-type="float" office:value="26.0982711423" calcext:value-type="float">
            <text:p>26.0982711423</text:p>
          </table:table-cell>
          <table:table-cell table:formula="of:=0.000189*([$'raw data'.L30] + [$'raw data'.M30])" office:value-type="float" office:value="63.60660091989" calcext:value-type="float">
            <text:p>63.60660091989</text:p>
          </table:table-cell>
          <table:table-cell table:formula="of:=0.000189*([$'raw data'.D30] - [$'raw data'.Q30])" office:value-type="float" office:value="-128.9899907226" calcext:value-type="float">
            <text:p>-128.9899907226</text:p>
          </table:table-cell>
          <table:table-cell table:formula="of:=-0.000189*[$'raw data'.R30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50400</text:p>
          </table:table-cell>
          <table:table-cell table:formula="of:=0.000189*[$'raw data'.B31]" office:value-type="float" office:value="43.0077964365" calcext:value-type="float">
            <text:p>43.0077964365</text:p>
          </table:table-cell>
          <table:table-cell table:formula="of:=0.000189*[$'raw data'.C31]" office:value-type="float" office:value="15.36828759711" calcext:value-type="float">
            <text:p>15.36828759711</text:p>
          </table:table-cell>
          <table:table-cell table:formula="of:=0.000189*[$'raw data'.E31]" office:value-type="float" office:value="68.3550169218" calcext:value-type="float">
            <text:p>68.3550169218</text:p>
          </table:table-cell>
          <table:table-cell table:formula="of:=0.000189*([$'raw data'.F31] + [$'raw data'.G31])" office:value-type="float" office:value="110.3638791465" calcext:value-type="float">
            <text:p>110.3638791465</text:p>
          </table:table-cell>
          <table:table-cell table:formula="of:=0.000189*[$'raw data'.H31]" office:value-type="float" office:value="49.6475354403" calcext:value-type="float">
            <text:p>49.6475354403</text:p>
          </table:table-cell>
          <table:table-cell table:formula="of:=0.000189*[$'raw data'.I31]" office:value-type="float" office:value="22.8704536368" calcext:value-type="float">
            <text:p>22.8704536368</text:p>
          </table:table-cell>
          <table:table-cell table:formula="of:=0.000189*[$'raw data'.J31]" office:value-type="float" office:value="39.3059804067" calcext:value-type="float">
            <text:p>39.3059804067</text:p>
          </table:table-cell>
          <table:table-cell table:formula="of:=0.000189*[$'raw data'.K31]" office:value-type="float" office:value="26.0807161986" calcext:value-type="float">
            <text:p>26.0807161986</text:p>
          </table:table-cell>
          <table:table-cell table:formula="of:=0.000189*([$'raw data'.L31] + [$'raw data'.M31])" office:value-type="float" office:value="63.68182987131" calcext:value-type="float">
            <text:p>63.68182987131</text:p>
          </table:table-cell>
          <table:table-cell table:formula="of:=0.000189*([$'raw data'.D31] - [$'raw data'.Q31])" office:value-type="float" office:value="-128.9035348461" calcext:value-type="float">
            <text:p>-128.9035348461</text:p>
          </table:table-cell>
          <table:table-cell table:formula="of:=-0.000189*[$'raw data'.R31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52200</text:p>
          </table:table-cell>
          <table:table-cell table:formula="of:=0.000189*[$'raw data'.B32]" office:value-type="float" office:value="43.1616210039" calcext:value-type="float">
            <text:p>43.1616210039</text:p>
          </table:table-cell>
          <table:table-cell table:formula="of:=0.000189*[$'raw data'.C32]" office:value-type="float" office:value="15.43218673374" calcext:value-type="float">
            <text:p>15.43218673374</text:p>
          </table:table-cell>
          <table:table-cell table:formula="of:=0.000189*[$'raw data'.E32]" office:value-type="float" office:value="68.7665685987" calcext:value-type="float">
            <text:p>68.7665685987</text:p>
          </table:table-cell>
          <table:table-cell table:formula="of:=0.000189*([$'raw data'.F32] + [$'raw data'.G32])" office:value-type="float" office:value="110.6637389109" calcext:value-type="float">
            <text:p>110.6637389109</text:p>
          </table:table-cell>
          <table:table-cell table:formula="of:=0.000189*[$'raw data'.H32]" office:value-type="float" office:value="49.729852368" calcext:value-type="float">
            <text:p>49.729852368</text:p>
          </table:table-cell>
          <table:table-cell table:formula="of:=0.000189*[$'raw data'.I32]" office:value-type="float" office:value="22.8882418443" calcext:value-type="float">
            <text:p>22.8882418443</text:p>
          </table:table-cell>
          <table:table-cell table:formula="of:=0.000189*[$'raw data'.J32]" office:value-type="float" office:value="39.0769202502" calcext:value-type="float">
            <text:p>39.0769202502</text:p>
          </table:table-cell>
          <table:table-cell table:formula="of:=0.000189*[$'raw data'.K32]" office:value-type="float" office:value="25.9839955053" calcext:value-type="float">
            <text:p>25.9839955053</text:p>
          </table:table-cell>
          <table:table-cell table:formula="of:=0.000189*([$'raw data'.L32] + [$'raw data'.M32])" office:value-type="float" office:value="63.89000877861" calcext:value-type="float">
            <text:p>63.89000877861</text:p>
          </table:table-cell>
          <table:table-cell table:formula="of:=0.000189*([$'raw data'.D32] - [$'raw data'.Q32])" office:value-type="float" office:value="-128.1089812464" calcext:value-type="float">
            <text:p>-128.1089812464</text:p>
          </table:table-cell>
          <table:table-cell table:formula="of:=-0.000189*[$'raw data'.R32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54000</text:p>
          </table:table-cell>
          <table:table-cell table:formula="of:=0.000189*[$'raw data'.B33]" office:value-type="float" office:value="42.2698753071" calcext:value-type="float">
            <text:p>42.2698753071</text:p>
          </table:table-cell>
          <table:table-cell table:formula="of:=0.000189*[$'raw data'.C33]" office:value-type="float" office:value="15.10494789825" calcext:value-type="float">
            <text:p>15.10494789825</text:p>
          </table:table-cell>
          <table:table-cell table:formula="of:=0.000189*[$'raw data'.E33]" office:value-type="float" office:value="64.5330892185" calcext:value-type="float">
            <text:p>64.5330892185</text:p>
          </table:table-cell>
          <table:table-cell table:formula="of:=0.000189*([$'raw data'.F33] + [$'raw data'.G33])" office:value-type="float" office:value="110.7263843595" calcext:value-type="float">
            <text:p>110.7263843595</text:p>
          </table:table-cell>
          <table:table-cell table:formula="of:=0.000189*[$'raw data'.H33]" office:value-type="float" office:value="49.725039483" calcext:value-type="float">
            <text:p>49.725039483</text:p>
          </table:table-cell>
          <table:table-cell table:formula="of:=0.000189*[$'raw data'.I33]" office:value-type="float" office:value="22.869199206" calcext:value-type="float">
            <text:p>22.869199206</text:p>
          </table:table-cell>
          <table:table-cell table:formula="of:=0.000189*[$'raw data'.J33]" office:value-type="float" office:value="39.1606930638" calcext:value-type="float">
            <text:p>39.1606930638</text:p>
          </table:table-cell>
          <table:table-cell table:formula="of:=0.000189*[$'raw data'.K33]" office:value-type="float" office:value="26.2674039726" calcext:value-type="float">
            <text:p>26.2674039726</text:p>
          </table:table-cell>
          <table:table-cell table:formula="of:=0.000189*([$'raw data'.L33] + [$'raw data'.M33])" office:value-type="float" office:value="63.85020745194" calcext:value-type="float">
            <text:p>63.85020745194</text:p>
          </table:table-cell>
          <table:table-cell table:formula="of:=0.000189*([$'raw data'.D33] - [$'raw data'.Q33])" office:value-type="float" office:value="-128.268515844" calcext:value-type="float">
            <text:p>-128.268515844</text:p>
          </table:table-cell>
          <table:table-cell table:formula="of:=-0.000189*[$'raw data'.R3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55800</text:p>
          </table:table-cell>
          <table:table-cell table:formula="of:=0.000189*[$'raw data'.B34]" office:value-type="float" office:value="43.0663434201" calcext:value-type="float">
            <text:p>43.0663434201</text:p>
          </table:table-cell>
          <table:table-cell table:formula="of:=0.000189*[$'raw data'.C34]" office:value-type="float" office:value="18.32112920295" calcext:value-type="float">
            <text:p>18.32112920295</text:p>
          </table:table-cell>
          <table:table-cell table:formula="of:=0.000189*[$'raw data'.E34]" office:value-type="float" office:value="67.7693608641" calcext:value-type="float">
            <text:p>67.7693608641</text:p>
          </table:table-cell>
          <table:table-cell table:formula="of:=0.000189*([$'raw data'.F34] + [$'raw data'.G34])" office:value-type="float" office:value="110.7002887893" calcext:value-type="float">
            <text:p>110.7002887893</text:p>
          </table:table-cell>
          <table:table-cell table:formula="of:=0.000189*[$'raw data'.H34]" office:value-type="float" office:value="49.7484632547" calcext:value-type="float">
            <text:p>49.7484632547</text:p>
          </table:table-cell>
          <table:table-cell table:formula="of:=0.000189*[$'raw data'.I34]" office:value-type="float" office:value="22.8941593776" calcext:value-type="float">
            <text:p>22.8941593776</text:p>
          </table:table-cell>
          <table:table-cell table:formula="of:=0.000189*[$'raw data'.J34]" office:value-type="float" office:value="39.1728166578" calcext:value-type="float">
            <text:p>39.1728166578</text:p>
          </table:table-cell>
          <table:table-cell table:formula="of:=0.000189*[$'raw data'.K34]" office:value-type="float" office:value="26.3098089387" calcext:value-type="float">
            <text:p>26.3098089387</text:p>
          </table:table-cell>
          <table:table-cell table:formula="of:=0.000189*([$'raw data'.L34] + [$'raw data'.M34])" office:value-type="float" office:value="63.92777171193" calcext:value-type="float">
            <text:p>63.92777171193</text:p>
          </table:table-cell>
          <table:table-cell table:formula="of:=0.000189*([$'raw data'.D34] - [$'raw data'.Q34])" office:value-type="float" office:value="-130.9595318829" calcext:value-type="float">
            <text:p>-130.9595318829</text:p>
          </table:table-cell>
          <table:table-cell table:formula="of:=-0.000189*[$'raw data'.R34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57600</text:p>
          </table:table-cell>
          <table:table-cell table:formula="of:=0.000189*[$'raw data'.B35]" office:value-type="float" office:value="41.1116332032" calcext:value-type="float">
            <text:p>41.1116332032</text:p>
          </table:table-cell>
          <table:table-cell table:formula="of:=0.000189*[$'raw data'.C35]" office:value-type="float" office:value="19.7619026724" calcext:value-type="float">
            <text:p>19.7619026724</text:p>
          </table:table-cell>
          <table:table-cell table:formula="of:=0.000189*[$'raw data'.E35]" office:value-type="float" office:value="66.9191119506" calcext:value-type="float">
            <text:p>66.9191119506</text:p>
          </table:table-cell>
          <table:table-cell table:formula="of:=0.000189*([$'raw data'.F35] + [$'raw data'.G35])" office:value-type="float" office:value="110.7521218881" calcext:value-type="float">
            <text:p>110.7521218881</text:p>
          </table:table-cell>
          <table:table-cell table:formula="of:=0.000189*[$'raw data'.H35]" office:value-type="float" office:value="49.7428347024" calcext:value-type="float">
            <text:p>49.7428347024</text:p>
          </table:table-cell>
          <table:table-cell table:formula="of:=0.000189*[$'raw data'.I35]" office:value-type="float" office:value="22.2432384636" calcext:value-type="float">
            <text:p>22.2432384636</text:p>
          </table:table-cell>
          <table:table-cell table:formula="of:=0.000189*[$'raw data'.J35]" office:value-type="float" office:value="39.1520679543" calcext:value-type="float">
            <text:p>39.1520679543</text:p>
          </table:table-cell>
          <table:table-cell table:formula="of:=0.000189*[$'raw data'.K35]" office:value-type="float" office:value="26.2714801167" calcext:value-type="float">
            <text:p>26.2714801167</text:p>
          </table:table-cell>
          <table:table-cell table:formula="of:=0.000189*([$'raw data'.L35] + [$'raw data'.M35])" office:value-type="float" office:value="63.89849393172" calcext:value-type="float">
            <text:p>63.89849393172</text:p>
          </table:table-cell>
          <table:table-cell table:formula="of:=0.000189*([$'raw data'.D35] - [$'raw data'.Q35])" office:value-type="float" office:value="-132.1210865142" calcext:value-type="float">
            <text:p>-132.1210865142</text:p>
          </table:table-cell>
          <table:table-cell table:formula="of:=-0.000189*[$'raw data'.R35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59400</text:p>
          </table:table-cell>
          <table:table-cell table:formula="of:=0.000189*[$'raw data'.B36]" office:value-type="float" office:value="42.1059919896" calcext:value-type="float">
            <text:p>42.1059919896</text:p>
          </table:table-cell>
          <table:table-cell table:formula="of:=0.000189*[$'raw data'.C36]" office:value-type="float" office:value="20.3034475854" calcext:value-type="float">
            <text:p>20.3034475854</text:p>
          </table:table-cell>
          <table:table-cell table:formula="of:=0.000189*[$'raw data'.E36]" office:value-type="float" office:value="67.0683193614" calcext:value-type="float">
            <text:p>67.0683193614</text:p>
          </table:table-cell>
          <table:table-cell table:formula="of:=0.000189*([$'raw data'.F36] + [$'raw data'.G36])" office:value-type="float" office:value="110.7218373219" calcext:value-type="float">
            <text:p>110.7218373219</text:p>
          </table:table-cell>
          <table:table-cell table:formula="of:=0.000189*[$'raw data'.H36]" office:value-type="float" office:value="49.7280873537" calcext:value-type="float">
            <text:p>49.7280873537</text:p>
          </table:table-cell>
          <table:table-cell table:formula="of:=0.000189*[$'raw data'.I36]" office:value-type="float" office:value="22.654534329" calcext:value-type="float">
            <text:p>22.654534329</text:p>
          </table:table-cell>
          <table:table-cell table:formula="of:=0.000189*[$'raw data'.J36]" office:value-type="float" office:value="39.2822877825" calcext:value-type="float">
            <text:p>39.2822877825</text:p>
          </table:table-cell>
          <table:table-cell table:formula="of:=0.000189*[$'raw data'.K36]" office:value-type="float" office:value="26.2428265449" calcext:value-type="float">
            <text:p>26.2428265449</text:p>
          </table:table-cell>
          <table:table-cell table:formula="of:=0.000189*([$'raw data'.L36] + [$'raw data'.M36])" office:value-type="float" office:value="63.9298565766" calcext:value-type="float">
            <text:p>63.9298565766</text:p>
          </table:table-cell>
          <table:table-cell table:formula="of:=0.000189*([$'raw data'.D36] - [$'raw data'.Q36])" office:value-type="float" office:value="-131.6218287636" calcext:value-type="float">
            <text:p>-131.6218287636</text:p>
          </table:table-cell>
          <table:table-cell table:formula="of:=-0.000189*[$'raw data'.R36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61200</text:p>
          </table:table-cell>
          <table:table-cell table:formula="of:=0.000189*[$'raw data'.B37]" office:value-type="float" office:value="43.3184666229" calcext:value-type="float">
            <text:p>43.3184666229</text:p>
          </table:table-cell>
          <table:table-cell table:formula="of:=0.000189*[$'raw data'.C37]" office:value-type="float" office:value="20.775011166" calcext:value-type="float">
            <text:p>20.775011166</text:p>
          </table:table-cell>
          <table:table-cell table:formula="of:=0.000189*[$'raw data'.E37]" office:value-type="float" office:value="67.8664088298" calcext:value-type="float">
            <text:p>67.8664088298</text:p>
          </table:table-cell>
          <table:table-cell table:formula="of:=0.000189*([$'raw data'.F37] + [$'raw data'.G37])" office:value-type="float" office:value="110.7683340057" calcext:value-type="float">
            <text:p>110.7683340057</text:p>
          </table:table-cell>
          <table:table-cell table:formula="of:=0.000189*[$'raw data'.H37]" office:value-type="float" office:value="49.8049442037" calcext:value-type="float">
            <text:p>49.8049442037</text:p>
          </table:table-cell>
          <table:table-cell table:formula="of:=0.000189*[$'raw data'.I37]" office:value-type="float" office:value="22.5793268442" calcext:value-type="float">
            <text:p>22.5793268442</text:p>
          </table:table-cell>
          <table:table-cell table:formula="of:=0.000189*[$'raw data'.J37]" office:value-type="float" office:value="39.1791992445" calcext:value-type="float">
            <text:p>39.1791992445</text:p>
          </table:table-cell>
          <table:table-cell table:formula="of:=0.000189*[$'raw data'.K37]" office:value-type="float" office:value="26.1890070561" calcext:value-type="float">
            <text:p>26.1890070561</text:p>
          </table:table-cell>
          <table:table-cell table:formula="of:=0.000189*([$'raw data'.L37] + [$'raw data'.M37])" office:value-type="float" office:value="63.91496611899" calcext:value-type="float">
            <text:p>63.91496611899</text:p>
          </table:table-cell>
          <table:table-cell table:formula="of:=0.000189*([$'raw data'.D37] - [$'raw data'.Q37])" office:value-type="float" office:value="-131.1644085633" calcext:value-type="float">
            <text:p>-131.1644085633</text:p>
          </table:table-cell>
          <table:table-cell table:formula="of:=-0.000189*[$'raw data'.R37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63000</text:p>
          </table:table-cell>
          <table:table-cell table:formula="of:=0.000189*[$'raw data'.B38]" office:value-type="float" office:value="43.8301634463" calcext:value-type="float">
            <text:p>43.8301634463</text:p>
          </table:table-cell>
          <table:table-cell table:formula="of:=0.000189*[$'raw data'.C38]" office:value-type="float" office:value="21.696280893" calcext:value-type="float">
            <text:p>21.696280893</text:p>
          </table:table-cell>
          <table:table-cell table:formula="of:=0.000189*[$'raw data'.E38]" office:value-type="float" office:value="69.0982563411" calcext:value-type="float">
            <text:p>69.0982563411</text:p>
          </table:table-cell>
          <table:table-cell table:formula="of:=0.000189*([$'raw data'.F38] + [$'raw data'.G38])" office:value-type="float" office:value="110.719133091" calcext:value-type="float">
            <text:p>110.719133091</text:p>
          </table:table-cell>
          <table:table-cell table:formula="of:=0.000189*[$'raw data'.H38]" office:value-type="float" office:value="51.7908614202" calcext:value-type="float">
            <text:p>51.7908614202</text:p>
          </table:table-cell>
          <table:table-cell table:formula="of:=0.000189*[$'raw data'.I38]" office:value-type="float" office:value="23.0363779086" calcext:value-type="float">
            <text:p>23.0363779086</text:p>
          </table:table-cell>
          <table:table-cell table:formula="of:=0.000189*[$'raw data'.J38]" office:value-type="float" office:value="39.5120829411" calcext:value-type="float">
            <text:p>39.5120829411</text:p>
          </table:table-cell>
          <table:table-cell table:formula="of:=0.000189*[$'raw data'.K38]" office:value-type="float" office:value="26.2625523804" calcext:value-type="float">
            <text:p>26.2625523804</text:p>
          </table:table-cell>
          <table:table-cell table:formula="of:=0.000189*([$'raw data'.L38] + [$'raw data'.M38])" office:value-type="float" office:value="63.95120642295" calcext:value-type="float">
            <text:p>63.95120642295</text:p>
          </table:table-cell>
          <table:table-cell table:formula="of:=0.000189*([$'raw data'.D38] - [$'raw data'.Q38])" office:value-type="float" office:value="-130.9652929053" calcext:value-type="float">
            <text:p>-130.9652929053</text:p>
          </table:table-cell>
          <table:table-cell table:formula="of:=-0.000189*[$'raw data'.R38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64800</text:p>
          </table:table-cell>
          <table:table-cell table:formula="of:=0.000189*[$'raw data'.B39]" office:value-type="float" office:value="42.4714983147" calcext:value-type="float">
            <text:p>42.4714983147</text:p>
          </table:table-cell>
          <table:table-cell table:formula="of:=0.000189*[$'raw data'.C39]" office:value-type="float" office:value="24.6062972421" calcext:value-type="float">
            <text:p>24.6062972421</text:p>
          </table:table-cell>
          <table:table-cell table:formula="of:=0.000189*[$'raw data'.E39]" office:value-type="float" office:value="66.0669567075" calcext:value-type="float">
            <text:p>66.0669567075</text:p>
          </table:table-cell>
          <table:table-cell table:formula="of:=0.000189*([$'raw data'.F39] + [$'raw data'.G39])" office:value-type="float" office:value="110.7558671688" calcext:value-type="float">
            <text:p>110.7558671688</text:p>
          </table:table-cell>
          <table:table-cell table:formula="of:=0.000189*[$'raw data'.H39]" office:value-type="float" office:value="52.0435143144" calcext:value-type="float">
            <text:p>52.0435143144</text:p>
          </table:table-cell>
          <table:table-cell table:formula="of:=0.000189*[$'raw data'.I39]" office:value-type="float" office:value="22.5779778189" calcext:value-type="float">
            <text:p>22.5779778189</text:p>
          </table:table-cell>
          <table:table-cell table:formula="of:=0.000189*[$'raw data'.J39]" office:value-type="float" office:value="41.8436468919" calcext:value-type="float">
            <text:p>41.8436468919</text:p>
          </table:table-cell>
          <table:table-cell table:formula="of:=0.000189*[$'raw data'.K39]" office:value-type="float" office:value="26.2353446775" calcext:value-type="float">
            <text:p>26.2353446775</text:p>
          </table:table-cell>
          <table:table-cell table:formula="of:=0.000189*([$'raw data'.L39] + [$'raw data'.M39])" office:value-type="float" office:value="64.03699237005" calcext:value-type="float">
            <text:p>64.03699237005</text:p>
          </table:table-cell>
          <table:table-cell table:formula="of:=0.000189*([$'raw data'.D39] - [$'raw data'.Q39])" office:value-type="float" office:value="-131.3565291045" calcext:value-type="float">
            <text:p>-131.3565291045</text:p>
          </table:table-cell>
          <table:table-cell table:formula="of:=-0.000189*[$'raw data'.R39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66600</text:p>
          </table:table-cell>
          <table:table-cell table:formula="of:=0.000189*[$'raw data'.B40]" office:value-type="float" office:value="41.4112075587" calcext:value-type="float">
            <text:p>41.4112075587</text:p>
          </table:table-cell>
          <table:table-cell table:formula="of:=0.000189*[$'raw data'.C40]" office:value-type="float" office:value="27.572844474" calcext:value-type="float">
            <text:p>27.572844474</text:p>
          </table:table-cell>
          <table:table-cell table:formula="of:=0.000189*[$'raw data'.E40]" office:value-type="float" office:value="64.923713757" calcext:value-type="float">
            <text:p>64.923713757</text:p>
          </table:table-cell>
          <table:table-cell table:formula="of:=0.000189*([$'raw data'.F40] + [$'raw data'.G40])" office:value-type="float" office:value="110.8966536657" calcext:value-type="float">
            <text:p>110.8966536657</text:p>
          </table:table-cell>
          <table:table-cell table:formula="of:=0.000189*[$'raw data'.H40]" office:value-type="float" office:value="52.0948801107" calcext:value-type="float">
            <text:p>52.0948801107</text:p>
          </table:table-cell>
          <table:table-cell table:formula="of:=0.000189*[$'raw data'.I40]" office:value-type="float" office:value="22.664990754" calcext:value-type="float">
            <text:p>22.664990754</text:p>
          </table:table-cell>
          <table:table-cell table:formula="of:=0.000189*[$'raw data'.J40]" office:value-type="float" office:value="42.5933964351" calcext:value-type="float">
            <text:p>42.5933964351</text:p>
          </table:table-cell>
          <table:table-cell table:formula="of:=0.000189*[$'raw data'.K40]" office:value-type="float" office:value="26.1150678558" calcext:value-type="float">
            <text:p>26.1150678558</text:p>
          </table:table-cell>
          <table:table-cell table:formula="of:=0.000189*([$'raw data'.L40] + [$'raw data'.M40])" office:value-type="float" office:value="64.07589448008" calcext:value-type="float">
            <text:p>64.07589448008</text:p>
          </table:table-cell>
          <table:table-cell table:formula="of:=0.000189*([$'raw data'.D40] - [$'raw data'.Q40])" office:value-type="float" office:value="-132.5896420653" calcext:value-type="float">
            <text:p>-132.5896420653</text:p>
          </table:table-cell>
          <table:table-cell table:formula="of:=-0.000189*[$'raw data'.R40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68400</text:p>
          </table:table-cell>
          <table:table-cell table:formula="of:=0.000189*[$'raw data'.B41]" office:value-type="float" office:value="40.8022493508" calcext:value-type="float">
            <text:p>40.8022493508</text:p>
          </table:table-cell>
          <table:table-cell table:formula="of:=0.000189*[$'raw data'.C41]" office:value-type="float" office:value="26.8219950453" calcext:value-type="float">
            <text:p>26.8219950453</text:p>
          </table:table-cell>
          <table:table-cell table:formula="of:=0.000189*[$'raw data'.E41]" office:value-type="float" office:value="61.2778809825" calcext:value-type="float">
            <text:p>61.2778809825</text:p>
          </table:table-cell>
          <table:table-cell table:formula="of:=0.000189*([$'raw data'.F41] + [$'raw data'.G41])" office:value-type="float" office:value="111.0172431312" calcext:value-type="float">
            <text:p>111.0172431312</text:p>
          </table:table-cell>
          <table:table-cell table:formula="of:=0.000189*[$'raw data'.H41]" office:value-type="float" office:value="52.0814581812" calcext:value-type="float">
            <text:p>52.0814581812</text:p>
          </table:table-cell>
          <table:table-cell table:formula="of:=0.000189*[$'raw data'.I41]" office:value-type="float" office:value="22.4343874503" calcext:value-type="float">
            <text:p>22.4343874503</text:p>
          </table:table-cell>
          <table:table-cell table:formula="of:=0.000189*[$'raw data'.J41]" office:value-type="float" office:value="42.6648685617" calcext:value-type="float">
            <text:p>42.6648685617</text:p>
          </table:table-cell>
          <table:table-cell table:formula="of:=0.000189*[$'raw data'.K41]" office:value-type="float" office:value="26.1760039884" calcext:value-type="float">
            <text:p>26.1760039884</text:p>
          </table:table-cell>
          <table:table-cell table:formula="of:=0.000189*([$'raw data'.L41] + [$'raw data'.M41])" office:value-type="float" office:value="63.9819645759" calcext:value-type="float">
            <text:p>63.9819645759</text:p>
          </table:table-cell>
          <table:table-cell table:formula="of:=0.000189*([$'raw data'.D41] - [$'raw data'.Q41])" office:value-type="float" office:value="-132.8401262034" calcext:value-type="float">
            <text:p>-132.8401262034</text:p>
          </table:table-cell>
          <table:table-cell table:formula="of:=-0.000189*[$'raw data'.R41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70200</text:p>
          </table:table-cell>
          <table:table-cell table:formula="of:=0.000189*[$'raw data'.B42]" office:value-type="float" office:value="40.2825803184" calcext:value-type="float">
            <text:p>40.2825803184</text:p>
          </table:table-cell>
          <table:table-cell table:formula="of:=0.000189*[$'raw data'.C42]" office:value-type="float" office:value="25.9933680909" calcext:value-type="float">
            <text:p>25.9933680909</text:p>
          </table:table-cell>
          <table:table-cell table:formula="of:=0.000189*[$'raw data'.E42]" office:value-type="float" office:value="63.2034967851" calcext:value-type="float">
            <text:p>63.2034967851</text:p>
          </table:table-cell>
          <table:table-cell table:formula="of:=0.000189*([$'raw data'.F42] + [$'raw data'.G42])" office:value-type="float" office:value="111.2222630169" calcext:value-type="float">
            <text:p>111.2222630169</text:p>
          </table:table-cell>
          <table:table-cell table:formula="of:=0.000189*[$'raw data'.H42]" office:value-type="float" office:value="52.2454818879" calcext:value-type="float">
            <text:p>52.2454818879</text:p>
          </table:table-cell>
          <table:table-cell table:formula="of:=0.000189*[$'raw data'.I42]" office:value-type="float" office:value="22.3432123761" calcext:value-type="float">
            <text:p>22.3432123761</text:p>
          </table:table-cell>
          <table:table-cell table:formula="of:=0.000189*[$'raw data'.J42]" office:value-type="float" office:value="39.4520945679" calcext:value-type="float">
            <text:p>39.4520945679</text:p>
          </table:table-cell>
          <table:table-cell table:formula="of:=0.000189*[$'raw data'.K42]" office:value-type="float" office:value="26.472799647" calcext:value-type="float">
            <text:p>26.472799647</text:p>
          </table:table-cell>
          <table:table-cell table:formula="of:=0.000189*([$'raw data'.L42] + [$'raw data'.M42])" office:value-type="float" office:value="63.90406306998" calcext:value-type="float">
            <text:p>63.90406306998</text:p>
          </table:table-cell>
          <table:table-cell table:formula="of:=0.000189*([$'raw data'.D42] - [$'raw data'.Q42])" office:value-type="float" office:value="-133.4286883062" calcext:value-type="float">
            <text:p>-133.4286883062</text:p>
          </table:table-cell>
          <table:table-cell table:formula="of:=-0.000189*[$'raw data'.R42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72000</text:p>
          </table:table-cell>
          <table:table-cell table:formula="of:=0.000189*[$'raw data'.B43]" office:value-type="float" office:value="41.3885881521" calcext:value-type="float">
            <text:p>41.3885881521</text:p>
          </table:table-cell>
          <table:table-cell table:formula="of:=0.000189*[$'raw data'.C43]" office:value-type="float" office:value="28.3703129073" calcext:value-type="float">
            <text:p>28.3703129073</text:p>
          </table:table-cell>
          <table:table-cell table:formula="of:=0.000189*[$'raw data'.E43]" office:value-type="float" office:value="65.9637733482" calcext:value-type="float">
            <text:p>65.9637733482</text:p>
          </table:table-cell>
          <table:table-cell table:formula="of:=0.000189*([$'raw data'.F43] + [$'raw data'.G43])" office:value-type="float" office:value="111.332775267" calcext:value-type="float">
            <text:p>111.332775267</text:p>
          </table:table-cell>
          <table:table-cell table:formula="of:=0.000189*[$'raw data'.H43]" office:value-type="float" office:value="52.2491426667" calcext:value-type="float">
            <text:p>52.2491426667</text:p>
          </table:table-cell>
          <table:table-cell table:formula="of:=0.000189*[$'raw data'.I43]" office:value-type="float" office:value="22.8032691642" calcext:value-type="float">
            <text:p>22.8032691642</text:p>
          </table:table-cell>
          <table:table-cell table:formula="of:=0.000189*[$'raw data'.J43]" office:value-type="float" office:value="37.0250840106" calcext:value-type="float">
            <text:p>37.0250840106</text:p>
          </table:table-cell>
          <table:table-cell table:formula="of:=0.000189*[$'raw data'.K43]" office:value-type="float" office:value="26.3413751139" calcext:value-type="float">
            <text:p>26.3413751139</text:p>
          </table:table-cell>
          <table:table-cell table:formula="of:=0.000189*([$'raw data'.L43] + [$'raw data'.M43])" office:value-type="float" office:value="63.85248888417" calcext:value-type="float">
            <text:p>63.85248888417</text:p>
          </table:table-cell>
          <table:table-cell table:formula="of:=0.000189*([$'raw data'.D43] - [$'raw data'.Q43])" office:value-type="float" office:value="-132.7652437608" calcext:value-type="float">
            <text:p>-132.7652437608</text:p>
          </table:table-cell>
          <table:table-cell table:formula="of:=-0.000189*[$'raw data'.R4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73800</text:p>
          </table:table-cell>
          <table:table-cell table:formula="of:=0.000189*[$'raw data'.B44]" office:value-type="float" office:value="40.5237754278" calcext:value-type="float">
            <text:p>40.5237754278</text:p>
          </table:table-cell>
          <table:table-cell table:formula="of:=0.000189*[$'raw data'.C44]" office:value-type="float" office:value="26.2076814468" calcext:value-type="float">
            <text:p>26.2076814468</text:p>
          </table:table-cell>
          <table:table-cell table:formula="of:=0.000189*[$'raw data'.E44]" office:value-type="float" office:value="68.9283384426" calcext:value-type="float">
            <text:p>68.9283384426</text:p>
          </table:table-cell>
          <table:table-cell table:formula="of:=0.000189*([$'raw data'.F44] + [$'raw data'.G44])" office:value-type="float" office:value="111.4441079661" calcext:value-type="float">
            <text:p>111.4441079661</text:p>
          </table:table-cell>
          <table:table-cell table:formula="of:=0.000189*[$'raw data'.H44]" office:value-type="float" office:value="51.7496043267" calcext:value-type="float">
            <text:p>51.7496043267</text:p>
          </table:table-cell>
          <table:table-cell table:formula="of:=0.000189*[$'raw data'.I44]" office:value-type="float" office:value="22.7428853841" calcext:value-type="float">
            <text:p>22.7428853841</text:p>
          </table:table-cell>
          <table:table-cell table:formula="of:=0.000189*[$'raw data'.J44]" office:value-type="float" office:value="39.0367561059" calcext:value-type="float">
            <text:p>39.0367561059</text:p>
          </table:table-cell>
          <table:table-cell table:formula="of:=0.000189*[$'raw data'.K44]" office:value-type="float" office:value="26.4161877777" calcext:value-type="float">
            <text:p>26.4161877777</text:p>
          </table:table-cell>
          <table:table-cell table:formula="of:=0.000189*([$'raw data'.L44] + [$'raw data'.M44])" office:value-type="float" office:value="63.95015506887" calcext:value-type="float">
            <text:p>63.95015506887</text:p>
          </table:table-cell>
          <table:table-cell table:formula="of:=0.000189*([$'raw data'.D44] - [$'raw data'.Q44])" office:value-type="float" office:value="-135.1466049213" calcext:value-type="float">
            <text:p>-135.1466049213</text:p>
          </table:table-cell>
          <table:table-cell table:formula="of:=-0.000189*[$'raw data'.R44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75600</text:p>
          </table:table-cell>
          <table:table-cell table:formula="of:=0.000189*[$'raw data'.B45]" office:value-type="float" office:value="42.0374719296" calcext:value-type="float">
            <text:p>42.0374719296</text:p>
          </table:table-cell>
          <table:table-cell table:formula="of:=0.000189*[$'raw data'.C45]" office:value-type="float" office:value="28.2924337374" calcext:value-type="float">
            <text:p>28.2924337374</text:p>
          </table:table-cell>
          <table:table-cell table:formula="of:=0.000189*[$'raw data'.E45]" office:value-type="float" office:value="68.5860915159" calcext:value-type="float">
            <text:p>68.5860915159</text:p>
          </table:table-cell>
          <table:table-cell table:formula="of:=0.000189*([$'raw data'.F45] + [$'raw data'.G45])" office:value-type="float" office:value="111.5481818934" calcext:value-type="float">
            <text:p>111.5481818934</text:p>
          </table:table-cell>
          <table:table-cell table:formula="of:=0.000189*[$'raw data'.H45]" office:value-type="float" office:value="51.8208200559" calcext:value-type="float">
            <text:p>51.8208200559</text:p>
          </table:table-cell>
          <table:table-cell table:formula="of:=0.000189*[$'raw data'.I45]" office:value-type="float" office:value="22.7039993712" calcext:value-type="float">
            <text:p>22.7039993712</text:p>
          </table:table-cell>
          <table:table-cell table:formula="of:=0.000189*[$'raw data'.J45]" office:value-type="float" office:value="39.0555072117" calcext:value-type="float">
            <text:p>39.0555072117</text:p>
          </table:table-cell>
          <table:table-cell table:formula="of:=0.000189*[$'raw data'.K45]" office:value-type="float" office:value="26.5957444116" calcext:value-type="float">
            <text:p>26.5957444116</text:p>
          </table:table-cell>
          <table:table-cell table:formula="of:=0.000189*([$'raw data'.L45] + [$'raw data'.M45])" office:value-type="float" office:value="64.10149325244" calcext:value-type="float">
            <text:p>64.10149325244</text:p>
          </table:table-cell>
          <table:table-cell table:formula="of:=0.000189*([$'raw data'.D45] - [$'raw data'.Q45])" office:value-type="float" office:value="-133.8474276531" calcext:value-type="float">
            <text:p>-133.8474276531</text:p>
          </table:table-cell>
          <table:table-cell table:formula="of:=-0.000189*[$'raw data'.R45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77400</text:p>
          </table:table-cell>
          <table:table-cell table:formula="of:=0.000189*[$'raw data'.B46]" office:value-type="float" office:value="41.5851018471" calcext:value-type="float">
            <text:p>41.5851018471</text:p>
          </table:table-cell>
          <table:table-cell table:formula="of:=0.000189*[$'raw data'.C46]" office:value-type="float" office:value="27.3253203783" calcext:value-type="float">
            <text:p>27.3253203783</text:p>
          </table:table-cell>
          <table:table-cell table:formula="of:=0.000189*[$'raw data'.E46]" office:value-type="float" office:value="67.9393461033" calcext:value-type="float">
            <text:p>67.9393461033</text:p>
          </table:table-cell>
          <table:table-cell table:formula="of:=0.000189*([$'raw data'.F46] + [$'raw data'.G46])" office:value-type="float" office:value="111.7019750679" calcext:value-type="float">
            <text:p>111.7019750679</text:p>
          </table:table-cell>
          <table:table-cell table:formula="of:=0.000189*[$'raw data'.H46]" office:value-type="float" office:value="51.6638775744" calcext:value-type="float">
            <text:p>51.6638775744</text:p>
          </table:table-cell>
          <table:table-cell table:formula="of:=0.000189*[$'raw data'.I46]" office:value-type="float" office:value="22.7282147505" calcext:value-type="float">
            <text:p>22.7282147505</text:p>
          </table:table-cell>
          <table:table-cell table:formula="of:=0.000189*[$'raw data'.J46]" office:value-type="float" office:value="40.1626065582" calcext:value-type="float">
            <text:p>40.1626065582</text:p>
          </table:table-cell>
          <table:table-cell table:formula="of:=0.000189*[$'raw data'.K46]" office:value-type="float" office:value="26.3524534056" calcext:value-type="float">
            <text:p>26.3524534056</text:p>
          </table:table-cell>
          <table:table-cell table:formula="of:=0.000189*([$'raw data'.L46] + [$'raw data'.M46])" office:value-type="float" office:value="64.06663555152" calcext:value-type="float">
            <text:p>64.06663555152</text:p>
          </table:table-cell>
          <table:table-cell table:formula="of:=0.000189*([$'raw data'.D46] - [$'raw data'.Q46])" office:value-type="float" office:value="-133.9890791463" calcext:value-type="float">
            <text:p>-133.9890791463</text:p>
          </table:table-cell>
          <table:table-cell table:formula="of:=-0.000189*[$'raw data'.R46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79200</text:p>
          </table:table-cell>
          <table:table-cell table:formula="of:=0.000189*[$'raw data'.B47]" office:value-type="float" office:value="42.1771093254" calcext:value-type="float">
            <text:p>42.1771093254</text:p>
          </table:table-cell>
          <table:table-cell table:formula="of:=0.000189*[$'raw data'.C47]" office:value-type="float" office:value="28.2145271814" calcext:value-type="float">
            <text:p>28.2145271814</text:p>
          </table:table-cell>
          <table:table-cell table:formula="of:=0.000189*[$'raw data'.E47]" office:value-type="float" office:value="68.6849378166" calcext:value-type="float">
            <text:p>68.6849378166</text:p>
          </table:table-cell>
          <table:table-cell table:formula="of:=0.000189*([$'raw data'.F47] + [$'raw data'.G47])" office:value-type="float" office:value="111.7715963742" calcext:value-type="float">
            <text:p>111.7715963742</text:p>
          </table:table-cell>
          <table:table-cell table:formula="of:=0.000189*[$'raw data'.H47]" office:value-type="float" office:value="51.009776622" calcext:value-type="float">
            <text:p>51.009776622</text:p>
          </table:table-cell>
          <table:table-cell table:formula="of:=0.000189*[$'raw data'.I47]" office:value-type="float" office:value="20.5587260865" calcext:value-type="float">
            <text:p>20.5587260865</text:p>
          </table:table-cell>
          <table:table-cell table:formula="of:=0.000189*[$'raw data'.J47]" office:value-type="float" office:value="40.1425076367" calcext:value-type="float">
            <text:p>40.1425076367</text:p>
          </table:table-cell>
          <table:table-cell table:formula="of:=0.000189*[$'raw data'.K47]" office:value-type="float" office:value="26.421236289" calcext:value-type="float">
            <text:p>26.421236289</text:p>
          </table:table-cell>
          <table:table-cell table:formula="of:=0.000189*([$'raw data'.L47] + [$'raw data'.M47])" office:value-type="float" office:value="64.06407357147" calcext:value-type="float">
            <text:p>64.06407357147</text:p>
          </table:table-cell>
          <table:table-cell table:formula="of:=0.000189*([$'raw data'.D47] - [$'raw data'.Q47])" office:value-type="float" office:value="-133.839138132" calcext:value-type="float">
            <text:p>-133.839138132</text:p>
          </table:table-cell>
          <table:table-cell table:formula="of:=-0.000189*[$'raw data'.R47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81000</text:p>
          </table:table-cell>
          <table:table-cell table:formula="of:=0.000189*[$'raw data'.B48]" office:value-type="float" office:value="43.4806609608" calcext:value-type="float">
            <text:p>43.4806609608</text:p>
          </table:table-cell>
          <table:table-cell table:formula="of:=0.000189*[$'raw data'.C48]" office:value-type="float" office:value="29.2023224703" calcext:value-type="float">
            <text:p>29.2023224703</text:p>
          </table:table-cell>
          <table:table-cell table:formula="of:=0.000189*[$'raw data'.E48]" office:value-type="float" office:value="70.8110984574" calcext:value-type="float">
            <text:p>70.8110984574</text:p>
          </table:table-cell>
          <table:table-cell table:formula="of:=0.000189*([$'raw data'.F48] + [$'raw data'.G48])" office:value-type="float" office:value="111.8660219271" calcext:value-type="float">
            <text:p>111.8660219271</text:p>
          </table:table-cell>
          <table:table-cell table:formula="of:=0.000189*[$'raw data'.H48]" office:value-type="float" office:value="51.0489722925" calcext:value-type="float">
            <text:p>51.0489722925</text:p>
          </table:table-cell>
          <table:table-cell table:formula="of:=0.000189*[$'raw data'.I48]" office:value-type="float" office:value="20.391496902" calcext:value-type="float">
            <text:p>20.391496902</text:p>
          </table:table-cell>
          <table:table-cell table:formula="of:=0.000189*[$'raw data'.J48]" office:value-type="float" office:value="37.8345676464" calcext:value-type="float">
            <text:p>37.8345676464</text:p>
          </table:table-cell>
          <table:table-cell table:formula="of:=0.000189*[$'raw data'.K48]" office:value-type="float" office:value="26.8255075536" calcext:value-type="float">
            <text:p>26.8255075536</text:p>
          </table:table-cell>
          <table:table-cell table:formula="of:=0.000189*([$'raw data'.L48] + [$'raw data'.M48])" office:value-type="float" office:value="64.01306198952" calcext:value-type="float">
            <text:p>64.01306198952</text:p>
          </table:table-cell>
          <table:table-cell table:formula="of:=0.000189*([$'raw data'.D48] - [$'raw data'.Q48])" office:value-type="float" office:value="-134.7844933008" calcext:value-type="float">
            <text:p>-134.7844933008</text:p>
          </table:table-cell>
          <table:table-cell table:formula="of:=-0.000189*[$'raw data'.R48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82800</text:p>
          </table:table-cell>
          <table:table-cell table:formula="of:=0.000189*[$'raw data'.B49]" office:value-type="float" office:value="41.5273812471" calcext:value-type="float">
            <text:p>41.5273812471</text:p>
          </table:table-cell>
          <table:table-cell table:formula="of:=0.000189*[$'raw data'.C49]" office:value-type="float" office:value="26.793215694" calcext:value-type="float">
            <text:p>26.793215694</text:p>
          </table:table-cell>
          <table:table-cell table:formula="of:=0.000189*[$'raw data'.E49]" office:value-type="float" office:value="67.1929999209" calcext:value-type="float">
            <text:p>67.1929999209</text:p>
          </table:table-cell>
          <table:table-cell table:formula="of:=0.000189*([$'raw data'.F49] + [$'raw data'.G49])" office:value-type="float" office:value="111.8971000287" calcext:value-type="float">
            <text:p>111.8971000287</text:p>
          </table:table-cell>
          <table:table-cell table:formula="of:=0.000189*[$'raw data'.H49]" office:value-type="float" office:value="50.82740334" calcext:value-type="float">
            <text:p>50.82740334</text:p>
          </table:table-cell>
          <table:table-cell table:formula="of:=0.000189*[$'raw data'.I49]" office:value-type="float" office:value="20.4100269534" calcext:value-type="float">
            <text:p>20.4100269534</text:p>
          </table:table-cell>
          <table:table-cell table:formula="of:=0.000189*[$'raw data'.J49]" office:value-type="float" office:value="39.308303538" calcext:value-type="float">
            <text:p>39.308303538</text:p>
          </table:table-cell>
          <table:table-cell table:formula="of:=0.000189*[$'raw data'.K49]" office:value-type="float" office:value="26.8617093318" calcext:value-type="float">
            <text:p>26.8617093318</text:p>
          </table:table-cell>
          <table:table-cell table:formula="of:=0.000189*([$'raw data'.L49] + [$'raw data'.M49])" office:value-type="float" office:value="64.0331852013" calcext:value-type="float">
            <text:p>64.0331852013</text:p>
          </table:table-cell>
          <table:table-cell table:formula="of:=0.000189*([$'raw data'.D49] - [$'raw data'.Q49])" office:value-type="float" office:value="-136.1218459986" calcext:value-type="float">
            <text:p>-136.1218459986</text:p>
          </table:table-cell>
          <table:table-cell table:formula="of:=-0.000189*[$'raw data'.R49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84600</text:p>
          </table:table-cell>
          <table:table-cell table:formula="of:=0.000189*[$'raw data'.B50]" office:value-type="float" office:value="41.6985499854" calcext:value-type="float">
            <text:p>41.6985499854</text:p>
          </table:table-cell>
          <table:table-cell table:formula="of:=0.000189*[$'raw data'.C50]" office:value-type="float" office:value="27.7487685657" calcext:value-type="float">
            <text:p>27.7487685657</text:p>
          </table:table-cell>
          <table:table-cell table:formula="of:=0.000189*[$'raw data'.E50]" office:value-type="float" office:value="67.1277216078" calcext:value-type="float">
            <text:p>67.1277216078</text:p>
          </table:table-cell>
          <table:table-cell table:formula="of:=0.000189*([$'raw data'.F50] + [$'raw data'.G50])" office:value-type="float" office:value="108.998503173" calcext:value-type="float">
            <text:p>108.998503173</text:p>
          </table:table-cell>
          <table:table-cell table:formula="of:=0.000189*[$'raw data'.H50]" office:value-type="float" office:value="50.8737380319" calcext:value-type="float">
            <text:p>50.8737380319</text:p>
          </table:table-cell>
          <table:table-cell table:formula="of:=0.000189*[$'raw data'.I50]" office:value-type="float" office:value="20.3255205741" calcext:value-type="float">
            <text:p>20.3255205741</text:p>
          </table:table-cell>
          <table:table-cell table:formula="of:=0.000189*[$'raw data'.J50]" office:value-type="float" office:value="37.7489324268" calcext:value-type="float">
            <text:p>37.7489324268</text:p>
          </table:table-cell>
          <table:table-cell table:formula="of:=0.000189*[$'raw data'.K50]" office:value-type="float" office:value="26.9704820637" calcext:value-type="float">
            <text:p>26.9704820637</text:p>
          </table:table-cell>
          <table:table-cell table:formula="of:=0.000189*([$'raw data'.L50] + [$'raw data'.M50])" office:value-type="float" office:value="64.13820282261" calcext:value-type="float">
            <text:p>64.13820282261</text:p>
          </table:table-cell>
          <table:table-cell table:formula="of:=0.000189*([$'raw data'.D50] - [$'raw data'.Q50])" office:value-type="float" office:value="-137.8698133113" calcext:value-type="float">
            <text:p>-137.8698133113</text:p>
          </table:table-cell>
          <table:table-cell table:formula="of:=-0.000189*[$'raw data'.R50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86400</text:p>
          </table:table-cell>
          <table:table-cell table:formula="of:=0.000189*[$'raw data'.B51]" office:value-type="float" office:value="41.2840519308" calcext:value-type="float">
            <text:p>41.2840519308</text:p>
          </table:table-cell>
          <table:table-cell table:formula="of:=0.000189*[$'raw data'.C51]" office:value-type="float" office:value="27.1728839781" calcext:value-type="float">
            <text:p>27.1728839781</text:p>
          </table:table-cell>
          <table:table-cell table:formula="of:=0.000189*[$'raw data'.E51]" office:value-type="float" office:value="66.8024985159" calcext:value-type="float">
            <text:p>66.8024985159</text:p>
          </table:table-cell>
          <table:table-cell table:formula="of:=0.000189*([$'raw data'.F51] + [$'raw data'.G51])" office:value-type="float" office:value="104.5478574063" calcext:value-type="float">
            <text:p>104.5478574063</text:p>
          </table:table-cell>
          <table:table-cell table:formula="of:=0.000189*[$'raw data'.H51]" office:value-type="float" office:value="50.8524577848" calcext:value-type="float">
            <text:p>50.8524577848</text:p>
          </table:table-cell>
          <table:table-cell table:formula="of:=0.000189*[$'raw data'.I51]" office:value-type="float" office:value="20.3666443848" calcext:value-type="float">
            <text:p>20.3666443848</text:p>
          </table:table-cell>
          <table:table-cell table:formula="of:=0.000189*[$'raw data'.J51]" office:value-type="float" office:value="34.6286069703" calcext:value-type="float">
            <text:p>34.6286069703</text:p>
          </table:table-cell>
          <table:table-cell table:formula="of:=0.000189*[$'raw data'.K51]" office:value-type="float" office:value="27.0146490957" calcext:value-type="float">
            <text:p>27.0146490957</text:p>
          </table:table-cell>
          <table:table-cell table:formula="of:=0.000189*([$'raw data'.L51] + [$'raw data'.M51])" office:value-type="float" office:value="64.14555018627" calcext:value-type="float">
            <text:p>64.14555018627</text:p>
          </table:table-cell>
          <table:table-cell table:formula="of:=0.000189*([$'raw data'.D51] - [$'raw data'.Q51])" office:value-type="float" office:value="-138.0400789698" calcext:value-type="float">
            <text:p>-138.0400789698</text:p>
          </table:table-cell>
          <table:table-cell table:formula="of:=-0.000189*[$'raw data'.R51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88200</text:p>
          </table:table-cell>
          <table:table-cell table:formula="of:=0.000189*[$'raw data'.B52]" office:value-type="float" office:value="44.7265517391" calcext:value-type="float">
            <text:p>44.7265517391</text:p>
          </table:table-cell>
          <table:table-cell table:formula="of:=0.000189*[$'raw data'.C52]" office:value-type="float" office:value="30.7919129238" calcext:value-type="float">
            <text:p>30.7919129238</text:p>
          </table:table-cell>
          <table:table-cell table:formula="of:=0.000189*[$'raw data'.E52]" office:value-type="float" office:value="70.2900134748" calcext:value-type="float">
            <text:p>70.2900134748</text:p>
          </table:table-cell>
          <table:table-cell table:formula="of:=0.000189*([$'raw data'.F52] + [$'raw data'.G52])" office:value-type="float" office:value="93.32805539043" calcext:value-type="float">
            <text:p>93.32805539043</text:p>
          </table:table-cell>
          <table:table-cell table:formula="of:=0.000189*[$'raw data'.H52]" office:value-type="float" office:value="48.8058555033" calcext:value-type="float">
            <text:p>48.8058555033</text:p>
          </table:table-cell>
          <table:table-cell table:formula="of:=0.000189*[$'raw data'.I52]" office:value-type="float" office:value="20.5242318288" calcext:value-type="float">
            <text:p>20.5242318288</text:p>
          </table:table-cell>
          <table:table-cell table:formula="of:=0.000189*[$'raw data'.J52]" office:value-type="float" office:value="31.6812730437" calcext:value-type="float">
            <text:p>31.6812730437</text:p>
          </table:table-cell>
          <table:table-cell table:formula="of:=0.000189*[$'raw data'.K52]" office:value-type="float" office:value="26.91800748" calcext:value-type="float">
            <text:p>26.91800748</text:p>
          </table:table-cell>
          <table:table-cell table:formula="of:=0.000189*([$'raw data'.L52] + [$'raw data'.M52])" office:value-type="float" office:value="54.58646969244" calcext:value-type="float">
            <text:p>54.58646969244</text:p>
          </table:table-cell>
          <table:table-cell table:formula="of:=0.000189*([$'raw data'.D52] - [$'raw data'.Q52])" office:value-type="float" office:value="-137.8172855052" calcext:value-type="float">
            <text:p>-137.8172855052</text:p>
          </table:table-cell>
          <table:table-cell table:formula="of:=-0.000189*[$'raw data'.R52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90000</text:p>
          </table:table-cell>
          <table:table-cell table:formula="of:=0.000189*[$'raw data'.B53]" office:value-type="float" office:value="42.7123996425" calcext:value-type="float">
            <text:p>42.7123996425</text:p>
          </table:table-cell>
          <table:table-cell table:formula="of:=0.000189*[$'raw data'.C53]" office:value-type="float" office:value="28.2020870691" calcext:value-type="float">
            <text:p>28.2020870691</text:p>
          </table:table-cell>
          <table:table-cell table:formula="of:=0.000189*[$'raw data'.E53]" office:value-type="float" office:value="65.5892960247" calcext:value-type="float">
            <text:p>65.5892960247</text:p>
          </table:table-cell>
          <table:table-cell table:formula="of:=0.000189*([$'raw data'.F53] + [$'raw data'.G53])" office:value-type="float" office:value="91.00868350833" calcext:value-type="float">
            <text:p>91.00868350833</text:p>
          </table:table-cell>
          <table:table-cell table:formula="of:=0.000189*[$'raw data'.H53]" office:value-type="float" office:value="46.7109588267" calcext:value-type="float">
            <text:p>46.7109588267</text:p>
          </table:table-cell>
          <table:table-cell table:formula="of:=0.000189*[$'raw data'.I53]" office:value-type="float" office:value="20.4695382717" calcext:value-type="float">
            <text:p>20.4695382717</text:p>
          </table:table-cell>
          <table:table-cell table:formula="of:=0.000189*[$'raw data'.J53]" office:value-type="float" office:value="31.7746826271" calcext:value-type="float">
            <text:p>31.7746826271</text:p>
          </table:table-cell>
          <table:table-cell table:formula="of:=0.000189*[$'raw data'.K53]" office:value-type="float" office:value="26.7734624913" calcext:value-type="float">
            <text:p>26.7734624913</text:p>
          </table:table-cell>
          <table:table-cell table:formula="of:=0.000189*([$'raw data'.L53] + [$'raw data'.M53])" office:value-type="float" office:value="58.35229339968" calcext:value-type="float">
            <text:p>58.35229339968</text:p>
          </table:table-cell>
          <table:table-cell table:formula="of:=0.000189*([$'raw data'.D53] - [$'raw data'.Q53])" office:value-type="float" office:value="-138.093267501" calcext:value-type="float">
            <text:p>-138.093267501</text:p>
          </table:table-cell>
          <table:table-cell table:formula="of:=-0.000189*[$'raw data'.R5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91800</text:p>
          </table:table-cell>
          <table:table-cell table:formula="of:=0.000189*[$'raw data'.B54]" office:value-type="float" office:value="43.1815492962" calcext:value-type="float">
            <text:p>43.1815492962</text:p>
          </table:table-cell>
          <table:table-cell table:formula="of:=0.000189*[$'raw data'.C54]" office:value-type="float" office:value="28.8506811096" calcext:value-type="float">
            <text:p>28.8506811096</text:p>
          </table:table-cell>
          <table:table-cell table:formula="of:=0.000189*[$'raw data'.E54]" office:value-type="float" office:value="67.0791619512" calcext:value-type="float">
            <text:p>67.0791619512</text:p>
          </table:table-cell>
          <table:table-cell table:formula="of:=0.000189*([$'raw data'.F54] + [$'raw data'.G54])" office:value-type="float" office:value="78.7952479671" calcext:value-type="float">
            <text:p>78.7952479671</text:p>
          </table:table-cell>
          <table:table-cell table:formula="of:=0.000189*[$'raw data'.H54]" office:value-type="float" office:value="48.365279928" calcext:value-type="float">
            <text:p>48.365279928</text:p>
          </table:table-cell>
          <table:table-cell table:formula="of:=0.000189*[$'raw data'.I54]" office:value-type="float" office:value="20.4953483007" calcext:value-type="float">
            <text:p>20.4953483007</text:p>
          </table:table-cell>
          <table:table-cell table:formula="of:=0.000189*[$'raw data'.J54]" office:value-type="float" office:value="25.7370196608" calcext:value-type="float">
            <text:p>25.7370196608</text:p>
          </table:table-cell>
          <table:table-cell table:formula="of:=0.000189*[$'raw data'.K54]" office:value-type="float" office:value="26.8401507066" calcext:value-type="float">
            <text:p>26.8401507066</text:p>
          </table:table-cell>
          <table:table-cell table:formula="of:=0.000189*([$'raw data'.L54] + [$'raw data'.M54])" office:value-type="float" office:value="58.56201882594" calcext:value-type="float">
            <text:p>58.56201882594</text:p>
          </table:table-cell>
          <table:table-cell table:formula="of:=0.000189*([$'raw data'.D54] - [$'raw data'.Q54])" office:value-type="float" office:value="-138.9948030576" calcext:value-type="float">
            <text:p>-138.9948030576</text:p>
          </table:table-cell>
          <table:table-cell table:formula="of:=-0.000189*[$'raw data'.R54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93600</text:p>
          </table:table-cell>
          <table:table-cell table:formula="of:=0.000189*[$'raw data'.B55]" office:value-type="float" office:value="41.8305349035" calcext:value-type="float">
            <text:p>41.8305349035</text:p>
          </table:table-cell>
          <table:table-cell table:formula="of:=0.000189*[$'raw data'.C55]" office:value-type="float" office:value="27.3472613127" calcext:value-type="float">
            <text:p>27.3472613127</text:p>
          </table:table-cell>
          <table:table-cell table:formula="of:=0.000189*[$'raw data'.E55]" office:value-type="float" office:value="64.6965618201" calcext:value-type="float">
            <text:p>64.6965618201</text:p>
          </table:table-cell>
          <table:table-cell table:formula="of:=0.000189*([$'raw data'.F55] + [$'raw data'.G55])" office:value-type="float" office:value="78.79640107122" calcext:value-type="float">
            <text:p>78.79640107122</text:p>
          </table:table-cell>
          <table:table-cell table:formula="of:=0.000189*[$'raw data'.H55]" office:value-type="float" office:value="48.2086903662" calcext:value-type="float">
            <text:p>48.2086903662</text:p>
          </table:table-cell>
          <table:table-cell table:formula="of:=0.000189*[$'raw data'.I55]" office:value-type="float" office:value="20.488948137" calcext:value-type="float">
            <text:p>20.488948137</text:p>
          </table:table-cell>
          <table:table-cell table:formula="of:=0.000189*[$'raw data'.J55]" office:value-type="float" office:value="26.0206694055" calcext:value-type="float">
            <text:p>26.0206694055</text:p>
          </table:table-cell>
          <table:table-cell table:formula="of:=0.000189*[$'raw data'.K55]" office:value-type="float" office:value="26.9472556269" calcext:value-type="float">
            <text:p>26.9472556269</text:p>
          </table:table-cell>
          <table:table-cell table:formula="of:=0.000189*([$'raw data'.L55] + [$'raw data'.M55])" office:value-type="float" office:value="60.90581527254" calcext:value-type="float">
            <text:p>60.90581527254</text:p>
          </table:table-cell>
          <table:table-cell table:formula="of:=0.000189*([$'raw data'.D55] - [$'raw data'.Q55])" office:value-type="float" office:value="-140.026209435" calcext:value-type="float">
            <text:p>-140.026209435</text:p>
          </table:table-cell>
          <table:table-cell table:formula="of:=-0.000189*[$'raw data'.R55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95400</text:p>
          </table:table-cell>
          <table:table-cell table:formula="of:=0.000189*[$'raw data'.B56]" office:value-type="float" office:value="43.4912284989" calcext:value-type="float">
            <text:p>43.4912284989</text:p>
          </table:table-cell>
          <table:table-cell table:formula="of:=0.000189*[$'raw data'.C56]" office:value-type="float" office:value="29.2686919749" calcext:value-type="float">
            <text:p>29.2686919749</text:p>
          </table:table-cell>
          <table:table-cell table:formula="of:=0.000189*[$'raw data'.E56]" office:value-type="float" office:value="66.8949245433" calcext:value-type="float">
            <text:p>66.8949245433</text:p>
          </table:table-cell>
          <table:table-cell table:formula="of:=0.000189*([$'raw data'.F56] + [$'raw data'.G56])" office:value-type="float" office:value="78.82078217328" calcext:value-type="float">
            <text:p>78.82078217328</text:p>
          </table:table-cell>
          <table:table-cell table:formula="of:=0.000189*[$'raw data'.H56]" office:value-type="float" office:value="44.9067091851" calcext:value-type="float">
            <text:p>44.9067091851</text:p>
          </table:table-cell>
          <table:table-cell table:formula="of:=0.000189*[$'raw data'.I56]" office:value-type="float" office:value="20.3922000387" calcext:value-type="float">
            <text:p>20.3922000387</text:p>
          </table:table-cell>
          <table:table-cell table:formula="of:=0.000189*[$'raw data'.J56]" office:value-type="float" office:value="23.5868173317" calcext:value-type="float">
            <text:p>23.5868173317</text:p>
          </table:table-cell>
          <table:table-cell table:formula="of:=0.000189*[$'raw data'.K56]" office:value-type="float" office:value="26.8071790896" calcext:value-type="float">
            <text:p>26.8071790896</text:p>
          </table:table-cell>
          <table:table-cell table:formula="of:=0.000189*([$'raw data'.L56] + [$'raw data'.M56])" office:value-type="float" office:value="63.76340638395" calcext:value-type="float">
            <text:p>63.76340638395</text:p>
          </table:table-cell>
          <table:table-cell table:formula="of:=0.000189*([$'raw data'.D56] - [$'raw data'.Q56])" office:value-type="float" office:value="-139.1256793206" calcext:value-type="float">
            <text:p>-139.1256793206</text:p>
          </table:table-cell>
          <table:table-cell table:formula="of:=-0.000189*[$'raw data'.R56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97200</text:p>
          </table:table-cell>
          <table:table-cell table:formula="of:=0.000189*[$'raw data'.B57]" office:value-type="float" office:value="41.3200708515" calcext:value-type="float">
            <text:p>41.3200708515</text:p>
          </table:table-cell>
          <table:table-cell table:formula="of:=0.000189*[$'raw data'.C57]" office:value-type="float" office:value="26.6031430812" calcext:value-type="float">
            <text:p>26.6031430812</text:p>
          </table:table-cell>
          <table:table-cell table:formula="of:=0.000189*[$'raw data'.E57]" office:value-type="float" office:value="60.5379088629" calcext:value-type="float">
            <text:p>60.5379088629</text:p>
          </table:table-cell>
          <table:table-cell table:formula="of:=0.000189*([$'raw data'.F57] + [$'raw data'.G57])" office:value-type="float" office:value="78.83248749327" calcext:value-type="float">
            <text:p>78.83248749327</text:p>
          </table:table-cell>
          <table:table-cell table:formula="of:=0.000189*[$'raw data'.H57]" office:value-type="float" office:value="47.9556823032" calcext:value-type="float">
            <text:p>47.9556823032</text:p>
          </table:table-cell>
          <table:table-cell table:formula="of:=0.000189*[$'raw data'.I57]" office:value-type="float" office:value="20.5372532862" calcext:value-type="float">
            <text:p>20.5372532862</text:p>
          </table:table-cell>
          <table:table-cell table:formula="of:=0.000189*[$'raw data'.J57]" office:value-type="float" office:value="25.1938940841" calcext:value-type="float">
            <text:p>25.1938940841</text:p>
          </table:table-cell>
          <table:table-cell table:formula="of:=0.000189*[$'raw data'.K57]" office:value-type="float" office:value="26.9289568548" calcext:value-type="float">
            <text:p>26.9289568548</text:p>
          </table:table-cell>
          <table:table-cell table:formula="of:=0.000189*([$'raw data'.L57] + [$'raw data'.M57])" office:value-type="float" office:value="63.75792106341" calcext:value-type="float">
            <text:p>63.75792106341</text:p>
          </table:table-cell>
          <table:table-cell table:formula="of:=0.000189*([$'raw data'.D57] - [$'raw data'.Q57])" office:value-type="float" office:value="-140.2624520262" calcext:value-type="float">
            <text:p>-140.2624520262</text:p>
          </table:table-cell>
          <table:table-cell table:formula="of:=-0.000189*[$'raw data'.R57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99000</text:p>
          </table:table-cell>
          <table:table-cell table:formula="of:=0.000189*[$'raw data'.B58]" office:value-type="float" office:value="40.4902931139" calcext:value-type="float">
            <text:p>40.4902931139</text:p>
          </table:table-cell>
          <table:table-cell table:formula="of:=0.000189*[$'raw data'.C58]" office:value-type="float" office:value="25.829021988" calcext:value-type="float">
            <text:p>25.829021988</text:p>
          </table:table-cell>
          <table:table-cell table:formula="of:=0.000189*[$'raw data'.E58]" office:value-type="float" office:value="47.1567665646" calcext:value-type="float">
            <text:p>47.1567665646</text:p>
          </table:table-cell>
          <table:table-cell table:formula="of:=0.000189*([$'raw data'.F58] + [$'raw data'.G58])" office:value-type="float" office:value="78.84167489478" calcext:value-type="float">
            <text:p>78.84167489478</text:p>
          </table:table-cell>
          <table:table-cell table:formula="of:=0.000189*[$'raw data'.H58]" office:value-type="float" office:value="51.438646917" calcext:value-type="float">
            <text:p>51.438646917</text:p>
          </table:table-cell>
          <table:table-cell table:formula="of:=0.000189*[$'raw data'.I58]" office:value-type="float" office:value="20.5266605733" calcext:value-type="float">
            <text:p>20.5266605733</text:p>
          </table:table-cell>
          <table:table-cell table:formula="of:=0.000189*[$'raw data'.J58]" office:value-type="float" office:value="28.4526404946" calcext:value-type="float">
            <text:p>28.4526404946</text:p>
          </table:table-cell>
          <table:table-cell table:formula="of:=0.000189*[$'raw data'.K58]" office:value-type="float" office:value="26.8516462158" calcext:value-type="float">
            <text:p>26.8516462158</text:p>
          </table:table-cell>
          <table:table-cell table:formula="of:=0.000189*([$'raw data'.L58] + [$'raw data'.M58])" office:value-type="float" office:value="63.79074522261" calcext:value-type="float">
            <text:p>63.79074522261</text:p>
          </table:table-cell>
          <table:table-cell table:formula="of:=0.000189*([$'raw data'.D58] - [$'raw data'.Q58])" office:value-type="float" office:value="-141.1114348287" calcext:value-type="float">
            <text:p>-141.1114348287</text:p>
          </table:table-cell>
          <table:table-cell table:formula="of:=-0.000189*[$'raw data'.R58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00800</text:p>
          </table:table-cell>
          <table:table-cell table:formula="of:=0.000189*[$'raw data'.B59]" office:value-type="float" office:value="40.8647440908" calcext:value-type="float">
            <text:p>40.8647440908</text:p>
          </table:table-cell>
          <table:table-cell table:formula="of:=0.000189*[$'raw data'.C59]" office:value-type="float" office:value="26.1920753955" calcext:value-type="float">
            <text:p>26.1920753955</text:p>
          </table:table-cell>
          <table:table-cell table:formula="of:=0.000189*[$'raw data'.E59]" office:value-type="float" office:value="45.1138439808" calcext:value-type="float">
            <text:p>45.1138439808</text:p>
          </table:table-cell>
          <table:table-cell table:formula="of:=0.000189*([$'raw data'.F59] + [$'raw data'.G59])" office:value-type="float" office:value="78.85039681575" calcext:value-type="float">
            <text:p>78.85039681575</text:p>
          </table:table-cell>
          <table:table-cell table:formula="of:=0.000189*[$'raw data'.H59]" office:value-type="float" office:value="50.5363424517" calcext:value-type="float">
            <text:p>50.5363424517</text:p>
          </table:table-cell>
          <table:table-cell table:formula="of:=0.000189*[$'raw data'.I59]" office:value-type="float" office:value="20.3700818412" calcext:value-type="float">
            <text:p>20.3700818412</text:p>
          </table:table-cell>
          <table:table-cell table:formula="of:=0.000189*[$'raw data'.J59]" office:value-type="float" office:value="27.8065837035" calcext:value-type="float">
            <text:p>27.8065837035</text:p>
          </table:table-cell>
          <table:table-cell table:formula="of:=0.000189*[$'raw data'.K59]" office:value-type="float" office:value="26.8848623988" calcext:value-type="float">
            <text:p>26.8848623988</text:p>
          </table:table-cell>
          <table:table-cell table:formula="of:=0.000189*([$'raw data'.L59] + [$'raw data'.M59])" office:value-type="float" office:value="63.67462288551" calcext:value-type="float">
            <text:p>63.67462288551</text:p>
          </table:table-cell>
          <table:table-cell table:formula="of:=0.000189*([$'raw data'.D59] - [$'raw data'.Q59])" office:value-type="float" office:value="-140.879207259" calcext:value-type="float">
            <text:p>-140.879207259</text:p>
          </table:table-cell>
          <table:table-cell table:formula="of:=-0.000189*[$'raw data'.R59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02600</text:p>
          </table:table-cell>
          <table:table-cell table:formula="of:=0.000189*[$'raw data'.B60]" office:value-type="float" office:value="40.7407658364" calcext:value-type="float">
            <text:p>40.7407658364</text:p>
          </table:table-cell>
          <table:table-cell table:formula="of:=0.000189*[$'raw data'.C60]" office:value-type="float" office:value="25.9810384302" calcext:value-type="float">
            <text:p>25.9810384302</text:p>
          </table:table-cell>
          <table:table-cell table:formula="of:=0.000189*[$'raw data'.E60]" office:value-type="float" office:value="45.0828115227" calcext:value-type="float">
            <text:p>45.0828115227</text:p>
          </table:table-cell>
          <table:table-cell table:formula="of:=0.000189*([$'raw data'.F60] + [$'raw data'.G60])" office:value-type="float" office:value="78.85773555534" calcext:value-type="float">
            <text:p>78.85773555534</text:p>
          </table:table-cell>
          <table:table-cell table:formula="of:=0.000189*[$'raw data'.H60]" office:value-type="float" office:value="51.1413455511" calcext:value-type="float">
            <text:p>51.1413455511</text:p>
          </table:table-cell>
          <table:table-cell table:formula="of:=0.000189*[$'raw data'.I60]" office:value-type="float" office:value="20.6216965773" calcext:value-type="float">
            <text:p>20.6216965773</text:p>
          </table:table-cell>
          <table:table-cell table:formula="of:=0.000189*[$'raw data'.J60]" office:value-type="float" office:value="24.0047525214" calcext:value-type="float">
            <text:p>24.0047525214</text:p>
          </table:table-cell>
          <table:table-cell table:formula="of:=0.000189*[$'raw data'.K60]" office:value-type="float" office:value="26.8926983766" calcext:value-type="float">
            <text:p>26.8926983766</text:p>
          </table:table-cell>
          <table:table-cell table:formula="of:=0.000189*([$'raw data'.L60] + [$'raw data'.M60])" office:value-type="float" office:value="63.64481253543" calcext:value-type="float">
            <text:p>63.64481253543</text:p>
          </table:table-cell>
          <table:table-cell table:formula="of:=0.000189*([$'raw data'.D60] - [$'raw data'.Q60])" office:value-type="float" office:value="-140.9554097532" calcext:value-type="float">
            <text:p>-140.9554097532</text:p>
          </table:table-cell>
          <table:table-cell table:formula="of:=-0.000189*[$'raw data'.R60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04400</text:p>
          </table:table-cell>
          <table:table-cell table:formula="of:=0.000189*[$'raw data'.B61]" office:value-type="float" office:value="40.8168810693" calcext:value-type="float">
            <text:p>40.8168810693</text:p>
          </table:table-cell>
          <table:table-cell table:formula="of:=0.000189*[$'raw data'.C61]" office:value-type="float" office:value="25.9643529999" calcext:value-type="float">
            <text:p>25.9643529999</text:p>
          </table:table-cell>
          <table:table-cell table:formula="of:=0.000189*[$'raw data'.E61]" office:value-type="float" office:value="45.0662513427" calcext:value-type="float">
            <text:p>45.0662513427</text:p>
          </table:table-cell>
          <table:table-cell table:formula="of:=0.000189*([$'raw data'.F61] + [$'raw data'.G61])" office:value-type="float" office:value="78.85773555534" calcext:value-type="float">
            <text:p>78.85773555534</text:p>
          </table:table-cell>
          <table:table-cell table:formula="of:=0.000189*[$'raw data'.H61]" office:value-type="float" office:value="50.4554980041" calcext:value-type="float">
            <text:p>50.4554980041</text:p>
          </table:table-cell>
          <table:table-cell table:formula="of:=0.000189*[$'raw data'.I61]" office:value-type="float" office:value="20.4977402469" calcext:value-type="float">
            <text:p>20.4977402469</text:p>
          </table:table-cell>
          <table:table-cell table:formula="of:=0.000189*[$'raw data'.J61]" office:value-type="float" office:value="22.8737787327" calcext:value-type="float">
            <text:p>22.8737787327</text:p>
          </table:table-cell>
          <table:table-cell table:formula="of:=0.000189*[$'raw data'.K61]" office:value-type="float" office:value="26.9335131156" calcext:value-type="float">
            <text:p>26.9335131156</text:p>
          </table:table-cell>
          <table:table-cell table:formula="of:=0.000189*([$'raw data'.L61] + [$'raw data'.M61])" office:value-type="float" office:value="63.7846149528" calcext:value-type="float">
            <text:p>63.7846149528</text:p>
          </table:table-cell>
          <table:table-cell table:formula="of:=0.000189*([$'raw data'.D61] - [$'raw data'.Q61])" office:value-type="float" office:value="-140.7381483753" calcext:value-type="float">
            <text:p>-140.7381483753</text:p>
          </table:table-cell>
          <table:table-cell table:formula="of:=-0.000189*[$'raw data'.R61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06200</text:p>
          </table:table-cell>
          <table:table-cell table:formula="of:=0.000189*[$'raw data'.B62]" office:value-type="float" office:value="40.4369020881" calcext:value-type="float">
            <text:p>40.4369020881</text:p>
          </table:table-cell>
          <table:table-cell table:formula="of:=0.000189*[$'raw data'.C62]" office:value-type="float" office:value="25.5246015402" calcext:value-type="float">
            <text:p>25.5246015402</text:p>
          </table:table-cell>
          <table:table-cell table:formula="of:=0.000189*[$'raw data'.E62]" office:value-type="float" office:value="44.8737388533" calcext:value-type="float">
            <text:p>44.8737388533</text:p>
          </table:table-cell>
          <table:table-cell table:formula="of:=0.000189*([$'raw data'.F62] + [$'raw data'.G62])" office:value-type="float" office:value="78.86941291278" calcext:value-type="float">
            <text:p>78.86941291278</text:p>
          </table:table-cell>
          <table:table-cell table:formula="of:=0.000189*[$'raw data'.H62]" office:value-type="float" office:value="50.6119352319" calcext:value-type="float">
            <text:p>50.6119352319</text:p>
          </table:table-cell>
          <table:table-cell table:formula="of:=0.000189*[$'raw data'.I62]" office:value-type="float" office:value="20.7702154233" calcext:value-type="float">
            <text:p>20.7702154233</text:p>
          </table:table-cell>
          <table:table-cell table:formula="of:=0.000189*[$'raw data'.J62]" office:value-type="float" office:value="22.7867243877" calcext:value-type="float">
            <text:p>22.7867243877</text:p>
          </table:table-cell>
          <table:table-cell table:formula="of:=0.000189*[$'raw data'.K62]" office:value-type="float" office:value="27.0236473101" calcext:value-type="float">
            <text:p>27.0236473101</text:p>
          </table:table-cell>
          <table:table-cell table:formula="of:=0.000189*([$'raw data'.L62] + [$'raw data'.M62])" office:value-type="float" office:value="63.77925432501" calcext:value-type="float">
            <text:p>63.77925432501</text:p>
          </table:table-cell>
          <table:table-cell table:formula="of:=0.000189*([$'raw data'.D62] - [$'raw data'.Q62])" office:value-type="float" office:value="-141.0737210316" calcext:value-type="float">
            <text:p>-141.0737210316</text:p>
          </table:table-cell>
          <table:table-cell table:formula="of:=-0.000189*[$'raw data'.R62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08000</text:p>
          </table:table-cell>
          <table:table-cell table:formula="of:=0.000189*[$'raw data'.B63]" office:value-type="float" office:value="36.2330076906" calcext:value-type="float">
            <text:p>36.2330076906</text:p>
          </table:table-cell>
          <table:table-cell table:formula="of:=0.000189*[$'raw data'.C63]" office:value-type="float" office:value="25.3094996952" calcext:value-type="float">
            <text:p>25.3094996952</text:p>
          </table:table-cell>
          <table:table-cell table:formula="of:=0.000189*[$'raw data'.E63]" office:value-type="float" office:value="37.3920063993" calcext:value-type="float">
            <text:p>37.3920063993</text:p>
          </table:table-cell>
          <table:table-cell table:formula="of:=0.000189*([$'raw data'.F63] + [$'raw data'.G63])" office:value-type="float" office:value="78.87674129139" calcext:value-type="float">
            <text:p>78.87674129139</text:p>
          </table:table-cell>
          <table:table-cell table:formula="of:=0.000189*[$'raw data'.H63]" office:value-type="float" office:value="50.5460774826" calcext:value-type="float">
            <text:p>50.5460774826</text:p>
          </table:table-cell>
          <table:table-cell table:formula="of:=0.000189*[$'raw data'.I63]" office:value-type="float" office:value="20.7396011277" calcext:value-type="float">
            <text:p>20.7396011277</text:p>
          </table:table-cell>
          <table:table-cell table:formula="of:=0.000189*[$'raw data'.J63]" office:value-type="float" office:value="22.9707425934" calcext:value-type="float">
            <text:p>22.9707425934</text:p>
          </table:table-cell>
          <table:table-cell table:formula="of:=0.000189*[$'raw data'.K63]" office:value-type="float" office:value="27.0201887235" calcext:value-type="float">
            <text:p>27.0201887235</text:p>
          </table:table-cell>
          <table:table-cell table:formula="of:=0.000189*([$'raw data'.L63] + [$'raw data'.M63])" office:value-type="float" office:value="63.61666588998" calcext:value-type="float">
            <text:p>63.61666588998</text:p>
          </table:table-cell>
          <table:table-cell table:formula="of:=0.000189*([$'raw data'.D63] - [$'raw data'.Q63])" office:value-type="float" office:value="-141.1029805563" calcext:value-type="float">
            <text:p>-141.1029805563</text:p>
          </table:table-cell>
          <table:table-cell table:formula="of:=-0.000189*[$'raw data'.R6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09800</text:p>
          </table:table-cell>
          <table:table-cell table:formula="of:=0.000189*[$'raw data'.B64]" office:value-type="float" office:value="35.2255067703" calcext:value-type="float">
            <text:p>35.2255067703</text:p>
          </table:table-cell>
          <table:table-cell table:formula="of:=0.000189*[$'raw data'.C64]" office:value-type="float" office:value="24.9182760267" calcext:value-type="float">
            <text:p>24.9182760267</text:p>
          </table:table-cell>
          <table:table-cell table:formula="of:=0.000189*[$'raw data'.E64]" office:value-type="float" office:value="36.9816189813" calcext:value-type="float">
            <text:p>36.9816189813</text:p>
          </table:table-cell>
          <table:table-cell table:formula="of:=0.000189*([$'raw data'.F64] + [$'raw data'.G64])" office:value-type="float" office:value="78.87124881153" calcext:value-type="float">
            <text:p>78.87124881153</text:p>
          </table:table-cell>
          <table:table-cell table:formula="of:=0.000189*[$'raw data'.H64]" office:value-type="float" office:value="50.524831728" calcext:value-type="float">
            <text:p>50.524831728</text:p>
          </table:table-cell>
          <table:table-cell table:formula="of:=0.000189*[$'raw data'.I64]" office:value-type="float" office:value="20.7253801818" calcext:value-type="float">
            <text:p>20.7253801818</text:p>
          </table:table-cell>
          <table:table-cell table:formula="of:=0.000189*[$'raw data'.J64]" office:value-type="float" office:value="23.1315246666" calcext:value-type="float">
            <text:p>23.1315246666</text:p>
          </table:table-cell>
          <table:table-cell table:formula="of:=0.000189*[$'raw data'.K64]" office:value-type="float" office:value="27.1082451654" calcext:value-type="float">
            <text:p>27.1082451654</text:p>
          </table:table-cell>
          <table:table-cell table:formula="of:=0.000189*([$'raw data'.L64] + [$'raw data'.M64])" office:value-type="float" office:value="63.15224135913" calcext:value-type="float">
            <text:p>63.15224135913</text:p>
          </table:table-cell>
          <table:table-cell table:formula="of:=0.000189*([$'raw data'.D64] - [$'raw data'.Q64])" office:value-type="float" office:value="-142.0397586405" calcext:value-type="float">
            <text:p>-142.0397586405</text:p>
          </table:table-cell>
          <table:table-cell table:formula="of:=-0.000189*[$'raw data'.R64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11600</text:p>
          </table:table-cell>
          <table:table-cell table:formula="of:=0.000189*[$'raw data'.B65]" office:value-type="float" office:value="35.8532463429" calcext:value-type="float">
            <text:p>35.8532463429</text:p>
          </table:table-cell>
          <table:table-cell table:formula="of:=0.000189*[$'raw data'.C65]" office:value-type="float" office:value="25.5646254276" calcext:value-type="float">
            <text:p>25.5646254276</text:p>
          </table:table-cell>
          <table:table-cell table:formula="of:=0.000189*[$'raw data'.E65]" office:value-type="float" office:value="40.5078404976" calcext:value-type="float">
            <text:p>40.5078404976</text:p>
          </table:table-cell>
          <table:table-cell table:formula="of:=0.000189*([$'raw data'.F65] + [$'raw data'.G65])" office:value-type="float" office:value="78.87994896348" calcext:value-type="float">
            <text:p>78.87994896348</text:p>
          </table:table-cell>
          <table:table-cell table:formula="of:=0.000189*[$'raw data'.H65]" office:value-type="float" office:value="49.1390964288" calcext:value-type="float">
            <text:p>49.1390964288</text:p>
          </table:table-cell>
          <table:table-cell table:formula="of:=0.000189*[$'raw data'.I65]" office:value-type="float" office:value="20.7389305746" calcext:value-type="float">
            <text:p>20.7389305746</text:p>
          </table:table-cell>
          <table:table-cell table:formula="of:=0.000189*[$'raw data'.J65]" office:value-type="float" office:value="23.2616697264" calcext:value-type="float">
            <text:p>23.2616697264</text:p>
          </table:table-cell>
          <table:table-cell table:formula="of:=0.000189*[$'raw data'.K65]" office:value-type="float" office:value="27.0223646805" calcext:value-type="float">
            <text:p>27.0223646805</text:p>
          </table:table-cell>
          <table:table-cell table:formula="of:=0.000189*([$'raw data'.L65] + [$'raw data'.M65])" office:value-type="float" office:value="63.08667873711" calcext:value-type="float">
            <text:p>63.08667873711</text:p>
          </table:table-cell>
          <table:table-cell table:formula="of:=0.000189*([$'raw data'.D65] - [$'raw data'.Q65])" office:value-type="float" office:value="-143.0438840019" calcext:value-type="float">
            <text:p>-143.0438840019</text:p>
          </table:table-cell>
          <table:table-cell table:formula="of:=-0.000189*[$'raw data'.R65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13400</text:p>
          </table:table-cell>
          <table:table-cell table:formula="of:=0.000189*[$'raw data'.B66]" office:value-type="float" office:value="36.0777352509" calcext:value-type="float">
            <text:p>36.0777352509</text:p>
          </table:table-cell>
          <table:table-cell table:formula="of:=0.000189*[$'raw data'.C66]" office:value-type="float" office:value="25.8765902262" calcext:value-type="float">
            <text:p>25.8765902262</text:p>
          </table:table-cell>
          <table:table-cell table:formula="of:=0.000189*[$'raw data'.E66]" office:value-type="float" office:value="41.9295050748" calcext:value-type="float">
            <text:p>41.9295050748</text:p>
          </table:table-cell>
          <table:table-cell table:formula="of:=0.000189*([$'raw data'.F66] + [$'raw data'.G66])" office:value-type="float" office:value="78.87582937584" calcext:value-type="float">
            <text:p>78.87582937584</text:p>
          </table:table-cell>
          <table:table-cell table:formula="of:=0.000189*[$'raw data'.H66]" office:value-type="float" office:value="50.9854604868" calcext:value-type="float">
            <text:p>50.9854604868</text:p>
          </table:table-cell>
          <table:table-cell table:formula="of:=0.000189*[$'raw data'.I66]" office:value-type="float" office:value="20.7792677106" calcext:value-type="float">
            <text:p>20.7792677106</text:p>
          </table:table-cell>
          <table:table-cell table:formula="of:=0.000189*[$'raw data'.J66]" office:value-type="float" office:value="23.5899470583" calcext:value-type="float">
            <text:p>23.5899470583</text:p>
          </table:table-cell>
          <table:table-cell table:formula="of:=0.000189*[$'raw data'.K66]" office:value-type="float" office:value="26.9159786406" calcext:value-type="float">
            <text:p>26.9159786406</text:p>
          </table:table-cell>
          <table:table-cell table:formula="of:=0.000189*([$'raw data'.L66] + [$'raw data'.M66])" office:value-type="float" office:value="63.09748636758" calcext:value-type="float">
            <text:p>63.09748636758</text:p>
          </table:table-cell>
          <table:table-cell table:formula="of:=0.000189*([$'raw data'.D66] - [$'raw data'.Q66])" office:value-type="float" office:value="-142.9404765831" calcext:value-type="float">
            <text:p>-142.9404765831</text:p>
          </table:table-cell>
          <table:table-cell table:formula="of:=-0.000189*[$'raw data'.R66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15200</text:p>
          </table:table-cell>
          <table:table-cell table:formula="of:=0.000189*[$'raw data'.B67]" office:value-type="float" office:value="36.7058269494" calcext:value-type="float">
            <text:p>36.7058269494</text:p>
          </table:table-cell>
          <table:table-cell table:formula="of:=0.000189*[$'raw data'.C67]" office:value-type="float" office:value="26.6610063762" calcext:value-type="float">
            <text:p>26.6610063762</text:p>
          </table:table-cell>
          <table:table-cell table:formula="of:=0.000189*[$'raw data'.E67]" office:value-type="float" office:value="43.7396748579" calcext:value-type="float">
            <text:p>43.7396748579</text:p>
          </table:table-cell>
          <table:table-cell table:formula="of:=0.000189*([$'raw data'.F67] + [$'raw data'.G67])" office:value-type="float" office:value="78.8721649569" calcext:value-type="float">
            <text:p>78.8721649569</text:p>
          </table:table-cell>
          <table:table-cell table:formula="of:=0.000189*[$'raw data'.H67]" office:value-type="float" office:value="51.1259104125" calcext:value-type="float">
            <text:p>51.1259104125</text:p>
          </table:table-cell>
          <table:table-cell table:formula="of:=0.000189*[$'raw data'.I67]" office:value-type="float" office:value="20.7215178723" calcext:value-type="float">
            <text:p>20.7215178723</text:p>
          </table:table-cell>
          <table:table-cell table:formula="of:=0.000189*[$'raw data'.J67]" office:value-type="float" office:value="23.8179522735" calcext:value-type="float">
            <text:p>23.8179522735</text:p>
          </table:table-cell>
          <table:table-cell table:formula="of:=0.000189*[$'raw data'.K67]" office:value-type="float" office:value="27.1964698362" calcext:value-type="float">
            <text:p>27.1964698362</text:p>
          </table:table-cell>
          <table:table-cell table:formula="of:=0.000189*([$'raw data'.L67] + [$'raw data'.M67])" office:value-type="float" office:value="63.0221225382" calcext:value-type="float">
            <text:p>63.0221225382</text:p>
          </table:table-cell>
          <table:table-cell table:formula="of:=0.000189*([$'raw data'.D67] - [$'raw data'.Q67])" office:value-type="float" office:value="-142.6314023883" calcext:value-type="float">
            <text:p>-142.6314023883</text:p>
          </table:table-cell>
          <table:table-cell table:formula="of:=-0.000189*[$'raw data'.R67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17000</text:p>
          </table:table-cell>
          <table:table-cell table:formula="of:=0.000189*[$'raw data'.B68]" office:value-type="float" office:value="37.7810017767" calcext:value-type="float">
            <text:p>37.7810017767</text:p>
          </table:table-cell>
          <table:table-cell table:formula="of:=0.000189*[$'raw data'.C68]" office:value-type="float" office:value="27.9970610031" calcext:value-type="float">
            <text:p>27.9970610031</text:p>
          </table:table-cell>
          <table:table-cell table:formula="of:=0.000189*[$'raw data'.E68]" office:value-type="float" office:value="44.7763402548" calcext:value-type="float">
            <text:p>44.7763402548</text:p>
          </table:table-cell>
          <table:table-cell table:formula="of:=0.000189*([$'raw data'.F68] + [$'raw data'.G68])" office:value-type="float" office:value="78.84807979671" calcext:value-type="float">
            <text:p>78.84807979671</text:p>
          </table:table-cell>
          <table:table-cell table:formula="of:=0.000189*[$'raw data'.H68]" office:value-type="float" office:value="50.5681750035" calcext:value-type="float">
            <text:p>50.5681750035</text:p>
          </table:table-cell>
          <table:table-cell table:formula="of:=0.000189*[$'raw data'.I68]" office:value-type="float" office:value="20.6592837444" calcext:value-type="float">
            <text:p>20.6592837444</text:p>
          </table:table-cell>
          <table:table-cell table:formula="of:=0.000189*[$'raw data'.J68]" office:value-type="float" office:value="23.9840796447" calcext:value-type="float">
            <text:p>23.9840796447</text:p>
          </table:table-cell>
          <table:table-cell table:formula="of:=0.000189*[$'raw data'.K68]" office:value-type="float" office:value="27.0434375379" calcext:value-type="float">
            <text:p>27.0434375379</text:p>
          </table:table-cell>
          <table:table-cell table:formula="of:=0.000189*([$'raw data'.L68] + [$'raw data'.M68])" office:value-type="float" office:value="62.88058750869" calcext:value-type="float">
            <text:p>62.88058750869</text:p>
          </table:table-cell>
          <table:table-cell table:formula="of:=0.000189*([$'raw data'.D68] - [$'raw data'.Q68])" office:value-type="float" office:value="-141.472915605" calcext:value-type="float">
            <text:p>-141.472915605</text:p>
          </table:table-cell>
          <table:table-cell table:formula="of:=-0.000189*[$'raw data'.R68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18800</text:p>
          </table:table-cell>
          <table:table-cell table:formula="of:=0.000189*[$'raw data'.B69]" office:value-type="float" office:value="36.5696292591" calcext:value-type="float">
            <text:p>36.5696292591</text:p>
          </table:table-cell>
          <table:table-cell table:formula="of:=0.000189*[$'raw data'.C69]" office:value-type="float" office:value="26.8116633981" calcext:value-type="float">
            <text:p>26.8116633981</text:p>
          </table:table-cell>
          <table:table-cell table:formula="of:=0.000189*[$'raw data'.E69]" office:value-type="float" office:value="47.4762031569" calcext:value-type="float">
            <text:p>47.4762031569</text:p>
          </table:table-cell>
          <table:table-cell table:formula="of:=0.000189*([$'raw data'.F69] + [$'raw data'.G69])" office:value-type="float" office:value="78.81661850328" calcext:value-type="float">
            <text:p>78.81661850328</text:p>
          </table:table-cell>
          <table:table-cell table:formula="of:=0.000189*[$'raw data'.H69]" office:value-type="float" office:value="50.0349207834" calcext:value-type="float">
            <text:p>50.0349207834</text:p>
          </table:table-cell>
          <table:table-cell table:formula="of:=0.000189*[$'raw data'.I69]" office:value-type="float" office:value="20.6545678353" calcext:value-type="float">
            <text:p>20.6545678353</text:p>
          </table:table-cell>
          <table:table-cell table:formula="of:=0.000189*[$'raw data'.J69]" office:value-type="float" office:value="36.1844387163" calcext:value-type="float">
            <text:p>36.1844387163</text:p>
          </table:table-cell>
          <table:table-cell table:formula="of:=0.000189*[$'raw data'.K69]" office:value-type="float" office:value="26.7455189925" calcext:value-type="float">
            <text:p>26.7455189925</text:p>
          </table:table-cell>
          <table:table-cell table:formula="of:=0.000189*([$'raw data'.L69] + [$'raw data'.M69])" office:value-type="float" office:value="62.84532658761" calcext:value-type="float">
            <text:p>62.84532658761</text:p>
          </table:table-cell>
          <table:table-cell table:formula="of:=0.000189*([$'raw data'.D69] - [$'raw data'.Q69])" office:value-type="float" office:value="-136.904738733" calcext:value-type="float">
            <text:p>-136.904738733</text:p>
          </table:table-cell>
          <table:table-cell table:formula="of:=-0.000189*[$'raw data'.R69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20600</text:p>
          </table:table-cell>
          <table:table-cell table:formula="of:=0.000189*[$'raw data'.B70]" office:value-type="float" office:value="38.3055059394" calcext:value-type="float">
            <text:p>38.3055059394</text:p>
          </table:table-cell>
          <table:table-cell table:formula="of:=0.000189*[$'raw data'.C70]" office:value-type="float" office:value="28.836840564" calcext:value-type="float">
            <text:p>28.836840564</text:p>
          </table:table-cell>
          <table:table-cell table:formula="of:=0.000189*[$'raw data'.E70]" office:value-type="float" office:value="51.1613371773" calcext:value-type="float">
            <text:p>51.1613371773</text:p>
          </table:table-cell>
          <table:table-cell table:formula="of:=0.000189*([$'raw data'.F70] + [$'raw data'.G70])" office:value-type="float" office:value="78.74649391833" calcext:value-type="float">
            <text:p>78.74649391833</text:p>
          </table:table-cell>
          <table:table-cell table:formula="of:=0.000189*[$'raw data'.H70]" office:value-type="float" office:value="50.1750493335" calcext:value-type="float">
            <text:p>50.1750493335</text:p>
          </table:table-cell>
          <table:table-cell table:formula="of:=0.000189*[$'raw data'.I70]" office:value-type="float" office:value="20.5630154982" calcext:value-type="float">
            <text:p>20.5630154982</text:p>
          </table:table-cell>
          <table:table-cell table:formula="of:=0.000189*[$'raw data'.J70]" office:value-type="float" office:value="39.5076947391" calcext:value-type="float">
            <text:p>39.5076947391</text:p>
          </table:table-cell>
          <table:table-cell table:formula="of:=0.000189*[$'raw data'.K70]" office:value-type="float" office:value="26.6657798736" calcext:value-type="float">
            <text:p>26.6657798736</text:p>
          </table:table-cell>
          <table:table-cell table:formula="of:=0.000189*([$'raw data'.L70] + [$'raw data'.M70])" office:value-type="float" office:value="62.70661627839" calcext:value-type="float">
            <text:p>62.70661627839</text:p>
          </table:table-cell>
          <table:table-cell table:formula="of:=0.000189*([$'raw data'.D70] - [$'raw data'.Q70])" office:value-type="float" office:value="-134.510655888" calcext:value-type="float">
            <text:p>-134.510655888</text:p>
          </table:table-cell>
          <table:table-cell table:formula="of:=-0.000189*[$'raw data'.R70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22400</text:p>
          </table:table-cell>
          <table:table-cell table:formula="of:=0.000189*[$'raw data'.B71]" office:value-type="float" office:value="38.8808902251" calcext:value-type="float">
            <text:p>38.8808902251</text:p>
          </table:table-cell>
          <table:table-cell table:formula="of:=0.000189*[$'raw data'.C71]" office:value-type="float" office:value="29.4881424075" calcext:value-type="float">
            <text:p>29.4881424075</text:p>
          </table:table-cell>
          <table:table-cell table:formula="of:=0.000189*[$'raw data'.E71]" office:value-type="float" office:value="63.1138974606" calcext:value-type="float">
            <text:p>63.1138974606</text:p>
          </table:table-cell>
          <table:table-cell table:formula="of:=0.000189*([$'raw data'.F71] + [$'raw data'.G71])" office:value-type="float" office:value="78.71867732169" calcext:value-type="float">
            <text:p>78.71867732169</text:p>
          </table:table-cell>
          <table:table-cell table:formula="of:=0.000189*[$'raw data'.H71]" office:value-type="float" office:value="49.9671735066" calcext:value-type="float">
            <text:p>49.9671735066</text:p>
          </table:table-cell>
          <table:table-cell table:formula="of:=0.000189*[$'raw data'.I71]" office:value-type="float" office:value="20.5864083495" calcext:value-type="float">
            <text:p>20.5864083495</text:p>
          </table:table-cell>
          <table:table-cell table:formula="of:=0.000189*[$'raw data'.J71]" office:value-type="float" office:value="39.5521839216" calcext:value-type="float">
            <text:p>39.5521839216</text:p>
          </table:table-cell>
          <table:table-cell table:formula="of:=0.000189*[$'raw data'.K71]" office:value-type="float" office:value="26.4654174393" calcext:value-type="float">
            <text:p>26.4654174393</text:p>
          </table:table-cell>
          <table:table-cell table:formula="of:=0.000189*([$'raw data'.L71] + [$'raw data'.M71])" office:value-type="float" office:value="62.565422409" calcext:value-type="float">
            <text:p>62.565422409</text:p>
          </table:table-cell>
          <table:table-cell table:formula="of:=0.000189*([$'raw data'.D71] - [$'raw data'.Q71])" office:value-type="float" office:value="-133.7694311709" calcext:value-type="float">
            <text:p>-133.7694311709</text:p>
          </table:table-cell>
          <table:table-cell table:formula="of:=-0.000189*[$'raw data'.R71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24200</text:p>
          </table:table-cell>
          <table:table-cell table:formula="of:=0.000189*[$'raw data'.B72]" office:value-type="float" office:value="43.5030597855" calcext:value-type="float">
            <text:p>43.5030597855</text:p>
          </table:table-cell>
          <table:table-cell table:formula="of:=0.000189*[$'raw data'.C72]" office:value-type="float" office:value="29.7549126189" calcext:value-type="float">
            <text:p>29.7549126189</text:p>
          </table:table-cell>
          <table:table-cell table:formula="of:=0.000189*[$'raw data'.E72]" office:value-type="float" office:value="71.7053473647" calcext:value-type="float">
            <text:p>71.7053473647</text:p>
          </table:table-cell>
          <table:table-cell table:formula="of:=0.000189*([$'raw data'.F72] + [$'raw data'.G72])" office:value-type="float" office:value="79.05733826823" calcext:value-type="float">
            <text:p>79.05733826823</text:p>
          </table:table-cell>
          <table:table-cell table:formula="of:=0.000189*[$'raw data'.H72]" office:value-type="float" office:value="50.1154951122" calcext:value-type="float">
            <text:p>50.1154951122</text:p>
          </table:table-cell>
          <table:table-cell table:formula="of:=0.000189*[$'raw data'.I72]" office:value-type="float" office:value="22.4342633529" calcext:value-type="float">
            <text:p>22.4342633529</text:p>
          </table:table-cell>
          <table:table-cell table:formula="of:=0.000189*[$'raw data'.J72]" office:value-type="float" office:value="39.2285300778" calcext:value-type="float">
            <text:p>39.2285300778</text:p>
          </table:table-cell>
          <table:table-cell table:formula="of:=0.000189*[$'raw data'.K72]" office:value-type="float" office:value="26.3809946169" calcext:value-type="float">
            <text:p>26.3809946169</text:p>
          </table:table-cell>
          <table:table-cell table:formula="of:=0.000189*([$'raw data'.L72] + [$'raw data'.M72])" office:value-type="float" office:value="59.57059289391" calcext:value-type="float">
            <text:p>59.57059289391</text:p>
          </table:table-cell>
          <table:table-cell table:formula="of:=0.000189*([$'raw data'.D72] - [$'raw data'.Q72])" office:value-type="float" office:value="-132.5047589145" calcext:value-type="float">
            <text:p>-132.5047589145</text:p>
          </table:table-cell>
          <table:table-cell table:formula="of:=-0.000189*[$'raw data'.R72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26000</text:p>
          </table:table-cell>
          <table:table-cell table:formula="of:=0.000189*[$'raw data'.B73]" office:value-type="float" office:value="42.3429931512" calcext:value-type="float">
            <text:p>42.3429931512</text:p>
          </table:table-cell>
          <table:table-cell table:formula="of:=0.000189*[$'raw data'.C73]" office:value-type="float" office:value="28.5680095722" calcext:value-type="float">
            <text:p>28.5680095722</text:p>
          </table:table-cell>
          <table:table-cell table:formula="of:=0.000189*[$'raw data'.E73]" office:value-type="float" office:value="70.9152932124" calcext:value-type="float">
            <text:p>70.9152932124</text:p>
          </table:table-cell>
          <table:table-cell table:formula="of:=0.000189*([$'raw data'.F73] + [$'raw data'.G73])" office:value-type="float" office:value="94.5304164882" calcext:value-type="float">
            <text:p>94.5304164882</text:p>
          </table:table-cell>
          <table:table-cell table:formula="of:=0.000189*[$'raw data'.H73]" office:value-type="float" office:value="49.4709536853" calcext:value-type="float">
            <text:p>49.4709536853</text:p>
          </table:table-cell>
          <table:table-cell table:formula="of:=0.000189*[$'raw data'.I73]" office:value-type="float" office:value="22.4075303613" calcext:value-type="float">
            <text:p>22.4075303613</text:p>
          </table:table-cell>
          <table:table-cell table:formula="of:=0.000189*[$'raw data'.J73]" office:value-type="float" office:value="38.9861869257" calcext:value-type="float">
            <text:p>38.9861869257</text:p>
          </table:table-cell>
          <table:table-cell table:formula="of:=0.000189*[$'raw data'.K73]" office:value-type="float" office:value="26.2512218115" calcext:value-type="float">
            <text:p>26.2512218115</text:p>
          </table:table-cell>
          <table:table-cell table:formula="of:=0.000189*([$'raw data'.L73] + [$'raw data'.M73])" office:value-type="float" office:value="61.34219334306" calcext:value-type="float">
            <text:p>61.34219334306</text:p>
          </table:table-cell>
          <table:table-cell table:formula="of:=0.000189*([$'raw data'.D73] - [$'raw data'.Q73])" office:value-type="float" office:value="-133.2753553467" calcext:value-type="float">
            <text:p>-133.2753553467</text:p>
          </table:table-cell>
          <table:table-cell table:formula="of:=-0.000189*[$'raw data'.R7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27800</text:p>
          </table:table-cell>
          <table:table-cell table:formula="of:=0.000189*[$'raw data'.B74]" office:value-type="float" office:value="42.2424651285" calcext:value-type="float">
            <text:p>42.2424651285</text:p>
          </table:table-cell>
          <table:table-cell table:formula="of:=0.000189*[$'raw data'.C74]" office:value-type="float" office:value="28.586447127" calcext:value-type="float">
            <text:p>28.586447127</text:p>
          </table:table-cell>
          <table:table-cell table:formula="of:=0.000189*[$'raw data'.E74]" office:value-type="float" office:value="70.7739222897" calcext:value-type="float">
            <text:p>70.7739222897</text:p>
          </table:table-cell>
          <table:table-cell table:formula="of:=0.000189*([$'raw data'.F74] + [$'raw data'.G74])" office:value-type="float" office:value="103.7079567342" calcext:value-type="float">
            <text:p>103.7079567342</text:p>
          </table:table-cell>
          <table:table-cell table:formula="of:=0.000189*[$'raw data'.H74]" office:value-type="float" office:value="49.4440355871" calcext:value-type="float">
            <text:p>49.4440355871</text:p>
          </table:table-cell>
          <table:table-cell table:formula="of:=0.000189*[$'raw data'.I74]" office:value-type="float" office:value="22.3913712771" calcext:value-type="float">
            <text:p>22.3913712771</text:p>
          </table:table-cell>
          <table:table-cell table:formula="of:=0.000189*[$'raw data'.J74]" office:value-type="float" office:value="36.7791843321" calcext:value-type="float">
            <text:p>36.7791843321</text:p>
          </table:table-cell>
          <table:table-cell table:formula="of:=0.000189*[$'raw data'.K74]" office:value-type="float" office:value="26.5284703719" calcext:value-type="float">
            <text:p>26.5284703719</text:p>
          </table:table-cell>
          <table:table-cell table:formula="of:=0.000189*([$'raw data'.L74] + [$'raw data'.M74])" office:value-type="float" office:value="61.3718939295" calcext:value-type="float">
            <text:p>61.3718939295</text:p>
          </table:table-cell>
          <table:table-cell table:formula="of:=0.000189*([$'raw data'.D74] - [$'raw data'.Q74])" office:value-type="float" office:value="-131.573065176" calcext:value-type="float">
            <text:p>-131.573065176</text:p>
          </table:table-cell>
          <table:table-cell table:formula="of:=-0.000189*[$'raw data'.R74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29600</text:p>
          </table:table-cell>
          <table:table-cell table:formula="of:=0.000189*[$'raw data'.B75]" office:value-type="float" office:value="42.4200119175" calcext:value-type="float">
            <text:p>42.4200119175</text:p>
          </table:table-cell>
          <table:table-cell table:formula="of:=0.000189*[$'raw data'.C75]" office:value-type="float" office:value="28.2598254351" calcext:value-type="float">
            <text:p>28.2598254351</text:p>
          </table:table-cell>
          <table:table-cell table:formula="of:=0.000189*[$'raw data'.E75]" office:value-type="float" office:value="70.3986868683" calcext:value-type="float">
            <text:p>70.3986868683</text:p>
          </table:table-cell>
          <table:table-cell table:formula="of:=0.000189*([$'raw data'.F75] + [$'raw data'.G75])" office:value-type="float" office:value="105.1558816329" calcext:value-type="float">
            <text:p>105.1558816329</text:p>
          </table:table-cell>
          <table:table-cell table:formula="of:=0.000189*[$'raw data'.H75]" office:value-type="float" office:value="49.2460976259" calcext:value-type="float">
            <text:p>49.2460976259</text:p>
          </table:table-cell>
          <table:table-cell table:formula="of:=0.000189*[$'raw data'.I75]" office:value-type="float" office:value="22.3881375249" calcext:value-type="float">
            <text:p>22.3881375249</text:p>
          </table:table-cell>
          <table:table-cell table:formula="of:=0.000189*[$'raw data'.J75]" office:value-type="float" office:value="38.8555911009" calcext:value-type="float">
            <text:p>38.8555911009</text:p>
          </table:table-cell>
          <table:table-cell table:formula="of:=0.000189*[$'raw data'.K75]" office:value-type="float" office:value="26.2541659401" calcext:value-type="float">
            <text:p>26.2541659401</text:p>
          </table:table-cell>
          <table:table-cell table:formula="of:=0.000189*([$'raw data'.L75] + [$'raw data'.M75])" office:value-type="float" office:value="59.46209557848" calcext:value-type="float">
            <text:p>59.46209557848</text:p>
          </table:table-cell>
          <table:table-cell table:formula="of:=0.000189*([$'raw data'.D75] - [$'raw data'.Q75])" office:value-type="float" office:value="-130.3660280538" calcext:value-type="float">
            <text:p>-130.3660280538</text:p>
          </table:table-cell>
          <table:table-cell table:formula="of:=-0.000189*[$'raw data'.R75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31400</text:p>
          </table:table-cell>
          <table:table-cell table:formula="of:=0.000189*[$'raw data'.B76]" office:value-type="float" office:value="42.6713111937" calcext:value-type="float">
            <text:p>42.6713111937</text:p>
          </table:table-cell>
          <table:table-cell table:formula="of:=0.000189*[$'raw data'.C76]" office:value-type="float" office:value="28.5889167711" calcext:value-type="float">
            <text:p>28.5889167711</text:p>
          </table:table-cell>
          <table:table-cell table:formula="of:=0.000189*[$'raw data'.E76]" office:value-type="float" office:value="70.844087538" calcext:value-type="float">
            <text:p>70.844087538</text:p>
          </table:table-cell>
          <table:table-cell table:formula="of:=0.000189*([$'raw data'.F76] + [$'raw data'.G76])" office:value-type="float" office:value="109.9152307386" calcext:value-type="float">
            <text:p>109.9152307386</text:p>
          </table:table-cell>
          <table:table-cell table:formula="of:=0.000189*[$'raw data'.H76]" office:value-type="float" office:value="49.7226888333" calcext:value-type="float">
            <text:p>49.7226888333</text:p>
          </table:table-cell>
          <table:table-cell table:formula="of:=0.000189*[$'raw data'.I76]" office:value-type="float" office:value="22.4035967232" calcext:value-type="float">
            <text:p>22.4035967232</text:p>
          </table:table-cell>
          <table:table-cell table:formula="of:=0.000189*[$'raw data'.J76]" office:value-type="float" office:value="38.5316742258" calcext:value-type="float">
            <text:p>38.5316742258</text:p>
          </table:table-cell>
          <table:table-cell table:formula="of:=0.000189*[$'raw data'.K76]" office:value-type="float" office:value="26.0391331935" calcext:value-type="float">
            <text:p>26.0391331935</text:p>
          </table:table-cell>
          <table:table-cell table:formula="of:=0.000189*([$'raw data'.L76] + [$'raw data'.M76])" office:value-type="float" office:value="61.09097504958" calcext:value-type="float">
            <text:p>61.09097504958</text:p>
          </table:table-cell>
          <table:table-cell table:formula="of:=0.000189*([$'raw data'.D76] - [$'raw data'.Q76])" office:value-type="float" office:value="-130.759788537" calcext:value-type="float">
            <text:p>-130.759788537</text:p>
          </table:table-cell>
          <table:table-cell table:formula="of:=-0.000189*[$'raw data'.R76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33200</text:p>
          </table:table-cell>
          <table:table-cell table:formula="of:=0.000189*[$'raw data'.B77]" office:value-type="float" office:value="43.724721915" calcext:value-type="float">
            <text:p>43.724721915</text:p>
          </table:table-cell>
          <table:table-cell table:formula="of:=0.000189*[$'raw data'.C77]" office:value-type="float" office:value="29.7965741724" calcext:value-type="float">
            <text:p>29.7965741724</text:p>
          </table:table-cell>
          <table:table-cell table:formula="of:=0.000189*[$'raw data'.E77]" office:value-type="float" office:value="71.552853981" calcext:value-type="float">
            <text:p>71.552853981</text:p>
          </table:table-cell>
          <table:table-cell table:formula="of:=0.000189*([$'raw data'.F77] + [$'raw data'.G77])" office:value-type="float" office:value="110.0079273951" calcext:value-type="float">
            <text:p>110.0079273951</text:p>
          </table:table-cell>
          <table:table-cell table:formula="of:=0.000189*[$'raw data'.H77]" office:value-type="float" office:value="49.5745110567" calcext:value-type="float">
            <text:p>49.5745110567</text:p>
          </table:table-cell>
          <table:table-cell table:formula="of:=0.000189*[$'raw data'.I77]" office:value-type="float" office:value="22.383246942" calcext:value-type="float">
            <text:p>22.383246942</text:p>
          </table:table-cell>
          <table:table-cell table:formula="of:=0.000189*[$'raw data'.J77]" office:value-type="float" office:value="38.6912456406" calcext:value-type="float">
            <text:p>38.6912456406</text:p>
          </table:table-cell>
          <table:table-cell table:formula="of:=0.000189*[$'raw data'.K77]" office:value-type="float" office:value="25.9821691227" calcext:value-type="float">
            <text:p>25.9821691227</text:p>
          </table:table-cell>
          <table:table-cell table:formula="of:=0.000189*([$'raw data'.L77] + [$'raw data'.M77])" office:value-type="float" office:value="61.14516798915" calcext:value-type="float">
            <text:p>61.14516798915</text:p>
          </table:table-cell>
          <table:table-cell table:formula="of:=0.000189*([$'raw data'.D77] - [$'raw data'.Q77])" office:value-type="float" office:value="-130.2321198528" calcext:value-type="float">
            <text:p>-130.2321198528</text:p>
          </table:table-cell>
          <table:table-cell table:formula="of:=-0.000189*[$'raw data'.R77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35000</text:p>
          </table:table-cell>
          <table:table-cell table:formula="of:=0.000189*[$'raw data'.B78]" office:value-type="float" office:value="43.3909679868" calcext:value-type="float">
            <text:p>43.3909679868</text:p>
          </table:table-cell>
          <table:table-cell table:formula="of:=0.000189*[$'raw data'.C78]" office:value-type="float" office:value="29.2426200108" calcext:value-type="float">
            <text:p>29.2426200108</text:p>
          </table:table-cell>
          <table:table-cell table:formula="of:=0.000189*[$'raw data'.E78]" office:value-type="float" office:value="71.53930854" calcext:value-type="float">
            <text:p>71.53930854</text:p>
          </table:table-cell>
          <table:table-cell table:formula="of:=0.000189*([$'raw data'.F78] + [$'raw data'.G78])" office:value-type="float" office:value="110.9356613757" calcext:value-type="float">
            <text:p>110.9356613757</text:p>
          </table:table-cell>
          <table:table-cell table:formula="of:=0.000189*[$'raw data'.H78]" office:value-type="float" office:value="49.6177078572" calcext:value-type="float">
            <text:p>49.6177078572</text:p>
          </table:table-cell>
          <table:table-cell table:formula="of:=0.000189*[$'raw data'.I78]" office:value-type="float" office:value="22.3427814939" calcext:value-type="float">
            <text:p>22.3427814939</text:p>
          </table:table-cell>
          <table:table-cell table:formula="of:=0.000189*[$'raw data'.J78]" office:value-type="float" office:value="38.8113099885" calcext:value-type="float">
            <text:p>38.8113099885</text:p>
          </table:table-cell>
          <table:table-cell table:formula="of:=0.000189*[$'raw data'.K78]" office:value-type="float" office:value="26.0191403766" calcext:value-type="float">
            <text:p>26.0191403766</text:p>
          </table:table-cell>
          <table:table-cell table:formula="of:=0.000189*([$'raw data'.L78] + [$'raw data'.M78])" office:value-type="float" office:value="61.12990753758" calcext:value-type="float">
            <text:p>61.12990753758</text:p>
          </table:table-cell>
          <table:table-cell table:formula="of:=0.000189*([$'raw data'.D78] - [$'raw data'.Q78])" office:value-type="float" office:value="-130.2835667679" calcext:value-type="float">
            <text:p>-130.2835667679</text:p>
          </table:table-cell>
          <table:table-cell table:formula="of:=-0.000189*[$'raw data'.R78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36800</text:p>
          </table:table-cell>
          <table:table-cell table:formula="of:=0.000189*[$'raw data'.B79]" office:value-type="float" office:value="42.916266666" calcext:value-type="float">
            <text:p>42.916266666</text:p>
          </table:table-cell>
          <table:table-cell table:formula="of:=0.000189*[$'raw data'.C79]" office:value-type="float" office:value="28.7001268848" calcext:value-type="float">
            <text:p>28.7001268848</text:p>
          </table:table-cell>
          <table:table-cell table:formula="of:=0.000189*[$'raw data'.E79]" office:value-type="float" office:value="70.3550065491" calcext:value-type="float">
            <text:p>70.3550065491</text:p>
          </table:table-cell>
          <table:table-cell table:formula="of:=0.000189*([$'raw data'.F79] + [$'raw data'.G79])" office:value-type="float" office:value="110.8773824886" calcext:value-type="float">
            <text:p>110.8773824886</text:p>
          </table:table-cell>
          <table:table-cell table:formula="of:=0.000189*[$'raw data'.H79]" office:value-type="float" office:value="49.5697145958" calcext:value-type="float">
            <text:p>49.5697145958</text:p>
          </table:table-cell>
          <table:table-cell table:formula="of:=0.000189*[$'raw data'.I79]" office:value-type="float" office:value="22.3227573408" calcext:value-type="float">
            <text:p>22.3227573408</text:p>
          </table:table-cell>
          <table:table-cell table:formula="of:=0.000189*[$'raw data'.J79]" office:value-type="float" office:value="38.6131562082" calcext:value-type="float">
            <text:p>38.6131562082</text:p>
          </table:table-cell>
          <table:table-cell table:formula="of:=0.000189*[$'raw data'.K79]" office:value-type="float" office:value="26.0405724852" calcext:value-type="float">
            <text:p>26.0405724852</text:p>
          </table:table-cell>
          <table:table-cell table:formula="of:=0.000189*([$'raw data'.L79] + [$'raw data'.M79])" office:value-type="float" office:value="61.17393281202" calcext:value-type="float">
            <text:p>61.17393281202</text:p>
          </table:table-cell>
          <table:table-cell table:formula="of:=0.000189*([$'raw data'.D79] - [$'raw data'.Q79])" office:value-type="float" office:value="-130.7320096383" calcext:value-type="float">
            <text:p>-130.7320096383</text:p>
          </table:table-cell>
          <table:table-cell table:formula="of:=-0.000189*[$'raw data'.R79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38600</text:p>
          </table:table-cell>
          <table:table-cell table:formula="of:=0.000189*[$'raw data'.B80]" office:value-type="float" office:value="41.4627576867" calcext:value-type="float">
            <text:p>41.4627576867</text:p>
          </table:table-cell>
          <table:table-cell table:formula="of:=0.000189*[$'raw data'.C80]" office:value-type="float" office:value="27.5088623418" calcext:value-type="float">
            <text:p>27.5088623418</text:p>
          </table:table-cell>
          <table:table-cell table:formula="of:=0.000189*[$'raw data'.E80]" office:value-type="float" office:value="67.6398218517" calcext:value-type="float">
            <text:p>67.6398218517</text:p>
          </table:table-cell>
          <table:table-cell table:formula="of:=0.000189*([$'raw data'.F80] + [$'raw data'.G80])" office:value-type="float" office:value="111.1398699222" calcext:value-type="float">
            <text:p>111.1398699222</text:p>
          </table:table-cell>
          <table:table-cell table:formula="of:=0.000189*[$'raw data'.H80]" office:value-type="float" office:value="49.5449572401" calcext:value-type="float">
            <text:p>49.5449572401</text:p>
          </table:table-cell>
          <table:table-cell table:formula="of:=0.000189*[$'raw data'.I80]" office:value-type="float" office:value="22.3434106938" calcext:value-type="float">
            <text:p>22.3434106938</text:p>
          </table:table-cell>
          <table:table-cell table:formula="of:=0.000189*[$'raw data'.J80]" office:value-type="float" office:value="38.49415731" calcext:value-type="float">
            <text:p>38.49415731</text:p>
          </table:table-cell>
          <table:table-cell table:formula="of:=0.000189*[$'raw data'.K80]" office:value-type="float" office:value="25.8457124835" calcext:value-type="float">
            <text:p>25.8457124835</text:p>
          </table:table-cell>
          <table:table-cell table:formula="of:=0.000189*([$'raw data'.L80] + [$'raw data'.M80])" office:value-type="float" office:value="62.86326160464" calcext:value-type="float">
            <text:p>62.86326160464</text:p>
          </table:table-cell>
          <table:table-cell table:formula="of:=0.000189*([$'raw data'.D80] - [$'raw data'.Q80])" office:value-type="float" office:value="-131.8632491799" calcext:value-type="float">
            <text:p>-131.8632491799</text:p>
          </table:table-cell>
          <table:table-cell table:formula="of:=-0.000189*[$'raw data'.R80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40400</text:p>
          </table:table-cell>
          <table:table-cell table:formula="of:=0.000189*[$'raw data'.B81]" office:value-type="float" office:value="42.3513429633" calcext:value-type="float">
            <text:p>42.3513429633</text:p>
          </table:table-cell>
          <table:table-cell table:formula="of:=0.000189*[$'raw data'.C81]" office:value-type="float" office:value="28.3234466907" calcext:value-type="float">
            <text:p>28.3234466907</text:p>
          </table:table-cell>
          <table:table-cell table:formula="of:=0.000189*[$'raw data'.E81]" office:value-type="float" office:value="68.1515308278" calcext:value-type="float">
            <text:p>68.1515308278</text:p>
          </table:table-cell>
          <table:table-cell table:formula="of:=0.000189*([$'raw data'.F81] + [$'raw data'.G81])" office:value-type="float" office:value="111.435638895" calcext:value-type="float">
            <text:p>111.435638895</text:p>
          </table:table-cell>
          <table:table-cell table:formula="of:=0.000189*[$'raw data'.H81]" office:value-type="float" office:value="49.6047887622" calcext:value-type="float">
            <text:p>49.6047887622</text:p>
          </table:table-cell>
          <table:table-cell table:formula="of:=0.000189*[$'raw data'.I81]" office:value-type="float" office:value="22.1637164679" calcext:value-type="float">
            <text:p>22.1637164679</text:p>
          </table:table-cell>
          <table:table-cell table:formula="of:=0.000189*[$'raw data'.J81]" office:value-type="float" office:value="38.5382548089" calcext:value-type="float">
            <text:p>38.5382548089</text:p>
          </table:table-cell>
          <table:table-cell table:formula="of:=0.000189*[$'raw data'.K81]" office:value-type="float" office:value="25.8101911809" calcext:value-type="float">
            <text:p>25.8101911809</text:p>
          </table:table-cell>
          <table:table-cell table:formula="of:=0.000189*([$'raw data'.L81] + [$'raw data'.M81])" office:value-type="float" office:value="62.94002126517" calcext:value-type="float">
            <text:p>62.94002126517</text:p>
          </table:table-cell>
          <table:table-cell table:formula="of:=0.000189*([$'raw data'.D81] - [$'raw data'.Q81])" office:value-type="float" office:value="-131.2543698606" calcext:value-type="float">
            <text:p>-131.2543698606</text:p>
          </table:table-cell>
          <table:table-cell table:formula="of:=-0.000189*[$'raw data'.R81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42200</text:p>
          </table:table-cell>
          <table:table-cell table:formula="of:=0.000189*[$'raw data'.B82]" office:value-type="float" office:value="42.2023813092" calcext:value-type="float">
            <text:p>42.2023813092</text:p>
          </table:table-cell>
          <table:table-cell table:formula="of:=0.000189*[$'raw data'.C82]" office:value-type="float" office:value="28.1352302091" calcext:value-type="float">
            <text:p>28.1352302091</text:p>
          </table:table-cell>
          <table:table-cell table:formula="of:=0.000189*[$'raw data'.E82]" office:value-type="float" office:value="67.7403945729" calcext:value-type="float">
            <text:p>67.7403945729</text:p>
          </table:table-cell>
          <table:table-cell table:formula="of:=0.000189*([$'raw data'.F82] + [$'raw data'.G82])" office:value-type="float" office:value="111.0986195949" calcext:value-type="float">
            <text:p>111.0986195949</text:p>
          </table:table-cell>
          <table:table-cell table:formula="of:=0.000189*[$'raw data'.H82]" office:value-type="float" office:value="49.3528625541" calcext:value-type="float">
            <text:p>49.3528625541</text:p>
          </table:table-cell>
          <table:table-cell table:formula="of:=0.000189*[$'raw data'.I82]" office:value-type="float" office:value="22.1530966902" calcext:value-type="float">
            <text:p>22.1530966902</text:p>
          </table:table-cell>
          <table:table-cell table:formula="of:=0.000189*[$'raw data'.J82]" office:value-type="float" office:value="38.5591885434" calcext:value-type="float">
            <text:p>38.5591885434</text:p>
          </table:table-cell>
          <table:table-cell table:formula="of:=0.000189*[$'raw data'.K82]" office:value-type="float" office:value="26.0861736492" calcext:value-type="float">
            <text:p>26.0861736492</text:p>
          </table:table-cell>
          <table:table-cell table:formula="of:=0.000189*([$'raw data'.L82] + [$'raw data'.M82])" office:value-type="float" office:value="62.91001604853" calcext:value-type="float">
            <text:p>62.91001604853</text:p>
          </table:table-cell>
          <table:table-cell table:formula="of:=0.000189*([$'raw data'.D82] - [$'raw data'.Q82])" office:value-type="float" office:value="-131.3822274534" calcext:value-type="float">
            <text:p>-131.3822274534</text:p>
          </table:table-cell>
          <table:table-cell table:formula="of:=-0.000189*[$'raw data'.R82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44000</text:p>
          </table:table-cell>
          <table:table-cell table:formula="of:=0.000189*[$'raw data'.B83]" office:value-type="float" office:value="42.1764943761" calcext:value-type="float">
            <text:p>42.1764943761</text:p>
          </table:table-cell>
          <table:table-cell table:formula="of:=0.000189*[$'raw data'.C83]" office:value-type="float" office:value="28.1906399817" calcext:value-type="float">
            <text:p>28.1906399817</text:p>
          </table:table-cell>
          <table:table-cell table:formula="of:=0.000189*[$'raw data'.E83]" office:value-type="float" office:value="67.9006639647" calcext:value-type="float">
            <text:p>67.9006639647</text:p>
          </table:table-cell>
          <table:table-cell table:formula="of:=0.000189*([$'raw data'.F83] + [$'raw data'.G83])" office:value-type="float" office:value="111.2042059947" calcext:value-type="float">
            <text:p>111.2042059947</text:p>
          </table:table-cell>
          <table:table-cell table:formula="of:=0.000189*[$'raw data'.H83]" office:value-type="float" office:value="49.4583197535" calcext:value-type="float">
            <text:p>49.4583197535</text:p>
          </table:table-cell>
          <table:table-cell table:formula="of:=0.000189*[$'raw data'.I83]" office:value-type="float" office:value="22.2107561298" calcext:value-type="float">
            <text:p>22.2107561298</text:p>
          </table:table-cell>
          <table:table-cell table:formula="of:=0.000189*[$'raw data'.J83]" office:value-type="float" office:value="38.5893380502" calcext:value-type="float">
            <text:p>38.5893380502</text:p>
          </table:table-cell>
          <table:table-cell table:formula="of:=0.000189*[$'raw data'.K83]" office:value-type="float" office:value="26.0994247416" calcext:value-type="float">
            <text:p>26.0994247416</text:p>
          </table:table-cell>
          <table:table-cell table:formula="of:=0.000189*([$'raw data'.L83] + [$'raw data'.M83])" office:value-type="float" office:value="62.83626910092" calcext:value-type="float">
            <text:p>62.83626910092</text:p>
          </table:table-cell>
          <table:table-cell table:formula="of:=0.000189*([$'raw data'.D83] - [$'raw data'.Q83])" office:value-type="float" office:value="-130.6754311275" calcext:value-type="float">
            <text:p>-130.6754311275</text:p>
          </table:table-cell>
          <table:table-cell table:formula="of:=-0.000189*[$'raw data'.R8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45800</text:p>
          </table:table-cell>
          <table:table-cell table:formula="of:=0.000189*[$'raw data'.B84]" office:value-type="float" office:value="43.3516753215" calcext:value-type="float">
            <text:p>43.3516753215</text:p>
          </table:table-cell>
          <table:table-cell table:formula="of:=0.000189*[$'raw data'.C84]" office:value-type="float" office:value="29.1713608494" calcext:value-type="float">
            <text:p>29.1713608494</text:p>
          </table:table-cell>
          <table:table-cell table:formula="of:=0.000189*[$'raw data'.E84]" office:value-type="float" office:value="68.8243465602" calcext:value-type="float">
            <text:p>68.8243465602</text:p>
          </table:table-cell>
          <table:table-cell table:formula="of:=0.000189*([$'raw data'.F84] + [$'raw data'.G84])" office:value-type="float" office:value="111.5352077049" calcext:value-type="float">
            <text:p>111.5352077049</text:p>
          </table:table-cell>
          <table:table-cell table:formula="of:=0.000189*[$'raw data'.H84]" office:value-type="float" office:value="49.2936329403" calcext:value-type="float">
            <text:p>49.2936329403</text:p>
          </table:table-cell>
          <table:table-cell table:formula="of:=0.000189*[$'raw data'.I84]" office:value-type="float" office:value="22.1979212343" calcext:value-type="float">
            <text:p>22.1979212343</text:p>
          </table:table-cell>
          <table:table-cell table:formula="of:=0.000189*[$'raw data'.J84]" office:value-type="float" office:value="38.2498954866" calcext:value-type="float">
            <text:p>38.2498954866</text:p>
          </table:table-cell>
          <table:table-cell table:formula="of:=0.000189*[$'raw data'.K84]" office:value-type="float" office:value="26.1562447188" calcext:value-type="float">
            <text:p>26.1562447188</text:p>
          </table:table-cell>
          <table:table-cell table:formula="of:=0.000189*([$'raw data'.L84] + [$'raw data'.M84])" office:value-type="float" office:value="62.8535070009" calcext:value-type="float">
            <text:p>62.8535070009</text:p>
          </table:table-cell>
          <table:table-cell table:formula="of:=0.000189*([$'raw data'.D84] - [$'raw data'.Q84])" office:value-type="float" office:value="-128.3522220162" calcext:value-type="float">
            <text:p>-128.3522220162</text:p>
          </table:table-cell>
          <table:table-cell table:formula="of:=-0.000189*[$'raw data'.R84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47600</text:p>
          </table:table-cell>
          <table:table-cell table:formula="of:=0.000189*[$'raw data'.B85]" office:value-type="float" office:value="43.675654113" calcext:value-type="float">
            <text:p>43.675654113</text:p>
          </table:table-cell>
          <table:table-cell table:formula="of:=0.000189*[$'raw data'.C85]" office:value-type="float" office:value="29.4983175438" calcext:value-type="float">
            <text:p>29.4983175438</text:p>
          </table:table-cell>
          <table:table-cell table:formula="of:=0.000189*[$'raw data'.E85]" office:value-type="float" office:value="69.4875213837" calcext:value-type="float">
            <text:p>69.4875213837</text:p>
          </table:table-cell>
          <table:table-cell table:formula="of:=0.000189*([$'raw data'.F85] + [$'raw data'.G85])" office:value-type="float" office:value="111.498365727" calcext:value-type="float">
            <text:p>111.498365727</text:p>
          </table:table-cell>
          <table:table-cell table:formula="of:=0.000189*[$'raw data'.H85]" office:value-type="float" office:value="49.5777828735" calcext:value-type="float">
            <text:p>49.5777828735</text:p>
          </table:table-cell>
          <table:table-cell table:formula="of:=0.000189*[$'raw data'.I85]" office:value-type="float" office:value="22.171040955" calcext:value-type="float">
            <text:p>22.171040955</text:p>
          </table:table-cell>
          <table:table-cell table:formula="of:=0.000189*[$'raw data'.J85]" office:value-type="float" office:value="38.6927907156" calcext:value-type="float">
            <text:p>38.6927907156</text:p>
          </table:table-cell>
          <table:table-cell table:formula="of:=0.000189*[$'raw data'.K85]" office:value-type="float" office:value="25.9551214461" calcext:value-type="float">
            <text:p>25.9551214461</text:p>
          </table:table-cell>
          <table:table-cell table:formula="of:=0.000189*([$'raw data'.L85] + [$'raw data'.M85])" office:value-type="float" office:value="62.85851081937" calcext:value-type="float">
            <text:p>62.85851081937</text:p>
          </table:table-cell>
          <table:table-cell table:formula="of:=0.000189*([$'raw data'.D85] - [$'raw data'.Q85])" office:value-type="float" office:value="-128.1453389685" calcext:value-type="float">
            <text:p>-128.1453389685</text:p>
          </table:table-cell>
          <table:table-cell table:formula="of:=-0.000189*[$'raw data'.R85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49400</text:p>
          </table:table-cell>
          <table:table-cell table:formula="of:=0.000189*[$'raw data'.B86]" office:value-type="float" office:value="42.8485165353" calcext:value-type="float">
            <text:p>42.8485165353</text:p>
          </table:table-cell>
          <table:table-cell table:formula="of:=0.000189*[$'raw data'.C86]" office:value-type="float" office:value="28.736445087" calcext:value-type="float">
            <text:p>28.736445087</text:p>
          </table:table-cell>
          <table:table-cell table:formula="of:=0.000189*[$'raw data'.E86]" office:value-type="float" office:value="71.2307538306" calcext:value-type="float">
            <text:p>71.2307538306</text:p>
          </table:table-cell>
          <table:table-cell table:formula="of:=0.000189*([$'raw data'.F86] + [$'raw data'.G86])" office:value-type="float" office:value="111.6720852471" calcext:value-type="float">
            <text:p>111.6720852471</text:p>
          </table:table-cell>
          <table:table-cell table:formula="of:=0.000189*[$'raw data'.H86]" office:value-type="float" office:value="49.7303481528" calcext:value-type="float">
            <text:p>49.7303481528</text:p>
          </table:table-cell>
          <table:table-cell table:formula="of:=0.000189*[$'raw data'.I86]" office:value-type="float" office:value="22.1557886928" calcext:value-type="float">
            <text:p>22.1557886928</text:p>
          </table:table-cell>
          <table:table-cell table:formula="of:=0.000189*[$'raw data'.J86]" office:value-type="float" office:value="43.2114633657" calcext:value-type="float">
            <text:p>43.2114633657</text:p>
          </table:table-cell>
          <table:table-cell table:formula="of:=0.000189*[$'raw data'.K86]" office:value-type="float" office:value="25.8671553462" calcext:value-type="float">
            <text:p>25.8671553462</text:p>
          </table:table-cell>
          <table:table-cell table:formula="of:=0.000189*([$'raw data'.L86] + [$'raw data'.M86])" office:value-type="float" office:value="62.88882358248" calcext:value-type="float">
            <text:p>62.88882358248</text:p>
          </table:table-cell>
          <table:table-cell table:formula="of:=0.000189*([$'raw data'.D86] - [$'raw data'.Q86])" office:value-type="float" office:value="-133.5581429112" calcext:value-type="float">
            <text:p>-133.5581429112</text:p>
          </table:table-cell>
          <table:table-cell table:formula="of:=-0.000189*[$'raw data'.R86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51200</text:p>
          </table:table-cell>
          <table:table-cell table:formula="of:=0.000189*[$'raw data'.B87]" office:value-type="float" office:value="43.5663245304" calcext:value-type="float">
            <text:p>43.5663245304</text:p>
          </table:table-cell>
          <table:table-cell table:formula="of:=0.000189*[$'raw data'.C87]" office:value-type="float" office:value="29.1820079376" calcext:value-type="float">
            <text:p>29.1820079376</text:p>
          </table:table-cell>
          <table:table-cell table:formula="of:=0.000189*[$'raw data'.E87]" office:value-type="float" office:value="72.0107630298" calcext:value-type="float">
            <text:p>72.0107630298</text:p>
          </table:table-cell>
          <table:table-cell table:formula="of:=0.000189*([$'raw data'.F87] + [$'raw data'.G87])" office:value-type="float" office:value="111.7920299958" calcext:value-type="float">
            <text:p>111.7920299958</text:p>
          </table:table-cell>
          <table:table-cell table:formula="of:=0.000189*[$'raw data'.H87]" office:value-type="float" office:value="49.9878010233" calcext:value-type="float">
            <text:p>49.9878010233</text:p>
          </table:table-cell>
          <table:table-cell table:formula="of:=0.000189*[$'raw data'.I87]" office:value-type="float" office:value="21.9881398716" calcext:value-type="float">
            <text:p>21.9881398716</text:p>
          </table:table-cell>
          <table:table-cell table:formula="of:=0.000189*[$'raw data'.J87]" office:value-type="float" office:value="43.2770222682" calcext:value-type="float">
            <text:p>43.2770222682</text:p>
          </table:table-cell>
          <table:table-cell table:formula="of:=0.000189*[$'raw data'.K87]" office:value-type="float" office:value="26.0822784159" calcext:value-type="float">
            <text:p>26.0822784159</text:p>
          </table:table-cell>
          <table:table-cell table:formula="of:=0.000189*([$'raw data'.L87] + [$'raw data'.M87])" office:value-type="float" office:value="62.96119086033" calcext:value-type="float">
            <text:p>62.96119086033</text:p>
          </table:table-cell>
          <table:table-cell table:formula="of:=0.000189*([$'raw data'.D87] - [$'raw data'.Q87])" office:value-type="float" office:value="-132.8301086742" calcext:value-type="float">
            <text:p>-132.8301086742</text:p>
          </table:table-cell>
          <table:table-cell table:formula="of:=-0.000189*[$'raw data'.R87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53000</text:p>
          </table:table-cell>
          <table:table-cell table:formula="of:=0.000189*[$'raw data'.B88]" office:value-type="float" office:value="44.3706909345" calcext:value-type="float">
            <text:p>44.3706909345</text:p>
          </table:table-cell>
          <table:table-cell table:formula="of:=0.000189*[$'raw data'.C88]" office:value-type="float" office:value="29.8983489147" calcext:value-type="float">
            <text:p>29.8983489147</text:p>
          </table:table-cell>
          <table:table-cell table:formula="of:=0.000189*[$'raw data'.E88]" office:value-type="float" office:value="75.4432871535" calcext:value-type="float">
            <text:p>75.4432871535</text:p>
          </table:table-cell>
          <table:table-cell table:formula="of:=0.000189*([$'raw data'.F88] + [$'raw data'.G88])" office:value-type="float" office:value="112.0374320562" calcext:value-type="float">
            <text:p>112.0374320562</text:p>
          </table:table-cell>
          <table:table-cell table:formula="of:=0.000189*[$'raw data'.H88]" office:value-type="float" office:value="36.254955807" calcext:value-type="float">
            <text:p>36.254955807</text:p>
          </table:table-cell>
          <table:table-cell table:formula="of:=0.000189*[$'raw data'.I88]" office:value-type="float" office:value="21.848354829" calcext:value-type="float">
            <text:p>21.848354829</text:p>
          </table:table-cell>
          <table:table-cell table:formula="of:=0.000189*[$'raw data'.J88]" office:value-type="float" office:value="43.3743352119" calcext:value-type="float">
            <text:p>43.3743352119</text:p>
          </table:table-cell>
          <table:table-cell table:formula="of:=0.000189*[$'raw data'.K88]" office:value-type="float" office:value="26.2750339404" calcext:value-type="float">
            <text:p>26.2750339404</text:p>
          </table:table-cell>
          <table:table-cell table:formula="of:=0.000189*([$'raw data'.L88] + [$'raw data'.M88])" office:value-type="float" office:value="63.07204873095" calcext:value-type="float">
            <text:p>63.07204873095</text:p>
          </table:table-cell>
          <table:table-cell table:formula="of:=0.000189*([$'raw data'.D88] - [$'raw data'.Q88])" office:value-type="float" office:value="-131.0875189596" calcext:value-type="float">
            <text:p>-131.0875189596</text:p>
          </table:table-cell>
          <table:table-cell table:formula="of:=-0.000189*[$'raw data'.R88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54800</text:p>
          </table:table-cell>
          <table:table-cell table:formula="of:=0.000189*[$'raw data'.B89]" office:value-type="float" office:value="43.230611466" calcext:value-type="float">
            <text:p>43.230611466</text:p>
          </table:table-cell>
          <table:table-cell table:formula="of:=0.000189*[$'raw data'.C89]" office:value-type="float" office:value="28.7069899284" calcext:value-type="float">
            <text:p>28.7069899284</text:p>
          </table:table-cell>
          <table:table-cell table:formula="of:=0.000189*[$'raw data'.E89]" office:value-type="float" office:value="75.7955325204" calcext:value-type="float">
            <text:p>75.7955325204</text:p>
          </table:table-cell>
          <table:table-cell table:formula="of:=0.000189*([$'raw data'.F89] + [$'raw data'.G89])" office:value-type="float" office:value="112.2079442841" calcext:value-type="float">
            <text:p>112.2079442841</text:p>
          </table:table-cell>
          <table:table-cell table:formula="of:=0.000189*[$'raw data'.H89]" office:value-type="float" office:value="36.2694234546" calcext:value-type="float">
            <text:p>36.2694234546</text:p>
          </table:table-cell>
          <table:table-cell table:formula="of:=0.000189*[$'raw data'.I89]" office:value-type="float" office:value="21.6739913481" calcext:value-type="float">
            <text:p>21.6739913481</text:p>
          </table:table-cell>
          <table:table-cell table:formula="of:=0.000189*[$'raw data'.J89]" office:value-type="float" office:value="43.5199545333" calcext:value-type="float">
            <text:p>43.5199545333</text:p>
          </table:table-cell>
          <table:table-cell table:formula="of:=0.000189*[$'raw data'.K89]" office:value-type="float" office:value="26.2605470715" calcext:value-type="float">
            <text:p>26.2605470715</text:p>
          </table:table-cell>
          <table:table-cell table:formula="of:=0.000189*([$'raw data'.L89] + [$'raw data'.M89])" office:value-type="float" office:value="63.08896713777" calcext:value-type="float">
            <text:p>63.08896713777</text:p>
          </table:table-cell>
          <table:table-cell table:formula="of:=0.000189*([$'raw data'.D89] - [$'raw data'.Q89])" office:value-type="float" office:value="-133.3226147211" calcext:value-type="float">
            <text:p>-133.3226147211</text:p>
          </table:table-cell>
          <table:table-cell table:formula="of:=-0.000189*[$'raw data'.R89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56600</text:p>
          </table:table-cell>
          <table:table-cell table:formula="of:=0.000189*[$'raw data'.B90]" office:value-type="float" office:value="42.2811501588" calcext:value-type="float">
            <text:p>42.2811501588</text:p>
          </table:table-cell>
          <table:table-cell table:formula="of:=0.000189*[$'raw data'.C90]" office:value-type="float" office:value="27.7531096689" calcext:value-type="float">
            <text:p>27.7531096689</text:p>
          </table:table-cell>
          <table:table-cell table:formula="of:=0.000189*[$'raw data'.E90]" office:value-type="float" office:value="73.8190792899" calcext:value-type="float">
            <text:p>73.8190792899</text:p>
          </table:table-cell>
          <table:table-cell table:formula="of:=0.000189*([$'raw data'.F90] + [$'raw data'.G90])" office:value-type="float" office:value="112.0506905952" calcext:value-type="float">
            <text:p>112.0506905952</text:p>
          </table:table-cell>
          <table:table-cell table:formula="of:=0.000189*[$'raw data'.H90]" office:value-type="float" office:value="36.4989684717" calcext:value-type="float">
            <text:p>36.4989684717</text:p>
          </table:table-cell>
          <table:table-cell table:formula="of:=0.000189*[$'raw data'.I90]" office:value-type="float" office:value="21.6304410798" calcext:value-type="float">
            <text:p>21.6304410798</text:p>
          </table:table-cell>
          <table:table-cell table:formula="of:=0.000189*[$'raw data'.J90]" office:value-type="float" office:value="43.4134348704" calcext:value-type="float">
            <text:p>43.4134348704</text:p>
          </table:table-cell>
          <table:table-cell table:formula="of:=0.000189*[$'raw data'.K90]" office:value-type="float" office:value="26.3901330126" calcext:value-type="float">
            <text:p>26.3901330126</text:p>
          </table:table-cell>
          <table:table-cell table:formula="of:=0.000189*([$'raw data'.L90] + [$'raw data'.M90])" office:value-type="float" office:value="63.24318113967" calcext:value-type="float">
            <text:p>63.24318113967</text:p>
          </table:table-cell>
          <table:table-cell table:formula="of:=0.000189*([$'raw data'.D90] - [$'raw data'.Q90])" office:value-type="float" office:value="-135.6274855215" calcext:value-type="float">
            <text:p>-135.6274855215</text:p>
          </table:table-cell>
          <table:table-cell table:formula="of:=-0.000189*[$'raw data'.R90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58400</text:p>
          </table:table-cell>
          <table:table-cell table:formula="of:=0.000189*[$'raw data'.B91]" office:value-type="float" office:value="42.361722333" calcext:value-type="float">
            <text:p>42.361722333</text:p>
          </table:table-cell>
          <table:table-cell table:formula="of:=0.000189*[$'raw data'.C91]" office:value-type="float" office:value="27.6909158169" calcext:value-type="float">
            <text:p>27.6909158169</text:p>
          </table:table-cell>
          <table:table-cell table:formula="of:=0.000189*[$'raw data'.E91]" office:value-type="float" office:value="73.9156860162" calcext:value-type="float">
            <text:p>73.9156860162</text:p>
          </table:table-cell>
          <table:table-cell table:formula="of:=0.000189*([$'raw data'.F91] + [$'raw data'.G91])" office:value-type="float" office:value="112.1106642831" calcext:value-type="float">
            <text:p>112.1106642831</text:p>
          </table:table-cell>
          <table:table-cell table:formula="of:=0.000189*[$'raw data'.H91]" office:value-type="float" office:value="36.5212822464" calcext:value-type="float">
            <text:p>36.5212822464</text:p>
          </table:table-cell>
          <table:table-cell table:formula="of:=0.000189*[$'raw data'.I91]" office:value-type="float" office:value="21.6534355191" calcext:value-type="float">
            <text:p>21.6534355191</text:p>
          </table:table-cell>
          <table:table-cell table:formula="of:=0.000189*[$'raw data'.J91]" office:value-type="float" office:value="40.7928275307" calcext:value-type="float">
            <text:p>40.7928275307</text:p>
          </table:table-cell>
          <table:table-cell table:formula="of:=0.000189*[$'raw data'.K91]" office:value-type="float" office:value="26.5172782644" calcext:value-type="float">
            <text:p>26.5172782644</text:p>
          </table:table-cell>
          <table:table-cell table:formula="of:=0.000189*([$'raw data'.L91] + [$'raw data'.M91])" office:value-type="float" office:value="63.29579127417" calcext:value-type="float">
            <text:p>63.29579127417</text:p>
          </table:table-cell>
          <table:table-cell table:formula="of:=0.000189*([$'raw data'.D91] - [$'raw data'.Q91])" office:value-type="float" office:value="-135.3984447942" calcext:value-type="float">
            <text:p>-135.3984447942</text:p>
          </table:table-cell>
          <table:table-cell table:formula="of:=-0.000189*[$'raw data'.R91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60200</text:p>
          </table:table-cell>
          <table:table-cell table:formula="of:=0.000189*[$'raw data'.B92]" office:value-type="float" office:value="42.8997388995" calcext:value-type="float">
            <text:p>42.8997388995</text:p>
          </table:table-cell>
          <table:table-cell table:formula="of:=0.000189*[$'raw data'.C92]" office:value-type="float" office:value="28.0595081151" calcext:value-type="float">
            <text:p>28.0595081151</text:p>
          </table:table-cell>
          <table:table-cell table:formula="of:=0.000189*[$'raw data'.E92]" office:value-type="float" office:value="74.7748026018" calcext:value-type="float">
            <text:p>74.7748026018</text:p>
          </table:table-cell>
          <table:table-cell table:formula="of:=0.000189*([$'raw data'.F92] + [$'raw data'.G92])" office:value-type="float" office:value="112.0183861482" calcext:value-type="float">
            <text:p>112.0183861482</text:p>
          </table:table-cell>
          <table:table-cell table:formula="of:=0.000189*[$'raw data'.H92]" office:value-type="float" office:value="36.604344042" calcext:value-type="float">
            <text:p>36.604344042</text:p>
          </table:table-cell>
          <table:table-cell table:formula="of:=0.000189*[$'raw data'.I92]" office:value-type="float" office:value="21.6475802235" calcext:value-type="float">
            <text:p>21.6475802235</text:p>
          </table:table-cell>
          <table:table-cell table:formula="of:=0.000189*[$'raw data'.J92]" office:value-type="float" office:value="42.5371647015" calcext:value-type="float">
            <text:p>42.5371647015</text:p>
          </table:table-cell>
          <table:table-cell table:formula="of:=0.000189*[$'raw data'.K92]" office:value-type="float" office:value="26.5918245705" calcext:value-type="float">
            <text:p>26.5918245705</text:p>
          </table:table-cell>
          <table:table-cell table:formula="of:=0.000189*([$'raw data'.L92] + [$'raw data'.M92])" office:value-type="float" office:value="63.36626779035" calcext:value-type="float">
            <text:p>63.36626779035</text:p>
          </table:table-cell>
          <table:table-cell table:formula="of:=0.000189*([$'raw data'.D92] - [$'raw data'.Q92])" office:value-type="float" office:value="-134.9198385444" calcext:value-type="float">
            <text:p>-134.9198385444</text:p>
          </table:table-cell>
          <table:table-cell table:formula="of:=-0.000189*[$'raw data'.R92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62000</text:p>
          </table:table-cell>
          <table:table-cell table:formula="of:=0.000189*[$'raw data'.B93]" office:value-type="float" office:value="42.5821903605" calcext:value-type="float">
            <text:p>42.5821903605</text:p>
          </table:table-cell>
          <table:table-cell table:formula="of:=0.000189*[$'raw data'.C93]" office:value-type="float" office:value="27.6237557631" calcext:value-type="float">
            <text:p>27.6237557631</text:p>
          </table:table-cell>
          <table:table-cell table:formula="of:=0.000189*[$'raw data'.E93]" office:value-type="float" office:value="73.5877544031" calcext:value-type="float">
            <text:p>73.5877544031</text:p>
          </table:table-cell>
          <table:table-cell table:formula="of:=0.000189*([$'raw data'.F93] + [$'raw data'.G93])" office:value-type="float" office:value="111.9458410497" calcext:value-type="float">
            <text:p>111.9458410497</text:p>
          </table:table-cell>
          <table:table-cell table:formula="of:=0.000189*[$'raw data'.H93]" office:value-type="float" office:value="36.6265925361" calcext:value-type="float">
            <text:p>36.6265925361</text:p>
          </table:table-cell>
          <table:table-cell table:formula="of:=0.000189*[$'raw data'.I93]" office:value-type="float" office:value="21.6717803127" calcext:value-type="float">
            <text:p>21.6717803127</text:p>
          </table:table-cell>
          <table:table-cell table:formula="of:=0.000189*[$'raw data'.J93]" office:value-type="float" office:value="42.8486450553" calcext:value-type="float">
            <text:p>42.8486450553</text:p>
          </table:table-cell>
          <table:table-cell table:formula="of:=0.000189*[$'raw data'.K93]" office:value-type="float" office:value="26.6905233378" calcext:value-type="float">
            <text:p>26.6905233378</text:p>
          </table:table-cell>
          <table:table-cell table:formula="of:=0.000189*([$'raw data'.L93] + [$'raw data'.M93])" office:value-type="float" office:value="63.3877258392" calcext:value-type="float">
            <text:p>63.3877258392</text:p>
          </table:table-cell>
          <table:table-cell table:formula="of:=0.000189*([$'raw data'.D93] - [$'raw data'.Q93])" office:value-type="float" office:value="-135.570744603" calcext:value-type="float">
            <text:p>-135.570744603</text:p>
          </table:table-cell>
          <table:table-cell table:formula="of:=-0.000189*[$'raw data'.R9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63800</text:p>
          </table:table-cell>
          <table:table-cell table:formula="of:=0.000189*[$'raw data'.B94]" office:value-type="float" office:value="41.5686857607" calcext:value-type="float">
            <text:p>41.5686857607</text:p>
          </table:table-cell>
          <table:table-cell table:formula="of:=0.000189*[$'raw data'.C94]" office:value-type="float" office:value="26.5209824565" calcext:value-type="float">
            <text:p>26.5209824565</text:p>
          </table:table-cell>
          <table:table-cell table:formula="of:=0.000189*[$'raw data'.E94]" office:value-type="float" office:value="71.6768310258" calcext:value-type="float">
            <text:p>71.6768310258</text:p>
          </table:table-cell>
          <table:table-cell table:formula="of:=0.000189*([$'raw data'.F94] + [$'raw data'.G94])" office:value-type="float" office:value="112.1342957469" calcext:value-type="float">
            <text:p>112.1342957469</text:p>
          </table:table-cell>
          <table:table-cell table:formula="of:=0.000189*[$'raw data'.H94]" office:value-type="float" office:value="36.797392233" calcext:value-type="float">
            <text:p>36.797392233</text:p>
          </table:table-cell>
          <table:table-cell table:formula="of:=0.000189*[$'raw data'.I94]" office:value-type="float" office:value="21.6544029534" calcext:value-type="float">
            <text:p>21.6544029534</text:p>
          </table:table-cell>
          <table:table-cell table:formula="of:=0.000189*[$'raw data'.J94]" office:value-type="float" office:value="41.8692678831" calcext:value-type="float">
            <text:p>41.8692678831</text:p>
          </table:table-cell>
          <table:table-cell table:formula="of:=0.000189*[$'raw data'.K94]" office:value-type="float" office:value="26.792655498" calcext:value-type="float">
            <text:p>26.792655498</text:p>
          </table:table-cell>
          <table:table-cell table:formula="of:=0.000189*([$'raw data'.L94] + [$'raw data'.M94])" office:value-type="float" office:value="63.45673047252" calcext:value-type="float">
            <text:p>63.45673047252</text:p>
          </table:table-cell>
          <table:table-cell table:formula="of:=0.000189*([$'raw data'.D94] - [$'raw data'.Q94])" office:value-type="float" office:value="-137.8144778913" calcext:value-type="float">
            <text:p>-137.8144778913</text:p>
          </table:table-cell>
          <table:table-cell table:formula="of:=-0.000189*[$'raw data'.R94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65600</text:p>
          </table:table-cell>
          <table:table-cell table:formula="of:=0.000189*[$'raw data'.B95]" office:value-type="float" office:value="42.227042445" calcext:value-type="float">
            <text:p>42.227042445</text:p>
          </table:table-cell>
          <table:table-cell table:formula="of:=0.000189*[$'raw data'.C95]" office:value-type="float" office:value="26.9303446818" calcext:value-type="float">
            <text:p>26.9303446818</text:p>
          </table:table-cell>
          <table:table-cell table:formula="of:=0.000189*[$'raw data'.E95]" office:value-type="float" office:value="72.6063328179" calcext:value-type="float">
            <text:p>72.6063328179</text:p>
          </table:table-cell>
          <table:table-cell table:formula="of:=0.000189*([$'raw data'.F95] + [$'raw data'.G95])" office:value-type="float" office:value="110.6627621589" calcext:value-type="float">
            <text:p>110.6627621589</text:p>
          </table:table-cell>
          <table:table-cell table:formula="of:=0.000189*[$'raw data'.H95]" office:value-type="float" office:value="36.8480591073" calcext:value-type="float">
            <text:p>36.8480591073</text:p>
          </table:table-cell>
          <table:table-cell table:formula="of:=0.000189*[$'raw data'.I95]" office:value-type="float" office:value="21.6867818475" calcext:value-type="float">
            <text:p>21.6867818475</text:p>
          </table:table-cell>
          <table:table-cell table:formula="of:=0.000189*[$'raw data'.J95]" office:value-type="float" office:value="38.444607369" calcext:value-type="float">
            <text:p>38.444607369</text:p>
          </table:table-cell>
          <table:table-cell table:formula="of:=0.000189*[$'raw data'.K95]" office:value-type="float" office:value="26.8125031251" calcext:value-type="float">
            <text:p>26.8125031251</text:p>
          </table:table-cell>
          <table:table-cell table:formula="of:=0.000189*([$'raw data'.L95] + [$'raw data'.M95])" office:value-type="float" office:value="63.45987075288" calcext:value-type="float">
            <text:p>63.45987075288</text:p>
          </table:table-cell>
          <table:table-cell table:formula="of:=0.000189*([$'raw data'.D95] - [$'raw data'.Q95])" office:value-type="float" office:value="-137.0859694344" calcext:value-type="float">
            <text:p>-137.0859694344</text:p>
          </table:table-cell>
          <table:table-cell table:formula="of:=-0.000189*[$'raw data'.R95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67400</text:p>
          </table:table-cell>
          <table:table-cell table:formula="of:=0.000189*[$'raw data'.B96]" office:value-type="float" office:value="43.0768499679" calcext:value-type="float">
            <text:p>43.0768499679</text:p>
          </table:table-cell>
          <table:table-cell table:formula="of:=0.000189*[$'raw data'.C96]" office:value-type="float" office:value="27.9722740689" calcext:value-type="float">
            <text:p>27.9722740689</text:p>
          </table:table-cell>
          <table:table-cell table:formula="of:=0.000189*[$'raw data'.E96]" office:value-type="float" office:value="73.6800847398" calcext:value-type="float">
            <text:p>73.6800847398</text:p>
          </table:table-cell>
          <table:table-cell table:formula="of:=0.000189*([$'raw data'.F96] + [$'raw data'.G96])" office:value-type="float" office:value="109.2552973974" calcext:value-type="float">
            <text:p>109.2552973974</text:p>
          </table:table-cell>
          <table:table-cell table:formula="of:=0.000189*[$'raw data'.H96]" office:value-type="float" office:value="36.9297992637" calcext:value-type="float">
            <text:p>36.9297992637</text:p>
          </table:table-cell>
          <table:table-cell table:formula="of:=0.000189*[$'raw data'.I96]" office:value-type="float" office:value="21.7253295693" calcext:value-type="float">
            <text:p>21.7253295693</text:p>
          </table:table-cell>
          <table:table-cell table:formula="of:=0.000189*[$'raw data'.J96]" office:value-type="float" office:value="38.3673510864" calcext:value-type="float">
            <text:p>38.3673510864</text:p>
          </table:table-cell>
          <table:table-cell table:formula="of:=0.000189*[$'raw data'.K96]" office:value-type="float" office:value="26.9050684077" calcext:value-type="float">
            <text:p>26.9050684077</text:p>
          </table:table-cell>
          <table:table-cell table:formula="of:=0.000189*([$'raw data'.L96] + [$'raw data'.M96])" office:value-type="float" office:value="59.81677348122" calcext:value-type="float">
            <text:p>59.81677348122</text:p>
          </table:table-cell>
          <table:table-cell table:formula="of:=0.000189*([$'raw data'.D96] - [$'raw data'.Q96])" office:value-type="float" office:value="-135.1652248989" calcext:value-type="float">
            <text:p>-135.1652248989</text:p>
          </table:table-cell>
          <table:table-cell table:formula="of:=-0.000189*[$'raw data'.R96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69200</text:p>
          </table:table-cell>
          <table:table-cell table:formula="of:=0.000189*[$'raw data'.B97]" office:value-type="float" office:value="43.7545524654" calcext:value-type="float">
            <text:p>43.7545524654</text:p>
          </table:table-cell>
          <table:table-cell table:formula="of:=0.000189*[$'raw data'.C97]" office:value-type="float" office:value="28.6558124895" calcext:value-type="float">
            <text:p>28.6558124895</text:p>
          </table:table-cell>
          <table:table-cell table:formula="of:=0.000189*[$'raw data'.E97]" office:value-type="float" office:value="69.71554359" calcext:value-type="float">
            <text:p>69.71554359</text:p>
          </table:table-cell>
          <table:table-cell table:formula="of:=0.000189*([$'raw data'.F97] + [$'raw data'.G97])" office:value-type="float" office:value="100.3110991218" calcext:value-type="float">
            <text:p>100.3110991218</text:p>
          </table:table-cell>
          <table:table-cell table:formula="of:=0.000189*[$'raw data'.H97]" office:value-type="float" office:value="36.9537202377" calcext:value-type="float">
            <text:p>36.9537202377</text:p>
          </table:table-cell>
          <table:table-cell table:formula="of:=0.000189*[$'raw data'.I97]" office:value-type="float" office:value="21.7453555179" calcext:value-type="float">
            <text:p>21.7453555179</text:p>
          </table:table-cell>
          <table:table-cell table:formula="of:=0.000189*[$'raw data'.J97]" office:value-type="float" office:value="40.609437183" calcext:value-type="float">
            <text:p>40.609437183</text:p>
          </table:table-cell>
          <table:table-cell table:formula="of:=0.000189*[$'raw data'.K97]" office:value-type="float" office:value="26.8525696509" calcext:value-type="float">
            <text:p>26.8525696509</text:p>
          </table:table-cell>
          <table:table-cell table:formula="of:=0.000189*([$'raw data'.L97] + [$'raw data'.M97])" office:value-type="float" office:value="59.86733927076" calcext:value-type="float">
            <text:p>59.86733927076</text:p>
          </table:table-cell>
          <table:table-cell table:formula="of:=0.000189*([$'raw data'.D97] - [$'raw data'.Q97])" office:value-type="float" office:value="-133.5403716948" calcext:value-type="float">
            <text:p>-133.5403716948</text:p>
          </table:table-cell>
          <table:table-cell table:formula="of:=-0.000189*[$'raw data'.R97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71000</text:p>
          </table:table-cell>
          <table:table-cell table:formula="of:=0.000189*[$'raw data'.B98]" office:value-type="float" office:value="44.2890109368" calcext:value-type="float">
            <text:p>44.2890109368</text:p>
          </table:table-cell>
          <table:table-cell table:formula="of:=0.000189*[$'raw data'.C98]" office:value-type="float" office:value="29.0399674824" calcext:value-type="float">
            <text:p>29.0399674824</text:p>
          </table:table-cell>
          <table:table-cell table:formula="of:=0.000189*[$'raw data'.E98]" office:value-type="float" office:value="65.0560281966" calcext:value-type="float">
            <text:p>65.0560281966</text:p>
          </table:table-cell>
          <table:table-cell table:formula="of:=0.000189*([$'raw data'.F98] + [$'raw data'.G98])" office:value-type="float" office:value="91.33112115792" calcext:value-type="float">
            <text:p>91.33112115792</text:p>
          </table:table-cell>
          <table:table-cell table:formula="of:=0.000189*[$'raw data'.H98]" office:value-type="float" office:value="36.9296169165" calcext:value-type="float">
            <text:p>36.9296169165</text:p>
          </table:table-cell>
          <table:table-cell table:formula="of:=0.000189*[$'raw data'.I98]" office:value-type="float" office:value="21.7222432371" calcext:value-type="float">
            <text:p>21.7222432371</text:p>
          </table:table-cell>
          <table:table-cell table:formula="of:=0.000189*[$'raw data'.J98]" office:value-type="float" office:value="40.8848035113" calcext:value-type="float">
            <text:p>40.8848035113</text:p>
          </table:table-cell>
          <table:table-cell table:formula="of:=0.000189*[$'raw data'.K98]" office:value-type="float" office:value="26.9246954718" calcext:value-type="float">
            <text:p>26.9246954718</text:p>
          </table:table-cell>
          <table:table-cell table:formula="of:=0.000189*([$'raw data'.L98] + [$'raw data'.M98])" office:value-type="float" office:value="59.84232545151" calcext:value-type="float">
            <text:p>59.84232545151</text:p>
          </table:table-cell>
          <table:table-cell table:formula="of:=0.000189*([$'raw data'.D98] - [$'raw data'.Q98])" office:value-type="float" office:value="-132.8269840884" calcext:value-type="float">
            <text:p>-132.8269840884</text:p>
          </table:table-cell>
          <table:table-cell table:formula="of:=-0.000189*[$'raw data'.R98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72800</text:p>
          </table:table-cell>
          <table:table-cell table:formula="of:=0.000189*[$'raw data'.B99]" office:value-type="float" office:value="44.7871605048" calcext:value-type="float">
            <text:p>44.7871605048</text:p>
          </table:table-cell>
          <table:table-cell table:formula="of:=0.000189*[$'raw data'.C99]" office:value-type="float" office:value="29.5196108508" calcext:value-type="float">
            <text:p>29.5196108508</text:p>
          </table:table-cell>
          <table:table-cell table:formula="of:=0.000189*[$'raw data'.E99]" office:value-type="float" office:value="63.2942203383" calcext:value-type="float">
            <text:p>63.2942203383</text:p>
          </table:table-cell>
          <table:table-cell table:formula="of:=0.000189*([$'raw data'.F99] + [$'raw data'.G99])" office:value-type="float" office:value="85.192923123" calcext:value-type="float">
            <text:p>85.192923123</text:p>
          </table:table-cell>
          <table:table-cell table:formula="of:=0.000189*[$'raw data'.H99]" office:value-type="float" office:value="36.9319571712" calcext:value-type="float">
            <text:p>36.9319571712</text:p>
          </table:table-cell>
          <table:table-cell table:formula="of:=0.000189*[$'raw data'.I99]" office:value-type="float" office:value="21.7225990485" calcext:value-type="float">
            <text:p>21.7225990485</text:p>
          </table:table-cell>
          <table:table-cell table:formula="of:=0.000189*[$'raw data'.J99]" office:value-type="float" office:value="39.2343785505" calcext:value-type="float">
            <text:p>39.2343785505</text:p>
          </table:table-cell>
          <table:table-cell table:formula="of:=0.000189*[$'raw data'.K99]" office:value-type="float" office:value="26.9837674974" calcext:value-type="float">
            <text:p>26.9837674974</text:p>
          </table:table-cell>
          <table:table-cell table:formula="of:=0.000189*([$'raw data'.L99] + [$'raw data'.M99])" office:value-type="float" office:value="58.50909268155" calcext:value-type="float">
            <text:p>58.50909268155</text:p>
          </table:table-cell>
          <table:table-cell table:formula="of:=0.000189*([$'raw data'.D99] - [$'raw data'.Q99])" office:value-type="float" office:value="-134.9423221734" calcext:value-type="float">
            <text:p>-134.9423221734</text:p>
          </table:table-cell>
          <table:table-cell table:formula="of:=-0.000189*[$'raw data'.R99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74600</text:p>
          </table:table-cell>
          <table:table-cell table:formula="of:=0.000189*[$'raw data'.B100]" office:value-type="float" office:value="43.3727261037" calcext:value-type="float">
            <text:p>43.3727261037</text:p>
          </table:table-cell>
          <table:table-cell table:formula="of:=0.000189*[$'raw data'.C100]" office:value-type="float" office:value="28.1594570985" calcext:value-type="float">
            <text:p>28.1594570985</text:p>
          </table:table-cell>
          <table:table-cell table:formula="of:=0.000189*[$'raw data'.E100]" office:value-type="float" office:value="61.0561524573" calcext:value-type="float">
            <text:p>61.0561524573</text:p>
          </table:table-cell>
          <table:table-cell table:formula="of:=0.000189*([$'raw data'.F100] + [$'raw data'.G100])" office:value-type="float" office:value="84.16637412687" calcext:value-type="float">
            <text:p>84.16637412687</text:p>
          </table:table-cell>
          <table:table-cell table:formula="of:=0.000189*[$'raw data'.H100]" office:value-type="float" office:value="38.3525321256" calcext:value-type="float">
            <text:p>38.3525321256</text:p>
          </table:table-cell>
          <table:table-cell table:formula="of:=0.000189*[$'raw data'.I100]" office:value-type="float" office:value="21.7223175519" calcext:value-type="float">
            <text:p>21.7223175519</text:p>
          </table:table-cell>
          <table:table-cell table:formula="of:=0.000189*[$'raw data'.J100]" office:value-type="float" office:value="33.3833224851" calcext:value-type="float">
            <text:p>33.3833224851</text:p>
          </table:table-cell>
          <table:table-cell table:formula="of:=0.000189*[$'raw data'.K100]" office:value-type="float" office:value="26.9562495699" calcext:value-type="float">
            <text:p>26.9562495699</text:p>
          </table:table-cell>
          <table:table-cell table:formula="of:=0.000189*([$'raw data'.L100] + [$'raw data'.M100])" office:value-type="float" office:value="63.55502800416" calcext:value-type="float">
            <text:p>63.55502800416</text:p>
          </table:table-cell>
          <table:table-cell table:formula="of:=0.000189*([$'raw data'.D100] - [$'raw data'.Q100])" office:value-type="float" office:value="-135.8507177496" calcext:value-type="float">
            <text:p>-135.8507177496</text:p>
          </table:table-cell>
          <table:table-cell table:formula="of:=-0.000189*[$'raw data'.R100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76400</text:p>
          </table:table-cell>
          <table:table-cell table:formula="of:=0.000189*[$'raw data'.B101]" office:value-type="float" office:value="43.3627322373" calcext:value-type="float">
            <text:p>43.3627322373</text:p>
          </table:table-cell>
          <table:table-cell table:formula="of:=0.000189*[$'raw data'.C101]" office:value-type="float" office:value="28.8734832036" calcext:value-type="float">
            <text:p>28.8734832036</text:p>
          </table:table-cell>
          <table:table-cell table:formula="of:=0.000189*[$'raw data'.E101]" office:value-type="float" office:value="60.6708090135" calcext:value-type="float">
            <text:p>60.6708090135</text:p>
          </table:table-cell>
          <table:table-cell table:formula="of:=0.000189*([$'raw data'.F101] + [$'raw data'.G101])" office:value-type="float" office:value="84.17910789036" calcext:value-type="float">
            <text:p>84.17910789036</text:p>
          </table:table-cell>
          <table:table-cell table:formula="of:=0.000189*[$'raw data'.H101]" office:value-type="float" office:value="38.3318277048" calcext:value-type="float">
            <text:p>38.3318277048</text:p>
          </table:table-cell>
          <table:table-cell table:formula="of:=0.000189*[$'raw data'.I101]" office:value-type="float" office:value="21.7570896018" calcext:value-type="float">
            <text:p>21.7570896018</text:p>
          </table:table-cell>
          <table:table-cell table:formula="of:=0.000189*[$'raw data'.J101]" office:value-type="float" office:value="33.3014084298" calcext:value-type="float">
            <text:p>33.3014084298</text:p>
          </table:table-cell>
          <table:table-cell table:formula="of:=0.000189*[$'raw data'.K101]" office:value-type="float" office:value="26.8730047656" calcext:value-type="float">
            <text:p>26.8730047656</text:p>
          </table:table-cell>
          <table:table-cell table:formula="of:=0.000189*([$'raw data'.L101] + [$'raw data'.M101])" office:value-type="float" office:value="63.15608123622" calcext:value-type="float">
            <text:p>63.15608123622</text:p>
          </table:table-cell>
          <table:table-cell table:formula="of:=0.000189*([$'raw data'.D101] - [$'raw data'.Q101])" office:value-type="float" office:value="-135.3704967216" calcext:value-type="float">
            <text:p>-135.3704967216</text:p>
          </table:table-cell>
          <table:table-cell table:formula="of:=-0.000189*[$'raw data'.R101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78200</text:p>
          </table:table-cell>
          <table:table-cell table:formula="of:=0.000189*[$'raw data'.B102]" office:value-type="float" office:value="43.2923704857" calcext:value-type="float">
            <text:p>43.2923704857</text:p>
          </table:table-cell>
          <table:table-cell table:formula="of:=0.000189*[$'raw data'.C102]" office:value-type="float" office:value="28.8598257045" calcext:value-type="float">
            <text:p>28.8598257045</text:p>
          </table:table-cell>
          <table:table-cell table:formula="of:=0.000189*[$'raw data'.E102]" office:value-type="float" office:value="59.9613757596" calcext:value-type="float">
            <text:p>59.9613757596</text:p>
          </table:table-cell>
          <table:table-cell table:formula="of:=0.000189*([$'raw data'.F102] + [$'raw data'.G102])" office:value-type="float" office:value="84.19527800649" calcext:value-type="float">
            <text:p>84.19527800649</text:p>
          </table:table-cell>
          <table:table-cell table:formula="of:=0.000189*[$'raw data'.H102]" office:value-type="float" office:value="37.5917916087" calcext:value-type="float">
            <text:p>37.5917916087</text:p>
          </table:table-cell>
          <table:table-cell table:formula="of:=0.000189*[$'raw data'.I102]" office:value-type="float" office:value="21.6833560146" calcext:value-type="float">
            <text:p>21.6833560146</text:p>
          </table:table-cell>
          <table:table-cell table:formula="of:=0.000189*[$'raw data'.J102]" office:value-type="float" office:value="33.2943817311" calcext:value-type="float">
            <text:p>33.2943817311</text:p>
          </table:table-cell>
          <table:table-cell table:formula="of:=0.000189*[$'raw data'.K102]" office:value-type="float" office:value="26.8457452578" calcext:value-type="float">
            <text:p>26.8457452578</text:p>
          </table:table-cell>
          <table:table-cell table:formula="of:=0.000189*([$'raw data'.L102] + [$'raw data'.M102])" office:value-type="float" office:value="63.16244868969" calcext:value-type="float">
            <text:p>63.16244868969</text:p>
          </table:table-cell>
          <table:table-cell table:formula="of:=0.000189*([$'raw data'.D102] - [$'raw data'.Q102])" office:value-type="float" office:value="-136.6567073991" calcext:value-type="float">
            <text:p>-136.6567073991</text:p>
          </table:table-cell>
          <table:table-cell table:formula="of:=-0.000189*[$'raw data'.R102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80000</text:p>
          </table:table-cell>
          <table:table-cell table:formula="of:=0.000189*[$'raw data'.B103]" office:value-type="float" office:value="42.404525919" calcext:value-type="float">
            <text:p>42.404525919</text:p>
          </table:table-cell>
          <table:table-cell table:formula="of:=0.000189*[$'raw data'.C103]" office:value-type="float" office:value="27.5798122425" calcext:value-type="float">
            <text:p>27.5798122425</text:p>
          </table:table-cell>
          <table:table-cell table:formula="of:=0.000189*[$'raw data'.E103]" office:value-type="float" office:value="58.5861998715" calcext:value-type="float">
            <text:p>58.5861998715</text:p>
          </table:table-cell>
          <table:table-cell table:formula="of:=0.000189*([$'raw data'.F103] + [$'raw data'.G103])" office:value-type="float" office:value="78.87056624748" calcext:value-type="float">
            <text:p>78.87056624748</text:p>
          </table:table-cell>
          <table:table-cell table:formula="of:=0.000189*[$'raw data'.H103]" office:value-type="float" office:value="38.2923106776" calcext:value-type="float">
            <text:p>38.2923106776</text:p>
          </table:table-cell>
          <table:table-cell table:formula="of:=0.000189*[$'raw data'.I103]" office:value-type="float" office:value="21.8179648575" calcext:value-type="float">
            <text:p>21.8179648575</text:p>
          </table:table-cell>
          <table:table-cell table:formula="of:=0.000189*[$'raw data'.J103]" office:value-type="float" office:value="31.0594557672" calcext:value-type="float">
            <text:p>31.0594557672</text:p>
          </table:table-cell>
          <table:table-cell table:formula="of:=0.000189*[$'raw data'.K103]" office:value-type="float" office:value="26.9662537746" calcext:value-type="float">
            <text:p>26.9662537746</text:p>
          </table:table-cell>
          <table:table-cell table:formula="of:=0.000189*([$'raw data'.L103] + [$'raw data'.M103])" office:value-type="float" office:value="63.20007681309" calcext:value-type="float">
            <text:p>63.20007681309</text:p>
          </table:table-cell>
          <table:table-cell table:formula="of:=0.000189*([$'raw data'.D103] - [$'raw data'.Q103])" office:value-type="float" office:value="-136.2861425646" calcext:value-type="float">
            <text:p>-136.2861425646</text:p>
          </table:table-cell>
          <table:table-cell table:formula="of:=-0.000189*[$'raw data'.R10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81800</text:p>
          </table:table-cell>
          <table:table-cell table:formula="of:=0.000189*[$'raw data'.B104]" office:value-type="float" office:value="39.1443844806" calcext:value-type="float">
            <text:p>39.1443844806</text:p>
          </table:table-cell>
          <table:table-cell table:formula="of:=0.000189*[$'raw data'.C104]" office:value-type="float" office:value="28.9681084539" calcext:value-type="float">
            <text:p>28.9681084539</text:p>
          </table:table-cell>
          <table:table-cell table:formula="of:=0.000189*[$'raw data'.E104]" office:value-type="float" office:value="60.9978494349" calcext:value-type="float">
            <text:p>60.9978494349</text:p>
          </table:table-cell>
          <table:table-cell table:formula="of:=0.000189*([$'raw data'.F104] + [$'raw data'.G104])" office:value-type="float" office:value="78.86021058972" calcext:value-type="float">
            <text:p>78.86021058972</text:p>
          </table:table-cell>
          <table:table-cell table:formula="of:=0.000189*[$'raw data'.H104]" office:value-type="float" office:value="40.7421845838" calcext:value-type="float">
            <text:p>40.7421845838</text:p>
          </table:table-cell>
          <table:table-cell table:formula="of:=0.000189*[$'raw data'.I104]" office:value-type="float" office:value="21.731053491" calcext:value-type="float">
            <text:p>21.731053491</text:p>
          </table:table-cell>
          <table:table-cell table:formula="of:=0.000189*[$'raw data'.J104]" office:value-type="float" office:value="24.4234803015" calcext:value-type="float">
            <text:p>24.4234803015</text:p>
          </table:table-cell>
          <table:table-cell table:formula="of:=0.000189*[$'raw data'.K104]" office:value-type="float" office:value="26.9385024699" calcext:value-type="float">
            <text:p>26.9385024699</text:p>
          </table:table-cell>
          <table:table-cell table:formula="of:=0.000189*([$'raw data'.L104] + [$'raw data'.M104])" office:value-type="float" office:value="63.18185019174" calcext:value-type="float">
            <text:p>63.18185019174</text:p>
          </table:table-cell>
          <table:table-cell table:formula="of:=0.000189*([$'raw data'.D104] - [$'raw data'.Q104])" office:value-type="float" office:value="-138.591810756" calcext:value-type="float">
            <text:p>-138.591810756</text:p>
          </table:table-cell>
          <table:table-cell table:formula="of:=-0.000189*[$'raw data'.R104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83600</text:p>
          </table:table-cell>
          <table:table-cell table:formula="of:=0.000189*[$'raw data'.B105]" office:value-type="float" office:value="38.2445907858" calcext:value-type="float">
            <text:p>38.2445907858</text:p>
          </table:table-cell>
          <table:table-cell table:formula="of:=0.000189*[$'raw data'.C105]" office:value-type="float" office:value="27.9551130768" calcext:value-type="float">
            <text:p>27.9551130768</text:p>
          </table:table-cell>
          <table:table-cell table:formula="of:=0.000189*[$'raw data'.E105]" office:value-type="float" office:value="52.2008781147" calcext:value-type="float">
            <text:p>52.2008781147</text:p>
          </table:table-cell>
          <table:table-cell table:formula="of:=0.000189*([$'raw data'.F105] + [$'raw data'.G105])" office:value-type="float" office:value="78.86455951563" calcext:value-type="float">
            <text:p>78.86455951563</text:p>
          </table:table-cell>
          <table:table-cell table:formula="of:=0.000189*[$'raw data'.H105]" office:value-type="float" office:value="47.0544574248" calcext:value-type="float">
            <text:p>47.0544574248</text:p>
          </table:table-cell>
          <table:table-cell table:formula="of:=0.000189*[$'raw data'.I105]" office:value-type="float" office:value="21.7926632007" calcext:value-type="float">
            <text:p>21.7926632007</text:p>
          </table:table-cell>
          <table:table-cell table:formula="of:=0.000189*[$'raw data'.J105]" office:value-type="float" office:value="17.40112314507" calcext:value-type="float">
            <text:p>17.40112314507</text:p>
          </table:table-cell>
          <table:table-cell table:formula="of:=0.000189*[$'raw data'.K105]" office:value-type="float" office:value="26.9977646862" calcext:value-type="float">
            <text:p>26.9977646862</text:p>
          </table:table-cell>
          <table:table-cell table:formula="of:=0.000189*([$'raw data'.L105] + [$'raw data'.M105])" office:value-type="float" office:value="63.16077030921" calcext:value-type="float">
            <text:p>63.16077030921</text:p>
          </table:table-cell>
          <table:table-cell table:formula="of:=0.000189*([$'raw data'.D105] - [$'raw data'.Q105])" office:value-type="float" office:value="-140.1712156971" calcext:value-type="float">
            <text:p>-140.1712156971</text:p>
          </table:table-cell>
          <table:table-cell table:formula="of:=-0.000189*[$'raw data'.R105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85400</text:p>
          </table:table-cell>
          <table:table-cell table:formula="of:=0.000189*[$'raw data'.B106]" office:value-type="float" office:value="38.390881284" calcext:value-type="float">
            <text:p>38.390881284</text:p>
          </table:table-cell>
          <table:table-cell table:formula="of:=0.000189*[$'raw data'.C106]" office:value-type="float" office:value="28.3275147267" calcext:value-type="float">
            <text:p>28.3275147267</text:p>
          </table:table-cell>
          <table:table-cell table:formula="of:=0.000189*[$'raw data'.E106]" office:value-type="float" office:value="45.5516171586" calcext:value-type="float">
            <text:p>45.5516171586</text:p>
          </table:table-cell>
          <table:table-cell table:formula="of:=0.000189*([$'raw data'.F106] + [$'raw data'.G106])" office:value-type="float" office:value="78.86312954541" calcext:value-type="float">
            <text:p>78.86312954541</text:p>
          </table:table-cell>
          <table:table-cell table:formula="of:=0.000189*[$'raw data'.H106]" office:value-type="float" office:value="47.1706858476" calcext:value-type="float">
            <text:p>47.1706858476</text:p>
          </table:table-cell>
          <table:table-cell table:formula="of:=0.000189*[$'raw data'.I106]" office:value-type="float" office:value="18.65972420928" calcext:value-type="float">
            <text:p>18.65972420928</text:p>
          </table:table-cell>
          <table:table-cell table:formula="of:=0.000189*[$'raw data'.J106]" office:value-type="float" office:value="17.40779508132" calcext:value-type="float">
            <text:p>17.40779508132</text:p>
          </table:table-cell>
          <table:table-cell table:formula="of:=0.000189*[$'raw data'.K106]" office:value-type="float" office:value="26.9723163465" calcext:value-type="float">
            <text:p>26.9723163465</text:p>
          </table:table-cell>
          <table:table-cell table:formula="of:=0.000189*([$'raw data'.L106] + [$'raw data'.M106])" office:value-type="float" office:value="63.2026442061" calcext:value-type="float">
            <text:p>63.2026442061</text:p>
          </table:table-cell>
          <table:table-cell table:formula="of:=0.000189*([$'raw data'.D106] - [$'raw data'.Q106])" office:value-type="float" office:value="-140.0537726847" calcext:value-type="float">
            <text:p>-140.0537726847</text:p>
          </table:table-cell>
          <table:table-cell table:formula="of:=-0.000189*[$'raw data'.R106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87200</text:p>
          </table:table-cell>
          <table:table-cell table:formula="of:=0.000189*[$'raw data'.B107]" office:value-type="float" office:value="38.4401742228" calcext:value-type="float">
            <text:p>38.4401742228</text:p>
          </table:table-cell>
          <table:table-cell table:formula="of:=0.000189*[$'raw data'.C107]" office:value-type="float" office:value="28.2683701629" calcext:value-type="float">
            <text:p>28.2683701629</text:p>
          </table:table-cell>
          <table:table-cell table:formula="of:=0.000189*[$'raw data'.E107]" office:value-type="float" office:value="44.9774323047" calcext:value-type="float">
            <text:p>44.9774323047</text:p>
          </table:table-cell>
          <table:table-cell table:formula="of:=0.000189*([$'raw data'.F107] + [$'raw data'.G107])" office:value-type="float" office:value="78.869112399" calcext:value-type="float">
            <text:p>78.869112399</text:p>
          </table:table-cell>
          <table:table-cell table:formula="of:=0.000189*[$'raw data'.H107]" office:value-type="float" office:value="46.0853239959" calcext:value-type="float">
            <text:p>46.0853239959</text:p>
          </table:table-cell>
          <table:table-cell table:formula="of:=0.000189*[$'raw data'.I107]" office:value-type="float" office:value="16.24917866859" calcext:value-type="float">
            <text:p>16.24917866859</text:p>
          </table:table-cell>
          <table:table-cell table:formula="of:=0.000189*[$'raw data'.J107]" office:value-type="float" office:value="17.40987582768" calcext:value-type="float">
            <text:p>17.40987582768</text:p>
          </table:table-cell>
          <table:table-cell table:formula="of:=0.000189*[$'raw data'.K107]" office:value-type="float" office:value="27.0021246516" calcext:value-type="float">
            <text:p>27.0021246516</text:p>
          </table:table-cell>
          <table:table-cell table:formula="of:=0.000189*([$'raw data'.L107] + [$'raw data'.M107])" office:value-type="float" office:value="63.23093166411" calcext:value-type="float">
            <text:p>63.23093166411</text:p>
          </table:table-cell>
          <table:table-cell table:formula="of:=0.000189*([$'raw data'.D107] - [$'raw data'.Q107])" office:value-type="float" office:value="-139.917916971" calcext:value-type="float">
            <text:p>-139.917916971</text:p>
          </table:table-cell>
          <table:table-cell table:formula="of:=-0.000189*[$'raw data'.R107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89000</text:p>
          </table:table-cell>
          <table:table-cell table:formula="of:=0.000189*[$'raw data'.B108]" office:value-type="float" office:value="37.8756384048" calcext:value-type="float">
            <text:p>37.8756384048</text:p>
          </table:table-cell>
          <table:table-cell table:formula="of:=0.000189*[$'raw data'.C108]" office:value-type="float" office:value="27.6629046372" calcext:value-type="float">
            <text:p>27.6629046372</text:p>
          </table:table-cell>
          <table:table-cell table:formula="of:=0.000189*[$'raw data'.E108]" office:value-type="float" office:value="44.0801438994" calcext:value-type="float">
            <text:p>44.0801438994</text:p>
          </table:table-cell>
          <table:table-cell table:formula="of:=0.000189*([$'raw data'.F108] + [$'raw data'.G108])" office:value-type="float" office:value="78.86544822387" calcext:value-type="float">
            <text:p>78.86544822387</text:p>
          </table:table-cell>
          <table:table-cell table:formula="of:=0.000189*[$'raw data'.H108]" office:value-type="float" office:value="46.087248186" calcext:value-type="float">
            <text:p>46.087248186</text:p>
          </table:table-cell>
          <table:table-cell table:formula="of:=0.000189*[$'raw data'.I108]" office:value-type="float" office:value="15.94044364185" calcext:value-type="float">
            <text:p>15.94044364185</text:p>
          </table:table-cell>
          <table:table-cell table:formula="of:=0.000189*[$'raw data'.J108]" office:value-type="float" office:value="17.42180635629" calcext:value-type="float">
            <text:p>17.42180635629</text:p>
          </table:table-cell>
          <table:table-cell table:formula="of:=0.000189*[$'raw data'.K108]" office:value-type="float" office:value="27.0470712708" calcext:value-type="float">
            <text:p>27.0470712708</text:p>
          </table:table-cell>
          <table:table-cell table:formula="of:=0.000189*([$'raw data'.L108] + [$'raw data'.M108])" office:value-type="float" office:value="63.2138909535" calcext:value-type="float">
            <text:p>63.2138909535</text:p>
          </table:table-cell>
          <table:table-cell table:formula="of:=0.000189*([$'raw data'.D108] - [$'raw data'.Q108])" office:value-type="float" office:value="-140.4037292994" calcext:value-type="float">
            <text:p>-140.4037292994</text:p>
          </table:table-cell>
          <table:table-cell table:formula="of:=-0.000189*[$'raw data'.R108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90800</text:p>
          </table:table-cell>
          <table:table-cell table:formula="of:=0.000189*[$'raw data'.B109]" office:value-type="float" office:value="37.7032286358" calcext:value-type="float">
            <text:p>37.7032286358</text:p>
          </table:table-cell>
          <table:table-cell table:formula="of:=0.000189*[$'raw data'.C109]" office:value-type="float" office:value="27.4459569426" calcext:value-type="float">
            <text:p>27.4459569426</text:p>
          </table:table-cell>
          <table:table-cell table:formula="of:=0.000189*[$'raw data'.E109]" office:value-type="float" office:value="43.6896324207" calcext:value-type="float">
            <text:p>43.6896324207</text:p>
          </table:table-cell>
          <table:table-cell table:formula="of:=0.000189*([$'raw data'.F109] + [$'raw data'.G109])" office:value-type="float" office:value="78.86221233786" calcext:value-type="float">
            <text:p>78.86221233786</text:p>
          </table:table-cell>
          <table:table-cell table:formula="of:=0.000189*[$'raw data'.H109]" office:value-type="float" office:value="46.0811754648" calcext:value-type="float">
            <text:p>46.0811754648</text:p>
          </table:table-cell>
          <table:table-cell table:formula="of:=0.000189*[$'raw data'.I109]" office:value-type="float" office:value="16.12329032538" calcext:value-type="float">
            <text:p>16.12329032538</text:p>
          </table:table-cell>
          <table:table-cell table:formula="of:=0.000189*[$'raw data'.J109]" office:value-type="float" office:value="17.4614400513" calcext:value-type="float">
            <text:p>17.4614400513</text:p>
          </table:table-cell>
          <table:table-cell table:formula="of:=0.000189*[$'raw data'.K109]" office:value-type="float" office:value="27.1071204642" calcext:value-type="float">
            <text:p>27.1071204642</text:p>
          </table:table-cell>
          <table:table-cell table:formula="of:=0.000189*([$'raw data'.L109] + [$'raw data'.M109])" office:value-type="float" office:value="63.2318103081" calcext:value-type="float">
            <text:p>63.2318103081</text:p>
          </table:table-cell>
          <table:table-cell table:formula="of:=0.000189*([$'raw data'.D109] - [$'raw data'.Q109])" office:value-type="float" office:value="-142.0649940906" calcext:value-type="float">
            <text:p>-142.0649940906</text:p>
          </table:table-cell>
          <table:table-cell table:formula="of:=-0.000189*[$'raw data'.R109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92600</text:p>
          </table:table-cell>
          <table:table-cell table:formula="of:=0.000189*[$'raw data'.B110]" office:value-type="float" office:value="37.3808254806" calcext:value-type="float">
            <text:p>37.3808254806</text:p>
          </table:table-cell>
          <table:table-cell table:formula="of:=0.000189*[$'raw data'.C110]" office:value-type="float" office:value="27.1319628699" calcext:value-type="float">
            <text:p>27.1319628699</text:p>
          </table:table-cell>
          <table:table-cell table:formula="of:=0.000189*[$'raw data'.E110]" office:value-type="float" office:value="43.1838667764" calcext:value-type="float">
            <text:p>43.1838667764</text:p>
          </table:table-cell>
          <table:table-cell table:formula="of:=0.000189*([$'raw data'.F110] + [$'raw data'.G110])" office:value-type="float" office:value="78.86816457156" calcext:value-type="float">
            <text:p>78.86816457156</text:p>
          </table:table-cell>
          <table:table-cell table:formula="of:=0.000189*[$'raw data'.H110]" office:value-type="float" office:value="46.1400760485" calcext:value-type="float">
            <text:p>46.1400760485</text:p>
          </table:table-cell>
          <table:table-cell table:formula="of:=0.000189*[$'raw data'.I110]" office:value-type="float" office:value="16.05783080097" calcext:value-type="float">
            <text:p>16.05783080097</text:p>
          </table:table-cell>
          <table:table-cell table:formula="of:=0.000189*[$'raw data'.J110]" office:value-type="float" office:value="16.96986689328" calcext:value-type="float">
            <text:p>16.96986689328</text:p>
          </table:table-cell>
          <table:table-cell table:formula="of:=0.000189*[$'raw data'.K110]" office:value-type="float" office:value="27.2501634699" calcext:value-type="float">
            <text:p>27.2501634699</text:p>
          </table:table-cell>
          <table:table-cell table:formula="of:=0.000189*([$'raw data'.L110] + [$'raw data'.M110])" office:value-type="float" office:value="63.20631041109" calcext:value-type="float">
            <text:p>63.20631041109</text:p>
          </table:table-cell>
          <table:table-cell table:formula="of:=0.000189*([$'raw data'.D110] - [$'raw data'.Q110])" office:value-type="float" office:value="-144.502922214" calcext:value-type="float">
            <text:p>-144.502922214</text:p>
          </table:table-cell>
          <table:table-cell table:formula="of:=-0.000189*[$'raw data'.R110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94400</text:p>
          </table:table-cell>
          <table:table-cell table:formula="of:=0.000189*[$'raw data'.B111]" office:value-type="float" office:value="36.8060955318" calcext:value-type="float">
            <text:p>36.8060955318</text:p>
          </table:table-cell>
          <table:table-cell table:formula="of:=0.000189*[$'raw data'.C111]" office:value-type="float" office:value="26.4783075984" calcext:value-type="float">
            <text:p>26.4783075984</text:p>
          </table:table-cell>
          <table:table-cell table:formula="of:=0.000189*[$'raw data'.E111]" office:value-type="float" office:value="42.1158799026" calcext:value-type="float">
            <text:p>42.1158799026</text:p>
          </table:table-cell>
          <table:table-cell table:formula="of:=0.000189*([$'raw data'.F111] + [$'raw data'.G111])" office:value-type="float" office:value="78.86450258505" calcext:value-type="float">
            <text:p>78.86450258505</text:p>
          </table:table-cell>
          <table:table-cell table:formula="of:=0.000189*[$'raw data'.H111]" office:value-type="float" office:value="46.038641733" calcext:value-type="float">
            <text:p>46.038641733</text:p>
          </table:table-cell>
          <table:table-cell table:formula="of:=0.000189*[$'raw data'.I111]" office:value-type="float" office:value="16.07050141011" calcext:value-type="float">
            <text:p>16.07050141011</text:p>
          </table:table-cell>
          <table:table-cell table:formula="of:=0.000189*[$'raw data'.J111]" office:value-type="float" office:value="17.02771435953" calcext:value-type="float">
            <text:p>17.02771435953</text:p>
          </table:table-cell>
          <table:table-cell table:formula="of:=0.000189*[$'raw data'.K111]" office:value-type="float" office:value="27.130331592" calcext:value-type="float">
            <text:p>27.130331592</text:p>
          </table:table-cell>
          <table:table-cell table:formula="of:=0.000189*([$'raw data'.L111] + [$'raw data'.M111])" office:value-type="float" office:value="63.22741127073" calcext:value-type="float">
            <text:p>63.22741127073</text:p>
          </table:table-cell>
          <table:table-cell table:formula="of:=0.000189*([$'raw data'.D111] - [$'raw data'.Q111])" office:value-type="float" office:value="-152.1712797129" calcext:value-type="float">
            <text:p>-152.1712797129</text:p>
          </table:table-cell>
          <table:table-cell table:formula="of:=-0.000189*[$'raw data'.R111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96200</text:p>
          </table:table-cell>
          <table:table-cell table:formula="of:=0.000189*[$'raw data'.B112]" office:value-type="float" office:value="37.3900955904" calcext:value-type="float">
            <text:p>37.3900955904</text:p>
          </table:table-cell>
          <table:table-cell table:formula="of:=0.000189*[$'raw data'.C112]" office:value-type="float" office:value="27.043891497" calcext:value-type="float">
            <text:p>27.043891497</text:p>
          </table:table-cell>
          <table:table-cell table:formula="of:=0.000189*[$'raw data'.E112]" office:value-type="float" office:value="43.1993662317" calcext:value-type="float">
            <text:p>43.1993662317</text:p>
          </table:table-cell>
          <table:table-cell table:formula="of:=0.000189*([$'raw data'.F112] + [$'raw data'.G112])" office:value-type="float" office:value="78.86083825305" calcext:value-type="float">
            <text:p>78.86083825305</text:p>
          </table:table-cell>
          <table:table-cell table:formula="of:=0.000189*[$'raw data'.H112]" office:value-type="float" office:value="45.9214239897" calcext:value-type="float">
            <text:p>45.9214239897</text:p>
          </table:table-cell>
          <table:table-cell table:formula="of:=0.000189*[$'raw data'.I112]" office:value-type="float" office:value="16.06848737508" calcext:value-type="float">
            <text:p>16.06848737508</text:p>
          </table:table-cell>
          <table:table-cell table:formula="of:=0.000189*[$'raw data'.J112]" office:value-type="float" office:value="16.98980185539" calcext:value-type="float">
            <text:p>16.98980185539</text:p>
          </table:table-cell>
          <table:table-cell table:formula="of:=0.000189*[$'raw data'.K112]" office:value-type="float" office:value="26.970928614" calcext:value-type="float">
            <text:p>26.970928614</text:p>
          </table:table-cell>
          <table:table-cell table:formula="of:=0.000189*([$'raw data'.L112] + [$'raw data'.M112])" office:value-type="float" office:value="57.31848171189" calcext:value-type="float">
            <text:p>57.31848171189</text:p>
          </table:table-cell>
          <table:table-cell table:formula="of:=0.000189*([$'raw data'.D112] - [$'raw data'.Q112])" office:value-type="float" office:value="-151.8023445876" calcext:value-type="float">
            <text:p>-151.8023445876</text:p>
          </table:table-cell>
          <table:table-cell table:formula="of:=-0.000189*[$'raw data'.R112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98000</text:p>
          </table:table-cell>
          <table:table-cell table:formula="of:=0.000189*[$'raw data'.B113]" office:value-type="float" office:value="36.9342089172" calcext:value-type="float">
            <text:p>36.9342089172</text:p>
          </table:table-cell>
          <table:table-cell table:formula="of:=0.000189*[$'raw data'.C113]" office:value-type="float" office:value="26.5570107516" calcext:value-type="float">
            <text:p>26.5570107516</text:p>
          </table:table-cell>
          <table:table-cell table:formula="of:=0.000189*[$'raw data'.E113]" office:value-type="float" office:value="42.5320348824" calcext:value-type="float">
            <text:p>42.5320348824</text:p>
          </table:table-cell>
          <table:table-cell table:formula="of:=0.000189*([$'raw data'.F113] + [$'raw data'.G113])" office:value-type="float" office:value="78.85992100581" calcext:value-type="float">
            <text:p>78.85992100581</text:p>
          </table:table-cell>
          <table:table-cell table:formula="of:=0.000189*[$'raw data'.H113]" office:value-type="float" office:value="45.7591197105" calcext:value-type="float">
            <text:p>45.7591197105</text:p>
          </table:table-cell>
          <table:table-cell table:formula="of:=0.000189*[$'raw data'.I113]" office:value-type="float" office:value="16.10463093939" calcext:value-type="float">
            <text:p>16.10463093939</text:p>
          </table:table-cell>
          <table:table-cell table:formula="of:=0.000189*[$'raw data'.J113]" office:value-type="float" office:value="16.53975625176" calcext:value-type="float">
            <text:p>16.53975625176</text:p>
          </table:table-cell>
          <table:table-cell table:formula="of:=0.000189*[$'raw data'.K113]" office:value-type="float" office:value="27.2133189594" calcext:value-type="float">
            <text:p>27.2133189594</text:p>
          </table:table-cell>
          <table:table-cell table:formula="of:=0.000189*([$'raw data'.L113] + [$'raw data'.M113])" office:value-type="float" office:value="57.09628988154" calcext:value-type="float">
            <text:p>57.09628988154</text:p>
          </table:table-cell>
          <table:table-cell table:formula="of:=0.000189*([$'raw data'.D113] - [$'raw data'.Q113])" office:value-type="float" office:value="-152.2256947596" calcext:value-type="float">
            <text:p>-152.2256947596</text:p>
          </table:table-cell>
          <table:table-cell table:formula="of:=-0.000189*[$'raw data'.R11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199800</text:p>
          </table:table-cell>
          <table:table-cell table:formula="of:=0.000189*[$'raw data'.B114]" office:value-type="float" office:value="36.8614554462" calcext:value-type="float">
            <text:p>36.8614554462</text:p>
          </table:table-cell>
          <table:table-cell table:formula="of:=0.000189*[$'raw data'.C114]" office:value-type="float" office:value="26.5794551631" calcext:value-type="float">
            <text:p>26.5794551631</text:p>
          </table:table-cell>
          <table:table-cell table:formula="of:=0.000189*[$'raw data'.E114]" office:value-type="float" office:value="42.4733416317" calcext:value-type="float">
            <text:p>42.4733416317</text:p>
          </table:table-cell>
          <table:table-cell table:formula="of:=0.000189*([$'raw data'.F114] + [$'raw data'.G114])" office:value-type="float" office:value="78.84340859934" calcext:value-type="float">
            <text:p>78.84340859934</text:p>
          </table:table-cell>
          <table:table-cell table:formula="of:=0.000189*[$'raw data'.H114]" office:value-type="float" office:value="45.7476724152" calcext:value-type="float">
            <text:p>45.7476724152</text:p>
          </table:table-cell>
          <table:table-cell table:formula="of:=0.000189*[$'raw data'.I114]" office:value-type="float" office:value="16.02947841012" calcext:value-type="float">
            <text:p>16.02947841012</text:p>
          </table:table-cell>
          <table:table-cell table:formula="of:=0.000189*[$'raw data'.J114]" office:value-type="float" office:value="16.47083324376" calcext:value-type="float">
            <text:p>16.47083324376</text:p>
          </table:table-cell>
          <table:table-cell table:formula="of:=0.000189*[$'raw data'.K114]" office:value-type="float" office:value="27.0924737013" calcext:value-type="float">
            <text:p>27.0924737013</text:p>
          </table:table-cell>
          <table:table-cell table:formula="of:=0.000189*([$'raw data'.L114] + [$'raw data'.M114])" office:value-type="float" office:value="57.05908613874" calcext:value-type="float">
            <text:p>57.05908613874</text:p>
          </table:table-cell>
          <table:table-cell table:formula="of:=0.000189*([$'raw data'.D114] - [$'raw data'.Q114])" office:value-type="float" office:value="-152.5605327729" calcext:value-type="float">
            <text:p>-152.5605327729</text:p>
          </table:table-cell>
          <table:table-cell table:formula="of:=-0.000189*[$'raw data'.R114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01600</text:p>
          </table:table-cell>
          <table:table-cell table:formula="of:=0.000189*[$'raw data'.B115]" office:value-type="float" office:value="36.4380739002" calcext:value-type="float">
            <text:p>36.4380739002</text:p>
          </table:table-cell>
          <table:table-cell table:formula="of:=0.000189*[$'raw data'.C115]" office:value-type="float" office:value="26.1408353976" calcext:value-type="float">
            <text:p>26.1408353976</text:p>
          </table:table-cell>
          <table:table-cell table:formula="of:=0.000189*[$'raw data'.E115]" office:value-type="float" office:value="41.8245050664" calcext:value-type="float">
            <text:p>41.8245050664</text:p>
          </table:table-cell>
          <table:table-cell table:formula="of:=0.000189*([$'raw data'.F115] + [$'raw data'.G115])" office:value-type="float" office:value="78.82297841754" calcext:value-type="float">
            <text:p>78.82297841754</text:p>
          </table:table-cell>
          <table:table-cell table:formula="of:=0.000189*[$'raw data'.H115]" office:value-type="float" office:value="45.5641253109" calcext:value-type="float">
            <text:p>45.5641253109</text:p>
          </table:table-cell>
          <table:table-cell table:formula="of:=0.000189*[$'raw data'.I115]" office:value-type="float" office:value="16.00603647363" calcext:value-type="float">
            <text:p>16.00603647363</text:p>
          </table:table-cell>
          <table:table-cell table:formula="of:=0.000189*[$'raw data'.J115]" office:value-type="float" office:value="16.43207047587" calcext:value-type="float">
            <text:p>16.43207047587</text:p>
          </table:table-cell>
          <table:table-cell table:formula="of:=0.000189*[$'raw data'.K115]" office:value-type="float" office:value="27.020895111" calcext:value-type="float">
            <text:p>27.020895111</text:p>
          </table:table-cell>
          <table:table-cell table:formula="of:=0.000189*([$'raw data'.L115] + [$'raw data'.M115])" office:value-type="float" office:value="57.09200897484" calcext:value-type="float">
            <text:p>57.09200897484</text:p>
          </table:table-cell>
          <table:table-cell table:formula="of:=0.000189*([$'raw data'.D115] - [$'raw data'.Q115])" office:value-type="float" office:value="-152.7475242888" calcext:value-type="float">
            <text:p>-152.7475242888</text:p>
          </table:table-cell>
          <table:table-cell table:formula="of:=-0.000189*[$'raw data'.R115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03400</text:p>
          </table:table-cell>
          <table:table-cell table:formula="of:=0.000189*[$'raw data'.B116]" office:value-type="float" office:value="36.5238238617" calcext:value-type="float">
            <text:p>36.5238238617</text:p>
          </table:table-cell>
          <table:table-cell table:formula="of:=0.000189*[$'raw data'.C116]" office:value-type="float" office:value="26.4128521545" calcext:value-type="float">
            <text:p>26.4128521545</text:p>
          </table:table-cell>
          <table:table-cell table:formula="of:=0.000189*[$'raw data'.E116]" office:value-type="float" office:value="42.0613198929" calcext:value-type="float">
            <text:p>42.0613198929</text:p>
          </table:table-cell>
          <table:table-cell table:formula="of:=0.000189*([$'raw data'.F116] + [$'raw data'.G116])" office:value-type="float" office:value="78.79627565649" calcext:value-type="float">
            <text:p>78.79627565649</text:p>
          </table:table-cell>
          <table:table-cell table:formula="of:=0.000189*[$'raw data'.H116]" office:value-type="float" office:value="45.1684786833" calcext:value-type="float">
            <text:p>45.1684786833</text:p>
          </table:table-cell>
          <table:table-cell table:formula="of:=0.000189*[$'raw data'.I116]" office:value-type="float" office:value="15.96584235393" calcext:value-type="float">
            <text:p>15.96584235393</text:p>
          </table:table-cell>
          <table:table-cell table:formula="of:=0.000189*[$'raw data'.J116]" office:value-type="float" office:value="16.77851462385" calcext:value-type="float">
            <text:p>16.77851462385</text:p>
          </table:table-cell>
          <table:table-cell table:formula="of:=0.000189*[$'raw data'.K116]" office:value-type="float" office:value="27.0946075302" calcext:value-type="float">
            <text:p>27.0946075302</text:p>
          </table:table-cell>
          <table:table-cell table:formula="of:=0.000189*([$'raw data'.L116] + [$'raw data'.M116])" office:value-type="float" office:value="57.09887344539" calcext:value-type="float">
            <text:p>57.09887344539</text:p>
          </table:table-cell>
          <table:table-cell table:formula="of:=0.000189*([$'raw data'.D116] - [$'raw data'.Q116])" office:value-type="float" office:value="-152.6186984679" calcext:value-type="float">
            <text:p>-152.6186984679</text:p>
          </table:table-cell>
          <table:table-cell table:formula="of:=-0.000189*[$'raw data'.R116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05200</text:p>
          </table:table-cell>
          <table:table-cell table:formula="of:=0.000189*[$'raw data'.B117]" office:value-type="float" office:value="37.1965494978" calcext:value-type="float">
            <text:p>37.1965494978</text:p>
          </table:table-cell>
          <table:table-cell table:formula="of:=0.000189*[$'raw data'.C117]" office:value-type="float" office:value="27.197176734" calcext:value-type="float">
            <text:p>27.197176734</text:p>
          </table:table-cell>
          <table:table-cell table:formula="of:=0.000189*[$'raw data'.E117]" office:value-type="float" office:value="43.3393726122" calcext:value-type="float">
            <text:p>43.3393726122</text:p>
          </table:table-cell>
          <table:table-cell table:formula="of:=0.000189*([$'raw data'.F117] + [$'raw data'.G117])" office:value-type="float" office:value="78.7452013152" calcext:value-type="float">
            <text:p>78.7452013152</text:p>
          </table:table-cell>
          <table:table-cell table:formula="of:=0.000189*[$'raw data'.H117]" office:value-type="float" office:value="45.0018560565" calcext:value-type="float">
            <text:p>45.0018560565</text:p>
          </table:table-cell>
          <table:table-cell table:formula="of:=0.000189*[$'raw data'.I117]" office:value-type="float" office:value="15.96729660498" calcext:value-type="float">
            <text:p>15.96729660498</text:p>
          </table:table-cell>
          <table:table-cell table:formula="of:=0.000189*[$'raw data'.J117]" office:value-type="float" office:value="14.28763011417" calcext:value-type="float">
            <text:p>14.28763011417</text:p>
          </table:table-cell>
          <table:table-cell table:formula="of:=0.000189*[$'raw data'.K117]" office:value-type="float" office:value="26.9396291178" calcext:value-type="float">
            <text:p>26.9396291178</text:p>
          </table:table-cell>
          <table:table-cell table:formula="of:=0.000189*([$'raw data'.L117] + [$'raw data'.M117])" office:value-type="float" office:value="62.9103238407" calcext:value-type="float">
            <text:p>62.9103238407</text:p>
          </table:table-cell>
          <table:table-cell table:formula="of:=0.000189*([$'raw data'.D117] - [$'raw data'.Q117])" office:value-type="float" office:value="-151.9707408471" calcext:value-type="float">
            <text:p>-151.9707408471</text:p>
          </table:table-cell>
          <table:table-cell table:formula="of:=-0.000189*[$'raw data'.R117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07000</text:p>
          </table:table-cell>
          <table:table-cell table:formula="of:=0.000189*[$'raw data'.B118]" office:value-type="float" office:value="38.8488187584" calcext:value-type="float">
            <text:p>38.8488187584</text:p>
          </table:table-cell>
          <table:table-cell table:formula="of:=0.000189*[$'raw data'.C118]" office:value-type="float" office:value="29.1948247458" calcext:value-type="float">
            <text:p>29.1948247458</text:p>
          </table:table-cell>
          <table:table-cell table:formula="of:=0.000189*[$'raw data'.E118]" office:value-type="float" office:value="44.0968421439" calcext:value-type="float">
            <text:p>44.0968421439</text:p>
          </table:table-cell>
          <table:table-cell table:formula="of:=0.000189*([$'raw data'.F118] + [$'raw data'.G118])" office:value-type="float" office:value="78.73342458534" calcext:value-type="float">
            <text:p>78.73342458534</text:p>
          </table:table-cell>
          <table:table-cell table:formula="of:=0.000189*[$'raw data'.H118]" office:value-type="float" office:value="45.1677227967" calcext:value-type="float">
            <text:p>45.1677227967</text:p>
          </table:table-cell>
          <table:table-cell table:formula="of:=0.000189*[$'raw data'.I118]" office:value-type="float" office:value="15.91956081828" calcext:value-type="float">
            <text:p>15.91956081828</text:p>
          </table:table-cell>
          <table:table-cell table:formula="of:=0.000189*[$'raw data'.J118]" office:value-type="float" office:value="17.64288680994" calcext:value-type="float">
            <text:p>17.64288680994</text:p>
          </table:table-cell>
          <table:table-cell table:formula="of:=0.000189*[$'raw data'.K118]" office:value-type="float" office:value="26.8997072337" calcext:value-type="float">
            <text:p>26.8997072337</text:p>
          </table:table-cell>
          <table:table-cell table:formula="of:=0.000189*([$'raw data'.L118] + [$'raw data'.M118])" office:value-type="float" office:value="62.79335117937" calcext:value-type="float">
            <text:p>62.79335117937</text:p>
          </table:table-cell>
          <table:table-cell table:formula="of:=0.000189*([$'raw data'.D118] - [$'raw data'.Q118])" office:value-type="float" office:value="-146.1973495311" calcext:value-type="float">
            <text:p>-146.1973495311</text:p>
          </table:table-cell>
          <table:table-cell table:formula="of:=-0.000189*[$'raw data'.R118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08800</text:p>
          </table:table-cell>
          <table:table-cell table:formula="of:=0.000189*[$'raw data'.B119]" office:value-type="float" office:value="38.7656532963" calcext:value-type="float">
            <text:p>38.7656532963</text:p>
          </table:table-cell>
          <table:table-cell table:formula="of:=0.000189*[$'raw data'.C119]" office:value-type="float" office:value="29.2756068612" calcext:value-type="float">
            <text:p>29.2756068612</text:p>
          </table:table-cell>
          <table:table-cell table:formula="of:=0.000189*[$'raw data'.E119]" office:value-type="float" office:value="44.4594640266" calcext:value-type="float">
            <text:p>44.4594640266</text:p>
          </table:table-cell>
          <table:table-cell table:formula="of:=0.000189*([$'raw data'.F119] + [$'raw data'.G119])" office:value-type="float" office:value="78.75911132019" calcext:value-type="float">
            <text:p>78.75911132019</text:p>
          </table:table-cell>
          <table:table-cell table:formula="of:=0.000189*[$'raw data'.H119]" office:value-type="float" office:value="50.2735762053" calcext:value-type="float">
            <text:p>50.2735762053</text:p>
          </table:table-cell>
          <table:table-cell table:formula="of:=0.000189*[$'raw data'.I119]" office:value-type="float" office:value="15.89621289984" calcext:value-type="float">
            <text:p>15.89621289984</text:p>
          </table:table-cell>
          <table:table-cell table:formula="of:=0.000189*[$'raw data'.J119]" office:value-type="float" office:value="24.9669100548" calcext:value-type="float">
            <text:p>24.9669100548</text:p>
          </table:table-cell>
          <table:table-cell table:formula="of:=0.000189*[$'raw data'.K119]" office:value-type="float" office:value="26.8468538562" calcext:value-type="float">
            <text:p>26.8468538562</text:p>
          </table:table-cell>
          <table:table-cell table:formula="of:=0.000189*([$'raw data'.L119] + [$'raw data'.M119])" office:value-type="float" office:value="62.70903139221" calcext:value-type="float">
            <text:p>62.70903139221</text:p>
          </table:table-cell>
          <table:table-cell table:formula="of:=0.000189*([$'raw data'.D119] - [$'raw data'.Q119])" office:value-type="float" office:value="-143.6776671141" calcext:value-type="float">
            <text:p>-143.6776671141</text:p>
          </table:table-cell>
          <table:table-cell table:formula="of:=-0.000189*[$'raw data'.R119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10600</text:p>
          </table:table-cell>
          <table:table-cell table:formula="of:=0.000189*[$'raw data'.B120]" office:value-type="float" office:value="42.6432160224" calcext:value-type="float">
            <text:p>42.6432160224</text:p>
          </table:table-cell>
          <table:table-cell table:formula="of:=0.000189*[$'raw data'.C120]" office:value-type="float" office:value="29.0654110026" calcext:value-type="float">
            <text:p>29.0654110026</text:p>
          </table:table-cell>
          <table:table-cell table:formula="of:=0.000189*[$'raw data'.E120]" office:value-type="float" office:value="59.2850928978" calcext:value-type="float">
            <text:p>59.2850928978</text:p>
          </table:table-cell>
          <table:table-cell table:formula="of:=0.000189*([$'raw data'.F120] + [$'raw data'.G120])" office:value-type="float" office:value="78.73298547597" calcext:value-type="float">
            <text:p>78.73298547597</text:p>
          </table:table-cell>
          <table:table-cell table:formula="of:=0.000189*[$'raw data'.H120]" office:value-type="float" office:value="50.243135166" calcext:value-type="float">
            <text:p>50.243135166</text:p>
          </table:table-cell>
          <table:table-cell table:formula="of:=0.000189*[$'raw data'.I120]" office:value-type="float" office:value="18.15844663836" calcext:value-type="float">
            <text:p>18.15844663836</text:p>
          </table:table-cell>
          <table:table-cell table:formula="of:=0.000189*[$'raw data'.J120]" office:value-type="float" office:value="24.9146841195" calcext:value-type="float">
            <text:p>24.9146841195</text:p>
          </table:table-cell>
          <table:table-cell table:formula="of:=0.000189*[$'raw data'.K120]" office:value-type="float" office:value="26.6777164521" calcext:value-type="float">
            <text:p>26.6777164521</text:p>
          </table:table-cell>
          <table:table-cell table:formula="of:=0.000189*([$'raw data'.L120] + [$'raw data'.M120])" office:value-type="float" office:value="59.63120293347" calcext:value-type="float">
            <text:p>59.63120293347</text:p>
          </table:table-cell>
          <table:table-cell table:formula="of:=0.000189*([$'raw data'.D120] - [$'raw data'.Q120])" office:value-type="float" office:value="-140.2943442453" calcext:value-type="float">
            <text:p>-140.2943442453</text:p>
          </table:table-cell>
          <table:table-cell table:formula="of:=-0.000189*[$'raw data'.R120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12400</text:p>
          </table:table-cell>
          <table:table-cell table:formula="of:=0.000189*[$'raw data'.B121]" office:value-type="float" office:value="41.7625051095" calcext:value-type="float">
            <text:p>41.7625051095</text:p>
          </table:table-cell>
          <table:table-cell table:formula="of:=0.000189*[$'raw data'.C121]" office:value-type="float" office:value="27.401019849" calcext:value-type="float">
            <text:p>27.401019849</text:p>
          </table:table-cell>
          <table:table-cell table:formula="of:=0.000189*[$'raw data'.E121]" office:value-type="float" office:value="59.865582168" calcext:value-type="float">
            <text:p>59.865582168</text:p>
          </table:table-cell>
          <table:table-cell table:formula="of:=0.000189*([$'raw data'.F121] + [$'raw data'.G121])" office:value-type="float" office:value="78.72927785919" calcext:value-type="float">
            <text:p>78.72927785919</text:p>
          </table:table-cell>
          <table:table-cell table:formula="of:=0.000189*[$'raw data'.H121]" office:value-type="float" office:value="50.032877958" calcext:value-type="float">
            <text:p>50.032877958</text:p>
          </table:table-cell>
          <table:table-cell table:formula="of:=0.000189*[$'raw data'.I121]" office:value-type="float" office:value="18.14249724966" calcext:value-type="float">
            <text:p>18.14249724966</text:p>
          </table:table-cell>
          <table:table-cell table:formula="of:=0.000189*[$'raw data'.J121]" office:value-type="float" office:value="31.9714145793" calcext:value-type="float">
            <text:p>31.9714145793</text:p>
          </table:table-cell>
          <table:table-cell table:formula="of:=0.000189*[$'raw data'.K121]" office:value-type="float" office:value="26.6054535495" calcext:value-type="float">
            <text:p>26.6054535495</text:p>
          </table:table-cell>
          <table:table-cell table:formula="of:=0.000189*([$'raw data'.L121] + [$'raw data'.M121])" office:value-type="float" office:value="62.97217594101" calcext:value-type="float">
            <text:p>62.97217594101</text:p>
          </table:table-cell>
          <table:table-cell table:formula="of:=0.000189*([$'raw data'.D121] - [$'raw data'.Q121])" office:value-type="float" office:value="-140.8256513496" calcext:value-type="float">
            <text:p>-140.8256513496</text:p>
          </table:table-cell>
          <table:table-cell table:formula="of:=-0.000189*[$'raw data'.R121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14200</text:p>
          </table:table-cell>
          <table:table-cell table:formula="of:=0.000189*[$'raw data'.B122]" office:value-type="float" office:value="42.0579266247" calcext:value-type="float">
            <text:p>42.0579266247</text:p>
          </table:table-cell>
          <table:table-cell table:formula="of:=0.000189*[$'raw data'.C122]" office:value-type="float" office:value="27.9870258591" calcext:value-type="float">
            <text:p>27.9870258591</text:p>
          </table:table-cell>
          <table:table-cell table:formula="of:=0.000189*[$'raw data'.E122]" office:value-type="float" office:value="62.4200499972" calcext:value-type="float">
            <text:p>62.4200499972</text:p>
          </table:table-cell>
          <table:table-cell table:formula="of:=0.000189*([$'raw data'.F122] + [$'raw data'.G122])" office:value-type="float" office:value="82.54189262907" calcext:value-type="float">
            <text:p>82.54189262907</text:p>
          </table:table-cell>
          <table:table-cell table:formula="of:=0.000189*[$'raw data'.H122]" office:value-type="float" office:value="49.9596483582" calcext:value-type="float">
            <text:p>49.9596483582</text:p>
          </table:table-cell>
          <table:table-cell table:formula="of:=0.000189*[$'raw data'.I122]" office:value-type="float" office:value="17.88248862099" calcext:value-type="float">
            <text:p>17.88248862099</text:p>
          </table:table-cell>
          <table:table-cell table:formula="of:=0.000189*[$'raw data'.J122]" office:value-type="float" office:value="32.6687343696" calcext:value-type="float">
            <text:p>32.6687343696</text:p>
          </table:table-cell>
          <table:table-cell table:formula="of:=0.000189*[$'raw data'.K122]" office:value-type="float" office:value="26.6071819167" calcext:value-type="float">
            <text:p>26.6071819167</text:p>
          </table:table-cell>
          <table:table-cell table:formula="of:=0.000189*([$'raw data'.L122] + [$'raw data'.M122])" office:value-type="float" office:value="62.97932187603" calcext:value-type="float">
            <text:p>62.97932187603</text:p>
          </table:table-cell>
          <table:table-cell table:formula="of:=0.000189*([$'raw data'.D122] - [$'raw data'.Q122])" office:value-type="float" office:value="-136.2958447284" calcext:value-type="float">
            <text:p>-136.2958447284</text:p>
          </table:table-cell>
          <table:table-cell table:formula="of:=-0.000189*[$'raw data'.R122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16000</text:p>
          </table:table-cell>
          <table:table-cell table:formula="of:=0.000189*[$'raw data'.B123]" office:value-type="float" office:value="42.354717237" calcext:value-type="float">
            <text:p>42.354717237</text:p>
          </table:table-cell>
          <table:table-cell table:formula="of:=0.000189*[$'raw data'.C123]" office:value-type="float" office:value="27.9705193551" calcext:value-type="float">
            <text:p>27.9705193551</text:p>
          </table:table-cell>
          <table:table-cell table:formula="of:=0.000189*[$'raw data'.E123]" office:value-type="float" office:value="64.9023312798" calcext:value-type="float">
            <text:p>64.9023312798</text:p>
          </table:table-cell>
          <table:table-cell table:formula="of:=0.000189*([$'raw data'.F123] + [$'raw data'.G123])" office:value-type="float" office:value="86.94901482561" calcext:value-type="float">
            <text:p>86.94901482561</text:p>
          </table:table-cell>
          <table:table-cell table:formula="of:=0.000189*[$'raw data'.H123]" office:value-type="float" office:value="49.8447353187" calcext:value-type="float">
            <text:p>49.8447353187</text:p>
          </table:table-cell>
          <table:table-cell table:formula="of:=0.000189*[$'raw data'.I123]" office:value-type="float" office:value="18.1442989035" calcext:value-type="float">
            <text:p>18.1442989035</text:p>
          </table:table-cell>
          <table:table-cell table:formula="of:=0.000189*[$'raw data'.J123]" office:value-type="float" office:value="31.1870897163" calcext:value-type="float">
            <text:p>31.1870897163</text:p>
          </table:table-cell>
          <table:table-cell table:formula="of:=0.000189*[$'raw data'.K123]" office:value-type="float" office:value="26.4639387789" calcext:value-type="float">
            <text:p>26.4639387789</text:p>
          </table:table-cell>
          <table:table-cell table:formula="of:=0.000189*([$'raw data'.L123] + [$'raw data'.M123])" office:value-type="float" office:value="62.89351835949" calcext:value-type="float">
            <text:p>62.89351835949</text:p>
          </table:table-cell>
          <table:table-cell table:formula="of:=0.000189*([$'raw data'.D123] - [$'raw data'.Q123])" office:value-type="float" office:value="-133.4509814988" calcext:value-type="float">
            <text:p>-133.4509814988</text:p>
          </table:table-cell>
          <table:table-cell table:formula="of:=-0.000189*[$'raw data'.R12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17800</text:p>
          </table:table-cell>
          <table:table-cell table:formula="of:=0.000189*[$'raw data'.B124]" office:value-type="float" office:value="43.140429549" calcext:value-type="float">
            <text:p>43.140429549</text:p>
          </table:table-cell>
          <table:table-cell table:formula="of:=0.000189*[$'raw data'.C124]" office:value-type="float" office:value="28.8575983962" calcext:value-type="float">
            <text:p>28.8575983962</text:p>
          </table:table-cell>
          <table:table-cell table:formula="of:=0.000189*[$'raw data'.E124]" office:value-type="float" office:value="65.8015998192" calcext:value-type="float">
            <text:p>65.8015998192</text:p>
          </table:table-cell>
          <table:table-cell table:formula="of:=0.000189*([$'raw data'.F124] + [$'raw data'.G124])" office:value-type="float" office:value="90.21568873338" calcext:value-type="float">
            <text:p>90.21568873338</text:p>
          </table:table-cell>
          <table:table-cell table:formula="of:=0.000189*[$'raw data'.H124]" office:value-type="float" office:value="49.6581038289" calcext:value-type="float">
            <text:p>49.6581038289</text:p>
          </table:table-cell>
          <table:table-cell table:formula="of:=0.000189*[$'raw data'.I124]" office:value-type="float" office:value="17.64645640002" calcext:value-type="float">
            <text:p>17.64645640002</text:p>
          </table:table-cell>
          <table:table-cell table:formula="of:=0.000189*[$'raw data'.J124]" office:value-type="float" office:value="32.4508094316" calcext:value-type="float">
            <text:p>32.4508094316</text:p>
          </table:table-cell>
          <table:table-cell table:formula="of:=0.000189*[$'raw data'.K124]" office:value-type="float" office:value="26.4867688449" calcext:value-type="float">
            <text:p>26.4867688449</text:p>
          </table:table-cell>
          <table:table-cell table:formula="of:=0.000189*([$'raw data'.L124] + [$'raw data'.M124])" office:value-type="float" office:value="62.92582319772" calcext:value-type="float">
            <text:p>62.92582319772</text:p>
          </table:table-cell>
          <table:table-cell table:formula="of:=0.000189*([$'raw data'.D124] - [$'raw data'.Q124])" office:value-type="float" office:value="-132.9349287735" calcext:value-type="float">
            <text:p>-132.9349287735</text:p>
          </table:table-cell>
          <table:table-cell table:formula="of:=-0.000189*[$'raw data'.R124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19600</text:p>
          </table:table-cell>
          <table:table-cell table:formula="of:=0.000189*[$'raw data'.B125]" office:value-type="float" office:value="43.040038419" calcext:value-type="float">
            <text:p>43.040038419</text:p>
          </table:table-cell>
          <table:table-cell table:formula="of:=0.000189*[$'raw data'.C125]" office:value-type="float" office:value="28.774879182" calcext:value-type="float">
            <text:p>28.774879182</text:p>
          </table:table-cell>
          <table:table-cell table:formula="of:=0.000189*[$'raw data'.E125]" office:value-type="float" office:value="65.7518616153" calcext:value-type="float">
            <text:p>65.7518616153</text:p>
          </table:table-cell>
          <table:table-cell table:formula="of:=0.000189*([$'raw data'.F125] + [$'raw data'.G125])" office:value-type="float" office:value="90.0671087421" calcext:value-type="float">
            <text:p>90.0671087421</text:p>
          </table:table-cell>
          <table:table-cell table:formula="of:=0.000189*[$'raw data'.H125]" office:value-type="float" office:value="49.3470685323" calcext:value-type="float">
            <text:p>49.3470685323</text:p>
          </table:table-cell>
          <table:table-cell table:formula="of:=0.000189*[$'raw data'.I125]" office:value-type="float" office:value="17.46831826026" calcext:value-type="float">
            <text:p>17.46831826026</text:p>
          </table:table-cell>
          <table:table-cell table:formula="of:=0.000189*[$'raw data'.J125]" office:value-type="float" office:value="31.1851807218" calcext:value-type="float">
            <text:p>31.1851807218</text:p>
          </table:table-cell>
          <table:table-cell table:formula="of:=0.000189*[$'raw data'.K125]" office:value-type="float" office:value="26.4766600476" calcext:value-type="float">
            <text:p>26.4766600476</text:p>
          </table:table-cell>
          <table:table-cell table:formula="of:=0.000189*([$'raw data'.L125] + [$'raw data'.M125])" office:value-type="float" office:value="62.86893918543" calcext:value-type="float">
            <text:p>62.86893918543</text:p>
          </table:table-cell>
          <table:table-cell table:formula="of:=0.000189*([$'raw data'.D125] - [$'raw data'.Q125])" office:value-type="float" office:value="-132.8813789121" calcext:value-type="float">
            <text:p>-132.8813789121</text:p>
          </table:table-cell>
          <table:table-cell table:formula="of:=-0.000189*[$'raw data'.R125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21400</text:p>
          </table:table-cell>
          <table:table-cell table:formula="of:=0.000189*[$'raw data'.B126]" office:value-type="float" office:value="42.1892581887" calcext:value-type="float">
            <text:p>42.1892581887</text:p>
          </table:table-cell>
          <table:table-cell table:formula="of:=0.000189*[$'raw data'.C126]" office:value-type="float" office:value="27.9615658014" calcext:value-type="float">
            <text:p>27.9615658014</text:p>
          </table:table-cell>
          <table:table-cell table:formula="of:=0.000189*[$'raw data'.E126]" office:value-type="float" office:value="64.5951848094" calcext:value-type="float">
            <text:p>64.5951848094</text:p>
          </table:table-cell>
          <table:table-cell table:formula="of:=0.000189*([$'raw data'.F126] + [$'raw data'.G126])" office:value-type="float" office:value="95.1566425866" calcext:value-type="float">
            <text:p>95.1566425866</text:p>
          </table:table-cell>
          <table:table-cell table:formula="of:=0.000189*[$'raw data'.H126]" office:value-type="float" office:value="49.3121552805" calcext:value-type="float">
            <text:p>49.3121552805</text:p>
          </table:table-cell>
          <table:table-cell table:formula="of:=0.000189*[$'raw data'.I126]" office:value-type="float" office:value="17.6158516905" calcext:value-type="float">
            <text:p>17.6158516905</text:p>
          </table:table-cell>
          <table:table-cell table:formula="of:=0.000189*[$'raw data'.J126]" office:value-type="float" office:value="35.4367639962" calcext:value-type="float">
            <text:p>35.4367639962</text:p>
          </table:table-cell>
          <table:table-cell table:formula="of:=0.000189*[$'raw data'.K126]" office:value-type="float" office:value="26.2882070703" calcext:value-type="float">
            <text:p>26.2882070703</text:p>
          </table:table-cell>
          <table:table-cell table:formula="of:=0.000189*([$'raw data'.L126] + [$'raw data'.M126])" office:value-type="float" office:value="62.90739304038" calcext:value-type="float">
            <text:p>62.90739304038</text:p>
          </table:table-cell>
          <table:table-cell table:formula="of:=0.000189*([$'raw data'.D126] - [$'raw data'.Q126])" office:value-type="float" office:value="-133.4728367784" calcext:value-type="float">
            <text:p>-133.4728367784</text:p>
          </table:table-cell>
          <table:table-cell table:formula="of:=-0.000189*[$'raw data'.R126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23200</text:p>
          </table:table-cell>
          <table:table-cell table:formula="of:=0.000189*[$'raw data'.B127]" office:value-type="float" office:value="42.7650654564" calcext:value-type="float">
            <text:p>42.7650654564</text:p>
          </table:table-cell>
          <table:table-cell table:formula="of:=0.000189*[$'raw data'.C127]" office:value-type="float" office:value="28.5180458157" calcext:value-type="float">
            <text:p>28.5180458157</text:p>
          </table:table-cell>
          <table:table-cell table:formula="of:=0.000189*[$'raw data'.E127]" office:value-type="float" office:value="63.3045004641" calcext:value-type="float">
            <text:p>63.3045004641</text:p>
          </table:table-cell>
          <table:table-cell table:formula="of:=0.000189*([$'raw data'.F127] + [$'raw data'.G127])" office:value-type="float" office:value="97.2834031701" calcext:value-type="float">
            <text:p>97.2834031701</text:p>
          </table:table-cell>
          <table:table-cell table:formula="of:=0.000189*[$'raw data'.H127]" office:value-type="float" office:value="49.331460213" calcext:value-type="float">
            <text:p>49.331460213</text:p>
          </table:table-cell>
          <table:table-cell table:formula="of:=0.000189*[$'raw data'.I127]" office:value-type="float" office:value="18.13730614731" calcext:value-type="float">
            <text:p>18.13730614731</text:p>
          </table:table-cell>
          <table:table-cell table:formula="of:=0.000189*[$'raw data'.J127]" office:value-type="float" office:value="36.0141736815" calcext:value-type="float">
            <text:p>36.0141736815</text:p>
          </table:table-cell>
          <table:table-cell table:formula="of:=0.000189*[$'raw data'.K127]" office:value-type="float" office:value="26.2769163804" calcext:value-type="float">
            <text:p>26.2769163804</text:p>
          </table:table-cell>
          <table:table-cell table:formula="of:=0.000189*([$'raw data'.L127] + [$'raw data'.M127])" office:value-type="float" office:value="61.76769140934" calcext:value-type="float">
            <text:p>61.76769140934</text:p>
          </table:table-cell>
          <table:table-cell table:formula="of:=0.000189*([$'raw data'.D127] - [$'raw data'.Q127])" office:value-type="float" office:value="-133.2766417752" calcext:value-type="float">
            <text:p>-133.2766417752</text:p>
          </table:table-cell>
          <table:table-cell table:formula="of:=-0.000189*[$'raw data'.R127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25000</text:p>
          </table:table-cell>
          <table:table-cell table:formula="of:=0.000189*[$'raw data'.B128]" office:value-type="float" office:value="43.4282463279" calcext:value-type="float">
            <text:p>43.4282463279</text:p>
          </table:table-cell>
          <table:table-cell table:formula="of:=0.000189*[$'raw data'.C128]" office:value-type="float" office:value="29.2126035411" calcext:value-type="float">
            <text:p>29.2126035411</text:p>
          </table:table-cell>
          <table:table-cell table:formula="of:=0.000189*[$'raw data'.E128]" office:value-type="float" office:value="64.1333360556" calcext:value-type="float">
            <text:p>64.1333360556</text:p>
          </table:table-cell>
          <table:table-cell table:formula="of:=0.000189*([$'raw data'.F128] + [$'raw data'.G128])" office:value-type="float" office:value="97.3565626131" calcext:value-type="float">
            <text:p>97.3565626131</text:p>
          </table:table-cell>
          <table:table-cell table:formula="of:=0.000189*[$'raw data'.H128]" office:value-type="float" office:value="49.2650600148" calcext:value-type="float">
            <text:p>49.2650600148</text:p>
          </table:table-cell>
          <table:table-cell table:formula="of:=0.000189*[$'raw data'.I128]" office:value-type="float" office:value="20.2429253439" calcext:value-type="float">
            <text:p>20.2429253439</text:p>
          </table:table-cell>
          <table:table-cell table:formula="of:=0.000189*[$'raw data'.J128]" office:value-type="float" office:value="34.9445459097" calcext:value-type="float">
            <text:p>34.9445459097</text:p>
          </table:table-cell>
          <table:table-cell table:formula="of:=0.000189*[$'raw data'.K128]" office:value-type="float" office:value="26.2566470754" calcext:value-type="float">
            <text:p>26.2566470754</text:p>
          </table:table-cell>
          <table:table-cell table:formula="of:=0.000189*([$'raw data'.L128] + [$'raw data'.M128])" office:value-type="float" office:value="62.64767936511" calcext:value-type="float">
            <text:p>62.64767936511</text:p>
          </table:table-cell>
          <table:table-cell table:formula="of:=0.000189*([$'raw data'.D128] - [$'raw data'.Q128])" office:value-type="float" office:value="-132.712126218" calcext:value-type="float">
            <text:p>-132.712126218</text:p>
          </table:table-cell>
          <table:table-cell table:formula="of:=-0.000189*[$'raw data'.R128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26800</text:p>
          </table:table-cell>
          <table:table-cell table:formula="of:=0.000189*[$'raw data'.B129]" office:value-type="float" office:value="43.0008203898" calcext:value-type="float">
            <text:p>43.0008203898</text:p>
          </table:table-cell>
          <table:table-cell table:formula="of:=0.000189*[$'raw data'.C129]" office:value-type="float" office:value="28.7063453061" calcext:value-type="float">
            <text:p>28.7063453061</text:p>
          </table:table-cell>
          <table:table-cell table:formula="of:=0.000189*[$'raw data'.E129]" office:value-type="float" office:value="63.5712476175" calcext:value-type="float">
            <text:p>63.5712476175</text:p>
          </table:table-cell>
          <table:table-cell table:formula="of:=0.000189*([$'raw data'.F129] + [$'raw data'.G129])" office:value-type="float" office:value="97.2858079116" calcext:value-type="float">
            <text:p>97.2858079116</text:p>
          </table:table-cell>
          <table:table-cell table:formula="of:=0.000189*[$'raw data'.H129]" office:value-type="float" office:value="49.3505339607" calcext:value-type="float">
            <text:p>49.3505339607</text:p>
          </table:table-cell>
          <table:table-cell table:formula="of:=0.000189*[$'raw data'.I129]" office:value-type="float" office:value="20.4258988332" calcext:value-type="float">
            <text:p>20.4258988332</text:p>
          </table:table-cell>
          <table:table-cell table:formula="of:=0.000189*[$'raw data'.J129]" office:value-type="float" office:value="36.0750714471" calcext:value-type="float">
            <text:p>36.0750714471</text:p>
          </table:table-cell>
          <table:table-cell table:formula="of:=0.000189*[$'raw data'.K129]" office:value-type="float" office:value="26.3947185684" calcext:value-type="float">
            <text:p>26.3947185684</text:p>
          </table:table-cell>
          <table:table-cell table:formula="of:=0.000189*([$'raw data'.L129] + [$'raw data'.M129])" office:value-type="float" office:value="62.63739210645" calcext:value-type="float">
            <text:p>62.63739210645</text:p>
          </table:table-cell>
          <table:table-cell table:formula="of:=0.000189*([$'raw data'.D129] - [$'raw data'.Q129])" office:value-type="float" office:value="-133.1084396754" calcext:value-type="float">
            <text:p>-133.1084396754</text:p>
          </table:table-cell>
          <table:table-cell table:formula="of:=-0.000189*[$'raw data'.R129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28600</text:p>
          </table:table-cell>
          <table:table-cell table:formula="of:=0.000189*[$'raw data'.B130]" office:value-type="float" office:value="42.6300556311" calcext:value-type="float">
            <text:p>42.6300556311</text:p>
          </table:table-cell>
          <table:table-cell table:formula="of:=0.000189*[$'raw data'.C130]" office:value-type="float" office:value="28.1663075358" calcext:value-type="float">
            <text:p>28.1663075358</text:p>
          </table:table-cell>
          <table:table-cell table:formula="of:=0.000189*[$'raw data'.E130]" office:value-type="float" office:value="63.0822497697" calcext:value-type="float">
            <text:p>63.0822497697</text:p>
          </table:table-cell>
          <table:table-cell table:formula="of:=0.000189*([$'raw data'.F130] + [$'raw data'.G130])" office:value-type="float" office:value="97.208571663" calcext:value-type="float">
            <text:p>97.208571663</text:p>
          </table:table-cell>
          <table:table-cell table:formula="of:=0.000189*[$'raw data'.H130]" office:value-type="float" office:value="49.3630388055" calcext:value-type="float">
            <text:p>49.3630388055</text:p>
          </table:table-cell>
          <table:table-cell table:formula="of:=0.000189*[$'raw data'.I130]" office:value-type="float" office:value="20.4309302022" calcext:value-type="float">
            <text:p>20.4309302022</text:p>
          </table:table-cell>
          <table:table-cell table:formula="of:=0.000189*[$'raw data'.J130]" office:value-type="float" office:value="35.4257955891" calcext:value-type="float">
            <text:p>35.4257955891</text:p>
          </table:table-cell>
          <table:table-cell table:formula="of:=0.000189*[$'raw data'.K130]" office:value-type="float" office:value="26.2138751847" calcext:value-type="float">
            <text:p>26.2138751847</text:p>
          </table:table-cell>
          <table:table-cell table:formula="of:=0.000189*([$'raw data'.L130] + [$'raw data'.M130])" office:value-type="float" office:value="62.8226669259" calcext:value-type="float">
            <text:p>62.8226669259</text:p>
          </table:table-cell>
          <table:table-cell table:formula="of:=0.000189*([$'raw data'.D130] - [$'raw data'.Q130])" office:value-type="float" office:value="-130.3608820941" calcext:value-type="float">
            <text:p>-130.3608820941</text:p>
          </table:table-cell>
          <table:table-cell table:formula="of:=-0.000189*[$'raw data'.R130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30400</text:p>
          </table:table-cell>
          <table:table-cell table:formula="of:=0.000189*[$'raw data'.B131]" office:value-type="float" office:value="43.8243967161" calcext:value-type="float">
            <text:p>43.8243967161</text:p>
          </table:table-cell>
          <table:table-cell table:formula="of:=0.000189*[$'raw data'.C131]" office:value-type="float" office:value="29.425534362" calcext:value-type="float">
            <text:p>29.425534362</text:p>
          </table:table-cell>
          <table:table-cell table:formula="of:=0.000189*[$'raw data'.E131]" office:value-type="float" office:value="65.5667874099" calcext:value-type="float">
            <text:p>65.5667874099</text:p>
          </table:table-cell>
          <table:table-cell table:formula="of:=0.000189*([$'raw data'.F131] + [$'raw data'.G131])" office:value-type="float" office:value="99.9977422059" calcext:value-type="float">
            <text:p>99.9977422059</text:p>
          </table:table-cell>
          <table:table-cell table:formula="of:=0.000189*[$'raw data'.H131]" office:value-type="float" office:value="49.3699751244" calcext:value-type="float">
            <text:p>49.3699751244</text:p>
          </table:table-cell>
          <table:table-cell table:formula="of:=0.000189*[$'raw data'.I131]" office:value-type="float" office:value="21.4863001164" calcext:value-type="float">
            <text:p>21.4863001164</text:p>
          </table:table-cell>
          <table:table-cell table:formula="of:=0.000189*[$'raw data'.J131]" office:value-type="float" office:value="34.9884730251" calcext:value-type="float">
            <text:p>34.9884730251</text:p>
          </table:table-cell>
          <table:table-cell table:formula="of:=0.000189*[$'raw data'.K131]" office:value-type="float" office:value="26.155620414" calcext:value-type="float">
            <text:p>26.155620414</text:p>
          </table:table-cell>
          <table:table-cell table:formula="of:=0.000189*([$'raw data'.L131] + [$'raw data'.M131])" office:value-type="float" office:value="61.31124731844" calcext:value-type="float">
            <text:p>61.31124731844</text:p>
          </table:table-cell>
          <table:table-cell table:formula="of:=0.000189*([$'raw data'.D131] - [$'raw data'.Q131])" office:value-type="float" office:value="-128.2280229909" calcext:value-type="float">
            <text:p>-128.2280229909</text:p>
          </table:table-cell>
          <table:table-cell table:formula="of:=-0.000189*[$'raw data'.R131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32200</text:p>
          </table:table-cell>
          <table:table-cell table:formula="of:=0.000189*[$'raw data'.B132]" office:value-type="float" office:value="43.6582561716" calcext:value-type="float">
            <text:p>43.6582561716</text:p>
          </table:table-cell>
          <table:table-cell table:formula="of:=0.000189*[$'raw data'.C132]" office:value-type="float" office:value="29.1116254527" calcext:value-type="float">
            <text:p>29.1116254527</text:p>
          </table:table-cell>
          <table:table-cell table:formula="of:=0.000189*[$'raw data'.E132]" office:value-type="float" office:value="67.0761210357" calcext:value-type="float">
            <text:p>67.0761210357</text:p>
          </table:table-cell>
          <table:table-cell table:formula="of:=0.000189*([$'raw data'.F132] + [$'raw data'.G132])" office:value-type="float" office:value="99.3339975852" calcext:value-type="float">
            <text:p>99.3339975852</text:p>
          </table:table-cell>
          <table:table-cell table:formula="of:=0.000189*[$'raw data'.H132]" office:value-type="float" office:value="49.6462508829" calcext:value-type="float">
            <text:p>49.6462508829</text:p>
          </table:table-cell>
          <table:table-cell table:formula="of:=0.000189*[$'raw data'.I132]" office:value-type="float" office:value="21.5086119444" calcext:value-type="float">
            <text:p>21.5086119444</text:p>
          </table:table-cell>
          <table:table-cell table:formula="of:=0.000189*[$'raw data'.J132]" office:value-type="float" office:value="35.1314864901" calcext:value-type="float">
            <text:p>35.1314864901</text:p>
          </table:table-cell>
          <table:table-cell table:formula="of:=0.000189*[$'raw data'.K132]" office:value-type="float" office:value="26.179668207" calcext:value-type="float">
            <text:p>26.179668207</text:p>
          </table:table-cell>
          <table:table-cell table:formula="of:=0.000189*([$'raw data'.L132] + [$'raw data'.M132])" office:value-type="float" office:value="61.32276083745" calcext:value-type="float">
            <text:p>61.32276083745</text:p>
          </table:table-cell>
          <table:table-cell table:formula="of:=0.000189*([$'raw data'.D132] - [$'raw data'.Q132])" office:value-type="float" office:value="-128.3104417329" calcext:value-type="float">
            <text:p>-128.3104417329</text:p>
          </table:table-cell>
          <table:table-cell table:formula="of:=-0.000189*[$'raw data'.R132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34000</text:p>
          </table:table-cell>
          <table:table-cell table:formula="of:=0.000189*[$'raw data'.B133]" office:value-type="float" office:value="42.9792596856" calcext:value-type="float">
            <text:p>42.9792596856</text:p>
          </table:table-cell>
          <table:table-cell table:formula="of:=0.000189*[$'raw data'.C133]" office:value-type="float" office:value="28.3356856503" calcext:value-type="float">
            <text:p>28.3356856503</text:p>
          </table:table-cell>
          <table:table-cell table:formula="of:=0.000189*[$'raw data'.E133]" office:value-type="float" office:value="65.7300845061" calcext:value-type="float">
            <text:p>65.7300845061</text:p>
          </table:table-cell>
          <table:table-cell table:formula="of:=0.000189*([$'raw data'.F133] + [$'raw data'.G133])" office:value-type="float" office:value="99.0669843576" calcext:value-type="float">
            <text:p>99.0669843576</text:p>
          </table:table-cell>
          <table:table-cell table:formula="of:=0.000189*[$'raw data'.H133]" office:value-type="float" office:value="49.9338079758" calcext:value-type="float">
            <text:p>49.9338079758</text:p>
          </table:table-cell>
          <table:table-cell table:formula="of:=0.000189*[$'raw data'.I133]" office:value-type="float" office:value="21.6399905883" calcext:value-type="float">
            <text:p>21.6399905883</text:p>
          </table:table-cell>
          <table:table-cell table:formula="of:=0.000189*[$'raw data'.J133]" office:value-type="float" office:value="34.6832661861" calcext:value-type="float">
            <text:p>34.6832661861</text:p>
          </table:table-cell>
          <table:table-cell table:formula="of:=0.000189*[$'raw data'.K133]" office:value-type="float" office:value="26.0514259236" calcext:value-type="float">
            <text:p>26.0514259236</text:p>
          </table:table-cell>
          <table:table-cell table:formula="of:=0.000189*([$'raw data'.L133] + [$'raw data'.M133])" office:value-type="float" office:value="59.59046890314" calcext:value-type="float">
            <text:p>59.59046890314</text:p>
          </table:table-cell>
          <table:table-cell table:formula="of:=0.000189*([$'raw data'.D133] - [$'raw data'.Q133])" office:value-type="float" office:value="-129.8269058184" calcext:value-type="float">
            <text:p>-129.8269058184</text:p>
          </table:table-cell>
          <table:table-cell table:formula="of:=-0.000189*[$'raw data'.R13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35800</text:p>
          </table:table-cell>
          <table:table-cell table:formula="of:=0.000189*[$'raw data'.B134]" office:value-type="float" office:value="42.9413768091" calcext:value-type="float">
            <text:p>42.9413768091</text:p>
          </table:table-cell>
          <table:table-cell table:formula="of:=0.000189*[$'raw data'.C134]" office:value-type="float" office:value="28.4029410924" calcext:value-type="float">
            <text:p>28.4029410924</text:p>
          </table:table-cell>
          <table:table-cell table:formula="of:=0.000189*[$'raw data'.E134]" office:value-type="float" office:value="65.7292634334" calcext:value-type="float">
            <text:p>65.7292634334</text:p>
          </table:table-cell>
          <table:table-cell table:formula="of:=0.000189*([$'raw data'.F134] + [$'raw data'.G134])" office:value-type="float" office:value="99.1786306266" calcext:value-type="float">
            <text:p>99.1786306266</text:p>
          </table:table-cell>
          <table:table-cell table:formula="of:=0.000189*[$'raw data'.H134]" office:value-type="float" office:value="50.0709786948" calcext:value-type="float">
            <text:p>50.0709786948</text:p>
          </table:table-cell>
          <table:table-cell table:formula="of:=0.000189*[$'raw data'.I134]" office:value-type="float" office:value="21.6407797389" calcext:value-type="float">
            <text:p>21.6407797389</text:p>
          </table:table-cell>
          <table:table-cell table:formula="of:=0.000189*[$'raw data'.J134]" office:value-type="float" office:value="37.6084657557" calcext:value-type="float">
            <text:p>37.6084657557</text:p>
          </table:table-cell>
          <table:table-cell table:formula="of:=0.000189*[$'raw data'.K134]" office:value-type="float" office:value="25.9670807046" calcext:value-type="float">
            <text:p>25.9670807046</text:p>
          </table:table-cell>
          <table:table-cell table:formula="of:=0.000189*([$'raw data'.L134] + [$'raw data'.M134])" office:value-type="float" office:value="59.66419444272" calcext:value-type="float">
            <text:p>59.66419444272</text:p>
          </table:table-cell>
          <table:table-cell table:formula="of:=0.000189*([$'raw data'.D134] - [$'raw data'.Q134])" office:value-type="float" office:value="-130.0631554215" calcext:value-type="float">
            <text:p>-130.0631554215</text:p>
          </table:table-cell>
          <table:table-cell table:formula="of:=-0.000189*[$'raw data'.R134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37600</text:p>
          </table:table-cell>
          <table:table-cell table:formula="of:=0.000189*[$'raw data'.B135]" office:value-type="float" office:value="42.9813730458" calcext:value-type="float">
            <text:p>42.9813730458</text:p>
          </table:table-cell>
          <table:table-cell table:formula="of:=0.000189*[$'raw data'.C135]" office:value-type="float" office:value="28.3890199572" calcext:value-type="float">
            <text:p>28.3890199572</text:p>
          </table:table-cell>
          <table:table-cell table:formula="of:=0.000189*[$'raw data'.E135]" office:value-type="float" office:value="66.5882502894" calcext:value-type="float">
            <text:p>66.5882502894</text:p>
          </table:table-cell>
          <table:table-cell table:formula="of:=0.000189*([$'raw data'.F135] + [$'raw data'.G135])" office:value-type="float" office:value="99.1215262611" calcext:value-type="float">
            <text:p>99.1215262611</text:p>
          </table:table-cell>
          <table:table-cell table:formula="of:=0.000189*[$'raw data'.H135]" office:value-type="float" office:value="50.2012150038" calcext:value-type="float">
            <text:p>50.2012150038</text:p>
          </table:table-cell>
          <table:table-cell table:formula="of:=0.000189*[$'raw data'.I135]" office:value-type="float" office:value="21.6386630901" calcext:value-type="float">
            <text:p>21.6386630901</text:p>
          </table:table-cell>
          <table:table-cell table:formula="of:=0.000189*[$'raw data'.J135]" office:value-type="float" office:value="38.2641929964" calcext:value-type="float">
            <text:p>38.2641929964</text:p>
          </table:table-cell>
          <table:table-cell table:formula="of:=0.000189*[$'raw data'.K135]" office:value-type="float" office:value="25.8507951471" calcext:value-type="float">
            <text:p>25.8507951471</text:p>
          </table:table-cell>
          <table:table-cell table:formula="of:=0.000189*([$'raw data'.L135] + [$'raw data'.M135])" office:value-type="float" office:value="59.64649428087" calcext:value-type="float">
            <text:p>59.64649428087</text:p>
          </table:table-cell>
          <table:table-cell table:formula="of:=0.000189*([$'raw data'.D135] - [$'raw data'.Q135])" office:value-type="float" office:value="-129.7024318926" calcext:value-type="float">
            <text:p>-129.7024318926</text:p>
          </table:table-cell>
          <table:table-cell table:formula="of:=-0.000189*[$'raw data'.R135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39400</text:p>
          </table:table-cell>
          <table:table-cell table:formula="of:=0.000189*[$'raw data'.B136]" office:value-type="float" office:value="43.0071999714" calcext:value-type="float">
            <text:p>43.0071999714</text:p>
          </table:table-cell>
          <table:table-cell table:formula="of:=0.000189*[$'raw data'.C136]" office:value-type="float" office:value="28.4731362216" calcext:value-type="float">
            <text:p>28.4731362216</text:p>
          </table:table-cell>
          <table:table-cell table:formula="of:=0.000189*[$'raw data'.E136]" office:value-type="float" office:value="67.0152565152" calcext:value-type="float">
            <text:p>67.0152565152</text:p>
          </table:table-cell>
          <table:table-cell table:formula="of:=0.000189*([$'raw data'.F136] + [$'raw data'.G136])" office:value-type="float" office:value="102.2882331681" calcext:value-type="float">
            <text:p>102.2882331681</text:p>
          </table:table-cell>
          <table:table-cell table:formula="of:=0.000189*[$'raw data'.H136]" office:value-type="float" office:value="50.3438615253" calcext:value-type="float">
            <text:p>50.3438615253</text:p>
          </table:table-cell>
          <table:table-cell table:formula="of:=0.000189*[$'raw data'.I136]" office:value-type="float" office:value="21.5842358907" calcext:value-type="float">
            <text:p>21.5842358907</text:p>
          </table:table-cell>
          <table:table-cell table:formula="of:=0.000189*[$'raw data'.J136]" office:value-type="float" office:value="39.9736374219" calcext:value-type="float">
            <text:p>39.9736374219</text:p>
          </table:table-cell>
          <table:table-cell table:formula="of:=0.000189*[$'raw data'.K136]" office:value-type="float" office:value="25.8563951226" calcext:value-type="float">
            <text:p>25.8563951226</text:p>
          </table:table-cell>
          <table:table-cell table:formula="of:=0.000189*([$'raw data'.L136] + [$'raw data'.M136])" office:value-type="float" office:value="63.22248758448" calcext:value-type="float">
            <text:p>63.22248758448</text:p>
          </table:table-cell>
          <table:table-cell table:formula="of:=0.000189*([$'raw data'.D136] - [$'raw data'.Q136])" office:value-type="float" office:value="-129.6396403848" calcext:value-type="float">
            <text:p>-129.6396403848</text:p>
          </table:table-cell>
          <table:table-cell table:formula="of:=-0.000189*[$'raw data'.R136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41200</text:p>
          </table:table-cell>
          <table:table-cell table:formula="of:=0.000189*[$'raw data'.B137]" office:value-type="float" office:value="42.5562721857" calcext:value-type="float">
            <text:p>42.5562721857</text:p>
          </table:table-cell>
          <table:table-cell table:formula="of:=0.000189*[$'raw data'.C137]" office:value-type="float" office:value="27.9684449856" calcext:value-type="float">
            <text:p>27.9684449856</text:p>
          </table:table-cell>
          <table:table-cell table:formula="of:=0.000189*[$'raw data'.E137]" office:value-type="float" office:value="65.7640499607" calcext:value-type="float">
            <text:p>65.7640499607</text:p>
          </table:table-cell>
          <table:table-cell table:formula="of:=0.000189*([$'raw data'.F137] + [$'raw data'.G137])" office:value-type="float" office:value="107.794714356" calcext:value-type="float">
            <text:p>107.794714356</text:p>
          </table:table-cell>
          <table:table-cell table:formula="of:=0.000189*[$'raw data'.H137]" office:value-type="float" office:value="50.4143890677" calcext:value-type="float">
            <text:p>50.4143890677</text:p>
          </table:table-cell>
          <table:table-cell table:formula="of:=0.000189*[$'raw data'.I137]" office:value-type="float" office:value="21.6180311508" calcext:value-type="float">
            <text:p>21.6180311508</text:p>
          </table:table-cell>
          <table:table-cell table:formula="of:=0.000189*[$'raw data'.J137]" office:value-type="float" office:value="39.8585045943" calcext:value-type="float">
            <text:p>39.8585045943</text:p>
          </table:table-cell>
          <table:table-cell table:formula="of:=0.000189*[$'raw data'.K137]" office:value-type="float" office:value="25.9540829667" calcext:value-type="float">
            <text:p>25.9540829667</text:p>
          </table:table-cell>
          <table:table-cell table:formula="of:=0.000189*([$'raw data'.L137] + [$'raw data'.M137])" office:value-type="float" office:value="63.26178105114" calcext:value-type="float">
            <text:p>63.26178105114</text:p>
          </table:table-cell>
          <table:table-cell table:formula="of:=0.000189*([$'raw data'.D137] - [$'raw data'.Q137])" office:value-type="float" office:value="-130.6492809363" calcext:value-type="float">
            <text:p>-130.6492809363</text:p>
          </table:table-cell>
          <table:table-cell table:formula="of:=-0.000189*[$'raw data'.R137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43000</text:p>
          </table:table-cell>
          <table:table-cell table:formula="of:=0.000189*[$'raw data'.B138]" office:value-type="float" office:value="42.808290021" calcext:value-type="float">
            <text:p>42.808290021</text:p>
          </table:table-cell>
          <table:table-cell table:formula="of:=0.000189*[$'raw data'.C138]" office:value-type="float" office:value="28.1333487897" calcext:value-type="float">
            <text:p>28.1333487897</text:p>
          </table:table-cell>
          <table:table-cell table:formula="of:=0.000189*[$'raw data'.E138]" office:value-type="float" office:value="66.2672398185" calcext:value-type="float">
            <text:p>66.2672398185</text:p>
          </table:table-cell>
          <table:table-cell table:formula="of:=0.000189*([$'raw data'.F138] + [$'raw data'.G138])" office:value-type="float" office:value="108.4521106179" calcext:value-type="float">
            <text:p>108.4521106179</text:p>
          </table:table-cell>
          <table:table-cell table:formula="of:=0.000189*[$'raw data'.H138]" office:value-type="float" office:value="50.581598445" calcext:value-type="float">
            <text:p>50.581598445</text:p>
          </table:table-cell>
          <table:table-cell table:formula="of:=0.000189*[$'raw data'.I138]" office:value-type="float" office:value="21.6315840006" calcext:value-type="float">
            <text:p>21.6315840006</text:p>
          </table:table-cell>
          <table:table-cell table:formula="of:=0.000189*[$'raw data'.J138]" office:value-type="float" office:value="40.5391731255" calcext:value-type="float">
            <text:p>40.5391731255</text:p>
          </table:table-cell>
          <table:table-cell table:formula="of:=0.000189*[$'raw data'.K138]" office:value-type="float" office:value="26.0689514967" calcext:value-type="float">
            <text:p>26.0689514967</text:p>
          </table:table-cell>
          <table:table-cell table:formula="of:=0.000189*([$'raw data'.L138] + [$'raw data'.M138])" office:value-type="float" office:value="63.2961530712" calcext:value-type="float">
            <text:p>63.2961530712</text:p>
          </table:table-cell>
          <table:table-cell table:formula="of:=0.000189*([$'raw data'.D138] - [$'raw data'.Q138])" office:value-type="float" office:value="-130.3486055802" calcext:value-type="float">
            <text:p>-130.3486055802</text:p>
          </table:table-cell>
          <table:table-cell table:formula="of:=-0.000189*[$'raw data'.R138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44800</text:p>
          </table:table-cell>
          <table:table-cell table:formula="of:=0.000189*[$'raw data'.B139]" office:value-type="float" office:value="43.8049586709" calcext:value-type="float">
            <text:p>43.8049586709</text:p>
          </table:table-cell>
          <table:table-cell table:formula="of:=0.000189*[$'raw data'.C139]" office:value-type="float" office:value="29.133451872" calcext:value-type="float">
            <text:p>29.133451872</text:p>
          </table:table-cell>
          <table:table-cell table:formula="of:=0.000189*[$'raw data'.E139]" office:value-type="float" office:value="68.3872985943" calcext:value-type="float">
            <text:p>68.3872985943</text:p>
          </table:table-cell>
          <table:table-cell table:formula="of:=0.000189*([$'raw data'.F139] + [$'raw data'.G139])" office:value-type="float" office:value="110.4166640871" calcext:value-type="float">
            <text:p>110.4166640871</text:p>
          </table:table-cell>
          <table:table-cell table:formula="of:=0.000189*[$'raw data'.H139]" office:value-type="float" office:value="50.5880966997" calcext:value-type="float">
            <text:p>50.5880966997</text:p>
          </table:table-cell>
          <table:table-cell table:formula="of:=0.000189*[$'raw data'.I139]" office:value-type="float" office:value="21.6584718777" calcext:value-type="float">
            <text:p>21.6584718777</text:p>
          </table:table-cell>
          <table:table-cell table:formula="of:=0.000189*[$'raw data'.J139]" office:value-type="float" office:value="40.4321908662" calcext:value-type="float">
            <text:p>40.4321908662</text:p>
          </table:table-cell>
          <table:table-cell table:formula="of:=0.000189*[$'raw data'.K139]" office:value-type="float" office:value="26.2574534439" calcext:value-type="float">
            <text:p>26.2574534439</text:p>
          </table:table-cell>
          <table:table-cell table:formula="of:=0.000189*([$'raw data'.L139] + [$'raw data'.M139])" office:value-type="float" office:value="63.37753971066" calcext:value-type="float">
            <text:p>63.37753971066</text:p>
          </table:table-cell>
          <table:table-cell table:formula="of:=0.000189*([$'raw data'.D139] - [$'raw data'.Q139])" office:value-type="float" office:value="-128.2335156144" calcext:value-type="float">
            <text:p>-128.2335156144</text:p>
          </table:table-cell>
          <table:table-cell table:formula="of:=-0.000189*[$'raw data'.R139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46600</text:p>
          </table:table-cell>
          <table:table-cell table:formula="of:=0.000189*[$'raw data'.B140]" office:value-type="float" office:value="42.7917169134" calcext:value-type="float">
            <text:p>42.7917169134</text:p>
          </table:table-cell>
          <table:table-cell table:formula="of:=0.000189*[$'raw data'.C140]" office:value-type="float" office:value="27.9702246852" calcext:value-type="float">
            <text:p>27.9702246852</text:p>
          </table:table-cell>
          <table:table-cell table:formula="of:=0.000189*[$'raw data'.E140]" office:value-type="float" office:value="65.9416333401" calcext:value-type="float">
            <text:p>65.9416333401</text:p>
          </table:table-cell>
          <table:table-cell table:formula="of:=0.000189*([$'raw data'.F140] + [$'raw data'.G140])" office:value-type="float" office:value="110.9027187891" calcext:value-type="float">
            <text:p>110.9027187891</text:p>
          </table:table-cell>
          <table:table-cell table:formula="of:=0.000189*[$'raw data'.H140]" office:value-type="float" office:value="50.595185466" calcext:value-type="float">
            <text:p>50.595185466</text:p>
          </table:table-cell>
          <table:table-cell table:formula="of:=0.000189*[$'raw data'.I140]" office:value-type="float" office:value="21.6703938087" calcext:value-type="float">
            <text:p>21.6703938087</text:p>
          </table:table-cell>
          <table:table-cell table:formula="of:=0.000189*[$'raw data'.J140]" office:value-type="float" office:value="41.723142552" calcext:value-type="float">
            <text:p>41.723142552</text:p>
          </table:table-cell>
          <table:table-cell table:formula="of:=0.000189*[$'raw data'.K140]" office:value-type="float" office:value="26.3379769695" calcext:value-type="float">
            <text:p>26.3379769695</text:p>
          </table:table-cell>
          <table:table-cell table:formula="of:=0.000189*([$'raw data'.L140] + [$'raw data'.M140])" office:value-type="float" office:value="63.54071572779" calcext:value-type="float">
            <text:p>63.54071572779</text:p>
          </table:table-cell>
          <table:table-cell table:formula="of:=0.000189*([$'raw data'.D140] - [$'raw data'.Q140])" office:value-type="float" office:value="-130.5649673748" calcext:value-type="float">
            <text:p>-130.5649673748</text:p>
          </table:table-cell>
          <table:table-cell table:formula="of:=-0.000189*[$'raw data'.R140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48400</text:p>
          </table:table-cell>
          <table:table-cell table:formula="of:=0.000189*[$'raw data'.B141]" office:value-type="float" office:value="43.1680902471" calcext:value-type="float">
            <text:p>43.1680902471</text:p>
          </table:table-cell>
          <table:table-cell table:formula="of:=0.000189*[$'raw data'.C141]" office:value-type="float" office:value="28.3344576417" calcext:value-type="float">
            <text:p>28.3344576417</text:p>
          </table:table-cell>
          <table:table-cell table:formula="of:=0.000189*[$'raw data'.E141]" office:value-type="float" office:value="66.4580092554" calcext:value-type="float">
            <text:p>66.4580092554</text:p>
          </table:table-cell>
          <table:table-cell table:formula="of:=0.000189*([$'raw data'.F141] + [$'raw data'.G141])" office:value-type="float" office:value="111.1498710084" calcext:value-type="float">
            <text:p>111.1498710084</text:p>
          </table:table-cell>
          <table:table-cell table:formula="of:=0.000189*[$'raw data'.H141]" office:value-type="float" office:value="50.5971934776" calcext:value-type="float">
            <text:p>50.5971934776</text:p>
          </table:table-cell>
          <table:table-cell table:formula="of:=0.000189*[$'raw data'.I141]" office:value-type="float" office:value="21.5360309493" calcext:value-type="float">
            <text:p>21.5360309493</text:p>
          </table:table-cell>
          <table:table-cell table:formula="of:=0.000189*[$'raw data'.J141]" office:value-type="float" office:value="41.1244186563" calcext:value-type="float">
            <text:p>41.1244186563</text:p>
          </table:table-cell>
          <table:table-cell table:formula="of:=0.000189*[$'raw data'.K141]" office:value-type="float" office:value="26.3731446153" calcext:value-type="float">
            <text:p>26.3731446153</text:p>
          </table:table-cell>
          <table:table-cell table:formula="of:=0.000189*([$'raw data'.L141] + [$'raw data'.M141])" office:value-type="float" office:value="63.49925462013" calcext:value-type="float">
            <text:p>63.49925462013</text:p>
          </table:table-cell>
          <table:table-cell table:formula="of:=0.000189*([$'raw data'.D141] - [$'raw data'.Q141])" office:value-type="float" office:value="-130.2122625489" calcext:value-type="float">
            <text:p>-130.2122625489</text:p>
          </table:table-cell>
          <table:table-cell table:formula="of:=-0.000189*[$'raw data'.R141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50200</text:p>
          </table:table-cell>
          <table:table-cell table:formula="of:=0.000189*[$'raw data'.B142]" office:value-type="float" office:value="43.43531094" calcext:value-type="float">
            <text:p>43.43531094</text:p>
          </table:table-cell>
          <table:table-cell table:formula="of:=0.000189*[$'raw data'.C142]" office:value-type="float" office:value="28.6208183457" calcext:value-type="float">
            <text:p>28.6208183457</text:p>
          </table:table-cell>
          <table:table-cell table:formula="of:=0.000189*[$'raw data'.E142]" office:value-type="float" office:value="67.3951154058" calcext:value-type="float">
            <text:p>67.3951154058</text:p>
          </table:table-cell>
          <table:table-cell table:formula="of:=0.000189*([$'raw data'.F142] + [$'raw data'.G142])" office:value-type="float" office:value="109.5379197192" calcext:value-type="float">
            <text:p>109.5379197192</text:p>
          </table:table-cell>
          <table:table-cell table:formula="of:=0.000189*[$'raw data'.H142]" office:value-type="float" office:value="50.7308044194" calcext:value-type="float">
            <text:p>50.7308044194</text:p>
          </table:table-cell>
          <table:table-cell table:formula="of:=0.000189*[$'raw data'.I142]" office:value-type="float" office:value="21.5688422376" calcext:value-type="float">
            <text:p>21.5688422376</text:p>
          </table:table-cell>
          <table:table-cell table:formula="of:=0.000189*[$'raw data'.J142]" office:value-type="float" office:value="40.9591587384" calcext:value-type="float">
            <text:p>40.9591587384</text:p>
          </table:table-cell>
          <table:table-cell table:formula="of:=0.000189*[$'raw data'.K142]" office:value-type="float" office:value="26.4903227064" calcext:value-type="float">
            <text:p>26.4903227064</text:p>
          </table:table-cell>
          <table:table-cell table:formula="of:=0.000189*([$'raw data'.L142] + [$'raw data'.M142])" office:value-type="float" office:value="63.56027584053" calcext:value-type="float">
            <text:p>63.56027584053</text:p>
          </table:table-cell>
          <table:table-cell table:formula="of:=0.000189*([$'raw data'.D142] - [$'raw data'.Q142])" office:value-type="float" office:value="-129.3686774163" calcext:value-type="float">
            <text:p>-129.3686774163</text:p>
          </table:table-cell>
          <table:table-cell table:formula="of:=-0.000189*[$'raw data'.R142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52000</text:p>
          </table:table-cell>
          <table:table-cell table:formula="of:=0.000189*[$'raw data'.B143]" office:value-type="float" office:value="44.3395541295" calcext:value-type="float">
            <text:p>44.3395541295</text:p>
          </table:table-cell>
          <table:table-cell table:formula="of:=0.000189*[$'raw data'.C143]" office:value-type="float" office:value="29.5057461699" calcext:value-type="float">
            <text:p>29.5057461699</text:p>
          </table:table-cell>
          <table:table-cell table:formula="of:=0.000189*[$'raw data'.E143]" office:value-type="float" office:value="69.159554163" calcext:value-type="float">
            <text:p>69.159554163</text:p>
          </table:table-cell>
          <table:table-cell table:formula="of:=0.000189*([$'raw data'.F143] + [$'raw data'.G143])" office:value-type="float" office:value="108.1699011666" calcext:value-type="float">
            <text:p>108.1699011666</text:p>
          </table:table-cell>
          <table:table-cell table:formula="of:=0.000189*[$'raw data'.H143]" office:value-type="float" office:value="50.7372421185" calcext:value-type="float">
            <text:p>50.7372421185</text:p>
          </table:table-cell>
          <table:table-cell table:formula="of:=0.000189*[$'raw data'.I143]" office:value-type="float" office:value="21.5577300393" calcext:value-type="float">
            <text:p>21.5577300393</text:p>
          </table:table-cell>
          <table:table-cell table:formula="of:=0.000189*[$'raw data'.J143]" office:value-type="float" office:value="39.7603647" calcext:value-type="float">
            <text:p>39.7603647</text:p>
          </table:table-cell>
          <table:table-cell table:formula="of:=0.000189*[$'raw data'.K143]" office:value-type="float" office:value="26.7658806051" calcext:value-type="float">
            <text:p>26.7658806051</text:p>
          </table:table-cell>
          <table:table-cell table:formula="of:=0.000189*([$'raw data'.L143] + [$'raw data'.M143])" office:value-type="float" office:value="63.54381411819" calcext:value-type="float">
            <text:p>63.54381411819</text:p>
          </table:table-cell>
          <table:table-cell table:formula="of:=0.000189*([$'raw data'.D143] - [$'raw data'.Q143])" office:value-type="float" office:value="-127.7155843236" calcext:value-type="float">
            <text:p>-127.7155843236</text:p>
          </table:table-cell>
          <table:table-cell table:formula="of:=-0.000189*[$'raw data'.R14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53800</text:p>
          </table:table-cell>
          <table:table-cell table:formula="of:=0.000189*[$'raw data'.B144]" office:value-type="float" office:value="43.2514006911" calcext:value-type="float">
            <text:p>43.2514006911</text:p>
          </table:table-cell>
          <table:table-cell table:formula="of:=0.000189*[$'raw data'.C144]" office:value-type="float" office:value="28.3926902238" calcext:value-type="float">
            <text:p>28.3926902238</text:p>
          </table:table-cell>
          <table:table-cell table:formula="of:=0.000189*[$'raw data'.E144]" office:value-type="float" office:value="66.919016808" calcext:value-type="float">
            <text:p>66.919016808</text:p>
          </table:table-cell>
          <table:table-cell table:formula="of:=0.000189*([$'raw data'.F144] + [$'raw data'.G144])" office:value-type="float" office:value="107.8332673887" calcext:value-type="float">
            <text:p>107.8332673887</text:p>
          </table:table-cell>
          <table:table-cell table:formula="of:=0.000189*[$'raw data'.H144]" office:value-type="float" office:value="50.7378920706" calcext:value-type="float">
            <text:p>50.7378920706</text:p>
          </table:table-cell>
          <table:table-cell table:formula="of:=0.000189*[$'raw data'.I144]" office:value-type="float" office:value="21.5764538346" calcext:value-type="float">
            <text:p>21.5764538346</text:p>
          </table:table-cell>
          <table:table-cell table:formula="of:=0.000189*[$'raw data'.J144]" office:value-type="float" office:value="41.6771780166" calcext:value-type="float">
            <text:p>41.6771780166</text:p>
          </table:table-cell>
          <table:table-cell table:formula="of:=0.000189*[$'raw data'.K144]" office:value-type="float" office:value="26.2384156818" calcext:value-type="float">
            <text:p>26.2384156818</text:p>
          </table:table-cell>
          <table:table-cell table:formula="of:=0.000189*([$'raw data'.L144] + [$'raw data'.M144])" office:value-type="float" office:value="63.59621159178" calcext:value-type="float">
            <text:p>63.59621159178</text:p>
          </table:table-cell>
          <table:table-cell table:formula="of:=0.000189*([$'raw data'.D144] - [$'raw data'.Q144])" office:value-type="float" office:value="-131.229956655" calcext:value-type="float">
            <text:p>-131.229956655</text:p>
          </table:table-cell>
          <table:table-cell table:formula="of:=-0.000189*[$'raw data'.R144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55600</text:p>
          </table:table-cell>
          <table:table-cell table:formula="of:=0.000189*[$'raw data'.B145]" office:value-type="float" office:value="42.352339806" calcext:value-type="float">
            <text:p>42.352339806</text:p>
          </table:table-cell>
          <table:table-cell table:formula="of:=0.000189*[$'raw data'.C145]" office:value-type="float" office:value="27.5240201607" calcext:value-type="float">
            <text:p>27.5240201607</text:p>
          </table:table-cell>
          <table:table-cell table:formula="of:=0.000189*[$'raw data'.E145]" office:value-type="float" office:value="64.6452962883" calcext:value-type="float">
            <text:p>64.6452962883</text:p>
          </table:table-cell>
          <table:table-cell table:formula="of:=0.000189*([$'raw data'.F145] + [$'raw data'.G145])" office:value-type="float" office:value="107.8045938207" calcext:value-type="float">
            <text:p>107.8045938207</text:p>
          </table:table-cell>
          <table:table-cell table:formula="of:=0.000189*[$'raw data'.H145]" office:value-type="float" office:value="50.7948414561" calcext:value-type="float">
            <text:p>50.7948414561</text:p>
          </table:table-cell>
          <table:table-cell table:formula="of:=0.000189*[$'raw data'.I145]" office:value-type="float" office:value="21.5728382835" calcext:value-type="float">
            <text:p>21.5728382835</text:p>
          </table:table-cell>
          <table:table-cell table:formula="of:=0.000189*[$'raw data'.J145]" office:value-type="float" office:value="41.5298711898" calcext:value-type="float">
            <text:p>41.5298711898</text:p>
          </table:table-cell>
          <table:table-cell table:formula="of:=0.000189*[$'raw data'.K145]" office:value-type="float" office:value="26.2684542267" calcext:value-type="float">
            <text:p>26.2684542267</text:p>
          </table:table-cell>
          <table:table-cell table:formula="of:=0.000189*([$'raw data'.L145] + [$'raw data'.M145])" office:value-type="float" office:value="63.65937116196" calcext:value-type="float">
            <text:p>63.65937116196</text:p>
          </table:table-cell>
          <table:table-cell table:formula="of:=0.000189*([$'raw data'.D145] - [$'raw data'.Q145])" office:value-type="float" office:value="-133.1762885586" calcext:value-type="float">
            <text:p>-133.1762885586</text:p>
          </table:table-cell>
          <table:table-cell table:formula="of:=-0.000189*[$'raw data'.R145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57400</text:p>
          </table:table-cell>
          <table:table-cell table:formula="of:=0.000189*[$'raw data'.B146]" office:value-type="float" office:value="42.6503393568" calcext:value-type="float">
            <text:p>42.6503393568</text:p>
          </table:table-cell>
          <table:table-cell table:formula="of:=0.000189*[$'raw data'.C146]" office:value-type="float" office:value="27.7946673291" calcext:value-type="float">
            <text:p>27.7946673291</text:p>
          </table:table-cell>
          <table:table-cell table:formula="of:=0.000189*[$'raw data'.E146]" office:value-type="float" office:value="63.7481438874" calcext:value-type="float">
            <text:p>63.7481438874</text:p>
          </table:table-cell>
          <table:table-cell table:formula="of:=0.000189*([$'raw data'.F146] + [$'raw data'.G146])" office:value-type="float" office:value="107.7549902793" calcext:value-type="float">
            <text:p>107.7549902793</text:p>
          </table:table-cell>
          <table:table-cell table:formula="of:=0.000189*[$'raw data'.H146]" office:value-type="float" office:value="50.8448019429" calcext:value-type="float">
            <text:p>50.8448019429</text:p>
          </table:table-cell>
          <table:table-cell table:formula="of:=0.000189*[$'raw data'.I146]" office:value-type="float" office:value="21.5713570716" calcext:value-type="float">
            <text:p>21.5713570716</text:p>
          </table:table-cell>
          <table:table-cell table:formula="of:=0.000189*[$'raw data'.J146]" office:value-type="float" office:value="38.0577924279" calcext:value-type="float">
            <text:p>38.0577924279</text:p>
          </table:table-cell>
          <table:table-cell table:formula="of:=0.000189*[$'raw data'.K146]" office:value-type="float" office:value="26.2876284279" calcext:value-type="float">
            <text:p>26.2876284279</text:p>
          </table:table-cell>
          <table:table-cell table:formula="of:=0.000189*([$'raw data'.L146] + [$'raw data'.M146])" office:value-type="float" office:value="62.72821462761" calcext:value-type="float">
            <text:p>62.72821462761</text:p>
          </table:table-cell>
          <table:table-cell table:formula="of:=0.000189*([$'raw data'.D146] - [$'raw data'.Q146])" office:value-type="float" office:value="-134.7480464841" calcext:value-type="float">
            <text:p>-134.7480464841</text:p>
          </table:table-cell>
          <table:table-cell table:formula="of:=-0.000189*[$'raw data'.R146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59200</text:p>
          </table:table-cell>
          <table:table-cell table:formula="of:=0.000189*[$'raw data'.B147]" office:value-type="float" office:value="43.5704253012" calcext:value-type="float">
            <text:p>43.5704253012</text:p>
          </table:table-cell>
          <table:table-cell table:formula="of:=0.000189*[$'raw data'.C147]" office:value-type="float" office:value="29.5585251759" calcext:value-type="float">
            <text:p>29.5585251759</text:p>
          </table:table-cell>
          <table:table-cell table:formula="of:=0.000189*[$'raw data'.E147]" office:value-type="float" office:value="61.5600938925" calcext:value-type="float">
            <text:p>61.5600938925</text:p>
          </table:table-cell>
          <table:table-cell table:formula="of:=0.000189*([$'raw data'.F147] + [$'raw data'.G147])" office:value-type="float" office:value="99.5192726976" calcext:value-type="float">
            <text:p>99.5192726976</text:p>
          </table:table-cell>
          <table:table-cell table:formula="of:=0.000189*[$'raw data'.H147]" office:value-type="float" office:value="50.8568031216" calcext:value-type="float">
            <text:p>50.8568031216</text:p>
          </table:table-cell>
          <table:table-cell table:formula="of:=0.000189*[$'raw data'.I147]" office:value-type="float" office:value="21.5788897233" calcext:value-type="float">
            <text:p>21.5788897233</text:p>
          </table:table-cell>
          <table:table-cell table:formula="of:=0.000189*[$'raw data'.J147]" office:value-type="float" office:value="34.5879068976" calcext:value-type="float">
            <text:p>34.5879068976</text:p>
          </table:table-cell>
          <table:table-cell table:formula="of:=0.000189*[$'raw data'.K147]" office:value-type="float" office:value="26.20469691" calcext:value-type="float">
            <text:p>26.20469691</text:p>
          </table:table-cell>
          <table:table-cell table:formula="of:=0.000189*([$'raw data'.L147] + [$'raw data'.M147])" office:value-type="float" office:value="60.47251517475" calcext:value-type="float">
            <text:p>60.47251517475</text:p>
          </table:table-cell>
          <table:table-cell table:formula="of:=0.000189*([$'raw data'.D147] - [$'raw data'.Q147])" office:value-type="float" office:value="-133.7567087304" calcext:value-type="float">
            <text:p>-133.7567087304</text:p>
          </table:table-cell>
          <table:table-cell table:formula="of:=-0.000189*[$'raw data'.R147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61000</text:p>
          </table:table-cell>
          <table:table-cell table:formula="of:=0.000189*[$'raw data'.B148]" office:value-type="float" office:value="43.3353556251" calcext:value-type="float">
            <text:p>43.3353556251</text:p>
          </table:table-cell>
          <table:table-cell table:formula="of:=0.000189*[$'raw data'.C148]" office:value-type="float" office:value="28.8362671569" calcext:value-type="float">
            <text:p>28.8362671569</text:p>
          </table:table-cell>
          <table:table-cell table:formula="of:=0.000189*[$'raw data'.E148]" office:value-type="float" office:value="60.7837903596" calcext:value-type="float">
            <text:p>60.7837903596</text:p>
          </table:table-cell>
          <table:table-cell table:formula="of:=0.000189*([$'raw data'.F148] + [$'raw data'.G148])" office:value-type="float" office:value="90.58682844918" calcext:value-type="float">
            <text:p>90.58682844918</text:p>
          </table:table-cell>
          <table:table-cell table:formula="of:=0.000189*[$'raw data'.H148]" office:value-type="float" office:value="47.9441842425" calcext:value-type="float">
            <text:p>47.9441842425</text:p>
          </table:table-cell>
          <table:table-cell table:formula="of:=0.000189*[$'raw data'.I148]" office:value-type="float" office:value="21.5638022313" calcext:value-type="float">
            <text:p>21.5638022313</text:p>
          </table:table-cell>
          <table:table-cell table:formula="of:=0.000189*[$'raw data'.J148]" office:value-type="float" office:value="34.0201131732" calcext:value-type="float">
            <text:p>34.0201131732</text:p>
          </table:table-cell>
          <table:table-cell table:formula="of:=0.000189*[$'raw data'.K148]" office:value-type="float" office:value="26.2638665541" calcext:value-type="float">
            <text:p>26.2638665541</text:p>
          </table:table-cell>
          <table:table-cell table:formula="of:=0.000189*([$'raw data'.L148] + [$'raw data'.M148])" office:value-type="float" office:value="63.8512124481" calcext:value-type="float">
            <text:p>63.8512124481</text:p>
          </table:table-cell>
          <table:table-cell table:formula="of:=0.000189*([$'raw data'.D148] - [$'raw data'.Q148])" office:value-type="float" office:value="-133.285297068" calcext:value-type="float">
            <text:p>-133.285297068</text:p>
          </table:table-cell>
          <table:table-cell table:formula="of:=-0.000189*[$'raw data'.R148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62800</text:p>
          </table:table-cell>
          <table:table-cell table:formula="of:=0.000189*[$'raw data'.B149]" office:value-type="float" office:value="43.4603958516" calcext:value-type="float">
            <text:p>43.4603958516</text:p>
          </table:table-cell>
          <table:table-cell table:formula="of:=0.000189*[$'raw data'.C149]" office:value-type="float" office:value="29.0735272863" calcext:value-type="float">
            <text:p>29.0735272863</text:p>
          </table:table-cell>
          <table:table-cell table:formula="of:=0.000189*[$'raw data'.E149]" office:value-type="float" office:value="61.1696344833" calcext:value-type="float">
            <text:p>61.1696344833</text:p>
          </table:table-cell>
          <table:table-cell table:formula="of:=0.000189*([$'raw data'.F149] + [$'raw data'.G149])" office:value-type="float" office:value="78.66148131009" calcext:value-type="float">
            <text:p>78.66148131009</text:p>
          </table:table-cell>
          <table:table-cell table:formula="of:=0.000189*[$'raw data'.H149]" office:value-type="float" office:value="47.5858117602" calcext:value-type="float">
            <text:p>47.5858117602</text:p>
          </table:table-cell>
          <table:table-cell table:formula="of:=0.000189*[$'raw data'.I149]" office:value-type="float" office:value="21.5604452133" calcext:value-type="float">
            <text:p>21.5604452133</text:p>
          </table:table-cell>
          <table:table-cell table:formula="of:=0.000189*[$'raw data'.J149]" office:value-type="float" office:value="33.9270373827" calcext:value-type="float">
            <text:p>33.9270373827</text:p>
          </table:table-cell>
          <table:table-cell table:formula="of:=0.000189*[$'raw data'.K149]" office:value-type="float" office:value="26.2981966653" calcext:value-type="float">
            <text:p>26.2981966653</text:p>
          </table:table-cell>
          <table:table-cell table:formula="of:=0.000189*([$'raw data'.L149] + [$'raw data'.M149])" office:value-type="float" office:value="63.79649594451" calcext:value-type="float">
            <text:p>63.79649594451</text:p>
          </table:table-cell>
          <table:table-cell table:formula="of:=0.000189*([$'raw data'.D149] - [$'raw data'.Q149])" office:value-type="float" office:value="-133.4175992037" calcext:value-type="float">
            <text:p>-133.4175992037</text:p>
          </table:table-cell>
          <table:table-cell table:formula="of:=-0.000189*[$'raw data'.R149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64600</text:p>
          </table:table-cell>
          <table:table-cell table:formula="of:=0.000189*[$'raw data'.B150]" office:value-type="float" office:value="43.3239537087" calcext:value-type="float">
            <text:p>43.3239537087</text:p>
          </table:table-cell>
          <table:table-cell table:formula="of:=0.000189*[$'raw data'.C150]" office:value-type="float" office:value="29.097503127" calcext:value-type="float">
            <text:p>29.097503127</text:p>
          </table:table-cell>
          <table:table-cell table:formula="of:=0.000189*[$'raw data'.E150]" office:value-type="float" office:value="60.8074628931" calcext:value-type="float">
            <text:p>60.8074628931</text:p>
          </table:table-cell>
          <table:table-cell table:formula="of:=0.000189*([$'raw data'.F150] + [$'raw data'.G150])" office:value-type="float" office:value="78.6653898093" calcext:value-type="float">
            <text:p>78.6653898093</text:p>
          </table:table-cell>
          <table:table-cell table:formula="of:=0.000189*[$'raw data'.H150]" office:value-type="float" office:value="47.3919232185" calcext:value-type="float">
            <text:p>47.3919232185</text:p>
          </table:table-cell>
          <table:table-cell table:formula="of:=0.000189*[$'raw data'.I150]" office:value-type="float" office:value="21.6063044757" calcext:value-type="float">
            <text:p>21.6063044757</text:p>
          </table:table-cell>
          <table:table-cell table:formula="of:=0.000189*[$'raw data'.J150]" office:value-type="float" office:value="26.8148347992" calcext:value-type="float">
            <text:p>26.8148347992</text:p>
          </table:table-cell>
          <table:table-cell table:formula="of:=0.000189*[$'raw data'.K150]" office:value-type="float" office:value="26.2509472512" calcext:value-type="float">
            <text:p>26.2509472512</text:p>
          </table:table-cell>
          <table:table-cell table:formula="of:=0.000189*([$'raw data'.L150] + [$'raw data'.M150])" office:value-type="float" office:value="63.75863603718" calcext:value-type="float">
            <text:p>63.75863603718</text:p>
          </table:table-cell>
          <table:table-cell table:formula="of:=0.000189*([$'raw data'.D150] - [$'raw data'.Q150])" office:value-type="float" office:value="-133.7663434968" calcext:value-type="float">
            <text:p>-133.7663434968</text:p>
          </table:table-cell>
          <table:table-cell table:formula="of:=-0.000189*[$'raw data'.R150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66400</text:p>
          </table:table-cell>
          <table:table-cell table:formula="of:=0.000189*[$'raw data'.B151]" office:value-type="float" office:value="42.6813259068" calcext:value-type="float">
            <text:p>42.6813259068</text:p>
          </table:table-cell>
          <table:table-cell table:formula="of:=0.000189*[$'raw data'.C151]" office:value-type="float" office:value="28.1508376023" calcext:value-type="float">
            <text:p>28.1508376023</text:p>
          </table:table-cell>
          <table:table-cell table:formula="of:=0.000189*[$'raw data'.E151]" office:value-type="float" office:value="59.1888131982" calcext:value-type="float">
            <text:p>59.1888131982</text:p>
          </table:table-cell>
          <table:table-cell table:formula="of:=0.000189*([$'raw data'.F151] + [$'raw data'.G151])" office:value-type="float" office:value="78.67238037498" calcext:value-type="float">
            <text:p>78.67238037498</text:p>
          </table:table-cell>
          <table:table-cell table:formula="of:=0.000189*[$'raw data'.H151]" office:value-type="float" office:value="47.4549735807" calcext:value-type="float">
            <text:p>47.4549735807</text:p>
          </table:table-cell>
          <table:table-cell table:formula="of:=0.000189*[$'raw data'.I151]" office:value-type="float" office:value="21.6007534323" calcext:value-type="float">
            <text:p>21.6007534323</text:p>
          </table:table-cell>
          <table:table-cell table:formula="of:=0.000189*[$'raw data'.J151]" office:value-type="float" office:value="26.7618708378" calcext:value-type="float">
            <text:p>26.7618708378</text:p>
          </table:table-cell>
          <table:table-cell table:formula="of:=0.000189*[$'raw data'.K151]" office:value-type="float" office:value="26.3054693475" calcext:value-type="float">
            <text:p>26.3054693475</text:p>
          </table:table-cell>
          <table:table-cell table:formula="of:=0.000189*([$'raw data'.L151] + [$'raw data'.M151])" office:value-type="float" office:value="63.7337422008" calcext:value-type="float">
            <text:p>63.7337422008</text:p>
          </table:table-cell>
          <table:table-cell table:formula="of:=0.000189*([$'raw data'.D151] - [$'raw data'.Q151])" office:value-type="float" office:value="-134.4394803969" calcext:value-type="float">
            <text:p>-134.4394803969</text:p>
          </table:table-cell>
          <table:table-cell table:formula="of:=-0.000189*[$'raw data'.R151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68200</text:p>
          </table:table-cell>
          <table:table-cell table:formula="of:=0.000189*[$'raw data'.B152]" office:value-type="float" office:value="43.6393390671" calcext:value-type="float">
            <text:p>43.6393390671</text:p>
          </table:table-cell>
          <table:table-cell table:formula="of:=0.000189*[$'raw data'.C152]" office:value-type="float" office:value="29.4108659964" calcext:value-type="float">
            <text:p>29.4108659964</text:p>
          </table:table-cell>
          <table:table-cell table:formula="of:=0.000189*[$'raw data'.E152]" office:value-type="float" office:value="61.6674842406" calcext:value-type="float">
            <text:p>61.6674842406</text:p>
          </table:table-cell>
          <table:table-cell table:formula="of:=0.000189*([$'raw data'.F152] + [$'raw data'.G152])" office:value-type="float" office:value="78.67144890927" calcext:value-type="float">
            <text:p>78.67144890927</text:p>
          </table:table-cell>
          <table:table-cell table:formula="of:=0.000189*[$'raw data'.H152]" office:value-type="float" office:value="46.3802653755" calcext:value-type="float">
            <text:p>46.3802653755</text:p>
          </table:table-cell>
          <table:table-cell table:formula="of:=0.000189*[$'raw data'.I152]" office:value-type="float" office:value="21.6321686721" calcext:value-type="float">
            <text:p>21.6321686721</text:p>
          </table:table-cell>
          <table:table-cell table:formula="of:=0.000189*[$'raw data'.J152]" office:value-type="float" office:value="25.2058719402" calcext:value-type="float">
            <text:p>25.2058719402</text:p>
          </table:table-cell>
          <table:table-cell table:formula="of:=0.000189*[$'raw data'.K152]" office:value-type="float" office:value="26.4138002919" calcext:value-type="float">
            <text:p>26.4138002919</text:p>
          </table:table-cell>
          <table:table-cell table:formula="of:=0.000189*([$'raw data'.L152] + [$'raw data'.M152])" office:value-type="float" office:value="63.80135765199" calcext:value-type="float">
            <text:p>63.80135765199</text:p>
          </table:table-cell>
          <table:table-cell table:formula="of:=0.000189*([$'raw data'.D152] - [$'raw data'.Q152])" office:value-type="float" office:value="-133.0777726299" calcext:value-type="float">
            <text:p>-133.0777726299</text:p>
          </table:table-cell>
          <table:table-cell table:formula="of:=-0.000189*[$'raw data'.R152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70000</text:p>
          </table:table-cell>
          <table:table-cell table:formula="of:=0.000189*[$'raw data'.B153]" office:value-type="float" office:value="43.045132158" calcext:value-type="float">
            <text:p>43.045132158</text:p>
          </table:table-cell>
          <table:table-cell table:formula="of:=0.000189*[$'raw data'.C153]" office:value-type="float" office:value="28.6736274216" calcext:value-type="float">
            <text:p>28.6736274216</text:p>
          </table:table-cell>
          <table:table-cell table:formula="of:=0.000189*[$'raw data'.E153]" office:value-type="float" office:value="59.8442710572" calcext:value-type="float">
            <text:p>59.8442710572</text:p>
          </table:table-cell>
          <table:table-cell table:formula="of:=0.000189*([$'raw data'.F153] + [$'raw data'.G153])" office:value-type="float" office:value="78.67144890927" calcext:value-type="float">
            <text:p>78.67144890927</text:p>
          </table:table-cell>
          <table:table-cell table:formula="of:=0.000189*[$'raw data'.H153]" office:value-type="float" office:value="49.7885916402" calcext:value-type="float">
            <text:p>49.7885916402</text:p>
          </table:table-cell>
          <table:table-cell table:formula="of:=0.000189*[$'raw data'.I153]" office:value-type="float" office:value="21.6324967761" calcext:value-type="float">
            <text:p>21.6324967761</text:p>
          </table:table-cell>
          <table:table-cell table:formula="of:=0.000189*[$'raw data'.J153]" office:value-type="float" office:value="16.72483983345" calcext:value-type="float">
            <text:p>16.72483983345</text:p>
          </table:table-cell>
          <table:table-cell table:formula="of:=0.000189*[$'raw data'.K153]" office:value-type="float" office:value="26.3357817345" calcext:value-type="float">
            <text:p>26.3357817345</text:p>
          </table:table-cell>
          <table:table-cell table:formula="of:=0.000189*([$'raw data'.L153] + [$'raw data'.M153])" office:value-type="float" office:value="63.82966627611" calcext:value-type="float">
            <text:p>63.82966627611</text:p>
          </table:table-cell>
          <table:table-cell table:formula="of:=0.000189*([$'raw data'.D153] - [$'raw data'.Q153])" office:value-type="float" office:value="-134.1117785322" calcext:value-type="float">
            <text:p>-134.1117785322</text:p>
          </table:table-cell>
          <table:table-cell table:formula="of:=-0.000189*[$'raw data'.R15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71800</text:p>
          </table:table-cell>
          <table:table-cell table:formula="of:=0.000189*[$'raw data'.B154]" office:value-type="float" office:value="42.5519101791" calcext:value-type="float">
            <text:p>42.5519101791</text:p>
          </table:table-cell>
          <table:table-cell table:formula="of:=0.000189*[$'raw data'.C154]" office:value-type="float" office:value="28.0915291188" calcext:value-type="float">
            <text:p>28.0915291188</text:p>
          </table:table-cell>
          <table:table-cell table:formula="of:=0.000189*[$'raw data'.E154]" office:value-type="float" office:value="59.3569724517" calcext:value-type="float">
            <text:p>59.3569724517</text:p>
          </table:table-cell>
          <table:table-cell table:formula="of:=0.000189*([$'raw data'.F154] + [$'raw data'.G154])" office:value-type="float" office:value="78.67144890927" calcext:value-type="float">
            <text:p>78.67144890927</text:p>
          </table:table-cell>
          <table:table-cell table:formula="of:=0.000189*[$'raw data'.H154]" office:value-type="float" office:value="49.7959049952" calcext:value-type="float">
            <text:p>49.7959049952</text:p>
          </table:table-cell>
          <table:table-cell table:formula="of:=0.000189*[$'raw data'.I154]" office:value-type="float" office:value="21.5924624181" calcext:value-type="float">
            <text:p>21.5924624181</text:p>
          </table:table-cell>
          <table:table-cell table:formula="of:=0.000189*[$'raw data'.J154]" office:value-type="float" office:value="18.17034732387" calcext:value-type="float">
            <text:p>18.17034732387</text:p>
          </table:table-cell>
          <table:table-cell table:formula="of:=0.000189*[$'raw data'.K154]" office:value-type="float" office:value="26.3182066245" calcext:value-type="float">
            <text:p>26.3182066245</text:p>
          </table:table-cell>
          <table:table-cell table:formula="of:=0.000189*([$'raw data'.L154] + [$'raw data'.M154])" office:value-type="float" office:value="63.8511891822" calcext:value-type="float">
            <text:p>63.8511891822</text:p>
          </table:table-cell>
          <table:table-cell table:formula="of:=0.000189*([$'raw data'.D154] - [$'raw data'.Q154])" office:value-type="float" office:value="-138.4664874642" calcext:value-type="float">
            <text:p>-138.4664874642</text:p>
          </table:table-cell>
          <table:table-cell table:formula="of:=-0.000189*[$'raw data'.R154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73600</text:p>
          </table:table-cell>
          <table:table-cell table:formula="of:=0.000189*[$'raw data'.B155]" office:value-type="float" office:value="38.8590634467" calcext:value-type="float">
            <text:p>38.8590634467</text:p>
          </table:table-cell>
          <table:table-cell table:formula="of:=0.000189*[$'raw data'.C155]" office:value-type="float" office:value="29.0606061312" calcext:value-type="float">
            <text:p>29.0606061312</text:p>
          </table:table-cell>
          <table:table-cell table:formula="of:=0.000189*[$'raw data'.E155]" office:value-type="float" office:value="60.1526592576" calcext:value-type="float">
            <text:p>60.1526592576</text:p>
          </table:table-cell>
          <table:table-cell table:formula="of:=0.000189*([$'raw data'.F155] + [$'raw data'.G155])" office:value-type="float" office:value="78.67983815433" calcext:value-type="float">
            <text:p>78.67983815433</text:p>
          </table:table-cell>
          <table:table-cell table:formula="of:=0.000189*[$'raw data'.H155]" office:value-type="float" office:value="47.6820583092" calcext:value-type="float">
            <text:p>47.6820583092</text:p>
          </table:table-cell>
          <table:table-cell table:formula="of:=0.000189*[$'raw data'.I155]" office:value-type="float" office:value="21.6193228713" calcext:value-type="float">
            <text:p>21.6193228713</text:p>
          </table:table-cell>
          <table:table-cell table:formula="of:=0.000189*[$'raw data'.J155]" office:value-type="float" office:value="19.0408973454" calcext:value-type="float">
            <text:p>19.0408973454</text:p>
          </table:table-cell>
          <table:table-cell table:formula="of:=0.000189*[$'raw data'.K155]" office:value-type="float" office:value="26.3041640001" calcext:value-type="float">
            <text:p>26.3041640001</text:p>
          </table:table-cell>
          <table:table-cell table:formula="of:=0.000189*([$'raw data'.L155] + [$'raw data'.M155])" office:value-type="float" office:value="63.87386265414" calcext:value-type="float">
            <text:p>63.87386265414</text:p>
          </table:table-cell>
          <table:table-cell table:formula="of:=0.000189*([$'raw data'.D155] - [$'raw data'.Q155])" office:value-type="float" office:value="-137.6428756248" calcext:value-type="float">
            <text:p>-137.6428756248</text:p>
          </table:table-cell>
          <table:table-cell table:formula="of:=-0.000189*[$'raw data'.R155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75400</text:p>
          </table:table-cell>
          <table:table-cell table:formula="of:=0.000189*[$'raw data'.B156]" office:value-type="float" office:value="39.354205023" calcext:value-type="float">
            <text:p>39.354205023</text:p>
          </table:table-cell>
          <table:table-cell table:formula="of:=0.000189*[$'raw data'.C156]" office:value-type="float" office:value="29.4971960556" calcext:value-type="float">
            <text:p>29.4971960556</text:p>
          </table:table-cell>
          <table:table-cell table:formula="of:=0.000189*[$'raw data'.E156]" office:value-type="float" office:value="53.7972380001" calcext:value-type="float">
            <text:p>53.7972380001</text:p>
          </table:table-cell>
          <table:table-cell table:formula="of:=0.000189*([$'raw data'.F156] + [$'raw data'.G156])" office:value-type="float" office:value="78.67191462984" calcext:value-type="float">
            <text:p>78.67191462984</text:p>
          </table:table-cell>
          <table:table-cell table:formula="of:=0.000189*[$'raw data'.H156]" office:value-type="float" office:value="47.6143994277" calcext:value-type="float">
            <text:p>47.6143994277</text:p>
          </table:table-cell>
          <table:table-cell table:formula="of:=0.000189*[$'raw data'.I156]" office:value-type="float" office:value="21.6440444493" calcext:value-type="float">
            <text:p>21.6440444493</text:p>
          </table:table-cell>
          <table:table-cell table:formula="of:=0.000189*[$'raw data'.J156]" office:value-type="float" office:value="19.0310375367" calcext:value-type="float">
            <text:p>19.0310375367</text:p>
          </table:table-cell>
          <table:table-cell table:formula="of:=0.000189*[$'raw data'.K156]" office:value-type="float" office:value="26.3235536046" calcext:value-type="float">
            <text:p>26.3235536046</text:p>
          </table:table-cell>
          <table:table-cell table:formula="of:=0.000189*([$'raw data'.L156] + [$'raw data'.M156])" office:value-type="float" office:value="63.84922587666" calcext:value-type="float">
            <text:p>63.84922587666</text:p>
          </table:table-cell>
          <table:table-cell table:formula="of:=0.000189*([$'raw data'.D156] - [$'raw data'.Q156])" office:value-type="float" office:value="-137.4887795778" calcext:value-type="float">
            <text:p>-137.4887795778</text:p>
          </table:table-cell>
          <table:table-cell table:formula="of:=-0.000189*[$'raw data'.R156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77200</text:p>
          </table:table-cell>
          <table:table-cell table:formula="of:=0.000189*[$'raw data'.B157]" office:value-type="float" office:value="39.2971718916" calcext:value-type="float">
            <text:p>39.2971718916</text:p>
          </table:table-cell>
          <table:table-cell table:formula="of:=0.000189*[$'raw data'.C157]" office:value-type="float" office:value="29.6358294645" calcext:value-type="float">
            <text:p>29.6358294645</text:p>
          </table:table-cell>
          <table:table-cell table:formula="of:=0.000189*[$'raw data'.E157]" office:value-type="float" office:value="53.8907396454" calcext:value-type="float">
            <text:p>53.8907396454</text:p>
          </table:table-cell>
          <table:table-cell table:formula="of:=0.000189*([$'raw data'.F157] + [$'raw data'.G157])" office:value-type="float" office:value="78.68822113782" calcext:value-type="float">
            <text:p>78.68822113782</text:p>
          </table:table-cell>
          <table:table-cell table:formula="of:=0.000189*[$'raw data'.H157]" office:value-type="float" office:value="47.611141389" calcext:value-type="float">
            <text:p>47.611141389</text:p>
          </table:table-cell>
          <table:table-cell table:formula="of:=0.000189*[$'raw data'.I157]" office:value-type="float" office:value="21.6407982042" calcext:value-type="float">
            <text:p>21.6407982042</text:p>
          </table:table-cell>
          <table:table-cell table:formula="of:=0.000189*[$'raw data'.J157]" office:value-type="float" office:value="19.0039338405" calcext:value-type="float">
            <text:p>19.0039338405</text:p>
          </table:table-cell>
          <table:table-cell table:formula="of:=0.000189*[$'raw data'.K157]" office:value-type="float" office:value="26.3707516485" calcext:value-type="float">
            <text:p>26.3707516485</text:p>
          </table:table-cell>
          <table:table-cell table:formula="of:=0.000189*([$'raw data'.L157] + [$'raw data'.M157])" office:value-type="float" office:value="63.89061909552" calcext:value-type="float">
            <text:p>63.89061909552</text:p>
          </table:table-cell>
          <table:table-cell table:formula="of:=0.000189*([$'raw data'.D157] - [$'raw data'.Q157])" office:value-type="float" office:value="-137.3942149209" calcext:value-type="float">
            <text:p>-137.3942149209</text:p>
          </table:table-cell>
          <table:table-cell table:formula="of:=-0.000189*[$'raw data'.R157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79000</text:p>
          </table:table-cell>
          <table:table-cell table:formula="of:=0.000189*[$'raw data'.B158]" office:value-type="float" office:value="39.6574165134" calcext:value-type="float">
            <text:p>39.6574165134</text:p>
          </table:table-cell>
          <table:table-cell table:formula="of:=0.000189*[$'raw data'.C158]" office:value-type="float" office:value="29.8332023157" calcext:value-type="float">
            <text:p>29.8332023157</text:p>
          </table:table-cell>
          <table:table-cell table:formula="of:=0.000189*[$'raw data'.E158]" office:value-type="float" office:value="54.2966723334" calcext:value-type="float">
            <text:p>54.2966723334</text:p>
          </table:table-cell>
          <table:table-cell table:formula="of:=0.000189*([$'raw data'.F158] + [$'raw data'.G158])" office:value-type="float" office:value="78.68822113782" calcext:value-type="float">
            <text:p>78.68822113782</text:p>
          </table:table-cell>
          <table:table-cell table:formula="of:=0.000189*[$'raw data'.H158]" office:value-type="float" office:value="47.9135712132" calcext:value-type="float">
            <text:p>47.9135712132</text:p>
          </table:table-cell>
          <table:table-cell table:formula="of:=0.000189*[$'raw data'.I158]" office:value-type="float" office:value="21.6235832337" calcext:value-type="float">
            <text:p>21.6235832337</text:p>
          </table:table-cell>
          <table:table-cell table:formula="of:=0.000189*[$'raw data'.J158]" office:value-type="float" office:value="19.0673144424" calcext:value-type="float">
            <text:p>19.0673144424</text:p>
          </table:table-cell>
          <table:table-cell table:formula="of:=0.000189*[$'raw data'.K158]" office:value-type="float" office:value="26.4105197622" calcext:value-type="float">
            <text:p>26.4105197622</text:p>
          </table:table-cell>
          <table:table-cell table:formula="of:=0.000189*([$'raw data'.L158] + [$'raw data'.M158])" office:value-type="float" office:value="63.90364613787" calcext:value-type="float">
            <text:p>63.90364613787</text:p>
          </table:table-cell>
          <table:table-cell table:formula="of:=0.000189*([$'raw data'.D158] - [$'raw data'.Q158])" office:value-type="float" office:value="-135.9293038173" calcext:value-type="float">
            <text:p>-135.9293038173</text:p>
          </table:table-cell>
          <table:table-cell table:formula="of:=-0.000189*[$'raw data'.R158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80800</text:p>
          </table:table-cell>
          <table:table-cell table:formula="of:=0.000189*[$'raw data'.B159]" office:value-type="float" office:value="38.7642807594" calcext:value-type="float">
            <text:p>38.7642807594</text:p>
          </table:table-cell>
          <table:table-cell table:formula="of:=0.000189*[$'raw data'.C159]" office:value-type="float" office:value="28.9997122968" calcext:value-type="float">
            <text:p>28.9997122968</text:p>
          </table:table-cell>
          <table:table-cell table:formula="of:=0.000189*[$'raw data'.E159]" office:value-type="float" office:value="52.0423049979" calcext:value-type="float">
            <text:p>52.0423049979</text:p>
          </table:table-cell>
          <table:table-cell table:formula="of:=0.000189*([$'raw data'.F159] + [$'raw data'.G159])" office:value-type="float" office:value="78.70701021939" calcext:value-type="float">
            <text:p>78.70701021939</text:p>
          </table:table-cell>
          <table:table-cell table:formula="of:=0.000189*[$'raw data'.H159]" office:value-type="float" office:value="48.2325204123" calcext:value-type="float">
            <text:p>48.2325204123</text:p>
          </table:table-cell>
          <table:table-cell table:formula="of:=0.000189*[$'raw data'.I159]" office:value-type="float" office:value="21.8315097315" calcext:value-type="float">
            <text:p>21.8315097315</text:p>
          </table:table-cell>
          <table:table-cell table:formula="of:=0.000189*[$'raw data'.J159]" office:value-type="float" office:value="19.1059462503" calcext:value-type="float">
            <text:p>19.1059462503</text:p>
          </table:table-cell>
          <table:table-cell table:formula="of:=0.000189*[$'raw data'.K159]" office:value-type="float" office:value="26.4309026562" calcext:value-type="float">
            <text:p>26.4309026562</text:p>
          </table:table-cell>
          <table:table-cell table:formula="of:=0.000189*([$'raw data'.L159] + [$'raw data'.M159])" office:value-type="float" office:value="63.92509783632" calcext:value-type="float">
            <text:p>63.92509783632</text:p>
          </table:table-cell>
          <table:table-cell table:formula="of:=0.000189*([$'raw data'.D159] - [$'raw data'.Q159])" office:value-type="float" office:value="-135.4250161908" calcext:value-type="float">
            <text:p>-135.4250161908</text:p>
          </table:table-cell>
          <table:table-cell table:formula="of:=-0.000189*[$'raw data'.R159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82600</text:p>
          </table:table-cell>
          <table:table-cell table:formula="of:=0.000189*[$'raw data'.B160]" office:value-type="float" office:value="38.8915583868" calcext:value-type="float">
            <text:p>38.8915583868</text:p>
          </table:table-cell>
          <table:table-cell table:formula="of:=0.000189*[$'raw data'.C160]" office:value-type="float" office:value="28.9595105793" calcext:value-type="float">
            <text:p>28.9595105793</text:p>
          </table:table-cell>
          <table:table-cell table:formula="of:=0.000189*[$'raw data'.E160]" office:value-type="float" office:value="52.992772182" calcext:value-type="float">
            <text:p>52.992772182</text:p>
          </table:table-cell>
          <table:table-cell table:formula="of:=0.000189*([$'raw data'.F160] + [$'raw data'.G160])" office:value-type="float" office:value="84.80097778068" calcext:value-type="float">
            <text:p>84.80097778068</text:p>
          </table:table-cell>
          <table:table-cell table:formula="of:=0.000189*[$'raw data'.H160]" office:value-type="float" office:value="50.8634147763" calcext:value-type="float">
            <text:p>50.8634147763</text:p>
          </table:table-cell>
          <table:table-cell table:formula="of:=0.000189*[$'raw data'.I160]" office:value-type="float" office:value="21.6766914021" calcext:value-type="float">
            <text:p>21.6766914021</text:p>
          </table:table-cell>
          <table:table-cell table:formula="of:=0.000189*[$'raw data'.J160]" office:value-type="float" office:value="19.0873935189" calcext:value-type="float">
            <text:p>19.0873935189</text:p>
          </table:table-cell>
          <table:table-cell table:formula="of:=0.000189*[$'raw data'.K160]" office:value-type="float" office:value="26.3351101986" calcext:value-type="float">
            <text:p>26.3351101986</text:p>
          </table:table-cell>
          <table:table-cell table:formula="of:=0.000189*([$'raw data'.L160] + [$'raw data'.M160])" office:value-type="float" office:value="63.99272025972" calcext:value-type="float">
            <text:p>63.99272025972</text:p>
          </table:table-cell>
          <table:table-cell table:formula="of:=0.000189*([$'raw data'.D160] - [$'raw data'.Q160])" office:value-type="float" office:value="-137.5874800083" calcext:value-type="float">
            <text:p>-137.5874800083</text:p>
          </table:table-cell>
          <table:table-cell table:formula="of:=-0.000189*[$'raw data'.R160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84400</text:p>
          </table:table-cell>
          <table:table-cell table:formula="of:=0.000189*[$'raw data'.B161]" office:value-type="float" office:value="39.0955360887" calcext:value-type="float">
            <text:p>39.0955360887</text:p>
          </table:table-cell>
          <table:table-cell table:formula="of:=0.000189*[$'raw data'.C161]" office:value-type="float" office:value="29.371570515" calcext:value-type="float">
            <text:p>29.371570515</text:p>
          </table:table-cell>
          <table:table-cell table:formula="of:=0.000189*[$'raw data'.E161]" office:value-type="float" office:value="53.1046929357" calcext:value-type="float">
            <text:p>53.1046929357</text:p>
          </table:table-cell>
          <table:table-cell table:formula="of:=0.000189*([$'raw data'.F161] + [$'raw data'.G161])" office:value-type="float" office:value="95.7069374814" calcext:value-type="float">
            <text:p>95.7069374814</text:p>
          </table:table-cell>
          <table:table-cell table:formula="of:=0.000189*[$'raw data'.H161]" office:value-type="float" office:value="49.8422884302" calcext:value-type="float">
            <text:p>49.8422884302</text:p>
          </table:table-cell>
          <table:table-cell table:formula="of:=0.000189*[$'raw data'.I161]" office:value-type="float" office:value="21.6420887718" calcext:value-type="float">
            <text:p>21.6420887718</text:p>
          </table:table-cell>
          <table:table-cell table:formula="of:=0.000189*[$'raw data'.J161]" office:value-type="float" office:value="19.165449744" calcext:value-type="float">
            <text:p>19.165449744</text:p>
          </table:table-cell>
          <table:table-cell table:formula="of:=0.000189*[$'raw data'.K161]" office:value-type="float" office:value="26.8447749507" calcext:value-type="float">
            <text:p>26.8447749507</text:p>
          </table:table-cell>
          <table:table-cell table:formula="of:=0.000189*([$'raw data'.L161] + [$'raw data'.M161])" office:value-type="float" office:value="63.85817971764" calcext:value-type="float">
            <text:p>63.85817971764</text:p>
          </table:table-cell>
          <table:table-cell table:formula="of:=0.000189*([$'raw data'.D161] - [$'raw data'.Q161])" office:value-type="float" office:value="-135.587650464" calcext:value-type="float">
            <text:p>-135.587650464</text:p>
          </table:table-cell>
          <table:table-cell table:formula="of:=-0.000189*[$'raw data'.R161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86200</text:p>
          </table:table-cell>
          <table:table-cell table:formula="of:=0.000189*[$'raw data'.B162]" office:value-type="float" office:value="38.9331276516" calcext:value-type="float">
            <text:p>38.9331276516</text:p>
          </table:table-cell>
          <table:table-cell table:formula="of:=0.000189*[$'raw data'.C162]" office:value-type="float" office:value="28.9162864494" calcext:value-type="float">
            <text:p>28.9162864494</text:p>
          </table:table-cell>
          <table:table-cell table:formula="of:=0.000189*[$'raw data'.E162]" office:value-type="float" office:value="55.2663097497" calcext:value-type="float">
            <text:p>55.2663097497</text:p>
          </table:table-cell>
          <table:table-cell table:formula="of:=0.000189*([$'raw data'.F162] + [$'raw data'.G162])" office:value-type="float" office:value="105.2547975801" calcext:value-type="float">
            <text:p>105.2547975801</text:p>
          </table:table-cell>
          <table:table-cell table:formula="of:=0.000189*[$'raw data'.H162]" office:value-type="float" office:value="51.7317722145" calcext:value-type="float">
            <text:p>51.7317722145</text:p>
          </table:table-cell>
          <table:table-cell table:formula="of:=0.000189*[$'raw data'.I162]" office:value-type="float" office:value="21.6442950444" calcext:value-type="float">
            <text:p>21.6442950444</text:p>
          </table:table-cell>
          <table:table-cell table:formula="of:=0.000189*[$'raw data'.J162]" office:value-type="float" office:value="19.4790929949" calcext:value-type="float">
            <text:p>19.4790929949</text:p>
          </table:table-cell>
          <table:table-cell table:formula="of:=0.000189*[$'raw data'.K162]" office:value-type="float" office:value="26.9326213569" calcext:value-type="float">
            <text:p>26.9326213569</text:p>
          </table:table-cell>
          <table:table-cell table:formula="of:=0.000189*([$'raw data'.L162] + [$'raw data'.M162])" office:value-type="float" office:value="63.89585040762" calcext:value-type="float">
            <text:p>63.89585040762</text:p>
          </table:table-cell>
          <table:table-cell table:formula="of:=0.000189*([$'raw data'.D162] - [$'raw data'.Q162])" office:value-type="float" office:value="-130.0788835101" calcext:value-type="float">
            <text:p>-130.0788835101</text:p>
          </table:table-cell>
          <table:table-cell table:formula="of:=-0.000189*[$'raw data'.R162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88000</text:p>
          </table:table-cell>
          <table:table-cell table:formula="of:=0.000189*[$'raw data'.B163]" office:value-type="float" office:value="38.9233881414" calcext:value-type="float">
            <text:p>38.9233881414</text:p>
          </table:table-cell>
          <table:table-cell table:formula="of:=0.000189*[$'raw data'.C163]" office:value-type="float" office:value="29.2180917231" calcext:value-type="float">
            <text:p>29.2180917231</text:p>
          </table:table-cell>
          <table:table-cell table:formula="of:=0.000189*[$'raw data'.E163]" office:value-type="float" office:value="56.5412872311" calcext:value-type="float">
            <text:p>56.5412872311</text:p>
          </table:table-cell>
          <table:table-cell table:formula="of:=0.000189*([$'raw data'.F163] + [$'raw data'.G163])" office:value-type="float" office:value="108.4139648613" calcext:value-type="float">
            <text:p>108.4139648613</text:p>
          </table:table-cell>
          <table:table-cell table:formula="of:=0.000189*[$'raw data'.H163]" office:value-type="float" office:value="51.6820013136" calcext:value-type="float">
            <text:p>51.6820013136</text:p>
          </table:table-cell>
          <table:table-cell table:formula="of:=0.000189*[$'raw data'.I163]" office:value-type="float" office:value="21.5658709308" calcext:value-type="float">
            <text:p>21.5658709308</text:p>
          </table:table-cell>
          <table:table-cell table:formula="of:=0.000189*[$'raw data'.J163]" office:value-type="float" office:value="35.1543085803" calcext:value-type="float">
            <text:p>35.1543085803</text:p>
          </table:table-cell>
          <table:table-cell table:formula="of:=0.000189*[$'raw data'.K163]" office:value-type="float" office:value="26.8652362986" calcext:value-type="float">
            <text:p>26.8652362986</text:p>
          </table:table-cell>
          <table:table-cell table:formula="of:=0.000189*([$'raw data'.L163] + [$'raw data'.M163])" office:value-type="float" office:value="63.82928677167" calcext:value-type="float">
            <text:p>63.82928677167</text:p>
          </table:table-cell>
          <table:table-cell table:formula="of:=0.000189*([$'raw data'.D163] - [$'raw data'.Q163])" office:value-type="float" office:value="-130.7722868235" calcext:value-type="float">
            <text:p>-130.7722868235</text:p>
          </table:table-cell>
          <table:table-cell table:formula="of:=-0.000189*[$'raw data'.R16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89800</text:p>
          </table:table-cell>
          <table:table-cell table:formula="of:=0.000189*[$'raw data'.B164]" office:value-type="float" office:value="39.7945278486" calcext:value-type="float">
            <text:p>39.7945278486</text:p>
          </table:table-cell>
          <table:table-cell table:formula="of:=0.000189*[$'raw data'.C164]" office:value-type="float" office:value="30.3046041123" calcext:value-type="float">
            <text:p>30.3046041123</text:p>
          </table:table-cell>
          <table:table-cell table:formula="of:=0.000189*[$'raw data'.E164]" office:value-type="float" office:value="57.8476946754" calcext:value-type="float">
            <text:p>57.8476946754</text:p>
          </table:table-cell>
          <table:table-cell table:formula="of:=0.000189*([$'raw data'.F164] + [$'raw data'.G164])" office:value-type="float" office:value="109.27429443" calcext:value-type="float">
            <text:p>109.27429443</text:p>
          </table:table-cell>
          <table:table-cell table:formula="of:=0.000189*[$'raw data'.H164]" office:value-type="float" office:value="51.7853095452" calcext:value-type="float">
            <text:p>51.7853095452</text:p>
          </table:table-cell>
          <table:table-cell table:formula="of:=0.000189*[$'raw data'.I164]" office:value-type="float" office:value="21.6164467071" calcext:value-type="float">
            <text:p>21.6164467071</text:p>
          </table:table-cell>
          <table:table-cell table:formula="of:=0.000189*[$'raw data'.J164]" office:value-type="float" office:value="37.7300898828" calcext:value-type="float">
            <text:p>37.7300898828</text:p>
          </table:table-cell>
          <table:table-cell table:formula="of:=0.000189*[$'raw data'.K164]" office:value-type="float" office:value="26.8318591443" calcext:value-type="float">
            <text:p>26.8318591443</text:p>
          </table:table-cell>
          <table:table-cell table:formula="of:=0.000189*([$'raw data'.L164] + [$'raw data'.M164])" office:value-type="float" office:value="63.81106054911" calcext:value-type="float">
            <text:p>63.81106054911</text:p>
          </table:table-cell>
          <table:table-cell table:formula="of:=0.000189*([$'raw data'.D164] - [$'raw data'.Q164])" office:value-type="float" office:value="-129.8436876765" calcext:value-type="float">
            <text:p>-129.8436876765</text:p>
          </table:table-cell>
          <table:table-cell table:formula="of:=-0.000189*[$'raw data'.R164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91600</text:p>
          </table:table-cell>
          <table:table-cell table:formula="of:=0.000189*[$'raw data'.B165]" office:value-type="float" office:value="38.3470734087" calcext:value-type="float">
            <text:p>38.3470734087</text:p>
          </table:table-cell>
          <table:table-cell table:formula="of:=0.000189*[$'raw data'.C165]" office:value-type="float" office:value="29.0320082199" calcext:value-type="float">
            <text:p>29.0320082199</text:p>
          </table:table-cell>
          <table:table-cell table:formula="of:=0.000189*[$'raw data'.E165]" office:value-type="float" office:value="56.0219045337" calcext:value-type="float">
            <text:p>56.0219045337</text:p>
          </table:table-cell>
          <table:table-cell table:formula="of:=0.000189*([$'raw data'.F165] + [$'raw data'.G165])" office:value-type="float" office:value="111.742871814" calcext:value-type="float">
            <text:p>111.742871814</text:p>
          </table:table-cell>
          <table:table-cell table:formula="of:=0.000189*[$'raw data'.H165]" office:value-type="float" office:value="52.083116316" calcext:value-type="float">
            <text:p>52.083116316</text:p>
          </table:table-cell>
          <table:table-cell table:formula="of:=0.000189*[$'raw data'.I165]" office:value-type="float" office:value="21.6316013508" calcext:value-type="float">
            <text:p>21.6316013508</text:p>
          </table:table-cell>
          <table:table-cell table:formula="of:=0.000189*[$'raw data'.J165]" office:value-type="float" office:value="38.8487950767" calcext:value-type="float">
            <text:p>38.8487950767</text:p>
          </table:table-cell>
          <table:table-cell table:formula="of:=0.000189*[$'raw data'.K165]" office:value-type="float" office:value="26.8390569447" calcext:value-type="float">
            <text:p>26.8390569447</text:p>
          </table:table-cell>
          <table:table-cell table:formula="of:=0.000189*([$'raw data'.L165] + [$'raw data'.M165])" office:value-type="float" office:value="63.73107356427" calcext:value-type="float">
            <text:p>63.73107356427</text:p>
          </table:table-cell>
          <table:table-cell table:formula="of:=0.000189*([$'raw data'.D165] - [$'raw data'.Q165])" office:value-type="float" office:value="-130.2346845639" calcext:value-type="float">
            <text:p>-130.2346845639</text:p>
          </table:table-cell>
          <table:table-cell table:formula="of:=-0.000189*[$'raw data'.R165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93400</text:p>
          </table:table-cell>
          <table:table-cell table:formula="of:=0.000189*[$'raw data'.B166]" office:value-type="float" office:value="38.8308163572" calcext:value-type="float">
            <text:p>38.8308163572</text:p>
          </table:table-cell>
          <table:table-cell table:formula="of:=0.000189*[$'raw data'.C166]" office:value-type="float" office:value="29.4322828716" calcext:value-type="float">
            <text:p>29.4322828716</text:p>
          </table:table-cell>
          <table:table-cell table:formula="of:=0.000189*[$'raw data'.E166]" office:value-type="float" office:value="56.3371413381" calcext:value-type="float">
            <text:p>56.3371413381</text:p>
          </table:table-cell>
          <table:table-cell table:formula="of:=0.000189*([$'raw data'.F166] + [$'raw data'.G166])" office:value-type="float" office:value="110.2103749719" calcext:value-type="float">
            <text:p>110.2103749719</text:p>
          </table:table-cell>
          <table:table-cell table:formula="of:=0.000189*[$'raw data'.H166]" office:value-type="float" office:value="52.1027389764" calcext:value-type="float">
            <text:p>52.1027389764</text:p>
          </table:table-cell>
          <table:table-cell table:formula="of:=0.000189*[$'raw data'.I166]" office:value-type="float" office:value="21.6248321646" calcext:value-type="float">
            <text:p>21.6248321646</text:p>
          </table:table-cell>
          <table:table-cell table:formula="of:=0.000189*[$'raw data'.J166]" office:value-type="float" office:value="39.0577260906" calcext:value-type="float">
            <text:p>39.0577260906</text:p>
          </table:table-cell>
          <table:table-cell table:formula="of:=0.000189*[$'raw data'.K166]" office:value-type="float" office:value="26.7313556916" calcext:value-type="float">
            <text:p>26.7313556916</text:p>
          </table:table-cell>
          <table:table-cell table:formula="of:=0.000189*([$'raw data'.L166] + [$'raw data'.M166])" office:value-type="float" office:value="63.59537245257" calcext:value-type="float">
            <text:p>63.59537245257</text:p>
          </table:table-cell>
          <table:table-cell table:formula="of:=0.000189*([$'raw data'.D166] - [$'raw data'.Q166])" office:value-type="float" office:value="-129.6064047726" calcext:value-type="float">
            <text:p>-129.6064047726</text:p>
          </table:table-cell>
          <table:table-cell table:formula="of:=-0.000189*[$'raw data'.R166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95200</text:p>
          </table:table-cell>
          <table:table-cell table:formula="of:=0.000189*[$'raw data'.B167]" office:value-type="float" office:value="37.5016358682" calcext:value-type="float">
            <text:p>37.5016358682</text:p>
          </table:table-cell>
          <table:table-cell table:formula="of:=0.000189*[$'raw data'.C167]" office:value-type="float" office:value="27.78632451" calcext:value-type="float">
            <text:p>27.78632451</text:p>
          </table:table-cell>
          <table:table-cell table:formula="of:=0.000189*[$'raw data'.E167]" office:value-type="float" office:value="54.8893468116" calcext:value-type="float">
            <text:p>54.8893468116</text:p>
          </table:table-cell>
          <table:table-cell table:formula="of:=0.000189*([$'raw data'.F167] + [$'raw data'.G167])" office:value-type="float" office:value="111.4696453815" calcext:value-type="float">
            <text:p>111.4696453815</text:p>
          </table:table-cell>
          <table:table-cell table:formula="of:=0.000189*[$'raw data'.H167]" office:value-type="float" office:value="52.0999540047" calcext:value-type="float">
            <text:p>52.0999540047</text:p>
          </table:table-cell>
          <table:table-cell table:formula="of:=0.000189*[$'raw data'.I167]" office:value-type="float" office:value="21.5924724729" calcext:value-type="float">
            <text:p>21.5924724729</text:p>
          </table:table-cell>
          <table:table-cell table:formula="of:=0.000189*[$'raw data'.J167]" office:value-type="float" office:value="38.9604361482" calcext:value-type="float">
            <text:p>38.9604361482</text:p>
          </table:table-cell>
          <table:table-cell table:formula="of:=0.000189*[$'raw data'.K167]" office:value-type="float" office:value="26.7119524035" calcext:value-type="float">
            <text:p>26.7119524035</text:p>
          </table:table-cell>
          <table:table-cell table:formula="of:=0.000189*([$'raw data'.L167] + [$'raw data'.M167])" office:value-type="float" office:value="64.39805576064" calcext:value-type="float">
            <text:p>64.39805576064</text:p>
          </table:table-cell>
          <table:table-cell table:formula="of:=0.000189*([$'raw data'.D167] - [$'raw data'.Q167])" office:value-type="float" office:value="-130.5132065307" calcext:value-type="float">
            <text:p>-130.5132065307</text:p>
          </table:table-cell>
          <table:table-cell table:formula="of:=-0.000189*[$'raw data'.R167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97000</text:p>
          </table:table-cell>
          <table:table-cell table:formula="of:=0.000189*[$'raw data'.B168]" office:value-type="float" office:value="36.9322181802" calcext:value-type="float">
            <text:p>36.9322181802</text:p>
          </table:table-cell>
          <table:table-cell table:formula="of:=0.000189*[$'raw data'.C168]" office:value-type="float" office:value="27.2063093652" calcext:value-type="float">
            <text:p>27.2063093652</text:p>
          </table:table-cell>
          <table:table-cell table:formula="of:=0.000189*[$'raw data'.E168]" office:value-type="float" office:value="54.3021679998" calcext:value-type="float">
            <text:p>54.3021679998</text:p>
          </table:table-cell>
          <table:table-cell table:formula="of:=0.000189*([$'raw data'.F168] + [$'raw data'.G168])" office:value-type="float" office:value="111.4507471581" calcext:value-type="float">
            <text:p>111.4507471581</text:p>
          </table:table-cell>
          <table:table-cell table:formula="of:=0.000189*[$'raw data'.H168]" office:value-type="float" office:value="52.4472979968" calcext:value-type="float">
            <text:p>52.4472979968</text:p>
          </table:table-cell>
          <table:table-cell table:formula="of:=0.000189*[$'raw data'.I168]" office:value-type="float" office:value="21.6106311204" calcext:value-type="float">
            <text:p>21.6106311204</text:p>
          </table:table-cell>
          <table:table-cell table:formula="of:=0.000189*[$'raw data'.J168]" office:value-type="float" office:value="38.8584743337" calcext:value-type="float">
            <text:p>38.8584743337</text:p>
          </table:table-cell>
          <table:table-cell table:formula="of:=0.000189*[$'raw data'.K168]" office:value-type="float" office:value="26.8003933848" calcext:value-type="float">
            <text:p>26.8003933848</text:p>
          </table:table-cell>
          <table:table-cell table:formula="of:=0.000189*([$'raw data'.L168] + [$'raw data'.M168])" office:value-type="float" office:value="62.56163947194" calcext:value-type="float">
            <text:p>62.56163947194</text:p>
          </table:table-cell>
          <table:table-cell table:formula="of:=0.000189*([$'raw data'.D168] - [$'raw data'.Q168])" office:value-type="float" office:value="-131.0159122461" calcext:value-type="float">
            <text:p>-131.0159122461</text:p>
          </table:table-cell>
          <table:table-cell table:formula="of:=-0.000189*[$'raw data'.R168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298800</text:p>
          </table:table-cell>
          <table:table-cell table:formula="of:=0.000189*[$'raw data'.B169]" office:value-type="float" office:value="36.9157022451" calcext:value-type="float">
            <text:p>36.9157022451</text:p>
          </table:table-cell>
          <table:table-cell table:formula="of:=0.000189*[$'raw data'.C169]" office:value-type="float" office:value="27.2810849472" calcext:value-type="float">
            <text:p>27.2810849472</text:p>
          </table:table-cell>
          <table:table-cell table:formula="of:=0.000189*[$'raw data'.E169]" office:value-type="float" office:value="54.3219524631" calcext:value-type="float">
            <text:p>54.3219524631</text:p>
          </table:table-cell>
          <table:table-cell table:formula="of:=0.000189*([$'raw data'.F169] + [$'raw data'.G169])" office:value-type="float" office:value="111.4057929978" calcext:value-type="float">
            <text:p>111.4057929978</text:p>
          </table:table-cell>
          <table:table-cell table:formula="of:=0.000189*[$'raw data'.H169]" office:value-type="float" office:value="52.6166811954" calcext:value-type="float">
            <text:p>52.6166811954</text:p>
          </table:table-cell>
          <table:table-cell table:formula="of:=0.000189*[$'raw data'.I169]" office:value-type="float" office:value="21.6161093232" calcext:value-type="float">
            <text:p>21.6161093232</text:p>
          </table:table-cell>
          <table:table-cell table:formula="of:=0.000189*[$'raw data'.J169]" office:value-type="float" office:value="38.6886444525" calcext:value-type="float">
            <text:p>38.6886444525</text:p>
          </table:table-cell>
          <table:table-cell table:formula="of:=0.000189*[$'raw data'.K169]" office:value-type="float" office:value="26.7537659508" calcext:value-type="float">
            <text:p>26.7537659508</text:p>
          </table:table-cell>
          <table:table-cell table:formula="of:=0.000189*([$'raw data'.L169] + [$'raw data'.M169])" office:value-type="float" office:value="62.49446437941" calcext:value-type="float">
            <text:p>62.49446437941</text:p>
          </table:table-cell>
          <table:table-cell table:formula="of:=0.000189*([$'raw data'.D169] - [$'raw data'.Q169])" office:value-type="float" office:value="-130.4363792781" calcext:value-type="float">
            <text:p>-130.4363792781</text:p>
          </table:table-cell>
          <table:table-cell table:formula="of:=-0.000189*[$'raw data'.R169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00600</text:p>
          </table:table-cell>
          <table:table-cell table:formula="of:=0.000189*[$'raw data'.B170]" office:value-type="float" office:value="37.3363797492" calcext:value-type="float">
            <text:p>37.3363797492</text:p>
          </table:table-cell>
          <table:table-cell table:formula="of:=0.000189*[$'raw data'.C170]" office:value-type="float" office:value="27.9232061724" calcext:value-type="float">
            <text:p>27.9232061724</text:p>
          </table:table-cell>
          <table:table-cell table:formula="of:=0.000189*[$'raw data'.E170]" office:value-type="float" office:value="54.9980014752" calcext:value-type="float">
            <text:p>54.9980014752</text:p>
          </table:table-cell>
          <table:table-cell table:formula="of:=0.000189*([$'raw data'.F170] + [$'raw data'.G170])" office:value-type="float" office:value="111.3723814266" calcext:value-type="float">
            <text:p>111.3723814266</text:p>
          </table:table-cell>
          <table:table-cell table:formula="of:=0.000189*[$'raw data'.H170]" office:value-type="float" office:value="52.5954341745" calcext:value-type="float">
            <text:p>52.5954341745</text:p>
          </table:table-cell>
          <table:table-cell table:formula="of:=0.000189*[$'raw data'.I170]" office:value-type="float" office:value="21.6142672914" calcext:value-type="float">
            <text:p>21.6142672914</text:p>
          </table:table-cell>
          <table:table-cell table:formula="of:=0.000189*[$'raw data'.J170]" office:value-type="float" office:value="38.2800680325" calcext:value-type="float">
            <text:p>38.2800680325</text:p>
          </table:table-cell>
          <table:table-cell table:formula="of:=0.000189*[$'raw data'.K170]" office:value-type="float" office:value="26.7696579969" calcext:value-type="float">
            <text:p>26.7696579969</text:p>
          </table:table-cell>
          <table:table-cell table:formula="of:=0.000189*([$'raw data'.L170] + [$'raw data'.M170])" office:value-type="float" office:value="62.46059160663" calcext:value-type="float">
            <text:p>62.46059160663</text:p>
          </table:table-cell>
          <table:table-cell table:formula="of:=0.000189*([$'raw data'.D170] - [$'raw data'.Q170])" office:value-type="float" office:value="-130.4812642077" calcext:value-type="float">
            <text:p>-130.4812642077</text:p>
          </table:table-cell>
          <table:table-cell table:formula="of:=-0.000189*[$'raw data'.R170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02400</text:p>
          </table:table-cell>
          <table:table-cell table:formula="of:=0.000189*[$'raw data'.B171]" office:value-type="float" office:value="38.1906632457" calcext:value-type="float">
            <text:p>38.1906632457</text:p>
          </table:table-cell>
          <table:table-cell table:formula="of:=0.000189*[$'raw data'.C171]" office:value-type="float" office:value="28.9143484812" calcext:value-type="float">
            <text:p>28.9143484812</text:p>
          </table:table-cell>
          <table:table-cell table:formula="of:=0.000189*[$'raw data'.E171]" office:value-type="float" office:value="55.9559374101" calcext:value-type="float">
            <text:p>55.9559374101</text:p>
          </table:table-cell>
          <table:table-cell table:formula="of:=0.000189*([$'raw data'.F171] + [$'raw data'.G171])" office:value-type="float" office:value="111.3228112437" calcext:value-type="float">
            <text:p>111.3228112437</text:p>
          </table:table-cell>
          <table:table-cell table:formula="of:=0.000189*[$'raw data'.H171]" office:value-type="float" office:value="52.4481364386" calcext:value-type="float">
            <text:p>52.4481364386</text:p>
          </table:table-cell>
          <table:table-cell table:formula="of:=0.000189*[$'raw data'.I171]" office:value-type="float" office:value="21.6223120953" calcext:value-type="float">
            <text:p>21.6223120953</text:p>
          </table:table-cell>
          <table:table-cell table:formula="of:=0.000189*[$'raw data'.J171]" office:value-type="float" office:value="38.0344919976" calcext:value-type="float">
            <text:p>38.0344919976</text:p>
          </table:table-cell>
          <table:table-cell table:formula="of:=0.000189*[$'raw data'.K171]" office:value-type="float" office:value="26.7562286397" calcext:value-type="float">
            <text:p>26.7562286397</text:p>
          </table:table-cell>
          <table:table-cell table:formula="of:=0.000189*([$'raw data'.L171] + [$'raw data'.M171])" office:value-type="float" office:value="62.39845118682" calcext:value-type="float">
            <text:p>62.39845118682</text:p>
          </table:table-cell>
          <table:table-cell table:formula="of:=0.000189*([$'raw data'.D171] - [$'raw data'.Q171])" office:value-type="float" office:value="-129.7905796215" calcext:value-type="float">
            <text:p>-129.7905796215</text:p>
          </table:table-cell>
          <table:table-cell table:formula="of:=-0.000189*[$'raw data'.R171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04200</text:p>
          </table:table-cell>
          <table:table-cell table:formula="of:=0.000189*[$'raw data'.B172]" office:value-type="float" office:value="39.7167950403" calcext:value-type="float">
            <text:p>39.7167950403</text:p>
          </table:table-cell>
          <table:table-cell table:formula="of:=0.000189*[$'raw data'.C172]" office:value-type="float" office:value="28.2187725183" calcext:value-type="float">
            <text:p>28.2187725183</text:p>
          </table:table-cell>
          <table:table-cell table:formula="of:=0.000189*[$'raw data'.E172]" office:value-type="float" office:value="55.2103393842" calcext:value-type="float">
            <text:p>55.2103393842</text:p>
          </table:table-cell>
          <table:table-cell table:formula="of:=0.000189*([$'raw data'.F172] + [$'raw data'.G172])" office:value-type="float" office:value="111.3230069343" calcext:value-type="float">
            <text:p>111.3230069343</text:p>
          </table:table-cell>
          <table:table-cell table:formula="of:=0.000189*[$'raw data'.H172]" office:value-type="float" office:value="52.4790852642" calcext:value-type="float">
            <text:p>52.4790852642</text:p>
          </table:table-cell>
          <table:table-cell table:formula="of:=0.000189*[$'raw data'.I172]" office:value-type="float" office:value="21.5944453305" calcext:value-type="float">
            <text:p>21.5944453305</text:p>
          </table:table-cell>
          <table:table-cell table:formula="of:=0.000189*[$'raw data'.J172]" office:value-type="float" office:value="38.7475625565" calcext:value-type="float">
            <text:p>38.7475625565</text:p>
          </table:table-cell>
          <table:table-cell table:formula="of:=0.000189*[$'raw data'.K172]" office:value-type="float" office:value="26.714301579" calcext:value-type="float">
            <text:p>26.714301579</text:p>
          </table:table-cell>
          <table:table-cell table:formula="of:=0.000189*([$'raw data'.L172] + [$'raw data'.M172])" office:value-type="float" office:value="62.36649379485" calcext:value-type="float">
            <text:p>62.36649379485</text:p>
          </table:table-cell>
          <table:table-cell table:formula="of:=0.000189*([$'raw data'.D172] - [$'raw data'.Q172])" office:value-type="float" office:value="-130.1217397704" calcext:value-type="float">
            <text:p>-130.1217397704</text:p>
          </table:table-cell>
          <table:table-cell table:formula="of:=-0.000189*[$'raw data'.R172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06000</text:p>
          </table:table-cell>
          <table:table-cell table:formula="of:=0.000189*[$'raw data'.B173]" office:value-type="float" office:value="42.9829955919" calcext:value-type="float">
            <text:p>42.9829955919</text:p>
          </table:table-cell>
          <table:table-cell table:formula="of:=0.000189*[$'raw data'.C173]" office:value-type="float" office:value="29.422982484" calcext:value-type="float">
            <text:p>29.422982484</text:p>
          </table:table-cell>
          <table:table-cell table:formula="of:=0.000189*[$'raw data'.E173]" office:value-type="float" office:value="56.4711861294" calcext:value-type="float">
            <text:p>56.4711861294</text:p>
          </table:table-cell>
          <table:table-cell table:formula="of:=0.000189*([$'raw data'.F173] + [$'raw data'.G173])" office:value-type="float" office:value="111.3512954148" calcext:value-type="float">
            <text:p>111.3512954148</text:p>
          </table:table-cell>
          <table:table-cell table:formula="of:=0.000189*[$'raw data'.H173]" office:value-type="float" office:value="52.5167535501" calcext:value-type="float">
            <text:p>52.5167535501</text:p>
          </table:table-cell>
          <table:table-cell table:formula="of:=0.000189*[$'raw data'.I173]" office:value-type="float" office:value="21.6213546213" calcext:value-type="float">
            <text:p>21.6213546213</text:p>
          </table:table-cell>
          <table:table-cell table:formula="of:=0.000189*[$'raw data'.J173]" office:value-type="float" office:value="37.8179431875" calcext:value-type="float">
            <text:p>37.8179431875</text:p>
          </table:table-cell>
          <table:table-cell table:formula="of:=0.000189*[$'raw data'.K173]" office:value-type="float" office:value="26.62882425" calcext:value-type="float">
            <text:p>26.62882425</text:p>
          </table:table-cell>
          <table:table-cell table:formula="of:=0.000189*([$'raw data'.L173] + [$'raw data'.M173])" office:value-type="float" office:value="62.38029212163" calcext:value-type="float">
            <text:p>62.38029212163</text:p>
          </table:table-cell>
          <table:table-cell table:formula="of:=0.000189*([$'raw data'.D173] - [$'raw data'.Q173])" office:value-type="float" office:value="-129.687979365" calcext:value-type="float">
            <text:p>-129.687979365</text:p>
          </table:table-cell>
          <table:table-cell table:formula="of:=-0.000189*[$'raw data'.R17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07800</text:p>
          </table:table-cell>
          <table:table-cell table:formula="of:=0.000189*[$'raw data'.B174]" office:value-type="float" office:value="42.8452785306" calcext:value-type="float">
            <text:p>42.8452785306</text:p>
          </table:table-cell>
          <table:table-cell table:formula="of:=0.000189*[$'raw data'.C174]" office:value-type="float" office:value="29.2883258241" calcext:value-type="float">
            <text:p>29.2883258241</text:p>
          </table:table-cell>
          <table:table-cell table:formula="of:=0.000189*[$'raw data'.E174]" office:value-type="float" office:value="55.8012740985" calcext:value-type="float">
            <text:p>55.8012740985</text:p>
          </table:table-cell>
          <table:table-cell table:formula="of:=0.000189*([$'raw data'.F174] + [$'raw data'.G174])" office:value-type="float" office:value="110.7216428787" calcext:value-type="float">
            <text:p>110.7216428787</text:p>
          </table:table-cell>
          <table:table-cell table:formula="of:=0.000189*[$'raw data'.H174]" office:value-type="float" office:value="52.4074144797" calcext:value-type="float">
            <text:p>52.4074144797</text:p>
          </table:table-cell>
          <table:table-cell table:formula="of:=0.000189*[$'raw data'.I174]" office:value-type="float" office:value="21.5717957028" calcext:value-type="float">
            <text:p>21.5717957028</text:p>
          </table:table-cell>
          <table:table-cell table:formula="of:=0.000189*[$'raw data'.J174]" office:value-type="float" office:value="38.8227592116" calcext:value-type="float">
            <text:p>38.8227592116</text:p>
          </table:table-cell>
          <table:table-cell table:formula="of:=0.000189*[$'raw data'.K174]" office:value-type="float" office:value="26.621787024" calcext:value-type="float">
            <text:p>26.621787024</text:p>
          </table:table-cell>
          <table:table-cell table:formula="of:=0.000189*([$'raw data'.L174] + [$'raw data'.M174])" office:value-type="float" office:value="62.24462933535" calcext:value-type="float">
            <text:p>62.24462933535</text:p>
          </table:table-cell>
          <table:table-cell table:formula="of:=0.000189*([$'raw data'.D174] - [$'raw data'.Q174])" office:value-type="float" office:value="-129.4983650205" calcext:value-type="float">
            <text:p>-129.4983650205</text:p>
          </table:table-cell>
          <table:table-cell table:formula="of:=-0.000189*[$'raw data'.R174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09600</text:p>
          </table:table-cell>
          <table:table-cell table:formula="of:=0.000189*[$'raw data'.B175]" office:value-type="float" office:value="42.2913860208" calcext:value-type="float">
            <text:p>42.2913860208</text:p>
          </table:table-cell>
          <table:table-cell table:formula="of:=0.000189*[$'raw data'.C175]" office:value-type="float" office:value="28.6715194479" calcext:value-type="float">
            <text:p>28.6715194479</text:p>
          </table:table-cell>
          <table:table-cell table:formula="of:=0.000189*[$'raw data'.E175]" office:value-type="float" office:value="62.2237150962" calcext:value-type="float">
            <text:p>62.2237150962</text:p>
          </table:table-cell>
          <table:table-cell table:formula="of:=0.000189*([$'raw data'.F175] + [$'raw data'.G175])" office:value-type="float" office:value="111.1242977397" calcext:value-type="float">
            <text:p>111.1242977397</text:p>
          </table:table-cell>
          <table:table-cell table:formula="of:=0.000189*[$'raw data'.H175]" office:value-type="float" office:value="52.364877894" calcext:value-type="float">
            <text:p>52.364877894</text:p>
          </table:table-cell>
          <table:table-cell table:formula="of:=0.000189*[$'raw data'.I175]" office:value-type="float" office:value="21.5719865739" calcext:value-type="float">
            <text:p>21.5719865739</text:p>
          </table:table-cell>
          <table:table-cell table:formula="of:=0.000189*[$'raw data'.J175]" office:value-type="float" office:value="39.1644266265" calcext:value-type="float">
            <text:p>39.1644266265</text:p>
          </table:table-cell>
          <table:table-cell table:formula="of:=0.000189*[$'raw data'.K175]" office:value-type="float" office:value="26.5595924727" calcext:value-type="float">
            <text:p>26.5595924727</text:p>
          </table:table-cell>
          <table:table-cell table:formula="of:=0.000189*([$'raw data'.L175] + [$'raw data'.M175])" office:value-type="float" office:value="63.40229434665" calcext:value-type="float">
            <text:p>63.40229434665</text:p>
          </table:table-cell>
          <table:table-cell table:formula="of:=0.000189*([$'raw data'.D175] - [$'raw data'.Q175])" office:value-type="float" office:value="-130.0989345012" calcext:value-type="float">
            <text:p>-130.0989345012</text:p>
          </table:table-cell>
          <table:table-cell table:formula="of:=-0.000189*[$'raw data'.R175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11400</text:p>
          </table:table-cell>
          <table:table-cell table:formula="of:=0.000189*[$'raw data'.B176]" office:value-type="float" office:value="42.5794815747" calcext:value-type="float">
            <text:p>42.5794815747</text:p>
          </table:table-cell>
          <table:table-cell table:formula="of:=0.000189*[$'raw data'.C176]" office:value-type="float" office:value="28.7074657548" calcext:value-type="float">
            <text:p>28.7074657548</text:p>
          </table:table-cell>
          <table:table-cell table:formula="of:=0.000189*[$'raw data'.E176]" office:value-type="float" office:value="62.614364904" calcext:value-type="float">
            <text:p>62.614364904</text:p>
          </table:table-cell>
          <table:table-cell table:formula="of:=0.000189*([$'raw data'.F176] + [$'raw data'.G176])" office:value-type="float" office:value="110.8189884249" calcext:value-type="float">
            <text:p>110.8189884249</text:p>
          </table:table-cell>
          <table:table-cell table:formula="of:=0.000189*[$'raw data'.H176]" office:value-type="float" office:value="52.3594682415" calcext:value-type="float">
            <text:p>52.3594682415</text:p>
          </table:table-cell>
          <table:table-cell table:formula="of:=0.000189*[$'raw data'.I176]" office:value-type="float" office:value="21.5605298097" calcext:value-type="float">
            <text:p>21.5605298097</text:p>
          </table:table-cell>
          <table:table-cell table:formula="of:=0.000189*[$'raw data'.J176]" office:value-type="float" office:value="38.9302863012" calcext:value-type="float">
            <text:p>38.9302863012</text:p>
          </table:table-cell>
          <table:table-cell table:formula="of:=0.000189*[$'raw data'.K176]" office:value-type="float" office:value="26.5169004345" calcext:value-type="float">
            <text:p>26.5169004345</text:p>
          </table:table-cell>
          <table:table-cell table:formula="of:=0.000189*([$'raw data'.L176] + [$'raw data'.M176])" office:value-type="float" office:value="63.5795034588" calcext:value-type="float">
            <text:p>63.5795034588</text:p>
          </table:table-cell>
          <table:table-cell table:formula="of:=0.000189*([$'raw data'.D176] - [$'raw data'.Q176])" office:value-type="float" office:value="-129.490658451" calcext:value-type="float">
            <text:p>-129.490658451</text:p>
          </table:table-cell>
          <table:table-cell table:formula="of:=-0.000189*[$'raw data'.R176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13200</text:p>
          </table:table-cell>
          <table:table-cell table:formula="of:=0.000189*[$'raw data'.B177]" office:value-type="float" office:value="42.039882549" calcext:value-type="float">
            <text:p>42.039882549</text:p>
          </table:table-cell>
          <table:table-cell table:formula="of:=0.000189*[$'raw data'.C177]" office:value-type="float" office:value="28.3360832307" calcext:value-type="float">
            <text:p>28.3360832307</text:p>
          </table:table-cell>
          <table:table-cell table:formula="of:=0.000189*[$'raw data'.E177]" office:value-type="float" office:value="61.7621627511" calcext:value-type="float">
            <text:p>61.7621627511</text:p>
          </table:table-cell>
          <table:table-cell table:formula="of:=0.000189*([$'raw data'.F177] + [$'raw data'.G177])" office:value-type="float" office:value="110.8102213008" calcext:value-type="float">
            <text:p>110.8102213008</text:p>
          </table:table-cell>
          <table:table-cell table:formula="of:=0.000189*[$'raw data'.H177]" office:value-type="float" office:value="51.8828984478" calcext:value-type="float">
            <text:p>51.8828984478</text:p>
          </table:table-cell>
          <table:table-cell table:formula="of:=0.000189*[$'raw data'.I177]" office:value-type="float" office:value="21.5190595242" calcext:value-type="float">
            <text:p>21.5190595242</text:p>
          </table:table-cell>
          <table:table-cell table:formula="of:=0.000189*[$'raw data'.J177]" office:value-type="float" office:value="38.5986759354" calcext:value-type="float">
            <text:p>38.5986759354</text:p>
          </table:table-cell>
          <table:table-cell table:formula="of:=0.000189*[$'raw data'.K177]" office:value-type="float" office:value="26.4089888055" calcext:value-type="float">
            <text:p>26.4089888055</text:p>
          </table:table-cell>
          <table:table-cell table:formula="of:=0.000189*([$'raw data'.L177] + [$'raw data'.M177])" office:value-type="float" office:value="63.64247182146" calcext:value-type="float">
            <text:p>63.64247182146</text:p>
          </table:table-cell>
          <table:table-cell table:formula="of:=0.000189*([$'raw data'.D177] - [$'raw data'.Q177])" office:value-type="float" office:value="-130.3998353532" calcext:value-type="float">
            <text:p>-130.3998353532</text:p>
          </table:table-cell>
          <table:table-cell table:formula="of:=-0.000189*[$'raw data'.R177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15000</text:p>
          </table:table-cell>
          <table:table-cell table:formula="of:=0.000189*[$'raw data'.B178]" office:value-type="float" office:value="43.1822541528" calcext:value-type="float">
            <text:p>43.1822541528</text:p>
          </table:table-cell>
          <table:table-cell table:formula="of:=0.000189*[$'raw data'.C178]" office:value-type="float" office:value="29.5510089105" calcext:value-type="float">
            <text:p>29.5510089105</text:p>
          </table:table-cell>
          <table:table-cell table:formula="of:=0.000189*[$'raw data'.E178]" office:value-type="float" office:value="63.2449505142" calcext:value-type="float">
            <text:p>63.2449505142</text:p>
          </table:table-cell>
          <table:table-cell table:formula="of:=0.000189*([$'raw data'.F178] + [$'raw data'.G178])" office:value-type="float" office:value="110.7836128602" calcext:value-type="float">
            <text:p>110.7836128602</text:p>
          </table:table-cell>
          <table:table-cell table:formula="of:=0.000189*[$'raw data'.H178]" office:value-type="float" office:value="52.39131975" calcext:value-type="float">
            <text:p>52.39131975</text:p>
          </table:table-cell>
          <table:table-cell table:formula="of:=0.000189*[$'raw data'.I178]" office:value-type="float" office:value="21.5892157383" calcext:value-type="float">
            <text:p>21.5892157383</text:p>
          </table:table-cell>
          <table:table-cell table:formula="of:=0.000189*[$'raw data'.J178]" office:value-type="float" office:value="37.3454217738" calcext:value-type="float">
            <text:p>37.3454217738</text:p>
          </table:table-cell>
          <table:table-cell table:formula="of:=0.000189*[$'raw data'.K178]" office:value-type="float" office:value="26.3191764402" calcext:value-type="float">
            <text:p>26.3191764402</text:p>
          </table:table-cell>
          <table:table-cell table:formula="of:=0.000189*([$'raw data'.L178] + [$'raw data'.M178])" office:value-type="float" office:value="62.73055809342" calcext:value-type="float">
            <text:p>62.73055809342</text:p>
          </table:table-cell>
          <table:table-cell table:formula="of:=0.000189*([$'raw data'.D178] - [$'raw data'.Q178])" office:value-type="float" office:value="-129.4399672524" calcext:value-type="float">
            <text:p>-129.4399672524</text:p>
          </table:table-cell>
          <table:table-cell table:formula="of:=-0.000189*[$'raw data'.R178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16800</text:p>
          </table:table-cell>
          <table:table-cell table:formula="of:=0.000189*[$'raw data'.B179]" office:value-type="float" office:value="42.5131560504" calcext:value-type="float">
            <text:p>42.5131560504</text:p>
          </table:table-cell>
          <table:table-cell table:formula="of:=0.000189*[$'raw data'.C179]" office:value-type="float" office:value="28.6914757878" calcext:value-type="float">
            <text:p>28.6914757878</text:p>
          </table:table-cell>
          <table:table-cell table:formula="of:=0.000189*[$'raw data'.E179]" office:value-type="float" office:value="62.3731779216" calcext:value-type="float">
            <text:p>62.3731779216</text:p>
          </table:table-cell>
          <table:table-cell table:formula="of:=0.000189*([$'raw data'.F179] + [$'raw data'.G179])" office:value-type="float" office:value="111.1666171266" calcext:value-type="float">
            <text:p>111.1666171266</text:p>
          </table:table-cell>
          <table:table-cell table:formula="of:=0.000189*[$'raw data'.H179]" office:value-type="float" office:value="52.4565513801" calcext:value-type="float">
            <text:p>52.4565513801</text:p>
          </table:table-cell>
          <table:table-cell table:formula="of:=0.000189*[$'raw data'.I179]" office:value-type="float" office:value="21.5567273187" calcext:value-type="float">
            <text:p>21.5567273187</text:p>
          </table:table-cell>
          <table:table-cell table:formula="of:=0.000189*[$'raw data'.J179]" office:value-type="float" office:value="37.4514758919" calcext:value-type="float">
            <text:p>37.4514758919</text:p>
          </table:table-cell>
          <table:table-cell table:formula="of:=0.000189*[$'raw data'.K179]" office:value-type="float" office:value="26.3994120999" calcext:value-type="float">
            <text:p>26.3994120999</text:p>
          </table:table-cell>
          <table:table-cell table:formula="of:=0.000189*([$'raw data'.L179] + [$'raw data'.M179])" office:value-type="float" office:value="63.86184510426" calcext:value-type="float">
            <text:p>63.86184510426</text:p>
          </table:table-cell>
          <table:table-cell table:formula="of:=0.000189*([$'raw data'.D179] - [$'raw data'.Q179])" office:value-type="float" office:value="-129.7345399875" calcext:value-type="float">
            <text:p>-129.7345399875</text:p>
          </table:table-cell>
          <table:table-cell table:formula="of:=-0.000189*[$'raw data'.R179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18600</text:p>
          </table:table-cell>
          <table:table-cell table:formula="of:=0.000189*[$'raw data'.B180]" office:value-type="float" office:value="42.9688049238" calcext:value-type="float">
            <text:p>42.9688049238</text:p>
          </table:table-cell>
          <table:table-cell table:formula="of:=0.000189*[$'raw data'.C180]" office:value-type="float" office:value="29.3916282912" calcext:value-type="float">
            <text:p>29.3916282912</text:p>
          </table:table-cell>
          <table:table-cell table:formula="of:=0.000189*[$'raw data'.E180]" office:value-type="float" office:value="64.0053376956" calcext:value-type="float">
            <text:p>64.0053376956</text:p>
          </table:table-cell>
          <table:table-cell table:formula="of:=0.000189*([$'raw data'.F180] + [$'raw data'.G180])" office:value-type="float" office:value="111.3593812317" calcext:value-type="float">
            <text:p>111.3593812317</text:p>
          </table:table-cell>
          <table:table-cell table:formula="of:=0.000189*[$'raw data'.H180]" office:value-type="float" office:value="52.3785041703" calcext:value-type="float">
            <text:p>52.3785041703</text:p>
          </table:table-cell>
          <table:table-cell table:formula="of:=0.000189*[$'raw data'.I180]" office:value-type="float" office:value="21.5325794691" calcext:value-type="float">
            <text:p>21.5325794691</text:p>
          </table:table-cell>
          <table:table-cell table:formula="of:=0.000189*[$'raw data'.J180]" office:value-type="float" office:value="36.1883707101" calcext:value-type="float">
            <text:p>36.1883707101</text:p>
          </table:table-cell>
          <table:table-cell table:formula="of:=0.000189*[$'raw data'.K180]" office:value-type="float" office:value="26.2652636988" calcext:value-type="float">
            <text:p>26.2652636988</text:p>
          </table:table-cell>
          <table:table-cell table:formula="of:=0.000189*([$'raw data'.L180] + [$'raw data'.M180])" office:value-type="float" office:value="63.89819858709" calcext:value-type="float">
            <text:p>63.89819858709</text:p>
          </table:table-cell>
          <table:table-cell table:formula="of:=0.000189*([$'raw data'.D180] - [$'raw data'.Q180])" office:value-type="float" office:value="-129.58001028" calcext:value-type="float">
            <text:p>-129.58001028</text:p>
          </table:table-cell>
          <table:table-cell table:formula="of:=-0.000189*[$'raw data'.R180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20400</text:p>
          </table:table-cell>
          <table:table-cell table:formula="of:=0.000189*[$'raw data'.B181]" office:value-type="float" office:value="42.9760131003" calcext:value-type="float">
            <text:p>42.9760131003</text:p>
          </table:table-cell>
          <table:table-cell table:formula="of:=0.000189*[$'raw data'.C181]" office:value-type="float" office:value="29.2877358984" calcext:value-type="float">
            <text:p>29.2877358984</text:p>
          </table:table-cell>
          <table:table-cell table:formula="of:=0.000189*[$'raw data'.E181]" office:value-type="float" office:value="63.953184771" calcext:value-type="float">
            <text:p>63.953184771</text:p>
          </table:table-cell>
          <table:table-cell table:formula="of:=0.000189*([$'raw data'.F181] + [$'raw data'.G181])" office:value-type="float" office:value="111.4069492998" calcext:value-type="float">
            <text:p>111.4069492998</text:p>
          </table:table-cell>
          <table:table-cell table:formula="of:=0.000189*[$'raw data'.H181]" office:value-type="float" office:value="52.4317212027" calcext:value-type="float">
            <text:p>52.4317212027</text:p>
          </table:table-cell>
          <table:table-cell table:formula="of:=0.000189*[$'raw data'.I181]" office:value-type="float" office:value="21.6362688948" calcext:value-type="float">
            <text:p>21.6362688948</text:p>
          </table:table-cell>
          <table:table-cell table:formula="of:=0.000189*[$'raw data'.J181]" office:value-type="float" office:value="38.5179970896" calcext:value-type="float">
            <text:p>38.5179970896</text:p>
          </table:table-cell>
          <table:table-cell table:formula="of:=0.000189*[$'raw data'.K181]" office:value-type="float" office:value="26.1952914195" calcext:value-type="float">
            <text:p>26.1952914195</text:p>
          </table:table-cell>
          <table:table-cell table:formula="of:=0.000189*([$'raw data'.L181] + [$'raw data'.M181])" office:value-type="float" office:value="63.99270991008" calcext:value-type="float">
            <text:p>63.99270991008</text:p>
          </table:table-cell>
          <table:table-cell table:formula="of:=0.000189*([$'raw data'.D181] - [$'raw data'.Q181])" office:value-type="float" office:value="-129.4330980852" calcext:value-type="float">
            <text:p>-129.4330980852</text:p>
          </table:table-cell>
          <table:table-cell table:formula="of:=-0.000189*[$'raw data'.R181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22200</text:p>
          </table:table-cell>
          <table:table-cell table:formula="of:=0.000189*[$'raw data'.B182]" office:value-type="float" office:value="43.1744595282" calcext:value-type="float">
            <text:p>43.1744595282</text:p>
          </table:table-cell>
          <table:table-cell table:formula="of:=0.000189*[$'raw data'.C182]" office:value-type="float" office:value="29.7832127229" calcext:value-type="float">
            <text:p>29.7832127229</text:p>
          </table:table-cell>
          <table:table-cell table:formula="of:=0.000189*[$'raw data'.E182]" office:value-type="float" office:value="64.3495124223" calcext:value-type="float">
            <text:p>64.3495124223</text:p>
          </table:table-cell>
          <table:table-cell table:formula="of:=0.000189*([$'raw data'.F182] + [$'raw data'.G182])" office:value-type="float" office:value="111.4332418836" calcext:value-type="float">
            <text:p>111.4332418836</text:p>
          </table:table-cell>
          <table:table-cell table:formula="of:=0.000189*[$'raw data'.H182]" office:value-type="float" office:value="51.9356453805" calcext:value-type="float">
            <text:p>51.9356453805</text:p>
          </table:table-cell>
          <table:table-cell table:formula="of:=0.000189*[$'raw data'.I182]" office:value-type="float" office:value="21.7547254764" calcext:value-type="float">
            <text:p>21.7547254764</text:p>
          </table:table-cell>
          <table:table-cell table:formula="of:=0.000189*[$'raw data'.J182]" office:value-type="float" office:value="39.6525276504" calcext:value-type="float">
            <text:p>39.6525276504</text:p>
          </table:table-cell>
          <table:table-cell table:formula="of:=0.000189*[$'raw data'.K182]" office:value-type="float" office:value="26.2837058085" calcext:value-type="float">
            <text:p>26.2837058085</text:p>
          </table:table-cell>
          <table:table-cell table:formula="of:=0.000189*([$'raw data'.L182] + [$'raw data'.M182])" office:value-type="float" office:value="64.07416567062" calcext:value-type="float">
            <text:p>64.07416567062</text:p>
          </table:table-cell>
          <table:table-cell table:formula="of:=0.000189*([$'raw data'.D182] - [$'raw data'.Q182])" office:value-type="float" office:value="-129.3315975063" calcext:value-type="float">
            <text:p>-129.3315975063</text:p>
          </table:table-cell>
          <table:table-cell table:formula="of:=-0.000189*[$'raw data'.R182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24000</text:p>
          </table:table-cell>
          <table:table-cell table:formula="of:=0.000189*[$'raw data'.B183]" office:value-type="float" office:value="43.6974466635" calcext:value-type="float">
            <text:p>43.6974466635</text:p>
          </table:table-cell>
          <table:table-cell table:formula="of:=0.000189*[$'raw data'.C183]" office:value-type="float" office:value="30.0147649011" calcext:value-type="float">
            <text:p>30.0147649011</text:p>
          </table:table-cell>
          <table:table-cell table:formula="of:=0.000189*[$'raw data'.E183]" office:value-type="float" office:value="68.1989683536" calcext:value-type="float">
            <text:p>68.1989683536</text:p>
          </table:table-cell>
          <table:table-cell table:formula="of:=0.000189*([$'raw data'.F183] + [$'raw data'.G183])" office:value-type="float" office:value="111.4132126842" calcext:value-type="float">
            <text:p>111.4132126842</text:p>
          </table:table-cell>
          <table:table-cell table:formula="of:=0.000189*[$'raw data'.H183]" office:value-type="float" office:value="52.1212539834" calcext:value-type="float">
            <text:p>52.1212539834</text:p>
          </table:table-cell>
          <table:table-cell table:formula="of:=0.000189*[$'raw data'.I183]" office:value-type="float" office:value="21.2576340816" calcext:value-type="float">
            <text:p>21.2576340816</text:p>
          </table:table-cell>
          <table:table-cell table:formula="of:=0.000189*[$'raw data'.J183]" office:value-type="float" office:value="39.6491191866" calcext:value-type="float">
            <text:p>39.6491191866</text:p>
          </table:table-cell>
          <table:table-cell table:formula="of:=0.000189*[$'raw data'.K183]" office:value-type="float" office:value="26.3920741182" calcext:value-type="float">
            <text:p>26.3920741182</text:p>
          </table:table-cell>
          <table:table-cell table:formula="of:=0.000189*([$'raw data'.L183] + [$'raw data'.M183])" office:value-type="float" office:value="64.07195289831" calcext:value-type="float">
            <text:p>64.07195289831</text:p>
          </table:table-cell>
          <table:table-cell table:formula="of:=0.000189*([$'raw data'.D183] - [$'raw data'.Q183])" office:value-type="float" office:value="-128.0595822219" calcext:value-type="float">
            <text:p>-128.0595822219</text:p>
          </table:table-cell>
          <table:table-cell table:formula="of:=-0.000189*[$'raw data'.R18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25800</text:p>
          </table:table-cell>
          <table:table-cell table:formula="of:=0.000189*[$'raw data'.B184]" office:value-type="float" office:value="43.1389463904" calcext:value-type="float">
            <text:p>43.1389463904</text:p>
          </table:table-cell>
          <table:table-cell table:formula="of:=0.000189*[$'raw data'.C184]" office:value-type="float" office:value="29.319076332" calcext:value-type="float">
            <text:p>29.319076332</text:p>
          </table:table-cell>
          <table:table-cell table:formula="of:=0.000189*[$'raw data'.E184]" office:value-type="float" office:value="67.0969143243" calcext:value-type="float">
            <text:p>67.0969143243</text:p>
          </table:table-cell>
          <table:table-cell table:formula="of:=0.000189*([$'raw data'.F184] + [$'raw data'.G184])" office:value-type="float" office:value="111.5312201829" calcext:value-type="float">
            <text:p>111.5312201829</text:p>
          </table:table-cell>
          <table:table-cell table:formula="of:=0.000189*[$'raw data'.H184]" office:value-type="float" office:value="52.1837122275" calcext:value-type="float">
            <text:p>52.1837122275</text:p>
          </table:table-cell>
          <table:table-cell table:formula="of:=0.000189*[$'raw data'.I184]" office:value-type="float" office:value="21.4432192674" calcext:value-type="float">
            <text:p>21.4432192674</text:p>
          </table:table-cell>
          <table:table-cell table:formula="of:=0.000189*[$'raw data'.J184]" office:value-type="float" office:value="39.1247731602" calcext:value-type="float">
            <text:p>39.1247731602</text:p>
          </table:table-cell>
          <table:table-cell table:formula="of:=0.000189*[$'raw data'.K184]" office:value-type="float" office:value="26.6102759412" calcext:value-type="float">
            <text:p>26.6102759412</text:p>
          </table:table-cell>
          <table:table-cell table:formula="of:=0.000189*([$'raw data'.L184] + [$'raw data'.M184])" office:value-type="float" office:value="64.12064297814" calcext:value-type="float">
            <text:p>64.12064297814</text:p>
          </table:table-cell>
          <table:table-cell table:formula="of:=0.000189*([$'raw data'.D184] - [$'raw data'.Q184])" office:value-type="float" office:value="-128.4874704918" calcext:value-type="float">
            <text:p>-128.4874704918</text:p>
          </table:table-cell>
          <table:table-cell table:formula="of:=-0.000189*[$'raw data'.R184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27600</text:p>
          </table:table-cell>
          <table:table-cell table:formula="of:=0.000189*[$'raw data'.B185]" office:value-type="float" office:value="42.7144602717" calcext:value-type="float">
            <text:p>42.7144602717</text:p>
          </table:table-cell>
          <table:table-cell table:formula="of:=0.000189*[$'raw data'.C185]" office:value-type="float" office:value="28.6734632751" calcext:value-type="float">
            <text:p>28.6734632751</text:p>
          </table:table-cell>
          <table:table-cell table:formula="of:=0.000189*[$'raw data'.E185]" office:value-type="float" office:value="65.751032151" calcext:value-type="float">
            <text:p>65.751032151</text:p>
          </table:table-cell>
          <table:table-cell table:formula="of:=0.000189*([$'raw data'.F185] + [$'raw data'.G185])" office:value-type="float" office:value="111.5049313413" calcext:value-type="float">
            <text:p>111.5049313413</text:p>
          </table:table-cell>
          <table:table-cell table:formula="of:=0.000189*[$'raw data'.H185]" office:value-type="float" office:value="52.177914747" calcext:value-type="float">
            <text:p>52.177914747</text:p>
          </table:table-cell>
          <table:table-cell table:formula="of:=0.000189*[$'raw data'.I185]" office:value-type="float" office:value="21.4372256049" calcext:value-type="float">
            <text:p>21.4372256049</text:p>
          </table:table-cell>
          <table:table-cell table:formula="of:=0.000189*[$'raw data'.J185]" office:value-type="float" office:value="39.8309293998" calcext:value-type="float">
            <text:p>39.8309293998</text:p>
          </table:table-cell>
          <table:table-cell table:formula="of:=0.000189*[$'raw data'.K185]" office:value-type="float" office:value="26.5621073823" calcext:value-type="float">
            <text:p>26.5621073823</text:p>
          </table:table-cell>
          <table:table-cell table:formula="of:=0.000189*([$'raw data'.L185] + [$'raw data'.M185])" office:value-type="float" office:value="64.1390461047" calcext:value-type="float">
            <text:p>64.1390461047</text:p>
          </table:table-cell>
          <table:table-cell table:formula="of:=0.000189*([$'raw data'.D185] - [$'raw data'.Q185])" office:value-type="float" office:value="-127.8994780917" calcext:value-type="float">
            <text:p>-127.8994780917</text:p>
          </table:table-cell>
          <table:table-cell table:formula="of:=-0.000189*[$'raw data'.R185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29400</text:p>
          </table:table-cell>
          <table:table-cell table:formula="of:=0.000189*[$'raw data'.B186]" office:value-type="float" office:value="42.4536547302" calcext:value-type="float">
            <text:p>42.4536547302</text:p>
          </table:table-cell>
          <table:table-cell table:formula="of:=0.000189*[$'raw data'.C186]" office:value-type="float" office:value="28.3587055668" calcext:value-type="float">
            <text:p>28.3587055668</text:p>
          </table:table-cell>
          <table:table-cell table:formula="of:=0.000189*[$'raw data'.E186]" office:value-type="float" office:value="65.1152056275" calcext:value-type="float">
            <text:p>65.1152056275</text:p>
          </table:table-cell>
          <table:table-cell table:formula="of:=0.000189*([$'raw data'.F186] + [$'raw data'.G186])" office:value-type="float" office:value="111.4709039136" calcext:value-type="float">
            <text:p>111.4709039136</text:p>
          </table:table-cell>
          <table:table-cell table:formula="of:=0.000189*[$'raw data'.H186]" office:value-type="float" office:value="52.1908244298" calcext:value-type="float">
            <text:p>52.1908244298</text:p>
          </table:table-cell>
          <table:table-cell table:formula="of:=0.000189*[$'raw data'.I186]" office:value-type="float" office:value="21.4776489438" calcext:value-type="float">
            <text:p>21.4776489438</text:p>
          </table:table-cell>
          <table:table-cell table:formula="of:=0.000189*[$'raw data'.J186]" office:value-type="float" office:value="39.5055312939" calcext:value-type="float">
            <text:p>39.5055312939</text:p>
          </table:table-cell>
          <table:table-cell table:formula="of:=0.000189*[$'raw data'.K186]" office:value-type="float" office:value="26.6359447116" calcext:value-type="float">
            <text:p>26.6359447116</text:p>
          </table:table-cell>
          <table:table-cell table:formula="of:=0.000189*([$'raw data'.L186] + [$'raw data'.M186])" office:value-type="float" office:value="64.23798179484" calcext:value-type="float">
            <text:p>64.23798179484</text:p>
          </table:table-cell>
          <table:table-cell table:formula="of:=0.000189*([$'raw data'.D186] - [$'raw data'.Q186])" office:value-type="float" office:value="-127.8243340542" calcext:value-type="float">
            <text:p>-127.8243340542</text:p>
          </table:table-cell>
          <table:table-cell table:formula="of:=-0.000189*[$'raw data'.R186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31200</text:p>
          </table:table-cell>
          <table:table-cell table:formula="of:=0.000189*[$'raw data'.B187]" office:value-type="float" office:value="43.5001274127" calcext:value-type="float">
            <text:p>43.5001274127</text:p>
          </table:table-cell>
          <table:table-cell table:formula="of:=0.000189*[$'raw data'.C187]" office:value-type="float" office:value="29.3597931501" calcext:value-type="float">
            <text:p>29.3597931501</text:p>
          </table:table-cell>
          <table:table-cell table:formula="of:=0.000189*[$'raw data'.E187]" office:value-type="float" office:value="67.2173972505" calcext:value-type="float">
            <text:p>67.2173972505</text:p>
          </table:table-cell>
          <table:table-cell table:formula="of:=0.000189*([$'raw data'.F187] + [$'raw data'.G187])" office:value-type="float" office:value="111.5160800544" calcext:value-type="float">
            <text:p>111.5160800544</text:p>
          </table:table-cell>
          <table:table-cell table:formula="of:=0.000189*[$'raw data'.H187]" office:value-type="float" office:value="52.2341686503" calcext:value-type="float">
            <text:p>52.2341686503</text:p>
          </table:table-cell>
          <table:table-cell table:formula="of:=0.000189*[$'raw data'.I187]" office:value-type="float" office:value="21.4983976473" calcext:value-type="float">
            <text:p>21.4983976473</text:p>
          </table:table-cell>
          <table:table-cell table:formula="of:=0.000189*[$'raw data'.J187]" office:value-type="float" office:value="36.417981348" calcext:value-type="float">
            <text:p>36.417981348</text:p>
          </table:table-cell>
          <table:table-cell table:formula="of:=0.000189*[$'raw data'.K187]" office:value-type="float" office:value="26.4755381625" calcext:value-type="float">
            <text:p>26.4755381625</text:p>
          </table:table-cell>
          <table:table-cell table:formula="of:=0.000189*([$'raw data'.L187] + [$'raw data'.M187])" office:value-type="float" office:value="64.04292135486" calcext:value-type="float">
            <text:p>64.04292135486</text:p>
          </table:table-cell>
          <table:table-cell table:formula="of:=0.000189*([$'raw data'.D187] - [$'raw data'.Q187])" office:value-type="float" office:value="-127.7662992795" calcext:value-type="float">
            <text:p>-127.7662992795</text:p>
          </table:table-cell>
          <table:table-cell table:formula="of:=-0.000189*[$'raw data'.R187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33000</text:p>
          </table:table-cell>
          <table:table-cell table:formula="of:=0.000189*[$'raw data'.B188]" office:value-type="float" office:value="42.363576045" calcext:value-type="float">
            <text:p>42.363576045</text:p>
          </table:table-cell>
          <table:table-cell table:formula="of:=0.000189*[$'raw data'.C188]" office:value-type="float" office:value="28.1544004224" calcext:value-type="float">
            <text:p>28.1544004224</text:p>
          </table:table-cell>
          <table:table-cell table:formula="of:=0.000189*[$'raw data'.E188]" office:value-type="float" office:value="64.5808775472" calcext:value-type="float">
            <text:p>64.5808775472</text:p>
          </table:table-cell>
          <table:table-cell table:formula="of:=0.000189*([$'raw data'.F188] + [$'raw data'.G188])" office:value-type="float" office:value="111.4683267474" calcext:value-type="float">
            <text:p>111.4683267474</text:p>
          </table:table-cell>
          <table:table-cell table:formula="of:=0.000189*[$'raw data'.H188]" office:value-type="float" office:value="51.9527863008" calcext:value-type="float">
            <text:p>51.9527863008</text:p>
          </table:table-cell>
          <table:table-cell table:formula="of:=0.000189*[$'raw data'.I188]" office:value-type="float" office:value="21.5317432386" calcext:value-type="float">
            <text:p>21.5317432386</text:p>
          </table:table-cell>
          <table:table-cell table:formula="of:=0.000189*[$'raw data'.J188]" office:value-type="float" office:value="39.4098154947" calcext:value-type="float">
            <text:p>39.4098154947</text:p>
          </table:table-cell>
          <table:table-cell table:formula="of:=0.000189*[$'raw data'.K188]" office:value-type="float" office:value="26.6571369225" calcext:value-type="float">
            <text:p>26.6571369225</text:p>
          </table:table-cell>
          <table:table-cell table:formula="of:=0.000189*([$'raw data'.L188] + [$'raw data'.M188])" office:value-type="float" office:value="64.16546863167" calcext:value-type="float">
            <text:p>64.16546863167</text:p>
          </table:table-cell>
          <table:table-cell table:formula="of:=0.000189*([$'raw data'.D188] - [$'raw data'.Q188])" office:value-type="float" office:value="-127.6561731375" calcext:value-type="float">
            <text:p>-127.6561731375</text:p>
          </table:table-cell>
          <table:table-cell table:formula="of:=-0.000189*[$'raw data'.R188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34800</text:p>
          </table:table-cell>
          <table:table-cell table:formula="of:=0.000189*[$'raw data'.B189]" office:value-type="float" office:value="42.3847918809" calcext:value-type="float">
            <text:p>42.3847918809</text:p>
          </table:table-cell>
          <table:table-cell table:formula="of:=0.000189*[$'raw data'.C189]" office:value-type="float" office:value="28.1312187786" calcext:value-type="float">
            <text:p>28.1312187786</text:p>
          </table:table-cell>
          <table:table-cell table:formula="of:=0.000189*[$'raw data'.E189]" office:value-type="float" office:value="64.6055961579" calcext:value-type="float">
            <text:p>64.6055961579</text:p>
          </table:table-cell>
          <table:table-cell table:formula="of:=0.000189*([$'raw data'.F189] + [$'raw data'.G189])" office:value-type="float" office:value="111.5142091434" calcext:value-type="float">
            <text:p>111.5142091434</text:p>
          </table:table-cell>
          <table:table-cell table:formula="of:=0.000189*[$'raw data'.H189]" office:value-type="float" office:value="51.6307804047" calcext:value-type="float">
            <text:p>51.6307804047</text:p>
          </table:table-cell>
          <table:table-cell table:formula="of:=0.000189*[$'raw data'.I189]" office:value-type="float" office:value="21.4586126181" calcext:value-type="float">
            <text:p>21.4586126181</text:p>
          </table:table-cell>
          <table:table-cell table:formula="of:=0.000189*[$'raw data'.J189]" office:value-type="float" office:value="39.474373491" calcext:value-type="float">
            <text:p>39.474373491</text:p>
          </table:table-cell>
          <table:table-cell table:formula="of:=0.000189*[$'raw data'.K189]" office:value-type="float" office:value="26.8703917839" calcext:value-type="float">
            <text:p>26.8703917839</text:p>
          </table:table-cell>
          <table:table-cell table:formula="of:=0.000189*([$'raw data'.L189] + [$'raw data'.M189])" office:value-type="float" office:value="64.10572226163" calcext:value-type="float">
            <text:p>64.10572226163</text:p>
          </table:table-cell>
          <table:table-cell table:formula="of:=0.000189*([$'raw data'.D189] - [$'raw data'.Q189])" office:value-type="float" office:value="-127.7089373637" calcext:value-type="float">
            <text:p>-127.7089373637</text:p>
          </table:table-cell>
          <table:table-cell table:formula="of:=-0.000189*[$'raw data'.R189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36600</text:p>
          </table:table-cell>
          <table:table-cell table:formula="of:=0.000189*[$'raw data'.B190]" office:value-type="float" office:value="42.4444216455" calcext:value-type="float">
            <text:p>42.4444216455</text:p>
          </table:table-cell>
          <table:table-cell table:formula="of:=0.000189*[$'raw data'.C190]" office:value-type="float" office:value="28.2209362092" calcext:value-type="float">
            <text:p>28.2209362092</text:p>
          </table:table-cell>
          <table:table-cell table:formula="of:=0.000189*[$'raw data'.E190]" office:value-type="float" office:value="64.8297545994" calcext:value-type="float">
            <text:p>64.8297545994</text:p>
          </table:table-cell>
          <table:table-cell table:formula="of:=0.000189*([$'raw data'.F190] + [$'raw data'.G190])" office:value-type="float" office:value="111.517678503" calcext:value-type="float">
            <text:p>111.517678503</text:p>
          </table:table-cell>
          <table:table-cell table:formula="of:=0.000189*[$'raw data'.H190]" office:value-type="float" office:value="51.6965796396" calcext:value-type="float">
            <text:p>51.6965796396</text:p>
          </table:table-cell>
          <table:table-cell table:formula="of:=0.000189*[$'raw data'.I190]" office:value-type="float" office:value="21.5625271806" calcext:value-type="float">
            <text:p>21.5625271806</text:p>
          </table:table-cell>
          <table:table-cell table:formula="of:=0.000189*[$'raw data'.J190]" office:value-type="float" office:value="36.5175047979" calcext:value-type="float">
            <text:p>36.5175047979</text:p>
          </table:table-cell>
          <table:table-cell table:formula="of:=0.000189*[$'raw data'.K190]" office:value-type="float" office:value="26.8786618947" calcext:value-type="float">
            <text:p>26.8786618947</text:p>
          </table:table-cell>
          <table:table-cell table:formula="of:=0.000189*([$'raw data'.L190] + [$'raw data'.M190])" office:value-type="float" office:value="64.1429534907" calcext:value-type="float">
            <text:p>64.1429534907</text:p>
          </table:table-cell>
          <table:table-cell table:formula="of:=0.000189*([$'raw data'.D190] - [$'raw data'.Q190])" office:value-type="float" office:value="-127.6283930481" calcext:value-type="float">
            <text:p>-127.6283930481</text:p>
          </table:table-cell>
          <table:table-cell table:formula="of:=-0.000189*[$'raw data'.R190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38400</text:p>
          </table:table-cell>
          <table:table-cell table:formula="of:=0.000189*[$'raw data'.B191]" office:value-type="float" office:value="41.3806459185" calcext:value-type="float">
            <text:p>41.3806459185</text:p>
          </table:table-cell>
          <table:table-cell table:formula="of:=0.000189*[$'raw data'.C191]" office:value-type="float" office:value="26.8271481114" calcext:value-type="float">
            <text:p>26.8271481114</text:p>
          </table:table-cell>
          <table:table-cell table:formula="of:=0.000189*[$'raw data'.E191]" office:value-type="float" office:value="61.9117016301" calcext:value-type="float">
            <text:p>61.9117016301</text:p>
          </table:table-cell>
          <table:table-cell table:formula="of:=0.000189*([$'raw data'.F191] + [$'raw data'.G191])" office:value-type="float" office:value="111.5287840485" calcext:value-type="float">
            <text:p>111.5287840485</text:p>
          </table:table-cell>
          <table:table-cell table:formula="of:=0.000189*[$'raw data'.H191]" office:value-type="float" office:value="51.6612483387" calcext:value-type="float">
            <text:p>51.6612483387</text:p>
          </table:table-cell>
          <table:table-cell table:formula="of:=0.000189*[$'raw data'.I191]" office:value-type="float" office:value="21.5258894928" calcext:value-type="float">
            <text:p>21.5258894928</text:p>
          </table:table-cell>
          <table:table-cell table:formula="of:=0.000189*[$'raw data'.J191]" office:value-type="float" office:value="36.6534097461" calcext:value-type="float">
            <text:p>36.6534097461</text:p>
          </table:table-cell>
          <table:table-cell table:formula="of:=0.000189*[$'raw data'.K191]" office:value-type="float" office:value="26.8903016109" calcext:value-type="float">
            <text:p>26.8903016109</text:p>
          </table:table-cell>
          <table:table-cell table:formula="of:=0.000189*([$'raw data'.L191] + [$'raw data'.M191])" office:value-type="float" office:value="64.16780549193" calcext:value-type="float">
            <text:p>64.16780549193</text:p>
          </table:table-cell>
          <table:table-cell table:formula="of:=0.000189*([$'raw data'.D191] - [$'raw data'.Q191])" office:value-type="float" office:value="-127.8111271311" calcext:value-type="float">
            <text:p>-127.8111271311</text:p>
          </table:table-cell>
          <table:table-cell table:formula="of:=-0.000189*[$'raw data'.R191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40200</text:p>
          </table:table-cell>
          <table:table-cell table:formula="of:=0.000189*[$'raw data'.B192]" office:value-type="float" office:value="41.7975537231" calcext:value-type="float">
            <text:p>41.7975537231</text:p>
          </table:table-cell>
          <table:table-cell table:formula="of:=0.000189*[$'raw data'.C192]" office:value-type="float" office:value="27.2264837355" calcext:value-type="float">
            <text:p>27.2264837355</text:p>
          </table:table-cell>
          <table:table-cell table:formula="of:=0.000189*[$'raw data'.E192]" office:value-type="float" office:value="62.829832275" calcext:value-type="float">
            <text:p>62.829832275</text:p>
          </table:table-cell>
          <table:table-cell table:formula="of:=0.000189*([$'raw data'.F192] + [$'raw data'.G192])" office:value-type="float" office:value="111.5800102494" calcext:value-type="float">
            <text:p>111.5800102494</text:p>
          </table:table-cell>
          <table:table-cell table:formula="of:=0.000189*[$'raw data'.H192]" office:value-type="float" office:value="50.5954939518" calcext:value-type="float">
            <text:p>50.5954939518</text:p>
          </table:table-cell>
          <table:table-cell table:formula="of:=0.000189*[$'raw data'.I192]" office:value-type="float" office:value="21.4953863859" calcext:value-type="float">
            <text:p>21.4953863859</text:p>
          </table:table-cell>
          <table:table-cell table:formula="of:=0.000189*[$'raw data'.J192]" office:value-type="float" office:value="37.4567068827" calcext:value-type="float">
            <text:p>37.4567068827</text:p>
          </table:table-cell>
          <table:table-cell table:formula="of:=0.000189*[$'raw data'.K192]" office:value-type="float" office:value="26.956135962" calcext:value-type="float">
            <text:p>26.956135962</text:p>
          </table:table-cell>
          <table:table-cell table:formula="of:=0.000189*([$'raw data'.L192] + [$'raw data'.M192])" office:value-type="float" office:value="64.2414140991" calcext:value-type="float">
            <text:p>64.2414140991</text:p>
          </table:table-cell>
          <table:table-cell table:formula="of:=0.000189*([$'raw data'.D192] - [$'raw data'.Q192])" office:value-type="float" office:value="-137.3990020263" calcext:value-type="float">
            <text:p>-137.3990020263</text:p>
          </table:table-cell>
          <table:table-cell table:formula="of:=-0.000189*[$'raw data'.R192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42000</text:p>
          </table:table-cell>
          <table:table-cell table:formula="of:=0.000189*[$'raw data'.B193]" office:value-type="float" office:value="41.9996210319" calcext:value-type="float">
            <text:p>41.9996210319</text:p>
          </table:table-cell>
          <table:table-cell table:formula="of:=0.000189*[$'raw data'.C193]" office:value-type="float" office:value="27.3685508019" calcext:value-type="float">
            <text:p>27.3685508019</text:p>
          </table:table-cell>
          <table:table-cell table:formula="of:=0.000189*[$'raw data'.E193]" office:value-type="float" office:value="63.0973458234" calcext:value-type="float">
            <text:p>63.0973458234</text:p>
          </table:table-cell>
          <table:table-cell table:formula="of:=0.000189*([$'raw data'.F193] + [$'raw data'.G193])" office:value-type="float" office:value="110.1776671422" calcext:value-type="float">
            <text:p>110.1776671422</text:p>
          </table:table-cell>
          <table:table-cell table:formula="of:=0.000189*[$'raw data'.H193]" office:value-type="float" office:value="50.2128746406" calcext:value-type="float">
            <text:p>50.2128746406</text:p>
          </table:table-cell>
          <table:table-cell table:formula="of:=0.000189*[$'raw data'.I193]" office:value-type="float" office:value="21.5049770208" calcext:value-type="float">
            <text:p>21.5049770208</text:p>
          </table:table-cell>
          <table:table-cell table:formula="of:=0.000189*[$'raw data'.J193]" office:value-type="float" office:value="37.3907796192" calcext:value-type="float">
            <text:p>37.3907796192</text:p>
          </table:table-cell>
          <table:table-cell table:formula="of:=0.000189*[$'raw data'.K193]" office:value-type="float" office:value="26.9195091795" calcext:value-type="float">
            <text:p>26.9195091795</text:p>
          </table:table-cell>
          <table:table-cell table:formula="of:=0.000189*([$'raw data'.L193] + [$'raw data'.M193])" office:value-type="float" office:value="64.30363336971" calcext:value-type="float">
            <text:p>64.30363336971</text:p>
          </table:table-cell>
          <table:table-cell table:formula="of:=0.000189*([$'raw data'.D193] - [$'raw data'.Q193])" office:value-type="float" office:value="-137.0251172178" calcext:value-type="float">
            <text:p>-137.0251172178</text:p>
          </table:table-cell>
          <table:table-cell table:formula="of:=-0.000189*[$'raw data'.R193]" office:value-type="float" office:value="-245.7" calcext:value-type="float">
            <text:p>-245.7</text:p>
          </table:table-cell>
        </table:table-row>
        <table:table-row table:style-name="ro1">
          <table:table-cell office:value-type="string" calcext:value-type="string">
            <text:p>343800</text:p>
          </table:table-cell>
          <table:table-cell table:formula="of:=0.000189*[$'raw data'.B194]" office:value-type="float" office:value="42.4183957785" calcext:value-type="float">
            <text:p>42.4183957785</text:p>
          </table:table-cell>
          <table:table-cell table:formula="of:=0.000189*[$'raw data'.C194]" office:value-type="float" office:value="27.7144110684" calcext:value-type="float">
            <text:p>27.7144110684</text:p>
          </table:table-cell>
          <table:table-cell table:formula="of:=0.000189*[$'raw data'.E194]" office:value-type="float" office:value="64.0063410399" calcext:value-type="float">
            <text:p>64.0063410399</text:p>
          </table:table-cell>
          <table:table-cell table:formula="of:=0.000189*([$'raw data'.F194] + [$'raw data'.G194])" office:value-type="float" office:value="109.3472186058" calcext:value-type="float">
            <text:p>109.3472186058</text:p>
          </table:table-cell>
          <table:table-cell table:formula="of:=0.000189*[$'raw data'.H194]" office:value-type="float" office:value="51.0588263934" calcext:value-type="float">
            <text:p>51.0588263934</text:p>
          </table:table-cell>
          <table:table-cell table:formula="of:=0.000189*[$'raw data'.I194]" office:value-type="float" office:value="21.4738692273" calcext:value-type="float">
            <text:p>21.4738692273</text:p>
          </table:table-cell>
          <table:table-cell table:formula="of:=0.000189*[$'raw data'.J194]" office:value-type="float" office:value="25.8577346034" calcext:value-type="float">
            <text:p>25.8577346034</text:p>
          </table:table-cell>
          <table:table-cell table:formula="of:=0.000189*[$'raw data'.K194]" office:value-type="float" office:value="26.9320421286" calcext:value-type="float">
            <text:p>26.9320421286</text:p>
          </table:table-cell>
          <table:table-cell table:formula="of:=0.000189*([$'raw data'.L194] + [$'raw data'.M194])" office:value-type="float" office:value="64.20023151885" calcext:value-type="float">
            <text:p>64.20023151885</text:p>
          </table:table-cell>
          <table:table-cell table:formula="of:=0.000189*([$'raw data'.D194] - [$'raw data'.Q194])" office:value-type="float" office:value="-135.9101665656" calcext:value-type="float">
            <text:p>-135.9101665656</text:p>
          </table:table-cell>
          <table:table-cell table:formula="of:=-0.000189*[$'raw data'.R194]" office:value-type="float" office:value="-245.7" calcext:value-type="float">
            <text:p>-245.7</text:p>
          </table:table-cell>
        </table:table-row>
      </table:table>
      <table:table table:name="scenario 3" table:style-name="ta1"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#units are si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pack change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table:formula="of:=0.000189*[$'raw data'.B3]" office:value-type="float" office:value="43.8250925952" calcext:value-type="float">
            <text:p>43.8250925952</text:p>
          </table:table-cell>
          <table:table-cell table:formula="of:=0.000189*[$'raw data'.C3]" office:value-type="float" office:value="30.5223612561" calcext:value-type="float">
            <text:p>30.5223612561</text:p>
          </table:table-cell>
          <table:table-cell table:formula="of:=0.000189*[$'raw data'.E3]" office:value-type="float" office:value="58.7926631691" calcext:value-type="float">
            <text:p>58.7926631691</text:p>
          </table:table-cell>
          <table:table-cell table:formula="of:=0.000189*([$'raw data'.F3] + [$'raw data'.G3])" office:value-type="float" office:value="111.7102523985" calcext:value-type="float">
            <text:p>111.7102523985</text:p>
          </table:table-cell>
          <table:table-cell table:formula="of:=0.000189*[$'raw data'.H3]" office:value-type="float" office:value="51.2886437784" calcext:value-type="float">
            <text:p>51.2886437784</text:p>
          </table:table-cell>
          <table:table-cell table:formula="of:=0.000189*[$'raw data'.I3]" office:value-type="float" office:value="23.048228511" calcext:value-type="float">
            <text:p>23.048228511</text:p>
          </table:table-cell>
          <table:table-cell table:formula="of:=0.000189*[$'raw data'.J3]" office:value-type="float" office:value="35.8059685788" calcext:value-type="float">
            <text:p>35.8059685788</text:p>
          </table:table-cell>
          <table:table-cell table:formula="of:=0.000189*[$'raw data'.K3]" office:value-type="float" office:value="23.95779687" calcext:value-type="float">
            <text:p>23.95779687</text:p>
          </table:table-cell>
          <table:table-cell table:formula="of:=0.000189*([$'raw data'.L3] + [$'raw data'.M3])" office:value-type="float" office:value="49.63790389446" calcext:value-type="float">
            <text:p>49.63790389446</text:p>
          </table:table-cell>
          <table:table-cell table:formula="of:=0.000189*([$'raw data'.D3] - [$'raw data'.O3])" office:value-type="float" office:value="-166.3267371885" calcext:value-type="float">
            <text:p>-166.3267371885</text:p>
          </table:table-cell>
          <table:table-cell table:formula="of:=-0.000189*[$'raw data'.P3]" office:value-type="float" office:value="-262.26217395" calcext:value-type="float">
            <text:p>-262.26217395</text:p>
          </table:table-cell>
          <table:table-cell table:formula="of:=SUM([.B3:.L3])" office:value-type="float" office:value="-0.0000000869400267333731" calcext:value-type="float">
            <text:p>-8.69400267333731E-08</text:p>
          </table:table-cell>
        </table:table-row>
        <table:table-row table:style-name="ro1">
          <table:table-cell office:value-type="string" calcext:value-type="string">
            <text:p>1800</text:p>
          </table:table-cell>
          <table:table-cell table:formula="of:=0.000189*[$'raw data'.B4]" office:value-type="float" office:value="42.1419730536" calcext:value-type="float">
            <text:p>42.1419730536</text:p>
          </table:table-cell>
          <table:table-cell table:formula="of:=0.000189*[$'raw data'.C4]" office:value-type="float" office:value="27.8883056592" calcext:value-type="float">
            <text:p>27.8883056592</text:p>
          </table:table-cell>
          <table:table-cell table:formula="of:=0.000189*[$'raw data'.E4]" office:value-type="float" office:value="56.5080351948" calcext:value-type="float">
            <text:p>56.5080351948</text:p>
          </table:table-cell>
          <table:table-cell table:formula="of:=0.000189*([$'raw data'.F4] + [$'raw data'.G4])" office:value-type="float" office:value="111.795368265" calcext:value-type="float">
            <text:p>111.795368265</text:p>
          </table:table-cell>
          <table:table-cell table:formula="of:=0.000189*[$'raw data'.H4]" office:value-type="float" office:value="51.407548479" calcext:value-type="float">
            <text:p>51.407548479</text:p>
          </table:table-cell>
          <table:table-cell table:formula="of:=0.000189*[$'raw data'.I4]" office:value-type="float" office:value="23.3010061074" calcext:value-type="float">
            <text:p>23.3010061074</text:p>
          </table:table-cell>
          <table:table-cell table:formula="of:=0.000189*[$'raw data'.J4]" office:value-type="float" office:value="36.3921428556" calcext:value-type="float">
            <text:p>36.3921428556</text:p>
          </table:table-cell>
          <table:table-cell table:formula="of:=0.000189*[$'raw data'.K4]" office:value-type="float" office:value="26.2959959871" calcext:value-type="float">
            <text:p>26.2959959871</text:p>
          </table:table-cell>
          <table:table-cell table:formula="of:=0.000189*([$'raw data'.L4] + [$'raw data'.M4])" office:value-type="float" office:value="49.64896033776" calcext:value-type="float">
            <text:p>49.64896033776</text:p>
          </table:table-cell>
          <table:table-cell table:formula="of:=0.000189*([$'raw data'.D4] - [$'raw data'.O4])" office:value-type="float" office:value="-167.6952995508" calcext:value-type="float">
            <text:p>-167.6952995508</text:p>
          </table:table-cell>
          <table:table-cell table:formula="of:=-0.000189*[$'raw data'.P4]" office:value-type="float" office:value="-257.6840364" calcext:value-type="float">
            <text:p>-257.6840364</text:p>
          </table:table-cell>
          <table:table-cell table:formula="of:=SUM([.B4:.L4])" office:value-type="float" office:value="-0.0000000113400062673463" calcext:value-type="float">
            <text:p>-1.13400062673463E-08</text:p>
          </table:table-cell>
        </table:table-row>
        <table:table-row table:style-name="ro1">
          <table:table-cell office:value-type="string" calcext:value-type="string">
            <text:p>3600</text:p>
          </table:table-cell>
          <table:table-cell table:formula="of:=0.000189*[$'raw data'.B5]" office:value-type="float" office:value="43.3095953976" calcext:value-type="float">
            <text:p>43.3095953976</text:p>
          </table:table-cell>
          <table:table-cell table:formula="of:=0.000189*[$'raw data'.C5]" office:value-type="float" office:value="29.8723831497" calcext:value-type="float">
            <text:p>29.8723831497</text:p>
          </table:table-cell>
          <table:table-cell table:formula="of:=0.000189*[$'raw data'.E5]" office:value-type="float" office:value="58.4129245959" calcext:value-type="float">
            <text:p>58.4129245959</text:p>
          </table:table-cell>
          <table:table-cell table:formula="of:=0.000189*([$'raw data'.F5] + [$'raw data'.G5])" office:value-type="float" office:value="111.8560103703" calcext:value-type="float">
            <text:p>111.8560103703</text:p>
          </table:table-cell>
          <table:table-cell table:formula="of:=0.000189*[$'raw data'.H5]" office:value-type="float" office:value="51.4900240344" calcext:value-type="float">
            <text:p>51.4900240344</text:p>
          </table:table-cell>
          <table:table-cell table:formula="of:=0.000189*[$'raw data'.I5]" office:value-type="float" office:value="23.1516702144" calcext:value-type="float">
            <text:p>23.1516702144</text:p>
          </table:table-cell>
          <table:table-cell table:formula="of:=0.000189*[$'raw data'.J5]" office:value-type="float" office:value="30.0820511502" calcext:value-type="float">
            <text:p>30.0820511502</text:p>
          </table:table-cell>
          <table:table-cell table:formula="of:=0.000189*[$'raw data'.K5]" office:value-type="float" office:value="26.7835517838" calcext:value-type="float">
            <text:p>26.7835517838</text:p>
          </table:table-cell>
          <table:table-cell table:formula="of:=0.000189*([$'raw data'.L5] + [$'raw data'.M5])" office:value-type="float" office:value="49.6274917824" calcext:value-type="float">
            <text:p>49.6274917824</text:p>
          </table:table-cell>
          <table:table-cell table:formula="of:=0.000189*([$'raw data'.D5] - [$'raw data'.O5])" office:value-type="float" office:value="-172.4355223857" calcext:value-type="float">
            <text:p>-172.4355223857</text:p>
          </table:table-cell>
          <table:table-cell table:formula="of:=-0.000189*[$'raw data'.P5]" office:value-type="float" office:value="-252.15018066" calcext:value-type="float">
            <text:p>-252.15018066</text:p>
          </table:table-cell>
          <table:table-cell table:formula="of:=SUM([.B5:.L5])" office:value-type="float" office:value="-0.000000566999936779666" calcext:value-type="float">
            <text:p>-5.66999936779666E-07</text:p>
          </table:table-cell>
        </table:table-row>
        <table:table-row table:style-name="ro1">
          <table:table-cell office:value-type="string" calcext:value-type="string">
            <text:p>5400</text:p>
          </table:table-cell>
          <table:table-cell table:formula="of:=0.000189*[$'raw data'.B6]" office:value-type="float" office:value="41.1647271966" calcext:value-type="float">
            <text:p>41.1647271966</text:p>
          </table:table-cell>
          <table:table-cell table:formula="of:=0.000189*[$'raw data'.C6]" office:value-type="float" office:value="26.5275639846" calcext:value-type="float">
            <text:p>26.5275639846</text:p>
          </table:table-cell>
          <table:table-cell table:formula="of:=0.000189*[$'raw data'.E6]" office:value-type="float" office:value="55.804691124" calcext:value-type="float">
            <text:p>55.804691124</text:p>
          </table:table-cell>
          <table:table-cell table:formula="of:=0.000189*([$'raw data'.F6] + [$'raw data'.G6])" office:value-type="float" office:value="111.9074745978" calcext:value-type="float">
            <text:p>111.9074745978</text:p>
          </table:table-cell>
          <table:table-cell table:formula="of:=0.000189*[$'raw data'.H6]" office:value-type="float" office:value="51.4681060635" calcext:value-type="float">
            <text:p>51.4681060635</text:p>
          </table:table-cell>
          <table:table-cell table:formula="of:=0.000189*[$'raw data'.I6]" office:value-type="float" office:value="23.1011244135" calcext:value-type="float">
            <text:p>23.1011244135</text:p>
          </table:table-cell>
          <table:table-cell table:formula="of:=0.000189*[$'raw data'.J6]" office:value-type="float" office:value="30.1986824265" calcext:value-type="float">
            <text:p>30.1986824265</text:p>
          </table:table-cell>
          <table:table-cell table:formula="of:=0.000189*[$'raw data'.K6]" office:value-type="float" office:value="26.853664131" calcext:value-type="float">
            <text:p>26.853664131</text:p>
          </table:table-cell>
          <table:table-cell table:formula="of:=0.000189*([$'raw data'.L6] + [$'raw data'.M6])" office:value-type="float" office:value="49.631298129" calcext:value-type="float">
            <text:p>49.631298129</text:p>
          </table:table-cell>
          <table:table-cell table:formula="of:=0.000189*([$'raw data'.D6] - [$'raw data'.O6])" office:value-type="float" office:value="-173.3852313774" calcext:value-type="float">
            <text:p>-173.3852313774</text:p>
          </table:table-cell>
          <table:table-cell table:formula="of:=-0.000189*[$'raw data'.P6]" office:value-type="float" office:value="-243.27210033" calcext:value-type="float">
            <text:p>-243.27210033</text:p>
          </table:table-cell>
          <table:table-cell table:formula="of:=SUM([.B6:.L6])" office:value-type="float" office:value="0.000000359100042146565" calcext:value-type="float">
            <text:p>3.59100042146565E-07</text:p>
          </table:table-cell>
        </table:table-row>
        <table:table-row table:style-name="ro1">
          <table:table-cell office:value-type="string" calcext:value-type="string">
            <text:p>7200</text:p>
          </table:table-cell>
          <table:table-cell table:formula="of:=0.000189*[$'raw data'.B7]" office:value-type="float" office:value="41.1472436004" calcext:value-type="float">
            <text:p>41.1472436004</text:p>
          </table:table-cell>
          <table:table-cell table:formula="of:=0.000189*[$'raw data'.C7]" office:value-type="float" office:value="26.8409560923" calcext:value-type="float">
            <text:p>26.8409560923</text:p>
          </table:table-cell>
          <table:table-cell table:formula="of:=0.000189*[$'raw data'.E7]" office:value-type="float" office:value="55.9179345564" calcext:value-type="float">
            <text:p>55.9179345564</text:p>
          </table:table-cell>
          <table:table-cell table:formula="of:=0.000189*([$'raw data'.F7] + [$'raw data'.G7])" office:value-type="float" office:value="106.0748180604" calcext:value-type="float">
            <text:p>106.0748180604</text:p>
          </table:table-cell>
          <table:table-cell table:formula="of:=0.000189*[$'raw data'.H7]" office:value-type="float" office:value="51.5169358011" calcext:value-type="float">
            <text:p>51.5169358011</text:p>
          </table:table-cell>
          <table:table-cell table:formula="of:=0.000189*[$'raw data'.I7]" office:value-type="float" office:value="23.1174363987" calcext:value-type="float">
            <text:p>23.1174363987</text:p>
          </table:table-cell>
          <table:table-cell table:formula="of:=0.000189*[$'raw data'.J7]" office:value-type="float" office:value="24.3673218243" calcext:value-type="float">
            <text:p>24.3673218243</text:p>
          </table:table-cell>
          <table:table-cell table:formula="of:=0.000189*[$'raw data'.K7]" office:value-type="float" office:value="26.8423567524" calcext:value-type="float">
            <text:p>26.8423567524</text:p>
          </table:table-cell>
          <table:table-cell table:formula="of:=0.000189*([$'raw data'.L7] + [$'raw data'.M7])" office:value-type="float" office:value="49.6194221628" calcext:value-type="float">
            <text:p>49.6194221628</text:p>
          </table:table-cell>
          <table:table-cell table:formula="of:=0.000189*([$'raw data'.D7] - [$'raw data'.O7])" office:value-type="float" office:value="-173.3470775883" calcext:value-type="float">
            <text:p>-173.3470775883</text:p>
          </table:table-cell>
          <table:table-cell table:formula="of:=-0.000189*[$'raw data'.P7]" office:value-type="float" office:value="-232.09734681" calcext:value-type="float">
            <text:p>-232.09734681</text:p>
          </table:table-cell>
          <table:table-cell table:formula="of:=SUM([.B7:.L7])" office:value-type="float" office:value="0.000000850500036619906" calcext:value-type="float">
            <text:p>8.50500036619906E-07</text:p>
          </table:table-cell>
        </table:table-row>
        <table:table-row table:style-name="ro1">
          <table:table-cell office:value-type="string" calcext:value-type="string">
            <text:p>9000</text:p>
          </table:table-cell>
          <table:table-cell table:formula="of:=0.000189*[$'raw data'.B8]" office:value-type="float" office:value="40.7404112346" calcext:value-type="float">
            <text:p>40.7404112346</text:p>
          </table:table-cell>
          <table:table-cell table:formula="of:=0.000189*[$'raw data'.C8]" office:value-type="float" office:value="26.1121581441" calcext:value-type="float">
            <text:p>26.1121581441</text:p>
          </table:table-cell>
          <table:table-cell table:formula="of:=0.000189*[$'raw data'.E8]" office:value-type="float" office:value="55.6223061051" calcext:value-type="float">
            <text:p>55.6223061051</text:p>
          </table:table-cell>
          <table:table-cell table:formula="of:=0.000189*([$'raw data'.F8] + [$'raw data'.G8])" office:value-type="float" office:value="101.1225911661" calcext:value-type="float">
            <text:p>101.1225911661</text:p>
          </table:table-cell>
          <table:table-cell table:formula="of:=0.000189*[$'raw data'.H8]" office:value-type="float" office:value="51.5294060211" calcext:value-type="float">
            <text:p>51.5294060211</text:p>
          </table:table-cell>
          <table:table-cell table:formula="of:=0.000189*[$'raw data'.I8]" office:value-type="float" office:value="23.1554558088" calcext:value-type="float">
            <text:p>23.1554558088</text:p>
          </table:table-cell>
          <table:table-cell table:formula="of:=0.000189*[$'raw data'.J8]" office:value-type="float" office:value="23.9873664114" calcext:value-type="float">
            <text:p>23.9873664114</text:p>
          </table:table-cell>
          <table:table-cell table:formula="of:=0.000189*[$'raw data'.K8]" office:value-type="float" office:value="26.7747868521" calcext:value-type="float">
            <text:p>26.7747868521</text:p>
          </table:table-cell>
          <table:table-cell table:formula="of:=0.000189*([$'raw data'.L8] + [$'raw data'.M8])" office:value-type="float" office:value="49.62537583857" calcext:value-type="float">
            <text:p>49.62537583857</text:p>
          </table:table-cell>
          <table:table-cell table:formula="of:=0.000189*([$'raw data'.D8] - [$'raw data'.O8])" office:value-type="float" office:value="-174.1746684069" calcext:value-type="float">
            <text:p>-174.1746684069</text:p>
          </table:table-cell>
          <table:table-cell table:formula="of:=-0.000189*[$'raw data'.P8]" office:value-type="float" office:value="-224.49518847" calcext:value-type="float">
            <text:p>-224.49518847</text:p>
          </table:table-cell>
          <table:table-cell table:formula="of:=SUM([.B8:.L8])" office:value-type="float" office:value="0.000000704970027243235" calcext:value-type="float">
            <text:p>7.04970027243235E-07</text:p>
          </table:table-cell>
        </table:table-row>
        <table:table-row table:style-name="ro1">
          <table:table-cell office:value-type="string" calcext:value-type="string">
            <text:p>10800</text:p>
          </table:table-cell>
          <table:table-cell table:formula="of:=0.000189*[$'raw data'.B9]" office:value-type="float" office:value="40.4147158128" calcext:value-type="float">
            <text:p>40.4147158128</text:p>
          </table:table-cell>
          <table:table-cell table:formula="of:=0.000189*[$'raw data'.C9]" office:value-type="float" office:value="25.6688669412" calcext:value-type="float">
            <text:p>25.6688669412</text:p>
          </table:table-cell>
          <table:table-cell table:formula="of:=0.000189*[$'raw data'.E9]" office:value-type="float" office:value="54.5087037222" calcext:value-type="float">
            <text:p>54.5087037222</text:p>
          </table:table-cell>
          <table:table-cell table:formula="of:=0.000189*([$'raw data'.F9] + [$'raw data'.G9])" office:value-type="float" office:value="96.8207822001" calcext:value-type="float">
            <text:p>96.8207822001</text:p>
          </table:table-cell>
          <table:table-cell table:formula="of:=0.000189*[$'raw data'.H9]" office:value-type="float" office:value="51.6981139038" calcext:value-type="float">
            <text:p>51.6981139038</text:p>
          </table:table-cell>
          <table:table-cell table:formula="of:=0.000189*[$'raw data'.I9]" office:value-type="float" office:value="23.1252573699" calcext:value-type="float">
            <text:p>23.1252573699</text:p>
          </table:table-cell>
          <table:table-cell table:formula="of:=0.000189*[$'raw data'.J9]" office:value-type="float" office:value="22.9883961384" calcext:value-type="float">
            <text:p>22.9883961384</text:p>
          </table:table-cell>
          <table:table-cell table:formula="of:=0.000189*[$'raw data'.K9]" office:value-type="float" office:value="26.804352708" calcext:value-type="float">
            <text:p>26.804352708</text:p>
          </table:table-cell>
          <table:table-cell table:formula="of:=0.000189*([$'raw data'.L9] + [$'raw data'.M9])" office:value-type="float" office:value="49.65618891492" calcext:value-type="float">
            <text:p>49.65618891492</text:p>
          </table:table-cell>
          <table:table-cell table:formula="of:=0.000189*([$'raw data'.D9] - [$'raw data'.O9])" office:value-type="float" office:value="-174.2544171648" calcext:value-type="float">
            <text:p>-174.2544171648</text:p>
          </table:table-cell>
          <table:table-cell table:formula="of:=-0.000189*[$'raw data'.P9]" office:value-type="float" office:value="-217.43096004" calcext:value-type="float">
            <text:p>-217.43096004</text:p>
          </table:table-cell>
          <table:table-cell table:formula="of:=SUM([.B9:.L9])" office:value-type="float" office:value="0.00000050651998151352" calcext:value-type="float">
            <text:p>5.0651998151352E-07</text:p>
          </table:table-cell>
        </table:table-row>
        <table:table-row table:style-name="ro1">
          <table:table-cell office:value-type="string" calcext:value-type="string">
            <text:p>12600</text:p>
          </table:table-cell>
          <table:table-cell table:formula="of:=0.000189*[$'raw data'.B10]" office:value-type="float" office:value="40.4704203309" calcext:value-type="float">
            <text:p>40.4704203309</text:p>
          </table:table-cell>
          <table:table-cell table:formula="of:=0.000189*[$'raw data'.C10]" office:value-type="float" office:value="25.5332257992" calcext:value-type="float">
            <text:p>25.5332257992</text:p>
          </table:table-cell>
          <table:table-cell table:formula="of:=0.000189*[$'raw data'.E10]" office:value-type="float" office:value="55.1038363911" calcext:value-type="float">
            <text:p>55.1038363911</text:p>
          </table:table-cell>
          <table:table-cell table:formula="of:=0.000189*([$'raw data'.F10] + [$'raw data'.G10])" office:value-type="float" office:value="92.64633897519" calcext:value-type="float">
            <text:p>92.64633897519</text:p>
          </table:table-cell>
          <table:table-cell table:formula="of:=0.000189*[$'raw data'.H10]" office:value-type="float" office:value="51.714176598" calcext:value-type="float">
            <text:p>51.714176598</text:p>
          </table:table-cell>
          <table:table-cell table:formula="of:=0.000189*[$'raw data'.I10]" office:value-type="float" office:value="23.3272103337" calcext:value-type="float">
            <text:p>23.3272103337</text:p>
          </table:table-cell>
          <table:table-cell table:formula="of:=0.000189*[$'raw data'.J10]" office:value-type="float" office:value="19.4954525892" calcext:value-type="float">
            <text:p>19.4954525892</text:p>
          </table:table-cell>
          <table:table-cell table:formula="of:=0.000189*[$'raw data'.K10]" office:value-type="float" office:value="26.8259031873" calcext:value-type="float">
            <text:p>26.8259031873</text:p>
          </table:table-cell>
          <table:table-cell table:formula="of:=0.000189*([$'raw data'.L10] + [$'raw data'.M10])" office:value-type="float" office:value="49.61713641003" calcext:value-type="float">
            <text:p>49.61713641003</text:p>
          </table:table-cell>
          <table:table-cell table:formula="of:=0.000189*([$'raw data'.D10] - [$'raw data'.O10])" office:value-type="float" office:value="-173.88462294" calcext:value-type="float">
            <text:p>-173.88462294</text:p>
          </table:table-cell>
          <table:table-cell table:formula="of:=-0.000189*[$'raw data'.P10]" office:value-type="float" office:value="-210.84907851" calcext:value-type="float">
            <text:p>-210.84907851</text:p>
          </table:table-cell>
          <table:table-cell table:formula="of:=SUM([.B10:.L10])" office:value-type="float" office:value="-0.000000835379978525452" calcext:value-type="float">
            <text:p>-8.35379978525452E-07</text:p>
          </table:table-cell>
        </table:table-row>
        <table:table-row table:style-name="ro1">
          <table:table-cell office:value-type="string" calcext:value-type="string">
            <text:p>14400</text:p>
          </table:table-cell>
          <table:table-cell table:formula="of:=0.000189*[$'raw data'.B11]" office:value-type="float" office:value="41.4666223209" calcext:value-type="float">
            <text:p>41.4666223209</text:p>
          </table:table-cell>
          <table:table-cell table:formula="of:=0.000189*[$'raw data'.C11]" office:value-type="float" office:value="27.066057984" calcext:value-type="float">
            <text:p>27.066057984</text:p>
          </table:table-cell>
          <table:table-cell table:formula="of:=0.000189*[$'raw data'.E11]" office:value-type="float" office:value="48.6910858581" calcext:value-type="float">
            <text:p>48.6910858581</text:p>
          </table:table-cell>
          <table:table-cell table:formula="of:=0.000189*([$'raw data'.F11] + [$'raw data'.G11])" office:value-type="float" office:value="92.53951367283" calcext:value-type="float">
            <text:p>92.53951367283</text:p>
          </table:table-cell>
          <table:table-cell table:formula="of:=0.000189*[$'raw data'.H11]" office:value-type="float" office:value="51.353258229" calcext:value-type="float">
            <text:p>51.353258229</text:p>
          </table:table-cell>
          <table:table-cell table:formula="of:=0.000189*[$'raw data'.I11]" office:value-type="float" office:value="23.1195826071" calcext:value-type="float">
            <text:p>23.1195826071</text:p>
          </table:table-cell>
          <table:table-cell table:formula="of:=0.000189*[$'raw data'.J11]" office:value-type="float" office:value="19.5845897709" calcext:value-type="float">
            <text:p>19.5845897709</text:p>
          </table:table-cell>
          <table:table-cell table:formula="of:=0.000189*[$'raw data'.K11]" office:value-type="float" office:value="26.8163995869" calcext:value-type="float">
            <text:p>26.8163995869</text:p>
          </table:table-cell>
          <table:table-cell table:formula="of:=0.000189*([$'raw data'.L11] + [$'raw data'.M11])" office:value-type="float" office:value="49.62948405786" calcext:value-type="float">
            <text:p>49.62948405786</text:p>
          </table:table-cell>
          <table:table-cell table:formula="of:=0.000189*([$'raw data'.D11] - [$'raw data'.O11])" office:value-type="float" office:value="-175.6957864662" calcext:value-type="float">
            <text:p>-175.6957864662</text:p>
          </table:table-cell>
          <table:table-cell table:formula="of:=-0.000189*[$'raw data'.P11]" office:value-type="float" office:value="-204.57080847" calcext:value-type="float">
            <text:p>-204.57080847</text:p>
          </table:table-cell>
          <table:table-cell table:formula="of:=SUM([.B11:.L11])" office:value-type="float" office:value="-0.000000848610007153638" calcext:value-type="float">
            <text:p>-8.48610007153638E-07</text:p>
          </table:table-cell>
        </table:table-row>
        <table:table-row table:style-name="ro1">
          <table:table-cell office:value-type="string" calcext:value-type="string">
            <text:p>16200</text:p>
          </table:table-cell>
          <table:table-cell table:formula="of:=0.000189*[$'raw data'.B12]" office:value-type="float" office:value="40.9474577484" calcext:value-type="float">
            <text:p>40.9474577484</text:p>
          </table:table-cell>
          <table:table-cell table:formula="of:=0.000189*[$'raw data'.C12]" office:value-type="float" office:value="26.2575291384" calcext:value-type="float">
            <text:p>26.2575291384</text:p>
          </table:table-cell>
          <table:table-cell table:formula="of:=0.000189*[$'raw data'.E12]" office:value-type="float" office:value="47.9434934475" calcext:value-type="float">
            <text:p>47.9434934475</text:p>
          </table:table-cell>
          <table:table-cell table:formula="of:=0.000189*([$'raw data'.F12] + [$'raw data'.G12])" office:value-type="float" office:value="92.50083596817" calcext:value-type="float">
            <text:p>92.50083596817</text:p>
          </table:table-cell>
          <table:table-cell table:formula="of:=0.000189*[$'raw data'.H12]" office:value-type="float" office:value="51.3302491422" calcext:value-type="float">
            <text:p>51.3302491422</text:p>
          </table:table-cell>
          <table:table-cell table:formula="of:=0.000189*[$'raw data'.I12]" office:value-type="float" office:value="23.1209580546" calcext:value-type="float">
            <text:p>23.1209580546</text:p>
          </table:table-cell>
          <table:table-cell table:formula="of:=0.000189*[$'raw data'.J12]" office:value-type="float" office:value="19.5371738856" calcext:value-type="float">
            <text:p>19.5371738856</text:p>
          </table:table-cell>
          <table:table-cell table:formula="of:=0.000189*[$'raw data'.K12]" office:value-type="float" office:value="26.8525987002" calcext:value-type="float">
            <text:p>26.8525987002</text:p>
          </table:table-cell>
          <table:table-cell table:formula="of:=0.000189*([$'raw data'.L12] + [$'raw data'.M12])" office:value-type="float" office:value="49.6073111562" calcext:value-type="float">
            <text:p>49.6073111562</text:p>
          </table:table-cell>
          <table:table-cell table:formula="of:=0.000189*([$'raw data'.D12] - [$'raw data'.O12])" office:value-type="float" office:value="-176.0199571494" calcext:value-type="float">
            <text:p>-176.0199571494</text:p>
          </table:table-cell>
          <table:table-cell table:formula="of:=-0.000189*[$'raw data'.P12]" office:value-type="float" office:value="-202.07765088" calcext:value-type="float">
            <text:p>-202.07765088</text:p>
          </table:table-cell>
          <table:table-cell table:formula="of:=SUM([.B12:.L12])" office:value-type="float" office:value="-0.000000788129952411509" calcext:value-type="float">
            <text:p>-7.88129952411509E-07</text:p>
          </table:table-cell>
        </table:table-row>
        <table:table-row table:style-name="ro1">
          <table:table-cell office:value-type="string" calcext:value-type="string">
            <text:p>18000</text:p>
          </table:table-cell>
          <table:table-cell table:formula="of:=0.000189*[$'raw data'.B13]" office:value-type="float" office:value="40.2598796796" calcext:value-type="float">
            <text:p>40.2598796796</text:p>
          </table:table-cell>
          <table:table-cell table:formula="of:=0.000189*[$'raw data'.C13]" office:value-type="float" office:value="25.2396589599" calcext:value-type="float">
            <text:p>25.2396589599</text:p>
          </table:table-cell>
          <table:table-cell table:formula="of:=0.000189*[$'raw data'.E13]" office:value-type="float" office:value="47.5147106028" calcext:value-type="float">
            <text:p>47.5147106028</text:p>
          </table:table-cell>
          <table:table-cell table:formula="of:=0.000189*([$'raw data'.F13] + [$'raw data'.G13])" office:value-type="float" office:value="92.49748651017" calcext:value-type="float">
            <text:p>92.49748651017</text:p>
          </table:table-cell>
          <table:table-cell table:formula="of:=0.000189*[$'raw data'.H13]" office:value-type="float" office:value="51.3644678001" calcext:value-type="float">
            <text:p>51.3644678001</text:p>
          </table:table-cell>
          <table:table-cell table:formula="of:=0.000189*[$'raw data'.I13]" office:value-type="float" office:value="23.126982543" calcext:value-type="float">
            <text:p>23.126982543</text:p>
          </table:table-cell>
          <table:table-cell table:formula="of:=0.000189*[$'raw data'.J13]" office:value-type="float" office:value="19.7002843443" calcext:value-type="float">
            <text:p>19.7002843443</text:p>
          </table:table-cell>
          <table:table-cell table:formula="of:=0.000189*[$'raw data'.K13]" office:value-type="float" office:value="26.8852716405" calcext:value-type="float">
            <text:p>26.8852716405</text:p>
          </table:table-cell>
          <table:table-cell table:formula="of:=0.000189*([$'raw data'.L13] + [$'raw data'.M13])" office:value-type="float" office:value="49.62349219086" calcext:value-type="float">
            <text:p>49.62349219086</text:p>
          </table:table-cell>
          <table:table-cell table:formula="of:=0.000189*([$'raw data'.D13] - [$'raw data'.O13])" office:value-type="float" office:value="-176.5349924121" calcext:value-type="float">
            <text:p>-176.5349924121</text:p>
          </table:table-cell>
          <table:table-cell table:formula="of:=-0.000189*[$'raw data'.P13]" office:value-type="float" office:value="-199.67724126" calcext:value-type="float">
            <text:p>-199.67724126</text:p>
          </table:table-cell>
          <table:table-cell table:formula="of:=SUM([.B13:.L13])" office:value-type="float" office:value="0.000000599129968748002" calcext:value-type="float">
            <text:p>5.99129968748002E-07</text:p>
          </table:table-cell>
        </table:table-row>
        <table:table-row table:style-name="ro1">
          <table:table-cell office:value-type="string" calcext:value-type="string">
            <text:p>19800</text:p>
          </table:table-cell>
          <table:table-cell table:formula="of:=0.000189*[$'raw data'.B14]" office:value-type="float" office:value="40.6507611069" calcext:value-type="float">
            <text:p>40.6507611069</text:p>
          </table:table-cell>
          <table:table-cell table:formula="of:=0.000189*[$'raw data'.C14]" office:value-type="float" office:value="26.0219775123" calcext:value-type="float">
            <text:p>26.0219775123</text:p>
          </table:table-cell>
          <table:table-cell table:formula="of:=0.000189*[$'raw data'.E14]" office:value-type="float" office:value="48.265161714" calcext:value-type="float">
            <text:p>48.265161714</text:p>
          </table:table-cell>
          <table:table-cell table:formula="of:=0.000189*([$'raw data'.F14] + [$'raw data'.G14])" office:value-type="float" office:value="92.43953329275" calcext:value-type="float">
            <text:p>92.43953329275</text:p>
          </table:table-cell>
          <table:table-cell table:formula="of:=0.000189*[$'raw data'.H14]" office:value-type="float" office:value="51.3260079822" calcext:value-type="float">
            <text:p>51.3260079822</text:p>
          </table:table-cell>
          <table:table-cell table:formula="of:=0.000189*[$'raw data'.I14]" office:value-type="float" office:value="23.1093236493" calcext:value-type="float">
            <text:p>23.1093236493</text:p>
          </table:table-cell>
          <table:table-cell table:formula="of:=0.000189*[$'raw data'.J14]" office:value-type="float" office:value="19.6760201274" calcext:value-type="float">
            <text:p>19.6760201274</text:p>
          </table:table-cell>
          <table:table-cell table:formula="of:=0.000189*[$'raw data'.K14]" office:value-type="float" office:value="26.9481897972" calcext:value-type="float">
            <text:p>26.9481897972</text:p>
          </table:table-cell>
          <table:table-cell table:formula="of:=0.000189*([$'raw data'.L14] + [$'raw data'.M14])" office:value-type="float" office:value="49.68369136143" calcext:value-type="float">
            <text:p>49.68369136143</text:p>
          </table:table-cell>
          <table:table-cell table:formula="of:=0.000189*([$'raw data'.D14] - [$'raw data'.O14])" office:value-type="float" office:value="-180.141166107" calcext:value-type="float">
            <text:p>-180.141166107</text:p>
          </table:table-cell>
          <table:table-cell table:formula="of:=-0.000189*[$'raw data'.P14]" office:value-type="float" office:value="-197.97949962" calcext:value-type="float">
            <text:p>-197.97949962</text:p>
          </table:table-cell>
          <table:table-cell table:formula="of:=SUM([.B14:.L14])" office:value-type="float" office:value="0.000000816480046239576" calcext:value-type="float">
            <text:p>8.16480046239576E-07</text:p>
          </table:table-cell>
        </table:table-row>
        <table:table-row table:style-name="ro1">
          <table:table-cell office:value-type="string" calcext:value-type="string">
            <text:p>21600</text:p>
          </table:table-cell>
          <table:table-cell table:formula="of:=0.000189*[$'raw data'.B15]" office:value-type="float" office:value="39.8163493728" calcext:value-type="float">
            <text:p>39.8163493728</text:p>
          </table:table-cell>
          <table:table-cell table:formula="of:=0.000189*[$'raw data'.C15]" office:value-type="float" office:value="24.9764339916" calcext:value-type="float">
            <text:p>24.9764339916</text:p>
          </table:table-cell>
          <table:table-cell table:formula="of:=0.000189*[$'raw data'.E15]" office:value-type="float" office:value="47.463278373" calcext:value-type="float">
            <text:p>47.463278373</text:p>
          </table:table-cell>
          <table:table-cell table:formula="of:=0.000189*([$'raw data'.F15] + [$'raw data'.G15])" office:value-type="float" office:value="92.45746316331" calcext:value-type="float">
            <text:p>92.45746316331</text:p>
          </table:table-cell>
          <table:table-cell table:formula="of:=0.000189*[$'raw data'.H15]" office:value-type="float" office:value="51.3467569125" calcext:value-type="float">
            <text:p>51.3467569125</text:p>
          </table:table-cell>
          <table:table-cell table:formula="of:=0.000189*[$'raw data'.I15]" office:value-type="float" office:value="23.1501897774" calcext:value-type="float">
            <text:p>23.1501897774</text:p>
          </table:table-cell>
          <table:table-cell table:formula="of:=0.000189*[$'raw data'.J15]" office:value-type="float" office:value="19.6544622015" calcext:value-type="float">
            <text:p>19.6544622015</text:p>
          </table:table-cell>
          <table:table-cell table:formula="of:=0.000189*[$'raw data'.K15]" office:value-type="float" office:value="26.9511939144" calcext:value-type="float">
            <text:p>26.9511939144</text:p>
          </table:table-cell>
          <table:table-cell table:formula="of:=0.000189*([$'raw data'.L15] + [$'raw data'.M15])" office:value-type="float" office:value="49.60711745577" calcext:value-type="float">
            <text:p>49.60711745577</text:p>
          </table:table-cell>
          <table:table-cell table:formula="of:=0.000189*([$'raw data'.D15] - [$'raw data'.O15])" office:value-type="float" office:value="-180.8147579112" calcext:value-type="float">
            <text:p>-180.8147579112</text:p>
          </table:table-cell>
          <table:table-cell table:formula="of:=-0.000189*[$'raw data'.P15]" office:value-type="float" office:value="-194.60848806" calcext:value-type="float">
            <text:p>-194.60848806</text:p>
          </table:table-cell>
          <table:table-cell table:formula="of:=SUM([.B15:.L15])" office:value-type="float" office:value="-0.00000080892002785049" calcext:value-type="float">
            <text:p>-8.0892002785049E-07</text:p>
          </table:table-cell>
        </table:table-row>
        <table:table-row table:style-name="ro1">
          <table:table-cell office:value-type="string" calcext:value-type="string">
            <text:p>23400</text:p>
          </table:table-cell>
          <table:table-cell table:formula="of:=0.000189*[$'raw data'.B16]" office:value-type="float" office:value="40.5294646302" calcext:value-type="float">
            <text:p>40.5294646302</text:p>
          </table:table-cell>
          <table:table-cell table:formula="of:=0.000189*[$'raw data'.C16]" office:value-type="float" office:value="25.9978308534" calcext:value-type="float">
            <text:p>25.9978308534</text:p>
          </table:table-cell>
          <table:table-cell table:formula="of:=0.000189*[$'raw data'.E16]" office:value-type="float" office:value="47.7211937076" calcext:value-type="float">
            <text:p>47.7211937076</text:p>
          </table:table-cell>
          <table:table-cell table:formula="of:=0.000189*([$'raw data'.F16] + [$'raw data'.G16])" office:value-type="float" office:value="92.46747283389" calcext:value-type="float">
            <text:p>92.46747283389</text:p>
          </table:table-cell>
          <table:table-cell table:formula="of:=0.000189*[$'raw data'.H16]" office:value-type="float" office:value="51.681821499" calcext:value-type="float">
            <text:p>51.681821499</text:p>
          </table:table-cell>
          <table:table-cell table:formula="of:=0.000189*[$'raw data'.I16]" office:value-type="float" office:value="23.1878185812" calcext:value-type="float">
            <text:p>23.1878185812</text:p>
          </table:table-cell>
          <table:table-cell table:formula="of:=0.000189*[$'raw data'.J16]" office:value-type="float" office:value="19.7027059824" calcext:value-type="float">
            <text:p>19.7027059824</text:p>
          </table:table-cell>
          <table:table-cell table:formula="of:=0.000189*[$'raw data'.K16]" office:value-type="float" office:value="26.9816647968" calcext:value-type="float">
            <text:p>26.9816647968</text:p>
          </table:table-cell>
          <table:table-cell table:formula="of:=0.000189*([$'raw data'.L16] + [$'raw data'.M16])" office:value-type="float" office:value="49.60399922982" calcext:value-type="float">
            <text:p>49.60399922982</text:p>
          </table:table-cell>
          <table:table-cell table:formula="of:=0.000189*([$'raw data'.D16] - [$'raw data'.O16])" office:value-type="float" office:value="-180.4022329788" calcext:value-type="float">
            <text:p>-180.4022329788</text:p>
          </table:table-cell>
          <table:table-cell table:formula="of:=-0.000189*[$'raw data'.P16]" office:value-type="float" office:value="-197.47173978" calcext:value-type="float">
            <text:p>-197.47173978</text:p>
          </table:table-cell>
          <table:table-cell table:formula="of:=SUM([.B16:.L16])" office:value-type="float" office:value="-0.000000644490071977089" calcext:value-type="float">
            <text:p>-6.44490071977089E-07</text:p>
          </table:table-cell>
        </table:table-row>
        <table:table-row table:style-name="ro1">
          <table:table-cell office:value-type="string" calcext:value-type="string">
            <text:p>25200</text:p>
          </table:table-cell>
          <table:table-cell table:formula="of:=0.000189*[$'raw data'.B17]" office:value-type="float" office:value="43.2931283379" calcext:value-type="float">
            <text:p>43.2931283379</text:p>
          </table:table-cell>
          <table:table-cell table:formula="of:=0.000189*[$'raw data'.C17]" office:value-type="float" office:value="15.99028139205" calcext:value-type="float">
            <text:p>15.99028139205</text:p>
          </table:table-cell>
          <table:table-cell table:formula="of:=0.000189*[$'raw data'.E17]" office:value-type="float" office:value="55.6033639959" calcext:value-type="float">
            <text:p>55.6033639959</text:p>
          </table:table-cell>
          <table:table-cell table:formula="of:=0.000189*([$'raw data'.F17] + [$'raw data'.G17])" office:value-type="float" office:value="92.58605280981" calcext:value-type="float">
            <text:p>92.58605280981</text:p>
          </table:table-cell>
          <table:table-cell table:formula="of:=0.000189*[$'raw data'.H17]" office:value-type="float" office:value="51.3948574503" calcext:value-type="float">
            <text:p>51.3948574503</text:p>
          </table:table-cell>
          <table:table-cell table:formula="of:=0.000189*[$'raw data'.I17]" office:value-type="float" office:value="23.1840935613" calcext:value-type="float">
            <text:p>23.1840935613</text:p>
          </table:table-cell>
          <table:table-cell table:formula="of:=0.000189*[$'raw data'.J17]" office:value-type="float" office:value="19.7577531963" calcext:value-type="float">
            <text:p>19.7577531963</text:p>
          </table:table-cell>
          <table:table-cell table:formula="of:=0.000189*[$'raw data'.K17]" office:value-type="float" office:value="26.9938948356" calcext:value-type="float">
            <text:p>26.9938948356</text:p>
          </table:table-cell>
          <table:table-cell table:formula="of:=0.000189*([$'raw data'.L17] + [$'raw data'.M17])" office:value-type="float" office:value="51.42561540291" calcext:value-type="float">
            <text:p>51.42561540291</text:p>
          </table:table-cell>
          <table:table-cell table:formula="of:=0.000189*([$'raw data'.D17] - [$'raw data'.O17])" office:value-type="float" office:value="-172.6219382076" calcext:value-type="float">
            <text:p>-172.6219382076</text:p>
          </table:table-cell>
          <table:table-cell table:formula="of:=-0.000189*[$'raw data'.P17]" office:value-type="float" office:value="-207.60710292" calcext:value-type="float">
            <text:p>-207.60710292</text:p>
          </table:table-cell>
          <table:table-cell table:formula="of:=SUM([.B17:.L17])" office:value-type="float" office:value="-0.000000145530023587526" calcext:value-type="float">
            <text:p>-1.45530023587526E-07</text:p>
          </table:table-cell>
        </table:table-row>
        <table:table-row table:style-name="ro1">
          <table:table-cell office:value-type="string" calcext:value-type="string">
            <text:p>27000</text:p>
          </table:table-cell>
          <table:table-cell table:formula="of:=0.000189*[$'raw data'.B18]" office:value-type="float" office:value="42.3110617146" calcext:value-type="float">
            <text:p>42.3110617146</text:p>
          </table:table-cell>
          <table:table-cell table:formula="of:=0.000189*[$'raw data'.C18]" office:value-type="float" office:value="15.57715615974" calcext:value-type="float">
            <text:p>15.57715615974</text:p>
          </table:table-cell>
          <table:table-cell table:formula="of:=0.000189*[$'raw data'.E18]" office:value-type="float" office:value="57.1578254352" calcext:value-type="float">
            <text:p>57.1578254352</text:p>
          </table:table-cell>
          <table:table-cell table:formula="of:=0.000189*([$'raw data'.F18] + [$'raw data'.G18])" office:value-type="float" office:value="106.3009781631" calcext:value-type="float">
            <text:p>106.3009781631</text:p>
          </table:table-cell>
          <table:table-cell table:formula="of:=0.000189*[$'raw data'.H18]" office:value-type="float" office:value="51.2499170547" calcext:value-type="float">
            <text:p>51.2499170547</text:p>
          </table:table-cell>
          <table:table-cell table:formula="of:=0.000189*[$'raw data'.I18]" office:value-type="float" office:value="23.1580182519" calcext:value-type="float">
            <text:p>23.1580182519</text:p>
          </table:table-cell>
          <table:table-cell table:formula="of:=0.000189*[$'raw data'.J18]" office:value-type="float" office:value="21.6954794574" calcext:value-type="float">
            <text:p>21.6954794574</text:p>
          </table:table-cell>
          <table:table-cell table:formula="of:=0.000189*[$'raw data'.K18]" office:value-type="float" office:value="26.9776467891" calcext:value-type="float">
            <text:p>26.9776467891</text:p>
          </table:table-cell>
          <table:table-cell table:formula="of:=0.000189*([$'raw data'.L18] + [$'raw data'.M18])" office:value-type="float" office:value="54.27993769317" calcext:value-type="float">
            <text:p>54.27993769317</text:p>
          </table:table-cell>
          <table:table-cell table:formula="of:=0.000189*([$'raw data'.D18] - [$'raw data'.O18])" office:value-type="float" office:value="-175.7528944038" calcext:value-type="float">
            <text:p>-175.7528944038</text:p>
          </table:table-cell>
          <table:table-cell table:formula="of:=-0.000189*[$'raw data'.P18]" office:value-type="float" office:value="-222.95512575" calcext:value-type="float">
            <text:p>-222.95512575</text:p>
          </table:table-cell>
          <table:table-cell table:formula="of:=SUM([.B18:.L18])" office:value-type="float" office:value="0.000000565109964156818" calcext:value-type="float">
            <text:p>5.65109964156818E-07</text:p>
          </table:table-cell>
        </table:table-row>
        <table:table-row table:style-name="ro1">
          <table:table-cell office:value-type="string" calcext:value-type="string">
            <text:p>28800</text:p>
          </table:table-cell>
          <table:table-cell table:formula="of:=0.000189*[$'raw data'.B19]" office:value-type="float" office:value="42.6883735656" calcext:value-type="float">
            <text:p>42.6883735656</text:p>
          </table:table-cell>
          <table:table-cell table:formula="of:=0.000189*[$'raw data'.C19]" office:value-type="float" office:value="15.93110954988" calcext:value-type="float">
            <text:p>15.93110954988</text:p>
          </table:table-cell>
          <table:table-cell table:formula="of:=0.000189*[$'raw data'.E19]" office:value-type="float" office:value="57.9376471464" calcext:value-type="float">
            <text:p>57.9376471464</text:p>
          </table:table-cell>
          <table:table-cell table:formula="of:=0.000189*([$'raw data'.F19] + [$'raw data'.G19])" office:value-type="float" office:value="106.7695860294" calcext:value-type="float">
            <text:p>106.7695860294</text:p>
          </table:table-cell>
          <table:table-cell table:formula="of:=0.000189*[$'raw data'.H19]" office:value-type="float" office:value="51.5728885896" calcext:value-type="float">
            <text:p>51.5728885896</text:p>
          </table:table-cell>
          <table:table-cell table:formula="of:=0.000189*[$'raw data'.I19]" office:value-type="float" office:value="23.1399167391" calcext:value-type="float">
            <text:p>23.1399167391</text:p>
          </table:table-cell>
          <table:table-cell table:formula="of:=0.000189*[$'raw data'.J19]" office:value-type="float" office:value="24.3929345373" calcext:value-type="float">
            <text:p>24.3929345373</text:p>
          </table:table-cell>
          <table:table-cell table:formula="of:=0.000189*[$'raw data'.K19]" office:value-type="float" office:value="26.857579644" calcext:value-type="float">
            <text:p>26.857579644</text:p>
          </table:table-cell>
          <table:table-cell table:formula="of:=0.000189*([$'raw data'.L19] + [$'raw data'.M19])" office:value-type="float" office:value="55.09194970104" calcext:value-type="float">
            <text:p>55.09194970104</text:p>
          </table:table-cell>
          <table:table-cell table:formula="of:=0.000189*([$'raw data'.D19] - [$'raw data'.O19])" office:value-type="float" office:value="-174.7406982699" calcext:value-type="float">
            <text:p>-174.7406982699</text:p>
          </table:table-cell>
          <table:table-cell table:formula="of:=-0.000189*[$'raw data'.P19]" office:value-type="float" office:value="-229.64128803" calcext:value-type="float">
            <text:p>-229.64128803</text:p>
          </table:table-cell>
          <table:table-cell table:formula="of:=SUM([.B19:.L19])" office:value-type="float" office:value="-0.000000797580035793999" calcext:value-type="float">
            <text:p>-7.97580035793999E-07</text:p>
          </table:table-cell>
        </table:table-row>
        <table:table-row table:style-name="ro1">
          <table:table-cell office:value-type="string" calcext:value-type="string">
            <text:p>30600</text:p>
          </table:table-cell>
          <table:table-cell table:formula="of:=0.000189*[$'raw data'.B20]" office:value-type="float" office:value="44.8517496672" calcext:value-type="float">
            <text:p>44.8517496672</text:p>
          </table:table-cell>
          <table:table-cell table:formula="of:=0.000189*[$'raw data'.C20]" office:value-type="float" office:value="16.31960922375" calcext:value-type="float">
            <text:p>16.31960922375</text:p>
          </table:table-cell>
          <table:table-cell table:formula="of:=0.000189*[$'raw data'.E20]" office:value-type="float" office:value="60.155422173" calcext:value-type="float">
            <text:p>60.155422173</text:p>
          </table:table-cell>
          <table:table-cell table:formula="of:=0.000189*([$'raw data'.F20] + [$'raw data'.G20])" office:value-type="float" office:value="111.1294141776" calcext:value-type="float">
            <text:p>111.1294141776</text:p>
          </table:table-cell>
          <table:table-cell table:formula="of:=0.000189*[$'raw data'.H20]" office:value-type="float" office:value="51.6235404195" calcext:value-type="float">
            <text:p>51.6235404195</text:p>
          </table:table-cell>
          <table:table-cell table:formula="of:=0.000189*[$'raw data'.I20]" office:value-type="float" office:value="23.030168049" calcext:value-type="float">
            <text:p>23.030168049</text:p>
          </table:table-cell>
          <table:table-cell table:formula="of:=0.000189*[$'raw data'.J20]" office:value-type="float" office:value="24.5194532919" calcext:value-type="float">
            <text:p>24.5194532919</text:p>
          </table:table-cell>
          <table:table-cell table:formula="of:=0.000189*[$'raw data'.K20]" office:value-type="float" office:value="27.0306910566" calcext:value-type="float">
            <text:p>27.0306910566</text:p>
          </table:table-cell>
          <table:table-cell table:formula="of:=0.000189*([$'raw data'.L20] + [$'raw data'.M20])" office:value-type="float" office:value="52.48283681403" calcext:value-type="float">
            <text:p>52.48283681403</text:p>
          </table:table-cell>
          <table:table-cell table:formula="of:=0.000189*([$'raw data'.D20] - [$'raw data'.O20])" office:value-type="float" office:value="-168.6713226345" calcext:value-type="float">
            <text:p>-168.6713226345</text:p>
          </table:table-cell>
          <table:table-cell table:formula="of:=-0.000189*[$'raw data'.P20]" office:value-type="float" office:value="-242.47156248" calcext:value-type="float">
            <text:p>-242.47156248</text:p>
          </table:table-cell>
          <table:table-cell table:formula="of:=SUM([.B20:.L20])" office:value-type="float" office:value="-0.000000241919977383986" calcext:value-type="float">
            <text:p>-2.41919977383986E-07</text:p>
          </table:table-cell>
        </table:table-row>
        <table:table-row table:style-name="ro1">
          <table:table-cell office:value-type="string" calcext:value-type="string">
            <text:p>32400</text:p>
          </table:table-cell>
          <table:table-cell table:formula="of:=0.000189*[$'raw data'.B21]" office:value-type="float" office:value="43.8171586965" calcext:value-type="float">
            <text:p>43.8171586965</text:p>
          </table:table-cell>
          <table:table-cell table:formula="of:=0.000189*[$'raw data'.C21]" office:value-type="float" office:value="15.76548702603" calcext:value-type="float">
            <text:p>15.76548702603</text:p>
          </table:table-cell>
          <table:table-cell table:formula="of:=0.000189*[$'raw data'.E21]" office:value-type="float" office:value="59.1360101892" calcext:value-type="float">
            <text:p>59.1360101892</text:p>
          </table:table-cell>
          <table:table-cell table:formula="of:=0.000189*([$'raw data'.F21] + [$'raw data'.G21])" office:value-type="float" office:value="111.9005261262" calcext:value-type="float">
            <text:p>111.9005261262</text:p>
          </table:table-cell>
          <table:table-cell table:formula="of:=0.000189*[$'raw data'.H21]" office:value-type="float" office:value="51.5046410298" calcext:value-type="float">
            <text:p>51.5046410298</text:p>
          </table:table-cell>
          <table:table-cell table:formula="of:=0.000189*[$'raw data'.I21]" office:value-type="float" office:value="23.2279555284" calcext:value-type="float">
            <text:p>23.2279555284</text:p>
          </table:table-cell>
          <table:table-cell table:formula="of:=0.000189*[$'raw data'.J21]" office:value-type="float" office:value="24.0321304944" calcext:value-type="float">
            <text:p>24.0321304944</text:p>
          </table:table-cell>
          <table:table-cell table:formula="of:=0.000189*[$'raw data'.K21]" office:value-type="float" office:value="26.6650466103" calcext:value-type="float">
            <text:p>26.6650466103</text:p>
          </table:table-cell>
          <table:table-cell table:formula="of:=0.000189*([$'raw data'.L21] + [$'raw data'.M21])" office:value-type="float" office:value="56.44539952695" calcext:value-type="float">
            <text:p>56.44539952695</text:p>
          </table:table-cell>
          <table:table-cell table:formula="of:=0.000189*([$'raw data'.D21] - [$'raw data'.O21])" office:value-type="float" office:value="-170.3149624386" calcext:value-type="float">
            <text:p>-170.3149624386</text:p>
          </table:table-cell>
          <table:table-cell table:formula="of:=-0.000189*[$'raw data'.P21]" office:value-type="float" office:value="-242.17939305" calcext:value-type="float">
            <text:p>-242.17939305</text:p>
          </table:table-cell>
          <table:table-cell table:formula="of:=SUM([.B21:.L21])" office:value-type="float" office:value="-0.000000260820037567555" calcext:value-type="float">
            <text:p>-2.60820037567555E-07</text:p>
          </table:table-cell>
        </table:table-row>
        <table:table-row table:style-name="ro1">
          <table:table-cell office:value-type="string" calcext:value-type="string">
            <text:p>34200</text:p>
          </table:table-cell>
          <table:table-cell table:formula="of:=0.000189*[$'raw data'.B22]" office:value-type="float" office:value="43.2717986862" calcext:value-type="float">
            <text:p>43.2717986862</text:p>
          </table:table-cell>
          <table:table-cell table:formula="of:=0.000189*[$'raw data'.C22]" office:value-type="float" office:value="15.62398672716" calcext:value-type="float">
            <text:p>15.62398672716</text:p>
          </table:table-cell>
          <table:table-cell table:formula="of:=0.000189*[$'raw data'.E22]" office:value-type="float" office:value="58.7551348755" calcext:value-type="float">
            <text:p>58.7551348755</text:p>
          </table:table-cell>
          <table:table-cell table:formula="of:=0.000189*([$'raw data'.F22] + [$'raw data'.G22])" office:value-type="float" office:value="111.5747335017" calcext:value-type="float">
            <text:p>111.5747335017</text:p>
          </table:table-cell>
          <table:table-cell table:formula="of:=0.000189*[$'raw data'.H22]" office:value-type="float" office:value="51.1257665835" calcext:value-type="float">
            <text:p>51.1257665835</text:p>
          </table:table-cell>
          <table:table-cell table:formula="of:=0.000189*[$'raw data'.I22]" office:value-type="float" office:value="22.9023500328" calcext:value-type="float">
            <text:p>22.9023500328</text:p>
          </table:table-cell>
          <table:table-cell table:formula="of:=0.000189*[$'raw data'.J22]" office:value-type="float" office:value="39.1829915295" calcext:value-type="float">
            <text:p>39.1829915295</text:p>
          </table:table-cell>
          <table:table-cell table:formula="of:=0.000189*[$'raw data'.K22]" office:value-type="float" office:value="26.5994847216" calcext:value-type="float">
            <text:p>26.5994847216</text:p>
          </table:table-cell>
          <table:table-cell table:formula="of:=0.000189*([$'raw data'.L22] + [$'raw data'.M22])" office:value-type="float" office:value="62.24115555693" calcext:value-type="float">
            <text:p>62.24115555693</text:p>
          </table:table-cell>
          <table:table-cell table:formula="of:=0.000189*([$'raw data'.D22] - [$'raw data'.O22])" office:value-type="float" office:value="-171.365850747" calcext:value-type="float">
            <text:p>-171.365850747</text:p>
          </table:table-cell>
          <table:table-cell table:formula="of:=-0.000189*[$'raw data'.P22]" office:value-type="float" office:value="-259.91155071" calcext:value-type="float">
            <text:p>-259.91155071</text:p>
          </table:table-cell>
          <table:table-cell table:formula="of:=SUM([.B22:.L22])" office:value-type="float" office:value="0.000000757889935698586" calcext:value-type="float">
            <text:p>7.57889935698586E-07</text:p>
          </table:table-cell>
        </table:table-row>
        <table:table-row table:style-name="ro1">
          <table:table-cell office:value-type="string" calcext:value-type="string">
            <text:p>36000</text:p>
          </table:table-cell>
          <table:table-cell table:formula="of:=0.000189*[$'raw data'.B23]" office:value-type="float" office:value="43.1262646038" calcext:value-type="float">
            <text:p>43.1262646038</text:p>
          </table:table-cell>
          <table:table-cell table:formula="of:=0.000189*[$'raw data'.C23]" office:value-type="float" office:value="15.55062373116" calcext:value-type="float">
            <text:p>15.55062373116</text:p>
          </table:table-cell>
          <table:table-cell table:formula="of:=0.000189*[$'raw data'.E23]" office:value-type="float" office:value="58.5199714932" calcext:value-type="float">
            <text:p>58.5199714932</text:p>
          </table:table-cell>
          <table:table-cell table:formula="of:=0.000189*([$'raw data'.F23] + [$'raw data'.G23])" office:value-type="float" office:value="111.4838478054" calcext:value-type="float">
            <text:p>111.4838478054</text:p>
          </table:table-cell>
          <table:table-cell table:formula="of:=0.000189*[$'raw data'.H23]" office:value-type="float" office:value="51.0581493198" calcext:value-type="float">
            <text:p>51.0581493198</text:p>
          </table:table-cell>
          <table:table-cell table:formula="of:=0.000189*[$'raw data'.I23]" office:value-type="float" office:value="23.113354131" calcext:value-type="float">
            <text:p>23.113354131</text:p>
          </table:table-cell>
          <table:table-cell table:formula="of:=0.000189*[$'raw data'.J23]" office:value-type="float" office:value="40.0255330797" calcext:value-type="float">
            <text:p>40.0255330797</text:p>
          </table:table-cell>
          <table:table-cell table:formula="of:=0.000189*[$'raw data'.K23]" office:value-type="float" office:value="26.4647788839" calcext:value-type="float">
            <text:p>26.4647788839</text:p>
          </table:table-cell>
          <table:table-cell table:formula="of:=0.000189*([$'raw data'.L23] + [$'raw data'.M23])" office:value-type="float" office:value="64.02351699891" calcext:value-type="float">
            <text:p>64.02351699891</text:p>
          </table:table-cell>
          <table:table-cell table:formula="of:=0.000189*([$'raw data'.D23] - [$'raw data'.O23])" office:value-type="float" office:value="-175.876999137" calcext:value-type="float">
            <text:p>-175.876999137</text:p>
          </table:table-cell>
          <table:table-cell table:formula="of:=-0.000189*[$'raw data'.P23]" office:value-type="float" office:value="-257.48904132" calcext:value-type="float">
            <text:p>-257.48904132</text:p>
          </table:table-cell>
          <table:table-cell table:formula="of:=SUM([.B23:.L23])" office:value-type="float" office:value="-0.000000410129985084495" calcext:value-type="float">
            <text:p>-4.10129985084495E-07</text:p>
          </table:table-cell>
        </table:table-row>
        <table:table-row table:style-name="ro1">
          <table:table-cell office:value-type="string" calcext:value-type="string">
            <text:p>37800</text:p>
          </table:table-cell>
          <table:table-cell table:formula="of:=0.000189*[$'raw data'.B24]" office:value-type="float" office:value="44.4791685807" calcext:value-type="float">
            <text:p>44.4791685807</text:p>
          </table:table-cell>
          <table:table-cell table:formula="of:=0.000189*[$'raw data'.C24]" office:value-type="float" office:value="15.98123501478" calcext:value-type="float">
            <text:p>15.98123501478</text:p>
          </table:table-cell>
          <table:table-cell table:formula="of:=0.000189*[$'raw data'.E24]" office:value-type="float" office:value="59.9797814868" calcext:value-type="float">
            <text:p>59.9797814868</text:p>
          </table:table-cell>
          <table:table-cell table:formula="of:=0.000189*([$'raw data'.F24] + [$'raw data'.G24])" office:value-type="float" office:value="111.6092311803" calcext:value-type="float">
            <text:p>111.6092311803</text:p>
          </table:table-cell>
          <table:table-cell table:formula="of:=0.000189*[$'raw data'.H24]" office:value-type="float" office:value="50.7432717099" calcext:value-type="float">
            <text:p>50.7432717099</text:p>
          </table:table-cell>
          <table:table-cell table:formula="of:=0.000189*[$'raw data'.I24]" office:value-type="float" office:value="23.1645708441" calcext:value-type="float">
            <text:p>23.1645708441</text:p>
          </table:table-cell>
          <table:table-cell table:formula="of:=0.000189*[$'raw data'.J24]" office:value-type="float" office:value="39.8064493827" calcext:value-type="float">
            <text:p>39.8064493827</text:p>
          </table:table-cell>
          <table:table-cell table:formula="of:=0.000189*[$'raw data'.K24]" office:value-type="float" office:value="26.4063253419" calcext:value-type="float">
            <text:p>26.4063253419</text:p>
          </table:table-cell>
          <table:table-cell table:formula="of:=0.000189*([$'raw data'.L24] + [$'raw data'.M24])" office:value-type="float" office:value="62.44634758383" calcext:value-type="float">
            <text:p>62.44634758383</text:p>
          </table:table-cell>
          <table:table-cell table:formula="of:=0.000189*([$'raw data'.D24] - [$'raw data'.O24])" office:value-type="float" office:value="-174.6454776507" calcext:value-type="float">
            <text:p>-174.6454776507</text:p>
          </table:table-cell>
          <table:table-cell table:formula="of:=-0.000189*[$'raw data'.P24]" office:value-type="float" office:value="-259.97090427" calcext:value-type="float">
            <text:p>-259.97090427</text:p>
          </table:table-cell>
          <table:table-cell table:formula="of:=SUM([.B24:.L24])" office:value-type="float" office:value="-0.000000795689906851749" calcext:value-type="float">
            <text:p>-7.95689906851749E-07</text:p>
          </table:table-cell>
        </table:table-row>
        <table:table-row table:style-name="ro1">
          <table:table-cell office:value-type="string" calcext:value-type="string">
            <text:p>39600</text:p>
          </table:table-cell>
          <table:table-cell table:formula="of:=0.000189*[$'raw data'.B25]" office:value-type="float" office:value="43.1784672732" calcext:value-type="float">
            <text:p>43.1784672732</text:p>
          </table:table-cell>
          <table:table-cell table:formula="of:=0.000189*[$'raw data'.C25]" office:value-type="float" office:value="15.61777529319" calcext:value-type="float">
            <text:p>15.61777529319</text:p>
          </table:table-cell>
          <table:table-cell table:formula="of:=0.000189*[$'raw data'.E25]" office:value-type="float" office:value="59.0195000241" calcext:value-type="float">
            <text:p>59.0195000241</text:p>
          </table:table-cell>
          <table:table-cell table:formula="of:=0.000189*([$'raw data'.F25] + [$'raw data'.G25])" office:value-type="float" office:value="111.7192981653" calcext:value-type="float">
            <text:p>111.7192981653</text:p>
          </table:table-cell>
          <table:table-cell table:formula="of:=0.000189*[$'raw data'.H25]" office:value-type="float" office:value="50.6501104914" calcext:value-type="float">
            <text:p>50.6501104914</text:p>
          </table:table-cell>
          <table:table-cell table:formula="of:=0.000189*[$'raw data'.I25]" office:value-type="float" office:value="23.0094465993" calcext:value-type="float">
            <text:p>23.0094465993</text:p>
          </table:table-cell>
          <table:table-cell table:formula="of:=0.000189*[$'raw data'.J25]" office:value-type="float" office:value="39.6524487618" calcext:value-type="float">
            <text:p>39.6524487618</text:p>
          </table:table-cell>
          <table:table-cell table:formula="of:=0.000189*[$'raw data'.K25]" office:value-type="float" office:value="26.3025944496" calcext:value-type="float">
            <text:p>26.3025944496</text:p>
          </table:table-cell>
          <table:table-cell table:formula="of:=0.000189*([$'raw data'.L25] + [$'raw data'.M25])" office:value-type="float" office:value="63.87313524795" calcext:value-type="float">
            <text:p>63.87313524795</text:p>
          </table:table-cell>
          <table:table-cell table:formula="of:=0.000189*([$'raw data'.D25] - [$'raw data'.O25])" office:value-type="float" office:value="-175.8578762871" calcext:value-type="float">
            <text:p>-175.8578762871</text:p>
          </table:table-cell>
          <table:table-cell table:formula="of:=-0.000189*[$'raw data'.P25]" office:value-type="float" office:value="-257.16490065" calcext:value-type="float">
            <text:p>-257.16490065</text:p>
          </table:table-cell>
          <table:table-cell table:formula="of:=SUM([.B25:.L25])" office:value-type="float" office:value="-0.000000631260036243475" calcext:value-type="float">
            <text:p>-6.31260036243475E-07</text:p>
          </table:table-cell>
        </table:table-row>
        <table:table-row table:style-name="ro1">
          <table:table-cell office:value-type="string" calcext:value-type="string">
            <text:p>41400</text:p>
          </table:table-cell>
          <table:table-cell table:formula="of:=0.000189*[$'raw data'.B26]" office:value-type="float" office:value="43.3760838777" calcext:value-type="float">
            <text:p>43.3760838777</text:p>
          </table:table-cell>
          <table:table-cell table:formula="of:=0.000189*[$'raw data'.C26]" office:value-type="float" office:value="15.59953559304" calcext:value-type="float">
            <text:p>15.59953559304</text:p>
          </table:table-cell>
          <table:table-cell table:formula="of:=0.000189*[$'raw data'.E26]" office:value-type="float" office:value="61.5838544433" calcext:value-type="float">
            <text:p>61.5838544433</text:p>
          </table:table-cell>
          <table:table-cell table:formula="of:=0.000189*([$'raw data'.F26] + [$'raw data'.G26])" office:value-type="float" office:value="111.8402534214" calcext:value-type="float">
            <text:p>111.8402534214</text:p>
          </table:table-cell>
          <table:table-cell table:formula="of:=0.000189*[$'raw data'.H26]" office:value-type="float" office:value="50.5138662693" calcext:value-type="float">
            <text:p>50.5138662693</text:p>
          </table:table-cell>
          <table:table-cell table:formula="of:=0.000189*[$'raw data'.I26]" office:value-type="float" office:value="22.854962592" calcext:value-type="float">
            <text:p>22.854962592</text:p>
          </table:table-cell>
          <table:table-cell table:formula="of:=0.000189*[$'raw data'.J26]" office:value-type="float" office:value="39.1918728285" calcext:value-type="float">
            <text:p>39.1918728285</text:p>
          </table:table-cell>
          <table:table-cell table:formula="of:=0.000189*[$'raw data'.K26]" office:value-type="float" office:value="26.5216003731" calcext:value-type="float">
            <text:p>26.5216003731</text:p>
          </table:table-cell>
          <table:table-cell table:formula="of:=0.000189*([$'raw data'.L26] + [$'raw data'.M26])" office:value-type="float" office:value="63.87951438918" calcext:value-type="float">
            <text:p>63.87951438918</text:p>
          </table:table-cell>
          <table:table-cell table:formula="of:=0.000189*([$'raw data'.D26] - [$'raw data'.O26])" office:value-type="float" office:value="-173.524935339" calcext:value-type="float">
            <text:p>-173.524935339</text:p>
          </table:table-cell>
          <table:table-cell table:formula="of:=-0.000189*[$'raw data'.P26]" office:value-type="float" office:value="-261.83660832" calcext:value-type="float">
            <text:p>-261.83660832</text:p>
          </table:table-cell>
          <table:table-cell table:formula="of:=SUM([.B26:.L26])" office:value-type="float" office:value="0.000000128519971553942" calcext:value-type="float">
            <text:p>1.28519971553942E-07</text:p>
          </table:table-cell>
        </table:table-row>
        <table:table-row table:style-name="ro1">
          <table:table-cell office:value-type="string" calcext:value-type="string">
            <text:p>43200</text:p>
          </table:table-cell>
          <table:table-cell table:formula="of:=0.000189*[$'raw data'.B27]" office:value-type="float" office:value="43.10311131" calcext:value-type="float">
            <text:p>43.10311131</text:p>
          </table:table-cell>
          <table:table-cell table:formula="of:=0.000189*[$'raw data'.C27]" office:value-type="float" office:value="15.54955283637" calcext:value-type="float">
            <text:p>15.54955283637</text:p>
          </table:table-cell>
          <table:table-cell table:formula="of:=0.000189*[$'raw data'.E27]" office:value-type="float" office:value="63.2722121766" calcext:value-type="float">
            <text:p>63.2722121766</text:p>
          </table:table-cell>
          <table:table-cell table:formula="of:=0.000189*([$'raw data'.F27] + [$'raw data'.G27])" office:value-type="float" office:value="111.6979553403" calcext:value-type="float">
            <text:p>111.6979553403</text:p>
          </table:table-cell>
          <table:table-cell table:formula="of:=0.000189*[$'raw data'.H27]" office:value-type="float" office:value="50.224014225" calcext:value-type="float">
            <text:p>50.224014225</text:p>
          </table:table-cell>
          <table:table-cell table:formula="of:=0.000189*[$'raw data'.I27]" office:value-type="float" office:value="22.9724332362" calcext:value-type="float">
            <text:p>22.9724332362</text:p>
          </table:table-cell>
          <table:table-cell table:formula="of:=0.000189*[$'raw data'.J27]" office:value-type="float" office:value="39.4633770174" calcext:value-type="float">
            <text:p>39.4633770174</text:p>
          </table:table-cell>
          <table:table-cell table:formula="of:=0.000189*[$'raw data'.K27]" office:value-type="float" office:value="26.4030426765" calcext:value-type="float">
            <text:p>26.4030426765</text:p>
          </table:table-cell>
          <table:table-cell table:formula="of:=0.000189*([$'raw data'.L27] + [$'raw data'.M27])" office:value-type="float" office:value="63.66219207768" calcext:value-type="float">
            <text:p>63.66219207768</text:p>
          </table:table-cell>
          <table:table-cell table:formula="of:=0.000189*([$'raw data'.D27] - [$'raw data'.O27])" office:value-type="float" office:value="-167.8313467782" calcext:value-type="float">
            <text:p>-167.8313467782</text:p>
          </table:table-cell>
          <table:table-cell table:formula="of:=-0.000189*[$'raw data'.P27]" office:value-type="float" office:value="-268.51654494" calcext:value-type="float">
            <text:p>-268.51654494</text:p>
          </table:table-cell>
          <table:table-cell table:formula="of:=SUM([.B27:.L27])" office:value-type="float" office:value="-0.00000082214999252983" calcext:value-type="float">
            <text:p>-8.2214999252983E-07</text:p>
          </table:table-cell>
        </table:table-row>
        <table:table-row table:style-name="ro1">
          <table:table-cell office:value-type="string" calcext:value-type="string">
            <text:p>45000</text:p>
          </table:table-cell>
          <table:table-cell table:formula="of:=0.000189*[$'raw data'.B28]" office:value-type="float" office:value="43.4463772302" calcext:value-type="float">
            <text:p>43.4463772302</text:p>
          </table:table-cell>
          <table:table-cell table:formula="of:=0.000189*[$'raw data'.C28]" office:value-type="float" office:value="15.7092878817" calcext:value-type="float">
            <text:p>15.7092878817</text:p>
          </table:table-cell>
          <table:table-cell table:formula="of:=0.000189*[$'raw data'.E28]" office:value-type="float" office:value="63.3073842639" calcext:value-type="float">
            <text:p>63.3073842639</text:p>
          </table:table-cell>
          <table:table-cell table:formula="of:=0.000189*([$'raw data'.F28] + [$'raw data'.G28])" office:value-type="float" office:value="111.6096641982" calcext:value-type="float">
            <text:p>111.6096641982</text:p>
          </table:table-cell>
          <table:table-cell table:formula="of:=0.000189*[$'raw data'.H28]" office:value-type="float" office:value="49.9163206185" calcext:value-type="float">
            <text:p>49.9163206185</text:p>
          </table:table-cell>
          <table:table-cell table:formula="of:=0.000189*[$'raw data'.I28]" office:value-type="float" office:value="22.829897034" calcext:value-type="float">
            <text:p>22.829897034</text:p>
          </table:table-cell>
          <table:table-cell table:formula="of:=0.000189*[$'raw data'.J28]" office:value-type="float" office:value="39.497850504" calcext:value-type="float">
            <text:p>39.497850504</text:p>
          </table:table-cell>
          <table:table-cell table:formula="of:=0.000189*[$'raw data'.K28]" office:value-type="float" office:value="26.1550108701" calcext:value-type="float">
            <text:p>26.1550108701</text:p>
          </table:table-cell>
          <table:table-cell table:formula="of:=0.000189*([$'raw data'.L28] + [$'raw data'.M28])" office:value-type="float" office:value="63.63725982138" calcext:value-type="float">
            <text:p>63.63725982138</text:p>
          </table:table-cell>
          <table:table-cell table:formula="of:=0.000189*([$'raw data'.D28] - [$'raw data'.O28])" office:value-type="float" office:value="-167.2685052507" calcext:value-type="float">
            <text:p>-167.2685052507</text:p>
          </table:table-cell>
          <table:table-cell table:formula="of:=-0.000189*[$'raw data'.P28]" office:value-type="float" office:value="-268.84054764" calcext:value-type="float">
            <text:p>-268.84054764</text:p>
          </table:table-cell>
          <table:table-cell table:formula="of:=SUM([.B28:.L28])" office:value-type="float" office:value="-0.00000046872000325493" calcext:value-type="float">
            <text:p>-4.6872000325493E-07</text:p>
          </table:table-cell>
        </table:table-row>
        <table:table-row table:style-name="ro1">
          <table:table-cell office:value-type="string" calcext:value-type="string">
            <text:p>46800</text:p>
          </table:table-cell>
          <table:table-cell table:formula="of:=0.000189*[$'raw data'.B29]" office:value-type="float" office:value="43.8747507009" calcext:value-type="float">
            <text:p>43.8747507009</text:p>
          </table:table-cell>
          <table:table-cell table:formula="of:=0.000189*[$'raw data'.C29]" office:value-type="float" office:value="15.7916204964" calcext:value-type="float">
            <text:p>15.7916204964</text:p>
          </table:table-cell>
          <table:table-cell table:formula="of:=0.000189*[$'raw data'.E29]" office:value-type="float" office:value="63.3353008302" calcext:value-type="float">
            <text:p>63.3353008302</text:p>
          </table:table-cell>
          <table:table-cell table:formula="of:=0.000189*([$'raw data'.F29] + [$'raw data'.G29])" office:value-type="float" office:value="111.1012946631" calcext:value-type="float">
            <text:p>111.1012946631</text:p>
          </table:table-cell>
          <table:table-cell table:formula="of:=0.000189*[$'raw data'.H29]" office:value-type="float" office:value="49.7354726799" calcext:value-type="float">
            <text:p>49.7354726799</text:p>
          </table:table-cell>
          <table:table-cell table:formula="of:=0.000189*[$'raw data'.I29]" office:value-type="float" office:value="22.9671804537" calcext:value-type="float">
            <text:p>22.9671804537</text:p>
          </table:table-cell>
          <table:table-cell table:formula="of:=0.000189*[$'raw data'.J29]" office:value-type="float" office:value="39.3801397542" calcext:value-type="float">
            <text:p>39.3801397542</text:p>
          </table:table-cell>
          <table:table-cell table:formula="of:=0.000189*[$'raw data'.K29]" office:value-type="float" office:value="26.2423529298" calcext:value-type="float">
            <text:p>26.2423529298</text:p>
          </table:table-cell>
          <table:table-cell table:formula="of:=0.000189*([$'raw data'.L29] + [$'raw data'.M29])" office:value-type="float" office:value="63.66988836369" calcext:value-type="float">
            <text:p>63.66988836369</text:p>
          </table:table-cell>
          <table:table-cell table:formula="of:=0.000189*([$'raw data'.D29] - [$'raw data'.O29])" office:value-type="float" office:value="-165.7087262397" calcext:value-type="float">
            <text:p>-165.7087262397</text:p>
          </table:table-cell>
          <table:table-cell table:formula="of:=-0.000189*[$'raw data'.P29]" office:value-type="float" office:value="-270.38927412" calcext:value-type="float">
            <text:p>-270.38927412</text:p>
          </table:table-cell>
          <table:table-cell table:formula="of:=SUM([.B29:.L29])" office:value-type="float" office:value="0.000000512190041490612" calcext:value-type="float">
            <text:p>5.12190041490612E-07</text:p>
          </table:table-cell>
        </table:table-row>
        <table:table-row table:style-name="ro1">
          <table:table-cell office:value-type="string" calcext:value-type="string">
            <text:p>48600</text:p>
          </table:table-cell>
          <table:table-cell table:formula="of:=0.000189*[$'raw data'.B30]" office:value-type="float" office:value="43.2957448161" calcext:value-type="float">
            <text:p>43.2957448161</text:p>
          </table:table-cell>
          <table:table-cell table:formula="of:=0.000189*[$'raw data'.C30]" office:value-type="float" office:value="15.46591602717" calcext:value-type="float">
            <text:p>15.46591602717</text:p>
          </table:table-cell>
          <table:table-cell table:formula="of:=0.000189*[$'raw data'.E30]" office:value-type="float" office:value="68.3315051328" calcext:value-type="float">
            <text:p>68.3315051328</text:p>
          </table:table-cell>
          <table:table-cell table:formula="of:=0.000189*([$'raw data'.F30] + [$'raw data'.G30])" office:value-type="float" office:value="111.2544622665" calcext:value-type="float">
            <text:p>111.2544622665</text:p>
          </table:table-cell>
          <table:table-cell table:formula="of:=0.000189*[$'raw data'.H30]" office:value-type="float" office:value="49.5847763082" calcext:value-type="float">
            <text:p>49.5847763082</text:p>
          </table:table-cell>
          <table:table-cell table:formula="of:=0.000189*[$'raw data'.I30]" office:value-type="float" office:value="22.8187366785" calcext:value-type="float">
            <text:p>22.8187366785</text:p>
          </table:table-cell>
          <table:table-cell table:formula="of:=0.000189*[$'raw data'.J30]" office:value-type="float" office:value="39.2712802713" calcext:value-type="float">
            <text:p>39.2712802713</text:p>
          </table:table-cell>
          <table:table-cell table:formula="of:=0.000189*[$'raw data'.K30]" office:value-type="float" office:value="26.0982711423" calcext:value-type="float">
            <text:p>26.0982711423</text:p>
          </table:table-cell>
          <table:table-cell table:formula="of:=0.000189*([$'raw data'.L30] + [$'raw data'.M30])" office:value-type="float" office:value="63.60660091989" calcext:value-type="float">
            <text:p>63.60660091989</text:p>
          </table:table-cell>
          <table:table-cell table:formula="of:=0.000189*([$'raw data'.D30] - [$'raw data'.O30])" office:value-type="float" office:value="-166.7899907226" calcext:value-type="float">
            <text:p>-166.7899907226</text:p>
          </table:table-cell>
          <table:table-cell table:formula="of:=-0.000189*[$'raw data'.P30]" office:value-type="float" office:value="-272.93730219" calcext:value-type="float">
            <text:p>-272.93730219</text:p>
          </table:table-cell>
          <table:table-cell table:formula="of:=SUM([.B30:.L30])" office:value-type="float" office:value="0.000000650160032478198" calcext:value-type="float">
            <text:p>6.50160032478198E-07</text:p>
          </table:table-cell>
        </table:table-row>
        <table:table-row table:style-name="ro1">
          <table:table-cell office:value-type="string" calcext:value-type="string">
            <text:p>50400</text:p>
          </table:table-cell>
          <table:table-cell table:formula="of:=0.000189*[$'raw data'.B31]" office:value-type="float" office:value="43.0077964365" calcext:value-type="float">
            <text:p>43.0077964365</text:p>
          </table:table-cell>
          <table:table-cell table:formula="of:=0.000189*[$'raw data'.C31]" office:value-type="float" office:value="15.36828759711" calcext:value-type="float">
            <text:p>15.36828759711</text:p>
          </table:table-cell>
          <table:table-cell table:formula="of:=0.000189*[$'raw data'.E31]" office:value-type="float" office:value="68.3550169218" calcext:value-type="float">
            <text:p>68.3550169218</text:p>
          </table:table-cell>
          <table:table-cell table:formula="of:=0.000189*([$'raw data'.F31] + [$'raw data'.G31])" office:value-type="float" office:value="110.3638791465" calcext:value-type="float">
            <text:p>110.3638791465</text:p>
          </table:table-cell>
          <table:table-cell table:formula="of:=0.000189*[$'raw data'.H31]" office:value-type="float" office:value="49.6475354403" calcext:value-type="float">
            <text:p>49.6475354403</text:p>
          </table:table-cell>
          <table:table-cell table:formula="of:=0.000189*[$'raw data'.I31]" office:value-type="float" office:value="22.8704536368" calcext:value-type="float">
            <text:p>22.8704536368</text:p>
          </table:table-cell>
          <table:table-cell table:formula="of:=0.000189*[$'raw data'.J31]" office:value-type="float" office:value="39.3059804067" calcext:value-type="float">
            <text:p>39.3059804067</text:p>
          </table:table-cell>
          <table:table-cell table:formula="of:=0.000189*[$'raw data'.K31]" office:value-type="float" office:value="26.0807161986" calcext:value-type="float">
            <text:p>26.0807161986</text:p>
          </table:table-cell>
          <table:table-cell table:formula="of:=0.000189*([$'raw data'.L31] + [$'raw data'.M31])" office:value-type="float" office:value="63.68182987131" calcext:value-type="float">
            <text:p>63.68182987131</text:p>
          </table:table-cell>
          <table:table-cell table:formula="of:=0.000189*([$'raw data'.D31] - [$'raw data'.O31])" office:value-type="float" office:value="-166.7035348461" calcext:value-type="float">
            <text:p>-166.7035348461</text:p>
          </table:table-cell>
          <table:table-cell table:formula="of:=-0.000189*[$'raw data'.P31]" office:value-type="float" office:value="-271.97796087" calcext:value-type="float">
            <text:p>-271.97796087</text:p>
          </table:table-cell>
          <table:table-cell table:formula="of:=SUM([.B31:.L31])" office:value-type="float" office:value="-0.000000060480012109565" calcext:value-type="float">
            <text:p>-6.0480012109565E-08</text:p>
          </table:table-cell>
        </table:table-row>
        <table:table-row table:style-name="ro1">
          <table:table-cell office:value-type="string" calcext:value-type="string">
            <text:p>52200</text:p>
          </table:table-cell>
          <table:table-cell table:formula="of:=0.000189*[$'raw data'.B32]" office:value-type="float" office:value="43.1616210039" calcext:value-type="float">
            <text:p>43.1616210039</text:p>
          </table:table-cell>
          <table:table-cell table:formula="of:=0.000189*[$'raw data'.C32]" office:value-type="float" office:value="15.43218673374" calcext:value-type="float">
            <text:p>15.43218673374</text:p>
          </table:table-cell>
          <table:table-cell table:formula="of:=0.000189*[$'raw data'.E32]" office:value-type="float" office:value="68.7665685987" calcext:value-type="float">
            <text:p>68.7665685987</text:p>
          </table:table-cell>
          <table:table-cell table:formula="of:=0.000189*([$'raw data'.F32] + [$'raw data'.G32])" office:value-type="float" office:value="110.6637389109" calcext:value-type="float">
            <text:p>110.6637389109</text:p>
          </table:table-cell>
          <table:table-cell table:formula="of:=0.000189*[$'raw data'.H32]" office:value-type="float" office:value="49.729852368" calcext:value-type="float">
            <text:p>49.729852368</text:p>
          </table:table-cell>
          <table:table-cell table:formula="of:=0.000189*[$'raw data'.I32]" office:value-type="float" office:value="22.8882418443" calcext:value-type="float">
            <text:p>22.8882418443</text:p>
          </table:table-cell>
          <table:table-cell table:formula="of:=0.000189*[$'raw data'.J32]" office:value-type="float" office:value="39.0769202502" calcext:value-type="float">
            <text:p>39.0769202502</text:p>
          </table:table-cell>
          <table:table-cell table:formula="of:=0.000189*[$'raw data'.K32]" office:value-type="float" office:value="25.9839955053" calcext:value-type="float">
            <text:p>25.9839955053</text:p>
          </table:table-cell>
          <table:table-cell table:formula="of:=0.000189*([$'raw data'.L32] + [$'raw data'.M32])" office:value-type="float" office:value="63.89000877861" calcext:value-type="float">
            <text:p>63.89000877861</text:p>
          </table:table-cell>
          <table:table-cell table:formula="of:=0.000189*([$'raw data'.D32] - [$'raw data'.O32])" office:value-type="float" office:value="-165.9089812464" calcext:value-type="float">
            <text:p>-165.9089812464</text:p>
          </table:table-cell>
          <table:table-cell table:formula="of:=-0.000189*[$'raw data'.P32]" office:value-type="float" office:value="-273.6841527" calcext:value-type="float">
            <text:p>-273.6841527</text:p>
          </table:table-cell>
          <table:table-cell table:formula="of:=SUM([.B32:.L32])" office:value-type="float" office:value="0.0000000472500403247977" calcext:value-type="float">
            <text:p>4.72500403247977E-08</text:p>
          </table:table-cell>
        </table:table-row>
        <table:table-row table:style-name="ro1">
          <table:table-cell office:value-type="string" calcext:value-type="string">
            <text:p>54000</text:p>
          </table:table-cell>
          <table:table-cell table:formula="of:=0.000189*[$'raw data'.B33]" office:value-type="float" office:value="42.2698753071" calcext:value-type="float">
            <text:p>42.2698753071</text:p>
          </table:table-cell>
          <table:table-cell table:formula="of:=0.000189*[$'raw data'.C33]" office:value-type="float" office:value="15.10494789825" calcext:value-type="float">
            <text:p>15.10494789825</text:p>
          </table:table-cell>
          <table:table-cell table:formula="of:=0.000189*[$'raw data'.E33]" office:value-type="float" office:value="64.5330892185" calcext:value-type="float">
            <text:p>64.5330892185</text:p>
          </table:table-cell>
          <table:table-cell table:formula="of:=0.000189*([$'raw data'.F33] + [$'raw data'.G33])" office:value-type="float" office:value="110.7263843595" calcext:value-type="float">
            <text:p>110.7263843595</text:p>
          </table:table-cell>
          <table:table-cell table:formula="of:=0.000189*[$'raw data'.H33]" office:value-type="float" office:value="49.725039483" calcext:value-type="float">
            <text:p>49.725039483</text:p>
          </table:table-cell>
          <table:table-cell table:formula="of:=0.000189*[$'raw data'.I33]" office:value-type="float" office:value="22.869199206" calcext:value-type="float">
            <text:p>22.869199206</text:p>
          </table:table-cell>
          <table:table-cell table:formula="of:=0.000189*[$'raw data'.J33]" office:value-type="float" office:value="39.1606930638" calcext:value-type="float">
            <text:p>39.1606930638</text:p>
          </table:table-cell>
          <table:table-cell table:formula="of:=0.000189*[$'raw data'.K33]" office:value-type="float" office:value="26.2674039726" calcext:value-type="float">
            <text:p>26.2674039726</text:p>
          </table:table-cell>
          <table:table-cell table:formula="of:=0.000189*([$'raw data'.L33] + [$'raw data'.M33])" office:value-type="float" office:value="63.85020745194" calcext:value-type="float">
            <text:p>63.85020745194</text:p>
          </table:table-cell>
          <table:table-cell table:formula="of:=0.000189*([$'raw data'.D33] - [$'raw data'.O33])" office:value-type="float" office:value="-166.068515844" calcext:value-type="float">
            <text:p>-166.068515844</text:p>
          </table:table-cell>
          <table:table-cell table:formula="of:=-0.000189*[$'raw data'.P33]" office:value-type="float" office:value="-268.43832351" calcext:value-type="float">
            <text:p>-268.43832351</text:p>
          </table:table-cell>
          <table:table-cell table:formula="of:=SUM([.B33:.L33])" office:value-type="float" office:value="0.000000606689980031661" calcext:value-type="float">
            <text:p>6.06689980031661E-07</text:p>
          </table:table-cell>
        </table:table-row>
        <table:table-row table:style-name="ro1">
          <table:table-cell office:value-type="string" calcext:value-type="string">
            <text:p>55800</text:p>
          </table:table-cell>
          <table:table-cell table:formula="of:=0.000189*[$'raw data'.B34]" office:value-type="float" office:value="43.0663434201" calcext:value-type="float">
            <text:p>43.0663434201</text:p>
          </table:table-cell>
          <table:table-cell table:formula="of:=0.000189*[$'raw data'.C34]" office:value-type="float" office:value="18.32112920295" calcext:value-type="float">
            <text:p>18.32112920295</text:p>
          </table:table-cell>
          <table:table-cell table:formula="of:=0.000189*[$'raw data'.E34]" office:value-type="float" office:value="67.7693608641" calcext:value-type="float">
            <text:p>67.7693608641</text:p>
          </table:table-cell>
          <table:table-cell table:formula="of:=0.000189*([$'raw data'.F34] + [$'raw data'.G34])" office:value-type="float" office:value="110.7002887893" calcext:value-type="float">
            <text:p>110.7002887893</text:p>
          </table:table-cell>
          <table:table-cell table:formula="of:=0.000189*[$'raw data'.H34]" office:value-type="float" office:value="49.7484632547" calcext:value-type="float">
            <text:p>49.7484632547</text:p>
          </table:table-cell>
          <table:table-cell table:formula="of:=0.000189*[$'raw data'.I34]" office:value-type="float" office:value="22.8941593776" calcext:value-type="float">
            <text:p>22.8941593776</text:p>
          </table:table-cell>
          <table:table-cell table:formula="of:=0.000189*[$'raw data'.J34]" office:value-type="float" office:value="39.1728166578" calcext:value-type="float">
            <text:p>39.1728166578</text:p>
          </table:table-cell>
          <table:table-cell table:formula="of:=0.000189*[$'raw data'.K34]" office:value-type="float" office:value="26.3098089387" calcext:value-type="float">
            <text:p>26.3098089387</text:p>
          </table:table-cell>
          <table:table-cell table:formula="of:=0.000189*([$'raw data'.L34] + [$'raw data'.M34])" office:value-type="float" office:value="63.92777171193" calcext:value-type="float">
            <text:p>63.92777171193</text:p>
          </table:table-cell>
          <table:table-cell table:formula="of:=0.000189*([$'raw data'.D34] - [$'raw data'.O34])" office:value-type="float" office:value="-168.7595318829" calcext:value-type="float">
            <text:p>-168.7595318829</text:p>
          </table:table-cell>
          <table:table-cell table:formula="of:=-0.000189*[$'raw data'.P34]" office:value-type="float" office:value="-273.15060948" calcext:value-type="float">
            <text:p>-273.15060948</text:p>
          </table:table-cell>
          <table:table-cell table:formula="of:=SUM([.B34:.L34])" office:value-type="float" office:value="0.000000854280017392739" calcext:value-type="float">
            <text:p>8.54280017392739E-07</text:p>
          </table:table-cell>
        </table:table-row>
        <table:table-row table:style-name="ro1">
          <table:table-cell office:value-type="string" calcext:value-type="string">
            <text:p>57600</text:p>
          </table:table-cell>
          <table:table-cell table:formula="of:=0.000189*[$'raw data'.B35]" office:value-type="float" office:value="41.1116332032" calcext:value-type="float">
            <text:p>41.1116332032</text:p>
          </table:table-cell>
          <table:table-cell table:formula="of:=0.000189*[$'raw data'.C35]" office:value-type="float" office:value="19.7619026724" calcext:value-type="float">
            <text:p>19.7619026724</text:p>
          </table:table-cell>
          <table:table-cell table:formula="of:=0.000189*[$'raw data'.E35]" office:value-type="float" office:value="66.9191119506" calcext:value-type="float">
            <text:p>66.9191119506</text:p>
          </table:table-cell>
          <table:table-cell table:formula="of:=0.000189*([$'raw data'.F35] + [$'raw data'.G35])" office:value-type="float" office:value="110.7521218881" calcext:value-type="float">
            <text:p>110.7521218881</text:p>
          </table:table-cell>
          <table:table-cell table:formula="of:=0.000189*[$'raw data'.H35]" office:value-type="float" office:value="49.7428347024" calcext:value-type="float">
            <text:p>49.7428347024</text:p>
          </table:table-cell>
          <table:table-cell table:formula="of:=0.000189*[$'raw data'.I35]" office:value-type="float" office:value="22.2432384636" calcext:value-type="float">
            <text:p>22.2432384636</text:p>
          </table:table-cell>
          <table:table-cell table:formula="of:=0.000189*[$'raw data'.J35]" office:value-type="float" office:value="39.1520679543" calcext:value-type="float">
            <text:p>39.1520679543</text:p>
          </table:table-cell>
          <table:table-cell table:formula="of:=0.000189*[$'raw data'.K35]" office:value-type="float" office:value="26.2714801167" calcext:value-type="float">
            <text:p>26.2714801167</text:p>
          </table:table-cell>
          <table:table-cell table:formula="of:=0.000189*([$'raw data'.L35] + [$'raw data'.M35])" office:value-type="float" office:value="63.89849393172" calcext:value-type="float">
            <text:p>63.89849393172</text:p>
          </table:table-cell>
          <table:table-cell table:formula="of:=0.000189*([$'raw data'.D35] - [$'raw data'.O35])" office:value-type="float" office:value="-169.9210865142" calcext:value-type="float">
            <text:p>-169.9210865142</text:p>
          </table:table-cell>
          <table:table-cell table:formula="of:=-0.000189*[$'raw data'.P35]" office:value-type="float" office:value="-269.93179773" calcext:value-type="float">
            <text:p>-269.93179773</text:p>
          </table:table-cell>
          <table:table-cell table:formula="of:=SUM([.B35:.L35])" office:value-type="float" office:value="0.00000063881994805115" calcext:value-type="float">
            <text:p>6.3881994805115E-07</text:p>
          </table:table-cell>
        </table:table-row>
        <table:table-row table:style-name="ro1">
          <table:table-cell office:value-type="string" calcext:value-type="string">
            <text:p>59400</text:p>
          </table:table-cell>
          <table:table-cell table:formula="of:=0.000189*[$'raw data'.B36]" office:value-type="float" office:value="42.1059919896" calcext:value-type="float">
            <text:p>42.1059919896</text:p>
          </table:table-cell>
          <table:table-cell table:formula="of:=0.000189*[$'raw data'.C36]" office:value-type="float" office:value="20.3034475854" calcext:value-type="float">
            <text:p>20.3034475854</text:p>
          </table:table-cell>
          <table:table-cell table:formula="of:=0.000189*[$'raw data'.E36]" office:value-type="float" office:value="67.0683193614" calcext:value-type="float">
            <text:p>67.0683193614</text:p>
          </table:table-cell>
          <table:table-cell table:formula="of:=0.000189*([$'raw data'.F36] + [$'raw data'.G36])" office:value-type="float" office:value="110.7218373219" calcext:value-type="float">
            <text:p>110.7218373219</text:p>
          </table:table-cell>
          <table:table-cell table:formula="of:=0.000189*[$'raw data'.H36]" office:value-type="float" office:value="49.7280873537" calcext:value-type="float">
            <text:p>49.7280873537</text:p>
          </table:table-cell>
          <table:table-cell table:formula="of:=0.000189*[$'raw data'.I36]" office:value-type="float" office:value="22.654534329" calcext:value-type="float">
            <text:p>22.654534329</text:p>
          </table:table-cell>
          <table:table-cell table:formula="of:=0.000189*[$'raw data'.J36]" office:value-type="float" office:value="39.2822877825" calcext:value-type="float">
            <text:p>39.2822877825</text:p>
          </table:table-cell>
          <table:table-cell table:formula="of:=0.000189*[$'raw data'.K36]" office:value-type="float" office:value="26.2428265449" calcext:value-type="float">
            <text:p>26.2428265449</text:p>
          </table:table-cell>
          <table:table-cell table:formula="of:=0.000189*([$'raw data'.L36] + [$'raw data'.M36])" office:value-type="float" office:value="63.9298565766" calcext:value-type="float">
            <text:p>63.9298565766</text:p>
          </table:table-cell>
          <table:table-cell table:formula="of:=0.000189*([$'raw data'.D36] - [$'raw data'.O36])" office:value-type="float" office:value="-169.4218287636" calcext:value-type="float">
            <text:p>-169.4218287636</text:p>
          </table:table-cell>
          <table:table-cell table:formula="of:=-0.000189*[$'raw data'.P36]" office:value-type="float" office:value="-272.61535959" calcext:value-type="float">
            <text:p>-272.61535959</text:p>
          </table:table-cell>
          <table:table-cell table:formula="of:=SUM([.B36:.L36])" office:value-type="float" office:value="0.00000049140012947646" calcext:value-type="float">
            <text:p>4.9140012947646E-07</text:p>
          </table:table-cell>
        </table:table-row>
        <table:table-row table:style-name="ro1">
          <table:table-cell office:value-type="string" calcext:value-type="string">
            <text:p>61200</text:p>
          </table:table-cell>
          <table:table-cell table:formula="of:=0.000189*[$'raw data'.B37]" office:value-type="float" office:value="43.3184666229" calcext:value-type="float">
            <text:p>43.3184666229</text:p>
          </table:table-cell>
          <table:table-cell table:formula="of:=0.000189*[$'raw data'.C37]" office:value-type="float" office:value="20.775011166" calcext:value-type="float">
            <text:p>20.775011166</text:p>
          </table:table-cell>
          <table:table-cell table:formula="of:=0.000189*[$'raw data'.E37]" office:value-type="float" office:value="67.8664088298" calcext:value-type="float">
            <text:p>67.8664088298</text:p>
          </table:table-cell>
          <table:table-cell table:formula="of:=0.000189*([$'raw data'.F37] + [$'raw data'.G37])" office:value-type="float" office:value="110.7683340057" calcext:value-type="float">
            <text:p>110.7683340057</text:p>
          </table:table-cell>
          <table:table-cell table:formula="of:=0.000189*[$'raw data'.H37]" office:value-type="float" office:value="49.8049442037" calcext:value-type="float">
            <text:p>49.8049442037</text:p>
          </table:table-cell>
          <table:table-cell table:formula="of:=0.000189*[$'raw data'.I37]" office:value-type="float" office:value="22.5793268442" calcext:value-type="float">
            <text:p>22.5793268442</text:p>
          </table:table-cell>
          <table:table-cell table:formula="of:=0.000189*[$'raw data'.J37]" office:value-type="float" office:value="39.1791992445" calcext:value-type="float">
            <text:p>39.1791992445</text:p>
          </table:table-cell>
          <table:table-cell table:formula="of:=0.000189*[$'raw data'.K37]" office:value-type="float" office:value="26.1890070561" calcext:value-type="float">
            <text:p>26.1890070561</text:p>
          </table:table-cell>
          <table:table-cell table:formula="of:=0.000189*([$'raw data'.L37] + [$'raw data'.M37])" office:value-type="float" office:value="63.91496611899" calcext:value-type="float">
            <text:p>63.91496611899</text:p>
          </table:table-cell>
          <table:table-cell table:formula="of:=0.000189*([$'raw data'.D37] - [$'raw data'.O37])" office:value-type="float" office:value="-168.9644085633" calcext:value-type="float">
            <text:p>-168.9644085633</text:p>
          </table:table-cell>
          <table:table-cell table:formula="of:=-0.000189*[$'raw data'.P37]" office:value-type="float" office:value="-275.43125547" calcext:value-type="float">
            <text:p>-275.43125547</text:p>
          </table:table-cell>
          <table:table-cell table:formula="of:=SUM([.B37:.L37])" office:value-type="float" office:value="0.0000000585899968541526" calcext:value-type="float">
            <text:p>5.85899968541526E-08</text:p>
          </table:table-cell>
        </table:table-row>
        <table:table-row table:style-name="ro1">
          <table:table-cell office:value-type="string" calcext:value-type="string">
            <text:p>63000</text:p>
          </table:table-cell>
          <table:table-cell table:formula="of:=0.000189*[$'raw data'.B38]" office:value-type="float" office:value="43.8301634463" calcext:value-type="float">
            <text:p>43.8301634463</text:p>
          </table:table-cell>
          <table:table-cell table:formula="of:=0.000189*[$'raw data'.C38]" office:value-type="float" office:value="21.696280893" calcext:value-type="float">
            <text:p>21.696280893</text:p>
          </table:table-cell>
          <table:table-cell table:formula="of:=0.000189*[$'raw data'.E38]" office:value-type="float" office:value="69.0982563411" calcext:value-type="float">
            <text:p>69.0982563411</text:p>
          </table:table-cell>
          <table:table-cell table:formula="of:=0.000189*([$'raw data'.F38] + [$'raw data'.G38])" office:value-type="float" office:value="110.719133091" calcext:value-type="float">
            <text:p>110.719133091</text:p>
          </table:table-cell>
          <table:table-cell table:formula="of:=0.000189*[$'raw data'.H38]" office:value-type="float" office:value="51.7908614202" calcext:value-type="float">
            <text:p>51.7908614202</text:p>
          </table:table-cell>
          <table:table-cell table:formula="of:=0.000189*[$'raw data'.I38]" office:value-type="float" office:value="23.0363779086" calcext:value-type="float">
            <text:p>23.0363779086</text:p>
          </table:table-cell>
          <table:table-cell table:formula="of:=0.000189*[$'raw data'.J38]" office:value-type="float" office:value="39.5120829411" calcext:value-type="float">
            <text:p>39.5120829411</text:p>
          </table:table-cell>
          <table:table-cell table:formula="of:=0.000189*[$'raw data'.K38]" office:value-type="float" office:value="26.2625523804" calcext:value-type="float">
            <text:p>26.2625523804</text:p>
          </table:table-cell>
          <table:table-cell table:formula="of:=0.000189*([$'raw data'.L38] + [$'raw data'.M38])" office:value-type="float" office:value="63.95120642295" calcext:value-type="float">
            <text:p>63.95120642295</text:p>
          </table:table-cell>
          <table:table-cell table:formula="of:=0.000189*([$'raw data'.D38] - [$'raw data'.O38])" office:value-type="float" office:value="-168.7652929053" calcext:value-type="float">
            <text:p>-168.7652929053</text:p>
          </table:table-cell>
          <table:table-cell table:formula="of:=-0.000189*[$'raw data'.P38]" office:value-type="float" office:value="-281.1316221" calcext:value-type="float">
            <text:p>-281.1316221</text:p>
          </table:table-cell>
          <table:table-cell table:formula="of:=SUM([.B38:.L38])" office:value-type="float" office:value="-0.000000160649953784286" calcext:value-type="float">
            <text:p>-1.60649953784286E-07</text:p>
          </table:table-cell>
        </table:table-row>
        <table:table-row table:style-name="ro1">
          <table:table-cell office:value-type="string" calcext:value-type="string">
            <text:p>64800</text:p>
          </table:table-cell>
          <table:table-cell table:formula="of:=0.000189*[$'raw data'.B39]" office:value-type="float" office:value="42.4714983147" calcext:value-type="float">
            <text:p>42.4714983147</text:p>
          </table:table-cell>
          <table:table-cell table:formula="of:=0.000189*[$'raw data'.C39]" office:value-type="float" office:value="24.6062972421" calcext:value-type="float">
            <text:p>24.6062972421</text:p>
          </table:table-cell>
          <table:table-cell table:formula="of:=0.000189*[$'raw data'.E39]" office:value-type="float" office:value="66.0669567075" calcext:value-type="float">
            <text:p>66.0669567075</text:p>
          </table:table-cell>
          <table:table-cell table:formula="of:=0.000189*([$'raw data'.F39] + [$'raw data'.G39])" office:value-type="float" office:value="110.7558671688" calcext:value-type="float">
            <text:p>110.7558671688</text:p>
          </table:table-cell>
          <table:table-cell table:formula="of:=0.000189*[$'raw data'.H39]" office:value-type="float" office:value="52.0435143144" calcext:value-type="float">
            <text:p>52.0435143144</text:p>
          </table:table-cell>
          <table:table-cell table:formula="of:=0.000189*[$'raw data'.I39]" office:value-type="float" office:value="22.5779778189" calcext:value-type="float">
            <text:p>22.5779778189</text:p>
          </table:table-cell>
          <table:table-cell table:formula="of:=0.000189*[$'raw data'.J39]" office:value-type="float" office:value="41.8436468919" calcext:value-type="float">
            <text:p>41.8436468919</text:p>
          </table:table-cell>
          <table:table-cell table:formula="of:=0.000189*[$'raw data'.K39]" office:value-type="float" office:value="26.2353446775" calcext:value-type="float">
            <text:p>26.2353446775</text:p>
          </table:table-cell>
          <table:table-cell table:formula="of:=0.000189*([$'raw data'.L39] + [$'raw data'.M39])" office:value-type="float" office:value="64.03699237005" calcext:value-type="float">
            <text:p>64.03699237005</text:p>
          </table:table-cell>
          <table:table-cell table:formula="of:=0.000189*([$'raw data'.D39] - [$'raw data'.O39])" office:value-type="float" office:value="-169.1565291045" calcext:value-type="float">
            <text:p>-169.1565291045</text:p>
          </table:table-cell>
          <table:table-cell table:formula="of:=-0.000189*[$'raw data'.P39]" office:value-type="float" office:value="-281.48156694" calcext:value-type="float">
            <text:p>-281.48156694</text:p>
          </table:table-cell>
          <table:table-cell table:formula="of:=SUM([.B39:.L39])" office:value-type="float" office:value="-0.000000538649970849292" calcext:value-type="float">
            <text:p>-5.38649970849292E-07</text:p>
          </table:table-cell>
        </table:table-row>
        <table:table-row table:style-name="ro1">
          <table:table-cell office:value-type="string" calcext:value-type="string">
            <text:p>66600</text:p>
          </table:table-cell>
          <table:table-cell table:formula="of:=0.000189*[$'raw data'.B40]" office:value-type="float" office:value="41.4112075587" calcext:value-type="float">
            <text:p>41.4112075587</text:p>
          </table:table-cell>
          <table:table-cell table:formula="of:=0.000189*[$'raw data'.C40]" office:value-type="float" office:value="27.572844474" calcext:value-type="float">
            <text:p>27.572844474</text:p>
          </table:table-cell>
          <table:table-cell table:formula="of:=0.000189*[$'raw data'.E40]" office:value-type="float" office:value="64.923713757" calcext:value-type="float">
            <text:p>64.923713757</text:p>
          </table:table-cell>
          <table:table-cell table:formula="of:=0.000189*([$'raw data'.F40] + [$'raw data'.G40])" office:value-type="float" office:value="110.8966536657" calcext:value-type="float">
            <text:p>110.8966536657</text:p>
          </table:table-cell>
          <table:table-cell table:formula="of:=0.000189*[$'raw data'.H40]" office:value-type="float" office:value="52.0948801107" calcext:value-type="float">
            <text:p>52.0948801107</text:p>
          </table:table-cell>
          <table:table-cell table:formula="of:=0.000189*[$'raw data'.I40]" office:value-type="float" office:value="22.664990754" calcext:value-type="float">
            <text:p>22.664990754</text:p>
          </table:table-cell>
          <table:table-cell table:formula="of:=0.000189*[$'raw data'.J40]" office:value-type="float" office:value="42.5933964351" calcext:value-type="float">
            <text:p>42.5933964351</text:p>
          </table:table-cell>
          <table:table-cell table:formula="of:=0.000189*[$'raw data'.K40]" office:value-type="float" office:value="26.1150678558" calcext:value-type="float">
            <text:p>26.1150678558</text:p>
          </table:table-cell>
          <table:table-cell table:formula="of:=0.000189*([$'raw data'.L40] + [$'raw data'.M40])" office:value-type="float" office:value="64.07589448008" calcext:value-type="float">
            <text:p>64.07589448008</text:p>
          </table:table-cell>
          <table:table-cell table:formula="of:=0.000189*([$'raw data'.D40] - [$'raw data'.O40])" office:value-type="float" office:value="-170.3896420653" calcext:value-type="float">
            <text:p>-170.3896420653</text:p>
          </table:table-cell>
          <table:table-cell table:formula="of:=-0.000189*[$'raw data'.P40]" office:value-type="float" office:value="-281.9590074" calcext:value-type="float">
            <text:p>-281.9590074</text:p>
          </table:table-cell>
          <table:table-cell table:formula="of:=SUM([.B40:.L40])" office:value-type="float" office:value="-0.000000374220071819309" calcext:value-type="float">
            <text:p>-3.74220071819309E-07</text:p>
          </table:table-cell>
        </table:table-row>
        <table:table-row table:style-name="ro1">
          <table:table-cell office:value-type="string" calcext:value-type="string">
            <text:p>68400</text:p>
          </table:table-cell>
          <table:table-cell table:formula="of:=0.000189*[$'raw data'.B41]" office:value-type="float" office:value="40.8022493508" calcext:value-type="float">
            <text:p>40.8022493508</text:p>
          </table:table-cell>
          <table:table-cell table:formula="of:=0.000189*[$'raw data'.C41]" office:value-type="float" office:value="26.8219950453" calcext:value-type="float">
            <text:p>26.8219950453</text:p>
          </table:table-cell>
          <table:table-cell table:formula="of:=0.000189*[$'raw data'.E41]" office:value-type="float" office:value="61.2778809825" calcext:value-type="float">
            <text:p>61.2778809825</text:p>
          </table:table-cell>
          <table:table-cell table:formula="of:=0.000189*([$'raw data'.F41] + [$'raw data'.G41])" office:value-type="float" office:value="111.0172431312" calcext:value-type="float">
            <text:p>111.0172431312</text:p>
          </table:table-cell>
          <table:table-cell table:formula="of:=0.000189*[$'raw data'.H41]" office:value-type="float" office:value="52.0814581812" calcext:value-type="float">
            <text:p>52.0814581812</text:p>
          </table:table-cell>
          <table:table-cell table:formula="of:=0.000189*[$'raw data'.I41]" office:value-type="float" office:value="22.4343874503" calcext:value-type="float">
            <text:p>22.4343874503</text:p>
          </table:table-cell>
          <table:table-cell table:formula="of:=0.000189*[$'raw data'.J41]" office:value-type="float" office:value="42.6648685617" calcext:value-type="float">
            <text:p>42.6648685617</text:p>
          </table:table-cell>
          <table:table-cell table:formula="of:=0.000189*[$'raw data'.K41]" office:value-type="float" office:value="26.1760039884" calcext:value-type="float">
            <text:p>26.1760039884</text:p>
          </table:table-cell>
          <table:table-cell table:formula="of:=0.000189*([$'raw data'.L41] + [$'raw data'.M41])" office:value-type="float" office:value="63.9819645759" calcext:value-type="float">
            <text:p>63.9819645759</text:p>
          </table:table-cell>
          <table:table-cell table:formula="of:=0.000189*([$'raw data'.D41] - [$'raw data'.O41])" office:value-type="float" office:value="-170.6401262034" calcext:value-type="float">
            <text:p>-170.6401262034</text:p>
          </table:table-cell>
          <table:table-cell table:formula="of:=-0.000189*[$'raw data'.P41]" office:value-type="float" office:value="-276.61792599" calcext:value-type="float">
            <text:p>-276.61792599</text:p>
          </table:table-cell>
          <table:table-cell table:formula="of:=SUM([.B41:.L41])" office:value-type="float" office:value="-0.000000926099886555676" calcext:value-type="float">
            <text:p>-9.26099886555676E-07</text:p>
          </table:table-cell>
        </table:table-row>
        <table:table-row table:style-name="ro1">
          <table:table-cell office:value-type="string" calcext:value-type="string">
            <text:p>70200</text:p>
          </table:table-cell>
          <table:table-cell table:formula="of:=0.000189*[$'raw data'.B42]" office:value-type="float" office:value="40.2825803184" calcext:value-type="float">
            <text:p>40.2825803184</text:p>
          </table:table-cell>
          <table:table-cell table:formula="of:=0.000189*[$'raw data'.C42]" office:value-type="float" office:value="25.9933680909" calcext:value-type="float">
            <text:p>25.9933680909</text:p>
          </table:table-cell>
          <table:table-cell table:formula="of:=0.000189*[$'raw data'.E42]" office:value-type="float" office:value="63.2034967851" calcext:value-type="float">
            <text:p>63.2034967851</text:p>
          </table:table-cell>
          <table:table-cell table:formula="of:=0.000189*([$'raw data'.F42] + [$'raw data'.G42])" office:value-type="float" office:value="111.2222630169" calcext:value-type="float">
            <text:p>111.2222630169</text:p>
          </table:table-cell>
          <table:table-cell table:formula="of:=0.000189*[$'raw data'.H42]" office:value-type="float" office:value="52.2454818879" calcext:value-type="float">
            <text:p>52.2454818879</text:p>
          </table:table-cell>
          <table:table-cell table:formula="of:=0.000189*[$'raw data'.I42]" office:value-type="float" office:value="22.3432123761" calcext:value-type="float">
            <text:p>22.3432123761</text:p>
          </table:table-cell>
          <table:table-cell table:formula="of:=0.000189*[$'raw data'.J42]" office:value-type="float" office:value="39.4520945679" calcext:value-type="float">
            <text:p>39.4520945679</text:p>
          </table:table-cell>
          <table:table-cell table:formula="of:=0.000189*[$'raw data'.K42]" office:value-type="float" office:value="26.472799647" calcext:value-type="float">
            <text:p>26.472799647</text:p>
          </table:table-cell>
          <table:table-cell table:formula="of:=0.000189*([$'raw data'.L42] + [$'raw data'.M42])" office:value-type="float" office:value="63.90406306998" calcext:value-type="float">
            <text:p>63.90406306998</text:p>
          </table:table-cell>
          <table:table-cell table:formula="of:=0.000189*([$'raw data'.D42] - [$'raw data'.O42])" office:value-type="float" office:value="-171.2286883062" calcext:value-type="float">
            <text:p>-171.2286883062</text:p>
          </table:table-cell>
          <table:table-cell table:formula="of:=-0.000189*[$'raw data'.P42]" office:value-type="float" office:value="-273.89067111" calcext:value-type="float">
            <text:p>-273.89067111</text:p>
          </table:table-cell>
          <table:table-cell table:formula="of:=SUM([.B42:.L42])" office:value-type="float" office:value="0.000000343980019579249" calcext:value-type="float">
            <text:p>3.43980019579249E-07</text:p>
          </table:table-cell>
        </table:table-row>
        <table:table-row table:style-name="ro1">
          <table:table-cell office:value-type="string" calcext:value-type="string">
            <text:p>72000</text:p>
          </table:table-cell>
          <table:table-cell table:formula="of:=0.000189*[$'raw data'.B43]" office:value-type="float" office:value="41.3885881521" calcext:value-type="float">
            <text:p>41.3885881521</text:p>
          </table:table-cell>
          <table:table-cell table:formula="of:=0.000189*[$'raw data'.C43]" office:value-type="float" office:value="28.3703129073" calcext:value-type="float">
            <text:p>28.3703129073</text:p>
          </table:table-cell>
          <table:table-cell table:formula="of:=0.000189*[$'raw data'.E43]" office:value-type="float" office:value="65.9637733482" calcext:value-type="float">
            <text:p>65.9637733482</text:p>
          </table:table-cell>
          <table:table-cell table:formula="of:=0.000189*([$'raw data'.F43] + [$'raw data'.G43])" office:value-type="float" office:value="111.332775267" calcext:value-type="float">
            <text:p>111.332775267</text:p>
          </table:table-cell>
          <table:table-cell table:formula="of:=0.000189*[$'raw data'.H43]" office:value-type="float" office:value="52.2491426667" calcext:value-type="float">
            <text:p>52.2491426667</text:p>
          </table:table-cell>
          <table:table-cell table:formula="of:=0.000189*[$'raw data'.I43]" office:value-type="float" office:value="22.8032691642" calcext:value-type="float">
            <text:p>22.8032691642</text:p>
          </table:table-cell>
          <table:table-cell table:formula="of:=0.000189*[$'raw data'.J43]" office:value-type="float" office:value="37.0250840106" calcext:value-type="float">
            <text:p>37.0250840106</text:p>
          </table:table-cell>
          <table:table-cell table:formula="of:=0.000189*[$'raw data'.K43]" office:value-type="float" office:value="26.3413751139" calcext:value-type="float">
            <text:p>26.3413751139</text:p>
          </table:table-cell>
          <table:table-cell table:formula="of:=0.000189*([$'raw data'.L43] + [$'raw data'.M43])" office:value-type="float" office:value="63.85248888417" calcext:value-type="float">
            <text:p>63.85248888417</text:p>
          </table:table-cell>
          <table:table-cell table:formula="of:=0.000189*([$'raw data'.D43] - [$'raw data'.O43])" office:value-type="float" office:value="-170.5652437608" calcext:value-type="float">
            <text:p>-170.5652437608</text:p>
          </table:table-cell>
          <table:table-cell table:formula="of:=-0.000189*[$'raw data'.P43]" office:value-type="float" office:value="-278.76156588" calcext:value-type="float">
            <text:p>-278.76156588</text:p>
          </table:table-cell>
          <table:table-cell table:formula="of:=SUM([.B43:.L43])" office:value-type="float" office:value="-0.000000126629998931094" calcext:value-type="float">
            <text:p>-1.26629998931094E-07</text:p>
          </table:table-cell>
        </table:table-row>
        <table:table-row table:style-name="ro1">
          <table:table-cell office:value-type="string" calcext:value-type="string">
            <text:p>73800</text:p>
          </table:table-cell>
          <table:table-cell table:formula="of:=0.000189*[$'raw data'.B44]" office:value-type="float" office:value="40.5237754278" calcext:value-type="float">
            <text:p>40.5237754278</text:p>
          </table:table-cell>
          <table:table-cell table:formula="of:=0.000189*[$'raw data'.C44]" office:value-type="float" office:value="26.2076814468" calcext:value-type="float">
            <text:p>26.2076814468</text:p>
          </table:table-cell>
          <table:table-cell table:formula="of:=0.000189*[$'raw data'.E44]" office:value-type="float" office:value="68.9283384426" calcext:value-type="float">
            <text:p>68.9283384426</text:p>
          </table:table-cell>
          <table:table-cell table:formula="of:=0.000189*([$'raw data'.F44] + [$'raw data'.G44])" office:value-type="float" office:value="111.4441079661" calcext:value-type="float">
            <text:p>111.4441079661</text:p>
          </table:table-cell>
          <table:table-cell table:formula="of:=0.000189*[$'raw data'.H44]" office:value-type="float" office:value="51.7496043267" calcext:value-type="float">
            <text:p>51.7496043267</text:p>
          </table:table-cell>
          <table:table-cell table:formula="of:=0.000189*[$'raw data'.I44]" office:value-type="float" office:value="22.7428853841" calcext:value-type="float">
            <text:p>22.7428853841</text:p>
          </table:table-cell>
          <table:table-cell table:formula="of:=0.000189*[$'raw data'.J44]" office:value-type="float" office:value="39.0367561059" calcext:value-type="float">
            <text:p>39.0367561059</text:p>
          </table:table-cell>
          <table:table-cell table:formula="of:=0.000189*[$'raw data'.K44]" office:value-type="float" office:value="26.4161877777" calcext:value-type="float">
            <text:p>26.4161877777</text:p>
          </table:table-cell>
          <table:table-cell table:formula="of:=0.000189*([$'raw data'.L44] + [$'raw data'.M44])" office:value-type="float" office:value="63.95015506887" calcext:value-type="float">
            <text:p>63.95015506887</text:p>
          </table:table-cell>
          <table:table-cell table:formula="of:=0.000189*([$'raw data'.D44] - [$'raw data'.O44])" office:value-type="float" office:value="-172.9466049213" calcext:value-type="float">
            <text:p>-172.9466049213</text:p>
          </table:table-cell>
          <table:table-cell table:formula="of:=-0.000189*[$'raw data'.P44]" office:value-type="float" office:value="-278.0528877" calcext:value-type="float">
            <text:p>-278.0528877</text:p>
          </table:table-cell>
          <table:table-cell table:formula="of:=SUM([.B44:.L44])" office:value-type="float" office:value="-0.000000674730038952021" calcext:value-type="float">
            <text:p>-6.74730038952021E-07</text:p>
          </table:table-cell>
        </table:table-row>
        <table:table-row table:style-name="ro1">
          <table:table-cell office:value-type="string" calcext:value-type="string">
            <text:p>75600</text:p>
          </table:table-cell>
          <table:table-cell table:formula="of:=0.000189*[$'raw data'.B45]" office:value-type="float" office:value="42.0374719296" calcext:value-type="float">
            <text:p>42.0374719296</text:p>
          </table:table-cell>
          <table:table-cell table:formula="of:=0.000189*[$'raw data'.C45]" office:value-type="float" office:value="28.2924337374" calcext:value-type="float">
            <text:p>28.2924337374</text:p>
          </table:table-cell>
          <table:table-cell table:formula="of:=0.000189*[$'raw data'.E45]" office:value-type="float" office:value="68.5860915159" calcext:value-type="float">
            <text:p>68.5860915159</text:p>
          </table:table-cell>
          <table:table-cell table:formula="of:=0.000189*([$'raw data'.F45] + [$'raw data'.G45])" office:value-type="float" office:value="111.5481818934" calcext:value-type="float">
            <text:p>111.5481818934</text:p>
          </table:table-cell>
          <table:table-cell table:formula="of:=0.000189*[$'raw data'.H45]" office:value-type="float" office:value="51.8208200559" calcext:value-type="float">
            <text:p>51.8208200559</text:p>
          </table:table-cell>
          <table:table-cell table:formula="of:=0.000189*[$'raw data'.I45]" office:value-type="float" office:value="22.7039993712" calcext:value-type="float">
            <text:p>22.7039993712</text:p>
          </table:table-cell>
          <table:table-cell table:formula="of:=0.000189*[$'raw data'.J45]" office:value-type="float" office:value="39.0555072117" calcext:value-type="float">
            <text:p>39.0555072117</text:p>
          </table:table-cell>
          <table:table-cell table:formula="of:=0.000189*[$'raw data'.K45]" office:value-type="float" office:value="26.5957444116" calcext:value-type="float">
            <text:p>26.5957444116</text:p>
          </table:table-cell>
          <table:table-cell table:formula="of:=0.000189*([$'raw data'.L45] + [$'raw data'.M45])" office:value-type="float" office:value="64.10149325244" calcext:value-type="float">
            <text:p>64.10149325244</text:p>
          </table:table-cell>
          <table:table-cell table:formula="of:=0.000189*([$'raw data'.D45] - [$'raw data'.O45])" office:value-type="float" office:value="-171.6474276531" calcext:value-type="float">
            <text:p>-171.6474276531</text:p>
          </table:table-cell>
          <table:table-cell table:formula="of:=-0.000189*[$'raw data'.P45]" office:value-type="float" office:value="-283.09431528" calcext:value-type="float">
            <text:p>-283.09431528</text:p>
          </table:table-cell>
          <table:table-cell table:formula="of:=SUM([.B45:.L45])" office:value-type="float" office:value="0.000000446039955193101" calcext:value-type="float">
            <text:p>4.46039955193101E-07</text:p>
          </table:table-cell>
        </table:table-row>
        <table:table-row table:style-name="ro1">
          <table:table-cell office:value-type="string" calcext:value-type="string">
            <text:p>77400</text:p>
          </table:table-cell>
          <table:table-cell table:formula="of:=0.000189*[$'raw data'.B46]" office:value-type="float" office:value="41.5851018471" calcext:value-type="float">
            <text:p>41.5851018471</text:p>
          </table:table-cell>
          <table:table-cell table:formula="of:=0.000189*[$'raw data'.C46]" office:value-type="float" office:value="27.3253203783" calcext:value-type="float">
            <text:p>27.3253203783</text:p>
          </table:table-cell>
          <table:table-cell table:formula="of:=0.000189*[$'raw data'.E46]" office:value-type="float" office:value="67.9393461033" calcext:value-type="float">
            <text:p>67.9393461033</text:p>
          </table:table-cell>
          <table:table-cell table:formula="of:=0.000189*([$'raw data'.F46] + [$'raw data'.G46])" office:value-type="float" office:value="111.7019750679" calcext:value-type="float">
            <text:p>111.7019750679</text:p>
          </table:table-cell>
          <table:table-cell table:formula="of:=0.000189*[$'raw data'.H46]" office:value-type="float" office:value="51.6638775744" calcext:value-type="float">
            <text:p>51.6638775744</text:p>
          </table:table-cell>
          <table:table-cell table:formula="of:=0.000189*[$'raw data'.I46]" office:value-type="float" office:value="22.7282147505" calcext:value-type="float">
            <text:p>22.7282147505</text:p>
          </table:table-cell>
          <table:table-cell table:formula="of:=0.000189*[$'raw data'.J46]" office:value-type="float" office:value="40.1626065582" calcext:value-type="float">
            <text:p>40.1626065582</text:p>
          </table:table-cell>
          <table:table-cell table:formula="of:=0.000189*[$'raw data'.K46]" office:value-type="float" office:value="26.3524534056" calcext:value-type="float">
            <text:p>26.3524534056</text:p>
          </table:table-cell>
          <table:table-cell table:formula="of:=0.000189*([$'raw data'.L46] + [$'raw data'.M46])" office:value-type="float" office:value="64.06663555152" calcext:value-type="float">
            <text:p>64.06663555152</text:p>
          </table:table-cell>
          <table:table-cell table:formula="of:=0.000189*([$'raw data'.D46] - [$'raw data'.O46])" office:value-type="float" office:value="-171.7890791463" calcext:value-type="float">
            <text:p>-171.7890791463</text:p>
          </table:table-cell>
          <table:table-cell table:formula="of:=-0.000189*[$'raw data'.P46]" office:value-type="float" office:value="-281.73645234" calcext:value-type="float">
            <text:p>-281.73645234</text:p>
          </table:table-cell>
          <table:table-cell table:formula="of:=SUM([.B46:.L46])" office:value-type="float" office:value="-0.000000249480045511063" calcext:value-type="float">
            <text:p>-2.49480045511063E-07</text:p>
          </table:table-cell>
        </table:table-row>
        <table:table-row table:style-name="ro1">
          <table:table-cell office:value-type="string" calcext:value-type="string">
            <text:p>79200</text:p>
          </table:table-cell>
          <table:table-cell table:formula="of:=0.000189*[$'raw data'.B47]" office:value-type="float" office:value="42.1771093254" calcext:value-type="float">
            <text:p>42.1771093254</text:p>
          </table:table-cell>
          <table:table-cell table:formula="of:=0.000189*[$'raw data'.C47]" office:value-type="float" office:value="28.2145271814" calcext:value-type="float">
            <text:p>28.2145271814</text:p>
          </table:table-cell>
          <table:table-cell table:formula="of:=0.000189*[$'raw data'.E47]" office:value-type="float" office:value="68.6849378166" calcext:value-type="float">
            <text:p>68.6849378166</text:p>
          </table:table-cell>
          <table:table-cell table:formula="of:=0.000189*([$'raw data'.F47] + [$'raw data'.G47])" office:value-type="float" office:value="111.7715963742" calcext:value-type="float">
            <text:p>111.7715963742</text:p>
          </table:table-cell>
          <table:table-cell table:formula="of:=0.000189*[$'raw data'.H47]" office:value-type="float" office:value="51.009776622" calcext:value-type="float">
            <text:p>51.009776622</text:p>
          </table:table-cell>
          <table:table-cell table:formula="of:=0.000189*[$'raw data'.I47]" office:value-type="float" office:value="20.5587260865" calcext:value-type="float">
            <text:p>20.5587260865</text:p>
          </table:table-cell>
          <table:table-cell table:formula="of:=0.000189*[$'raw data'.J47]" office:value-type="float" office:value="40.1425076367" calcext:value-type="float">
            <text:p>40.1425076367</text:p>
          </table:table-cell>
          <table:table-cell table:formula="of:=0.000189*[$'raw data'.K47]" office:value-type="float" office:value="26.421236289" calcext:value-type="float">
            <text:p>26.421236289</text:p>
          </table:table-cell>
          <table:table-cell table:formula="of:=0.000189*([$'raw data'.L47] + [$'raw data'.M47])" office:value-type="float" office:value="64.06407357147" calcext:value-type="float">
            <text:p>64.06407357147</text:p>
          </table:table-cell>
          <table:table-cell table:formula="of:=0.000189*([$'raw data'.D47] - [$'raw data'.O47])" office:value-type="float" office:value="-171.639138132" calcext:value-type="float">
            <text:p>-171.639138132</text:p>
          </table:table-cell>
          <table:table-cell table:formula="of:=-0.000189*[$'raw data'.P47]" office:value-type="float" office:value="-281.40535269" calcext:value-type="float">
            <text:p>-281.40535269</text:p>
          </table:table-cell>
          <table:table-cell table:formula="of:=SUM([.B47:.L47])" office:value-type="float" office:value="0.0000000812699028074348" calcext:value-type="float">
            <text:p>8.12699028074348E-08</text:p>
          </table:table-cell>
        </table:table-row>
        <table:table-row table:style-name="ro1">
          <table:table-cell office:value-type="string" calcext:value-type="string">
            <text:p>81000</text:p>
          </table:table-cell>
          <table:table-cell table:formula="of:=0.000189*[$'raw data'.B48]" office:value-type="float" office:value="43.4806609608" calcext:value-type="float">
            <text:p>43.4806609608</text:p>
          </table:table-cell>
          <table:table-cell table:formula="of:=0.000189*[$'raw data'.C48]" office:value-type="float" office:value="29.2023224703" calcext:value-type="float">
            <text:p>29.2023224703</text:p>
          </table:table-cell>
          <table:table-cell table:formula="of:=0.000189*[$'raw data'.E48]" office:value-type="float" office:value="70.8110984574" calcext:value-type="float">
            <text:p>70.8110984574</text:p>
          </table:table-cell>
          <table:table-cell table:formula="of:=0.000189*([$'raw data'.F48] + [$'raw data'.G48])" office:value-type="float" office:value="111.8660219271" calcext:value-type="float">
            <text:p>111.8660219271</text:p>
          </table:table-cell>
          <table:table-cell table:formula="of:=0.000189*[$'raw data'.H48]" office:value-type="float" office:value="51.0489722925" calcext:value-type="float">
            <text:p>51.0489722925</text:p>
          </table:table-cell>
          <table:table-cell table:formula="of:=0.000189*[$'raw data'.I48]" office:value-type="float" office:value="20.391496902" calcext:value-type="float">
            <text:p>20.391496902</text:p>
          </table:table-cell>
          <table:table-cell table:formula="of:=0.000189*[$'raw data'.J48]" office:value-type="float" office:value="37.8345676464" calcext:value-type="float">
            <text:p>37.8345676464</text:p>
          </table:table-cell>
          <table:table-cell table:formula="of:=0.000189*[$'raw data'.K48]" office:value-type="float" office:value="26.8255075536" calcext:value-type="float">
            <text:p>26.8255075536</text:p>
          </table:table-cell>
          <table:table-cell table:formula="of:=0.000189*([$'raw data'.L48] + [$'raw data'.M48])" office:value-type="float" office:value="64.01306198952" calcext:value-type="float">
            <text:p>64.01306198952</text:p>
          </table:table-cell>
          <table:table-cell table:formula="of:=0.000189*([$'raw data'.D48] - [$'raw data'.O48])" office:value-type="float" office:value="-172.5844933008" calcext:value-type="float">
            <text:p>-172.5844933008</text:p>
          </table:table-cell>
          <table:table-cell table:formula="of:=-0.000189*[$'raw data'.P48]" office:value-type="float" office:value="-282.88921626" calcext:value-type="float">
            <text:p>-282.88921626</text:p>
          </table:table-cell>
          <table:table-cell table:formula="of:=SUM([.B48:.L48])" office:value-type="float" office:value="0.000000638819969367432" calcext:value-type="float">
            <text:p>6.38819969367432E-07</text:p>
          </table:table-cell>
        </table:table-row>
        <table:table-row table:style-name="ro1">
          <table:table-cell office:value-type="string" calcext:value-type="string">
            <text:p>82800</text:p>
          </table:table-cell>
          <table:table-cell table:formula="of:=0.000189*[$'raw data'.B49]" office:value-type="float" office:value="41.5273812471" calcext:value-type="float">
            <text:p>41.5273812471</text:p>
          </table:table-cell>
          <table:table-cell table:formula="of:=0.000189*[$'raw data'.C49]" office:value-type="float" office:value="26.793215694" calcext:value-type="float">
            <text:p>26.793215694</text:p>
          </table:table-cell>
          <table:table-cell table:formula="of:=0.000189*[$'raw data'.E49]" office:value-type="float" office:value="67.1929999209" calcext:value-type="float">
            <text:p>67.1929999209</text:p>
          </table:table-cell>
          <table:table-cell table:formula="of:=0.000189*([$'raw data'.F49] + [$'raw data'.G49])" office:value-type="float" office:value="111.8971000287" calcext:value-type="float">
            <text:p>111.8971000287</text:p>
          </table:table-cell>
          <table:table-cell table:formula="of:=0.000189*[$'raw data'.H49]" office:value-type="float" office:value="50.82740334" calcext:value-type="float">
            <text:p>50.82740334</text:p>
          </table:table-cell>
          <table:table-cell table:formula="of:=0.000189*[$'raw data'.I49]" office:value-type="float" office:value="20.4100269534" calcext:value-type="float">
            <text:p>20.4100269534</text:p>
          </table:table-cell>
          <table:table-cell table:formula="of:=0.000189*[$'raw data'.J49]" office:value-type="float" office:value="39.308303538" calcext:value-type="float">
            <text:p>39.308303538</text:p>
          </table:table-cell>
          <table:table-cell table:formula="of:=0.000189*[$'raw data'.K49]" office:value-type="float" office:value="26.8617093318" calcext:value-type="float">
            <text:p>26.8617093318</text:p>
          </table:table-cell>
          <table:table-cell table:formula="of:=0.000189*([$'raw data'.L49] + [$'raw data'.M49])" office:value-type="float" office:value="64.0331852013" calcext:value-type="float">
            <text:p>64.0331852013</text:p>
          </table:table-cell>
          <table:table-cell table:formula="of:=0.000189*([$'raw data'.D49] - [$'raw data'.O49])" office:value-type="float" office:value="-173.9218459986" calcext:value-type="float">
            <text:p>-173.9218459986</text:p>
          </table:table-cell>
          <table:table-cell table:formula="of:=-0.000189*[$'raw data'.P49]" office:value-type="float" office:value="-274.92947937" calcext:value-type="float">
            <text:p>-274.92947937</text:p>
          </table:table-cell>
          <table:table-cell table:formula="of:=SUM([.B49:.L49])" office:value-type="float" office:value="-0.00000011339996319748" calcext:value-type="float">
            <text:p>-1.1339996319748E-07</text:p>
          </table:table-cell>
        </table:table-row>
        <table:table-row table:style-name="ro1">
          <table:table-cell office:value-type="string" calcext:value-type="string">
            <text:p>84600</text:p>
          </table:table-cell>
          <table:table-cell table:formula="of:=0.000189*[$'raw data'.B50]" office:value-type="float" office:value="41.6985499854" calcext:value-type="float">
            <text:p>41.6985499854</text:p>
          </table:table-cell>
          <table:table-cell table:formula="of:=0.000189*[$'raw data'.C50]" office:value-type="float" office:value="27.7487685657" calcext:value-type="float">
            <text:p>27.7487685657</text:p>
          </table:table-cell>
          <table:table-cell table:formula="of:=0.000189*[$'raw data'.E50]" office:value-type="float" office:value="67.1277216078" calcext:value-type="float">
            <text:p>67.1277216078</text:p>
          </table:table-cell>
          <table:table-cell table:formula="of:=0.000189*([$'raw data'.F50] + [$'raw data'.G50])" office:value-type="float" office:value="108.998503173" calcext:value-type="float">
            <text:p>108.998503173</text:p>
          </table:table-cell>
          <table:table-cell table:formula="of:=0.000189*[$'raw data'.H50]" office:value-type="float" office:value="50.8737380319" calcext:value-type="float">
            <text:p>50.8737380319</text:p>
          </table:table-cell>
          <table:table-cell table:formula="of:=0.000189*[$'raw data'.I50]" office:value-type="float" office:value="20.3255205741" calcext:value-type="float">
            <text:p>20.3255205741</text:p>
          </table:table-cell>
          <table:table-cell table:formula="of:=0.000189*[$'raw data'.J50]" office:value-type="float" office:value="37.7489324268" calcext:value-type="float">
            <text:p>37.7489324268</text:p>
          </table:table-cell>
          <table:table-cell table:formula="of:=0.000189*[$'raw data'.K50]" office:value-type="float" office:value="26.9704820637" calcext:value-type="float">
            <text:p>26.9704820637</text:p>
          </table:table-cell>
          <table:table-cell table:formula="of:=0.000189*([$'raw data'.L50] + [$'raw data'.M50])" office:value-type="float" office:value="64.13820282261" calcext:value-type="float">
            <text:p>64.13820282261</text:p>
          </table:table-cell>
          <table:table-cell table:formula="of:=0.000189*([$'raw data'.D50] - [$'raw data'.O50])" office:value-type="float" office:value="-175.6698133113" calcext:value-type="float">
            <text:p>-175.6698133113</text:p>
          </table:table-cell>
          <table:table-cell table:formula="of:=-0.000189*[$'raw data'.P50]" office:value-type="float" office:value="-269.96060511" calcext:value-type="float">
            <text:p>-269.96060511</text:p>
          </table:table-cell>
          <table:table-cell table:formula="of:=SUM([.B50:.L50])" office:value-type="float" office:value="0.000000829710003813489" calcext:value-type="float">
            <text:p>8.29710003813489E-07</text:p>
          </table:table-cell>
        </table:table-row>
        <table:table-row table:style-name="ro1">
          <table:table-cell office:value-type="string" calcext:value-type="string">
            <text:p>86400</text:p>
          </table:table-cell>
          <table:table-cell table:formula="of:=0.000189*[$'raw data'.B51]" office:value-type="float" office:value="41.2840519308" calcext:value-type="float">
            <text:p>41.2840519308</text:p>
          </table:table-cell>
          <table:table-cell table:formula="of:=0.000189*[$'raw data'.C51]" office:value-type="float" office:value="27.1728839781" calcext:value-type="float">
            <text:p>27.1728839781</text:p>
          </table:table-cell>
          <table:table-cell table:formula="of:=0.000189*[$'raw data'.E51]" office:value-type="float" office:value="66.8024985159" calcext:value-type="float">
            <text:p>66.8024985159</text:p>
          </table:table-cell>
          <table:table-cell table:formula="of:=0.000189*([$'raw data'.F51] + [$'raw data'.G51])" office:value-type="float" office:value="104.5478574063" calcext:value-type="float">
            <text:p>104.5478574063</text:p>
          </table:table-cell>
          <table:table-cell table:formula="of:=0.000189*[$'raw data'.H51]" office:value-type="float" office:value="50.8524577848" calcext:value-type="float">
            <text:p>50.8524577848</text:p>
          </table:table-cell>
          <table:table-cell table:formula="of:=0.000189*[$'raw data'.I51]" office:value-type="float" office:value="20.3666443848" calcext:value-type="float">
            <text:p>20.3666443848</text:p>
          </table:table-cell>
          <table:table-cell table:formula="of:=0.000189*[$'raw data'.J51]" office:value-type="float" office:value="34.6286069703" calcext:value-type="float">
            <text:p>34.6286069703</text:p>
          </table:table-cell>
          <table:table-cell table:formula="of:=0.000189*[$'raw data'.K51]" office:value-type="float" office:value="27.0146490957" calcext:value-type="float">
            <text:p>27.0146490957</text:p>
          </table:table-cell>
          <table:table-cell table:formula="of:=0.000189*([$'raw data'.L51] + [$'raw data'.M51])" office:value-type="float" office:value="64.14555018627" calcext:value-type="float">
            <text:p>64.14555018627</text:p>
          </table:table-cell>
          <table:table-cell table:formula="of:=0.000189*([$'raw data'.D51] - [$'raw data'.O51])" office:value-type="float" office:value="-175.8400789698" calcext:value-type="float">
            <text:p>-175.8400789698</text:p>
          </table:table-cell>
          <table:table-cell table:formula="of:=-0.000189*[$'raw data'.P51]" office:value-type="float" office:value="-260.97512175" calcext:value-type="float">
            <text:p>-260.97512175</text:p>
          </table:table-cell>
          <table:table-cell table:formula="of:=SUM([.B51:.L51])" office:value-type="float" office:value="-0.000000466830037737509" calcext:value-type="float">
            <text:p>-4.66830037737509E-07</text:p>
          </table:table-cell>
        </table:table-row>
        <table:table-row table:style-name="ro1">
          <table:table-cell office:value-type="string" calcext:value-type="string">
            <text:p>88200</text:p>
          </table:table-cell>
          <table:table-cell table:formula="of:=0.000189*[$'raw data'.B52]" office:value-type="float" office:value="44.7265517391" calcext:value-type="float">
            <text:p>44.7265517391</text:p>
          </table:table-cell>
          <table:table-cell table:formula="of:=0.000189*[$'raw data'.C52]" office:value-type="float" office:value="30.7919129238" calcext:value-type="float">
            <text:p>30.7919129238</text:p>
          </table:table-cell>
          <table:table-cell table:formula="of:=0.000189*[$'raw data'.E52]" office:value-type="float" office:value="70.2900134748" calcext:value-type="float">
            <text:p>70.2900134748</text:p>
          </table:table-cell>
          <table:table-cell table:formula="of:=0.000189*([$'raw data'.F52] + [$'raw data'.G52])" office:value-type="float" office:value="93.32805539043" calcext:value-type="float">
            <text:p>93.32805539043</text:p>
          </table:table-cell>
          <table:table-cell table:formula="of:=0.000189*[$'raw data'.H52]" office:value-type="float" office:value="48.8058555033" calcext:value-type="float">
            <text:p>48.8058555033</text:p>
          </table:table-cell>
          <table:table-cell table:formula="of:=0.000189*[$'raw data'.I52]" office:value-type="float" office:value="20.5242318288" calcext:value-type="float">
            <text:p>20.5242318288</text:p>
          </table:table-cell>
          <table:table-cell table:formula="of:=0.000189*[$'raw data'.J52]" office:value-type="float" office:value="31.6812730437" calcext:value-type="float">
            <text:p>31.6812730437</text:p>
          </table:table-cell>
          <table:table-cell table:formula="of:=0.000189*[$'raw data'.K52]" office:value-type="float" office:value="26.91800748" calcext:value-type="float">
            <text:p>26.91800748</text:p>
          </table:table-cell>
          <table:table-cell table:formula="of:=0.000189*([$'raw data'.L52] + [$'raw data'.M52])" office:value-type="float" office:value="54.58646969244" calcext:value-type="float">
            <text:p>54.58646969244</text:p>
          </table:table-cell>
          <table:table-cell table:formula="of:=0.000189*([$'raw data'.D52] - [$'raw data'.O52])" office:value-type="float" office:value="-175.6172855052" calcext:value-type="float">
            <text:p>-175.6172855052</text:p>
          </table:table-cell>
          <table:table-cell table:formula="of:=-0.000189*[$'raw data'.P52]" office:value-type="float" office:value="-246.03508566" calcext:value-type="float">
            <text:p>-246.03508566</text:p>
          </table:table-cell>
          <table:table-cell table:formula="of:=SUM([.B52:.L52])" office:value-type="float" office:value="-0.0000000888299425128025" calcext:value-type="float">
            <text:p>-8.88299425128025E-08</text:p>
          </table:table-cell>
        </table:table-row>
        <table:table-row table:style-name="ro1">
          <table:table-cell office:value-type="string" calcext:value-type="string">
            <text:p>90000</text:p>
          </table:table-cell>
          <table:table-cell table:formula="of:=0.000189*[$'raw data'.B53]" office:value-type="float" office:value="42.7123996425" calcext:value-type="float">
            <text:p>42.7123996425</text:p>
          </table:table-cell>
          <table:table-cell table:formula="of:=0.000189*[$'raw data'.C53]" office:value-type="float" office:value="28.2020870691" calcext:value-type="float">
            <text:p>28.2020870691</text:p>
          </table:table-cell>
          <table:table-cell table:formula="of:=0.000189*[$'raw data'.E53]" office:value-type="float" office:value="65.5892960247" calcext:value-type="float">
            <text:p>65.5892960247</text:p>
          </table:table-cell>
          <table:table-cell table:formula="of:=0.000189*([$'raw data'.F53] + [$'raw data'.G53])" office:value-type="float" office:value="91.00868350833" calcext:value-type="float">
            <text:p>91.00868350833</text:p>
          </table:table-cell>
          <table:table-cell table:formula="of:=0.000189*[$'raw data'.H53]" office:value-type="float" office:value="46.7109588267" calcext:value-type="float">
            <text:p>46.7109588267</text:p>
          </table:table-cell>
          <table:table-cell table:formula="of:=0.000189*[$'raw data'.I53]" office:value-type="float" office:value="20.4695382717" calcext:value-type="float">
            <text:p>20.4695382717</text:p>
          </table:table-cell>
          <table:table-cell table:formula="of:=0.000189*[$'raw data'.J53]" office:value-type="float" office:value="31.7746826271" calcext:value-type="float">
            <text:p>31.7746826271</text:p>
          </table:table-cell>
          <table:table-cell table:formula="of:=0.000189*[$'raw data'.K53]" office:value-type="float" office:value="26.7734624913" calcext:value-type="float">
            <text:p>26.7734624913</text:p>
          </table:table-cell>
          <table:table-cell table:formula="of:=0.000189*([$'raw data'.L53] + [$'raw data'.M53])" office:value-type="float" office:value="58.35229339968" calcext:value-type="float">
            <text:p>58.35229339968</text:p>
          </table:table-cell>
          <table:table-cell table:formula="of:=0.000189*([$'raw data'.D53] - [$'raw data'.O53])" office:value-type="float" office:value="-175.893267501" calcext:value-type="float">
            <text:p>-175.893267501</text:p>
          </table:table-cell>
          <table:table-cell table:formula="of:=-0.000189*[$'raw data'.P53]" office:value-type="float" office:value="-235.70013474" calcext:value-type="float">
            <text:p>-235.70013474</text:p>
          </table:table-cell>
          <table:table-cell table:formula="of:=SUM([.B53:.L53])" office:value-type="float" office:value="-0.000000379889975476999" calcext:value-type="float">
            <text:p>-3.79889975476999E-07</text:p>
          </table:table-cell>
        </table:table-row>
        <table:table-row table:style-name="ro1">
          <table:table-cell office:value-type="string" calcext:value-type="string">
            <text:p>91800</text:p>
          </table:table-cell>
          <table:table-cell table:formula="of:=0.000189*[$'raw data'.B54]" office:value-type="float" office:value="43.1815492962" calcext:value-type="float">
            <text:p>43.1815492962</text:p>
          </table:table-cell>
          <table:table-cell table:formula="of:=0.000189*[$'raw data'.C54]" office:value-type="float" office:value="28.8506811096" calcext:value-type="float">
            <text:p>28.8506811096</text:p>
          </table:table-cell>
          <table:table-cell table:formula="of:=0.000189*[$'raw data'.E54]" office:value-type="float" office:value="67.0791619512" calcext:value-type="float">
            <text:p>67.0791619512</text:p>
          </table:table-cell>
          <table:table-cell table:formula="of:=0.000189*([$'raw data'.F54] + [$'raw data'.G54])" office:value-type="float" office:value="78.7952479671" calcext:value-type="float">
            <text:p>78.7952479671</text:p>
          </table:table-cell>
          <table:table-cell table:formula="of:=0.000189*[$'raw data'.H54]" office:value-type="float" office:value="48.365279928" calcext:value-type="float">
            <text:p>48.365279928</text:p>
          </table:table-cell>
          <table:table-cell table:formula="of:=0.000189*[$'raw data'.I54]" office:value-type="float" office:value="20.4953483007" calcext:value-type="float">
            <text:p>20.4953483007</text:p>
          </table:table-cell>
          <table:table-cell table:formula="of:=0.000189*[$'raw data'.J54]" office:value-type="float" office:value="25.7370196608" calcext:value-type="float">
            <text:p>25.7370196608</text:p>
          </table:table-cell>
          <table:table-cell table:formula="of:=0.000189*[$'raw data'.K54]" office:value-type="float" office:value="26.8401507066" calcext:value-type="float">
            <text:p>26.8401507066</text:p>
          </table:table-cell>
          <table:table-cell table:formula="of:=0.000189*([$'raw data'.L54] + [$'raw data'.M54])" office:value-type="float" office:value="58.56201882594" calcext:value-type="float">
            <text:p>58.56201882594</text:p>
          </table:table-cell>
          <table:table-cell table:formula="of:=0.000189*([$'raw data'.D54] - [$'raw data'.O54])" office:value-type="float" office:value="-176.7948030576" calcext:value-type="float">
            <text:p>-176.7948030576</text:p>
          </table:table-cell>
          <table:table-cell table:formula="of:=-0.000189*[$'raw data'.P54]" office:value-type="float" office:value="-221.11165377" calcext:value-type="float">
            <text:p>-221.11165377</text:p>
          </table:table-cell>
          <table:table-cell table:formula="of:=SUM([.B54:.L54])" office:value-type="float" office:value="0.00000091854000316971" calcext:value-type="float">
            <text:p>9.1854000316971E-07</text:p>
          </table:table-cell>
        </table:table-row>
        <table:table-row table:style-name="ro1">
          <table:table-cell office:value-type="string" calcext:value-type="string">
            <text:p>93600</text:p>
          </table:table-cell>
          <table:table-cell table:formula="of:=0.000189*[$'raw data'.B55]" office:value-type="float" office:value="41.8305349035" calcext:value-type="float">
            <text:p>41.8305349035</text:p>
          </table:table-cell>
          <table:table-cell table:formula="of:=0.000189*[$'raw data'.C55]" office:value-type="float" office:value="27.3472613127" calcext:value-type="float">
            <text:p>27.3472613127</text:p>
          </table:table-cell>
          <table:table-cell table:formula="of:=0.000189*[$'raw data'.E55]" office:value-type="float" office:value="64.6965618201" calcext:value-type="float">
            <text:p>64.6965618201</text:p>
          </table:table-cell>
          <table:table-cell table:formula="of:=0.000189*([$'raw data'.F55] + [$'raw data'.G55])" office:value-type="float" office:value="78.79640107122" calcext:value-type="float">
            <text:p>78.79640107122</text:p>
          </table:table-cell>
          <table:table-cell table:formula="of:=0.000189*[$'raw data'.H55]" office:value-type="float" office:value="48.2086903662" calcext:value-type="float">
            <text:p>48.2086903662</text:p>
          </table:table-cell>
          <table:table-cell table:formula="of:=0.000189*[$'raw data'.I55]" office:value-type="float" office:value="20.488948137" calcext:value-type="float">
            <text:p>20.488948137</text:p>
          </table:table-cell>
          <table:table-cell table:formula="of:=0.000189*[$'raw data'.J55]" office:value-type="float" office:value="26.0206694055" calcext:value-type="float">
            <text:p>26.0206694055</text:p>
          </table:table-cell>
          <table:table-cell table:formula="of:=0.000189*[$'raw data'.K55]" office:value-type="float" office:value="26.9472556269" calcext:value-type="float">
            <text:p>26.9472556269</text:p>
          </table:table-cell>
          <table:table-cell table:formula="of:=0.000189*([$'raw data'.L55] + [$'raw data'.M55])" office:value-type="float" office:value="60.90581527254" calcext:value-type="float">
            <text:p>60.90581527254</text:p>
          </table:table-cell>
          <table:table-cell table:formula="of:=0.000189*([$'raw data'.D55] - [$'raw data'.O55])" office:value-type="float" office:value="-177.826209435" calcext:value-type="float">
            <text:p>-177.826209435</text:p>
          </table:table-cell>
          <table:table-cell table:formula="of:=-0.000189*[$'raw data'.P55]" office:value-type="float" office:value="-217.41592887" calcext:value-type="float">
            <text:p>-217.41592887</text:p>
          </table:table-cell>
          <table:table-cell table:formula="of:=SUM([.B55:.L55])" office:value-type="float" office:value="-0.000000389340016226924" calcext:value-type="float">
            <text:p>-3.89340016226924E-07</text:p>
          </table:table-cell>
        </table:table-row>
        <table:table-row table:style-name="ro1">
          <table:table-cell office:value-type="string" calcext:value-type="string">
            <text:p>95400</text:p>
          </table:table-cell>
          <table:table-cell table:formula="of:=0.000189*[$'raw data'.B56]" office:value-type="float" office:value="43.4912284989" calcext:value-type="float">
            <text:p>43.4912284989</text:p>
          </table:table-cell>
          <table:table-cell table:formula="of:=0.000189*[$'raw data'.C56]" office:value-type="float" office:value="29.2686919749" calcext:value-type="float">
            <text:p>29.2686919749</text:p>
          </table:table-cell>
          <table:table-cell table:formula="of:=0.000189*[$'raw data'.E56]" office:value-type="float" office:value="66.8949245433" calcext:value-type="float">
            <text:p>66.8949245433</text:p>
          </table:table-cell>
          <table:table-cell table:formula="of:=0.000189*([$'raw data'.F56] + [$'raw data'.G56])" office:value-type="float" office:value="78.82078217328" calcext:value-type="float">
            <text:p>78.82078217328</text:p>
          </table:table-cell>
          <table:table-cell table:formula="of:=0.000189*[$'raw data'.H56]" office:value-type="float" office:value="44.9067091851" calcext:value-type="float">
            <text:p>44.9067091851</text:p>
          </table:table-cell>
          <table:table-cell table:formula="of:=0.000189*[$'raw data'.I56]" office:value-type="float" office:value="20.3922000387" calcext:value-type="float">
            <text:p>20.3922000387</text:p>
          </table:table-cell>
          <table:table-cell table:formula="of:=0.000189*[$'raw data'.J56]" office:value-type="float" office:value="23.5868173317" calcext:value-type="float">
            <text:p>23.5868173317</text:p>
          </table:table-cell>
          <table:table-cell table:formula="of:=0.000189*[$'raw data'.K56]" office:value-type="float" office:value="26.8071790896" calcext:value-type="float">
            <text:p>26.8071790896</text:p>
          </table:table-cell>
          <table:table-cell table:formula="of:=0.000189*([$'raw data'.L56] + [$'raw data'.M56])" office:value-type="float" office:value="63.76340638395" calcext:value-type="float">
            <text:p>63.76340638395</text:p>
          </table:table-cell>
          <table:table-cell table:formula="of:=0.000189*([$'raw data'.D56] - [$'raw data'.O56])" office:value-type="float" office:value="-176.9256793206" calcext:value-type="float">
            <text:p>-176.9256793206</text:p>
          </table:table-cell>
          <table:table-cell table:formula="of:=-0.000189*[$'raw data'.P56]" office:value-type="float" office:value="-221.00625981" calcext:value-type="float">
            <text:p>-221.00625981</text:p>
          </table:table-cell>
          <table:table-cell table:formula="of:=SUM([.B56:.L56])" office:value-type="float" office:value="0.0000000888300633050676" calcext:value-type="float">
            <text:p>8.88300633050676E-08</text:p>
          </table:table-cell>
        </table:table-row>
        <table:table-row table:style-name="ro1">
          <table:table-cell office:value-type="string" calcext:value-type="string">
            <text:p>97200</text:p>
          </table:table-cell>
          <table:table-cell table:formula="of:=0.000189*[$'raw data'.B57]" office:value-type="float" office:value="41.3200708515" calcext:value-type="float">
            <text:p>41.3200708515</text:p>
          </table:table-cell>
          <table:table-cell table:formula="of:=0.000189*[$'raw data'.C57]" office:value-type="float" office:value="26.6031430812" calcext:value-type="float">
            <text:p>26.6031430812</text:p>
          </table:table-cell>
          <table:table-cell table:formula="of:=0.000189*[$'raw data'.E57]" office:value-type="float" office:value="60.5379088629" calcext:value-type="float">
            <text:p>60.5379088629</text:p>
          </table:table-cell>
          <table:table-cell table:formula="of:=0.000189*([$'raw data'.F57] + [$'raw data'.G57])" office:value-type="float" office:value="78.83248749327" calcext:value-type="float">
            <text:p>78.83248749327</text:p>
          </table:table-cell>
          <table:table-cell table:formula="of:=0.000189*[$'raw data'.H57]" office:value-type="float" office:value="47.9556823032" calcext:value-type="float">
            <text:p>47.9556823032</text:p>
          </table:table-cell>
          <table:table-cell table:formula="of:=0.000189*[$'raw data'.I57]" office:value-type="float" office:value="20.5372532862" calcext:value-type="float">
            <text:p>20.5372532862</text:p>
          </table:table-cell>
          <table:table-cell table:formula="of:=0.000189*[$'raw data'.J57]" office:value-type="float" office:value="25.1938940841" calcext:value-type="float">
            <text:p>25.1938940841</text:p>
          </table:table-cell>
          <table:table-cell table:formula="of:=0.000189*[$'raw data'.K57]" office:value-type="float" office:value="26.9289568548" calcext:value-type="float">
            <text:p>26.9289568548</text:p>
          </table:table-cell>
          <table:table-cell table:formula="of:=0.000189*([$'raw data'.L57] + [$'raw data'.M57])" office:value-type="float" office:value="63.75792106341" calcext:value-type="float">
            <text:p>63.75792106341</text:p>
          </table:table-cell>
          <table:table-cell table:formula="of:=0.000189*([$'raw data'.D57] - [$'raw data'.O57])" office:value-type="float" office:value="-178.0624520262" calcext:value-type="float">
            <text:p>-178.0624520262</text:p>
          </table:table-cell>
          <table:table-cell table:formula="of:=-0.000189*[$'raw data'.P57]" office:value-type="float" office:value="-213.60486672" calcext:value-type="float">
            <text:p>-213.60486672</text:p>
          </table:table-cell>
          <table:table-cell table:formula="of:=SUM([.B57:.L57])" office:value-type="float" office:value="-0.000000865620044976367" calcext:value-type="float">
            <text:p>-8.65620044976367E-07</text:p>
          </table:table-cell>
        </table:table-row>
        <table:table-row table:style-name="ro1">
          <table:table-cell office:value-type="string" calcext:value-type="string">
            <text:p>99000</text:p>
          </table:table-cell>
          <table:table-cell table:formula="of:=0.000189*[$'raw data'.B58]" office:value-type="float" office:value="40.4902931139" calcext:value-type="float">
            <text:p>40.4902931139</text:p>
          </table:table-cell>
          <table:table-cell table:formula="of:=0.000189*[$'raw data'.C58]" office:value-type="float" office:value="25.829021988" calcext:value-type="float">
            <text:p>25.829021988</text:p>
          </table:table-cell>
          <table:table-cell table:formula="of:=0.000189*[$'raw data'.E58]" office:value-type="float" office:value="47.1567665646" calcext:value-type="float">
            <text:p>47.1567665646</text:p>
          </table:table-cell>
          <table:table-cell table:formula="of:=0.000189*([$'raw data'.F58] + [$'raw data'.G58])" office:value-type="float" office:value="78.84167489478" calcext:value-type="float">
            <text:p>78.84167489478</text:p>
          </table:table-cell>
          <table:table-cell table:formula="of:=0.000189*[$'raw data'.H58]" office:value-type="float" office:value="51.438646917" calcext:value-type="float">
            <text:p>51.438646917</text:p>
          </table:table-cell>
          <table:table-cell table:formula="of:=0.000189*[$'raw data'.I58]" office:value-type="float" office:value="20.5266605733" calcext:value-type="float">
            <text:p>20.5266605733</text:p>
          </table:table-cell>
          <table:table-cell table:formula="of:=0.000189*[$'raw data'.J58]" office:value-type="float" office:value="28.4526404946" calcext:value-type="float">
            <text:p>28.4526404946</text:p>
          </table:table-cell>
          <table:table-cell table:formula="of:=0.000189*[$'raw data'.K58]" office:value-type="float" office:value="26.8516462158" calcext:value-type="float">
            <text:p>26.8516462158</text:p>
          </table:table-cell>
          <table:table-cell table:formula="of:=0.000189*([$'raw data'.L58] + [$'raw data'.M58])" office:value-type="float" office:value="63.79074522261" calcext:value-type="float">
            <text:p>63.79074522261</text:p>
          </table:table-cell>
          <table:table-cell table:formula="of:=0.000189*([$'raw data'.D58] - [$'raw data'.O58])" office:value-type="float" office:value="-178.9114348287" calcext:value-type="float">
            <text:p>-178.9114348287</text:p>
          </table:table-cell>
          <table:table-cell table:formula="of:=-0.000189*[$'raw data'.P58]" office:value-type="float" office:value="-204.46666191" calcext:value-type="float">
            <text:p>-204.46666191</text:p>
          </table:table-cell>
          <table:table-cell table:formula="of:=SUM([.B58:.L58])" office:value-type="float" office:value="-0.00000075410996203118" calcext:value-type="float">
            <text:p>-7.5410996203118E-07</text:p>
          </table:table-cell>
        </table:table-row>
        <table:table-row table:style-name="ro1">
          <table:table-cell office:value-type="string" calcext:value-type="string">
            <text:p>100800</text:p>
          </table:table-cell>
          <table:table-cell table:formula="of:=0.000189*[$'raw data'.B59]" office:value-type="float" office:value="40.8647440908" calcext:value-type="float">
            <text:p>40.8647440908</text:p>
          </table:table-cell>
          <table:table-cell table:formula="of:=0.000189*[$'raw data'.C59]" office:value-type="float" office:value="26.1920753955" calcext:value-type="float">
            <text:p>26.1920753955</text:p>
          </table:table-cell>
          <table:table-cell table:formula="of:=0.000189*[$'raw data'.E59]" office:value-type="float" office:value="45.1138439808" calcext:value-type="float">
            <text:p>45.1138439808</text:p>
          </table:table-cell>
          <table:table-cell table:formula="of:=0.000189*([$'raw data'.F59] + [$'raw data'.G59])" office:value-type="float" office:value="78.85039681575" calcext:value-type="float">
            <text:p>78.85039681575</text:p>
          </table:table-cell>
          <table:table-cell table:formula="of:=0.000189*[$'raw data'.H59]" office:value-type="float" office:value="50.5363424517" calcext:value-type="float">
            <text:p>50.5363424517</text:p>
          </table:table-cell>
          <table:table-cell table:formula="of:=0.000189*[$'raw data'.I59]" office:value-type="float" office:value="20.3700818412" calcext:value-type="float">
            <text:p>20.3700818412</text:p>
          </table:table-cell>
          <table:table-cell table:formula="of:=0.000189*[$'raw data'.J59]" office:value-type="float" office:value="27.8065837035" calcext:value-type="float">
            <text:p>27.8065837035</text:p>
          </table:table-cell>
          <table:table-cell table:formula="of:=0.000189*[$'raw data'.K59]" office:value-type="float" office:value="26.8848623988" calcext:value-type="float">
            <text:p>26.8848623988</text:p>
          </table:table-cell>
          <table:table-cell table:formula="of:=0.000189*([$'raw data'.L59] + [$'raw data'.M59])" office:value-type="float" office:value="63.67462288551" calcext:value-type="float">
            <text:p>63.67462288551</text:p>
          </table:table-cell>
          <table:table-cell table:formula="of:=0.000189*([$'raw data'.D59] - [$'raw data'.O59])" office:value-type="float" office:value="-178.679207259" calcext:value-type="float">
            <text:p>-178.679207259</text:p>
          </table:table-cell>
          <table:table-cell table:formula="of:=-0.000189*[$'raw data'.P59]" office:value-type="float" office:value="-201.61434573" calcext:value-type="float">
            <text:p>-201.61434573</text:p>
          </table:table-cell>
          <table:table-cell table:formula="of:=SUM([.B59:.L59])" office:value-type="float" office:value="0.000000574559997801316" calcext:value-type="float">
            <text:p>5.74559997801316E-07</text:p>
          </table:table-cell>
        </table:table-row>
        <table:table-row table:style-name="ro1">
          <table:table-cell office:value-type="string" calcext:value-type="string">
            <text:p>102600</text:p>
          </table:table-cell>
          <table:table-cell table:formula="of:=0.000189*[$'raw data'.B60]" office:value-type="float" office:value="40.7407658364" calcext:value-type="float">
            <text:p>40.7407658364</text:p>
          </table:table-cell>
          <table:table-cell table:formula="of:=0.000189*[$'raw data'.C60]" office:value-type="float" office:value="25.9810384302" calcext:value-type="float">
            <text:p>25.9810384302</text:p>
          </table:table-cell>
          <table:table-cell table:formula="of:=0.000189*[$'raw data'.E60]" office:value-type="float" office:value="45.0828115227" calcext:value-type="float">
            <text:p>45.0828115227</text:p>
          </table:table-cell>
          <table:table-cell table:formula="of:=0.000189*([$'raw data'.F60] + [$'raw data'.G60])" office:value-type="float" office:value="78.85773555534" calcext:value-type="float">
            <text:p>78.85773555534</text:p>
          </table:table-cell>
          <table:table-cell table:formula="of:=0.000189*[$'raw data'.H60]" office:value-type="float" office:value="51.1413455511" calcext:value-type="float">
            <text:p>51.1413455511</text:p>
          </table:table-cell>
          <table:table-cell table:formula="of:=0.000189*[$'raw data'.I60]" office:value-type="float" office:value="20.6216965773" calcext:value-type="float">
            <text:p>20.6216965773</text:p>
          </table:table-cell>
          <table:table-cell table:formula="of:=0.000189*[$'raw data'.J60]" office:value-type="float" office:value="24.0047525214" calcext:value-type="float">
            <text:p>24.0047525214</text:p>
          </table:table-cell>
          <table:table-cell table:formula="of:=0.000189*[$'raw data'.K60]" office:value-type="float" office:value="26.8926983766" calcext:value-type="float">
            <text:p>26.8926983766</text:p>
          </table:table-cell>
          <table:table-cell table:formula="of:=0.000189*([$'raw data'.L60] + [$'raw data'.M60])" office:value-type="float" office:value="63.64481253543" calcext:value-type="float">
            <text:p>63.64481253543</text:p>
          </table:table-cell>
          <table:table-cell table:formula="of:=0.000189*([$'raw data'.D60] - [$'raw data'.O60])" office:value-type="float" office:value="-178.7554097532" calcext:value-type="float">
            <text:p>-178.7554097532</text:p>
          </table:table-cell>
          <table:table-cell table:formula="of:=-0.000189*[$'raw data'.P60]" office:value-type="float" office:value="-198.21224745" calcext:value-type="float">
            <text:p>-198.21224745</text:p>
          </table:table-cell>
          <table:table-cell table:formula="of:=SUM([.B60:.L60])" office:value-type="float" office:value="-0.000000296730057414152" calcext:value-type="float">
            <text:p>-2.96730057414152E-07</text:p>
          </table:table-cell>
        </table:table-row>
        <table:table-row table:style-name="ro1">
          <table:table-cell office:value-type="string" calcext:value-type="string">
            <text:p>104400</text:p>
          </table:table-cell>
          <table:table-cell table:formula="of:=0.000189*[$'raw data'.B61]" office:value-type="float" office:value="40.8168810693" calcext:value-type="float">
            <text:p>40.8168810693</text:p>
          </table:table-cell>
          <table:table-cell table:formula="of:=0.000189*[$'raw data'.C61]" office:value-type="float" office:value="25.9643529999" calcext:value-type="float">
            <text:p>25.9643529999</text:p>
          </table:table-cell>
          <table:table-cell table:formula="of:=0.000189*[$'raw data'.E61]" office:value-type="float" office:value="45.0662513427" calcext:value-type="float">
            <text:p>45.0662513427</text:p>
          </table:table-cell>
          <table:table-cell table:formula="of:=0.000189*([$'raw data'.F61] + [$'raw data'.G61])" office:value-type="float" office:value="78.85773555534" calcext:value-type="float">
            <text:p>78.85773555534</text:p>
          </table:table-cell>
          <table:table-cell table:formula="of:=0.000189*[$'raw data'.H61]" office:value-type="float" office:value="50.4554980041" calcext:value-type="float">
            <text:p>50.4554980041</text:p>
          </table:table-cell>
          <table:table-cell table:formula="of:=0.000189*[$'raw data'.I61]" office:value-type="float" office:value="20.4977402469" calcext:value-type="float">
            <text:p>20.4977402469</text:p>
          </table:table-cell>
          <table:table-cell table:formula="of:=0.000189*[$'raw data'.J61]" office:value-type="float" office:value="22.8737787327" calcext:value-type="float">
            <text:p>22.8737787327</text:p>
          </table:table-cell>
          <table:table-cell table:formula="of:=0.000189*[$'raw data'.K61]" office:value-type="float" office:value="26.9335131156" calcext:value-type="float">
            <text:p>26.9335131156</text:p>
          </table:table-cell>
          <table:table-cell table:formula="of:=0.000189*([$'raw data'.L61] + [$'raw data'.M61])" office:value-type="float" office:value="63.7846149528" calcext:value-type="float">
            <text:p>63.7846149528</text:p>
          </table:table-cell>
          <table:table-cell table:formula="of:=0.000189*([$'raw data'.D61] - [$'raw data'.O61])" office:value-type="float" office:value="-178.5381483753" calcext:value-type="float">
            <text:p>-178.5381483753</text:p>
          </table:table-cell>
          <table:table-cell table:formula="of:=-0.000189*[$'raw data'.P61]" office:value-type="float" office:value="-196.71221682" calcext:value-type="float">
            <text:p>-196.71221682</text:p>
          </table:table-cell>
          <table:table-cell table:formula="of:=SUM([.B61:.L61])" office:value-type="float" office:value="0.000000824040029101525" calcext:value-type="float">
            <text:p>8.24040029101525E-07</text:p>
          </table:table-cell>
        </table:table-row>
        <table:table-row table:style-name="ro1">
          <table:table-cell office:value-type="string" calcext:value-type="string">
            <text:p>106200</text:p>
          </table:table-cell>
          <table:table-cell table:formula="of:=0.000189*[$'raw data'.B62]" office:value-type="float" office:value="40.4369020881" calcext:value-type="float">
            <text:p>40.4369020881</text:p>
          </table:table-cell>
          <table:table-cell table:formula="of:=0.000189*[$'raw data'.C62]" office:value-type="float" office:value="25.5246015402" calcext:value-type="float">
            <text:p>25.5246015402</text:p>
          </table:table-cell>
          <table:table-cell table:formula="of:=0.000189*[$'raw data'.E62]" office:value-type="float" office:value="44.8737388533" calcext:value-type="float">
            <text:p>44.8737388533</text:p>
          </table:table-cell>
          <table:table-cell table:formula="of:=0.000189*([$'raw data'.F62] + [$'raw data'.G62])" office:value-type="float" office:value="78.86941291278" calcext:value-type="float">
            <text:p>78.86941291278</text:p>
          </table:table-cell>
          <table:table-cell table:formula="of:=0.000189*[$'raw data'.H62]" office:value-type="float" office:value="50.6119352319" calcext:value-type="float">
            <text:p>50.6119352319</text:p>
          </table:table-cell>
          <table:table-cell table:formula="of:=0.000189*[$'raw data'.I62]" office:value-type="float" office:value="20.7702154233" calcext:value-type="float">
            <text:p>20.7702154233</text:p>
          </table:table-cell>
          <table:table-cell table:formula="of:=0.000189*[$'raw data'.J62]" office:value-type="float" office:value="22.7867243877" calcext:value-type="float">
            <text:p>22.7867243877</text:p>
          </table:table-cell>
          <table:table-cell table:formula="of:=0.000189*[$'raw data'.K62]" office:value-type="float" office:value="27.0236473101" calcext:value-type="float">
            <text:p>27.0236473101</text:p>
          </table:table-cell>
          <table:table-cell table:formula="of:=0.000189*([$'raw data'.L62] + [$'raw data'.M62])" office:value-type="float" office:value="63.77925432501" calcext:value-type="float">
            <text:p>63.77925432501</text:p>
          </table:table-cell>
          <table:table-cell table:formula="of:=0.000189*([$'raw data'.D62] - [$'raw data'.O62])" office:value-type="float" office:value="-178.8737210316" calcext:value-type="float">
            <text:p>-178.8737210316</text:p>
          </table:table-cell>
          <table:table-cell table:formula="of:=-0.000189*[$'raw data'.P62]" office:value-type="float" office:value="-195.80271102" calcext:value-type="float">
            <text:p>-195.80271102</text:p>
          </table:table-cell>
          <table:table-cell table:formula="of:=SUM([.B62:.L62])" office:value-type="float" office:value="0.0000000207899688575708" calcext:value-type="float">
            <text:p>2.07899688575708E-08</text:p>
          </table:table-cell>
        </table:table-row>
        <table:table-row table:style-name="ro1">
          <table:table-cell office:value-type="string" calcext:value-type="string">
            <text:p>108000</text:p>
          </table:table-cell>
          <table:table-cell table:formula="of:=0.000189*[$'raw data'.B63]" office:value-type="float" office:value="36.2330076906" calcext:value-type="float">
            <text:p>36.2330076906</text:p>
          </table:table-cell>
          <table:table-cell table:formula="of:=0.000189*[$'raw data'.C63]" office:value-type="float" office:value="25.3094996952" calcext:value-type="float">
            <text:p>25.3094996952</text:p>
          </table:table-cell>
          <table:table-cell table:formula="of:=0.000189*[$'raw data'.E63]" office:value-type="float" office:value="37.3920063993" calcext:value-type="float">
            <text:p>37.3920063993</text:p>
          </table:table-cell>
          <table:table-cell table:formula="of:=0.000189*([$'raw data'.F63] + [$'raw data'.G63])" office:value-type="float" office:value="78.87674129139" calcext:value-type="float">
            <text:p>78.87674129139</text:p>
          </table:table-cell>
          <table:table-cell table:formula="of:=0.000189*[$'raw data'.H63]" office:value-type="float" office:value="50.5460774826" calcext:value-type="float">
            <text:p>50.5460774826</text:p>
          </table:table-cell>
          <table:table-cell table:formula="of:=0.000189*[$'raw data'.I63]" office:value-type="float" office:value="20.7396011277" calcext:value-type="float">
            <text:p>20.7396011277</text:p>
          </table:table-cell>
          <table:table-cell table:formula="of:=0.000189*[$'raw data'.J63]" office:value-type="float" office:value="22.9707425934" calcext:value-type="float">
            <text:p>22.9707425934</text:p>
          </table:table-cell>
          <table:table-cell table:formula="of:=0.000189*[$'raw data'.K63]" office:value-type="float" office:value="27.0201887235" calcext:value-type="float">
            <text:p>27.0201887235</text:p>
          </table:table-cell>
          <table:table-cell table:formula="of:=0.000189*([$'raw data'.L63] + [$'raw data'.M63])" office:value-type="float" office:value="63.61666588998" calcext:value-type="float">
            <text:p>63.61666588998</text:p>
          </table:table-cell>
          <table:table-cell table:formula="of:=0.000189*([$'raw data'.D63] - [$'raw data'.O63])" office:value-type="float" office:value="-178.9029805563" calcext:value-type="float">
            <text:p>-178.9029805563</text:p>
          </table:table-cell>
          <table:table-cell table:formula="of:=-0.000189*[$'raw data'.P63]" office:value-type="float" office:value="-183.80155122" calcext:value-type="float">
            <text:p>-183.80155122</text:p>
          </table:table-cell>
          <table:table-cell table:formula="of:=SUM([.B63:.L63])" office:value-type="float" office:value="-0.000000882629997533968" calcext:value-type="float">
            <text:p>-8.82629997533968E-07</text:p>
          </table:table-cell>
        </table:table-row>
        <table:table-row table:style-name="ro1">
          <table:table-cell office:value-type="string" calcext:value-type="string">
            <text:p>109800</text:p>
          </table:table-cell>
          <table:table-cell table:formula="of:=0.000189*[$'raw data'.B64]" office:value-type="float" office:value="35.2255067703" calcext:value-type="float">
            <text:p>35.2255067703</text:p>
          </table:table-cell>
          <table:table-cell table:formula="of:=0.000189*[$'raw data'.C64]" office:value-type="float" office:value="24.9182760267" calcext:value-type="float">
            <text:p>24.9182760267</text:p>
          </table:table-cell>
          <table:table-cell table:formula="of:=0.000189*[$'raw data'.E64]" office:value-type="float" office:value="36.9816189813" calcext:value-type="float">
            <text:p>36.9816189813</text:p>
          </table:table-cell>
          <table:table-cell table:formula="of:=0.000189*([$'raw data'.F64] + [$'raw data'.G64])" office:value-type="float" office:value="78.87124881153" calcext:value-type="float">
            <text:p>78.87124881153</text:p>
          </table:table-cell>
          <table:table-cell table:formula="of:=0.000189*[$'raw data'.H64]" office:value-type="float" office:value="50.524831728" calcext:value-type="float">
            <text:p>50.524831728</text:p>
          </table:table-cell>
          <table:table-cell table:formula="of:=0.000189*[$'raw data'.I64]" office:value-type="float" office:value="20.7253801818" calcext:value-type="float">
            <text:p>20.7253801818</text:p>
          </table:table-cell>
          <table:table-cell table:formula="of:=0.000189*[$'raw data'.J64]" office:value-type="float" office:value="23.1315246666" calcext:value-type="float">
            <text:p>23.1315246666</text:p>
          </table:table-cell>
          <table:table-cell table:formula="of:=0.000189*[$'raw data'.K64]" office:value-type="float" office:value="27.1082451654" calcext:value-type="float">
            <text:p>27.1082451654</text:p>
          </table:table-cell>
          <table:table-cell table:formula="of:=0.000189*([$'raw data'.L64] + [$'raw data'.M64])" office:value-type="float" office:value="63.15224135913" calcext:value-type="float">
            <text:p>63.15224135913</text:p>
          </table:table-cell>
          <table:table-cell table:formula="of:=0.000189*([$'raw data'.D64] - [$'raw data'.O64])" office:value-type="float" office:value="-179.8397586405" calcext:value-type="float">
            <text:p>-179.8397586405</text:p>
          </table:table-cell>
          <table:table-cell table:formula="of:=-0.000189*[$'raw data'.P64]" office:value-type="float" office:value="-180.79911423" calcext:value-type="float">
            <text:p>-180.79911423</text:p>
          </table:table-cell>
          <table:table-cell table:formula="of:=SUM([.B64:.L64])" office:value-type="float" office:value="0.0000008202599985907" calcext:value-type="float">
            <text:p>8.202599985907E-07</text:p>
          </table:table-cell>
        </table:table-row>
        <table:table-row table:style-name="ro1">
          <table:table-cell office:value-type="string" calcext:value-type="string">
            <text:p>111600</text:p>
          </table:table-cell>
          <table:table-cell table:formula="of:=0.000189*[$'raw data'.B65]" office:value-type="float" office:value="35.8532463429" calcext:value-type="float">
            <text:p>35.8532463429</text:p>
          </table:table-cell>
          <table:table-cell table:formula="of:=0.000189*[$'raw data'.C65]" office:value-type="float" office:value="25.5646254276" calcext:value-type="float">
            <text:p>25.5646254276</text:p>
          </table:table-cell>
          <table:table-cell table:formula="of:=0.000189*[$'raw data'.E65]" office:value-type="float" office:value="40.5078404976" calcext:value-type="float">
            <text:p>40.5078404976</text:p>
          </table:table-cell>
          <table:table-cell table:formula="of:=0.000189*([$'raw data'.F65] + [$'raw data'.G65])" office:value-type="float" office:value="78.87994896348" calcext:value-type="float">
            <text:p>78.87994896348</text:p>
          </table:table-cell>
          <table:table-cell table:formula="of:=0.000189*[$'raw data'.H65]" office:value-type="float" office:value="49.1390964288" calcext:value-type="float">
            <text:p>49.1390964288</text:p>
          </table:table-cell>
          <table:table-cell table:formula="of:=0.000189*[$'raw data'.I65]" office:value-type="float" office:value="20.7389305746" calcext:value-type="float">
            <text:p>20.7389305746</text:p>
          </table:table-cell>
          <table:table-cell table:formula="of:=0.000189*[$'raw data'.J65]" office:value-type="float" office:value="23.2616697264" calcext:value-type="float">
            <text:p>23.2616697264</text:p>
          </table:table-cell>
          <table:table-cell table:formula="of:=0.000189*[$'raw data'.K65]" office:value-type="float" office:value="27.0223646805" calcext:value-type="float">
            <text:p>27.0223646805</text:p>
          </table:table-cell>
          <table:table-cell table:formula="of:=0.000189*([$'raw data'.L65] + [$'raw data'.M65])" office:value-type="float" office:value="63.08667873711" calcext:value-type="float">
            <text:p>63.08667873711</text:p>
          </table:table-cell>
          <table:table-cell table:formula="of:=0.000189*([$'raw data'.D65] - [$'raw data'.O65])" office:value-type="float" office:value="-180.8438840019" calcext:value-type="float">
            <text:p>-180.8438840019</text:p>
          </table:table-cell>
          <table:table-cell table:formula="of:=-0.000189*[$'raw data'.P65]" office:value-type="float" office:value="-183.21051798" calcext:value-type="float">
            <text:p>-183.21051798</text:p>
          </table:table-cell>
          <table:table-cell table:formula="of:=SUM([.B65:.L65])" office:value-type="float" office:value="-0.0000006029099921534" calcext:value-type="float">
            <text:p>-6.029099921534E-07</text:p>
          </table:table-cell>
        </table:table-row>
        <table:table-row table:style-name="ro1">
          <table:table-cell office:value-type="string" calcext:value-type="string">
            <text:p>113400</text:p>
          </table:table-cell>
          <table:table-cell table:formula="of:=0.000189*[$'raw data'.B66]" office:value-type="float" office:value="36.0777352509" calcext:value-type="float">
            <text:p>36.0777352509</text:p>
          </table:table-cell>
          <table:table-cell table:formula="of:=0.000189*[$'raw data'.C66]" office:value-type="float" office:value="25.8765902262" calcext:value-type="float">
            <text:p>25.8765902262</text:p>
          </table:table-cell>
          <table:table-cell table:formula="of:=0.000189*[$'raw data'.E66]" office:value-type="float" office:value="41.9295050748" calcext:value-type="float">
            <text:p>41.9295050748</text:p>
          </table:table-cell>
          <table:table-cell table:formula="of:=0.000189*([$'raw data'.F66] + [$'raw data'.G66])" office:value-type="float" office:value="78.87582937584" calcext:value-type="float">
            <text:p>78.87582937584</text:p>
          </table:table-cell>
          <table:table-cell table:formula="of:=0.000189*[$'raw data'.H66]" office:value-type="float" office:value="50.9854604868" calcext:value-type="float">
            <text:p>50.9854604868</text:p>
          </table:table-cell>
          <table:table-cell table:formula="of:=0.000189*[$'raw data'.I66]" office:value-type="float" office:value="20.7792677106" calcext:value-type="float">
            <text:p>20.7792677106</text:p>
          </table:table-cell>
          <table:table-cell table:formula="of:=0.000189*[$'raw data'.J66]" office:value-type="float" office:value="23.5899470583" calcext:value-type="float">
            <text:p>23.5899470583</text:p>
          </table:table-cell>
          <table:table-cell table:formula="of:=0.000189*[$'raw data'.K66]" office:value-type="float" office:value="26.9159786406" calcext:value-type="float">
            <text:p>26.9159786406</text:p>
          </table:table-cell>
          <table:table-cell table:formula="of:=0.000189*([$'raw data'.L66] + [$'raw data'.M66])" office:value-type="float" office:value="63.09748636758" calcext:value-type="float">
            <text:p>63.09748636758</text:p>
          </table:table-cell>
          <table:table-cell table:formula="of:=0.000189*([$'raw data'.D66] - [$'raw data'.O66])" office:value-type="float" office:value="-180.7404765831" calcext:value-type="float">
            <text:p>-180.7404765831</text:p>
          </table:table-cell>
          <table:table-cell table:formula="of:=-0.000189*[$'raw data'.P66]" office:value-type="float" office:value="-187.38732348" calcext:value-type="float">
            <text:p>-187.38732348</text:p>
          </table:table-cell>
          <table:table-cell table:formula="of:=SUM([.B66:.L66])" office:value-type="float" office:value="0.000000128520049713643" calcext:value-type="float">
            <text:p>1.28520049713643E-07</text:p>
          </table:table-cell>
        </table:table-row>
        <table:table-row table:style-name="ro1">
          <table:table-cell office:value-type="string" calcext:value-type="string">
            <text:p>115200</text:p>
          </table:table-cell>
          <table:table-cell table:formula="of:=0.000189*[$'raw data'.B67]" office:value-type="float" office:value="36.7058269494" calcext:value-type="float">
            <text:p>36.7058269494</text:p>
          </table:table-cell>
          <table:table-cell table:formula="of:=0.000189*[$'raw data'.C67]" office:value-type="float" office:value="26.6610063762" calcext:value-type="float">
            <text:p>26.6610063762</text:p>
          </table:table-cell>
          <table:table-cell table:formula="of:=0.000189*[$'raw data'.E67]" office:value-type="float" office:value="43.7396748579" calcext:value-type="float">
            <text:p>43.7396748579</text:p>
          </table:table-cell>
          <table:table-cell table:formula="of:=0.000189*([$'raw data'.F67] + [$'raw data'.G67])" office:value-type="float" office:value="78.8721649569" calcext:value-type="float">
            <text:p>78.8721649569</text:p>
          </table:table-cell>
          <table:table-cell table:formula="of:=0.000189*[$'raw data'.H67]" office:value-type="float" office:value="51.1259104125" calcext:value-type="float">
            <text:p>51.1259104125</text:p>
          </table:table-cell>
          <table:table-cell table:formula="of:=0.000189*[$'raw data'.I67]" office:value-type="float" office:value="20.7215178723" calcext:value-type="float">
            <text:p>20.7215178723</text:p>
          </table:table-cell>
          <table:table-cell table:formula="of:=0.000189*[$'raw data'.J67]" office:value-type="float" office:value="23.8179522735" calcext:value-type="float">
            <text:p>23.8179522735</text:p>
          </table:table-cell>
          <table:table-cell table:formula="of:=0.000189*[$'raw data'.K67]" office:value-type="float" office:value="27.1964698362" calcext:value-type="float">
            <text:p>27.1964698362</text:p>
          </table:table-cell>
          <table:table-cell table:formula="of:=0.000189*([$'raw data'.L67] + [$'raw data'.M67])" office:value-type="float" office:value="63.0221225382" calcext:value-type="float">
            <text:p>63.0221225382</text:p>
          </table:table-cell>
          <table:table-cell table:formula="of:=0.000189*([$'raw data'.D67] - [$'raw data'.O67])" office:value-type="float" office:value="-180.4314023883" calcext:value-type="float">
            <text:p>-180.4314023883</text:p>
          </table:table-cell>
          <table:table-cell table:formula="of:=-0.000189*[$'raw data'.P67]" office:value-type="float" office:value="-191.43124308" calcext:value-type="float">
            <text:p>-191.43124308</text:p>
          </table:table-cell>
          <table:table-cell table:formula="of:=SUM([.B67:.L67])" office:value-type="float" office:value="0.000000604800007408812" calcext:value-type="float">
            <text:p>6.04800007408812E-07</text:p>
          </table:table-cell>
        </table:table-row>
        <table:table-row table:style-name="ro1">
          <table:table-cell office:value-type="string" calcext:value-type="string">
            <text:p>117000</text:p>
          </table:table-cell>
          <table:table-cell table:formula="of:=0.000189*[$'raw data'.B68]" office:value-type="float" office:value="37.7810017767" calcext:value-type="float">
            <text:p>37.7810017767</text:p>
          </table:table-cell>
          <table:table-cell table:formula="of:=0.000189*[$'raw data'.C68]" office:value-type="float" office:value="27.9970610031" calcext:value-type="float">
            <text:p>27.9970610031</text:p>
          </table:table-cell>
          <table:table-cell table:formula="of:=0.000189*[$'raw data'.E68]" office:value-type="float" office:value="44.7763402548" calcext:value-type="float">
            <text:p>44.7763402548</text:p>
          </table:table-cell>
          <table:table-cell table:formula="of:=0.000189*([$'raw data'.F68] + [$'raw data'.G68])" office:value-type="float" office:value="78.84807979671" calcext:value-type="float">
            <text:p>78.84807979671</text:p>
          </table:table-cell>
          <table:table-cell table:formula="of:=0.000189*[$'raw data'.H68]" office:value-type="float" office:value="50.5681750035" calcext:value-type="float">
            <text:p>50.5681750035</text:p>
          </table:table-cell>
          <table:table-cell table:formula="of:=0.000189*[$'raw data'.I68]" office:value-type="float" office:value="20.6592837444" calcext:value-type="float">
            <text:p>20.6592837444</text:p>
          </table:table-cell>
          <table:table-cell table:formula="of:=0.000189*[$'raw data'.J68]" office:value-type="float" office:value="23.9840796447" calcext:value-type="float">
            <text:p>23.9840796447</text:p>
          </table:table-cell>
          <table:table-cell table:formula="of:=0.000189*[$'raw data'.K68]" office:value-type="float" office:value="27.0434375379" calcext:value-type="float">
            <text:p>27.0434375379</text:p>
          </table:table-cell>
          <table:table-cell table:formula="of:=0.000189*([$'raw data'.L68] + [$'raw data'.M68])" office:value-type="float" office:value="62.88058750869" calcext:value-type="float">
            <text:p>62.88058750869</text:p>
          </table:table-cell>
          <table:table-cell table:formula="of:=0.000189*([$'raw data'.D68] - [$'raw data'.O68])" office:value-type="float" office:value="-179.272915605" calcext:value-type="float">
            <text:p>-179.272915605</text:p>
          </table:table-cell>
          <table:table-cell table:formula="of:=-0.000189*[$'raw data'.P68]" office:value-type="float" office:value="-195.26513076" calcext:value-type="float">
            <text:p>-195.26513076</text:p>
          </table:table-cell>
          <table:table-cell table:formula="of:=SUM([.B68:.L68])" office:value-type="float" office:value="-0.0000000945000095953219" calcext:value-type="float">
            <text:p>-9.45000095953219E-08</text:p>
          </table:table-cell>
        </table:table-row>
        <table:table-row table:style-name="ro1">
          <table:table-cell office:value-type="string" calcext:value-type="string">
            <text:p>118800</text:p>
          </table:table-cell>
          <table:table-cell table:formula="of:=0.000189*[$'raw data'.B69]" office:value-type="float" office:value="36.5696292591" calcext:value-type="float">
            <text:p>36.5696292591</text:p>
          </table:table-cell>
          <table:table-cell table:formula="of:=0.000189*[$'raw data'.C69]" office:value-type="float" office:value="26.8116633981" calcext:value-type="float">
            <text:p>26.8116633981</text:p>
          </table:table-cell>
          <table:table-cell table:formula="of:=0.000189*[$'raw data'.E69]" office:value-type="float" office:value="47.4762031569" calcext:value-type="float">
            <text:p>47.4762031569</text:p>
          </table:table-cell>
          <table:table-cell table:formula="of:=0.000189*([$'raw data'.F69] + [$'raw data'.G69])" office:value-type="float" office:value="78.81661850328" calcext:value-type="float">
            <text:p>78.81661850328</text:p>
          </table:table-cell>
          <table:table-cell table:formula="of:=0.000189*[$'raw data'.H69]" office:value-type="float" office:value="50.0349207834" calcext:value-type="float">
            <text:p>50.0349207834</text:p>
          </table:table-cell>
          <table:table-cell table:formula="of:=0.000189*[$'raw data'.I69]" office:value-type="float" office:value="20.6545678353" calcext:value-type="float">
            <text:p>20.6545678353</text:p>
          </table:table-cell>
          <table:table-cell table:formula="of:=0.000189*[$'raw data'.J69]" office:value-type="float" office:value="36.1844387163" calcext:value-type="float">
            <text:p>36.1844387163</text:p>
          </table:table-cell>
          <table:table-cell table:formula="of:=0.000189*[$'raw data'.K69]" office:value-type="float" office:value="26.7455189925" calcext:value-type="float">
            <text:p>26.7455189925</text:p>
          </table:table-cell>
          <table:table-cell table:formula="of:=0.000189*([$'raw data'.L69] + [$'raw data'.M69])" office:value-type="float" office:value="62.84532658761" calcext:value-type="float">
            <text:p>62.84532658761</text:p>
          </table:table-cell>
          <table:table-cell table:formula="of:=0.000189*([$'raw data'.D69] - [$'raw data'.O69])" office:value-type="float" office:value="-174.704738733" calcext:value-type="float">
            <text:p>-174.704738733</text:p>
          </table:table-cell>
          <table:table-cell table:formula="of:=-0.000189*[$'raw data'.P69]" office:value-type="float" office:value="-211.4341488" calcext:value-type="float">
            <text:p>-211.4341488</text:p>
          </table:table-cell>
          <table:table-cell table:formula="of:=SUM([.B69:.L69])" office:value-type="float" office:value="-0.000000300509952921857" calcext:value-type="float">
            <text:p>-3.00509952921857E-07</text:p>
          </table:table-cell>
        </table:table-row>
        <table:table-row table:style-name="ro1">
          <table:table-cell office:value-type="string" calcext:value-type="string">
            <text:p>120600</text:p>
          </table:table-cell>
          <table:table-cell table:formula="of:=0.000189*[$'raw data'.B70]" office:value-type="float" office:value="38.3055059394" calcext:value-type="float">
            <text:p>38.3055059394</text:p>
          </table:table-cell>
          <table:table-cell table:formula="of:=0.000189*[$'raw data'.C70]" office:value-type="float" office:value="28.836840564" calcext:value-type="float">
            <text:p>28.836840564</text:p>
          </table:table-cell>
          <table:table-cell table:formula="of:=0.000189*[$'raw data'.E70]" office:value-type="float" office:value="51.1613371773" calcext:value-type="float">
            <text:p>51.1613371773</text:p>
          </table:table-cell>
          <table:table-cell table:formula="of:=0.000189*([$'raw data'.F70] + [$'raw data'.G70])" office:value-type="float" office:value="78.74649391833" calcext:value-type="float">
            <text:p>78.74649391833</text:p>
          </table:table-cell>
          <table:table-cell table:formula="of:=0.000189*[$'raw data'.H70]" office:value-type="float" office:value="50.1750493335" calcext:value-type="float">
            <text:p>50.1750493335</text:p>
          </table:table-cell>
          <table:table-cell table:formula="of:=0.000189*[$'raw data'.I70]" office:value-type="float" office:value="20.5630154982" calcext:value-type="float">
            <text:p>20.5630154982</text:p>
          </table:table-cell>
          <table:table-cell table:formula="of:=0.000189*[$'raw data'.J70]" office:value-type="float" office:value="39.5076947391" calcext:value-type="float">
            <text:p>39.5076947391</text:p>
          </table:table-cell>
          <table:table-cell table:formula="of:=0.000189*[$'raw data'.K70]" office:value-type="float" office:value="26.6657798736" calcext:value-type="float">
            <text:p>26.6657798736</text:p>
          </table:table-cell>
          <table:table-cell table:formula="of:=0.000189*([$'raw data'.L70] + [$'raw data'.M70])" office:value-type="float" office:value="62.70661627839" calcext:value-type="float">
            <text:p>62.70661627839</text:p>
          </table:table-cell>
          <table:table-cell table:formula="of:=0.000189*([$'raw data'.D70] - [$'raw data'.O70])" office:value-type="float" office:value="-172.310655888" calcext:value-type="float">
            <text:p>-172.310655888</text:p>
          </table:table-cell>
          <table:table-cell table:formula="of:=-0.000189*[$'raw data'.P70]" office:value-type="float" office:value="-224.35767774" calcext:value-type="float">
            <text:p>-224.35767774</text:p>
          </table:table-cell>
          <table:table-cell table:formula="of:=SUM([.B70:.L70])" office:value-type="float" office:value="-0.00000030617995605553" calcext:value-type="float">
            <text:p>-3.0617995605553E-07</text:p>
          </table:table-cell>
        </table:table-row>
        <table:table-row table:style-name="ro1">
          <table:table-cell office:value-type="string" calcext:value-type="string">
            <text:p>122400</text:p>
          </table:table-cell>
          <table:table-cell table:formula="of:=0.000189*[$'raw data'.B71]" office:value-type="float" office:value="38.8808902251" calcext:value-type="float">
            <text:p>38.8808902251</text:p>
          </table:table-cell>
          <table:table-cell table:formula="of:=0.000189*[$'raw data'.C71]" office:value-type="float" office:value="29.4881424075" calcext:value-type="float">
            <text:p>29.4881424075</text:p>
          </table:table-cell>
          <table:table-cell table:formula="of:=0.000189*[$'raw data'.E71]" office:value-type="float" office:value="63.1138974606" calcext:value-type="float">
            <text:p>63.1138974606</text:p>
          </table:table-cell>
          <table:table-cell table:formula="of:=0.000189*([$'raw data'.F71] + [$'raw data'.G71])" office:value-type="float" office:value="78.71867732169" calcext:value-type="float">
            <text:p>78.71867732169</text:p>
          </table:table-cell>
          <table:table-cell table:formula="of:=0.000189*[$'raw data'.H71]" office:value-type="float" office:value="49.9671735066" calcext:value-type="float">
            <text:p>49.9671735066</text:p>
          </table:table-cell>
          <table:table-cell table:formula="of:=0.000189*[$'raw data'.I71]" office:value-type="float" office:value="20.5864083495" calcext:value-type="float">
            <text:p>20.5864083495</text:p>
          </table:table-cell>
          <table:table-cell table:formula="of:=0.000189*[$'raw data'.J71]" office:value-type="float" office:value="39.5521839216" calcext:value-type="float">
            <text:p>39.5521839216</text:p>
          </table:table-cell>
          <table:table-cell table:formula="of:=0.000189*[$'raw data'.K71]" office:value-type="float" office:value="26.4654174393" calcext:value-type="float">
            <text:p>26.4654174393</text:p>
          </table:table-cell>
          <table:table-cell table:formula="of:=0.000189*([$'raw data'.L71] + [$'raw data'.M71])" office:value-type="float" office:value="62.565422409" calcext:value-type="float">
            <text:p>62.565422409</text:p>
          </table:table-cell>
          <table:table-cell table:formula="of:=0.000189*([$'raw data'.D71] - [$'raw data'.O71])" office:value-type="float" office:value="-171.5694311709" calcext:value-type="float">
            <text:p>-171.5694311709</text:p>
          </table:table-cell>
          <table:table-cell table:formula="of:=-0.000189*[$'raw data'.P71]" office:value-type="float" office:value="-237.76878132" calcext:value-type="float">
            <text:p>-237.76878132</text:p>
          </table:table-cell>
          <table:table-cell table:formula="of:=SUM([.B71:.L71])" office:value-type="float" office:value="0.000000549990012643775" calcext:value-type="float">
            <text:p>5.49990012643775E-07</text:p>
          </table:table-cell>
        </table:table-row>
        <table:table-row table:style-name="ro1">
          <table:table-cell office:value-type="string" calcext:value-type="string">
            <text:p>124200</text:p>
          </table:table-cell>
          <table:table-cell table:formula="of:=0.000189*[$'raw data'.B72]" office:value-type="float" office:value="43.5030597855" calcext:value-type="float">
            <text:p>43.5030597855</text:p>
          </table:table-cell>
          <table:table-cell table:formula="of:=0.000189*[$'raw data'.C72]" office:value-type="float" office:value="29.7549126189" calcext:value-type="float">
            <text:p>29.7549126189</text:p>
          </table:table-cell>
          <table:table-cell table:formula="of:=0.000189*[$'raw data'.E72]" office:value-type="float" office:value="71.7053473647" calcext:value-type="float">
            <text:p>71.7053473647</text:p>
          </table:table-cell>
          <table:table-cell table:formula="of:=0.000189*([$'raw data'.F72] + [$'raw data'.G72])" office:value-type="float" office:value="79.05733826823" calcext:value-type="float">
            <text:p>79.05733826823</text:p>
          </table:table-cell>
          <table:table-cell table:formula="of:=0.000189*[$'raw data'.H72]" office:value-type="float" office:value="50.1154951122" calcext:value-type="float">
            <text:p>50.1154951122</text:p>
          </table:table-cell>
          <table:table-cell table:formula="of:=0.000189*[$'raw data'.I72]" office:value-type="float" office:value="22.4342633529" calcext:value-type="float">
            <text:p>22.4342633529</text:p>
          </table:table-cell>
          <table:table-cell table:formula="of:=0.000189*[$'raw data'.J72]" office:value-type="float" office:value="39.2285300778" calcext:value-type="float">
            <text:p>39.2285300778</text:p>
          </table:table-cell>
          <table:table-cell table:formula="of:=0.000189*[$'raw data'.K72]" office:value-type="float" office:value="26.3809946169" calcext:value-type="float">
            <text:p>26.3809946169</text:p>
          </table:table-cell>
          <table:table-cell table:formula="of:=0.000189*([$'raw data'.L72] + [$'raw data'.M72])" office:value-type="float" office:value="59.57059289391" calcext:value-type="float">
            <text:p>59.57059289391</text:p>
          </table:table-cell>
          <table:table-cell table:formula="of:=0.000189*([$'raw data'.D72] - [$'raw data'.O72])" office:value-type="float" office:value="-170.3047589145" calcext:value-type="float">
            <text:p>-170.3047589145</text:p>
          </table:table-cell>
          <table:table-cell table:formula="of:=-0.000189*[$'raw data'.P72]" office:value-type="float" office:value="-251.44577577" calcext:value-type="float">
            <text:p>-251.44577577</text:p>
          </table:table-cell>
          <table:table-cell table:formula="of:=SUM([.B72:.L72])" office:value-type="float" office:value="-0.000000593460050879457" calcext:value-type="float">
            <text:p>-5.93460050879457E-07</text:p>
          </table:table-cell>
        </table:table-row>
        <table:table-row table:style-name="ro1">
          <table:table-cell office:value-type="string" calcext:value-type="string">
            <text:p>126000</text:p>
          </table:table-cell>
          <table:table-cell table:formula="of:=0.000189*[$'raw data'.B73]" office:value-type="float" office:value="42.3429931512" calcext:value-type="float">
            <text:p>42.3429931512</text:p>
          </table:table-cell>
          <table:table-cell table:formula="of:=0.000189*[$'raw data'.C73]" office:value-type="float" office:value="28.5680095722" calcext:value-type="float">
            <text:p>28.5680095722</text:p>
          </table:table-cell>
          <table:table-cell table:formula="of:=0.000189*[$'raw data'.E73]" office:value-type="float" office:value="70.9152932124" calcext:value-type="float">
            <text:p>70.9152932124</text:p>
          </table:table-cell>
          <table:table-cell table:formula="of:=0.000189*([$'raw data'.F73] + [$'raw data'.G73])" office:value-type="float" office:value="94.5304164882" calcext:value-type="float">
            <text:p>94.5304164882</text:p>
          </table:table-cell>
          <table:table-cell table:formula="of:=0.000189*[$'raw data'.H73]" office:value-type="float" office:value="49.4709536853" calcext:value-type="float">
            <text:p>49.4709536853</text:p>
          </table:table-cell>
          <table:table-cell table:formula="of:=0.000189*[$'raw data'.I73]" office:value-type="float" office:value="22.4075303613" calcext:value-type="float">
            <text:p>22.4075303613</text:p>
          </table:table-cell>
          <table:table-cell table:formula="of:=0.000189*[$'raw data'.J73]" office:value-type="float" office:value="38.9861869257" calcext:value-type="float">
            <text:p>38.9861869257</text:p>
          </table:table-cell>
          <table:table-cell table:formula="of:=0.000189*[$'raw data'.K73]" office:value-type="float" office:value="26.2512218115" calcext:value-type="float">
            <text:p>26.2512218115</text:p>
          </table:table-cell>
          <table:table-cell table:formula="of:=0.000189*([$'raw data'.L73] + [$'raw data'.M73])" office:value-type="float" office:value="61.34219334306" calcext:value-type="float">
            <text:p>61.34219334306</text:p>
          </table:table-cell>
          <table:table-cell table:formula="of:=0.000189*([$'raw data'.D73] - [$'raw data'.O73])" office:value-type="float" office:value="-171.0753553467" calcext:value-type="float">
            <text:p>-171.0753553467</text:p>
          </table:table-cell>
          <table:table-cell table:formula="of:=-0.000189*[$'raw data'.P73]" office:value-type="float" office:value="-263.73944331" calcext:value-type="float">
            <text:p>-263.73944331</text:p>
          </table:table-cell>
          <table:table-cell table:formula="of:=SUM([.B73:.L73])" office:value-type="float" office:value="-0.00000010584006560066" calcext:value-type="float">
            <text:p>-1.0584006560066E-07</text:p>
          </table:table-cell>
        </table:table-row>
        <table:table-row table:style-name="ro1">
          <table:table-cell office:value-type="string" calcext:value-type="string">
            <text:p>127800</text:p>
          </table:table-cell>
          <table:table-cell table:formula="of:=0.000189*[$'raw data'.B74]" office:value-type="float" office:value="42.2424651285" calcext:value-type="float">
            <text:p>42.2424651285</text:p>
          </table:table-cell>
          <table:table-cell table:formula="of:=0.000189*[$'raw data'.C74]" office:value-type="float" office:value="28.586447127" calcext:value-type="float">
            <text:p>28.586447127</text:p>
          </table:table-cell>
          <table:table-cell table:formula="of:=0.000189*[$'raw data'.E74]" office:value-type="float" office:value="70.7739222897" calcext:value-type="float">
            <text:p>70.7739222897</text:p>
          </table:table-cell>
          <table:table-cell table:formula="of:=0.000189*([$'raw data'.F74] + [$'raw data'.G74])" office:value-type="float" office:value="103.7079567342" calcext:value-type="float">
            <text:p>103.7079567342</text:p>
          </table:table-cell>
          <table:table-cell table:formula="of:=0.000189*[$'raw data'.H74]" office:value-type="float" office:value="49.4440355871" calcext:value-type="float">
            <text:p>49.4440355871</text:p>
          </table:table-cell>
          <table:table-cell table:formula="of:=0.000189*[$'raw data'.I74]" office:value-type="float" office:value="22.3913712771" calcext:value-type="float">
            <text:p>22.3913712771</text:p>
          </table:table-cell>
          <table:table-cell table:formula="of:=0.000189*[$'raw data'.J74]" office:value-type="float" office:value="36.7791843321" calcext:value-type="float">
            <text:p>36.7791843321</text:p>
          </table:table-cell>
          <table:table-cell table:formula="of:=0.000189*[$'raw data'.K74]" office:value-type="float" office:value="26.5284703719" calcext:value-type="float">
            <text:p>26.5284703719</text:p>
          </table:table-cell>
          <table:table-cell table:formula="of:=0.000189*([$'raw data'.L74] + [$'raw data'.M74])" office:value-type="float" office:value="61.3718939295" calcext:value-type="float">
            <text:p>61.3718939295</text:p>
          </table:table-cell>
          <table:table-cell table:formula="of:=0.000189*([$'raw data'.D74] - [$'raw data'.O74])" office:value-type="float" office:value="-169.373065176" calcext:value-type="float">
            <text:p>-169.373065176</text:p>
          </table:table-cell>
          <table:table-cell table:formula="of:=-0.000189*[$'raw data'.P74]" office:value-type="float" office:value="-272.45268162" calcext:value-type="float">
            <text:p>-272.45268162</text:p>
          </table:table-cell>
          <table:table-cell table:formula="of:=SUM([.B74:.L74])" office:value-type="float" office:value="-0.0000000189000033401499" calcext:value-type="float">
            <text:p>-1.89000033401499E-08</text:p>
          </table:table-cell>
        </table:table-row>
        <table:table-row table:style-name="ro1">
          <table:table-cell office:value-type="string" calcext:value-type="string">
            <text:p>129600</text:p>
          </table:table-cell>
          <table:table-cell table:formula="of:=0.000189*[$'raw data'.B75]" office:value-type="float" office:value="42.4200119175" calcext:value-type="float">
            <text:p>42.4200119175</text:p>
          </table:table-cell>
          <table:table-cell table:formula="of:=0.000189*[$'raw data'.C75]" office:value-type="float" office:value="28.2598254351" calcext:value-type="float">
            <text:p>28.2598254351</text:p>
          </table:table-cell>
          <table:table-cell table:formula="of:=0.000189*[$'raw data'.E75]" office:value-type="float" office:value="70.3986868683" calcext:value-type="float">
            <text:p>70.3986868683</text:p>
          </table:table-cell>
          <table:table-cell table:formula="of:=0.000189*([$'raw data'.F75] + [$'raw data'.G75])" office:value-type="float" office:value="105.1558816329" calcext:value-type="float">
            <text:p>105.1558816329</text:p>
          </table:table-cell>
          <table:table-cell table:formula="of:=0.000189*[$'raw data'.H75]" office:value-type="float" office:value="49.2460976259" calcext:value-type="float">
            <text:p>49.2460976259</text:p>
          </table:table-cell>
          <table:table-cell table:formula="of:=0.000189*[$'raw data'.I75]" office:value-type="float" office:value="22.3881375249" calcext:value-type="float">
            <text:p>22.3881375249</text:p>
          </table:table-cell>
          <table:table-cell table:formula="of:=0.000189*[$'raw data'.J75]" office:value-type="float" office:value="38.8555911009" calcext:value-type="float">
            <text:p>38.8555911009</text:p>
          </table:table-cell>
          <table:table-cell table:formula="of:=0.000189*[$'raw data'.K75]" office:value-type="float" office:value="26.2541659401" calcext:value-type="float">
            <text:p>26.2541659401</text:p>
          </table:table-cell>
          <table:table-cell table:formula="of:=0.000189*([$'raw data'.L75] + [$'raw data'.M75])" office:value-type="float" office:value="59.46209557848" calcext:value-type="float">
            <text:p>59.46209557848</text:p>
          </table:table-cell>
          <table:table-cell table:formula="of:=0.000189*([$'raw data'.D75] - [$'raw data'.O75])" office:value-type="float" office:value="-168.1660280538" calcext:value-type="float">
            <text:p>-168.1660280538</text:p>
          </table:table-cell>
          <table:table-cell table:formula="of:=-0.000189*[$'raw data'.P75]" office:value-type="float" office:value="-274.27446585" calcext:value-type="float">
            <text:p>-274.27446585</text:p>
          </table:table-cell>
          <table:table-cell table:formula="of:=SUM([.B75:.L75])" office:value-type="float" office:value="-0.000000279720019591423" calcext:value-type="float">
            <text:p>-2.79720019591423E-07</text:p>
          </table:table-cell>
        </table:table-row>
        <table:table-row table:style-name="ro1">
          <table:table-cell office:value-type="string" calcext:value-type="string">
            <text:p>131400</text:p>
          </table:table-cell>
          <table:table-cell table:formula="of:=0.000189*[$'raw data'.B76]" office:value-type="float" office:value="42.6713111937" calcext:value-type="float">
            <text:p>42.6713111937</text:p>
          </table:table-cell>
          <table:table-cell table:formula="of:=0.000189*[$'raw data'.C76]" office:value-type="float" office:value="28.5889167711" calcext:value-type="float">
            <text:p>28.5889167711</text:p>
          </table:table-cell>
          <table:table-cell table:formula="of:=0.000189*[$'raw data'.E76]" office:value-type="float" office:value="70.844087538" calcext:value-type="float">
            <text:p>70.844087538</text:p>
          </table:table-cell>
          <table:table-cell table:formula="of:=0.000189*([$'raw data'.F76] + [$'raw data'.G76])" office:value-type="float" office:value="109.9152307386" calcext:value-type="float">
            <text:p>109.9152307386</text:p>
          </table:table-cell>
          <table:table-cell table:formula="of:=0.000189*[$'raw data'.H76]" office:value-type="float" office:value="49.7226888333" calcext:value-type="float">
            <text:p>49.7226888333</text:p>
          </table:table-cell>
          <table:table-cell table:formula="of:=0.000189*[$'raw data'.I76]" office:value-type="float" office:value="22.4035967232" calcext:value-type="float">
            <text:p>22.4035967232</text:p>
          </table:table-cell>
          <table:table-cell table:formula="of:=0.000189*[$'raw data'.J76]" office:value-type="float" office:value="38.5316742258" calcext:value-type="float">
            <text:p>38.5316742258</text:p>
          </table:table-cell>
          <table:table-cell table:formula="of:=0.000189*[$'raw data'.K76]" office:value-type="float" office:value="26.0391331935" calcext:value-type="float">
            <text:p>26.0391331935</text:p>
          </table:table-cell>
          <table:table-cell table:formula="of:=0.000189*([$'raw data'.L76] + [$'raw data'.M76])" office:value-type="float" office:value="61.09097504958" calcext:value-type="float">
            <text:p>61.09097504958</text:p>
          </table:table-cell>
          <table:table-cell table:formula="of:=0.000189*([$'raw data'.D76] - [$'raw data'.O76])" office:value-type="float" office:value="-168.559788537" calcext:value-type="float">
            <text:p>-168.559788537</text:p>
          </table:table-cell>
          <table:table-cell table:formula="of:=-0.000189*[$'raw data'.P76]" office:value-type="float" office:value="-281.24782497" calcext:value-type="float">
            <text:p>-281.24782497</text:p>
          </table:table-cell>
          <table:table-cell table:formula="of:=SUM([.B76:.L76])" office:value-type="float" office:value="0.000000759779979375708" calcext:value-type="float">
            <text:p>7.59779979375708E-07</text:p>
          </table:table-cell>
        </table:table-row>
        <table:table-row table:style-name="ro1">
          <table:table-cell office:value-type="string" calcext:value-type="string">
            <text:p>133200</text:p>
          </table:table-cell>
          <table:table-cell table:formula="of:=0.000189*[$'raw data'.B77]" office:value-type="float" office:value="43.724721915" calcext:value-type="float">
            <text:p>43.724721915</text:p>
          </table:table-cell>
          <table:table-cell table:formula="of:=0.000189*[$'raw data'.C77]" office:value-type="float" office:value="29.7965741724" calcext:value-type="float">
            <text:p>29.7965741724</text:p>
          </table:table-cell>
          <table:table-cell table:formula="of:=0.000189*[$'raw data'.E77]" office:value-type="float" office:value="71.552853981" calcext:value-type="float">
            <text:p>71.552853981</text:p>
          </table:table-cell>
          <table:table-cell table:formula="of:=0.000189*([$'raw data'.F77] + [$'raw data'.G77])" office:value-type="float" office:value="110.0079273951" calcext:value-type="float">
            <text:p>110.0079273951</text:p>
          </table:table-cell>
          <table:table-cell table:formula="of:=0.000189*[$'raw data'.H77]" office:value-type="float" office:value="49.5745110567" calcext:value-type="float">
            <text:p>49.5745110567</text:p>
          </table:table-cell>
          <table:table-cell table:formula="of:=0.000189*[$'raw data'.I77]" office:value-type="float" office:value="22.383246942" calcext:value-type="float">
            <text:p>22.383246942</text:p>
          </table:table-cell>
          <table:table-cell table:formula="of:=0.000189*[$'raw data'.J77]" office:value-type="float" office:value="38.6912456406" calcext:value-type="float">
            <text:p>38.6912456406</text:p>
          </table:table-cell>
          <table:table-cell table:formula="of:=0.000189*[$'raw data'.K77]" office:value-type="float" office:value="25.9821691227" calcext:value-type="float">
            <text:p>25.9821691227</text:p>
          </table:table-cell>
          <table:table-cell table:formula="of:=0.000189*([$'raw data'.L77] + [$'raw data'.M77])" office:value-type="float" office:value="61.14516798915" calcext:value-type="float">
            <text:p>61.14516798915</text:p>
          </table:table-cell>
          <table:table-cell table:formula="of:=0.000189*([$'raw data'.D77] - [$'raw data'.O77])" office:value-type="float" office:value="-168.0321198528" calcext:value-type="float">
            <text:p>-168.0321198528</text:p>
          </table:table-cell>
          <table:table-cell table:formula="of:=-0.000189*[$'raw data'.P77]" office:value-type="float" office:value="-284.82629805" calcext:value-type="float">
            <text:p>-284.82629805</text:p>
          </table:table-cell>
          <table:table-cell table:formula="of:=SUM([.B77:.L77])" office:value-type="float" office:value="0.000000311849980505485" calcext:value-type="float">
            <text:p>3.11849980505485E-07</text:p>
          </table:table-cell>
        </table:table-row>
        <table:table-row table:style-name="ro1">
          <table:table-cell office:value-type="string" calcext:value-type="string">
            <text:p>135000</text:p>
          </table:table-cell>
          <table:table-cell table:formula="of:=0.000189*[$'raw data'.B78]" office:value-type="float" office:value="43.3909679868" calcext:value-type="float">
            <text:p>43.3909679868</text:p>
          </table:table-cell>
          <table:table-cell table:formula="of:=0.000189*[$'raw data'.C78]" office:value-type="float" office:value="29.2426200108" calcext:value-type="float">
            <text:p>29.2426200108</text:p>
          </table:table-cell>
          <table:table-cell table:formula="of:=0.000189*[$'raw data'.E78]" office:value-type="float" office:value="71.53930854" calcext:value-type="float">
            <text:p>71.53930854</text:p>
          </table:table-cell>
          <table:table-cell table:formula="of:=0.000189*([$'raw data'.F78] + [$'raw data'.G78])" office:value-type="float" office:value="110.9356613757" calcext:value-type="float">
            <text:p>110.9356613757</text:p>
          </table:table-cell>
          <table:table-cell table:formula="of:=0.000189*[$'raw data'.H78]" office:value-type="float" office:value="49.6177078572" calcext:value-type="float">
            <text:p>49.6177078572</text:p>
          </table:table-cell>
          <table:table-cell table:formula="of:=0.000189*[$'raw data'.I78]" office:value-type="float" office:value="22.3427814939" calcext:value-type="float">
            <text:p>22.3427814939</text:p>
          </table:table-cell>
          <table:table-cell table:formula="of:=0.000189*[$'raw data'.J78]" office:value-type="float" office:value="38.8113099885" calcext:value-type="float">
            <text:p>38.8113099885</text:p>
          </table:table-cell>
          <table:table-cell table:formula="of:=0.000189*[$'raw data'.K78]" office:value-type="float" office:value="26.0191403766" calcext:value-type="float">
            <text:p>26.0191403766</text:p>
          </table:table-cell>
          <table:table-cell table:formula="of:=0.000189*([$'raw data'.L78] + [$'raw data'.M78])" office:value-type="float" office:value="61.12990753758" calcext:value-type="float">
            <text:p>61.12990753758</text:p>
          </table:table-cell>
          <table:table-cell table:formula="of:=0.000189*([$'raw data'.D78] - [$'raw data'.O78])" office:value-type="float" office:value="-168.0835667679" calcext:value-type="float">
            <text:p>-168.0835667679</text:p>
          </table:table-cell>
          <table:table-cell table:formula="of:=-0.000189*[$'raw data'.P78]" office:value-type="float" office:value="-284.94583866" calcext:value-type="float">
            <text:p>-284.94583866</text:p>
          </table:table-cell>
          <table:table-cell table:formula="of:=SUM([.B78:.L78])" office:value-type="float" office:value="-0.000000260820044672982" calcext:value-type="float">
            <text:p>-2.60820044672982E-07</text:p>
          </table:table-cell>
        </table:table-row>
        <table:table-row table:style-name="ro1">
          <table:table-cell office:value-type="string" calcext:value-type="string">
            <text:p>136800</text:p>
          </table:table-cell>
          <table:table-cell table:formula="of:=0.000189*[$'raw data'.B79]" office:value-type="float" office:value="42.916266666" calcext:value-type="float">
            <text:p>42.916266666</text:p>
          </table:table-cell>
          <table:table-cell table:formula="of:=0.000189*[$'raw data'.C79]" office:value-type="float" office:value="28.7001268848" calcext:value-type="float">
            <text:p>28.7001268848</text:p>
          </table:table-cell>
          <table:table-cell table:formula="of:=0.000189*[$'raw data'.E79]" office:value-type="float" office:value="70.3550065491" calcext:value-type="float">
            <text:p>70.3550065491</text:p>
          </table:table-cell>
          <table:table-cell table:formula="of:=0.000189*([$'raw data'.F79] + [$'raw data'.G79])" office:value-type="float" office:value="110.8773824886" calcext:value-type="float">
            <text:p>110.8773824886</text:p>
          </table:table-cell>
          <table:table-cell table:formula="of:=0.000189*[$'raw data'.H79]" office:value-type="float" office:value="49.5697145958" calcext:value-type="float">
            <text:p>49.5697145958</text:p>
          </table:table-cell>
          <table:table-cell table:formula="of:=0.000189*[$'raw data'.I79]" office:value-type="float" office:value="22.3227573408" calcext:value-type="float">
            <text:p>22.3227573408</text:p>
          </table:table-cell>
          <table:table-cell table:formula="of:=0.000189*[$'raw data'.J79]" office:value-type="float" office:value="38.6131562082" calcext:value-type="float">
            <text:p>38.6131562082</text:p>
          </table:table-cell>
          <table:table-cell table:formula="of:=0.000189*[$'raw data'.K79]" office:value-type="float" office:value="26.0405724852" calcext:value-type="float">
            <text:p>26.0405724852</text:p>
          </table:table-cell>
          <table:table-cell table:formula="of:=0.000189*([$'raw data'.L79] + [$'raw data'.M79])" office:value-type="float" office:value="61.17393281202" calcext:value-type="float">
            <text:p>61.17393281202</text:p>
          </table:table-cell>
          <table:table-cell table:formula="of:=0.000189*([$'raw data'.D79] - [$'raw data'.O79])" office:value-type="float" office:value="-168.5320096383" calcext:value-type="float">
            <text:p>-168.5320096383</text:p>
          </table:table-cell>
          <table:table-cell table:formula="of:=-0.000189*[$'raw data'.P79]" office:value-type="float" office:value="-282.03690564" calcext:value-type="float">
            <text:p>-282.03690564</text:p>
          </table:table-cell>
          <table:table-cell table:formula="of:=SUM([.B79:.L79])" office:value-type="float" office:value="0.000000752220053357178" calcext:value-type="float">
            <text:p>7.52220053357178E-07</text:p>
          </table:table-cell>
        </table:table-row>
        <table:table-row table:style-name="ro1">
          <table:table-cell office:value-type="string" calcext:value-type="string">
            <text:p>138600</text:p>
          </table:table-cell>
          <table:table-cell table:formula="of:=0.000189*[$'raw data'.B80]" office:value-type="float" office:value="41.4627576867" calcext:value-type="float">
            <text:p>41.4627576867</text:p>
          </table:table-cell>
          <table:table-cell table:formula="of:=0.000189*[$'raw data'.C80]" office:value-type="float" office:value="27.5088623418" calcext:value-type="float">
            <text:p>27.5088623418</text:p>
          </table:table-cell>
          <table:table-cell table:formula="of:=0.000189*[$'raw data'.E80]" office:value-type="float" office:value="67.6398218517" calcext:value-type="float">
            <text:p>67.6398218517</text:p>
          </table:table-cell>
          <table:table-cell table:formula="of:=0.000189*([$'raw data'.F80] + [$'raw data'.G80])" office:value-type="float" office:value="111.1398699222" calcext:value-type="float">
            <text:p>111.1398699222</text:p>
          </table:table-cell>
          <table:table-cell table:formula="of:=0.000189*[$'raw data'.H80]" office:value-type="float" office:value="49.5449572401" calcext:value-type="float">
            <text:p>49.5449572401</text:p>
          </table:table-cell>
          <table:table-cell table:formula="of:=0.000189*[$'raw data'.I80]" office:value-type="float" office:value="22.3434106938" calcext:value-type="float">
            <text:p>22.3434106938</text:p>
          </table:table-cell>
          <table:table-cell table:formula="of:=0.000189*[$'raw data'.J80]" office:value-type="float" office:value="38.49415731" calcext:value-type="float">
            <text:p>38.49415731</text:p>
          </table:table-cell>
          <table:table-cell table:formula="of:=0.000189*[$'raw data'.K80]" office:value-type="float" office:value="25.8457124835" calcext:value-type="float">
            <text:p>25.8457124835</text:p>
          </table:table-cell>
          <table:table-cell table:formula="of:=0.000189*([$'raw data'.L80] + [$'raw data'.M80])" office:value-type="float" office:value="62.86326160464" calcext:value-type="float">
            <text:p>62.86326160464</text:p>
          </table:table-cell>
          <table:table-cell table:formula="of:=0.000189*([$'raw data'.D80] - [$'raw data'.O80])" office:value-type="float" office:value="-169.6632491799" calcext:value-type="float">
            <text:p>-169.6632491799</text:p>
          </table:table-cell>
          <table:table-cell table:formula="of:=-0.000189*[$'raw data'.P80]" office:value-type="float" office:value="-277.17956217" calcext:value-type="float">
            <text:p>-277.17956217</text:p>
          </table:table-cell>
          <table:table-cell table:formula="of:=SUM([.B80:.L80])" office:value-type="float" office:value="-0.000000215460040919879" calcext:value-type="float">
            <text:p>-2.15460040919879E-07</text:p>
          </table:table-cell>
        </table:table-row>
        <table:table-row table:style-name="ro1">
          <table:table-cell office:value-type="string" calcext:value-type="string">
            <text:p>140400</text:p>
          </table:table-cell>
          <table:table-cell table:formula="of:=0.000189*[$'raw data'.B81]" office:value-type="float" office:value="42.3513429633" calcext:value-type="float">
            <text:p>42.3513429633</text:p>
          </table:table-cell>
          <table:table-cell table:formula="of:=0.000189*[$'raw data'.C81]" office:value-type="float" office:value="28.3234466907" calcext:value-type="float">
            <text:p>28.3234466907</text:p>
          </table:table-cell>
          <table:table-cell table:formula="of:=0.000189*[$'raw data'.E81]" office:value-type="float" office:value="68.1515308278" calcext:value-type="float">
            <text:p>68.1515308278</text:p>
          </table:table-cell>
          <table:table-cell table:formula="of:=0.000189*([$'raw data'.F81] + [$'raw data'.G81])" office:value-type="float" office:value="111.435638895" calcext:value-type="float">
            <text:p>111.435638895</text:p>
          </table:table-cell>
          <table:table-cell table:formula="of:=0.000189*[$'raw data'.H81]" office:value-type="float" office:value="49.6047887622" calcext:value-type="float">
            <text:p>49.6047887622</text:p>
          </table:table-cell>
          <table:table-cell table:formula="of:=0.000189*[$'raw data'.I81]" office:value-type="float" office:value="22.1637164679" calcext:value-type="float">
            <text:p>22.1637164679</text:p>
          </table:table-cell>
          <table:table-cell table:formula="of:=0.000189*[$'raw data'.J81]" office:value-type="float" office:value="38.5382548089" calcext:value-type="float">
            <text:p>38.5382548089</text:p>
          </table:table-cell>
          <table:table-cell table:formula="of:=0.000189*[$'raw data'.K81]" office:value-type="float" office:value="25.8101911809" calcext:value-type="float">
            <text:p>25.8101911809</text:p>
          </table:table-cell>
          <table:table-cell table:formula="of:=0.000189*([$'raw data'.L81] + [$'raw data'.M81])" office:value-type="float" office:value="62.94002126517" calcext:value-type="float">
            <text:p>62.94002126517</text:p>
          </table:table-cell>
          <table:table-cell table:formula="of:=0.000189*([$'raw data'.D81] - [$'raw data'.O81])" office:value-type="float" office:value="-169.0543698606" calcext:value-type="float">
            <text:p>-169.0543698606</text:p>
          </table:table-cell>
          <table:table-cell table:formula="of:=-0.000189*[$'raw data'.P81]" office:value-type="float" office:value="-280.26456192" calcext:value-type="float">
            <text:p>-280.26456192</text:p>
          </table:table-cell>
          <table:table-cell table:formula="of:=SUM([.B81:.L81])" office:value-type="float" office:value="0.0000000812698885965801" calcext:value-type="float">
            <text:p>8.12698885965801E-08</text:p>
          </table:table-cell>
        </table:table-row>
        <table:table-row table:style-name="ro1">
          <table:table-cell office:value-type="string" calcext:value-type="string">
            <text:p>142200</text:p>
          </table:table-cell>
          <table:table-cell table:formula="of:=0.000189*[$'raw data'.B82]" office:value-type="float" office:value="42.2023813092" calcext:value-type="float">
            <text:p>42.2023813092</text:p>
          </table:table-cell>
          <table:table-cell table:formula="of:=0.000189*[$'raw data'.C82]" office:value-type="float" office:value="28.1352302091" calcext:value-type="float">
            <text:p>28.1352302091</text:p>
          </table:table-cell>
          <table:table-cell table:formula="of:=0.000189*[$'raw data'.E82]" office:value-type="float" office:value="67.7403945729" calcext:value-type="float">
            <text:p>67.7403945729</text:p>
          </table:table-cell>
          <table:table-cell table:formula="of:=0.000189*([$'raw data'.F82] + [$'raw data'.G82])" office:value-type="float" office:value="111.0986195949" calcext:value-type="float">
            <text:p>111.0986195949</text:p>
          </table:table-cell>
          <table:table-cell table:formula="of:=0.000189*[$'raw data'.H82]" office:value-type="float" office:value="49.3528625541" calcext:value-type="float">
            <text:p>49.3528625541</text:p>
          </table:table-cell>
          <table:table-cell table:formula="of:=0.000189*[$'raw data'.I82]" office:value-type="float" office:value="22.1530966902" calcext:value-type="float">
            <text:p>22.1530966902</text:p>
          </table:table-cell>
          <table:table-cell table:formula="of:=0.000189*[$'raw data'.J82]" office:value-type="float" office:value="38.5591885434" calcext:value-type="float">
            <text:p>38.5591885434</text:p>
          </table:table-cell>
          <table:table-cell table:formula="of:=0.000189*[$'raw data'.K82]" office:value-type="float" office:value="26.0861736492" calcext:value-type="float">
            <text:p>26.0861736492</text:p>
          </table:table-cell>
          <table:table-cell table:formula="of:=0.000189*([$'raw data'.L82] + [$'raw data'.M82])" office:value-type="float" office:value="62.91001604853" calcext:value-type="float">
            <text:p>62.91001604853</text:p>
          </table:table-cell>
          <table:table-cell table:formula="of:=0.000189*([$'raw data'.D82] - [$'raw data'.O82])" office:value-type="float" office:value="-169.1822274534" calcext:value-type="float">
            <text:p>-169.1822274534</text:p>
          </table:table-cell>
          <table:table-cell table:formula="of:=-0.000189*[$'raw data'.P82]" office:value-type="float" office:value="-279.05573493" calcext:value-type="float">
            <text:p>-279.05573493</text:p>
          </table:table-cell>
          <table:table-cell table:formula="of:=SUM([.B82:.L82])" office:value-type="float" office:value="0.000000788130044782065" calcext:value-type="float">
            <text:p>7.88130044782065E-07</text:p>
          </table:table-cell>
        </table:table-row>
        <table:table-row table:style-name="ro1">
          <table:table-cell office:value-type="string" calcext:value-type="string">
            <text:p>144000</text:p>
          </table:table-cell>
          <table:table-cell table:formula="of:=0.000189*[$'raw data'.B83]" office:value-type="float" office:value="42.1764943761" calcext:value-type="float">
            <text:p>42.1764943761</text:p>
          </table:table-cell>
          <table:table-cell table:formula="of:=0.000189*[$'raw data'.C83]" office:value-type="float" office:value="28.1906399817" calcext:value-type="float">
            <text:p>28.1906399817</text:p>
          </table:table-cell>
          <table:table-cell table:formula="of:=0.000189*[$'raw data'.E83]" office:value-type="float" office:value="67.9006639647" calcext:value-type="float">
            <text:p>67.9006639647</text:p>
          </table:table-cell>
          <table:table-cell table:formula="of:=0.000189*([$'raw data'.F83] + [$'raw data'.G83])" office:value-type="float" office:value="111.2042059947" calcext:value-type="float">
            <text:p>111.2042059947</text:p>
          </table:table-cell>
          <table:table-cell table:formula="of:=0.000189*[$'raw data'.H83]" office:value-type="float" office:value="49.4583197535" calcext:value-type="float">
            <text:p>49.4583197535</text:p>
          </table:table-cell>
          <table:table-cell table:formula="of:=0.000189*[$'raw data'.I83]" office:value-type="float" office:value="22.2107561298" calcext:value-type="float">
            <text:p>22.2107561298</text:p>
          </table:table-cell>
          <table:table-cell table:formula="of:=0.000189*[$'raw data'.J83]" office:value-type="float" office:value="38.5893380502" calcext:value-type="float">
            <text:p>38.5893380502</text:p>
          </table:table-cell>
          <table:table-cell table:formula="of:=0.000189*[$'raw data'.K83]" office:value-type="float" office:value="26.0994247416" calcext:value-type="float">
            <text:p>26.0994247416</text:p>
          </table:table-cell>
          <table:table-cell table:formula="of:=0.000189*([$'raw data'.L83] + [$'raw data'.M83])" office:value-type="float" office:value="62.83626910092" calcext:value-type="float">
            <text:p>62.83626910092</text:p>
          </table:table-cell>
          <table:table-cell table:formula="of:=0.000189*([$'raw data'.D83] - [$'raw data'.O83])" office:value-type="float" office:value="-168.4754311275" calcext:value-type="float">
            <text:p>-168.4754311275</text:p>
          </table:table-cell>
          <table:table-cell table:formula="of:=-0.000189*[$'raw data'.P83]" office:value-type="float" office:value="-280.19068182" calcext:value-type="float">
            <text:p>-280.19068182</text:p>
          </table:table-cell>
          <table:table-cell table:formula="of:=SUM([.B83:.L83])" office:value-type="float" office:value="-0.000000854279946338465" calcext:value-type="float">
            <text:p>-8.54279946338465E-07</text:p>
          </table:table-cell>
        </table:table-row>
        <table:table-row table:style-name="ro1">
          <table:table-cell office:value-type="string" calcext:value-type="string">
            <text:p>145800</text:p>
          </table:table-cell>
          <table:table-cell table:formula="of:=0.000189*[$'raw data'.B84]" office:value-type="float" office:value="43.3516753215" calcext:value-type="float">
            <text:p>43.3516753215</text:p>
          </table:table-cell>
          <table:table-cell table:formula="of:=0.000189*[$'raw data'.C84]" office:value-type="float" office:value="29.1713608494" calcext:value-type="float">
            <text:p>29.1713608494</text:p>
          </table:table-cell>
          <table:table-cell table:formula="of:=0.000189*[$'raw data'.E84]" office:value-type="float" office:value="68.8243465602" calcext:value-type="float">
            <text:p>68.8243465602</text:p>
          </table:table-cell>
          <table:table-cell table:formula="of:=0.000189*([$'raw data'.F84] + [$'raw data'.G84])" office:value-type="float" office:value="111.5352077049" calcext:value-type="float">
            <text:p>111.5352077049</text:p>
          </table:table-cell>
          <table:table-cell table:formula="of:=0.000189*[$'raw data'.H84]" office:value-type="float" office:value="49.2936329403" calcext:value-type="float">
            <text:p>49.2936329403</text:p>
          </table:table-cell>
          <table:table-cell table:formula="of:=0.000189*[$'raw data'.I84]" office:value-type="float" office:value="22.1979212343" calcext:value-type="float">
            <text:p>22.1979212343</text:p>
          </table:table-cell>
          <table:table-cell table:formula="of:=0.000189*[$'raw data'.J84]" office:value-type="float" office:value="38.2498954866" calcext:value-type="float">
            <text:p>38.2498954866</text:p>
          </table:table-cell>
          <table:table-cell table:formula="of:=0.000189*[$'raw data'.K84]" office:value-type="float" office:value="26.1562447188" calcext:value-type="float">
            <text:p>26.1562447188</text:p>
          </table:table-cell>
          <table:table-cell table:formula="of:=0.000189*([$'raw data'.L84] + [$'raw data'.M84])" office:value-type="float" office:value="62.8535070009" calcext:value-type="float">
            <text:p>62.8535070009</text:p>
          </table:table-cell>
          <table:table-cell table:formula="of:=0.000189*([$'raw data'.D84] - [$'raw data'.O84])" office:value-type="float" office:value="-166.1522220162" calcext:value-type="float">
            <text:p>-166.1522220162</text:p>
          </table:table-cell>
          <table:table-cell table:formula="of:=-0.000189*[$'raw data'.P84]" office:value-type="float" office:value="-285.4815705" calcext:value-type="float">
            <text:p>-285.4815705</text:p>
          </table:table-cell>
          <table:table-cell table:formula="of:=SUM([.B84:.L84])" office:value-type="float" office:value="-0.000000699300031214989" calcext:value-type="float">
            <text:p>-6.99300031214989E-07</text:p>
          </table:table-cell>
        </table:table-row>
        <table:table-row table:style-name="ro1">
          <table:table-cell office:value-type="string" calcext:value-type="string">
            <text:p>147600</text:p>
          </table:table-cell>
          <table:table-cell table:formula="of:=0.000189*[$'raw data'.B85]" office:value-type="float" office:value="43.675654113" calcext:value-type="float">
            <text:p>43.675654113</text:p>
          </table:table-cell>
          <table:table-cell table:formula="of:=0.000189*[$'raw data'.C85]" office:value-type="float" office:value="29.4983175438" calcext:value-type="float">
            <text:p>29.4983175438</text:p>
          </table:table-cell>
          <table:table-cell table:formula="of:=0.000189*[$'raw data'.E85]" office:value-type="float" office:value="69.4875213837" calcext:value-type="float">
            <text:p>69.4875213837</text:p>
          </table:table-cell>
          <table:table-cell table:formula="of:=0.000189*([$'raw data'.F85] + [$'raw data'.G85])" office:value-type="float" office:value="111.498365727" calcext:value-type="float">
            <text:p>111.498365727</text:p>
          </table:table-cell>
          <table:table-cell table:formula="of:=0.000189*[$'raw data'.H85]" office:value-type="float" office:value="49.5777828735" calcext:value-type="float">
            <text:p>49.5777828735</text:p>
          </table:table-cell>
          <table:table-cell table:formula="of:=0.000189*[$'raw data'.I85]" office:value-type="float" office:value="22.171040955" calcext:value-type="float">
            <text:p>22.171040955</text:p>
          </table:table-cell>
          <table:table-cell table:formula="of:=0.000189*[$'raw data'.J85]" office:value-type="float" office:value="38.6927907156" calcext:value-type="float">
            <text:p>38.6927907156</text:p>
          </table:table-cell>
          <table:table-cell table:formula="of:=0.000189*[$'raw data'.K85]" office:value-type="float" office:value="25.9551214461" calcext:value-type="float">
            <text:p>25.9551214461</text:p>
          </table:table-cell>
          <table:table-cell table:formula="of:=0.000189*([$'raw data'.L85] + [$'raw data'.M85])" office:value-type="float" office:value="62.85851081937" calcext:value-type="float">
            <text:p>62.85851081937</text:p>
          </table:table-cell>
          <table:table-cell table:formula="of:=0.000189*([$'raw data'.D85] - [$'raw data'.O85])" office:value-type="float" office:value="-165.9453389685" calcext:value-type="float">
            <text:p>-165.9453389685</text:p>
          </table:table-cell>
          <table:table-cell table:formula="of:=-0.000189*[$'raw data'.P85]" office:value-type="float" office:value="-287.46976734" calcext:value-type="float">
            <text:p>-287.46976734</text:p>
          </table:table-cell>
          <table:table-cell table:formula="of:=SUM([.B85:.L85])" office:value-type="float" office:value="-0.000000731430006339906" calcext:value-type="float">
            <text:p>-7.31430006339906E-07</text:p>
          </table:table-cell>
        </table:table-row>
        <table:table-row table:style-name="ro1">
          <table:table-cell office:value-type="string" calcext:value-type="string">
            <text:p>149400</text:p>
          </table:table-cell>
          <table:table-cell table:formula="of:=0.000189*[$'raw data'.B86]" office:value-type="float" office:value="42.8485165353" calcext:value-type="float">
            <text:p>42.8485165353</text:p>
          </table:table-cell>
          <table:table-cell table:formula="of:=0.000189*[$'raw data'.C86]" office:value-type="float" office:value="28.736445087" calcext:value-type="float">
            <text:p>28.736445087</text:p>
          </table:table-cell>
          <table:table-cell table:formula="of:=0.000189*[$'raw data'.E86]" office:value-type="float" office:value="71.2307538306" calcext:value-type="float">
            <text:p>71.2307538306</text:p>
          </table:table-cell>
          <table:table-cell table:formula="of:=0.000189*([$'raw data'.F86] + [$'raw data'.G86])" office:value-type="float" office:value="111.6720852471" calcext:value-type="float">
            <text:p>111.6720852471</text:p>
          </table:table-cell>
          <table:table-cell table:formula="of:=0.000189*[$'raw data'.H86]" office:value-type="float" office:value="49.7303481528" calcext:value-type="float">
            <text:p>49.7303481528</text:p>
          </table:table-cell>
          <table:table-cell table:formula="of:=0.000189*[$'raw data'.I86]" office:value-type="float" office:value="22.1557886928" calcext:value-type="float">
            <text:p>22.1557886928</text:p>
          </table:table-cell>
          <table:table-cell table:formula="of:=0.000189*[$'raw data'.J86]" office:value-type="float" office:value="43.2114633657" calcext:value-type="float">
            <text:p>43.2114633657</text:p>
          </table:table-cell>
          <table:table-cell table:formula="of:=0.000189*[$'raw data'.K86]" office:value-type="float" office:value="25.8671553462" calcext:value-type="float">
            <text:p>25.8671553462</text:p>
          </table:table-cell>
          <table:table-cell table:formula="of:=0.000189*([$'raw data'.L86] + [$'raw data'.M86])" office:value-type="float" office:value="62.88882358248" calcext:value-type="float">
            <text:p>62.88882358248</text:p>
          </table:table-cell>
          <table:table-cell table:formula="of:=0.000189*([$'raw data'.D86] - [$'raw data'.O86])" office:value-type="float" office:value="-171.3581429112" calcext:value-type="float">
            <text:p>-171.3581429112</text:p>
          </table:table-cell>
          <table:table-cell table:formula="of:=-0.000189*[$'raw data'.P86]" office:value-type="float" office:value="-286.98323787" calcext:value-type="float">
            <text:p>-286.98323787</text:p>
          </table:table-cell>
          <table:table-cell table:formula="of:=SUM([.B86:.L86])" office:value-type="float" office:value="-0.000000941220051231539" calcext:value-type="float">
            <text:p>-9.41220051231539E-07</text:p>
          </table:table-cell>
        </table:table-row>
        <table:table-row table:style-name="ro1">
          <table:table-cell office:value-type="string" calcext:value-type="string">
            <text:p>151200</text:p>
          </table:table-cell>
          <table:table-cell table:formula="of:=0.000189*[$'raw data'.B87]" office:value-type="float" office:value="43.5663245304" calcext:value-type="float">
            <text:p>43.5663245304</text:p>
          </table:table-cell>
          <table:table-cell table:formula="of:=0.000189*[$'raw data'.C87]" office:value-type="float" office:value="29.1820079376" calcext:value-type="float">
            <text:p>29.1820079376</text:p>
          </table:table-cell>
          <table:table-cell table:formula="of:=0.000189*[$'raw data'.E87]" office:value-type="float" office:value="72.0107630298" calcext:value-type="float">
            <text:p>72.0107630298</text:p>
          </table:table-cell>
          <table:table-cell table:formula="of:=0.000189*([$'raw data'.F87] + [$'raw data'.G87])" office:value-type="float" office:value="111.7920299958" calcext:value-type="float">
            <text:p>111.7920299958</text:p>
          </table:table-cell>
          <table:table-cell table:formula="of:=0.000189*[$'raw data'.H87]" office:value-type="float" office:value="49.9878010233" calcext:value-type="float">
            <text:p>49.9878010233</text:p>
          </table:table-cell>
          <table:table-cell table:formula="of:=0.000189*[$'raw data'.I87]" office:value-type="float" office:value="21.9881398716" calcext:value-type="float">
            <text:p>21.9881398716</text:p>
          </table:table-cell>
          <table:table-cell table:formula="of:=0.000189*[$'raw data'.J87]" office:value-type="float" office:value="43.2770222682" calcext:value-type="float">
            <text:p>43.2770222682</text:p>
          </table:table-cell>
          <table:table-cell table:formula="of:=0.000189*[$'raw data'.K87]" office:value-type="float" office:value="26.0822784159" calcext:value-type="float">
            <text:p>26.0822784159</text:p>
          </table:table-cell>
          <table:table-cell table:formula="of:=0.000189*([$'raw data'.L87] + [$'raw data'.M87])" office:value-type="float" office:value="62.96119086033" calcext:value-type="float">
            <text:p>62.96119086033</text:p>
          </table:table-cell>
          <table:table-cell table:formula="of:=0.000189*([$'raw data'.D87] - [$'raw data'.O87])" office:value-type="float" office:value="-170.6301086742" calcext:value-type="float">
            <text:p>-170.6301086742</text:p>
          </table:table-cell>
          <table:table-cell table:formula="of:=-0.000189*[$'raw data'.P87]" office:value-type="float" office:value="-290.21744934" calcext:value-type="float">
            <text:p>-290.21744934</text:p>
          </table:table-cell>
          <table:table-cell table:formula="of:=SUM([.B87:.L87])" office:value-type="float" office:value="-0.0000000812700164942726" calcext:value-type="float">
            <text:p>-8.12700164942726E-08</text:p>
          </table:table-cell>
        </table:table-row>
        <table:table-row table:style-name="ro1">
          <table:table-cell office:value-type="string" calcext:value-type="string">
            <text:p>153000</text:p>
          </table:table-cell>
          <table:table-cell table:formula="of:=0.000189*[$'raw data'.B88]" office:value-type="float" office:value="44.3706909345" calcext:value-type="float">
            <text:p>44.3706909345</text:p>
          </table:table-cell>
          <table:table-cell table:formula="of:=0.000189*[$'raw data'.C88]" office:value-type="float" office:value="29.8983489147" calcext:value-type="float">
            <text:p>29.8983489147</text:p>
          </table:table-cell>
          <table:table-cell table:formula="of:=0.000189*[$'raw data'.E88]" office:value-type="float" office:value="75.4432871535" calcext:value-type="float">
            <text:p>75.4432871535</text:p>
          </table:table-cell>
          <table:table-cell table:formula="of:=0.000189*([$'raw data'.F88] + [$'raw data'.G88])" office:value-type="float" office:value="112.0374320562" calcext:value-type="float">
            <text:p>112.0374320562</text:p>
          </table:table-cell>
          <table:table-cell table:formula="of:=0.000189*[$'raw data'.H88]" office:value-type="float" office:value="36.254955807" calcext:value-type="float">
            <text:p>36.254955807</text:p>
          </table:table-cell>
          <table:table-cell table:formula="of:=0.000189*[$'raw data'.I88]" office:value-type="float" office:value="21.848354829" calcext:value-type="float">
            <text:p>21.848354829</text:p>
          </table:table-cell>
          <table:table-cell table:formula="of:=0.000189*[$'raw data'.J88]" office:value-type="float" office:value="43.3743352119" calcext:value-type="float">
            <text:p>43.3743352119</text:p>
          </table:table-cell>
          <table:table-cell table:formula="of:=0.000189*[$'raw data'.K88]" office:value-type="float" office:value="26.2750339404" calcext:value-type="float">
            <text:p>26.2750339404</text:p>
          </table:table-cell>
          <table:table-cell table:formula="of:=0.000189*([$'raw data'.L88] + [$'raw data'.M88])" office:value-type="float" office:value="63.07204873095" calcext:value-type="float">
            <text:p>63.07204873095</text:p>
          </table:table-cell>
          <table:table-cell table:formula="of:=0.000189*([$'raw data'.D88] - [$'raw data'.O88])" office:value-type="float" office:value="-168.8875189596" calcext:value-type="float">
            <text:p>-168.8875189596</text:p>
          </table:table-cell>
          <table:table-cell table:formula="of:=-0.000189*[$'raw data'.P88]" office:value-type="float" office:value="-283.68696825" calcext:value-type="float">
            <text:p>-283.68696825</text:p>
          </table:table-cell>
          <table:table-cell table:formula="of:=SUM([.B88:.L88])" office:value-type="float" office:value="0.000000368549983420507" calcext:value-type="float">
            <text:p>3.68549983420507E-07</text:p>
          </table:table-cell>
        </table:table-row>
        <table:table-row table:style-name="ro1">
          <table:table-cell office:value-type="string" calcext:value-type="string">
            <text:p>154800</text:p>
          </table:table-cell>
          <table:table-cell table:formula="of:=0.000189*[$'raw data'.B89]" office:value-type="float" office:value="43.230611466" calcext:value-type="float">
            <text:p>43.230611466</text:p>
          </table:table-cell>
          <table:table-cell table:formula="of:=0.000189*[$'raw data'.C89]" office:value-type="float" office:value="28.7069899284" calcext:value-type="float">
            <text:p>28.7069899284</text:p>
          </table:table-cell>
          <table:table-cell table:formula="of:=0.000189*[$'raw data'.E89]" office:value-type="float" office:value="75.7955325204" calcext:value-type="float">
            <text:p>75.7955325204</text:p>
          </table:table-cell>
          <table:table-cell table:formula="of:=0.000189*([$'raw data'.F89] + [$'raw data'.G89])" office:value-type="float" office:value="112.2079442841" calcext:value-type="float">
            <text:p>112.2079442841</text:p>
          </table:table-cell>
          <table:table-cell table:formula="of:=0.000189*[$'raw data'.H89]" office:value-type="float" office:value="36.2694234546" calcext:value-type="float">
            <text:p>36.2694234546</text:p>
          </table:table-cell>
          <table:table-cell table:formula="of:=0.000189*[$'raw data'.I89]" office:value-type="float" office:value="21.6739913481" calcext:value-type="float">
            <text:p>21.6739913481</text:p>
          </table:table-cell>
          <table:table-cell table:formula="of:=0.000189*[$'raw data'.J89]" office:value-type="float" office:value="43.5199545333" calcext:value-type="float">
            <text:p>43.5199545333</text:p>
          </table:table-cell>
          <table:table-cell table:formula="of:=0.000189*[$'raw data'.K89]" office:value-type="float" office:value="26.2605470715" calcext:value-type="float">
            <text:p>26.2605470715</text:p>
          </table:table-cell>
          <table:table-cell table:formula="of:=0.000189*([$'raw data'.L89] + [$'raw data'.M89])" office:value-type="float" office:value="63.08896713777" calcext:value-type="float">
            <text:p>63.08896713777</text:p>
          </table:table-cell>
          <table:table-cell table:formula="of:=0.000189*([$'raw data'.D89] - [$'raw data'.O89])" office:value-type="float" office:value="-171.1226147211" calcext:value-type="float">
            <text:p>-171.1226147211</text:p>
          </table:table-cell>
          <table:table-cell table:formula="of:=-0.000189*[$'raw data'.P89]" office:value-type="float" office:value="-279.63134766" calcext:value-type="float">
            <text:p>-279.63134766</text:p>
          </table:table-cell>
          <table:table-cell table:formula="of:=SUM([.B89:.L89])" office:value-type="float" office:value="-0.000000636929996744584" calcext:value-type="float">
            <text:p>-6.36929996744584E-07</text:p>
          </table:table-cell>
        </table:table-row>
        <table:table-row table:style-name="ro1">
          <table:table-cell office:value-type="string" calcext:value-type="string">
            <text:p>156600</text:p>
          </table:table-cell>
          <table:table-cell table:formula="of:=0.000189*[$'raw data'.B90]" office:value-type="float" office:value="42.2811501588" calcext:value-type="float">
            <text:p>42.2811501588</text:p>
          </table:table-cell>
          <table:table-cell table:formula="of:=0.000189*[$'raw data'.C90]" office:value-type="float" office:value="27.7531096689" calcext:value-type="float">
            <text:p>27.7531096689</text:p>
          </table:table-cell>
          <table:table-cell table:formula="of:=0.000189*[$'raw data'.E90]" office:value-type="float" office:value="73.8190792899" calcext:value-type="float">
            <text:p>73.8190792899</text:p>
          </table:table-cell>
          <table:table-cell table:formula="of:=0.000189*([$'raw data'.F90] + [$'raw data'.G90])" office:value-type="float" office:value="112.0506905952" calcext:value-type="float">
            <text:p>112.0506905952</text:p>
          </table:table-cell>
          <table:table-cell table:formula="of:=0.000189*[$'raw data'.H90]" office:value-type="float" office:value="36.4989684717" calcext:value-type="float">
            <text:p>36.4989684717</text:p>
          </table:table-cell>
          <table:table-cell table:formula="of:=0.000189*[$'raw data'.I90]" office:value-type="float" office:value="21.6304410798" calcext:value-type="float">
            <text:p>21.6304410798</text:p>
          </table:table-cell>
          <table:table-cell table:formula="of:=0.000189*[$'raw data'.J90]" office:value-type="float" office:value="43.4134348704" calcext:value-type="float">
            <text:p>43.4134348704</text:p>
          </table:table-cell>
          <table:table-cell table:formula="of:=0.000189*[$'raw data'.K90]" office:value-type="float" office:value="26.3901330126" calcext:value-type="float">
            <text:p>26.3901330126</text:p>
          </table:table-cell>
          <table:table-cell table:formula="of:=0.000189*([$'raw data'.L90] + [$'raw data'.M90])" office:value-type="float" office:value="63.24318113967" calcext:value-type="float">
            <text:p>63.24318113967</text:p>
          </table:table-cell>
          <table:table-cell table:formula="of:=0.000189*([$'raw data'.D90] - [$'raw data'.O90])" office:value-type="float" office:value="-173.4274855215" calcext:value-type="float">
            <text:p>-173.4274855215</text:p>
          </table:table-cell>
          <table:table-cell table:formula="of:=-0.000189*[$'raw data'.P90]" office:value-type="float" office:value="-273.6527031" calcext:value-type="float">
            <text:p>-273.6527031</text:p>
          </table:table-cell>
          <table:table-cell table:formula="of:=SUM([.B90:.L90])" office:value-type="float" office:value="-0.00000033452990777505" calcext:value-type="float">
            <text:p>-3.3452990777505E-07</text:p>
          </table:table-cell>
        </table:table-row>
        <table:table-row table:style-name="ro1">
          <table:table-cell office:value-type="string" calcext:value-type="string">
            <text:p>158400</text:p>
          </table:table-cell>
          <table:table-cell table:formula="of:=0.000189*[$'raw data'.B91]" office:value-type="float" office:value="42.361722333" calcext:value-type="float">
            <text:p>42.361722333</text:p>
          </table:table-cell>
          <table:table-cell table:formula="of:=0.000189*[$'raw data'.C91]" office:value-type="float" office:value="27.6909158169" calcext:value-type="float">
            <text:p>27.6909158169</text:p>
          </table:table-cell>
          <table:table-cell table:formula="of:=0.000189*[$'raw data'.E91]" office:value-type="float" office:value="73.9156860162" calcext:value-type="float">
            <text:p>73.9156860162</text:p>
          </table:table-cell>
          <table:table-cell table:formula="of:=0.000189*([$'raw data'.F91] + [$'raw data'.G91])" office:value-type="float" office:value="112.1106642831" calcext:value-type="float">
            <text:p>112.1106642831</text:p>
          </table:table-cell>
          <table:table-cell table:formula="of:=0.000189*[$'raw data'.H91]" office:value-type="float" office:value="36.5212822464" calcext:value-type="float">
            <text:p>36.5212822464</text:p>
          </table:table-cell>
          <table:table-cell table:formula="of:=0.000189*[$'raw data'.I91]" office:value-type="float" office:value="21.6534355191" calcext:value-type="float">
            <text:p>21.6534355191</text:p>
          </table:table-cell>
          <table:table-cell table:formula="of:=0.000189*[$'raw data'.J91]" office:value-type="float" office:value="40.7928275307" calcext:value-type="float">
            <text:p>40.7928275307</text:p>
          </table:table-cell>
          <table:table-cell table:formula="of:=0.000189*[$'raw data'.K91]" office:value-type="float" office:value="26.5172782644" calcext:value-type="float">
            <text:p>26.5172782644</text:p>
          </table:table-cell>
          <table:table-cell table:formula="of:=0.000189*([$'raw data'.L91] + [$'raw data'.M91])" office:value-type="float" office:value="63.29579127417" calcext:value-type="float">
            <text:p>63.29579127417</text:p>
          </table:table-cell>
          <table:table-cell table:formula="of:=0.000189*([$'raw data'.D91] - [$'raw data'.O91])" office:value-type="float" office:value="-173.1984447942" calcext:value-type="float">
            <text:p>-173.1984447942</text:p>
          </table:table-cell>
          <table:table-cell table:formula="of:=-0.000189*[$'raw data'.P91]" office:value-type="float" office:value="-271.66115907" calcext:value-type="float">
            <text:p>-271.66115907</text:p>
          </table:table-cell>
          <table:table-cell table:formula="of:=SUM([.B91:.L91])" office:value-type="float" office:value="-0.000000580229986724135" calcext:value-type="float">
            <text:p>-5.80229986724135E-07</text:p>
          </table:table-cell>
        </table:table-row>
        <table:table-row table:style-name="ro1">
          <table:table-cell office:value-type="string" calcext:value-type="string">
            <text:p>160200</text:p>
          </table:table-cell>
          <table:table-cell table:formula="of:=0.000189*[$'raw data'.B92]" office:value-type="float" office:value="42.8997388995" calcext:value-type="float">
            <text:p>42.8997388995</text:p>
          </table:table-cell>
          <table:table-cell table:formula="of:=0.000189*[$'raw data'.C92]" office:value-type="float" office:value="28.0595081151" calcext:value-type="float">
            <text:p>28.0595081151</text:p>
          </table:table-cell>
          <table:table-cell table:formula="of:=0.000189*[$'raw data'.E92]" office:value-type="float" office:value="74.7748026018" calcext:value-type="float">
            <text:p>74.7748026018</text:p>
          </table:table-cell>
          <table:table-cell table:formula="of:=0.000189*([$'raw data'.F92] + [$'raw data'.G92])" office:value-type="float" office:value="112.0183861482" calcext:value-type="float">
            <text:p>112.0183861482</text:p>
          </table:table-cell>
          <table:table-cell table:formula="of:=0.000189*[$'raw data'.H92]" office:value-type="float" office:value="36.604344042" calcext:value-type="float">
            <text:p>36.604344042</text:p>
          </table:table-cell>
          <table:table-cell table:formula="of:=0.000189*[$'raw data'.I92]" office:value-type="float" office:value="21.6475802235" calcext:value-type="float">
            <text:p>21.6475802235</text:p>
          </table:table-cell>
          <table:table-cell table:formula="of:=0.000189*[$'raw data'.J92]" office:value-type="float" office:value="42.5371647015" calcext:value-type="float">
            <text:p>42.5371647015</text:p>
          </table:table-cell>
          <table:table-cell table:formula="of:=0.000189*[$'raw data'.K92]" office:value-type="float" office:value="26.5918245705" calcext:value-type="float">
            <text:p>26.5918245705</text:p>
          </table:table-cell>
          <table:table-cell table:formula="of:=0.000189*([$'raw data'.L92] + [$'raw data'.M92])" office:value-type="float" office:value="63.36626779035" calcext:value-type="float">
            <text:p>63.36626779035</text:p>
          </table:table-cell>
          <table:table-cell table:formula="of:=0.000189*([$'raw data'.D92] - [$'raw data'.O92])" office:value-type="float" office:value="-172.7198385444" calcext:value-type="float">
            <text:p>-172.7198385444</text:p>
          </table:table-cell>
          <table:table-cell table:formula="of:=-0.000189*[$'raw data'.P92]" office:value-type="float" office:value="-275.77977903" calcext:value-type="float">
            <text:p>-275.77977903</text:p>
          </table:table-cell>
          <table:table-cell table:formula="of:=SUM([.B92:.L92])" office:value-type="float" office:value="-0.000000481950024777689" calcext:value-type="float">
            <text:p>-4.81950024777689E-07</text:p>
          </table:table-cell>
        </table:table-row>
        <table:table-row table:style-name="ro1">
          <table:table-cell office:value-type="string" calcext:value-type="string">
            <text:p>162000</text:p>
          </table:table-cell>
          <table:table-cell table:formula="of:=0.000189*[$'raw data'.B93]" office:value-type="float" office:value="42.5821903605" calcext:value-type="float">
            <text:p>42.5821903605</text:p>
          </table:table-cell>
          <table:table-cell table:formula="of:=0.000189*[$'raw data'.C93]" office:value-type="float" office:value="27.6237557631" calcext:value-type="float">
            <text:p>27.6237557631</text:p>
          </table:table-cell>
          <table:table-cell table:formula="of:=0.000189*[$'raw data'.E93]" office:value-type="float" office:value="73.5877544031" calcext:value-type="float">
            <text:p>73.5877544031</text:p>
          </table:table-cell>
          <table:table-cell table:formula="of:=0.000189*([$'raw data'.F93] + [$'raw data'.G93])" office:value-type="float" office:value="111.9458410497" calcext:value-type="float">
            <text:p>111.9458410497</text:p>
          </table:table-cell>
          <table:table-cell table:formula="of:=0.000189*[$'raw data'.H93]" office:value-type="float" office:value="36.6265925361" calcext:value-type="float">
            <text:p>36.6265925361</text:p>
          </table:table-cell>
          <table:table-cell table:formula="of:=0.000189*[$'raw data'.I93]" office:value-type="float" office:value="21.6717803127" calcext:value-type="float">
            <text:p>21.6717803127</text:p>
          </table:table-cell>
          <table:table-cell table:formula="of:=0.000189*[$'raw data'.J93]" office:value-type="float" office:value="42.8486450553" calcext:value-type="float">
            <text:p>42.8486450553</text:p>
          </table:table-cell>
          <table:table-cell table:formula="of:=0.000189*[$'raw data'.K93]" office:value-type="float" office:value="26.6905233378" calcext:value-type="float">
            <text:p>26.6905233378</text:p>
          </table:table-cell>
          <table:table-cell table:formula="of:=0.000189*([$'raw data'.L93] + [$'raw data'.M93])" office:value-type="float" office:value="63.3877258392" calcext:value-type="float">
            <text:p>63.3877258392</text:p>
          </table:table-cell>
          <table:table-cell table:formula="of:=0.000189*([$'raw data'.D93] - [$'raw data'.O93])" office:value-type="float" office:value="-173.370744603" calcext:value-type="float">
            <text:p>-173.370744603</text:p>
          </table:table-cell>
          <table:table-cell table:formula="of:=-0.000189*[$'raw data'.P93]" office:value-type="float" office:value="-273.59406396" calcext:value-type="float">
            <text:p>-273.59406396</text:p>
          </table:table-cell>
          <table:table-cell table:formula="of:=SUM([.B93:.L93])" office:value-type="float" office:value="0.0000000945000024898945" calcext:value-type="float">
            <text:p>9.45000024898945E-08</text:p>
          </table:table-cell>
        </table:table-row>
        <table:table-row table:style-name="ro1">
          <table:table-cell office:value-type="string" calcext:value-type="string">
            <text:p>163800</text:p>
          </table:table-cell>
          <table:table-cell table:formula="of:=0.000189*[$'raw data'.B94]" office:value-type="float" office:value="41.5686857607" calcext:value-type="float">
            <text:p>41.5686857607</text:p>
          </table:table-cell>
          <table:table-cell table:formula="of:=0.000189*[$'raw data'.C94]" office:value-type="float" office:value="26.5209824565" calcext:value-type="float">
            <text:p>26.5209824565</text:p>
          </table:table-cell>
          <table:table-cell table:formula="of:=0.000189*[$'raw data'.E94]" office:value-type="float" office:value="71.6768310258" calcext:value-type="float">
            <text:p>71.6768310258</text:p>
          </table:table-cell>
          <table:table-cell table:formula="of:=0.000189*([$'raw data'.F94] + [$'raw data'.G94])" office:value-type="float" office:value="112.1342957469" calcext:value-type="float">
            <text:p>112.1342957469</text:p>
          </table:table-cell>
          <table:table-cell table:formula="of:=0.000189*[$'raw data'.H94]" office:value-type="float" office:value="36.797392233" calcext:value-type="float">
            <text:p>36.797392233</text:p>
          </table:table-cell>
          <table:table-cell table:formula="of:=0.000189*[$'raw data'.I94]" office:value-type="float" office:value="21.6544029534" calcext:value-type="float">
            <text:p>21.6544029534</text:p>
          </table:table-cell>
          <table:table-cell table:formula="of:=0.000189*[$'raw data'.J94]" office:value-type="float" office:value="41.8692678831" calcext:value-type="float">
            <text:p>41.8692678831</text:p>
          </table:table-cell>
          <table:table-cell table:formula="of:=0.000189*[$'raw data'.K94]" office:value-type="float" office:value="26.792655498" calcext:value-type="float">
            <text:p>26.792655498</text:p>
          </table:table-cell>
          <table:table-cell table:formula="of:=0.000189*([$'raw data'.L94] + [$'raw data'.M94])" office:value-type="float" office:value="63.45673047252" calcext:value-type="float">
            <text:p>63.45673047252</text:p>
          </table:table-cell>
          <table:table-cell table:formula="of:=0.000189*([$'raw data'.D94] - [$'raw data'.O94])" office:value-type="float" office:value="-175.6144778913" calcext:value-type="float">
            <text:p>-175.6144778913</text:p>
          </table:table-cell>
          <table:table-cell table:formula="of:=-0.000189*[$'raw data'.P94]" office:value-type="float" office:value="-266.85676584" calcext:value-type="float">
            <text:p>-266.85676584</text:p>
          </table:table-cell>
          <table:table-cell table:formula="of:=SUM([.B94:.L94])" office:value-type="float" office:value="0.000000298620001615291" calcext:value-type="float">
            <text:p>2.98620001615291E-07</text:p>
          </table:table-cell>
        </table:table-row>
        <table:table-row table:style-name="ro1">
          <table:table-cell office:value-type="string" calcext:value-type="string">
            <text:p>165600</text:p>
          </table:table-cell>
          <table:table-cell table:formula="of:=0.000189*[$'raw data'.B95]" office:value-type="float" office:value="42.227042445" calcext:value-type="float">
            <text:p>42.227042445</text:p>
          </table:table-cell>
          <table:table-cell table:formula="of:=0.000189*[$'raw data'.C95]" office:value-type="float" office:value="26.9303446818" calcext:value-type="float">
            <text:p>26.9303446818</text:p>
          </table:table-cell>
          <table:table-cell table:formula="of:=0.000189*[$'raw data'.E95]" office:value-type="float" office:value="72.6063328179" calcext:value-type="float">
            <text:p>72.6063328179</text:p>
          </table:table-cell>
          <table:table-cell table:formula="of:=0.000189*([$'raw data'.F95] + [$'raw data'.G95])" office:value-type="float" office:value="110.6627621589" calcext:value-type="float">
            <text:p>110.6627621589</text:p>
          </table:table-cell>
          <table:table-cell table:formula="of:=0.000189*[$'raw data'.H95]" office:value-type="float" office:value="36.8480591073" calcext:value-type="float">
            <text:p>36.8480591073</text:p>
          </table:table-cell>
          <table:table-cell table:formula="of:=0.000189*[$'raw data'.I95]" office:value-type="float" office:value="21.6867818475" calcext:value-type="float">
            <text:p>21.6867818475</text:p>
          </table:table-cell>
          <table:table-cell table:formula="of:=0.000189*[$'raw data'.J95]" office:value-type="float" office:value="38.444607369" calcext:value-type="float">
            <text:p>38.444607369</text:p>
          </table:table-cell>
          <table:table-cell table:formula="of:=0.000189*[$'raw data'.K95]" office:value-type="float" office:value="26.8125031251" calcext:value-type="float">
            <text:p>26.8125031251</text:p>
          </table:table-cell>
          <table:table-cell table:formula="of:=0.000189*([$'raw data'.L95] + [$'raw data'.M95])" office:value-type="float" office:value="63.45987075288" calcext:value-type="float">
            <text:p>63.45987075288</text:p>
          </table:table-cell>
          <table:table-cell table:formula="of:=0.000189*([$'raw data'.D95] - [$'raw data'.O95])" office:value-type="float" office:value="-174.8859694344" calcext:value-type="float">
            <text:p>-174.8859694344</text:p>
          </table:table-cell>
          <table:table-cell table:formula="of:=-0.000189*[$'raw data'.P95]" office:value-type="float" office:value="-264.79233396" calcext:value-type="float">
            <text:p>-264.79233396</text:p>
          </table:table-cell>
          <table:table-cell table:formula="of:=SUM([.B95:.L95])" office:value-type="float" office:value="0.00000091098007715118" calcext:value-type="float">
            <text:p>9.1098007715118E-07</text:p>
          </table:table-cell>
        </table:table-row>
        <table:table-row table:style-name="ro1">
          <table:table-cell office:value-type="string" calcext:value-type="string">
            <text:p>167400</text:p>
          </table:table-cell>
          <table:table-cell table:formula="of:=0.000189*[$'raw data'.B96]" office:value-type="float" office:value="43.0768499679" calcext:value-type="float">
            <text:p>43.0768499679</text:p>
          </table:table-cell>
          <table:table-cell table:formula="of:=0.000189*[$'raw data'.C96]" office:value-type="float" office:value="27.9722740689" calcext:value-type="float">
            <text:p>27.9722740689</text:p>
          </table:table-cell>
          <table:table-cell table:formula="of:=0.000189*[$'raw data'.E96]" office:value-type="float" office:value="73.6800847398" calcext:value-type="float">
            <text:p>73.6800847398</text:p>
          </table:table-cell>
          <table:table-cell table:formula="of:=0.000189*([$'raw data'.F96] + [$'raw data'.G96])" office:value-type="float" office:value="109.2552973974" calcext:value-type="float">
            <text:p>109.2552973974</text:p>
          </table:table-cell>
          <table:table-cell table:formula="of:=0.000189*[$'raw data'.H96]" office:value-type="float" office:value="36.9297992637" calcext:value-type="float">
            <text:p>36.9297992637</text:p>
          </table:table-cell>
          <table:table-cell table:formula="of:=0.000189*[$'raw data'.I96]" office:value-type="float" office:value="21.7253295693" calcext:value-type="float">
            <text:p>21.7253295693</text:p>
          </table:table-cell>
          <table:table-cell table:formula="of:=0.000189*[$'raw data'.J96]" office:value-type="float" office:value="38.3673510864" calcext:value-type="float">
            <text:p>38.3673510864</text:p>
          </table:table-cell>
          <table:table-cell table:formula="of:=0.000189*[$'raw data'.K96]" office:value-type="float" office:value="26.9050684077" calcext:value-type="float">
            <text:p>26.9050684077</text:p>
          </table:table-cell>
          <table:table-cell table:formula="of:=0.000189*([$'raw data'.L96] + [$'raw data'.M96])" office:value-type="float" office:value="59.81677348122" calcext:value-type="float">
            <text:p>59.81677348122</text:p>
          </table:table-cell>
          <table:table-cell table:formula="of:=0.000189*([$'raw data'.D96] - [$'raw data'.O96])" office:value-type="float" office:value="-172.9652248989" calcext:value-type="float">
            <text:p>-172.9652248989</text:p>
          </table:table-cell>
          <table:table-cell table:formula="of:=-0.000189*[$'raw data'.P96]" office:value-type="float" office:value="-264.76360218" calcext:value-type="float">
            <text:p>-264.76360218</text:p>
          </table:table-cell>
          <table:table-cell table:formula="of:=SUM([.B96:.L96])" office:value-type="float" office:value="0.000000903420023234958" calcext:value-type="float">
            <text:p>9.03420023234958E-07</text:p>
          </table:table-cell>
        </table:table-row>
        <table:table-row table:style-name="ro1">
          <table:table-cell office:value-type="string" calcext:value-type="string">
            <text:p>169200</text:p>
          </table:table-cell>
          <table:table-cell table:formula="of:=0.000189*[$'raw data'.B97]" office:value-type="float" office:value="43.7545524654" calcext:value-type="float">
            <text:p>43.7545524654</text:p>
          </table:table-cell>
          <table:table-cell table:formula="of:=0.000189*[$'raw data'.C97]" office:value-type="float" office:value="28.6558124895" calcext:value-type="float">
            <text:p>28.6558124895</text:p>
          </table:table-cell>
          <table:table-cell table:formula="of:=0.000189*[$'raw data'.E97]" office:value-type="float" office:value="69.71554359" calcext:value-type="float">
            <text:p>69.71554359</text:p>
          </table:table-cell>
          <table:table-cell table:formula="of:=0.000189*([$'raw data'.F97] + [$'raw data'.G97])" office:value-type="float" office:value="100.3110991218" calcext:value-type="float">
            <text:p>100.3110991218</text:p>
          </table:table-cell>
          <table:table-cell table:formula="of:=0.000189*[$'raw data'.H97]" office:value-type="float" office:value="36.9537202377" calcext:value-type="float">
            <text:p>36.9537202377</text:p>
          </table:table-cell>
          <table:table-cell table:formula="of:=0.000189*[$'raw data'.I97]" office:value-type="float" office:value="21.7453555179" calcext:value-type="float">
            <text:p>21.7453555179</text:p>
          </table:table-cell>
          <table:table-cell table:formula="of:=0.000189*[$'raw data'.J97]" office:value-type="float" office:value="40.609437183" calcext:value-type="float">
            <text:p>40.609437183</text:p>
          </table:table-cell>
          <table:table-cell table:formula="of:=0.000189*[$'raw data'.K97]" office:value-type="float" office:value="26.8525696509" calcext:value-type="float">
            <text:p>26.8525696509</text:p>
          </table:table-cell>
          <table:table-cell table:formula="of:=0.000189*([$'raw data'.L97] + [$'raw data'.M97])" office:value-type="float" office:value="59.86733927076" calcext:value-type="float">
            <text:p>59.86733927076</text:p>
          </table:table-cell>
          <table:table-cell table:formula="of:=0.000189*([$'raw data'.D97] - [$'raw data'.O97])" office:value-type="float" office:value="-171.3403716948" calcext:value-type="float">
            <text:p>-171.3403716948</text:p>
          </table:table-cell>
          <table:table-cell table:formula="of:=-0.000189*[$'raw data'.P97]" office:value-type="float" office:value="-257.12505756" calcext:value-type="float">
            <text:p>-257.12505756</text:p>
          </table:table-cell>
          <table:table-cell table:formula="of:=SUM([.B97:.L97])" office:value-type="float" office:value="0.000000272160036729474" calcext:value-type="float">
            <text:p>2.72160036729474E-07</text:p>
          </table:table-cell>
        </table:table-row>
        <table:table-row table:style-name="ro1">
          <table:table-cell office:value-type="string" calcext:value-type="string">
            <text:p>171000</text:p>
          </table:table-cell>
          <table:table-cell table:formula="of:=0.000189*[$'raw data'.B98]" office:value-type="float" office:value="44.2890109368" calcext:value-type="float">
            <text:p>44.2890109368</text:p>
          </table:table-cell>
          <table:table-cell table:formula="of:=0.000189*[$'raw data'.C98]" office:value-type="float" office:value="29.0399674824" calcext:value-type="float">
            <text:p>29.0399674824</text:p>
          </table:table-cell>
          <table:table-cell table:formula="of:=0.000189*[$'raw data'.E98]" office:value-type="float" office:value="65.0560281966" calcext:value-type="float">
            <text:p>65.0560281966</text:p>
          </table:table-cell>
          <table:table-cell table:formula="of:=0.000189*([$'raw data'.F98] + [$'raw data'.G98])" office:value-type="float" office:value="91.33112115792" calcext:value-type="float">
            <text:p>91.33112115792</text:p>
          </table:table-cell>
          <table:table-cell table:formula="of:=0.000189*[$'raw data'.H98]" office:value-type="float" office:value="36.9296169165" calcext:value-type="float">
            <text:p>36.9296169165</text:p>
          </table:table-cell>
          <table:table-cell table:formula="of:=0.000189*[$'raw data'.I98]" office:value-type="float" office:value="21.7222432371" calcext:value-type="float">
            <text:p>21.7222432371</text:p>
          </table:table-cell>
          <table:table-cell table:formula="of:=0.000189*[$'raw data'.J98]" office:value-type="float" office:value="40.8848035113" calcext:value-type="float">
            <text:p>40.8848035113</text:p>
          </table:table-cell>
          <table:table-cell table:formula="of:=0.000189*[$'raw data'.K98]" office:value-type="float" office:value="26.9246954718" calcext:value-type="float">
            <text:p>26.9246954718</text:p>
          </table:table-cell>
          <table:table-cell table:formula="of:=0.000189*([$'raw data'.L98] + [$'raw data'.M98])" office:value-type="float" office:value="59.84232545151" calcext:value-type="float">
            <text:p>59.84232545151</text:p>
          </table:table-cell>
          <table:table-cell table:formula="of:=0.000189*([$'raw data'.D98])" office:value-type="float" office:value="56.1730159116" calcext:value-type="float">
            <text:p>56.1730159116</text:p>
          </table:table-cell>
          <table:table-cell table:formula="of:=-0.000189*[$'raw data'.P98]" office:value-type="float" office:value="-245.39282775" calcext:value-type="float">
            <text:p>-245.39282775</text:p>
          </table:table-cell>
          <table:table-cell table:formula="of:=SUM([.B98:.L98])" office:value-type="float" office:value="226.80000052353" calcext:value-type="float">
            <text:p>226.80000052353</text:p>
          </table:table-cell>
        </table:table-row>
        <table:table-row table:style-name="ro1">
          <table:table-cell office:value-type="string" calcext:value-type="string">
            <text:p>172800</text:p>
          </table:table-cell>
          <table:table-cell table:formula="of:=0.000189*[$'raw data'.B99]" office:value-type="float" office:value="44.7871605048" calcext:value-type="float">
            <text:p>44.7871605048</text:p>
          </table:table-cell>
          <table:table-cell table:formula="of:=0.000189*[$'raw data'.C99]" office:value-type="float" office:value="29.5196108508" calcext:value-type="float">
            <text:p>29.5196108508</text:p>
          </table:table-cell>
          <table:table-cell table:formula="of:=0.000189*[$'raw data'.E99]" office:value-type="float" office:value="63.2942203383" calcext:value-type="float">
            <text:p>63.2942203383</text:p>
          </table:table-cell>
          <table:table-cell table:formula="of:=0.000189*([$'raw data'.G99])" office:value-type="float" office:value="9.592923123" calcext:value-type="float">
            <text:p>9.592923123</text:p>
          </table:table-cell>
          <table:table-cell table:formula="of:=0.000189*[$'raw data'.H99]" office:value-type="float" office:value="36.9319571712" calcext:value-type="float">
            <text:p>36.9319571712</text:p>
          </table:table-cell>
          <table:table-cell table:formula="of:=0.000189*[$'raw data'.I99]" office:value-type="float" office:value="21.7225990485" calcext:value-type="float">
            <text:p>21.7225990485</text:p>
          </table:table-cell>
          <table:table-cell table:formula="of:=0.000189*[$'raw data'.J99]" office:value-type="float" office:value="39.2343785505" calcext:value-type="float">
            <text:p>39.2343785505</text:p>
          </table:table-cell>
          <table:table-cell table:formula="of:=0.000189*[$'raw data'.K99]" office:value-type="float" office:value="26.9837674974" calcext:value-type="float">
            <text:p>26.9837674974</text:p>
          </table:table-cell>
          <table:table-cell table:formula="of:=0.000189*([$'raw data'.M99])" office:value-type="float" office:value="11.25909268155" calcext:value-type="float">
            <text:p>11.25909268155</text:p>
          </table:table-cell>
          <table:table-cell table:formula="of:=0.000189*([$'raw data'.D99])" office:value-type="float" office:value="54.0576778266" calcext:value-type="float">
            <text:p>54.0576778266</text:p>
          </table:table-cell>
          <table:table-cell table:formula="of:=-0.000189*[$'raw data'.P99]" office:value-type="float" office:value="-233.43338781" calcext:value-type="float">
            <text:p>-233.43338781</text:p>
          </table:table-cell>
          <table:table-cell table:formula="of:=SUM([.B99:.L99])" office:value-type="float" office:value="103.94999978265" calcext:value-type="float">
            <text:p>103.94999978265</text:p>
          </table:table-cell>
        </table:table-row>
        <table:table-row table:style-name="ro1">
          <table:table-cell office:value-type="string" calcext:value-type="string">
            <text:p>174600</text:p>
          </table:table-cell>
          <table:table-cell table:formula="of:=0.000189*[$'raw data'.B100]" office:value-type="float" office:value="43.3727261037" calcext:value-type="float">
            <text:p>43.3727261037</text:p>
          </table:table-cell>
          <table:table-cell table:formula="of:=0.000189*[$'raw data'.C100]" office:value-type="float" office:value="28.1594570985" calcext:value-type="float">
            <text:p>28.1594570985</text:p>
          </table:table-cell>
          <table:table-cell table:formula="of:=0.000189*[$'raw data'.E100]" office:value-type="float" office:value="61.0561524573" calcext:value-type="float">
            <text:p>61.0561524573</text:p>
          </table:table-cell>
          <table:table-cell table:formula="of:=0.000189*([$'raw data'.G100])" office:value-type="float" office:value="8.56637412687" calcext:value-type="float">
            <text:p>8.56637412687</text:p>
          </table:table-cell>
          <table:table-cell table:formula="of:=0.000189*[$'raw data'.H100]" office:value-type="float" office:value="38.3525321256" calcext:value-type="float">
            <text:p>38.3525321256</text:p>
          </table:table-cell>
          <table:table-cell table:formula="of:=0.000189*[$'raw data'.I100]" office:value-type="float" office:value="21.7223175519" calcext:value-type="float">
            <text:p>21.7223175519</text:p>
          </table:table-cell>
          <table:table-cell table:formula="of:=0.000189*[$'raw data'.J100]" office:value-type="float" office:value="33.3833224851" calcext:value-type="float">
            <text:p>33.3833224851</text:p>
          </table:table-cell>
          <table:table-cell table:formula="of:=0.000189*[$'raw data'.K100]" office:value-type="float" office:value="26.9562495699" calcext:value-type="float">
            <text:p>26.9562495699</text:p>
          </table:table-cell>
          <table:table-cell table:formula="of:=0.000189*([$'raw data'.M100])" office:value-type="float" office:value="16.30502800416" calcext:value-type="float">
            <text:p>16.30502800416</text:p>
          </table:table-cell>
          <table:table-cell table:formula="of:=0.000189*([$'raw data'.D100])" office:value-type="float" office:value="53.1492822504" calcext:value-type="float">
            <text:p>53.1492822504</text:p>
          </table:table-cell>
          <table:table-cell table:formula="of:=-0.000189*[$'raw data'.P100]" office:value-type="float" office:value="-227.07344142" calcext:value-type="float">
            <text:p>-227.07344142</text:p>
          </table:table-cell>
          <table:table-cell table:formula="of:=SUM([.B100:.L100])" office:value-type="float" office:value="103.95000035343" calcext:value-type="float">
            <text:p>103.95000035343</text:p>
          </table:table-cell>
        </table:table-row>
        <table:table-row table:style-name="ro1">
          <table:table-cell office:value-type="string" calcext:value-type="string">
            <text:p>176400</text:p>
          </table:table-cell>
          <table:table-cell table:formula="of:=0.000189*[$'raw data'.B101]" office:value-type="float" office:value="43.3627322373" calcext:value-type="float">
            <text:p>43.3627322373</text:p>
          </table:table-cell>
          <table:table-cell table:formula="of:=0.000189*[$'raw data'.C101]" office:value-type="float" office:value="28.8734832036" calcext:value-type="float">
            <text:p>28.8734832036</text:p>
          </table:table-cell>
          <table:table-cell table:formula="of:=0.000189*[$'raw data'.E101]" office:value-type="float" office:value="60.6708090135" calcext:value-type="float">
            <text:p>60.6708090135</text:p>
          </table:table-cell>
          <table:table-cell table:formula="of:=0.000189*([$'raw data'.G101])" office:value-type="float" office:value="8.57910789036" calcext:value-type="float">
            <text:p>8.57910789036</text:p>
          </table:table-cell>
          <table:table-cell table:formula="of:=0.000189*[$'raw data'.H101]" office:value-type="float" office:value="38.3318277048" calcext:value-type="float">
            <text:p>38.3318277048</text:p>
          </table:table-cell>
          <table:table-cell table:formula="of:=0.000189*[$'raw data'.I101]" office:value-type="float" office:value="21.7570896018" calcext:value-type="float">
            <text:p>21.7570896018</text:p>
          </table:table-cell>
          <table:table-cell table:formula="of:=0.000189*[$'raw data'.J101]" office:value-type="float" office:value="33.3014084298" calcext:value-type="float">
            <text:p>33.3014084298</text:p>
          </table:table-cell>
          <table:table-cell table:formula="of:=0.000189*[$'raw data'.K101]" office:value-type="float" office:value="26.8730047656" calcext:value-type="float">
            <text:p>26.8730047656</text:p>
          </table:table-cell>
          <table:table-cell table:formula="of:=0.000189*([$'raw data'.M101])" office:value-type="float" office:value="15.90608123622" calcext:value-type="float">
            <text:p>15.90608123622</text:p>
          </table:table-cell>
          <table:table-cell table:formula="of:=0.000189*([$'raw data'.D101])" office:value-type="float" office:value="53.6295032784" calcext:value-type="float">
            <text:p>53.6295032784</text:p>
          </table:table-cell>
          <table:table-cell table:formula="of:=-0.000189*[$'raw data'.P101]" office:value-type="float" office:value="-227.33504766" calcext:value-type="float">
            <text:p>-227.33504766</text:p>
          </table:table-cell>
          <table:table-cell table:formula="of:=SUM([.B101:.L101])" office:value-type="float" office:value="103.94999970138" calcext:value-type="float">
            <text:p>103.94999970138</text:p>
          </table:table-cell>
        </table:table-row>
        <table:table-row table:style-name="ro1">
          <table:table-cell office:value-type="string" calcext:value-type="string">
            <text:p>178200</text:p>
          </table:table-cell>
          <table:table-cell table:formula="of:=0.000189*[$'raw data'.B102]" office:value-type="float" office:value="43.2923704857" calcext:value-type="float">
            <text:p>43.2923704857</text:p>
          </table:table-cell>
          <table:table-cell table:formula="of:=0.000189*[$'raw data'.C102]" office:value-type="float" office:value="28.8598257045" calcext:value-type="float">
            <text:p>28.8598257045</text:p>
          </table:table-cell>
          <table:table-cell table:formula="of:=0.000189*[$'raw data'.E102]" office:value-type="float" office:value="59.9613757596" calcext:value-type="float">
            <text:p>59.9613757596</text:p>
          </table:table-cell>
          <table:table-cell table:formula="of:=0.000189*([$'raw data'.G102])" office:value-type="float" office:value="8.59527800649" calcext:value-type="float">
            <text:p>8.59527800649</text:p>
          </table:table-cell>
          <table:table-cell table:formula="of:=0.000189*[$'raw data'.H102]" office:value-type="float" office:value="37.5917916087" calcext:value-type="float">
            <text:p>37.5917916087</text:p>
          </table:table-cell>
          <table:table-cell table:formula="of:=0.000189*[$'raw data'.I102]" office:value-type="float" office:value="21.6833560146" calcext:value-type="float">
            <text:p>21.6833560146</text:p>
          </table:table-cell>
          <table:table-cell table:formula="of:=0.000189*[$'raw data'.J102]" office:value-type="float" office:value="33.2943817311" calcext:value-type="float">
            <text:p>33.2943817311</text:p>
          </table:table-cell>
          <table:table-cell table:formula="of:=0.000189*[$'raw data'.K102]" office:value-type="float" office:value="26.8457452578" calcext:value-type="float">
            <text:p>26.8457452578</text:p>
          </table:table-cell>
          <table:table-cell table:formula="of:=0.000189*([$'raw data'.M102])" office:value-type="float" office:value="15.91244868969" calcext:value-type="float">
            <text:p>15.91244868969</text:p>
          </table:table-cell>
          <table:table-cell table:formula="of:=0.000189*([$'raw data'.D102])" office:value-type="float" office:value="52.3432926009" calcext:value-type="float">
            <text:p>52.3432926009</text:p>
          </table:table-cell>
          <table:table-cell table:formula="of:=-0.000189*[$'raw data'.P102]" office:value-type="float" office:value="-224.42986629" calcext:value-type="float">
            <text:p>-224.42986629</text:p>
          </table:table-cell>
          <table:table-cell table:formula="of:=SUM([.B102:.L102])" office:value-type="float" office:value="103.94999956908" calcext:value-type="float">
            <text:p>103.94999956908</text:p>
          </table:table-cell>
        </table:table-row>
        <table:table-row table:style-name="ro1">
          <table:table-cell office:value-type="string" calcext:value-type="string">
            <text:p>180000</text:p>
          </table:table-cell>
          <table:table-cell table:formula="of:=0.000189*[$'raw data'.B103]" office:value-type="float" office:value="42.404525919" calcext:value-type="float">
            <text:p>42.404525919</text:p>
          </table:table-cell>
          <table:table-cell table:formula="of:=0.000189*[$'raw data'.C103]" office:value-type="float" office:value="27.5798122425" calcext:value-type="float">
            <text:p>27.5798122425</text:p>
          </table:table-cell>
          <table:table-cell table:formula="of:=0.000189*[$'raw data'.E103]" office:value-type="float" office:value="58.5861998715" calcext:value-type="float">
            <text:p>58.5861998715</text:p>
          </table:table-cell>
          <table:table-cell table:formula="of:=0.000189*([$'raw data'.G103])" office:value-type="float" office:value="3.27056624748" calcext:value-type="float">
            <text:p>3.27056624748</text:p>
          </table:table-cell>
          <table:table-cell table:formula="of:=0.000189*[$'raw data'.H103]" office:value-type="float" office:value="38.2923106776" calcext:value-type="float">
            <text:p>38.2923106776</text:p>
          </table:table-cell>
          <table:table-cell table:formula="of:=0.000189*[$'raw data'.I103]" office:value-type="float" office:value="21.8179648575" calcext:value-type="float">
            <text:p>21.8179648575</text:p>
          </table:table-cell>
          <table:table-cell table:formula="of:=0.000189*[$'raw data'.J103]" office:value-type="float" office:value="31.0594557672" calcext:value-type="float">
            <text:p>31.0594557672</text:p>
          </table:table-cell>
          <table:table-cell table:formula="of:=0.000189*[$'raw data'.K103]" office:value-type="float" office:value="26.9662537746" calcext:value-type="float">
            <text:p>26.9662537746</text:p>
          </table:table-cell>
          <table:table-cell table:formula="of:=0.000189*([$'raw data'.M103])" office:value-type="float" office:value="15.95007681309" calcext:value-type="float">
            <text:p>15.95007681309</text:p>
          </table:table-cell>
          <table:table-cell table:formula="of:=0.000189*([$'raw data'.D103])" office:value-type="float" office:value="52.7138574354" calcext:value-type="float">
            <text:p>52.7138574354</text:p>
          </table:table-cell>
          <table:table-cell table:formula="of:=-0.000189*[$'raw data'.P103]" office:value-type="float" office:value="-214.69102326" calcext:value-type="float">
            <text:p>-214.69102326</text:p>
          </table:table-cell>
          <table:table-cell table:formula="of:=SUM([.B103:.L103])" office:value-type="float" office:value="103.95000034587" calcext:value-type="float">
            <text:p>103.95000034587</text:p>
          </table:table-cell>
        </table:table-row>
        <table:table-row table:style-name="ro1">
          <table:table-cell office:value-type="string" calcext:value-type="string">
            <text:p>181800</text:p>
          </table:table-cell>
          <table:table-cell table:formula="of:=0.000189*[$'raw data'.B104]" office:value-type="float" office:value="39.1443844806" calcext:value-type="float">
            <text:p>39.1443844806</text:p>
          </table:table-cell>
          <table:table-cell table:formula="of:=0.000189*[$'raw data'.C104]" office:value-type="float" office:value="28.9681084539" calcext:value-type="float">
            <text:p>28.9681084539</text:p>
          </table:table-cell>
          <table:table-cell table:formula="of:=0.000189*[$'raw data'.E104]" office:value-type="float" office:value="60.9978494349" calcext:value-type="float">
            <text:p>60.9978494349</text:p>
          </table:table-cell>
          <table:table-cell table:formula="of:=0.000189*([$'raw data'.G104])" office:value-type="float" office:value="3.26021058972" calcext:value-type="float">
            <text:p>3.26021058972</text:p>
          </table:table-cell>
          <table:table-cell table:formula="of:=0.000189*[$'raw data'.H104]" office:value-type="float" office:value="40.7421845838" calcext:value-type="float">
            <text:p>40.7421845838</text:p>
          </table:table-cell>
          <table:table-cell table:formula="of:=0.000189*[$'raw data'.I104]" office:value-type="float" office:value="21.731053491" calcext:value-type="float">
            <text:p>21.731053491</text:p>
          </table:table-cell>
          <table:table-cell table:formula="of:=0.000189*[$'raw data'.J104]" office:value-type="float" office:value="24.4234803015" calcext:value-type="float">
            <text:p>24.4234803015</text:p>
          </table:table-cell>
          <table:table-cell table:formula="of:=0.000189*[$'raw data'.K104]" office:value-type="float" office:value="26.9385024699" calcext:value-type="float">
            <text:p>26.9385024699</text:p>
          </table:table-cell>
          <table:table-cell table:formula="of:=0.000189*([$'raw data'.M104])" office:value-type="float" office:value="15.93185019174" calcext:value-type="float">
            <text:p>15.93185019174</text:p>
          </table:table-cell>
          <table:table-cell table:formula="of:=0.000189*([$'raw data'.D104])" office:value-type="float" office:value="50.408189244" calcext:value-type="float">
            <text:p>50.408189244</text:p>
          </table:table-cell>
          <table:table-cell table:formula="of:=-0.000189*[$'raw data'.P104]" office:value-type="float" office:value="-208.59581295" calcext:value-type="float">
            <text:p>-208.59581295</text:p>
          </table:table-cell>
          <table:table-cell table:formula="of:=SUM([.B104:.L104])" office:value-type="float" office:value="103.95000029106" calcext:value-type="float">
            <text:p>103.95000029106</text:p>
          </table:table-cell>
        </table:table-row>
        <table:table-row table:style-name="ro1">
          <table:table-cell office:value-type="string" calcext:value-type="string">
            <text:p>183600</text:p>
          </table:table-cell>
          <table:table-cell table:formula="of:=0.000189*[$'raw data'.B105]" office:value-type="float" office:value="38.2445907858" calcext:value-type="float">
            <text:p>38.2445907858</text:p>
          </table:table-cell>
          <table:table-cell table:formula="of:=0.000189*[$'raw data'.C105]" office:value-type="float" office:value="27.9551130768" calcext:value-type="float">
            <text:p>27.9551130768</text:p>
          </table:table-cell>
          <table:table-cell table:formula="of:=0.000189*[$'raw data'.E105]" office:value-type="float" office:value="52.2008781147" calcext:value-type="float">
            <text:p>52.2008781147</text:p>
          </table:table-cell>
          <table:table-cell table:formula="of:=0.000189*([$'raw data'.G105])" office:value-type="float" office:value="3.26455951563" calcext:value-type="float">
            <text:p>3.26455951563</text:p>
          </table:table-cell>
          <table:table-cell table:formula="of:=0.000189*[$'raw data'.H105]" office:value-type="float" office:value="47.0544574248" calcext:value-type="float">
            <text:p>47.0544574248</text:p>
          </table:table-cell>
          <table:table-cell table:formula="of:=0.000189*[$'raw data'.I105]" office:value-type="float" office:value="21.7926632007" calcext:value-type="float">
            <text:p>21.7926632007</text:p>
          </table:table-cell>
          <table:table-cell table:formula="of:=0.000189*[$'raw data'.J105]" office:value-type="float" office:value="17.40112314507" calcext:value-type="float">
            <text:p>17.40112314507</text:p>
          </table:table-cell>
          <table:table-cell table:formula="of:=0.000189*[$'raw data'.K105]" office:value-type="float" office:value="26.9977646862" calcext:value-type="float">
            <text:p>26.9977646862</text:p>
          </table:table-cell>
          <table:table-cell table:formula="of:=0.000189*([$'raw data'.M105])" office:value-type="float" office:value="15.91077030921" calcext:value-type="float">
            <text:p>15.91077030921</text:p>
          </table:table-cell>
          <table:table-cell table:formula="of:=0.000189*([$'raw data'.D105])" office:value-type="float" office:value="48.8287843029" calcext:value-type="float">
            <text:p>48.8287843029</text:p>
          </table:table-cell>
          <table:table-cell table:formula="of:=-0.000189*[$'raw data'.P105]" office:value-type="float" office:value="-195.70070394" calcext:value-type="float">
            <text:p>-195.70070394</text:p>
          </table:table-cell>
          <table:table-cell table:formula="of:=SUM([.B105:.L105])" office:value-type="float" office:value="103.95000062181" calcext:value-type="float">
            <text:p>103.95000062181</text:p>
          </table:table-cell>
        </table:table-row>
        <table:table-row table:style-name="ro1">
          <table:table-cell office:value-type="string" calcext:value-type="string">
            <text:p>185400</text:p>
          </table:table-cell>
          <table:table-cell table:formula="of:=0.000189*[$'raw data'.B106]" office:value-type="float" office:value="38.390881284" calcext:value-type="float">
            <text:p>38.390881284</text:p>
          </table:table-cell>
          <table:table-cell table:formula="of:=0.000189*[$'raw data'.C106]" office:value-type="float" office:value="28.3275147267" calcext:value-type="float">
            <text:p>28.3275147267</text:p>
          </table:table-cell>
          <table:table-cell table:formula="of:=0.000189*[$'raw data'.E106]" office:value-type="float" office:value="45.5516171586" calcext:value-type="float">
            <text:p>45.5516171586</text:p>
          </table:table-cell>
          <table:table-cell table:formula="of:=0.000189*([$'raw data'.G106])" office:value-type="float" office:value="3.26312954541" calcext:value-type="float">
            <text:p>3.26312954541</text:p>
          </table:table-cell>
          <table:table-cell table:formula="of:=0.000189*[$'raw data'.H106]" office:value-type="float" office:value="47.1706858476" calcext:value-type="float">
            <text:p>47.1706858476</text:p>
          </table:table-cell>
          <table:table-cell table:formula="of:=0.000189*[$'raw data'.I106]" office:value-type="float" office:value="18.65972420928" calcext:value-type="float">
            <text:p>18.65972420928</text:p>
          </table:table-cell>
          <table:table-cell table:formula="of:=0.000189*[$'raw data'.J106]" office:value-type="float" office:value="17.40779508132" calcext:value-type="float">
            <text:p>17.40779508132</text:p>
          </table:table-cell>
          <table:table-cell table:formula="of:=0.000189*[$'raw data'.K106]" office:value-type="float" office:value="26.9723163465" calcext:value-type="float">
            <text:p>26.9723163465</text:p>
          </table:table-cell>
          <table:table-cell table:formula="of:=0.000189*([$'raw data'.M106])" office:value-type="float" office:value="15.9526442061" calcext:value-type="float">
            <text:p>15.9526442061</text:p>
          </table:table-cell>
          <table:table-cell table:formula="of:=0.000189*([$'raw data'.D106])" office:value-type="float" office:value="48.9462273153" calcext:value-type="float">
            <text:p>48.9462273153</text:p>
          </table:table-cell>
          <table:table-cell table:formula="of:=-0.000189*[$'raw data'.P106]" office:value-type="float" office:value="-186.69253491" calcext:value-type="float">
            <text:p>-186.69253491</text:p>
          </table:table-cell>
          <table:table-cell table:formula="of:=SUM([.B106:.L106])" office:value-type="float" office:value="103.95000081081" calcext:value-type="float">
            <text:p>103.95000081081</text:p>
          </table:table-cell>
        </table:table-row>
        <table:table-row table:style-name="ro1">
          <table:table-cell office:value-type="string" calcext:value-type="string">
            <text:p>187200</text:p>
          </table:table-cell>
          <table:table-cell table:formula="of:=0.000189*[$'raw data'.B107]" office:value-type="float" office:value="38.4401742228" calcext:value-type="float">
            <text:p>38.4401742228</text:p>
          </table:table-cell>
          <table:table-cell table:formula="of:=0.000189*[$'raw data'.C107]" office:value-type="float" office:value="28.2683701629" calcext:value-type="float">
            <text:p>28.2683701629</text:p>
          </table:table-cell>
          <table:table-cell table:formula="of:=0.000189*[$'raw data'.E107]" office:value-type="float" office:value="44.9774323047" calcext:value-type="float">
            <text:p>44.9774323047</text:p>
          </table:table-cell>
          <table:table-cell table:formula="of:=0.000189*([$'raw data'.G107])" office:value-type="float" office:value="3.269112399" calcext:value-type="float">
            <text:p>3.269112399</text:p>
          </table:table-cell>
          <table:table-cell table:formula="of:=0.000189*[$'raw data'.H107]" office:value-type="float" office:value="46.0853239959" calcext:value-type="float">
            <text:p>46.0853239959</text:p>
          </table:table-cell>
          <table:table-cell table:formula="of:=0.000189*[$'raw data'.I107]" office:value-type="float" office:value="16.24917866859" calcext:value-type="float">
            <text:p>16.24917866859</text:p>
          </table:table-cell>
          <table:table-cell table:formula="of:=0.000189*[$'raw data'.J107]" office:value-type="float" office:value="17.40987582768" calcext:value-type="float">
            <text:p>17.40987582768</text:p>
          </table:table-cell>
          <table:table-cell table:formula="of:=0.000189*[$'raw data'.K107]" office:value-type="float" office:value="27.0021246516" calcext:value-type="float">
            <text:p>27.0021246516</text:p>
          </table:table-cell>
          <table:table-cell table:formula="of:=0.000189*([$'raw data'.M107])" office:value-type="float" office:value="15.98093166411" calcext:value-type="float">
            <text:p>15.98093166411</text:p>
          </table:table-cell>
          <table:table-cell table:formula="of:=0.000189*([$'raw data'.D107])" office:value-type="float" office:value="49.082083029" calcext:value-type="float">
            <text:p>49.082083029</text:p>
          </table:table-cell>
          <table:table-cell table:formula="of:=-0.000189*[$'raw data'.P107]" office:value-type="float" office:value="-182.81460645" calcext:value-type="float">
            <text:p>-182.81460645</text:p>
          </table:table-cell>
          <table:table-cell table:formula="of:=SUM([.B107:.L107])" office:value-type="float" office:value="103.95000047628" calcext:value-type="float">
            <text:p>103.95000047628</text:p>
          </table:table-cell>
        </table:table-row>
        <table:table-row table:style-name="ro1">
          <table:table-cell office:value-type="string" calcext:value-type="string">
            <text:p>189000</text:p>
          </table:table-cell>
          <table:table-cell table:formula="of:=0.000189*[$'raw data'.B108]" office:value-type="float" office:value="37.8756384048" calcext:value-type="float">
            <text:p>37.8756384048</text:p>
          </table:table-cell>
          <table:table-cell table:formula="of:=0.000189*[$'raw data'.C108]" office:value-type="float" office:value="27.6629046372" calcext:value-type="float">
            <text:p>27.6629046372</text:p>
          </table:table-cell>
          <table:table-cell table:formula="of:=0.000189*[$'raw data'.E108]" office:value-type="float" office:value="44.0801438994" calcext:value-type="float">
            <text:p>44.0801438994</text:p>
          </table:table-cell>
          <table:table-cell table:formula="of:=0.000189*([$'raw data'.G108])" office:value-type="float" office:value="3.26544822387" calcext:value-type="float">
            <text:p>3.26544822387</text:p>
          </table:table-cell>
          <table:table-cell table:formula="of:=0.000189*[$'raw data'.H108]" office:value-type="float" office:value="46.087248186" calcext:value-type="float">
            <text:p>46.087248186</text:p>
          </table:table-cell>
          <table:table-cell table:formula="of:=0.000189*[$'raw data'.I108]" office:value-type="float" office:value="15.94044364185" calcext:value-type="float">
            <text:p>15.94044364185</text:p>
          </table:table-cell>
          <table:table-cell table:formula="of:=0.000189*[$'raw data'.J108]" office:value-type="float" office:value="17.42180635629" calcext:value-type="float">
            <text:p>17.42180635629</text:p>
          </table:table-cell>
          <table:table-cell table:formula="of:=0.000189*[$'raw data'.K108]" office:value-type="float" office:value="27.0470712708" calcext:value-type="float">
            <text:p>27.0470712708</text:p>
          </table:table-cell>
          <table:table-cell table:formula="of:=0.000189*([$'raw data'.M108])" office:value-type="float" office:value="15.9638909535" calcext:value-type="float">
            <text:p>15.9638909535</text:p>
          </table:table-cell>
          <table:table-cell table:formula="of:=0.000189*([$'raw data'.D108])" office:value-type="float" office:value="48.5962707006" calcext:value-type="float">
            <text:p>48.5962707006</text:p>
          </table:table-cell>
          <table:table-cell table:formula="of:=-0.000189*[$'raw data'.P108]" office:value-type="float" office:value="-179.99086707" calcext:value-type="float">
            <text:p>-179.99086707</text:p>
          </table:table-cell>
          <table:table-cell table:formula="of:=SUM([.B108:.L108])" office:value-type="float" office:value="103.94999920431" calcext:value-type="float">
            <text:p>103.94999920431</text:p>
          </table:table-cell>
        </table:table-row>
        <table:table-row table:style-name="ro1">
          <table:table-cell office:value-type="string" calcext:value-type="string">
            <text:p>190800</text:p>
          </table:table-cell>
          <table:table-cell table:formula="of:=0.000189*[$'raw data'.B109]" office:value-type="float" office:value="37.7032286358" calcext:value-type="float">
            <text:p>37.7032286358</text:p>
          </table:table-cell>
          <table:table-cell table:formula="of:=0.000189*[$'raw data'.C109]" office:value-type="float" office:value="27.4459569426" calcext:value-type="float">
            <text:p>27.4459569426</text:p>
          </table:table-cell>
          <table:table-cell table:formula="of:=0.000189*[$'raw data'.E109]" office:value-type="float" office:value="43.6896324207" calcext:value-type="float">
            <text:p>43.6896324207</text:p>
          </table:table-cell>
          <table:table-cell table:formula="of:=0.000189*([$'raw data'.G109])" office:value-type="float" office:value="3.26221233786" calcext:value-type="float">
            <text:p>3.26221233786</text:p>
          </table:table-cell>
          <table:table-cell table:formula="of:=0.000189*[$'raw data'.H109]" office:value-type="float" office:value="46.0811754648" calcext:value-type="float">
            <text:p>46.0811754648</text:p>
          </table:table-cell>
          <table:table-cell table:formula="of:=0.000189*[$'raw data'.I109]" office:value-type="float" office:value="16.12329032538" calcext:value-type="float">
            <text:p>16.12329032538</text:p>
          </table:table-cell>
          <table:table-cell table:formula="of:=0.000189*[$'raw data'.J109]" office:value-type="float" office:value="17.4614400513" calcext:value-type="float">
            <text:p>17.4614400513</text:p>
          </table:table-cell>
          <table:table-cell table:formula="of:=0.000189*[$'raw data'.K109]" office:value-type="float" office:value="27.1071204642" calcext:value-type="float">
            <text:p>27.1071204642</text:p>
          </table:table-cell>
          <table:table-cell table:formula="of:=0.000189*([$'raw data'.M109])" office:value-type="float" office:value="15.9818103081" calcext:value-type="float">
            <text:p>15.9818103081</text:p>
          </table:table-cell>
          <table:table-cell table:formula="of:=0.000189*([$'raw data'.D109])" office:value-type="float" office:value="46.9350059094" calcext:value-type="float">
            <text:p>46.9350059094</text:p>
          </table:table-cell>
          <table:table-cell table:formula="of:=-0.000189*[$'raw data'.P109]" office:value-type="float" office:value="-177.840873" calcext:value-type="float">
            <text:p>-177.840873</text:p>
          </table:table-cell>
          <table:table-cell table:formula="of:=SUM([.B109:.L109])" office:value-type="float" office:value="103.94999986014" calcext:value-type="float">
            <text:p>103.94999986014</text:p>
          </table:table-cell>
        </table:table-row>
        <table:table-row table:style-name="ro1">
          <table:table-cell office:value-type="string" calcext:value-type="string">
            <text:p>192600</text:p>
          </table:table-cell>
          <table:table-cell table:formula="of:=0.000189*[$'raw data'.B110]" office:value-type="float" office:value="37.3808254806" calcext:value-type="float">
            <text:p>37.3808254806</text:p>
          </table:table-cell>
          <table:table-cell table:formula="of:=0.000189*[$'raw data'.C110]" office:value-type="float" office:value="27.1319628699" calcext:value-type="float">
            <text:p>27.1319628699</text:p>
          </table:table-cell>
          <table:table-cell table:formula="of:=0.000189*[$'raw data'.E110]" office:value-type="float" office:value="43.1838667764" calcext:value-type="float">
            <text:p>43.1838667764</text:p>
          </table:table-cell>
          <table:table-cell table:formula="of:=0.000189*([$'raw data'.G110])" office:value-type="float" office:value="3.26816457156" calcext:value-type="float">
            <text:p>3.26816457156</text:p>
          </table:table-cell>
          <table:table-cell table:formula="of:=0.000189*[$'raw data'.H110]" office:value-type="float" office:value="46.1400760485" calcext:value-type="float">
            <text:p>46.1400760485</text:p>
          </table:table-cell>
          <table:table-cell table:formula="of:=0.000189*[$'raw data'.I110]" office:value-type="float" office:value="16.05783080097" calcext:value-type="float">
            <text:p>16.05783080097</text:p>
          </table:table-cell>
          <table:table-cell table:formula="of:=0.000189*[$'raw data'.J110]" office:value-type="float" office:value="16.96986689328" calcext:value-type="float">
            <text:p>16.96986689328</text:p>
          </table:table-cell>
          <table:table-cell table:formula="of:=0.000189*[$'raw data'.K110]" office:value-type="float" office:value="27.2501634699" calcext:value-type="float">
            <text:p>27.2501634699</text:p>
          </table:table-cell>
          <table:table-cell table:formula="of:=0.000189*([$'raw data'.M110])" office:value-type="float" office:value="15.95631041109" calcext:value-type="float">
            <text:p>15.95631041109</text:p>
          </table:table-cell>
          <table:table-cell table:formula="of:=0.000189*([$'raw data'.D110])" office:value-type="float" office:value="44.497077786" calcext:value-type="float">
            <text:p>44.497077786</text:p>
          </table:table-cell>
          <table:table-cell table:formula="of:=-0.000189*[$'raw data'.P110]" office:value-type="float" office:value="-173.88614439" calcext:value-type="float">
            <text:p>-173.88614439</text:p>
          </table:table-cell>
          <table:table-cell table:formula="of:=SUM([.B110:.L110])" office:value-type="float" office:value="103.9500007182" calcext:value-type="float">
            <text:p>103.9500007182</text:p>
          </table:table-cell>
        </table:table-row>
        <table:table-row table:style-name="ro1">
          <table:table-cell office:value-type="string" calcext:value-type="string">
            <text:p>194400</text:p>
          </table:table-cell>
          <table:table-cell table:formula="of:=0.000189*[$'raw data'.B111]" office:value-type="float" office:value="36.8060955318" calcext:value-type="float">
            <text:p>36.8060955318</text:p>
          </table:table-cell>
          <table:table-cell table:formula="of:=0.000189*[$'raw data'.C111]" office:value-type="float" office:value="26.4783075984" calcext:value-type="float">
            <text:p>26.4783075984</text:p>
          </table:table-cell>
          <table:table-cell table:formula="of:=0.000189*[$'raw data'.E111]" office:value-type="float" office:value="42.1158799026" calcext:value-type="float">
            <text:p>42.1158799026</text:p>
          </table:table-cell>
          <table:table-cell table:formula="of:=0.000189*([$'raw data'.G111])" office:value-type="float" office:value="3.26450258505" calcext:value-type="float">
            <text:p>3.26450258505</text:p>
          </table:table-cell>
          <table:table-cell table:formula="of:=0.000189*[$'raw data'.H111]" office:value-type="float" office:value="46.038641733" calcext:value-type="float">
            <text:p>46.038641733</text:p>
          </table:table-cell>
          <table:table-cell table:formula="of:=0.000189*[$'raw data'.I111]" office:value-type="float" office:value="16.07050141011" calcext:value-type="float">
            <text:p>16.07050141011</text:p>
          </table:table-cell>
          <table:table-cell table:formula="of:=0.000189*[$'raw data'.J111]" office:value-type="float" office:value="17.02771435953" calcext:value-type="float">
            <text:p>17.02771435953</text:p>
          </table:table-cell>
          <table:table-cell table:formula="of:=0.000189*[$'raw data'.K111]" office:value-type="float" office:value="27.130331592" calcext:value-type="float">
            <text:p>27.130331592</text:p>
          </table:table-cell>
          <table:table-cell table:formula="of:=0.000189*([$'raw data'.M111])" office:value-type="float" office:value="15.97741127073" calcext:value-type="float">
            <text:p>15.97741127073</text:p>
          </table:table-cell>
          <table:table-cell table:formula="of:=0.000189*([$'raw data'.D111])" office:value-type="float" office:value="36.8287202871" calcext:value-type="float">
            <text:p>36.8287202871</text:p>
          </table:table-cell>
          <table:table-cell table:formula="of:=-0.000189*[$'raw data'.P111]" office:value-type="float" office:value="-163.78810686" calcext:value-type="float">
            <text:p>-163.78810686</text:p>
          </table:table-cell>
          <table:table-cell table:formula="of:=SUM([.B111:.L111])" office:value-type="float" office:value="103.94999941032" calcext:value-type="float">
            <text:p>103.94999941032</text:p>
          </table:table-cell>
        </table:table-row>
        <table:table-row table:style-name="ro1">
          <table:table-cell office:value-type="string" calcext:value-type="string">
            <text:p>196200</text:p>
          </table:table-cell>
          <table:table-cell table:formula="of:=0.000189*[$'raw data'.B112]" office:value-type="float" office:value="37.3900955904" calcext:value-type="float">
            <text:p>37.3900955904</text:p>
          </table:table-cell>
          <table:table-cell table:formula="of:=0.000189*[$'raw data'.C112]" office:value-type="float" office:value="27.043891497" calcext:value-type="float">
            <text:p>27.043891497</text:p>
          </table:table-cell>
          <table:table-cell table:formula="of:=0.000189*[$'raw data'.E112]" office:value-type="float" office:value="43.1993662317" calcext:value-type="float">
            <text:p>43.1993662317</text:p>
          </table:table-cell>
          <table:table-cell table:formula="of:=0.000189*([$'raw data'.G112])" office:value-type="float" office:value="3.26083825305" calcext:value-type="float">
            <text:p>3.26083825305</text:p>
          </table:table-cell>
          <table:table-cell table:formula="of:=0.000189*[$'raw data'.H112]" office:value-type="float" office:value="45.9214239897" calcext:value-type="float">
            <text:p>45.9214239897</text:p>
          </table:table-cell>
          <table:table-cell table:formula="of:=0.000189*[$'raw data'.I112]" office:value-type="float" office:value="16.06848737508" calcext:value-type="float">
            <text:p>16.06848737508</text:p>
          </table:table-cell>
          <table:table-cell table:formula="of:=0.000189*[$'raw data'.J112]" office:value-type="float" office:value="16.98980185539" calcext:value-type="float">
            <text:p>16.98980185539</text:p>
          </table:table-cell>
          <table:table-cell table:formula="of:=0.000189*[$'raw data'.K112]" office:value-type="float" office:value="26.970928614" calcext:value-type="float">
            <text:p>26.970928614</text:p>
          </table:table-cell>
          <table:table-cell table:formula="of:=0.000189*([$'raw data'.M112])" office:value-type="float" office:value="10.06848171189" calcext:value-type="float">
            <text:p>10.06848171189</text:p>
          </table:table-cell>
          <table:table-cell table:formula="of:=0.000189*([$'raw data'.D112])" office:value-type="float" office:value="37.1976554124" calcext:value-type="float">
            <text:p>37.1976554124</text:p>
          </table:table-cell>
          <table:table-cell table:formula="of:=-0.000189*[$'raw data'.P112]" office:value-type="float" office:value="-160.16097006" calcext:value-type="float">
            <text:p>-160.16097006</text:p>
          </table:table-cell>
          <table:table-cell table:formula="of:=SUM([.B112:.L112])" office:value-type="float" office:value="103.95000047061" calcext:value-type="float">
            <text:p>103.95000047061</text:p>
          </table:table-cell>
        </table:table-row>
        <table:table-row table:style-name="ro1">
          <table:table-cell office:value-type="string" calcext:value-type="string">
            <text:p>198000</text:p>
          </table:table-cell>
          <table:table-cell table:formula="of:=0.000189*[$'raw data'.B113]" office:value-type="float" office:value="36.9342089172" calcext:value-type="float">
            <text:p>36.9342089172</text:p>
          </table:table-cell>
          <table:table-cell table:formula="of:=0.000189*[$'raw data'.C113]" office:value-type="float" office:value="26.5570107516" calcext:value-type="float">
            <text:p>26.5570107516</text:p>
          </table:table-cell>
          <table:table-cell table:formula="of:=0.000189*[$'raw data'.E113]" office:value-type="float" office:value="42.5320348824" calcext:value-type="float">
            <text:p>42.5320348824</text:p>
          </table:table-cell>
          <table:table-cell table:formula="of:=0.000189*([$'raw data'.G113])" office:value-type="float" office:value="3.25992100581" calcext:value-type="float">
            <text:p>3.25992100581</text:p>
          </table:table-cell>
          <table:table-cell table:formula="of:=0.000189*[$'raw data'.H113]" office:value-type="float" office:value="45.7591197105" calcext:value-type="float">
            <text:p>45.7591197105</text:p>
          </table:table-cell>
          <table:table-cell table:formula="of:=0.000189*[$'raw data'.I113]" office:value-type="float" office:value="16.10463093939" calcext:value-type="float">
            <text:p>16.10463093939</text:p>
          </table:table-cell>
          <table:table-cell table:formula="of:=0.000189*[$'raw data'.J113]" office:value-type="float" office:value="16.53975625176" calcext:value-type="float">
            <text:p>16.53975625176</text:p>
          </table:table-cell>
          <table:table-cell table:formula="of:=0.000189*[$'raw data'.K113]" office:value-type="float" office:value="27.2133189594" calcext:value-type="float">
            <text:p>27.2133189594</text:p>
          </table:table-cell>
          <table:table-cell table:formula="of:=0.000189*([$'raw data'.M113])" office:value-type="float" office:value="9.84628988154" calcext:value-type="float">
            <text:p>9.84628988154</text:p>
          </table:table-cell>
          <table:table-cell table:formula="of:=0.000189*([$'raw data'.D113])" office:value-type="float" office:value="36.7743052404" calcext:value-type="float">
            <text:p>36.7743052404</text:p>
          </table:table-cell>
          <table:table-cell table:formula="of:=-0.000189*[$'raw data'.P113]" office:value-type="float" office:value="-157.57059654" calcext:value-type="float">
            <text:p>-157.57059654</text:p>
          </table:table-cell>
          <table:table-cell table:formula="of:=SUM([.B113:.L113])" office:value-type="float" office:value="103.95" calcext:value-type="float">
            <text:p>103.95</text:p>
          </table:table-cell>
        </table:table-row>
        <table:table-row table:style-name="ro1">
          <table:table-cell office:value-type="string" calcext:value-type="string">
            <text:p>199800</text:p>
          </table:table-cell>
          <table:table-cell table:formula="of:=0.000189*[$'raw data'.B114]" office:value-type="float" office:value="36.8614554462" calcext:value-type="float">
            <text:p>36.8614554462</text:p>
          </table:table-cell>
          <table:table-cell table:formula="of:=0.000189*[$'raw data'.C114]" office:value-type="float" office:value="26.5794551631" calcext:value-type="float">
            <text:p>26.5794551631</text:p>
          </table:table-cell>
          <table:table-cell table:formula="of:=0.000189*[$'raw data'.E114]" office:value-type="float" office:value="42.4733416317" calcext:value-type="float">
            <text:p>42.4733416317</text:p>
          </table:table-cell>
          <table:table-cell table:formula="of:=0.000189*([$'raw data'.G114])" office:value-type="float" office:value="3.24340859934" calcext:value-type="float">
            <text:p>3.24340859934</text:p>
          </table:table-cell>
          <table:table-cell table:formula="of:=0.000189*[$'raw data'.H114]" office:value-type="float" office:value="45.7476724152" calcext:value-type="float">
            <text:p>45.7476724152</text:p>
          </table:table-cell>
          <table:table-cell table:formula="of:=0.000189*[$'raw data'.I114]" office:value-type="float" office:value="16.02947841012" calcext:value-type="float">
            <text:p>16.02947841012</text:p>
          </table:table-cell>
          <table:table-cell table:formula="of:=0.000189*[$'raw data'.J114]" office:value-type="float" office:value="16.47083324376" calcext:value-type="float">
            <text:p>16.47083324376</text:p>
          </table:table-cell>
          <table:table-cell table:formula="of:=0.000189*[$'raw data'.K114]" office:value-type="float" office:value="27.0924737013" calcext:value-type="float">
            <text:p>27.0924737013</text:p>
          </table:table-cell>
          <table:table-cell table:formula="of:=0.000189*([$'raw data'.M114])" office:value-type="float" office:value="9.80908613874" calcext:value-type="float">
            <text:p>9.80908613874</text:p>
          </table:table-cell>
          <table:table-cell table:formula="of:=0.000189*([$'raw data'.D114])" office:value-type="float" office:value="36.4394672271" calcext:value-type="float">
            <text:p>36.4394672271</text:p>
          </table:table-cell>
          <table:table-cell table:formula="of:=-0.000189*[$'raw data'.P114]" office:value-type="float" office:value="-156.79667178" calcext:value-type="float">
            <text:p>-156.79667178</text:p>
          </table:table-cell>
          <table:table-cell table:formula="of:=SUM([.B114:.L114])" office:value-type="float" office:value="103.95000019656" calcext:value-type="float">
            <text:p>103.95000019656</text:p>
          </table:table-cell>
        </table:table-row>
        <table:table-row table:style-name="ro1">
          <table:table-cell office:value-type="string" calcext:value-type="string">
            <text:p>201600</text:p>
          </table:table-cell>
          <table:table-cell table:formula="of:=0.000189*[$'raw data'.B115]" office:value-type="float" office:value="36.4380739002" calcext:value-type="float">
            <text:p>36.4380739002</text:p>
          </table:table-cell>
          <table:table-cell table:formula="of:=0.000189*[$'raw data'.C115]" office:value-type="float" office:value="26.1408353976" calcext:value-type="float">
            <text:p>26.1408353976</text:p>
          </table:table-cell>
          <table:table-cell table:formula="of:=0.000189*[$'raw data'.E115]" office:value-type="float" office:value="41.8245050664" calcext:value-type="float">
            <text:p>41.8245050664</text:p>
          </table:table-cell>
          <table:table-cell table:formula="of:=0.000189*([$'raw data'.G115])" office:value-type="float" office:value="3.22297841754" calcext:value-type="float">
            <text:p>3.22297841754</text:p>
          </table:table-cell>
          <table:table-cell table:formula="of:=0.000189*[$'raw data'.H115]" office:value-type="float" office:value="45.5641253109" calcext:value-type="float">
            <text:p>45.5641253109</text:p>
          </table:table-cell>
          <table:table-cell table:formula="of:=0.000189*[$'raw data'.I115]" office:value-type="float" office:value="16.00603647363" calcext:value-type="float">
            <text:p>16.00603647363</text:p>
          </table:table-cell>
          <table:table-cell table:formula="of:=0.000189*[$'raw data'.J115]" office:value-type="float" office:value="16.43207047587" calcext:value-type="float">
            <text:p>16.43207047587</text:p>
          </table:table-cell>
          <table:table-cell table:formula="of:=0.000189*[$'raw data'.K115]" office:value-type="float" office:value="27.020895111" calcext:value-type="float">
            <text:p>27.020895111</text:p>
          </table:table-cell>
          <table:table-cell table:formula="of:=0.000189*([$'raw data'.M115])" office:value-type="float" office:value="9.84200897484" calcext:value-type="float">
            <text:p>9.84200897484</text:p>
          </table:table-cell>
          <table:table-cell table:formula="of:=0.000189*([$'raw data'.D115])" office:value-type="float" office:value="36.2524757112" calcext:value-type="float">
            <text:p>36.2524757112</text:p>
          </table:table-cell>
          <table:table-cell table:formula="of:=-0.000189*[$'raw data'.P115]" office:value-type="float" office:value="-154.7940051" calcext:value-type="float">
            <text:p>-154.7940051</text:p>
          </table:table-cell>
          <table:table-cell table:formula="of:=SUM([.B115:.L115])" office:value-type="float" office:value="103.94999973918" calcext:value-type="float">
            <text:p>103.94999973918</text:p>
          </table:table-cell>
        </table:table-row>
        <table:table-row table:style-name="ro1">
          <table:table-cell office:value-type="string" calcext:value-type="string">
            <text:p>203400</text:p>
          </table:table-cell>
          <table:table-cell table:formula="of:=0.000189*[$'raw data'.B116]" office:value-type="float" office:value="36.5238238617" calcext:value-type="float">
            <text:p>36.5238238617</text:p>
          </table:table-cell>
          <table:table-cell table:formula="of:=0.000189*[$'raw data'.C116]" office:value-type="float" office:value="26.4128521545" calcext:value-type="float">
            <text:p>26.4128521545</text:p>
          </table:table-cell>
          <table:table-cell table:formula="of:=0.000189*[$'raw data'.E116]" office:value-type="float" office:value="42.0613198929" calcext:value-type="float">
            <text:p>42.0613198929</text:p>
          </table:table-cell>
          <table:table-cell table:formula="of:=0.000189*([$'raw data'.G116])" office:value-type="float" office:value="3.19627565649" calcext:value-type="float">
            <text:p>3.19627565649</text:p>
          </table:table-cell>
          <table:table-cell table:formula="of:=0.000189*[$'raw data'.H116]" office:value-type="float" office:value="45.1684786833" calcext:value-type="float">
            <text:p>45.1684786833</text:p>
          </table:table-cell>
          <table:table-cell table:formula="of:=0.000189*[$'raw data'.I116]" office:value-type="float" office:value="15.96584235393" calcext:value-type="float">
            <text:p>15.96584235393</text:p>
          </table:table-cell>
          <table:table-cell table:formula="of:=0.000189*[$'raw data'.J116]" office:value-type="float" office:value="16.77851462385" calcext:value-type="float">
            <text:p>16.77851462385</text:p>
          </table:table-cell>
          <table:table-cell table:formula="of:=0.000189*[$'raw data'.K116]" office:value-type="float" office:value="27.0946075302" calcext:value-type="float">
            <text:p>27.0946075302</text:p>
          </table:table-cell>
          <table:table-cell table:formula="of:=0.000189*([$'raw data'.M116])" office:value-type="float" office:value="9.84887344539" calcext:value-type="float">
            <text:p>9.84887344539</text:p>
          </table:table-cell>
          <table:table-cell table:formula="of:=0.000189*([$'raw data'.D116])" office:value-type="float" office:value="36.3813015321" calcext:value-type="float">
            <text:p>36.3813015321</text:p>
          </table:table-cell>
          <table:table-cell table:formula="of:=-0.000189*[$'raw data'.P116]" office:value-type="float" office:value="-155.4818895" calcext:value-type="float">
            <text:p>-155.4818895</text:p>
          </table:table-cell>
          <table:table-cell table:formula="of:=SUM([.B116:.L116])" office:value-type="float" office:value="103.95000023436" calcext:value-type="float">
            <text:p>103.95000023436</text:p>
          </table:table-cell>
        </table:table-row>
        <table:table-row table:style-name="ro1">
          <table:table-cell office:value-type="string" calcext:value-type="string">
            <text:p>205200</text:p>
          </table:table-cell>
          <table:table-cell table:formula="of:=0.000189*[$'raw data'.B117]" office:value-type="float" office:value="37.1965494978" calcext:value-type="float">
            <text:p>37.1965494978</text:p>
          </table:table-cell>
          <table:table-cell table:formula="of:=0.000189*[$'raw data'.C117]" office:value-type="float" office:value="27.197176734" calcext:value-type="float">
            <text:p>27.197176734</text:p>
          </table:table-cell>
          <table:table-cell table:formula="of:=0.000189*[$'raw data'.E117]" office:value-type="float" office:value="43.3393726122" calcext:value-type="float">
            <text:p>43.3393726122</text:p>
          </table:table-cell>
          <table:table-cell table:formula="of:=0.000189*([$'raw data'.G117])" office:value-type="float" office:value="3.1452013152" calcext:value-type="float">
            <text:p>3.1452013152</text:p>
          </table:table-cell>
          <table:table-cell table:formula="of:=0.000189*[$'raw data'.H117]" office:value-type="float" office:value="45.0018560565" calcext:value-type="float">
            <text:p>45.0018560565</text:p>
          </table:table-cell>
          <table:table-cell table:formula="of:=0.000189*[$'raw data'.I117]" office:value-type="float" office:value="15.96729660498" calcext:value-type="float">
            <text:p>15.96729660498</text:p>
          </table:table-cell>
          <table:table-cell table:formula="of:=0.000189*[$'raw data'.J117]" office:value-type="float" office:value="14.28763011417" calcext:value-type="float">
            <text:p>14.28763011417</text:p>
          </table:table-cell>
          <table:table-cell table:formula="of:=0.000189*[$'raw data'.K117]" office:value-type="float" office:value="26.9396291178" calcext:value-type="float">
            <text:p>26.9396291178</text:p>
          </table:table-cell>
          <table:table-cell table:formula="of:=0.000189*([$'raw data'.M117])" office:value-type="float" office:value="15.6603238407" calcext:value-type="float">
            <text:p>15.6603238407</text:p>
          </table:table-cell>
          <table:table-cell table:formula="of:=0.000189*([$'raw data'.D117])" office:value-type="float" office:value="37.0292591529" calcext:value-type="float">
            <text:p>37.0292591529</text:p>
          </table:table-cell>
          <table:table-cell table:formula="of:=-0.000189*[$'raw data'.P117]" office:value-type="float" office:value="-161.81429481" calcext:value-type="float">
            <text:p>-161.81429481</text:p>
          </table:table-cell>
          <table:table-cell table:formula="of:=SUM([.B117:.L117])" office:value-type="float" office:value="103.95000023625" calcext:value-type="float">
            <text:p>103.95000023625</text:p>
          </table:table-cell>
        </table:table-row>
        <table:table-row table:style-name="ro1">
          <table:table-cell office:value-type="string" calcext:value-type="string">
            <text:p>207000</text:p>
          </table:table-cell>
          <table:table-cell table:formula="of:=0.000189*[$'raw data'.B118]" office:value-type="float" office:value="38.8488187584" calcext:value-type="float">
            <text:p>38.8488187584</text:p>
          </table:table-cell>
          <table:table-cell table:formula="of:=0.000189*[$'raw data'.C118]" office:value-type="float" office:value="29.1948247458" calcext:value-type="float">
            <text:p>29.1948247458</text:p>
          </table:table-cell>
          <table:table-cell table:formula="of:=0.000189*[$'raw data'.E118]" office:value-type="float" office:value="44.0968421439" calcext:value-type="float">
            <text:p>44.0968421439</text:p>
          </table:table-cell>
          <table:table-cell table:formula="of:=0.000189*([$'raw data'.G118])" office:value-type="float" office:value="3.13342458534" calcext:value-type="float">
            <text:p>3.13342458534</text:p>
          </table:table-cell>
          <table:table-cell table:formula="of:=0.000189*[$'raw data'.H118]" office:value-type="float" office:value="45.1677227967" calcext:value-type="float">
            <text:p>45.1677227967</text:p>
          </table:table-cell>
          <table:table-cell table:formula="of:=0.000189*[$'raw data'.I118]" office:value-type="float" office:value="15.91956081828" calcext:value-type="float">
            <text:p>15.91956081828</text:p>
          </table:table-cell>
          <table:table-cell table:formula="of:=0.000189*[$'raw data'.J118]" office:value-type="float" office:value="17.64288680994" calcext:value-type="float">
            <text:p>17.64288680994</text:p>
          </table:table-cell>
          <table:table-cell table:formula="of:=0.000189*[$'raw data'.K118]" office:value-type="float" office:value="26.8997072337" calcext:value-type="float">
            <text:p>26.8997072337</text:p>
          </table:table-cell>
          <table:table-cell table:formula="of:=0.000189*([$'raw data'.M118])" office:value-type="float" office:value="15.54335117937" calcext:value-type="float">
            <text:p>15.54335117937</text:p>
          </table:table-cell>
          <table:table-cell table:formula="of:=0.000189*([$'raw data'.D118])" office:value-type="float" office:value="42.8026504689" calcext:value-type="float">
            <text:p>42.8026504689</text:p>
          </table:table-cell>
          <table:table-cell table:formula="of:=-0.000189*[$'raw data'.P118]" office:value-type="float" office:value="-175.29978879" calcext:value-type="float">
            <text:p>-175.29978879</text:p>
          </table:table-cell>
          <table:table-cell table:formula="of:=SUM([.B118:.L118])" office:value-type="float" office:value="103.95000075033" calcext:value-type="float">
            <text:p>103.95000075033</text:p>
          </table:table-cell>
        </table:table-row>
        <table:table-row table:style-name="ro1">
          <table:table-cell office:value-type="string" calcext:value-type="string">
            <text:p>208800</text:p>
          </table:table-cell>
          <table:table-cell table:formula="of:=0.000189*[$'raw data'.B119]" office:value-type="float" office:value="38.7656532963" calcext:value-type="float">
            <text:p>38.7656532963</text:p>
          </table:table-cell>
          <table:table-cell table:formula="of:=0.000189*[$'raw data'.C119]" office:value-type="float" office:value="29.2756068612" calcext:value-type="float">
            <text:p>29.2756068612</text:p>
          </table:table-cell>
          <table:table-cell table:formula="of:=0.000189*[$'raw data'.E119]" office:value-type="float" office:value="44.4594640266" calcext:value-type="float">
            <text:p>44.4594640266</text:p>
          </table:table-cell>
          <table:table-cell table:formula="of:=0.000189*([$'raw data'.G119])" office:value-type="float" office:value="3.15911132019" calcext:value-type="float">
            <text:p>3.15911132019</text:p>
          </table:table-cell>
          <table:table-cell table:formula="of:=0.000189*[$'raw data'.H119]" office:value-type="float" office:value="50.2735762053" calcext:value-type="float">
            <text:p>50.2735762053</text:p>
          </table:table-cell>
          <table:table-cell table:formula="of:=0.000189*[$'raw data'.I119]" office:value-type="float" office:value="15.89621289984" calcext:value-type="float">
            <text:p>15.89621289984</text:p>
          </table:table-cell>
          <table:table-cell table:formula="of:=0.000189*[$'raw data'.J119]" office:value-type="float" office:value="24.9669100548" calcext:value-type="float">
            <text:p>24.9669100548</text:p>
          </table:table-cell>
          <table:table-cell table:formula="of:=0.000189*[$'raw data'.K119]" office:value-type="float" office:value="26.8468538562" calcext:value-type="float">
            <text:p>26.8468538562</text:p>
          </table:table-cell>
          <table:table-cell table:formula="of:=0.000189*([$'raw data'.M119])" office:value-type="float" office:value="15.45903139221" calcext:value-type="float">
            <text:p>15.45903139221</text:p>
          </table:table-cell>
          <table:table-cell table:formula="of:=0.000189*([$'raw data'.D119])" office:value-type="float" office:value="45.3223328859" calcext:value-type="float">
            <text:p>45.3223328859</text:p>
          </table:table-cell>
          <table:table-cell table:formula="of:=-0.000189*[$'raw data'.P119]" office:value-type="float" office:value="-190.47475188" calcext:value-type="float">
            <text:p>-190.47475188</text:p>
          </table:table-cell>
          <table:table-cell table:formula="of:=SUM([.B119:.L119])" office:value-type="float" office:value="103.95000091854" calcext:value-type="float">
            <text:p>103.95000091854</text:p>
          </table:table-cell>
        </table:table-row>
        <table:table-row table:style-name="ro1">
          <table:table-cell office:value-type="string" calcext:value-type="string">
            <text:p>210600</text:p>
          </table:table-cell>
          <table:table-cell table:formula="of:=0.000189*[$'raw data'.B120]" office:value-type="float" office:value="42.6432160224" calcext:value-type="float">
            <text:p>42.6432160224</text:p>
          </table:table-cell>
          <table:table-cell table:formula="of:=0.000189*[$'raw data'.C120]" office:value-type="float" office:value="29.0654110026" calcext:value-type="float">
            <text:p>29.0654110026</text:p>
          </table:table-cell>
          <table:table-cell table:formula="of:=0.000189*[$'raw data'.E120]" office:value-type="float" office:value="59.2850928978" calcext:value-type="float">
            <text:p>59.2850928978</text:p>
          </table:table-cell>
          <table:table-cell table:formula="of:=0.000189*([$'raw data'.G120])" office:value-type="float" office:value="3.13298547597" calcext:value-type="float">
            <text:p>3.13298547597</text:p>
          </table:table-cell>
          <table:table-cell table:formula="of:=0.000189*[$'raw data'.H120]" office:value-type="float" office:value="50.243135166" calcext:value-type="float">
            <text:p>50.243135166</text:p>
          </table:table-cell>
          <table:table-cell table:formula="of:=0.000189*[$'raw data'.I120]" office:value-type="float" office:value="18.15844663836" calcext:value-type="float">
            <text:p>18.15844663836</text:p>
          </table:table-cell>
          <table:table-cell table:formula="of:=0.000189*[$'raw data'.J120]" office:value-type="float" office:value="24.9146841195" calcext:value-type="float">
            <text:p>24.9146841195</text:p>
          </table:table-cell>
          <table:table-cell table:formula="of:=0.000189*[$'raw data'.K120]" office:value-type="float" office:value="26.6777164521" calcext:value-type="float">
            <text:p>26.6777164521</text:p>
          </table:table-cell>
          <table:table-cell table:formula="of:=0.000189*([$'raw data'.M120])" office:value-type="float" office:value="12.38120293347" calcext:value-type="float">
            <text:p>12.38120293347</text:p>
          </table:table-cell>
          <table:table-cell table:formula="of:=0.000189*([$'raw data'.D120])" office:value-type="float" office:value="48.7056557547" calcext:value-type="float">
            <text:p>48.7056557547</text:p>
          </table:table-cell>
          <table:table-cell table:formula="of:=-0.000189*[$'raw data'.P120]" office:value-type="float" office:value="-211.2575472" calcext:value-type="float">
            <text:p>-211.2575472</text:p>
          </table:table-cell>
          <table:table-cell table:formula="of:=SUM([.B120:.L120])" office:value-type="float" office:value="103.9499992629" calcext:value-type="float">
            <text:p>103.9499992629</text:p>
          </table:table-cell>
        </table:table-row>
        <table:table-row table:style-name="ro1">
          <table:table-cell office:value-type="string" calcext:value-type="string">
            <text:p>212400</text:p>
          </table:table-cell>
          <table:table-cell table:formula="of:=0.000189*[$'raw data'.B121]" office:value-type="float" office:value="41.7625051095" calcext:value-type="float">
            <text:p>41.7625051095</text:p>
          </table:table-cell>
          <table:table-cell table:formula="of:=0.000189*[$'raw data'.C121]" office:value-type="float" office:value="27.401019849" calcext:value-type="float">
            <text:p>27.401019849</text:p>
          </table:table-cell>
          <table:table-cell table:formula="of:=0.000189*[$'raw data'.E121]" office:value-type="float" office:value="59.865582168" calcext:value-type="float">
            <text:p>59.865582168</text:p>
          </table:table-cell>
          <table:table-cell table:formula="of:=0.000189*([$'raw data'.G121])" office:value-type="float" office:value="3.12927785919" calcext:value-type="float">
            <text:p>3.12927785919</text:p>
          </table:table-cell>
          <table:table-cell table:formula="of:=0.000189*[$'raw data'.H121]" office:value-type="float" office:value="50.032877958" calcext:value-type="float">
            <text:p>50.032877958</text:p>
          </table:table-cell>
          <table:table-cell table:formula="of:=0.000189*[$'raw data'.I121]" office:value-type="float" office:value="18.14249724966" calcext:value-type="float">
            <text:p>18.14249724966</text:p>
          </table:table-cell>
          <table:table-cell table:formula="of:=0.000189*[$'raw data'.J121]" office:value-type="float" office:value="31.9714145793" calcext:value-type="float">
            <text:p>31.9714145793</text:p>
          </table:table-cell>
          <table:table-cell table:formula="of:=0.000189*[$'raw data'.K121]" office:value-type="float" office:value="26.6054535495" calcext:value-type="float">
            <text:p>26.6054535495</text:p>
          </table:table-cell>
          <table:table-cell table:formula="of:=0.000189*([$'raw data'.M121])" office:value-type="float" office:value="15.72217594101" calcext:value-type="float">
            <text:p>15.72217594101</text:p>
          </table:table-cell>
          <table:table-cell table:formula="of:=0.000189*([$'raw data'.D121])" office:value-type="float" office:value="48.1743486504" calcext:value-type="float">
            <text:p>48.1743486504</text:p>
          </table:table-cell>
          <table:table-cell table:formula="of:=-0.000189*[$'raw data'.P121]" office:value-type="float" office:value="-218.85715215" calcext:value-type="float">
            <text:p>-218.85715215</text:p>
          </table:table-cell>
          <table:table-cell table:formula="of:=SUM([.B121:.L121])" office:value-type="float" office:value="103.95000076356" calcext:value-type="float">
            <text:p>103.95000076356</text:p>
          </table:table-cell>
        </table:table-row>
        <table:table-row table:style-name="ro1">
          <table:table-cell office:value-type="string" calcext:value-type="string">
            <text:p>214200</text:p>
          </table:table-cell>
          <table:table-cell table:formula="of:=0.000189*[$'raw data'.B122]" office:value-type="float" office:value="42.0579266247" calcext:value-type="float">
            <text:p>42.0579266247</text:p>
          </table:table-cell>
          <table:table-cell table:formula="of:=0.000189*[$'raw data'.C122]" office:value-type="float" office:value="27.9870258591" calcext:value-type="float">
            <text:p>27.9870258591</text:p>
          </table:table-cell>
          <table:table-cell table:formula="of:=0.000189*[$'raw data'.E122]" office:value-type="float" office:value="62.4200499972" calcext:value-type="float">
            <text:p>62.4200499972</text:p>
          </table:table-cell>
          <table:table-cell table:formula="of:=0.000189*([$'raw data'.G122])" office:value-type="float" office:value="6.94189262907" calcext:value-type="float">
            <text:p>6.94189262907</text:p>
          </table:table-cell>
          <table:table-cell table:formula="of:=0.000189*[$'raw data'.H122]" office:value-type="float" office:value="49.9596483582" calcext:value-type="float">
            <text:p>49.9596483582</text:p>
          </table:table-cell>
          <table:table-cell table:formula="of:=0.000189*[$'raw data'.I122]" office:value-type="float" office:value="17.88248862099" calcext:value-type="float">
            <text:p>17.88248862099</text:p>
          </table:table-cell>
          <table:table-cell table:formula="of:=0.000189*[$'raw data'.J122]" office:value-type="float" office:value="32.6687343696" calcext:value-type="float">
            <text:p>32.6687343696</text:p>
          </table:table-cell>
          <table:table-cell table:formula="of:=0.000189*[$'raw data'.K122]" office:value-type="float" office:value="26.6071819167" calcext:value-type="float">
            <text:p>26.6071819167</text:p>
          </table:table-cell>
          <table:table-cell table:formula="of:=0.000189*([$'raw data'.M122])" office:value-type="float" office:value="15.72932187603" calcext:value-type="float">
            <text:p>15.72932187603</text:p>
          </table:table-cell>
          <table:table-cell table:formula="of:=0.000189*([$'raw data'.D122])" office:value-type="float" office:value="52.7041552716" calcext:value-type="float">
            <text:p>52.7041552716</text:p>
          </table:table-cell>
          <table:table-cell table:formula="of:=-0.000189*[$'raw data'.P122]" office:value-type="float" office:value="-231.0084252" calcext:value-type="float">
            <text:p>-231.0084252</text:p>
          </table:table-cell>
          <table:table-cell table:formula="of:=SUM([.B122:.L122])" office:value-type="float" office:value="103.95000032319" calcext:value-type="float">
            <text:p>103.95000032319</text:p>
          </table:table-cell>
        </table:table-row>
        <table:table-row table:style-name="ro1">
          <table:table-cell office:value-type="string" calcext:value-type="string">
            <text:p>216000</text:p>
          </table:table-cell>
          <table:table-cell table:formula="of:=0.000189*[$'raw data'.B123]" office:value-type="float" office:value="42.354717237" calcext:value-type="float">
            <text:p>42.354717237</text:p>
          </table:table-cell>
          <table:table-cell table:formula="of:=0.000189*[$'raw data'.C123]" office:value-type="float" office:value="27.9705193551" calcext:value-type="float">
            <text:p>27.9705193551</text:p>
          </table:table-cell>
          <table:table-cell table:formula="of:=0.000189*[$'raw data'.E123]" office:value-type="float" office:value="64.9023312798" calcext:value-type="float">
            <text:p>64.9023312798</text:p>
          </table:table-cell>
          <table:table-cell table:formula="of:=0.000189*([$'raw data'.G123])" office:value-type="float" office:value="11.34901482561" calcext:value-type="float">
            <text:p>11.34901482561</text:p>
          </table:table-cell>
          <table:table-cell table:formula="of:=0.000189*[$'raw data'.H123]" office:value-type="float" office:value="49.8447353187" calcext:value-type="float">
            <text:p>49.8447353187</text:p>
          </table:table-cell>
          <table:table-cell table:formula="of:=0.000189*[$'raw data'.I123]" office:value-type="float" office:value="18.1442989035" calcext:value-type="float">
            <text:p>18.1442989035</text:p>
          </table:table-cell>
          <table:table-cell table:formula="of:=0.000189*[$'raw data'.J123]" office:value-type="float" office:value="31.1870897163" calcext:value-type="float">
            <text:p>31.1870897163</text:p>
          </table:table-cell>
          <table:table-cell table:formula="of:=0.000189*[$'raw data'.K123]" office:value-type="float" office:value="26.4639387789" calcext:value-type="float">
            <text:p>26.4639387789</text:p>
          </table:table-cell>
          <table:table-cell table:formula="of:=0.000189*([$'raw data'.M123])" office:value-type="float" office:value="15.64351835949" calcext:value-type="float">
            <text:p>15.64351835949</text:p>
          </table:table-cell>
          <table:table-cell table:formula="of:=0.000189*([$'raw data'.D123])" office:value-type="float" office:value="55.5490185012" calcext:value-type="float">
            <text:p>55.5490185012</text:p>
          </table:table-cell>
          <table:table-cell table:formula="of:=-0.000189*[$'raw data'.P123]" office:value-type="float" office:value="-239.4591822" calcext:value-type="float">
            <text:p>-239.4591822</text:p>
          </table:table-cell>
          <table:table-cell table:formula="of:=SUM([.B123:.L123])" office:value-type="float" office:value="103.9500000756" calcext:value-type="float">
            <text:p>103.9500000756</text:p>
          </table:table-cell>
        </table:table-row>
        <table:table-row table:style-name="ro1">
          <table:table-cell office:value-type="string" calcext:value-type="string">
            <text:p>217800</text:p>
          </table:table-cell>
          <table:table-cell table:formula="of:=0.000189*[$'raw data'.B124]" office:value-type="float" office:value="43.140429549" calcext:value-type="float">
            <text:p>43.140429549</text:p>
          </table:table-cell>
          <table:table-cell table:formula="of:=0.000189*[$'raw data'.C124]" office:value-type="float" office:value="28.8575983962" calcext:value-type="float">
            <text:p>28.8575983962</text:p>
          </table:table-cell>
          <table:table-cell table:formula="of:=0.000189*[$'raw data'.E124]" office:value-type="float" office:value="65.8015998192" calcext:value-type="float">
            <text:p>65.8015998192</text:p>
          </table:table-cell>
          <table:table-cell table:formula="of:=0.000189*([$'raw data'.G124])" office:value-type="float" office:value="14.61568873338" calcext:value-type="float">
            <text:p>14.61568873338</text:p>
          </table:table-cell>
          <table:table-cell table:formula="of:=0.000189*[$'raw data'.H124]" office:value-type="float" office:value="49.6581038289" calcext:value-type="float">
            <text:p>49.6581038289</text:p>
          </table:table-cell>
          <table:table-cell table:formula="of:=0.000189*[$'raw data'.I124]" office:value-type="float" office:value="17.64645640002" calcext:value-type="float">
            <text:p>17.64645640002</text:p>
          </table:table-cell>
          <table:table-cell table:formula="of:=0.000189*[$'raw data'.J124]" office:value-type="float" office:value="32.4508094316" calcext:value-type="float">
            <text:p>32.4508094316</text:p>
          </table:table-cell>
          <table:table-cell table:formula="of:=0.000189*[$'raw data'.K124]" office:value-type="float" office:value="26.4867688449" calcext:value-type="float">
            <text:p>26.4867688449</text:p>
          </table:table-cell>
          <table:table-cell table:formula="of:=0.000189*([$'raw data'.M124])" office:value-type="float" office:value="15.67582319772" calcext:value-type="float">
            <text:p>15.67582319772</text:p>
          </table:table-cell>
          <table:table-cell table:formula="of:=0.000189*([$'raw data'.D124])" office:value-type="float" office:value="56.0650712265" calcext:value-type="float">
            <text:p>56.0650712265</text:p>
          </table:table-cell>
          <table:table-cell table:formula="of:=-0.000189*[$'raw data'.P124]" office:value-type="float" office:value="-246.44834928" calcext:value-type="float">
            <text:p>-246.44834928</text:p>
          </table:table-cell>
          <table:table-cell table:formula="of:=SUM([.B124:.L124])" office:value-type="float" office:value="103.95000014742" calcext:value-type="float">
            <text:p>103.95000014742</text:p>
          </table:table-cell>
        </table:table-row>
        <table:table-row table:style-name="ro1">
          <table:table-cell office:value-type="string" calcext:value-type="string">
            <text:p>219600</text:p>
          </table:table-cell>
          <table:table-cell table:formula="of:=0.000189*[$'raw data'.B125]" office:value-type="float" office:value="43.040038419" calcext:value-type="float">
            <text:p>43.040038419</text:p>
          </table:table-cell>
          <table:table-cell table:formula="of:=0.000189*[$'raw data'.C125]" office:value-type="float" office:value="28.774879182" calcext:value-type="float">
            <text:p>28.774879182</text:p>
          </table:table-cell>
          <table:table-cell table:formula="of:=0.000189*[$'raw data'.E125]" office:value-type="float" office:value="65.7518616153" calcext:value-type="float">
            <text:p>65.7518616153</text:p>
          </table:table-cell>
          <table:table-cell table:formula="of:=0.000189*([$'raw data'.G125])" office:value-type="float" office:value="14.4671087421" calcext:value-type="float">
            <text:p>14.4671087421</text:p>
          </table:table-cell>
          <table:table-cell table:formula="of:=0.000189*[$'raw data'.H125]" office:value-type="float" office:value="49.3470685323" calcext:value-type="float">
            <text:p>49.3470685323</text:p>
          </table:table-cell>
          <table:table-cell table:formula="of:=0.000189*[$'raw data'.I125]" office:value-type="float" office:value="17.46831826026" calcext:value-type="float">
            <text:p>17.46831826026</text:p>
          </table:table-cell>
          <table:table-cell table:formula="of:=0.000189*[$'raw data'.J125]" office:value-type="float" office:value="31.1851807218" calcext:value-type="float">
            <text:p>31.1851807218</text:p>
          </table:table-cell>
          <table:table-cell table:formula="of:=0.000189*[$'raw data'.K125]" office:value-type="float" office:value="26.4766600476" calcext:value-type="float">
            <text:p>26.4766600476</text:p>
          </table:table-cell>
          <table:table-cell table:formula="of:=0.000189*([$'raw data'.M125])" office:value-type="float" office:value="15.61893918543" calcext:value-type="float">
            <text:p>15.61893918543</text:p>
          </table:table-cell>
          <table:table-cell table:formula="of:=0.000189*([$'raw data'.D125])" office:value-type="float" office:value="56.1186210879" calcext:value-type="float">
            <text:p>56.1186210879</text:p>
          </table:table-cell>
          <table:table-cell table:formula="of:=-0.000189*[$'raw data'.P125]" office:value-type="float" office:value="-244.29867651" calcext:value-type="float">
            <text:p>-244.29867651</text:p>
          </table:table-cell>
          <table:table-cell table:formula="of:=SUM([.B125:.L125])" office:value-type="float" office:value="103.94999928369" calcext:value-type="float">
            <text:p>103.94999928369</text:p>
          </table:table-cell>
        </table:table-row>
        <table:table-row table:style-name="ro1">
          <table:table-cell office:value-type="string" calcext:value-type="string">
            <text:p>221400</text:p>
          </table:table-cell>
          <table:table-cell table:formula="of:=0.000189*[$'raw data'.B126]" office:value-type="float" office:value="42.1892581887" calcext:value-type="float">
            <text:p>42.1892581887</text:p>
          </table:table-cell>
          <table:table-cell table:formula="of:=0.000189*[$'raw data'.C126]" office:value-type="float" office:value="27.9615658014" calcext:value-type="float">
            <text:p>27.9615658014</text:p>
          </table:table-cell>
          <table:table-cell table:formula="of:=0.000189*[$'raw data'.E126]" office:value-type="float" office:value="64.5951848094" calcext:value-type="float">
            <text:p>64.5951848094</text:p>
          </table:table-cell>
          <table:table-cell table:formula="of:=0.000189*([$'raw data'.G126])" office:value-type="float" office:value="19.5566425866" calcext:value-type="float">
            <text:p>19.5566425866</text:p>
          </table:table-cell>
          <table:table-cell table:formula="of:=0.000189*[$'raw data'.H126]" office:value-type="float" office:value="49.3121552805" calcext:value-type="float">
            <text:p>49.3121552805</text:p>
          </table:table-cell>
          <table:table-cell table:formula="of:=0.000189*[$'raw data'.I126]" office:value-type="float" office:value="17.6158516905" calcext:value-type="float">
            <text:p>17.6158516905</text:p>
          </table:table-cell>
          <table:table-cell table:formula="of:=0.000189*[$'raw data'.J126]" office:value-type="float" office:value="35.4367639962" calcext:value-type="float">
            <text:p>35.4367639962</text:p>
          </table:table-cell>
          <table:table-cell table:formula="of:=0.000189*[$'raw data'.K126]" office:value-type="float" office:value="26.2882070703" calcext:value-type="float">
            <text:p>26.2882070703</text:p>
          </table:table-cell>
          <table:table-cell table:formula="of:=0.000189*([$'raw data'.M126])" office:value-type="float" office:value="15.65739304038" calcext:value-type="float">
            <text:p>15.65739304038</text:p>
          </table:table-cell>
          <table:table-cell table:formula="of:=0.000189*([$'raw data'.D126])" office:value-type="float" office:value="55.5271632216" calcext:value-type="float">
            <text:p>55.5271632216</text:p>
          </table:table-cell>
          <table:table-cell table:formula="of:=-0.000189*[$'raw data'.P126]" office:value-type="float" office:value="-250.1901864" calcext:value-type="float">
            <text:p>-250.1901864</text:p>
          </table:table-cell>
          <table:table-cell table:formula="of:=SUM([.B126:.L126])" office:value-type="float" office:value="103.94999928558" calcext:value-type="float">
            <text:p>103.94999928558</text:p>
          </table:table-cell>
        </table:table-row>
        <table:table-row table:style-name="ro1">
          <table:table-cell office:value-type="string" calcext:value-type="string">
            <text:p>223200</text:p>
          </table:table-cell>
          <table:table-cell table:formula="of:=0.000189*[$'raw data'.B127]" office:value-type="float" office:value="42.7650654564" calcext:value-type="float">
            <text:p>42.7650654564</text:p>
          </table:table-cell>
          <table:table-cell table:formula="of:=0.000189*[$'raw data'.C127]" office:value-type="float" office:value="28.5180458157" calcext:value-type="float">
            <text:p>28.5180458157</text:p>
          </table:table-cell>
          <table:table-cell table:formula="of:=0.000189*[$'raw data'.E127]" office:value-type="float" office:value="63.3045004641" calcext:value-type="float">
            <text:p>63.3045004641</text:p>
          </table:table-cell>
          <table:table-cell table:formula="of:=0.000189*([$'raw data'.G127])" office:value-type="float" office:value="21.6834031701" calcext:value-type="float">
            <text:p>21.6834031701</text:p>
          </table:table-cell>
          <table:table-cell table:formula="of:=0.000189*[$'raw data'.H127]" office:value-type="float" office:value="49.331460213" calcext:value-type="float">
            <text:p>49.331460213</text:p>
          </table:table-cell>
          <table:table-cell table:formula="of:=0.000189*[$'raw data'.I127]" office:value-type="float" office:value="18.13730614731" calcext:value-type="float">
            <text:p>18.13730614731</text:p>
          </table:table-cell>
          <table:table-cell table:formula="of:=0.000189*[$'raw data'.J127]" office:value-type="float" office:value="36.0141736815" calcext:value-type="float">
            <text:p>36.0141736815</text:p>
          </table:table-cell>
          <table:table-cell table:formula="of:=0.000189*[$'raw data'.K127]" office:value-type="float" office:value="26.2769163804" calcext:value-type="float">
            <text:p>26.2769163804</text:p>
          </table:table-cell>
          <table:table-cell table:formula="of:=0.000189*([$'raw data'.M127])" office:value-type="float" office:value="14.51769140934" calcext:value-type="float">
            <text:p>14.51769140934</text:p>
          </table:table-cell>
          <table:table-cell table:formula="of:=0.000189*([$'raw data'.D127])" office:value-type="float" office:value="55.7233582248" calcext:value-type="float">
            <text:p>55.7233582248</text:p>
          </table:table-cell>
          <table:table-cell table:formula="of:=-0.000189*[$'raw data'.P127]" office:value-type="float" office:value="-252.32192118" calcext:value-type="float">
            <text:p>-252.32192118</text:p>
          </table:table-cell>
          <table:table-cell table:formula="of:=SUM([.B127:.L127])" office:value-type="float" office:value="103.94999978265" calcext:value-type="float">
            <text:p>103.94999978265</text:p>
          </table:table-cell>
        </table:table-row>
        <table:table-row table:style-name="ro1">
          <table:table-cell office:value-type="string" calcext:value-type="string">
            <text:p>225000</text:p>
          </table:table-cell>
          <table:table-cell table:formula="of:=0.000189*[$'raw data'.B128]" office:value-type="float" office:value="43.4282463279" calcext:value-type="float">
            <text:p>43.4282463279</text:p>
          </table:table-cell>
          <table:table-cell table:formula="of:=0.000189*[$'raw data'.C128]" office:value-type="float" office:value="29.2126035411" calcext:value-type="float">
            <text:p>29.2126035411</text:p>
          </table:table-cell>
          <table:table-cell table:formula="of:=0.000189*[$'raw data'.E128]" office:value-type="float" office:value="64.1333360556" calcext:value-type="float">
            <text:p>64.1333360556</text:p>
          </table:table-cell>
          <table:table-cell table:formula="of:=0.000189*([$'raw data'.G128])" office:value-type="float" office:value="21.7565626131" calcext:value-type="float">
            <text:p>21.7565626131</text:p>
          </table:table-cell>
          <table:table-cell table:formula="of:=0.000189*[$'raw data'.H128]" office:value-type="float" office:value="49.2650600148" calcext:value-type="float">
            <text:p>49.2650600148</text:p>
          </table:table-cell>
          <table:table-cell table:formula="of:=0.000189*[$'raw data'.I128]" office:value-type="float" office:value="20.2429253439" calcext:value-type="float">
            <text:p>20.2429253439</text:p>
          </table:table-cell>
          <table:table-cell table:formula="of:=0.000189*[$'raw data'.J128]" office:value-type="float" office:value="34.9445459097" calcext:value-type="float">
            <text:p>34.9445459097</text:p>
          </table:table-cell>
          <table:table-cell table:formula="of:=0.000189*[$'raw data'.K128]" office:value-type="float" office:value="26.2566470754" calcext:value-type="float">
            <text:p>26.2566470754</text:p>
          </table:table-cell>
          <table:table-cell table:formula="of:=0.000189*([$'raw data'.M128])" office:value-type="float" office:value="15.39767936511" calcext:value-type="float">
            <text:p>15.39767936511</text:p>
          </table:table-cell>
          <table:table-cell table:formula="of:=0.000189*([$'raw data'.D128])" office:value-type="float" office:value="56.287873782" calcext:value-type="float">
            <text:p>56.287873782</text:p>
          </table:table-cell>
          <table:table-cell table:formula="of:=-0.000189*[$'raw data'.P128]" office:value-type="float" office:value="-256.97547918" calcext:value-type="float">
            <text:p>-256.97547918</text:p>
          </table:table-cell>
          <table:table-cell table:formula="of:=SUM([.B128:.L128])" office:value-type="float" office:value="103.95000084861" calcext:value-type="float">
            <text:p>103.95000084861</text:p>
          </table:table-cell>
        </table:table-row>
        <table:table-row table:style-name="ro1">
          <table:table-cell office:value-type="string" calcext:value-type="string">
            <text:p>226800</text:p>
          </table:table-cell>
          <table:table-cell table:formula="of:=0.000189*[$'raw data'.B129]" office:value-type="float" office:value="43.0008203898" calcext:value-type="float">
            <text:p>43.0008203898</text:p>
          </table:table-cell>
          <table:table-cell table:formula="of:=0.000189*[$'raw data'.C129]" office:value-type="float" office:value="28.7063453061" calcext:value-type="float">
            <text:p>28.7063453061</text:p>
          </table:table-cell>
          <table:table-cell table:formula="of:=0.000189*[$'raw data'.E129]" office:value-type="float" office:value="63.5712476175" calcext:value-type="float">
            <text:p>63.5712476175</text:p>
          </table:table-cell>
          <table:table-cell table:formula="of:=0.000189*([$'raw data'.G129])" office:value-type="float" office:value="21.6858079116" calcext:value-type="float">
            <text:p>21.6858079116</text:p>
          </table:table-cell>
          <table:table-cell table:formula="of:=0.000189*[$'raw data'.H129]" office:value-type="float" office:value="49.3505339607" calcext:value-type="float">
            <text:p>49.3505339607</text:p>
          </table:table-cell>
          <table:table-cell table:formula="of:=0.000189*[$'raw data'.I129]" office:value-type="float" office:value="20.4258988332" calcext:value-type="float">
            <text:p>20.4258988332</text:p>
          </table:table-cell>
          <table:table-cell table:formula="of:=0.000189*[$'raw data'.J129]" office:value-type="float" office:value="36.0750714471" calcext:value-type="float">
            <text:p>36.0750714471</text:p>
          </table:table-cell>
          <table:table-cell table:formula="of:=0.000189*[$'raw data'.K129]" office:value-type="float" office:value="26.3947185684" calcext:value-type="float">
            <text:p>26.3947185684</text:p>
          </table:table-cell>
          <table:table-cell table:formula="of:=0.000189*([$'raw data'.M129])" office:value-type="float" office:value="15.38739210645" calcext:value-type="float">
            <text:p>15.38739210645</text:p>
          </table:table-cell>
          <table:table-cell table:formula="of:=0.000189*([$'raw data'.D129])" office:value-type="float" office:value="55.8915603246" calcext:value-type="float">
            <text:p>55.8915603246</text:p>
          </table:table-cell>
          <table:table-cell table:formula="of:=-0.000189*[$'raw data'.P129]" office:value-type="float" office:value="-256.5393957" calcext:value-type="float">
            <text:p>-256.5393957</text:p>
          </table:table-cell>
          <table:table-cell table:formula="of:=SUM([.B129:.L129])" office:value-type="float" office:value="103.95000076545" calcext:value-type="float">
            <text:p>103.95000076545</text:p>
          </table:table-cell>
        </table:table-row>
        <table:table-row table:style-name="ro1">
          <table:table-cell office:value-type="string" calcext:value-type="string">
            <text:p>228600</text:p>
          </table:table-cell>
          <table:table-cell table:formula="of:=0.000189*[$'raw data'.B130]" office:value-type="float" office:value="42.6300556311" calcext:value-type="float">
            <text:p>42.6300556311</text:p>
          </table:table-cell>
          <table:table-cell table:formula="of:=0.000189*[$'raw data'.C130]" office:value-type="float" office:value="28.1663075358" calcext:value-type="float">
            <text:p>28.1663075358</text:p>
          </table:table-cell>
          <table:table-cell table:formula="of:=0.000189*[$'raw data'.E130]" office:value-type="float" office:value="63.0822497697" calcext:value-type="float">
            <text:p>63.0822497697</text:p>
          </table:table-cell>
          <table:table-cell table:formula="of:=0.000189*([$'raw data'.G130])" office:value-type="float" office:value="21.608571663" calcext:value-type="float">
            <text:p>21.608571663</text:p>
          </table:table-cell>
          <table:table-cell table:formula="of:=0.000189*[$'raw data'.H130]" office:value-type="float" office:value="49.3630388055" calcext:value-type="float">
            <text:p>49.3630388055</text:p>
          </table:table-cell>
          <table:table-cell table:formula="of:=0.000189*[$'raw data'.I130]" office:value-type="float" office:value="20.4309302022" calcext:value-type="float">
            <text:p>20.4309302022</text:p>
          </table:table-cell>
          <table:table-cell table:formula="of:=0.000189*[$'raw data'.J130]" office:value-type="float" office:value="35.4257955891" calcext:value-type="float">
            <text:p>35.4257955891</text:p>
          </table:table-cell>
          <table:table-cell table:formula="of:=0.000189*[$'raw data'.K130]" office:value-type="float" office:value="26.2138751847" calcext:value-type="float">
            <text:p>26.2138751847</text:p>
          </table:table-cell>
          <table:table-cell table:formula="of:=0.000189*([$'raw data'.M130])" office:value-type="float" office:value="15.5726669259" calcext:value-type="float">
            <text:p>15.5726669259</text:p>
          </table:table-cell>
          <table:table-cell table:formula="of:=0.000189*([$'raw data'.D130])" office:value-type="float" office:value="58.6391179059" calcext:value-type="float">
            <text:p>58.6391179059</text:p>
          </table:table-cell>
          <table:table-cell table:formula="of:=-0.000189*[$'raw data'.P130]" office:value-type="float" office:value="-257.18260995" calcext:value-type="float">
            <text:p>-257.18260995</text:p>
          </table:table-cell>
          <table:table-cell table:formula="of:=SUM([.B130:.L130])" office:value-type="float" office:value="103.9499992629" calcext:value-type="float">
            <text:p>103.9499992629</text:p>
          </table:table-cell>
        </table:table-row>
        <table:table-row table:style-name="ro1">
          <table:table-cell office:value-type="string" calcext:value-type="string">
            <text:p>230400</text:p>
          </table:table-cell>
          <table:table-cell table:formula="of:=0.000189*[$'raw data'.B131]" office:value-type="float" office:value="43.8243967161" calcext:value-type="float">
            <text:p>43.8243967161</text:p>
          </table:table-cell>
          <table:table-cell table:formula="of:=0.000189*[$'raw data'.C131]" office:value-type="float" office:value="29.425534362" calcext:value-type="float">
            <text:p>29.425534362</text:p>
          </table:table-cell>
          <table:table-cell table:formula="of:=0.000189*[$'raw data'.E131]" office:value-type="float" office:value="65.5667874099" calcext:value-type="float">
            <text:p>65.5667874099</text:p>
          </table:table-cell>
          <table:table-cell table:formula="of:=0.000189*([$'raw data'.G131])" office:value-type="float" office:value="24.3977422059" calcext:value-type="float">
            <text:p>24.3977422059</text:p>
          </table:table-cell>
          <table:table-cell table:formula="of:=0.000189*[$'raw data'.H131]" office:value-type="float" office:value="49.3699751244" calcext:value-type="float">
            <text:p>49.3699751244</text:p>
          </table:table-cell>
          <table:table-cell table:formula="of:=0.000189*[$'raw data'.I131]" office:value-type="float" office:value="21.4863001164" calcext:value-type="float">
            <text:p>21.4863001164</text:p>
          </table:table-cell>
          <table:table-cell table:formula="of:=0.000189*[$'raw data'.J131]" office:value-type="float" office:value="34.9884730251" calcext:value-type="float">
            <text:p>34.9884730251</text:p>
          </table:table-cell>
          <table:table-cell table:formula="of:=0.000189*[$'raw data'.K131]" office:value-type="float" office:value="26.155620414" calcext:value-type="float">
            <text:p>26.155620414</text:p>
          </table:table-cell>
          <table:table-cell table:formula="of:=0.000189*([$'raw data'.M131])" office:value-type="float" office:value="14.06124731844" calcext:value-type="float">
            <text:p>14.06124731844</text:p>
          </table:table-cell>
          <table:table-cell table:formula="of:=0.000189*([$'raw data'.D131])" office:value-type="float" office:value="60.7719770091" calcext:value-type="float">
            <text:p>60.7719770091</text:p>
          </table:table-cell>
          <table:table-cell table:formula="of:=-0.000189*[$'raw data'.P131]" office:value-type="float" office:value="-266.09805369" calcext:value-type="float">
            <text:p>-266.09805369</text:p>
          </table:table-cell>
          <table:table-cell table:formula="of:=SUM([.B131:.L131])" office:value-type="float" office:value="103.95000001134" calcext:value-type="float">
            <text:p>103.95000001134</text:p>
          </table:table-cell>
        </table:table-row>
        <table:table-row table:style-name="ro1">
          <table:table-cell office:value-type="string" calcext:value-type="string">
            <text:p>232200</text:p>
          </table:table-cell>
          <table:table-cell table:formula="of:=0.000189*[$'raw data'.B132]" office:value-type="float" office:value="43.6582561716" calcext:value-type="float">
            <text:p>43.6582561716</text:p>
          </table:table-cell>
          <table:table-cell table:formula="of:=0.000189*[$'raw data'.C132]" office:value-type="float" office:value="29.1116254527" calcext:value-type="float">
            <text:p>29.1116254527</text:p>
          </table:table-cell>
          <table:table-cell table:formula="of:=0.000189*[$'raw data'.E132]" office:value-type="float" office:value="67.0761210357" calcext:value-type="float">
            <text:p>67.0761210357</text:p>
          </table:table-cell>
          <table:table-cell table:formula="of:=0.000189*([$'raw data'.G132])" office:value-type="float" office:value="23.7339975852" calcext:value-type="float">
            <text:p>23.7339975852</text:p>
          </table:table-cell>
          <table:table-cell table:formula="of:=0.000189*[$'raw data'.H132]" office:value-type="float" office:value="49.6462508829" calcext:value-type="float">
            <text:p>49.6462508829</text:p>
          </table:table-cell>
          <table:table-cell table:formula="of:=0.000189*[$'raw data'.I132]" office:value-type="float" office:value="21.5086119444" calcext:value-type="float">
            <text:p>21.5086119444</text:p>
          </table:table-cell>
          <table:table-cell table:formula="of:=0.000189*[$'raw data'.J132]" office:value-type="float" office:value="35.1314864901" calcext:value-type="float">
            <text:p>35.1314864901</text:p>
          </table:table-cell>
          <table:table-cell table:formula="of:=0.000189*[$'raw data'.K132]" office:value-type="float" office:value="26.179668207" calcext:value-type="float">
            <text:p>26.179668207</text:p>
          </table:table-cell>
          <table:table-cell table:formula="of:=0.000189*([$'raw data'.M132])" office:value-type="float" office:value="14.07276083745" calcext:value-type="float">
            <text:p>14.07276083745</text:p>
          </table:table-cell>
          <table:table-cell table:formula="of:=0.000189*([$'raw data'.D132])" office:value-type="float" office:value="60.6895582671" calcext:value-type="float">
            <text:p>60.6895582671</text:p>
          </table:table-cell>
          <table:table-cell table:formula="of:=-0.000189*[$'raw data'.P132]" office:value-type="float" office:value="-266.85833643" calcext:value-type="float">
            <text:p>-266.85833643</text:p>
          </table:table-cell>
          <table:table-cell table:formula="of:=SUM([.B132:.L132])" office:value-type="float" office:value="103.95000044415" calcext:value-type="float">
            <text:p>103.95000044415</text:p>
          </table:table-cell>
        </table:table-row>
        <table:table-row table:style-name="ro1">
          <table:table-cell office:value-type="string" calcext:value-type="string">
            <text:p>234000</text:p>
          </table:table-cell>
          <table:table-cell table:formula="of:=0.000189*[$'raw data'.B133]" office:value-type="float" office:value="42.9792596856" calcext:value-type="float">
            <text:p>42.9792596856</text:p>
          </table:table-cell>
          <table:table-cell table:formula="of:=0.000189*[$'raw data'.C133]" office:value-type="float" office:value="28.3356856503" calcext:value-type="float">
            <text:p>28.3356856503</text:p>
          </table:table-cell>
          <table:table-cell table:formula="of:=0.000189*[$'raw data'.E133]" office:value-type="float" office:value="65.7300845061" calcext:value-type="float">
            <text:p>65.7300845061</text:p>
          </table:table-cell>
          <table:table-cell table:formula="of:=0.000189*([$'raw data'.G133])" office:value-type="float" office:value="23.4669843576" calcext:value-type="float">
            <text:p>23.4669843576</text:p>
          </table:table-cell>
          <table:table-cell table:formula="of:=0.000189*[$'raw data'.H133]" office:value-type="float" office:value="49.9338079758" calcext:value-type="float">
            <text:p>49.9338079758</text:p>
          </table:table-cell>
          <table:table-cell table:formula="of:=0.000189*[$'raw data'.I133]" office:value-type="float" office:value="21.6399905883" calcext:value-type="float">
            <text:p>21.6399905883</text:p>
          </table:table-cell>
          <table:table-cell table:formula="of:=0.000189*[$'raw data'.J133]" office:value-type="float" office:value="34.6832661861" calcext:value-type="float">
            <text:p>34.6832661861</text:p>
          </table:table-cell>
          <table:table-cell table:formula="of:=0.000189*[$'raw data'.K133]" office:value-type="float" office:value="26.0514259236" calcext:value-type="float">
            <text:p>26.0514259236</text:p>
          </table:table-cell>
          <table:table-cell table:formula="of:=0.000189*([$'raw data'.M133])" office:value-type="float" office:value="12.34046890314" calcext:value-type="float">
            <text:p>12.34046890314</text:p>
          </table:table-cell>
          <table:table-cell table:formula="of:=0.000189*([$'raw data'.D133])" office:value-type="float" office:value="59.1730941816" calcext:value-type="float">
            <text:p>59.1730941816</text:p>
          </table:table-cell>
          <table:table-cell table:formula="of:=-0.000189*[$'raw data'.P133]" office:value-type="float" office:value="-260.38406772" calcext:value-type="float">
            <text:p>-260.38406772</text:p>
          </table:table-cell>
          <table:table-cell table:formula="of:=SUM([.B133:.L133])" office:value-type="float" office:value="103.95000023814" calcext:value-type="float">
            <text:p>103.95000023814</text:p>
          </table:table-cell>
        </table:table-row>
        <table:table-row table:style-name="ro1">
          <table:table-cell office:value-type="string" calcext:value-type="string">
            <text:p>235800</text:p>
          </table:table-cell>
          <table:table-cell table:formula="of:=0.000189*[$'raw data'.B134]" office:value-type="float" office:value="42.9413768091" calcext:value-type="float">
            <text:p>42.9413768091</text:p>
          </table:table-cell>
          <table:table-cell table:formula="of:=0.000189*[$'raw data'.C134]" office:value-type="float" office:value="28.4029410924" calcext:value-type="float">
            <text:p>28.4029410924</text:p>
          </table:table-cell>
          <table:table-cell table:formula="of:=0.000189*[$'raw data'.E134]" office:value-type="float" office:value="65.7292634334" calcext:value-type="float">
            <text:p>65.7292634334</text:p>
          </table:table-cell>
          <table:table-cell table:formula="of:=0.000189*([$'raw data'.G134])" office:value-type="float" office:value="23.5786306266" calcext:value-type="float">
            <text:p>23.5786306266</text:p>
          </table:table-cell>
          <table:table-cell table:formula="of:=0.000189*[$'raw data'.H134]" office:value-type="float" office:value="50.0709786948" calcext:value-type="float">
            <text:p>50.0709786948</text:p>
          </table:table-cell>
          <table:table-cell table:formula="of:=0.000189*[$'raw data'.I134]" office:value-type="float" office:value="21.6407797389" calcext:value-type="float">
            <text:p>21.6407797389</text:p>
          </table:table-cell>
          <table:table-cell table:formula="of:=0.000189*[$'raw data'.J134]" office:value-type="float" office:value="37.6084657557" calcext:value-type="float">
            <text:p>37.6084657557</text:p>
          </table:table-cell>
          <table:table-cell table:formula="of:=0.000189*[$'raw data'.K134]" office:value-type="float" office:value="25.9670807046" calcext:value-type="float">
            <text:p>25.9670807046</text:p>
          </table:table-cell>
          <table:table-cell table:formula="of:=0.000189*([$'raw data'.M134])" office:value-type="float" office:value="12.41419444272" calcext:value-type="float">
            <text:p>12.41419444272</text:p>
          </table:table-cell>
          <table:table-cell table:formula="of:=0.000189*([$'raw data'.D134])" office:value-type="float" office:value="58.9368445785" calcext:value-type="float">
            <text:p>58.9368445785</text:p>
          </table:table-cell>
          <table:table-cell table:formula="of:=-0.000189*[$'raw data'.P134]" office:value-type="float" office:value="-263.34055503" calcext:value-type="float">
            <text:p>-263.34055503</text:p>
          </table:table-cell>
          <table:table-cell table:formula="of:=SUM([.B134:.L134])" office:value-type="float" office:value="103.95000084672" calcext:value-type="float">
            <text:p>103.95000084672</text:p>
          </table:table-cell>
        </table:table-row>
        <table:table-row table:style-name="ro1">
          <table:table-cell office:value-type="string" calcext:value-type="string">
            <text:p>237600</text:p>
          </table:table-cell>
          <table:table-cell table:formula="of:=0.000189*[$'raw data'.B135]" office:value-type="float" office:value="42.9813730458" calcext:value-type="float">
            <text:p>42.9813730458</text:p>
          </table:table-cell>
          <table:table-cell table:formula="of:=0.000189*[$'raw data'.C135]" office:value-type="float" office:value="28.3890199572" calcext:value-type="float">
            <text:p>28.3890199572</text:p>
          </table:table-cell>
          <table:table-cell table:formula="of:=0.000189*[$'raw data'.E135]" office:value-type="float" office:value="66.5882502894" calcext:value-type="float">
            <text:p>66.5882502894</text:p>
          </table:table-cell>
          <table:table-cell table:formula="of:=0.000189*([$'raw data'.G135])" office:value-type="float" office:value="23.5215262611" calcext:value-type="float">
            <text:p>23.5215262611</text:p>
          </table:table-cell>
          <table:table-cell table:formula="of:=0.000189*[$'raw data'.H135]" office:value-type="float" office:value="50.2012150038" calcext:value-type="float">
            <text:p>50.2012150038</text:p>
          </table:table-cell>
          <table:table-cell table:formula="of:=0.000189*[$'raw data'.I135]" office:value-type="float" office:value="21.6386630901" calcext:value-type="float">
            <text:p>21.6386630901</text:p>
          </table:table-cell>
          <table:table-cell table:formula="of:=0.000189*[$'raw data'.J135]" office:value-type="float" office:value="38.2641929964" calcext:value-type="float">
            <text:p>38.2641929964</text:p>
          </table:table-cell>
          <table:table-cell table:formula="of:=0.000189*[$'raw data'.K135]" office:value-type="float" office:value="25.8507951471" calcext:value-type="float">
            <text:p>25.8507951471</text:p>
          </table:table-cell>
          <table:table-cell table:formula="of:=0.000189*([$'raw data'.M135])" office:value-type="float" office:value="12.39649428087" calcext:value-type="float">
            <text:p>12.39649428087</text:p>
          </table:table-cell>
          <table:table-cell table:formula="of:=0.000189*([$'raw data'.D135])" office:value-type="float" office:value="59.2975681074" calcext:value-type="float">
            <text:p>59.2975681074</text:p>
          </table:table-cell>
          <table:table-cell table:formula="of:=-0.000189*[$'raw data'.P135]" office:value-type="float" office:value="-265.17909789" calcext:value-type="float">
            <text:p>-265.17909789</text:p>
          </table:table-cell>
          <table:table-cell table:formula="of:=SUM([.B135:.L135])" office:value-type="float" office:value="103.95000028917" calcext:value-type="float">
            <text:p>103.95000028917</text:p>
          </table:table-cell>
        </table:table-row>
        <table:table-row table:style-name="ro1">
          <table:table-cell office:value-type="string" calcext:value-type="string">
            <text:p>239400</text:p>
          </table:table-cell>
          <table:table-cell table:formula="of:=0.000189*[$'raw data'.B136]" office:value-type="float" office:value="43.0071999714" calcext:value-type="float">
            <text:p>43.0071999714</text:p>
          </table:table-cell>
          <table:table-cell table:formula="of:=0.000189*[$'raw data'.C136]" office:value-type="float" office:value="28.4731362216" calcext:value-type="float">
            <text:p>28.4731362216</text:p>
          </table:table-cell>
          <table:table-cell table:formula="of:=0.000189*[$'raw data'.E136]" office:value-type="float" office:value="67.0152565152" calcext:value-type="float">
            <text:p>67.0152565152</text:p>
          </table:table-cell>
          <table:table-cell table:formula="of:=0.000189*([$'raw data'.G136])" office:value-type="float" office:value="26.6882331681" calcext:value-type="float">
            <text:p>26.6882331681</text:p>
          </table:table-cell>
          <table:table-cell table:formula="of:=0.000189*[$'raw data'.H136]" office:value-type="float" office:value="50.3438615253" calcext:value-type="float">
            <text:p>50.3438615253</text:p>
          </table:table-cell>
          <table:table-cell table:formula="of:=0.000189*[$'raw data'.I136]" office:value-type="float" office:value="21.5842358907" calcext:value-type="float">
            <text:p>21.5842358907</text:p>
          </table:table-cell>
          <table:table-cell table:formula="of:=0.000189*[$'raw data'.J136]" office:value-type="float" office:value="39.9736374219" calcext:value-type="float">
            <text:p>39.9736374219</text:p>
          </table:table-cell>
          <table:table-cell table:formula="of:=0.000189*[$'raw data'.K136]" office:value-type="float" office:value="25.8563951226" calcext:value-type="float">
            <text:p>25.8563951226</text:p>
          </table:table-cell>
          <table:table-cell table:formula="of:=0.000189*([$'raw data'.M136])" office:value-type="float" office:value="15.97248758448" calcext:value-type="float">
            <text:p>15.97248758448</text:p>
          </table:table-cell>
          <table:table-cell table:formula="of:=0.000189*([$'raw data'.D136])" office:value-type="float" office:value="59.3603596152" calcext:value-type="float">
            <text:p>59.3603596152</text:p>
          </table:table-cell>
          <table:table-cell table:formula="of:=-0.000189*[$'raw data'.P136]" office:value-type="float" office:value="-274.32480222" calcext:value-type="float">
            <text:p>-274.32480222</text:p>
          </table:table-cell>
          <table:table-cell table:formula="of:=SUM([.B136:.L136])" office:value-type="float" office:value="103.95000081648" calcext:value-type="float">
            <text:p>103.95000081648</text:p>
          </table:table-cell>
        </table:table-row>
        <table:table-row table:style-name="ro1">
          <table:table-cell office:value-type="string" calcext:value-type="string">
            <text:p>241200</text:p>
          </table:table-cell>
          <table:table-cell table:formula="of:=0.000189*[$'raw data'.B137]" office:value-type="float" office:value="42.5562721857" calcext:value-type="float">
            <text:p>42.5562721857</text:p>
          </table:table-cell>
          <table:table-cell table:formula="of:=0.000189*[$'raw data'.C137]" office:value-type="float" office:value="27.9684449856" calcext:value-type="float">
            <text:p>27.9684449856</text:p>
          </table:table-cell>
          <table:table-cell table:formula="of:=0.000189*[$'raw data'.E137]" office:value-type="float" office:value="65.7640499607" calcext:value-type="float">
            <text:p>65.7640499607</text:p>
          </table:table-cell>
          <table:table-cell table:formula="of:=0.000189*([$'raw data'.G137])" office:value-type="float" office:value="32.194714356" calcext:value-type="float">
            <text:p>32.194714356</text:p>
          </table:table-cell>
          <table:table-cell table:formula="of:=0.000189*[$'raw data'.H137]" office:value-type="float" office:value="50.4143890677" calcext:value-type="float">
            <text:p>50.4143890677</text:p>
          </table:table-cell>
          <table:table-cell table:formula="of:=0.000189*[$'raw data'.I137]" office:value-type="float" office:value="21.6180311508" calcext:value-type="float">
            <text:p>21.6180311508</text:p>
          </table:table-cell>
          <table:table-cell table:formula="of:=0.000189*[$'raw data'.J137]" office:value-type="float" office:value="39.8585045943" calcext:value-type="float">
            <text:p>39.8585045943</text:p>
          </table:table-cell>
          <table:table-cell table:formula="of:=0.000189*[$'raw data'.K137]" office:value-type="float" office:value="25.9540829667" calcext:value-type="float">
            <text:p>25.9540829667</text:p>
          </table:table-cell>
          <table:table-cell table:formula="of:=0.000189*([$'raw data'.M137])" office:value-type="float" office:value="16.01178105114" calcext:value-type="float">
            <text:p>16.01178105114</text:p>
          </table:table-cell>
          <table:table-cell table:formula="of:=0.000189*([$'raw data'.D137])" office:value-type="float" office:value="58.3507190637" calcext:value-type="float">
            <text:p>58.3507190637</text:p>
          </table:table-cell>
          <table:table-cell table:formula="of:=-0.000189*[$'raw data'.P137]" office:value-type="float" office:value="-276.74098956" calcext:value-type="float">
            <text:p>-276.74098956</text:p>
          </table:table-cell>
          <table:table-cell table:formula="of:=SUM([.B137:.L137])" office:value-type="float" office:value="103.94999982234" calcext:value-type="float">
            <text:p>103.94999982234</text:p>
          </table:table-cell>
        </table:table-row>
        <table:table-row table:style-name="ro1">
          <table:table-cell office:value-type="string" calcext:value-type="string">
            <text:p>243000</text:p>
          </table:table-cell>
          <table:table-cell table:formula="of:=0.000189*[$'raw data'.B138]" office:value-type="float" office:value="42.808290021" calcext:value-type="float">
            <text:p>42.808290021</text:p>
          </table:table-cell>
          <table:table-cell table:formula="of:=0.000189*[$'raw data'.C138]" office:value-type="float" office:value="28.1333487897" calcext:value-type="float">
            <text:p>28.1333487897</text:p>
          </table:table-cell>
          <table:table-cell table:formula="of:=0.000189*[$'raw data'.E138]" office:value-type="float" office:value="66.2672398185" calcext:value-type="float">
            <text:p>66.2672398185</text:p>
          </table:table-cell>
          <table:table-cell table:formula="of:=0.000189*([$'raw data'.G138])" office:value-type="float" office:value="32.8521106179" calcext:value-type="float">
            <text:p>32.8521106179</text:p>
          </table:table-cell>
          <table:table-cell table:formula="of:=0.000189*[$'raw data'.H138]" office:value-type="float" office:value="50.581598445" calcext:value-type="float">
            <text:p>50.581598445</text:p>
          </table:table-cell>
          <table:table-cell table:formula="of:=0.000189*[$'raw data'.I138]" office:value-type="float" office:value="21.6315840006" calcext:value-type="float">
            <text:p>21.6315840006</text:p>
          </table:table-cell>
          <table:table-cell table:formula="of:=0.000189*[$'raw data'.J138]" office:value-type="float" office:value="40.5391731255" calcext:value-type="float">
            <text:p>40.5391731255</text:p>
          </table:table-cell>
          <table:table-cell table:formula="of:=0.000189*[$'raw data'.K138]" office:value-type="float" office:value="26.0689514967" calcext:value-type="float">
            <text:p>26.0689514967</text:p>
          </table:table-cell>
          <table:table-cell table:formula="of:=0.000189*([$'raw data'.M138])" office:value-type="float" office:value="16.0461530712" calcext:value-type="float">
            <text:p>16.0461530712</text:p>
          </table:table-cell>
          <table:table-cell table:formula="of:=0.000189*([$'raw data'.D138])" office:value-type="float" office:value="58.6513944198" calcext:value-type="float">
            <text:p>58.6513944198</text:p>
          </table:table-cell>
          <table:table-cell table:formula="of:=-0.000189*[$'raw data'.P138]" office:value-type="float" office:value="-279.62984322" calcext:value-type="float">
            <text:p>-279.62984322</text:p>
          </table:table-cell>
          <table:table-cell table:formula="of:=SUM([.B138:.L138])" office:value-type="float" office:value="103.9500005859" calcext:value-type="float">
            <text:p>103.9500005859</text:p>
          </table:table-cell>
        </table:table-row>
        <table:table-row table:style-name="ro1">
          <table:table-cell office:value-type="string" calcext:value-type="string">
            <text:p>244800</text:p>
          </table:table-cell>
          <table:table-cell table:formula="of:=0.000189*[$'raw data'.B139]" office:value-type="float" office:value="43.8049586709" calcext:value-type="float">
            <text:p>43.8049586709</text:p>
          </table:table-cell>
          <table:table-cell table:formula="of:=0.000189*[$'raw data'.C139]" office:value-type="float" office:value="29.133451872" calcext:value-type="float">
            <text:p>29.133451872</text:p>
          </table:table-cell>
          <table:table-cell table:formula="of:=0.000189*[$'raw data'.E139]" office:value-type="float" office:value="68.3872985943" calcext:value-type="float">
            <text:p>68.3872985943</text:p>
          </table:table-cell>
          <table:table-cell table:formula="of:=0.000189*([$'raw data'.G139])" office:value-type="float" office:value="34.8166640871" calcext:value-type="float">
            <text:p>34.8166640871</text:p>
          </table:table-cell>
          <table:table-cell table:formula="of:=0.000189*[$'raw data'.H139]" office:value-type="float" office:value="50.5880966997" calcext:value-type="float">
            <text:p>50.5880966997</text:p>
          </table:table-cell>
          <table:table-cell table:formula="of:=0.000189*[$'raw data'.I139]" office:value-type="float" office:value="21.6584718777" calcext:value-type="float">
            <text:p>21.6584718777</text:p>
          </table:table-cell>
          <table:table-cell table:formula="of:=0.000189*[$'raw data'.J139]" office:value-type="float" office:value="40.4321908662" calcext:value-type="float">
            <text:p>40.4321908662</text:p>
          </table:table-cell>
          <table:table-cell table:formula="of:=0.000189*[$'raw data'.K139]" office:value-type="float" office:value="26.2574534439" calcext:value-type="float">
            <text:p>26.2574534439</text:p>
          </table:table-cell>
          <table:table-cell table:formula="of:=0.000189*([$'raw data'.M139])" office:value-type="float" office:value="16.12753971066" calcext:value-type="float">
            <text:p>16.12753971066</text:p>
          </table:table-cell>
          <table:table-cell table:formula="of:=0.000189*([$'raw data'.D139])" office:value-type="float" office:value="60.7664843856" calcext:value-type="float">
            <text:p>60.7664843856</text:p>
          </table:table-cell>
          <table:table-cell table:formula="of:=-0.000189*[$'raw data'.P139]" office:value-type="float" office:value="-288.02260935" calcext:value-type="float">
            <text:p>-288.02260935</text:p>
          </table:table-cell>
          <table:table-cell table:formula="of:=SUM([.B139:.L139])" office:value-type="float" office:value="103.95000085806" calcext:value-type="float">
            <text:p>103.95000085806</text:p>
          </table:table-cell>
        </table:table-row>
        <table:table-row table:style-name="ro1">
          <table:table-cell office:value-type="string" calcext:value-type="string">
            <text:p>246600</text:p>
          </table:table-cell>
          <table:table-cell table:formula="of:=0.000189*[$'raw data'.B140]" office:value-type="float" office:value="42.7917169134" calcext:value-type="float">
            <text:p>42.7917169134</text:p>
          </table:table-cell>
          <table:table-cell table:formula="of:=0.000189*[$'raw data'.C140]" office:value-type="float" office:value="27.9702246852" calcext:value-type="float">
            <text:p>27.9702246852</text:p>
          </table:table-cell>
          <table:table-cell table:formula="of:=0.000189*[$'raw data'.E140]" office:value-type="float" office:value="65.9416333401" calcext:value-type="float">
            <text:p>65.9416333401</text:p>
          </table:table-cell>
          <table:table-cell table:formula="of:=0.000189*([$'raw data'.G140])" office:value-type="float" office:value="35.3027187891" calcext:value-type="float">
            <text:p>35.3027187891</text:p>
          </table:table-cell>
          <table:table-cell table:formula="of:=0.000189*[$'raw data'.H140]" office:value-type="float" office:value="50.595185466" calcext:value-type="float">
            <text:p>50.595185466</text:p>
          </table:table-cell>
          <table:table-cell table:formula="of:=0.000189*[$'raw data'.I140]" office:value-type="float" office:value="21.6703938087" calcext:value-type="float">
            <text:p>21.6703938087</text:p>
          </table:table-cell>
          <table:table-cell table:formula="of:=0.000189*[$'raw data'.J140]" office:value-type="float" office:value="41.723142552" calcext:value-type="float">
            <text:p>41.723142552</text:p>
          </table:table-cell>
          <table:table-cell table:formula="of:=0.000189*[$'raw data'.K140]" office:value-type="float" office:value="26.3379769695" calcext:value-type="float">
            <text:p>26.3379769695</text:p>
          </table:table-cell>
          <table:table-cell table:formula="of:=0.000189*([$'raw data'.M140])" office:value-type="float" office:value="16.29071572779" calcext:value-type="float">
            <text:p>16.29071572779</text:p>
          </table:table-cell>
          <table:table-cell table:formula="of:=0.000189*([$'raw data'.D140])" office:value-type="float" office:value="58.4350326252" calcext:value-type="float">
            <text:p>58.4350326252</text:p>
          </table:table-cell>
          <table:table-cell table:formula="of:=-0.000189*[$'raw data'.P140]" office:value-type="float" office:value="-283.10874165" calcext:value-type="float">
            <text:p>-283.10874165</text:p>
          </table:table-cell>
          <table:table-cell table:formula="of:=SUM([.B140:.L140])" office:value-type="float" office:value="103.94999922699" calcext:value-type="float">
            <text:p>103.94999922699</text:p>
          </table:table-cell>
        </table:table-row>
        <table:table-row table:style-name="ro1">
          <table:table-cell office:value-type="string" calcext:value-type="string">
            <text:p>248400</text:p>
          </table:table-cell>
          <table:table-cell table:formula="of:=0.000189*[$'raw data'.B141]" office:value-type="float" office:value="43.1680902471" calcext:value-type="float">
            <text:p>43.1680902471</text:p>
          </table:table-cell>
          <table:table-cell table:formula="of:=0.000189*[$'raw data'.C141]" office:value-type="float" office:value="28.3344576417" calcext:value-type="float">
            <text:p>28.3344576417</text:p>
          </table:table-cell>
          <table:table-cell table:formula="of:=0.000189*[$'raw data'.E141]" office:value-type="float" office:value="66.4580092554" calcext:value-type="float">
            <text:p>66.4580092554</text:p>
          </table:table-cell>
          <table:table-cell table:formula="of:=0.000189*([$'raw data'.G141])" office:value-type="float" office:value="35.5498710084" calcext:value-type="float">
            <text:p>35.5498710084</text:p>
          </table:table-cell>
          <table:table-cell table:formula="of:=0.000189*[$'raw data'.H141]" office:value-type="float" office:value="50.5971934776" calcext:value-type="float">
            <text:p>50.5971934776</text:p>
          </table:table-cell>
          <table:table-cell table:formula="of:=0.000189*[$'raw data'.I141]" office:value-type="float" office:value="21.5360309493" calcext:value-type="float">
            <text:p>21.5360309493</text:p>
          </table:table-cell>
          <table:table-cell table:formula="of:=0.000189*[$'raw data'.J141]" office:value-type="float" office:value="41.1244186563" calcext:value-type="float">
            <text:p>41.1244186563</text:p>
          </table:table-cell>
          <table:table-cell table:formula="of:=0.000189*[$'raw data'.K141]" office:value-type="float" office:value="26.3731446153" calcext:value-type="float">
            <text:p>26.3731446153</text:p>
          </table:table-cell>
          <table:table-cell table:formula="of:=0.000189*([$'raw data'.M141])" office:value-type="float" office:value="16.24925462013" calcext:value-type="float">
            <text:p>16.24925462013</text:p>
          </table:table-cell>
          <table:table-cell table:formula="of:=0.000189*([$'raw data'.D141])" office:value-type="float" office:value="58.7877374511" calcext:value-type="float">
            <text:p>58.7877374511</text:p>
          </table:table-cell>
          <table:table-cell table:formula="of:=-0.000189*[$'raw data'.P141]" office:value-type="float" office:value="-284.22820755" calcext:value-type="float">
            <text:p>-284.22820755</text:p>
          </table:table-cell>
          <table:table-cell table:formula="of:=SUM([.B141:.L141])" office:value-type="float" office:value="103.95000037233" calcext:value-type="float">
            <text:p>103.95000037233</text:p>
          </table:table-cell>
        </table:table-row>
        <table:table-row table:style-name="ro1">
          <table:table-cell office:value-type="string" calcext:value-type="string">
            <text:p>250200</text:p>
          </table:table-cell>
          <table:table-cell table:formula="of:=0.000189*[$'raw data'.B142]" office:value-type="float" office:value="43.43531094" calcext:value-type="float">
            <text:p>43.43531094</text:p>
          </table:table-cell>
          <table:table-cell table:formula="of:=0.000189*[$'raw data'.C142]" office:value-type="float" office:value="28.6208183457" calcext:value-type="float">
            <text:p>28.6208183457</text:p>
          </table:table-cell>
          <table:table-cell table:formula="of:=0.000189*[$'raw data'.E142]" office:value-type="float" office:value="67.3951154058" calcext:value-type="float">
            <text:p>67.3951154058</text:p>
          </table:table-cell>
          <table:table-cell table:formula="of:=0.000189*([$'raw data'.G142])" office:value-type="float" office:value="33.9379197192" calcext:value-type="float">
            <text:p>33.9379197192</text:p>
          </table:table-cell>
          <table:table-cell table:formula="of:=0.000189*[$'raw data'.H142]" office:value-type="float" office:value="50.7308044194" calcext:value-type="float">
            <text:p>50.7308044194</text:p>
          </table:table-cell>
          <table:table-cell table:formula="of:=0.000189*[$'raw data'.I142]" office:value-type="float" office:value="21.5688422376" calcext:value-type="float">
            <text:p>21.5688422376</text:p>
          </table:table-cell>
          <table:table-cell table:formula="of:=0.000189*[$'raw data'.J142]" office:value-type="float" office:value="40.9591587384" calcext:value-type="float">
            <text:p>40.9591587384</text:p>
          </table:table-cell>
          <table:table-cell table:formula="of:=0.000189*[$'raw data'.K142]" office:value-type="float" office:value="26.4903227064" calcext:value-type="float">
            <text:p>26.4903227064</text:p>
          </table:table-cell>
          <table:table-cell table:formula="of:=0.000189*([$'raw data'.M142])" office:value-type="float" office:value="16.31027584053" calcext:value-type="float">
            <text:p>16.31027584053</text:p>
          </table:table-cell>
          <table:table-cell table:formula="of:=0.000189*([$'raw data'.D142])" office:value-type="float" office:value="59.6313225837" calcext:value-type="float">
            <text:p>59.6313225837</text:p>
          </table:table-cell>
          <table:table-cell table:formula="of:=-0.000189*[$'raw data'.P142]" office:value-type="float" office:value="-285.12989064" calcext:value-type="float">
            <text:p>-285.12989064</text:p>
          </table:table-cell>
          <table:table-cell table:formula="of:=SUM([.B142:.L142])" office:value-type="float" office:value="103.95000029673" calcext:value-type="float">
            <text:p>103.95000029673</text:p>
          </table:table-cell>
        </table:table-row>
        <table:table-row table:style-name="ro1">
          <table:table-cell office:value-type="string" calcext:value-type="string">
            <text:p>252000</text:p>
          </table:table-cell>
          <table:table-cell table:formula="of:=0.000189*[$'raw data'.B143]" office:value-type="float" office:value="44.3395541295" calcext:value-type="float">
            <text:p>44.3395541295</text:p>
          </table:table-cell>
          <table:table-cell table:formula="of:=0.000189*[$'raw data'.C143]" office:value-type="float" office:value="29.5057461699" calcext:value-type="float">
            <text:p>29.5057461699</text:p>
          </table:table-cell>
          <table:table-cell table:formula="of:=0.000189*[$'raw data'.E143]" office:value-type="float" office:value="69.159554163" calcext:value-type="float">
            <text:p>69.159554163</text:p>
          </table:table-cell>
          <table:table-cell table:formula="of:=0.000189*([$'raw data'.G143])" office:value-type="float" office:value="32.5699011666" calcext:value-type="float">
            <text:p>32.5699011666</text:p>
          </table:table-cell>
          <table:table-cell table:formula="of:=0.000189*[$'raw data'.H143]" office:value-type="float" office:value="50.7372421185" calcext:value-type="float">
            <text:p>50.7372421185</text:p>
          </table:table-cell>
          <table:table-cell table:formula="of:=0.000189*[$'raw data'.I143]" office:value-type="float" office:value="21.5577300393" calcext:value-type="float">
            <text:p>21.5577300393</text:p>
          </table:table-cell>
          <table:table-cell table:formula="of:=0.000189*[$'raw data'.J143]" office:value-type="float" office:value="39.7603647" calcext:value-type="float">
            <text:p>39.7603647</text:p>
          </table:table-cell>
          <table:table-cell table:formula="of:=0.000189*[$'raw data'.K143]" office:value-type="float" office:value="26.7658806051" calcext:value-type="float">
            <text:p>26.7658806051</text:p>
          </table:table-cell>
          <table:table-cell table:formula="of:=0.000189*([$'raw data'.M143])" office:value-type="float" office:value="16.29381411819" calcext:value-type="float">
            <text:p>16.29381411819</text:p>
          </table:table-cell>
          <table:table-cell table:formula="of:=0.000189*([$'raw data'.D143])" office:value-type="float" office:value="61.2844156764" calcext:value-type="float">
            <text:p>61.2844156764</text:p>
          </table:table-cell>
          <table:table-cell table:formula="of:=-0.000189*[$'raw data'.P143]" office:value-type="float" office:value="-288.02420262" calcext:value-type="float">
            <text:p>-288.02420262</text:p>
          </table:table-cell>
          <table:table-cell table:formula="of:=SUM([.B143:.L143])" office:value-type="float" office:value="103.95000026649" calcext:value-type="float">
            <text:p>103.95000026649</text:p>
          </table:table-cell>
        </table:table-row>
        <table:table-row table:style-name="ro1">
          <table:table-cell office:value-type="string" calcext:value-type="string">
            <text:p>253800</text:p>
          </table:table-cell>
          <table:table-cell table:formula="of:=0.000189*[$'raw data'.B144]" office:value-type="float" office:value="43.2514006911" calcext:value-type="float">
            <text:p>43.2514006911</text:p>
          </table:table-cell>
          <table:table-cell table:formula="of:=0.000189*[$'raw data'.C144]" office:value-type="float" office:value="28.3926902238" calcext:value-type="float">
            <text:p>28.3926902238</text:p>
          </table:table-cell>
          <table:table-cell table:formula="of:=0.000189*[$'raw data'.E144]" office:value-type="float" office:value="66.919016808" calcext:value-type="float">
            <text:p>66.919016808</text:p>
          </table:table-cell>
          <table:table-cell table:formula="of:=0.000189*([$'raw data'.G144])" office:value-type="float" office:value="32.2332673887" calcext:value-type="float">
            <text:p>32.2332673887</text:p>
          </table:table-cell>
          <table:table-cell table:formula="of:=0.000189*[$'raw data'.H144]" office:value-type="float" office:value="50.7378920706" calcext:value-type="float">
            <text:p>50.7378920706</text:p>
          </table:table-cell>
          <table:table-cell table:formula="of:=0.000189*[$'raw data'.I144]" office:value-type="float" office:value="21.5764538346" calcext:value-type="float">
            <text:p>21.5764538346</text:p>
          </table:table-cell>
          <table:table-cell table:formula="of:=0.000189*[$'raw data'.J144]" office:value-type="float" office:value="41.6771780166" calcext:value-type="float">
            <text:p>41.6771780166</text:p>
          </table:table-cell>
          <table:table-cell table:formula="of:=0.000189*[$'raw data'.K144]" office:value-type="float" office:value="26.2384156818" calcext:value-type="float">
            <text:p>26.2384156818</text:p>
          </table:table-cell>
          <table:table-cell table:formula="of:=0.000189*([$'raw data'.M144])" office:value-type="float" office:value="16.34621159178" calcext:value-type="float">
            <text:p>16.34621159178</text:p>
          </table:table-cell>
          <table:table-cell table:formula="of:=0.000189*([$'raw data'.D144])" office:value-type="float" office:value="57.770043345" calcext:value-type="float">
            <text:p>57.770043345</text:p>
          </table:table-cell>
          <table:table-cell table:formula="of:=-0.000189*[$'raw data'.P144]" office:value-type="float" office:value="-281.19256893" calcext:value-type="float">
            <text:p>-281.19256893</text:p>
          </table:table-cell>
          <table:table-cell table:formula="of:=SUM([.B144:.L144])" office:value-type="float" office:value="103.95000072198" calcext:value-type="float">
            <text:p>103.95000072198</text:p>
          </table:table-cell>
        </table:table-row>
        <table:table-row table:style-name="ro1">
          <table:table-cell office:value-type="string" calcext:value-type="string">
            <text:p>255600</text:p>
          </table:table-cell>
          <table:table-cell table:formula="of:=0.000189*[$'raw data'.B145]" office:value-type="float" office:value="42.352339806" calcext:value-type="float">
            <text:p>42.352339806</text:p>
          </table:table-cell>
          <table:table-cell table:formula="of:=0.000189*[$'raw data'.C145]" office:value-type="float" office:value="27.5240201607" calcext:value-type="float">
            <text:p>27.5240201607</text:p>
          </table:table-cell>
          <table:table-cell table:formula="of:=0.000189*[$'raw data'.E145]" office:value-type="float" office:value="64.6452962883" calcext:value-type="float">
            <text:p>64.6452962883</text:p>
          </table:table-cell>
          <table:table-cell table:formula="of:=0.000189*([$'raw data'.G145])" office:value-type="float" office:value="32.2045938207" calcext:value-type="float">
            <text:p>32.2045938207</text:p>
          </table:table-cell>
          <table:table-cell table:formula="of:=0.000189*[$'raw data'.H145]" office:value-type="float" office:value="50.7948414561" calcext:value-type="float">
            <text:p>50.7948414561</text:p>
          </table:table-cell>
          <table:table-cell table:formula="of:=0.000189*[$'raw data'.I145]" office:value-type="float" office:value="21.5728382835" calcext:value-type="float">
            <text:p>21.5728382835</text:p>
          </table:table-cell>
          <table:table-cell table:formula="of:=0.000189*[$'raw data'.J145]" office:value-type="float" office:value="41.5298711898" calcext:value-type="float">
            <text:p>41.5298711898</text:p>
          </table:table-cell>
          <table:table-cell table:formula="of:=0.000189*[$'raw data'.K145]" office:value-type="float" office:value="26.2684542267" calcext:value-type="float">
            <text:p>26.2684542267</text:p>
          </table:table-cell>
          <table:table-cell table:formula="of:=0.000189*([$'raw data'.M145])" office:value-type="float" office:value="16.40937116196" calcext:value-type="float">
            <text:p>16.40937116196</text:p>
          </table:table-cell>
          <table:table-cell table:formula="of:=0.000189*([$'raw data'.D145])" office:value-type="float" office:value="55.8237114414" calcext:value-type="float">
            <text:p>55.8237114414</text:p>
          </table:table-cell>
          <table:table-cell table:formula="of:=-0.000189*[$'raw data'.P145]" office:value-type="float" office:value="-275.17533813" calcext:value-type="float">
            <text:p>-275.17533813</text:p>
          </table:table-cell>
          <table:table-cell table:formula="of:=SUM([.B145:.L145])" office:value-type="float" office:value="103.94999970516" calcext:value-type="float">
            <text:p>103.94999970516</text:p>
          </table:table-cell>
        </table:table-row>
        <table:table-row table:style-name="ro1">
          <table:table-cell office:value-type="string" calcext:value-type="string">
            <text:p>257400</text:p>
          </table:table-cell>
          <table:table-cell table:formula="of:=0.000189*[$'raw data'.B146]" office:value-type="float" office:value="42.6503393568" calcext:value-type="float">
            <text:p>42.6503393568</text:p>
          </table:table-cell>
          <table:table-cell table:formula="of:=0.000189*[$'raw data'.C146]" office:value-type="float" office:value="27.7946673291" calcext:value-type="float">
            <text:p>27.7946673291</text:p>
          </table:table-cell>
          <table:table-cell table:formula="of:=0.000189*[$'raw data'.E146]" office:value-type="float" office:value="63.7481438874" calcext:value-type="float">
            <text:p>63.7481438874</text:p>
          </table:table-cell>
          <table:table-cell table:formula="of:=0.000189*([$'raw data'.G146])" office:value-type="float" office:value="32.1549902793" calcext:value-type="float">
            <text:p>32.1549902793</text:p>
          </table:table-cell>
          <table:table-cell table:formula="of:=0.000189*[$'raw data'.H146]" office:value-type="float" office:value="50.8448019429" calcext:value-type="float">
            <text:p>50.8448019429</text:p>
          </table:table-cell>
          <table:table-cell table:formula="of:=0.000189*[$'raw data'.I146]" office:value-type="float" office:value="21.5713570716" calcext:value-type="float">
            <text:p>21.5713570716</text:p>
          </table:table-cell>
          <table:table-cell table:formula="of:=0.000189*[$'raw data'.J146]" office:value-type="float" office:value="38.0577924279" calcext:value-type="float">
            <text:p>38.0577924279</text:p>
          </table:table-cell>
          <table:table-cell table:formula="of:=0.000189*[$'raw data'.K146]" office:value-type="float" office:value="26.2876284279" calcext:value-type="float">
            <text:p>26.2876284279</text:p>
          </table:table-cell>
          <table:table-cell table:formula="of:=0.000189*([$'raw data'.M146])" office:value-type="float" office:value="15.47821462761" calcext:value-type="float">
            <text:p>15.47821462761</text:p>
          </table:table-cell>
          <table:table-cell table:formula="of:=0.000189*([$'raw data'.D146])" office:value-type="float" office:value="54.2519535159" calcext:value-type="float">
            <text:p>54.2519535159</text:p>
          </table:table-cell>
          <table:table-cell table:formula="of:=-0.000189*[$'raw data'.P146]" office:value-type="float" office:value="-268.88988798" calcext:value-type="float">
            <text:p>-268.88988798</text:p>
          </table:table-cell>
          <table:table-cell table:formula="of:=SUM([.B146:.L146])" office:value-type="float" office:value="103.95000088641" calcext:value-type="float">
            <text:p>103.95000088641</text:p>
          </table:table-cell>
        </table:table-row>
        <table:table-row table:style-name="ro1">
          <table:table-cell office:value-type="string" calcext:value-type="string">
            <text:p>259200</text:p>
          </table:table-cell>
          <table:table-cell table:formula="of:=0.000189*[$'raw data'.B147]" office:value-type="float" office:value="43.5704253012" calcext:value-type="float">
            <text:p>43.5704253012</text:p>
          </table:table-cell>
          <table:table-cell table:formula="of:=0.000189*[$'raw data'.C147]" office:value-type="float" office:value="29.5585251759" calcext:value-type="float">
            <text:p>29.5585251759</text:p>
          </table:table-cell>
          <table:table-cell table:formula="of:=0.000189*[$'raw data'.E147]" office:value-type="float" office:value="61.5600938925" calcext:value-type="float">
            <text:p>61.5600938925</text:p>
          </table:table-cell>
          <table:table-cell table:formula="of:=0.000189*([$'raw data'.G147])" office:value-type="float" office:value="23.9192726976" calcext:value-type="float">
            <text:p>23.9192726976</text:p>
          </table:table-cell>
          <table:table-cell table:formula="of:=0.000189*[$'raw data'.H147]" office:value-type="float" office:value="50.8568031216" calcext:value-type="float">
            <text:p>50.8568031216</text:p>
          </table:table-cell>
          <table:table-cell table:formula="of:=0.000189*[$'raw data'.I147]" office:value-type="float" office:value="21.5788897233" calcext:value-type="float">
            <text:p>21.5788897233</text:p>
          </table:table-cell>
          <table:table-cell table:formula="of:=0.000189*[$'raw data'.J147]" office:value-type="float" office:value="34.5879068976" calcext:value-type="float">
            <text:p>34.5879068976</text:p>
          </table:table-cell>
          <table:table-cell table:formula="of:=0.000189*[$'raw data'.K147]" office:value-type="float" office:value="26.20469691" calcext:value-type="float">
            <text:p>26.20469691</text:p>
          </table:table-cell>
          <table:table-cell table:formula="of:=0.000189*([$'raw data'.M147])" office:value-type="float" office:value="13.22251517475" calcext:value-type="float">
            <text:p>13.22251517475</text:p>
          </table:table-cell>
          <table:table-cell table:formula="of:=0.000189*([$'raw data'.D147])" office:value-type="float" office:value="55.2432912696" calcext:value-type="float">
            <text:p>55.2432912696</text:p>
          </table:table-cell>
          <table:table-cell table:formula="of:=-0.000189*[$'raw data'.P147]" office:value-type="float" office:value="-256.35241989" calcext:value-type="float">
            <text:p>-256.35241989</text:p>
          </table:table-cell>
          <table:table-cell table:formula="of:=SUM([.B147:.L147])" office:value-type="float" office:value="103.95000027405" calcext:value-type="float">
            <text:p>103.95000027405</text:p>
          </table:table-cell>
        </table:table-row>
        <table:table-row table:style-name="ro1">
          <table:table-cell office:value-type="string" calcext:value-type="string">
            <text:p>261000</text:p>
          </table:table-cell>
          <table:table-cell table:formula="of:=0.000189*[$'raw data'.B148]" office:value-type="float" office:value="43.3353556251" calcext:value-type="float">
            <text:p>43.3353556251</text:p>
          </table:table-cell>
          <table:table-cell table:formula="of:=0.000189*[$'raw data'.C148]" office:value-type="float" office:value="28.8362671569" calcext:value-type="float">
            <text:p>28.8362671569</text:p>
          </table:table-cell>
          <table:table-cell table:formula="of:=0.000189*[$'raw data'.E148]" office:value-type="float" office:value="60.7837903596" calcext:value-type="float">
            <text:p>60.7837903596</text:p>
          </table:table-cell>
          <table:table-cell table:formula="of:=0.000189*([$'raw data'.G148])" office:value-type="float" office:value="14.98682844918" calcext:value-type="float">
            <text:p>14.98682844918</text:p>
          </table:table-cell>
          <table:table-cell table:formula="of:=0.000189*[$'raw data'.H148]" office:value-type="float" office:value="47.9441842425" calcext:value-type="float">
            <text:p>47.9441842425</text:p>
          </table:table-cell>
          <table:table-cell table:formula="of:=0.000189*[$'raw data'.I148]" office:value-type="float" office:value="21.5638022313" calcext:value-type="float">
            <text:p>21.5638022313</text:p>
          </table:table-cell>
          <table:table-cell table:formula="of:=0.000189*[$'raw data'.J148]" office:value-type="float" office:value="34.0201131732" calcext:value-type="float">
            <text:p>34.0201131732</text:p>
          </table:table-cell>
          <table:table-cell table:formula="of:=0.000189*[$'raw data'.K148]" office:value-type="float" office:value="26.2638665541" calcext:value-type="float">
            <text:p>26.2638665541</text:p>
          </table:table-cell>
          <table:table-cell table:formula="of:=0.000189*([$'raw data'.M148])" office:value-type="float" office:value="16.6012124481" calcext:value-type="float">
            <text:p>16.6012124481</text:p>
          </table:table-cell>
          <table:table-cell table:formula="of:=0.000189*([$'raw data'.D148])" office:value-type="float" office:value="55.714702932" calcext:value-type="float">
            <text:p>55.714702932</text:p>
          </table:table-cell>
          <table:table-cell table:formula="of:=-0.000189*[$'raw data'.P148]" office:value-type="float" office:value="-246.10012245" calcext:value-type="float">
            <text:p>-246.10012245</text:p>
          </table:table-cell>
          <table:table-cell table:formula="of:=SUM([.B148:.L148])" office:value-type="float" office:value="103.95000072198" calcext:value-type="float">
            <text:p>103.95000072198</text:p>
          </table:table-cell>
        </table:table-row>
        <table:table-row table:style-name="ro1">
          <table:table-cell office:value-type="string" calcext:value-type="string">
            <text:p>262800</text:p>
          </table:table-cell>
          <table:table-cell table:formula="of:=0.000189*[$'raw data'.B149]" office:value-type="float" office:value="43.4603958516" calcext:value-type="float">
            <text:p>43.4603958516</text:p>
          </table:table-cell>
          <table:table-cell table:formula="of:=0.000189*[$'raw data'.C149]" office:value-type="float" office:value="29.0735272863" calcext:value-type="float">
            <text:p>29.0735272863</text:p>
          </table:table-cell>
          <table:table-cell table:formula="of:=0.000189*[$'raw data'.E149]" office:value-type="float" office:value="61.1696344833" calcext:value-type="float">
            <text:p>61.1696344833</text:p>
          </table:table-cell>
          <table:table-cell table:formula="of:=0.000189*([$'raw data'.G149])" office:value-type="float" office:value="3.06148131009" calcext:value-type="float">
            <text:p>3.06148131009</text:p>
          </table:table-cell>
          <table:table-cell table:formula="of:=0.000189*[$'raw data'.H149]" office:value-type="float" office:value="47.5858117602" calcext:value-type="float">
            <text:p>47.5858117602</text:p>
          </table:table-cell>
          <table:table-cell table:formula="of:=0.000189*[$'raw data'.I149]" office:value-type="float" office:value="21.5604452133" calcext:value-type="float">
            <text:p>21.5604452133</text:p>
          </table:table-cell>
          <table:table-cell table:formula="of:=0.000189*[$'raw data'.J149]" office:value-type="float" office:value="33.9270373827" calcext:value-type="float">
            <text:p>33.9270373827</text:p>
          </table:table-cell>
          <table:table-cell table:formula="of:=0.000189*[$'raw data'.K149]" office:value-type="float" office:value="26.2981966653" calcext:value-type="float">
            <text:p>26.2981966653</text:p>
          </table:table-cell>
          <table:table-cell table:formula="of:=0.000189*([$'raw data'.M149])" office:value-type="float" office:value="16.54649594451" calcext:value-type="float">
            <text:p>16.54649594451</text:p>
          </table:table-cell>
          <table:table-cell table:formula="of:=0.000189*([$'raw data'.D149])" office:value-type="float" office:value="55.5824007963" calcext:value-type="float">
            <text:p>55.5824007963</text:p>
          </table:table-cell>
          <table:table-cell table:formula="of:=-0.000189*[$'raw data'.P149]" office:value-type="float" office:value="-234.31542624" calcext:value-type="float">
            <text:p>-234.31542624</text:p>
          </table:table-cell>
          <table:table-cell table:formula="of:=SUM([.B149:.L149])" office:value-type="float" office:value="103.9500004536" calcext:value-type="float">
            <text:p>103.9500004536</text:p>
          </table:table-cell>
        </table:table-row>
        <table:table-row table:style-name="ro1">
          <table:table-cell office:value-type="string" calcext:value-type="string">
            <text:p>264600</text:p>
          </table:table-cell>
          <table:table-cell table:formula="of:=0.000189*[$'raw data'.B150]" office:value-type="float" office:value="43.3239537087" calcext:value-type="float">
            <text:p>43.3239537087</text:p>
          </table:table-cell>
          <table:table-cell table:formula="of:=0.000189*[$'raw data'.C150]" office:value-type="float" office:value="29.097503127" calcext:value-type="float">
            <text:p>29.097503127</text:p>
          </table:table-cell>
          <table:table-cell table:formula="of:=0.000189*[$'raw data'.E150]" office:value-type="float" office:value="60.8074628931" calcext:value-type="float">
            <text:p>60.8074628931</text:p>
          </table:table-cell>
          <table:table-cell table:formula="of:=0.000189*([$'raw data'.G150])" office:value-type="float" office:value="3.0653898093" calcext:value-type="float">
            <text:p>3.0653898093</text:p>
          </table:table-cell>
          <table:table-cell table:formula="of:=0.000189*[$'raw data'.H150]" office:value-type="float" office:value="47.3919232185" calcext:value-type="float">
            <text:p>47.3919232185</text:p>
          </table:table-cell>
          <table:table-cell table:formula="of:=0.000189*[$'raw data'.I150]" office:value-type="float" office:value="21.6063044757" calcext:value-type="float">
            <text:p>21.6063044757</text:p>
          </table:table-cell>
          <table:table-cell table:formula="of:=0.000189*[$'raw data'.J150]" office:value-type="float" office:value="26.8148347992" calcext:value-type="float">
            <text:p>26.8148347992</text:p>
          </table:table-cell>
          <table:table-cell table:formula="of:=0.000189*[$'raw data'.K150]" office:value-type="float" office:value="26.2509472512" calcext:value-type="float">
            <text:p>26.2509472512</text:p>
          </table:table-cell>
          <table:table-cell table:formula="of:=0.000189*([$'raw data'.M150])" office:value-type="float" office:value="16.50863603718" calcext:value-type="float">
            <text:p>16.50863603718</text:p>
          </table:table-cell>
          <table:table-cell table:formula="of:=0.000189*([$'raw data'.D150])" office:value-type="float" office:value="55.2336565032" calcext:value-type="float">
            <text:p>55.2336565032</text:p>
          </table:table-cell>
          <table:table-cell table:formula="of:=-0.000189*[$'raw data'.P150]" office:value-type="float" office:value="-226.15061112" calcext:value-type="float">
            <text:p>-226.15061112</text:p>
          </table:table-cell>
          <table:table-cell table:formula="of:=SUM([.B150:.L150])" office:value-type="float" office:value="103.95000070308" calcext:value-type="float">
            <text:p>103.95000070308</text:p>
          </table:table-cell>
        </table:table-row>
        <table:table-row table:style-name="ro1">
          <table:table-cell office:value-type="string" calcext:value-type="string">
            <text:p>266400</text:p>
          </table:table-cell>
          <table:table-cell table:formula="of:=0.000189*[$'raw data'.B151]" office:value-type="float" office:value="42.6813259068" calcext:value-type="float">
            <text:p>42.6813259068</text:p>
          </table:table-cell>
          <table:table-cell table:formula="of:=0.000189*[$'raw data'.C151]" office:value-type="float" office:value="28.1508376023" calcext:value-type="float">
            <text:p>28.1508376023</text:p>
          </table:table-cell>
          <table:table-cell table:formula="of:=0.000189*[$'raw data'.E151]" office:value-type="float" office:value="59.1888131982" calcext:value-type="float">
            <text:p>59.1888131982</text:p>
          </table:table-cell>
          <table:table-cell table:formula="of:=0.000189*([$'raw data'.G151])" office:value-type="float" office:value="3.07238037498" calcext:value-type="float">
            <text:p>3.07238037498</text:p>
          </table:table-cell>
          <table:table-cell table:formula="of:=0.000189*[$'raw data'.H151]" office:value-type="float" office:value="47.4549735807" calcext:value-type="float">
            <text:p>47.4549735807</text:p>
          </table:table-cell>
          <table:table-cell table:formula="of:=0.000189*[$'raw data'.I151]" office:value-type="float" office:value="21.6007534323" calcext:value-type="float">
            <text:p>21.6007534323</text:p>
          </table:table-cell>
          <table:table-cell table:formula="of:=0.000189*[$'raw data'.J151]" office:value-type="float" office:value="26.7618708378" calcext:value-type="float">
            <text:p>26.7618708378</text:p>
          </table:table-cell>
          <table:table-cell table:formula="of:=0.000189*[$'raw data'.K151]" office:value-type="float" office:value="26.3054693475" calcext:value-type="float">
            <text:p>26.3054693475</text:p>
          </table:table-cell>
          <table:table-cell table:formula="of:=0.000189*([$'raw data'.M151])" office:value-type="float" office:value="16.4837422008" calcext:value-type="float">
            <text:p>16.4837422008</text:p>
          </table:table-cell>
          <table:table-cell table:formula="of:=0.000189*([$'raw data'.D151])" office:value-type="float" office:value="54.5605196031" calcext:value-type="float">
            <text:p>54.5605196031</text:p>
          </table:table-cell>
          <table:table-cell table:formula="of:=-0.000189*[$'raw data'.P151]" office:value-type="float" office:value="-222.31068678" calcext:value-type="float">
            <text:p>-222.31068678</text:p>
          </table:table-cell>
          <table:table-cell table:formula="of:=SUM([.B151:.L151])" office:value-type="float" office:value="103.94999930448" calcext:value-type="float">
            <text:p>103.94999930448</text:p>
          </table:table-cell>
        </table:table-row>
        <table:table-row table:style-name="ro1">
          <table:table-cell office:value-type="string" calcext:value-type="string">
            <text:p>268200</text:p>
          </table:table-cell>
          <table:table-cell table:formula="of:=0.000189*[$'raw data'.B152]" office:value-type="float" office:value="43.6393390671" calcext:value-type="float">
            <text:p>43.6393390671</text:p>
          </table:table-cell>
          <table:table-cell table:formula="of:=0.000189*[$'raw data'.C152]" office:value-type="float" office:value="29.4108659964" calcext:value-type="float">
            <text:p>29.4108659964</text:p>
          </table:table-cell>
          <table:table-cell table:formula="of:=0.000189*[$'raw data'.E152]" office:value-type="float" office:value="61.6674842406" calcext:value-type="float">
            <text:p>61.6674842406</text:p>
          </table:table-cell>
          <table:table-cell table:formula="of:=0.000189*([$'raw data'.G152])" office:value-type="float" office:value="3.07144890927" calcext:value-type="float">
            <text:p>3.07144890927</text:p>
          </table:table-cell>
          <table:table-cell table:formula="of:=0.000189*[$'raw data'.H152]" office:value-type="float" office:value="46.3802653755" calcext:value-type="float">
            <text:p>46.3802653755</text:p>
          </table:table-cell>
          <table:table-cell table:formula="of:=0.000189*[$'raw data'.I152]" office:value-type="float" office:value="21.6321686721" calcext:value-type="float">
            <text:p>21.6321686721</text:p>
          </table:table-cell>
          <table:table-cell table:formula="of:=0.000189*[$'raw data'.J152]" office:value-type="float" office:value="25.2058719402" calcext:value-type="float">
            <text:p>25.2058719402</text:p>
          </table:table-cell>
          <table:table-cell table:formula="of:=0.000189*[$'raw data'.K152]" office:value-type="float" office:value="26.4138002919" calcext:value-type="float">
            <text:p>26.4138002919</text:p>
          </table:table-cell>
          <table:table-cell table:formula="of:=0.000189*([$'raw data'.M152])" office:value-type="float" office:value="16.55135765199" calcext:value-type="float">
            <text:p>16.55135765199</text:p>
          </table:table-cell>
          <table:table-cell table:formula="of:=0.000189*([$'raw data'.D152])" office:value-type="float" office:value="55.9222273701" calcext:value-type="float">
            <text:p>55.9222273701</text:p>
          </table:table-cell>
          <table:table-cell table:formula="of:=-0.000189*[$'raw data'.P152]" office:value-type="float" office:value="-225.94482981" calcext:value-type="float">
            <text:p>-225.94482981</text:p>
          </table:table-cell>
          <table:table-cell table:formula="of:=SUM([.B152:.L152])" office:value-type="float" office:value="103.94999970516" calcext:value-type="float">
            <text:p>103.94999970516</text:p>
          </table:table-cell>
        </table:table-row>
        <table:table-row table:style-name="ro1">
          <table:table-cell office:value-type="string" calcext:value-type="string">
            <text:p>270000</text:p>
          </table:table-cell>
          <table:table-cell table:formula="of:=0.000189*[$'raw data'.B153]" office:value-type="float" office:value="43.045132158" calcext:value-type="float">
            <text:p>43.045132158</text:p>
          </table:table-cell>
          <table:table-cell table:formula="of:=0.000189*[$'raw data'.C153]" office:value-type="float" office:value="28.6736274216" calcext:value-type="float">
            <text:p>28.6736274216</text:p>
          </table:table-cell>
          <table:table-cell table:formula="of:=0.000189*[$'raw data'.E153]" office:value-type="float" office:value="59.8442710572" calcext:value-type="float">
            <text:p>59.8442710572</text:p>
          </table:table-cell>
          <table:table-cell table:formula="of:=0.000189*([$'raw data'.G153])" office:value-type="float" office:value="3.07144890927" calcext:value-type="float">
            <text:p>3.07144890927</text:p>
          </table:table-cell>
          <table:table-cell table:formula="of:=0.000189*[$'raw data'.H153]" office:value-type="float" office:value="49.7885916402" calcext:value-type="float">
            <text:p>49.7885916402</text:p>
          </table:table-cell>
          <table:table-cell table:formula="of:=0.000189*[$'raw data'.I153]" office:value-type="float" office:value="21.6324967761" calcext:value-type="float">
            <text:p>21.6324967761</text:p>
          </table:table-cell>
          <table:table-cell table:formula="of:=0.000189*[$'raw data'.J153]" office:value-type="float" office:value="16.72483983345" calcext:value-type="float">
            <text:p>16.72483983345</text:p>
          </table:table-cell>
          <table:table-cell table:formula="of:=0.000189*[$'raw data'.K153]" office:value-type="float" office:value="26.3357817345" calcext:value-type="float">
            <text:p>26.3357817345</text:p>
          </table:table-cell>
          <table:table-cell table:formula="of:=0.000189*([$'raw data'.M153])" office:value-type="float" office:value="16.57966627611" calcext:value-type="float">
            <text:p>16.57966627611</text:p>
          </table:table-cell>
          <table:table-cell table:formula="of:=0.000189*([$'raw data'.D153])" office:value-type="float" office:value="54.8882214678" calcext:value-type="float">
            <text:p>54.8882214678</text:p>
          </table:table-cell>
          <table:table-cell table:formula="of:=-0.000189*[$'raw data'.P153]" office:value-type="float" office:value="-216.63407745" calcext:value-type="float">
            <text:p>-216.63407745</text:p>
          </table:table-cell>
          <table:table-cell table:formula="of:=SUM([.B153:.L153])" office:value-type="float" office:value="103.94999982423" calcext:value-type="float">
            <text:p>103.94999982423</text:p>
          </table:table-cell>
        </table:table-row>
        <table:table-row table:style-name="ro1">
          <table:table-cell office:value-type="string" calcext:value-type="string">
            <text:p>271800</text:p>
          </table:table-cell>
          <table:table-cell table:formula="of:=0.000189*[$'raw data'.B154]" office:value-type="float" office:value="42.5519101791" calcext:value-type="float">
            <text:p>42.5519101791</text:p>
          </table:table-cell>
          <table:table-cell table:formula="of:=0.000189*[$'raw data'.C154]" office:value-type="float" office:value="28.0915291188" calcext:value-type="float">
            <text:p>28.0915291188</text:p>
          </table:table-cell>
          <table:table-cell table:formula="of:=0.000189*[$'raw data'.E154]" office:value-type="float" office:value="59.3569724517" calcext:value-type="float">
            <text:p>59.3569724517</text:p>
          </table:table-cell>
          <table:table-cell table:formula="of:=0.000189*([$'raw data'.G154])" office:value-type="float" office:value="3.07144890927" calcext:value-type="float">
            <text:p>3.07144890927</text:p>
          </table:table-cell>
          <table:table-cell table:formula="of:=0.000189*[$'raw data'.H154]" office:value-type="float" office:value="49.7959049952" calcext:value-type="float">
            <text:p>49.7959049952</text:p>
          </table:table-cell>
          <table:table-cell table:formula="of:=0.000189*[$'raw data'.I154]" office:value-type="float" office:value="21.5924624181" calcext:value-type="float">
            <text:p>21.5924624181</text:p>
          </table:table-cell>
          <table:table-cell table:formula="of:=0.000189*[$'raw data'.J154]" office:value-type="float" office:value="18.17034732387" calcext:value-type="float">
            <text:p>18.17034732387</text:p>
          </table:table-cell>
          <table:table-cell table:formula="of:=0.000189*[$'raw data'.K154]" office:value-type="float" office:value="26.3182066245" calcext:value-type="float">
            <text:p>26.3182066245</text:p>
          </table:table-cell>
          <table:table-cell table:formula="of:=0.000189*([$'raw data'.M154])" office:value-type="float" office:value="16.6011891822" calcext:value-type="float">
            <text:p>16.6011891822</text:p>
          </table:table-cell>
          <table:table-cell table:formula="of:=0.000189*([$'raw data'.D154])" office:value-type="float" office:value="50.5335125358" calcext:value-type="float">
            <text:p>50.5335125358</text:p>
          </table:table-cell>
          <table:table-cell table:formula="of:=-0.000189*[$'raw data'.P154]" office:value-type="float" office:value="-212.13348282" calcext:value-type="float">
            <text:p>-212.13348282</text:p>
          </table:table-cell>
          <table:table-cell table:formula="of:=SUM([.B154:.L154])" office:value-type="float" office:value="103.95000091854" calcext:value-type="float">
            <text:p>103.95000091854</text:p>
          </table:table-cell>
        </table:table-row>
        <table:table-row table:style-name="ro1">
          <table:table-cell office:value-type="string" calcext:value-type="string">
            <text:p>273600</text:p>
          </table:table-cell>
          <table:table-cell table:formula="of:=0.000189*[$'raw data'.B155]" office:value-type="float" office:value="38.8590634467" calcext:value-type="float">
            <text:p>38.8590634467</text:p>
          </table:table-cell>
          <table:table-cell table:formula="of:=0.000189*[$'raw data'.C155]" office:value-type="float" office:value="29.0606061312" calcext:value-type="float">
            <text:p>29.0606061312</text:p>
          </table:table-cell>
          <table:table-cell table:formula="of:=0.000189*[$'raw data'.E155]" office:value-type="float" office:value="60.1526592576" calcext:value-type="float">
            <text:p>60.1526592576</text:p>
          </table:table-cell>
          <table:table-cell table:formula="of:=0.000189*([$'raw data'.G155])" office:value-type="float" office:value="3.07983815433" calcext:value-type="float">
            <text:p>3.07983815433</text:p>
          </table:table-cell>
          <table:table-cell table:formula="of:=0.000189*[$'raw data'.H155]" office:value-type="float" office:value="47.6820583092" calcext:value-type="float">
            <text:p>47.6820583092</text:p>
          </table:table-cell>
          <table:table-cell table:formula="of:=0.000189*[$'raw data'.I155]" office:value-type="float" office:value="21.6193228713" calcext:value-type="float">
            <text:p>21.6193228713</text:p>
          </table:table-cell>
          <table:table-cell table:formula="of:=0.000189*[$'raw data'.J155]" office:value-type="float" office:value="19.0408973454" calcext:value-type="float">
            <text:p>19.0408973454</text:p>
          </table:table-cell>
          <table:table-cell table:formula="of:=0.000189*[$'raw data'.K155]" office:value-type="float" office:value="26.3041640001" calcext:value-type="float">
            <text:p>26.3041640001</text:p>
          </table:table-cell>
          <table:table-cell table:formula="of:=0.000189*([$'raw data'.M155])" office:value-type="float" office:value="16.62386265414" calcext:value-type="float">
            <text:p>16.62386265414</text:p>
          </table:table-cell>
          <table:table-cell table:formula="of:=0.000189*([$'raw data'.D155])" office:value-type="float" office:value="51.3571243752" calcext:value-type="float">
            <text:p>51.3571243752</text:p>
          </table:table-cell>
          <table:table-cell table:formula="of:=-0.000189*[$'raw data'.P155]" office:value-type="float" office:value="-209.82959739" calcext:value-type="float">
            <text:p>-209.82959739</text:p>
          </table:table-cell>
          <table:table-cell table:formula="of:=SUM([.B155:.L155])" office:value-type="float" office:value="103.94999915517" calcext:value-type="float">
            <text:p>103.94999915517</text:p>
          </table:table-cell>
        </table:table-row>
        <table:table-row table:style-name="ro1">
          <table:table-cell office:value-type="string" calcext:value-type="string">
            <text:p>275400</text:p>
          </table:table-cell>
          <table:table-cell table:formula="of:=0.000189*[$'raw data'.B156]" office:value-type="float" office:value="39.354205023" calcext:value-type="float">
            <text:p>39.354205023</text:p>
          </table:table-cell>
          <table:table-cell table:formula="of:=0.000189*[$'raw data'.C156]" office:value-type="float" office:value="29.4971960556" calcext:value-type="float">
            <text:p>29.4971960556</text:p>
          </table:table-cell>
          <table:table-cell table:formula="of:=0.000189*[$'raw data'.E156]" office:value-type="float" office:value="53.7972380001" calcext:value-type="float">
            <text:p>53.7972380001</text:p>
          </table:table-cell>
          <table:table-cell table:formula="of:=0.000189*([$'raw data'.G156])" office:value-type="float" office:value="3.07191462984" calcext:value-type="float">
            <text:p>3.07191462984</text:p>
          </table:table-cell>
          <table:table-cell table:formula="of:=0.000189*[$'raw data'.H156]" office:value-type="float" office:value="47.6143994277" calcext:value-type="float">
            <text:p>47.6143994277</text:p>
          </table:table-cell>
          <table:table-cell table:formula="of:=0.000189*[$'raw data'.I156]" office:value-type="float" office:value="21.6440444493" calcext:value-type="float">
            <text:p>21.6440444493</text:p>
          </table:table-cell>
          <table:table-cell table:formula="of:=0.000189*[$'raw data'.J156]" office:value-type="float" office:value="19.0310375367" calcext:value-type="float">
            <text:p>19.0310375367</text:p>
          </table:table-cell>
          <table:table-cell table:formula="of:=0.000189*[$'raw data'.K156]" office:value-type="float" office:value="26.3235536046" calcext:value-type="float">
            <text:p>26.3235536046</text:p>
          </table:table-cell>
          <table:table-cell table:formula="of:=0.000189*([$'raw data'.M156])" office:value-type="float" office:value="16.59922587666" calcext:value-type="float">
            <text:p>16.59922587666</text:p>
          </table:table-cell>
          <table:table-cell table:formula="of:=0.000189*([$'raw data'.D156])" office:value-type="float" office:value="51.5112204222" calcext:value-type="float">
            <text:p>51.5112204222</text:p>
          </table:table-cell>
          <table:table-cell table:formula="of:=-0.000189*[$'raw data'.P156]" office:value-type="float" office:value="-204.49403478" calcext:value-type="float">
            <text:p>-204.49403478</text:p>
          </table:table-cell>
          <table:table-cell table:formula="of:=SUM([.B156:.L156])" office:value-type="float" office:value="103.9500002457" calcext:value-type="float">
            <text:p>103.9500002457</text:p>
          </table:table-cell>
        </table:table-row>
        <table:table-row table:style-name="ro1">
          <table:table-cell office:value-type="string" calcext:value-type="string">
            <text:p>277200</text:p>
          </table:table-cell>
          <table:table-cell table:formula="of:=0.000189*[$'raw data'.B157]" office:value-type="float" office:value="39.2971718916" calcext:value-type="float">
            <text:p>39.2971718916</text:p>
          </table:table-cell>
          <table:table-cell table:formula="of:=0.000189*[$'raw data'.C157]" office:value-type="float" office:value="29.6358294645" calcext:value-type="float">
            <text:p>29.6358294645</text:p>
          </table:table-cell>
          <table:table-cell table:formula="of:=0.000189*[$'raw data'.E157]" office:value-type="float" office:value="53.8907396454" calcext:value-type="float">
            <text:p>53.8907396454</text:p>
          </table:table-cell>
          <table:table-cell table:formula="of:=0.000189*([$'raw data'.G157])" office:value-type="float" office:value="3.08822113782" calcext:value-type="float">
            <text:p>3.08822113782</text:p>
          </table:table-cell>
          <table:table-cell table:formula="of:=0.000189*[$'raw data'.H157]" office:value-type="float" office:value="47.611141389" calcext:value-type="float">
            <text:p>47.611141389</text:p>
          </table:table-cell>
          <table:table-cell table:formula="of:=0.000189*[$'raw data'.I157]" office:value-type="float" office:value="21.6407982042" calcext:value-type="float">
            <text:p>21.6407982042</text:p>
          </table:table-cell>
          <table:table-cell table:formula="of:=0.000189*[$'raw data'.J157]" office:value-type="float" office:value="19.0039338405" calcext:value-type="float">
            <text:p>19.0039338405</text:p>
          </table:table-cell>
          <table:table-cell table:formula="of:=0.000189*[$'raw data'.K157]" office:value-type="float" office:value="26.3707516485" calcext:value-type="float">
            <text:p>26.3707516485</text:p>
          </table:table-cell>
          <table:table-cell table:formula="of:=0.000189*([$'raw data'.M157])" office:value-type="float" office:value="16.64061909552" calcext:value-type="float">
            <text:p>16.64061909552</text:p>
          </table:table-cell>
          <table:table-cell table:formula="of:=0.000189*([$'raw data'.D157])" office:value-type="float" office:value="51.6057850791" calcext:value-type="float">
            <text:p>51.6057850791</text:p>
          </table:table-cell>
          <table:table-cell table:formula="of:=-0.000189*[$'raw data'.P157]" office:value-type="float" office:value="-204.83499078" calcext:value-type="float">
            <text:p>-204.83499078</text:p>
          </table:table-cell>
          <table:table-cell table:formula="of:=SUM([.B157:.L157])" office:value-type="float" office:value="103.95000061614" calcext:value-type="float">
            <text:p>103.95000061614</text:p>
          </table:table-cell>
        </table:table-row>
        <table:table-row table:style-name="ro1">
          <table:table-cell office:value-type="string" calcext:value-type="string">
            <text:p>279000</text:p>
          </table:table-cell>
          <table:table-cell table:formula="of:=0.000189*[$'raw data'.B158]" office:value-type="float" office:value="39.6574165134" calcext:value-type="float">
            <text:p>39.6574165134</text:p>
          </table:table-cell>
          <table:table-cell table:formula="of:=0.000189*[$'raw data'.C158]" office:value-type="float" office:value="29.8332023157" calcext:value-type="float">
            <text:p>29.8332023157</text:p>
          </table:table-cell>
          <table:table-cell table:formula="of:=0.000189*[$'raw data'.E158]" office:value-type="float" office:value="54.2966723334" calcext:value-type="float">
            <text:p>54.2966723334</text:p>
          </table:table-cell>
          <table:table-cell table:formula="of:=0.000189*([$'raw data'.G158])" office:value-type="float" office:value="3.08822113782" calcext:value-type="float">
            <text:p>3.08822113782</text:p>
          </table:table-cell>
          <table:table-cell table:formula="of:=0.000189*[$'raw data'.H158]" office:value-type="float" office:value="47.9135712132" calcext:value-type="float">
            <text:p>47.9135712132</text:p>
          </table:table-cell>
          <table:table-cell table:formula="of:=0.000189*[$'raw data'.I158]" office:value-type="float" office:value="21.6235832337" calcext:value-type="float">
            <text:p>21.6235832337</text:p>
          </table:table-cell>
          <table:table-cell table:formula="of:=0.000189*[$'raw data'.J158]" office:value-type="float" office:value="19.0673144424" calcext:value-type="float">
            <text:p>19.0673144424</text:p>
          </table:table-cell>
          <table:table-cell table:formula="of:=0.000189*[$'raw data'.K158]" office:value-type="float" office:value="26.4105197622" calcext:value-type="float">
            <text:p>26.4105197622</text:p>
          </table:table-cell>
          <table:table-cell table:formula="of:=0.000189*([$'raw data'.M158])" office:value-type="float" office:value="16.65364613787" calcext:value-type="float">
            <text:p>16.65364613787</text:p>
          </table:table-cell>
          <table:table-cell table:formula="of:=0.000189*([$'raw data'.D158])" office:value-type="float" office:value="53.0706961827" calcext:value-type="float">
            <text:p>53.0706961827</text:p>
          </table:table-cell>
          <table:table-cell table:formula="of:=-0.000189*[$'raw data'.P158]" office:value-type="float" office:value="-207.66484242" calcext:value-type="float">
            <text:p>-207.66484242</text:p>
          </table:table-cell>
          <table:table-cell table:formula="of:=SUM([.B158:.L158])" office:value-type="float" office:value="103.95000085239" calcext:value-type="float">
            <text:p>103.95000085239</text:p>
          </table:table-cell>
        </table:table-row>
        <table:table-row table:style-name="ro1">
          <table:table-cell office:value-type="string" calcext:value-type="string">
            <text:p>280800</text:p>
          </table:table-cell>
          <table:table-cell table:formula="of:=0.000189*[$'raw data'.B159]" office:value-type="float" office:value="38.7642807594" calcext:value-type="float">
            <text:p>38.7642807594</text:p>
          </table:table-cell>
          <table:table-cell table:formula="of:=0.000189*[$'raw data'.C159]" office:value-type="float" office:value="28.9997122968" calcext:value-type="float">
            <text:p>28.9997122968</text:p>
          </table:table-cell>
          <table:table-cell table:formula="of:=0.000189*[$'raw data'.E159]" office:value-type="float" office:value="52.0423049979" calcext:value-type="float">
            <text:p>52.0423049979</text:p>
          </table:table-cell>
          <table:table-cell table:formula="of:=0.000189*([$'raw data'.G159])" office:value-type="float" office:value="3.10701021939" calcext:value-type="float">
            <text:p>3.10701021939</text:p>
          </table:table-cell>
          <table:table-cell table:formula="of:=0.000189*[$'raw data'.H159]" office:value-type="float" office:value="48.2325204123" calcext:value-type="float">
            <text:p>48.2325204123</text:p>
          </table:table-cell>
          <table:table-cell table:formula="of:=0.000189*[$'raw data'.I159]" office:value-type="float" office:value="21.8315097315" calcext:value-type="float">
            <text:p>21.8315097315</text:p>
          </table:table-cell>
          <table:table-cell table:formula="of:=0.000189*[$'raw data'.J159]" office:value-type="float" office:value="19.1059462503" calcext:value-type="float">
            <text:p>19.1059462503</text:p>
          </table:table-cell>
          <table:table-cell table:formula="of:=0.000189*[$'raw data'.K159]" office:value-type="float" office:value="26.4309026562" calcext:value-type="float">
            <text:p>26.4309026562</text:p>
          </table:table-cell>
          <table:table-cell table:formula="of:=0.000189*([$'raw data'.M159])" office:value-type="float" office:value="16.67509783632" calcext:value-type="float">
            <text:p>16.67509783632</text:p>
          </table:table-cell>
          <table:table-cell table:formula="of:=0.000189*([$'raw data'.D159])" office:value-type="float" office:value="53.5749838092" calcext:value-type="float">
            <text:p>53.5749838092</text:p>
          </table:table-cell>
          <table:table-cell table:formula="of:=-0.000189*[$'raw data'.P159]" office:value-type="float" office:value="-204.81426882" calcext:value-type="float">
            <text:p>-204.81426882</text:p>
          </table:table-cell>
          <table:table-cell table:formula="of:=SUM([.B159:.L159])" office:value-type="float" office:value="103.95000014931" calcext:value-type="float">
            <text:p>103.95000014931</text:p>
          </table:table-cell>
        </table:table-row>
        <table:table-row table:style-name="ro1">
          <table:table-cell office:value-type="string" calcext:value-type="string">
            <text:p>282600</text:p>
          </table:table-cell>
          <table:table-cell table:formula="of:=0.000189*[$'raw data'.B160]" office:value-type="float" office:value="38.8915583868" calcext:value-type="float">
            <text:p>38.8915583868</text:p>
          </table:table-cell>
          <table:table-cell table:formula="of:=0.000189*[$'raw data'.C160]" office:value-type="float" office:value="28.9595105793" calcext:value-type="float">
            <text:p>28.9595105793</text:p>
          </table:table-cell>
          <table:table-cell table:formula="of:=0.000189*[$'raw data'.E160]" office:value-type="float" office:value="52.992772182" calcext:value-type="float">
            <text:p>52.992772182</text:p>
          </table:table-cell>
          <table:table-cell table:formula="of:=0.000189*([$'raw data'.G160])" office:value-type="float" office:value="9.20097778068" calcext:value-type="float">
            <text:p>9.20097778068</text:p>
          </table:table-cell>
          <table:table-cell table:formula="of:=0.000189*[$'raw data'.H160]" office:value-type="float" office:value="50.8634147763" calcext:value-type="float">
            <text:p>50.8634147763</text:p>
          </table:table-cell>
          <table:table-cell table:formula="of:=0.000189*[$'raw data'.I160]" office:value-type="float" office:value="21.6766914021" calcext:value-type="float">
            <text:p>21.6766914021</text:p>
          </table:table-cell>
          <table:table-cell table:formula="of:=0.000189*[$'raw data'.J160]" office:value-type="float" office:value="19.0873935189" calcext:value-type="float">
            <text:p>19.0873935189</text:p>
          </table:table-cell>
          <table:table-cell table:formula="of:=0.000189*[$'raw data'.K160]" office:value-type="float" office:value="26.3351101986" calcext:value-type="float">
            <text:p>26.3351101986</text:p>
          </table:table-cell>
          <table:table-cell table:formula="of:=0.000189*([$'raw data'.M160])" office:value-type="float" office:value="16.74272025972" calcext:value-type="float">
            <text:p>16.74272025972</text:p>
          </table:table-cell>
          <table:table-cell table:formula="of:=0.000189*([$'raw data'.D160])" office:value-type="float" office:value="51.4125199917" calcext:value-type="float">
            <text:p>51.4125199917</text:p>
          </table:table-cell>
          <table:table-cell table:formula="of:=-0.000189*[$'raw data'.P160]" office:value-type="float" office:value="-212.21266815" calcext:value-type="float">
            <text:p>-212.21266815</text:p>
          </table:table-cell>
          <table:table-cell table:formula="of:=SUM([.B160:.L160])" office:value-type="float" office:value="103.9500009261" calcext:value-type="float">
            <text:p>103.9500009261</text:p>
          </table:table-cell>
        </table:table-row>
        <table:table-row table:style-name="ro1">
          <table:table-cell office:value-type="string" calcext:value-type="string">
            <text:p>284400</text:p>
          </table:table-cell>
          <table:table-cell table:formula="of:=0.000189*[$'raw data'.B161]" office:value-type="float" office:value="39.0955360887" calcext:value-type="float">
            <text:p>39.0955360887</text:p>
          </table:table-cell>
          <table:table-cell table:formula="of:=0.000189*[$'raw data'.C161]" office:value-type="float" office:value="29.371570515" calcext:value-type="float">
            <text:p>29.371570515</text:p>
          </table:table-cell>
          <table:table-cell table:formula="of:=0.000189*[$'raw data'.E161]" office:value-type="float" office:value="53.1046929357" calcext:value-type="float">
            <text:p>53.1046929357</text:p>
          </table:table-cell>
          <table:table-cell table:formula="of:=0.000189*([$'raw data'.G161])" office:value-type="float" office:value="20.1069374814" calcext:value-type="float">
            <text:p>20.1069374814</text:p>
          </table:table-cell>
          <table:table-cell table:formula="of:=0.000189*[$'raw data'.H161]" office:value-type="float" office:value="49.8422884302" calcext:value-type="float">
            <text:p>49.8422884302</text:p>
          </table:table-cell>
          <table:table-cell table:formula="of:=0.000189*[$'raw data'.I161]" office:value-type="float" office:value="21.6420887718" calcext:value-type="float">
            <text:p>21.6420887718</text:p>
          </table:table-cell>
          <table:table-cell table:formula="of:=0.000189*[$'raw data'.J161]" office:value-type="float" office:value="19.165449744" calcext:value-type="float">
            <text:p>19.165449744</text:p>
          </table:table-cell>
          <table:table-cell table:formula="of:=0.000189*[$'raw data'.K161]" office:value-type="float" office:value="26.8447749507" calcext:value-type="float">
            <text:p>26.8447749507</text:p>
          </table:table-cell>
          <table:table-cell table:formula="of:=0.000189*([$'raw data'.M161])" office:value-type="float" office:value="16.60817971764" calcext:value-type="float">
            <text:p>16.60817971764</text:p>
          </table:table-cell>
          <table:table-cell table:formula="of:=0.000189*([$'raw data'.D161])" office:value-type="float" office:value="53.412349536" calcext:value-type="float">
            <text:p>53.412349536</text:p>
          </table:table-cell>
          <table:table-cell table:formula="of:=-0.000189*[$'raw data'.P161]" office:value-type="float" office:value="-225.2438685" calcext:value-type="float">
            <text:p>-225.2438685</text:p>
          </table:table-cell>
          <table:table-cell table:formula="of:=SUM([.B161:.L161])" office:value-type="float" office:value="103.94999967114" calcext:value-type="float">
            <text:p>103.94999967114</text:p>
          </table:table-cell>
        </table:table-row>
        <table:table-row table:style-name="ro1">
          <table:table-cell office:value-type="string" calcext:value-type="string">
            <text:p>286200</text:p>
          </table:table-cell>
          <table:table-cell table:formula="of:=0.000189*[$'raw data'.B162]" office:value-type="float" office:value="38.9331276516" calcext:value-type="float">
            <text:p>38.9331276516</text:p>
          </table:table-cell>
          <table:table-cell table:formula="of:=0.000189*[$'raw data'.C162]" office:value-type="float" office:value="28.9162864494" calcext:value-type="float">
            <text:p>28.9162864494</text:p>
          </table:table-cell>
          <table:table-cell table:formula="of:=0.000189*[$'raw data'.E162]" office:value-type="float" office:value="55.2663097497" calcext:value-type="float">
            <text:p>55.2663097497</text:p>
          </table:table-cell>
          <table:table-cell table:formula="of:=0.000189*([$'raw data'.G162])" office:value-type="float" office:value="29.6547975801" calcext:value-type="float">
            <text:p>29.6547975801</text:p>
          </table:table-cell>
          <table:table-cell table:formula="of:=0.000189*[$'raw data'.H162]" office:value-type="float" office:value="51.7317722145" calcext:value-type="float">
            <text:p>51.7317722145</text:p>
          </table:table-cell>
          <table:table-cell table:formula="of:=0.000189*[$'raw data'.I162]" office:value-type="float" office:value="21.6442950444" calcext:value-type="float">
            <text:p>21.6442950444</text:p>
          </table:table-cell>
          <table:table-cell table:formula="of:=0.000189*[$'raw data'.J162]" office:value-type="float" office:value="19.4790929949" calcext:value-type="float">
            <text:p>19.4790929949</text:p>
          </table:table-cell>
          <table:table-cell table:formula="of:=0.000189*[$'raw data'.K162]" office:value-type="float" office:value="26.9326213569" calcext:value-type="float">
            <text:p>26.9326213569</text:p>
          </table:table-cell>
          <table:table-cell table:formula="of:=0.000189*([$'raw data'.M162])" office:value-type="float" office:value="16.64585040762" calcext:value-type="float">
            <text:p>16.64585040762</text:p>
          </table:table-cell>
          <table:table-cell table:formula="of:=0.000189*([$'raw data'.D162])" office:value-type="float" office:value="58.9211164899" calcext:value-type="float">
            <text:p>58.9211164899</text:p>
          </table:table-cell>
          <table:table-cell table:formula="of:=-0.000189*[$'raw data'.P162]" office:value-type="float" office:value="-244.17527085" calcext:value-type="float">
            <text:p>-244.17527085</text:p>
          </table:table-cell>
          <table:table-cell table:formula="of:=SUM([.B162:.L162])" office:value-type="float" office:value="103.94999908902" calcext:value-type="float">
            <text:p>103.94999908902</text:p>
          </table:table-cell>
        </table:table-row>
        <table:table-row table:style-name="ro1">
          <table:table-cell office:value-type="string" calcext:value-type="string">
            <text:p>288000</text:p>
          </table:table-cell>
          <table:table-cell table:formula="of:=0.000189*[$'raw data'.B163]" office:value-type="float" office:value="38.9233881414" calcext:value-type="float">
            <text:p>38.9233881414</text:p>
          </table:table-cell>
          <table:table-cell table:formula="of:=0.000189*[$'raw data'.C163]" office:value-type="float" office:value="29.2180917231" calcext:value-type="float">
            <text:p>29.2180917231</text:p>
          </table:table-cell>
          <table:table-cell table:formula="of:=0.000189*[$'raw data'.E163]" office:value-type="float" office:value="56.5412872311" calcext:value-type="float">
            <text:p>56.5412872311</text:p>
          </table:table-cell>
          <table:table-cell table:formula="of:=0.000189*([$'raw data'.G163])" office:value-type="float" office:value="32.8139648613" calcext:value-type="float">
            <text:p>32.8139648613</text:p>
          </table:table-cell>
          <table:table-cell table:formula="of:=0.000189*[$'raw data'.H163]" office:value-type="float" office:value="51.6820013136" calcext:value-type="float">
            <text:p>51.6820013136</text:p>
          </table:table-cell>
          <table:table-cell table:formula="of:=0.000189*[$'raw data'.I163]" office:value-type="float" office:value="21.5658709308" calcext:value-type="float">
            <text:p>21.5658709308</text:p>
          </table:table-cell>
          <table:table-cell table:formula="of:=0.000189*[$'raw data'.J163]" office:value-type="float" office:value="35.1543085803" calcext:value-type="float">
            <text:p>35.1543085803</text:p>
          </table:table-cell>
          <table:table-cell table:formula="of:=0.000189*[$'raw data'.K163]" office:value-type="float" office:value="26.8652362986" calcext:value-type="float">
            <text:p>26.8652362986</text:p>
          </table:table-cell>
          <table:table-cell table:formula="of:=0.000189*([$'raw data'.M163])" office:value-type="float" office:value="16.57928677167" calcext:value-type="float">
            <text:p>16.57928677167</text:p>
          </table:table-cell>
          <table:table-cell table:formula="of:=0.000189*([$'raw data'.D163])" office:value-type="float" office:value="58.2277131765" calcext:value-type="float">
            <text:p>58.2277131765</text:p>
          </table:table-cell>
          <table:table-cell table:formula="of:=-0.000189*[$'raw data'.P163]" office:value-type="float" office:value="-263.62114821" calcext:value-type="float">
            <text:p>-263.62114821</text:p>
          </table:table-cell>
          <table:table-cell table:formula="of:=SUM([.B163:.L163])" office:value-type="float" office:value="103.95000081837" calcext:value-type="float">
            <text:p>103.95000081837</text:p>
          </table:table-cell>
        </table:table-row>
        <table:table-row table:style-name="ro1">
          <table:table-cell office:value-type="string" calcext:value-type="string">
            <text:p>289800</text:p>
          </table:table-cell>
          <table:table-cell table:formula="of:=0.000189*[$'raw data'.B164]" office:value-type="float" office:value="39.7945278486" calcext:value-type="float">
            <text:p>39.7945278486</text:p>
          </table:table-cell>
          <table:table-cell table:formula="of:=0.000189*[$'raw data'.C164]" office:value-type="float" office:value="30.3046041123" calcext:value-type="float">
            <text:p>30.3046041123</text:p>
          </table:table-cell>
          <table:table-cell table:formula="of:=0.000189*[$'raw data'.E164]" office:value-type="float" office:value="57.8476946754" calcext:value-type="float">
            <text:p>57.8476946754</text:p>
          </table:table-cell>
          <table:table-cell table:formula="of:=0.000189*([$'raw data'.G164])" office:value-type="float" office:value="33.67429443" calcext:value-type="float">
            <text:p>33.67429443</text:p>
          </table:table-cell>
          <table:table-cell table:formula="of:=0.000189*[$'raw data'.H164]" office:value-type="float" office:value="51.7853095452" calcext:value-type="float">
            <text:p>51.7853095452</text:p>
          </table:table-cell>
          <table:table-cell table:formula="of:=0.000189*[$'raw data'.I164]" office:value-type="float" office:value="21.6164467071" calcext:value-type="float">
            <text:p>21.6164467071</text:p>
          </table:table-cell>
          <table:table-cell table:formula="of:=0.000189*[$'raw data'.J164]" office:value-type="float" office:value="37.7300898828" calcext:value-type="float">
            <text:p>37.7300898828</text:p>
          </table:table-cell>
          <table:table-cell table:formula="of:=0.000189*[$'raw data'.K164]" office:value-type="float" office:value="26.8318591443" calcext:value-type="float">
            <text:p>26.8318591443</text:p>
          </table:table-cell>
          <table:table-cell table:formula="of:=0.000189*([$'raw data'.M164])" office:value-type="float" office:value="16.56106054911" calcext:value-type="float">
            <text:p>16.56106054911</text:p>
          </table:table-cell>
          <table:table-cell table:formula="of:=0.000189*([$'raw data'.D164])" office:value-type="float" office:value="59.1563123235" calcext:value-type="float">
            <text:p>59.1563123235</text:p>
          </table:table-cell>
          <table:table-cell table:formula="of:=-0.000189*[$'raw data'.P164]" office:value-type="float" office:value="-271.35219888" calcext:value-type="float">
            <text:p>-271.35219888</text:p>
          </table:table-cell>
          <table:table-cell table:formula="of:=SUM([.B164:.L164])" office:value-type="float" office:value="103.95000033831" calcext:value-type="float">
            <text:p>103.95000033831</text:p>
          </table:table-cell>
        </table:table-row>
        <table:table-row table:style-name="ro1">
          <table:table-cell office:value-type="string" calcext:value-type="string">
            <text:p>291600</text:p>
          </table:table-cell>
          <table:table-cell table:formula="of:=0.000189*[$'raw data'.B165]" office:value-type="float" office:value="38.3470734087" calcext:value-type="float">
            <text:p>38.3470734087</text:p>
          </table:table-cell>
          <table:table-cell table:formula="of:=0.000189*[$'raw data'.C165]" office:value-type="float" office:value="29.0320082199" calcext:value-type="float">
            <text:p>29.0320082199</text:p>
          </table:table-cell>
          <table:table-cell table:formula="of:=0.000189*[$'raw data'.E165]" office:value-type="float" office:value="56.0219045337" calcext:value-type="float">
            <text:p>56.0219045337</text:p>
          </table:table-cell>
          <table:table-cell table:formula="of:=0.000189*([$'raw data'.G165])" office:value-type="float" office:value="36.142871814" calcext:value-type="float">
            <text:p>36.142871814</text:p>
          </table:table-cell>
          <table:table-cell table:formula="of:=0.000189*[$'raw data'.H165]" office:value-type="float" office:value="52.083116316" calcext:value-type="float">
            <text:p>52.083116316</text:p>
          </table:table-cell>
          <table:table-cell table:formula="of:=0.000189*[$'raw data'.I165]" office:value-type="float" office:value="21.6316013508" calcext:value-type="float">
            <text:p>21.6316013508</text:p>
          </table:table-cell>
          <table:table-cell table:formula="of:=0.000189*[$'raw data'.J165]" office:value-type="float" office:value="38.8487950767" calcext:value-type="float">
            <text:p>38.8487950767</text:p>
          </table:table-cell>
          <table:table-cell table:formula="of:=0.000189*[$'raw data'.K165]" office:value-type="float" office:value="26.8390569447" calcext:value-type="float">
            <text:p>26.8390569447</text:p>
          </table:table-cell>
          <table:table-cell table:formula="of:=0.000189*([$'raw data'.M165])" office:value-type="float" office:value="16.48107356427" calcext:value-type="float">
            <text:p>16.48107356427</text:p>
          </table:table-cell>
          <table:table-cell table:formula="of:=0.000189*([$'raw data'.D165])" office:value-type="float" office:value="58.7653154361" calcext:value-type="float">
            <text:p>58.7653154361</text:p>
          </table:table-cell>
          <table:table-cell table:formula="of:=-0.000189*[$'raw data'.P165]" office:value-type="float" office:value="-270.24281613" calcext:value-type="float">
            <text:p>-270.24281613</text:p>
          </table:table-cell>
          <table:table-cell table:formula="of:=SUM([.B165:.L165])" office:value-type="float" office:value="103.95000053487" calcext:value-type="float">
            <text:p>103.95000053487</text:p>
          </table:table-cell>
        </table:table-row>
        <table:table-row table:style-name="ro1">
          <table:table-cell office:value-type="string" calcext:value-type="string">
            <text:p>293400</text:p>
          </table:table-cell>
          <table:table-cell table:formula="of:=0.000189*[$'raw data'.B166]" office:value-type="float" office:value="38.8308163572" calcext:value-type="float">
            <text:p>38.8308163572</text:p>
          </table:table-cell>
          <table:table-cell table:formula="of:=0.000189*[$'raw data'.C166]" office:value-type="float" office:value="29.4322828716" calcext:value-type="float">
            <text:p>29.4322828716</text:p>
          </table:table-cell>
          <table:table-cell table:formula="of:=0.000189*[$'raw data'.E166]" office:value-type="float" office:value="56.3371413381" calcext:value-type="float">
            <text:p>56.3371413381</text:p>
          </table:table-cell>
          <table:table-cell table:formula="of:=0.000189*([$'raw data'.G166])" office:value-type="float" office:value="34.6103749719" calcext:value-type="float">
            <text:p>34.6103749719</text:p>
          </table:table-cell>
          <table:table-cell table:formula="of:=0.000189*[$'raw data'.H166]" office:value-type="float" office:value="52.1027389764" calcext:value-type="float">
            <text:p>52.1027389764</text:p>
          </table:table-cell>
          <table:table-cell table:formula="of:=0.000189*[$'raw data'.I166]" office:value-type="float" office:value="21.6248321646" calcext:value-type="float">
            <text:p>21.6248321646</text:p>
          </table:table-cell>
          <table:table-cell table:formula="of:=0.000189*[$'raw data'.J166]" office:value-type="float" office:value="39.0577260906" calcext:value-type="float">
            <text:p>39.0577260906</text:p>
          </table:table-cell>
          <table:table-cell table:formula="of:=0.000189*[$'raw data'.K166]" office:value-type="float" office:value="26.7313556916" calcext:value-type="float">
            <text:p>26.7313556916</text:p>
          </table:table-cell>
          <table:table-cell table:formula="of:=0.000189*([$'raw data'.M166])" office:value-type="float" office:value="16.34537245257" calcext:value-type="float">
            <text:p>16.34537245257</text:p>
          </table:table-cell>
          <table:table-cell table:formula="of:=0.000189*([$'raw data'.D166])" office:value-type="float" office:value="59.3935952274" calcext:value-type="float">
            <text:p>59.3935952274</text:p>
          </table:table-cell>
          <table:table-cell table:formula="of:=-0.000189*[$'raw data'.P166]" office:value-type="float" office:value="-270.51623676" calcext:value-type="float">
            <text:p>-270.51623676</text:p>
          </table:table-cell>
          <table:table-cell table:formula="of:=SUM([.B166:.L166])" office:value-type="float" office:value="103.94999938197" calcext:value-type="float">
            <text:p>103.94999938197</text:p>
          </table:table-cell>
        </table:table-row>
        <table:table-row table:style-name="ro1">
          <table:table-cell office:value-type="string" calcext:value-type="string">
            <text:p>295200</text:p>
          </table:table-cell>
          <table:table-cell table:formula="of:=0.000189*[$'raw data'.B167]" office:value-type="float" office:value="37.5016358682" calcext:value-type="float">
            <text:p>37.5016358682</text:p>
          </table:table-cell>
          <table:table-cell table:formula="of:=0.000189*[$'raw data'.C167]" office:value-type="float" office:value="27.78632451" calcext:value-type="float">
            <text:p>27.78632451</text:p>
          </table:table-cell>
          <table:table-cell table:formula="of:=0.000189*[$'raw data'.E167]" office:value-type="float" office:value="54.8893468116" calcext:value-type="float">
            <text:p>54.8893468116</text:p>
          </table:table-cell>
          <table:table-cell table:formula="of:=0.000189*([$'raw data'.G167])" office:value-type="float" office:value="35.8696453815" calcext:value-type="float">
            <text:p>35.8696453815</text:p>
          </table:table-cell>
          <table:table-cell table:formula="of:=0.000189*[$'raw data'.H167]" office:value-type="float" office:value="52.0999540047" calcext:value-type="float">
            <text:p>52.0999540047</text:p>
          </table:table-cell>
          <table:table-cell table:formula="of:=0.000189*[$'raw data'.I167]" office:value-type="float" office:value="21.5924724729" calcext:value-type="float">
            <text:p>21.5924724729</text:p>
          </table:table-cell>
          <table:table-cell table:formula="of:=0.000189*[$'raw data'.J167]" office:value-type="float" office:value="38.9604361482" calcext:value-type="float">
            <text:p>38.9604361482</text:p>
          </table:table-cell>
          <table:table-cell table:formula="of:=0.000189*[$'raw data'.K167]" office:value-type="float" office:value="26.7119524035" calcext:value-type="float">
            <text:p>26.7119524035</text:p>
          </table:table-cell>
          <table:table-cell table:formula="of:=0.000189*([$'raw data'.M167])" office:value-type="float" office:value="17.14805576064" calcext:value-type="float">
            <text:p>17.14805576064</text:p>
          </table:table-cell>
          <table:table-cell table:formula="of:=0.000189*([$'raw data'.D167])" office:value-type="float" office:value="58.4867934693" calcext:value-type="float">
            <text:p>58.4867934693</text:p>
          </table:table-cell>
          <table:table-cell table:formula="of:=-0.000189*[$'raw data'.P167]" office:value-type="float" office:value="-267.09661629" calcext:value-type="float">
            <text:p>-267.09661629</text:p>
          </table:table-cell>
          <table:table-cell table:formula="of:=SUM([.B167:.L167])" office:value-type="float" office:value="103.95000054054" calcext:value-type="float">
            <text:p>103.95000054054</text:p>
          </table:table-cell>
        </table:table-row>
        <table:table-row table:style-name="ro1">
          <table:table-cell office:value-type="string" calcext:value-type="string">
            <text:p>297000</text:p>
          </table:table-cell>
          <table:table-cell table:formula="of:=0.000189*[$'raw data'.B168]" office:value-type="float" office:value="36.9322181802" calcext:value-type="float">
            <text:p>36.9322181802</text:p>
          </table:table-cell>
          <table:table-cell table:formula="of:=0.000189*[$'raw data'.C168]" office:value-type="float" office:value="27.2063093652" calcext:value-type="float">
            <text:p>27.2063093652</text:p>
          </table:table-cell>
          <table:table-cell table:formula="of:=0.000189*[$'raw data'.E168]" office:value-type="float" office:value="54.3021679998" calcext:value-type="float">
            <text:p>54.3021679998</text:p>
          </table:table-cell>
          <table:table-cell table:formula="of:=0.000189*([$'raw data'.G168])" office:value-type="float" office:value="35.8507471581" calcext:value-type="float">
            <text:p>35.8507471581</text:p>
          </table:table-cell>
          <table:table-cell table:formula="of:=0.000189*[$'raw data'.H168]" office:value-type="float" office:value="52.4472979968" calcext:value-type="float">
            <text:p>52.4472979968</text:p>
          </table:table-cell>
          <table:table-cell table:formula="of:=0.000189*[$'raw data'.I168]" office:value-type="float" office:value="21.6106311204" calcext:value-type="float">
            <text:p>21.6106311204</text:p>
          </table:table-cell>
          <table:table-cell table:formula="of:=0.000189*[$'raw data'.J168]" office:value-type="float" office:value="38.8584743337" calcext:value-type="float">
            <text:p>38.8584743337</text:p>
          </table:table-cell>
          <table:table-cell table:formula="of:=0.000189*[$'raw data'.K168]" office:value-type="float" office:value="26.8003933848" calcext:value-type="float">
            <text:p>26.8003933848</text:p>
          </table:table-cell>
          <table:table-cell table:formula="of:=0.000189*([$'raw data'.M168])" office:value-type="float" office:value="15.31163947194" calcext:value-type="float">
            <text:p>15.31163947194</text:p>
          </table:table-cell>
          <table:table-cell table:formula="of:=0.000189*([$'raw data'.D168])" office:value-type="float" office:value="57.9840877539" calcext:value-type="float">
            <text:p>57.9840877539</text:p>
          </table:table-cell>
          <table:table-cell table:formula="of:=-0.000189*[$'raw data'.P168]" office:value-type="float" office:value="-263.35396647" calcext:value-type="float">
            <text:p>-263.35396647</text:p>
          </table:table-cell>
          <table:table-cell table:formula="of:=SUM([.B168:.L168])" office:value-type="float" office:value="103.95000029484" calcext:value-type="float">
            <text:p>103.95000029484</text:p>
          </table:table-cell>
        </table:table-row>
        <table:table-row table:style-name="ro1">
          <table:table-cell office:value-type="string" calcext:value-type="string">
            <text:p>298800</text:p>
          </table:table-cell>
          <table:table-cell table:formula="of:=0.000189*[$'raw data'.B169]" office:value-type="float" office:value="36.9157022451" calcext:value-type="float">
            <text:p>36.9157022451</text:p>
          </table:table-cell>
          <table:table-cell table:formula="of:=0.000189*[$'raw data'.C169]" office:value-type="float" office:value="27.2810849472" calcext:value-type="float">
            <text:p>27.2810849472</text:p>
          </table:table-cell>
          <table:table-cell table:formula="of:=0.000189*[$'raw data'.E169]" office:value-type="float" office:value="54.3219524631" calcext:value-type="float">
            <text:p>54.3219524631</text:p>
          </table:table-cell>
          <table:table-cell table:formula="of:=0.000189*([$'raw data'.G169])" office:value-type="float" office:value="35.8057929978" calcext:value-type="float">
            <text:p>35.8057929978</text:p>
          </table:table-cell>
          <table:table-cell table:formula="of:=0.000189*[$'raw data'.H169]" office:value-type="float" office:value="52.6166811954" calcext:value-type="float">
            <text:p>52.6166811954</text:p>
          </table:table-cell>
          <table:table-cell table:formula="of:=0.000189*[$'raw data'.I169]" office:value-type="float" office:value="21.6161093232" calcext:value-type="float">
            <text:p>21.6161093232</text:p>
          </table:table-cell>
          <table:table-cell table:formula="of:=0.000189*[$'raw data'.J169]" office:value-type="float" office:value="38.6886444525" calcext:value-type="float">
            <text:p>38.6886444525</text:p>
          </table:table-cell>
          <table:table-cell table:formula="of:=0.000189*[$'raw data'.K169]" office:value-type="float" office:value="26.7537659508" calcext:value-type="float">
            <text:p>26.7537659508</text:p>
          </table:table-cell>
          <table:table-cell table:formula="of:=0.000189*([$'raw data'.M169])" office:value-type="float" office:value="15.24446437941" calcext:value-type="float">
            <text:p>15.24446437941</text:p>
          </table:table-cell>
          <table:table-cell table:formula="of:=0.000189*([$'raw data'.D169])" office:value-type="float" office:value="58.5636207219" calcext:value-type="float">
            <text:p>58.5636207219</text:p>
          </table:table-cell>
          <table:table-cell table:formula="of:=-0.000189*[$'raw data'.P169]" office:value-type="float" office:value="-263.85781779" calcext:value-type="float">
            <text:p>-263.85781779</text:p>
          </table:table-cell>
          <table:table-cell table:formula="of:=SUM([.B169:.L169])" office:value-type="float" office:value="103.95000088641" calcext:value-type="float">
            <text:p>103.95000088641</text:p>
          </table:table-cell>
        </table:table-row>
        <table:table-row table:style-name="ro1">
          <table:table-cell office:value-type="string" calcext:value-type="string">
            <text:p>300600</text:p>
          </table:table-cell>
          <table:table-cell table:formula="of:=0.000189*[$'raw data'.B170]" office:value-type="float" office:value="37.3363797492" calcext:value-type="float">
            <text:p>37.3363797492</text:p>
          </table:table-cell>
          <table:table-cell table:formula="of:=0.000189*[$'raw data'.C170]" office:value-type="float" office:value="27.9232061724" calcext:value-type="float">
            <text:p>27.9232061724</text:p>
          </table:table-cell>
          <table:table-cell table:formula="of:=0.000189*[$'raw data'.E170]" office:value-type="float" office:value="54.9980014752" calcext:value-type="float">
            <text:p>54.9980014752</text:p>
          </table:table-cell>
          <table:table-cell table:formula="of:=0.000189*([$'raw data'.G170])" office:value-type="float" office:value="35.7723814266" calcext:value-type="float">
            <text:p>35.7723814266</text:p>
          </table:table-cell>
          <table:table-cell table:formula="of:=0.000189*[$'raw data'.H170]" office:value-type="float" office:value="52.5954341745" calcext:value-type="float">
            <text:p>52.5954341745</text:p>
          </table:table-cell>
          <table:table-cell table:formula="of:=0.000189*[$'raw data'.I170]" office:value-type="float" office:value="21.6142672914" calcext:value-type="float">
            <text:p>21.6142672914</text:p>
          </table:table-cell>
          <table:table-cell table:formula="of:=0.000189*[$'raw data'.J170]" office:value-type="float" office:value="38.2800680325" calcext:value-type="float">
            <text:p>38.2800680325</text:p>
          </table:table-cell>
          <table:table-cell table:formula="of:=0.000189*[$'raw data'.K170]" office:value-type="float" office:value="26.7696579969" calcext:value-type="float">
            <text:p>26.7696579969</text:p>
          </table:table-cell>
          <table:table-cell table:formula="of:=0.000189*([$'raw data'.M170])" office:value-type="float" office:value="15.21059160663" calcext:value-type="float">
            <text:p>15.21059160663</text:p>
          </table:table-cell>
          <table:table-cell table:formula="of:=0.000189*([$'raw data'.D170])" office:value-type="float" office:value="58.5187357923" calcext:value-type="float">
            <text:p>58.5187357923</text:p>
          </table:table-cell>
          <table:table-cell table:formula="of:=-0.000189*[$'raw data'.P170]" office:value-type="float" office:value="-265.06872378" calcext:value-type="float">
            <text:p>-265.06872378</text:p>
          </table:table-cell>
          <table:table-cell table:formula="of:=SUM([.B170:.L170])" office:value-type="float" office:value="103.94999993763" calcext:value-type="float">
            <text:p>103.94999993763</text:p>
          </table:table-cell>
        </table:table-row>
        <table:table-row table:style-name="ro1">
          <table:table-cell office:value-type="string" calcext:value-type="string">
            <text:p>302400</text:p>
          </table:table-cell>
          <table:table-cell table:formula="of:=0.000189*[$'raw data'.B171]" office:value-type="float" office:value="38.1906632457" calcext:value-type="float">
            <text:p>38.1906632457</text:p>
          </table:table-cell>
          <table:table-cell table:formula="of:=0.000189*[$'raw data'.C171]" office:value-type="float" office:value="28.9143484812" calcext:value-type="float">
            <text:p>28.9143484812</text:p>
          </table:table-cell>
          <table:table-cell table:formula="of:=0.000189*[$'raw data'.E171]" office:value-type="float" office:value="55.9559374101" calcext:value-type="float">
            <text:p>55.9559374101</text:p>
          </table:table-cell>
          <table:table-cell table:formula="of:=0.000189*([$'raw data'.G171])" office:value-type="float" office:value="35.7228112437" calcext:value-type="float">
            <text:p>35.7228112437</text:p>
          </table:table-cell>
          <table:table-cell table:formula="of:=0.000189*[$'raw data'.H171]" office:value-type="float" office:value="52.4481364386" calcext:value-type="float">
            <text:p>52.4481364386</text:p>
          </table:table-cell>
          <table:table-cell table:formula="of:=0.000189*[$'raw data'.I171]" office:value-type="float" office:value="21.6223120953" calcext:value-type="float">
            <text:p>21.6223120953</text:p>
          </table:table-cell>
          <table:table-cell table:formula="of:=0.000189*[$'raw data'.J171]" office:value-type="float" office:value="38.0344919976" calcext:value-type="float">
            <text:p>38.0344919976</text:p>
          </table:table-cell>
          <table:table-cell table:formula="of:=0.000189*[$'raw data'.K171]" office:value-type="float" office:value="26.7562286397" calcext:value-type="float">
            <text:p>26.7562286397</text:p>
          </table:table-cell>
          <table:table-cell table:formula="of:=0.000189*([$'raw data'.M171])" office:value-type="float" office:value="15.14845118682" calcext:value-type="float">
            <text:p>15.14845118682</text:p>
          </table:table-cell>
          <table:table-cell table:formula="of:=0.000189*([$'raw data'.D171])" office:value-type="float" office:value="59.2094203785" calcext:value-type="float">
            <text:p>59.2094203785</text:p>
          </table:table-cell>
          <table:table-cell table:formula="of:=-0.000189*[$'raw data'.P171]" office:value-type="float" office:value="-268.05280131" calcext:value-type="float">
            <text:p>-268.05280131</text:p>
          </table:table-cell>
          <table:table-cell table:formula="of:=SUM([.B171:.L171])" office:value-type="float" office:value="103.94999980722" calcext:value-type="float">
            <text:p>103.94999980722</text:p>
          </table:table-cell>
        </table:table-row>
        <table:table-row table:style-name="ro1">
          <table:table-cell office:value-type="string" calcext:value-type="string">
            <text:p>304200</text:p>
          </table:table-cell>
          <table:table-cell table:formula="of:=0.000189*[$'raw data'.B172]" office:value-type="float" office:value="39.7167950403" calcext:value-type="float">
            <text:p>39.7167950403</text:p>
          </table:table-cell>
          <table:table-cell table:formula="of:=0.000189*[$'raw data'.C172]" office:value-type="float" office:value="28.2187725183" calcext:value-type="float">
            <text:p>28.2187725183</text:p>
          </table:table-cell>
          <table:table-cell table:formula="of:=0.000189*[$'raw data'.E172]" office:value-type="float" office:value="55.2103393842" calcext:value-type="float">
            <text:p>55.2103393842</text:p>
          </table:table-cell>
          <table:table-cell table:formula="of:=0.000189*([$'raw data'.G172])" office:value-type="float" office:value="35.7230069343" calcext:value-type="float">
            <text:p>35.7230069343</text:p>
          </table:table-cell>
          <table:table-cell table:formula="of:=0.000189*[$'raw data'.H172]" office:value-type="float" office:value="52.4790852642" calcext:value-type="float">
            <text:p>52.4790852642</text:p>
          </table:table-cell>
          <table:table-cell table:formula="of:=0.000189*[$'raw data'.I172]" office:value-type="float" office:value="21.5944453305" calcext:value-type="float">
            <text:p>21.5944453305</text:p>
          </table:table-cell>
          <table:table-cell table:formula="of:=0.000189*[$'raw data'.J172]" office:value-type="float" office:value="38.7475625565" calcext:value-type="float">
            <text:p>38.7475625565</text:p>
          </table:table-cell>
          <table:table-cell table:formula="of:=0.000189*[$'raw data'.K172]" office:value-type="float" office:value="26.714301579" calcext:value-type="float">
            <text:p>26.714301579</text:p>
          </table:table-cell>
          <table:table-cell table:formula="of:=0.000189*([$'raw data'.M172])" office:value-type="float" office:value="15.11649379485" calcext:value-type="float">
            <text:p>15.11649379485</text:p>
          </table:table-cell>
          <table:table-cell table:formula="of:=0.000189*([$'raw data'.D172])" office:value-type="float" office:value="58.8782602296" calcext:value-type="float">
            <text:p>58.8782602296</text:p>
          </table:table-cell>
          <table:table-cell table:formula="of:=-0.000189*[$'raw data'.P172]" office:value-type="float" office:value="-268.44906249" calcext:value-type="float">
            <text:p>-268.44906249</text:p>
          </table:table-cell>
          <table:table-cell table:formula="of:=SUM([.B172:.L172])" office:value-type="float" office:value="103.95000014175" calcext:value-type="float">
            <text:p>103.95000014175</text:p>
          </table:table-cell>
        </table:table-row>
        <table:table-row table:style-name="ro1">
          <table:table-cell office:value-type="string" calcext:value-type="string">
            <text:p>306000</text:p>
          </table:table-cell>
          <table:table-cell table:formula="of:=0.000189*[$'raw data'.B173]" office:value-type="float" office:value="42.9829955919" calcext:value-type="float">
            <text:p>42.9829955919</text:p>
          </table:table-cell>
          <table:table-cell table:formula="of:=0.000189*[$'raw data'.C173]" office:value-type="float" office:value="29.422982484" calcext:value-type="float">
            <text:p>29.422982484</text:p>
          </table:table-cell>
          <table:table-cell table:formula="of:=0.000189*[$'raw data'.E173]" office:value-type="float" office:value="56.4711861294" calcext:value-type="float">
            <text:p>56.4711861294</text:p>
          </table:table-cell>
          <table:table-cell table:formula="of:=0.000189*([$'raw data'.G173])" office:value-type="float" office:value="35.7512954148" calcext:value-type="float">
            <text:p>35.7512954148</text:p>
          </table:table-cell>
          <table:table-cell table:formula="of:=0.000189*[$'raw data'.H173]" office:value-type="float" office:value="52.5167535501" calcext:value-type="float">
            <text:p>52.5167535501</text:p>
          </table:table-cell>
          <table:table-cell table:formula="of:=0.000189*[$'raw data'.I173]" office:value-type="float" office:value="21.6213546213" calcext:value-type="float">
            <text:p>21.6213546213</text:p>
          </table:table-cell>
          <table:table-cell table:formula="of:=0.000189*[$'raw data'.J173]" office:value-type="float" office:value="37.8179431875" calcext:value-type="float">
            <text:p>37.8179431875</text:p>
          </table:table-cell>
          <table:table-cell table:formula="of:=0.000189*[$'raw data'.K173]" office:value-type="float" office:value="26.62882425" calcext:value-type="float">
            <text:p>26.62882425</text:p>
          </table:table-cell>
          <table:table-cell table:formula="of:=0.000189*([$'raw data'.M173])" office:value-type="float" office:value="15.13029212163" calcext:value-type="float">
            <text:p>15.13029212163</text:p>
          </table:table-cell>
          <table:table-cell table:formula="of:=0.000189*([$'raw data'.D173])" office:value-type="float" office:value="59.312020635" calcext:value-type="float">
            <text:p>59.312020635</text:p>
          </table:table-cell>
          <table:table-cell table:formula="of:=-0.000189*[$'raw data'.P173]" office:value-type="float" office:value="-273.70564767" calcext:value-type="float">
            <text:p>-273.70564767</text:p>
          </table:table-cell>
          <table:table-cell table:formula="of:=SUM([.B173:.L173])" office:value-type="float" office:value="103.95000031563" calcext:value-type="float">
            <text:p>103.95000031563</text:p>
          </table:table-cell>
        </table:table-row>
        <table:table-row table:style-name="ro1">
          <table:table-cell office:value-type="string" calcext:value-type="string">
            <text:p>307800</text:p>
          </table:table-cell>
          <table:table-cell table:formula="of:=0.000189*[$'raw data'.B174]" office:value-type="float" office:value="42.8452785306" calcext:value-type="float">
            <text:p>42.8452785306</text:p>
          </table:table-cell>
          <table:table-cell table:formula="of:=0.000189*[$'raw data'.C174]" office:value-type="float" office:value="29.2883258241" calcext:value-type="float">
            <text:p>29.2883258241</text:p>
          </table:table-cell>
          <table:table-cell table:formula="of:=0.000189*[$'raw data'.E174]" office:value-type="float" office:value="55.8012740985" calcext:value-type="float">
            <text:p>55.8012740985</text:p>
          </table:table-cell>
          <table:table-cell table:formula="of:=0.000189*([$'raw data'.G174])" office:value-type="float" office:value="35.1216428787" calcext:value-type="float">
            <text:p>35.1216428787</text:p>
          </table:table-cell>
          <table:table-cell table:formula="of:=0.000189*[$'raw data'.H174]" office:value-type="float" office:value="52.4074144797" calcext:value-type="float">
            <text:p>52.4074144797</text:p>
          </table:table-cell>
          <table:table-cell table:formula="of:=0.000189*[$'raw data'.I174]" office:value-type="float" office:value="21.5717957028" calcext:value-type="float">
            <text:p>21.5717957028</text:p>
          </table:table-cell>
          <table:table-cell table:formula="of:=0.000189*[$'raw data'.J174]" office:value-type="float" office:value="38.8227592116" calcext:value-type="float">
            <text:p>38.8227592116</text:p>
          </table:table-cell>
          <table:table-cell table:formula="of:=0.000189*[$'raw data'.K174]" office:value-type="float" office:value="26.621787024" calcext:value-type="float">
            <text:p>26.621787024</text:p>
          </table:table-cell>
          <table:table-cell table:formula="of:=0.000189*([$'raw data'.M174])" office:value-type="float" office:value="14.99462933535" calcext:value-type="float">
            <text:p>14.99462933535</text:p>
          </table:table-cell>
          <table:table-cell table:formula="of:=0.000189*([$'raw data'.D174])" office:value-type="float" office:value="59.5016349795" calcext:value-type="float">
            <text:p>59.5016349795</text:p>
          </table:table-cell>
          <table:table-cell table:formula="of:=-0.000189*[$'raw data'.P174]" office:value-type="float" office:value="-273.02654232" calcext:value-type="float">
            <text:p>-273.02654232</text:p>
          </table:table-cell>
          <table:table-cell table:formula="of:=SUM([.B174:.L174])" office:value-type="float" office:value="103.94999974485" calcext:value-type="float">
            <text:p>103.94999974485</text:p>
          </table:table-cell>
        </table:table-row>
        <table:table-row table:style-name="ro1">
          <table:table-cell office:value-type="string" calcext:value-type="string">
            <text:p>309600</text:p>
          </table:table-cell>
          <table:table-cell table:formula="of:=0.000189*[$'raw data'.B175]" office:value-type="float" office:value="42.2913860208" calcext:value-type="float">
            <text:p>42.2913860208</text:p>
          </table:table-cell>
          <table:table-cell table:formula="of:=0.000189*[$'raw data'.C175]" office:value-type="float" office:value="28.6715194479" calcext:value-type="float">
            <text:p>28.6715194479</text:p>
          </table:table-cell>
          <table:table-cell table:formula="of:=0.000189*[$'raw data'.E175]" office:value-type="float" office:value="62.2237150962" calcext:value-type="float">
            <text:p>62.2237150962</text:p>
          </table:table-cell>
          <table:table-cell table:formula="of:=0.000189*([$'raw data'.G175])" office:value-type="float" office:value="35.5242977397" calcext:value-type="float">
            <text:p>35.5242977397</text:p>
          </table:table-cell>
          <table:table-cell table:formula="of:=0.000189*[$'raw data'.H175]" office:value-type="float" office:value="52.364877894" calcext:value-type="float">
            <text:p>52.364877894</text:p>
          </table:table-cell>
          <table:table-cell table:formula="of:=0.000189*[$'raw data'.I175]" office:value-type="float" office:value="21.5719865739" calcext:value-type="float">
            <text:p>21.5719865739</text:p>
          </table:table-cell>
          <table:table-cell table:formula="of:=0.000189*[$'raw data'.J175]" office:value-type="float" office:value="39.1644266265" calcext:value-type="float">
            <text:p>39.1644266265</text:p>
          </table:table-cell>
          <table:table-cell table:formula="of:=0.000189*[$'raw data'.K175]" office:value-type="float" office:value="26.5595924727" calcext:value-type="float">
            <text:p>26.5595924727</text:p>
          </table:table-cell>
          <table:table-cell table:formula="of:=0.000189*([$'raw data'.M175])" office:value-type="float" office:value="16.15229434665" calcext:value-type="float">
            <text:p>16.15229434665</text:p>
          </table:table-cell>
          <table:table-cell table:formula="of:=0.000189*([$'raw data'.D175])" office:value-type="float" office:value="58.9010654988" calcext:value-type="float">
            <text:p>58.9010654988</text:p>
          </table:table-cell>
          <table:table-cell table:formula="of:=-0.000189*[$'raw data'.P175]" office:value-type="float" office:value="-279.47516184" calcext:value-type="float">
            <text:p>-279.47516184</text:p>
          </table:table-cell>
          <table:table-cell table:formula="of:=SUM([.B175:.L175])" office:value-type="float" office:value="103.94999987715" calcext:value-type="float">
            <text:p>103.94999987715</text:p>
          </table:table-cell>
        </table:table-row>
        <table:table-row table:style-name="ro1">
          <table:table-cell office:value-type="string" calcext:value-type="string">
            <text:p>311400</text:p>
          </table:table-cell>
          <table:table-cell table:formula="of:=0.000189*[$'raw data'.B176]" office:value-type="float" office:value="42.5794815747" calcext:value-type="float">
            <text:p>42.5794815747</text:p>
          </table:table-cell>
          <table:table-cell table:formula="of:=0.000189*[$'raw data'.C176]" office:value-type="float" office:value="28.7074657548" calcext:value-type="float">
            <text:p>28.7074657548</text:p>
          </table:table-cell>
          <table:table-cell table:formula="of:=0.000189*[$'raw data'.E176]" office:value-type="float" office:value="62.614364904" calcext:value-type="float">
            <text:p>62.614364904</text:p>
          </table:table-cell>
          <table:table-cell table:formula="of:=0.000189*([$'raw data'.G176])" office:value-type="float" office:value="35.2189884249" calcext:value-type="float">
            <text:p>35.2189884249</text:p>
          </table:table-cell>
          <table:table-cell table:formula="of:=0.000189*[$'raw data'.H176]" office:value-type="float" office:value="52.3594682415" calcext:value-type="float">
            <text:p>52.3594682415</text:p>
          </table:table-cell>
          <table:table-cell table:formula="of:=0.000189*[$'raw data'.I176]" office:value-type="float" office:value="21.5605298097" calcext:value-type="float">
            <text:p>21.5605298097</text:p>
          </table:table-cell>
          <table:table-cell table:formula="of:=0.000189*[$'raw data'.J176]" office:value-type="float" office:value="38.9302863012" calcext:value-type="float">
            <text:p>38.9302863012</text:p>
          </table:table-cell>
          <table:table-cell table:formula="of:=0.000189*[$'raw data'.K176]" office:value-type="float" office:value="26.5169004345" calcext:value-type="float">
            <text:p>26.5169004345</text:p>
          </table:table-cell>
          <table:table-cell table:formula="of:=0.000189*([$'raw data'.M176])" office:value-type="float" office:value="16.3295034588" calcext:value-type="float">
            <text:p>16.3295034588</text:p>
          </table:table-cell>
          <table:table-cell table:formula="of:=0.000189*([$'raw data'.D176])" office:value-type="float" office:value="59.509341549" calcext:value-type="float">
            <text:p>59.509341549</text:p>
          </table:table-cell>
          <table:table-cell table:formula="of:=-0.000189*[$'raw data'.P176]" office:value-type="float" office:value="-280.37633085" calcext:value-type="float">
            <text:p>-280.37633085</text:p>
          </table:table-cell>
          <table:table-cell table:formula="of:=SUM([.B176:.L176])" office:value-type="float" office:value="103.9499996031" calcext:value-type="float">
            <text:p>103.9499996031</text:p>
          </table:table-cell>
        </table:table-row>
        <table:table-row table:style-name="ro1">
          <table:table-cell office:value-type="string" calcext:value-type="string">
            <text:p>313200</text:p>
          </table:table-cell>
          <table:table-cell table:formula="of:=0.000189*[$'raw data'.B177]" office:value-type="float" office:value="42.039882549" calcext:value-type="float">
            <text:p>42.039882549</text:p>
          </table:table-cell>
          <table:table-cell table:formula="of:=0.000189*[$'raw data'.C177]" office:value-type="float" office:value="28.3360832307" calcext:value-type="float">
            <text:p>28.3360832307</text:p>
          </table:table-cell>
          <table:table-cell table:formula="of:=0.000189*[$'raw data'.E177]" office:value-type="float" office:value="61.7621627511" calcext:value-type="float">
            <text:p>61.7621627511</text:p>
          </table:table-cell>
          <table:table-cell table:formula="of:=0.000189*([$'raw data'.G177])" office:value-type="float" office:value="35.2102213008" calcext:value-type="float">
            <text:p>35.2102213008</text:p>
          </table:table-cell>
          <table:table-cell table:formula="of:=0.000189*[$'raw data'.H177]" office:value-type="float" office:value="51.8828984478" calcext:value-type="float">
            <text:p>51.8828984478</text:p>
          </table:table-cell>
          <table:table-cell table:formula="of:=0.000189*[$'raw data'.I177]" office:value-type="float" office:value="21.5190595242" calcext:value-type="float">
            <text:p>21.5190595242</text:p>
          </table:table-cell>
          <table:table-cell table:formula="of:=0.000189*[$'raw data'.J177]" office:value-type="float" office:value="38.5986759354" calcext:value-type="float">
            <text:p>38.5986759354</text:p>
          </table:table-cell>
          <table:table-cell table:formula="of:=0.000189*[$'raw data'.K177]" office:value-type="float" office:value="26.4089888055" calcext:value-type="float">
            <text:p>26.4089888055</text:p>
          </table:table-cell>
          <table:table-cell table:formula="of:=0.000189*([$'raw data'.M177])" office:value-type="float" office:value="16.39247182146" calcext:value-type="float">
            <text:p>16.39247182146</text:p>
          </table:table-cell>
          <table:table-cell table:formula="of:=0.000189*([$'raw data'.D177])" office:value-type="float" office:value="58.6001646468" calcext:value-type="float">
            <text:p>58.6001646468</text:p>
          </table:table-cell>
          <table:table-cell table:formula="of:=-0.000189*[$'raw data'.P177]" office:value-type="float" office:value="-276.80060961" calcext:value-type="float">
            <text:p>-276.80060961</text:p>
          </table:table-cell>
          <table:table-cell table:formula="of:=SUM([.B177:.L177])" office:value-type="float" office:value="103.94999940276" calcext:value-type="float">
            <text:p>103.94999940276</text:p>
          </table:table-cell>
        </table:table-row>
        <table:table-row table:style-name="ro1">
          <table:table-cell office:value-type="string" calcext:value-type="string">
            <text:p>315000</text:p>
          </table:table-cell>
          <table:table-cell table:formula="of:=0.000189*[$'raw data'.B178]" office:value-type="float" office:value="43.1822541528" calcext:value-type="float">
            <text:p>43.1822541528</text:p>
          </table:table-cell>
          <table:table-cell table:formula="of:=0.000189*[$'raw data'.C178]" office:value-type="float" office:value="29.5510089105" calcext:value-type="float">
            <text:p>29.5510089105</text:p>
          </table:table-cell>
          <table:table-cell table:formula="of:=0.000189*[$'raw data'.E178]" office:value-type="float" office:value="63.2449505142" calcext:value-type="float">
            <text:p>63.2449505142</text:p>
          </table:table-cell>
          <table:table-cell table:formula="of:=0.000189*([$'raw data'.G178])" office:value-type="float" office:value="35.1836128602" calcext:value-type="float">
            <text:p>35.1836128602</text:p>
          </table:table-cell>
          <table:table-cell table:formula="of:=0.000189*[$'raw data'.H178]" office:value-type="float" office:value="52.39131975" calcext:value-type="float">
            <text:p>52.39131975</text:p>
          </table:table-cell>
          <table:table-cell table:formula="of:=0.000189*[$'raw data'.I178]" office:value-type="float" office:value="21.5892157383" calcext:value-type="float">
            <text:p>21.5892157383</text:p>
          </table:table-cell>
          <table:table-cell table:formula="of:=0.000189*[$'raw data'.J178]" office:value-type="float" office:value="37.3454217738" calcext:value-type="float">
            <text:p>37.3454217738</text:p>
          </table:table-cell>
          <table:table-cell table:formula="of:=0.000189*[$'raw data'.K178]" office:value-type="float" office:value="26.3191764402" calcext:value-type="float">
            <text:p>26.3191764402</text:p>
          </table:table-cell>
          <table:table-cell table:formula="of:=0.000189*([$'raw data'.M178])" office:value-type="float" office:value="15.48055809342" calcext:value-type="float">
            <text:p>15.48055809342</text:p>
          </table:table-cell>
          <table:table-cell table:formula="of:=0.000189*([$'raw data'.D178])" office:value-type="float" office:value="59.5600327476" calcext:value-type="float">
            <text:p>59.5600327476</text:p>
          </table:table-cell>
          <table:table-cell table:formula="of:=-0.000189*[$'raw data'.P178]" office:value-type="float" office:value="-279.89755038" calcext:value-type="float">
            <text:p>-279.89755038</text:p>
          </table:table-cell>
          <table:table-cell table:formula="of:=SUM([.B178:.L178])" office:value-type="float" office:value="103.95000060102" calcext:value-type="float">
            <text:p>103.95000060102</text:p>
          </table:table-cell>
        </table:table-row>
        <table:table-row table:style-name="ro1">
          <table:table-cell office:value-type="string" calcext:value-type="string">
            <text:p>316800</text:p>
          </table:table-cell>
          <table:table-cell table:formula="of:=0.000189*[$'raw data'.B179]" office:value-type="float" office:value="42.5131560504" calcext:value-type="float">
            <text:p>42.5131560504</text:p>
          </table:table-cell>
          <table:table-cell table:formula="of:=0.000189*[$'raw data'.C179]" office:value-type="float" office:value="28.6914757878" calcext:value-type="float">
            <text:p>28.6914757878</text:p>
          </table:table-cell>
          <table:table-cell table:formula="of:=0.000189*[$'raw data'.E179]" office:value-type="float" office:value="62.3731779216" calcext:value-type="float">
            <text:p>62.3731779216</text:p>
          </table:table-cell>
          <table:table-cell table:formula="of:=0.000189*([$'raw data'.G179])" office:value-type="float" office:value="35.5666171266" calcext:value-type="float">
            <text:p>35.5666171266</text:p>
          </table:table-cell>
          <table:table-cell table:formula="of:=0.000189*[$'raw data'.H179]" office:value-type="float" office:value="52.4565513801" calcext:value-type="float">
            <text:p>52.4565513801</text:p>
          </table:table-cell>
          <table:table-cell table:formula="of:=0.000189*[$'raw data'.I179]" office:value-type="float" office:value="21.5567273187" calcext:value-type="float">
            <text:p>21.5567273187</text:p>
          </table:table-cell>
          <table:table-cell table:formula="of:=0.000189*[$'raw data'.J179]" office:value-type="float" office:value="37.4514758919" calcext:value-type="float">
            <text:p>37.4514758919</text:p>
          </table:table-cell>
          <table:table-cell table:formula="of:=0.000189*[$'raw data'.K179]" office:value-type="float" office:value="26.3994120999" calcext:value-type="float">
            <text:p>26.3994120999</text:p>
          </table:table-cell>
          <table:table-cell table:formula="of:=0.000189*([$'raw data'.M179])" office:value-type="float" office:value="16.61184510426" calcext:value-type="float">
            <text:p>16.61184510426</text:p>
          </table:table-cell>
          <table:table-cell table:formula="of:=0.000189*([$'raw data'.D179])" office:value-type="float" office:value="59.2654600125" calcext:value-type="float">
            <text:p>59.2654600125</text:p>
          </table:table-cell>
          <table:table-cell table:formula="of:=-0.000189*[$'raw data'.P179]" office:value-type="float" office:value="-278.93589948" calcext:value-type="float">
            <text:p>-278.93589948</text:p>
          </table:table-cell>
          <table:table-cell table:formula="of:=SUM([.B179:.L179])" office:value-type="float" office:value="103.94999921376" calcext:value-type="float">
            <text:p>103.94999921376</text:p>
          </table:table-cell>
        </table:table-row>
        <table:table-row table:style-name="ro1">
          <table:table-cell office:value-type="string" calcext:value-type="string">
            <text:p>318600</text:p>
          </table:table-cell>
          <table:table-cell table:formula="of:=0.000189*[$'raw data'.B180]" office:value-type="float" office:value="42.9688049238" calcext:value-type="float">
            <text:p>42.9688049238</text:p>
          </table:table-cell>
          <table:table-cell table:formula="of:=0.000189*[$'raw data'.C180]" office:value-type="float" office:value="29.3916282912" calcext:value-type="float">
            <text:p>29.3916282912</text:p>
          </table:table-cell>
          <table:table-cell table:formula="of:=0.000189*[$'raw data'.E180]" office:value-type="float" office:value="64.0053376956" calcext:value-type="float">
            <text:p>64.0053376956</text:p>
          </table:table-cell>
          <table:table-cell table:formula="of:=0.000189*([$'raw data'.G180])" office:value-type="float" office:value="35.7593812317" calcext:value-type="float">
            <text:p>35.7593812317</text:p>
          </table:table-cell>
          <table:table-cell table:formula="of:=0.000189*[$'raw data'.H180]" office:value-type="float" office:value="52.3785041703" calcext:value-type="float">
            <text:p>52.3785041703</text:p>
          </table:table-cell>
          <table:table-cell table:formula="of:=0.000189*[$'raw data'.I180]" office:value-type="float" office:value="21.5325794691" calcext:value-type="float">
            <text:p>21.5325794691</text:p>
          </table:table-cell>
          <table:table-cell table:formula="of:=0.000189*[$'raw data'.J180]" office:value-type="float" office:value="36.1883707101" calcext:value-type="float">
            <text:p>36.1883707101</text:p>
          </table:table-cell>
          <table:table-cell table:formula="of:=0.000189*[$'raw data'.K180]" office:value-type="float" office:value="26.2652636988" calcext:value-type="float">
            <text:p>26.2652636988</text:p>
          </table:table-cell>
          <table:table-cell table:formula="of:=0.000189*([$'raw data'.M180])" office:value-type="float" office:value="16.64819858709" calcext:value-type="float">
            <text:p>16.64819858709</text:p>
          </table:table-cell>
          <table:table-cell table:formula="of:=0.000189*([$'raw data'.D180])" office:value-type="float" office:value="59.41998972" calcext:value-type="float">
            <text:p>59.41998972</text:p>
          </table:table-cell>
          <table:table-cell table:formula="of:=-0.000189*[$'raw data'.P180]" office:value-type="float" office:value="-280.60805808" calcext:value-type="float">
            <text:p>-280.60805808</text:p>
          </table:table-cell>
          <table:table-cell table:formula="of:=SUM([.B180:.L180])" office:value-type="float" office:value="103.95000041769" calcext:value-type="float">
            <text:p>103.95000041769</text:p>
          </table:table-cell>
        </table:table-row>
        <table:table-row table:style-name="ro1">
          <table:table-cell office:value-type="string" calcext:value-type="string">
            <text:p>320400</text:p>
          </table:table-cell>
          <table:table-cell table:formula="of:=0.000189*[$'raw data'.B181]" office:value-type="float" office:value="42.9760131003" calcext:value-type="float">
            <text:p>42.9760131003</text:p>
          </table:table-cell>
          <table:table-cell table:formula="of:=0.000189*[$'raw data'.C181]" office:value-type="float" office:value="29.2877358984" calcext:value-type="float">
            <text:p>29.2877358984</text:p>
          </table:table-cell>
          <table:table-cell table:formula="of:=0.000189*[$'raw data'.E181]" office:value-type="float" office:value="63.953184771" calcext:value-type="float">
            <text:p>63.953184771</text:p>
          </table:table-cell>
          <table:table-cell table:formula="of:=0.000189*([$'raw data'.G181])" office:value-type="float" office:value="35.8069492998" calcext:value-type="float">
            <text:p>35.8069492998</text:p>
          </table:table-cell>
          <table:table-cell table:formula="of:=0.000189*[$'raw data'.H181]" office:value-type="float" office:value="52.4317212027" calcext:value-type="float">
            <text:p>52.4317212027</text:p>
          </table:table-cell>
          <table:table-cell table:formula="of:=0.000189*[$'raw data'.I181]" office:value-type="float" office:value="21.6362688948" calcext:value-type="float">
            <text:p>21.6362688948</text:p>
          </table:table-cell>
          <table:table-cell table:formula="of:=0.000189*[$'raw data'.J181]" office:value-type="float" office:value="38.5179970896" calcext:value-type="float">
            <text:p>38.5179970896</text:p>
          </table:table-cell>
          <table:table-cell table:formula="of:=0.000189*[$'raw data'.K181]" office:value-type="float" office:value="26.1952914195" calcext:value-type="float">
            <text:p>26.1952914195</text:p>
          </table:table-cell>
          <table:table-cell table:formula="of:=0.000189*([$'raw data'.M181])" office:value-type="float" office:value="16.74270991008" calcext:value-type="float">
            <text:p>16.74270991008</text:p>
          </table:table-cell>
          <table:table-cell table:formula="of:=0.000189*([$'raw data'.D181])" office:value-type="float" office:value="59.5669019148" calcext:value-type="float">
            <text:p>59.5669019148</text:p>
          </table:table-cell>
          <table:table-cell table:formula="of:=-0.000189*[$'raw data'.P181]" office:value-type="float" office:value="-283.16477259" calcext:value-type="float">
            <text:p>-283.16477259</text:p>
          </table:table-cell>
          <table:table-cell table:formula="of:=SUM([.B181:.L181])" office:value-type="float" office:value="103.95000091098" calcext:value-type="float">
            <text:p>103.95000091098</text:p>
          </table:table-cell>
        </table:table-row>
        <table:table-row table:style-name="ro1">
          <table:table-cell office:value-type="string" calcext:value-type="string">
            <text:p>322200</text:p>
          </table:table-cell>
          <table:table-cell table:formula="of:=0.000189*[$'raw data'.B182]" office:value-type="float" office:value="43.1744595282" calcext:value-type="float">
            <text:p>43.1744595282</text:p>
          </table:table-cell>
          <table:table-cell table:formula="of:=0.000189*[$'raw data'.C182]" office:value-type="float" office:value="29.7832127229" calcext:value-type="float">
            <text:p>29.7832127229</text:p>
          </table:table-cell>
          <table:table-cell table:formula="of:=0.000189*[$'raw data'.E182]" office:value-type="float" office:value="64.3495124223" calcext:value-type="float">
            <text:p>64.3495124223</text:p>
          </table:table-cell>
          <table:table-cell table:formula="of:=0.000189*([$'raw data'.G182])" office:value-type="float" office:value="35.8332418836" calcext:value-type="float">
            <text:p>35.8332418836</text:p>
          </table:table-cell>
          <table:table-cell table:formula="of:=0.000189*[$'raw data'.H182]" office:value-type="float" office:value="51.9356453805" calcext:value-type="float">
            <text:p>51.9356453805</text:p>
          </table:table-cell>
          <table:table-cell table:formula="of:=0.000189*[$'raw data'.I182]" office:value-type="float" office:value="21.7547254764" calcext:value-type="float">
            <text:p>21.7547254764</text:p>
          </table:table-cell>
          <table:table-cell table:formula="of:=0.000189*[$'raw data'.J182]" office:value-type="float" office:value="39.6525276504" calcext:value-type="float">
            <text:p>39.6525276504</text:p>
          </table:table-cell>
          <table:table-cell table:formula="of:=0.000189*[$'raw data'.K182]" office:value-type="float" office:value="26.2837058085" calcext:value-type="float">
            <text:p>26.2837058085</text:p>
          </table:table-cell>
          <table:table-cell table:formula="of:=0.000189*([$'raw data'.M182])" office:value-type="float" office:value="16.82416567062" calcext:value-type="float">
            <text:p>16.82416567062</text:p>
          </table:table-cell>
          <table:table-cell table:formula="of:=0.000189*([$'raw data'.D182])" office:value-type="float" office:value="59.6684024937" calcext:value-type="float">
            <text:p>59.6684024937</text:p>
          </table:table-cell>
          <table:table-cell table:formula="of:=-0.000189*[$'raw data'.P182]" office:value-type="float" office:value="-285.3095994" calcext:value-type="float">
            <text:p>-285.3095994</text:p>
          </table:table-cell>
          <table:table-cell table:formula="of:=SUM([.B182:.L182])" office:value-type="float" office:value="103.94999963712" calcext:value-type="float">
            <text:p>103.94999963712</text:p>
          </table:table-cell>
        </table:table-row>
        <table:table-row table:style-name="ro1">
          <table:table-cell office:value-type="string" calcext:value-type="string">
            <text:p>324000</text:p>
          </table:table-cell>
          <table:table-cell table:formula="of:=0.000189*[$'raw data'.B183]" office:value-type="float" office:value="43.6974466635" calcext:value-type="float">
            <text:p>43.6974466635</text:p>
          </table:table-cell>
          <table:table-cell table:formula="of:=0.000189*[$'raw data'.C183]" office:value-type="float" office:value="30.0147649011" calcext:value-type="float">
            <text:p>30.0147649011</text:p>
          </table:table-cell>
          <table:table-cell table:formula="of:=0.000189*[$'raw data'.E183]" office:value-type="float" office:value="68.1989683536" calcext:value-type="float">
            <text:p>68.1989683536</text:p>
          </table:table-cell>
          <table:table-cell table:formula="of:=0.000189*([$'raw data'.G183])" office:value-type="float" office:value="35.8132126842" calcext:value-type="float">
            <text:p>35.8132126842</text:p>
          </table:table-cell>
          <table:table-cell table:formula="of:=0.000189*[$'raw data'.H183]" office:value-type="float" office:value="52.1212539834" calcext:value-type="float">
            <text:p>52.1212539834</text:p>
          </table:table-cell>
          <table:table-cell table:formula="of:=0.000189*[$'raw data'.I183]" office:value-type="float" office:value="21.2576340816" calcext:value-type="float">
            <text:p>21.2576340816</text:p>
          </table:table-cell>
          <table:table-cell table:formula="of:=0.000189*[$'raw data'.J183]" office:value-type="float" office:value="39.6491191866" calcext:value-type="float">
            <text:p>39.6491191866</text:p>
          </table:table-cell>
          <table:table-cell table:formula="of:=0.000189*[$'raw data'.K183]" office:value-type="float" office:value="26.3920741182" calcext:value-type="float">
            <text:p>26.3920741182</text:p>
          </table:table-cell>
          <table:table-cell table:formula="of:=0.000189*([$'raw data'.M183])" office:value-type="float" office:value="16.82195289831" calcext:value-type="float">
            <text:p>16.82195289831</text:p>
          </table:table-cell>
          <table:table-cell table:formula="of:=0.000189*([$'raw data'.D183])" office:value-type="float" office:value="60.9404177781" calcext:value-type="float">
            <text:p>60.9404177781</text:p>
          </table:table-cell>
          <table:table-cell table:formula="of:=-0.000189*[$'raw data'.P183]" office:value-type="float" office:value="-290.9568438" calcext:value-type="float">
            <text:p>-290.9568438</text:p>
          </table:table-cell>
          <table:table-cell table:formula="of:=SUM([.B183:.L183])" office:value-type="float" office:value="103.95000084861" calcext:value-type="float">
            <text:p>103.95000084861</text:p>
          </table:table-cell>
        </table:table-row>
        <table:table-row table:style-name="ro1">
          <table:table-cell office:value-type="string" calcext:value-type="string">
            <text:p>325800</text:p>
          </table:table-cell>
          <table:table-cell table:formula="of:=0.000189*[$'raw data'.B184]" office:value-type="float" office:value="43.1389463904" calcext:value-type="float">
            <text:p>43.1389463904</text:p>
          </table:table-cell>
          <table:table-cell table:formula="of:=0.000189*[$'raw data'.C184]" office:value-type="float" office:value="29.319076332" calcext:value-type="float">
            <text:p>29.319076332</text:p>
          </table:table-cell>
          <table:table-cell table:formula="of:=0.000189*[$'raw data'.E184]" office:value-type="float" office:value="67.0969143243" calcext:value-type="float">
            <text:p>67.0969143243</text:p>
          </table:table-cell>
          <table:table-cell table:formula="of:=0.000189*([$'raw data'.G184])" office:value-type="float" office:value="35.9312201829" calcext:value-type="float">
            <text:p>35.9312201829</text:p>
          </table:table-cell>
          <table:table-cell table:formula="of:=0.000189*[$'raw data'.H184]" office:value-type="float" office:value="52.1837122275" calcext:value-type="float">
            <text:p>52.1837122275</text:p>
          </table:table-cell>
          <table:table-cell table:formula="of:=0.000189*[$'raw data'.I184]" office:value-type="float" office:value="21.4432192674" calcext:value-type="float">
            <text:p>21.4432192674</text:p>
          </table:table-cell>
          <table:table-cell table:formula="of:=0.000189*[$'raw data'.J184]" office:value-type="float" office:value="39.1247731602" calcext:value-type="float">
            <text:p>39.1247731602</text:p>
          </table:table-cell>
          <table:table-cell table:formula="of:=0.000189*[$'raw data'.K184]" office:value-type="float" office:value="26.6102759412" calcext:value-type="float">
            <text:p>26.6102759412</text:p>
          </table:table-cell>
          <table:table-cell table:formula="of:=0.000189*([$'raw data'.M184])" office:value-type="float" office:value="16.87064297814" calcext:value-type="float">
            <text:p>16.87064297814</text:p>
          </table:table-cell>
          <table:table-cell table:formula="of:=0.000189*([$'raw data'.D184])" office:value-type="float" office:value="60.5125295082" calcext:value-type="float">
            <text:p>60.5125295082</text:p>
          </table:table-cell>
          <table:table-cell table:formula="of:=-0.000189*[$'raw data'.P184]" office:value-type="float" office:value="-288.28131066" calcext:value-type="float">
            <text:p>-288.28131066</text:p>
          </table:table-cell>
          <table:table-cell table:formula="of:=SUM([.B184:.L184])" office:value-type="float" office:value="103.94999965224" calcext:value-type="float">
            <text:p>103.94999965224</text:p>
          </table:table-cell>
        </table:table-row>
        <table:table-row table:style-name="ro1">
          <table:table-cell office:value-type="string" calcext:value-type="string">
            <text:p>327600</text:p>
          </table:table-cell>
          <table:table-cell table:formula="of:=0.000189*[$'raw data'.B185]" office:value-type="float" office:value="42.7144602717" calcext:value-type="float">
            <text:p>42.7144602717</text:p>
          </table:table-cell>
          <table:table-cell table:formula="of:=0.000189*[$'raw data'.C185]" office:value-type="float" office:value="28.6734632751" calcext:value-type="float">
            <text:p>28.6734632751</text:p>
          </table:table-cell>
          <table:table-cell table:formula="of:=0.000189*[$'raw data'.E185]" office:value-type="float" office:value="65.751032151" calcext:value-type="float">
            <text:p>65.751032151</text:p>
          </table:table-cell>
          <table:table-cell table:formula="of:=0.000189*([$'raw data'.G185])" office:value-type="float" office:value="35.9049313413" calcext:value-type="float">
            <text:p>35.9049313413</text:p>
          </table:table-cell>
          <table:table-cell table:formula="of:=0.000189*[$'raw data'.H185]" office:value-type="float" office:value="52.177914747" calcext:value-type="float">
            <text:p>52.177914747</text:p>
          </table:table-cell>
          <table:table-cell table:formula="of:=0.000189*[$'raw data'.I185]" office:value-type="float" office:value="21.4372256049" calcext:value-type="float">
            <text:p>21.4372256049</text:p>
          </table:table-cell>
          <table:table-cell table:formula="of:=0.000189*[$'raw data'.J185]" office:value-type="float" office:value="39.8309293998" calcext:value-type="float">
            <text:p>39.8309293998</text:p>
          </table:table-cell>
          <table:table-cell table:formula="of:=0.000189*[$'raw data'.K185]" office:value-type="float" office:value="26.5621073823" calcext:value-type="float">
            <text:p>26.5621073823</text:p>
          </table:table-cell>
          <table:table-cell table:formula="of:=0.000189*([$'raw data'.M185])" office:value-type="float" office:value="16.8890461047" calcext:value-type="float">
            <text:p>16.8890461047</text:p>
          </table:table-cell>
          <table:table-cell table:formula="of:=0.000189*([$'raw data'.D185])" office:value-type="float" office:value="61.1005219083" calcext:value-type="float">
            <text:p>61.1005219083</text:p>
          </table:table-cell>
          <table:table-cell table:formula="of:=-0.000189*[$'raw data'.P185]" office:value-type="float" office:value="-287.09163126" calcext:value-type="float">
            <text:p>-287.09163126</text:p>
          </table:table-cell>
          <table:table-cell table:formula="of:=SUM([.B185:.L185])" office:value-type="float" office:value="103.9500009261" calcext:value-type="float">
            <text:p>103.9500009261</text:p>
          </table:table-cell>
        </table:table-row>
        <table:table-row table:style-name="ro1">
          <table:table-cell office:value-type="string" calcext:value-type="string">
            <text:p>329400</text:p>
          </table:table-cell>
          <table:table-cell table:formula="of:=0.000189*[$'raw data'.B186]" office:value-type="float" office:value="42.4536547302" calcext:value-type="float">
            <text:p>42.4536547302</text:p>
          </table:table-cell>
          <table:table-cell table:formula="of:=0.000189*[$'raw data'.C186]" office:value-type="float" office:value="28.3587055668" calcext:value-type="float">
            <text:p>28.3587055668</text:p>
          </table:table-cell>
          <table:table-cell table:formula="of:=0.000189*[$'raw data'.E186]" office:value-type="float" office:value="65.1152056275" calcext:value-type="float">
            <text:p>65.1152056275</text:p>
          </table:table-cell>
          <table:table-cell table:formula="of:=0.000189*([$'raw data'.G186])" office:value-type="float" office:value="35.8709039136" calcext:value-type="float">
            <text:p>35.8709039136</text:p>
          </table:table-cell>
          <table:table-cell table:formula="of:=0.000189*[$'raw data'.H186]" office:value-type="float" office:value="52.1908244298" calcext:value-type="float">
            <text:p>52.1908244298</text:p>
          </table:table-cell>
          <table:table-cell table:formula="of:=0.000189*[$'raw data'.I186]" office:value-type="float" office:value="21.4776489438" calcext:value-type="float">
            <text:p>21.4776489438</text:p>
          </table:table-cell>
          <table:table-cell table:formula="of:=0.000189*[$'raw data'.J186]" office:value-type="float" office:value="39.5055312939" calcext:value-type="float">
            <text:p>39.5055312939</text:p>
          </table:table-cell>
          <table:table-cell table:formula="of:=0.000189*[$'raw data'.K186]" office:value-type="float" office:value="26.6359447116" calcext:value-type="float">
            <text:p>26.6359447116</text:p>
          </table:table-cell>
          <table:table-cell table:formula="of:=0.000189*([$'raw data'.M186])" office:value-type="float" office:value="16.98798179484" calcext:value-type="float">
            <text:p>16.98798179484</text:p>
          </table:table-cell>
          <table:table-cell table:formula="of:=0.000189*([$'raw data'.D186])" office:value-type="float" office:value="61.1756659458" calcext:value-type="float">
            <text:p>61.1756659458</text:p>
          </table:table-cell>
          <table:table-cell table:formula="of:=-0.000189*[$'raw data'.P186]" office:value-type="float" office:value="-285.82206723" calcext:value-type="float">
            <text:p>-285.82206723</text:p>
          </table:table-cell>
          <table:table-cell table:formula="of:=SUM([.B186:.L186])" office:value-type="float" office:value="103.94999972784" calcext:value-type="float">
            <text:p>103.94999972784</text:p>
          </table:table-cell>
        </table:table-row>
        <table:table-row table:style-name="ro1">
          <table:table-cell office:value-type="string" calcext:value-type="string">
            <text:p>331200</text:p>
          </table:table-cell>
          <table:table-cell table:formula="of:=0.000189*[$'raw data'.B187]" office:value-type="float" office:value="43.5001274127" calcext:value-type="float">
            <text:p>43.5001274127</text:p>
          </table:table-cell>
          <table:table-cell table:formula="of:=0.000189*[$'raw data'.C187]" office:value-type="float" office:value="29.3597931501" calcext:value-type="float">
            <text:p>29.3597931501</text:p>
          </table:table-cell>
          <table:table-cell table:formula="of:=0.000189*[$'raw data'.E187]" office:value-type="float" office:value="67.2173972505" calcext:value-type="float">
            <text:p>67.2173972505</text:p>
          </table:table-cell>
          <table:table-cell table:formula="of:=0.000189*([$'raw data'.G187])" office:value-type="float" office:value="35.9160800544" calcext:value-type="float">
            <text:p>35.9160800544</text:p>
          </table:table-cell>
          <table:table-cell table:formula="of:=0.000189*[$'raw data'.H187]" office:value-type="float" office:value="52.2341686503" calcext:value-type="float">
            <text:p>52.2341686503</text:p>
          </table:table-cell>
          <table:table-cell table:formula="of:=0.000189*[$'raw data'.I187]" office:value-type="float" office:value="21.4983976473" calcext:value-type="float">
            <text:p>21.4983976473</text:p>
          </table:table-cell>
          <table:table-cell table:formula="of:=0.000189*[$'raw data'.J187]" office:value-type="float" office:value="36.417981348" calcext:value-type="float">
            <text:p>36.417981348</text:p>
          </table:table-cell>
          <table:table-cell table:formula="of:=0.000189*[$'raw data'.K187]" office:value-type="float" office:value="26.4755381625" calcext:value-type="float">
            <text:p>26.4755381625</text:p>
          </table:table-cell>
          <table:table-cell table:formula="of:=0.000189*([$'raw data'.M187])" office:value-type="float" office:value="16.79292135486" calcext:value-type="float">
            <text:p>16.79292135486</text:p>
          </table:table-cell>
          <table:table-cell table:formula="of:=0.000189*([$'raw data'.D187])" office:value-type="float" office:value="61.2337007205" calcext:value-type="float">
            <text:p>61.2337007205</text:p>
          </table:table-cell>
          <table:table-cell table:formula="of:=-0.000189*[$'raw data'.P187]" office:value-type="float" office:value="-286.69610529" calcext:value-type="float">
            <text:p>-286.69610529</text:p>
          </table:table-cell>
          <table:table-cell table:formula="of:=SUM([.B187:.L187])" office:value-type="float" office:value="103.95000046116" calcext:value-type="float">
            <text:p>103.95000046116</text:p>
          </table:table-cell>
        </table:table-row>
        <table:table-row table:style-name="ro1">
          <table:table-cell office:value-type="string" calcext:value-type="string">
            <text:p>333000</text:p>
          </table:table-cell>
          <table:table-cell table:formula="of:=0.000189*[$'raw data'.B188]" office:value-type="float" office:value="42.363576045" calcext:value-type="float">
            <text:p>42.363576045</text:p>
          </table:table-cell>
          <table:table-cell table:formula="of:=0.000189*[$'raw data'.C188]" office:value-type="float" office:value="28.1544004224" calcext:value-type="float">
            <text:p>28.1544004224</text:p>
          </table:table-cell>
          <table:table-cell table:formula="of:=0.000189*[$'raw data'.E188]" office:value-type="float" office:value="64.5808775472" calcext:value-type="float">
            <text:p>64.5808775472</text:p>
          </table:table-cell>
          <table:table-cell table:formula="of:=0.000189*([$'raw data'.G188])" office:value-type="float" office:value="35.8683267474" calcext:value-type="float">
            <text:p>35.8683267474</text:p>
          </table:table-cell>
          <table:table-cell table:formula="of:=0.000189*[$'raw data'.H188]" office:value-type="float" office:value="51.9527863008" calcext:value-type="float">
            <text:p>51.9527863008</text:p>
          </table:table-cell>
          <table:table-cell table:formula="of:=0.000189*[$'raw data'.I188]" office:value-type="float" office:value="21.5317432386" calcext:value-type="float">
            <text:p>21.5317432386</text:p>
          </table:table-cell>
          <table:table-cell table:formula="of:=0.000189*[$'raw data'.J188]" office:value-type="float" office:value="39.4098154947" calcext:value-type="float">
            <text:p>39.4098154947</text:p>
          </table:table-cell>
          <table:table-cell table:formula="of:=0.000189*[$'raw data'.K188]" office:value-type="float" office:value="26.6571369225" calcext:value-type="float">
            <text:p>26.6571369225</text:p>
          </table:table-cell>
          <table:table-cell table:formula="of:=0.000189*([$'raw data'.M188])" office:value-type="float" office:value="16.91546863167" calcext:value-type="float">
            <text:p>16.91546863167</text:p>
          </table:table-cell>
          <table:table-cell table:formula="of:=0.000189*([$'raw data'.D188])" office:value-type="float" office:value="61.3438268625" calcext:value-type="float">
            <text:p>61.3438268625</text:p>
          </table:table-cell>
          <table:table-cell table:formula="of:=-0.000189*[$'raw data'.P188]" office:value-type="float" office:value="-284.82795747" calcext:value-type="float">
            <text:p>-284.82795747</text:p>
          </table:table-cell>
          <table:table-cell table:formula="of:=SUM([.B188:.L188])" office:value-type="float" office:value="103.95000074277" calcext:value-type="float">
            <text:p>103.95000074277</text:p>
          </table:table-cell>
        </table:table-row>
        <table:table-row table:style-name="ro1">
          <table:table-cell office:value-type="string" calcext:value-type="string">
            <text:p>334800</text:p>
          </table:table-cell>
          <table:table-cell table:formula="of:=0.000189*[$'raw data'.B189]" office:value-type="float" office:value="42.3847918809" calcext:value-type="float">
            <text:p>42.3847918809</text:p>
          </table:table-cell>
          <table:table-cell table:formula="of:=0.000189*[$'raw data'.C189]" office:value-type="float" office:value="28.1312187786" calcext:value-type="float">
            <text:p>28.1312187786</text:p>
          </table:table-cell>
          <table:table-cell table:formula="of:=0.000189*[$'raw data'.E189]" office:value-type="float" office:value="64.6055961579" calcext:value-type="float">
            <text:p>64.6055961579</text:p>
          </table:table-cell>
          <table:table-cell table:formula="of:=0.000189*([$'raw data'.G189])" office:value-type="float" office:value="35.9142091434" calcext:value-type="float">
            <text:p>35.9142091434</text:p>
          </table:table-cell>
          <table:table-cell table:formula="of:=0.000189*[$'raw data'.H189]" office:value-type="float" office:value="51.6307804047" calcext:value-type="float">
            <text:p>51.6307804047</text:p>
          </table:table-cell>
          <table:table-cell table:formula="of:=0.000189*[$'raw data'.I189]" office:value-type="float" office:value="21.4586126181" calcext:value-type="float">
            <text:p>21.4586126181</text:p>
          </table:table-cell>
          <table:table-cell table:formula="of:=0.000189*[$'raw data'.J189]" office:value-type="float" office:value="39.474373491" calcext:value-type="float">
            <text:p>39.474373491</text:p>
          </table:table-cell>
          <table:table-cell table:formula="of:=0.000189*[$'raw data'.K189]" office:value-type="float" office:value="26.8703917839" calcext:value-type="float">
            <text:p>26.8703917839</text:p>
          </table:table-cell>
          <table:table-cell table:formula="of:=0.000189*([$'raw data'.M189])" office:value-type="float" office:value="16.85572226163" calcext:value-type="float">
            <text:p>16.85572226163</text:p>
          </table:table-cell>
          <table:table-cell table:formula="of:=0.000189*([$'raw data'.D189])" office:value-type="float" office:value="61.2910626363" calcext:value-type="float">
            <text:p>61.2910626363</text:p>
          </table:table-cell>
          <table:table-cell table:formula="of:=-0.000189*[$'raw data'.P189]" office:value-type="float" office:value="-284.66675937" calcext:value-type="float">
            <text:p>-284.66675937</text:p>
          </table:table-cell>
          <table:table-cell table:formula="of:=SUM([.B189:.L189])" office:value-type="float" office:value="103.94999978643" calcext:value-type="float">
            <text:p>103.94999978643</text:p>
          </table:table-cell>
        </table:table-row>
        <table:table-row table:style-name="ro1">
          <table:table-cell office:value-type="string" calcext:value-type="string">
            <text:p>336600</text:p>
          </table:table-cell>
          <table:table-cell table:formula="of:=0.000189*[$'raw data'.B190]" office:value-type="float" office:value="42.4444216455" calcext:value-type="float">
            <text:p>42.4444216455</text:p>
          </table:table-cell>
          <table:table-cell table:formula="of:=0.000189*[$'raw data'.C190]" office:value-type="float" office:value="28.2209362092" calcext:value-type="float">
            <text:p>28.2209362092</text:p>
          </table:table-cell>
          <table:table-cell table:formula="of:=0.000189*[$'raw data'.E190]" office:value-type="float" office:value="64.8297545994" calcext:value-type="float">
            <text:p>64.8297545994</text:p>
          </table:table-cell>
          <table:table-cell table:formula="of:=0.000189*([$'raw data'.G190])" office:value-type="float" office:value="35.917678503" calcext:value-type="float">
            <text:p>35.917678503</text:p>
          </table:table-cell>
          <table:table-cell table:formula="of:=0.000189*[$'raw data'.H190]" office:value-type="float" office:value="51.6965796396" calcext:value-type="float">
            <text:p>51.6965796396</text:p>
          </table:table-cell>
          <table:table-cell table:formula="of:=0.000189*[$'raw data'.I190]" office:value-type="float" office:value="21.5625271806" calcext:value-type="float">
            <text:p>21.5625271806</text:p>
          </table:table-cell>
          <table:table-cell table:formula="of:=0.000189*[$'raw data'.J190]" office:value-type="float" office:value="36.5175047979" calcext:value-type="float">
            <text:p>36.5175047979</text:p>
          </table:table-cell>
          <table:table-cell table:formula="of:=0.000189*[$'raw data'.K190]" office:value-type="float" office:value="26.8786618947" calcext:value-type="float">
            <text:p>26.8786618947</text:p>
          </table:table-cell>
          <table:table-cell table:formula="of:=0.000189*([$'raw data'.M190])" office:value-type="float" office:value="16.8929534907" calcext:value-type="float">
            <text:p>16.8929534907</text:p>
          </table:table-cell>
          <table:table-cell table:formula="of:=0.000189*([$'raw data'.D190])" office:value-type="float" office:value="61.3716069519" calcext:value-type="float">
            <text:p>61.3716069519</text:p>
          </table:table-cell>
          <table:table-cell table:formula="of:=-0.000189*[$'raw data'.P190]" office:value-type="float" office:value="-282.38262444" calcext:value-type="float">
            <text:p>-282.38262444</text:p>
          </table:table-cell>
          <table:table-cell table:formula="of:=SUM([.B190:.L190])" office:value-type="float" office:value="103.9500004725" calcext:value-type="float">
            <text:p>103.9500004725</text:p>
          </table:table-cell>
        </table:table-row>
        <table:table-row table:style-name="ro1">
          <table:table-cell office:value-type="string" calcext:value-type="string">
            <text:p>338400</text:p>
          </table:table-cell>
          <table:table-cell table:formula="of:=0.000189*[$'raw data'.B191]" office:value-type="float" office:value="41.3806459185" calcext:value-type="float">
            <text:p>41.3806459185</text:p>
          </table:table-cell>
          <table:table-cell table:formula="of:=0.000189*[$'raw data'.C191]" office:value-type="float" office:value="26.8271481114" calcext:value-type="float">
            <text:p>26.8271481114</text:p>
          </table:table-cell>
          <table:table-cell table:formula="of:=0.000189*[$'raw data'.E191]" office:value-type="float" office:value="61.9117016301" calcext:value-type="float">
            <text:p>61.9117016301</text:p>
          </table:table-cell>
          <table:table-cell table:formula="of:=0.000189*([$'raw data'.G191])" office:value-type="float" office:value="35.9287840485" calcext:value-type="float">
            <text:p>35.9287840485</text:p>
          </table:table-cell>
          <table:table-cell table:formula="of:=0.000189*[$'raw data'.H191]" office:value-type="float" office:value="51.6612483387" calcext:value-type="float">
            <text:p>51.6612483387</text:p>
          </table:table-cell>
          <table:table-cell table:formula="of:=0.000189*[$'raw data'.I191]" office:value-type="float" office:value="21.5258894928" calcext:value-type="float">
            <text:p>21.5258894928</text:p>
          </table:table-cell>
          <table:table-cell table:formula="of:=0.000189*[$'raw data'.J191]" office:value-type="float" office:value="36.6534097461" calcext:value-type="float">
            <text:p>36.6534097461</text:p>
          </table:table-cell>
          <table:table-cell table:formula="of:=0.000189*[$'raw data'.K191]" office:value-type="float" office:value="26.8903016109" calcext:value-type="float">
            <text:p>26.8903016109</text:p>
          </table:table-cell>
          <table:table-cell table:formula="of:=0.000189*([$'raw data'.M191])" office:value-type="float" office:value="16.91780549193" calcext:value-type="float">
            <text:p>16.91780549193</text:p>
          </table:table-cell>
          <table:table-cell table:formula="of:=0.000189*([$'raw data'.D191])" office:value-type="float" office:value="61.1888728689" calcext:value-type="float">
            <text:p>61.1888728689</text:p>
          </table:table-cell>
          <table:table-cell table:formula="of:=-0.000189*[$'raw data'.P191]" office:value-type="float" office:value="-276.93580698" calcext:value-type="float">
            <text:p>-276.93580698</text:p>
          </table:table-cell>
          <table:table-cell table:formula="of:=SUM([.B191:.L191])" office:value-type="float" office:value="103.95000027783" calcext:value-type="float">
            <text:p>103.95000027783</text:p>
          </table:table-cell>
        </table:table-row>
        <table:table-row table:style-name="ro1">
          <table:table-cell office:value-type="string" calcext:value-type="string">
            <text:p>340200</text:p>
          </table:table-cell>
          <table:table-cell table:formula="of:=0.000189*[$'raw data'.B192]" office:value-type="float" office:value="41.7975537231" calcext:value-type="float">
            <text:p>41.7975537231</text:p>
          </table:table-cell>
          <table:table-cell table:formula="of:=0.000189*[$'raw data'.C192]" office:value-type="float" office:value="27.2264837355" calcext:value-type="float">
            <text:p>27.2264837355</text:p>
          </table:table-cell>
          <table:table-cell table:formula="of:=0.000189*[$'raw data'.E192]" office:value-type="float" office:value="62.829832275" calcext:value-type="float">
            <text:p>62.829832275</text:p>
          </table:table-cell>
          <table:table-cell table:formula="of:=0.000189*([$'raw data'.G192])" office:value-type="float" office:value="35.9800102494" calcext:value-type="float">
            <text:p>35.9800102494</text:p>
          </table:table-cell>
          <table:table-cell table:formula="of:=0.000189*[$'raw data'.H192]" office:value-type="float" office:value="50.5954939518" calcext:value-type="float">
            <text:p>50.5954939518</text:p>
          </table:table-cell>
          <table:table-cell table:formula="of:=0.000189*[$'raw data'.I192]" office:value-type="float" office:value="21.4953863859" calcext:value-type="float">
            <text:p>21.4953863859</text:p>
          </table:table-cell>
          <table:table-cell table:formula="of:=0.000189*[$'raw data'.J192]" office:value-type="float" office:value="37.4567068827" calcext:value-type="float">
            <text:p>37.4567068827</text:p>
          </table:table-cell>
          <table:table-cell table:formula="of:=0.000189*[$'raw data'.K192]" office:value-type="float" office:value="26.956135962" calcext:value-type="float">
            <text:p>26.956135962</text:p>
          </table:table-cell>
          <table:table-cell table:formula="of:=0.000189*([$'raw data'.M192])" office:value-type="float" office:value="16.9914140991" calcext:value-type="float">
            <text:p>16.9914140991</text:p>
          </table:table-cell>
          <table:table-cell table:formula="of:=0.000189*([$'raw data'.D192])" office:value-type="float" office:value="51.6009979737" calcext:value-type="float">
            <text:p>51.6009979737</text:p>
          </table:table-cell>
          <table:table-cell table:formula="of:=-0.000189*[$'raw data'.P192]" office:value-type="float" office:value="-268.98001452" calcext:value-type="float">
            <text:p>-268.98001452</text:p>
          </table:table-cell>
          <table:table-cell table:formula="of:=SUM([.B192:.L192])" office:value-type="float" office:value="103.9500007182" calcext:value-type="float">
            <text:p>103.9500007182</text:p>
          </table:table-cell>
        </table:table-row>
        <table:table-row table:style-name="ro1">
          <table:table-cell office:value-type="string" calcext:value-type="string">
            <text:p>342000</text:p>
          </table:table-cell>
          <table:table-cell table:formula="of:=0.000189*[$'raw data'.B193]" office:value-type="float" office:value="41.9996210319" calcext:value-type="float">
            <text:p>41.9996210319</text:p>
          </table:table-cell>
          <table:table-cell table:formula="of:=0.000189*[$'raw data'.C193]" office:value-type="float" office:value="27.3685508019" calcext:value-type="float">
            <text:p>27.3685508019</text:p>
          </table:table-cell>
          <table:table-cell table:formula="of:=0.000189*[$'raw data'.E193]" office:value-type="float" office:value="63.0973458234" calcext:value-type="float">
            <text:p>63.0973458234</text:p>
          </table:table-cell>
          <table:table-cell table:formula="of:=0.000189*([$'raw data'.G193])" office:value-type="float" office:value="34.5776671422" calcext:value-type="float">
            <text:p>34.5776671422</text:p>
          </table:table-cell>
          <table:table-cell table:formula="of:=0.000189*[$'raw data'.H193]" office:value-type="float" office:value="50.2128746406" calcext:value-type="float">
            <text:p>50.2128746406</text:p>
          </table:table-cell>
          <table:table-cell table:formula="of:=0.000189*[$'raw data'.I193]" office:value-type="float" office:value="21.5049770208" calcext:value-type="float">
            <text:p>21.5049770208</text:p>
          </table:table-cell>
          <table:table-cell table:formula="of:=0.000189*[$'raw data'.J193]" office:value-type="float" office:value="37.3907796192" calcext:value-type="float">
            <text:p>37.3907796192</text:p>
          </table:table-cell>
          <table:table-cell table:formula="of:=0.000189*[$'raw data'.K193]" office:value-type="float" office:value="26.9195091795" calcext:value-type="float">
            <text:p>26.9195091795</text:p>
          </table:table-cell>
          <table:table-cell table:formula="of:=0.000189*([$'raw data'.M193])" office:value-type="float" office:value="17.05363336971" calcext:value-type="float">
            <text:p>17.05363336971</text:p>
          </table:table-cell>
          <table:table-cell table:formula="of:=0.000189*([$'raw data'.D193])" office:value-type="float" office:value="51.9748827822" calcext:value-type="float">
            <text:p>51.9748827822</text:p>
          </table:table-cell>
          <table:table-cell table:formula="of:=-0.000189*[$'raw data'.P193]" office:value-type="float" office:value="-268.14984147" calcext:value-type="float">
            <text:p>-268.14984147</text:p>
          </table:table-cell>
          <table:table-cell table:formula="of:=SUM([.B193:.L193])" office:value-type="float" office:value="103.94999994141" calcext:value-type="float">
            <text:p>103.94999994141</text:p>
          </table:table-cell>
        </table:table-row>
        <table:table-row table:style-name="ro1">
          <table:table-cell office:value-type="string" calcext:value-type="string">
            <text:p>343800</text:p>
          </table:table-cell>
          <table:table-cell table:formula="of:=0.000189*[$'raw data'.B194]" office:value-type="float" office:value="42.4183957785" calcext:value-type="float">
            <text:p>42.4183957785</text:p>
          </table:table-cell>
          <table:table-cell table:formula="of:=0.000189*[$'raw data'.C194]" office:value-type="float" office:value="27.7144110684" calcext:value-type="float">
            <text:p>27.7144110684</text:p>
          </table:table-cell>
          <table:table-cell table:formula="of:=0.000189*[$'raw data'.E194]" office:value-type="float" office:value="64.0063410399" calcext:value-type="float">
            <text:p>64.0063410399</text:p>
          </table:table-cell>
          <table:table-cell table:formula="of:=0.000189*([$'raw data'.G194])" office:value-type="float" office:value="33.7472186058" calcext:value-type="float">
            <text:p>33.7472186058</text:p>
          </table:table-cell>
          <table:table-cell table:formula="of:=0.000189*[$'raw data'.H194]" office:value-type="float" office:value="51.0588263934" calcext:value-type="float">
            <text:p>51.0588263934</text:p>
          </table:table-cell>
          <table:table-cell table:formula="of:=0.000189*[$'raw data'.I194]" office:value-type="float" office:value="21.4738692273" calcext:value-type="float">
            <text:p>21.4738692273</text:p>
          </table:table-cell>
          <table:table-cell table:formula="of:=0.000189*[$'raw data'.J194]" office:value-type="float" office:value="25.8577346034" calcext:value-type="float">
            <text:p>25.8577346034</text:p>
          </table:table-cell>
          <table:table-cell table:formula="of:=0.000189*[$'raw data'.K194]" office:value-type="float" office:value="26.9320421286" calcext:value-type="float">
            <text:p>26.9320421286</text:p>
          </table:table-cell>
          <table:table-cell table:formula="of:=0.000189*([$'raw data'.M194])" office:value-type="float" office:value="16.95023151885" calcext:value-type="float">
            <text:p>16.95023151885</text:p>
          </table:table-cell>
          <table:table-cell table:formula="of:=0.000189*([$'raw data'.D194])" office:value-type="float" office:value="53.0898334344" calcext:value-type="float">
            <text:p>53.0898334344</text:p>
          </table:table-cell>
          <table:table-cell table:formula="of:=-0.000189*[$'raw data'.P194]" office:value-type="float" office:value="-259.29890343" calcext:value-type="float">
            <text:p>-259.29890343</text:p>
          </table:table-cell>
          <table:table-cell table:formula="of:=SUM([.B194:.L194])" office:value-type="float" office:value="103.95000036855" calcext:value-type="float">
            <text:p>103.95000036855</text:p>
          </table:table-cell>
        </table:table-row>
      </table:table>
      <table:table table:name="scenario 4" table:style-name="ta1"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table:style-name="Default" office:value-type="string" calcext:value-type="string">
            <text:p>#units are si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pack change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table:formula="of:=0.000189*[$'raw data'.B3]" office:value-type="float" office:value="43.8250925952" calcext:value-type="float">
            <text:p>43.8250925952</text:p>
          </table:table-cell>
          <table:table-cell table:formula="of:=0.000189*[$'raw data'.C3]" office:value-type="float" office:value="30.5223612561" calcext:value-type="float">
            <text:p>30.5223612561</text:p>
          </table:table-cell>
          <table:table-cell table:formula="of:=0.000189*[$'raw data'.E3]" office:value-type="float" office:value="58.7926631691" calcext:value-type="float">
            <text:p>58.7926631691</text:p>
          </table:table-cell>
          <table:table-cell table:formula="of:=0.000189*([$'raw data'.F3] + [$'raw data'.G3])" office:value-type="float" office:value="111.7102523985" calcext:value-type="float">
            <text:p>111.7102523985</text:p>
          </table:table-cell>
          <table:table-cell table:formula="of:=0.000189*[$'raw data'.H3]" office:value-type="float" office:value="51.2886437784" calcext:value-type="float">
            <text:p>51.2886437784</text:p>
          </table:table-cell>
          <table:table-cell table:formula="of:=0.000189*[$'raw data'.I3]" office:value-type="float" office:value="23.048228511" calcext:value-type="float">
            <text:p>23.048228511</text:p>
          </table:table-cell>
          <table:table-cell table:formula="of:=0.000189*[$'raw data'.J3]" office:value-type="float" office:value="35.8059685788" calcext:value-type="float">
            <text:p>35.8059685788</text:p>
          </table:table-cell>
          <table:table-cell table:formula="of:=0.000189*[$'raw data'.K3]" office:value-type="float" office:value="23.95779687" calcext:value-type="float">
            <text:p>23.95779687</text:p>
          </table:table-cell>
          <table:table-cell table:formula="of:=0.000189*([$'raw data'.L3] + [$'raw data'.M3])" office:value-type="float" office:value="49.63790389446" calcext:value-type="float">
            <text:p>49.63790389446</text:p>
          </table:table-cell>
          <table:table-cell table:formula="of:=0.000189*([$'raw data'.D3] - [$'raw data'.O3])" office:value-type="float" office:value="-166.3267371885" calcext:value-type="float">
            <text:p>-166.3267371885</text:p>
          </table:table-cell>
          <table:table-cell table:formula="of:=-0.000189*[$'raw data'.P3]" office:value-type="float" office:value="-262.26217395" calcext:value-type="float">
            <text:p>-262.26217395</text:p>
          </table:table-cell>
          <table:table-cell table:formula="of:=SUM([.B3:.L3])" office:value-type="float" office:value="-0.0000000869400267333731" calcext:value-type="float">
            <text:p>-8.69400267333731E-08</text:p>
          </table:table-cell>
        </table:table-row>
        <table:table-row table:style-name="ro1">
          <table:table-cell office:value-type="string" calcext:value-type="string">
            <text:p>1800</text:p>
          </table:table-cell>
          <table:table-cell table:formula="of:=0.000189*[$'raw data'.B4]" office:value-type="float" office:value="42.1419730536" calcext:value-type="float">
            <text:p>42.1419730536</text:p>
          </table:table-cell>
          <table:table-cell table:formula="of:=0.000189*[$'raw data'.C4]" office:value-type="float" office:value="27.8883056592" calcext:value-type="float">
            <text:p>27.8883056592</text:p>
          </table:table-cell>
          <table:table-cell table:formula="of:=0.000189*[$'raw data'.E4]" office:value-type="float" office:value="56.5080351948" calcext:value-type="float">
            <text:p>56.5080351948</text:p>
          </table:table-cell>
          <table:table-cell table:formula="of:=0.000189*([$'raw data'.F4] + [$'raw data'.G4])" office:value-type="float" office:value="111.795368265" calcext:value-type="float">
            <text:p>111.795368265</text:p>
          </table:table-cell>
          <table:table-cell table:formula="of:=0.000189*[$'raw data'.H4]" office:value-type="float" office:value="51.407548479" calcext:value-type="float">
            <text:p>51.407548479</text:p>
          </table:table-cell>
          <table:table-cell table:formula="of:=0.000189*[$'raw data'.I4]" office:value-type="float" office:value="23.3010061074" calcext:value-type="float">
            <text:p>23.3010061074</text:p>
          </table:table-cell>
          <table:table-cell table:formula="of:=0.000189*[$'raw data'.J4]" office:value-type="float" office:value="36.3921428556" calcext:value-type="float">
            <text:p>36.3921428556</text:p>
          </table:table-cell>
          <table:table-cell table:formula="of:=0.000189*[$'raw data'.K4]" office:value-type="float" office:value="26.2959959871" calcext:value-type="float">
            <text:p>26.2959959871</text:p>
          </table:table-cell>
          <table:table-cell table:formula="of:=0.000189*([$'raw data'.L4] + [$'raw data'.M4])" office:value-type="float" office:value="49.64896033776" calcext:value-type="float">
            <text:p>49.64896033776</text:p>
          </table:table-cell>
          <table:table-cell table:formula="of:=0.000189*([$'raw data'.D4] - [$'raw data'.O4])" office:value-type="float" office:value="-167.6952995508" calcext:value-type="float">
            <text:p>-167.6952995508</text:p>
          </table:table-cell>
          <table:table-cell table:formula="of:=-0.000189*[$'raw data'.P4]" office:value-type="float" office:value="-257.6840364" calcext:value-type="float">
            <text:p>-257.6840364</text:p>
          </table:table-cell>
          <table:table-cell table:formula="of:=SUM([.B4:.L4])" office:value-type="float" office:value="-0.0000000113400062673463" calcext:value-type="float">
            <text:p>-1.13400062673463E-08</text:p>
          </table:table-cell>
        </table:table-row>
        <table:table-row table:style-name="ro1">
          <table:table-cell office:value-type="string" calcext:value-type="string">
            <text:p>3600</text:p>
          </table:table-cell>
          <table:table-cell table:formula="of:=0.000189*[$'raw data'.B5]" office:value-type="float" office:value="43.3095953976" calcext:value-type="float">
            <text:p>43.3095953976</text:p>
          </table:table-cell>
          <table:table-cell table:formula="of:=0.000189*[$'raw data'.C5]" office:value-type="float" office:value="29.8723831497" calcext:value-type="float">
            <text:p>29.8723831497</text:p>
          </table:table-cell>
          <table:table-cell table:formula="of:=0.000189*[$'raw data'.E5]" office:value-type="float" office:value="58.4129245959" calcext:value-type="float">
            <text:p>58.4129245959</text:p>
          </table:table-cell>
          <table:table-cell table:formula="of:=0.000189*([$'raw data'.F5] + [$'raw data'.G5])" office:value-type="float" office:value="111.8560103703" calcext:value-type="float">
            <text:p>111.8560103703</text:p>
          </table:table-cell>
          <table:table-cell table:formula="of:=0.000189*[$'raw data'.H5]" office:value-type="float" office:value="51.4900240344" calcext:value-type="float">
            <text:p>51.4900240344</text:p>
          </table:table-cell>
          <table:table-cell table:formula="of:=0.000189*[$'raw data'.I5]" office:value-type="float" office:value="23.1516702144" calcext:value-type="float">
            <text:p>23.1516702144</text:p>
          </table:table-cell>
          <table:table-cell table:formula="of:=0.000189*[$'raw data'.J5]" office:value-type="float" office:value="30.0820511502" calcext:value-type="float">
            <text:p>30.0820511502</text:p>
          </table:table-cell>
          <table:table-cell table:formula="of:=0.000189*[$'raw data'.K5]" office:value-type="float" office:value="26.7835517838" calcext:value-type="float">
            <text:p>26.7835517838</text:p>
          </table:table-cell>
          <table:table-cell table:formula="of:=0.000189*([$'raw data'.L5] + [$'raw data'.M5])" office:value-type="float" office:value="49.6274917824" calcext:value-type="float">
            <text:p>49.6274917824</text:p>
          </table:table-cell>
          <table:table-cell table:formula="of:=0.000189*([$'raw data'.D5] - [$'raw data'.O5])" office:value-type="float" office:value="-172.4355223857" calcext:value-type="float">
            <text:p>-172.4355223857</text:p>
          </table:table-cell>
          <table:table-cell table:formula="of:=-0.000189*[$'raw data'.P5]" office:value-type="float" office:value="-252.15018066" calcext:value-type="float">
            <text:p>-252.15018066</text:p>
          </table:table-cell>
          <table:table-cell table:formula="of:=SUM([.B5:.L5])" office:value-type="float" office:value="-0.000000566999936779666" calcext:value-type="float">
            <text:p>-5.66999936779666E-07</text:p>
          </table:table-cell>
        </table:table-row>
        <table:table-row table:style-name="ro1">
          <table:table-cell office:value-type="string" calcext:value-type="string">
            <text:p>5400</text:p>
          </table:table-cell>
          <table:table-cell table:formula="of:=0.000189*[$'raw data'.B6]" office:value-type="float" office:value="41.1647271966" calcext:value-type="float">
            <text:p>41.1647271966</text:p>
          </table:table-cell>
          <table:table-cell table:formula="of:=0.000189*[$'raw data'.C6]" office:value-type="float" office:value="26.5275639846" calcext:value-type="float">
            <text:p>26.5275639846</text:p>
          </table:table-cell>
          <table:table-cell table:formula="of:=0.000189*[$'raw data'.E6]" office:value-type="float" office:value="55.804691124" calcext:value-type="float">
            <text:p>55.804691124</text:p>
          </table:table-cell>
          <table:table-cell table:formula="of:=0.000189*([$'raw data'.F6] + [$'raw data'.G6])" office:value-type="float" office:value="111.9074745978" calcext:value-type="float">
            <text:p>111.9074745978</text:p>
          </table:table-cell>
          <table:table-cell table:formula="of:=0.000189*[$'raw data'.H6]" office:value-type="float" office:value="51.4681060635" calcext:value-type="float">
            <text:p>51.4681060635</text:p>
          </table:table-cell>
          <table:table-cell table:formula="of:=0.000189*[$'raw data'.I6]" office:value-type="float" office:value="23.1011244135" calcext:value-type="float">
            <text:p>23.1011244135</text:p>
          </table:table-cell>
          <table:table-cell table:formula="of:=0.000189*[$'raw data'.J6]" office:value-type="float" office:value="30.1986824265" calcext:value-type="float">
            <text:p>30.1986824265</text:p>
          </table:table-cell>
          <table:table-cell table:formula="of:=0.000189*[$'raw data'.K6]" office:value-type="float" office:value="26.853664131" calcext:value-type="float">
            <text:p>26.853664131</text:p>
          </table:table-cell>
          <table:table-cell table:formula="of:=0.000189*([$'raw data'.L6] + [$'raw data'.M6])" office:value-type="float" office:value="49.631298129" calcext:value-type="float">
            <text:p>49.631298129</text:p>
          </table:table-cell>
          <table:table-cell table:formula="of:=0.000189*([$'raw data'.D6] - [$'raw data'.O6])" office:value-type="float" office:value="-173.3852313774" calcext:value-type="float">
            <text:p>-173.3852313774</text:p>
          </table:table-cell>
          <table:table-cell table:formula="of:=-0.000189*[$'raw data'.P6]" office:value-type="float" office:value="-243.27210033" calcext:value-type="float">
            <text:p>-243.27210033</text:p>
          </table:table-cell>
          <table:table-cell table:formula="of:=SUM([.B6:.L6])" office:value-type="float" office:value="0.000000359100042146565" calcext:value-type="float">
            <text:p>3.59100042146565E-07</text:p>
          </table:table-cell>
        </table:table-row>
        <table:table-row table:style-name="ro1">
          <table:table-cell office:value-type="string" calcext:value-type="string">
            <text:p>7200</text:p>
          </table:table-cell>
          <table:table-cell table:formula="of:=0.000189*[$'raw data'.B7]" office:value-type="float" office:value="41.1472436004" calcext:value-type="float">
            <text:p>41.1472436004</text:p>
          </table:table-cell>
          <table:table-cell table:formula="of:=0.000189*[$'raw data'.C7]" office:value-type="float" office:value="26.8409560923" calcext:value-type="float">
            <text:p>26.8409560923</text:p>
          </table:table-cell>
          <table:table-cell table:formula="of:=0.000189*[$'raw data'.E7]" office:value-type="float" office:value="55.9179345564" calcext:value-type="float">
            <text:p>55.9179345564</text:p>
          </table:table-cell>
          <table:table-cell table:formula="of:=0.000189*([$'raw data'.F7] + [$'raw data'.G7])" office:value-type="float" office:value="106.0748180604" calcext:value-type="float">
            <text:p>106.0748180604</text:p>
          </table:table-cell>
          <table:table-cell table:formula="of:=0.000189*[$'raw data'.H7]" office:value-type="float" office:value="51.5169358011" calcext:value-type="float">
            <text:p>51.5169358011</text:p>
          </table:table-cell>
          <table:table-cell table:formula="of:=0.000189*[$'raw data'.I7]" office:value-type="float" office:value="23.1174363987" calcext:value-type="float">
            <text:p>23.1174363987</text:p>
          </table:table-cell>
          <table:table-cell table:formula="of:=0.000189*[$'raw data'.J7]" office:value-type="float" office:value="24.3673218243" calcext:value-type="float">
            <text:p>24.3673218243</text:p>
          </table:table-cell>
          <table:table-cell table:formula="of:=0.000189*[$'raw data'.K7]" office:value-type="float" office:value="26.8423567524" calcext:value-type="float">
            <text:p>26.8423567524</text:p>
          </table:table-cell>
          <table:table-cell table:formula="of:=0.000189*([$'raw data'.L7] + [$'raw data'.M7])" office:value-type="float" office:value="49.6194221628" calcext:value-type="float">
            <text:p>49.6194221628</text:p>
          </table:table-cell>
          <table:table-cell table:formula="of:=0.000189*([$'raw data'.D7] - [$'raw data'.O7])" office:value-type="float" office:value="-173.3470775883" calcext:value-type="float">
            <text:p>-173.3470775883</text:p>
          </table:table-cell>
          <table:table-cell table:formula="of:=-0.000189*[$'raw data'.P7]" office:value-type="float" office:value="-232.09734681" calcext:value-type="float">
            <text:p>-232.09734681</text:p>
          </table:table-cell>
          <table:table-cell table:formula="of:=SUM([.B7:.L7])" office:value-type="float" office:value="0.000000850500036619906" calcext:value-type="float">
            <text:p>8.50500036619906E-07</text:p>
          </table:table-cell>
        </table:table-row>
        <table:table-row table:style-name="ro1">
          <table:table-cell office:value-type="string" calcext:value-type="string">
            <text:p>9000</text:p>
          </table:table-cell>
          <table:table-cell table:formula="of:=0.000189*[$'raw data'.B8]" office:value-type="float" office:value="40.7404112346" calcext:value-type="float">
            <text:p>40.7404112346</text:p>
          </table:table-cell>
          <table:table-cell table:formula="of:=0.000189*[$'raw data'.C8]" office:value-type="float" office:value="26.1121581441" calcext:value-type="float">
            <text:p>26.1121581441</text:p>
          </table:table-cell>
          <table:table-cell table:formula="of:=0.000189*[$'raw data'.E8]" office:value-type="float" office:value="55.6223061051" calcext:value-type="float">
            <text:p>55.6223061051</text:p>
          </table:table-cell>
          <table:table-cell table:formula="of:=0.000189*([$'raw data'.F8] + [$'raw data'.G8])" office:value-type="float" office:value="101.1225911661" calcext:value-type="float">
            <text:p>101.1225911661</text:p>
          </table:table-cell>
          <table:table-cell table:formula="of:=0.000189*[$'raw data'.H8]" office:value-type="float" office:value="51.5294060211" calcext:value-type="float">
            <text:p>51.5294060211</text:p>
          </table:table-cell>
          <table:table-cell table:formula="of:=0.000189*[$'raw data'.I8]" office:value-type="float" office:value="23.1554558088" calcext:value-type="float">
            <text:p>23.1554558088</text:p>
          </table:table-cell>
          <table:table-cell table:formula="of:=0.000189*[$'raw data'.J8]" office:value-type="float" office:value="23.9873664114" calcext:value-type="float">
            <text:p>23.9873664114</text:p>
          </table:table-cell>
          <table:table-cell table:formula="of:=0.000189*[$'raw data'.K8]" office:value-type="float" office:value="26.7747868521" calcext:value-type="float">
            <text:p>26.7747868521</text:p>
          </table:table-cell>
          <table:table-cell table:formula="of:=0.000189*([$'raw data'.L8] + [$'raw data'.M8])" office:value-type="float" office:value="49.62537583857" calcext:value-type="float">
            <text:p>49.62537583857</text:p>
          </table:table-cell>
          <table:table-cell table:formula="of:=0.000189*([$'raw data'.D8] - [$'raw data'.O8])" office:value-type="float" office:value="-174.1746684069" calcext:value-type="float">
            <text:p>-174.1746684069</text:p>
          </table:table-cell>
          <table:table-cell table:formula="of:=-0.000189*[$'raw data'.P8]" office:value-type="float" office:value="-224.49518847" calcext:value-type="float">
            <text:p>-224.49518847</text:p>
          </table:table-cell>
          <table:table-cell table:formula="of:=SUM([.B8:.L8])" office:value-type="float" office:value="0.000000704970027243235" calcext:value-type="float">
            <text:p>7.04970027243235E-07</text:p>
          </table:table-cell>
        </table:table-row>
        <table:table-row table:style-name="ro1">
          <table:table-cell office:value-type="string" calcext:value-type="string">
            <text:p>10800</text:p>
          </table:table-cell>
          <table:table-cell table:formula="of:=0.000189*[$'raw data'.B9]" office:value-type="float" office:value="40.4147158128" calcext:value-type="float">
            <text:p>40.4147158128</text:p>
          </table:table-cell>
          <table:table-cell table:formula="of:=0.000189*[$'raw data'.C9]" office:value-type="float" office:value="25.6688669412" calcext:value-type="float">
            <text:p>25.6688669412</text:p>
          </table:table-cell>
          <table:table-cell table:formula="of:=0.000189*[$'raw data'.E9]" office:value-type="float" office:value="54.5087037222" calcext:value-type="float">
            <text:p>54.5087037222</text:p>
          </table:table-cell>
          <table:table-cell table:formula="of:=0.000189*([$'raw data'.F9] + [$'raw data'.G9])" office:value-type="float" office:value="96.8207822001" calcext:value-type="float">
            <text:p>96.8207822001</text:p>
          </table:table-cell>
          <table:table-cell table:formula="of:=0.000189*[$'raw data'.H9]" office:value-type="float" office:value="51.6981139038" calcext:value-type="float">
            <text:p>51.6981139038</text:p>
          </table:table-cell>
          <table:table-cell table:formula="of:=0.000189*[$'raw data'.I9]" office:value-type="float" office:value="23.1252573699" calcext:value-type="float">
            <text:p>23.1252573699</text:p>
          </table:table-cell>
          <table:table-cell table:formula="of:=0.000189*[$'raw data'.J9]" office:value-type="float" office:value="22.9883961384" calcext:value-type="float">
            <text:p>22.9883961384</text:p>
          </table:table-cell>
          <table:table-cell table:formula="of:=0.000189*[$'raw data'.K9]" office:value-type="float" office:value="26.804352708" calcext:value-type="float">
            <text:p>26.804352708</text:p>
          </table:table-cell>
          <table:table-cell table:formula="of:=0.000189*([$'raw data'.L9] + [$'raw data'.M9])" office:value-type="float" office:value="49.65618891492" calcext:value-type="float">
            <text:p>49.65618891492</text:p>
          </table:table-cell>
          <table:table-cell table:formula="of:=0.000189*([$'raw data'.D9] - [$'raw data'.O9])" office:value-type="float" office:value="-174.2544171648" calcext:value-type="float">
            <text:p>-174.2544171648</text:p>
          </table:table-cell>
          <table:table-cell table:formula="of:=-0.000189*[$'raw data'.P9]" office:value-type="float" office:value="-217.43096004" calcext:value-type="float">
            <text:p>-217.43096004</text:p>
          </table:table-cell>
          <table:table-cell table:formula="of:=SUM([.B9:.L9])" office:value-type="float" office:value="0.00000050651998151352" calcext:value-type="float">
            <text:p>5.0651998151352E-07</text:p>
          </table:table-cell>
        </table:table-row>
        <table:table-row table:style-name="ro1">
          <table:table-cell office:value-type="string" calcext:value-type="string">
            <text:p>12600</text:p>
          </table:table-cell>
          <table:table-cell table:formula="of:=0.000189*[$'raw data'.B10]" office:value-type="float" office:value="40.4704203309" calcext:value-type="float">
            <text:p>40.4704203309</text:p>
          </table:table-cell>
          <table:table-cell table:formula="of:=0.000189*[$'raw data'.C10]" office:value-type="float" office:value="25.5332257992" calcext:value-type="float">
            <text:p>25.5332257992</text:p>
          </table:table-cell>
          <table:table-cell table:formula="of:=0.000189*[$'raw data'.E10]" office:value-type="float" office:value="55.1038363911" calcext:value-type="float">
            <text:p>55.1038363911</text:p>
          </table:table-cell>
          <table:table-cell table:formula="of:=0.000189*([$'raw data'.F10] + [$'raw data'.G10])" office:value-type="float" office:value="92.64633897519" calcext:value-type="float">
            <text:p>92.64633897519</text:p>
          </table:table-cell>
          <table:table-cell table:formula="of:=0.000189*[$'raw data'.H10]" office:value-type="float" office:value="51.714176598" calcext:value-type="float">
            <text:p>51.714176598</text:p>
          </table:table-cell>
          <table:table-cell table:formula="of:=0.000189*[$'raw data'.I10]" office:value-type="float" office:value="23.3272103337" calcext:value-type="float">
            <text:p>23.3272103337</text:p>
          </table:table-cell>
          <table:table-cell table:formula="of:=0.000189*[$'raw data'.J10]" office:value-type="float" office:value="19.4954525892" calcext:value-type="float">
            <text:p>19.4954525892</text:p>
          </table:table-cell>
          <table:table-cell table:formula="of:=0.000189*[$'raw data'.K10]" office:value-type="float" office:value="26.8259031873" calcext:value-type="float">
            <text:p>26.8259031873</text:p>
          </table:table-cell>
          <table:table-cell table:formula="of:=0.000189*([$'raw data'.L10] + [$'raw data'.M10])" office:value-type="float" office:value="49.61713641003" calcext:value-type="float">
            <text:p>49.61713641003</text:p>
          </table:table-cell>
          <table:table-cell table:formula="of:=0.000189*([$'raw data'.D10] - [$'raw data'.O10])" office:value-type="float" office:value="-173.88462294" calcext:value-type="float">
            <text:p>-173.88462294</text:p>
          </table:table-cell>
          <table:table-cell table:formula="of:=-0.000189*[$'raw data'.P10]" office:value-type="float" office:value="-210.84907851" calcext:value-type="float">
            <text:p>-210.84907851</text:p>
          </table:table-cell>
          <table:table-cell table:formula="of:=SUM([.B10:.L10])" office:value-type="float" office:value="-0.000000835379978525452" calcext:value-type="float">
            <text:p>-8.35379978525452E-07</text:p>
          </table:table-cell>
        </table:table-row>
        <table:table-row table:style-name="ro1">
          <table:table-cell office:value-type="string" calcext:value-type="string">
            <text:p>14400</text:p>
          </table:table-cell>
          <table:table-cell table:formula="of:=0.000189*[$'raw data'.B11]" office:value-type="float" office:value="41.4666223209" calcext:value-type="float">
            <text:p>41.4666223209</text:p>
          </table:table-cell>
          <table:table-cell table:formula="of:=0.000189*[$'raw data'.C11]" office:value-type="float" office:value="27.066057984" calcext:value-type="float">
            <text:p>27.066057984</text:p>
          </table:table-cell>
          <table:table-cell table:formula="of:=0.000189*[$'raw data'.E11]" office:value-type="float" office:value="48.6910858581" calcext:value-type="float">
            <text:p>48.6910858581</text:p>
          </table:table-cell>
          <table:table-cell table:formula="of:=0.000189*([$'raw data'.F11] + [$'raw data'.G11])" office:value-type="float" office:value="92.53951367283" calcext:value-type="float">
            <text:p>92.53951367283</text:p>
          </table:table-cell>
          <table:table-cell table:formula="of:=0.000189*[$'raw data'.H11]" office:value-type="float" office:value="51.353258229" calcext:value-type="float">
            <text:p>51.353258229</text:p>
          </table:table-cell>
          <table:table-cell table:formula="of:=0.000189*[$'raw data'.I11]" office:value-type="float" office:value="23.1195826071" calcext:value-type="float">
            <text:p>23.1195826071</text:p>
          </table:table-cell>
          <table:table-cell table:formula="of:=0.000189*[$'raw data'.J11]" office:value-type="float" office:value="19.5845897709" calcext:value-type="float">
            <text:p>19.5845897709</text:p>
          </table:table-cell>
          <table:table-cell table:formula="of:=0.000189*[$'raw data'.K11]" office:value-type="float" office:value="26.8163995869" calcext:value-type="float">
            <text:p>26.8163995869</text:p>
          </table:table-cell>
          <table:table-cell table:formula="of:=0.000189*([$'raw data'.L11] + [$'raw data'.M11])" office:value-type="float" office:value="49.62948405786" calcext:value-type="float">
            <text:p>49.62948405786</text:p>
          </table:table-cell>
          <table:table-cell table:formula="of:=0.000189*([$'raw data'.D11] - [$'raw data'.O11])" office:value-type="float" office:value="-175.6957864662" calcext:value-type="float">
            <text:p>-175.6957864662</text:p>
          </table:table-cell>
          <table:table-cell table:formula="of:=-0.000189*[$'raw data'.P11]" office:value-type="float" office:value="-204.57080847" calcext:value-type="float">
            <text:p>-204.57080847</text:p>
          </table:table-cell>
          <table:table-cell table:formula="of:=SUM([.B11:.L11])" office:value-type="float" office:value="-0.000000848610007153638" calcext:value-type="float">
            <text:p>-8.48610007153638E-07</text:p>
          </table:table-cell>
        </table:table-row>
        <table:table-row table:style-name="ro1">
          <table:table-cell office:value-type="string" calcext:value-type="string">
            <text:p>16200</text:p>
          </table:table-cell>
          <table:table-cell table:formula="of:=0.000189*[$'raw data'.B12]" office:value-type="float" office:value="40.9474577484" calcext:value-type="float">
            <text:p>40.9474577484</text:p>
          </table:table-cell>
          <table:table-cell table:formula="of:=0.000189*[$'raw data'.C12]" office:value-type="float" office:value="26.2575291384" calcext:value-type="float">
            <text:p>26.2575291384</text:p>
          </table:table-cell>
          <table:table-cell table:formula="of:=0.000189*[$'raw data'.E12]" office:value-type="float" office:value="47.9434934475" calcext:value-type="float">
            <text:p>47.9434934475</text:p>
          </table:table-cell>
          <table:table-cell table:formula="of:=0.000189*([$'raw data'.F12] + [$'raw data'.G12])" office:value-type="float" office:value="92.50083596817" calcext:value-type="float">
            <text:p>92.50083596817</text:p>
          </table:table-cell>
          <table:table-cell table:formula="of:=0.000189*[$'raw data'.H12]" office:value-type="float" office:value="51.3302491422" calcext:value-type="float">
            <text:p>51.3302491422</text:p>
          </table:table-cell>
          <table:table-cell table:formula="of:=0.000189*[$'raw data'.I12]" office:value-type="float" office:value="23.1209580546" calcext:value-type="float">
            <text:p>23.1209580546</text:p>
          </table:table-cell>
          <table:table-cell table:formula="of:=0.000189*[$'raw data'.J12]" office:value-type="float" office:value="19.5371738856" calcext:value-type="float">
            <text:p>19.5371738856</text:p>
          </table:table-cell>
          <table:table-cell table:formula="of:=0.000189*[$'raw data'.K12]" office:value-type="float" office:value="26.8525987002" calcext:value-type="float">
            <text:p>26.8525987002</text:p>
          </table:table-cell>
          <table:table-cell table:formula="of:=0.000189*([$'raw data'.L12] + [$'raw data'.M12])" office:value-type="float" office:value="49.6073111562" calcext:value-type="float">
            <text:p>49.6073111562</text:p>
          </table:table-cell>
          <table:table-cell table:formula="of:=0.000189*([$'raw data'.D12] - [$'raw data'.O12])" office:value-type="float" office:value="-176.0199571494" calcext:value-type="float">
            <text:p>-176.0199571494</text:p>
          </table:table-cell>
          <table:table-cell table:formula="of:=-0.000189*[$'raw data'.P12]" office:value-type="float" office:value="-202.07765088" calcext:value-type="float">
            <text:p>-202.07765088</text:p>
          </table:table-cell>
          <table:table-cell table:formula="of:=SUM([.B12:.L12])" office:value-type="float" office:value="-0.000000788129952411509" calcext:value-type="float">
            <text:p>-7.88129952411509E-07</text:p>
          </table:table-cell>
        </table:table-row>
        <table:table-row table:style-name="ro1">
          <table:table-cell office:value-type="string" calcext:value-type="string">
            <text:p>18000</text:p>
          </table:table-cell>
          <table:table-cell table:formula="of:=0.000189*[$'raw data'.B13]" office:value-type="float" office:value="40.2598796796" calcext:value-type="float">
            <text:p>40.2598796796</text:p>
          </table:table-cell>
          <table:table-cell table:formula="of:=0.000189*[$'raw data'.C13]" office:value-type="float" office:value="25.2396589599" calcext:value-type="float">
            <text:p>25.2396589599</text:p>
          </table:table-cell>
          <table:table-cell table:formula="of:=0.000189*[$'raw data'.E13]" office:value-type="float" office:value="47.5147106028" calcext:value-type="float">
            <text:p>47.5147106028</text:p>
          </table:table-cell>
          <table:table-cell table:formula="of:=0.000189*([$'raw data'.F13] + [$'raw data'.G13])" office:value-type="float" office:value="92.49748651017" calcext:value-type="float">
            <text:p>92.49748651017</text:p>
          </table:table-cell>
          <table:table-cell table:formula="of:=0.000189*[$'raw data'.H13]" office:value-type="float" office:value="51.3644678001" calcext:value-type="float">
            <text:p>51.3644678001</text:p>
          </table:table-cell>
          <table:table-cell table:formula="of:=0.000189*[$'raw data'.I13]" office:value-type="float" office:value="23.126982543" calcext:value-type="float">
            <text:p>23.126982543</text:p>
          </table:table-cell>
          <table:table-cell table:formula="of:=0.000189*[$'raw data'.J13]" office:value-type="float" office:value="19.7002843443" calcext:value-type="float">
            <text:p>19.7002843443</text:p>
          </table:table-cell>
          <table:table-cell table:formula="of:=0.000189*[$'raw data'.K13]" office:value-type="float" office:value="26.8852716405" calcext:value-type="float">
            <text:p>26.8852716405</text:p>
          </table:table-cell>
          <table:table-cell table:formula="of:=0.000189*([$'raw data'.L13] + [$'raw data'.M13])" office:value-type="float" office:value="49.62349219086" calcext:value-type="float">
            <text:p>49.62349219086</text:p>
          </table:table-cell>
          <table:table-cell table:formula="of:=0.000189*([$'raw data'.D13] - [$'raw data'.O13])" office:value-type="float" office:value="-176.5349924121" calcext:value-type="float">
            <text:p>-176.5349924121</text:p>
          </table:table-cell>
          <table:table-cell table:formula="of:=-0.000189*[$'raw data'.P13]" office:value-type="float" office:value="-199.67724126" calcext:value-type="float">
            <text:p>-199.67724126</text:p>
          </table:table-cell>
          <table:table-cell table:formula="of:=SUM([.B13:.L13])" office:value-type="float" office:value="0.000000599129968748002" calcext:value-type="float">
            <text:p>5.99129968748002E-07</text:p>
          </table:table-cell>
        </table:table-row>
        <table:table-row table:style-name="ro1">
          <table:table-cell office:value-type="string" calcext:value-type="string">
            <text:p>19800</text:p>
          </table:table-cell>
          <table:table-cell table:formula="of:=0.000189*[$'raw data'.B14]" office:value-type="float" office:value="40.6507611069" calcext:value-type="float">
            <text:p>40.6507611069</text:p>
          </table:table-cell>
          <table:table-cell table:formula="of:=0.000189*[$'raw data'.C14]" office:value-type="float" office:value="26.0219775123" calcext:value-type="float">
            <text:p>26.0219775123</text:p>
          </table:table-cell>
          <table:table-cell table:formula="of:=0.000189*[$'raw data'.E14]" office:value-type="float" office:value="48.265161714" calcext:value-type="float">
            <text:p>48.265161714</text:p>
          </table:table-cell>
          <table:table-cell table:formula="of:=0.000189*([$'raw data'.F14] + [$'raw data'.G14])" office:value-type="float" office:value="92.43953329275" calcext:value-type="float">
            <text:p>92.43953329275</text:p>
          </table:table-cell>
          <table:table-cell table:formula="of:=0.000189*[$'raw data'.H14]" office:value-type="float" office:value="51.3260079822" calcext:value-type="float">
            <text:p>51.3260079822</text:p>
          </table:table-cell>
          <table:table-cell table:formula="of:=0.000189*[$'raw data'.I14]" office:value-type="float" office:value="23.1093236493" calcext:value-type="float">
            <text:p>23.1093236493</text:p>
          </table:table-cell>
          <table:table-cell table:formula="of:=0.000189*[$'raw data'.J14]" office:value-type="float" office:value="19.6760201274" calcext:value-type="float">
            <text:p>19.6760201274</text:p>
          </table:table-cell>
          <table:table-cell table:formula="of:=0.000189*[$'raw data'.K14]" office:value-type="float" office:value="26.9481897972" calcext:value-type="float">
            <text:p>26.9481897972</text:p>
          </table:table-cell>
          <table:table-cell table:formula="of:=0.000189*([$'raw data'.L14] + [$'raw data'.M14])" office:value-type="float" office:value="49.68369136143" calcext:value-type="float">
            <text:p>49.68369136143</text:p>
          </table:table-cell>
          <table:table-cell table:formula="of:=0.000189*([$'raw data'.D14] - [$'raw data'.O14])" office:value-type="float" office:value="-180.141166107" calcext:value-type="float">
            <text:p>-180.141166107</text:p>
          </table:table-cell>
          <table:table-cell table:formula="of:=-0.000189*[$'raw data'.P14]" office:value-type="float" office:value="-197.97949962" calcext:value-type="float">
            <text:p>-197.97949962</text:p>
          </table:table-cell>
          <table:table-cell table:formula="of:=SUM([.B14:.L14])" office:value-type="float" office:value="0.000000816480046239576" calcext:value-type="float">
            <text:p>8.16480046239576E-07</text:p>
          </table:table-cell>
        </table:table-row>
        <table:table-row table:style-name="ro1">
          <table:table-cell office:value-type="string" calcext:value-type="string">
            <text:p>21600</text:p>
          </table:table-cell>
          <table:table-cell table:formula="of:=0.000189*[$'raw data'.B15]" office:value-type="float" office:value="39.8163493728" calcext:value-type="float">
            <text:p>39.8163493728</text:p>
          </table:table-cell>
          <table:table-cell table:formula="of:=0.000189*[$'raw data'.C15]" office:value-type="float" office:value="24.9764339916" calcext:value-type="float">
            <text:p>24.9764339916</text:p>
          </table:table-cell>
          <table:table-cell table:formula="of:=0.000189*[$'raw data'.E15]" office:value-type="float" office:value="47.463278373" calcext:value-type="float">
            <text:p>47.463278373</text:p>
          </table:table-cell>
          <table:table-cell table:formula="of:=0.000189*([$'raw data'.F15] + [$'raw data'.G15])" office:value-type="float" office:value="92.45746316331" calcext:value-type="float">
            <text:p>92.45746316331</text:p>
          </table:table-cell>
          <table:table-cell table:formula="of:=0.000189*[$'raw data'.H15]" office:value-type="float" office:value="51.3467569125" calcext:value-type="float">
            <text:p>51.3467569125</text:p>
          </table:table-cell>
          <table:table-cell table:formula="of:=0.000189*[$'raw data'.I15]" office:value-type="float" office:value="23.1501897774" calcext:value-type="float">
            <text:p>23.1501897774</text:p>
          </table:table-cell>
          <table:table-cell table:formula="of:=0.000189*[$'raw data'.J15]" office:value-type="float" office:value="19.6544622015" calcext:value-type="float">
            <text:p>19.6544622015</text:p>
          </table:table-cell>
          <table:table-cell table:formula="of:=0.000189*[$'raw data'.K15]" office:value-type="float" office:value="26.9511939144" calcext:value-type="float">
            <text:p>26.9511939144</text:p>
          </table:table-cell>
          <table:table-cell table:formula="of:=0.000189*([$'raw data'.L15] + [$'raw data'.M15])" office:value-type="float" office:value="49.60711745577" calcext:value-type="float">
            <text:p>49.60711745577</text:p>
          </table:table-cell>
          <table:table-cell table:formula="of:=0.000189*([$'raw data'.D15] - [$'raw data'.O15])" office:value-type="float" office:value="-180.8147579112" calcext:value-type="float">
            <text:p>-180.8147579112</text:p>
          </table:table-cell>
          <table:table-cell table:formula="of:=-0.000189*[$'raw data'.P15]" office:value-type="float" office:value="-194.60848806" calcext:value-type="float">
            <text:p>-194.60848806</text:p>
          </table:table-cell>
          <table:table-cell table:formula="of:=SUM([.B15:.L15])" office:value-type="float" office:value="-0.00000080892002785049" calcext:value-type="float">
            <text:p>-8.0892002785049E-07</text:p>
          </table:table-cell>
        </table:table-row>
        <table:table-row table:style-name="ro1">
          <table:table-cell office:value-type="string" calcext:value-type="string">
            <text:p>23400</text:p>
          </table:table-cell>
          <table:table-cell table:formula="of:=0.000189*[$'raw data'.B16]" office:value-type="float" office:value="40.5294646302" calcext:value-type="float">
            <text:p>40.5294646302</text:p>
          </table:table-cell>
          <table:table-cell table:formula="of:=0.000189*[$'raw data'.C16]" office:value-type="float" office:value="25.9978308534" calcext:value-type="float">
            <text:p>25.9978308534</text:p>
          </table:table-cell>
          <table:table-cell table:formula="of:=0.000189*[$'raw data'.E16]" office:value-type="float" office:value="47.7211937076" calcext:value-type="float">
            <text:p>47.7211937076</text:p>
          </table:table-cell>
          <table:table-cell table:formula="of:=0.000189*([$'raw data'.F16] + [$'raw data'.G16])" office:value-type="float" office:value="92.46747283389" calcext:value-type="float">
            <text:p>92.46747283389</text:p>
          </table:table-cell>
          <table:table-cell table:formula="of:=0.000189*[$'raw data'.H16]" office:value-type="float" office:value="51.681821499" calcext:value-type="float">
            <text:p>51.681821499</text:p>
          </table:table-cell>
          <table:table-cell table:formula="of:=0.000189*[$'raw data'.I16]" office:value-type="float" office:value="23.1878185812" calcext:value-type="float">
            <text:p>23.1878185812</text:p>
          </table:table-cell>
          <table:table-cell table:formula="of:=0.000189*[$'raw data'.J16]" office:value-type="float" office:value="19.7027059824" calcext:value-type="float">
            <text:p>19.7027059824</text:p>
          </table:table-cell>
          <table:table-cell table:formula="of:=0.000189*[$'raw data'.K16]" office:value-type="float" office:value="26.9816647968" calcext:value-type="float">
            <text:p>26.9816647968</text:p>
          </table:table-cell>
          <table:table-cell table:formula="of:=0.000189*([$'raw data'.L16] + [$'raw data'.M16])" office:value-type="float" office:value="49.60399922982" calcext:value-type="float">
            <text:p>49.60399922982</text:p>
          </table:table-cell>
          <table:table-cell table:formula="of:=0.000189*([$'raw data'.D16] - [$'raw data'.O16])" office:value-type="float" office:value="-180.4022329788" calcext:value-type="float">
            <text:p>-180.4022329788</text:p>
          </table:table-cell>
          <table:table-cell table:formula="of:=-0.000189*[$'raw data'.P16]" office:value-type="float" office:value="-197.47173978" calcext:value-type="float">
            <text:p>-197.47173978</text:p>
          </table:table-cell>
          <table:table-cell table:formula="of:=SUM([.B16:.L16])" office:value-type="float" office:value="-0.000000644490071977089" calcext:value-type="float">
            <text:p>-6.44490071977089E-07</text:p>
          </table:table-cell>
        </table:table-row>
        <table:table-row table:style-name="ro1">
          <table:table-cell office:value-type="string" calcext:value-type="string">
            <text:p>25200</text:p>
          </table:table-cell>
          <table:table-cell table:formula="of:=0.000189*[$'raw data'.B17]" office:value-type="float" office:value="43.2931283379" calcext:value-type="float">
            <text:p>43.2931283379</text:p>
          </table:table-cell>
          <table:table-cell table:formula="of:=0.000189*[$'raw data'.C17]" office:value-type="float" office:value="15.99028139205" calcext:value-type="float">
            <text:p>15.99028139205</text:p>
          </table:table-cell>
          <table:table-cell table:formula="of:=0.000189*[$'raw data'.E17]" office:value-type="float" office:value="55.6033639959" calcext:value-type="float">
            <text:p>55.6033639959</text:p>
          </table:table-cell>
          <table:table-cell table:formula="of:=0.000189*([$'raw data'.F17] + [$'raw data'.G17])" office:value-type="float" office:value="92.58605280981" calcext:value-type="float">
            <text:p>92.58605280981</text:p>
          </table:table-cell>
          <table:table-cell table:formula="of:=0.000189*[$'raw data'.H17]" office:value-type="float" office:value="51.3948574503" calcext:value-type="float">
            <text:p>51.3948574503</text:p>
          </table:table-cell>
          <table:table-cell table:formula="of:=0.000189*[$'raw data'.I17]" office:value-type="float" office:value="23.1840935613" calcext:value-type="float">
            <text:p>23.1840935613</text:p>
          </table:table-cell>
          <table:table-cell table:formula="of:=0.000189*[$'raw data'.J17]" office:value-type="float" office:value="19.7577531963" calcext:value-type="float">
            <text:p>19.7577531963</text:p>
          </table:table-cell>
          <table:table-cell table:formula="of:=0.000189*[$'raw data'.K17]" office:value-type="float" office:value="26.9938948356" calcext:value-type="float">
            <text:p>26.9938948356</text:p>
          </table:table-cell>
          <table:table-cell table:formula="of:=0.000189*([$'raw data'.L17] + [$'raw data'.M17])" office:value-type="float" office:value="51.42561540291" calcext:value-type="float">
            <text:p>51.42561540291</text:p>
          </table:table-cell>
          <table:table-cell table:formula="of:=0.000189*([$'raw data'.D17] - [$'raw data'.O17])" office:value-type="float" office:value="-172.6219382076" calcext:value-type="float">
            <text:p>-172.6219382076</text:p>
          </table:table-cell>
          <table:table-cell table:formula="of:=-0.000189*[$'raw data'.P17]" office:value-type="float" office:value="-207.60710292" calcext:value-type="float">
            <text:p>-207.60710292</text:p>
          </table:table-cell>
          <table:table-cell table:formula="of:=SUM([.B17:.L17])" office:value-type="float" office:value="-0.000000145530023587526" calcext:value-type="float">
            <text:p>-1.45530023587526E-07</text:p>
          </table:table-cell>
        </table:table-row>
        <table:table-row table:style-name="ro1">
          <table:table-cell office:value-type="string" calcext:value-type="string">
            <text:p>27000</text:p>
          </table:table-cell>
          <table:table-cell table:formula="of:=0.000189*[$'raw data'.B18]" office:value-type="float" office:value="42.3110617146" calcext:value-type="float">
            <text:p>42.3110617146</text:p>
          </table:table-cell>
          <table:table-cell table:formula="of:=0.000189*[$'raw data'.C18]" office:value-type="float" office:value="15.57715615974" calcext:value-type="float">
            <text:p>15.57715615974</text:p>
          </table:table-cell>
          <table:table-cell table:formula="of:=0.000189*[$'raw data'.E18]" office:value-type="float" office:value="57.1578254352" calcext:value-type="float">
            <text:p>57.1578254352</text:p>
          </table:table-cell>
          <table:table-cell table:formula="of:=0.000189*([$'raw data'.F18] + [$'raw data'.G18])" office:value-type="float" office:value="106.3009781631" calcext:value-type="float">
            <text:p>106.3009781631</text:p>
          </table:table-cell>
          <table:table-cell table:formula="of:=0.000189*[$'raw data'.H18]" office:value-type="float" office:value="51.2499170547" calcext:value-type="float">
            <text:p>51.2499170547</text:p>
          </table:table-cell>
          <table:table-cell table:formula="of:=0.000189*[$'raw data'.I18]" office:value-type="float" office:value="23.1580182519" calcext:value-type="float">
            <text:p>23.1580182519</text:p>
          </table:table-cell>
          <table:table-cell table:formula="of:=0.000189*[$'raw data'.J18]" office:value-type="float" office:value="21.6954794574" calcext:value-type="float">
            <text:p>21.6954794574</text:p>
          </table:table-cell>
          <table:table-cell table:formula="of:=0.000189*[$'raw data'.K18]" office:value-type="float" office:value="26.9776467891" calcext:value-type="float">
            <text:p>26.9776467891</text:p>
          </table:table-cell>
          <table:table-cell table:formula="of:=0.000189*([$'raw data'.L18] + [$'raw data'.M18])" office:value-type="float" office:value="54.27993769317" calcext:value-type="float">
            <text:p>54.27993769317</text:p>
          </table:table-cell>
          <table:table-cell table:formula="of:=0.000189*([$'raw data'.D18] - [$'raw data'.O18])" office:value-type="float" office:value="-175.7528944038" calcext:value-type="float">
            <text:p>-175.7528944038</text:p>
          </table:table-cell>
          <table:table-cell table:formula="of:=-0.000189*[$'raw data'.P18]" office:value-type="float" office:value="-222.95512575" calcext:value-type="float">
            <text:p>-222.95512575</text:p>
          </table:table-cell>
          <table:table-cell table:formula="of:=SUM([.B18:.L18])" office:value-type="float" office:value="0.000000565109964156818" calcext:value-type="float">
            <text:p>5.65109964156818E-07</text:p>
          </table:table-cell>
        </table:table-row>
        <table:table-row table:style-name="ro1">
          <table:table-cell office:value-type="string" calcext:value-type="string">
            <text:p>28800</text:p>
          </table:table-cell>
          <table:table-cell table:formula="of:=0.000189*[$'raw data'.B19]" office:value-type="float" office:value="42.6883735656" calcext:value-type="float">
            <text:p>42.6883735656</text:p>
          </table:table-cell>
          <table:table-cell table:formula="of:=0.000189*[$'raw data'.C19]" office:value-type="float" office:value="15.93110954988" calcext:value-type="float">
            <text:p>15.93110954988</text:p>
          </table:table-cell>
          <table:table-cell table:formula="of:=0.000189*[$'raw data'.E19]" office:value-type="float" office:value="57.9376471464" calcext:value-type="float">
            <text:p>57.9376471464</text:p>
          </table:table-cell>
          <table:table-cell table:formula="of:=0.000189*([$'raw data'.F19] + [$'raw data'.G19])" office:value-type="float" office:value="106.7695860294" calcext:value-type="float">
            <text:p>106.7695860294</text:p>
          </table:table-cell>
          <table:table-cell table:formula="of:=0.000189*[$'raw data'.H19]" office:value-type="float" office:value="51.5728885896" calcext:value-type="float">
            <text:p>51.5728885896</text:p>
          </table:table-cell>
          <table:table-cell table:formula="of:=0.000189*[$'raw data'.I19]" office:value-type="float" office:value="23.1399167391" calcext:value-type="float">
            <text:p>23.1399167391</text:p>
          </table:table-cell>
          <table:table-cell table:formula="of:=0.000189*[$'raw data'.J19]" office:value-type="float" office:value="24.3929345373" calcext:value-type="float">
            <text:p>24.3929345373</text:p>
          </table:table-cell>
          <table:table-cell table:formula="of:=0.000189*[$'raw data'.K19]" office:value-type="float" office:value="26.857579644" calcext:value-type="float">
            <text:p>26.857579644</text:p>
          </table:table-cell>
          <table:table-cell table:formula="of:=0.000189*([$'raw data'.L19] + [$'raw data'.M19])" office:value-type="float" office:value="55.09194970104" calcext:value-type="float">
            <text:p>55.09194970104</text:p>
          </table:table-cell>
          <table:table-cell table:formula="of:=0.000189*([$'raw data'.D19] - [$'raw data'.O19])" office:value-type="float" office:value="-174.7406982699" calcext:value-type="float">
            <text:p>-174.7406982699</text:p>
          </table:table-cell>
          <table:table-cell table:formula="of:=-0.000189*[$'raw data'.P19]" office:value-type="float" office:value="-229.64128803" calcext:value-type="float">
            <text:p>-229.64128803</text:p>
          </table:table-cell>
          <table:table-cell table:formula="of:=SUM([.B19:.L19])" office:value-type="float" office:value="-0.000000797580035793999" calcext:value-type="float">
            <text:p>-7.97580035793999E-07</text:p>
          </table:table-cell>
        </table:table-row>
        <table:table-row table:style-name="ro1">
          <table:table-cell office:value-type="string" calcext:value-type="string">
            <text:p>30600</text:p>
          </table:table-cell>
          <table:table-cell table:formula="of:=0.000189*[$'raw data'.B20]" office:value-type="float" office:value="44.8517496672" calcext:value-type="float">
            <text:p>44.8517496672</text:p>
          </table:table-cell>
          <table:table-cell table:formula="of:=0.000189*[$'raw data'.C20]" office:value-type="float" office:value="16.31960922375" calcext:value-type="float">
            <text:p>16.31960922375</text:p>
          </table:table-cell>
          <table:table-cell table:formula="of:=0.000189*[$'raw data'.E20]" office:value-type="float" office:value="60.155422173" calcext:value-type="float">
            <text:p>60.155422173</text:p>
          </table:table-cell>
          <table:table-cell table:formula="of:=0.000189*([$'raw data'.F20] + [$'raw data'.G20])" office:value-type="float" office:value="111.1294141776" calcext:value-type="float">
            <text:p>111.1294141776</text:p>
          </table:table-cell>
          <table:table-cell table:formula="of:=0.000189*[$'raw data'.H20]" office:value-type="float" office:value="51.6235404195" calcext:value-type="float">
            <text:p>51.6235404195</text:p>
          </table:table-cell>
          <table:table-cell table:formula="of:=0.000189*[$'raw data'.I20]" office:value-type="float" office:value="23.030168049" calcext:value-type="float">
            <text:p>23.030168049</text:p>
          </table:table-cell>
          <table:table-cell table:formula="of:=0.000189*[$'raw data'.J20]" office:value-type="float" office:value="24.5194532919" calcext:value-type="float">
            <text:p>24.5194532919</text:p>
          </table:table-cell>
          <table:table-cell table:formula="of:=0.000189*[$'raw data'.K20]" office:value-type="float" office:value="27.0306910566" calcext:value-type="float">
            <text:p>27.0306910566</text:p>
          </table:table-cell>
          <table:table-cell table:formula="of:=0.000189*([$'raw data'.L20] + [$'raw data'.M20])" office:value-type="float" office:value="52.48283681403" calcext:value-type="float">
            <text:p>52.48283681403</text:p>
          </table:table-cell>
          <table:table-cell table:formula="of:=0.000189*([$'raw data'.D20] - [$'raw data'.O20])" office:value-type="float" office:value="-168.6713226345" calcext:value-type="float">
            <text:p>-168.6713226345</text:p>
          </table:table-cell>
          <table:table-cell table:formula="of:=-0.000189*[$'raw data'.P20]" office:value-type="float" office:value="-242.47156248" calcext:value-type="float">
            <text:p>-242.47156248</text:p>
          </table:table-cell>
          <table:table-cell table:formula="of:=SUM([.B20:.L20])" office:value-type="float" office:value="-0.000000241919977383986" calcext:value-type="float">
            <text:p>-2.41919977383986E-07</text:p>
          </table:table-cell>
        </table:table-row>
        <table:table-row table:style-name="ro1">
          <table:table-cell office:value-type="string" calcext:value-type="string">
            <text:p>32400</text:p>
          </table:table-cell>
          <table:table-cell table:formula="of:=0.000189*[$'raw data'.B21]" office:value-type="float" office:value="43.8171586965" calcext:value-type="float">
            <text:p>43.8171586965</text:p>
          </table:table-cell>
          <table:table-cell table:formula="of:=0.000189*[$'raw data'.C21]" office:value-type="float" office:value="15.76548702603" calcext:value-type="float">
            <text:p>15.76548702603</text:p>
          </table:table-cell>
          <table:table-cell table:formula="of:=0.000189*[$'raw data'.E21]" office:value-type="float" office:value="59.1360101892" calcext:value-type="float">
            <text:p>59.1360101892</text:p>
          </table:table-cell>
          <table:table-cell table:formula="of:=0.000189*([$'raw data'.F21] + [$'raw data'.G21])" office:value-type="float" office:value="111.9005261262" calcext:value-type="float">
            <text:p>111.9005261262</text:p>
          </table:table-cell>
          <table:table-cell table:formula="of:=0.000189*[$'raw data'.H21]" office:value-type="float" office:value="51.5046410298" calcext:value-type="float">
            <text:p>51.5046410298</text:p>
          </table:table-cell>
          <table:table-cell table:formula="of:=0.000189*[$'raw data'.I21]" office:value-type="float" office:value="23.2279555284" calcext:value-type="float">
            <text:p>23.2279555284</text:p>
          </table:table-cell>
          <table:table-cell table:formula="of:=0.000189*[$'raw data'.J21]" office:value-type="float" office:value="24.0321304944" calcext:value-type="float">
            <text:p>24.0321304944</text:p>
          </table:table-cell>
          <table:table-cell table:formula="of:=0.000189*[$'raw data'.K21]" office:value-type="float" office:value="26.6650466103" calcext:value-type="float">
            <text:p>26.6650466103</text:p>
          </table:table-cell>
          <table:table-cell table:formula="of:=0.000189*([$'raw data'.L21] + [$'raw data'.M21])" office:value-type="float" office:value="56.44539952695" calcext:value-type="float">
            <text:p>56.44539952695</text:p>
          </table:table-cell>
          <table:table-cell table:formula="of:=0.000189*([$'raw data'.D21] - [$'raw data'.O21])" office:value-type="float" office:value="-170.3149624386" calcext:value-type="float">
            <text:p>-170.3149624386</text:p>
          </table:table-cell>
          <table:table-cell table:formula="of:=-0.000189*[$'raw data'.P21]" office:value-type="float" office:value="-242.17939305" calcext:value-type="float">
            <text:p>-242.17939305</text:p>
          </table:table-cell>
          <table:table-cell table:formula="of:=SUM([.B21:.L21])" office:value-type="float" office:value="-0.000000260820037567555" calcext:value-type="float">
            <text:p>-2.60820037567555E-07</text:p>
          </table:table-cell>
        </table:table-row>
        <table:table-row table:style-name="ro1">
          <table:table-cell office:value-type="string" calcext:value-type="string">
            <text:p>34200</text:p>
          </table:table-cell>
          <table:table-cell table:formula="of:=0.000189*[$'raw data'.B22]" office:value-type="float" office:value="43.2717986862" calcext:value-type="float">
            <text:p>43.2717986862</text:p>
          </table:table-cell>
          <table:table-cell table:formula="of:=0.000189*[$'raw data'.C22]" office:value-type="float" office:value="15.62398672716" calcext:value-type="float">
            <text:p>15.62398672716</text:p>
          </table:table-cell>
          <table:table-cell table:formula="of:=0.000189*[$'raw data'.E22]" office:value-type="float" office:value="58.7551348755" calcext:value-type="float">
            <text:p>58.7551348755</text:p>
          </table:table-cell>
          <table:table-cell table:formula="of:=0.000189*([$'raw data'.F22] + [$'raw data'.G22])" office:value-type="float" office:value="111.5747335017" calcext:value-type="float">
            <text:p>111.5747335017</text:p>
          </table:table-cell>
          <table:table-cell table:formula="of:=0.000189*[$'raw data'.H22]" office:value-type="float" office:value="51.1257665835" calcext:value-type="float">
            <text:p>51.1257665835</text:p>
          </table:table-cell>
          <table:table-cell table:formula="of:=0.000189*[$'raw data'.I22]" office:value-type="float" office:value="22.9023500328" calcext:value-type="float">
            <text:p>22.9023500328</text:p>
          </table:table-cell>
          <table:table-cell table:formula="of:=0.000189*[$'raw data'.J22]" office:value-type="float" office:value="39.1829915295" calcext:value-type="float">
            <text:p>39.1829915295</text:p>
          </table:table-cell>
          <table:table-cell table:formula="of:=0.000189*[$'raw data'.K22]" office:value-type="float" office:value="26.5994847216" calcext:value-type="float">
            <text:p>26.5994847216</text:p>
          </table:table-cell>
          <table:table-cell table:formula="of:=0.000189*([$'raw data'.L22] + [$'raw data'.M22])" office:value-type="float" office:value="62.24115555693" calcext:value-type="float">
            <text:p>62.24115555693</text:p>
          </table:table-cell>
          <table:table-cell table:formula="of:=0.000189*([$'raw data'.D22] - [$'raw data'.O22])" office:value-type="float" office:value="-171.365850747" calcext:value-type="float">
            <text:p>-171.365850747</text:p>
          </table:table-cell>
          <table:table-cell table:formula="of:=-0.000189*[$'raw data'.P22]" office:value-type="float" office:value="-259.91155071" calcext:value-type="float">
            <text:p>-259.91155071</text:p>
          </table:table-cell>
          <table:table-cell table:formula="of:=SUM([.B22:.L22])" office:value-type="float" office:value="0.000000757889935698586" calcext:value-type="float">
            <text:p>7.57889935698586E-07</text:p>
          </table:table-cell>
        </table:table-row>
        <table:table-row table:style-name="ro1">
          <table:table-cell office:value-type="string" calcext:value-type="string">
            <text:p>36000</text:p>
          </table:table-cell>
          <table:table-cell table:formula="of:=0.000189*[$'raw data'.B23]" office:value-type="float" office:value="43.1262646038" calcext:value-type="float">
            <text:p>43.1262646038</text:p>
          </table:table-cell>
          <table:table-cell table:formula="of:=0.000189*[$'raw data'.C23]" office:value-type="float" office:value="15.55062373116" calcext:value-type="float">
            <text:p>15.55062373116</text:p>
          </table:table-cell>
          <table:table-cell table:formula="of:=0.000189*[$'raw data'.E23]" office:value-type="float" office:value="58.5199714932" calcext:value-type="float">
            <text:p>58.5199714932</text:p>
          </table:table-cell>
          <table:table-cell table:formula="of:=0.000189*([$'raw data'.F23] + [$'raw data'.G23])" office:value-type="float" office:value="111.4838478054" calcext:value-type="float">
            <text:p>111.4838478054</text:p>
          </table:table-cell>
          <table:table-cell table:formula="of:=0.000189*[$'raw data'.H23]" office:value-type="float" office:value="51.0581493198" calcext:value-type="float">
            <text:p>51.0581493198</text:p>
          </table:table-cell>
          <table:table-cell table:formula="of:=0.000189*[$'raw data'.I23]" office:value-type="float" office:value="23.113354131" calcext:value-type="float">
            <text:p>23.113354131</text:p>
          </table:table-cell>
          <table:table-cell table:formula="of:=0.000189*[$'raw data'.J23]" office:value-type="float" office:value="40.0255330797" calcext:value-type="float">
            <text:p>40.0255330797</text:p>
          </table:table-cell>
          <table:table-cell table:formula="of:=0.000189*[$'raw data'.K23]" office:value-type="float" office:value="26.4647788839" calcext:value-type="float">
            <text:p>26.4647788839</text:p>
          </table:table-cell>
          <table:table-cell table:formula="of:=0.000189*([$'raw data'.L23] + [$'raw data'.M23])" office:value-type="float" office:value="64.02351699891" calcext:value-type="float">
            <text:p>64.02351699891</text:p>
          </table:table-cell>
          <table:table-cell table:formula="of:=0.000189*([$'raw data'.D23] - [$'raw data'.O23])" office:value-type="float" office:value="-175.876999137" calcext:value-type="float">
            <text:p>-175.876999137</text:p>
          </table:table-cell>
          <table:table-cell table:formula="of:=-0.000189*[$'raw data'.P23]" office:value-type="float" office:value="-257.48904132" calcext:value-type="float">
            <text:p>-257.48904132</text:p>
          </table:table-cell>
          <table:table-cell table:formula="of:=SUM([.B23:.L23])" office:value-type="float" office:value="-0.000000410129985084495" calcext:value-type="float">
            <text:p>-4.10129985084495E-07</text:p>
          </table:table-cell>
        </table:table-row>
        <table:table-row table:style-name="ro1">
          <table:table-cell office:value-type="string" calcext:value-type="string">
            <text:p>37800</text:p>
          </table:table-cell>
          <table:table-cell table:formula="of:=0.000189*[$'raw data'.B24]" office:value-type="float" office:value="44.4791685807" calcext:value-type="float">
            <text:p>44.4791685807</text:p>
          </table:table-cell>
          <table:table-cell table:formula="of:=0.000189*[$'raw data'.C24]" office:value-type="float" office:value="15.98123501478" calcext:value-type="float">
            <text:p>15.98123501478</text:p>
          </table:table-cell>
          <table:table-cell table:formula="of:=0.000189*[$'raw data'.E24]" office:value-type="float" office:value="59.9797814868" calcext:value-type="float">
            <text:p>59.9797814868</text:p>
          </table:table-cell>
          <table:table-cell table:formula="of:=0.000189*([$'raw data'.F24] + [$'raw data'.G24])" office:value-type="float" office:value="111.6092311803" calcext:value-type="float">
            <text:p>111.6092311803</text:p>
          </table:table-cell>
          <table:table-cell table:formula="of:=0.000189*[$'raw data'.H24]" office:value-type="float" office:value="50.7432717099" calcext:value-type="float">
            <text:p>50.7432717099</text:p>
          </table:table-cell>
          <table:table-cell table:formula="of:=0.000189*[$'raw data'.I24]" office:value-type="float" office:value="23.1645708441" calcext:value-type="float">
            <text:p>23.1645708441</text:p>
          </table:table-cell>
          <table:table-cell table:formula="of:=0.000189*[$'raw data'.J24]" office:value-type="float" office:value="39.8064493827" calcext:value-type="float">
            <text:p>39.8064493827</text:p>
          </table:table-cell>
          <table:table-cell table:formula="of:=0.000189*[$'raw data'.K24]" office:value-type="float" office:value="26.4063253419" calcext:value-type="float">
            <text:p>26.4063253419</text:p>
          </table:table-cell>
          <table:table-cell table:formula="of:=0.000189*([$'raw data'.L24] + [$'raw data'.M24])" office:value-type="float" office:value="62.44634758383" calcext:value-type="float">
            <text:p>62.44634758383</text:p>
          </table:table-cell>
          <table:table-cell table:formula="of:=0.000189*([$'raw data'.D24] - [$'raw data'.O24])" office:value-type="float" office:value="-174.6454776507" calcext:value-type="float">
            <text:p>-174.6454776507</text:p>
          </table:table-cell>
          <table:table-cell table:formula="of:=-0.000189*[$'raw data'.P24]" office:value-type="float" office:value="-259.97090427" calcext:value-type="float">
            <text:p>-259.97090427</text:p>
          </table:table-cell>
          <table:table-cell table:formula="of:=SUM([.B24:.L24])" office:value-type="float" office:value="-0.000000795689906851749" calcext:value-type="float">
            <text:p>-7.95689906851749E-07</text:p>
          </table:table-cell>
        </table:table-row>
        <table:table-row table:style-name="ro1">
          <table:table-cell office:value-type="string" calcext:value-type="string">
            <text:p>39600</text:p>
          </table:table-cell>
          <table:table-cell table:formula="of:=0.000189*[$'raw data'.B25]" office:value-type="float" office:value="43.1784672732" calcext:value-type="float">
            <text:p>43.1784672732</text:p>
          </table:table-cell>
          <table:table-cell table:formula="of:=0.000189*[$'raw data'.C25]" office:value-type="float" office:value="15.61777529319" calcext:value-type="float">
            <text:p>15.61777529319</text:p>
          </table:table-cell>
          <table:table-cell table:formula="of:=0.000189*[$'raw data'.E25]" office:value-type="float" office:value="59.0195000241" calcext:value-type="float">
            <text:p>59.0195000241</text:p>
          </table:table-cell>
          <table:table-cell table:formula="of:=0.000189*([$'raw data'.F25] + [$'raw data'.G25])" office:value-type="float" office:value="111.7192981653" calcext:value-type="float">
            <text:p>111.7192981653</text:p>
          </table:table-cell>
          <table:table-cell table:formula="of:=0.000189*[$'raw data'.H25]" office:value-type="float" office:value="50.6501104914" calcext:value-type="float">
            <text:p>50.6501104914</text:p>
          </table:table-cell>
          <table:table-cell table:formula="of:=0.000189*[$'raw data'.I25]" office:value-type="float" office:value="23.0094465993" calcext:value-type="float">
            <text:p>23.0094465993</text:p>
          </table:table-cell>
          <table:table-cell table:formula="of:=0.000189*[$'raw data'.J25]" office:value-type="float" office:value="39.6524487618" calcext:value-type="float">
            <text:p>39.6524487618</text:p>
          </table:table-cell>
          <table:table-cell table:formula="of:=0.000189*[$'raw data'.K25]" office:value-type="float" office:value="26.3025944496" calcext:value-type="float">
            <text:p>26.3025944496</text:p>
          </table:table-cell>
          <table:table-cell table:formula="of:=0.000189*([$'raw data'.L25] + [$'raw data'.M25])" office:value-type="float" office:value="63.87313524795" calcext:value-type="float">
            <text:p>63.87313524795</text:p>
          </table:table-cell>
          <table:table-cell table:formula="of:=0.000189*([$'raw data'.D25] - [$'raw data'.O25])" office:value-type="float" office:value="-175.8578762871" calcext:value-type="float">
            <text:p>-175.8578762871</text:p>
          </table:table-cell>
          <table:table-cell table:formula="of:=-0.000189*[$'raw data'.P25]" office:value-type="float" office:value="-257.16490065" calcext:value-type="float">
            <text:p>-257.16490065</text:p>
          </table:table-cell>
          <table:table-cell table:formula="of:=SUM([.B25:.L25])" office:value-type="float" office:value="-0.000000631260036243475" calcext:value-type="float">
            <text:p>-6.31260036243475E-07</text:p>
          </table:table-cell>
        </table:table-row>
        <table:table-row table:style-name="ro1">
          <table:table-cell office:value-type="string" calcext:value-type="string">
            <text:p>41400</text:p>
          </table:table-cell>
          <table:table-cell table:formula="of:=0.000189*[$'raw data'.B26]" office:value-type="float" office:value="43.3760838777" calcext:value-type="float">
            <text:p>43.3760838777</text:p>
          </table:table-cell>
          <table:table-cell table:formula="of:=0.000189*[$'raw data'.C26]" office:value-type="float" office:value="15.59953559304" calcext:value-type="float">
            <text:p>15.59953559304</text:p>
          </table:table-cell>
          <table:table-cell table:formula="of:=0.000189*[$'raw data'.E26]" office:value-type="float" office:value="61.5838544433" calcext:value-type="float">
            <text:p>61.5838544433</text:p>
          </table:table-cell>
          <table:table-cell table:formula="of:=0.000189*([$'raw data'.F26] + [$'raw data'.G26])" office:value-type="float" office:value="111.8402534214" calcext:value-type="float">
            <text:p>111.8402534214</text:p>
          </table:table-cell>
          <table:table-cell table:formula="of:=0.000189*[$'raw data'.H26]" office:value-type="float" office:value="50.5138662693" calcext:value-type="float">
            <text:p>50.5138662693</text:p>
          </table:table-cell>
          <table:table-cell table:formula="of:=0.000189*[$'raw data'.I26]" office:value-type="float" office:value="22.854962592" calcext:value-type="float">
            <text:p>22.854962592</text:p>
          </table:table-cell>
          <table:table-cell table:formula="of:=0.000189*[$'raw data'.J26]" office:value-type="float" office:value="39.1918728285" calcext:value-type="float">
            <text:p>39.1918728285</text:p>
          </table:table-cell>
          <table:table-cell table:formula="of:=0.000189*[$'raw data'.K26]" office:value-type="float" office:value="26.5216003731" calcext:value-type="float">
            <text:p>26.5216003731</text:p>
          </table:table-cell>
          <table:table-cell table:formula="of:=0.000189*([$'raw data'.L26] + [$'raw data'.M26])" office:value-type="float" office:value="63.87951438918" calcext:value-type="float">
            <text:p>63.87951438918</text:p>
          </table:table-cell>
          <table:table-cell table:formula="of:=0.000189*([$'raw data'.D26] - [$'raw data'.O26])" office:value-type="float" office:value="-173.524935339" calcext:value-type="float">
            <text:p>-173.524935339</text:p>
          </table:table-cell>
          <table:table-cell table:formula="of:=-0.000189*[$'raw data'.P26]" office:value-type="float" office:value="-261.83660832" calcext:value-type="float">
            <text:p>-261.83660832</text:p>
          </table:table-cell>
          <table:table-cell table:formula="of:=SUM([.B26:.L26])" office:value-type="float" office:value="0.000000128519971553942" calcext:value-type="float">
            <text:p>1.28519971553942E-07</text:p>
          </table:table-cell>
        </table:table-row>
        <table:table-row table:style-name="ro1">
          <table:table-cell office:value-type="string" calcext:value-type="string">
            <text:p>43200</text:p>
          </table:table-cell>
          <table:table-cell table:formula="of:=0.000189*[$'raw data'.B27]" office:value-type="float" office:value="43.10311131" calcext:value-type="float">
            <text:p>43.10311131</text:p>
          </table:table-cell>
          <table:table-cell table:formula="of:=0.000189*[$'raw data'.C27]" office:value-type="float" office:value="15.54955283637" calcext:value-type="float">
            <text:p>15.54955283637</text:p>
          </table:table-cell>
          <table:table-cell table:formula="of:=0.000189*[$'raw data'.E27]" office:value-type="float" office:value="63.2722121766" calcext:value-type="float">
            <text:p>63.2722121766</text:p>
          </table:table-cell>
          <table:table-cell table:formula="of:=0.000189*([$'raw data'.F27] + [$'raw data'.G27])" office:value-type="float" office:value="111.6979553403" calcext:value-type="float">
            <text:p>111.6979553403</text:p>
          </table:table-cell>
          <table:table-cell table:formula="of:=0.000189*[$'raw data'.H27]" office:value-type="float" office:value="50.224014225" calcext:value-type="float">
            <text:p>50.224014225</text:p>
          </table:table-cell>
          <table:table-cell table:formula="of:=0.000189*[$'raw data'.I27]" office:value-type="float" office:value="22.9724332362" calcext:value-type="float">
            <text:p>22.9724332362</text:p>
          </table:table-cell>
          <table:table-cell table:formula="of:=0.000189*[$'raw data'.J27]" office:value-type="float" office:value="39.4633770174" calcext:value-type="float">
            <text:p>39.4633770174</text:p>
          </table:table-cell>
          <table:table-cell table:formula="of:=0.000189*[$'raw data'.K27]" office:value-type="float" office:value="26.4030426765" calcext:value-type="float">
            <text:p>26.4030426765</text:p>
          </table:table-cell>
          <table:table-cell table:formula="of:=0.000189*([$'raw data'.L27] + [$'raw data'.M27])" office:value-type="float" office:value="63.66219207768" calcext:value-type="float">
            <text:p>63.66219207768</text:p>
          </table:table-cell>
          <table:table-cell table:formula="of:=0.000189*([$'raw data'.D27] - [$'raw data'.O27])" office:value-type="float" office:value="-167.8313467782" calcext:value-type="float">
            <text:p>-167.8313467782</text:p>
          </table:table-cell>
          <table:table-cell table:formula="of:=-0.000189*[$'raw data'.P27]" office:value-type="float" office:value="-268.51654494" calcext:value-type="float">
            <text:p>-268.51654494</text:p>
          </table:table-cell>
          <table:table-cell table:formula="of:=SUM([.B27:.L27])" office:value-type="float" office:value="-0.00000082214999252983" calcext:value-type="float">
            <text:p>-8.2214999252983E-07</text:p>
          </table:table-cell>
        </table:table-row>
        <table:table-row table:style-name="ro1">
          <table:table-cell office:value-type="string" calcext:value-type="string">
            <text:p>45000</text:p>
          </table:table-cell>
          <table:table-cell table:formula="of:=0.000189*[$'raw data'.B28]" office:value-type="float" office:value="43.4463772302" calcext:value-type="float">
            <text:p>43.4463772302</text:p>
          </table:table-cell>
          <table:table-cell table:formula="of:=0.000189*[$'raw data'.C28]" office:value-type="float" office:value="15.7092878817" calcext:value-type="float">
            <text:p>15.7092878817</text:p>
          </table:table-cell>
          <table:table-cell table:formula="of:=0.000189*[$'raw data'.E28]" office:value-type="float" office:value="63.3073842639" calcext:value-type="float">
            <text:p>63.3073842639</text:p>
          </table:table-cell>
          <table:table-cell table:formula="of:=0.000189*([$'raw data'.F28] + [$'raw data'.G28])" office:value-type="float" office:value="111.6096641982" calcext:value-type="float">
            <text:p>111.6096641982</text:p>
          </table:table-cell>
          <table:table-cell table:formula="of:=0.000189*[$'raw data'.H28]" office:value-type="float" office:value="49.9163206185" calcext:value-type="float">
            <text:p>49.9163206185</text:p>
          </table:table-cell>
          <table:table-cell table:formula="of:=0.000189*[$'raw data'.I28]" office:value-type="float" office:value="22.829897034" calcext:value-type="float">
            <text:p>22.829897034</text:p>
          </table:table-cell>
          <table:table-cell table:formula="of:=0.000189*[$'raw data'.J28]" office:value-type="float" office:value="39.497850504" calcext:value-type="float">
            <text:p>39.497850504</text:p>
          </table:table-cell>
          <table:table-cell table:formula="of:=0.000189*[$'raw data'.K28]" office:value-type="float" office:value="26.1550108701" calcext:value-type="float">
            <text:p>26.1550108701</text:p>
          </table:table-cell>
          <table:table-cell table:formula="of:=0.000189*([$'raw data'.L28] + [$'raw data'.M28])" office:value-type="float" office:value="63.63725982138" calcext:value-type="float">
            <text:p>63.63725982138</text:p>
          </table:table-cell>
          <table:table-cell table:formula="of:=0.000189*([$'raw data'.D28] - [$'raw data'.O28])" office:value-type="float" office:value="-167.2685052507" calcext:value-type="float">
            <text:p>-167.2685052507</text:p>
          </table:table-cell>
          <table:table-cell table:formula="of:=-0.000189*[$'raw data'.P28]" office:value-type="float" office:value="-268.84054764" calcext:value-type="float">
            <text:p>-268.84054764</text:p>
          </table:table-cell>
          <table:table-cell table:formula="of:=SUM([.B28:.L28])" office:value-type="float" office:value="-0.00000046872000325493" calcext:value-type="float">
            <text:p>-4.6872000325493E-07</text:p>
          </table:table-cell>
        </table:table-row>
        <table:table-row table:style-name="ro1">
          <table:table-cell office:value-type="string" calcext:value-type="string">
            <text:p>46800</text:p>
          </table:table-cell>
          <table:table-cell table:formula="of:=0.000189*[$'raw data'.B29]" office:value-type="float" office:value="43.8747507009" calcext:value-type="float">
            <text:p>43.8747507009</text:p>
          </table:table-cell>
          <table:table-cell table:formula="of:=0.000189*[$'raw data'.C29]" office:value-type="float" office:value="15.7916204964" calcext:value-type="float">
            <text:p>15.7916204964</text:p>
          </table:table-cell>
          <table:table-cell table:formula="of:=0.000189*[$'raw data'.E29]" office:value-type="float" office:value="63.3353008302" calcext:value-type="float">
            <text:p>63.3353008302</text:p>
          </table:table-cell>
          <table:table-cell table:formula="of:=0.000189*([$'raw data'.F29] + [$'raw data'.G29])" office:value-type="float" office:value="111.1012946631" calcext:value-type="float">
            <text:p>111.1012946631</text:p>
          </table:table-cell>
          <table:table-cell table:formula="of:=0.000189*[$'raw data'.H29]" office:value-type="float" office:value="49.7354726799" calcext:value-type="float">
            <text:p>49.7354726799</text:p>
          </table:table-cell>
          <table:table-cell table:formula="of:=0.000189*[$'raw data'.I29]" office:value-type="float" office:value="22.9671804537" calcext:value-type="float">
            <text:p>22.9671804537</text:p>
          </table:table-cell>
          <table:table-cell table:formula="of:=0.000189*[$'raw data'.J29]" office:value-type="float" office:value="39.3801397542" calcext:value-type="float">
            <text:p>39.3801397542</text:p>
          </table:table-cell>
          <table:table-cell table:formula="of:=0.000189*[$'raw data'.K29]" office:value-type="float" office:value="26.2423529298" calcext:value-type="float">
            <text:p>26.2423529298</text:p>
          </table:table-cell>
          <table:table-cell table:formula="of:=0.000189*([$'raw data'.L29] + [$'raw data'.M29])" office:value-type="float" office:value="63.66988836369" calcext:value-type="float">
            <text:p>63.66988836369</text:p>
          </table:table-cell>
          <table:table-cell table:formula="of:=0.000189*([$'raw data'.D29] - [$'raw data'.O29])" office:value-type="float" office:value="-165.7087262397" calcext:value-type="float">
            <text:p>-165.7087262397</text:p>
          </table:table-cell>
          <table:table-cell table:formula="of:=-0.000189*[$'raw data'.P29]" office:value-type="float" office:value="-270.38927412" calcext:value-type="float">
            <text:p>-270.38927412</text:p>
          </table:table-cell>
          <table:table-cell table:formula="of:=SUM([.B29:.L29])" office:value-type="float" office:value="0.000000512190041490612" calcext:value-type="float">
            <text:p>5.12190041490612E-07</text:p>
          </table:table-cell>
        </table:table-row>
        <table:table-row table:style-name="ro1">
          <table:table-cell office:value-type="string" calcext:value-type="string">
            <text:p>48600</text:p>
          </table:table-cell>
          <table:table-cell table:formula="of:=0.000189*[$'raw data'.B30]" office:value-type="float" office:value="43.2957448161" calcext:value-type="float">
            <text:p>43.2957448161</text:p>
          </table:table-cell>
          <table:table-cell table:formula="of:=0.000189*[$'raw data'.C30]" office:value-type="float" office:value="15.46591602717" calcext:value-type="float">
            <text:p>15.46591602717</text:p>
          </table:table-cell>
          <table:table-cell table:formula="of:=0.000189*[$'raw data'.E30]" office:value-type="float" office:value="68.3315051328" calcext:value-type="float">
            <text:p>68.3315051328</text:p>
          </table:table-cell>
          <table:table-cell table:formula="of:=0.000189*([$'raw data'.F30] + [$'raw data'.G30])" office:value-type="float" office:value="111.2544622665" calcext:value-type="float">
            <text:p>111.2544622665</text:p>
          </table:table-cell>
          <table:table-cell table:formula="of:=0.000189*[$'raw data'.H30]" office:value-type="float" office:value="49.5847763082" calcext:value-type="float">
            <text:p>49.5847763082</text:p>
          </table:table-cell>
          <table:table-cell table:formula="of:=0.000189*[$'raw data'.I30]" office:value-type="float" office:value="22.8187366785" calcext:value-type="float">
            <text:p>22.8187366785</text:p>
          </table:table-cell>
          <table:table-cell table:formula="of:=0.000189*[$'raw data'.J30]" office:value-type="float" office:value="39.2712802713" calcext:value-type="float">
            <text:p>39.2712802713</text:p>
          </table:table-cell>
          <table:table-cell table:formula="of:=0.000189*[$'raw data'.K30]" office:value-type="float" office:value="26.0982711423" calcext:value-type="float">
            <text:p>26.0982711423</text:p>
          </table:table-cell>
          <table:table-cell table:formula="of:=0.000189*([$'raw data'.L30] + [$'raw data'.M30])" office:value-type="float" office:value="63.60660091989" calcext:value-type="float">
            <text:p>63.60660091989</text:p>
          </table:table-cell>
          <table:table-cell table:formula="of:=0.000189*([$'raw data'.D30] - [$'raw data'.O30])" office:value-type="float" office:value="-166.7899907226" calcext:value-type="float">
            <text:p>-166.7899907226</text:p>
          </table:table-cell>
          <table:table-cell table:formula="of:=-0.000189*[$'raw data'.P30]" office:value-type="float" office:value="-272.93730219" calcext:value-type="float">
            <text:p>-272.93730219</text:p>
          </table:table-cell>
          <table:table-cell table:formula="of:=SUM([.B30:.L30])" office:value-type="float" office:value="0.000000650160032478198" calcext:value-type="float">
            <text:p>6.50160032478198E-07</text:p>
          </table:table-cell>
        </table:table-row>
        <table:table-row table:style-name="ro1">
          <table:table-cell office:value-type="string" calcext:value-type="string">
            <text:p>50400</text:p>
          </table:table-cell>
          <table:table-cell table:formula="of:=0.000189*[$'raw data'.B31]" office:value-type="float" office:value="43.0077964365" calcext:value-type="float">
            <text:p>43.0077964365</text:p>
          </table:table-cell>
          <table:table-cell table:formula="of:=0.000189*[$'raw data'.C31]" office:value-type="float" office:value="15.36828759711" calcext:value-type="float">
            <text:p>15.36828759711</text:p>
          </table:table-cell>
          <table:table-cell table:formula="of:=0.000189*[$'raw data'.E31]" office:value-type="float" office:value="68.3550169218" calcext:value-type="float">
            <text:p>68.3550169218</text:p>
          </table:table-cell>
          <table:table-cell table:formula="of:=0.000189*([$'raw data'.F31] + [$'raw data'.G31])" office:value-type="float" office:value="110.3638791465" calcext:value-type="float">
            <text:p>110.3638791465</text:p>
          </table:table-cell>
          <table:table-cell table:formula="of:=0.000189*[$'raw data'.H31]" office:value-type="float" office:value="49.6475354403" calcext:value-type="float">
            <text:p>49.6475354403</text:p>
          </table:table-cell>
          <table:table-cell table:formula="of:=0.000189*[$'raw data'.I31]" office:value-type="float" office:value="22.8704536368" calcext:value-type="float">
            <text:p>22.8704536368</text:p>
          </table:table-cell>
          <table:table-cell table:formula="of:=0.000189*[$'raw data'.J31]" office:value-type="float" office:value="39.3059804067" calcext:value-type="float">
            <text:p>39.3059804067</text:p>
          </table:table-cell>
          <table:table-cell table:formula="of:=0.000189*[$'raw data'.K31]" office:value-type="float" office:value="26.0807161986" calcext:value-type="float">
            <text:p>26.0807161986</text:p>
          </table:table-cell>
          <table:table-cell table:formula="of:=0.000189*([$'raw data'.L31] + [$'raw data'.M31])" office:value-type="float" office:value="63.68182987131" calcext:value-type="float">
            <text:p>63.68182987131</text:p>
          </table:table-cell>
          <table:table-cell table:formula="of:=0.000189*([$'raw data'.D31] - [$'raw data'.O31])" office:value-type="float" office:value="-166.7035348461" calcext:value-type="float">
            <text:p>-166.7035348461</text:p>
          </table:table-cell>
          <table:table-cell table:formula="of:=-0.000189*[$'raw data'.P31]" office:value-type="float" office:value="-271.97796087" calcext:value-type="float">
            <text:p>-271.97796087</text:p>
          </table:table-cell>
          <table:table-cell table:formula="of:=SUM([.B31:.L31])" office:value-type="float" office:value="-0.000000060480012109565" calcext:value-type="float">
            <text:p>-6.0480012109565E-08</text:p>
          </table:table-cell>
        </table:table-row>
        <table:table-row table:style-name="ro1">
          <table:table-cell office:value-type="string" calcext:value-type="string">
            <text:p>52200</text:p>
          </table:table-cell>
          <table:table-cell table:formula="of:=0.000189*[$'raw data'.B32]" office:value-type="float" office:value="43.1616210039" calcext:value-type="float">
            <text:p>43.1616210039</text:p>
          </table:table-cell>
          <table:table-cell table:formula="of:=0.000189*[$'raw data'.C32]" office:value-type="float" office:value="15.43218673374" calcext:value-type="float">
            <text:p>15.43218673374</text:p>
          </table:table-cell>
          <table:table-cell table:formula="of:=0.000189*[$'raw data'.E32]" office:value-type="float" office:value="68.7665685987" calcext:value-type="float">
            <text:p>68.7665685987</text:p>
          </table:table-cell>
          <table:table-cell table:formula="of:=0.000189*([$'raw data'.F32] + [$'raw data'.G32])" office:value-type="float" office:value="110.6637389109" calcext:value-type="float">
            <text:p>110.6637389109</text:p>
          </table:table-cell>
          <table:table-cell table:formula="of:=0.000189*[$'raw data'.H32]" office:value-type="float" office:value="49.729852368" calcext:value-type="float">
            <text:p>49.729852368</text:p>
          </table:table-cell>
          <table:table-cell table:formula="of:=0.000189*[$'raw data'.I32]" office:value-type="float" office:value="22.8882418443" calcext:value-type="float">
            <text:p>22.8882418443</text:p>
          </table:table-cell>
          <table:table-cell table:formula="of:=0.000189*[$'raw data'.J32]" office:value-type="float" office:value="39.0769202502" calcext:value-type="float">
            <text:p>39.0769202502</text:p>
          </table:table-cell>
          <table:table-cell table:formula="of:=0.000189*[$'raw data'.K32]" office:value-type="float" office:value="25.9839955053" calcext:value-type="float">
            <text:p>25.9839955053</text:p>
          </table:table-cell>
          <table:table-cell table:formula="of:=0.000189*([$'raw data'.L32] + [$'raw data'.M32])" office:value-type="float" office:value="63.89000877861" calcext:value-type="float">
            <text:p>63.89000877861</text:p>
          </table:table-cell>
          <table:table-cell table:formula="of:=0.000189*([$'raw data'.D32] - [$'raw data'.O32])" office:value-type="float" office:value="-165.9089812464" calcext:value-type="float">
            <text:p>-165.9089812464</text:p>
          </table:table-cell>
          <table:table-cell table:formula="of:=-0.000189*[$'raw data'.P32]" office:value-type="float" office:value="-273.6841527" calcext:value-type="float">
            <text:p>-273.6841527</text:p>
          </table:table-cell>
          <table:table-cell table:formula="of:=SUM([.B32:.L32])" office:value-type="float" office:value="0.0000000472500403247977" calcext:value-type="float">
            <text:p>4.72500403247977E-08</text:p>
          </table:table-cell>
        </table:table-row>
        <table:table-row table:style-name="ro1">
          <table:table-cell office:value-type="string" calcext:value-type="string">
            <text:p>54000</text:p>
          </table:table-cell>
          <table:table-cell table:formula="of:=0.000189*[$'raw data'.B33]" office:value-type="float" office:value="42.2698753071" calcext:value-type="float">
            <text:p>42.2698753071</text:p>
          </table:table-cell>
          <table:table-cell table:formula="of:=0.000189*[$'raw data'.C33]" office:value-type="float" office:value="15.10494789825" calcext:value-type="float">
            <text:p>15.10494789825</text:p>
          </table:table-cell>
          <table:table-cell table:formula="of:=0.000189*[$'raw data'.E33]" office:value-type="float" office:value="64.5330892185" calcext:value-type="float">
            <text:p>64.5330892185</text:p>
          </table:table-cell>
          <table:table-cell table:formula="of:=0.000189*([$'raw data'.F33] + [$'raw data'.G33])" office:value-type="float" office:value="110.7263843595" calcext:value-type="float">
            <text:p>110.7263843595</text:p>
          </table:table-cell>
          <table:table-cell table:formula="of:=0.000189*[$'raw data'.H33]" office:value-type="float" office:value="49.725039483" calcext:value-type="float">
            <text:p>49.725039483</text:p>
          </table:table-cell>
          <table:table-cell table:formula="of:=0.000189*[$'raw data'.I33]" office:value-type="float" office:value="22.869199206" calcext:value-type="float">
            <text:p>22.869199206</text:p>
          </table:table-cell>
          <table:table-cell table:formula="of:=0.000189*[$'raw data'.J33]" office:value-type="float" office:value="39.1606930638" calcext:value-type="float">
            <text:p>39.1606930638</text:p>
          </table:table-cell>
          <table:table-cell table:formula="of:=0.000189*[$'raw data'.K33]" office:value-type="float" office:value="26.2674039726" calcext:value-type="float">
            <text:p>26.2674039726</text:p>
          </table:table-cell>
          <table:table-cell table:formula="of:=0.000189*([$'raw data'.L33] + [$'raw data'.M33])" office:value-type="float" office:value="63.85020745194" calcext:value-type="float">
            <text:p>63.85020745194</text:p>
          </table:table-cell>
          <table:table-cell table:formula="of:=0.000189*([$'raw data'.D33] - [$'raw data'.O33])" office:value-type="float" office:value="-166.068515844" calcext:value-type="float">
            <text:p>-166.068515844</text:p>
          </table:table-cell>
          <table:table-cell table:formula="of:=-0.000189*[$'raw data'.P33]" office:value-type="float" office:value="-268.43832351" calcext:value-type="float">
            <text:p>-268.43832351</text:p>
          </table:table-cell>
          <table:table-cell table:formula="of:=SUM([.B33:.L33])" office:value-type="float" office:value="0.000000606689980031661" calcext:value-type="float">
            <text:p>6.06689980031661E-07</text:p>
          </table:table-cell>
        </table:table-row>
        <table:table-row table:style-name="ro1">
          <table:table-cell office:value-type="string" calcext:value-type="string">
            <text:p>55800</text:p>
          </table:table-cell>
          <table:table-cell table:formula="of:=0.000189*[$'raw data'.B34]" office:value-type="float" office:value="43.0663434201" calcext:value-type="float">
            <text:p>43.0663434201</text:p>
          </table:table-cell>
          <table:table-cell table:formula="of:=0.000189*[$'raw data'.C34]" office:value-type="float" office:value="18.32112920295" calcext:value-type="float">
            <text:p>18.32112920295</text:p>
          </table:table-cell>
          <table:table-cell table:formula="of:=0.000189*[$'raw data'.E34]" office:value-type="float" office:value="67.7693608641" calcext:value-type="float">
            <text:p>67.7693608641</text:p>
          </table:table-cell>
          <table:table-cell table:formula="of:=0.000189*([$'raw data'.F34] + [$'raw data'.G34])" office:value-type="float" office:value="110.7002887893" calcext:value-type="float">
            <text:p>110.7002887893</text:p>
          </table:table-cell>
          <table:table-cell table:formula="of:=0.000189*[$'raw data'.H34]" office:value-type="float" office:value="49.7484632547" calcext:value-type="float">
            <text:p>49.7484632547</text:p>
          </table:table-cell>
          <table:table-cell table:formula="of:=0.000189*[$'raw data'.I34]" office:value-type="float" office:value="22.8941593776" calcext:value-type="float">
            <text:p>22.8941593776</text:p>
          </table:table-cell>
          <table:table-cell table:formula="of:=0.000189*[$'raw data'.J34]" office:value-type="float" office:value="39.1728166578" calcext:value-type="float">
            <text:p>39.1728166578</text:p>
          </table:table-cell>
          <table:table-cell table:formula="of:=0.000189*[$'raw data'.K34]" office:value-type="float" office:value="26.3098089387" calcext:value-type="float">
            <text:p>26.3098089387</text:p>
          </table:table-cell>
          <table:table-cell table:formula="of:=0.000189*([$'raw data'.L34] + [$'raw data'.M34])" office:value-type="float" office:value="63.92777171193" calcext:value-type="float">
            <text:p>63.92777171193</text:p>
          </table:table-cell>
          <table:table-cell table:formula="of:=0.000189*([$'raw data'.D34] - [$'raw data'.O34])" office:value-type="float" office:value="-168.7595318829" calcext:value-type="float">
            <text:p>-168.7595318829</text:p>
          </table:table-cell>
          <table:table-cell table:formula="of:=-0.000189*[$'raw data'.P34]" office:value-type="float" office:value="-273.15060948" calcext:value-type="float">
            <text:p>-273.15060948</text:p>
          </table:table-cell>
          <table:table-cell table:formula="of:=SUM([.B34:.L34])" office:value-type="float" office:value="0.000000854280017392739" calcext:value-type="float">
            <text:p>8.54280017392739E-07</text:p>
          </table:table-cell>
        </table:table-row>
        <table:table-row table:style-name="ro1">
          <table:table-cell office:value-type="string" calcext:value-type="string">
            <text:p>57600</text:p>
          </table:table-cell>
          <table:table-cell table:formula="of:=0.000189*[$'raw data'.B35]" office:value-type="float" office:value="41.1116332032" calcext:value-type="float">
            <text:p>41.1116332032</text:p>
          </table:table-cell>
          <table:table-cell table:formula="of:=0.000189*[$'raw data'.C35]" office:value-type="float" office:value="19.7619026724" calcext:value-type="float">
            <text:p>19.7619026724</text:p>
          </table:table-cell>
          <table:table-cell table:formula="of:=0.000189*[$'raw data'.E35]" office:value-type="float" office:value="66.9191119506" calcext:value-type="float">
            <text:p>66.9191119506</text:p>
          </table:table-cell>
          <table:table-cell table:formula="of:=0.000189*([$'raw data'.F35] + [$'raw data'.G35])" office:value-type="float" office:value="110.7521218881" calcext:value-type="float">
            <text:p>110.7521218881</text:p>
          </table:table-cell>
          <table:table-cell table:formula="of:=0.000189*[$'raw data'.H35]" office:value-type="float" office:value="49.7428347024" calcext:value-type="float">
            <text:p>49.7428347024</text:p>
          </table:table-cell>
          <table:table-cell table:formula="of:=0.000189*[$'raw data'.I35]" office:value-type="float" office:value="22.2432384636" calcext:value-type="float">
            <text:p>22.2432384636</text:p>
          </table:table-cell>
          <table:table-cell table:formula="of:=0.000189*[$'raw data'.J35]" office:value-type="float" office:value="39.1520679543" calcext:value-type="float">
            <text:p>39.1520679543</text:p>
          </table:table-cell>
          <table:table-cell table:formula="of:=0.000189*[$'raw data'.K35]" office:value-type="float" office:value="26.2714801167" calcext:value-type="float">
            <text:p>26.2714801167</text:p>
          </table:table-cell>
          <table:table-cell table:formula="of:=0.000189*([$'raw data'.L35] + [$'raw data'.M35])" office:value-type="float" office:value="63.89849393172" calcext:value-type="float">
            <text:p>63.89849393172</text:p>
          </table:table-cell>
          <table:table-cell table:formula="of:=0.000189*([$'raw data'.D35] - [$'raw data'.O35])" office:value-type="float" office:value="-169.9210865142" calcext:value-type="float">
            <text:p>-169.9210865142</text:p>
          </table:table-cell>
          <table:table-cell table:formula="of:=-0.000189*[$'raw data'.P35]" office:value-type="float" office:value="-269.93179773" calcext:value-type="float">
            <text:p>-269.93179773</text:p>
          </table:table-cell>
          <table:table-cell table:formula="of:=SUM([.B35:.L35])" office:value-type="float" office:value="0.00000063881994805115" calcext:value-type="float">
            <text:p>6.3881994805115E-07</text:p>
          </table:table-cell>
        </table:table-row>
        <table:table-row table:style-name="ro1">
          <table:table-cell office:value-type="string" calcext:value-type="string">
            <text:p>59400</text:p>
          </table:table-cell>
          <table:table-cell table:formula="of:=0.000189*[$'raw data'.B36]" office:value-type="float" office:value="42.1059919896" calcext:value-type="float">
            <text:p>42.1059919896</text:p>
          </table:table-cell>
          <table:table-cell table:formula="of:=0.000189*[$'raw data'.C36]" office:value-type="float" office:value="20.3034475854" calcext:value-type="float">
            <text:p>20.3034475854</text:p>
          </table:table-cell>
          <table:table-cell table:formula="of:=0.000189*[$'raw data'.E36]" office:value-type="float" office:value="67.0683193614" calcext:value-type="float">
            <text:p>67.0683193614</text:p>
          </table:table-cell>
          <table:table-cell table:formula="of:=0.000189*([$'raw data'.F36] + [$'raw data'.G36])" office:value-type="float" office:value="110.7218373219" calcext:value-type="float">
            <text:p>110.7218373219</text:p>
          </table:table-cell>
          <table:table-cell table:formula="of:=0.000189*[$'raw data'.H36]" office:value-type="float" office:value="49.7280873537" calcext:value-type="float">
            <text:p>49.7280873537</text:p>
          </table:table-cell>
          <table:table-cell table:formula="of:=0.000189*[$'raw data'.I36]" office:value-type="float" office:value="22.654534329" calcext:value-type="float">
            <text:p>22.654534329</text:p>
          </table:table-cell>
          <table:table-cell table:formula="of:=0.000189*[$'raw data'.J36]" office:value-type="float" office:value="39.2822877825" calcext:value-type="float">
            <text:p>39.2822877825</text:p>
          </table:table-cell>
          <table:table-cell table:formula="of:=0.000189*[$'raw data'.K36]" office:value-type="float" office:value="26.2428265449" calcext:value-type="float">
            <text:p>26.2428265449</text:p>
          </table:table-cell>
          <table:table-cell table:formula="of:=0.000189*([$'raw data'.L36] + [$'raw data'.M36])" office:value-type="float" office:value="63.9298565766" calcext:value-type="float">
            <text:p>63.9298565766</text:p>
          </table:table-cell>
          <table:table-cell table:formula="of:=0.000189*([$'raw data'.D36] - [$'raw data'.O36])" office:value-type="float" office:value="-169.4218287636" calcext:value-type="float">
            <text:p>-169.4218287636</text:p>
          </table:table-cell>
          <table:table-cell table:formula="of:=-0.000189*[$'raw data'.P36]" office:value-type="float" office:value="-272.61535959" calcext:value-type="float">
            <text:p>-272.61535959</text:p>
          </table:table-cell>
          <table:table-cell table:formula="of:=SUM([.B36:.L36])" office:value-type="float" office:value="0.00000049140012947646" calcext:value-type="float">
            <text:p>4.9140012947646E-07</text:p>
          </table:table-cell>
        </table:table-row>
        <table:table-row table:style-name="ro1">
          <table:table-cell office:value-type="string" calcext:value-type="string">
            <text:p>61200</text:p>
          </table:table-cell>
          <table:table-cell table:formula="of:=0.000189*[$'raw data'.B37]" office:value-type="float" office:value="43.3184666229" calcext:value-type="float">
            <text:p>43.3184666229</text:p>
          </table:table-cell>
          <table:table-cell table:formula="of:=0.000189*[$'raw data'.C37]" office:value-type="float" office:value="20.775011166" calcext:value-type="float">
            <text:p>20.775011166</text:p>
          </table:table-cell>
          <table:table-cell table:formula="of:=0.000189*[$'raw data'.E37]" office:value-type="float" office:value="67.8664088298" calcext:value-type="float">
            <text:p>67.8664088298</text:p>
          </table:table-cell>
          <table:table-cell table:formula="of:=0.000189*([$'raw data'.F37] + [$'raw data'.G37])" office:value-type="float" office:value="110.7683340057" calcext:value-type="float">
            <text:p>110.7683340057</text:p>
          </table:table-cell>
          <table:table-cell table:formula="of:=0.000189*[$'raw data'.H37]" office:value-type="float" office:value="49.8049442037" calcext:value-type="float">
            <text:p>49.8049442037</text:p>
          </table:table-cell>
          <table:table-cell table:formula="of:=0.000189*[$'raw data'.I37]" office:value-type="float" office:value="22.5793268442" calcext:value-type="float">
            <text:p>22.5793268442</text:p>
          </table:table-cell>
          <table:table-cell table:formula="of:=0.000189*[$'raw data'.J37]" office:value-type="float" office:value="39.1791992445" calcext:value-type="float">
            <text:p>39.1791992445</text:p>
          </table:table-cell>
          <table:table-cell table:formula="of:=0.000189*[$'raw data'.K37]" office:value-type="float" office:value="26.1890070561" calcext:value-type="float">
            <text:p>26.1890070561</text:p>
          </table:table-cell>
          <table:table-cell table:formula="of:=0.000189*([$'raw data'.L37] + [$'raw data'.M37])" office:value-type="float" office:value="63.91496611899" calcext:value-type="float">
            <text:p>63.91496611899</text:p>
          </table:table-cell>
          <table:table-cell table:formula="of:=0.000189*([$'raw data'.D37] - [$'raw data'.O37])" office:value-type="float" office:value="-168.9644085633" calcext:value-type="float">
            <text:p>-168.9644085633</text:p>
          </table:table-cell>
          <table:table-cell table:formula="of:=-0.000189*[$'raw data'.P37]" office:value-type="float" office:value="-275.43125547" calcext:value-type="float">
            <text:p>-275.43125547</text:p>
          </table:table-cell>
          <table:table-cell table:formula="of:=SUM([.B37:.L37])" office:value-type="float" office:value="0.0000000585899968541526" calcext:value-type="float">
            <text:p>5.85899968541526E-08</text:p>
          </table:table-cell>
        </table:table-row>
        <table:table-row table:style-name="ro1">
          <table:table-cell office:value-type="string" calcext:value-type="string">
            <text:p>63000</text:p>
          </table:table-cell>
          <table:table-cell table:formula="of:=0.000189*[$'raw data'.B38]" office:value-type="float" office:value="43.8301634463" calcext:value-type="float">
            <text:p>43.8301634463</text:p>
          </table:table-cell>
          <table:table-cell table:formula="of:=0.000189*[$'raw data'.C38]" office:value-type="float" office:value="21.696280893" calcext:value-type="float">
            <text:p>21.696280893</text:p>
          </table:table-cell>
          <table:table-cell table:formula="of:=0.000189*[$'raw data'.E38]" office:value-type="float" office:value="69.0982563411" calcext:value-type="float">
            <text:p>69.0982563411</text:p>
          </table:table-cell>
          <table:table-cell table:formula="of:=0.000189*([$'raw data'.F38] + [$'raw data'.G38])" office:value-type="float" office:value="110.719133091" calcext:value-type="float">
            <text:p>110.719133091</text:p>
          </table:table-cell>
          <table:table-cell table:formula="of:=0.000189*[$'raw data'.H38]" office:value-type="float" office:value="51.7908614202" calcext:value-type="float">
            <text:p>51.7908614202</text:p>
          </table:table-cell>
          <table:table-cell table:formula="of:=0.000189*[$'raw data'.I38]" office:value-type="float" office:value="23.0363779086" calcext:value-type="float">
            <text:p>23.0363779086</text:p>
          </table:table-cell>
          <table:table-cell table:formula="of:=0.000189*[$'raw data'.J38]" office:value-type="float" office:value="39.5120829411" calcext:value-type="float">
            <text:p>39.5120829411</text:p>
          </table:table-cell>
          <table:table-cell table:formula="of:=0.000189*[$'raw data'.K38]" office:value-type="float" office:value="26.2625523804" calcext:value-type="float">
            <text:p>26.2625523804</text:p>
          </table:table-cell>
          <table:table-cell table:formula="of:=0.000189*([$'raw data'.L38] + [$'raw data'.M38])" office:value-type="float" office:value="63.95120642295" calcext:value-type="float">
            <text:p>63.95120642295</text:p>
          </table:table-cell>
          <table:table-cell table:formula="of:=0.000189*([$'raw data'.D38] - [$'raw data'.O38])" office:value-type="float" office:value="-168.7652929053" calcext:value-type="float">
            <text:p>-168.7652929053</text:p>
          </table:table-cell>
          <table:table-cell table:formula="of:=-0.000189*[$'raw data'.P38]" office:value-type="float" office:value="-281.1316221" calcext:value-type="float">
            <text:p>-281.1316221</text:p>
          </table:table-cell>
          <table:table-cell table:formula="of:=SUM([.B38:.L38])" office:value-type="float" office:value="-0.000000160649953784286" calcext:value-type="float">
            <text:p>-1.60649953784286E-07</text:p>
          </table:table-cell>
        </table:table-row>
        <table:table-row table:style-name="ro1">
          <table:table-cell office:value-type="string" calcext:value-type="string">
            <text:p>64800</text:p>
          </table:table-cell>
          <table:table-cell table:formula="of:=0.000189*[$'raw data'.B39]" office:value-type="float" office:value="42.4714983147" calcext:value-type="float">
            <text:p>42.4714983147</text:p>
          </table:table-cell>
          <table:table-cell table:formula="of:=0.000189*[$'raw data'.C39]" office:value-type="float" office:value="24.6062972421" calcext:value-type="float">
            <text:p>24.6062972421</text:p>
          </table:table-cell>
          <table:table-cell table:formula="of:=0.000189*[$'raw data'.E39]" office:value-type="float" office:value="66.0669567075" calcext:value-type="float">
            <text:p>66.0669567075</text:p>
          </table:table-cell>
          <table:table-cell table:formula="of:=0.000189*([$'raw data'.F39] + [$'raw data'.G39])" office:value-type="float" office:value="110.7558671688" calcext:value-type="float">
            <text:p>110.7558671688</text:p>
          </table:table-cell>
          <table:table-cell table:formula="of:=0.000189*[$'raw data'.H39]" office:value-type="float" office:value="52.0435143144" calcext:value-type="float">
            <text:p>52.0435143144</text:p>
          </table:table-cell>
          <table:table-cell table:formula="of:=0.000189*[$'raw data'.I39]" office:value-type="float" office:value="22.5779778189" calcext:value-type="float">
            <text:p>22.5779778189</text:p>
          </table:table-cell>
          <table:table-cell table:formula="of:=0.000189*[$'raw data'.J39]" office:value-type="float" office:value="41.8436468919" calcext:value-type="float">
            <text:p>41.8436468919</text:p>
          </table:table-cell>
          <table:table-cell table:formula="of:=0.000189*[$'raw data'.K39]" office:value-type="float" office:value="26.2353446775" calcext:value-type="float">
            <text:p>26.2353446775</text:p>
          </table:table-cell>
          <table:table-cell table:formula="of:=0.000189*([$'raw data'.L39] + [$'raw data'.M39])" office:value-type="float" office:value="64.03699237005" calcext:value-type="float">
            <text:p>64.03699237005</text:p>
          </table:table-cell>
          <table:table-cell table:formula="of:=0.000189*([$'raw data'.D39] - [$'raw data'.O39])" office:value-type="float" office:value="-169.1565291045" calcext:value-type="float">
            <text:p>-169.1565291045</text:p>
          </table:table-cell>
          <table:table-cell table:formula="of:=-0.000189*[$'raw data'.P39]" office:value-type="float" office:value="-281.48156694" calcext:value-type="float">
            <text:p>-281.48156694</text:p>
          </table:table-cell>
          <table:table-cell table:formula="of:=SUM([.B39:.L39])" office:value-type="float" office:value="-0.000000538649970849292" calcext:value-type="float">
            <text:p>-5.38649970849292E-07</text:p>
          </table:table-cell>
        </table:table-row>
        <table:table-row table:style-name="ro1">
          <table:table-cell office:value-type="string" calcext:value-type="string">
            <text:p>66600</text:p>
          </table:table-cell>
          <table:table-cell table:formula="of:=0.000189*[$'raw data'.B40]" office:value-type="float" office:value="41.4112075587" calcext:value-type="float">
            <text:p>41.4112075587</text:p>
          </table:table-cell>
          <table:table-cell table:formula="of:=0.000189*[$'raw data'.C40]" office:value-type="float" office:value="27.572844474" calcext:value-type="float">
            <text:p>27.572844474</text:p>
          </table:table-cell>
          <table:table-cell table:formula="of:=0.000189*[$'raw data'.E40]" office:value-type="float" office:value="64.923713757" calcext:value-type="float">
            <text:p>64.923713757</text:p>
          </table:table-cell>
          <table:table-cell table:formula="of:=0.000189*([$'raw data'.F40] + [$'raw data'.G40])" office:value-type="float" office:value="110.8966536657" calcext:value-type="float">
            <text:p>110.8966536657</text:p>
          </table:table-cell>
          <table:table-cell table:formula="of:=0.000189*[$'raw data'.H40]" office:value-type="float" office:value="52.0948801107" calcext:value-type="float">
            <text:p>52.0948801107</text:p>
          </table:table-cell>
          <table:table-cell table:formula="of:=0.000189*[$'raw data'.I40]" office:value-type="float" office:value="22.664990754" calcext:value-type="float">
            <text:p>22.664990754</text:p>
          </table:table-cell>
          <table:table-cell table:formula="of:=0.000189*[$'raw data'.J40]" office:value-type="float" office:value="42.5933964351" calcext:value-type="float">
            <text:p>42.5933964351</text:p>
          </table:table-cell>
          <table:table-cell table:formula="of:=0.000189*[$'raw data'.K40]" office:value-type="float" office:value="26.1150678558" calcext:value-type="float">
            <text:p>26.1150678558</text:p>
          </table:table-cell>
          <table:table-cell table:formula="of:=0.000189*([$'raw data'.L40] + [$'raw data'.M40])" office:value-type="float" office:value="64.07589448008" calcext:value-type="float">
            <text:p>64.07589448008</text:p>
          </table:table-cell>
          <table:table-cell table:formula="of:=0.000189*([$'raw data'.D40] - [$'raw data'.O40])" office:value-type="float" office:value="-170.3896420653" calcext:value-type="float">
            <text:p>-170.3896420653</text:p>
          </table:table-cell>
          <table:table-cell table:formula="of:=-0.000189*[$'raw data'.P40]" office:value-type="float" office:value="-281.9590074" calcext:value-type="float">
            <text:p>-281.9590074</text:p>
          </table:table-cell>
          <table:table-cell table:formula="of:=SUM([.B40:.L40])" office:value-type="float" office:value="-0.000000374220071819309" calcext:value-type="float">
            <text:p>-3.74220071819309E-07</text:p>
          </table:table-cell>
        </table:table-row>
        <table:table-row table:style-name="ro1">
          <table:table-cell office:value-type="string" calcext:value-type="string">
            <text:p>68400</text:p>
          </table:table-cell>
          <table:table-cell table:formula="of:=0.000189*[$'raw data'.B41]" office:value-type="float" office:value="40.8022493508" calcext:value-type="float">
            <text:p>40.8022493508</text:p>
          </table:table-cell>
          <table:table-cell table:formula="of:=0.000189*[$'raw data'.C41]" office:value-type="float" office:value="26.8219950453" calcext:value-type="float">
            <text:p>26.8219950453</text:p>
          </table:table-cell>
          <table:table-cell table:formula="of:=0.000189*[$'raw data'.E41]" office:value-type="float" office:value="61.2778809825" calcext:value-type="float">
            <text:p>61.2778809825</text:p>
          </table:table-cell>
          <table:table-cell table:formula="of:=0.000189*([$'raw data'.F41] + [$'raw data'.G41])" office:value-type="float" office:value="111.0172431312" calcext:value-type="float">
            <text:p>111.0172431312</text:p>
          </table:table-cell>
          <table:table-cell table:formula="of:=0.000189*[$'raw data'.H41]" office:value-type="float" office:value="52.0814581812" calcext:value-type="float">
            <text:p>52.0814581812</text:p>
          </table:table-cell>
          <table:table-cell table:formula="of:=0.000189*[$'raw data'.I41]" office:value-type="float" office:value="22.4343874503" calcext:value-type="float">
            <text:p>22.4343874503</text:p>
          </table:table-cell>
          <table:table-cell table:formula="of:=0.000189*[$'raw data'.J41]" office:value-type="float" office:value="42.6648685617" calcext:value-type="float">
            <text:p>42.6648685617</text:p>
          </table:table-cell>
          <table:table-cell table:formula="of:=0.000189*[$'raw data'.K41]" office:value-type="float" office:value="26.1760039884" calcext:value-type="float">
            <text:p>26.1760039884</text:p>
          </table:table-cell>
          <table:table-cell table:formula="of:=0.000189*([$'raw data'.L41] + [$'raw data'.M41])" office:value-type="float" office:value="63.9819645759" calcext:value-type="float">
            <text:p>63.9819645759</text:p>
          </table:table-cell>
          <table:table-cell table:formula="of:=0.000189*([$'raw data'.D41] - [$'raw data'.O41])" office:value-type="float" office:value="-170.6401262034" calcext:value-type="float">
            <text:p>-170.6401262034</text:p>
          </table:table-cell>
          <table:table-cell table:formula="of:=-0.000189*[$'raw data'.P41]" office:value-type="float" office:value="-276.61792599" calcext:value-type="float">
            <text:p>-276.61792599</text:p>
          </table:table-cell>
          <table:table-cell table:formula="of:=SUM([.B41:.L41])" office:value-type="float" office:value="-0.000000926099886555676" calcext:value-type="float">
            <text:p>-9.26099886555676E-07</text:p>
          </table:table-cell>
        </table:table-row>
        <table:table-row table:style-name="ro1">
          <table:table-cell office:value-type="string" calcext:value-type="string">
            <text:p>70200</text:p>
          </table:table-cell>
          <table:table-cell table:formula="of:=0.000189*[$'raw data'.B42]" office:value-type="float" office:value="40.2825803184" calcext:value-type="float">
            <text:p>40.2825803184</text:p>
          </table:table-cell>
          <table:table-cell table:formula="of:=0.000189*[$'raw data'.C42]" office:value-type="float" office:value="25.9933680909" calcext:value-type="float">
            <text:p>25.9933680909</text:p>
          </table:table-cell>
          <table:table-cell table:formula="of:=0.000189*[$'raw data'.E42]" office:value-type="float" office:value="63.2034967851" calcext:value-type="float">
            <text:p>63.2034967851</text:p>
          </table:table-cell>
          <table:table-cell table:formula="of:=0.000189*([$'raw data'.F42] + [$'raw data'.G42])" office:value-type="float" office:value="111.2222630169" calcext:value-type="float">
            <text:p>111.2222630169</text:p>
          </table:table-cell>
          <table:table-cell table:formula="of:=0.000189*[$'raw data'.H42]" office:value-type="float" office:value="52.2454818879" calcext:value-type="float">
            <text:p>52.2454818879</text:p>
          </table:table-cell>
          <table:table-cell table:formula="of:=0.000189*[$'raw data'.I42]" office:value-type="float" office:value="22.3432123761" calcext:value-type="float">
            <text:p>22.3432123761</text:p>
          </table:table-cell>
          <table:table-cell table:formula="of:=0.000189*[$'raw data'.J42]" office:value-type="float" office:value="39.4520945679" calcext:value-type="float">
            <text:p>39.4520945679</text:p>
          </table:table-cell>
          <table:table-cell table:formula="of:=0.000189*[$'raw data'.K42]" office:value-type="float" office:value="26.472799647" calcext:value-type="float">
            <text:p>26.472799647</text:p>
          </table:table-cell>
          <table:table-cell table:formula="of:=0.000189*([$'raw data'.L42] + [$'raw data'.M42])" office:value-type="float" office:value="63.90406306998" calcext:value-type="float">
            <text:p>63.90406306998</text:p>
          </table:table-cell>
          <table:table-cell table:formula="of:=0.000189*([$'raw data'.D42] - [$'raw data'.O42])" office:value-type="float" office:value="-171.2286883062" calcext:value-type="float">
            <text:p>-171.2286883062</text:p>
          </table:table-cell>
          <table:table-cell table:formula="of:=-0.000189*[$'raw data'.P42]" office:value-type="float" office:value="-273.89067111" calcext:value-type="float">
            <text:p>-273.89067111</text:p>
          </table:table-cell>
          <table:table-cell table:formula="of:=SUM([.B42:.L42])" office:value-type="float" office:value="0.000000343980019579249" calcext:value-type="float">
            <text:p>3.43980019579249E-07</text:p>
          </table:table-cell>
        </table:table-row>
        <table:table-row table:style-name="ro1">
          <table:table-cell office:value-type="string" calcext:value-type="string">
            <text:p>72000</text:p>
          </table:table-cell>
          <table:table-cell table:formula="of:=0.000189*[$'raw data'.B43]" office:value-type="float" office:value="41.3885881521" calcext:value-type="float">
            <text:p>41.3885881521</text:p>
          </table:table-cell>
          <table:table-cell table:formula="of:=0.000189*[$'raw data'.C43]" office:value-type="float" office:value="28.3703129073" calcext:value-type="float">
            <text:p>28.3703129073</text:p>
          </table:table-cell>
          <table:table-cell table:formula="of:=0.000189*[$'raw data'.E43]" office:value-type="float" office:value="65.9637733482" calcext:value-type="float">
            <text:p>65.9637733482</text:p>
          </table:table-cell>
          <table:table-cell table:formula="of:=0.000189*([$'raw data'.F43] + [$'raw data'.G43])" office:value-type="float" office:value="111.332775267" calcext:value-type="float">
            <text:p>111.332775267</text:p>
          </table:table-cell>
          <table:table-cell table:formula="of:=0.000189*[$'raw data'.H43]" office:value-type="float" office:value="52.2491426667" calcext:value-type="float">
            <text:p>52.2491426667</text:p>
          </table:table-cell>
          <table:table-cell table:formula="of:=0.000189*[$'raw data'.I43]" office:value-type="float" office:value="22.8032691642" calcext:value-type="float">
            <text:p>22.8032691642</text:p>
          </table:table-cell>
          <table:table-cell table:formula="of:=0.000189*[$'raw data'.J43]" office:value-type="float" office:value="37.0250840106" calcext:value-type="float">
            <text:p>37.0250840106</text:p>
          </table:table-cell>
          <table:table-cell table:formula="of:=0.000189*[$'raw data'.K43]" office:value-type="float" office:value="26.3413751139" calcext:value-type="float">
            <text:p>26.3413751139</text:p>
          </table:table-cell>
          <table:table-cell table:formula="of:=0.000189*([$'raw data'.L43] + [$'raw data'.M43])" office:value-type="float" office:value="63.85248888417" calcext:value-type="float">
            <text:p>63.85248888417</text:p>
          </table:table-cell>
          <table:table-cell table:formula="of:=0.000189*([$'raw data'.D43] - [$'raw data'.O43])" office:value-type="float" office:value="-170.5652437608" calcext:value-type="float">
            <text:p>-170.5652437608</text:p>
          </table:table-cell>
          <table:table-cell table:formula="of:=-0.000189*[$'raw data'.P43]" office:value-type="float" office:value="-278.76156588" calcext:value-type="float">
            <text:p>-278.76156588</text:p>
          </table:table-cell>
          <table:table-cell table:formula="of:=SUM([.B43:.L43])" office:value-type="float" office:value="-0.000000126629998931094" calcext:value-type="float">
            <text:p>-1.26629998931094E-07</text:p>
          </table:table-cell>
        </table:table-row>
        <table:table-row table:style-name="ro1">
          <table:table-cell office:value-type="string" calcext:value-type="string">
            <text:p>73800</text:p>
          </table:table-cell>
          <table:table-cell table:formula="of:=0.000189*[$'raw data'.B44]" office:value-type="float" office:value="40.5237754278" calcext:value-type="float">
            <text:p>40.5237754278</text:p>
          </table:table-cell>
          <table:table-cell table:formula="of:=0.000189*[$'raw data'.C44]" office:value-type="float" office:value="26.2076814468" calcext:value-type="float">
            <text:p>26.2076814468</text:p>
          </table:table-cell>
          <table:table-cell table:formula="of:=0.000189*[$'raw data'.E44]" office:value-type="float" office:value="68.9283384426" calcext:value-type="float">
            <text:p>68.9283384426</text:p>
          </table:table-cell>
          <table:table-cell table:formula="of:=0.000189*([$'raw data'.F44] + [$'raw data'.G44])" office:value-type="float" office:value="111.4441079661" calcext:value-type="float">
            <text:p>111.4441079661</text:p>
          </table:table-cell>
          <table:table-cell table:formula="of:=0.000189*[$'raw data'.H44]" office:value-type="float" office:value="51.7496043267" calcext:value-type="float">
            <text:p>51.7496043267</text:p>
          </table:table-cell>
          <table:table-cell table:formula="of:=0.000189*[$'raw data'.I44]" office:value-type="float" office:value="22.7428853841" calcext:value-type="float">
            <text:p>22.7428853841</text:p>
          </table:table-cell>
          <table:table-cell table:formula="of:=0.000189*[$'raw data'.J44]" office:value-type="float" office:value="39.0367561059" calcext:value-type="float">
            <text:p>39.0367561059</text:p>
          </table:table-cell>
          <table:table-cell table:formula="of:=0.000189*[$'raw data'.K44]" office:value-type="float" office:value="26.4161877777" calcext:value-type="float">
            <text:p>26.4161877777</text:p>
          </table:table-cell>
          <table:table-cell table:formula="of:=0.000189*([$'raw data'.L44] + [$'raw data'.M44])" office:value-type="float" office:value="63.95015506887" calcext:value-type="float">
            <text:p>63.95015506887</text:p>
          </table:table-cell>
          <table:table-cell table:formula="of:=0.000189*([$'raw data'.D44] - [$'raw data'.O44])" office:value-type="float" office:value="-172.9466049213" calcext:value-type="float">
            <text:p>-172.9466049213</text:p>
          </table:table-cell>
          <table:table-cell table:formula="of:=-0.000189*[$'raw data'.P44]" office:value-type="float" office:value="-278.0528877" calcext:value-type="float">
            <text:p>-278.0528877</text:p>
          </table:table-cell>
          <table:table-cell table:formula="of:=SUM([.B44:.L44])" office:value-type="float" office:value="-0.000000674730038952021" calcext:value-type="float">
            <text:p>-6.74730038952021E-07</text:p>
          </table:table-cell>
        </table:table-row>
        <table:table-row table:style-name="ro1">
          <table:table-cell office:value-type="string" calcext:value-type="string">
            <text:p>75600</text:p>
          </table:table-cell>
          <table:table-cell table:formula="of:=0.000189*[$'raw data'.B45]" office:value-type="float" office:value="42.0374719296" calcext:value-type="float">
            <text:p>42.0374719296</text:p>
          </table:table-cell>
          <table:table-cell table:formula="of:=0.000189*[$'raw data'.C45]" office:value-type="float" office:value="28.2924337374" calcext:value-type="float">
            <text:p>28.2924337374</text:p>
          </table:table-cell>
          <table:table-cell table:formula="of:=0.000189*[$'raw data'.E45]" office:value-type="float" office:value="68.5860915159" calcext:value-type="float">
            <text:p>68.5860915159</text:p>
          </table:table-cell>
          <table:table-cell table:formula="of:=0.000189*([$'raw data'.F45] + [$'raw data'.G45])" office:value-type="float" office:value="111.5481818934" calcext:value-type="float">
            <text:p>111.5481818934</text:p>
          </table:table-cell>
          <table:table-cell table:formula="of:=0.000189*[$'raw data'.H45]" office:value-type="float" office:value="51.8208200559" calcext:value-type="float">
            <text:p>51.8208200559</text:p>
          </table:table-cell>
          <table:table-cell table:formula="of:=0.000189*[$'raw data'.I45]" office:value-type="float" office:value="22.7039993712" calcext:value-type="float">
            <text:p>22.7039993712</text:p>
          </table:table-cell>
          <table:table-cell table:formula="of:=0.000189*[$'raw data'.J45]" office:value-type="float" office:value="39.0555072117" calcext:value-type="float">
            <text:p>39.0555072117</text:p>
          </table:table-cell>
          <table:table-cell table:formula="of:=0.000189*[$'raw data'.K45]" office:value-type="float" office:value="26.5957444116" calcext:value-type="float">
            <text:p>26.5957444116</text:p>
          </table:table-cell>
          <table:table-cell table:formula="of:=0.000189*([$'raw data'.L45] + [$'raw data'.M45])" office:value-type="float" office:value="64.10149325244" calcext:value-type="float">
            <text:p>64.10149325244</text:p>
          </table:table-cell>
          <table:table-cell table:formula="of:=0.000189*([$'raw data'.D45] - [$'raw data'.O45])" office:value-type="float" office:value="-171.6474276531" calcext:value-type="float">
            <text:p>-171.6474276531</text:p>
          </table:table-cell>
          <table:table-cell table:formula="of:=-0.000189*[$'raw data'.P45]" office:value-type="float" office:value="-283.09431528" calcext:value-type="float">
            <text:p>-283.09431528</text:p>
          </table:table-cell>
          <table:table-cell table:formula="of:=SUM([.B45:.L45])" office:value-type="float" office:value="0.000000446039955193101" calcext:value-type="float">
            <text:p>4.46039955193101E-07</text:p>
          </table:table-cell>
        </table:table-row>
        <table:table-row table:style-name="ro1">
          <table:table-cell office:value-type="string" calcext:value-type="string">
            <text:p>77400</text:p>
          </table:table-cell>
          <table:table-cell table:formula="of:=0.000189*[$'raw data'.B46]" office:value-type="float" office:value="41.5851018471" calcext:value-type="float">
            <text:p>41.5851018471</text:p>
          </table:table-cell>
          <table:table-cell table:formula="of:=0.000189*[$'raw data'.C46]" office:value-type="float" office:value="27.3253203783" calcext:value-type="float">
            <text:p>27.3253203783</text:p>
          </table:table-cell>
          <table:table-cell table:formula="of:=0.000189*[$'raw data'.E46]" office:value-type="float" office:value="67.9393461033" calcext:value-type="float">
            <text:p>67.9393461033</text:p>
          </table:table-cell>
          <table:table-cell table:formula="of:=0.000189*([$'raw data'.F46] + [$'raw data'.G46])" office:value-type="float" office:value="111.7019750679" calcext:value-type="float">
            <text:p>111.7019750679</text:p>
          </table:table-cell>
          <table:table-cell table:formula="of:=0.000189*[$'raw data'.H46]" office:value-type="float" office:value="51.6638775744" calcext:value-type="float">
            <text:p>51.6638775744</text:p>
          </table:table-cell>
          <table:table-cell table:formula="of:=0.000189*[$'raw data'.I46]" office:value-type="float" office:value="22.7282147505" calcext:value-type="float">
            <text:p>22.7282147505</text:p>
          </table:table-cell>
          <table:table-cell table:formula="of:=0.000189*[$'raw data'.J46]" office:value-type="float" office:value="40.1626065582" calcext:value-type="float">
            <text:p>40.1626065582</text:p>
          </table:table-cell>
          <table:table-cell table:formula="of:=0.000189*[$'raw data'.K46]" office:value-type="float" office:value="26.3524534056" calcext:value-type="float">
            <text:p>26.3524534056</text:p>
          </table:table-cell>
          <table:table-cell table:formula="of:=0.000189*([$'raw data'.L46] + [$'raw data'.M46])" office:value-type="float" office:value="64.06663555152" calcext:value-type="float">
            <text:p>64.06663555152</text:p>
          </table:table-cell>
          <table:table-cell table:formula="of:=0.000189*([$'raw data'.D46] - [$'raw data'.O46])" office:value-type="float" office:value="-171.7890791463" calcext:value-type="float">
            <text:p>-171.7890791463</text:p>
          </table:table-cell>
          <table:table-cell table:formula="of:=-0.000189*[$'raw data'.P46]" office:value-type="float" office:value="-281.73645234" calcext:value-type="float">
            <text:p>-281.73645234</text:p>
          </table:table-cell>
          <table:table-cell table:formula="of:=SUM([.B46:.L46])" office:value-type="float" office:value="-0.000000249480045511063" calcext:value-type="float">
            <text:p>-2.49480045511063E-07</text:p>
          </table:table-cell>
        </table:table-row>
        <table:table-row table:style-name="ro1">
          <table:table-cell office:value-type="string" calcext:value-type="string">
            <text:p>79200</text:p>
          </table:table-cell>
          <table:table-cell table:formula="of:=0.000189*[$'raw data'.B47]" office:value-type="float" office:value="42.1771093254" calcext:value-type="float">
            <text:p>42.1771093254</text:p>
          </table:table-cell>
          <table:table-cell table:formula="of:=0.000189*[$'raw data'.C47]" office:value-type="float" office:value="28.2145271814" calcext:value-type="float">
            <text:p>28.2145271814</text:p>
          </table:table-cell>
          <table:table-cell table:formula="of:=0.000189*[$'raw data'.E47]" office:value-type="float" office:value="68.6849378166" calcext:value-type="float">
            <text:p>68.6849378166</text:p>
          </table:table-cell>
          <table:table-cell table:formula="of:=0.000189*([$'raw data'.F47] + [$'raw data'.G47])" office:value-type="float" office:value="111.7715963742" calcext:value-type="float">
            <text:p>111.7715963742</text:p>
          </table:table-cell>
          <table:table-cell table:formula="of:=0.000189*[$'raw data'.H47]" office:value-type="float" office:value="51.009776622" calcext:value-type="float">
            <text:p>51.009776622</text:p>
          </table:table-cell>
          <table:table-cell table:formula="of:=0.000189*[$'raw data'.I47]" office:value-type="float" office:value="20.5587260865" calcext:value-type="float">
            <text:p>20.5587260865</text:p>
          </table:table-cell>
          <table:table-cell table:formula="of:=0.000189*[$'raw data'.J47]" office:value-type="float" office:value="40.1425076367" calcext:value-type="float">
            <text:p>40.1425076367</text:p>
          </table:table-cell>
          <table:table-cell table:formula="of:=0.000189*[$'raw data'.K47]" office:value-type="float" office:value="26.421236289" calcext:value-type="float">
            <text:p>26.421236289</text:p>
          </table:table-cell>
          <table:table-cell table:formula="of:=0.000189*([$'raw data'.L47] + [$'raw data'.M47])" office:value-type="float" office:value="64.06407357147" calcext:value-type="float">
            <text:p>64.06407357147</text:p>
          </table:table-cell>
          <table:table-cell table:formula="of:=0.000189*([$'raw data'.D47] - [$'raw data'.O47])" office:value-type="float" office:value="-171.639138132" calcext:value-type="float">
            <text:p>-171.639138132</text:p>
          </table:table-cell>
          <table:table-cell table:formula="of:=-0.000189*[$'raw data'.P47]" office:value-type="float" office:value="-281.40535269" calcext:value-type="float">
            <text:p>-281.40535269</text:p>
          </table:table-cell>
          <table:table-cell table:formula="of:=SUM([.B47:.L47])" office:value-type="float" office:value="0.0000000812699028074348" calcext:value-type="float">
            <text:p>8.12699028074348E-08</text:p>
          </table:table-cell>
        </table:table-row>
        <table:table-row table:style-name="ro1">
          <table:table-cell office:value-type="string" calcext:value-type="string">
            <text:p>81000</text:p>
          </table:table-cell>
          <table:table-cell table:formula="of:=0.000189*[$'raw data'.B48]" office:value-type="float" office:value="43.4806609608" calcext:value-type="float">
            <text:p>43.4806609608</text:p>
          </table:table-cell>
          <table:table-cell table:formula="of:=0.000189*[$'raw data'.C48]" office:value-type="float" office:value="29.2023224703" calcext:value-type="float">
            <text:p>29.2023224703</text:p>
          </table:table-cell>
          <table:table-cell table:formula="of:=0.000189*[$'raw data'.E48]" office:value-type="float" office:value="70.8110984574" calcext:value-type="float">
            <text:p>70.8110984574</text:p>
          </table:table-cell>
          <table:table-cell table:formula="of:=0.000189*([$'raw data'.F48] + [$'raw data'.G48])" office:value-type="float" office:value="111.8660219271" calcext:value-type="float">
            <text:p>111.8660219271</text:p>
          </table:table-cell>
          <table:table-cell table:formula="of:=0.000189*[$'raw data'.H48]" office:value-type="float" office:value="51.0489722925" calcext:value-type="float">
            <text:p>51.0489722925</text:p>
          </table:table-cell>
          <table:table-cell table:formula="of:=0.000189*[$'raw data'.I48]" office:value-type="float" office:value="20.391496902" calcext:value-type="float">
            <text:p>20.391496902</text:p>
          </table:table-cell>
          <table:table-cell table:formula="of:=0.000189*[$'raw data'.J48]" office:value-type="float" office:value="37.8345676464" calcext:value-type="float">
            <text:p>37.8345676464</text:p>
          </table:table-cell>
          <table:table-cell table:formula="of:=0.000189*[$'raw data'.K48]" office:value-type="float" office:value="26.8255075536" calcext:value-type="float">
            <text:p>26.8255075536</text:p>
          </table:table-cell>
          <table:table-cell table:formula="of:=0.000189*([$'raw data'.L48] + [$'raw data'.M48])" office:value-type="float" office:value="64.01306198952" calcext:value-type="float">
            <text:p>64.01306198952</text:p>
          </table:table-cell>
          <table:table-cell table:formula="of:=0.000189*([$'raw data'.D48] - [$'raw data'.O48])" office:value-type="float" office:value="-172.5844933008" calcext:value-type="float">
            <text:p>-172.5844933008</text:p>
          </table:table-cell>
          <table:table-cell table:formula="of:=-0.000189*[$'raw data'.P48]" office:value-type="float" office:value="-282.88921626" calcext:value-type="float">
            <text:p>-282.88921626</text:p>
          </table:table-cell>
          <table:table-cell table:formula="of:=SUM([.B48:.L48])" office:value-type="float" office:value="0.000000638819969367432" calcext:value-type="float">
            <text:p>6.38819969367432E-07</text:p>
          </table:table-cell>
        </table:table-row>
        <table:table-row table:style-name="ro1">
          <table:table-cell office:value-type="string" calcext:value-type="string">
            <text:p>82800</text:p>
          </table:table-cell>
          <table:table-cell table:formula="of:=0.000189*[$'raw data'.B49]" office:value-type="float" office:value="41.5273812471" calcext:value-type="float">
            <text:p>41.5273812471</text:p>
          </table:table-cell>
          <table:table-cell table:formula="of:=0.000189*[$'raw data'.C49]" office:value-type="float" office:value="26.793215694" calcext:value-type="float">
            <text:p>26.793215694</text:p>
          </table:table-cell>
          <table:table-cell table:formula="of:=0.000189*[$'raw data'.E49]" office:value-type="float" office:value="67.1929999209" calcext:value-type="float">
            <text:p>67.1929999209</text:p>
          </table:table-cell>
          <table:table-cell table:formula="of:=0.000189*([$'raw data'.F49] + [$'raw data'.G49])" office:value-type="float" office:value="111.8971000287" calcext:value-type="float">
            <text:p>111.8971000287</text:p>
          </table:table-cell>
          <table:table-cell table:formula="of:=0.000189*[$'raw data'.H49]" office:value-type="float" office:value="50.82740334" calcext:value-type="float">
            <text:p>50.82740334</text:p>
          </table:table-cell>
          <table:table-cell table:formula="of:=0.000189*[$'raw data'.I49]" office:value-type="float" office:value="20.4100269534" calcext:value-type="float">
            <text:p>20.4100269534</text:p>
          </table:table-cell>
          <table:table-cell table:formula="of:=0.000189*[$'raw data'.J49]" office:value-type="float" office:value="39.308303538" calcext:value-type="float">
            <text:p>39.308303538</text:p>
          </table:table-cell>
          <table:table-cell table:formula="of:=0.000189*[$'raw data'.K49]" office:value-type="float" office:value="26.8617093318" calcext:value-type="float">
            <text:p>26.8617093318</text:p>
          </table:table-cell>
          <table:table-cell table:formula="of:=0.000189*([$'raw data'.L49] + [$'raw data'.M49])" office:value-type="float" office:value="64.0331852013" calcext:value-type="float">
            <text:p>64.0331852013</text:p>
          </table:table-cell>
          <table:table-cell table:formula="of:=0.000189*([$'raw data'.D49] - [$'raw data'.O49])" office:value-type="float" office:value="-173.9218459986" calcext:value-type="float">
            <text:p>-173.9218459986</text:p>
          </table:table-cell>
          <table:table-cell table:formula="of:=-0.000189*[$'raw data'.P49]" office:value-type="float" office:value="-274.92947937" calcext:value-type="float">
            <text:p>-274.92947937</text:p>
          </table:table-cell>
          <table:table-cell table:formula="of:=SUM([.B49:.L49])" office:value-type="float" office:value="-0.00000011339996319748" calcext:value-type="float">
            <text:p>-1.1339996319748E-07</text:p>
          </table:table-cell>
        </table:table-row>
        <table:table-row table:style-name="ro1">
          <table:table-cell office:value-type="string" calcext:value-type="string">
            <text:p>84600</text:p>
          </table:table-cell>
          <table:table-cell table:formula="of:=0.000189*[$'raw data'.B50]" office:value-type="float" office:value="41.6985499854" calcext:value-type="float">
            <text:p>41.6985499854</text:p>
          </table:table-cell>
          <table:table-cell table:formula="of:=0.000189*[$'raw data'.C50]" office:value-type="float" office:value="27.7487685657" calcext:value-type="float">
            <text:p>27.7487685657</text:p>
          </table:table-cell>
          <table:table-cell table:formula="of:=0.000189*[$'raw data'.E50]" office:value-type="float" office:value="67.1277216078" calcext:value-type="float">
            <text:p>67.1277216078</text:p>
          </table:table-cell>
          <table:table-cell table:formula="of:=0.000189*([$'raw data'.F50] + [$'raw data'.G50])" office:value-type="float" office:value="108.998503173" calcext:value-type="float">
            <text:p>108.998503173</text:p>
          </table:table-cell>
          <table:table-cell table:formula="of:=0.000189*[$'raw data'.H50]" office:value-type="float" office:value="50.8737380319" calcext:value-type="float">
            <text:p>50.8737380319</text:p>
          </table:table-cell>
          <table:table-cell table:formula="of:=0.000189*[$'raw data'.I50]" office:value-type="float" office:value="20.3255205741" calcext:value-type="float">
            <text:p>20.3255205741</text:p>
          </table:table-cell>
          <table:table-cell table:formula="of:=0.000189*[$'raw data'.J50]" office:value-type="float" office:value="37.7489324268" calcext:value-type="float">
            <text:p>37.7489324268</text:p>
          </table:table-cell>
          <table:table-cell table:formula="of:=0.000189*[$'raw data'.K50]" office:value-type="float" office:value="26.9704820637" calcext:value-type="float">
            <text:p>26.9704820637</text:p>
          </table:table-cell>
          <table:table-cell table:formula="of:=0.000189*([$'raw data'.L50] + [$'raw data'.M50])" office:value-type="float" office:value="64.13820282261" calcext:value-type="float">
            <text:p>64.13820282261</text:p>
          </table:table-cell>
          <table:table-cell table:formula="of:=0.000189*([$'raw data'.D50] - [$'raw data'.O50])" office:value-type="float" office:value="-175.6698133113" calcext:value-type="float">
            <text:p>-175.6698133113</text:p>
          </table:table-cell>
          <table:table-cell table:formula="of:=-0.000189*[$'raw data'.P50]" office:value-type="float" office:value="-269.96060511" calcext:value-type="float">
            <text:p>-269.96060511</text:p>
          </table:table-cell>
          <table:table-cell table:formula="of:=SUM([.B50:.L50])" office:value-type="float" office:value="0.000000829710003813489" calcext:value-type="float">
            <text:p>8.29710003813489E-07</text:p>
          </table:table-cell>
        </table:table-row>
        <table:table-row table:style-name="ro1">
          <table:table-cell office:value-type="string" calcext:value-type="string">
            <text:p>86400</text:p>
          </table:table-cell>
          <table:table-cell table:formula="of:=0.000189*[$'raw data'.B51]" office:value-type="float" office:value="41.2840519308" calcext:value-type="float">
            <text:p>41.2840519308</text:p>
          </table:table-cell>
          <table:table-cell table:formula="of:=0.000189*[$'raw data'.C51]" office:value-type="float" office:value="27.1728839781" calcext:value-type="float">
            <text:p>27.1728839781</text:p>
          </table:table-cell>
          <table:table-cell table:formula="of:=0.000189*[$'raw data'.E51]" office:value-type="float" office:value="66.8024985159" calcext:value-type="float">
            <text:p>66.8024985159</text:p>
          </table:table-cell>
          <table:table-cell table:formula="of:=0.000189*([$'raw data'.F51] + [$'raw data'.G51])" office:value-type="float" office:value="104.5478574063" calcext:value-type="float">
            <text:p>104.5478574063</text:p>
          </table:table-cell>
          <table:table-cell table:formula="of:=0.000189*[$'raw data'.H51]" office:value-type="float" office:value="50.8524577848" calcext:value-type="float">
            <text:p>50.8524577848</text:p>
          </table:table-cell>
          <table:table-cell table:formula="of:=0.000189*[$'raw data'.I51]" office:value-type="float" office:value="20.3666443848" calcext:value-type="float">
            <text:p>20.3666443848</text:p>
          </table:table-cell>
          <table:table-cell table:formula="of:=0.000189*[$'raw data'.J51]" office:value-type="float" office:value="34.6286069703" calcext:value-type="float">
            <text:p>34.6286069703</text:p>
          </table:table-cell>
          <table:table-cell table:formula="of:=0.000189*[$'raw data'.K51]" office:value-type="float" office:value="27.0146490957" calcext:value-type="float">
            <text:p>27.0146490957</text:p>
          </table:table-cell>
          <table:table-cell table:formula="of:=0.000189*([$'raw data'.L51] + [$'raw data'.M51])" office:value-type="float" office:value="64.14555018627" calcext:value-type="float">
            <text:p>64.14555018627</text:p>
          </table:table-cell>
          <table:table-cell table:formula="of:=0.000189*([$'raw data'.D51] - [$'raw data'.O51])" office:value-type="float" office:value="-175.8400789698" calcext:value-type="float">
            <text:p>-175.8400789698</text:p>
          </table:table-cell>
          <table:table-cell table:formula="of:=-0.000189*[$'raw data'.P51]" office:value-type="float" office:value="-260.97512175" calcext:value-type="float">
            <text:p>-260.97512175</text:p>
          </table:table-cell>
          <table:table-cell table:formula="of:=SUM([.B51:.L51])" office:value-type="float" office:value="-0.000000466830037737509" calcext:value-type="float">
            <text:p>-4.66830037737509E-07</text:p>
          </table:table-cell>
        </table:table-row>
        <table:table-row table:style-name="ro1">
          <table:table-cell office:value-type="string" calcext:value-type="string">
            <text:p>88200</text:p>
          </table:table-cell>
          <table:table-cell table:formula="of:=0.000189*[$'raw data'.B52]" office:value-type="float" office:value="44.7265517391" calcext:value-type="float">
            <text:p>44.7265517391</text:p>
          </table:table-cell>
          <table:table-cell table:formula="of:=0.000189*[$'raw data'.C52]" office:value-type="float" office:value="30.7919129238" calcext:value-type="float">
            <text:p>30.7919129238</text:p>
          </table:table-cell>
          <table:table-cell table:formula="of:=0.000189*[$'raw data'.E52]" office:value-type="float" office:value="70.2900134748" calcext:value-type="float">
            <text:p>70.2900134748</text:p>
          </table:table-cell>
          <table:table-cell table:formula="of:=0.000189*([$'raw data'.F52] + [$'raw data'.G52])" office:value-type="float" office:value="93.32805539043" calcext:value-type="float">
            <text:p>93.32805539043</text:p>
          </table:table-cell>
          <table:table-cell table:formula="of:=0.000189*[$'raw data'.H52]" office:value-type="float" office:value="48.8058555033" calcext:value-type="float">
            <text:p>48.8058555033</text:p>
          </table:table-cell>
          <table:table-cell table:formula="of:=0.000189*[$'raw data'.I52]" office:value-type="float" office:value="20.5242318288" calcext:value-type="float">
            <text:p>20.5242318288</text:p>
          </table:table-cell>
          <table:table-cell table:formula="of:=0.000189*[$'raw data'.J52]" office:value-type="float" office:value="31.6812730437" calcext:value-type="float">
            <text:p>31.6812730437</text:p>
          </table:table-cell>
          <table:table-cell table:formula="of:=0.000189*[$'raw data'.K52]" office:value-type="float" office:value="26.91800748" calcext:value-type="float">
            <text:p>26.91800748</text:p>
          </table:table-cell>
          <table:table-cell table:formula="of:=0.000189*([$'raw data'.L52] + [$'raw data'.M52])" office:value-type="float" office:value="54.58646969244" calcext:value-type="float">
            <text:p>54.58646969244</text:p>
          </table:table-cell>
          <table:table-cell table:formula="of:=0.000189*([$'raw data'.D52] - [$'raw data'.O52])" office:value-type="float" office:value="-175.6172855052" calcext:value-type="float">
            <text:p>-175.6172855052</text:p>
          </table:table-cell>
          <table:table-cell table:formula="of:=-0.000189*[$'raw data'.P52]" office:value-type="float" office:value="-246.03508566" calcext:value-type="float">
            <text:p>-246.03508566</text:p>
          </table:table-cell>
          <table:table-cell table:formula="of:=SUM([.B52:.L52])" office:value-type="float" office:value="-0.0000000888299425128025" calcext:value-type="float">
            <text:p>-8.88299425128025E-08</text:p>
          </table:table-cell>
        </table:table-row>
        <table:table-row table:style-name="ro1">
          <table:table-cell office:value-type="string" calcext:value-type="string">
            <text:p>90000</text:p>
          </table:table-cell>
          <table:table-cell table:formula="of:=0.000189*[$'raw data'.B53]" office:value-type="float" office:value="42.7123996425" calcext:value-type="float">
            <text:p>42.7123996425</text:p>
          </table:table-cell>
          <table:table-cell table:formula="of:=0.000189*[$'raw data'.C53]" office:value-type="float" office:value="28.2020870691" calcext:value-type="float">
            <text:p>28.2020870691</text:p>
          </table:table-cell>
          <table:table-cell table:formula="of:=0.000189*[$'raw data'.E53]" office:value-type="float" office:value="65.5892960247" calcext:value-type="float">
            <text:p>65.5892960247</text:p>
          </table:table-cell>
          <table:table-cell table:formula="of:=0.000189*([$'raw data'.F53] + [$'raw data'.G53])" office:value-type="float" office:value="91.00868350833" calcext:value-type="float">
            <text:p>91.00868350833</text:p>
          </table:table-cell>
          <table:table-cell table:formula="of:=0.000189*[$'raw data'.H53]" office:value-type="float" office:value="46.7109588267" calcext:value-type="float">
            <text:p>46.7109588267</text:p>
          </table:table-cell>
          <table:table-cell table:formula="of:=0.000189*[$'raw data'.I53]" office:value-type="float" office:value="20.4695382717" calcext:value-type="float">
            <text:p>20.4695382717</text:p>
          </table:table-cell>
          <table:table-cell table:formula="of:=0.000189*[$'raw data'.J53]" office:value-type="float" office:value="31.7746826271" calcext:value-type="float">
            <text:p>31.7746826271</text:p>
          </table:table-cell>
          <table:table-cell table:formula="of:=0.000189*[$'raw data'.K53]" office:value-type="float" office:value="26.7734624913" calcext:value-type="float">
            <text:p>26.7734624913</text:p>
          </table:table-cell>
          <table:table-cell table:formula="of:=0.000189*([$'raw data'.L53] + [$'raw data'.M53])" office:value-type="float" office:value="58.35229339968" calcext:value-type="float">
            <text:p>58.35229339968</text:p>
          </table:table-cell>
          <table:table-cell table:formula="of:=0.000189*([$'raw data'.D53] - [$'raw data'.O53])" office:value-type="float" office:value="-175.893267501" calcext:value-type="float">
            <text:p>-175.893267501</text:p>
          </table:table-cell>
          <table:table-cell table:formula="of:=-0.000189*[$'raw data'.P53]" office:value-type="float" office:value="-235.70013474" calcext:value-type="float">
            <text:p>-235.70013474</text:p>
          </table:table-cell>
          <table:table-cell table:formula="of:=SUM([.B53:.L53])" office:value-type="float" office:value="-0.000000379889975476999" calcext:value-type="float">
            <text:p>-3.79889975476999E-07</text:p>
          </table:table-cell>
        </table:table-row>
        <table:table-row table:style-name="ro1">
          <table:table-cell office:value-type="string" calcext:value-type="string">
            <text:p>91800</text:p>
          </table:table-cell>
          <table:table-cell table:formula="of:=0.000189*[$'raw data'.B54]" office:value-type="float" office:value="43.1815492962" calcext:value-type="float">
            <text:p>43.1815492962</text:p>
          </table:table-cell>
          <table:table-cell table:formula="of:=0.000189*[$'raw data'.C54]" office:value-type="float" office:value="28.8506811096" calcext:value-type="float">
            <text:p>28.8506811096</text:p>
          </table:table-cell>
          <table:table-cell table:formula="of:=0.000189*[$'raw data'.E54]" office:value-type="float" office:value="67.0791619512" calcext:value-type="float">
            <text:p>67.0791619512</text:p>
          </table:table-cell>
          <table:table-cell table:formula="of:=0.000189*([$'raw data'.F54] + [$'raw data'.G54])" office:value-type="float" office:value="78.7952479671" calcext:value-type="float">
            <text:p>78.7952479671</text:p>
          </table:table-cell>
          <table:table-cell table:formula="of:=0.000189*[$'raw data'.H54]" office:value-type="float" office:value="48.365279928" calcext:value-type="float">
            <text:p>48.365279928</text:p>
          </table:table-cell>
          <table:table-cell table:formula="of:=0.000189*[$'raw data'.I54]" office:value-type="float" office:value="20.4953483007" calcext:value-type="float">
            <text:p>20.4953483007</text:p>
          </table:table-cell>
          <table:table-cell table:formula="of:=0.000189*[$'raw data'.J54]" office:value-type="float" office:value="25.7370196608" calcext:value-type="float">
            <text:p>25.7370196608</text:p>
          </table:table-cell>
          <table:table-cell table:formula="of:=0.000189*[$'raw data'.K54]" office:value-type="float" office:value="26.8401507066" calcext:value-type="float">
            <text:p>26.8401507066</text:p>
          </table:table-cell>
          <table:table-cell table:formula="of:=0.000189*([$'raw data'.L54] + [$'raw data'.M54])" office:value-type="float" office:value="58.56201882594" calcext:value-type="float">
            <text:p>58.56201882594</text:p>
          </table:table-cell>
          <table:table-cell table:formula="of:=0.000189*([$'raw data'.D54] - [$'raw data'.O54])" office:value-type="float" office:value="-176.7948030576" calcext:value-type="float">
            <text:p>-176.7948030576</text:p>
          </table:table-cell>
          <table:table-cell table:formula="of:=-0.000189*[$'raw data'.P54]" office:value-type="float" office:value="-221.11165377" calcext:value-type="float">
            <text:p>-221.11165377</text:p>
          </table:table-cell>
          <table:table-cell table:formula="of:=SUM([.B54:.L54])" office:value-type="float" office:value="0.00000091854000316971" calcext:value-type="float">
            <text:p>9.1854000316971E-07</text:p>
          </table:table-cell>
        </table:table-row>
        <table:table-row table:style-name="ro1">
          <table:table-cell office:value-type="string" calcext:value-type="string">
            <text:p>93600</text:p>
          </table:table-cell>
          <table:table-cell table:formula="of:=0.000189*[$'raw data'.B55]" office:value-type="float" office:value="41.8305349035" calcext:value-type="float">
            <text:p>41.8305349035</text:p>
          </table:table-cell>
          <table:table-cell table:formula="of:=0.000189*[$'raw data'.C55]" office:value-type="float" office:value="27.3472613127" calcext:value-type="float">
            <text:p>27.3472613127</text:p>
          </table:table-cell>
          <table:table-cell table:formula="of:=0.000189*[$'raw data'.E55]" office:value-type="float" office:value="64.6965618201" calcext:value-type="float">
            <text:p>64.6965618201</text:p>
          </table:table-cell>
          <table:table-cell table:formula="of:=0.000189*([$'raw data'.F55] + [$'raw data'.G55])" office:value-type="float" office:value="78.79640107122" calcext:value-type="float">
            <text:p>78.79640107122</text:p>
          </table:table-cell>
          <table:table-cell table:formula="of:=0.000189*[$'raw data'.H55]" office:value-type="float" office:value="48.2086903662" calcext:value-type="float">
            <text:p>48.2086903662</text:p>
          </table:table-cell>
          <table:table-cell table:formula="of:=0.000189*[$'raw data'.I55]" office:value-type="float" office:value="20.488948137" calcext:value-type="float">
            <text:p>20.488948137</text:p>
          </table:table-cell>
          <table:table-cell table:formula="of:=0.000189*[$'raw data'.J55]" office:value-type="float" office:value="26.0206694055" calcext:value-type="float">
            <text:p>26.0206694055</text:p>
          </table:table-cell>
          <table:table-cell table:formula="of:=0.000189*[$'raw data'.K55]" office:value-type="float" office:value="26.9472556269" calcext:value-type="float">
            <text:p>26.9472556269</text:p>
          </table:table-cell>
          <table:table-cell table:formula="of:=0.000189*([$'raw data'.L55] + [$'raw data'.M55])" office:value-type="float" office:value="60.90581527254" calcext:value-type="float">
            <text:p>60.90581527254</text:p>
          </table:table-cell>
          <table:table-cell table:formula="of:=0.000189*([$'raw data'.D55] - [$'raw data'.O55])" office:value-type="float" office:value="-177.826209435" calcext:value-type="float">
            <text:p>-177.826209435</text:p>
          </table:table-cell>
          <table:table-cell table:formula="of:=-0.000189*[$'raw data'.P55]" office:value-type="float" office:value="-217.41592887" calcext:value-type="float">
            <text:p>-217.41592887</text:p>
          </table:table-cell>
          <table:table-cell table:formula="of:=SUM([.B55:.L55])" office:value-type="float" office:value="-0.000000389340016226924" calcext:value-type="float">
            <text:p>-3.89340016226924E-07</text:p>
          </table:table-cell>
        </table:table-row>
        <table:table-row table:style-name="ro1">
          <table:table-cell office:value-type="string" calcext:value-type="string">
            <text:p>95400</text:p>
          </table:table-cell>
          <table:table-cell table:formula="of:=0.000189*[$'raw data'.B56]" office:value-type="float" office:value="43.4912284989" calcext:value-type="float">
            <text:p>43.4912284989</text:p>
          </table:table-cell>
          <table:table-cell table:formula="of:=0.000189*[$'raw data'.C56]" office:value-type="float" office:value="29.2686919749" calcext:value-type="float">
            <text:p>29.2686919749</text:p>
          </table:table-cell>
          <table:table-cell table:formula="of:=0.000189*[$'raw data'.E56]" office:value-type="float" office:value="66.8949245433" calcext:value-type="float">
            <text:p>66.8949245433</text:p>
          </table:table-cell>
          <table:table-cell table:formula="of:=0.000189*([$'raw data'.F56] + [$'raw data'.G56])" office:value-type="float" office:value="78.82078217328" calcext:value-type="float">
            <text:p>78.82078217328</text:p>
          </table:table-cell>
          <table:table-cell table:formula="of:=0.000189*[$'raw data'.H56]" office:value-type="float" office:value="44.9067091851" calcext:value-type="float">
            <text:p>44.9067091851</text:p>
          </table:table-cell>
          <table:table-cell table:formula="of:=0.000189*[$'raw data'.I56]" office:value-type="float" office:value="20.3922000387" calcext:value-type="float">
            <text:p>20.3922000387</text:p>
          </table:table-cell>
          <table:table-cell table:formula="of:=0.000189*[$'raw data'.J56]" office:value-type="float" office:value="23.5868173317" calcext:value-type="float">
            <text:p>23.5868173317</text:p>
          </table:table-cell>
          <table:table-cell table:formula="of:=0.000189*[$'raw data'.K56]" office:value-type="float" office:value="26.8071790896" calcext:value-type="float">
            <text:p>26.8071790896</text:p>
          </table:table-cell>
          <table:table-cell table:formula="of:=0.000189*([$'raw data'.L56] + [$'raw data'.M56])" office:value-type="float" office:value="63.76340638395" calcext:value-type="float">
            <text:p>63.76340638395</text:p>
          </table:table-cell>
          <table:table-cell table:formula="of:=0.000189*([$'raw data'.D56] - [$'raw data'.O56])" office:value-type="float" office:value="-176.9256793206" calcext:value-type="float">
            <text:p>-176.9256793206</text:p>
          </table:table-cell>
          <table:table-cell table:formula="of:=-0.000189*[$'raw data'.P56]" office:value-type="float" office:value="-221.00625981" calcext:value-type="float">
            <text:p>-221.00625981</text:p>
          </table:table-cell>
          <table:table-cell table:formula="of:=SUM([.B56:.L56])" office:value-type="float" office:value="0.0000000888300633050676" calcext:value-type="float">
            <text:p>8.88300633050676E-08</text:p>
          </table:table-cell>
        </table:table-row>
        <table:table-row table:style-name="ro1">
          <table:table-cell office:value-type="string" calcext:value-type="string">
            <text:p>97200</text:p>
          </table:table-cell>
          <table:table-cell table:formula="of:=0.000189*[$'raw data'.B57]" office:value-type="float" office:value="41.3200708515" calcext:value-type="float">
            <text:p>41.3200708515</text:p>
          </table:table-cell>
          <table:table-cell table:formula="of:=0.000189*[$'raw data'.C57]" office:value-type="float" office:value="26.6031430812" calcext:value-type="float">
            <text:p>26.6031430812</text:p>
          </table:table-cell>
          <table:table-cell table:formula="of:=0.000189*[$'raw data'.E57]" office:value-type="float" office:value="60.5379088629" calcext:value-type="float">
            <text:p>60.5379088629</text:p>
          </table:table-cell>
          <table:table-cell table:formula="of:=0.000189*([$'raw data'.F57] + [$'raw data'.G57])" office:value-type="float" office:value="78.83248749327" calcext:value-type="float">
            <text:p>78.83248749327</text:p>
          </table:table-cell>
          <table:table-cell table:formula="of:=0.000189*[$'raw data'.H57]" office:value-type="float" office:value="47.9556823032" calcext:value-type="float">
            <text:p>47.9556823032</text:p>
          </table:table-cell>
          <table:table-cell table:formula="of:=0.000189*[$'raw data'.I57]" office:value-type="float" office:value="20.5372532862" calcext:value-type="float">
            <text:p>20.5372532862</text:p>
          </table:table-cell>
          <table:table-cell table:formula="of:=0.000189*[$'raw data'.J57]" office:value-type="float" office:value="25.1938940841" calcext:value-type="float">
            <text:p>25.1938940841</text:p>
          </table:table-cell>
          <table:table-cell table:formula="of:=0.000189*[$'raw data'.K57]" office:value-type="float" office:value="26.9289568548" calcext:value-type="float">
            <text:p>26.9289568548</text:p>
          </table:table-cell>
          <table:table-cell table:formula="of:=0.000189*([$'raw data'.L57] + [$'raw data'.M57])" office:value-type="float" office:value="63.75792106341" calcext:value-type="float">
            <text:p>63.75792106341</text:p>
          </table:table-cell>
          <table:table-cell table:formula="of:=0.000189*([$'raw data'.D57] - [$'raw data'.O57])" office:value-type="float" office:value="-178.0624520262" calcext:value-type="float">
            <text:p>-178.0624520262</text:p>
          </table:table-cell>
          <table:table-cell table:formula="of:=-0.000189*[$'raw data'.P57]" office:value-type="float" office:value="-213.60486672" calcext:value-type="float">
            <text:p>-213.60486672</text:p>
          </table:table-cell>
          <table:table-cell table:formula="of:=SUM([.B57:.L57])" office:value-type="float" office:value="-0.000000865620044976367" calcext:value-type="float">
            <text:p>-8.65620044976367E-07</text:p>
          </table:table-cell>
        </table:table-row>
        <table:table-row table:style-name="ro1">
          <table:table-cell office:value-type="string" calcext:value-type="string">
            <text:p>99000</text:p>
          </table:table-cell>
          <table:table-cell table:formula="of:=0.000189*[$'raw data'.B58]" office:value-type="float" office:value="40.4902931139" calcext:value-type="float">
            <text:p>40.4902931139</text:p>
          </table:table-cell>
          <table:table-cell table:formula="of:=0.000189*[$'raw data'.C58]" office:value-type="float" office:value="25.829021988" calcext:value-type="float">
            <text:p>25.829021988</text:p>
          </table:table-cell>
          <table:table-cell table:formula="of:=0.000189*[$'raw data'.E58]" office:value-type="float" office:value="47.1567665646" calcext:value-type="float">
            <text:p>47.1567665646</text:p>
          </table:table-cell>
          <table:table-cell table:formula="of:=0.000189*([$'raw data'.F58] + [$'raw data'.G58])" office:value-type="float" office:value="78.84167489478" calcext:value-type="float">
            <text:p>78.84167489478</text:p>
          </table:table-cell>
          <table:table-cell table:formula="of:=0.000189*[$'raw data'.H58]" office:value-type="float" office:value="51.438646917" calcext:value-type="float">
            <text:p>51.438646917</text:p>
          </table:table-cell>
          <table:table-cell table:formula="of:=0.000189*[$'raw data'.I58]" office:value-type="float" office:value="20.5266605733" calcext:value-type="float">
            <text:p>20.5266605733</text:p>
          </table:table-cell>
          <table:table-cell table:formula="of:=0.000189*[$'raw data'.J58]" office:value-type="float" office:value="28.4526404946" calcext:value-type="float">
            <text:p>28.4526404946</text:p>
          </table:table-cell>
          <table:table-cell table:formula="of:=0.000189*[$'raw data'.K58]" office:value-type="float" office:value="26.8516462158" calcext:value-type="float">
            <text:p>26.8516462158</text:p>
          </table:table-cell>
          <table:table-cell table:formula="of:=0.000189*([$'raw data'.L58] + [$'raw data'.M58])" office:value-type="float" office:value="63.79074522261" calcext:value-type="float">
            <text:p>63.79074522261</text:p>
          </table:table-cell>
          <table:table-cell table:formula="of:=0.000189*([$'raw data'.D58] - [$'raw data'.O58])" office:value-type="float" office:value="-178.9114348287" calcext:value-type="float">
            <text:p>-178.9114348287</text:p>
          </table:table-cell>
          <table:table-cell table:formula="of:=-0.000189*[$'raw data'.P58]" office:value-type="float" office:value="-204.46666191" calcext:value-type="float">
            <text:p>-204.46666191</text:p>
          </table:table-cell>
          <table:table-cell table:formula="of:=SUM([.B58:.L58])" office:value-type="float" office:value="-0.00000075410996203118" calcext:value-type="float">
            <text:p>-7.5410996203118E-07</text:p>
          </table:table-cell>
        </table:table-row>
        <table:table-row table:style-name="ro1">
          <table:table-cell office:value-type="string" calcext:value-type="string">
            <text:p>100800</text:p>
          </table:table-cell>
          <table:table-cell table:formula="of:=0.000189*[$'raw data'.B59]" office:value-type="float" office:value="40.8647440908" calcext:value-type="float">
            <text:p>40.8647440908</text:p>
          </table:table-cell>
          <table:table-cell table:formula="of:=0.000189*[$'raw data'.C59]" office:value-type="float" office:value="26.1920753955" calcext:value-type="float">
            <text:p>26.1920753955</text:p>
          </table:table-cell>
          <table:table-cell table:formula="of:=0.000189*[$'raw data'.E59]" office:value-type="float" office:value="45.1138439808" calcext:value-type="float">
            <text:p>45.1138439808</text:p>
          </table:table-cell>
          <table:table-cell table:formula="of:=0.000189*([$'raw data'.F59] + [$'raw data'.G59])" office:value-type="float" office:value="78.85039681575" calcext:value-type="float">
            <text:p>78.85039681575</text:p>
          </table:table-cell>
          <table:table-cell table:formula="of:=0.000189*[$'raw data'.H59]" office:value-type="float" office:value="50.5363424517" calcext:value-type="float">
            <text:p>50.5363424517</text:p>
          </table:table-cell>
          <table:table-cell table:formula="of:=0.000189*[$'raw data'.I59]" office:value-type="float" office:value="20.3700818412" calcext:value-type="float">
            <text:p>20.3700818412</text:p>
          </table:table-cell>
          <table:table-cell table:formula="of:=0.000189*[$'raw data'.J59]" office:value-type="float" office:value="27.8065837035" calcext:value-type="float">
            <text:p>27.8065837035</text:p>
          </table:table-cell>
          <table:table-cell table:formula="of:=0.000189*[$'raw data'.K59]" office:value-type="float" office:value="26.8848623988" calcext:value-type="float">
            <text:p>26.8848623988</text:p>
          </table:table-cell>
          <table:table-cell table:formula="of:=0.000189*([$'raw data'.L59] + [$'raw data'.M59])" office:value-type="float" office:value="63.67462288551" calcext:value-type="float">
            <text:p>63.67462288551</text:p>
          </table:table-cell>
          <table:table-cell table:formula="of:=0.000189*([$'raw data'.D59] - [$'raw data'.O59])" office:value-type="float" office:value="-178.679207259" calcext:value-type="float">
            <text:p>-178.679207259</text:p>
          </table:table-cell>
          <table:table-cell table:formula="of:=-0.000189*[$'raw data'.P59]" office:value-type="float" office:value="-201.61434573" calcext:value-type="float">
            <text:p>-201.61434573</text:p>
          </table:table-cell>
          <table:table-cell table:formula="of:=SUM([.B59:.L59])" office:value-type="float" office:value="0.000000574559997801316" calcext:value-type="float">
            <text:p>5.74559997801316E-07</text:p>
          </table:table-cell>
        </table:table-row>
        <table:table-row table:style-name="ro1">
          <table:table-cell office:value-type="string" calcext:value-type="string">
            <text:p>102600</text:p>
          </table:table-cell>
          <table:table-cell table:formula="of:=0.000189*[$'raw data'.B60]" office:value-type="float" office:value="40.7407658364" calcext:value-type="float">
            <text:p>40.7407658364</text:p>
          </table:table-cell>
          <table:table-cell table:formula="of:=0.000189*[$'raw data'.C60]" office:value-type="float" office:value="25.9810384302" calcext:value-type="float">
            <text:p>25.9810384302</text:p>
          </table:table-cell>
          <table:table-cell table:formula="of:=0.000189*[$'raw data'.E60]" office:value-type="float" office:value="45.0828115227" calcext:value-type="float">
            <text:p>45.0828115227</text:p>
          </table:table-cell>
          <table:table-cell table:formula="of:=0.000189*([$'raw data'.F60] + [$'raw data'.G60])" office:value-type="float" office:value="78.85773555534" calcext:value-type="float">
            <text:p>78.85773555534</text:p>
          </table:table-cell>
          <table:table-cell table:formula="of:=0.000189*[$'raw data'.H60]" office:value-type="float" office:value="51.1413455511" calcext:value-type="float">
            <text:p>51.1413455511</text:p>
          </table:table-cell>
          <table:table-cell table:formula="of:=0.000189*[$'raw data'.I60]" office:value-type="float" office:value="20.6216965773" calcext:value-type="float">
            <text:p>20.6216965773</text:p>
          </table:table-cell>
          <table:table-cell table:formula="of:=0.000189*[$'raw data'.J60]" office:value-type="float" office:value="24.0047525214" calcext:value-type="float">
            <text:p>24.0047525214</text:p>
          </table:table-cell>
          <table:table-cell table:formula="of:=0.000189*[$'raw data'.K60]" office:value-type="float" office:value="26.8926983766" calcext:value-type="float">
            <text:p>26.8926983766</text:p>
          </table:table-cell>
          <table:table-cell table:formula="of:=0.000189*([$'raw data'.L60] + [$'raw data'.M60])" office:value-type="float" office:value="63.64481253543" calcext:value-type="float">
            <text:p>63.64481253543</text:p>
          </table:table-cell>
          <table:table-cell table:formula="of:=0.000189*([$'raw data'.D60] - [$'raw data'.O60])" office:value-type="float" office:value="-178.7554097532" calcext:value-type="float">
            <text:p>-178.7554097532</text:p>
          </table:table-cell>
          <table:table-cell table:formula="of:=-0.000189*[$'raw data'.P60]" office:value-type="float" office:value="-198.21224745" calcext:value-type="float">
            <text:p>-198.21224745</text:p>
          </table:table-cell>
          <table:table-cell table:formula="of:=SUM([.B60:.L60])" office:value-type="float" office:value="-0.000000296730057414152" calcext:value-type="float">
            <text:p>-2.96730057414152E-07</text:p>
          </table:table-cell>
        </table:table-row>
        <table:table-row table:style-name="ro1">
          <table:table-cell office:value-type="string" calcext:value-type="string">
            <text:p>104400</text:p>
          </table:table-cell>
          <table:table-cell table:formula="of:=0.000189*[$'raw data'.B61]" office:value-type="float" office:value="40.8168810693" calcext:value-type="float">
            <text:p>40.8168810693</text:p>
          </table:table-cell>
          <table:table-cell table:formula="of:=0.000189*[$'raw data'.C61]" office:value-type="float" office:value="25.9643529999" calcext:value-type="float">
            <text:p>25.9643529999</text:p>
          </table:table-cell>
          <table:table-cell table:formula="of:=0.000189*[$'raw data'.E61]" office:value-type="float" office:value="45.0662513427" calcext:value-type="float">
            <text:p>45.0662513427</text:p>
          </table:table-cell>
          <table:table-cell table:formula="of:=0.000189*([$'raw data'.F61] + [$'raw data'.G61])" office:value-type="float" office:value="78.85773555534" calcext:value-type="float">
            <text:p>78.85773555534</text:p>
          </table:table-cell>
          <table:table-cell table:formula="of:=0.000189*[$'raw data'.H61]" office:value-type="float" office:value="50.4554980041" calcext:value-type="float">
            <text:p>50.4554980041</text:p>
          </table:table-cell>
          <table:table-cell table:formula="of:=0.000189*[$'raw data'.I61]" office:value-type="float" office:value="20.4977402469" calcext:value-type="float">
            <text:p>20.4977402469</text:p>
          </table:table-cell>
          <table:table-cell table:formula="of:=0.000189*[$'raw data'.J61]" office:value-type="float" office:value="22.8737787327" calcext:value-type="float">
            <text:p>22.8737787327</text:p>
          </table:table-cell>
          <table:table-cell table:formula="of:=0.000189*[$'raw data'.K61]" office:value-type="float" office:value="26.9335131156" calcext:value-type="float">
            <text:p>26.9335131156</text:p>
          </table:table-cell>
          <table:table-cell table:formula="of:=0.000189*([$'raw data'.L61] + [$'raw data'.M61])" office:value-type="float" office:value="63.7846149528" calcext:value-type="float">
            <text:p>63.7846149528</text:p>
          </table:table-cell>
          <table:table-cell table:formula="of:=0.000189*([$'raw data'.D61] - [$'raw data'.O61])" office:value-type="float" office:value="-178.5381483753" calcext:value-type="float">
            <text:p>-178.5381483753</text:p>
          </table:table-cell>
          <table:table-cell table:formula="of:=-0.000189*[$'raw data'.P61]" office:value-type="float" office:value="-196.71221682" calcext:value-type="float">
            <text:p>-196.71221682</text:p>
          </table:table-cell>
          <table:table-cell table:formula="of:=SUM([.B61:.L61])" office:value-type="float" office:value="0.000000824040029101525" calcext:value-type="float">
            <text:p>8.24040029101525E-07</text:p>
          </table:table-cell>
        </table:table-row>
        <table:table-row table:style-name="ro1">
          <table:table-cell office:value-type="string" calcext:value-type="string">
            <text:p>106200</text:p>
          </table:table-cell>
          <table:table-cell table:formula="of:=0.000189*[$'raw data'.B62]" office:value-type="float" office:value="40.4369020881" calcext:value-type="float">
            <text:p>40.4369020881</text:p>
          </table:table-cell>
          <table:table-cell table:formula="of:=0.000189*[$'raw data'.C62]" office:value-type="float" office:value="25.5246015402" calcext:value-type="float">
            <text:p>25.5246015402</text:p>
          </table:table-cell>
          <table:table-cell table:formula="of:=0.000189*[$'raw data'.E62]" office:value-type="float" office:value="44.8737388533" calcext:value-type="float">
            <text:p>44.8737388533</text:p>
          </table:table-cell>
          <table:table-cell table:formula="of:=0.000189*([$'raw data'.F62] + [$'raw data'.G62])" office:value-type="float" office:value="78.86941291278" calcext:value-type="float">
            <text:p>78.86941291278</text:p>
          </table:table-cell>
          <table:table-cell table:formula="of:=0.000189*[$'raw data'.H62]" office:value-type="float" office:value="50.6119352319" calcext:value-type="float">
            <text:p>50.6119352319</text:p>
          </table:table-cell>
          <table:table-cell table:formula="of:=0.000189*[$'raw data'.I62]" office:value-type="float" office:value="20.7702154233" calcext:value-type="float">
            <text:p>20.7702154233</text:p>
          </table:table-cell>
          <table:table-cell table:formula="of:=0.000189*[$'raw data'.J62]" office:value-type="float" office:value="22.7867243877" calcext:value-type="float">
            <text:p>22.7867243877</text:p>
          </table:table-cell>
          <table:table-cell table:formula="of:=0.000189*[$'raw data'.K62]" office:value-type="float" office:value="27.0236473101" calcext:value-type="float">
            <text:p>27.0236473101</text:p>
          </table:table-cell>
          <table:table-cell table:formula="of:=0.000189*([$'raw data'.L62] + [$'raw data'.M62])" office:value-type="float" office:value="63.77925432501" calcext:value-type="float">
            <text:p>63.77925432501</text:p>
          </table:table-cell>
          <table:table-cell table:formula="of:=0.000189*([$'raw data'.D62] - [$'raw data'.O62])" office:value-type="float" office:value="-178.8737210316" calcext:value-type="float">
            <text:p>-178.8737210316</text:p>
          </table:table-cell>
          <table:table-cell table:formula="of:=-0.000189*[$'raw data'.P62]" office:value-type="float" office:value="-195.80271102" calcext:value-type="float">
            <text:p>-195.80271102</text:p>
          </table:table-cell>
          <table:table-cell table:formula="of:=SUM([.B62:.L62])" office:value-type="float" office:value="0.0000000207899688575708" calcext:value-type="float">
            <text:p>2.07899688575708E-08</text:p>
          </table:table-cell>
        </table:table-row>
        <table:table-row table:style-name="ro1">
          <table:table-cell office:value-type="string" calcext:value-type="string">
            <text:p>108000</text:p>
          </table:table-cell>
          <table:table-cell table:formula="of:=0.000189*[$'raw data'.B63]" office:value-type="float" office:value="36.2330076906" calcext:value-type="float">
            <text:p>36.2330076906</text:p>
          </table:table-cell>
          <table:table-cell table:formula="of:=0.000189*[$'raw data'.C63]" office:value-type="float" office:value="25.3094996952" calcext:value-type="float">
            <text:p>25.3094996952</text:p>
          </table:table-cell>
          <table:table-cell table:formula="of:=0.000189*[$'raw data'.E63]" office:value-type="float" office:value="37.3920063993" calcext:value-type="float">
            <text:p>37.3920063993</text:p>
          </table:table-cell>
          <table:table-cell table:formula="of:=0.000189*([$'raw data'.F63] + [$'raw data'.G63])" office:value-type="float" office:value="78.87674129139" calcext:value-type="float">
            <text:p>78.87674129139</text:p>
          </table:table-cell>
          <table:table-cell table:formula="of:=0.000189*[$'raw data'.H63]" office:value-type="float" office:value="50.5460774826" calcext:value-type="float">
            <text:p>50.5460774826</text:p>
          </table:table-cell>
          <table:table-cell table:formula="of:=0.000189*[$'raw data'.I63]" office:value-type="float" office:value="20.7396011277" calcext:value-type="float">
            <text:p>20.7396011277</text:p>
          </table:table-cell>
          <table:table-cell table:formula="of:=0.000189*[$'raw data'.J63]" office:value-type="float" office:value="22.9707425934" calcext:value-type="float">
            <text:p>22.9707425934</text:p>
          </table:table-cell>
          <table:table-cell table:formula="of:=0.000189*[$'raw data'.K63]" office:value-type="float" office:value="27.0201887235" calcext:value-type="float">
            <text:p>27.0201887235</text:p>
          </table:table-cell>
          <table:table-cell table:formula="of:=0.000189*([$'raw data'.L63] + [$'raw data'.M63])" office:value-type="float" office:value="63.61666588998" calcext:value-type="float">
            <text:p>63.61666588998</text:p>
          </table:table-cell>
          <table:table-cell table:formula="of:=0.000189*([$'raw data'.D63] - [$'raw data'.O63])" office:value-type="float" office:value="-178.9029805563" calcext:value-type="float">
            <text:p>-178.9029805563</text:p>
          </table:table-cell>
          <table:table-cell table:formula="of:=-0.000189*[$'raw data'.P63]" office:value-type="float" office:value="-183.80155122" calcext:value-type="float">
            <text:p>-183.80155122</text:p>
          </table:table-cell>
          <table:table-cell table:formula="of:=SUM([.B63:.L63])" office:value-type="float" office:value="-0.000000882629997533968" calcext:value-type="float">
            <text:p>-8.82629997533968E-07</text:p>
          </table:table-cell>
        </table:table-row>
        <table:table-row table:style-name="ro1">
          <table:table-cell office:value-type="string" calcext:value-type="string">
            <text:p>109800</text:p>
          </table:table-cell>
          <table:table-cell table:formula="of:=0.000189*[$'raw data'.B64]" office:value-type="float" office:value="35.2255067703" calcext:value-type="float">
            <text:p>35.2255067703</text:p>
          </table:table-cell>
          <table:table-cell table:formula="of:=0.000189*[$'raw data'.C64]" office:value-type="float" office:value="24.9182760267" calcext:value-type="float">
            <text:p>24.9182760267</text:p>
          </table:table-cell>
          <table:table-cell table:formula="of:=0.000189*[$'raw data'.E64]" office:value-type="float" office:value="36.9816189813" calcext:value-type="float">
            <text:p>36.9816189813</text:p>
          </table:table-cell>
          <table:table-cell table:formula="of:=0.000189*([$'raw data'.F64] + [$'raw data'.G64])" office:value-type="float" office:value="78.87124881153" calcext:value-type="float">
            <text:p>78.87124881153</text:p>
          </table:table-cell>
          <table:table-cell table:formula="of:=0.000189*[$'raw data'.H64]" office:value-type="float" office:value="50.524831728" calcext:value-type="float">
            <text:p>50.524831728</text:p>
          </table:table-cell>
          <table:table-cell table:formula="of:=0.000189*[$'raw data'.I64]" office:value-type="float" office:value="20.7253801818" calcext:value-type="float">
            <text:p>20.7253801818</text:p>
          </table:table-cell>
          <table:table-cell table:formula="of:=0.000189*[$'raw data'.J64]" office:value-type="float" office:value="23.1315246666" calcext:value-type="float">
            <text:p>23.1315246666</text:p>
          </table:table-cell>
          <table:table-cell table:formula="of:=0.000189*[$'raw data'.K64]" office:value-type="float" office:value="27.1082451654" calcext:value-type="float">
            <text:p>27.1082451654</text:p>
          </table:table-cell>
          <table:table-cell table:formula="of:=0.000189*([$'raw data'.L64] + [$'raw data'.M64])" office:value-type="float" office:value="63.15224135913" calcext:value-type="float">
            <text:p>63.15224135913</text:p>
          </table:table-cell>
          <table:table-cell table:formula="of:=0.000189*([$'raw data'.D64] - [$'raw data'.O64])" office:value-type="float" office:value="-179.8397586405" calcext:value-type="float">
            <text:p>-179.8397586405</text:p>
          </table:table-cell>
          <table:table-cell table:formula="of:=-0.000189*[$'raw data'.P64]" office:value-type="float" office:value="-180.79911423" calcext:value-type="float">
            <text:p>-180.79911423</text:p>
          </table:table-cell>
          <table:table-cell table:formula="of:=SUM([.B64:.L64])" office:value-type="float" office:value="0.0000008202599985907" calcext:value-type="float">
            <text:p>8.202599985907E-07</text:p>
          </table:table-cell>
        </table:table-row>
        <table:table-row table:style-name="ro1">
          <table:table-cell office:value-type="string" calcext:value-type="string">
            <text:p>111600</text:p>
          </table:table-cell>
          <table:table-cell table:formula="of:=0.000189*[$'raw data'.B65]" office:value-type="float" office:value="35.8532463429" calcext:value-type="float">
            <text:p>35.8532463429</text:p>
          </table:table-cell>
          <table:table-cell table:formula="of:=0.000189*[$'raw data'.C65]" office:value-type="float" office:value="25.5646254276" calcext:value-type="float">
            <text:p>25.5646254276</text:p>
          </table:table-cell>
          <table:table-cell table:formula="of:=0.000189*[$'raw data'.E65]" office:value-type="float" office:value="40.5078404976" calcext:value-type="float">
            <text:p>40.5078404976</text:p>
          </table:table-cell>
          <table:table-cell table:formula="of:=0.000189*([$'raw data'.F65] + [$'raw data'.G65])" office:value-type="float" office:value="78.87994896348" calcext:value-type="float">
            <text:p>78.87994896348</text:p>
          </table:table-cell>
          <table:table-cell table:formula="of:=0.000189*[$'raw data'.H65]" office:value-type="float" office:value="49.1390964288" calcext:value-type="float">
            <text:p>49.1390964288</text:p>
          </table:table-cell>
          <table:table-cell table:formula="of:=0.000189*[$'raw data'.I65]" office:value-type="float" office:value="20.7389305746" calcext:value-type="float">
            <text:p>20.7389305746</text:p>
          </table:table-cell>
          <table:table-cell table:formula="of:=0.000189*[$'raw data'.J65]" office:value-type="float" office:value="23.2616697264" calcext:value-type="float">
            <text:p>23.2616697264</text:p>
          </table:table-cell>
          <table:table-cell table:formula="of:=0.000189*[$'raw data'.K65]" office:value-type="float" office:value="27.0223646805" calcext:value-type="float">
            <text:p>27.0223646805</text:p>
          </table:table-cell>
          <table:table-cell table:formula="of:=0.000189*([$'raw data'.L65] + [$'raw data'.M65])" office:value-type="float" office:value="63.08667873711" calcext:value-type="float">
            <text:p>63.08667873711</text:p>
          </table:table-cell>
          <table:table-cell table:formula="of:=0.000189*([$'raw data'.D65] - [$'raw data'.O65])" office:value-type="float" office:value="-180.8438840019" calcext:value-type="float">
            <text:p>-180.8438840019</text:p>
          </table:table-cell>
          <table:table-cell table:formula="of:=-0.000189*[$'raw data'.P65]" office:value-type="float" office:value="-183.21051798" calcext:value-type="float">
            <text:p>-183.21051798</text:p>
          </table:table-cell>
          <table:table-cell table:formula="of:=SUM([.B65:.L65])" office:value-type="float" office:value="-0.0000006029099921534" calcext:value-type="float">
            <text:p>-6.029099921534E-07</text:p>
          </table:table-cell>
        </table:table-row>
        <table:table-row table:style-name="ro1">
          <table:table-cell office:value-type="string" calcext:value-type="string">
            <text:p>113400</text:p>
          </table:table-cell>
          <table:table-cell table:formula="of:=0.000189*[$'raw data'.B66]" office:value-type="float" office:value="36.0777352509" calcext:value-type="float">
            <text:p>36.0777352509</text:p>
          </table:table-cell>
          <table:table-cell table:formula="of:=0.000189*[$'raw data'.C66]" office:value-type="float" office:value="25.8765902262" calcext:value-type="float">
            <text:p>25.8765902262</text:p>
          </table:table-cell>
          <table:table-cell table:formula="of:=0.000189*[$'raw data'.E66]" office:value-type="float" office:value="41.9295050748" calcext:value-type="float">
            <text:p>41.9295050748</text:p>
          </table:table-cell>
          <table:table-cell table:formula="of:=0.000189*([$'raw data'.F66] + [$'raw data'.G66])" office:value-type="float" office:value="78.87582937584" calcext:value-type="float">
            <text:p>78.87582937584</text:p>
          </table:table-cell>
          <table:table-cell table:formula="of:=0.000189*[$'raw data'.H66]" office:value-type="float" office:value="50.9854604868" calcext:value-type="float">
            <text:p>50.9854604868</text:p>
          </table:table-cell>
          <table:table-cell table:formula="of:=0.000189*[$'raw data'.I66]" office:value-type="float" office:value="20.7792677106" calcext:value-type="float">
            <text:p>20.7792677106</text:p>
          </table:table-cell>
          <table:table-cell table:formula="of:=0.000189*[$'raw data'.J66]" office:value-type="float" office:value="23.5899470583" calcext:value-type="float">
            <text:p>23.5899470583</text:p>
          </table:table-cell>
          <table:table-cell table:formula="of:=0.000189*[$'raw data'.K66]" office:value-type="float" office:value="26.9159786406" calcext:value-type="float">
            <text:p>26.9159786406</text:p>
          </table:table-cell>
          <table:table-cell table:formula="of:=0.000189*([$'raw data'.L66] + [$'raw data'.M66])" office:value-type="float" office:value="63.09748636758" calcext:value-type="float">
            <text:p>63.09748636758</text:p>
          </table:table-cell>
          <table:table-cell table:formula="of:=0.000189*([$'raw data'.D66] - [$'raw data'.O66])" office:value-type="float" office:value="-180.7404765831" calcext:value-type="float">
            <text:p>-180.7404765831</text:p>
          </table:table-cell>
          <table:table-cell table:formula="of:=-0.000189*[$'raw data'.P66]" office:value-type="float" office:value="-187.38732348" calcext:value-type="float">
            <text:p>-187.38732348</text:p>
          </table:table-cell>
          <table:table-cell table:formula="of:=SUM([.B66:.L66])" office:value-type="float" office:value="0.000000128520049713643" calcext:value-type="float">
            <text:p>1.28520049713643E-07</text:p>
          </table:table-cell>
        </table:table-row>
        <table:table-row table:style-name="ro1">
          <table:table-cell office:value-type="string" calcext:value-type="string">
            <text:p>115200</text:p>
          </table:table-cell>
          <table:table-cell table:formula="of:=0.000189*[$'raw data'.B67]" office:value-type="float" office:value="36.7058269494" calcext:value-type="float">
            <text:p>36.7058269494</text:p>
          </table:table-cell>
          <table:table-cell table:formula="of:=0.000189*[$'raw data'.C67]" office:value-type="float" office:value="26.6610063762" calcext:value-type="float">
            <text:p>26.6610063762</text:p>
          </table:table-cell>
          <table:table-cell table:formula="of:=0.000189*[$'raw data'.E67]" office:value-type="float" office:value="43.7396748579" calcext:value-type="float">
            <text:p>43.7396748579</text:p>
          </table:table-cell>
          <table:table-cell table:formula="of:=0.000189*([$'raw data'.F67] + [$'raw data'.G67])" office:value-type="float" office:value="78.8721649569" calcext:value-type="float">
            <text:p>78.8721649569</text:p>
          </table:table-cell>
          <table:table-cell table:formula="of:=0.000189*[$'raw data'.H67]" office:value-type="float" office:value="51.1259104125" calcext:value-type="float">
            <text:p>51.1259104125</text:p>
          </table:table-cell>
          <table:table-cell table:formula="of:=0.000189*[$'raw data'.I67]" office:value-type="float" office:value="20.7215178723" calcext:value-type="float">
            <text:p>20.7215178723</text:p>
          </table:table-cell>
          <table:table-cell table:formula="of:=0.000189*[$'raw data'.J67]" office:value-type="float" office:value="23.8179522735" calcext:value-type="float">
            <text:p>23.8179522735</text:p>
          </table:table-cell>
          <table:table-cell table:formula="of:=0.000189*[$'raw data'.K67]" office:value-type="float" office:value="27.1964698362" calcext:value-type="float">
            <text:p>27.1964698362</text:p>
          </table:table-cell>
          <table:table-cell table:formula="of:=0.000189*([$'raw data'.L67] + [$'raw data'.M67])" office:value-type="float" office:value="63.0221225382" calcext:value-type="float">
            <text:p>63.0221225382</text:p>
          </table:table-cell>
          <table:table-cell table:formula="of:=0.000189*([$'raw data'.D67] - [$'raw data'.O67])" office:value-type="float" office:value="-180.4314023883" calcext:value-type="float">
            <text:p>-180.4314023883</text:p>
          </table:table-cell>
          <table:table-cell table:formula="of:=-0.000189*[$'raw data'.P67]" office:value-type="float" office:value="-191.43124308" calcext:value-type="float">
            <text:p>-191.43124308</text:p>
          </table:table-cell>
          <table:table-cell table:formula="of:=SUM([.B67:.L67])" office:value-type="float" office:value="0.000000604800007408812" calcext:value-type="float">
            <text:p>6.04800007408812E-07</text:p>
          </table:table-cell>
        </table:table-row>
        <table:table-row table:style-name="ro1">
          <table:table-cell office:value-type="string" calcext:value-type="string">
            <text:p>117000</text:p>
          </table:table-cell>
          <table:table-cell table:formula="of:=0.000189*[$'raw data'.B68]" office:value-type="float" office:value="37.7810017767" calcext:value-type="float">
            <text:p>37.7810017767</text:p>
          </table:table-cell>
          <table:table-cell table:formula="of:=0.000189*[$'raw data'.C68]" office:value-type="float" office:value="27.9970610031" calcext:value-type="float">
            <text:p>27.9970610031</text:p>
          </table:table-cell>
          <table:table-cell table:formula="of:=0.000189*[$'raw data'.E68]" office:value-type="float" office:value="44.7763402548" calcext:value-type="float">
            <text:p>44.7763402548</text:p>
          </table:table-cell>
          <table:table-cell table:formula="of:=0.000189*([$'raw data'.F68] + [$'raw data'.G68])" office:value-type="float" office:value="78.84807979671" calcext:value-type="float">
            <text:p>78.84807979671</text:p>
          </table:table-cell>
          <table:table-cell table:formula="of:=0.000189*[$'raw data'.H68]" office:value-type="float" office:value="50.5681750035" calcext:value-type="float">
            <text:p>50.5681750035</text:p>
          </table:table-cell>
          <table:table-cell table:formula="of:=0.000189*[$'raw data'.I68]" office:value-type="float" office:value="20.6592837444" calcext:value-type="float">
            <text:p>20.6592837444</text:p>
          </table:table-cell>
          <table:table-cell table:formula="of:=0.000189*[$'raw data'.J68]" office:value-type="float" office:value="23.9840796447" calcext:value-type="float">
            <text:p>23.9840796447</text:p>
          </table:table-cell>
          <table:table-cell table:formula="of:=0.000189*[$'raw data'.K68]" office:value-type="float" office:value="27.0434375379" calcext:value-type="float">
            <text:p>27.0434375379</text:p>
          </table:table-cell>
          <table:table-cell table:formula="of:=0.000189*([$'raw data'.L68] + [$'raw data'.M68])" office:value-type="float" office:value="62.88058750869" calcext:value-type="float">
            <text:p>62.88058750869</text:p>
          </table:table-cell>
          <table:table-cell table:formula="of:=0.000189*([$'raw data'.D68] - [$'raw data'.O68])" office:value-type="float" office:value="-179.272915605" calcext:value-type="float">
            <text:p>-179.272915605</text:p>
          </table:table-cell>
          <table:table-cell table:formula="of:=-0.000189*[$'raw data'.P68]" office:value-type="float" office:value="-195.26513076" calcext:value-type="float">
            <text:p>-195.26513076</text:p>
          </table:table-cell>
          <table:table-cell table:formula="of:=SUM([.B68:.L68])" office:value-type="float" office:value="-0.0000000945000095953219" calcext:value-type="float">
            <text:p>-9.45000095953219E-08</text:p>
          </table:table-cell>
        </table:table-row>
        <table:table-row table:style-name="ro1">
          <table:table-cell office:value-type="string" calcext:value-type="string">
            <text:p>118800</text:p>
          </table:table-cell>
          <table:table-cell table:formula="of:=0.000189*[$'raw data'.B69]" office:value-type="float" office:value="36.5696292591" calcext:value-type="float">
            <text:p>36.5696292591</text:p>
          </table:table-cell>
          <table:table-cell table:formula="of:=0.000189*[$'raw data'.C69]" office:value-type="float" office:value="26.8116633981" calcext:value-type="float">
            <text:p>26.8116633981</text:p>
          </table:table-cell>
          <table:table-cell table:formula="of:=0.000189*[$'raw data'.E69]" office:value-type="float" office:value="47.4762031569" calcext:value-type="float">
            <text:p>47.4762031569</text:p>
          </table:table-cell>
          <table:table-cell table:formula="of:=0.000189*([$'raw data'.F69] + [$'raw data'.G69])" office:value-type="float" office:value="78.81661850328" calcext:value-type="float">
            <text:p>78.81661850328</text:p>
          </table:table-cell>
          <table:table-cell table:formula="of:=0.000189*[$'raw data'.H69]" office:value-type="float" office:value="50.0349207834" calcext:value-type="float">
            <text:p>50.0349207834</text:p>
          </table:table-cell>
          <table:table-cell table:formula="of:=0.000189*[$'raw data'.I69]" office:value-type="float" office:value="20.6545678353" calcext:value-type="float">
            <text:p>20.6545678353</text:p>
          </table:table-cell>
          <table:table-cell table:formula="of:=0.000189*[$'raw data'.J69]" office:value-type="float" office:value="36.1844387163" calcext:value-type="float">
            <text:p>36.1844387163</text:p>
          </table:table-cell>
          <table:table-cell table:formula="of:=0.000189*[$'raw data'.K69]" office:value-type="float" office:value="26.7455189925" calcext:value-type="float">
            <text:p>26.7455189925</text:p>
          </table:table-cell>
          <table:table-cell table:formula="of:=0.000189*([$'raw data'.L69] + [$'raw data'.M69])" office:value-type="float" office:value="62.84532658761" calcext:value-type="float">
            <text:p>62.84532658761</text:p>
          </table:table-cell>
          <table:table-cell table:formula="of:=0.000189*([$'raw data'.D69] - [$'raw data'.O69])" office:value-type="float" office:value="-174.704738733" calcext:value-type="float">
            <text:p>-174.704738733</text:p>
          </table:table-cell>
          <table:table-cell table:formula="of:=-0.000189*[$'raw data'.P69]" office:value-type="float" office:value="-211.4341488" calcext:value-type="float">
            <text:p>-211.4341488</text:p>
          </table:table-cell>
          <table:table-cell table:formula="of:=SUM([.B69:.L69])" office:value-type="float" office:value="-0.000000300509952921857" calcext:value-type="float">
            <text:p>-3.00509952921857E-07</text:p>
          </table:table-cell>
        </table:table-row>
        <table:table-row table:style-name="ro1">
          <table:table-cell office:value-type="string" calcext:value-type="string">
            <text:p>120600</text:p>
          </table:table-cell>
          <table:table-cell table:formula="of:=0.000189*[$'raw data'.B70]" office:value-type="float" office:value="38.3055059394" calcext:value-type="float">
            <text:p>38.3055059394</text:p>
          </table:table-cell>
          <table:table-cell table:formula="of:=0.000189*[$'raw data'.C70]" office:value-type="float" office:value="28.836840564" calcext:value-type="float">
            <text:p>28.836840564</text:p>
          </table:table-cell>
          <table:table-cell table:formula="of:=0.000189*[$'raw data'.E70]" office:value-type="float" office:value="51.1613371773" calcext:value-type="float">
            <text:p>51.1613371773</text:p>
          </table:table-cell>
          <table:table-cell table:formula="of:=0.000189*([$'raw data'.F70] + [$'raw data'.G70])" office:value-type="float" office:value="78.74649391833" calcext:value-type="float">
            <text:p>78.74649391833</text:p>
          </table:table-cell>
          <table:table-cell table:formula="of:=0.000189*[$'raw data'.H70]" office:value-type="float" office:value="50.1750493335" calcext:value-type="float">
            <text:p>50.1750493335</text:p>
          </table:table-cell>
          <table:table-cell table:formula="of:=0.000189*[$'raw data'.I70]" office:value-type="float" office:value="20.5630154982" calcext:value-type="float">
            <text:p>20.5630154982</text:p>
          </table:table-cell>
          <table:table-cell table:formula="of:=0.000189*[$'raw data'.J70]" office:value-type="float" office:value="39.5076947391" calcext:value-type="float">
            <text:p>39.5076947391</text:p>
          </table:table-cell>
          <table:table-cell table:formula="of:=0.000189*[$'raw data'.K70]" office:value-type="float" office:value="26.6657798736" calcext:value-type="float">
            <text:p>26.6657798736</text:p>
          </table:table-cell>
          <table:table-cell table:formula="of:=0.000189*([$'raw data'.L70] + [$'raw data'.M70])" office:value-type="float" office:value="62.70661627839" calcext:value-type="float">
            <text:p>62.70661627839</text:p>
          </table:table-cell>
          <table:table-cell table:formula="of:=0.000189*([$'raw data'.D70] - [$'raw data'.O70])" office:value-type="float" office:value="-172.310655888" calcext:value-type="float">
            <text:p>-172.310655888</text:p>
          </table:table-cell>
          <table:table-cell table:formula="of:=-0.000189*[$'raw data'.P70]" office:value-type="float" office:value="-224.35767774" calcext:value-type="float">
            <text:p>-224.35767774</text:p>
          </table:table-cell>
          <table:table-cell table:formula="of:=SUM([.B70:.L70])" office:value-type="float" office:value="-0.00000030617995605553" calcext:value-type="float">
            <text:p>-3.0617995605553E-07</text:p>
          </table:table-cell>
        </table:table-row>
        <table:table-row table:style-name="ro1">
          <table:table-cell office:value-type="string" calcext:value-type="string">
            <text:p>122400</text:p>
          </table:table-cell>
          <table:table-cell table:formula="of:=0.000189*[$'raw data'.B71]" office:value-type="float" office:value="38.8808902251" calcext:value-type="float">
            <text:p>38.8808902251</text:p>
          </table:table-cell>
          <table:table-cell table:formula="of:=0.000189*[$'raw data'.C71]" office:value-type="float" office:value="29.4881424075" calcext:value-type="float">
            <text:p>29.4881424075</text:p>
          </table:table-cell>
          <table:table-cell table:formula="of:=0.000189*[$'raw data'.E71]" office:value-type="float" office:value="63.1138974606" calcext:value-type="float">
            <text:p>63.1138974606</text:p>
          </table:table-cell>
          <table:table-cell table:formula="of:=0.000189*([$'raw data'.F71] + [$'raw data'.G71])" office:value-type="float" office:value="78.71867732169" calcext:value-type="float">
            <text:p>78.71867732169</text:p>
          </table:table-cell>
          <table:table-cell table:formula="of:=0.000189*[$'raw data'.H71]" office:value-type="float" office:value="49.9671735066" calcext:value-type="float">
            <text:p>49.9671735066</text:p>
          </table:table-cell>
          <table:table-cell table:formula="of:=0.000189*[$'raw data'.I71]" office:value-type="float" office:value="20.5864083495" calcext:value-type="float">
            <text:p>20.5864083495</text:p>
          </table:table-cell>
          <table:table-cell table:formula="of:=0.000189*[$'raw data'.J71]" office:value-type="float" office:value="39.5521839216" calcext:value-type="float">
            <text:p>39.5521839216</text:p>
          </table:table-cell>
          <table:table-cell table:formula="of:=0.000189*[$'raw data'.K71]" office:value-type="float" office:value="26.4654174393" calcext:value-type="float">
            <text:p>26.4654174393</text:p>
          </table:table-cell>
          <table:table-cell table:formula="of:=0.000189*([$'raw data'.L71] + [$'raw data'.M71])" office:value-type="float" office:value="62.565422409" calcext:value-type="float">
            <text:p>62.565422409</text:p>
          </table:table-cell>
          <table:table-cell table:formula="of:=0.000189*([$'raw data'.D71] - [$'raw data'.O71])" office:value-type="float" office:value="-171.5694311709" calcext:value-type="float">
            <text:p>-171.5694311709</text:p>
          </table:table-cell>
          <table:table-cell table:formula="of:=-0.000189*[$'raw data'.P71]" office:value-type="float" office:value="-237.76878132" calcext:value-type="float">
            <text:p>-237.76878132</text:p>
          </table:table-cell>
          <table:table-cell table:formula="of:=SUM([.B71:.L71])" office:value-type="float" office:value="0.000000549990012643775" calcext:value-type="float">
            <text:p>5.49990012643775E-07</text:p>
          </table:table-cell>
        </table:table-row>
        <table:table-row table:style-name="ro1">
          <table:table-cell office:value-type="string" calcext:value-type="string">
            <text:p>124200</text:p>
          </table:table-cell>
          <table:table-cell table:formula="of:=0.000189*[$'raw data'.B72]" office:value-type="float" office:value="43.5030597855" calcext:value-type="float">
            <text:p>43.5030597855</text:p>
          </table:table-cell>
          <table:table-cell table:formula="of:=0.000189*[$'raw data'.C72]" office:value-type="float" office:value="29.7549126189" calcext:value-type="float">
            <text:p>29.7549126189</text:p>
          </table:table-cell>
          <table:table-cell table:formula="of:=0.000189*[$'raw data'.E72]" office:value-type="float" office:value="71.7053473647" calcext:value-type="float">
            <text:p>71.7053473647</text:p>
          </table:table-cell>
          <table:table-cell table:formula="of:=0.000189*([$'raw data'.F72] + [$'raw data'.G72])" office:value-type="float" office:value="79.05733826823" calcext:value-type="float">
            <text:p>79.05733826823</text:p>
          </table:table-cell>
          <table:table-cell table:formula="of:=0.000189*[$'raw data'.H72]" office:value-type="float" office:value="50.1154951122" calcext:value-type="float">
            <text:p>50.1154951122</text:p>
          </table:table-cell>
          <table:table-cell table:formula="of:=0.000189*[$'raw data'.I72]" office:value-type="float" office:value="22.4342633529" calcext:value-type="float">
            <text:p>22.4342633529</text:p>
          </table:table-cell>
          <table:table-cell table:formula="of:=0.000189*[$'raw data'.J72]" office:value-type="float" office:value="39.2285300778" calcext:value-type="float">
            <text:p>39.2285300778</text:p>
          </table:table-cell>
          <table:table-cell table:formula="of:=0.000189*[$'raw data'.K72]" office:value-type="float" office:value="26.3809946169" calcext:value-type="float">
            <text:p>26.3809946169</text:p>
          </table:table-cell>
          <table:table-cell table:formula="of:=0.000189*([$'raw data'.L72] + [$'raw data'.M72])" office:value-type="float" office:value="59.57059289391" calcext:value-type="float">
            <text:p>59.57059289391</text:p>
          </table:table-cell>
          <table:table-cell table:formula="of:=0.000189*([$'raw data'.D72] - [$'raw data'.O72])" office:value-type="float" office:value="-170.3047589145" calcext:value-type="float">
            <text:p>-170.3047589145</text:p>
          </table:table-cell>
          <table:table-cell table:formula="of:=-0.000189*[$'raw data'.P72]" office:value-type="float" office:value="-251.44577577" calcext:value-type="float">
            <text:p>-251.44577577</text:p>
          </table:table-cell>
          <table:table-cell table:formula="of:=SUM([.B72:.L72])" office:value-type="float" office:value="-0.000000593460050879457" calcext:value-type="float">
            <text:p>-5.93460050879457E-07</text:p>
          </table:table-cell>
        </table:table-row>
        <table:table-row table:style-name="ro1">
          <table:table-cell office:value-type="string" calcext:value-type="string">
            <text:p>126000</text:p>
          </table:table-cell>
          <table:table-cell table:formula="of:=0.000189*[$'raw data'.B73]" office:value-type="float" office:value="42.3429931512" calcext:value-type="float">
            <text:p>42.3429931512</text:p>
          </table:table-cell>
          <table:table-cell table:formula="of:=0.000189*[$'raw data'.C73]" office:value-type="float" office:value="28.5680095722" calcext:value-type="float">
            <text:p>28.5680095722</text:p>
          </table:table-cell>
          <table:table-cell table:formula="of:=0.000189*[$'raw data'.E73]" office:value-type="float" office:value="70.9152932124" calcext:value-type="float">
            <text:p>70.9152932124</text:p>
          </table:table-cell>
          <table:table-cell table:formula="of:=0.000189*([$'raw data'.F73] + [$'raw data'.G73])" office:value-type="float" office:value="94.5304164882" calcext:value-type="float">
            <text:p>94.5304164882</text:p>
          </table:table-cell>
          <table:table-cell table:formula="of:=0.000189*[$'raw data'.H73]" office:value-type="float" office:value="49.4709536853" calcext:value-type="float">
            <text:p>49.4709536853</text:p>
          </table:table-cell>
          <table:table-cell table:formula="of:=0.000189*[$'raw data'.I73]" office:value-type="float" office:value="22.4075303613" calcext:value-type="float">
            <text:p>22.4075303613</text:p>
          </table:table-cell>
          <table:table-cell table:formula="of:=0.000189*[$'raw data'.J73]" office:value-type="float" office:value="38.9861869257" calcext:value-type="float">
            <text:p>38.9861869257</text:p>
          </table:table-cell>
          <table:table-cell table:formula="of:=0.000189*[$'raw data'.K73]" office:value-type="float" office:value="26.2512218115" calcext:value-type="float">
            <text:p>26.2512218115</text:p>
          </table:table-cell>
          <table:table-cell table:formula="of:=0.000189*([$'raw data'.L73] + [$'raw data'.M73])" office:value-type="float" office:value="61.34219334306" calcext:value-type="float">
            <text:p>61.34219334306</text:p>
          </table:table-cell>
          <table:table-cell table:formula="of:=0.000189*([$'raw data'.D73] - [$'raw data'.O73])" office:value-type="float" office:value="-171.0753553467" calcext:value-type="float">
            <text:p>-171.0753553467</text:p>
          </table:table-cell>
          <table:table-cell table:formula="of:=-0.000189*[$'raw data'.P73]" office:value-type="float" office:value="-263.73944331" calcext:value-type="float">
            <text:p>-263.73944331</text:p>
          </table:table-cell>
          <table:table-cell table:formula="of:=SUM([.B73:.L73])" office:value-type="float" office:value="-0.00000010584006560066" calcext:value-type="float">
            <text:p>-1.0584006560066E-07</text:p>
          </table:table-cell>
        </table:table-row>
        <table:table-row table:style-name="ro1">
          <table:table-cell office:value-type="string" calcext:value-type="string">
            <text:p>127800</text:p>
          </table:table-cell>
          <table:table-cell table:formula="of:=0.000189*[$'raw data'.B74]" office:value-type="float" office:value="42.2424651285" calcext:value-type="float">
            <text:p>42.2424651285</text:p>
          </table:table-cell>
          <table:table-cell table:formula="of:=0.000189*[$'raw data'.C74]" office:value-type="float" office:value="28.586447127" calcext:value-type="float">
            <text:p>28.586447127</text:p>
          </table:table-cell>
          <table:table-cell table:formula="of:=0.000189*[$'raw data'.E74]" office:value-type="float" office:value="70.7739222897" calcext:value-type="float">
            <text:p>70.7739222897</text:p>
          </table:table-cell>
          <table:table-cell table:formula="of:=0.000189*([$'raw data'.F74] + [$'raw data'.G74])" office:value-type="float" office:value="103.7079567342" calcext:value-type="float">
            <text:p>103.7079567342</text:p>
          </table:table-cell>
          <table:table-cell table:formula="of:=0.000189*[$'raw data'.H74]" office:value-type="float" office:value="49.4440355871" calcext:value-type="float">
            <text:p>49.4440355871</text:p>
          </table:table-cell>
          <table:table-cell table:formula="of:=0.000189*[$'raw data'.I74]" office:value-type="float" office:value="22.3913712771" calcext:value-type="float">
            <text:p>22.3913712771</text:p>
          </table:table-cell>
          <table:table-cell table:formula="of:=0.000189*[$'raw data'.J74]" office:value-type="float" office:value="36.7791843321" calcext:value-type="float">
            <text:p>36.7791843321</text:p>
          </table:table-cell>
          <table:table-cell table:formula="of:=0.000189*[$'raw data'.K74]" office:value-type="float" office:value="26.5284703719" calcext:value-type="float">
            <text:p>26.5284703719</text:p>
          </table:table-cell>
          <table:table-cell table:formula="of:=0.000189*([$'raw data'.L74] + [$'raw data'.M74])" office:value-type="float" office:value="61.3718939295" calcext:value-type="float">
            <text:p>61.3718939295</text:p>
          </table:table-cell>
          <table:table-cell table:formula="of:=0.000189*([$'raw data'.D74] - [$'raw data'.O74])" office:value-type="float" office:value="-169.373065176" calcext:value-type="float">
            <text:p>-169.373065176</text:p>
          </table:table-cell>
          <table:table-cell table:formula="of:=-0.000189*[$'raw data'.P74]" office:value-type="float" office:value="-272.45268162" calcext:value-type="float">
            <text:p>-272.45268162</text:p>
          </table:table-cell>
          <table:table-cell table:formula="of:=SUM([.B74:.L74])" office:value-type="float" office:value="-0.0000000189000033401499" calcext:value-type="float">
            <text:p>-1.89000033401499E-08</text:p>
          </table:table-cell>
        </table:table-row>
        <table:table-row table:style-name="ro1">
          <table:table-cell office:value-type="string" calcext:value-type="string">
            <text:p>129600</text:p>
          </table:table-cell>
          <table:table-cell table:formula="of:=0.000189*[$'raw data'.B75]" office:value-type="float" office:value="42.4200119175" calcext:value-type="float">
            <text:p>42.4200119175</text:p>
          </table:table-cell>
          <table:table-cell table:formula="of:=0.000189*[$'raw data'.C75]" office:value-type="float" office:value="28.2598254351" calcext:value-type="float">
            <text:p>28.2598254351</text:p>
          </table:table-cell>
          <table:table-cell table:formula="of:=0.000189*[$'raw data'.E75]" office:value-type="float" office:value="70.3986868683" calcext:value-type="float">
            <text:p>70.3986868683</text:p>
          </table:table-cell>
          <table:table-cell table:formula="of:=0.000189*([$'raw data'.F75] + [$'raw data'.G75])" office:value-type="float" office:value="105.1558816329" calcext:value-type="float">
            <text:p>105.1558816329</text:p>
          </table:table-cell>
          <table:table-cell table:formula="of:=0.000189*[$'raw data'.H75]" office:value-type="float" office:value="49.2460976259" calcext:value-type="float">
            <text:p>49.2460976259</text:p>
          </table:table-cell>
          <table:table-cell table:formula="of:=0.000189*[$'raw data'.I75]" office:value-type="float" office:value="22.3881375249" calcext:value-type="float">
            <text:p>22.3881375249</text:p>
          </table:table-cell>
          <table:table-cell table:formula="of:=0.000189*[$'raw data'.J75]" office:value-type="float" office:value="38.8555911009" calcext:value-type="float">
            <text:p>38.8555911009</text:p>
          </table:table-cell>
          <table:table-cell table:formula="of:=0.000189*[$'raw data'.K75]" office:value-type="float" office:value="26.2541659401" calcext:value-type="float">
            <text:p>26.2541659401</text:p>
          </table:table-cell>
          <table:table-cell table:formula="of:=0.000189*([$'raw data'.L75] + [$'raw data'.M75])" office:value-type="float" office:value="59.46209557848" calcext:value-type="float">
            <text:p>59.46209557848</text:p>
          </table:table-cell>
          <table:table-cell table:formula="of:=0.000189*([$'raw data'.D75] - [$'raw data'.O75])" office:value-type="float" office:value="-168.1660280538" calcext:value-type="float">
            <text:p>-168.1660280538</text:p>
          </table:table-cell>
          <table:table-cell table:formula="of:=-0.000189*[$'raw data'.P75]" office:value-type="float" office:value="-274.27446585" calcext:value-type="float">
            <text:p>-274.27446585</text:p>
          </table:table-cell>
          <table:table-cell table:formula="of:=SUM([.B75:.L75])" office:value-type="float" office:value="-0.000000279720019591423" calcext:value-type="float">
            <text:p>-2.79720019591423E-07</text:p>
          </table:table-cell>
        </table:table-row>
        <table:table-row table:style-name="ro1">
          <table:table-cell office:value-type="string" calcext:value-type="string">
            <text:p>131400</text:p>
          </table:table-cell>
          <table:table-cell table:formula="of:=0.000189*[$'raw data'.B76]" office:value-type="float" office:value="42.6713111937" calcext:value-type="float">
            <text:p>42.6713111937</text:p>
          </table:table-cell>
          <table:table-cell table:formula="of:=0.000189*[$'raw data'.C76]" office:value-type="float" office:value="28.5889167711" calcext:value-type="float">
            <text:p>28.5889167711</text:p>
          </table:table-cell>
          <table:table-cell table:formula="of:=0.000189*[$'raw data'.E76]" office:value-type="float" office:value="70.844087538" calcext:value-type="float">
            <text:p>70.844087538</text:p>
          </table:table-cell>
          <table:table-cell table:formula="of:=0.000189*([$'raw data'.F76] + [$'raw data'.G76])" office:value-type="float" office:value="109.9152307386" calcext:value-type="float">
            <text:p>109.9152307386</text:p>
          </table:table-cell>
          <table:table-cell table:formula="of:=0.000189*[$'raw data'.H76]" office:value-type="float" office:value="49.7226888333" calcext:value-type="float">
            <text:p>49.7226888333</text:p>
          </table:table-cell>
          <table:table-cell table:formula="of:=0.000189*[$'raw data'.I76]" office:value-type="float" office:value="22.4035967232" calcext:value-type="float">
            <text:p>22.4035967232</text:p>
          </table:table-cell>
          <table:table-cell table:formula="of:=0.000189*[$'raw data'.J76]" office:value-type="float" office:value="38.5316742258" calcext:value-type="float">
            <text:p>38.5316742258</text:p>
          </table:table-cell>
          <table:table-cell table:formula="of:=0.000189*[$'raw data'.K76]" office:value-type="float" office:value="26.0391331935" calcext:value-type="float">
            <text:p>26.0391331935</text:p>
          </table:table-cell>
          <table:table-cell table:formula="of:=0.000189*([$'raw data'.L76] + [$'raw data'.M76])" office:value-type="float" office:value="61.09097504958" calcext:value-type="float">
            <text:p>61.09097504958</text:p>
          </table:table-cell>
          <table:table-cell table:formula="of:=0.000189*([$'raw data'.D76] - [$'raw data'.O76])" office:value-type="float" office:value="-168.559788537" calcext:value-type="float">
            <text:p>-168.559788537</text:p>
          </table:table-cell>
          <table:table-cell table:formula="of:=-0.000189*[$'raw data'.P76]" office:value-type="float" office:value="-281.24782497" calcext:value-type="float">
            <text:p>-281.24782497</text:p>
          </table:table-cell>
          <table:table-cell table:formula="of:=SUM([.B76:.L76])" office:value-type="float" office:value="0.000000759779979375708" calcext:value-type="float">
            <text:p>7.59779979375708E-07</text:p>
          </table:table-cell>
        </table:table-row>
        <table:table-row table:style-name="ro1">
          <table:table-cell office:value-type="string" calcext:value-type="string">
            <text:p>133200</text:p>
          </table:table-cell>
          <table:table-cell table:formula="of:=0.000189*[$'raw data'.B77]" office:value-type="float" office:value="43.724721915" calcext:value-type="float">
            <text:p>43.724721915</text:p>
          </table:table-cell>
          <table:table-cell table:formula="of:=0.000189*[$'raw data'.C77]" office:value-type="float" office:value="29.7965741724" calcext:value-type="float">
            <text:p>29.7965741724</text:p>
          </table:table-cell>
          <table:table-cell table:formula="of:=0.000189*[$'raw data'.E77]" office:value-type="float" office:value="71.552853981" calcext:value-type="float">
            <text:p>71.552853981</text:p>
          </table:table-cell>
          <table:table-cell table:formula="of:=0.000189*([$'raw data'.F77] + [$'raw data'.G77])" office:value-type="float" office:value="110.0079273951" calcext:value-type="float">
            <text:p>110.0079273951</text:p>
          </table:table-cell>
          <table:table-cell table:formula="of:=0.000189*[$'raw data'.H77]" office:value-type="float" office:value="49.5745110567" calcext:value-type="float">
            <text:p>49.5745110567</text:p>
          </table:table-cell>
          <table:table-cell table:formula="of:=0.000189*[$'raw data'.I77]" office:value-type="float" office:value="22.383246942" calcext:value-type="float">
            <text:p>22.383246942</text:p>
          </table:table-cell>
          <table:table-cell table:formula="of:=0.000189*[$'raw data'.J77]" office:value-type="float" office:value="38.6912456406" calcext:value-type="float">
            <text:p>38.6912456406</text:p>
          </table:table-cell>
          <table:table-cell table:formula="of:=0.000189*[$'raw data'.K77]" office:value-type="float" office:value="25.9821691227" calcext:value-type="float">
            <text:p>25.9821691227</text:p>
          </table:table-cell>
          <table:table-cell table:formula="of:=0.000189*([$'raw data'.L77] + [$'raw data'.M77])" office:value-type="float" office:value="61.14516798915" calcext:value-type="float">
            <text:p>61.14516798915</text:p>
          </table:table-cell>
          <table:table-cell table:formula="of:=0.000189*([$'raw data'.D77] - [$'raw data'.O77])" office:value-type="float" office:value="-168.0321198528" calcext:value-type="float">
            <text:p>-168.0321198528</text:p>
          </table:table-cell>
          <table:table-cell table:formula="of:=-0.000189*[$'raw data'.P77]" office:value-type="float" office:value="-284.82629805" calcext:value-type="float">
            <text:p>-284.82629805</text:p>
          </table:table-cell>
          <table:table-cell table:formula="of:=SUM([.B77:.L77])" office:value-type="float" office:value="0.000000311849980505485" calcext:value-type="float">
            <text:p>3.11849980505485E-07</text:p>
          </table:table-cell>
        </table:table-row>
        <table:table-row table:style-name="ro1">
          <table:table-cell office:value-type="string" calcext:value-type="string">
            <text:p>135000</text:p>
          </table:table-cell>
          <table:table-cell table:formula="of:=0.000189*[$'raw data'.B78]" office:value-type="float" office:value="43.3909679868" calcext:value-type="float">
            <text:p>43.3909679868</text:p>
          </table:table-cell>
          <table:table-cell table:formula="of:=0.000189*[$'raw data'.C78]" office:value-type="float" office:value="29.2426200108" calcext:value-type="float">
            <text:p>29.2426200108</text:p>
          </table:table-cell>
          <table:table-cell table:formula="of:=0.000189*[$'raw data'.E78]" office:value-type="float" office:value="71.53930854" calcext:value-type="float">
            <text:p>71.53930854</text:p>
          </table:table-cell>
          <table:table-cell table:formula="of:=0.000189*([$'raw data'.F78] + [$'raw data'.G78])" office:value-type="float" office:value="110.9356613757" calcext:value-type="float">
            <text:p>110.9356613757</text:p>
          </table:table-cell>
          <table:table-cell table:formula="of:=0.000189*[$'raw data'.H78]" office:value-type="float" office:value="49.6177078572" calcext:value-type="float">
            <text:p>49.6177078572</text:p>
          </table:table-cell>
          <table:table-cell table:formula="of:=0.000189*[$'raw data'.I78]" office:value-type="float" office:value="22.3427814939" calcext:value-type="float">
            <text:p>22.3427814939</text:p>
          </table:table-cell>
          <table:table-cell table:formula="of:=0.000189*[$'raw data'.J78]" office:value-type="float" office:value="38.8113099885" calcext:value-type="float">
            <text:p>38.8113099885</text:p>
          </table:table-cell>
          <table:table-cell table:formula="of:=0.000189*[$'raw data'.K78]" office:value-type="float" office:value="26.0191403766" calcext:value-type="float">
            <text:p>26.0191403766</text:p>
          </table:table-cell>
          <table:table-cell table:formula="of:=0.000189*([$'raw data'.L78] + [$'raw data'.M78])" office:value-type="float" office:value="61.12990753758" calcext:value-type="float">
            <text:p>61.12990753758</text:p>
          </table:table-cell>
          <table:table-cell table:formula="of:=0.000189*([$'raw data'.D78] - [$'raw data'.O78])" office:value-type="float" office:value="-168.0835667679" calcext:value-type="float">
            <text:p>-168.0835667679</text:p>
          </table:table-cell>
          <table:table-cell table:formula="of:=-0.000189*[$'raw data'.P78]" office:value-type="float" office:value="-284.94583866" calcext:value-type="float">
            <text:p>-284.94583866</text:p>
          </table:table-cell>
          <table:table-cell table:formula="of:=SUM([.B78:.L78])" office:value-type="float" office:value="-0.000000260820044672982" calcext:value-type="float">
            <text:p>-2.60820044672982E-07</text:p>
          </table:table-cell>
        </table:table-row>
        <table:table-row table:style-name="ro1">
          <table:table-cell office:value-type="string" calcext:value-type="string">
            <text:p>136800</text:p>
          </table:table-cell>
          <table:table-cell table:formula="of:=0.000189*[$'raw data'.B79]" office:value-type="float" office:value="42.916266666" calcext:value-type="float">
            <text:p>42.916266666</text:p>
          </table:table-cell>
          <table:table-cell table:formula="of:=0.000189*[$'raw data'.C79]" office:value-type="float" office:value="28.7001268848" calcext:value-type="float">
            <text:p>28.7001268848</text:p>
          </table:table-cell>
          <table:table-cell table:formula="of:=0.000189*[$'raw data'.E79]" office:value-type="float" office:value="70.3550065491" calcext:value-type="float">
            <text:p>70.3550065491</text:p>
          </table:table-cell>
          <table:table-cell table:formula="of:=0.000189*([$'raw data'.F79] + [$'raw data'.G79])" office:value-type="float" office:value="110.8773824886" calcext:value-type="float">
            <text:p>110.8773824886</text:p>
          </table:table-cell>
          <table:table-cell table:formula="of:=0.000189*[$'raw data'.H79]" office:value-type="float" office:value="49.5697145958" calcext:value-type="float">
            <text:p>49.5697145958</text:p>
          </table:table-cell>
          <table:table-cell table:formula="of:=0.000189*[$'raw data'.I79]" office:value-type="float" office:value="22.3227573408" calcext:value-type="float">
            <text:p>22.3227573408</text:p>
          </table:table-cell>
          <table:table-cell table:formula="of:=0.000189*[$'raw data'.J79]" office:value-type="float" office:value="38.6131562082" calcext:value-type="float">
            <text:p>38.6131562082</text:p>
          </table:table-cell>
          <table:table-cell table:formula="of:=0.000189*[$'raw data'.K79]" office:value-type="float" office:value="26.0405724852" calcext:value-type="float">
            <text:p>26.0405724852</text:p>
          </table:table-cell>
          <table:table-cell table:formula="of:=0.000189*([$'raw data'.L79] + [$'raw data'.M79])" office:value-type="float" office:value="61.17393281202" calcext:value-type="float">
            <text:p>61.17393281202</text:p>
          </table:table-cell>
          <table:table-cell table:formula="of:=0.000189*([$'raw data'.D79] - [$'raw data'.O79])" office:value-type="float" office:value="-168.5320096383" calcext:value-type="float">
            <text:p>-168.5320096383</text:p>
          </table:table-cell>
          <table:table-cell table:formula="of:=-0.000189*[$'raw data'.P79]" office:value-type="float" office:value="-282.03690564" calcext:value-type="float">
            <text:p>-282.03690564</text:p>
          </table:table-cell>
          <table:table-cell table:formula="of:=SUM([.B79:.L79])" office:value-type="float" office:value="0.000000752220053357178" calcext:value-type="float">
            <text:p>7.52220053357178E-07</text:p>
          </table:table-cell>
        </table:table-row>
        <table:table-row table:style-name="ro1">
          <table:table-cell office:value-type="string" calcext:value-type="string">
            <text:p>138600</text:p>
          </table:table-cell>
          <table:table-cell table:formula="of:=0.000189*[$'raw data'.B80]" office:value-type="float" office:value="41.4627576867" calcext:value-type="float">
            <text:p>41.4627576867</text:p>
          </table:table-cell>
          <table:table-cell table:formula="of:=0.000189*[$'raw data'.C80]" office:value-type="float" office:value="27.5088623418" calcext:value-type="float">
            <text:p>27.5088623418</text:p>
          </table:table-cell>
          <table:table-cell table:formula="of:=0.000189*[$'raw data'.E80]" office:value-type="float" office:value="67.6398218517" calcext:value-type="float">
            <text:p>67.6398218517</text:p>
          </table:table-cell>
          <table:table-cell table:formula="of:=0.000189*([$'raw data'.F80] + [$'raw data'.G80])" office:value-type="float" office:value="111.1398699222" calcext:value-type="float">
            <text:p>111.1398699222</text:p>
          </table:table-cell>
          <table:table-cell table:formula="of:=0.000189*[$'raw data'.H80]" office:value-type="float" office:value="49.5449572401" calcext:value-type="float">
            <text:p>49.5449572401</text:p>
          </table:table-cell>
          <table:table-cell table:formula="of:=0.000189*[$'raw data'.I80]" office:value-type="float" office:value="22.3434106938" calcext:value-type="float">
            <text:p>22.3434106938</text:p>
          </table:table-cell>
          <table:table-cell table:formula="of:=0.000189*[$'raw data'.J80]" office:value-type="float" office:value="38.49415731" calcext:value-type="float">
            <text:p>38.49415731</text:p>
          </table:table-cell>
          <table:table-cell table:formula="of:=0.000189*[$'raw data'.K80]" office:value-type="float" office:value="25.8457124835" calcext:value-type="float">
            <text:p>25.8457124835</text:p>
          </table:table-cell>
          <table:table-cell table:formula="of:=0.000189*([$'raw data'.L80] + [$'raw data'.M80])" office:value-type="float" office:value="62.86326160464" calcext:value-type="float">
            <text:p>62.86326160464</text:p>
          </table:table-cell>
          <table:table-cell table:formula="of:=0.000189*([$'raw data'.D80] - [$'raw data'.O80])" office:value-type="float" office:value="-169.6632491799" calcext:value-type="float">
            <text:p>-169.6632491799</text:p>
          </table:table-cell>
          <table:table-cell table:formula="of:=-0.000189*[$'raw data'.P80]" office:value-type="float" office:value="-277.17956217" calcext:value-type="float">
            <text:p>-277.17956217</text:p>
          </table:table-cell>
          <table:table-cell table:formula="of:=SUM([.B80:.L80])" office:value-type="float" office:value="-0.000000215460040919879" calcext:value-type="float">
            <text:p>-2.15460040919879E-07</text:p>
          </table:table-cell>
        </table:table-row>
        <table:table-row table:style-name="ro1">
          <table:table-cell office:value-type="string" calcext:value-type="string">
            <text:p>140400</text:p>
          </table:table-cell>
          <table:table-cell table:formula="of:=0.000189*[$'raw data'.B81]" office:value-type="float" office:value="42.3513429633" calcext:value-type="float">
            <text:p>42.3513429633</text:p>
          </table:table-cell>
          <table:table-cell table:formula="of:=0.000189*[$'raw data'.C81]" office:value-type="float" office:value="28.3234466907" calcext:value-type="float">
            <text:p>28.3234466907</text:p>
          </table:table-cell>
          <table:table-cell table:formula="of:=0.000189*[$'raw data'.E81]" office:value-type="float" office:value="68.1515308278" calcext:value-type="float">
            <text:p>68.1515308278</text:p>
          </table:table-cell>
          <table:table-cell table:formula="of:=0.000189*([$'raw data'.F81] + [$'raw data'.G81])" office:value-type="float" office:value="111.435638895" calcext:value-type="float">
            <text:p>111.435638895</text:p>
          </table:table-cell>
          <table:table-cell table:formula="of:=0.000189*[$'raw data'.H81]" office:value-type="float" office:value="49.6047887622" calcext:value-type="float">
            <text:p>49.6047887622</text:p>
          </table:table-cell>
          <table:table-cell table:formula="of:=0.000189*[$'raw data'.I81]" office:value-type="float" office:value="22.1637164679" calcext:value-type="float">
            <text:p>22.1637164679</text:p>
          </table:table-cell>
          <table:table-cell table:formula="of:=0.000189*[$'raw data'.J81]" office:value-type="float" office:value="38.5382548089" calcext:value-type="float">
            <text:p>38.5382548089</text:p>
          </table:table-cell>
          <table:table-cell table:formula="of:=0.000189*[$'raw data'.K81]" office:value-type="float" office:value="25.8101911809" calcext:value-type="float">
            <text:p>25.8101911809</text:p>
          </table:table-cell>
          <table:table-cell table:formula="of:=0.000189*([$'raw data'.L81] + [$'raw data'.M81])" office:value-type="float" office:value="62.94002126517" calcext:value-type="float">
            <text:p>62.94002126517</text:p>
          </table:table-cell>
          <table:table-cell table:formula="of:=0.000189*([$'raw data'.D81] - [$'raw data'.O81])" office:value-type="float" office:value="-169.0543698606" calcext:value-type="float">
            <text:p>-169.0543698606</text:p>
          </table:table-cell>
          <table:table-cell table:formula="of:=-0.000189*[$'raw data'.P81]" office:value-type="float" office:value="-280.26456192" calcext:value-type="float">
            <text:p>-280.26456192</text:p>
          </table:table-cell>
          <table:table-cell table:formula="of:=SUM([.B81:.L81])" office:value-type="float" office:value="0.0000000812698885965801" calcext:value-type="float">
            <text:p>8.12698885965801E-08</text:p>
          </table:table-cell>
        </table:table-row>
        <table:table-row table:style-name="ro1">
          <table:table-cell office:value-type="string" calcext:value-type="string">
            <text:p>142200</text:p>
          </table:table-cell>
          <table:table-cell table:formula="of:=0.000189*[$'raw data'.B82]" office:value-type="float" office:value="42.2023813092" calcext:value-type="float">
            <text:p>42.2023813092</text:p>
          </table:table-cell>
          <table:table-cell table:formula="of:=0.000189*[$'raw data'.C82]" office:value-type="float" office:value="28.1352302091" calcext:value-type="float">
            <text:p>28.1352302091</text:p>
          </table:table-cell>
          <table:table-cell table:formula="of:=0.000189*[$'raw data'.E82]" office:value-type="float" office:value="67.7403945729" calcext:value-type="float">
            <text:p>67.7403945729</text:p>
          </table:table-cell>
          <table:table-cell table:formula="of:=0.000189*([$'raw data'.F82] + [$'raw data'.G82])" office:value-type="float" office:value="111.0986195949" calcext:value-type="float">
            <text:p>111.0986195949</text:p>
          </table:table-cell>
          <table:table-cell table:formula="of:=0.000189*[$'raw data'.H82]" office:value-type="float" office:value="49.3528625541" calcext:value-type="float">
            <text:p>49.3528625541</text:p>
          </table:table-cell>
          <table:table-cell table:formula="of:=0.000189*[$'raw data'.I82]" office:value-type="float" office:value="22.1530966902" calcext:value-type="float">
            <text:p>22.1530966902</text:p>
          </table:table-cell>
          <table:table-cell table:formula="of:=0.000189*[$'raw data'.J82]" office:value-type="float" office:value="38.5591885434" calcext:value-type="float">
            <text:p>38.5591885434</text:p>
          </table:table-cell>
          <table:table-cell table:formula="of:=0.000189*[$'raw data'.K82]" office:value-type="float" office:value="26.0861736492" calcext:value-type="float">
            <text:p>26.0861736492</text:p>
          </table:table-cell>
          <table:table-cell table:formula="of:=0.000189*([$'raw data'.L82] + [$'raw data'.M82])" office:value-type="float" office:value="62.91001604853" calcext:value-type="float">
            <text:p>62.91001604853</text:p>
          </table:table-cell>
          <table:table-cell table:formula="of:=0.000189*([$'raw data'.D82] - [$'raw data'.O82])" office:value-type="float" office:value="-169.1822274534" calcext:value-type="float">
            <text:p>-169.1822274534</text:p>
          </table:table-cell>
          <table:table-cell table:formula="of:=-0.000189*[$'raw data'.P82]" office:value-type="float" office:value="-279.05573493" calcext:value-type="float">
            <text:p>-279.05573493</text:p>
          </table:table-cell>
          <table:table-cell table:formula="of:=SUM([.B82:.L82])" office:value-type="float" office:value="0.000000788130044782065" calcext:value-type="float">
            <text:p>7.88130044782065E-07</text:p>
          </table:table-cell>
        </table:table-row>
        <table:table-row table:style-name="ro1">
          <table:table-cell office:value-type="string" calcext:value-type="string">
            <text:p>144000</text:p>
          </table:table-cell>
          <table:table-cell table:formula="of:=0.000189*[$'raw data'.B83]" office:value-type="float" office:value="42.1764943761" calcext:value-type="float">
            <text:p>42.1764943761</text:p>
          </table:table-cell>
          <table:table-cell table:formula="of:=0.000189*[$'raw data'.C83]" office:value-type="float" office:value="28.1906399817" calcext:value-type="float">
            <text:p>28.1906399817</text:p>
          </table:table-cell>
          <table:table-cell table:formula="of:=0.000189*[$'raw data'.E83]" office:value-type="float" office:value="67.9006639647" calcext:value-type="float">
            <text:p>67.9006639647</text:p>
          </table:table-cell>
          <table:table-cell table:formula="of:=0.000189*([$'raw data'.F83] + [$'raw data'.G83])" office:value-type="float" office:value="111.2042059947" calcext:value-type="float">
            <text:p>111.2042059947</text:p>
          </table:table-cell>
          <table:table-cell table:formula="of:=0.000189*[$'raw data'.H83]" office:value-type="float" office:value="49.4583197535" calcext:value-type="float">
            <text:p>49.4583197535</text:p>
          </table:table-cell>
          <table:table-cell table:formula="of:=0.000189*[$'raw data'.I83]" office:value-type="float" office:value="22.2107561298" calcext:value-type="float">
            <text:p>22.2107561298</text:p>
          </table:table-cell>
          <table:table-cell table:formula="of:=0.000189*[$'raw data'.J83]" office:value-type="float" office:value="38.5893380502" calcext:value-type="float">
            <text:p>38.5893380502</text:p>
          </table:table-cell>
          <table:table-cell table:formula="of:=0.000189*[$'raw data'.K83]" office:value-type="float" office:value="26.0994247416" calcext:value-type="float">
            <text:p>26.0994247416</text:p>
          </table:table-cell>
          <table:table-cell table:formula="of:=0.000189*([$'raw data'.L83] + [$'raw data'.M83])" office:value-type="float" office:value="62.83626910092" calcext:value-type="float">
            <text:p>62.83626910092</text:p>
          </table:table-cell>
          <table:table-cell table:formula="of:=0.000189*([$'raw data'.D83] - [$'raw data'.O83])" office:value-type="float" office:value="-168.4754311275" calcext:value-type="float">
            <text:p>-168.4754311275</text:p>
          </table:table-cell>
          <table:table-cell table:formula="of:=-0.000189*[$'raw data'.P83]" office:value-type="float" office:value="-280.19068182" calcext:value-type="float">
            <text:p>-280.19068182</text:p>
          </table:table-cell>
          <table:table-cell table:formula="of:=SUM([.B83:.L83])" office:value-type="float" office:value="-0.000000854279946338465" calcext:value-type="float">
            <text:p>-8.54279946338465E-07</text:p>
          </table:table-cell>
        </table:table-row>
        <table:table-row table:style-name="ro1">
          <table:table-cell office:value-type="string" calcext:value-type="string">
            <text:p>145800</text:p>
          </table:table-cell>
          <table:table-cell table:formula="of:=0.000189*[$'raw data'.B84]" office:value-type="float" office:value="43.3516753215" calcext:value-type="float">
            <text:p>43.3516753215</text:p>
          </table:table-cell>
          <table:table-cell table:formula="of:=0.000189*[$'raw data'.C84]" office:value-type="float" office:value="29.1713608494" calcext:value-type="float">
            <text:p>29.1713608494</text:p>
          </table:table-cell>
          <table:table-cell table:formula="of:=0.000189*[$'raw data'.E84]" office:value-type="float" office:value="68.8243465602" calcext:value-type="float">
            <text:p>68.8243465602</text:p>
          </table:table-cell>
          <table:table-cell table:formula="of:=0.000189*([$'raw data'.F84] + [$'raw data'.G84])" office:value-type="float" office:value="111.5352077049" calcext:value-type="float">
            <text:p>111.5352077049</text:p>
          </table:table-cell>
          <table:table-cell table:formula="of:=0.000189*[$'raw data'.H84]" office:value-type="float" office:value="49.2936329403" calcext:value-type="float">
            <text:p>49.2936329403</text:p>
          </table:table-cell>
          <table:table-cell table:formula="of:=0.000189*[$'raw data'.I84]" office:value-type="float" office:value="22.1979212343" calcext:value-type="float">
            <text:p>22.1979212343</text:p>
          </table:table-cell>
          <table:table-cell table:formula="of:=0.000189*[$'raw data'.J84]" office:value-type="float" office:value="38.2498954866" calcext:value-type="float">
            <text:p>38.2498954866</text:p>
          </table:table-cell>
          <table:table-cell table:formula="of:=0.000189*[$'raw data'.K84]" office:value-type="float" office:value="26.1562447188" calcext:value-type="float">
            <text:p>26.1562447188</text:p>
          </table:table-cell>
          <table:table-cell table:formula="of:=0.000189*([$'raw data'.L84] + [$'raw data'.M84])" office:value-type="float" office:value="62.8535070009" calcext:value-type="float">
            <text:p>62.8535070009</text:p>
          </table:table-cell>
          <table:table-cell table:formula="of:=0.000189*([$'raw data'.D84] - [$'raw data'.O84])" office:value-type="float" office:value="-166.1522220162" calcext:value-type="float">
            <text:p>-166.1522220162</text:p>
          </table:table-cell>
          <table:table-cell table:formula="of:=-0.000189*[$'raw data'.P84]" office:value-type="float" office:value="-285.4815705" calcext:value-type="float">
            <text:p>-285.4815705</text:p>
          </table:table-cell>
          <table:table-cell table:formula="of:=SUM([.B84:.L84])" office:value-type="float" office:value="-0.000000699300031214989" calcext:value-type="float">
            <text:p>-6.99300031214989E-07</text:p>
          </table:table-cell>
        </table:table-row>
        <table:table-row table:style-name="ro1">
          <table:table-cell office:value-type="string" calcext:value-type="string">
            <text:p>147600</text:p>
          </table:table-cell>
          <table:table-cell table:formula="of:=0.000189*[$'raw data'.B85]" office:value-type="float" office:value="43.675654113" calcext:value-type="float">
            <text:p>43.675654113</text:p>
          </table:table-cell>
          <table:table-cell table:formula="of:=0.000189*[$'raw data'.C85]" office:value-type="float" office:value="29.4983175438" calcext:value-type="float">
            <text:p>29.4983175438</text:p>
          </table:table-cell>
          <table:table-cell table:formula="of:=0.000189*[$'raw data'.E85]" office:value-type="float" office:value="69.4875213837" calcext:value-type="float">
            <text:p>69.4875213837</text:p>
          </table:table-cell>
          <table:table-cell table:formula="of:=0.000189*([$'raw data'.F85] + [$'raw data'.G85])" office:value-type="float" office:value="111.498365727" calcext:value-type="float">
            <text:p>111.498365727</text:p>
          </table:table-cell>
          <table:table-cell table:formula="of:=0.000189*[$'raw data'.H85]" office:value-type="float" office:value="49.5777828735" calcext:value-type="float">
            <text:p>49.5777828735</text:p>
          </table:table-cell>
          <table:table-cell table:formula="of:=0.000189*[$'raw data'.I85]" office:value-type="float" office:value="22.171040955" calcext:value-type="float">
            <text:p>22.171040955</text:p>
          </table:table-cell>
          <table:table-cell table:formula="of:=0.000189*[$'raw data'.J85]" office:value-type="float" office:value="38.6927907156" calcext:value-type="float">
            <text:p>38.6927907156</text:p>
          </table:table-cell>
          <table:table-cell table:formula="of:=0.000189*[$'raw data'.K85]" office:value-type="float" office:value="25.9551214461" calcext:value-type="float">
            <text:p>25.9551214461</text:p>
          </table:table-cell>
          <table:table-cell table:formula="of:=0.000189*([$'raw data'.L85] + [$'raw data'.M85])" office:value-type="float" office:value="62.85851081937" calcext:value-type="float">
            <text:p>62.85851081937</text:p>
          </table:table-cell>
          <table:table-cell table:formula="of:=0.000189*([$'raw data'.D85] - [$'raw data'.O85])" office:value-type="float" office:value="-165.9453389685" calcext:value-type="float">
            <text:p>-165.9453389685</text:p>
          </table:table-cell>
          <table:table-cell table:formula="of:=-0.000189*[$'raw data'.P85]" office:value-type="float" office:value="-287.46976734" calcext:value-type="float">
            <text:p>-287.46976734</text:p>
          </table:table-cell>
          <table:table-cell table:formula="of:=SUM([.B85:.L85])" office:value-type="float" office:value="-0.000000731430006339906" calcext:value-type="float">
            <text:p>-7.31430006339906E-07</text:p>
          </table:table-cell>
        </table:table-row>
        <table:table-row table:style-name="ro1">
          <table:table-cell office:value-type="string" calcext:value-type="string">
            <text:p>149400</text:p>
          </table:table-cell>
          <table:table-cell table:formula="of:=0.000189*[$'raw data'.B86]" office:value-type="float" office:value="42.8485165353" calcext:value-type="float">
            <text:p>42.8485165353</text:p>
          </table:table-cell>
          <table:table-cell table:formula="of:=0.000189*[$'raw data'.C86]" office:value-type="float" office:value="28.736445087" calcext:value-type="float">
            <text:p>28.736445087</text:p>
          </table:table-cell>
          <table:table-cell table:formula="of:=0.000189*[$'raw data'.E86]" office:value-type="float" office:value="71.2307538306" calcext:value-type="float">
            <text:p>71.2307538306</text:p>
          </table:table-cell>
          <table:table-cell table:formula="of:=0.000189*([$'raw data'.F86] + [$'raw data'.G86])" office:value-type="float" office:value="111.6720852471" calcext:value-type="float">
            <text:p>111.6720852471</text:p>
          </table:table-cell>
          <table:table-cell table:formula="of:=0.000189*[$'raw data'.H86]" office:value-type="float" office:value="49.7303481528" calcext:value-type="float">
            <text:p>49.7303481528</text:p>
          </table:table-cell>
          <table:table-cell table:formula="of:=0.000189*[$'raw data'.I86]" office:value-type="float" office:value="22.1557886928" calcext:value-type="float">
            <text:p>22.1557886928</text:p>
          </table:table-cell>
          <table:table-cell table:formula="of:=0.000189*[$'raw data'.J86]" office:value-type="float" office:value="43.2114633657" calcext:value-type="float">
            <text:p>43.2114633657</text:p>
          </table:table-cell>
          <table:table-cell table:formula="of:=0.000189*[$'raw data'.K86]" office:value-type="float" office:value="25.8671553462" calcext:value-type="float">
            <text:p>25.8671553462</text:p>
          </table:table-cell>
          <table:table-cell table:formula="of:=0.000189*([$'raw data'.L86] + [$'raw data'.M86])" office:value-type="float" office:value="62.88882358248" calcext:value-type="float">
            <text:p>62.88882358248</text:p>
          </table:table-cell>
          <table:table-cell table:formula="of:=0.000189*([$'raw data'.D86] - [$'raw data'.O86])" office:value-type="float" office:value="-171.3581429112" calcext:value-type="float">
            <text:p>-171.3581429112</text:p>
          </table:table-cell>
          <table:table-cell table:formula="of:=-0.000189*[$'raw data'.P86]" office:value-type="float" office:value="-286.98323787" calcext:value-type="float">
            <text:p>-286.98323787</text:p>
          </table:table-cell>
          <table:table-cell table:formula="of:=SUM([.B86:.L86])" office:value-type="float" office:value="-0.000000941220051231539" calcext:value-type="float">
            <text:p>-9.41220051231539E-07</text:p>
          </table:table-cell>
        </table:table-row>
        <table:table-row table:style-name="ro1">
          <table:table-cell office:value-type="string" calcext:value-type="string">
            <text:p>151200</text:p>
          </table:table-cell>
          <table:table-cell table:formula="of:=0.000189*[$'raw data'.B87]" office:value-type="float" office:value="43.5663245304" calcext:value-type="float">
            <text:p>43.5663245304</text:p>
          </table:table-cell>
          <table:table-cell table:formula="of:=0.000189*[$'raw data'.C87]" office:value-type="float" office:value="29.1820079376" calcext:value-type="float">
            <text:p>29.1820079376</text:p>
          </table:table-cell>
          <table:table-cell table:formula="of:=0.000189*[$'raw data'.E87]" office:value-type="float" office:value="72.0107630298" calcext:value-type="float">
            <text:p>72.0107630298</text:p>
          </table:table-cell>
          <table:table-cell table:formula="of:=0.000189*([$'raw data'.F87] + [$'raw data'.G87])" office:value-type="float" office:value="111.7920299958" calcext:value-type="float">
            <text:p>111.7920299958</text:p>
          </table:table-cell>
          <table:table-cell table:formula="of:=0.000189*[$'raw data'.H87]" office:value-type="float" office:value="49.9878010233" calcext:value-type="float">
            <text:p>49.9878010233</text:p>
          </table:table-cell>
          <table:table-cell table:formula="of:=0.000189*[$'raw data'.I87]" office:value-type="float" office:value="21.9881398716" calcext:value-type="float">
            <text:p>21.9881398716</text:p>
          </table:table-cell>
          <table:table-cell table:formula="of:=0.000189*[$'raw data'.J87]" office:value-type="float" office:value="43.2770222682" calcext:value-type="float">
            <text:p>43.2770222682</text:p>
          </table:table-cell>
          <table:table-cell table:formula="of:=0.000189*[$'raw data'.K87]" office:value-type="float" office:value="26.0822784159" calcext:value-type="float">
            <text:p>26.0822784159</text:p>
          </table:table-cell>
          <table:table-cell table:formula="of:=0.000189*([$'raw data'.L87] + [$'raw data'.M87])" office:value-type="float" office:value="62.96119086033" calcext:value-type="float">
            <text:p>62.96119086033</text:p>
          </table:table-cell>
          <table:table-cell table:formula="of:=0.000189*([$'raw data'.D87] - [$'raw data'.O87])" office:value-type="float" office:value="-170.6301086742" calcext:value-type="float">
            <text:p>-170.6301086742</text:p>
          </table:table-cell>
          <table:table-cell table:formula="of:=-0.000189*[$'raw data'.P87]" office:value-type="float" office:value="-290.21744934" calcext:value-type="float">
            <text:p>-290.21744934</text:p>
          </table:table-cell>
          <table:table-cell table:formula="of:=SUM([.B87:.L87])" office:value-type="float" office:value="-0.0000000812700164942726" calcext:value-type="float">
            <text:p>-8.12700164942726E-08</text:p>
          </table:table-cell>
        </table:table-row>
        <table:table-row table:style-name="ro1">
          <table:table-cell office:value-type="string" calcext:value-type="string">
            <text:p>153000</text:p>
          </table:table-cell>
          <table:table-cell table:formula="of:=0.000189*[$'raw data'.B88]" office:value-type="float" office:value="44.3706909345" calcext:value-type="float">
            <text:p>44.3706909345</text:p>
          </table:table-cell>
          <table:table-cell table:formula="of:=0.000189*[$'raw data'.C88]" office:value-type="float" office:value="29.8983489147" calcext:value-type="float">
            <text:p>29.8983489147</text:p>
          </table:table-cell>
          <table:table-cell table:formula="of:=0.000189*[$'raw data'.E88]" office:value-type="float" office:value="75.4432871535" calcext:value-type="float">
            <text:p>75.4432871535</text:p>
          </table:table-cell>
          <table:table-cell table:formula="of:=0.000189*([$'raw data'.F88] + [$'raw data'.G88])" office:value-type="float" office:value="112.0374320562" calcext:value-type="float">
            <text:p>112.0374320562</text:p>
          </table:table-cell>
          <table:table-cell table:formula="of:=0.000189*[$'raw data'.H88]" office:value-type="float" office:value="36.254955807" calcext:value-type="float">
            <text:p>36.254955807</text:p>
          </table:table-cell>
          <table:table-cell table:formula="of:=0.000189*[$'raw data'.I88]" office:value-type="float" office:value="21.848354829" calcext:value-type="float">
            <text:p>21.848354829</text:p>
          </table:table-cell>
          <table:table-cell table:formula="of:=0.000189*[$'raw data'.J88]" office:value-type="float" office:value="43.3743352119" calcext:value-type="float">
            <text:p>43.3743352119</text:p>
          </table:table-cell>
          <table:table-cell table:formula="of:=0.000189*[$'raw data'.K88]" office:value-type="float" office:value="26.2750339404" calcext:value-type="float">
            <text:p>26.2750339404</text:p>
          </table:table-cell>
          <table:table-cell table:formula="of:=0.000189*([$'raw data'.L88] + [$'raw data'.M88])" office:value-type="float" office:value="63.07204873095" calcext:value-type="float">
            <text:p>63.07204873095</text:p>
          </table:table-cell>
          <table:table-cell table:formula="of:=0.000189*([$'raw data'.D88] - [$'raw data'.O88])" office:value-type="float" office:value="-168.8875189596" calcext:value-type="float">
            <text:p>-168.8875189596</text:p>
          </table:table-cell>
          <table:table-cell table:formula="of:=-0.000189*[$'raw data'.P88]" office:value-type="float" office:value="-283.68696825" calcext:value-type="float">
            <text:p>-283.68696825</text:p>
          </table:table-cell>
          <table:table-cell table:formula="of:=SUM([.B88:.L88])" office:value-type="float" office:value="0.000000368549983420507" calcext:value-type="float">
            <text:p>3.68549983420507E-07</text:p>
          </table:table-cell>
        </table:table-row>
        <table:table-row table:style-name="ro1">
          <table:table-cell office:value-type="string" calcext:value-type="string">
            <text:p>154800</text:p>
          </table:table-cell>
          <table:table-cell table:formula="of:=0.000189*[$'raw data'.B89]" office:value-type="float" office:value="43.230611466" calcext:value-type="float">
            <text:p>43.230611466</text:p>
          </table:table-cell>
          <table:table-cell table:formula="of:=0.000189*[$'raw data'.C89]" office:value-type="float" office:value="28.7069899284" calcext:value-type="float">
            <text:p>28.7069899284</text:p>
          </table:table-cell>
          <table:table-cell table:formula="of:=0.000189*[$'raw data'.E89]" office:value-type="float" office:value="75.7955325204" calcext:value-type="float">
            <text:p>75.7955325204</text:p>
          </table:table-cell>
          <table:table-cell table:formula="of:=0.000189*([$'raw data'.F89] + [$'raw data'.G89])" office:value-type="float" office:value="112.2079442841" calcext:value-type="float">
            <text:p>112.2079442841</text:p>
          </table:table-cell>
          <table:table-cell table:formula="of:=0.000189*[$'raw data'.H89]" office:value-type="float" office:value="36.2694234546" calcext:value-type="float">
            <text:p>36.2694234546</text:p>
          </table:table-cell>
          <table:table-cell table:formula="of:=0.000189*[$'raw data'.I89]" office:value-type="float" office:value="21.6739913481" calcext:value-type="float">
            <text:p>21.6739913481</text:p>
          </table:table-cell>
          <table:table-cell table:formula="of:=0.000189*[$'raw data'.J89]" office:value-type="float" office:value="43.5199545333" calcext:value-type="float">
            <text:p>43.5199545333</text:p>
          </table:table-cell>
          <table:table-cell table:formula="of:=0.000189*[$'raw data'.K89]" office:value-type="float" office:value="26.2605470715" calcext:value-type="float">
            <text:p>26.2605470715</text:p>
          </table:table-cell>
          <table:table-cell table:formula="of:=0.000189*([$'raw data'.L89] + [$'raw data'.M89])" office:value-type="float" office:value="63.08896713777" calcext:value-type="float">
            <text:p>63.08896713777</text:p>
          </table:table-cell>
          <table:table-cell table:formula="of:=0.000189*([$'raw data'.D89] - [$'raw data'.O89])" office:value-type="float" office:value="-171.1226147211" calcext:value-type="float">
            <text:p>-171.1226147211</text:p>
          </table:table-cell>
          <table:table-cell table:formula="of:=-0.000189*[$'raw data'.P89]" office:value-type="float" office:value="-279.63134766" calcext:value-type="float">
            <text:p>-279.63134766</text:p>
          </table:table-cell>
          <table:table-cell table:formula="of:=SUM([.B89:.L89])" office:value-type="float" office:value="-0.000000636929996744584" calcext:value-type="float">
            <text:p>-6.36929996744584E-07</text:p>
          </table:table-cell>
        </table:table-row>
        <table:table-row table:style-name="ro1">
          <table:table-cell office:value-type="string" calcext:value-type="string">
            <text:p>156600</text:p>
          </table:table-cell>
          <table:table-cell table:formula="of:=0.000189*[$'raw data'.B90]" office:value-type="float" office:value="42.2811501588" calcext:value-type="float">
            <text:p>42.2811501588</text:p>
          </table:table-cell>
          <table:table-cell table:formula="of:=0.000189*[$'raw data'.C90]" office:value-type="float" office:value="27.7531096689" calcext:value-type="float">
            <text:p>27.7531096689</text:p>
          </table:table-cell>
          <table:table-cell table:formula="of:=0.000189*[$'raw data'.E90]" office:value-type="float" office:value="73.8190792899" calcext:value-type="float">
            <text:p>73.8190792899</text:p>
          </table:table-cell>
          <table:table-cell table:formula="of:=0.000189*([$'raw data'.F90] + [$'raw data'.G90])" office:value-type="float" office:value="112.0506905952" calcext:value-type="float">
            <text:p>112.0506905952</text:p>
          </table:table-cell>
          <table:table-cell table:formula="of:=0.000189*[$'raw data'.H90]" office:value-type="float" office:value="36.4989684717" calcext:value-type="float">
            <text:p>36.4989684717</text:p>
          </table:table-cell>
          <table:table-cell table:formula="of:=0.000189*[$'raw data'.I90]" office:value-type="float" office:value="21.6304410798" calcext:value-type="float">
            <text:p>21.6304410798</text:p>
          </table:table-cell>
          <table:table-cell table:formula="of:=0.000189*[$'raw data'.J90]" office:value-type="float" office:value="43.4134348704" calcext:value-type="float">
            <text:p>43.4134348704</text:p>
          </table:table-cell>
          <table:table-cell table:formula="of:=0.000189*[$'raw data'.K90]" office:value-type="float" office:value="26.3901330126" calcext:value-type="float">
            <text:p>26.3901330126</text:p>
          </table:table-cell>
          <table:table-cell table:formula="of:=0.000189*([$'raw data'.L90] + [$'raw data'.M90])" office:value-type="float" office:value="63.24318113967" calcext:value-type="float">
            <text:p>63.24318113967</text:p>
          </table:table-cell>
          <table:table-cell table:formula="of:=0.000189*([$'raw data'.D90] - [$'raw data'.O90])" office:value-type="float" office:value="-173.4274855215" calcext:value-type="float">
            <text:p>-173.4274855215</text:p>
          </table:table-cell>
          <table:table-cell table:formula="of:=-0.000189*[$'raw data'.P90]" office:value-type="float" office:value="-273.6527031" calcext:value-type="float">
            <text:p>-273.6527031</text:p>
          </table:table-cell>
          <table:table-cell table:formula="of:=SUM([.B90:.L90])" office:value-type="float" office:value="-0.00000033452990777505" calcext:value-type="float">
            <text:p>-3.3452990777505E-07</text:p>
          </table:table-cell>
        </table:table-row>
        <table:table-row table:style-name="ro1">
          <table:table-cell office:value-type="string" calcext:value-type="string">
            <text:p>158400</text:p>
          </table:table-cell>
          <table:table-cell table:formula="of:=0.000189*[$'raw data'.B91]" office:value-type="float" office:value="42.361722333" calcext:value-type="float">
            <text:p>42.361722333</text:p>
          </table:table-cell>
          <table:table-cell table:formula="of:=0.000189*[$'raw data'.C91]" office:value-type="float" office:value="27.6909158169" calcext:value-type="float">
            <text:p>27.6909158169</text:p>
          </table:table-cell>
          <table:table-cell table:formula="of:=0.000189*[$'raw data'.E91]" office:value-type="float" office:value="73.9156860162" calcext:value-type="float">
            <text:p>73.9156860162</text:p>
          </table:table-cell>
          <table:table-cell table:formula="of:=0.000189*([$'raw data'.F91] + [$'raw data'.G91])" office:value-type="float" office:value="112.1106642831" calcext:value-type="float">
            <text:p>112.1106642831</text:p>
          </table:table-cell>
          <table:table-cell table:formula="of:=0.000189*[$'raw data'.H91]" office:value-type="float" office:value="36.5212822464" calcext:value-type="float">
            <text:p>36.5212822464</text:p>
          </table:table-cell>
          <table:table-cell table:formula="of:=0.000189*[$'raw data'.I91]" office:value-type="float" office:value="21.6534355191" calcext:value-type="float">
            <text:p>21.6534355191</text:p>
          </table:table-cell>
          <table:table-cell table:formula="of:=0.000189*[$'raw data'.J91]" office:value-type="float" office:value="40.7928275307" calcext:value-type="float">
            <text:p>40.7928275307</text:p>
          </table:table-cell>
          <table:table-cell table:formula="of:=0.000189*[$'raw data'.K91]" office:value-type="float" office:value="26.5172782644" calcext:value-type="float">
            <text:p>26.5172782644</text:p>
          </table:table-cell>
          <table:table-cell table:formula="of:=0.000189*([$'raw data'.L91] + [$'raw data'.M91])" office:value-type="float" office:value="63.29579127417" calcext:value-type="float">
            <text:p>63.29579127417</text:p>
          </table:table-cell>
          <table:table-cell table:formula="of:=0.000189*([$'raw data'.D91] - [$'raw data'.O91])" office:value-type="float" office:value="-173.1984447942" calcext:value-type="float">
            <text:p>-173.1984447942</text:p>
          </table:table-cell>
          <table:table-cell table:formula="of:=-0.000189*[$'raw data'.P91]" office:value-type="float" office:value="-271.66115907" calcext:value-type="float">
            <text:p>-271.66115907</text:p>
          </table:table-cell>
          <table:table-cell table:formula="of:=SUM([.B91:.L91])" office:value-type="float" office:value="-0.000000580229986724135" calcext:value-type="float">
            <text:p>-5.80229986724135E-07</text:p>
          </table:table-cell>
        </table:table-row>
        <table:table-row table:style-name="ro1">
          <table:table-cell office:value-type="string" calcext:value-type="string">
            <text:p>160200</text:p>
          </table:table-cell>
          <table:table-cell table:formula="of:=0.000189*[$'raw data'.B92]" office:value-type="float" office:value="42.8997388995" calcext:value-type="float">
            <text:p>42.8997388995</text:p>
          </table:table-cell>
          <table:table-cell table:formula="of:=0.000189*[$'raw data'.C92]" office:value-type="float" office:value="28.0595081151" calcext:value-type="float">
            <text:p>28.0595081151</text:p>
          </table:table-cell>
          <table:table-cell table:formula="of:=0.000189*[$'raw data'.E92]" office:value-type="float" office:value="74.7748026018" calcext:value-type="float">
            <text:p>74.7748026018</text:p>
          </table:table-cell>
          <table:table-cell table:formula="of:=0.000189*([$'raw data'.F92] + [$'raw data'.G92])" office:value-type="float" office:value="112.0183861482" calcext:value-type="float">
            <text:p>112.0183861482</text:p>
          </table:table-cell>
          <table:table-cell table:formula="of:=0.000189*[$'raw data'.H92]" office:value-type="float" office:value="36.604344042" calcext:value-type="float">
            <text:p>36.604344042</text:p>
          </table:table-cell>
          <table:table-cell table:formula="of:=0.000189*[$'raw data'.I92]" office:value-type="float" office:value="21.6475802235" calcext:value-type="float">
            <text:p>21.6475802235</text:p>
          </table:table-cell>
          <table:table-cell table:formula="of:=0.000189*[$'raw data'.J92]" office:value-type="float" office:value="42.5371647015" calcext:value-type="float">
            <text:p>42.5371647015</text:p>
          </table:table-cell>
          <table:table-cell table:formula="of:=0.000189*[$'raw data'.K92]" office:value-type="float" office:value="26.5918245705" calcext:value-type="float">
            <text:p>26.5918245705</text:p>
          </table:table-cell>
          <table:table-cell table:formula="of:=0.000189*([$'raw data'.L92] + [$'raw data'.M92])" office:value-type="float" office:value="63.36626779035" calcext:value-type="float">
            <text:p>63.36626779035</text:p>
          </table:table-cell>
          <table:table-cell table:formula="of:=0.000189*([$'raw data'.D92] - [$'raw data'.O92])" office:value-type="float" office:value="-172.7198385444" calcext:value-type="float">
            <text:p>-172.7198385444</text:p>
          </table:table-cell>
          <table:table-cell table:formula="of:=-0.000189*[$'raw data'.P92]" office:value-type="float" office:value="-275.77977903" calcext:value-type="float">
            <text:p>-275.77977903</text:p>
          </table:table-cell>
          <table:table-cell table:formula="of:=SUM([.B92:.L92])" office:value-type="float" office:value="-0.000000481950024777689" calcext:value-type="float">
            <text:p>-4.81950024777689E-07</text:p>
          </table:table-cell>
        </table:table-row>
        <table:table-row table:style-name="ro1">
          <table:table-cell office:value-type="string" calcext:value-type="string">
            <text:p>162000</text:p>
          </table:table-cell>
          <table:table-cell table:formula="of:=0.000189*[$'raw data'.B93]" office:value-type="float" office:value="42.5821903605" calcext:value-type="float">
            <text:p>42.5821903605</text:p>
          </table:table-cell>
          <table:table-cell table:formula="of:=0.000189*[$'raw data'.C93]" office:value-type="float" office:value="27.6237557631" calcext:value-type="float">
            <text:p>27.6237557631</text:p>
          </table:table-cell>
          <table:table-cell table:formula="of:=0.000189*[$'raw data'.E93]" office:value-type="float" office:value="73.5877544031" calcext:value-type="float">
            <text:p>73.5877544031</text:p>
          </table:table-cell>
          <table:table-cell table:formula="of:=0.000189*([$'raw data'.F93] + [$'raw data'.G93])" office:value-type="float" office:value="111.9458410497" calcext:value-type="float">
            <text:p>111.9458410497</text:p>
          </table:table-cell>
          <table:table-cell table:formula="of:=0.000189*[$'raw data'.H93]" office:value-type="float" office:value="36.6265925361" calcext:value-type="float">
            <text:p>36.6265925361</text:p>
          </table:table-cell>
          <table:table-cell table:formula="of:=0.000189*[$'raw data'.I93]" office:value-type="float" office:value="21.6717803127" calcext:value-type="float">
            <text:p>21.6717803127</text:p>
          </table:table-cell>
          <table:table-cell table:formula="of:=0.000189*[$'raw data'.J93]" office:value-type="float" office:value="42.8486450553" calcext:value-type="float">
            <text:p>42.8486450553</text:p>
          </table:table-cell>
          <table:table-cell table:formula="of:=0.000189*[$'raw data'.K93]" office:value-type="float" office:value="26.6905233378" calcext:value-type="float">
            <text:p>26.6905233378</text:p>
          </table:table-cell>
          <table:table-cell table:formula="of:=0.000189*([$'raw data'.L93] + [$'raw data'.M93])" office:value-type="float" office:value="63.3877258392" calcext:value-type="float">
            <text:p>63.3877258392</text:p>
          </table:table-cell>
          <table:table-cell table:formula="of:=0.000189*([$'raw data'.D93] - [$'raw data'.O93])" office:value-type="float" office:value="-173.370744603" calcext:value-type="float">
            <text:p>-173.370744603</text:p>
          </table:table-cell>
          <table:table-cell table:formula="of:=-0.000189*[$'raw data'.P93]" office:value-type="float" office:value="-273.59406396" calcext:value-type="float">
            <text:p>-273.59406396</text:p>
          </table:table-cell>
          <table:table-cell table:formula="of:=SUM([.B93:.L93])" office:value-type="float" office:value="0.0000000945000024898945" calcext:value-type="float">
            <text:p>9.45000024898945E-08</text:p>
          </table:table-cell>
        </table:table-row>
        <table:table-row table:style-name="ro1">
          <table:table-cell office:value-type="string" calcext:value-type="string">
            <text:p>163800</text:p>
          </table:table-cell>
          <table:table-cell table:formula="of:=0.000189*[$'raw data'.B94]" office:value-type="float" office:value="41.5686857607" calcext:value-type="float">
            <text:p>41.5686857607</text:p>
          </table:table-cell>
          <table:table-cell table:formula="of:=0.000189*[$'raw data'.C94]" office:value-type="float" office:value="26.5209824565" calcext:value-type="float">
            <text:p>26.5209824565</text:p>
          </table:table-cell>
          <table:table-cell table:formula="of:=0.000189*[$'raw data'.E94]" office:value-type="float" office:value="71.6768310258" calcext:value-type="float">
            <text:p>71.6768310258</text:p>
          </table:table-cell>
          <table:table-cell table:formula="of:=0.000189*([$'raw data'.F94] + [$'raw data'.G94])" office:value-type="float" office:value="112.1342957469" calcext:value-type="float">
            <text:p>112.1342957469</text:p>
          </table:table-cell>
          <table:table-cell table:formula="of:=0.000189*[$'raw data'.H94]" office:value-type="float" office:value="36.797392233" calcext:value-type="float">
            <text:p>36.797392233</text:p>
          </table:table-cell>
          <table:table-cell table:formula="of:=0.000189*[$'raw data'.I94]" office:value-type="float" office:value="21.6544029534" calcext:value-type="float">
            <text:p>21.6544029534</text:p>
          </table:table-cell>
          <table:table-cell table:formula="of:=0.000189*[$'raw data'.J94]" office:value-type="float" office:value="41.8692678831" calcext:value-type="float">
            <text:p>41.8692678831</text:p>
          </table:table-cell>
          <table:table-cell table:formula="of:=0.000189*[$'raw data'.K94]" office:value-type="float" office:value="26.792655498" calcext:value-type="float">
            <text:p>26.792655498</text:p>
          </table:table-cell>
          <table:table-cell table:formula="of:=0.000189*([$'raw data'.L94] + [$'raw data'.M94])" office:value-type="float" office:value="63.45673047252" calcext:value-type="float">
            <text:p>63.45673047252</text:p>
          </table:table-cell>
          <table:table-cell table:formula="of:=0.000189*([$'raw data'.D94] - [$'raw data'.O94])" office:value-type="float" office:value="-175.6144778913" calcext:value-type="float">
            <text:p>-175.6144778913</text:p>
          </table:table-cell>
          <table:table-cell table:formula="of:=-0.000189*[$'raw data'.P94]" office:value-type="float" office:value="-266.85676584" calcext:value-type="float">
            <text:p>-266.85676584</text:p>
          </table:table-cell>
          <table:table-cell table:formula="of:=SUM([.B94:.L94])" office:value-type="float" office:value="0.000000298620001615291" calcext:value-type="float">
            <text:p>2.98620001615291E-07</text:p>
          </table:table-cell>
        </table:table-row>
        <table:table-row table:style-name="ro1">
          <table:table-cell office:value-type="string" calcext:value-type="string">
            <text:p>165600</text:p>
          </table:table-cell>
          <table:table-cell table:formula="of:=0.000189*[$'raw data'.B95]" office:value-type="float" office:value="42.227042445" calcext:value-type="float">
            <text:p>42.227042445</text:p>
          </table:table-cell>
          <table:table-cell table:formula="of:=0.000189*[$'raw data'.C95]" office:value-type="float" office:value="26.9303446818" calcext:value-type="float">
            <text:p>26.9303446818</text:p>
          </table:table-cell>
          <table:table-cell table:formula="of:=0.000189*[$'raw data'.E95]" office:value-type="float" office:value="72.6063328179" calcext:value-type="float">
            <text:p>72.6063328179</text:p>
          </table:table-cell>
          <table:table-cell table:formula="of:=0.000189*([$'raw data'.F95] + [$'raw data'.G95])" office:value-type="float" office:value="110.6627621589" calcext:value-type="float">
            <text:p>110.6627621589</text:p>
          </table:table-cell>
          <table:table-cell table:formula="of:=0.000189*[$'raw data'.H95]" office:value-type="float" office:value="36.8480591073" calcext:value-type="float">
            <text:p>36.8480591073</text:p>
          </table:table-cell>
          <table:table-cell table:formula="of:=0.000189*[$'raw data'.I95]" office:value-type="float" office:value="21.6867818475" calcext:value-type="float">
            <text:p>21.6867818475</text:p>
          </table:table-cell>
          <table:table-cell table:formula="of:=0.000189*[$'raw data'.J95]" office:value-type="float" office:value="38.444607369" calcext:value-type="float">
            <text:p>38.444607369</text:p>
          </table:table-cell>
          <table:table-cell table:formula="of:=0.000189*[$'raw data'.K95]" office:value-type="float" office:value="26.8125031251" calcext:value-type="float">
            <text:p>26.8125031251</text:p>
          </table:table-cell>
          <table:table-cell table:formula="of:=0.000189*([$'raw data'.L95] + [$'raw data'.M95])" office:value-type="float" office:value="63.45987075288" calcext:value-type="float">
            <text:p>63.45987075288</text:p>
          </table:table-cell>
          <table:table-cell table:formula="of:=0.000189*([$'raw data'.D95] - [$'raw data'.O95])" office:value-type="float" office:value="-174.8859694344" calcext:value-type="float">
            <text:p>-174.8859694344</text:p>
          </table:table-cell>
          <table:table-cell table:formula="of:=-0.000189*[$'raw data'.P95]" office:value-type="float" office:value="-264.79233396" calcext:value-type="float">
            <text:p>-264.79233396</text:p>
          </table:table-cell>
          <table:table-cell table:formula="of:=SUM([.B95:.L95])" office:value-type="float" office:value="0.00000091098007715118" calcext:value-type="float">
            <text:p>9.1098007715118E-07</text:p>
          </table:table-cell>
        </table:table-row>
        <table:table-row table:style-name="ro1">
          <table:table-cell office:value-type="string" calcext:value-type="string">
            <text:p>167400</text:p>
          </table:table-cell>
          <table:table-cell table:formula="of:=0.000189*[$'raw data'.B96]" office:value-type="float" office:value="43.0768499679" calcext:value-type="float">
            <text:p>43.0768499679</text:p>
          </table:table-cell>
          <table:table-cell table:formula="of:=0.000189*[$'raw data'.C96]" office:value-type="float" office:value="27.9722740689" calcext:value-type="float">
            <text:p>27.9722740689</text:p>
          </table:table-cell>
          <table:table-cell table:formula="of:=0.000189*[$'raw data'.E96]" office:value-type="float" office:value="73.6800847398" calcext:value-type="float">
            <text:p>73.6800847398</text:p>
          </table:table-cell>
          <table:table-cell table:formula="of:=0.000189*([$'raw data'.F96] + [$'raw data'.G96])" office:value-type="float" office:value="109.2552973974" calcext:value-type="float">
            <text:p>109.2552973974</text:p>
          </table:table-cell>
          <table:table-cell table:formula="of:=0.000189*[$'raw data'.H96]" office:value-type="float" office:value="36.9297992637" calcext:value-type="float">
            <text:p>36.9297992637</text:p>
          </table:table-cell>
          <table:table-cell table:formula="of:=0.000189*[$'raw data'.I96]" office:value-type="float" office:value="21.7253295693" calcext:value-type="float">
            <text:p>21.7253295693</text:p>
          </table:table-cell>
          <table:table-cell table:formula="of:=0.000189*[$'raw data'.J96]" office:value-type="float" office:value="38.3673510864" calcext:value-type="float">
            <text:p>38.3673510864</text:p>
          </table:table-cell>
          <table:table-cell table:formula="of:=0.000189*[$'raw data'.K96]" office:value-type="float" office:value="26.9050684077" calcext:value-type="float">
            <text:p>26.9050684077</text:p>
          </table:table-cell>
          <table:table-cell table:formula="of:=0.000189*([$'raw data'.L96] + [$'raw data'.M96])" office:value-type="float" office:value="59.81677348122" calcext:value-type="float">
            <text:p>59.81677348122</text:p>
          </table:table-cell>
          <table:table-cell table:formula="of:=0.000189*([$'raw data'.D96] - [$'raw data'.O96])" office:value-type="float" office:value="-172.9652248989" calcext:value-type="float">
            <text:p>-172.9652248989</text:p>
          </table:table-cell>
          <table:table-cell table:formula="of:=-0.000189*[$'raw data'.P96]" office:value-type="float" office:value="-264.76360218" calcext:value-type="float">
            <text:p>-264.76360218</text:p>
          </table:table-cell>
          <table:table-cell table:formula="of:=SUM([.B96:.L96])" office:value-type="float" office:value="0.000000903420023234958" calcext:value-type="float">
            <text:p>9.03420023234958E-07</text:p>
          </table:table-cell>
        </table:table-row>
        <table:table-row table:style-name="ro1">
          <table:table-cell office:value-type="string" calcext:value-type="string">
            <text:p>169200</text:p>
          </table:table-cell>
          <table:table-cell table:formula="of:=0.000189*[$'raw data'.B97]" office:value-type="float" office:value="43.7545524654" calcext:value-type="float">
            <text:p>43.7545524654</text:p>
          </table:table-cell>
          <table:table-cell table:formula="of:=0.000189*[$'raw data'.C97]" office:value-type="float" office:value="28.6558124895" calcext:value-type="float">
            <text:p>28.6558124895</text:p>
          </table:table-cell>
          <table:table-cell table:formula="of:=0.000189*[$'raw data'.E97]" office:value-type="float" office:value="69.71554359" calcext:value-type="float">
            <text:p>69.71554359</text:p>
          </table:table-cell>
          <table:table-cell table:formula="of:=0.000189*([$'raw data'.F97] + [$'raw data'.G97])" office:value-type="float" office:value="100.3110991218" calcext:value-type="float">
            <text:p>100.3110991218</text:p>
          </table:table-cell>
          <table:table-cell table:formula="of:=0.000189*[$'raw data'.H97]" office:value-type="float" office:value="36.9537202377" calcext:value-type="float">
            <text:p>36.9537202377</text:p>
          </table:table-cell>
          <table:table-cell table:formula="of:=0.000189*[$'raw data'.I97]" office:value-type="float" office:value="21.7453555179" calcext:value-type="float">
            <text:p>21.7453555179</text:p>
          </table:table-cell>
          <table:table-cell table:formula="of:=0.000189*[$'raw data'.J97]" office:value-type="float" office:value="40.609437183" calcext:value-type="float">
            <text:p>40.609437183</text:p>
          </table:table-cell>
          <table:table-cell table:formula="of:=0.000189*[$'raw data'.K97]" office:value-type="float" office:value="26.8525696509" calcext:value-type="float">
            <text:p>26.8525696509</text:p>
          </table:table-cell>
          <table:table-cell table:formula="of:=0.000189*([$'raw data'.L97] + [$'raw data'.M97])" office:value-type="float" office:value="59.86733927076" calcext:value-type="float">
            <text:p>59.86733927076</text:p>
          </table:table-cell>
          <table:table-cell table:formula="of:=0.000189*([$'raw data'.D97] - [$'raw data'.O97])" office:value-type="float" office:value="-171.3403716948" calcext:value-type="float">
            <text:p>-171.3403716948</text:p>
          </table:table-cell>
          <table:table-cell table:formula="of:=-0.000189*[$'raw data'.P97]" office:value-type="float" office:value="-257.12505756" calcext:value-type="float">
            <text:p>-257.12505756</text:p>
          </table:table-cell>
          <table:table-cell table:formula="of:=SUM([.B97:.L97])" office:value-type="float" office:value="0.000000272160036729474" calcext:value-type="float">
            <text:p>2.72160036729474E-07</text:p>
          </table:table-cell>
        </table:table-row>
        <table:table-row table:style-name="ro1">
          <table:table-cell office:value-type="string" calcext:value-type="string">
            <text:p>171000</text:p>
          </table:table-cell>
          <table:table-cell table:formula="of:=0.000189*[$'raw data'.B98]" office:value-type="float" office:value="44.2890109368" calcext:value-type="float">
            <text:p>44.2890109368</text:p>
          </table:table-cell>
          <table:table-cell table:formula="of:=0.000189*[$'raw data'.C98]" office:value-type="float" office:value="29.0399674824" calcext:value-type="float">
            <text:p>29.0399674824</text:p>
          </table:table-cell>
          <table:table-cell table:formula="of:=0.000189*[$'raw data'.E98]" office:value-type="float" office:value="65.0560281966" calcext:value-type="float">
            <text:p>65.0560281966</text:p>
          </table:table-cell>
          <table:table-cell table:formula="of:=0.000189*([$'raw data'.F98] + [$'raw data'.G98])" office:value-type="float" office:value="91.33112115792" calcext:value-type="float">
            <text:p>91.33112115792</text:p>
          </table:table-cell>
          <table:table-cell table:formula="of:=0.000189*[$'raw data'.H98]" office:value-type="float" office:value="36.9296169165" calcext:value-type="float">
            <text:p>36.9296169165</text:p>
          </table:table-cell>
          <table:table-cell table:formula="of:=0.000189*[$'raw data'.I98]" office:value-type="float" office:value="21.7222432371" calcext:value-type="float">
            <text:p>21.7222432371</text:p>
          </table:table-cell>
          <table:table-cell table:formula="of:=0.000189*[$'raw data'.J98]" office:value-type="float" office:value="40.8848035113" calcext:value-type="float">
            <text:p>40.8848035113</text:p>
          </table:table-cell>
          <table:table-cell table:formula="of:=0.000189*[$'raw data'.K98]" office:value-type="float" office:value="26.9246954718" calcext:value-type="float">
            <text:p>26.9246954718</text:p>
          </table:table-cell>
          <table:table-cell table:formula="of:=0.000189*([$'raw data'.L98] + [$'raw data'.M98])" office:value-type="float" office:value="59.84232545151" calcext:value-type="float">
            <text:p>59.84232545151</text:p>
          </table:table-cell>
          <table:table-cell table:formula="of:=0.000189*([$'raw data'.D98] - [$'raw data'.O98])" office:value-type="float" office:value="-170.6269840884" calcext:value-type="float">
            <text:p>-170.6269840884</text:p>
          </table:table-cell>
          <table:table-cell table:formula="of:=-0.000189*[$'raw data'.P98]" office:value-type="float" office:value="-245.39282775" calcext:value-type="float">
            <text:p>-245.39282775</text:p>
          </table:table-cell>
          <table:table-cell table:formula="of:=SUM([.B98:.L98])" office:value-type="float" office:value="0.000000523530047757959" calcext:value-type="float">
            <text:p>5.23530047757959E-07</text:p>
          </table:table-cell>
        </table:table-row>
        <table:table-row table:style-name="ro1">
          <table:table-cell office:value-type="string" calcext:value-type="string">
            <text:p>172800</text:p>
          </table:table-cell>
          <table:table-cell table:formula="of:=0.000189*[$'raw data'.B99]" office:value-type="float" office:value="44.7871605048" calcext:value-type="float">
            <text:p>44.7871605048</text:p>
          </table:table-cell>
          <table:table-cell table:formula="of:=0.000189*[$'raw data'.C99]" office:value-type="float" office:value="29.5196108508" calcext:value-type="float">
            <text:p>29.5196108508</text:p>
          </table:table-cell>
          <table:table-cell table:formula="of:=0.000189*[$'raw data'.E99]" office:value-type="float" office:value="63.2942203383" calcext:value-type="float">
            <text:p>63.2942203383</text:p>
          </table:table-cell>
          <table:table-cell table:formula="of:=0.000189*([$'raw data'.G99])" office:value-type="float" office:value="9.592923123" calcext:value-type="float">
            <text:p>9.592923123</text:p>
          </table:table-cell>
          <table:table-cell table:formula="of:=0.000189*[$'raw data'.H99]" office:value-type="float" office:value="36.9319571712" calcext:value-type="float">
            <text:p>36.9319571712</text:p>
          </table:table-cell>
          <table:table-cell table:formula="of:=0.000189*[$'raw data'.I99]" office:value-type="float" office:value="21.7225990485" calcext:value-type="float">
            <text:p>21.7225990485</text:p>
          </table:table-cell>
          <table:table-cell table:formula="of:=0.000189*[$'raw data'.J99]" office:value-type="float" office:value="39.2343785505" calcext:value-type="float">
            <text:p>39.2343785505</text:p>
          </table:table-cell>
          <table:table-cell table:formula="of:=0.000189*[$'raw data'.K99]" office:value-type="float" office:value="26.9837674974" calcext:value-type="float">
            <text:p>26.9837674974</text:p>
          </table:table-cell>
          <table:table-cell table:formula="of:=0.000189*([$'raw data'.M99])" office:value-type="float" office:value="11.25909268155" calcext:value-type="float">
            <text:p>11.25909268155</text:p>
          </table:table-cell>
          <table:table-cell table:formula="of:=0.000189*([$'raw data'.D99] - [$'raw data'.O99])" office:value-type="float" office:value="-172.7423221734" calcext:value-type="float">
            <text:p>-172.7423221734</text:p>
          </table:table-cell>
          <table:table-cell office:value-type="float" office:value="0" calcext:value-type="float">
            <text:p>0</text:p>
          </table:table-cell>
          <table:table-cell table:formula="of:=SUM([.B99:.L99])" office:value-type="float" office:value="110.58338759265" calcext:value-type="float">
            <text:p>110.58338759265</text:p>
          </table:table-cell>
        </table:table-row>
        <table:table-row table:style-name="ro1">
          <table:table-cell office:value-type="string" calcext:value-type="string">
            <text:p>174600</text:p>
          </table:table-cell>
          <table:table-cell table:formula="of:=0.000189*[$'raw data'.B100]" office:value-type="float" office:value="43.3727261037" calcext:value-type="float">
            <text:p>43.3727261037</text:p>
          </table:table-cell>
          <table:table-cell table:formula="of:=0.000189*[$'raw data'.C100]" office:value-type="float" office:value="28.1594570985" calcext:value-type="float">
            <text:p>28.1594570985</text:p>
          </table:table-cell>
          <table:table-cell table:formula="of:=0.000189*[$'raw data'.E100]" office:value-type="float" office:value="61.0561524573" calcext:value-type="float">
            <text:p>61.0561524573</text:p>
          </table:table-cell>
          <table:table-cell table:formula="of:=0.000189*([$'raw data'.G100])" office:value-type="float" office:value="8.56637412687" calcext:value-type="float">
            <text:p>8.56637412687</text:p>
          </table:table-cell>
          <table:table-cell table:formula="of:=0.000189*[$'raw data'.H100]" office:value-type="float" office:value="38.3525321256" calcext:value-type="float">
            <text:p>38.3525321256</text:p>
          </table:table-cell>
          <table:table-cell table:formula="of:=0.000189*[$'raw data'.I100]" office:value-type="float" office:value="21.7223175519" calcext:value-type="float">
            <text:p>21.7223175519</text:p>
          </table:table-cell>
          <table:table-cell table:formula="of:=0.000189*[$'raw data'.J100]" office:value-type="float" office:value="33.3833224851" calcext:value-type="float">
            <text:p>33.3833224851</text:p>
          </table:table-cell>
          <table:table-cell table:formula="of:=0.000189*[$'raw data'.K100]" office:value-type="float" office:value="26.9562495699" calcext:value-type="float">
            <text:p>26.9562495699</text:p>
          </table:table-cell>
          <table:table-cell table:formula="of:=0.000189*([$'raw data'.M100])" office:value-type="float" office:value="16.30502800416" calcext:value-type="float">
            <text:p>16.30502800416</text:p>
          </table:table-cell>
          <table:table-cell table:formula="of:=0.000189*([$'raw data'.D100] - [$'raw data'.O100])" office:value-type="float" office:value="-173.6507177496" calcext:value-type="float">
            <text:p>-173.6507177496</text:p>
          </table:table-cell>
          <table:table-cell office:value-type="float" office:value="0" calcext:value-type="float">
            <text:p>0</text:p>
          </table:table-cell>
          <table:table-cell table:formula="of:=SUM([.B100:.L100])" office:value-type="float" office:value="104.22344177343" calcext:value-type="float">
            <text:p>104.22344177343</text:p>
          </table:table-cell>
        </table:table-row>
        <table:table-row table:style-name="ro1">
          <table:table-cell office:value-type="string" calcext:value-type="string">
            <text:p>176400</text:p>
          </table:table-cell>
          <table:table-cell table:formula="of:=0.000189*[$'raw data'.B101]" office:value-type="float" office:value="43.3627322373" calcext:value-type="float">
            <text:p>43.3627322373</text:p>
          </table:table-cell>
          <table:table-cell table:formula="of:=0.000189*[$'raw data'.C101]" office:value-type="float" office:value="28.8734832036" calcext:value-type="float">
            <text:p>28.8734832036</text:p>
          </table:table-cell>
          <table:table-cell table:formula="of:=0.000189*[$'raw data'.E101]" office:value-type="float" office:value="60.6708090135" calcext:value-type="float">
            <text:p>60.6708090135</text:p>
          </table:table-cell>
          <table:table-cell table:formula="of:=0.000189*([$'raw data'.G101])" office:value-type="float" office:value="8.57910789036" calcext:value-type="float">
            <text:p>8.57910789036</text:p>
          </table:table-cell>
          <table:table-cell table:formula="of:=0.000189*[$'raw data'.H101]" office:value-type="float" office:value="38.3318277048" calcext:value-type="float">
            <text:p>38.3318277048</text:p>
          </table:table-cell>
          <table:table-cell table:formula="of:=0.000189*[$'raw data'.I101]" office:value-type="float" office:value="21.7570896018" calcext:value-type="float">
            <text:p>21.7570896018</text:p>
          </table:table-cell>
          <table:table-cell table:formula="of:=0.000189*[$'raw data'.J101]" office:value-type="float" office:value="33.3014084298" calcext:value-type="float">
            <text:p>33.3014084298</text:p>
          </table:table-cell>
          <table:table-cell table:formula="of:=0.000189*[$'raw data'.K101]" office:value-type="float" office:value="26.8730047656" calcext:value-type="float">
            <text:p>26.8730047656</text:p>
          </table:table-cell>
          <table:table-cell table:formula="of:=0.000189*([$'raw data'.M101])" office:value-type="float" office:value="15.90608123622" calcext:value-type="float">
            <text:p>15.90608123622</text:p>
          </table:table-cell>
          <table:table-cell table:formula="of:=0.000189*([$'raw data'.D101] - [$'raw data'.O101])" office:value-type="float" office:value="-173.1704967216" calcext:value-type="float">
            <text:p>-173.1704967216</text:p>
          </table:table-cell>
          <table:table-cell office:value-type="float" office:value="0" calcext:value-type="float">
            <text:p>0</text:p>
          </table:table-cell>
          <table:table-cell table:formula="of:=SUM([.B101:.L101])" office:value-type="float" office:value="104.48504736138" calcext:value-type="float">
            <text:p>104.48504736138</text:p>
          </table:table-cell>
        </table:table-row>
        <table:table-row table:style-name="ro1">
          <table:table-cell office:value-type="string" calcext:value-type="string">
            <text:p>178200</text:p>
          </table:table-cell>
          <table:table-cell table:formula="of:=0.000189*[$'raw data'.B102]" office:value-type="float" office:value="43.2923704857" calcext:value-type="float">
            <text:p>43.2923704857</text:p>
          </table:table-cell>
          <table:table-cell table:formula="of:=0.000189*[$'raw data'.C102]" office:value-type="float" office:value="28.8598257045" calcext:value-type="float">
            <text:p>28.8598257045</text:p>
          </table:table-cell>
          <table:table-cell table:formula="of:=0.000189*[$'raw data'.E102]" office:value-type="float" office:value="59.9613757596" calcext:value-type="float">
            <text:p>59.9613757596</text:p>
          </table:table-cell>
          <table:table-cell table:formula="of:=0.000189*([$'raw data'.G102])" office:value-type="float" office:value="8.59527800649" calcext:value-type="float">
            <text:p>8.59527800649</text:p>
          </table:table-cell>
          <table:table-cell table:formula="of:=0.000189*[$'raw data'.H102]" office:value-type="float" office:value="37.5917916087" calcext:value-type="float">
            <text:p>37.5917916087</text:p>
          </table:table-cell>
          <table:table-cell table:formula="of:=0.000189*[$'raw data'.I102]" office:value-type="float" office:value="21.6833560146" calcext:value-type="float">
            <text:p>21.6833560146</text:p>
          </table:table-cell>
          <table:table-cell table:formula="of:=0.000189*[$'raw data'.J102]" office:value-type="float" office:value="33.2943817311" calcext:value-type="float">
            <text:p>33.2943817311</text:p>
          </table:table-cell>
          <table:table-cell table:formula="of:=0.000189*[$'raw data'.K102]" office:value-type="float" office:value="26.8457452578" calcext:value-type="float">
            <text:p>26.8457452578</text:p>
          </table:table-cell>
          <table:table-cell table:formula="of:=0.000189*([$'raw data'.M102])" office:value-type="float" office:value="15.91244868969" calcext:value-type="float">
            <text:p>15.91244868969</text:p>
          </table:table-cell>
          <table:table-cell table:formula="of:=0.000189*([$'raw data'.D102] - [$'raw data'.O102])" office:value-type="float" office:value="-174.4567073991" calcext:value-type="float">
            <text:p>-174.4567073991</text:p>
          </table:table-cell>
          <table:table-cell office:value-type="float" office:value="0" calcext:value-type="float">
            <text:p>0</text:p>
          </table:table-cell>
          <table:table-cell table:formula="of:=SUM([.B102:.L102])" office:value-type="float" office:value="101.57986585908" calcext:value-type="float">
            <text:p>101.57986585908</text:p>
          </table:table-cell>
        </table:table-row>
        <table:table-row table:style-name="ro1">
          <table:table-cell office:value-type="string" calcext:value-type="string">
            <text:p>180000</text:p>
          </table:table-cell>
          <table:table-cell table:formula="of:=0.000189*[$'raw data'.B103]" office:value-type="float" office:value="42.404525919" calcext:value-type="float">
            <text:p>42.404525919</text:p>
          </table:table-cell>
          <table:table-cell table:formula="of:=0.000189*[$'raw data'.C103]" office:value-type="float" office:value="27.5798122425" calcext:value-type="float">
            <text:p>27.5798122425</text:p>
          </table:table-cell>
          <table:table-cell table:formula="of:=0.000189*[$'raw data'.E103]" office:value-type="float" office:value="58.5861998715" calcext:value-type="float">
            <text:p>58.5861998715</text:p>
          </table:table-cell>
          <table:table-cell table:formula="of:=0.000189*([$'raw data'.G103])" office:value-type="float" office:value="3.27056624748" calcext:value-type="float">
            <text:p>3.27056624748</text:p>
          </table:table-cell>
          <table:table-cell table:formula="of:=0.000189*[$'raw data'.H103]" office:value-type="float" office:value="38.2923106776" calcext:value-type="float">
            <text:p>38.2923106776</text:p>
          </table:table-cell>
          <table:table-cell table:formula="of:=0.000189*[$'raw data'.I103]" office:value-type="float" office:value="21.8179648575" calcext:value-type="float">
            <text:p>21.8179648575</text:p>
          </table:table-cell>
          <table:table-cell table:formula="of:=0.000189*[$'raw data'.J103]" office:value-type="float" office:value="31.0594557672" calcext:value-type="float">
            <text:p>31.0594557672</text:p>
          </table:table-cell>
          <table:table-cell table:formula="of:=0.000189*[$'raw data'.K103]" office:value-type="float" office:value="26.9662537746" calcext:value-type="float">
            <text:p>26.9662537746</text:p>
          </table:table-cell>
          <table:table-cell table:formula="of:=0.000189*([$'raw data'.M103])" office:value-type="float" office:value="15.95007681309" calcext:value-type="float">
            <text:p>15.95007681309</text:p>
          </table:table-cell>
          <table:table-cell table:formula="of:=0.000189*([$'raw data'.D103] - [$'raw data'.O103])" office:value-type="float" office:value="-174.0861425646" calcext:value-type="float">
            <text:p>-174.0861425646</text:p>
          </table:table-cell>
          <table:table-cell office:value-type="float" office:value="0" calcext:value-type="float">
            <text:p>0</text:p>
          </table:table-cell>
          <table:table-cell table:formula="of:=SUM([.B103:.L103])" office:value-type="float" office:value="91.84102360587" calcext:value-type="float">
            <text:p>91.84102360587</text:p>
          </table:table-cell>
        </table:table-row>
        <table:table-row table:style-name="ro1">
          <table:table-cell office:value-type="string" calcext:value-type="string">
            <text:p>181800</text:p>
          </table:table-cell>
          <table:table-cell table:formula="of:=0.000189*[$'raw data'.B104]" office:value-type="float" office:value="39.1443844806" calcext:value-type="float">
            <text:p>39.1443844806</text:p>
          </table:table-cell>
          <table:table-cell table:formula="of:=0.000189*[$'raw data'.C104]" office:value-type="float" office:value="28.9681084539" calcext:value-type="float">
            <text:p>28.9681084539</text:p>
          </table:table-cell>
          <table:table-cell table:formula="of:=0.000189*[$'raw data'.E104]" office:value-type="float" office:value="60.9978494349" calcext:value-type="float">
            <text:p>60.9978494349</text:p>
          </table:table-cell>
          <table:table-cell table:formula="of:=0.000189*([$'raw data'.G104])" office:value-type="float" office:value="3.26021058972" calcext:value-type="float">
            <text:p>3.26021058972</text:p>
          </table:table-cell>
          <table:table-cell table:formula="of:=0.000189*[$'raw data'.H104]" office:value-type="float" office:value="40.7421845838" calcext:value-type="float">
            <text:p>40.7421845838</text:p>
          </table:table-cell>
          <table:table-cell table:formula="of:=0.000189*[$'raw data'.I104]" office:value-type="float" office:value="21.731053491" calcext:value-type="float">
            <text:p>21.731053491</text:p>
          </table:table-cell>
          <table:table-cell table:formula="of:=0.000189*[$'raw data'.J104]" office:value-type="float" office:value="24.4234803015" calcext:value-type="float">
            <text:p>24.4234803015</text:p>
          </table:table-cell>
          <table:table-cell table:formula="of:=0.000189*[$'raw data'.K104]" office:value-type="float" office:value="26.9385024699" calcext:value-type="float">
            <text:p>26.9385024699</text:p>
          </table:table-cell>
          <table:table-cell table:formula="of:=0.000189*([$'raw data'.M104])" office:value-type="float" office:value="15.93185019174" calcext:value-type="float">
            <text:p>15.93185019174</text:p>
          </table:table-cell>
          <table:table-cell table:formula="of:=0.000189*([$'raw data'.D104] - [$'raw data'.O104])" office:value-type="float" office:value="-176.391810756" calcext:value-type="float">
            <text:p>-176.391810756</text:p>
          </table:table-cell>
          <table:table-cell office:value-type="float" office:value="0" calcext:value-type="float">
            <text:p>0</text:p>
          </table:table-cell>
          <table:table-cell table:formula="of:=SUM([.B104:.L104])" office:value-type="float" office:value="85.74581324106" calcext:value-type="float">
            <text:p>85.74581324106</text:p>
          </table:table-cell>
        </table:table-row>
        <table:table-row table:style-name="ro1">
          <table:table-cell office:value-type="string" calcext:value-type="string">
            <text:p>183600</text:p>
          </table:table-cell>
          <table:table-cell table:formula="of:=0.000189*[$'raw data'.B105]" office:value-type="float" office:value="38.2445907858" calcext:value-type="float">
            <text:p>38.2445907858</text:p>
          </table:table-cell>
          <table:table-cell table:formula="of:=0.000189*[$'raw data'.C105]" office:value-type="float" office:value="27.9551130768" calcext:value-type="float">
            <text:p>27.9551130768</text:p>
          </table:table-cell>
          <table:table-cell table:formula="of:=0.000189*[$'raw data'.E105]" office:value-type="float" office:value="52.2008781147" calcext:value-type="float">
            <text:p>52.2008781147</text:p>
          </table:table-cell>
          <table:table-cell table:formula="of:=0.000189*([$'raw data'.G105])" office:value-type="float" office:value="3.26455951563" calcext:value-type="float">
            <text:p>3.26455951563</text:p>
          </table:table-cell>
          <table:table-cell table:formula="of:=0.000189*[$'raw data'.H105]" office:value-type="float" office:value="47.0544574248" calcext:value-type="float">
            <text:p>47.0544574248</text:p>
          </table:table-cell>
          <table:table-cell table:formula="of:=0.000189*[$'raw data'.I105]" office:value-type="float" office:value="21.7926632007" calcext:value-type="float">
            <text:p>21.7926632007</text:p>
          </table:table-cell>
          <table:table-cell table:formula="of:=0.000189*[$'raw data'.J105]" office:value-type="float" office:value="17.40112314507" calcext:value-type="float">
            <text:p>17.40112314507</text:p>
          </table:table-cell>
          <table:table-cell table:formula="of:=0.000189*[$'raw data'.K105]" office:value-type="float" office:value="26.9977646862" calcext:value-type="float">
            <text:p>26.9977646862</text:p>
          </table:table-cell>
          <table:table-cell table:formula="of:=0.000189*([$'raw data'.M105])" office:value-type="float" office:value="15.91077030921" calcext:value-type="float">
            <text:p>15.91077030921</text:p>
          </table:table-cell>
          <table:table-cell table:formula="of:=0.000189*([$'raw data'.D105] - [$'raw data'.O105])" office:value-type="float" office:value="-177.9712156971" calcext:value-type="float">
            <text:p>-177.9712156971</text:p>
          </table:table-cell>
          <table:table-cell office:value-type="float" office:value="0" calcext:value-type="float">
            <text:p>0</text:p>
          </table:table-cell>
          <table:table-cell table:formula="of:=SUM([.B105:.L105])" office:value-type="float" office:value="72.85070456181" calcext:value-type="float">
            <text:p>72.85070456181</text:p>
          </table:table-cell>
        </table:table-row>
        <table:table-row table:style-name="ro1">
          <table:table-cell office:value-type="string" calcext:value-type="string">
            <text:p>185400</text:p>
          </table:table-cell>
          <table:table-cell table:formula="of:=0.000189*[$'raw data'.B106]" office:value-type="float" office:value="38.390881284" calcext:value-type="float">
            <text:p>38.390881284</text:p>
          </table:table-cell>
          <table:table-cell table:formula="of:=0.000189*[$'raw data'.C106]" office:value-type="float" office:value="28.3275147267" calcext:value-type="float">
            <text:p>28.3275147267</text:p>
          </table:table-cell>
          <table:table-cell table:formula="of:=0.000189*[$'raw data'.E106]" office:value-type="float" office:value="45.5516171586" calcext:value-type="float">
            <text:p>45.5516171586</text:p>
          </table:table-cell>
          <table:table-cell table:formula="of:=0.000189*([$'raw data'.G106])" office:value-type="float" office:value="3.26312954541" calcext:value-type="float">
            <text:p>3.26312954541</text:p>
          </table:table-cell>
          <table:table-cell table:formula="of:=0.000189*[$'raw data'.H106]" office:value-type="float" office:value="47.1706858476" calcext:value-type="float">
            <text:p>47.1706858476</text:p>
          </table:table-cell>
          <table:table-cell table:formula="of:=0.000189*[$'raw data'.I106]" office:value-type="float" office:value="18.65972420928" calcext:value-type="float">
            <text:p>18.65972420928</text:p>
          </table:table-cell>
          <table:table-cell table:formula="of:=0.000189*[$'raw data'.J106]" office:value-type="float" office:value="17.40779508132" calcext:value-type="float">
            <text:p>17.40779508132</text:p>
          </table:table-cell>
          <table:table-cell table:formula="of:=0.000189*[$'raw data'.K106]" office:value-type="float" office:value="26.9723163465" calcext:value-type="float">
            <text:p>26.9723163465</text:p>
          </table:table-cell>
          <table:table-cell table:formula="of:=0.000189*([$'raw data'.M106])" office:value-type="float" office:value="15.9526442061" calcext:value-type="float">
            <text:p>15.9526442061</text:p>
          </table:table-cell>
          <table:table-cell table:formula="of:=0.000189*([$'raw data'.D106] - [$'raw data'.O106])" office:value-type="float" office:value="-177.8537726847" calcext:value-type="float">
            <text:p>-177.8537726847</text:p>
          </table:table-cell>
          <table:table-cell office:value-type="float" office:value="0" calcext:value-type="float">
            <text:p>0</text:p>
          </table:table-cell>
          <table:table-cell table:formula="of:=SUM([.B106:.L106])" office:value-type="float" office:value="63.84253572081" calcext:value-type="float">
            <text:p>63.84253572081</text:p>
          </table:table-cell>
        </table:table-row>
        <table:table-row table:style-name="ro1">
          <table:table-cell office:value-type="string" calcext:value-type="string">
            <text:p>187200</text:p>
          </table:table-cell>
          <table:table-cell table:formula="of:=0.000189*[$'raw data'.B107]" office:value-type="float" office:value="38.4401742228" calcext:value-type="float">
            <text:p>38.4401742228</text:p>
          </table:table-cell>
          <table:table-cell table:formula="of:=0.000189*[$'raw data'.C107]" office:value-type="float" office:value="28.2683701629" calcext:value-type="float">
            <text:p>28.2683701629</text:p>
          </table:table-cell>
          <table:table-cell table:formula="of:=0.000189*[$'raw data'.E107]" office:value-type="float" office:value="44.9774323047" calcext:value-type="float">
            <text:p>44.9774323047</text:p>
          </table:table-cell>
          <table:table-cell table:formula="of:=0.000189*([$'raw data'.G107])" office:value-type="float" office:value="3.269112399" calcext:value-type="float">
            <text:p>3.269112399</text:p>
          </table:table-cell>
          <table:table-cell table:formula="of:=0.000189*[$'raw data'.H107]" office:value-type="float" office:value="46.0853239959" calcext:value-type="float">
            <text:p>46.0853239959</text:p>
          </table:table-cell>
          <table:table-cell table:formula="of:=0.000189*[$'raw data'.I107]" office:value-type="float" office:value="16.24917866859" calcext:value-type="float">
            <text:p>16.24917866859</text:p>
          </table:table-cell>
          <table:table-cell table:formula="of:=0.000189*[$'raw data'.J107]" office:value-type="float" office:value="17.40987582768" calcext:value-type="float">
            <text:p>17.40987582768</text:p>
          </table:table-cell>
          <table:table-cell table:formula="of:=0.000189*[$'raw data'.K107]" office:value-type="float" office:value="27.0021246516" calcext:value-type="float">
            <text:p>27.0021246516</text:p>
          </table:table-cell>
          <table:table-cell table:formula="of:=0.000189*([$'raw data'.M107])" office:value-type="float" office:value="15.98093166411" calcext:value-type="float">
            <text:p>15.98093166411</text:p>
          </table:table-cell>
          <table:table-cell table:formula="of:=0.000189*([$'raw data'.D107] - [$'raw data'.O107])" office:value-type="float" office:value="-177.717916971" calcext:value-type="float">
            <text:p>-177.717916971</text:p>
          </table:table-cell>
          <table:table-cell office:value-type="float" office:value="0" calcext:value-type="float">
            <text:p>0</text:p>
          </table:table-cell>
          <table:table-cell table:formula="of:=SUM([.B107:.L107])" office:value-type="float" office:value="59.96460692628" calcext:value-type="float">
            <text:p>59.96460692628</text:p>
          </table:table-cell>
        </table:table-row>
        <table:table-row table:style-name="ro1">
          <table:table-cell office:value-type="string" calcext:value-type="string">
            <text:p>189000</text:p>
          </table:table-cell>
          <table:table-cell table:formula="of:=0.000189*[$'raw data'.B108]" office:value-type="float" office:value="37.8756384048" calcext:value-type="float">
            <text:p>37.8756384048</text:p>
          </table:table-cell>
          <table:table-cell table:formula="of:=0.000189*[$'raw data'.C108]" office:value-type="float" office:value="27.6629046372" calcext:value-type="float">
            <text:p>27.6629046372</text:p>
          </table:table-cell>
          <table:table-cell table:formula="of:=0.000189*[$'raw data'.E108]" office:value-type="float" office:value="44.0801438994" calcext:value-type="float">
            <text:p>44.0801438994</text:p>
          </table:table-cell>
          <table:table-cell table:formula="of:=0.000189*([$'raw data'.G108])" office:value-type="float" office:value="3.26544822387" calcext:value-type="float">
            <text:p>3.26544822387</text:p>
          </table:table-cell>
          <table:table-cell table:formula="of:=0.000189*[$'raw data'.H108]" office:value-type="float" office:value="46.087248186" calcext:value-type="float">
            <text:p>46.087248186</text:p>
          </table:table-cell>
          <table:table-cell table:formula="of:=0.000189*[$'raw data'.I108]" office:value-type="float" office:value="15.94044364185" calcext:value-type="float">
            <text:p>15.94044364185</text:p>
          </table:table-cell>
          <table:table-cell table:formula="of:=0.000189*[$'raw data'.J108]" office:value-type="float" office:value="17.42180635629" calcext:value-type="float">
            <text:p>17.42180635629</text:p>
          </table:table-cell>
          <table:table-cell table:formula="of:=0.000189*[$'raw data'.K108]" office:value-type="float" office:value="27.0470712708" calcext:value-type="float">
            <text:p>27.0470712708</text:p>
          </table:table-cell>
          <table:table-cell table:formula="of:=0.000189*([$'raw data'.M108])" office:value-type="float" office:value="15.9638909535" calcext:value-type="float">
            <text:p>15.9638909535</text:p>
          </table:table-cell>
          <table:table-cell table:formula="of:=0.000189*([$'raw data'.D108] - [$'raw data'.O108])" office:value-type="float" office:value="-178.2037292994" calcext:value-type="float">
            <text:p>-178.2037292994</text:p>
          </table:table-cell>
          <table:table-cell office:value-type="float" office:value="0" calcext:value-type="float">
            <text:p>0</text:p>
          </table:table-cell>
          <table:table-cell table:formula="of:=SUM([.B108:.L108])" office:value-type="float" office:value="57.14086627431" calcext:value-type="float">
            <text:p>57.14086627431</text:p>
          </table:table-cell>
        </table:table-row>
        <table:table-row table:style-name="ro1">
          <table:table-cell office:value-type="string" calcext:value-type="string">
            <text:p>190800</text:p>
          </table:table-cell>
          <table:table-cell table:formula="of:=0.000189*[$'raw data'.B109]" office:value-type="float" office:value="37.7032286358" calcext:value-type="float">
            <text:p>37.7032286358</text:p>
          </table:table-cell>
          <table:table-cell table:formula="of:=0.000189*[$'raw data'.C109]" office:value-type="float" office:value="27.4459569426" calcext:value-type="float">
            <text:p>27.4459569426</text:p>
          </table:table-cell>
          <table:table-cell table:formula="of:=0.000189*[$'raw data'.E109]" office:value-type="float" office:value="43.6896324207" calcext:value-type="float">
            <text:p>43.6896324207</text:p>
          </table:table-cell>
          <table:table-cell table:formula="of:=0.000189*([$'raw data'.G109])" office:value-type="float" office:value="3.26221233786" calcext:value-type="float">
            <text:p>3.26221233786</text:p>
          </table:table-cell>
          <table:table-cell table:formula="of:=0.000189*[$'raw data'.H109]" office:value-type="float" office:value="46.0811754648" calcext:value-type="float">
            <text:p>46.0811754648</text:p>
          </table:table-cell>
          <table:table-cell table:formula="of:=0.000189*[$'raw data'.I109]" office:value-type="float" office:value="16.12329032538" calcext:value-type="float">
            <text:p>16.12329032538</text:p>
          </table:table-cell>
          <table:table-cell table:formula="of:=0.000189*[$'raw data'.J109]" office:value-type="float" office:value="17.4614400513" calcext:value-type="float">
            <text:p>17.4614400513</text:p>
          </table:table-cell>
          <table:table-cell table:formula="of:=0.000189*[$'raw data'.K109]" office:value-type="float" office:value="27.1071204642" calcext:value-type="float">
            <text:p>27.1071204642</text:p>
          </table:table-cell>
          <table:table-cell table:formula="of:=0.000189*([$'raw data'.M109])" office:value-type="float" office:value="15.9818103081" calcext:value-type="float">
            <text:p>15.9818103081</text:p>
          </table:table-cell>
          <table:table-cell table:formula="of:=0.000189*([$'raw data'.D109] - [$'raw data'.O109])" office:value-type="float" office:value="-179.8649940906" calcext:value-type="float">
            <text:p>-179.8649940906</text:p>
          </table:table-cell>
          <table:table-cell office:value-type="float" office:value="0" calcext:value-type="float">
            <text:p>0</text:p>
          </table:table-cell>
          <table:table-cell table:formula="of:=SUM([.B109:.L109])" office:value-type="float" office:value="54.99087286014" calcext:value-type="float">
            <text:p>54.99087286014</text:p>
          </table:table-cell>
        </table:table-row>
        <table:table-row table:style-name="ro1">
          <table:table-cell office:value-type="string" calcext:value-type="string">
            <text:p>192600</text:p>
          </table:table-cell>
          <table:table-cell table:formula="of:=0.000189*[$'raw data'.B110]" office:value-type="float" office:value="37.3808254806" calcext:value-type="float">
            <text:p>37.3808254806</text:p>
          </table:table-cell>
          <table:table-cell table:formula="of:=0.000189*[$'raw data'.C110]" office:value-type="float" office:value="27.1319628699" calcext:value-type="float">
            <text:p>27.1319628699</text:p>
          </table:table-cell>
          <table:table-cell table:formula="of:=0.000189*[$'raw data'.E110]" office:value-type="float" office:value="43.1838667764" calcext:value-type="float">
            <text:p>43.1838667764</text:p>
          </table:table-cell>
          <table:table-cell table:formula="of:=0.000189*([$'raw data'.G110])" office:value-type="float" office:value="3.26816457156" calcext:value-type="float">
            <text:p>3.26816457156</text:p>
          </table:table-cell>
          <table:table-cell table:formula="of:=0.000189*[$'raw data'.H110]" office:value-type="float" office:value="46.1400760485" calcext:value-type="float">
            <text:p>46.1400760485</text:p>
          </table:table-cell>
          <table:table-cell table:formula="of:=0.000189*[$'raw data'.I110]" office:value-type="float" office:value="16.05783080097" calcext:value-type="float">
            <text:p>16.05783080097</text:p>
          </table:table-cell>
          <table:table-cell table:formula="of:=0.000189*[$'raw data'.J110]" office:value-type="float" office:value="16.96986689328" calcext:value-type="float">
            <text:p>16.96986689328</text:p>
          </table:table-cell>
          <table:table-cell table:formula="of:=0.000189*[$'raw data'.K110]" office:value-type="float" office:value="27.2501634699" calcext:value-type="float">
            <text:p>27.2501634699</text:p>
          </table:table-cell>
          <table:table-cell table:formula="of:=0.000189*([$'raw data'.M110])" office:value-type="float" office:value="15.95631041109" calcext:value-type="float">
            <text:p>15.95631041109</text:p>
          </table:table-cell>
          <table:table-cell table:formula="of:=0.000189*([$'raw data'.D110] - [$'raw data'.O110])" office:value-type="float" office:value="-182.302922214" calcext:value-type="float">
            <text:p>-182.302922214</text:p>
          </table:table-cell>
          <table:table-cell office:value-type="float" office:value="0" calcext:value-type="float">
            <text:p>0</text:p>
          </table:table-cell>
          <table:table-cell table:formula="of:=SUM([.B110:.L110])" office:value-type="float" office:value="51.0361451082" calcext:value-type="float">
            <text:p>51.0361451082</text:p>
          </table:table-cell>
        </table:table-row>
        <table:table-row table:style-name="ro1">
          <table:table-cell office:value-type="string" calcext:value-type="string">
            <text:p>194400</text:p>
          </table:table-cell>
          <table:table-cell table:formula="of:=0.000189*[$'raw data'.B111]" office:value-type="float" office:value="36.8060955318" calcext:value-type="float">
            <text:p>36.8060955318</text:p>
          </table:table-cell>
          <table:table-cell table:formula="of:=0.000189*[$'raw data'.C111]" office:value-type="float" office:value="26.4783075984" calcext:value-type="float">
            <text:p>26.4783075984</text:p>
          </table:table-cell>
          <table:table-cell table:formula="of:=0.000189*[$'raw data'.E111]" office:value-type="float" office:value="42.1158799026" calcext:value-type="float">
            <text:p>42.1158799026</text:p>
          </table:table-cell>
          <table:table-cell table:formula="of:=0.000189*([$'raw data'.G111])" office:value-type="float" office:value="3.26450258505" calcext:value-type="float">
            <text:p>3.26450258505</text:p>
          </table:table-cell>
          <table:table-cell table:formula="of:=0.000189*[$'raw data'.H111]" office:value-type="float" office:value="46.038641733" calcext:value-type="float">
            <text:p>46.038641733</text:p>
          </table:table-cell>
          <table:table-cell table:formula="of:=0.000189*[$'raw data'.I111]" office:value-type="float" office:value="16.07050141011" calcext:value-type="float">
            <text:p>16.07050141011</text:p>
          </table:table-cell>
          <table:table-cell table:formula="of:=0.000189*[$'raw data'.J111]" office:value-type="float" office:value="17.02771435953" calcext:value-type="float">
            <text:p>17.02771435953</text:p>
          </table:table-cell>
          <table:table-cell table:formula="of:=0.000189*[$'raw data'.K111]" office:value-type="float" office:value="27.130331592" calcext:value-type="float">
            <text:p>27.130331592</text:p>
          </table:table-cell>
          <table:table-cell table:formula="of:=0.000189*([$'raw data'.M111])" office:value-type="float" office:value="15.97741127073" calcext:value-type="float">
            <text:p>15.97741127073</text:p>
          </table:table-cell>
          <table:table-cell table:formula="of:=0.000189*([$'raw data'.D111] - [$'raw data'.O111])" office:value-type="float" office:value="-189.9712797129" calcext:value-type="float">
            <text:p>-189.9712797129</text:p>
          </table:table-cell>
          <table:table-cell office:value-type="float" office:value="0" calcext:value-type="float">
            <text:p>0</text:p>
          </table:table-cell>
          <table:table-cell table:formula="of:=SUM([.B111:.L111])" office:value-type="float" office:value="40.93810627032" calcext:value-type="float">
            <text:p>40.93810627032</text:p>
          </table:table-cell>
        </table:table-row>
        <table:table-row table:style-name="ro1">
          <table:table-cell office:value-type="string" calcext:value-type="string">
            <text:p>196200</text:p>
          </table:table-cell>
          <table:table-cell table:formula="of:=0.000189*[$'raw data'.B112]" office:value-type="float" office:value="37.3900955904" calcext:value-type="float">
            <text:p>37.3900955904</text:p>
          </table:table-cell>
          <table:table-cell table:formula="of:=0.000189*[$'raw data'.C112]" office:value-type="float" office:value="27.043891497" calcext:value-type="float">
            <text:p>27.043891497</text:p>
          </table:table-cell>
          <table:table-cell table:formula="of:=0.000189*[$'raw data'.E112]" office:value-type="float" office:value="43.1993662317" calcext:value-type="float">
            <text:p>43.1993662317</text:p>
          </table:table-cell>
          <table:table-cell table:formula="of:=0.000189*([$'raw data'.G112])" office:value-type="float" office:value="3.26083825305" calcext:value-type="float">
            <text:p>3.26083825305</text:p>
          </table:table-cell>
          <table:table-cell table:formula="of:=0.000189*[$'raw data'.H112]" office:value-type="float" office:value="45.9214239897" calcext:value-type="float">
            <text:p>45.9214239897</text:p>
          </table:table-cell>
          <table:table-cell table:formula="of:=0.000189*[$'raw data'.I112]" office:value-type="float" office:value="16.06848737508" calcext:value-type="float">
            <text:p>16.06848737508</text:p>
          </table:table-cell>
          <table:table-cell table:formula="of:=0.000189*[$'raw data'.J112]" office:value-type="float" office:value="16.98980185539" calcext:value-type="float">
            <text:p>16.98980185539</text:p>
          </table:table-cell>
          <table:table-cell table:formula="of:=0.000189*[$'raw data'.K112]" office:value-type="float" office:value="26.970928614" calcext:value-type="float">
            <text:p>26.970928614</text:p>
          </table:table-cell>
          <table:table-cell table:formula="of:=0.000189*([$'raw data'.M112])" office:value-type="float" office:value="10.06848171189" calcext:value-type="float">
            <text:p>10.06848171189</text:p>
          </table:table-cell>
          <table:table-cell table:formula="of:=0.000189*([$'raw data'.D112] - [$'raw data'.O112])" office:value-type="float" office:value="-189.6023445876" calcext:value-type="float">
            <text:p>-189.6023445876</text:p>
          </table:table-cell>
          <table:table-cell office:value-type="float" office:value="0" calcext:value-type="float">
            <text:p>0</text:p>
          </table:table-cell>
          <table:table-cell table:formula="of:=SUM([.B112:.L112])" office:value-type="float" office:value="37.31097053061" calcext:value-type="float">
            <text:p>37.31097053061</text:p>
          </table:table-cell>
        </table:table-row>
        <table:table-row table:style-name="ro1">
          <table:table-cell office:value-type="string" calcext:value-type="string">
            <text:p>198000</text:p>
          </table:table-cell>
          <table:table-cell table:formula="of:=0.000189*[$'raw data'.B113]" office:value-type="float" office:value="36.9342089172" calcext:value-type="float">
            <text:p>36.9342089172</text:p>
          </table:table-cell>
          <table:table-cell table:formula="of:=0.000189*[$'raw data'.C113]" office:value-type="float" office:value="26.5570107516" calcext:value-type="float">
            <text:p>26.5570107516</text:p>
          </table:table-cell>
          <table:table-cell table:formula="of:=0.000189*[$'raw data'.E113]" office:value-type="float" office:value="42.5320348824" calcext:value-type="float">
            <text:p>42.5320348824</text:p>
          </table:table-cell>
          <table:table-cell table:formula="of:=0.000189*([$'raw data'.G113])" office:value-type="float" office:value="3.25992100581" calcext:value-type="float">
            <text:p>3.25992100581</text:p>
          </table:table-cell>
          <table:table-cell table:formula="of:=0.000189*[$'raw data'.H113]" office:value-type="float" office:value="45.7591197105" calcext:value-type="float">
            <text:p>45.7591197105</text:p>
          </table:table-cell>
          <table:table-cell table:formula="of:=0.000189*[$'raw data'.I113]" office:value-type="float" office:value="16.10463093939" calcext:value-type="float">
            <text:p>16.10463093939</text:p>
          </table:table-cell>
          <table:table-cell table:formula="of:=0.000189*[$'raw data'.J113]" office:value-type="float" office:value="16.53975625176" calcext:value-type="float">
            <text:p>16.53975625176</text:p>
          </table:table-cell>
          <table:table-cell table:formula="of:=0.000189*[$'raw data'.K113]" office:value-type="float" office:value="27.2133189594" calcext:value-type="float">
            <text:p>27.2133189594</text:p>
          </table:table-cell>
          <table:table-cell table:formula="of:=0.000189*([$'raw data'.M113])" office:value-type="float" office:value="9.84628988154" calcext:value-type="float">
            <text:p>9.84628988154</text:p>
          </table:table-cell>
          <table:table-cell table:formula="of:=0.000189*([$'raw data'.D113] - [$'raw data'.O113])" office:value-type="float" office:value="-190.0256947596" calcext:value-type="float">
            <text:p>-190.0256947596</text:p>
          </table:table-cell>
          <table:table-cell office:value-type="float" office:value="0" calcext:value-type="float">
            <text:p>0</text:p>
          </table:table-cell>
          <table:table-cell table:formula="of:=SUM([.B113:.L113])" office:value-type="float" office:value="34.72059654" calcext:value-type="float">
            <text:p>34.72059654</text:p>
          </table:table-cell>
        </table:table-row>
        <table:table-row table:style-name="ro1">
          <table:table-cell office:value-type="string" calcext:value-type="string">
            <text:p>199800</text:p>
          </table:table-cell>
          <table:table-cell table:formula="of:=0.000189*[$'raw data'.B114]" office:value-type="float" office:value="36.8614554462" calcext:value-type="float">
            <text:p>36.8614554462</text:p>
          </table:table-cell>
          <table:table-cell table:formula="of:=0.000189*[$'raw data'.C114]" office:value-type="float" office:value="26.5794551631" calcext:value-type="float">
            <text:p>26.5794551631</text:p>
          </table:table-cell>
          <table:table-cell table:formula="of:=0.000189*[$'raw data'.E114]" office:value-type="float" office:value="42.4733416317" calcext:value-type="float">
            <text:p>42.4733416317</text:p>
          </table:table-cell>
          <table:table-cell table:formula="of:=0.000189*([$'raw data'.G114])" office:value-type="float" office:value="3.24340859934" calcext:value-type="float">
            <text:p>3.24340859934</text:p>
          </table:table-cell>
          <table:table-cell table:formula="of:=0.000189*[$'raw data'.H114]" office:value-type="float" office:value="45.7476724152" calcext:value-type="float">
            <text:p>45.7476724152</text:p>
          </table:table-cell>
          <table:table-cell table:formula="of:=0.000189*[$'raw data'.I114]" office:value-type="float" office:value="16.02947841012" calcext:value-type="float">
            <text:p>16.02947841012</text:p>
          </table:table-cell>
          <table:table-cell table:formula="of:=0.000189*[$'raw data'.J114]" office:value-type="float" office:value="16.47083324376" calcext:value-type="float">
            <text:p>16.47083324376</text:p>
          </table:table-cell>
          <table:table-cell table:formula="of:=0.000189*[$'raw data'.K114]" office:value-type="float" office:value="27.0924737013" calcext:value-type="float">
            <text:p>27.0924737013</text:p>
          </table:table-cell>
          <table:table-cell table:formula="of:=0.000189*([$'raw data'.M114])" office:value-type="float" office:value="9.80908613874" calcext:value-type="float">
            <text:p>9.80908613874</text:p>
          </table:table-cell>
          <table:table-cell table:formula="of:=0.000189*([$'raw data'.D114] - [$'raw data'.O114])" office:value-type="float" office:value="-190.3605327729" calcext:value-type="float">
            <text:p>-190.3605327729</text:p>
          </table:table-cell>
          <table:table-cell office:value-type="float" office:value="0" calcext:value-type="float">
            <text:p>0</text:p>
          </table:table-cell>
          <table:table-cell table:formula="of:=SUM([.B114:.L114])" office:value-type="float" office:value="33.94667197656" calcext:value-type="float">
            <text:p>33.94667197656</text:p>
          </table:table-cell>
        </table:table-row>
        <table:table-row table:style-name="ro1">
          <table:table-cell office:value-type="string" calcext:value-type="string">
            <text:p>201600</text:p>
          </table:table-cell>
          <table:table-cell table:formula="of:=0.000189*[$'raw data'.B115]" office:value-type="float" office:value="36.4380739002" calcext:value-type="float">
            <text:p>36.4380739002</text:p>
          </table:table-cell>
          <table:table-cell table:formula="of:=0.000189*[$'raw data'.C115]" office:value-type="float" office:value="26.1408353976" calcext:value-type="float">
            <text:p>26.1408353976</text:p>
          </table:table-cell>
          <table:table-cell table:formula="of:=0.000189*[$'raw data'.E115]" office:value-type="float" office:value="41.8245050664" calcext:value-type="float">
            <text:p>41.8245050664</text:p>
          </table:table-cell>
          <table:table-cell table:formula="of:=0.000189*([$'raw data'.G115])" office:value-type="float" office:value="3.22297841754" calcext:value-type="float">
            <text:p>3.22297841754</text:p>
          </table:table-cell>
          <table:table-cell table:formula="of:=0.000189*[$'raw data'.H115]" office:value-type="float" office:value="45.5641253109" calcext:value-type="float">
            <text:p>45.5641253109</text:p>
          </table:table-cell>
          <table:table-cell table:formula="of:=0.000189*[$'raw data'.I115]" office:value-type="float" office:value="16.00603647363" calcext:value-type="float">
            <text:p>16.00603647363</text:p>
          </table:table-cell>
          <table:table-cell table:formula="of:=0.000189*[$'raw data'.J115]" office:value-type="float" office:value="16.43207047587" calcext:value-type="float">
            <text:p>16.43207047587</text:p>
          </table:table-cell>
          <table:table-cell table:formula="of:=0.000189*[$'raw data'.K115]" office:value-type="float" office:value="27.020895111" calcext:value-type="float">
            <text:p>27.020895111</text:p>
          </table:table-cell>
          <table:table-cell table:formula="of:=0.000189*([$'raw data'.M115])" office:value-type="float" office:value="9.84200897484" calcext:value-type="float">
            <text:p>9.84200897484</text:p>
          </table:table-cell>
          <table:table-cell table:formula="of:=0.000189*([$'raw data'.D115] - [$'raw data'.O115])" office:value-type="float" office:value="-190.5475242888" calcext:value-type="float">
            <text:p>-190.5475242888</text:p>
          </table:table-cell>
          <table:table-cell office:value-type="float" office:value="0" calcext:value-type="float">
            <text:p>0</text:p>
          </table:table-cell>
          <table:table-cell table:formula="of:=SUM([.B115:.L115])" office:value-type="float" office:value="31.94400483918" calcext:value-type="float">
            <text:p>31.94400483918</text:p>
          </table:table-cell>
        </table:table-row>
        <table:table-row table:style-name="ro1">
          <table:table-cell office:value-type="string" calcext:value-type="string">
            <text:p>203400</text:p>
          </table:table-cell>
          <table:table-cell table:formula="of:=0.000189*[$'raw data'.B116]" office:value-type="float" office:value="36.5238238617" calcext:value-type="float">
            <text:p>36.5238238617</text:p>
          </table:table-cell>
          <table:table-cell table:formula="of:=0.000189*[$'raw data'.C116]" office:value-type="float" office:value="26.4128521545" calcext:value-type="float">
            <text:p>26.4128521545</text:p>
          </table:table-cell>
          <table:table-cell table:formula="of:=0.000189*[$'raw data'.E116]" office:value-type="float" office:value="42.0613198929" calcext:value-type="float">
            <text:p>42.0613198929</text:p>
          </table:table-cell>
          <table:table-cell table:formula="of:=0.000189*([$'raw data'.G116])" office:value-type="float" office:value="3.19627565649" calcext:value-type="float">
            <text:p>3.19627565649</text:p>
          </table:table-cell>
          <table:table-cell table:formula="of:=0.000189*[$'raw data'.H116]" office:value-type="float" office:value="45.1684786833" calcext:value-type="float">
            <text:p>45.1684786833</text:p>
          </table:table-cell>
          <table:table-cell table:formula="of:=0.000189*[$'raw data'.I116]" office:value-type="float" office:value="15.96584235393" calcext:value-type="float">
            <text:p>15.96584235393</text:p>
          </table:table-cell>
          <table:table-cell table:formula="of:=0.000189*[$'raw data'.J116]" office:value-type="float" office:value="16.77851462385" calcext:value-type="float">
            <text:p>16.77851462385</text:p>
          </table:table-cell>
          <table:table-cell table:formula="of:=0.000189*[$'raw data'.K116]" office:value-type="float" office:value="27.0946075302" calcext:value-type="float">
            <text:p>27.0946075302</text:p>
          </table:table-cell>
          <table:table-cell table:formula="of:=0.000189*([$'raw data'.M116])" office:value-type="float" office:value="9.84887344539" calcext:value-type="float">
            <text:p>9.84887344539</text:p>
          </table:table-cell>
          <table:table-cell table:formula="of:=0.000189*([$'raw data'.D116] - [$'raw data'.O116])" office:value-type="float" office:value="-190.4186984679" calcext:value-type="float">
            <text:p>-190.4186984679</text:p>
          </table:table-cell>
          <table:table-cell office:value-type="float" office:value="0" calcext:value-type="float">
            <text:p>0</text:p>
          </table:table-cell>
          <table:table-cell table:formula="of:=SUM([.B116:.L116])" office:value-type="float" office:value="32.63188973436" calcext:value-type="float">
            <text:p>32.63188973436</text:p>
          </table:table-cell>
        </table:table-row>
        <table:table-row table:style-name="ro1">
          <table:table-cell office:value-type="string" calcext:value-type="string">
            <text:p>205200</text:p>
          </table:table-cell>
          <table:table-cell table:formula="of:=0.000189*[$'raw data'.B117]" office:value-type="float" office:value="37.1965494978" calcext:value-type="float">
            <text:p>37.1965494978</text:p>
          </table:table-cell>
          <table:table-cell table:formula="of:=0.000189*[$'raw data'.C117]" office:value-type="float" office:value="27.197176734" calcext:value-type="float">
            <text:p>27.197176734</text:p>
          </table:table-cell>
          <table:table-cell table:formula="of:=0.000189*[$'raw data'.E117]" office:value-type="float" office:value="43.3393726122" calcext:value-type="float">
            <text:p>43.3393726122</text:p>
          </table:table-cell>
          <table:table-cell table:formula="of:=0.000189*([$'raw data'.G117])" office:value-type="float" office:value="3.1452013152" calcext:value-type="float">
            <text:p>3.1452013152</text:p>
          </table:table-cell>
          <table:table-cell table:formula="of:=0.000189*[$'raw data'.H117]" office:value-type="float" office:value="45.0018560565" calcext:value-type="float">
            <text:p>45.0018560565</text:p>
          </table:table-cell>
          <table:table-cell table:formula="of:=0.000189*[$'raw data'.I117]" office:value-type="float" office:value="15.96729660498" calcext:value-type="float">
            <text:p>15.96729660498</text:p>
          </table:table-cell>
          <table:table-cell table:formula="of:=0.000189*[$'raw data'.J117]" office:value-type="float" office:value="14.28763011417" calcext:value-type="float">
            <text:p>14.28763011417</text:p>
          </table:table-cell>
          <table:table-cell table:formula="of:=0.000189*[$'raw data'.K117]" office:value-type="float" office:value="26.9396291178" calcext:value-type="float">
            <text:p>26.9396291178</text:p>
          </table:table-cell>
          <table:table-cell table:formula="of:=0.000189*([$'raw data'.M117])" office:value-type="float" office:value="15.6603238407" calcext:value-type="float">
            <text:p>15.6603238407</text:p>
          </table:table-cell>
          <table:table-cell table:formula="of:=0.000189*([$'raw data'.D117] - [$'raw data'.O117])" office:value-type="float" office:value="-189.7707408471" calcext:value-type="float">
            <text:p>-189.7707408471</text:p>
          </table:table-cell>
          <table:table-cell office:value-type="float" office:value="0" calcext:value-type="float">
            <text:p>0</text:p>
          </table:table-cell>
          <table:table-cell table:formula="of:=SUM([.B117:.L117])" office:value-type="float" office:value="38.96429504625" calcext:value-type="float">
            <text:p>38.96429504625</text:p>
          </table:table-cell>
        </table:table-row>
        <table:table-row table:style-name="ro1">
          <table:table-cell office:value-type="string" calcext:value-type="string">
            <text:p>207000</text:p>
          </table:table-cell>
          <table:table-cell table:formula="of:=0.000189*[$'raw data'.B118]" office:value-type="float" office:value="38.8488187584" calcext:value-type="float">
            <text:p>38.8488187584</text:p>
          </table:table-cell>
          <table:table-cell table:formula="of:=0.000189*[$'raw data'.C118]" office:value-type="float" office:value="29.1948247458" calcext:value-type="float">
            <text:p>29.1948247458</text:p>
          </table:table-cell>
          <table:table-cell table:formula="of:=0.000189*[$'raw data'.E118]" office:value-type="float" office:value="44.0968421439" calcext:value-type="float">
            <text:p>44.0968421439</text:p>
          </table:table-cell>
          <table:table-cell table:formula="of:=0.000189*([$'raw data'.G118])" office:value-type="float" office:value="3.13342458534" calcext:value-type="float">
            <text:p>3.13342458534</text:p>
          </table:table-cell>
          <table:table-cell table:formula="of:=0.000189*[$'raw data'.H118]" office:value-type="float" office:value="45.1677227967" calcext:value-type="float">
            <text:p>45.1677227967</text:p>
          </table:table-cell>
          <table:table-cell table:formula="of:=0.000189*[$'raw data'.I118]" office:value-type="float" office:value="15.91956081828" calcext:value-type="float">
            <text:p>15.91956081828</text:p>
          </table:table-cell>
          <table:table-cell table:formula="of:=0.000189*[$'raw data'.J118]" office:value-type="float" office:value="17.64288680994" calcext:value-type="float">
            <text:p>17.64288680994</text:p>
          </table:table-cell>
          <table:table-cell table:formula="of:=0.000189*[$'raw data'.K118]" office:value-type="float" office:value="26.8997072337" calcext:value-type="float">
            <text:p>26.8997072337</text:p>
          </table:table-cell>
          <table:table-cell table:formula="of:=0.000189*([$'raw data'.M118])" office:value-type="float" office:value="15.54335117937" calcext:value-type="float">
            <text:p>15.54335117937</text:p>
          </table:table-cell>
          <table:table-cell table:formula="of:=0.000189*([$'raw data'.D118] - [$'raw data'.O118])" office:value-type="float" office:value="-183.9973495311" calcext:value-type="float">
            <text:p>-183.9973495311</text:p>
          </table:table-cell>
          <table:table-cell office:value-type="float" office:value="0" calcext:value-type="float">
            <text:p>0</text:p>
          </table:table-cell>
          <table:table-cell table:formula="of:=SUM([.B118:.L118])" office:value-type="float" office:value="52.44978954033" calcext:value-type="float">
            <text:p>52.44978954033</text:p>
          </table:table-cell>
        </table:table-row>
        <table:table-row table:style-name="ro1">
          <table:table-cell office:value-type="string" calcext:value-type="string">
            <text:p>208800</text:p>
          </table:table-cell>
          <table:table-cell table:formula="of:=0.000189*[$'raw data'.B119]" office:value-type="float" office:value="38.7656532963" calcext:value-type="float">
            <text:p>38.7656532963</text:p>
          </table:table-cell>
          <table:table-cell table:formula="of:=0.000189*[$'raw data'.C119]" office:value-type="float" office:value="29.2756068612" calcext:value-type="float">
            <text:p>29.2756068612</text:p>
          </table:table-cell>
          <table:table-cell table:formula="of:=0.000189*[$'raw data'.E119]" office:value-type="float" office:value="44.4594640266" calcext:value-type="float">
            <text:p>44.4594640266</text:p>
          </table:table-cell>
          <table:table-cell table:formula="of:=0.000189*([$'raw data'.G119])" office:value-type="float" office:value="3.15911132019" calcext:value-type="float">
            <text:p>3.15911132019</text:p>
          </table:table-cell>
          <table:table-cell table:formula="of:=0.000189*[$'raw data'.H119]" office:value-type="float" office:value="50.2735762053" calcext:value-type="float">
            <text:p>50.2735762053</text:p>
          </table:table-cell>
          <table:table-cell table:formula="of:=0.000189*[$'raw data'.I119]" office:value-type="float" office:value="15.89621289984" calcext:value-type="float">
            <text:p>15.89621289984</text:p>
          </table:table-cell>
          <table:table-cell table:formula="of:=0.000189*[$'raw data'.J119]" office:value-type="float" office:value="24.9669100548" calcext:value-type="float">
            <text:p>24.9669100548</text:p>
          </table:table-cell>
          <table:table-cell table:formula="of:=0.000189*[$'raw data'.K119]" office:value-type="float" office:value="26.8468538562" calcext:value-type="float">
            <text:p>26.8468538562</text:p>
          </table:table-cell>
          <table:table-cell table:formula="of:=0.000189*([$'raw data'.M119])" office:value-type="float" office:value="15.45903139221" calcext:value-type="float">
            <text:p>15.45903139221</text:p>
          </table:table-cell>
          <table:table-cell table:formula="of:=0.000189*([$'raw data'.D119] - [$'raw data'.O119])" office:value-type="float" office:value="-181.4776671141" calcext:value-type="float">
            <text:p>-181.4776671141</text:p>
          </table:table-cell>
          <table:table-cell office:value-type="float" office:value="0" calcext:value-type="float">
            <text:p>0</text:p>
          </table:table-cell>
          <table:table-cell table:formula="of:=SUM([.B119:.L119])" office:value-type="float" office:value="67.62475279854" calcext:value-type="float">
            <text:p>67.62475279854</text:p>
          </table:table-cell>
        </table:table-row>
        <table:table-row table:style-name="ro1">
          <table:table-cell office:value-type="string" calcext:value-type="string">
            <text:p>210600</text:p>
          </table:table-cell>
          <table:table-cell table:formula="of:=0.000189*[$'raw data'.B120]" office:value-type="float" office:value="42.6432160224" calcext:value-type="float">
            <text:p>42.6432160224</text:p>
          </table:table-cell>
          <table:table-cell table:formula="of:=0.000189*[$'raw data'.C120]" office:value-type="float" office:value="29.0654110026" calcext:value-type="float">
            <text:p>29.0654110026</text:p>
          </table:table-cell>
          <table:table-cell table:formula="of:=0.000189*[$'raw data'.E120]" office:value-type="float" office:value="59.2850928978" calcext:value-type="float">
            <text:p>59.2850928978</text:p>
          </table:table-cell>
          <table:table-cell table:formula="of:=0.000189*([$'raw data'.G120])" office:value-type="float" office:value="3.13298547597" calcext:value-type="float">
            <text:p>3.13298547597</text:p>
          </table:table-cell>
          <table:table-cell table:formula="of:=0.000189*[$'raw data'.H120]" office:value-type="float" office:value="50.243135166" calcext:value-type="float">
            <text:p>50.243135166</text:p>
          </table:table-cell>
          <table:table-cell table:formula="of:=0.000189*[$'raw data'.I120]" office:value-type="float" office:value="18.15844663836" calcext:value-type="float">
            <text:p>18.15844663836</text:p>
          </table:table-cell>
          <table:table-cell table:formula="of:=0.000189*[$'raw data'.J120]" office:value-type="float" office:value="24.9146841195" calcext:value-type="float">
            <text:p>24.9146841195</text:p>
          </table:table-cell>
          <table:table-cell table:formula="of:=0.000189*[$'raw data'.K120]" office:value-type="float" office:value="26.6777164521" calcext:value-type="float">
            <text:p>26.6777164521</text:p>
          </table:table-cell>
          <table:table-cell table:formula="of:=0.000189*([$'raw data'.M120])" office:value-type="float" office:value="12.38120293347" calcext:value-type="float">
            <text:p>12.38120293347</text:p>
          </table:table-cell>
          <table:table-cell table:formula="of:=0.000189*([$'raw data'.D120] - [$'raw data'.O120])" office:value-type="float" office:value="-178.0943442453" calcext:value-type="float">
            <text:p>-178.0943442453</text:p>
          </table:table-cell>
          <table:table-cell office:value-type="float" office:value="0" calcext:value-type="float">
            <text:p>0</text:p>
          </table:table-cell>
          <table:table-cell table:formula="of:=SUM([.B120:.L120])" office:value-type="float" office:value="88.4075464629" calcext:value-type="float">
            <text:p>88.4075464629</text:p>
          </table:table-cell>
        </table:table-row>
        <table:table-row table:style-name="ro1">
          <table:table-cell office:value-type="string" calcext:value-type="string">
            <text:p>212400</text:p>
          </table:table-cell>
          <table:table-cell table:formula="of:=0.000189*[$'raw data'.B121]" office:value-type="float" office:value="41.7625051095" calcext:value-type="float">
            <text:p>41.7625051095</text:p>
          </table:table-cell>
          <table:table-cell table:formula="of:=0.000189*[$'raw data'.C121]" office:value-type="float" office:value="27.401019849" calcext:value-type="float">
            <text:p>27.401019849</text:p>
          </table:table-cell>
          <table:table-cell table:formula="of:=0.000189*[$'raw data'.E121]" office:value-type="float" office:value="59.865582168" calcext:value-type="float">
            <text:p>59.865582168</text:p>
          </table:table-cell>
          <table:table-cell table:formula="of:=0.000189*([$'raw data'.G121])" office:value-type="float" office:value="3.12927785919" calcext:value-type="float">
            <text:p>3.12927785919</text:p>
          </table:table-cell>
          <table:table-cell table:formula="of:=0.000189*[$'raw data'.H121]" office:value-type="float" office:value="50.032877958" calcext:value-type="float">
            <text:p>50.032877958</text:p>
          </table:table-cell>
          <table:table-cell table:formula="of:=0.000189*[$'raw data'.I121]" office:value-type="float" office:value="18.14249724966" calcext:value-type="float">
            <text:p>18.14249724966</text:p>
          </table:table-cell>
          <table:table-cell table:formula="of:=0.000189*[$'raw data'.J121]" office:value-type="float" office:value="31.9714145793" calcext:value-type="float">
            <text:p>31.9714145793</text:p>
          </table:table-cell>
          <table:table-cell table:formula="of:=0.000189*[$'raw data'.K121]" office:value-type="float" office:value="26.6054535495" calcext:value-type="float">
            <text:p>26.6054535495</text:p>
          </table:table-cell>
          <table:table-cell table:formula="of:=0.000189*([$'raw data'.M121])" office:value-type="float" office:value="15.72217594101" calcext:value-type="float">
            <text:p>15.72217594101</text:p>
          </table:table-cell>
          <table:table-cell table:formula="of:=0.000189*([$'raw data'.D121] - [$'raw data'.O121])" office:value-type="float" office:value="-178.6256513496" calcext:value-type="float">
            <text:p>-178.6256513496</text:p>
          </table:table-cell>
          <table:table-cell office:value-type="float" office:value="0" calcext:value-type="float">
            <text:p>0</text:p>
          </table:table-cell>
          <table:table-cell table:formula="of:=SUM([.B121:.L121])" office:value-type="float" office:value="96.0071529135599" calcext:value-type="float">
            <text:p>96.0071529135599</text:p>
          </table:table-cell>
        </table:table-row>
        <table:table-row table:style-name="ro1">
          <table:table-cell office:value-type="string" calcext:value-type="string">
            <text:p>214200</text:p>
          </table:table-cell>
          <table:table-cell table:formula="of:=0.000189*[$'raw data'.B122]" office:value-type="float" office:value="42.0579266247" calcext:value-type="float">
            <text:p>42.0579266247</text:p>
          </table:table-cell>
          <table:table-cell table:formula="of:=0.000189*[$'raw data'.C122]" office:value-type="float" office:value="27.9870258591" calcext:value-type="float">
            <text:p>27.9870258591</text:p>
          </table:table-cell>
          <table:table-cell table:formula="of:=0.000189*[$'raw data'.E122]" office:value-type="float" office:value="62.4200499972" calcext:value-type="float">
            <text:p>62.4200499972</text:p>
          </table:table-cell>
          <table:table-cell table:formula="of:=0.000189*([$'raw data'.G122])" office:value-type="float" office:value="6.94189262907" calcext:value-type="float">
            <text:p>6.94189262907</text:p>
          </table:table-cell>
          <table:table-cell table:formula="of:=0.000189*[$'raw data'.H122]" office:value-type="float" office:value="49.9596483582" calcext:value-type="float">
            <text:p>49.9596483582</text:p>
          </table:table-cell>
          <table:table-cell table:formula="of:=0.000189*[$'raw data'.I122]" office:value-type="float" office:value="17.88248862099" calcext:value-type="float">
            <text:p>17.88248862099</text:p>
          </table:table-cell>
          <table:table-cell table:formula="of:=0.000189*[$'raw data'.J122]" office:value-type="float" office:value="32.6687343696" calcext:value-type="float">
            <text:p>32.6687343696</text:p>
          </table:table-cell>
          <table:table-cell table:formula="of:=0.000189*[$'raw data'.K122]" office:value-type="float" office:value="26.6071819167" calcext:value-type="float">
            <text:p>26.6071819167</text:p>
          </table:table-cell>
          <table:table-cell table:formula="of:=0.000189*([$'raw data'.M122])" office:value-type="float" office:value="15.72932187603" calcext:value-type="float">
            <text:p>15.72932187603</text:p>
          </table:table-cell>
          <table:table-cell table:formula="of:=0.000189*([$'raw data'.D122] - [$'raw data'.O122])" office:value-type="float" office:value="-174.0958447284" calcext:value-type="float">
            <text:p>-174.0958447284</text:p>
          </table:table-cell>
          <table:table-cell office:value-type="float" office:value="0" calcext:value-type="float">
            <text:p>0</text:p>
          </table:table-cell>
          <table:table-cell table:formula="of:=SUM([.B122:.L122])" office:value-type="float" office:value="108.15842552319" calcext:value-type="float">
            <text:p>108.15842552319</text:p>
          </table:table-cell>
        </table:table-row>
        <table:table-row table:style-name="ro1">
          <table:table-cell office:value-type="string" calcext:value-type="string">
            <text:p>216000</text:p>
          </table:table-cell>
          <table:table-cell table:formula="of:=0.000189*[$'raw data'.B123]" office:value-type="float" office:value="42.354717237" calcext:value-type="float">
            <text:p>42.354717237</text:p>
          </table:table-cell>
          <table:table-cell table:formula="of:=0.000189*[$'raw data'.C123]" office:value-type="float" office:value="27.9705193551" calcext:value-type="float">
            <text:p>27.9705193551</text:p>
          </table:table-cell>
          <table:table-cell table:formula="of:=0.000189*[$'raw data'.E123]" office:value-type="float" office:value="64.9023312798" calcext:value-type="float">
            <text:p>64.9023312798</text:p>
          </table:table-cell>
          <table:table-cell table:formula="of:=0.000189*([$'raw data'.G123])" office:value-type="float" office:value="11.34901482561" calcext:value-type="float">
            <text:p>11.34901482561</text:p>
          </table:table-cell>
          <table:table-cell table:formula="of:=0.000189*[$'raw data'.H123]" office:value-type="float" office:value="49.8447353187" calcext:value-type="float">
            <text:p>49.8447353187</text:p>
          </table:table-cell>
          <table:table-cell table:formula="of:=0.000189*[$'raw data'.I123]" office:value-type="float" office:value="18.1442989035" calcext:value-type="float">
            <text:p>18.1442989035</text:p>
          </table:table-cell>
          <table:table-cell table:formula="of:=0.000189*[$'raw data'.J123]" office:value-type="float" office:value="31.1870897163" calcext:value-type="float">
            <text:p>31.1870897163</text:p>
          </table:table-cell>
          <table:table-cell table:formula="of:=0.000189*[$'raw data'.K123]" office:value-type="float" office:value="26.4639387789" calcext:value-type="float">
            <text:p>26.4639387789</text:p>
          </table:table-cell>
          <table:table-cell table:formula="of:=0.000189*([$'raw data'.M123])" office:value-type="float" office:value="15.64351835949" calcext:value-type="float">
            <text:p>15.64351835949</text:p>
          </table:table-cell>
          <table:table-cell table:formula="of:=0.000189*([$'raw data'.D123] - [$'raw data'.O123])" office:value-type="float" office:value="-171.2509814988" calcext:value-type="float">
            <text:p>-171.2509814988</text:p>
          </table:table-cell>
          <table:table-cell office:value-type="float" office:value="0" calcext:value-type="float">
            <text:p>0</text:p>
          </table:table-cell>
          <table:table-cell table:formula="of:=SUM([.B123:.L123])" office:value-type="float" office:value="116.6091822756" calcext:value-type="float">
            <text:p>116.6091822756</text:p>
          </table:table-cell>
        </table:table-row>
        <table:table-row table:style-name="ro1">
          <table:table-cell office:value-type="string" calcext:value-type="string">
            <text:p>217800</text:p>
          </table:table-cell>
          <table:table-cell table:formula="of:=0.000189*[$'raw data'.B124]" office:value-type="float" office:value="43.140429549" calcext:value-type="float">
            <text:p>43.140429549</text:p>
          </table:table-cell>
          <table:table-cell table:formula="of:=0.000189*[$'raw data'.C124]" office:value-type="float" office:value="28.8575983962" calcext:value-type="float">
            <text:p>28.8575983962</text:p>
          </table:table-cell>
          <table:table-cell table:formula="of:=0.000189*[$'raw data'.E124]" office:value-type="float" office:value="65.8015998192" calcext:value-type="float">
            <text:p>65.8015998192</text:p>
          </table:table-cell>
          <table:table-cell table:formula="of:=0.000189*([$'raw data'.G124])" office:value-type="float" office:value="14.61568873338" calcext:value-type="float">
            <text:p>14.61568873338</text:p>
          </table:table-cell>
          <table:table-cell table:formula="of:=0.000189*[$'raw data'.H124]" office:value-type="float" office:value="49.6581038289" calcext:value-type="float">
            <text:p>49.6581038289</text:p>
          </table:table-cell>
          <table:table-cell table:formula="of:=0.000189*[$'raw data'.I124]" office:value-type="float" office:value="17.64645640002" calcext:value-type="float">
            <text:p>17.64645640002</text:p>
          </table:table-cell>
          <table:table-cell table:formula="of:=0.000189*[$'raw data'.J124]" office:value-type="float" office:value="32.4508094316" calcext:value-type="float">
            <text:p>32.4508094316</text:p>
          </table:table-cell>
          <table:table-cell table:formula="of:=0.000189*[$'raw data'.K124]" office:value-type="float" office:value="26.4867688449" calcext:value-type="float">
            <text:p>26.4867688449</text:p>
          </table:table-cell>
          <table:table-cell table:formula="of:=0.000189*([$'raw data'.M124])" office:value-type="float" office:value="15.67582319772" calcext:value-type="float">
            <text:p>15.67582319772</text:p>
          </table:table-cell>
          <table:table-cell table:formula="of:=0.000189*([$'raw data'.D124] - [$'raw data'.O124])" office:value-type="float" office:value="-170.7349287735" calcext:value-type="float">
            <text:p>-170.7349287735</text:p>
          </table:table-cell>
          <table:table-cell office:value-type="float" office:value="0" calcext:value-type="float">
            <text:p>0</text:p>
          </table:table-cell>
          <table:table-cell table:formula="of:=SUM([.B124:.L124])" office:value-type="float" office:value="123.59834942742" calcext:value-type="float">
            <text:p>123.59834942742</text:p>
          </table:table-cell>
        </table:table-row>
        <table:table-row table:style-name="ro1">
          <table:table-cell office:value-type="string" calcext:value-type="string">
            <text:p>219600</text:p>
          </table:table-cell>
          <table:table-cell table:formula="of:=0.000189*[$'raw data'.B125]" office:value-type="float" office:value="43.040038419" calcext:value-type="float">
            <text:p>43.040038419</text:p>
          </table:table-cell>
          <table:table-cell table:formula="of:=0.000189*[$'raw data'.C125]" office:value-type="float" office:value="28.774879182" calcext:value-type="float">
            <text:p>28.774879182</text:p>
          </table:table-cell>
          <table:table-cell table:formula="of:=0.000189*[$'raw data'.E125]" office:value-type="float" office:value="65.7518616153" calcext:value-type="float">
            <text:p>65.7518616153</text:p>
          </table:table-cell>
          <table:table-cell table:formula="of:=0.000189*([$'raw data'.G125])" office:value-type="float" office:value="14.4671087421" calcext:value-type="float">
            <text:p>14.4671087421</text:p>
          </table:table-cell>
          <table:table-cell table:formula="of:=0.000189*[$'raw data'.H125]" office:value-type="float" office:value="49.3470685323" calcext:value-type="float">
            <text:p>49.3470685323</text:p>
          </table:table-cell>
          <table:table-cell table:formula="of:=0.000189*[$'raw data'.I125]" office:value-type="float" office:value="17.46831826026" calcext:value-type="float">
            <text:p>17.46831826026</text:p>
          </table:table-cell>
          <table:table-cell table:formula="of:=0.000189*[$'raw data'.J125]" office:value-type="float" office:value="31.1851807218" calcext:value-type="float">
            <text:p>31.1851807218</text:p>
          </table:table-cell>
          <table:table-cell table:formula="of:=0.000189*[$'raw data'.K125]" office:value-type="float" office:value="26.4766600476" calcext:value-type="float">
            <text:p>26.4766600476</text:p>
          </table:table-cell>
          <table:table-cell table:formula="of:=0.000189*([$'raw data'.M125])" office:value-type="float" office:value="15.61893918543" calcext:value-type="float">
            <text:p>15.61893918543</text:p>
          </table:table-cell>
          <table:table-cell table:formula="of:=0.000189*([$'raw data'.D125] - [$'raw data'.O125])" office:value-type="float" office:value="-170.6813789121" calcext:value-type="float">
            <text:p>-170.6813789121</text:p>
          </table:table-cell>
          <table:table-cell office:value-type="float" office:value="0" calcext:value-type="float">
            <text:p>0</text:p>
          </table:table-cell>
          <table:table-cell table:formula="of:=SUM([.B125:.L125])" office:value-type="float" office:value="121.44867579369" calcext:value-type="float">
            <text:p>121.44867579369</text:p>
          </table:table-cell>
        </table:table-row>
        <table:table-row table:style-name="ro1">
          <table:table-cell office:value-type="string" calcext:value-type="string">
            <text:p>221400</text:p>
          </table:table-cell>
          <table:table-cell table:formula="of:=0.000189*[$'raw data'.B126]" office:value-type="float" office:value="42.1892581887" calcext:value-type="float">
            <text:p>42.1892581887</text:p>
          </table:table-cell>
          <table:table-cell table:formula="of:=0.000189*[$'raw data'.C126]" office:value-type="float" office:value="27.9615658014" calcext:value-type="float">
            <text:p>27.9615658014</text:p>
          </table:table-cell>
          <table:table-cell table:formula="of:=0.000189*[$'raw data'.E126]" office:value-type="float" office:value="64.5951848094" calcext:value-type="float">
            <text:p>64.5951848094</text:p>
          </table:table-cell>
          <table:table-cell table:formula="of:=0.000189*([$'raw data'.G126])" office:value-type="float" office:value="19.5566425866" calcext:value-type="float">
            <text:p>19.5566425866</text:p>
          </table:table-cell>
          <table:table-cell table:formula="of:=0.000189*[$'raw data'.H126]" office:value-type="float" office:value="49.3121552805" calcext:value-type="float">
            <text:p>49.3121552805</text:p>
          </table:table-cell>
          <table:table-cell table:formula="of:=0.000189*[$'raw data'.I126]" office:value-type="float" office:value="17.6158516905" calcext:value-type="float">
            <text:p>17.6158516905</text:p>
          </table:table-cell>
          <table:table-cell table:formula="of:=0.000189*[$'raw data'.J126]" office:value-type="float" office:value="35.4367639962" calcext:value-type="float">
            <text:p>35.4367639962</text:p>
          </table:table-cell>
          <table:table-cell table:formula="of:=0.000189*[$'raw data'.K126]" office:value-type="float" office:value="26.2882070703" calcext:value-type="float">
            <text:p>26.2882070703</text:p>
          </table:table-cell>
          <table:table-cell table:formula="of:=0.000189*([$'raw data'.M126])" office:value-type="float" office:value="15.65739304038" calcext:value-type="float">
            <text:p>15.65739304038</text:p>
          </table:table-cell>
          <table:table-cell table:formula="of:=0.000189*([$'raw data'.D126] - [$'raw data'.O126])" office:value-type="float" office:value="-171.2728367784" calcext:value-type="float">
            <text:p>-171.2728367784</text:p>
          </table:table-cell>
          <table:table-cell office:value-type="float" office:value="0" calcext:value-type="float">
            <text:p>0</text:p>
          </table:table-cell>
          <table:table-cell table:formula="of:=SUM([.B126:.L126])" office:value-type="float" office:value="127.34018568558" calcext:value-type="float">
            <text:p>127.34018568558</text:p>
          </table:table-cell>
        </table:table-row>
        <table:table-row table:style-name="ro1">
          <table:table-cell office:value-type="string" calcext:value-type="string">
            <text:p>223200</text:p>
          </table:table-cell>
          <table:table-cell table:formula="of:=0.000189*[$'raw data'.B127]" office:value-type="float" office:value="42.7650654564" calcext:value-type="float">
            <text:p>42.7650654564</text:p>
          </table:table-cell>
          <table:table-cell table:formula="of:=0.000189*[$'raw data'.C127]" office:value-type="float" office:value="28.5180458157" calcext:value-type="float">
            <text:p>28.5180458157</text:p>
          </table:table-cell>
          <table:table-cell table:formula="of:=0.000189*[$'raw data'.E127]" office:value-type="float" office:value="63.3045004641" calcext:value-type="float">
            <text:p>63.3045004641</text:p>
          </table:table-cell>
          <table:table-cell table:formula="of:=0.000189*([$'raw data'.G127])" office:value-type="float" office:value="21.6834031701" calcext:value-type="float">
            <text:p>21.6834031701</text:p>
          </table:table-cell>
          <table:table-cell table:formula="of:=0.000189*[$'raw data'.H127]" office:value-type="float" office:value="49.331460213" calcext:value-type="float">
            <text:p>49.331460213</text:p>
          </table:table-cell>
          <table:table-cell table:formula="of:=0.000189*[$'raw data'.I127]" office:value-type="float" office:value="18.13730614731" calcext:value-type="float">
            <text:p>18.13730614731</text:p>
          </table:table-cell>
          <table:table-cell table:formula="of:=0.000189*[$'raw data'.J127]" office:value-type="float" office:value="36.0141736815" calcext:value-type="float">
            <text:p>36.0141736815</text:p>
          </table:table-cell>
          <table:table-cell table:formula="of:=0.000189*[$'raw data'.K127]" office:value-type="float" office:value="26.2769163804" calcext:value-type="float">
            <text:p>26.2769163804</text:p>
          </table:table-cell>
          <table:table-cell table:formula="of:=0.000189*([$'raw data'.M127])" office:value-type="float" office:value="14.51769140934" calcext:value-type="float">
            <text:p>14.51769140934</text:p>
          </table:table-cell>
          <table:table-cell table:formula="of:=0.000189*([$'raw data'.D127] - [$'raw data'.O127])" office:value-type="float" office:value="-171.0766417752" calcext:value-type="float">
            <text:p>-171.0766417752</text:p>
          </table:table-cell>
          <table:table-cell office:value-type="float" office:value="0" calcext:value-type="float">
            <text:p>0</text:p>
          </table:table-cell>
          <table:table-cell table:formula="of:=SUM([.B127:.L127])" office:value-type="float" office:value="129.47192096265" calcext:value-type="float">
            <text:p>129.47192096265</text:p>
          </table:table-cell>
        </table:table-row>
        <table:table-row table:style-name="ro1">
          <table:table-cell office:value-type="string" calcext:value-type="string">
            <text:p>225000</text:p>
          </table:table-cell>
          <table:table-cell table:formula="of:=0.000189*[$'raw data'.B128]" office:value-type="float" office:value="43.4282463279" calcext:value-type="float">
            <text:p>43.4282463279</text:p>
          </table:table-cell>
          <table:table-cell table:formula="of:=0.000189*[$'raw data'.C128]" office:value-type="float" office:value="29.2126035411" calcext:value-type="float">
            <text:p>29.2126035411</text:p>
          </table:table-cell>
          <table:table-cell table:formula="of:=0.000189*[$'raw data'.E128]" office:value-type="float" office:value="64.1333360556" calcext:value-type="float">
            <text:p>64.1333360556</text:p>
          </table:table-cell>
          <table:table-cell table:formula="of:=0.000189*([$'raw data'.G128])" office:value-type="float" office:value="21.7565626131" calcext:value-type="float">
            <text:p>21.7565626131</text:p>
          </table:table-cell>
          <table:table-cell table:formula="of:=0.000189*[$'raw data'.H128]" office:value-type="float" office:value="49.2650600148" calcext:value-type="float">
            <text:p>49.2650600148</text:p>
          </table:table-cell>
          <table:table-cell table:formula="of:=0.000189*[$'raw data'.I128]" office:value-type="float" office:value="20.2429253439" calcext:value-type="float">
            <text:p>20.2429253439</text:p>
          </table:table-cell>
          <table:table-cell table:formula="of:=0.000189*[$'raw data'.J128]" office:value-type="float" office:value="34.9445459097" calcext:value-type="float">
            <text:p>34.9445459097</text:p>
          </table:table-cell>
          <table:table-cell table:formula="of:=0.000189*[$'raw data'.K128]" office:value-type="float" office:value="26.2566470754" calcext:value-type="float">
            <text:p>26.2566470754</text:p>
          </table:table-cell>
          <table:table-cell table:formula="of:=0.000189*([$'raw data'.M128])" office:value-type="float" office:value="15.39767936511" calcext:value-type="float">
            <text:p>15.39767936511</text:p>
          </table:table-cell>
          <table:table-cell table:formula="of:=0.000189*([$'raw data'.D128] - [$'raw data'.O128])" office:value-type="float" office:value="-170.512126218" calcext:value-type="float">
            <text:p>-170.512126218</text:p>
          </table:table-cell>
          <table:table-cell office:value-type="float" office:value="0" calcext:value-type="float">
            <text:p>0</text:p>
          </table:table-cell>
          <table:table-cell table:formula="of:=SUM([.B128:.L128])" office:value-type="float" office:value="134.12548002861" calcext:value-type="float">
            <text:p>134.12548002861</text:p>
          </table:table-cell>
        </table:table-row>
        <table:table-row table:style-name="ro1">
          <table:table-cell office:value-type="string" calcext:value-type="string">
            <text:p>226800</text:p>
          </table:table-cell>
          <table:table-cell table:formula="of:=0.000189*[$'raw data'.B129]" office:value-type="float" office:value="43.0008203898" calcext:value-type="float">
            <text:p>43.0008203898</text:p>
          </table:table-cell>
          <table:table-cell table:formula="of:=0.000189*[$'raw data'.C129]" office:value-type="float" office:value="28.7063453061" calcext:value-type="float">
            <text:p>28.7063453061</text:p>
          </table:table-cell>
          <table:table-cell table:formula="of:=0.000189*[$'raw data'.E129]" office:value-type="float" office:value="63.5712476175" calcext:value-type="float">
            <text:p>63.5712476175</text:p>
          </table:table-cell>
          <table:table-cell table:formula="of:=0.000189*([$'raw data'.G129])" office:value-type="float" office:value="21.6858079116" calcext:value-type="float">
            <text:p>21.6858079116</text:p>
          </table:table-cell>
          <table:table-cell table:formula="of:=0.000189*[$'raw data'.H129]" office:value-type="float" office:value="49.3505339607" calcext:value-type="float">
            <text:p>49.3505339607</text:p>
          </table:table-cell>
          <table:table-cell table:formula="of:=0.000189*[$'raw data'.I129]" office:value-type="float" office:value="20.4258988332" calcext:value-type="float">
            <text:p>20.4258988332</text:p>
          </table:table-cell>
          <table:table-cell table:formula="of:=0.000189*[$'raw data'.J129]" office:value-type="float" office:value="36.0750714471" calcext:value-type="float">
            <text:p>36.0750714471</text:p>
          </table:table-cell>
          <table:table-cell table:formula="of:=0.000189*[$'raw data'.K129]" office:value-type="float" office:value="26.3947185684" calcext:value-type="float">
            <text:p>26.3947185684</text:p>
          </table:table-cell>
          <table:table-cell table:formula="of:=0.000189*([$'raw data'.M129])" office:value-type="float" office:value="15.38739210645" calcext:value-type="float">
            <text:p>15.38739210645</text:p>
          </table:table-cell>
          <table:table-cell table:formula="of:=0.000189*([$'raw data'.D129] - [$'raw data'.O129])" office:value-type="float" office:value="-170.9084396754" calcext:value-type="float">
            <text:p>-170.9084396754</text:p>
          </table:table-cell>
          <table:table-cell office:value-type="float" office:value="0" calcext:value-type="float">
            <text:p>0</text:p>
          </table:table-cell>
          <table:table-cell table:formula="of:=SUM([.B129:.L129])" office:value-type="float" office:value="133.68939646545" calcext:value-type="float">
            <text:p>133.68939646545</text:p>
          </table:table-cell>
        </table:table-row>
        <table:table-row table:style-name="ro1">
          <table:table-cell office:value-type="string" calcext:value-type="string">
            <text:p>228600</text:p>
          </table:table-cell>
          <table:table-cell table:formula="of:=0.000189*[$'raw data'.B130]" office:value-type="float" office:value="42.6300556311" calcext:value-type="float">
            <text:p>42.6300556311</text:p>
          </table:table-cell>
          <table:table-cell table:formula="of:=0.000189*[$'raw data'.C130]" office:value-type="float" office:value="28.1663075358" calcext:value-type="float">
            <text:p>28.1663075358</text:p>
          </table:table-cell>
          <table:table-cell table:formula="of:=0.000189*[$'raw data'.E130]" office:value-type="float" office:value="63.0822497697" calcext:value-type="float">
            <text:p>63.0822497697</text:p>
          </table:table-cell>
          <table:table-cell table:formula="of:=0.000189*([$'raw data'.G130])" office:value-type="float" office:value="21.608571663" calcext:value-type="float">
            <text:p>21.608571663</text:p>
          </table:table-cell>
          <table:table-cell table:formula="of:=0.000189*[$'raw data'.H130]" office:value-type="float" office:value="49.3630388055" calcext:value-type="float">
            <text:p>49.3630388055</text:p>
          </table:table-cell>
          <table:table-cell table:formula="of:=0.000189*[$'raw data'.I130]" office:value-type="float" office:value="20.4309302022" calcext:value-type="float">
            <text:p>20.4309302022</text:p>
          </table:table-cell>
          <table:table-cell table:formula="of:=0.000189*[$'raw data'.J130]" office:value-type="float" office:value="35.4257955891" calcext:value-type="float">
            <text:p>35.4257955891</text:p>
          </table:table-cell>
          <table:table-cell table:formula="of:=0.000189*[$'raw data'.K130]" office:value-type="float" office:value="26.2138751847" calcext:value-type="float">
            <text:p>26.2138751847</text:p>
          </table:table-cell>
          <table:table-cell table:formula="of:=0.000189*([$'raw data'.M130])" office:value-type="float" office:value="15.5726669259" calcext:value-type="float">
            <text:p>15.5726669259</text:p>
          </table:table-cell>
          <table:table-cell table:formula="of:=0.000189*([$'raw data'.D130] - [$'raw data'.O130])" office:value-type="float" office:value="-168.1608820941" calcext:value-type="float">
            <text:p>-168.1608820941</text:p>
          </table:table-cell>
          <table:table-cell office:value-type="float" office:value="0" calcext:value-type="float">
            <text:p>0</text:p>
          </table:table-cell>
          <table:table-cell table:formula="of:=SUM([.B130:.L130])" office:value-type="float" office:value="134.3326092129" calcext:value-type="float">
            <text:p>134.3326092129</text:p>
          </table:table-cell>
        </table:table-row>
        <table:table-row table:style-name="ro1">
          <table:table-cell office:value-type="string" calcext:value-type="string">
            <text:p>230400</text:p>
          </table:table-cell>
          <table:table-cell table:formula="of:=0.000189*[$'raw data'.B131]" office:value-type="float" office:value="43.8243967161" calcext:value-type="float">
            <text:p>43.8243967161</text:p>
          </table:table-cell>
          <table:table-cell table:formula="of:=0.000189*[$'raw data'.C131]" office:value-type="float" office:value="29.425534362" calcext:value-type="float">
            <text:p>29.425534362</text:p>
          </table:table-cell>
          <table:table-cell table:formula="of:=0.000189*[$'raw data'.E131]" office:value-type="float" office:value="65.5667874099" calcext:value-type="float">
            <text:p>65.5667874099</text:p>
          </table:table-cell>
          <table:table-cell table:formula="of:=0.000189*([$'raw data'.G131])" office:value-type="float" office:value="24.3977422059" calcext:value-type="float">
            <text:p>24.3977422059</text:p>
          </table:table-cell>
          <table:table-cell table:formula="of:=0.000189*[$'raw data'.H131]" office:value-type="float" office:value="49.3699751244" calcext:value-type="float">
            <text:p>49.3699751244</text:p>
          </table:table-cell>
          <table:table-cell table:formula="of:=0.000189*[$'raw data'.I131]" office:value-type="float" office:value="21.4863001164" calcext:value-type="float">
            <text:p>21.4863001164</text:p>
          </table:table-cell>
          <table:table-cell table:formula="of:=0.000189*[$'raw data'.J131]" office:value-type="float" office:value="34.9884730251" calcext:value-type="float">
            <text:p>34.9884730251</text:p>
          </table:table-cell>
          <table:table-cell table:formula="of:=0.000189*[$'raw data'.K131]" office:value-type="float" office:value="26.155620414" calcext:value-type="float">
            <text:p>26.155620414</text:p>
          </table:table-cell>
          <table:table-cell table:formula="of:=0.000189*([$'raw data'.M131])" office:value-type="float" office:value="14.06124731844" calcext:value-type="float">
            <text:p>14.06124731844</text:p>
          </table:table-cell>
          <table:table-cell table:formula="of:=0.000189*([$'raw data'.D131] - [$'raw data'.O131])" office:value-type="float" office:value="-166.0280229909" calcext:value-type="float">
            <text:p>-166.0280229909</text:p>
          </table:table-cell>
          <table:table-cell office:value-type="float" office:value="0" calcext:value-type="float">
            <text:p>0</text:p>
          </table:table-cell>
          <table:table-cell table:formula="of:=SUM([.B131:.L131])" office:value-type="float" office:value="143.24805370134" calcext:value-type="float">
            <text:p>143.24805370134</text:p>
          </table:table-cell>
        </table:table-row>
        <table:table-row table:style-name="ro1">
          <table:table-cell office:value-type="string" calcext:value-type="string">
            <text:p>232200</text:p>
          </table:table-cell>
          <table:table-cell table:formula="of:=0.000189*[$'raw data'.B132]" office:value-type="float" office:value="43.6582561716" calcext:value-type="float">
            <text:p>43.6582561716</text:p>
          </table:table-cell>
          <table:table-cell table:formula="of:=0.000189*[$'raw data'.C132]" office:value-type="float" office:value="29.1116254527" calcext:value-type="float">
            <text:p>29.1116254527</text:p>
          </table:table-cell>
          <table:table-cell table:formula="of:=0.000189*[$'raw data'.E132]" office:value-type="float" office:value="67.0761210357" calcext:value-type="float">
            <text:p>67.0761210357</text:p>
          </table:table-cell>
          <table:table-cell table:formula="of:=0.000189*([$'raw data'.G132])" office:value-type="float" office:value="23.7339975852" calcext:value-type="float">
            <text:p>23.7339975852</text:p>
          </table:table-cell>
          <table:table-cell table:formula="of:=0.000189*[$'raw data'.H132]" office:value-type="float" office:value="49.6462508829" calcext:value-type="float">
            <text:p>49.6462508829</text:p>
          </table:table-cell>
          <table:table-cell table:formula="of:=0.000189*[$'raw data'.I132]" office:value-type="float" office:value="21.5086119444" calcext:value-type="float">
            <text:p>21.5086119444</text:p>
          </table:table-cell>
          <table:table-cell table:formula="of:=0.000189*[$'raw data'.J132]" office:value-type="float" office:value="35.1314864901" calcext:value-type="float">
            <text:p>35.1314864901</text:p>
          </table:table-cell>
          <table:table-cell table:formula="of:=0.000189*[$'raw data'.K132]" office:value-type="float" office:value="26.179668207" calcext:value-type="float">
            <text:p>26.179668207</text:p>
          </table:table-cell>
          <table:table-cell table:formula="of:=0.000189*([$'raw data'.M132])" office:value-type="float" office:value="14.07276083745" calcext:value-type="float">
            <text:p>14.07276083745</text:p>
          </table:table-cell>
          <table:table-cell table:formula="of:=0.000189*([$'raw data'.D132] - [$'raw data'.O132])" office:value-type="float" office:value="-166.1104417329" calcext:value-type="float">
            <text:p>-166.1104417329</text:p>
          </table:table-cell>
          <table:table-cell office:value-type="float" office:value="0" calcext:value-type="float">
            <text:p>0</text:p>
          </table:table-cell>
          <table:table-cell table:formula="of:=SUM([.B132:.L132])" office:value-type="float" office:value="144.00833687415" calcext:value-type="float">
            <text:p>144.00833687415</text:p>
          </table:table-cell>
        </table:table-row>
        <table:table-row table:style-name="ro1">
          <table:table-cell office:value-type="string" calcext:value-type="string">
            <text:p>234000</text:p>
          </table:table-cell>
          <table:table-cell table:formula="of:=0.000189*[$'raw data'.B133]" office:value-type="float" office:value="42.9792596856" calcext:value-type="float">
            <text:p>42.9792596856</text:p>
          </table:table-cell>
          <table:table-cell table:formula="of:=0.000189*[$'raw data'.C133]" office:value-type="float" office:value="28.3356856503" calcext:value-type="float">
            <text:p>28.3356856503</text:p>
          </table:table-cell>
          <table:table-cell table:formula="of:=0.000189*[$'raw data'.E133]" office:value-type="float" office:value="65.7300845061" calcext:value-type="float">
            <text:p>65.7300845061</text:p>
          </table:table-cell>
          <table:table-cell table:formula="of:=0.000189*([$'raw data'.G133])" office:value-type="float" office:value="23.4669843576" calcext:value-type="float">
            <text:p>23.4669843576</text:p>
          </table:table-cell>
          <table:table-cell table:formula="of:=0.000189*[$'raw data'.H133]" office:value-type="float" office:value="49.9338079758" calcext:value-type="float">
            <text:p>49.9338079758</text:p>
          </table:table-cell>
          <table:table-cell table:formula="of:=0.000189*[$'raw data'.I133]" office:value-type="float" office:value="21.6399905883" calcext:value-type="float">
            <text:p>21.6399905883</text:p>
          </table:table-cell>
          <table:table-cell table:formula="of:=0.000189*[$'raw data'.J133]" office:value-type="float" office:value="34.6832661861" calcext:value-type="float">
            <text:p>34.6832661861</text:p>
          </table:table-cell>
          <table:table-cell table:formula="of:=0.000189*[$'raw data'.K133]" office:value-type="float" office:value="26.0514259236" calcext:value-type="float">
            <text:p>26.0514259236</text:p>
          </table:table-cell>
          <table:table-cell table:formula="of:=0.000189*([$'raw data'.M133])" office:value-type="float" office:value="12.34046890314" calcext:value-type="float">
            <text:p>12.34046890314</text:p>
          </table:table-cell>
          <table:table-cell table:formula="of:=0.000189*([$'raw data'.D133] - [$'raw data'.O133])" office:value-type="float" office:value="-167.6269058184" calcext:value-type="float">
            <text:p>-167.6269058184</text:p>
          </table:table-cell>
          <table:table-cell office:value-type="float" office:value="0" calcext:value-type="float">
            <text:p>0</text:p>
          </table:table-cell>
          <table:table-cell table:formula="of:=SUM([.B133:.L133])" office:value-type="float" office:value="137.53406795814" calcext:value-type="float">
            <text:p>137.53406795814</text:p>
          </table:table-cell>
        </table:table-row>
        <table:table-row table:style-name="ro1">
          <table:table-cell office:value-type="string" calcext:value-type="string">
            <text:p>235800</text:p>
          </table:table-cell>
          <table:table-cell table:formula="of:=0.000189*[$'raw data'.B134]" office:value-type="float" office:value="42.9413768091" calcext:value-type="float">
            <text:p>42.9413768091</text:p>
          </table:table-cell>
          <table:table-cell table:formula="of:=0.000189*[$'raw data'.C134]" office:value-type="float" office:value="28.4029410924" calcext:value-type="float">
            <text:p>28.4029410924</text:p>
          </table:table-cell>
          <table:table-cell table:formula="of:=0.000189*[$'raw data'.E134]" office:value-type="float" office:value="65.7292634334" calcext:value-type="float">
            <text:p>65.7292634334</text:p>
          </table:table-cell>
          <table:table-cell table:formula="of:=0.000189*([$'raw data'.G134])" office:value-type="float" office:value="23.5786306266" calcext:value-type="float">
            <text:p>23.5786306266</text:p>
          </table:table-cell>
          <table:table-cell table:formula="of:=0.000189*[$'raw data'.H134]" office:value-type="float" office:value="50.0709786948" calcext:value-type="float">
            <text:p>50.0709786948</text:p>
          </table:table-cell>
          <table:table-cell table:formula="of:=0.000189*[$'raw data'.I134]" office:value-type="float" office:value="21.6407797389" calcext:value-type="float">
            <text:p>21.6407797389</text:p>
          </table:table-cell>
          <table:table-cell table:formula="of:=0.000189*[$'raw data'.J134]" office:value-type="float" office:value="37.6084657557" calcext:value-type="float">
            <text:p>37.6084657557</text:p>
          </table:table-cell>
          <table:table-cell table:formula="of:=0.000189*[$'raw data'.K134]" office:value-type="float" office:value="25.9670807046" calcext:value-type="float">
            <text:p>25.9670807046</text:p>
          </table:table-cell>
          <table:table-cell table:formula="of:=0.000189*([$'raw data'.M134])" office:value-type="float" office:value="12.41419444272" calcext:value-type="float">
            <text:p>12.41419444272</text:p>
          </table:table-cell>
          <table:table-cell table:formula="of:=0.000189*([$'raw data'.D134] - [$'raw data'.O134])" office:value-type="float" office:value="-167.8631554215" calcext:value-type="float">
            <text:p>-167.8631554215</text:p>
          </table:table-cell>
          <table:table-cell office:value-type="float" office:value="0" calcext:value-type="float">
            <text:p>0</text:p>
          </table:table-cell>
          <table:table-cell table:formula="of:=SUM([.B134:.L134])" office:value-type="float" office:value="140.49055587672" calcext:value-type="float">
            <text:p>140.49055587672</text:p>
          </table:table-cell>
        </table:table-row>
        <table:table-row table:style-name="ro1">
          <table:table-cell office:value-type="string" calcext:value-type="string">
            <text:p>237600</text:p>
          </table:table-cell>
          <table:table-cell table:formula="of:=0.000189*[$'raw data'.B135]" office:value-type="float" office:value="42.9813730458" calcext:value-type="float">
            <text:p>42.9813730458</text:p>
          </table:table-cell>
          <table:table-cell table:formula="of:=0.000189*[$'raw data'.C135]" office:value-type="float" office:value="28.3890199572" calcext:value-type="float">
            <text:p>28.3890199572</text:p>
          </table:table-cell>
          <table:table-cell table:formula="of:=0.000189*[$'raw data'.E135]" office:value-type="float" office:value="66.5882502894" calcext:value-type="float">
            <text:p>66.5882502894</text:p>
          </table:table-cell>
          <table:table-cell table:formula="of:=0.000189*([$'raw data'.G135])" office:value-type="float" office:value="23.5215262611" calcext:value-type="float">
            <text:p>23.5215262611</text:p>
          </table:table-cell>
          <table:table-cell table:formula="of:=0.000189*[$'raw data'.H135]" office:value-type="float" office:value="50.2012150038" calcext:value-type="float">
            <text:p>50.2012150038</text:p>
          </table:table-cell>
          <table:table-cell table:formula="of:=0.000189*[$'raw data'.I135]" office:value-type="float" office:value="21.6386630901" calcext:value-type="float">
            <text:p>21.6386630901</text:p>
          </table:table-cell>
          <table:table-cell table:formula="of:=0.000189*[$'raw data'.J135]" office:value-type="float" office:value="38.2641929964" calcext:value-type="float">
            <text:p>38.2641929964</text:p>
          </table:table-cell>
          <table:table-cell table:formula="of:=0.000189*[$'raw data'.K135]" office:value-type="float" office:value="25.8507951471" calcext:value-type="float">
            <text:p>25.8507951471</text:p>
          </table:table-cell>
          <table:table-cell table:formula="of:=0.000189*([$'raw data'.M135])" office:value-type="float" office:value="12.39649428087" calcext:value-type="float">
            <text:p>12.39649428087</text:p>
          </table:table-cell>
          <table:table-cell table:formula="of:=0.000189*([$'raw data'.D135] - [$'raw data'.O135])" office:value-type="float" office:value="-167.5024318926" calcext:value-type="float">
            <text:p>-167.5024318926</text:p>
          </table:table-cell>
          <table:table-cell office:value-type="float" office:value="0" calcext:value-type="float">
            <text:p>0</text:p>
          </table:table-cell>
          <table:table-cell table:formula="of:=SUM([.B135:.L135])" office:value-type="float" office:value="142.32909817917" calcext:value-type="float">
            <text:p>142.32909817917</text:p>
          </table:table-cell>
        </table:table-row>
        <table:table-row table:style-name="ro1">
          <table:table-cell office:value-type="string" calcext:value-type="string">
            <text:p>239400</text:p>
          </table:table-cell>
          <table:table-cell table:formula="of:=0.000189*[$'raw data'.B136]" office:value-type="float" office:value="43.0071999714" calcext:value-type="float">
            <text:p>43.0071999714</text:p>
          </table:table-cell>
          <table:table-cell table:formula="of:=0.000189*[$'raw data'.C136]" office:value-type="float" office:value="28.4731362216" calcext:value-type="float">
            <text:p>28.4731362216</text:p>
          </table:table-cell>
          <table:table-cell table:formula="of:=0.000189*[$'raw data'.E136]" office:value-type="float" office:value="67.0152565152" calcext:value-type="float">
            <text:p>67.0152565152</text:p>
          </table:table-cell>
          <table:table-cell table:formula="of:=0.000189*([$'raw data'.G136])" office:value-type="float" office:value="26.6882331681" calcext:value-type="float">
            <text:p>26.6882331681</text:p>
          </table:table-cell>
          <table:table-cell table:formula="of:=0.000189*[$'raw data'.H136]" office:value-type="float" office:value="50.3438615253" calcext:value-type="float">
            <text:p>50.3438615253</text:p>
          </table:table-cell>
          <table:table-cell table:formula="of:=0.000189*[$'raw data'.I136]" office:value-type="float" office:value="21.5842358907" calcext:value-type="float">
            <text:p>21.5842358907</text:p>
          </table:table-cell>
          <table:table-cell table:formula="of:=0.000189*[$'raw data'.J136]" office:value-type="float" office:value="39.9736374219" calcext:value-type="float">
            <text:p>39.9736374219</text:p>
          </table:table-cell>
          <table:table-cell table:formula="of:=0.000189*[$'raw data'.K136]" office:value-type="float" office:value="25.8563951226" calcext:value-type="float">
            <text:p>25.8563951226</text:p>
          </table:table-cell>
          <table:table-cell table:formula="of:=0.000189*([$'raw data'.M136])" office:value-type="float" office:value="15.97248758448" calcext:value-type="float">
            <text:p>15.97248758448</text:p>
          </table:table-cell>
          <table:table-cell table:formula="of:=0.000189*([$'raw data'.D136] - [$'raw data'.O136])" office:value-type="float" office:value="-167.4396403848" calcext:value-type="float">
            <text:p>-167.4396403848</text:p>
          </table:table-cell>
          <table:table-cell office:value-type="float" office:value="0" calcext:value-type="float">
            <text:p>0</text:p>
          </table:table-cell>
          <table:table-cell table:formula="of:=SUM([.B136:.L136])" office:value-type="float" office:value="151.47480303648" calcext:value-type="float">
            <text:p>151.47480303648</text:p>
          </table:table-cell>
        </table:table-row>
        <table:table-row table:style-name="ro1">
          <table:table-cell office:value-type="string" calcext:value-type="string">
            <text:p>241200</text:p>
          </table:table-cell>
          <table:table-cell table:formula="of:=0.000189*[$'raw data'.B137]" office:value-type="float" office:value="42.5562721857" calcext:value-type="float">
            <text:p>42.5562721857</text:p>
          </table:table-cell>
          <table:table-cell table:formula="of:=0.000189*[$'raw data'.C137]" office:value-type="float" office:value="27.9684449856" calcext:value-type="float">
            <text:p>27.9684449856</text:p>
          </table:table-cell>
          <table:table-cell table:formula="of:=0.000189*[$'raw data'.E137]" office:value-type="float" office:value="65.7640499607" calcext:value-type="float">
            <text:p>65.7640499607</text:p>
          </table:table-cell>
          <table:table-cell table:formula="of:=0.000189*([$'raw data'.G137])" office:value-type="float" office:value="32.194714356" calcext:value-type="float">
            <text:p>32.194714356</text:p>
          </table:table-cell>
          <table:table-cell table:formula="of:=0.000189*[$'raw data'.H137]" office:value-type="float" office:value="50.4143890677" calcext:value-type="float">
            <text:p>50.4143890677</text:p>
          </table:table-cell>
          <table:table-cell table:formula="of:=0.000189*[$'raw data'.I137]" office:value-type="float" office:value="21.6180311508" calcext:value-type="float">
            <text:p>21.6180311508</text:p>
          </table:table-cell>
          <table:table-cell table:formula="of:=0.000189*[$'raw data'.J137]" office:value-type="float" office:value="39.8585045943" calcext:value-type="float">
            <text:p>39.8585045943</text:p>
          </table:table-cell>
          <table:table-cell table:formula="of:=0.000189*[$'raw data'.K137]" office:value-type="float" office:value="25.9540829667" calcext:value-type="float">
            <text:p>25.9540829667</text:p>
          </table:table-cell>
          <table:table-cell table:formula="of:=0.000189*([$'raw data'.M137])" office:value-type="float" office:value="16.01178105114" calcext:value-type="float">
            <text:p>16.01178105114</text:p>
          </table:table-cell>
          <table:table-cell table:formula="of:=0.000189*([$'raw data'.D137] - [$'raw data'.O137])" office:value-type="float" office:value="-168.4492809363" calcext:value-type="float">
            <text:p>-168.4492809363</text:p>
          </table:table-cell>
          <table:table-cell office:value-type="float" office:value="0" calcext:value-type="float">
            <text:p>0</text:p>
          </table:table-cell>
          <table:table-cell table:formula="of:=SUM([.B137:.L137])" office:value-type="float" office:value="153.89098938234" calcext:value-type="float">
            <text:p>153.89098938234</text:p>
          </table:table-cell>
        </table:table-row>
        <table:table-row table:style-name="ro1">
          <table:table-cell office:value-type="string" calcext:value-type="string">
            <text:p>243000</text:p>
          </table:table-cell>
          <table:table-cell table:formula="of:=0.000189*[$'raw data'.B138]" office:value-type="float" office:value="42.808290021" calcext:value-type="float">
            <text:p>42.808290021</text:p>
          </table:table-cell>
          <table:table-cell table:formula="of:=0.000189*[$'raw data'.C138]" office:value-type="float" office:value="28.1333487897" calcext:value-type="float">
            <text:p>28.1333487897</text:p>
          </table:table-cell>
          <table:table-cell table:formula="of:=0.000189*[$'raw data'.E138]" office:value-type="float" office:value="66.2672398185" calcext:value-type="float">
            <text:p>66.2672398185</text:p>
          </table:table-cell>
          <table:table-cell table:formula="of:=0.000189*([$'raw data'.G138])" office:value-type="float" office:value="32.8521106179" calcext:value-type="float">
            <text:p>32.8521106179</text:p>
          </table:table-cell>
          <table:table-cell table:formula="of:=0.000189*[$'raw data'.H138]" office:value-type="float" office:value="50.581598445" calcext:value-type="float">
            <text:p>50.581598445</text:p>
          </table:table-cell>
          <table:table-cell table:formula="of:=0.000189*[$'raw data'.I138]" office:value-type="float" office:value="21.6315840006" calcext:value-type="float">
            <text:p>21.6315840006</text:p>
          </table:table-cell>
          <table:table-cell table:formula="of:=0.000189*[$'raw data'.J138]" office:value-type="float" office:value="40.5391731255" calcext:value-type="float">
            <text:p>40.5391731255</text:p>
          </table:table-cell>
          <table:table-cell table:formula="of:=0.000189*[$'raw data'.K138]" office:value-type="float" office:value="26.0689514967" calcext:value-type="float">
            <text:p>26.0689514967</text:p>
          </table:table-cell>
          <table:table-cell table:formula="of:=0.000189*([$'raw data'.M138])" office:value-type="float" office:value="16.0461530712" calcext:value-type="float">
            <text:p>16.0461530712</text:p>
          </table:table-cell>
          <table:table-cell table:formula="of:=0.000189*([$'raw data'.D138] - [$'raw data'.O138])" office:value-type="float" office:value="-168.1486055802" calcext:value-type="float">
            <text:p>-168.1486055802</text:p>
          </table:table-cell>
          <table:table-cell office:value-type="float" office:value="0" calcext:value-type="float">
            <text:p>0</text:p>
          </table:table-cell>
          <table:table-cell table:formula="of:=SUM([.B138:.L138])" office:value-type="float" office:value="156.7798438059" calcext:value-type="float">
            <text:p>156.7798438059</text:p>
          </table:table-cell>
        </table:table-row>
        <table:table-row table:style-name="ro1">
          <table:table-cell office:value-type="string" calcext:value-type="string">
            <text:p>244800</text:p>
          </table:table-cell>
          <table:table-cell table:formula="of:=0.000189*[$'raw data'.B139]" office:value-type="float" office:value="43.8049586709" calcext:value-type="float">
            <text:p>43.8049586709</text:p>
          </table:table-cell>
          <table:table-cell table:formula="of:=0.000189*[$'raw data'.C139]" office:value-type="float" office:value="29.133451872" calcext:value-type="float">
            <text:p>29.133451872</text:p>
          </table:table-cell>
          <table:table-cell table:formula="of:=0.000189*[$'raw data'.E139]" office:value-type="float" office:value="68.3872985943" calcext:value-type="float">
            <text:p>68.3872985943</text:p>
          </table:table-cell>
          <table:table-cell table:formula="of:=0.000189*([$'raw data'.G139])" office:value-type="float" office:value="34.8166640871" calcext:value-type="float">
            <text:p>34.8166640871</text:p>
          </table:table-cell>
          <table:table-cell table:formula="of:=0.000189*[$'raw data'.H139]" office:value-type="float" office:value="50.5880966997" calcext:value-type="float">
            <text:p>50.5880966997</text:p>
          </table:table-cell>
          <table:table-cell table:formula="of:=0.000189*[$'raw data'.I139]" office:value-type="float" office:value="21.6584718777" calcext:value-type="float">
            <text:p>21.6584718777</text:p>
          </table:table-cell>
          <table:table-cell table:formula="of:=0.000189*[$'raw data'.J139]" office:value-type="float" office:value="40.4321908662" calcext:value-type="float">
            <text:p>40.4321908662</text:p>
          </table:table-cell>
          <table:table-cell table:formula="of:=0.000189*[$'raw data'.K139]" office:value-type="float" office:value="26.2574534439" calcext:value-type="float">
            <text:p>26.2574534439</text:p>
          </table:table-cell>
          <table:table-cell table:formula="of:=0.000189*([$'raw data'.M139])" office:value-type="float" office:value="16.12753971066" calcext:value-type="float">
            <text:p>16.12753971066</text:p>
          </table:table-cell>
          <table:table-cell table:formula="of:=0.000189*([$'raw data'.D139] - [$'raw data'.O139])" office:value-type="float" office:value="-166.0335156144" calcext:value-type="float">
            <text:p>-166.0335156144</text:p>
          </table:table-cell>
          <table:table-cell office:value-type="float" office:value="0" calcext:value-type="float">
            <text:p>0</text:p>
          </table:table-cell>
          <table:table-cell table:formula="of:=SUM([.B139:.L139])" office:value-type="float" office:value="165.17261020806" calcext:value-type="float">
            <text:p>165.17261020806</text:p>
          </table:table-cell>
        </table:table-row>
        <table:table-row table:style-name="ro1">
          <table:table-cell office:value-type="string" calcext:value-type="string">
            <text:p>246600</text:p>
          </table:table-cell>
          <table:table-cell table:formula="of:=0.000189*[$'raw data'.B140]" office:value-type="float" office:value="42.7917169134" calcext:value-type="float">
            <text:p>42.7917169134</text:p>
          </table:table-cell>
          <table:table-cell table:formula="of:=0.000189*[$'raw data'.C140]" office:value-type="float" office:value="27.9702246852" calcext:value-type="float">
            <text:p>27.9702246852</text:p>
          </table:table-cell>
          <table:table-cell table:formula="of:=0.000189*[$'raw data'.E140]" office:value-type="float" office:value="65.9416333401" calcext:value-type="float">
            <text:p>65.9416333401</text:p>
          </table:table-cell>
          <table:table-cell table:formula="of:=0.000189*([$'raw data'.G140])" office:value-type="float" office:value="35.3027187891" calcext:value-type="float">
            <text:p>35.3027187891</text:p>
          </table:table-cell>
          <table:table-cell table:formula="of:=0.000189*[$'raw data'.H140]" office:value-type="float" office:value="50.595185466" calcext:value-type="float">
            <text:p>50.595185466</text:p>
          </table:table-cell>
          <table:table-cell table:formula="of:=0.000189*[$'raw data'.I140]" office:value-type="float" office:value="21.6703938087" calcext:value-type="float">
            <text:p>21.6703938087</text:p>
          </table:table-cell>
          <table:table-cell table:formula="of:=0.000189*[$'raw data'.J140]" office:value-type="float" office:value="41.723142552" calcext:value-type="float">
            <text:p>41.723142552</text:p>
          </table:table-cell>
          <table:table-cell table:formula="of:=0.000189*[$'raw data'.K140]" office:value-type="float" office:value="26.3379769695" calcext:value-type="float">
            <text:p>26.3379769695</text:p>
          </table:table-cell>
          <table:table-cell table:formula="of:=0.000189*([$'raw data'.M140])" office:value-type="float" office:value="16.29071572779" calcext:value-type="float">
            <text:p>16.29071572779</text:p>
          </table:table-cell>
          <table:table-cell table:formula="of:=0.000189*([$'raw data'.D140] - [$'raw data'.O140])" office:value-type="float" office:value="-168.3649673748" calcext:value-type="float">
            <text:p>-168.3649673748</text:p>
          </table:table-cell>
          <table:table-cell office:value-type="float" office:value="0" calcext:value-type="float">
            <text:p>0</text:p>
          </table:table-cell>
          <table:table-cell table:formula="of:=SUM([.B140:.L140])" office:value-type="float" office:value="160.25874087699" calcext:value-type="float">
            <text:p>160.25874087699</text:p>
          </table:table-cell>
        </table:table-row>
        <table:table-row table:style-name="ro1">
          <table:table-cell office:value-type="string" calcext:value-type="string">
            <text:p>248400</text:p>
          </table:table-cell>
          <table:table-cell table:formula="of:=0.000189*[$'raw data'.B141]" office:value-type="float" office:value="43.1680902471" calcext:value-type="float">
            <text:p>43.1680902471</text:p>
          </table:table-cell>
          <table:table-cell table:formula="of:=0.000189*[$'raw data'.C141]" office:value-type="float" office:value="28.3344576417" calcext:value-type="float">
            <text:p>28.3344576417</text:p>
          </table:table-cell>
          <table:table-cell table:formula="of:=0.000189*[$'raw data'.E141]" office:value-type="float" office:value="66.4580092554" calcext:value-type="float">
            <text:p>66.4580092554</text:p>
          </table:table-cell>
          <table:table-cell table:formula="of:=0.000189*([$'raw data'.G141])" office:value-type="float" office:value="35.5498710084" calcext:value-type="float">
            <text:p>35.5498710084</text:p>
          </table:table-cell>
          <table:table-cell table:formula="of:=0.000189*[$'raw data'.H141]" office:value-type="float" office:value="50.5971934776" calcext:value-type="float">
            <text:p>50.5971934776</text:p>
          </table:table-cell>
          <table:table-cell table:formula="of:=0.000189*[$'raw data'.I141]" office:value-type="float" office:value="21.5360309493" calcext:value-type="float">
            <text:p>21.5360309493</text:p>
          </table:table-cell>
          <table:table-cell table:formula="of:=0.000189*[$'raw data'.J141]" office:value-type="float" office:value="41.1244186563" calcext:value-type="float">
            <text:p>41.1244186563</text:p>
          </table:table-cell>
          <table:table-cell table:formula="of:=0.000189*[$'raw data'.K141]" office:value-type="float" office:value="26.3731446153" calcext:value-type="float">
            <text:p>26.3731446153</text:p>
          </table:table-cell>
          <table:table-cell table:formula="of:=0.000189*([$'raw data'.M141])" office:value-type="float" office:value="16.24925462013" calcext:value-type="float">
            <text:p>16.24925462013</text:p>
          </table:table-cell>
          <table:table-cell table:formula="of:=0.000189*([$'raw data'.D141] - [$'raw data'.O141])" office:value-type="float" office:value="-168.0122625489" calcext:value-type="float">
            <text:p>-168.0122625489</text:p>
          </table:table-cell>
          <table:table-cell office:value-type="float" office:value="0" calcext:value-type="float">
            <text:p>0</text:p>
          </table:table-cell>
          <table:table-cell table:formula="of:=SUM([.B141:.L141])" office:value-type="float" office:value="161.37820792233" calcext:value-type="float">
            <text:p>161.37820792233</text:p>
          </table:table-cell>
        </table:table-row>
        <table:table-row table:style-name="ro1">
          <table:table-cell office:value-type="string" calcext:value-type="string">
            <text:p>250200</text:p>
          </table:table-cell>
          <table:table-cell table:formula="of:=0.000189*[$'raw data'.B142]" office:value-type="float" office:value="43.43531094" calcext:value-type="float">
            <text:p>43.43531094</text:p>
          </table:table-cell>
          <table:table-cell table:formula="of:=0.000189*[$'raw data'.C142]" office:value-type="float" office:value="28.6208183457" calcext:value-type="float">
            <text:p>28.6208183457</text:p>
          </table:table-cell>
          <table:table-cell table:formula="of:=0.000189*[$'raw data'.E142]" office:value-type="float" office:value="67.3951154058" calcext:value-type="float">
            <text:p>67.3951154058</text:p>
          </table:table-cell>
          <table:table-cell table:formula="of:=0.000189*([$'raw data'.G142])" office:value-type="float" office:value="33.9379197192" calcext:value-type="float">
            <text:p>33.9379197192</text:p>
          </table:table-cell>
          <table:table-cell table:formula="of:=0.000189*[$'raw data'.H142]" office:value-type="float" office:value="50.7308044194" calcext:value-type="float">
            <text:p>50.7308044194</text:p>
          </table:table-cell>
          <table:table-cell table:formula="of:=0.000189*[$'raw data'.I142]" office:value-type="float" office:value="21.5688422376" calcext:value-type="float">
            <text:p>21.5688422376</text:p>
          </table:table-cell>
          <table:table-cell table:formula="of:=0.000189*[$'raw data'.J142]" office:value-type="float" office:value="40.9591587384" calcext:value-type="float">
            <text:p>40.9591587384</text:p>
          </table:table-cell>
          <table:table-cell table:formula="of:=0.000189*[$'raw data'.K142]" office:value-type="float" office:value="26.4903227064" calcext:value-type="float">
            <text:p>26.4903227064</text:p>
          </table:table-cell>
          <table:table-cell table:formula="of:=0.000189*([$'raw data'.M142])" office:value-type="float" office:value="16.31027584053" calcext:value-type="float">
            <text:p>16.31027584053</text:p>
          </table:table-cell>
          <table:table-cell table:formula="of:=0.000189*([$'raw data'.D142] - [$'raw data'.O142])" office:value-type="float" office:value="-167.1686774163" calcext:value-type="float">
            <text:p>-167.1686774163</text:p>
          </table:table-cell>
          <table:table-cell office:value-type="float" office:value="0" calcext:value-type="float">
            <text:p>0</text:p>
          </table:table-cell>
          <table:table-cell table:formula="of:=SUM([.B142:.L142])" office:value-type="float" office:value="162.27989093673" calcext:value-type="float">
            <text:p>162.27989093673</text:p>
          </table:table-cell>
        </table:table-row>
        <table:table-row table:style-name="ro1">
          <table:table-cell office:value-type="string" calcext:value-type="string">
            <text:p>252000</text:p>
          </table:table-cell>
          <table:table-cell table:formula="of:=0.000189*[$'raw data'.B143]" office:value-type="float" office:value="44.3395541295" calcext:value-type="float">
            <text:p>44.3395541295</text:p>
          </table:table-cell>
          <table:table-cell table:formula="of:=0.000189*[$'raw data'.C143]" office:value-type="float" office:value="29.5057461699" calcext:value-type="float">
            <text:p>29.5057461699</text:p>
          </table:table-cell>
          <table:table-cell table:formula="of:=0.000189*[$'raw data'.E143]" office:value-type="float" office:value="69.159554163" calcext:value-type="float">
            <text:p>69.159554163</text:p>
          </table:table-cell>
          <table:table-cell table:formula="of:=0.000189*([$'raw data'.G143])" office:value-type="float" office:value="32.5699011666" calcext:value-type="float">
            <text:p>32.5699011666</text:p>
          </table:table-cell>
          <table:table-cell table:formula="of:=0.000189*[$'raw data'.H143]" office:value-type="float" office:value="50.7372421185" calcext:value-type="float">
            <text:p>50.7372421185</text:p>
          </table:table-cell>
          <table:table-cell table:formula="of:=0.000189*[$'raw data'.I143]" office:value-type="float" office:value="21.5577300393" calcext:value-type="float">
            <text:p>21.5577300393</text:p>
          </table:table-cell>
          <table:table-cell table:formula="of:=0.000189*[$'raw data'.J143]" office:value-type="float" office:value="39.7603647" calcext:value-type="float">
            <text:p>39.7603647</text:p>
          </table:table-cell>
          <table:table-cell table:formula="of:=0.000189*[$'raw data'.K143]" office:value-type="float" office:value="26.7658806051" calcext:value-type="float">
            <text:p>26.7658806051</text:p>
          </table:table-cell>
          <table:table-cell table:formula="of:=0.000189*([$'raw data'.M143])" office:value-type="float" office:value="16.29381411819" calcext:value-type="float">
            <text:p>16.29381411819</text:p>
          </table:table-cell>
          <table:table-cell table:formula="of:=0.000189*([$'raw data'.D143] - [$'raw data'.O143])" office:value-type="float" office:value="-165.5155843236" calcext:value-type="float">
            <text:p>-165.5155843236</text:p>
          </table:table-cell>
          <table:table-cell office:value-type="float" office:value="0" calcext:value-type="float">
            <text:p>0</text:p>
          </table:table-cell>
          <table:table-cell table:formula="of:=SUM([.B143:.L143])" office:value-type="float" office:value="165.17420288649" calcext:value-type="float">
            <text:p>165.17420288649</text:p>
          </table:table-cell>
        </table:table-row>
        <table:table-row table:style-name="ro1">
          <table:table-cell office:value-type="string" calcext:value-type="string">
            <text:p>253800</text:p>
          </table:table-cell>
          <table:table-cell table:formula="of:=0.000189*[$'raw data'.B144]" office:value-type="float" office:value="43.2514006911" calcext:value-type="float">
            <text:p>43.2514006911</text:p>
          </table:table-cell>
          <table:table-cell table:formula="of:=0.000189*[$'raw data'.C144]" office:value-type="float" office:value="28.3926902238" calcext:value-type="float">
            <text:p>28.3926902238</text:p>
          </table:table-cell>
          <table:table-cell table:formula="of:=0.000189*[$'raw data'.E144]" office:value-type="float" office:value="66.919016808" calcext:value-type="float">
            <text:p>66.919016808</text:p>
          </table:table-cell>
          <table:table-cell table:formula="of:=0.000189*([$'raw data'.G144])" office:value-type="float" office:value="32.2332673887" calcext:value-type="float">
            <text:p>32.2332673887</text:p>
          </table:table-cell>
          <table:table-cell table:formula="of:=0.000189*[$'raw data'.H144]" office:value-type="float" office:value="50.7378920706" calcext:value-type="float">
            <text:p>50.7378920706</text:p>
          </table:table-cell>
          <table:table-cell table:formula="of:=0.000189*[$'raw data'.I144]" office:value-type="float" office:value="21.5764538346" calcext:value-type="float">
            <text:p>21.5764538346</text:p>
          </table:table-cell>
          <table:table-cell table:formula="of:=0.000189*[$'raw data'.J144]" office:value-type="float" office:value="41.6771780166" calcext:value-type="float">
            <text:p>41.6771780166</text:p>
          </table:table-cell>
          <table:table-cell table:formula="of:=0.000189*[$'raw data'.K144]" office:value-type="float" office:value="26.2384156818" calcext:value-type="float">
            <text:p>26.2384156818</text:p>
          </table:table-cell>
          <table:table-cell table:formula="of:=0.000189*([$'raw data'.M144])" office:value-type="float" office:value="16.34621159178" calcext:value-type="float">
            <text:p>16.34621159178</text:p>
          </table:table-cell>
          <table:table-cell table:formula="of:=0.000189*([$'raw data'.D144] - [$'raw data'.O144])" office:value-type="float" office:value="-169.029956655" calcext:value-type="float">
            <text:p>-169.029956655</text:p>
          </table:table-cell>
          <table:table-cell office:value-type="float" office:value="0" calcext:value-type="float">
            <text:p>0</text:p>
          </table:table-cell>
          <table:table-cell table:formula="of:=SUM([.B144:.L144])" office:value-type="float" office:value="158.34256965198" calcext:value-type="float">
            <text:p>158.34256965198</text:p>
          </table:table-cell>
        </table:table-row>
        <table:table-row table:style-name="ro1">
          <table:table-cell office:value-type="string" calcext:value-type="string">
            <text:p>255600</text:p>
          </table:table-cell>
          <table:table-cell table:formula="of:=0.000189*[$'raw data'.B145]" office:value-type="float" office:value="42.352339806" calcext:value-type="float">
            <text:p>42.352339806</text:p>
          </table:table-cell>
          <table:table-cell table:formula="of:=0.000189*[$'raw data'.C145]" office:value-type="float" office:value="27.5240201607" calcext:value-type="float">
            <text:p>27.5240201607</text:p>
          </table:table-cell>
          <table:table-cell table:formula="of:=0.000189*[$'raw data'.E145]" office:value-type="float" office:value="64.6452962883" calcext:value-type="float">
            <text:p>64.6452962883</text:p>
          </table:table-cell>
          <table:table-cell table:formula="of:=0.000189*([$'raw data'.G145])" office:value-type="float" office:value="32.2045938207" calcext:value-type="float">
            <text:p>32.2045938207</text:p>
          </table:table-cell>
          <table:table-cell table:formula="of:=0.000189*[$'raw data'.H145]" office:value-type="float" office:value="50.7948414561" calcext:value-type="float">
            <text:p>50.7948414561</text:p>
          </table:table-cell>
          <table:table-cell table:formula="of:=0.000189*[$'raw data'.I145]" office:value-type="float" office:value="21.5728382835" calcext:value-type="float">
            <text:p>21.5728382835</text:p>
          </table:table-cell>
          <table:table-cell table:formula="of:=0.000189*[$'raw data'.J145]" office:value-type="float" office:value="41.5298711898" calcext:value-type="float">
            <text:p>41.5298711898</text:p>
          </table:table-cell>
          <table:table-cell table:formula="of:=0.000189*[$'raw data'.K145]" office:value-type="float" office:value="26.2684542267" calcext:value-type="float">
            <text:p>26.2684542267</text:p>
          </table:table-cell>
          <table:table-cell table:formula="of:=0.000189*([$'raw data'.M145])" office:value-type="float" office:value="16.40937116196" calcext:value-type="float">
            <text:p>16.40937116196</text:p>
          </table:table-cell>
          <table:table-cell table:formula="of:=0.000189*([$'raw data'.D145] - [$'raw data'.O145])" office:value-type="float" office:value="-170.9762885586" calcext:value-type="float">
            <text:p>-170.9762885586</text:p>
          </table:table-cell>
          <table:table-cell office:value-type="float" office:value="0" calcext:value-type="float">
            <text:p>0</text:p>
          </table:table-cell>
          <table:table-cell table:formula="of:=SUM([.B145:.L145])" office:value-type="float" office:value="152.32533783516" calcext:value-type="float">
            <text:p>152.32533783516</text:p>
          </table:table-cell>
        </table:table-row>
        <table:table-row table:style-name="ro1">
          <table:table-cell office:value-type="string" calcext:value-type="string">
            <text:p>257400</text:p>
          </table:table-cell>
          <table:table-cell table:formula="of:=0.000189*[$'raw data'.B146]" office:value-type="float" office:value="42.6503393568" calcext:value-type="float">
            <text:p>42.6503393568</text:p>
          </table:table-cell>
          <table:table-cell table:formula="of:=0.000189*[$'raw data'.C146]" office:value-type="float" office:value="27.7946673291" calcext:value-type="float">
            <text:p>27.7946673291</text:p>
          </table:table-cell>
          <table:table-cell table:formula="of:=0.000189*[$'raw data'.E146]" office:value-type="float" office:value="63.7481438874" calcext:value-type="float">
            <text:p>63.7481438874</text:p>
          </table:table-cell>
          <table:table-cell table:formula="of:=0.000189*([$'raw data'.G146])" office:value-type="float" office:value="32.1549902793" calcext:value-type="float">
            <text:p>32.1549902793</text:p>
          </table:table-cell>
          <table:table-cell table:formula="of:=0.000189*[$'raw data'.H146]" office:value-type="float" office:value="50.8448019429" calcext:value-type="float">
            <text:p>50.8448019429</text:p>
          </table:table-cell>
          <table:table-cell table:formula="of:=0.000189*[$'raw data'.I146]" office:value-type="float" office:value="21.5713570716" calcext:value-type="float">
            <text:p>21.5713570716</text:p>
          </table:table-cell>
          <table:table-cell table:formula="of:=0.000189*[$'raw data'.J146]" office:value-type="float" office:value="38.0577924279" calcext:value-type="float">
            <text:p>38.0577924279</text:p>
          </table:table-cell>
          <table:table-cell table:formula="of:=0.000189*[$'raw data'.K146]" office:value-type="float" office:value="26.2876284279" calcext:value-type="float">
            <text:p>26.2876284279</text:p>
          </table:table-cell>
          <table:table-cell table:formula="of:=0.000189*([$'raw data'.M146])" office:value-type="float" office:value="15.47821462761" calcext:value-type="float">
            <text:p>15.47821462761</text:p>
          </table:table-cell>
          <table:table-cell table:formula="of:=0.000189*([$'raw data'.D146] - [$'raw data'.O146])" office:value-type="float" office:value="-172.5480464841" calcext:value-type="float">
            <text:p>-172.5480464841</text:p>
          </table:table-cell>
          <table:table-cell office:value-type="float" office:value="0" calcext:value-type="float">
            <text:p>0</text:p>
          </table:table-cell>
          <table:table-cell table:formula="of:=SUM([.B146:.L146])" office:value-type="float" office:value="146.03988886641" calcext:value-type="float">
            <text:p>146.03988886641</text:p>
          </table:table-cell>
        </table:table-row>
        <table:table-row table:style-name="ro1">
          <table:table-cell office:value-type="string" calcext:value-type="string">
            <text:p>259200</text:p>
          </table:table-cell>
          <table:table-cell table:formula="of:=0.000189*[$'raw data'.B147]" office:value-type="float" office:value="43.5704253012" calcext:value-type="float">
            <text:p>43.5704253012</text:p>
          </table:table-cell>
          <table:table-cell table:formula="of:=0.000189*[$'raw data'.C147]" office:value-type="float" office:value="29.5585251759" calcext:value-type="float">
            <text:p>29.5585251759</text:p>
          </table:table-cell>
          <table:table-cell table:formula="of:=0.000189*[$'raw data'.E147]" office:value-type="float" office:value="61.5600938925" calcext:value-type="float">
            <text:p>61.5600938925</text:p>
          </table:table-cell>
          <table:table-cell table:formula="of:=0.000189*([$'raw data'.G147])" office:value-type="float" office:value="23.9192726976" calcext:value-type="float">
            <text:p>23.9192726976</text:p>
          </table:table-cell>
          <table:table-cell table:formula="of:=0.000189*[$'raw data'.H147]" office:value-type="float" office:value="50.8568031216" calcext:value-type="float">
            <text:p>50.8568031216</text:p>
          </table:table-cell>
          <table:table-cell table:formula="of:=0.000189*[$'raw data'.I147]" office:value-type="float" office:value="21.5788897233" calcext:value-type="float">
            <text:p>21.5788897233</text:p>
          </table:table-cell>
          <table:table-cell table:formula="of:=0.000189*[$'raw data'.J147]" office:value-type="float" office:value="34.5879068976" calcext:value-type="float">
            <text:p>34.5879068976</text:p>
          </table:table-cell>
          <table:table-cell table:formula="of:=0.000189*[$'raw data'.K147]" office:value-type="float" office:value="26.20469691" calcext:value-type="float">
            <text:p>26.20469691</text:p>
          </table:table-cell>
          <table:table-cell table:formula="of:=0.000189*([$'raw data'.M147])" office:value-type="float" office:value="13.22251517475" calcext:value-type="float">
            <text:p>13.22251517475</text:p>
          </table:table-cell>
          <table:table-cell table:formula="of:=0.000189*([$'raw data'.D147] - [$'raw data'.O147])" office:value-type="float" office:value="-171.5567087304" calcext:value-type="float">
            <text:p>-171.5567087304</text:p>
          </table:table-cell>
          <table:table-cell office:value-type="float" office:value="0" calcext:value-type="float">
            <text:p>0</text:p>
          </table:table-cell>
          <table:table-cell table:formula="of:=SUM([.B147:.L147])" office:value-type="float" office:value="133.50242016405" calcext:value-type="float">
            <text:p>133.50242016405</text:p>
          </table:table-cell>
        </table:table-row>
        <table:table-row table:style-name="ro1">
          <table:table-cell office:value-type="string" calcext:value-type="string">
            <text:p>261000</text:p>
          </table:table-cell>
          <table:table-cell table:formula="of:=0.000189*[$'raw data'.B148]" office:value-type="float" office:value="43.3353556251" calcext:value-type="float">
            <text:p>43.3353556251</text:p>
          </table:table-cell>
          <table:table-cell table:formula="of:=0.000189*[$'raw data'.C148]" office:value-type="float" office:value="28.8362671569" calcext:value-type="float">
            <text:p>28.8362671569</text:p>
          </table:table-cell>
          <table:table-cell table:formula="of:=0.000189*[$'raw data'.E148]" office:value-type="float" office:value="60.7837903596" calcext:value-type="float">
            <text:p>60.7837903596</text:p>
          </table:table-cell>
          <table:table-cell table:formula="of:=0.000189*([$'raw data'.G148])" office:value-type="float" office:value="14.98682844918" calcext:value-type="float">
            <text:p>14.98682844918</text:p>
          </table:table-cell>
          <table:table-cell table:formula="of:=0.000189*[$'raw data'.H148]" office:value-type="float" office:value="47.9441842425" calcext:value-type="float">
            <text:p>47.9441842425</text:p>
          </table:table-cell>
          <table:table-cell table:formula="of:=0.000189*[$'raw data'.I148]" office:value-type="float" office:value="21.5638022313" calcext:value-type="float">
            <text:p>21.5638022313</text:p>
          </table:table-cell>
          <table:table-cell table:formula="of:=0.000189*[$'raw data'.J148]" office:value-type="float" office:value="34.0201131732" calcext:value-type="float">
            <text:p>34.0201131732</text:p>
          </table:table-cell>
          <table:table-cell table:formula="of:=0.000189*[$'raw data'.K148]" office:value-type="float" office:value="26.2638665541" calcext:value-type="float">
            <text:p>26.2638665541</text:p>
          </table:table-cell>
          <table:table-cell table:formula="of:=0.000189*([$'raw data'.M148])" office:value-type="float" office:value="16.6012124481" calcext:value-type="float">
            <text:p>16.6012124481</text:p>
          </table:table-cell>
          <table:table-cell table:formula="of:=0.000189*([$'raw data'.D148] - [$'raw data'.O148])" office:value-type="float" office:value="-171.085297068" calcext:value-type="float">
            <text:p>-171.085297068</text:p>
          </table:table-cell>
          <table:table-cell office:value-type="float" office:value="0" calcext:value-type="float">
            <text:p>0</text:p>
          </table:table-cell>
          <table:table-cell table:formula="of:=SUM([.B148:.L148])" office:value-type="float" office:value="123.25012317198" calcext:value-type="float">
            <text:p>123.25012317198</text:p>
          </table:table-cell>
        </table:table-row>
        <table:table-row table:style-name="ro1">
          <table:table-cell office:value-type="string" calcext:value-type="string">
            <text:p>262800</text:p>
          </table:table-cell>
          <table:table-cell table:formula="of:=0.000189*[$'raw data'.B149]" office:value-type="float" office:value="43.4603958516" calcext:value-type="float">
            <text:p>43.4603958516</text:p>
          </table:table-cell>
          <table:table-cell table:formula="of:=0.000189*[$'raw data'.C149]" office:value-type="float" office:value="29.0735272863" calcext:value-type="float">
            <text:p>29.0735272863</text:p>
          </table:table-cell>
          <table:table-cell table:formula="of:=0.000189*[$'raw data'.E149]" office:value-type="float" office:value="61.1696344833" calcext:value-type="float">
            <text:p>61.1696344833</text:p>
          </table:table-cell>
          <table:table-cell table:formula="of:=0.000189*([$'raw data'.G149])" office:value-type="float" office:value="3.06148131009" calcext:value-type="float">
            <text:p>3.06148131009</text:p>
          </table:table-cell>
          <table:table-cell table:formula="of:=0.000189*[$'raw data'.H149]" office:value-type="float" office:value="47.5858117602" calcext:value-type="float">
            <text:p>47.5858117602</text:p>
          </table:table-cell>
          <table:table-cell table:formula="of:=0.000189*[$'raw data'.I149]" office:value-type="float" office:value="21.5604452133" calcext:value-type="float">
            <text:p>21.5604452133</text:p>
          </table:table-cell>
          <table:table-cell table:formula="of:=0.000189*[$'raw data'.J149]" office:value-type="float" office:value="33.9270373827" calcext:value-type="float">
            <text:p>33.9270373827</text:p>
          </table:table-cell>
          <table:table-cell table:formula="of:=0.000189*[$'raw data'.K149]" office:value-type="float" office:value="26.2981966653" calcext:value-type="float">
            <text:p>26.2981966653</text:p>
          </table:table-cell>
          <table:table-cell table:formula="of:=0.000189*([$'raw data'.M149])" office:value-type="float" office:value="16.54649594451" calcext:value-type="float">
            <text:p>16.54649594451</text:p>
          </table:table-cell>
          <table:table-cell table:formula="of:=0.000189*([$'raw data'.D149] - [$'raw data'.O149])" office:value-type="float" office:value="-171.2175992037" calcext:value-type="float">
            <text:p>-171.2175992037</text:p>
          </table:table-cell>
          <table:table-cell office:value-type="float" office:value="0" calcext:value-type="float">
            <text:p>0</text:p>
          </table:table-cell>
          <table:table-cell table:formula="of:=SUM([.B149:.L149])" office:value-type="float" office:value="111.4654266936" calcext:value-type="float">
            <text:p>111.4654266936</text:p>
          </table:table-cell>
        </table:table-row>
        <table:table-row table:style-name="ro1">
          <table:table-cell office:value-type="string" calcext:value-type="string">
            <text:p>264600</text:p>
          </table:table-cell>
          <table:table-cell table:formula="of:=0.000189*[$'raw data'.B150]" office:value-type="float" office:value="43.3239537087" calcext:value-type="float">
            <text:p>43.3239537087</text:p>
          </table:table-cell>
          <table:table-cell table:formula="of:=0.000189*[$'raw data'.C150]" office:value-type="float" office:value="29.097503127" calcext:value-type="float">
            <text:p>29.097503127</text:p>
          </table:table-cell>
          <table:table-cell table:formula="of:=0.000189*[$'raw data'.E150]" office:value-type="float" office:value="60.8074628931" calcext:value-type="float">
            <text:p>60.8074628931</text:p>
          </table:table-cell>
          <table:table-cell table:formula="of:=0.000189*([$'raw data'.G150])" office:value-type="float" office:value="3.0653898093" calcext:value-type="float">
            <text:p>3.0653898093</text:p>
          </table:table-cell>
          <table:table-cell table:formula="of:=0.000189*[$'raw data'.H150]" office:value-type="float" office:value="47.3919232185" calcext:value-type="float">
            <text:p>47.3919232185</text:p>
          </table:table-cell>
          <table:table-cell table:formula="of:=0.000189*[$'raw data'.I150]" office:value-type="float" office:value="21.6063044757" calcext:value-type="float">
            <text:p>21.6063044757</text:p>
          </table:table-cell>
          <table:table-cell table:formula="of:=0.000189*[$'raw data'.J150]" office:value-type="float" office:value="26.8148347992" calcext:value-type="float">
            <text:p>26.8148347992</text:p>
          </table:table-cell>
          <table:table-cell table:formula="of:=0.000189*[$'raw data'.K150]" office:value-type="float" office:value="26.2509472512" calcext:value-type="float">
            <text:p>26.2509472512</text:p>
          </table:table-cell>
          <table:table-cell table:formula="of:=0.000189*([$'raw data'.M150])" office:value-type="float" office:value="16.50863603718" calcext:value-type="float">
            <text:p>16.50863603718</text:p>
          </table:table-cell>
          <table:table-cell table:formula="of:=0.000189*([$'raw data'.D150] - [$'raw data'.O150])" office:value-type="float" office:value="-171.5663434968" calcext:value-type="float">
            <text:p>-171.5663434968</text:p>
          </table:table-cell>
          <table:table-cell office:value-type="float" office:value="0" calcext:value-type="float">
            <text:p>0</text:p>
          </table:table-cell>
          <table:table-cell table:formula="of:=SUM([.B150:.L150])" office:value-type="float" office:value="103.30061182308" calcext:value-type="float">
            <text:p>103.30061182308</text:p>
          </table:table-cell>
        </table:table-row>
        <table:table-row table:style-name="ro1">
          <table:table-cell office:value-type="string" calcext:value-type="string">
            <text:p>266400</text:p>
          </table:table-cell>
          <table:table-cell table:formula="of:=0.000189*[$'raw data'.B151]" office:value-type="float" office:value="42.6813259068" calcext:value-type="float">
            <text:p>42.6813259068</text:p>
          </table:table-cell>
          <table:table-cell table:formula="of:=0.000189*[$'raw data'.C151]" office:value-type="float" office:value="28.1508376023" calcext:value-type="float">
            <text:p>28.1508376023</text:p>
          </table:table-cell>
          <table:table-cell table:formula="of:=0.000189*[$'raw data'.E151]" office:value-type="float" office:value="59.1888131982" calcext:value-type="float">
            <text:p>59.1888131982</text:p>
          </table:table-cell>
          <table:table-cell table:formula="of:=0.000189*([$'raw data'.G151])" office:value-type="float" office:value="3.07238037498" calcext:value-type="float">
            <text:p>3.07238037498</text:p>
          </table:table-cell>
          <table:table-cell table:formula="of:=0.000189*[$'raw data'.H151]" office:value-type="float" office:value="47.4549735807" calcext:value-type="float">
            <text:p>47.4549735807</text:p>
          </table:table-cell>
          <table:table-cell table:formula="of:=0.000189*[$'raw data'.I151]" office:value-type="float" office:value="21.6007534323" calcext:value-type="float">
            <text:p>21.6007534323</text:p>
          </table:table-cell>
          <table:table-cell table:formula="of:=0.000189*[$'raw data'.J151]" office:value-type="float" office:value="26.7618708378" calcext:value-type="float">
            <text:p>26.7618708378</text:p>
          </table:table-cell>
          <table:table-cell table:formula="of:=0.000189*[$'raw data'.K151]" office:value-type="float" office:value="26.3054693475" calcext:value-type="float">
            <text:p>26.3054693475</text:p>
          </table:table-cell>
          <table:table-cell table:formula="of:=0.000189*([$'raw data'.M151])" office:value-type="float" office:value="16.4837422008" calcext:value-type="float">
            <text:p>16.4837422008</text:p>
          </table:table-cell>
          <table:table-cell table:formula="of:=0.000189*([$'raw data'.D151] - [$'raw data'.O151])" office:value-type="float" office:value="-172.2394803969" calcext:value-type="float">
            <text:p>-172.2394803969</text:p>
          </table:table-cell>
          <table:table-cell office:value-type="float" office:value="0" calcext:value-type="float">
            <text:p>0</text:p>
          </table:table-cell>
          <table:table-cell table:formula="of:=SUM([.B151:.L151])" office:value-type="float" office:value="99.46068608448" calcext:value-type="float">
            <text:p>99.46068608448</text:p>
          </table:table-cell>
        </table:table-row>
        <table:table-row table:style-name="ro1">
          <table:table-cell office:value-type="string" calcext:value-type="string">
            <text:p>268200</text:p>
          </table:table-cell>
          <table:table-cell table:formula="of:=0.000189*[$'raw data'.B152]" office:value-type="float" office:value="43.6393390671" calcext:value-type="float">
            <text:p>43.6393390671</text:p>
          </table:table-cell>
          <table:table-cell table:formula="of:=0.000189*[$'raw data'.C152]" office:value-type="float" office:value="29.4108659964" calcext:value-type="float">
            <text:p>29.4108659964</text:p>
          </table:table-cell>
          <table:table-cell table:formula="of:=0.000189*[$'raw data'.E152]" office:value-type="float" office:value="61.6674842406" calcext:value-type="float">
            <text:p>61.6674842406</text:p>
          </table:table-cell>
          <table:table-cell table:formula="of:=0.000189*([$'raw data'.G152])" office:value-type="float" office:value="3.07144890927" calcext:value-type="float">
            <text:p>3.07144890927</text:p>
          </table:table-cell>
          <table:table-cell table:formula="of:=0.000189*[$'raw data'.H152]" office:value-type="float" office:value="46.3802653755" calcext:value-type="float">
            <text:p>46.3802653755</text:p>
          </table:table-cell>
          <table:table-cell table:formula="of:=0.000189*[$'raw data'.I152]" office:value-type="float" office:value="21.6321686721" calcext:value-type="float">
            <text:p>21.6321686721</text:p>
          </table:table-cell>
          <table:table-cell table:formula="of:=0.000189*[$'raw data'.J152]" office:value-type="float" office:value="25.2058719402" calcext:value-type="float">
            <text:p>25.2058719402</text:p>
          </table:table-cell>
          <table:table-cell table:formula="of:=0.000189*[$'raw data'.K152]" office:value-type="float" office:value="26.4138002919" calcext:value-type="float">
            <text:p>26.4138002919</text:p>
          </table:table-cell>
          <table:table-cell table:formula="of:=0.000189*([$'raw data'.M152])" office:value-type="float" office:value="16.55135765199" calcext:value-type="float">
            <text:p>16.55135765199</text:p>
          </table:table-cell>
          <table:table-cell table:formula="of:=0.000189*([$'raw data'.D152] - [$'raw data'.O152])" office:value-type="float" office:value="-170.8777726299" calcext:value-type="float">
            <text:p>-170.8777726299</text:p>
          </table:table-cell>
          <table:table-cell office:value-type="float" office:value="0" calcext:value-type="float">
            <text:p>0</text:p>
          </table:table-cell>
          <table:table-cell table:formula="of:=SUM([.B152:.L152])" office:value-type="float" office:value="103.09482951516" calcext:value-type="float">
            <text:p>103.09482951516</text:p>
          </table:table-cell>
        </table:table-row>
        <table:table-row table:style-name="ro1">
          <table:table-cell office:value-type="string" calcext:value-type="string">
            <text:p>270000</text:p>
          </table:table-cell>
          <table:table-cell table:formula="of:=0.000189*[$'raw data'.B153]" office:value-type="float" office:value="43.045132158" calcext:value-type="float">
            <text:p>43.045132158</text:p>
          </table:table-cell>
          <table:table-cell table:formula="of:=0.000189*[$'raw data'.C153]" office:value-type="float" office:value="28.6736274216" calcext:value-type="float">
            <text:p>28.6736274216</text:p>
          </table:table-cell>
          <table:table-cell table:formula="of:=0.000189*[$'raw data'.E153]" office:value-type="float" office:value="59.8442710572" calcext:value-type="float">
            <text:p>59.8442710572</text:p>
          </table:table-cell>
          <table:table-cell table:formula="of:=0.000189*([$'raw data'.G153])" office:value-type="float" office:value="3.07144890927" calcext:value-type="float">
            <text:p>3.07144890927</text:p>
          </table:table-cell>
          <table:table-cell table:formula="of:=0.000189*[$'raw data'.H153]" office:value-type="float" office:value="49.7885916402" calcext:value-type="float">
            <text:p>49.7885916402</text:p>
          </table:table-cell>
          <table:table-cell table:formula="of:=0.000189*[$'raw data'.I153]" office:value-type="float" office:value="21.6324967761" calcext:value-type="float">
            <text:p>21.6324967761</text:p>
          </table:table-cell>
          <table:table-cell table:formula="of:=0.000189*[$'raw data'.J153]" office:value-type="float" office:value="16.72483983345" calcext:value-type="float">
            <text:p>16.72483983345</text:p>
          </table:table-cell>
          <table:table-cell table:formula="of:=0.000189*[$'raw data'.K153]" office:value-type="float" office:value="26.3357817345" calcext:value-type="float">
            <text:p>26.3357817345</text:p>
          </table:table-cell>
          <table:table-cell table:formula="of:=0.000189*([$'raw data'.M153])" office:value-type="float" office:value="16.57966627611" calcext:value-type="float">
            <text:p>16.57966627611</text:p>
          </table:table-cell>
          <table:table-cell table:formula="of:=0.000189*([$'raw data'.D153] - [$'raw data'.O153])" office:value-type="float" office:value="-171.9117785322" calcext:value-type="float">
            <text:p>-171.9117785322</text:p>
          </table:table-cell>
          <table:table-cell office:value-type="float" office:value="0" calcext:value-type="float">
            <text:p>0</text:p>
          </table:table-cell>
          <table:table-cell table:formula="of:=SUM([.B153:.L153])" office:value-type="float" office:value="93.78407727423" calcext:value-type="float">
            <text:p>93.78407727423</text:p>
          </table:table-cell>
        </table:table-row>
        <table:table-row table:style-name="ro1">
          <table:table-cell office:value-type="string" calcext:value-type="string">
            <text:p>271800</text:p>
          </table:table-cell>
          <table:table-cell table:formula="of:=0.000189*[$'raw data'.B154]" office:value-type="float" office:value="42.5519101791" calcext:value-type="float">
            <text:p>42.5519101791</text:p>
          </table:table-cell>
          <table:table-cell table:formula="of:=0.000189*[$'raw data'.C154]" office:value-type="float" office:value="28.0915291188" calcext:value-type="float">
            <text:p>28.0915291188</text:p>
          </table:table-cell>
          <table:table-cell table:formula="of:=0.000189*[$'raw data'.E154]" office:value-type="float" office:value="59.3569724517" calcext:value-type="float">
            <text:p>59.3569724517</text:p>
          </table:table-cell>
          <table:table-cell table:formula="of:=0.000189*([$'raw data'.G154])" office:value-type="float" office:value="3.07144890927" calcext:value-type="float">
            <text:p>3.07144890927</text:p>
          </table:table-cell>
          <table:table-cell table:formula="of:=0.000189*[$'raw data'.H154]" office:value-type="float" office:value="49.7959049952" calcext:value-type="float">
            <text:p>49.7959049952</text:p>
          </table:table-cell>
          <table:table-cell table:formula="of:=0.000189*[$'raw data'.I154]" office:value-type="float" office:value="21.5924624181" calcext:value-type="float">
            <text:p>21.5924624181</text:p>
          </table:table-cell>
          <table:table-cell table:formula="of:=0.000189*[$'raw data'.J154]" office:value-type="float" office:value="18.17034732387" calcext:value-type="float">
            <text:p>18.17034732387</text:p>
          </table:table-cell>
          <table:table-cell table:formula="of:=0.000189*[$'raw data'.K154]" office:value-type="float" office:value="26.3182066245" calcext:value-type="float">
            <text:p>26.3182066245</text:p>
          </table:table-cell>
          <table:table-cell table:formula="of:=0.000189*([$'raw data'.M154])" office:value-type="float" office:value="16.6011891822" calcext:value-type="float">
            <text:p>16.6011891822</text:p>
          </table:table-cell>
          <table:table-cell table:formula="of:=0.000189*([$'raw data'.D154] - [$'raw data'.O154])" office:value-type="float" office:value="-176.2664874642" calcext:value-type="float">
            <text:p>-176.2664874642</text:p>
          </table:table-cell>
          <table:table-cell office:value-type="float" office:value="0" calcext:value-type="float">
            <text:p>0</text:p>
          </table:table-cell>
          <table:table-cell table:formula="of:=SUM([.B154:.L154])" office:value-type="float" office:value="89.28348373854" calcext:value-type="float">
            <text:p>89.28348373854</text:p>
          </table:table-cell>
        </table:table-row>
        <table:table-row table:style-name="ro1">
          <table:table-cell office:value-type="string" calcext:value-type="string">
            <text:p>273600</text:p>
          </table:table-cell>
          <table:table-cell table:formula="of:=0.000189*[$'raw data'.B155]" office:value-type="float" office:value="38.8590634467" calcext:value-type="float">
            <text:p>38.8590634467</text:p>
          </table:table-cell>
          <table:table-cell table:formula="of:=0.000189*[$'raw data'.C155]" office:value-type="float" office:value="29.0606061312" calcext:value-type="float">
            <text:p>29.0606061312</text:p>
          </table:table-cell>
          <table:table-cell table:formula="of:=0.000189*[$'raw data'.E155]" office:value-type="float" office:value="60.1526592576" calcext:value-type="float">
            <text:p>60.1526592576</text:p>
          </table:table-cell>
          <table:table-cell table:formula="of:=0.000189*([$'raw data'.G155])" office:value-type="float" office:value="3.07983815433" calcext:value-type="float">
            <text:p>3.07983815433</text:p>
          </table:table-cell>
          <table:table-cell table:formula="of:=0.000189*[$'raw data'.H155]" office:value-type="float" office:value="47.6820583092" calcext:value-type="float">
            <text:p>47.6820583092</text:p>
          </table:table-cell>
          <table:table-cell table:formula="of:=0.000189*[$'raw data'.I155]" office:value-type="float" office:value="21.6193228713" calcext:value-type="float">
            <text:p>21.6193228713</text:p>
          </table:table-cell>
          <table:table-cell table:formula="of:=0.000189*[$'raw data'.J155]" office:value-type="float" office:value="19.0408973454" calcext:value-type="float">
            <text:p>19.0408973454</text:p>
          </table:table-cell>
          <table:table-cell table:formula="of:=0.000189*[$'raw data'.K155]" office:value-type="float" office:value="26.3041640001" calcext:value-type="float">
            <text:p>26.3041640001</text:p>
          </table:table-cell>
          <table:table-cell table:formula="of:=0.000189*([$'raw data'.M155])" office:value-type="float" office:value="16.62386265414" calcext:value-type="float">
            <text:p>16.62386265414</text:p>
          </table:table-cell>
          <table:table-cell table:formula="of:=0.000189*([$'raw data'.D155] - [$'raw data'.O155])" office:value-type="float" office:value="-175.4428756248" calcext:value-type="float">
            <text:p>-175.4428756248</text:p>
          </table:table-cell>
          <table:table-cell office:value-type="float" office:value="0" calcext:value-type="float">
            <text:p>0</text:p>
          </table:table-cell>
          <table:table-cell table:formula="of:=SUM([.B155:.L155])" office:value-type="float" office:value="86.97959654517" calcext:value-type="float">
            <text:p>86.97959654517</text:p>
          </table:table-cell>
        </table:table-row>
        <table:table-row table:style-name="ro1">
          <table:table-cell office:value-type="string" calcext:value-type="string">
            <text:p>275400</text:p>
          </table:table-cell>
          <table:table-cell table:formula="of:=0.000189*[$'raw data'.B156]" office:value-type="float" office:value="39.354205023" calcext:value-type="float">
            <text:p>39.354205023</text:p>
          </table:table-cell>
          <table:table-cell table:formula="of:=0.000189*[$'raw data'.C156]" office:value-type="float" office:value="29.4971960556" calcext:value-type="float">
            <text:p>29.4971960556</text:p>
          </table:table-cell>
          <table:table-cell table:formula="of:=0.000189*[$'raw data'.E156]" office:value-type="float" office:value="53.7972380001" calcext:value-type="float">
            <text:p>53.7972380001</text:p>
          </table:table-cell>
          <table:table-cell table:formula="of:=0.000189*([$'raw data'.G156])" office:value-type="float" office:value="3.07191462984" calcext:value-type="float">
            <text:p>3.07191462984</text:p>
          </table:table-cell>
          <table:table-cell table:formula="of:=0.000189*[$'raw data'.H156]" office:value-type="float" office:value="47.6143994277" calcext:value-type="float">
            <text:p>47.6143994277</text:p>
          </table:table-cell>
          <table:table-cell table:formula="of:=0.000189*[$'raw data'.I156]" office:value-type="float" office:value="21.6440444493" calcext:value-type="float">
            <text:p>21.6440444493</text:p>
          </table:table-cell>
          <table:table-cell table:formula="of:=0.000189*[$'raw data'.J156]" office:value-type="float" office:value="19.0310375367" calcext:value-type="float">
            <text:p>19.0310375367</text:p>
          </table:table-cell>
          <table:table-cell table:formula="of:=0.000189*[$'raw data'.K156]" office:value-type="float" office:value="26.3235536046" calcext:value-type="float">
            <text:p>26.3235536046</text:p>
          </table:table-cell>
          <table:table-cell table:formula="of:=0.000189*([$'raw data'.M156])" office:value-type="float" office:value="16.59922587666" calcext:value-type="float">
            <text:p>16.59922587666</text:p>
          </table:table-cell>
          <table:table-cell table:formula="of:=0.000189*([$'raw data'.D156] - [$'raw data'.O156])" office:value-type="float" office:value="-175.2887795778" calcext:value-type="float">
            <text:p>-175.2887795778</text:p>
          </table:table-cell>
          <table:table-cell office:value-type="float" office:value="0" calcext:value-type="float">
            <text:p>0</text:p>
          </table:table-cell>
          <table:table-cell table:formula="of:=SUM([.B156:.L156])" office:value-type="float" office:value="81.6440350257" calcext:value-type="float">
            <text:p>81.6440350257</text:p>
          </table:table-cell>
        </table:table-row>
        <table:table-row table:style-name="ro1">
          <table:table-cell office:value-type="string" calcext:value-type="string">
            <text:p>277200</text:p>
          </table:table-cell>
          <table:table-cell table:formula="of:=0.000189*[$'raw data'.B157]" office:value-type="float" office:value="39.2971718916" calcext:value-type="float">
            <text:p>39.2971718916</text:p>
          </table:table-cell>
          <table:table-cell table:formula="of:=0.000189*[$'raw data'.C157]" office:value-type="float" office:value="29.6358294645" calcext:value-type="float">
            <text:p>29.6358294645</text:p>
          </table:table-cell>
          <table:table-cell table:formula="of:=0.000189*[$'raw data'.E157]" office:value-type="float" office:value="53.8907396454" calcext:value-type="float">
            <text:p>53.8907396454</text:p>
          </table:table-cell>
          <table:table-cell table:formula="of:=0.000189*([$'raw data'.G157])" office:value-type="float" office:value="3.08822113782" calcext:value-type="float">
            <text:p>3.08822113782</text:p>
          </table:table-cell>
          <table:table-cell table:formula="of:=0.000189*[$'raw data'.H157]" office:value-type="float" office:value="47.611141389" calcext:value-type="float">
            <text:p>47.611141389</text:p>
          </table:table-cell>
          <table:table-cell table:formula="of:=0.000189*[$'raw data'.I157]" office:value-type="float" office:value="21.6407982042" calcext:value-type="float">
            <text:p>21.6407982042</text:p>
          </table:table-cell>
          <table:table-cell table:formula="of:=0.000189*[$'raw data'.J157]" office:value-type="float" office:value="19.0039338405" calcext:value-type="float">
            <text:p>19.0039338405</text:p>
          </table:table-cell>
          <table:table-cell table:formula="of:=0.000189*[$'raw data'.K157]" office:value-type="float" office:value="26.3707516485" calcext:value-type="float">
            <text:p>26.3707516485</text:p>
          </table:table-cell>
          <table:table-cell table:formula="of:=0.000189*([$'raw data'.M157])" office:value-type="float" office:value="16.64061909552" calcext:value-type="float">
            <text:p>16.64061909552</text:p>
          </table:table-cell>
          <table:table-cell table:formula="of:=0.000189*([$'raw data'.D157] - [$'raw data'.O157])" office:value-type="float" office:value="-175.1942149209" calcext:value-type="float">
            <text:p>-175.1942149209</text:p>
          </table:table-cell>
          <table:table-cell office:value-type="float" office:value="0" calcext:value-type="float">
            <text:p>0</text:p>
          </table:table-cell>
          <table:table-cell table:formula="of:=SUM([.B157:.L157])" office:value-type="float" office:value="81.98499139614" calcext:value-type="float">
            <text:p>81.98499139614</text:p>
          </table:table-cell>
        </table:table-row>
        <table:table-row table:style-name="ro1">
          <table:table-cell office:value-type="string" calcext:value-type="string">
            <text:p>279000</text:p>
          </table:table-cell>
          <table:table-cell table:formula="of:=0.000189*[$'raw data'.B158]" office:value-type="float" office:value="39.6574165134" calcext:value-type="float">
            <text:p>39.6574165134</text:p>
          </table:table-cell>
          <table:table-cell table:formula="of:=0.000189*[$'raw data'.C158]" office:value-type="float" office:value="29.8332023157" calcext:value-type="float">
            <text:p>29.8332023157</text:p>
          </table:table-cell>
          <table:table-cell table:formula="of:=0.000189*[$'raw data'.E158]" office:value-type="float" office:value="54.2966723334" calcext:value-type="float">
            <text:p>54.2966723334</text:p>
          </table:table-cell>
          <table:table-cell table:formula="of:=0.000189*([$'raw data'.G158])" office:value-type="float" office:value="3.08822113782" calcext:value-type="float">
            <text:p>3.08822113782</text:p>
          </table:table-cell>
          <table:table-cell table:formula="of:=0.000189*[$'raw data'.H158]" office:value-type="float" office:value="47.9135712132" calcext:value-type="float">
            <text:p>47.9135712132</text:p>
          </table:table-cell>
          <table:table-cell table:formula="of:=0.000189*[$'raw data'.I158]" office:value-type="float" office:value="21.6235832337" calcext:value-type="float">
            <text:p>21.6235832337</text:p>
          </table:table-cell>
          <table:table-cell table:formula="of:=0.000189*[$'raw data'.J158]" office:value-type="float" office:value="19.0673144424" calcext:value-type="float">
            <text:p>19.0673144424</text:p>
          </table:table-cell>
          <table:table-cell table:formula="of:=0.000189*[$'raw data'.K158]" office:value-type="float" office:value="26.4105197622" calcext:value-type="float">
            <text:p>26.4105197622</text:p>
          </table:table-cell>
          <table:table-cell table:formula="of:=0.000189*([$'raw data'.M158])" office:value-type="float" office:value="16.65364613787" calcext:value-type="float">
            <text:p>16.65364613787</text:p>
          </table:table-cell>
          <table:table-cell table:formula="of:=0.000189*([$'raw data'.D158] - [$'raw data'.O158])" office:value-type="float" office:value="-173.7293038173" calcext:value-type="float">
            <text:p>-173.7293038173</text:p>
          </table:table-cell>
          <table:table-cell office:value-type="float" office:value="0" calcext:value-type="float">
            <text:p>0</text:p>
          </table:table-cell>
          <table:table-cell table:formula="of:=SUM([.B158:.L158])" office:value-type="float" office:value="84.81484327239" calcext:value-type="float">
            <text:p>84.81484327239</text:p>
          </table:table-cell>
        </table:table-row>
        <table:table-row table:style-name="ro1">
          <table:table-cell office:value-type="string" calcext:value-type="string">
            <text:p>280800</text:p>
          </table:table-cell>
          <table:table-cell table:formula="of:=0.000189*[$'raw data'.B159]" office:value-type="float" office:value="38.7642807594" calcext:value-type="float">
            <text:p>38.7642807594</text:p>
          </table:table-cell>
          <table:table-cell table:formula="of:=0.000189*[$'raw data'.C159]" office:value-type="float" office:value="28.9997122968" calcext:value-type="float">
            <text:p>28.9997122968</text:p>
          </table:table-cell>
          <table:table-cell table:formula="of:=0.000189*[$'raw data'.E159]" office:value-type="float" office:value="52.0423049979" calcext:value-type="float">
            <text:p>52.0423049979</text:p>
          </table:table-cell>
          <table:table-cell table:formula="of:=0.000189*([$'raw data'.G159])" office:value-type="float" office:value="3.10701021939" calcext:value-type="float">
            <text:p>3.10701021939</text:p>
          </table:table-cell>
          <table:table-cell table:formula="of:=0.000189*[$'raw data'.H159]" office:value-type="float" office:value="48.2325204123" calcext:value-type="float">
            <text:p>48.2325204123</text:p>
          </table:table-cell>
          <table:table-cell table:formula="of:=0.000189*[$'raw data'.I159]" office:value-type="float" office:value="21.8315097315" calcext:value-type="float">
            <text:p>21.8315097315</text:p>
          </table:table-cell>
          <table:table-cell table:formula="of:=0.000189*[$'raw data'.J159]" office:value-type="float" office:value="19.1059462503" calcext:value-type="float">
            <text:p>19.1059462503</text:p>
          </table:table-cell>
          <table:table-cell table:formula="of:=0.000189*[$'raw data'.K159]" office:value-type="float" office:value="26.4309026562" calcext:value-type="float">
            <text:p>26.4309026562</text:p>
          </table:table-cell>
          <table:table-cell table:formula="of:=0.000189*([$'raw data'.M159])" office:value-type="float" office:value="16.67509783632" calcext:value-type="float">
            <text:p>16.67509783632</text:p>
          </table:table-cell>
          <table:table-cell table:formula="of:=0.000189*([$'raw data'.D159] - [$'raw data'.O159])" office:value-type="float" office:value="-173.2250161908" calcext:value-type="float">
            <text:p>-173.2250161908</text:p>
          </table:table-cell>
          <table:table-cell office:value-type="float" office:value="0" calcext:value-type="float">
            <text:p>0</text:p>
          </table:table-cell>
          <table:table-cell table:formula="of:=SUM([.B159:.L159])" office:value-type="float" office:value="81.96426896931" calcext:value-type="float">
            <text:p>81.96426896931</text:p>
          </table:table-cell>
        </table:table-row>
        <table:table-row table:style-name="ro1">
          <table:table-cell office:value-type="string" calcext:value-type="string">
            <text:p>282600</text:p>
          </table:table-cell>
          <table:table-cell table:formula="of:=0.000189*[$'raw data'.B160]" office:value-type="float" office:value="38.8915583868" calcext:value-type="float">
            <text:p>38.8915583868</text:p>
          </table:table-cell>
          <table:table-cell table:formula="of:=0.000189*[$'raw data'.C160]" office:value-type="float" office:value="28.9595105793" calcext:value-type="float">
            <text:p>28.9595105793</text:p>
          </table:table-cell>
          <table:table-cell table:formula="of:=0.000189*[$'raw data'.E160]" office:value-type="float" office:value="52.992772182" calcext:value-type="float">
            <text:p>52.992772182</text:p>
          </table:table-cell>
          <table:table-cell table:formula="of:=0.000189*([$'raw data'.G160])" office:value-type="float" office:value="9.20097778068" calcext:value-type="float">
            <text:p>9.20097778068</text:p>
          </table:table-cell>
          <table:table-cell table:formula="of:=0.000189*[$'raw data'.H160]" office:value-type="float" office:value="50.8634147763" calcext:value-type="float">
            <text:p>50.8634147763</text:p>
          </table:table-cell>
          <table:table-cell table:formula="of:=0.000189*[$'raw data'.I160]" office:value-type="float" office:value="21.6766914021" calcext:value-type="float">
            <text:p>21.6766914021</text:p>
          </table:table-cell>
          <table:table-cell table:formula="of:=0.000189*[$'raw data'.J160]" office:value-type="float" office:value="19.0873935189" calcext:value-type="float">
            <text:p>19.0873935189</text:p>
          </table:table-cell>
          <table:table-cell table:formula="of:=0.000189*[$'raw data'.K160]" office:value-type="float" office:value="26.3351101986" calcext:value-type="float">
            <text:p>26.3351101986</text:p>
          </table:table-cell>
          <table:table-cell table:formula="of:=0.000189*([$'raw data'.M160])" office:value-type="float" office:value="16.74272025972" calcext:value-type="float">
            <text:p>16.74272025972</text:p>
          </table:table-cell>
          <table:table-cell table:formula="of:=0.000189*([$'raw data'.D160] - [$'raw data'.O160])" office:value-type="float" office:value="-175.3874800083" calcext:value-type="float">
            <text:p>-175.3874800083</text:p>
          </table:table-cell>
          <table:table-cell office:value-type="float" office:value="0" calcext:value-type="float">
            <text:p>0</text:p>
          </table:table-cell>
          <table:table-cell table:formula="of:=SUM([.B160:.L160])" office:value-type="float" office:value="89.3626690761" calcext:value-type="float">
            <text:p>89.3626690761</text:p>
          </table:table-cell>
        </table:table-row>
        <table:table-row table:style-name="ro1">
          <table:table-cell office:value-type="string" calcext:value-type="string">
            <text:p>284400</text:p>
          </table:table-cell>
          <table:table-cell table:formula="of:=0.000189*[$'raw data'.B161]" office:value-type="float" office:value="39.0955360887" calcext:value-type="float">
            <text:p>39.0955360887</text:p>
          </table:table-cell>
          <table:table-cell table:formula="of:=0.000189*[$'raw data'.C161]" office:value-type="float" office:value="29.371570515" calcext:value-type="float">
            <text:p>29.371570515</text:p>
          </table:table-cell>
          <table:table-cell table:formula="of:=0.000189*[$'raw data'.E161]" office:value-type="float" office:value="53.1046929357" calcext:value-type="float">
            <text:p>53.1046929357</text:p>
          </table:table-cell>
          <table:table-cell table:formula="of:=0.000189*([$'raw data'.G161])" office:value-type="float" office:value="20.1069374814" calcext:value-type="float">
            <text:p>20.1069374814</text:p>
          </table:table-cell>
          <table:table-cell table:formula="of:=0.000189*[$'raw data'.H161]" office:value-type="float" office:value="49.8422884302" calcext:value-type="float">
            <text:p>49.8422884302</text:p>
          </table:table-cell>
          <table:table-cell table:formula="of:=0.000189*[$'raw data'.I161]" office:value-type="float" office:value="21.6420887718" calcext:value-type="float">
            <text:p>21.6420887718</text:p>
          </table:table-cell>
          <table:table-cell table:formula="of:=0.000189*[$'raw data'.J161]" office:value-type="float" office:value="19.165449744" calcext:value-type="float">
            <text:p>19.165449744</text:p>
          </table:table-cell>
          <table:table-cell table:formula="of:=0.000189*[$'raw data'.K161]" office:value-type="float" office:value="26.8447749507" calcext:value-type="float">
            <text:p>26.8447749507</text:p>
          </table:table-cell>
          <table:table-cell table:formula="of:=0.000189*([$'raw data'.M161])" office:value-type="float" office:value="16.60817971764" calcext:value-type="float">
            <text:p>16.60817971764</text:p>
          </table:table-cell>
          <table:table-cell table:formula="of:=0.000189*([$'raw data'.D161] - [$'raw data'.O161])" office:value-type="float" office:value="-173.387650464" calcext:value-type="float">
            <text:p>-173.387650464</text:p>
          </table:table-cell>
          <table:table-cell office:value-type="float" office:value="0" calcext:value-type="float">
            <text:p>0</text:p>
          </table:table-cell>
          <table:table-cell table:formula="of:=SUM([.B161:.L161])" office:value-type="float" office:value="102.39386817114" calcext:value-type="float">
            <text:p>102.39386817114</text:p>
          </table:table-cell>
        </table:table-row>
        <table:table-row table:style-name="ro1">
          <table:table-cell office:value-type="string" calcext:value-type="string">
            <text:p>286200</text:p>
          </table:table-cell>
          <table:table-cell table:formula="of:=0.000189*[$'raw data'.B162]" office:value-type="float" office:value="38.9331276516" calcext:value-type="float">
            <text:p>38.9331276516</text:p>
          </table:table-cell>
          <table:table-cell table:formula="of:=0.000189*[$'raw data'.C162]" office:value-type="float" office:value="28.9162864494" calcext:value-type="float">
            <text:p>28.9162864494</text:p>
          </table:table-cell>
          <table:table-cell table:formula="of:=0.000189*[$'raw data'.E162]" office:value-type="float" office:value="55.2663097497" calcext:value-type="float">
            <text:p>55.2663097497</text:p>
          </table:table-cell>
          <table:table-cell table:formula="of:=0.000189*([$'raw data'.G162])" office:value-type="float" office:value="29.6547975801" calcext:value-type="float">
            <text:p>29.6547975801</text:p>
          </table:table-cell>
          <table:table-cell table:formula="of:=0.000189*[$'raw data'.H162]" office:value-type="float" office:value="51.7317722145" calcext:value-type="float">
            <text:p>51.7317722145</text:p>
          </table:table-cell>
          <table:table-cell table:formula="of:=0.000189*[$'raw data'.I162]" office:value-type="float" office:value="21.6442950444" calcext:value-type="float">
            <text:p>21.6442950444</text:p>
          </table:table-cell>
          <table:table-cell table:formula="of:=0.000189*[$'raw data'.J162]" office:value-type="float" office:value="19.4790929949" calcext:value-type="float">
            <text:p>19.4790929949</text:p>
          </table:table-cell>
          <table:table-cell table:formula="of:=0.000189*[$'raw data'.K162]" office:value-type="float" office:value="26.9326213569" calcext:value-type="float">
            <text:p>26.9326213569</text:p>
          </table:table-cell>
          <table:table-cell table:formula="of:=0.000189*([$'raw data'.M162])" office:value-type="float" office:value="16.64585040762" calcext:value-type="float">
            <text:p>16.64585040762</text:p>
          </table:table-cell>
          <table:table-cell table:formula="of:=0.000189*([$'raw data'.D162] - [$'raw data'.O162])" office:value-type="float" office:value="-167.8788835101" calcext:value-type="float">
            <text:p>-167.8788835101</text:p>
          </table:table-cell>
          <table:table-cell office:value-type="float" office:value="0" calcext:value-type="float">
            <text:p>0</text:p>
          </table:table-cell>
          <table:table-cell table:formula="of:=SUM([.B162:.L162])" office:value-type="float" office:value="121.32526993902" calcext:value-type="float">
            <text:p>121.32526993902</text:p>
          </table:table-cell>
        </table:table-row>
        <table:table-row table:style-name="ro1">
          <table:table-cell office:value-type="string" calcext:value-type="string">
            <text:p>288000</text:p>
          </table:table-cell>
          <table:table-cell table:formula="of:=0.000189*[$'raw data'.B163]" office:value-type="float" office:value="38.9233881414" calcext:value-type="float">
            <text:p>38.9233881414</text:p>
          </table:table-cell>
          <table:table-cell table:formula="of:=0.000189*[$'raw data'.C163]" office:value-type="float" office:value="29.2180917231" calcext:value-type="float">
            <text:p>29.2180917231</text:p>
          </table:table-cell>
          <table:table-cell table:formula="of:=0.000189*[$'raw data'.E163]" office:value-type="float" office:value="56.5412872311" calcext:value-type="float">
            <text:p>56.5412872311</text:p>
          </table:table-cell>
          <table:table-cell table:formula="of:=0.000189*([$'raw data'.G163])" office:value-type="float" office:value="32.8139648613" calcext:value-type="float">
            <text:p>32.8139648613</text:p>
          </table:table-cell>
          <table:table-cell table:formula="of:=0.000189*[$'raw data'.H163]" office:value-type="float" office:value="51.6820013136" calcext:value-type="float">
            <text:p>51.6820013136</text:p>
          </table:table-cell>
          <table:table-cell table:formula="of:=0.000189*[$'raw data'.I163]" office:value-type="float" office:value="21.5658709308" calcext:value-type="float">
            <text:p>21.5658709308</text:p>
          </table:table-cell>
          <table:table-cell table:formula="of:=0.000189*[$'raw data'.J163]" office:value-type="float" office:value="35.1543085803" calcext:value-type="float">
            <text:p>35.1543085803</text:p>
          </table:table-cell>
          <table:table-cell table:formula="of:=0.000189*[$'raw data'.K163]" office:value-type="float" office:value="26.8652362986" calcext:value-type="float">
            <text:p>26.8652362986</text:p>
          </table:table-cell>
          <table:table-cell table:formula="of:=0.000189*([$'raw data'.M163])" office:value-type="float" office:value="16.57928677167" calcext:value-type="float">
            <text:p>16.57928677167</text:p>
          </table:table-cell>
          <table:table-cell table:formula="of:=0.000189*([$'raw data'.D163] - [$'raw data'.O163])" office:value-type="float" office:value="-168.5722868235" calcext:value-type="float">
            <text:p>-168.5722868235</text:p>
          </table:table-cell>
          <table:table-cell office:value-type="float" office:value="0" calcext:value-type="float">
            <text:p>0</text:p>
          </table:table-cell>
          <table:table-cell table:formula="of:=SUM([.B163:.L163])" office:value-type="float" office:value="140.77114902837" calcext:value-type="float">
            <text:p>140.77114902837</text:p>
          </table:table-cell>
        </table:table-row>
        <table:table-row table:style-name="ro1">
          <table:table-cell office:value-type="string" calcext:value-type="string">
            <text:p>289800</text:p>
          </table:table-cell>
          <table:table-cell table:formula="of:=0.000189*[$'raw data'.B164]" office:value-type="float" office:value="39.7945278486" calcext:value-type="float">
            <text:p>39.7945278486</text:p>
          </table:table-cell>
          <table:table-cell table:formula="of:=0.000189*[$'raw data'.C164]" office:value-type="float" office:value="30.3046041123" calcext:value-type="float">
            <text:p>30.3046041123</text:p>
          </table:table-cell>
          <table:table-cell table:formula="of:=0.000189*[$'raw data'.E164]" office:value-type="float" office:value="57.8476946754" calcext:value-type="float">
            <text:p>57.8476946754</text:p>
          </table:table-cell>
          <table:table-cell table:formula="of:=0.000189*([$'raw data'.G164])" office:value-type="float" office:value="33.67429443" calcext:value-type="float">
            <text:p>33.67429443</text:p>
          </table:table-cell>
          <table:table-cell table:formula="of:=0.000189*[$'raw data'.H164]" office:value-type="float" office:value="51.7853095452" calcext:value-type="float">
            <text:p>51.7853095452</text:p>
          </table:table-cell>
          <table:table-cell table:formula="of:=0.000189*[$'raw data'.I164]" office:value-type="float" office:value="21.6164467071" calcext:value-type="float">
            <text:p>21.6164467071</text:p>
          </table:table-cell>
          <table:table-cell table:formula="of:=0.000189*[$'raw data'.J164]" office:value-type="float" office:value="37.7300898828" calcext:value-type="float">
            <text:p>37.7300898828</text:p>
          </table:table-cell>
          <table:table-cell table:formula="of:=0.000189*[$'raw data'.K164]" office:value-type="float" office:value="26.8318591443" calcext:value-type="float">
            <text:p>26.8318591443</text:p>
          </table:table-cell>
          <table:table-cell table:formula="of:=0.000189*([$'raw data'.M164])" office:value-type="float" office:value="16.56106054911" calcext:value-type="float">
            <text:p>16.56106054911</text:p>
          </table:table-cell>
          <table:table-cell table:formula="of:=0.000189*([$'raw data'.D164] - [$'raw data'.O164])" office:value-type="float" office:value="-167.6436876765" calcext:value-type="float">
            <text:p>-167.6436876765</text:p>
          </table:table-cell>
          <table:table-cell office:value-type="float" office:value="0" calcext:value-type="float">
            <text:p>0</text:p>
          </table:table-cell>
          <table:table-cell table:formula="of:=SUM([.B164:.L164])" office:value-type="float" office:value="148.50219921831" calcext:value-type="float">
            <text:p>148.50219921831</text:p>
          </table:table-cell>
        </table:table-row>
        <table:table-row table:style-name="ro1">
          <table:table-cell office:value-type="string" calcext:value-type="string">
            <text:p>291600</text:p>
          </table:table-cell>
          <table:table-cell table:formula="of:=0.000189*[$'raw data'.B165]" office:value-type="float" office:value="38.3470734087" calcext:value-type="float">
            <text:p>38.3470734087</text:p>
          </table:table-cell>
          <table:table-cell table:formula="of:=0.000189*[$'raw data'.C165]" office:value-type="float" office:value="29.0320082199" calcext:value-type="float">
            <text:p>29.0320082199</text:p>
          </table:table-cell>
          <table:table-cell table:formula="of:=0.000189*[$'raw data'.E165]" office:value-type="float" office:value="56.0219045337" calcext:value-type="float">
            <text:p>56.0219045337</text:p>
          </table:table-cell>
          <table:table-cell table:formula="of:=0.000189*([$'raw data'.G165])" office:value-type="float" office:value="36.142871814" calcext:value-type="float">
            <text:p>36.142871814</text:p>
          </table:table-cell>
          <table:table-cell table:formula="of:=0.000189*[$'raw data'.H165]" office:value-type="float" office:value="52.083116316" calcext:value-type="float">
            <text:p>52.083116316</text:p>
          </table:table-cell>
          <table:table-cell table:formula="of:=0.000189*[$'raw data'.I165]" office:value-type="float" office:value="21.6316013508" calcext:value-type="float">
            <text:p>21.6316013508</text:p>
          </table:table-cell>
          <table:table-cell table:formula="of:=0.000189*[$'raw data'.J165]" office:value-type="float" office:value="38.8487950767" calcext:value-type="float">
            <text:p>38.8487950767</text:p>
          </table:table-cell>
          <table:table-cell table:formula="of:=0.000189*[$'raw data'.K165]" office:value-type="float" office:value="26.8390569447" calcext:value-type="float">
            <text:p>26.8390569447</text:p>
          </table:table-cell>
          <table:table-cell table:formula="of:=0.000189*([$'raw data'.M165])" office:value-type="float" office:value="16.48107356427" calcext:value-type="float">
            <text:p>16.48107356427</text:p>
          </table:table-cell>
          <table:table-cell table:formula="of:=0.000189*([$'raw data'.D165] - [$'raw data'.O165])" office:value-type="float" office:value="-168.0346845639" calcext:value-type="float">
            <text:p>-168.0346845639</text:p>
          </table:table-cell>
          <table:table-cell office:value-type="float" office:value="0" calcext:value-type="float">
            <text:p>0</text:p>
          </table:table-cell>
          <table:table-cell table:formula="of:=SUM([.B165:.L165])" office:value-type="float" office:value="147.39281666487" calcext:value-type="float">
            <text:p>147.39281666487</text:p>
          </table:table-cell>
        </table:table-row>
        <table:table-row table:style-name="ro1">
          <table:table-cell office:value-type="string" calcext:value-type="string">
            <text:p>293400</text:p>
          </table:table-cell>
          <table:table-cell table:formula="of:=0.000189*[$'raw data'.B166]" office:value-type="float" office:value="38.8308163572" calcext:value-type="float">
            <text:p>38.8308163572</text:p>
          </table:table-cell>
          <table:table-cell table:formula="of:=0.000189*[$'raw data'.C166]" office:value-type="float" office:value="29.4322828716" calcext:value-type="float">
            <text:p>29.4322828716</text:p>
          </table:table-cell>
          <table:table-cell table:formula="of:=0.000189*[$'raw data'.E166]" office:value-type="float" office:value="56.3371413381" calcext:value-type="float">
            <text:p>56.3371413381</text:p>
          </table:table-cell>
          <table:table-cell table:formula="of:=0.000189*([$'raw data'.G166])" office:value-type="float" office:value="34.6103749719" calcext:value-type="float">
            <text:p>34.6103749719</text:p>
          </table:table-cell>
          <table:table-cell table:formula="of:=0.000189*[$'raw data'.H166]" office:value-type="float" office:value="52.1027389764" calcext:value-type="float">
            <text:p>52.1027389764</text:p>
          </table:table-cell>
          <table:table-cell table:formula="of:=0.000189*[$'raw data'.I166]" office:value-type="float" office:value="21.6248321646" calcext:value-type="float">
            <text:p>21.6248321646</text:p>
          </table:table-cell>
          <table:table-cell table:formula="of:=0.000189*[$'raw data'.J166]" office:value-type="float" office:value="39.0577260906" calcext:value-type="float">
            <text:p>39.0577260906</text:p>
          </table:table-cell>
          <table:table-cell table:formula="of:=0.000189*[$'raw data'.K166]" office:value-type="float" office:value="26.7313556916" calcext:value-type="float">
            <text:p>26.7313556916</text:p>
          </table:table-cell>
          <table:table-cell table:formula="of:=0.000189*([$'raw data'.M166])" office:value-type="float" office:value="16.34537245257" calcext:value-type="float">
            <text:p>16.34537245257</text:p>
          </table:table-cell>
          <table:table-cell table:formula="of:=0.000189*([$'raw data'.D166] - [$'raw data'.O166])" office:value-type="float" office:value="-167.4064047726" calcext:value-type="float">
            <text:p>-167.4064047726</text:p>
          </table:table-cell>
          <table:table-cell office:value-type="float" office:value="0" calcext:value-type="float">
            <text:p>0</text:p>
          </table:table-cell>
          <table:table-cell table:formula="of:=SUM([.B166:.L166])" office:value-type="float" office:value="147.66623614197" calcext:value-type="float">
            <text:p>147.66623614197</text:p>
          </table:table-cell>
        </table:table-row>
        <table:table-row table:style-name="ro1">
          <table:table-cell office:value-type="string" calcext:value-type="string">
            <text:p>295200</text:p>
          </table:table-cell>
          <table:table-cell table:formula="of:=0.000189*[$'raw data'.B167]" office:value-type="float" office:value="37.5016358682" calcext:value-type="float">
            <text:p>37.5016358682</text:p>
          </table:table-cell>
          <table:table-cell table:formula="of:=0.000189*[$'raw data'.C167]" office:value-type="float" office:value="27.78632451" calcext:value-type="float">
            <text:p>27.78632451</text:p>
          </table:table-cell>
          <table:table-cell table:formula="of:=0.000189*[$'raw data'.E167]" office:value-type="float" office:value="54.8893468116" calcext:value-type="float">
            <text:p>54.8893468116</text:p>
          </table:table-cell>
          <table:table-cell table:formula="of:=0.000189*([$'raw data'.G167])" office:value-type="float" office:value="35.8696453815" calcext:value-type="float">
            <text:p>35.8696453815</text:p>
          </table:table-cell>
          <table:table-cell table:formula="of:=0.000189*[$'raw data'.H167]" office:value-type="float" office:value="52.0999540047" calcext:value-type="float">
            <text:p>52.0999540047</text:p>
          </table:table-cell>
          <table:table-cell table:formula="of:=0.000189*[$'raw data'.I167]" office:value-type="float" office:value="21.5924724729" calcext:value-type="float">
            <text:p>21.5924724729</text:p>
          </table:table-cell>
          <table:table-cell table:formula="of:=0.000189*[$'raw data'.J167]" office:value-type="float" office:value="38.9604361482" calcext:value-type="float">
            <text:p>38.9604361482</text:p>
          </table:table-cell>
          <table:table-cell table:formula="of:=0.000189*[$'raw data'.K167]" office:value-type="float" office:value="26.7119524035" calcext:value-type="float">
            <text:p>26.7119524035</text:p>
          </table:table-cell>
          <table:table-cell table:formula="of:=0.000189*([$'raw data'.M167])" office:value-type="float" office:value="17.14805576064" calcext:value-type="float">
            <text:p>17.14805576064</text:p>
          </table:table-cell>
          <table:table-cell table:formula="of:=0.000189*([$'raw data'.D167] - [$'raw data'.O167])" office:value-type="float" office:value="-168.3132065307" calcext:value-type="float">
            <text:p>-168.3132065307</text:p>
          </table:table-cell>
          <table:table-cell office:value-type="float" office:value="0" calcext:value-type="float">
            <text:p>0</text:p>
          </table:table-cell>
          <table:table-cell table:formula="of:=SUM([.B167:.L167])" office:value-type="float" office:value="144.24661683054" calcext:value-type="float">
            <text:p>144.24661683054</text:p>
          </table:table-cell>
        </table:table-row>
        <table:table-row table:style-name="ro1">
          <table:table-cell office:value-type="string" calcext:value-type="string">
            <text:p>297000</text:p>
          </table:table-cell>
          <table:table-cell table:formula="of:=0.000189*[$'raw data'.B168]" office:value-type="float" office:value="36.9322181802" calcext:value-type="float">
            <text:p>36.9322181802</text:p>
          </table:table-cell>
          <table:table-cell table:formula="of:=0.000189*[$'raw data'.C168]" office:value-type="float" office:value="27.2063093652" calcext:value-type="float">
            <text:p>27.2063093652</text:p>
          </table:table-cell>
          <table:table-cell table:formula="of:=0.000189*[$'raw data'.E168]" office:value-type="float" office:value="54.3021679998" calcext:value-type="float">
            <text:p>54.3021679998</text:p>
          </table:table-cell>
          <table:table-cell table:formula="of:=0.000189*([$'raw data'.G168])" office:value-type="float" office:value="35.8507471581" calcext:value-type="float">
            <text:p>35.8507471581</text:p>
          </table:table-cell>
          <table:table-cell table:formula="of:=0.000189*[$'raw data'.H168]" office:value-type="float" office:value="52.4472979968" calcext:value-type="float">
            <text:p>52.4472979968</text:p>
          </table:table-cell>
          <table:table-cell table:formula="of:=0.000189*[$'raw data'.I168]" office:value-type="float" office:value="21.6106311204" calcext:value-type="float">
            <text:p>21.6106311204</text:p>
          </table:table-cell>
          <table:table-cell table:formula="of:=0.000189*[$'raw data'.J168]" office:value-type="float" office:value="38.8584743337" calcext:value-type="float">
            <text:p>38.8584743337</text:p>
          </table:table-cell>
          <table:table-cell table:formula="of:=0.000189*[$'raw data'.K168]" office:value-type="float" office:value="26.8003933848" calcext:value-type="float">
            <text:p>26.8003933848</text:p>
          </table:table-cell>
          <table:table-cell table:formula="of:=0.000189*([$'raw data'.M168])" office:value-type="float" office:value="15.31163947194" calcext:value-type="float">
            <text:p>15.31163947194</text:p>
          </table:table-cell>
          <table:table-cell table:formula="of:=0.000189*([$'raw data'.D168] - [$'raw data'.O168])" office:value-type="float" office:value="-168.8159122461" calcext:value-type="float">
            <text:p>-168.8159122461</text:p>
          </table:table-cell>
          <table:table-cell office:value-type="float" office:value="0" calcext:value-type="float">
            <text:p>0</text:p>
          </table:table-cell>
          <table:table-cell table:formula="of:=SUM([.B168:.L168])" office:value-type="float" office:value="140.50396676484" calcext:value-type="float">
            <text:p>140.50396676484</text:p>
          </table:table-cell>
        </table:table-row>
        <table:table-row table:style-name="ro1">
          <table:table-cell office:value-type="string" calcext:value-type="string">
            <text:p>298800</text:p>
          </table:table-cell>
          <table:table-cell table:formula="of:=0.000189*[$'raw data'.B169]" office:value-type="float" office:value="36.9157022451" calcext:value-type="float">
            <text:p>36.9157022451</text:p>
          </table:table-cell>
          <table:table-cell table:formula="of:=0.000189*[$'raw data'.C169]" office:value-type="float" office:value="27.2810849472" calcext:value-type="float">
            <text:p>27.2810849472</text:p>
          </table:table-cell>
          <table:table-cell table:formula="of:=0.000189*[$'raw data'.E169]" office:value-type="float" office:value="54.3219524631" calcext:value-type="float">
            <text:p>54.3219524631</text:p>
          </table:table-cell>
          <table:table-cell table:formula="of:=0.000189*([$'raw data'.G169])" office:value-type="float" office:value="35.8057929978" calcext:value-type="float">
            <text:p>35.8057929978</text:p>
          </table:table-cell>
          <table:table-cell table:formula="of:=0.000189*[$'raw data'.H169]" office:value-type="float" office:value="52.6166811954" calcext:value-type="float">
            <text:p>52.6166811954</text:p>
          </table:table-cell>
          <table:table-cell table:formula="of:=0.000189*[$'raw data'.I169]" office:value-type="float" office:value="21.6161093232" calcext:value-type="float">
            <text:p>21.6161093232</text:p>
          </table:table-cell>
          <table:table-cell table:formula="of:=0.000189*[$'raw data'.J169]" office:value-type="float" office:value="38.6886444525" calcext:value-type="float">
            <text:p>38.6886444525</text:p>
          </table:table-cell>
          <table:table-cell table:formula="of:=0.000189*[$'raw data'.K169]" office:value-type="float" office:value="26.7537659508" calcext:value-type="float">
            <text:p>26.7537659508</text:p>
          </table:table-cell>
          <table:table-cell table:formula="of:=0.000189*([$'raw data'.M169])" office:value-type="float" office:value="15.24446437941" calcext:value-type="float">
            <text:p>15.24446437941</text:p>
          </table:table-cell>
          <table:table-cell table:formula="of:=0.000189*([$'raw data'.D169] - [$'raw data'.O169])" office:value-type="float" office:value="-168.2363792781" calcext:value-type="float">
            <text:p>-168.2363792781</text:p>
          </table:table-cell>
          <table:table-cell office:value-type="float" office:value="0" calcext:value-type="float">
            <text:p>0</text:p>
          </table:table-cell>
          <table:table-cell table:formula="of:=SUM([.B169:.L169])" office:value-type="float" office:value="141.00781867641" calcext:value-type="float">
            <text:p>141.00781867641</text:p>
          </table:table-cell>
        </table:table-row>
        <table:table-row table:style-name="ro1">
          <table:table-cell office:value-type="string" calcext:value-type="string">
            <text:p>300600</text:p>
          </table:table-cell>
          <table:table-cell table:formula="of:=0.000189*[$'raw data'.B170]" office:value-type="float" office:value="37.3363797492" calcext:value-type="float">
            <text:p>37.3363797492</text:p>
          </table:table-cell>
          <table:table-cell table:formula="of:=0.000189*[$'raw data'.C170]" office:value-type="float" office:value="27.9232061724" calcext:value-type="float">
            <text:p>27.9232061724</text:p>
          </table:table-cell>
          <table:table-cell table:formula="of:=0.000189*[$'raw data'.E170]" office:value-type="float" office:value="54.9980014752" calcext:value-type="float">
            <text:p>54.9980014752</text:p>
          </table:table-cell>
          <table:table-cell table:formula="of:=0.000189*([$'raw data'.G170])" office:value-type="float" office:value="35.7723814266" calcext:value-type="float">
            <text:p>35.7723814266</text:p>
          </table:table-cell>
          <table:table-cell table:formula="of:=0.000189*[$'raw data'.H170]" office:value-type="float" office:value="52.5954341745" calcext:value-type="float">
            <text:p>52.5954341745</text:p>
          </table:table-cell>
          <table:table-cell table:formula="of:=0.000189*[$'raw data'.I170]" office:value-type="float" office:value="21.6142672914" calcext:value-type="float">
            <text:p>21.6142672914</text:p>
          </table:table-cell>
          <table:table-cell table:formula="of:=0.000189*[$'raw data'.J170]" office:value-type="float" office:value="38.2800680325" calcext:value-type="float">
            <text:p>38.2800680325</text:p>
          </table:table-cell>
          <table:table-cell table:formula="of:=0.000189*[$'raw data'.K170]" office:value-type="float" office:value="26.7696579969" calcext:value-type="float">
            <text:p>26.7696579969</text:p>
          </table:table-cell>
          <table:table-cell table:formula="of:=0.000189*([$'raw data'.M170])" office:value-type="float" office:value="15.21059160663" calcext:value-type="float">
            <text:p>15.21059160663</text:p>
          </table:table-cell>
          <table:table-cell table:formula="of:=0.000189*([$'raw data'.D170] - [$'raw data'.O170])" office:value-type="float" office:value="-168.2812642077" calcext:value-type="float">
            <text:p>-168.2812642077</text:p>
          </table:table-cell>
          <table:table-cell office:value-type="float" office:value="0" calcext:value-type="float">
            <text:p>0</text:p>
          </table:table-cell>
          <table:table-cell table:formula="of:=SUM([.B170:.L170])" office:value-type="float" office:value="142.21872371763" calcext:value-type="float">
            <text:p>142.21872371763</text:p>
          </table:table-cell>
        </table:table-row>
        <table:table-row table:style-name="ro1">
          <table:table-cell office:value-type="string" calcext:value-type="string">
            <text:p>302400</text:p>
          </table:table-cell>
          <table:table-cell table:formula="of:=0.000189*[$'raw data'.B171]" office:value-type="float" office:value="38.1906632457" calcext:value-type="float">
            <text:p>38.1906632457</text:p>
          </table:table-cell>
          <table:table-cell table:formula="of:=0.000189*[$'raw data'.C171]" office:value-type="float" office:value="28.9143484812" calcext:value-type="float">
            <text:p>28.9143484812</text:p>
          </table:table-cell>
          <table:table-cell table:formula="of:=0.000189*[$'raw data'.E171]" office:value-type="float" office:value="55.9559374101" calcext:value-type="float">
            <text:p>55.9559374101</text:p>
          </table:table-cell>
          <table:table-cell table:formula="of:=0.000189*([$'raw data'.G171])" office:value-type="float" office:value="35.7228112437" calcext:value-type="float">
            <text:p>35.7228112437</text:p>
          </table:table-cell>
          <table:table-cell table:formula="of:=0.000189*[$'raw data'.H171]" office:value-type="float" office:value="52.4481364386" calcext:value-type="float">
            <text:p>52.4481364386</text:p>
          </table:table-cell>
          <table:table-cell table:formula="of:=0.000189*[$'raw data'.I171]" office:value-type="float" office:value="21.6223120953" calcext:value-type="float">
            <text:p>21.6223120953</text:p>
          </table:table-cell>
          <table:table-cell table:formula="of:=0.000189*[$'raw data'.J171]" office:value-type="float" office:value="38.0344919976" calcext:value-type="float">
            <text:p>38.0344919976</text:p>
          </table:table-cell>
          <table:table-cell table:formula="of:=0.000189*[$'raw data'.K171]" office:value-type="float" office:value="26.7562286397" calcext:value-type="float">
            <text:p>26.7562286397</text:p>
          </table:table-cell>
          <table:table-cell table:formula="of:=0.000189*([$'raw data'.M171])" office:value-type="float" office:value="15.14845118682" calcext:value-type="float">
            <text:p>15.14845118682</text:p>
          </table:table-cell>
          <table:table-cell table:formula="of:=0.000189*([$'raw data'.D171] - [$'raw data'.O171])" office:value-type="float" office:value="-167.5905796215" calcext:value-type="float">
            <text:p>-167.5905796215</text:p>
          </table:table-cell>
          <table:table-cell office:value-type="float" office:value="0" calcext:value-type="float">
            <text:p>0</text:p>
          </table:table-cell>
          <table:table-cell table:formula="of:=SUM([.B171:.L171])" office:value-type="float" office:value="145.20280111722" calcext:value-type="float">
            <text:p>145.20280111722</text:p>
          </table:table-cell>
        </table:table-row>
        <table:table-row table:style-name="ro1">
          <table:table-cell office:value-type="string" calcext:value-type="string">
            <text:p>304200</text:p>
          </table:table-cell>
          <table:table-cell table:formula="of:=0.000189*[$'raw data'.B172]" office:value-type="float" office:value="39.7167950403" calcext:value-type="float">
            <text:p>39.7167950403</text:p>
          </table:table-cell>
          <table:table-cell table:formula="of:=0.000189*[$'raw data'.C172]" office:value-type="float" office:value="28.2187725183" calcext:value-type="float">
            <text:p>28.2187725183</text:p>
          </table:table-cell>
          <table:table-cell table:formula="of:=0.000189*[$'raw data'.E172]" office:value-type="float" office:value="55.2103393842" calcext:value-type="float">
            <text:p>55.2103393842</text:p>
          </table:table-cell>
          <table:table-cell table:formula="of:=0.000189*([$'raw data'.G172])" office:value-type="float" office:value="35.7230069343" calcext:value-type="float">
            <text:p>35.7230069343</text:p>
          </table:table-cell>
          <table:table-cell table:formula="of:=0.000189*[$'raw data'.H172]" office:value-type="float" office:value="52.4790852642" calcext:value-type="float">
            <text:p>52.4790852642</text:p>
          </table:table-cell>
          <table:table-cell table:formula="of:=0.000189*[$'raw data'.I172]" office:value-type="float" office:value="21.5944453305" calcext:value-type="float">
            <text:p>21.5944453305</text:p>
          </table:table-cell>
          <table:table-cell table:formula="of:=0.000189*[$'raw data'.J172]" office:value-type="float" office:value="38.7475625565" calcext:value-type="float">
            <text:p>38.7475625565</text:p>
          </table:table-cell>
          <table:table-cell table:formula="of:=0.000189*[$'raw data'.K172]" office:value-type="float" office:value="26.714301579" calcext:value-type="float">
            <text:p>26.714301579</text:p>
          </table:table-cell>
          <table:table-cell table:formula="of:=0.000189*([$'raw data'.M172])" office:value-type="float" office:value="15.11649379485" calcext:value-type="float">
            <text:p>15.11649379485</text:p>
          </table:table-cell>
          <table:table-cell table:formula="of:=0.000189*([$'raw data'.D172] - [$'raw data'.O172])" office:value-type="float" office:value="-167.9217397704" calcext:value-type="float">
            <text:p>-167.9217397704</text:p>
          </table:table-cell>
          <table:table-cell office:value-type="float" office:value="0" calcext:value-type="float">
            <text:p>0</text:p>
          </table:table-cell>
          <table:table-cell table:formula="of:=SUM([.B172:.L172])" office:value-type="float" office:value="145.59906263175" calcext:value-type="float">
            <text:p>145.59906263175</text:p>
          </table:table-cell>
        </table:table-row>
        <table:table-row table:style-name="ro1">
          <table:table-cell office:value-type="string" calcext:value-type="string">
            <text:p>306000</text:p>
          </table:table-cell>
          <table:table-cell table:formula="of:=0.000189*[$'raw data'.B173]" office:value-type="float" office:value="42.9829955919" calcext:value-type="float">
            <text:p>42.9829955919</text:p>
          </table:table-cell>
          <table:table-cell table:formula="of:=0.000189*[$'raw data'.C173]" office:value-type="float" office:value="29.422982484" calcext:value-type="float">
            <text:p>29.422982484</text:p>
          </table:table-cell>
          <table:table-cell table:formula="of:=0.000189*[$'raw data'.E173]" office:value-type="float" office:value="56.4711861294" calcext:value-type="float">
            <text:p>56.4711861294</text:p>
          </table:table-cell>
          <table:table-cell table:formula="of:=0.000189*([$'raw data'.G173])" office:value-type="float" office:value="35.7512954148" calcext:value-type="float">
            <text:p>35.7512954148</text:p>
          </table:table-cell>
          <table:table-cell table:formula="of:=0.000189*[$'raw data'.H173]" office:value-type="float" office:value="52.5167535501" calcext:value-type="float">
            <text:p>52.5167535501</text:p>
          </table:table-cell>
          <table:table-cell table:formula="of:=0.000189*[$'raw data'.I173]" office:value-type="float" office:value="21.6213546213" calcext:value-type="float">
            <text:p>21.6213546213</text:p>
          </table:table-cell>
          <table:table-cell table:formula="of:=0.000189*[$'raw data'.J173]" office:value-type="float" office:value="37.8179431875" calcext:value-type="float">
            <text:p>37.8179431875</text:p>
          </table:table-cell>
          <table:table-cell table:formula="of:=0.000189*[$'raw data'.K173]" office:value-type="float" office:value="26.62882425" calcext:value-type="float">
            <text:p>26.62882425</text:p>
          </table:table-cell>
          <table:table-cell table:formula="of:=0.000189*([$'raw data'.M173])" office:value-type="float" office:value="15.13029212163" calcext:value-type="float">
            <text:p>15.13029212163</text:p>
          </table:table-cell>
          <table:table-cell table:formula="of:=0.000189*([$'raw data'.D173] - [$'raw data'.O173])" office:value-type="float" office:value="-167.487979365" calcext:value-type="float">
            <text:p>-167.487979365</text:p>
          </table:table-cell>
          <table:table-cell office:value-type="float" office:value="0" calcext:value-type="float">
            <text:p>0</text:p>
          </table:table-cell>
          <table:table-cell table:formula="of:=SUM([.B173:.L173])" office:value-type="float" office:value="150.85564798563" calcext:value-type="float">
            <text:p>150.85564798563</text:p>
          </table:table-cell>
        </table:table-row>
        <table:table-row table:style-name="ro1">
          <table:table-cell office:value-type="string" calcext:value-type="string">
            <text:p>307800</text:p>
          </table:table-cell>
          <table:table-cell table:formula="of:=0.000189*[$'raw data'.B174]" office:value-type="float" office:value="42.8452785306" calcext:value-type="float">
            <text:p>42.8452785306</text:p>
          </table:table-cell>
          <table:table-cell table:formula="of:=0.000189*[$'raw data'.C174]" office:value-type="float" office:value="29.2883258241" calcext:value-type="float">
            <text:p>29.2883258241</text:p>
          </table:table-cell>
          <table:table-cell table:formula="of:=0.000189*[$'raw data'.E174]" office:value-type="float" office:value="55.8012740985" calcext:value-type="float">
            <text:p>55.8012740985</text:p>
          </table:table-cell>
          <table:table-cell table:formula="of:=0.000189*([$'raw data'.G174])" office:value-type="float" office:value="35.1216428787" calcext:value-type="float">
            <text:p>35.1216428787</text:p>
          </table:table-cell>
          <table:table-cell table:formula="of:=0.000189*[$'raw data'.H174]" office:value-type="float" office:value="52.4074144797" calcext:value-type="float">
            <text:p>52.4074144797</text:p>
          </table:table-cell>
          <table:table-cell table:formula="of:=0.000189*[$'raw data'.I174]" office:value-type="float" office:value="21.5717957028" calcext:value-type="float">
            <text:p>21.5717957028</text:p>
          </table:table-cell>
          <table:table-cell table:formula="of:=0.000189*[$'raw data'.J174]" office:value-type="float" office:value="38.8227592116" calcext:value-type="float">
            <text:p>38.8227592116</text:p>
          </table:table-cell>
          <table:table-cell table:formula="of:=0.000189*[$'raw data'.K174]" office:value-type="float" office:value="26.621787024" calcext:value-type="float">
            <text:p>26.621787024</text:p>
          </table:table-cell>
          <table:table-cell table:formula="of:=0.000189*([$'raw data'.M174])" office:value-type="float" office:value="14.99462933535" calcext:value-type="float">
            <text:p>14.99462933535</text:p>
          </table:table-cell>
          <table:table-cell table:formula="of:=0.000189*([$'raw data'.D174] - [$'raw data'.O174])" office:value-type="float" office:value="-167.2983650205" calcext:value-type="float">
            <text:p>-167.2983650205</text:p>
          </table:table-cell>
          <table:table-cell office:value-type="float" office:value="0" calcext:value-type="float">
            <text:p>0</text:p>
          </table:table-cell>
          <table:table-cell table:formula="of:=SUM([.B174:.L174])" office:value-type="float" office:value="150.17654206485" calcext:value-type="float">
            <text:p>150.17654206485</text:p>
          </table:table-cell>
        </table:table-row>
        <table:table-row table:style-name="ro1">
          <table:table-cell office:value-type="string" calcext:value-type="string">
            <text:p>309600</text:p>
          </table:table-cell>
          <table:table-cell table:formula="of:=0.000189*[$'raw data'.B175]" office:value-type="float" office:value="42.2913860208" calcext:value-type="float">
            <text:p>42.2913860208</text:p>
          </table:table-cell>
          <table:table-cell table:formula="of:=0.000189*[$'raw data'.C175]" office:value-type="float" office:value="28.6715194479" calcext:value-type="float">
            <text:p>28.6715194479</text:p>
          </table:table-cell>
          <table:table-cell table:formula="of:=0.000189*[$'raw data'.E175]" office:value-type="float" office:value="62.2237150962" calcext:value-type="float">
            <text:p>62.2237150962</text:p>
          </table:table-cell>
          <table:table-cell table:formula="of:=0.000189*([$'raw data'.G175])" office:value-type="float" office:value="35.5242977397" calcext:value-type="float">
            <text:p>35.5242977397</text:p>
          </table:table-cell>
          <table:table-cell table:formula="of:=0.000189*[$'raw data'.H175]" office:value-type="float" office:value="52.364877894" calcext:value-type="float">
            <text:p>52.364877894</text:p>
          </table:table-cell>
          <table:table-cell table:formula="of:=0.000189*[$'raw data'.I175]" office:value-type="float" office:value="21.5719865739" calcext:value-type="float">
            <text:p>21.5719865739</text:p>
          </table:table-cell>
          <table:table-cell table:formula="of:=0.000189*[$'raw data'.J175]" office:value-type="float" office:value="39.1644266265" calcext:value-type="float">
            <text:p>39.1644266265</text:p>
          </table:table-cell>
          <table:table-cell table:formula="of:=0.000189*[$'raw data'.K175]" office:value-type="float" office:value="26.5595924727" calcext:value-type="float">
            <text:p>26.5595924727</text:p>
          </table:table-cell>
          <table:table-cell table:formula="of:=0.000189*([$'raw data'.M175])" office:value-type="float" office:value="16.15229434665" calcext:value-type="float">
            <text:p>16.15229434665</text:p>
          </table:table-cell>
          <table:table-cell table:formula="of:=0.000189*([$'raw data'.D175] - [$'raw data'.O175])" office:value-type="float" office:value="-167.8989345012" calcext:value-type="float">
            <text:p>-167.8989345012</text:p>
          </table:table-cell>
          <table:table-cell office:value-type="float" office:value="0" calcext:value-type="float">
            <text:p>0</text:p>
          </table:table-cell>
          <table:table-cell table:formula="of:=SUM([.B175:.L175])" office:value-type="float" office:value="156.62516171715" calcext:value-type="float">
            <text:p>156.62516171715</text:p>
          </table:table-cell>
        </table:table-row>
        <table:table-row table:style-name="ro1">
          <table:table-cell office:value-type="string" calcext:value-type="string">
            <text:p>311400</text:p>
          </table:table-cell>
          <table:table-cell table:formula="of:=0.000189*[$'raw data'.B176]" office:value-type="float" office:value="42.5794815747" calcext:value-type="float">
            <text:p>42.5794815747</text:p>
          </table:table-cell>
          <table:table-cell table:formula="of:=0.000189*[$'raw data'.C176]" office:value-type="float" office:value="28.7074657548" calcext:value-type="float">
            <text:p>28.7074657548</text:p>
          </table:table-cell>
          <table:table-cell table:formula="of:=0.000189*[$'raw data'.E176]" office:value-type="float" office:value="62.614364904" calcext:value-type="float">
            <text:p>62.614364904</text:p>
          </table:table-cell>
          <table:table-cell table:formula="of:=0.000189*([$'raw data'.G176])" office:value-type="float" office:value="35.2189884249" calcext:value-type="float">
            <text:p>35.2189884249</text:p>
          </table:table-cell>
          <table:table-cell table:formula="of:=0.000189*[$'raw data'.H176]" office:value-type="float" office:value="52.3594682415" calcext:value-type="float">
            <text:p>52.3594682415</text:p>
          </table:table-cell>
          <table:table-cell table:formula="of:=0.000189*[$'raw data'.I176]" office:value-type="float" office:value="21.5605298097" calcext:value-type="float">
            <text:p>21.5605298097</text:p>
          </table:table-cell>
          <table:table-cell table:formula="of:=0.000189*[$'raw data'.J176]" office:value-type="float" office:value="38.9302863012" calcext:value-type="float">
            <text:p>38.9302863012</text:p>
          </table:table-cell>
          <table:table-cell table:formula="of:=0.000189*[$'raw data'.K176]" office:value-type="float" office:value="26.5169004345" calcext:value-type="float">
            <text:p>26.5169004345</text:p>
          </table:table-cell>
          <table:table-cell table:formula="of:=0.000189*([$'raw data'.M176])" office:value-type="float" office:value="16.3295034588" calcext:value-type="float">
            <text:p>16.3295034588</text:p>
          </table:table-cell>
          <table:table-cell table:formula="of:=0.000189*([$'raw data'.D176] - [$'raw data'.O176])" office:value-type="float" office:value="-167.290658451" calcext:value-type="float">
            <text:p>-167.290658451</text:p>
          </table:table-cell>
          <table:table-cell office:value-type="float" office:value="0" calcext:value-type="float">
            <text:p>0</text:p>
          </table:table-cell>
          <table:table-cell table:formula="of:=SUM([.B176:.L176])" office:value-type="float" office:value="157.5263304531" calcext:value-type="float">
            <text:p>157.5263304531</text:p>
          </table:table-cell>
        </table:table-row>
        <table:table-row table:style-name="ro1">
          <table:table-cell office:value-type="string" calcext:value-type="string">
            <text:p>313200</text:p>
          </table:table-cell>
          <table:table-cell table:formula="of:=0.000189*[$'raw data'.B177]" office:value-type="float" office:value="42.039882549" calcext:value-type="float">
            <text:p>42.039882549</text:p>
          </table:table-cell>
          <table:table-cell table:formula="of:=0.000189*[$'raw data'.C177]" office:value-type="float" office:value="28.3360832307" calcext:value-type="float">
            <text:p>28.3360832307</text:p>
          </table:table-cell>
          <table:table-cell table:formula="of:=0.000189*[$'raw data'.E177]" office:value-type="float" office:value="61.7621627511" calcext:value-type="float">
            <text:p>61.7621627511</text:p>
          </table:table-cell>
          <table:table-cell table:formula="of:=0.000189*([$'raw data'.G177])" office:value-type="float" office:value="35.2102213008" calcext:value-type="float">
            <text:p>35.2102213008</text:p>
          </table:table-cell>
          <table:table-cell table:formula="of:=0.000189*[$'raw data'.H177]" office:value-type="float" office:value="51.8828984478" calcext:value-type="float">
            <text:p>51.8828984478</text:p>
          </table:table-cell>
          <table:table-cell table:formula="of:=0.000189*[$'raw data'.I177]" office:value-type="float" office:value="21.5190595242" calcext:value-type="float">
            <text:p>21.5190595242</text:p>
          </table:table-cell>
          <table:table-cell table:formula="of:=0.000189*[$'raw data'.J177]" office:value-type="float" office:value="38.5986759354" calcext:value-type="float">
            <text:p>38.5986759354</text:p>
          </table:table-cell>
          <table:table-cell table:formula="of:=0.000189*[$'raw data'.K177]" office:value-type="float" office:value="26.4089888055" calcext:value-type="float">
            <text:p>26.4089888055</text:p>
          </table:table-cell>
          <table:table-cell table:formula="of:=0.000189*([$'raw data'.M177])" office:value-type="float" office:value="16.39247182146" calcext:value-type="float">
            <text:p>16.39247182146</text:p>
          </table:table-cell>
          <table:table-cell table:formula="of:=0.000189*([$'raw data'.D177] - [$'raw data'.O177])" office:value-type="float" office:value="-168.1998353532" calcext:value-type="float">
            <text:p>-168.1998353532</text:p>
          </table:table-cell>
          <table:table-cell office:value-type="float" office:value="0" calcext:value-type="float">
            <text:p>0</text:p>
          </table:table-cell>
          <table:table-cell table:formula="of:=SUM([.B177:.L177])" office:value-type="float" office:value="153.95060901276" calcext:value-type="float">
            <text:p>153.95060901276</text:p>
          </table:table-cell>
        </table:table-row>
        <table:table-row table:style-name="ro1">
          <table:table-cell office:value-type="string" calcext:value-type="string">
            <text:p>315000</text:p>
          </table:table-cell>
          <table:table-cell table:formula="of:=0.000189*[$'raw data'.B178]" office:value-type="float" office:value="43.1822541528" calcext:value-type="float">
            <text:p>43.1822541528</text:p>
          </table:table-cell>
          <table:table-cell table:formula="of:=0.000189*[$'raw data'.C178]" office:value-type="float" office:value="29.5510089105" calcext:value-type="float">
            <text:p>29.5510089105</text:p>
          </table:table-cell>
          <table:table-cell table:formula="of:=0.000189*[$'raw data'.E178]" office:value-type="float" office:value="63.2449505142" calcext:value-type="float">
            <text:p>63.2449505142</text:p>
          </table:table-cell>
          <table:table-cell table:formula="of:=0.000189*([$'raw data'.G178])" office:value-type="float" office:value="35.1836128602" calcext:value-type="float">
            <text:p>35.1836128602</text:p>
          </table:table-cell>
          <table:table-cell table:formula="of:=0.000189*[$'raw data'.H178]" office:value-type="float" office:value="52.39131975" calcext:value-type="float">
            <text:p>52.39131975</text:p>
          </table:table-cell>
          <table:table-cell table:formula="of:=0.000189*[$'raw data'.I178]" office:value-type="float" office:value="21.5892157383" calcext:value-type="float">
            <text:p>21.5892157383</text:p>
          </table:table-cell>
          <table:table-cell table:formula="of:=0.000189*[$'raw data'.J178]" office:value-type="float" office:value="37.3454217738" calcext:value-type="float">
            <text:p>37.3454217738</text:p>
          </table:table-cell>
          <table:table-cell table:formula="of:=0.000189*[$'raw data'.K178]" office:value-type="float" office:value="26.3191764402" calcext:value-type="float">
            <text:p>26.3191764402</text:p>
          </table:table-cell>
          <table:table-cell table:formula="of:=0.000189*([$'raw data'.M178])" office:value-type="float" office:value="15.48055809342" calcext:value-type="float">
            <text:p>15.48055809342</text:p>
          </table:table-cell>
          <table:table-cell table:formula="of:=0.000189*([$'raw data'.D178] - [$'raw data'.O178])" office:value-type="float" office:value="-167.2399672524" calcext:value-type="float">
            <text:p>-167.2399672524</text:p>
          </table:table-cell>
          <table:table-cell office:value-type="float" office:value="0" calcext:value-type="float">
            <text:p>0</text:p>
          </table:table-cell>
          <table:table-cell table:formula="of:=SUM([.B178:.L178])" office:value-type="float" office:value="157.04755098102" calcext:value-type="float">
            <text:p>157.04755098102</text:p>
          </table:table-cell>
        </table:table-row>
        <table:table-row table:style-name="ro1">
          <table:table-cell office:value-type="string" calcext:value-type="string">
            <text:p>316800</text:p>
          </table:table-cell>
          <table:table-cell table:formula="of:=0.000189*[$'raw data'.B179]" office:value-type="float" office:value="42.5131560504" calcext:value-type="float">
            <text:p>42.5131560504</text:p>
          </table:table-cell>
          <table:table-cell table:formula="of:=0.000189*[$'raw data'.C179]" office:value-type="float" office:value="28.6914757878" calcext:value-type="float">
            <text:p>28.6914757878</text:p>
          </table:table-cell>
          <table:table-cell table:formula="of:=0.000189*[$'raw data'.E179]" office:value-type="float" office:value="62.3731779216" calcext:value-type="float">
            <text:p>62.3731779216</text:p>
          </table:table-cell>
          <table:table-cell table:formula="of:=0.000189*([$'raw data'.G179])" office:value-type="float" office:value="35.5666171266" calcext:value-type="float">
            <text:p>35.5666171266</text:p>
          </table:table-cell>
          <table:table-cell table:formula="of:=0.000189*[$'raw data'.H179]" office:value-type="float" office:value="52.4565513801" calcext:value-type="float">
            <text:p>52.4565513801</text:p>
          </table:table-cell>
          <table:table-cell table:formula="of:=0.000189*[$'raw data'.I179]" office:value-type="float" office:value="21.5567273187" calcext:value-type="float">
            <text:p>21.5567273187</text:p>
          </table:table-cell>
          <table:table-cell table:formula="of:=0.000189*[$'raw data'.J179]" office:value-type="float" office:value="37.4514758919" calcext:value-type="float">
            <text:p>37.4514758919</text:p>
          </table:table-cell>
          <table:table-cell table:formula="of:=0.000189*[$'raw data'.K179]" office:value-type="float" office:value="26.3994120999" calcext:value-type="float">
            <text:p>26.3994120999</text:p>
          </table:table-cell>
          <table:table-cell table:formula="of:=0.000189*([$'raw data'.M179])" office:value-type="float" office:value="16.61184510426" calcext:value-type="float">
            <text:p>16.61184510426</text:p>
          </table:table-cell>
          <table:table-cell table:formula="of:=0.000189*([$'raw data'.D179] - [$'raw data'.O179])" office:value-type="float" office:value="-167.5345399875" calcext:value-type="float">
            <text:p>-167.5345399875</text:p>
          </table:table-cell>
          <table:table-cell office:value-type="float" office:value="0" calcext:value-type="float">
            <text:p>0</text:p>
          </table:table-cell>
          <table:table-cell table:formula="of:=SUM([.B179:.L179])" office:value-type="float" office:value="156.08589869376" calcext:value-type="float">
            <text:p>156.08589869376</text:p>
          </table:table-cell>
        </table:table-row>
        <table:table-row table:style-name="ro1">
          <table:table-cell office:value-type="string" calcext:value-type="string">
            <text:p>318600</text:p>
          </table:table-cell>
          <table:table-cell table:formula="of:=0.000189*[$'raw data'.B180]" office:value-type="float" office:value="42.9688049238" calcext:value-type="float">
            <text:p>42.9688049238</text:p>
          </table:table-cell>
          <table:table-cell table:formula="of:=0.000189*[$'raw data'.C180]" office:value-type="float" office:value="29.3916282912" calcext:value-type="float">
            <text:p>29.3916282912</text:p>
          </table:table-cell>
          <table:table-cell table:formula="of:=0.000189*[$'raw data'.E180]" office:value-type="float" office:value="64.0053376956" calcext:value-type="float">
            <text:p>64.0053376956</text:p>
          </table:table-cell>
          <table:table-cell table:formula="of:=0.000189*([$'raw data'.G180])" office:value-type="float" office:value="35.7593812317" calcext:value-type="float">
            <text:p>35.7593812317</text:p>
          </table:table-cell>
          <table:table-cell table:formula="of:=0.000189*[$'raw data'.H180]" office:value-type="float" office:value="52.3785041703" calcext:value-type="float">
            <text:p>52.3785041703</text:p>
          </table:table-cell>
          <table:table-cell table:formula="of:=0.000189*[$'raw data'.I180]" office:value-type="float" office:value="21.5325794691" calcext:value-type="float">
            <text:p>21.5325794691</text:p>
          </table:table-cell>
          <table:table-cell table:formula="of:=0.000189*[$'raw data'.J180]" office:value-type="float" office:value="36.1883707101" calcext:value-type="float">
            <text:p>36.1883707101</text:p>
          </table:table-cell>
          <table:table-cell table:formula="of:=0.000189*[$'raw data'.K180]" office:value-type="float" office:value="26.2652636988" calcext:value-type="float">
            <text:p>26.2652636988</text:p>
          </table:table-cell>
          <table:table-cell table:formula="of:=0.000189*([$'raw data'.M180])" office:value-type="float" office:value="16.64819858709" calcext:value-type="float">
            <text:p>16.64819858709</text:p>
          </table:table-cell>
          <table:table-cell table:formula="of:=0.000189*([$'raw data'.D180] - [$'raw data'.O180])" office:value-type="float" office:value="-167.38001028" calcext:value-type="float">
            <text:p>-167.38001028</text:p>
          </table:table-cell>
          <table:table-cell office:value-type="float" office:value="0" calcext:value-type="float">
            <text:p>0</text:p>
          </table:table-cell>
          <table:table-cell table:formula="of:=SUM([.B180:.L180])" office:value-type="float" office:value="157.75805849769" calcext:value-type="float">
            <text:p>157.75805849769</text:p>
          </table:table-cell>
        </table:table-row>
        <table:table-row table:style-name="ro1">
          <table:table-cell office:value-type="string" calcext:value-type="string">
            <text:p>320400</text:p>
          </table:table-cell>
          <table:table-cell table:formula="of:=0.000189*[$'raw data'.B181]" office:value-type="float" office:value="42.9760131003" calcext:value-type="float">
            <text:p>42.9760131003</text:p>
          </table:table-cell>
          <table:table-cell table:formula="of:=0.000189*[$'raw data'.C181]" office:value-type="float" office:value="29.2877358984" calcext:value-type="float">
            <text:p>29.2877358984</text:p>
          </table:table-cell>
          <table:table-cell table:formula="of:=0.000189*[$'raw data'.E181]" office:value-type="float" office:value="63.953184771" calcext:value-type="float">
            <text:p>63.953184771</text:p>
          </table:table-cell>
          <table:table-cell table:formula="of:=0.000189*([$'raw data'.G181])" office:value-type="float" office:value="35.8069492998" calcext:value-type="float">
            <text:p>35.8069492998</text:p>
          </table:table-cell>
          <table:table-cell table:formula="of:=0.000189*[$'raw data'.H181]" office:value-type="float" office:value="52.4317212027" calcext:value-type="float">
            <text:p>52.4317212027</text:p>
          </table:table-cell>
          <table:table-cell table:formula="of:=0.000189*[$'raw data'.I181]" office:value-type="float" office:value="21.6362688948" calcext:value-type="float">
            <text:p>21.6362688948</text:p>
          </table:table-cell>
          <table:table-cell table:formula="of:=0.000189*[$'raw data'.J181]" office:value-type="float" office:value="38.5179970896" calcext:value-type="float">
            <text:p>38.5179970896</text:p>
          </table:table-cell>
          <table:table-cell table:formula="of:=0.000189*[$'raw data'.K181]" office:value-type="float" office:value="26.1952914195" calcext:value-type="float">
            <text:p>26.1952914195</text:p>
          </table:table-cell>
          <table:table-cell table:formula="of:=0.000189*([$'raw data'.M181])" office:value-type="float" office:value="16.74270991008" calcext:value-type="float">
            <text:p>16.74270991008</text:p>
          </table:table-cell>
          <table:table-cell table:formula="of:=0.000189*([$'raw data'.D181] - [$'raw data'.O181])" office:value-type="float" office:value="-167.2330980852" calcext:value-type="float">
            <text:p>-167.2330980852</text:p>
          </table:table-cell>
          <table:table-cell office:value-type="float" office:value="0" calcext:value-type="float">
            <text:p>0</text:p>
          </table:table-cell>
          <table:table-cell table:formula="of:=SUM([.B181:.L181])" office:value-type="float" office:value="160.31477350098" calcext:value-type="float">
            <text:p>160.31477350098</text:p>
          </table:table-cell>
        </table:table-row>
        <table:table-row table:style-name="ro1">
          <table:table-cell office:value-type="string" calcext:value-type="string">
            <text:p>322200</text:p>
          </table:table-cell>
          <table:table-cell table:formula="of:=0.000189*[$'raw data'.B182]" office:value-type="float" office:value="43.1744595282" calcext:value-type="float">
            <text:p>43.1744595282</text:p>
          </table:table-cell>
          <table:table-cell table:formula="of:=0.000189*[$'raw data'.C182]" office:value-type="float" office:value="29.7832127229" calcext:value-type="float">
            <text:p>29.7832127229</text:p>
          </table:table-cell>
          <table:table-cell table:formula="of:=0.000189*[$'raw data'.E182]" office:value-type="float" office:value="64.3495124223" calcext:value-type="float">
            <text:p>64.3495124223</text:p>
          </table:table-cell>
          <table:table-cell table:formula="of:=0.000189*([$'raw data'.G182])" office:value-type="float" office:value="35.8332418836" calcext:value-type="float">
            <text:p>35.8332418836</text:p>
          </table:table-cell>
          <table:table-cell table:formula="of:=0.000189*[$'raw data'.H182]" office:value-type="float" office:value="51.9356453805" calcext:value-type="float">
            <text:p>51.9356453805</text:p>
          </table:table-cell>
          <table:table-cell table:formula="of:=0.000189*[$'raw data'.I182]" office:value-type="float" office:value="21.7547254764" calcext:value-type="float">
            <text:p>21.7547254764</text:p>
          </table:table-cell>
          <table:table-cell table:formula="of:=0.000189*[$'raw data'.J182]" office:value-type="float" office:value="39.6525276504" calcext:value-type="float">
            <text:p>39.6525276504</text:p>
          </table:table-cell>
          <table:table-cell table:formula="of:=0.000189*[$'raw data'.K182]" office:value-type="float" office:value="26.2837058085" calcext:value-type="float">
            <text:p>26.2837058085</text:p>
          </table:table-cell>
          <table:table-cell table:formula="of:=0.000189*([$'raw data'.M182])" office:value-type="float" office:value="16.82416567062" calcext:value-type="float">
            <text:p>16.82416567062</text:p>
          </table:table-cell>
          <table:table-cell table:formula="of:=0.000189*([$'raw data'.D182] - [$'raw data'.O182])" office:value-type="float" office:value="-167.1315975063" calcext:value-type="float">
            <text:p>-167.1315975063</text:p>
          </table:table-cell>
          <table:table-cell office:value-type="float" office:value="0" calcext:value-type="float">
            <text:p>0</text:p>
          </table:table-cell>
          <table:table-cell table:formula="of:=SUM([.B182:.L182])" office:value-type="float" office:value="162.45959903712" calcext:value-type="float">
            <text:p>162.45959903712</text:p>
          </table:table-cell>
        </table:table-row>
        <table:table-row table:style-name="ro1">
          <table:table-cell office:value-type="string" calcext:value-type="string">
            <text:p>324000</text:p>
          </table:table-cell>
          <table:table-cell table:formula="of:=0.000189*[$'raw data'.B183]" office:value-type="float" office:value="43.6974466635" calcext:value-type="float">
            <text:p>43.6974466635</text:p>
          </table:table-cell>
          <table:table-cell table:formula="of:=0.000189*[$'raw data'.C183]" office:value-type="float" office:value="30.0147649011" calcext:value-type="float">
            <text:p>30.0147649011</text:p>
          </table:table-cell>
          <table:table-cell table:formula="of:=0.000189*[$'raw data'.E183]" office:value-type="float" office:value="68.1989683536" calcext:value-type="float">
            <text:p>68.1989683536</text:p>
          </table:table-cell>
          <table:table-cell table:formula="of:=0.000189*([$'raw data'.G183])" office:value-type="float" office:value="35.8132126842" calcext:value-type="float">
            <text:p>35.8132126842</text:p>
          </table:table-cell>
          <table:table-cell table:formula="of:=0.000189*[$'raw data'.H183]" office:value-type="float" office:value="52.1212539834" calcext:value-type="float">
            <text:p>52.1212539834</text:p>
          </table:table-cell>
          <table:table-cell table:formula="of:=0.000189*[$'raw data'.I183]" office:value-type="float" office:value="21.2576340816" calcext:value-type="float">
            <text:p>21.2576340816</text:p>
          </table:table-cell>
          <table:table-cell table:formula="of:=0.000189*[$'raw data'.J183]" office:value-type="float" office:value="39.6491191866" calcext:value-type="float">
            <text:p>39.6491191866</text:p>
          </table:table-cell>
          <table:table-cell table:formula="of:=0.000189*[$'raw data'.K183]" office:value-type="float" office:value="26.3920741182" calcext:value-type="float">
            <text:p>26.3920741182</text:p>
          </table:table-cell>
          <table:table-cell table:formula="of:=0.000189*([$'raw data'.M183])" office:value-type="float" office:value="16.82195289831" calcext:value-type="float">
            <text:p>16.82195289831</text:p>
          </table:table-cell>
          <table:table-cell table:formula="of:=0.000189*([$'raw data'.D183] - [$'raw data'.O183])" office:value-type="float" office:value="-165.8595822219" calcext:value-type="float">
            <text:p>-165.8595822219</text:p>
          </table:table-cell>
          <table:table-cell office:value-type="float" office:value="0" calcext:value-type="float">
            <text:p>0</text:p>
          </table:table-cell>
          <table:table-cell table:formula="of:=SUM([.B183:.L183])" office:value-type="float" office:value="168.10684464861" calcext:value-type="float">
            <text:p>168.10684464861</text:p>
          </table:table-cell>
        </table:table-row>
        <table:table-row table:style-name="ro1">
          <table:table-cell office:value-type="string" calcext:value-type="string">
            <text:p>325800</text:p>
          </table:table-cell>
          <table:table-cell table:formula="of:=0.000189*[$'raw data'.B184]" office:value-type="float" office:value="43.1389463904" calcext:value-type="float">
            <text:p>43.1389463904</text:p>
          </table:table-cell>
          <table:table-cell table:formula="of:=0.000189*[$'raw data'.C184]" office:value-type="float" office:value="29.319076332" calcext:value-type="float">
            <text:p>29.319076332</text:p>
          </table:table-cell>
          <table:table-cell table:formula="of:=0.000189*[$'raw data'.E184]" office:value-type="float" office:value="67.0969143243" calcext:value-type="float">
            <text:p>67.0969143243</text:p>
          </table:table-cell>
          <table:table-cell table:formula="of:=0.000189*([$'raw data'.G184])" office:value-type="float" office:value="35.9312201829" calcext:value-type="float">
            <text:p>35.9312201829</text:p>
          </table:table-cell>
          <table:table-cell table:formula="of:=0.000189*[$'raw data'.H184]" office:value-type="float" office:value="52.1837122275" calcext:value-type="float">
            <text:p>52.1837122275</text:p>
          </table:table-cell>
          <table:table-cell table:formula="of:=0.000189*[$'raw data'.I184]" office:value-type="float" office:value="21.4432192674" calcext:value-type="float">
            <text:p>21.4432192674</text:p>
          </table:table-cell>
          <table:table-cell table:formula="of:=0.000189*[$'raw data'.J184]" office:value-type="float" office:value="39.1247731602" calcext:value-type="float">
            <text:p>39.1247731602</text:p>
          </table:table-cell>
          <table:table-cell table:formula="of:=0.000189*[$'raw data'.K184]" office:value-type="float" office:value="26.6102759412" calcext:value-type="float">
            <text:p>26.6102759412</text:p>
          </table:table-cell>
          <table:table-cell table:formula="of:=0.000189*([$'raw data'.M184])" office:value-type="float" office:value="16.87064297814" calcext:value-type="float">
            <text:p>16.87064297814</text:p>
          </table:table-cell>
          <table:table-cell table:formula="of:=0.000189*([$'raw data'.D184] - [$'raw data'.O184])" office:value-type="float" office:value="-166.2874704918" calcext:value-type="float">
            <text:p>-166.2874704918</text:p>
          </table:table-cell>
          <table:table-cell office:value-type="float" office:value="0" calcext:value-type="float">
            <text:p>0</text:p>
          </table:table-cell>
          <table:table-cell table:formula="of:=SUM([.B184:.L184])" office:value-type="float" office:value="165.43131031224" calcext:value-type="float">
            <text:p>165.43131031224</text:p>
          </table:table-cell>
        </table:table-row>
        <table:table-row table:style-name="ro1">
          <table:table-cell office:value-type="string" calcext:value-type="string">
            <text:p>327600</text:p>
          </table:table-cell>
          <table:table-cell table:formula="of:=0.000189*[$'raw data'.B185]" office:value-type="float" office:value="42.7144602717" calcext:value-type="float">
            <text:p>42.7144602717</text:p>
          </table:table-cell>
          <table:table-cell table:formula="of:=0.000189*[$'raw data'.C185]" office:value-type="float" office:value="28.6734632751" calcext:value-type="float">
            <text:p>28.6734632751</text:p>
          </table:table-cell>
          <table:table-cell table:formula="of:=0.000189*[$'raw data'.E185]" office:value-type="float" office:value="65.751032151" calcext:value-type="float">
            <text:p>65.751032151</text:p>
          </table:table-cell>
          <table:table-cell table:formula="of:=0.000189*([$'raw data'.G185])" office:value-type="float" office:value="35.9049313413" calcext:value-type="float">
            <text:p>35.9049313413</text:p>
          </table:table-cell>
          <table:table-cell table:formula="of:=0.000189*[$'raw data'.H185]" office:value-type="float" office:value="52.177914747" calcext:value-type="float">
            <text:p>52.177914747</text:p>
          </table:table-cell>
          <table:table-cell table:formula="of:=0.000189*[$'raw data'.I185]" office:value-type="float" office:value="21.4372256049" calcext:value-type="float">
            <text:p>21.4372256049</text:p>
          </table:table-cell>
          <table:table-cell table:formula="of:=0.000189*[$'raw data'.J185]" office:value-type="float" office:value="39.8309293998" calcext:value-type="float">
            <text:p>39.8309293998</text:p>
          </table:table-cell>
          <table:table-cell table:formula="of:=0.000189*[$'raw data'.K185]" office:value-type="float" office:value="26.5621073823" calcext:value-type="float">
            <text:p>26.5621073823</text:p>
          </table:table-cell>
          <table:table-cell table:formula="of:=0.000189*([$'raw data'.M185])" office:value-type="float" office:value="16.8890461047" calcext:value-type="float">
            <text:p>16.8890461047</text:p>
          </table:table-cell>
          <table:table-cell table:formula="of:=0.000189*([$'raw data'.D185] - [$'raw data'.O185])" office:value-type="float" office:value="-165.6994780917" calcext:value-type="float">
            <text:p>-165.6994780917</text:p>
          </table:table-cell>
          <table:table-cell office:value-type="float" office:value="0" calcext:value-type="float">
            <text:p>0</text:p>
          </table:table-cell>
          <table:table-cell table:formula="of:=SUM([.B185:.L185])" office:value-type="float" office:value="164.2416321861" calcext:value-type="float">
            <text:p>164.2416321861</text:p>
          </table:table-cell>
        </table:table-row>
        <table:table-row table:style-name="ro1">
          <table:table-cell office:value-type="string" calcext:value-type="string">
            <text:p>329400</text:p>
          </table:table-cell>
          <table:table-cell table:formula="of:=0.000189*[$'raw data'.B186]" office:value-type="float" office:value="42.4536547302" calcext:value-type="float">
            <text:p>42.4536547302</text:p>
          </table:table-cell>
          <table:table-cell table:formula="of:=0.000189*[$'raw data'.C186]" office:value-type="float" office:value="28.3587055668" calcext:value-type="float">
            <text:p>28.3587055668</text:p>
          </table:table-cell>
          <table:table-cell table:formula="of:=0.000189*[$'raw data'.E186]" office:value-type="float" office:value="65.1152056275" calcext:value-type="float">
            <text:p>65.1152056275</text:p>
          </table:table-cell>
          <table:table-cell table:formula="of:=0.000189*([$'raw data'.G186])" office:value-type="float" office:value="35.8709039136" calcext:value-type="float">
            <text:p>35.8709039136</text:p>
          </table:table-cell>
          <table:table-cell table:formula="of:=0.000189*[$'raw data'.H186]" office:value-type="float" office:value="52.1908244298" calcext:value-type="float">
            <text:p>52.1908244298</text:p>
          </table:table-cell>
          <table:table-cell table:formula="of:=0.000189*[$'raw data'.I186]" office:value-type="float" office:value="21.4776489438" calcext:value-type="float">
            <text:p>21.4776489438</text:p>
          </table:table-cell>
          <table:table-cell table:formula="of:=0.000189*[$'raw data'.J186]" office:value-type="float" office:value="39.5055312939" calcext:value-type="float">
            <text:p>39.5055312939</text:p>
          </table:table-cell>
          <table:table-cell table:formula="of:=0.000189*[$'raw data'.K186]" office:value-type="float" office:value="26.6359447116" calcext:value-type="float">
            <text:p>26.6359447116</text:p>
          </table:table-cell>
          <table:table-cell table:formula="of:=0.000189*([$'raw data'.M186])" office:value-type="float" office:value="16.98798179484" calcext:value-type="float">
            <text:p>16.98798179484</text:p>
          </table:table-cell>
          <table:table-cell table:formula="of:=0.000189*([$'raw data'.D186] - [$'raw data'.O186])" office:value-type="float" office:value="-165.6243340542" calcext:value-type="float">
            <text:p>-165.6243340542</text:p>
          </table:table-cell>
          <table:table-cell office:value-type="float" office:value="0" calcext:value-type="float">
            <text:p>0</text:p>
          </table:table-cell>
          <table:table-cell table:formula="of:=SUM([.B186:.L186])" office:value-type="float" office:value="162.97206695784" calcext:value-type="float">
            <text:p>162.97206695784</text:p>
          </table:table-cell>
        </table:table-row>
        <table:table-row table:style-name="ro1">
          <table:table-cell office:value-type="string" calcext:value-type="string">
            <text:p>331200</text:p>
          </table:table-cell>
          <table:table-cell table:formula="of:=0.000189*[$'raw data'.B187]" office:value-type="float" office:value="43.5001274127" calcext:value-type="float">
            <text:p>43.5001274127</text:p>
          </table:table-cell>
          <table:table-cell table:formula="of:=0.000189*[$'raw data'.C187]" office:value-type="float" office:value="29.3597931501" calcext:value-type="float">
            <text:p>29.3597931501</text:p>
          </table:table-cell>
          <table:table-cell table:formula="of:=0.000189*[$'raw data'.E187]" office:value-type="float" office:value="67.2173972505" calcext:value-type="float">
            <text:p>67.2173972505</text:p>
          </table:table-cell>
          <table:table-cell table:formula="of:=0.000189*([$'raw data'.G187])" office:value-type="float" office:value="35.9160800544" calcext:value-type="float">
            <text:p>35.9160800544</text:p>
          </table:table-cell>
          <table:table-cell table:formula="of:=0.000189*[$'raw data'.H187]" office:value-type="float" office:value="52.2341686503" calcext:value-type="float">
            <text:p>52.2341686503</text:p>
          </table:table-cell>
          <table:table-cell table:formula="of:=0.000189*[$'raw data'.I187]" office:value-type="float" office:value="21.4983976473" calcext:value-type="float">
            <text:p>21.4983976473</text:p>
          </table:table-cell>
          <table:table-cell table:formula="of:=0.000189*[$'raw data'.J187]" office:value-type="float" office:value="36.417981348" calcext:value-type="float">
            <text:p>36.417981348</text:p>
          </table:table-cell>
          <table:table-cell table:formula="of:=0.000189*[$'raw data'.K187]" office:value-type="float" office:value="26.4755381625" calcext:value-type="float">
            <text:p>26.4755381625</text:p>
          </table:table-cell>
          <table:table-cell table:formula="of:=0.000189*([$'raw data'.M187])" office:value-type="float" office:value="16.79292135486" calcext:value-type="float">
            <text:p>16.79292135486</text:p>
          </table:table-cell>
          <table:table-cell table:formula="of:=0.000189*([$'raw data'.D187] - [$'raw data'.O187])" office:value-type="float" office:value="-165.5662992795" calcext:value-type="float">
            <text:p>-165.5662992795</text:p>
          </table:table-cell>
          <table:table-cell office:value-type="float" office:value="0" calcext:value-type="float">
            <text:p>0</text:p>
          </table:table-cell>
          <table:table-cell table:formula="of:=SUM([.B187:.L187])" office:value-type="float" office:value="163.84610575116" calcext:value-type="float">
            <text:p>163.84610575116</text:p>
          </table:table-cell>
        </table:table-row>
        <table:table-row table:style-name="ro1">
          <table:table-cell office:value-type="string" calcext:value-type="string">
            <text:p>333000</text:p>
          </table:table-cell>
          <table:table-cell table:formula="of:=0.000189*[$'raw data'.B188]" office:value-type="float" office:value="42.363576045" calcext:value-type="float">
            <text:p>42.363576045</text:p>
          </table:table-cell>
          <table:table-cell table:formula="of:=0.000189*[$'raw data'.C188]" office:value-type="float" office:value="28.1544004224" calcext:value-type="float">
            <text:p>28.1544004224</text:p>
          </table:table-cell>
          <table:table-cell table:formula="of:=0.000189*[$'raw data'.E188]" office:value-type="float" office:value="64.5808775472" calcext:value-type="float">
            <text:p>64.5808775472</text:p>
          </table:table-cell>
          <table:table-cell table:formula="of:=0.000189*([$'raw data'.G188])" office:value-type="float" office:value="35.8683267474" calcext:value-type="float">
            <text:p>35.8683267474</text:p>
          </table:table-cell>
          <table:table-cell table:formula="of:=0.000189*[$'raw data'.H188]" office:value-type="float" office:value="51.9527863008" calcext:value-type="float">
            <text:p>51.9527863008</text:p>
          </table:table-cell>
          <table:table-cell table:formula="of:=0.000189*[$'raw data'.I188]" office:value-type="float" office:value="21.5317432386" calcext:value-type="float">
            <text:p>21.5317432386</text:p>
          </table:table-cell>
          <table:table-cell table:formula="of:=0.000189*[$'raw data'.J188]" office:value-type="float" office:value="39.4098154947" calcext:value-type="float">
            <text:p>39.4098154947</text:p>
          </table:table-cell>
          <table:table-cell table:formula="of:=0.000189*[$'raw data'.K188]" office:value-type="float" office:value="26.6571369225" calcext:value-type="float">
            <text:p>26.6571369225</text:p>
          </table:table-cell>
          <table:table-cell table:formula="of:=0.000189*([$'raw data'.M188])" office:value-type="float" office:value="16.91546863167" calcext:value-type="float">
            <text:p>16.91546863167</text:p>
          </table:table-cell>
          <table:table-cell table:formula="of:=0.000189*([$'raw data'.D188] - [$'raw data'.O188])" office:value-type="float" office:value="-165.4561731375" calcext:value-type="float">
            <text:p>-165.4561731375</text:p>
          </table:table-cell>
          <table:table-cell office:value-type="float" office:value="0" calcext:value-type="float">
            <text:p>0</text:p>
          </table:table-cell>
          <table:table-cell table:formula="of:=SUM([.B188:.L188])" office:value-type="float" office:value="161.97795821277" calcext:value-type="float">
            <text:p>161.97795821277</text:p>
          </table:table-cell>
        </table:table-row>
        <table:table-row table:style-name="ro1">
          <table:table-cell office:value-type="string" calcext:value-type="string">
            <text:p>334800</text:p>
          </table:table-cell>
          <table:table-cell table:formula="of:=0.000189*[$'raw data'.B189]" office:value-type="float" office:value="42.3847918809" calcext:value-type="float">
            <text:p>42.3847918809</text:p>
          </table:table-cell>
          <table:table-cell table:formula="of:=0.000189*[$'raw data'.C189]" office:value-type="float" office:value="28.1312187786" calcext:value-type="float">
            <text:p>28.1312187786</text:p>
          </table:table-cell>
          <table:table-cell table:formula="of:=0.000189*[$'raw data'.E189]" office:value-type="float" office:value="64.6055961579" calcext:value-type="float">
            <text:p>64.6055961579</text:p>
          </table:table-cell>
          <table:table-cell table:formula="of:=0.000189*([$'raw data'.G189])" office:value-type="float" office:value="35.9142091434" calcext:value-type="float">
            <text:p>35.9142091434</text:p>
          </table:table-cell>
          <table:table-cell table:formula="of:=0.000189*[$'raw data'.H189]" office:value-type="float" office:value="51.6307804047" calcext:value-type="float">
            <text:p>51.6307804047</text:p>
          </table:table-cell>
          <table:table-cell table:formula="of:=0.000189*[$'raw data'.I189]" office:value-type="float" office:value="21.4586126181" calcext:value-type="float">
            <text:p>21.4586126181</text:p>
          </table:table-cell>
          <table:table-cell table:formula="of:=0.000189*[$'raw data'.J189]" office:value-type="float" office:value="39.474373491" calcext:value-type="float">
            <text:p>39.474373491</text:p>
          </table:table-cell>
          <table:table-cell table:formula="of:=0.000189*[$'raw data'.K189]" office:value-type="float" office:value="26.8703917839" calcext:value-type="float">
            <text:p>26.8703917839</text:p>
          </table:table-cell>
          <table:table-cell table:formula="of:=0.000189*([$'raw data'.M189])" office:value-type="float" office:value="16.85572226163" calcext:value-type="float">
            <text:p>16.85572226163</text:p>
          </table:table-cell>
          <table:table-cell table:formula="of:=0.000189*([$'raw data'.D189] - [$'raw data'.O189])" office:value-type="float" office:value="-165.5089373637" calcext:value-type="float">
            <text:p>-165.5089373637</text:p>
          </table:table-cell>
          <table:table-cell office:value-type="float" office:value="0" calcext:value-type="float">
            <text:p>0</text:p>
          </table:table-cell>
          <table:table-cell table:formula="of:=SUM([.B189:.L189])" office:value-type="float" office:value="161.81675915643" calcext:value-type="float">
            <text:p>161.81675915643</text:p>
          </table:table-cell>
        </table:table-row>
        <table:table-row table:style-name="ro1">
          <table:table-cell office:value-type="string" calcext:value-type="string">
            <text:p>336600</text:p>
          </table:table-cell>
          <table:table-cell table:formula="of:=0.000189*[$'raw data'.B190]" office:value-type="float" office:value="42.4444216455" calcext:value-type="float">
            <text:p>42.4444216455</text:p>
          </table:table-cell>
          <table:table-cell table:formula="of:=0.000189*[$'raw data'.C190]" office:value-type="float" office:value="28.2209362092" calcext:value-type="float">
            <text:p>28.2209362092</text:p>
          </table:table-cell>
          <table:table-cell table:formula="of:=0.000189*[$'raw data'.E190]" office:value-type="float" office:value="64.8297545994" calcext:value-type="float">
            <text:p>64.8297545994</text:p>
          </table:table-cell>
          <table:table-cell table:formula="of:=0.000189*([$'raw data'.G190])" office:value-type="float" office:value="35.917678503" calcext:value-type="float">
            <text:p>35.917678503</text:p>
          </table:table-cell>
          <table:table-cell table:formula="of:=0.000189*[$'raw data'.H190]" office:value-type="float" office:value="51.6965796396" calcext:value-type="float">
            <text:p>51.6965796396</text:p>
          </table:table-cell>
          <table:table-cell table:formula="of:=0.000189*[$'raw data'.I190]" office:value-type="float" office:value="21.5625271806" calcext:value-type="float">
            <text:p>21.5625271806</text:p>
          </table:table-cell>
          <table:table-cell table:formula="of:=0.000189*[$'raw data'.J190]" office:value-type="float" office:value="36.5175047979" calcext:value-type="float">
            <text:p>36.5175047979</text:p>
          </table:table-cell>
          <table:table-cell table:formula="of:=0.000189*[$'raw data'.K190]" office:value-type="float" office:value="26.8786618947" calcext:value-type="float">
            <text:p>26.8786618947</text:p>
          </table:table-cell>
          <table:table-cell table:formula="of:=0.000189*([$'raw data'.M190])" office:value-type="float" office:value="16.8929534907" calcext:value-type="float">
            <text:p>16.8929534907</text:p>
          </table:table-cell>
          <table:table-cell table:formula="of:=0.000189*([$'raw data'.D190] - [$'raw data'.O190])" office:value-type="float" office:value="-165.4283930481" calcext:value-type="float">
            <text:p>-165.4283930481</text:p>
          </table:table-cell>
          <table:table-cell office:value-type="float" office:value="0" calcext:value-type="float">
            <text:p>0</text:p>
          </table:table-cell>
          <table:table-cell table:formula="of:=SUM([.B190:.L190])" office:value-type="float" office:value="159.5326249125" calcext:value-type="float">
            <text:p>159.5326249125</text:p>
          </table:table-cell>
        </table:table-row>
        <table:table-row table:style-name="ro1">
          <table:table-cell office:value-type="string" calcext:value-type="string">
            <text:p>338400</text:p>
          </table:table-cell>
          <table:table-cell table:formula="of:=0.000189*[$'raw data'.B191]" office:value-type="float" office:value="41.3806459185" calcext:value-type="float">
            <text:p>41.3806459185</text:p>
          </table:table-cell>
          <table:table-cell table:formula="of:=0.000189*[$'raw data'.C191]" office:value-type="float" office:value="26.8271481114" calcext:value-type="float">
            <text:p>26.8271481114</text:p>
          </table:table-cell>
          <table:table-cell table:formula="of:=0.000189*[$'raw data'.E191]" office:value-type="float" office:value="61.9117016301" calcext:value-type="float">
            <text:p>61.9117016301</text:p>
          </table:table-cell>
          <table:table-cell table:formula="of:=0.000189*([$'raw data'.G191])" office:value-type="float" office:value="35.9287840485" calcext:value-type="float">
            <text:p>35.9287840485</text:p>
          </table:table-cell>
          <table:table-cell table:formula="of:=0.000189*[$'raw data'.H191]" office:value-type="float" office:value="51.6612483387" calcext:value-type="float">
            <text:p>51.6612483387</text:p>
          </table:table-cell>
          <table:table-cell table:formula="of:=0.000189*[$'raw data'.I191]" office:value-type="float" office:value="21.5258894928" calcext:value-type="float">
            <text:p>21.5258894928</text:p>
          </table:table-cell>
          <table:table-cell table:formula="of:=0.000189*[$'raw data'.J191]" office:value-type="float" office:value="36.6534097461" calcext:value-type="float">
            <text:p>36.6534097461</text:p>
          </table:table-cell>
          <table:table-cell table:formula="of:=0.000189*[$'raw data'.K191]" office:value-type="float" office:value="26.8903016109" calcext:value-type="float">
            <text:p>26.8903016109</text:p>
          </table:table-cell>
          <table:table-cell table:formula="of:=0.000189*([$'raw data'.M191])" office:value-type="float" office:value="16.91780549193" calcext:value-type="float">
            <text:p>16.91780549193</text:p>
          </table:table-cell>
          <table:table-cell table:formula="of:=0.000189*([$'raw data'.D191] - [$'raw data'.O191])" office:value-type="float" office:value="-165.6111271311" calcext:value-type="float">
            <text:p>-165.6111271311</text:p>
          </table:table-cell>
          <table:table-cell office:value-type="float" office:value="0" calcext:value-type="float">
            <text:p>0</text:p>
          </table:table-cell>
          <table:table-cell table:formula="of:=SUM([.B191:.L191])" office:value-type="float" office:value="154.08580725783" calcext:value-type="float">
            <text:p>154.08580725783</text:p>
          </table:table-cell>
        </table:table-row>
        <table:table-row table:style-name="ro1">
          <table:table-cell office:value-type="string" calcext:value-type="string">
            <text:p>340200</text:p>
          </table:table-cell>
          <table:table-cell table:formula="of:=0.000189*[$'raw data'.B192]" office:value-type="float" office:value="41.7975537231" calcext:value-type="float">
            <text:p>41.7975537231</text:p>
          </table:table-cell>
          <table:table-cell table:formula="of:=0.000189*[$'raw data'.C192]" office:value-type="float" office:value="27.2264837355" calcext:value-type="float">
            <text:p>27.2264837355</text:p>
          </table:table-cell>
          <table:table-cell table:formula="of:=0.000189*[$'raw data'.E192]" office:value-type="float" office:value="62.829832275" calcext:value-type="float">
            <text:p>62.829832275</text:p>
          </table:table-cell>
          <table:table-cell table:formula="of:=0.000189*([$'raw data'.G192])" office:value-type="float" office:value="35.9800102494" calcext:value-type="float">
            <text:p>35.9800102494</text:p>
          </table:table-cell>
          <table:table-cell table:formula="of:=0.000189*[$'raw data'.H192]" office:value-type="float" office:value="50.5954939518" calcext:value-type="float">
            <text:p>50.5954939518</text:p>
          </table:table-cell>
          <table:table-cell table:formula="of:=0.000189*[$'raw data'.I192]" office:value-type="float" office:value="21.4953863859" calcext:value-type="float">
            <text:p>21.4953863859</text:p>
          </table:table-cell>
          <table:table-cell table:formula="of:=0.000189*[$'raw data'.J192]" office:value-type="float" office:value="37.4567068827" calcext:value-type="float">
            <text:p>37.4567068827</text:p>
          </table:table-cell>
          <table:table-cell table:formula="of:=0.000189*[$'raw data'.K192]" office:value-type="float" office:value="26.956135962" calcext:value-type="float">
            <text:p>26.956135962</text:p>
          </table:table-cell>
          <table:table-cell table:formula="of:=0.000189*([$'raw data'.M192])" office:value-type="float" office:value="16.9914140991" calcext:value-type="float">
            <text:p>16.9914140991</text:p>
          </table:table-cell>
          <table:table-cell table:formula="of:=0.000189*([$'raw data'.D192] - [$'raw data'.O192])" office:value-type="float" office:value="-175.1990020263" calcext:value-type="float">
            <text:p>-175.1990020263</text:p>
          </table:table-cell>
          <table:table-cell office:value-type="float" office:value="0" calcext:value-type="float">
            <text:p>0</text:p>
          </table:table-cell>
          <table:table-cell table:formula="of:=SUM([.B192:.L192])" office:value-type="float" office:value="146.1300152382" calcext:value-type="float">
            <text:p>146.1300152382</text:p>
          </table:table-cell>
        </table:table-row>
        <table:table-row table:style-name="ro1">
          <table:table-cell office:value-type="string" calcext:value-type="string">
            <text:p>342000</text:p>
          </table:table-cell>
          <table:table-cell table:formula="of:=0.000189*[$'raw data'.B193]" office:value-type="float" office:value="41.9996210319" calcext:value-type="float">
            <text:p>41.9996210319</text:p>
          </table:table-cell>
          <table:table-cell table:formula="of:=0.000189*[$'raw data'.C193]" office:value-type="float" office:value="27.3685508019" calcext:value-type="float">
            <text:p>27.3685508019</text:p>
          </table:table-cell>
          <table:table-cell table:formula="of:=0.000189*[$'raw data'.E193]" office:value-type="float" office:value="63.0973458234" calcext:value-type="float">
            <text:p>63.0973458234</text:p>
          </table:table-cell>
          <table:table-cell table:formula="of:=0.000189*([$'raw data'.G193])" office:value-type="float" office:value="34.5776671422" calcext:value-type="float">
            <text:p>34.5776671422</text:p>
          </table:table-cell>
          <table:table-cell table:formula="of:=0.000189*[$'raw data'.H193]" office:value-type="float" office:value="50.2128746406" calcext:value-type="float">
            <text:p>50.2128746406</text:p>
          </table:table-cell>
          <table:table-cell table:formula="of:=0.000189*[$'raw data'.I193]" office:value-type="float" office:value="21.5049770208" calcext:value-type="float">
            <text:p>21.5049770208</text:p>
          </table:table-cell>
          <table:table-cell table:formula="of:=0.000189*[$'raw data'.J193]" office:value-type="float" office:value="37.3907796192" calcext:value-type="float">
            <text:p>37.3907796192</text:p>
          </table:table-cell>
          <table:table-cell table:formula="of:=0.000189*[$'raw data'.K193]" office:value-type="float" office:value="26.9195091795" calcext:value-type="float">
            <text:p>26.9195091795</text:p>
          </table:table-cell>
          <table:table-cell table:formula="of:=0.000189*([$'raw data'.M193])" office:value-type="float" office:value="17.05363336971" calcext:value-type="float">
            <text:p>17.05363336971</text:p>
          </table:table-cell>
          <table:table-cell table:formula="of:=0.000189*([$'raw data'.D193] - [$'raw data'.O193])" office:value-type="float" office:value="-174.8251172178" calcext:value-type="float">
            <text:p>-174.8251172178</text:p>
          </table:table-cell>
          <table:table-cell office:value-type="float" office:value="0" calcext:value-type="float">
            <text:p>0</text:p>
          </table:table-cell>
          <table:table-cell table:formula="of:=SUM([.B193:.L193])" office:value-type="float" office:value="145.29984141141" calcext:value-type="float">
            <text:p>145.29984141141</text:p>
          </table:table-cell>
        </table:table-row>
        <table:table-row table:style-name="ro1">
          <table:table-cell office:value-type="string" calcext:value-type="string">
            <text:p>343800</text:p>
          </table:table-cell>
          <table:table-cell table:formula="of:=0.000189*[$'raw data'.B194]" office:value-type="float" office:value="42.4183957785" calcext:value-type="float">
            <text:p>42.4183957785</text:p>
          </table:table-cell>
          <table:table-cell table:formula="of:=0.000189*[$'raw data'.C194]" office:value-type="float" office:value="27.7144110684" calcext:value-type="float">
            <text:p>27.7144110684</text:p>
          </table:table-cell>
          <table:table-cell table:formula="of:=0.000189*[$'raw data'.E194]" office:value-type="float" office:value="64.0063410399" calcext:value-type="float">
            <text:p>64.0063410399</text:p>
          </table:table-cell>
          <table:table-cell table:formula="of:=0.000189*([$'raw data'.G194])" office:value-type="float" office:value="33.7472186058" calcext:value-type="float">
            <text:p>33.7472186058</text:p>
          </table:table-cell>
          <table:table-cell table:formula="of:=0.000189*[$'raw data'.H194]" office:value-type="float" office:value="51.0588263934" calcext:value-type="float">
            <text:p>51.0588263934</text:p>
          </table:table-cell>
          <table:table-cell table:formula="of:=0.000189*[$'raw data'.I194]" office:value-type="float" office:value="21.4738692273" calcext:value-type="float">
            <text:p>21.4738692273</text:p>
          </table:table-cell>
          <table:table-cell table:formula="of:=0.000189*[$'raw data'.J194]" office:value-type="float" office:value="25.8577346034" calcext:value-type="float">
            <text:p>25.8577346034</text:p>
          </table:table-cell>
          <table:table-cell table:formula="of:=0.000189*[$'raw data'.K194]" office:value-type="float" office:value="26.9320421286" calcext:value-type="float">
            <text:p>26.9320421286</text:p>
          </table:table-cell>
          <table:table-cell table:formula="of:=0.000189*([$'raw data'.M194])" office:value-type="float" office:value="16.95023151885" calcext:value-type="float">
            <text:p>16.95023151885</text:p>
          </table:table-cell>
          <table:table-cell table:formula="of:=0.000189*([$'raw data'.D194] - [$'raw data'.O194])" office:value-type="float" office:value="-173.7101665656" calcext:value-type="float">
            <text:p>-173.7101665656</text:p>
          </table:table-cell>
          <table:table-cell office:value-type="float" office:value="0" calcext:value-type="float">
            <text:p>0</text:p>
          </table:table-cell>
          <table:table-cell table:formula="of:=SUM([.B194:.L194])" office:value-type="float" office:value="136.44890379855" calcext:value-type="float">
            <text:p>136.448903798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 style:data-style-name="N2" text:time-value="11:18:38.307273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01:45:33.997525812</meta:creation-date>
    <dc:date>2022-12-16T11:26:09.520000336</dc:date>
    <meta:editing-duration>PT12M14S</meta:editing-duration>
    <meta:editing-cycles>6</meta:editing-cycles>
    <meta:generator>LibreOffice/6.4.7.2$Linux_X86_64 LibreOffice_project/40$Build-2</meta:generator>
    <meta:document-statistic meta:table-count="5" meta:cell-count="13129" meta:object-count="0"/>
  </office:meta>
</office:document-meta>
</file>